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fo:font-size="12pt" officeooo:rsid="0c388e76" officeooo:paragraph-rsid="0c4a5cb1" style:font-name-asian="SimSun" style:font-size-asian="12pt" style:font-name-complex="Arial" style:font-size-complex="12pt"/>
    </style:style>
    <style:style style:name="P12" style:family="paragraph" style:parent-style-name="Standard">
      <style:text-properties style:font-name="Handwriting" officeooo:paragraph-rsid="04d808a7"/>
    </style:style>
    <style:style style:name="P13" style:family="paragraph" style:parent-style-name="Standard">
      <style:text-properties officeooo:paragraph-rsid="04e09ea3"/>
    </style:style>
    <style:style style:name="P14" style:family="paragraph" style:parent-style-name="Standard">
      <style:text-properties officeooo:rsid="004266b8" officeooo:paragraph-rsid="0c4a5cb1"/>
    </style:style>
    <style:style style:name="P15" style:family="paragraph" style:parent-style-name="Standard_20__28_user_29_">
      <style:text-properties style:font-name="Handwriting" fo:font-size="12pt" officeooo:paragraph-rsid="01d1f41b" style:font-size-asian="12pt" style:font-size-complex="12pt"/>
    </style:style>
    <style:style style:name="P16" style:family="paragraph" style:parent-style-name="Standard_20__28_user_29_">
      <style:text-properties style:font-name="Handwriting" fo:font-size="12pt" officeooo:paragraph-rsid="01d7676e" style:font-size-asian="12pt" style:font-size-complex="12pt"/>
    </style:style>
    <style:style style:name="P17" style:family="paragraph" style:parent-style-name="Standard_20__28_user_29_">
      <style:text-properties style:font-name="Handwriting" fo:font-size="12pt" officeooo:paragraph-rsid="01dcf8cf" style:font-size-asian="12pt" style:font-size-complex="12pt"/>
    </style:style>
    <style:style style:name="P18" style:family="paragraph" style:parent-style-name="Standard_20__28_user_29_">
      <style:text-properties style:font-name="Handwriting" fo:font-size="12pt" officeooo:paragraph-rsid="01e16038" style:font-size-asian="12pt" style:font-size-complex="12pt"/>
    </style:style>
    <style:style style:name="P19" style:family="paragraph" style:parent-style-name="Standard_20__28_user_29_">
      <style:text-properties style:font-name="Handwriting" fo:font-size="12pt" officeooo:paragraph-rsid="01df1dc0" style:font-size-asian="12pt" style:font-size-complex="12pt"/>
    </style:style>
    <style:style style:name="P20" style:family="paragraph" style:parent-style-name="Standard_20__28_user_29_">
      <style:text-properties style:font-name="Handwriting" fo:font-size="12pt" officeooo:paragraph-rsid="0113a5a0" style:font-size-asian="12pt" style:font-size-complex="12pt"/>
    </style:style>
    <style:style style:name="P21" style:family="paragraph" style:parent-style-name="Standard_20__28_user_29_">
      <style:text-properties style:font-name="Handwriting" fo:font-size="12pt" officeooo:paragraph-rsid="01352f68" style:font-size-asian="12pt" style:font-size-complex="12pt"/>
    </style:style>
    <style:style style:name="P22" style:family="paragraph" style:parent-style-name="Standard_20__28_user_29_">
      <style:text-properties style:font-name="Handwriting" fo:font-size="12pt" officeooo:paragraph-rsid="01510585" style:font-size-asian="12pt" style:font-size-complex="12pt"/>
    </style:style>
    <style:style style:name="P23" style:family="paragraph" style:parent-style-name="Standard_20__28_user_29_">
      <style:text-properties style:font-name="Handwriting" fo:font-size="12pt" officeooo:rsid="0011df78" officeooo:paragraph-rsid="01510585" style:font-size-asian="12pt" style:font-size-complex="12pt"/>
    </style:style>
    <style:style style:name="P24" style:family="paragraph" style:parent-style-name="Standard_20__28_user_29_">
      <style:text-properties style:font-name="Handwriting" fo:font-size="12pt" officeooo:paragraph-rsid="0005a1c7" style:font-size-asian="12pt" style:font-size-complex="12pt"/>
    </style:style>
    <style:style style:name="P25" style:family="paragraph" style:parent-style-name="Standard_20__28_user_29_">
      <style:text-properties style:font-name="Handwriting" fo:font-size="12pt" officeooo:rsid="00208224" officeooo:paragraph-rsid="0005a1c7" style:font-size-asian="12pt" style:font-size-complex="12pt"/>
    </style:style>
    <style:style style:name="P26" style:family="paragraph" style:parent-style-name="Standard_20__28_user_29_">
      <style:text-properties style:font-name="Handwriting" fo:font-size="12pt" officeooo:rsid="00613a8e" officeooo:paragraph-rsid="00613a8e" style:font-size-asian="12pt" style:font-size-complex="12pt"/>
    </style:style>
    <style:style style:name="P27" style:family="paragraph" style:parent-style-name="Standard_20__28_user_29_">
      <style:text-properties style:font-name="Handwriting" fo:font-size="12pt" officeooo:rsid="00613a8e" officeooo:paragraph-rsid="007d2028" style:font-size-asian="12pt" style:font-size-complex="12pt"/>
    </style:style>
    <style:style style:name="P28" style:family="paragraph" style:parent-style-name="Standard_20__28_user_29_">
      <style:text-properties style:font-name="Handwriting" fo:font-size="12pt" officeooo:paragraph-rsid="00d2737b" style:font-size-asian="12pt" style:font-size-complex="12pt"/>
    </style:style>
    <style:style style:name="P29" style:family="paragraph" style:parent-style-name="Standard_20__28_user_29_">
      <style:text-properties style:font-name="Handwriting" fo:font-size="12pt" officeooo:rsid="001ae33f" officeooo:paragraph-rsid="0065ecb8" style:font-size-asian="12pt" style:font-size-complex="12pt"/>
    </style:style>
    <style:style style:name="P30" style:family="paragraph" style:parent-style-name="Standard_20__28_user_29_">
      <style:text-properties style:font-name="Handwriting" fo:font-size="12pt" officeooo:paragraph-rsid="00d2b13f" style:font-size-asian="12pt" style:font-size-complex="12pt"/>
    </style:style>
    <style:style style:name="P31" style:family="paragraph" style:parent-style-name="Standard_20__28_user_29_">
      <style:text-properties style:font-name="Handwriting" fo:font-size="12pt" officeooo:paragraph-rsid="0085d462" style:font-size-asian="12pt" style:font-size-complex="12pt"/>
    </style:style>
    <style:style style:name="P32" style:family="paragraph" style:parent-style-name="Standard_20__28_user_29_">
      <style:text-properties style:font-name="Handwriting" fo:font-size="12pt" officeooo:paragraph-rsid="0085da6d" style:font-size-asian="12pt" style:font-size-complex="12pt"/>
    </style:style>
    <style:style style:name="P33" style:family="paragraph" style:parent-style-name="Standard_20__28_user_29_">
      <style:text-properties style:font-name="Handwriting" fo:font-size="12pt" officeooo:rsid="0091d627" officeooo:paragraph-rsid="0085da6d" style:font-size-asian="12pt" style:font-size-complex="12pt"/>
    </style:style>
    <style:style style:name="P34" style:family="paragraph" style:parent-style-name="Standard_20__28_user_29_">
      <style:text-properties style:font-name="Handwriting" fo:font-size="12pt" officeooo:paragraph-rsid="00956073" style:font-size-asian="12pt" style:font-size-complex="12pt"/>
    </style:style>
    <style:style style:name="P35" style:family="paragraph" style:parent-style-name="Standard_20__28_user_29_">
      <style:text-properties style:font-name="Handwriting" fo:font-size="12pt" officeooo:paragraph-rsid="00a2b564" style:font-size-asian="12pt" style:font-size-complex="12pt"/>
    </style:style>
    <style:style style:name="P36" style:family="paragraph" style:parent-style-name="Standard_20__28_user_29_">
      <style:text-properties style:font-name="Handwriting" fo:font-size="12pt" officeooo:paragraph-rsid="00a39592" style:font-size-asian="12pt" style:font-size-complex="12pt"/>
    </style:style>
    <style:style style:name="P37" style:family="paragraph" style:parent-style-name="Standard_20__28_user_29_">
      <style:text-properties style:font-name="Handwriting" fo:font-size="12pt" officeooo:rsid="00c1e4d9" officeooo:paragraph-rsid="00a39592" style:font-size-asian="12pt" style:font-size-complex="12pt"/>
    </style:style>
    <style:style style:name="P38" style:family="paragraph" style:parent-style-name="Standard_20__28_user_29_">
      <style:text-properties style:font-name="Handwriting" fo:font-size="12pt" officeooo:paragraph-rsid="00ce1091" style:font-size-asian="12pt" style:font-size-complex="12pt"/>
    </style:style>
    <style:style style:name="P39" style:family="paragraph" style:parent-style-name="Standard_20__28_user_29_">
      <style:text-properties style:font-name="Handwriting" fo:font-size="12pt" officeooo:rsid="00ca13af" officeooo:paragraph-rsid="00a39592" style:font-size-asian="12pt" style:font-size-complex="12pt"/>
    </style:style>
    <style:style style:name="P40" style:family="paragraph" style:parent-style-name="Standard_20__28_user_29_">
      <style:text-properties style:font-name="Handwriting" fo:font-size="12pt" officeooo:paragraph-rsid="0310e89d" style:font-size-asian="12pt" style:font-size-complex="12pt"/>
    </style:style>
    <style:style style:name="P41" style:family="paragraph" style:parent-style-name="Standard_20__28_user_29_">
      <style:text-properties style:font-name="Handwriting" fo:font-size="12pt" officeooo:paragraph-rsid="00ddc2e7" style:font-size-asian="12pt" style:font-size-complex="12pt"/>
    </style:style>
    <style:style style:name="P42" style:family="paragraph" style:parent-style-name="Standard_20__28_user_29_">
      <style:text-properties style:font-name="Handwriting" fo:font-size="12pt" officeooo:paragraph-rsid="00d9cc29" style:font-size-asian="12pt" style:font-size-complex="12pt"/>
    </style:style>
    <style:style style:name="P43" style:family="paragraph" style:parent-style-name="Standard_20__28_user_29_">
      <style:text-properties style:font-name="Handwriting" fo:font-size="12pt" officeooo:rsid="01698a1f" officeooo:paragraph-rsid="01698a1f" style:font-size-asian="12pt" style:font-size-complex="12pt"/>
    </style:style>
    <style:style style:name="P44" style:family="paragraph" style:parent-style-name="Standard_20__28_user_29_">
      <style:text-properties style:font-name="Handwriting" fo:font-size="12pt" officeooo:paragraph-rsid="04f18fbc"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rsid="05a45675" officeooo:paragraph-rsid="05a45675" style:font-size-asian="12pt" style:font-size-complex="12pt"/>
    </style:style>
    <style:style style:name="P47" style:family="paragraph" style:parent-style-name="Standard_20__28_user_29_">
      <style:text-properties style:font-name="Handwriting" fo:font-size="12pt" officeooo:rsid="04efef48" officeooo:paragraph-rsid="051138d0" style:font-size-asian="12pt" style:font-size-complex="12pt"/>
    </style:style>
    <style:style style:name="P48" style:family="paragraph" style:parent-style-name="Standard_20__28_user_29_">
      <style:text-properties style:font-name="Handwriting" fo:font-size="12pt" officeooo:rsid="04fa94c5" officeooo:paragraph-rsid="0579e711" style:font-size-asian="12pt" style:font-size-complex="12pt"/>
    </style:style>
    <style:style style:name="P49" style:family="paragraph" style:parent-style-name="Standard_20__28_user_29_">
      <style:text-properties style:font-name="Handwriting" fo:font-size="12pt" officeooo:rsid="0568ffd5" officeooo:paragraph-rsid="0579e711" style:font-size-asian="12pt" style:font-size-complex="12pt"/>
    </style:style>
    <style:style style:name="P50" style:family="paragraph" style:parent-style-name="Standard_20__28_user_29_">
      <style:text-properties style:font-name="Handwriting" fo:font-size="12pt" officeooo:rsid="058f75c1" officeooo:paragraph-rsid="058f75c1" style:font-size-asian="12pt" style:font-size-complex="12pt"/>
    </style:style>
    <style:style style:name="P51" style:family="paragraph" style:parent-style-name="Standard_20__28_user_29_">
      <style:text-properties style:font-name="Handwriting" fo:font-size="12pt" officeooo:rsid="058f75c1" officeooo:paragraph-rsid="05964786" style:font-size-asian="12pt" style:font-size-complex="12pt"/>
    </style:style>
    <style:style style:name="P52" style:family="paragraph" style:parent-style-name="Standard_20__28_user_29_">
      <style:text-properties style:font-name="Handwriting" fo:font-size="12pt" officeooo:rsid="05982cf4" officeooo:paragraph-rsid="05964786" style:font-size-asian="12pt" style:font-size-complex="12pt"/>
    </style:style>
    <style:style style:name="P53" style:family="paragraph" style:parent-style-name="Standard_20__28_user_29_">
      <style:text-properties style:font-name="Handwriting" fo:font-size="12pt" officeooo:rsid="0726d5b7" officeooo:paragraph-rsid="04e593e9" style:font-size-asian="12pt" style:font-size-complex="12pt"/>
    </style:style>
    <style:style style:name="P54" style:family="paragraph" style:parent-style-name="Standard_20__28_user_29_">
      <style:text-properties style:font-name="Handwriting" fo:font-size="12pt" officeooo:rsid="068c45d2" officeooo:paragraph-rsid="068c45d2" style:font-size-asian="12pt" style:font-size-complex="12pt"/>
    </style:style>
    <style:style style:name="P55" style:family="paragraph" style:parent-style-name="Standard_20__28_user_29_">
      <style:text-properties style:font-name="Handwriting" fo:font-size="12pt" officeooo:rsid="068c45d2" officeooo:paragraph-rsid="07767d74" style:font-size-asian="12pt" style:font-size-complex="12pt"/>
    </style:style>
    <style:style style:name="P56" style:family="paragraph" style:parent-style-name="Standard_20__28_user_29_">
      <style:text-properties style:font-name="Handwriting" fo:font-size="12pt" officeooo:rsid="068c45d2" officeooo:paragraph-rsid="0917155f" style:font-size-asian="12pt" style:font-size-complex="12pt"/>
    </style:style>
    <style:style style:name="P57" style:family="paragraph" style:parent-style-name="Standard_20__28_user_29_">
      <style:text-properties style:font-name="Handwriting" fo:font-size="12pt" officeooo:rsid="06911428" officeooo:paragraph-rsid="06911428" style:font-size-asian="12pt" style:font-size-complex="12pt"/>
    </style:style>
    <style:style style:name="P58" style:family="paragraph" style:parent-style-name="Standard_20__28_user_29_">
      <style:text-properties style:font-name="Handwriting" fo:font-size="12pt" officeooo:rsid="0697e461" officeooo:paragraph-rsid="0697e461" style:font-size-asian="12pt" style:font-size-complex="12pt"/>
    </style:style>
    <style:style style:name="P59" style:family="paragraph" style:parent-style-name="Standard_20__28_user_29_">
      <style:text-properties style:font-name="Handwriting" fo:font-size="12pt" officeooo:rsid="0697e461" officeooo:paragraph-rsid="075b5f08" style:font-size-asian="12pt" style:font-size-complex="12pt"/>
    </style:style>
    <style:style style:name="P60" style:family="paragraph" style:parent-style-name="Standard_20__28_user_29_">
      <style:text-properties style:font-name="Handwriting" fo:font-size="12pt" officeooo:rsid="0697e461" officeooo:paragraph-rsid="076cc265" style:font-size-asian="12pt" style:font-size-complex="12pt"/>
    </style:style>
    <style:style style:name="P61" style:family="paragraph" style:parent-style-name="Standard_20__28_user_29_">
      <style:text-properties style:font-name="Handwriting" fo:font-size="12pt" officeooo:rsid="072e7f78" officeooo:paragraph-rsid="072e7f78" style:font-size-asian="12pt" style:font-size-complex="12pt"/>
    </style:style>
    <style:style style:name="P62" style:family="paragraph" style:parent-style-name="Standard_20__28_user_29_">
      <style:text-properties style:font-name="Handwriting" fo:font-size="12pt" officeooo:rsid="08473ed0" officeooo:paragraph-rsid="08473ed0" style:font-size-asian="12pt" style:font-size-complex="12pt"/>
    </style:style>
    <style:style style:name="P63" style:family="paragraph" style:parent-style-name="Standard_20__28_user_29_">
      <style:text-properties style:font-name="Handwriting" fo:font-size="12pt" officeooo:rsid="08546a3b" officeooo:paragraph-rsid="084ec950" style:font-size-asian="12pt" style:font-size-complex="12pt"/>
    </style:style>
    <style:style style:name="P64" style:family="paragraph" style:parent-style-name="Standard_20__28_user_29_">
      <style:text-properties style:font-name="Handwriting" fo:font-size="12pt" officeooo:rsid="08546a3b" officeooo:paragraph-rsid="08546a3b" style:font-size-asian="12pt" style:font-size-complex="12pt"/>
    </style:style>
    <style:style style:name="P65" style:family="paragraph" style:parent-style-name="Standard_20__28_user_29_">
      <style:text-properties style:font-name="Handwriting" fo:font-size="12pt" officeooo:rsid="0873a5e1" officeooo:paragraph-rsid="0873a5e1" style:font-size-asian="12pt" style:font-size-complex="12pt"/>
    </style:style>
    <style:style style:name="P66" style:family="paragraph" style:parent-style-name="Standard_20__28_user_29_">
      <style:text-properties style:font-name="Handwriting" fo:font-size="12pt" officeooo:rsid="06b6fe37" officeooo:paragraph-rsid="06b6fe37" style:font-size-asian="12pt" style:font-size-complex="12pt"/>
    </style:style>
    <style:style style:name="P67" style:family="paragraph" style:parent-style-name="Standard_20__28_user_29_">
      <style:text-properties style:font-name="Handwriting" fo:font-size="12pt" officeooo:rsid="0843434f" officeooo:paragraph-rsid="07c346ba" style:font-size-asian="12pt" style:font-size-complex="12pt"/>
    </style:style>
    <style:style style:name="P68" style:family="paragraph" style:parent-style-name="Standard_20__28_user_29_">
      <style:text-properties style:font-name="Handwriting" fo:font-size="12pt" officeooo:rsid="07865d3b" officeooo:paragraph-rsid="07767d74" style:font-size-asian="12pt" style:font-size-complex="12pt"/>
    </style:style>
    <style:style style:name="P69" style:family="paragraph" style:parent-style-name="Standard_20__28_user_29_">
      <style:text-properties style:font-name="Handwriting" fo:font-size="12pt" officeooo:rsid="08843c41" officeooo:paragraph-rsid="08843c41" style:font-size-asian="12pt" style:font-size-complex="12pt"/>
    </style:style>
    <style:style style:name="P70" style:family="paragraph" style:parent-style-name="Standard_20__28_user_29_">
      <style:text-properties style:font-name="Handwriting" fo:font-size="12pt" officeooo:rsid="0790a607" officeooo:paragraph-rsid="079d8922" style:font-size-asian="12pt" style:font-size-complex="12pt"/>
    </style:style>
    <style:style style:name="P71" style:family="paragraph" style:parent-style-name="Standard_20__28_user_29_">
      <style:text-properties style:font-name="Handwriting" fo:font-size="12pt" officeooo:rsid="071de763" officeooo:paragraph-rsid="07a2ca9b" style:font-size-asian="12pt" style:font-size-complex="12pt"/>
    </style:style>
    <style:style style:name="P72" style:family="paragraph" style:parent-style-name="Standard_20__28_user_29_">
      <style:text-properties style:font-name="Handwriting" fo:font-size="12pt" officeooo:rsid="083f654b" officeooo:paragraph-rsid="083dc951" style:font-size-asian="12pt" style:font-size-complex="12pt"/>
    </style:style>
    <style:style style:name="P73" style:family="paragraph" style:parent-style-name="Standard_20__28_user_29_">
      <style:text-properties style:font-name="Handwriting" fo:font-size="12pt" officeooo:rsid="07df4607" officeooo:paragraph-rsid="07df4607" style:font-size-asian="12pt" style:font-size-complex="12pt"/>
    </style:style>
    <style:style style:name="P74" style:family="paragraph" style:parent-style-name="Standard_20__28_user_29_">
      <style:text-properties style:font-name="Handwriting" fo:font-size="12pt" officeooo:rsid="07be969c" officeooo:paragraph-rsid="07be969c" style:font-size-asian="12pt" style:font-size-complex="12pt"/>
    </style:style>
    <style:style style:name="P75" style:family="paragraph" style:parent-style-name="Standard_20__28_user_29_">
      <style:text-properties style:font-name="Handwriting" fo:font-size="12pt" officeooo:paragraph-rsid="002277ac" style:font-size-asian="12pt" style:font-size-complex="12pt"/>
    </style:style>
    <style:style style:name="P76" style:family="paragraph" style:parent-style-name="Standard_20__28_user_29_">
      <style:text-properties style:font-name="Handwriting" fo:font-size="12pt" officeooo:paragraph-rsid="001027bb" style:font-size-asian="12pt" style:font-size-complex="12pt"/>
    </style:style>
    <style:style style:name="P77" style:family="paragraph" style:parent-style-name="Standard_20__28_user_29_">
      <style:text-properties style:font-name="Handwriting" fo:font-size="12pt" officeooo:rsid="0912811c" officeooo:paragraph-rsid="0912811c" style:font-size-asian="12pt" style:font-size-complex="12pt"/>
    </style:style>
    <style:style style:name="P78" style:family="paragraph" style:parent-style-name="Standard_20__28_user_29_">
      <style:text-properties style:font-name="Handwriting" fo:font-size="12pt" officeooo:rsid="088b0e5b" officeooo:paragraph-rsid="088b0e5b" style:font-size-asian="12pt" style:font-size-complex="12pt"/>
    </style:style>
    <style:style style:name="P79" style:family="paragraph" style:parent-style-name="Standard_20__28_user_29_">
      <style:text-properties style:font-name="Handwriting" fo:font-size="12pt" officeooo:rsid="09558a05" officeooo:paragraph-rsid="09558a05" style:font-size-asian="12pt" style:font-size-complex="12pt"/>
    </style:style>
    <style:style style:name="P80" style:family="paragraph" style:parent-style-name="Standard_20__28_user_29_">
      <style:text-properties style:font-name="Handwriting" fo:font-size="12pt" officeooo:rsid="091a0d76" officeooo:paragraph-rsid="091a0d76" style:font-size-asian="12pt" style:font-size-complex="12pt"/>
    </style:style>
    <style:style style:name="P81" style:family="paragraph" style:parent-style-name="Standard_20__28_user_29_">
      <style:text-properties style:font-name="Handwriting" fo:font-size="12pt" officeooo:rsid="095d4762" officeooo:paragraph-rsid="095d4762" style:font-size-asian="12pt" style:font-size-complex="12pt"/>
    </style:style>
    <style:style style:name="P82" style:family="paragraph" style:parent-style-name="Standard_20__28_user_29_">
      <style:text-properties style:font-name="Handwriting" fo:font-size="12pt" officeooo:rsid="0983e57a" officeooo:paragraph-rsid="0983e57a" style:font-size-asian="12pt" style:font-size-complex="12pt"/>
    </style:style>
    <style:style style:name="P83" style:family="paragraph" style:parent-style-name="Standard_20__28_user_29_">
      <style:text-properties style:font-name="Handwriting" fo:font-size="12pt" officeooo:rsid="0902b11d" officeooo:paragraph-rsid="0902b11d" style:font-size-asian="12pt" style:font-size-complex="12pt"/>
    </style:style>
    <style:style style:name="P84" style:family="paragraph" style:parent-style-name="Standard_20__28_user_29_">
      <style:text-properties style:font-name="Handwriting" fo:font-size="12pt" officeooo:rsid="09860898" officeooo:paragraph-rsid="09860898" style:font-size-asian="12pt" style:font-size-complex="12pt"/>
    </style:style>
    <style:style style:name="P85" style:family="paragraph" style:parent-style-name="Standard_20__28_user_29_">
      <style:text-properties style:font-name="Handwriting" fo:font-size="12pt" officeooo:rsid="0989ec04" officeooo:paragraph-rsid="0989ec04" style:font-size-asian="12pt" style:font-size-complex="12pt"/>
    </style:style>
    <style:style style:name="P86" style:family="paragraph" style:parent-style-name="Standard_20__28_user_29_">
      <style:text-properties style:font-name="Handwriting" fo:font-size="12pt" officeooo:rsid="098e89da" officeooo:paragraph-rsid="098e89da" style:font-size-asian="12pt" style:font-size-complex="12pt"/>
    </style:style>
    <style:style style:name="P87" style:family="paragraph" style:parent-style-name="Standard_20__28_user_29_">
      <style:text-properties style:font-name="Handwriting" fo:font-size="12pt" officeooo:rsid="091e2136" officeooo:paragraph-rsid="091e2136" style:font-size-asian="12pt" style:font-size-complex="12pt"/>
    </style:style>
    <style:style style:name="P88" style:family="paragraph" style:parent-style-name="Standard_20__28_user_29_">
      <style:text-properties style:font-name="Handwriting" fo:font-size="12pt" officeooo:rsid="07734b8e" officeooo:paragraph-rsid="09ac5f5b" style:font-size-asian="12pt" style:font-size-complex="12pt"/>
    </style:style>
    <style:style style:name="P89" style:family="paragraph" style:parent-style-name="Standard_20__28_user_29_">
      <style:text-properties style:font-name="Handwriting" fo:font-size="12pt" officeooo:rsid="07734b8e" officeooo:paragraph-rsid="09f191c5" style:font-size-asian="12pt" style:font-size-complex="12pt"/>
    </style:style>
    <style:style style:name="P90" style:family="paragraph" style:parent-style-name="Standard_20__28_user_29_">
      <style:text-properties style:font-name="Handwriting" fo:font-size="12pt" officeooo:rsid="09b79bbb" officeooo:paragraph-rsid="09b79bbb" style:font-size-asian="12pt" style:font-size-complex="12pt"/>
    </style:style>
    <style:style style:name="P91" style:family="paragraph" style:parent-style-name="Standard_20__28_user_29_">
      <style:text-properties style:font-name="Handwriting" fo:font-size="12pt" officeooo:rsid="09baf9fe" officeooo:paragraph-rsid="09baf9fe" style:font-size-asian="12pt" style:font-size-complex="12pt"/>
    </style:style>
    <style:style style:name="P92" style:family="paragraph" style:parent-style-name="Standard_20__28_user_29_">
      <style:text-properties style:font-name="Handwriting" fo:font-size="12pt" officeooo:rsid="09bf08ae" officeooo:paragraph-rsid="09bf08ae" style:font-size-asian="12pt" style:font-size-complex="12pt"/>
    </style:style>
    <style:style style:name="P93" style:family="paragraph" style:parent-style-name="Standard_20__28_user_29_">
      <style:text-properties style:font-name="Handwriting" fo:font-size="12pt" officeooo:rsid="09c8e127" officeooo:paragraph-rsid="09c8e127" style:font-size-asian="12pt" style:font-size-complex="12pt"/>
    </style:style>
    <style:style style:name="P94" style:family="paragraph" style:parent-style-name="Standard_20__28_user_29_">
      <style:text-properties style:font-name="Handwriting" fo:font-size="12pt" officeooo:rsid="09ee1b46" officeooo:paragraph-rsid="09ee1b46" style:font-size-asian="12pt" style:font-size-complex="12pt"/>
    </style:style>
    <style:style style:name="P95" style:family="paragraph" style:parent-style-name="Standard_20__28_user_29_">
      <style:text-properties style:font-name="Handwriting" fo:font-size="12pt" officeooo:rsid="09fb3480" officeooo:paragraph-rsid="0a1da429" style:font-size-asian="12pt" style:font-size-complex="12pt"/>
    </style:style>
    <style:style style:name="P96" style:family="paragraph" style:parent-style-name="Standard_20__28_user_29_">
      <style:text-properties style:font-name="Handwriting" fo:font-size="12pt" officeooo:rsid="09fb3480" officeooo:paragraph-rsid="0a23aa0a" style:font-size-asian="12pt" style:font-size-complex="12pt"/>
    </style:style>
    <style:style style:name="P97" style:family="paragraph" style:parent-style-name="Standard_20__28_user_29_">
      <style:text-properties style:font-name="Handwriting" fo:font-size="12pt" officeooo:rsid="0a0e6ef1" officeooo:paragraph-rsid="0a0e6ef1" style:font-size-asian="12pt" style:font-size-complex="12pt"/>
    </style:style>
    <style:style style:name="P98" style:family="paragraph" style:parent-style-name="Standard_20__28_user_29_">
      <style:text-properties style:font-name="Handwriting" fo:font-size="12pt" officeooo:rsid="0a35ee77" officeooo:paragraph-rsid="0a35ee77" style:font-size-asian="12pt" style:font-size-complex="12pt"/>
    </style:style>
    <style:style style:name="P99" style:family="paragraph" style:parent-style-name="Standard_20__28_user_29_">
      <style:text-properties style:font-name="Handwriting" fo:font-size="12pt" officeooo:rsid="0a4825c0" officeooo:paragraph-rsid="0a4825c0" style:font-size-asian="12pt" style:font-size-complex="12pt"/>
    </style:style>
    <style:style style:name="P100" style:family="paragraph" style:parent-style-name="Standard_20__28_user_29_">
      <style:text-properties style:font-name="Handwriting" fo:font-size="12pt" officeooo:rsid="0a49d60d" officeooo:paragraph-rsid="0a49d60d" style:font-size-asian="12pt" style:font-size-complex="12pt"/>
    </style:style>
    <style:style style:name="P101" style:family="paragraph" style:parent-style-name="Standard_20__28_user_29_">
      <style:text-properties style:font-name="Handwriting" fo:font-size="12pt" officeooo:rsid="0a4ba6a4" officeooo:paragraph-rsid="0a4ba6a4" style:font-size-asian="12pt" style:font-size-complex="12pt"/>
    </style:style>
    <style:style style:name="P102" style:family="paragraph" style:parent-style-name="Standard_20__28_user_29_">
      <style:text-properties style:font-name="Handwriting" fo:font-size="12pt" officeooo:rsid="0a564a88" officeooo:paragraph-rsid="0a564a88" style:font-size-asian="12pt" style:font-size-complex="12pt"/>
    </style:style>
    <style:style style:name="P103" style:family="paragraph" style:parent-style-name="Standard_20__28_user_29_">
      <style:text-properties style:font-name="Handwriting" fo:font-size="12pt" officeooo:rsid="09e90d84" officeooo:paragraph-rsid="083dc951" style:font-size-asian="12pt" style:font-size-complex="12pt"/>
    </style:style>
    <style:style style:name="P104" style:family="paragraph" style:parent-style-name="Standard_20__28_user_29_">
      <style:text-properties style:font-name="Handwriting" fo:font-size="12pt" officeooo:rsid="0a1c2ee3" officeooo:paragraph-rsid="0a1da429" style:font-size-asian="12pt" style:font-size-complex="12pt"/>
    </style:style>
    <style:style style:name="P105" style:family="paragraph" style:parent-style-name="Standard_20__28_user_29_">
      <style:text-properties style:font-name="Handwriting" fo:font-size="12pt" officeooo:paragraph-rsid="0a7572e9" style:font-size-asian="12pt" style:font-size-complex="12pt"/>
    </style:style>
    <style:style style:name="P106" style:family="paragraph" style:parent-style-name="Standard_20__28_user_29_">
      <style:text-properties style:font-name="Handwriting" fo:font-size="12pt" officeooo:paragraph-rsid="0a775c76" style:font-size-asian="12pt" style:font-size-complex="12pt"/>
    </style:style>
    <style:style style:name="P107" style:family="paragraph" style:parent-style-name="Standard_20__28_user_29_">
      <style:text-properties style:font-name="Handwriting" fo:font-size="12pt" officeooo:rsid="0adfe9df" officeooo:paragraph-rsid="0113a5a0" style:font-size-asian="12pt" style:font-size-complex="12pt"/>
    </style:style>
    <style:style style:name="P108"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09"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10"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11"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2"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13"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4"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15"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16"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17"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18"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19"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20"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21"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2"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23"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4"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25"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26"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27"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28"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29"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30"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31"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2"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33"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4"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35"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36"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37"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38"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39"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40" style:family="paragraph" style:parent-style-name="Standard_20__28_user_29_">
      <style:text-properties style:font-name="Handwriting" fo:font-size="12pt" officeooo:rsid="0a64f77f" officeooo:paragraph-rsid="02bc5d4f" style:font-name-asian="SimSun" style:font-size-asian="12pt" style:font-name-complex="Arial" style:font-size-complex="12pt"/>
    </style:style>
    <style:style style:name="P141" style:family="paragraph" style:parent-style-name="Standard_20__28_user_29_">
      <style:text-properties style:font-name="Handwriting" fo:font-size="12pt" officeooo:rsid="0c2f5aeb" officeooo:paragraph-rsid="0c22196f" style:font-name-asian="SimSun" style:font-size-asian="12pt" style:font-name-complex="Arial" style:font-size-complex="12pt"/>
    </style:style>
    <style:style style:name="P142" style:family="paragraph" style:parent-style-name="Standard_20__28_user_29_">
      <style:text-properties style:font-name="Handwriting" fo:font-size="12pt" officeooo:rsid="0c30c0c7" officeooo:paragraph-rsid="0c2f5aeb" style:font-name-asian="SimSun" style:font-size-asian="12pt" style:font-name-complex="Arial" style:font-size-complex="12pt"/>
    </style:style>
    <style:style style:name="P143" style:family="paragraph" style:parent-style-name="Standard_20__28_user_29_">
      <style:text-properties style:font-name="Handwriting" fo:font-size="12pt" officeooo:rsid="0c388e76" officeooo:paragraph-rsid="0c31e15c" style:font-name-asian="SimSun" style:font-size-asian="12pt" style:font-name-complex="Arial" style:font-size-complex="12pt"/>
    </style:style>
    <style:style style:name="P144" style:family="paragraph" style:parent-style-name="Standard_20__28_user_29_">
      <style:text-properties style:font-name="Handwriting" fo:font-size="12pt" officeooo:rsid="0c4feea9" officeooo:paragraph-rsid="0c388e76" style:font-name-asian="SimSun" style:font-size-asian="12pt" style:font-name-complex="Arial" style:font-size-complex="12pt"/>
    </style:style>
    <style:style style:name="P145" style:family="paragraph" style:parent-style-name="Standard_20__28_user_29_">
      <style:text-properties style:font-name="Handwriting" fo:font-size="12pt" officeooo:rsid="0c59a069" officeooo:paragraph-rsid="0c388e76" style:font-name-asian="SimSun" style:font-size-asian="12pt" style:font-name-complex="Arial" style:font-size-complex="12pt"/>
    </style:style>
    <style:style style:name="P146" style:family="paragraph" style:parent-style-name="Standard_20__28_user_29_">
      <style:text-properties style:font-name="Handwriting" fo:font-size="12pt" officeooo:rsid="0dd53df3" officeooo:paragraph-rsid="0dce942e" style:font-name-asian="SimSun" style:font-size-asian="12pt" style:font-name-complex="Arial" style:font-size-complex="12pt"/>
    </style:style>
    <style:style style:name="P147"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48"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49"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50"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51"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52"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53"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54"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55"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56"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57"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58"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59"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60" style:family="paragraph" style:parent-style-name="Standard_20__28_user_29_">
      <style:text-properties style:font-name="Handwriting" fo:font-size="12pt" fo:font-weight="normal" officeooo:rsid="010ff254" officeooo:paragraph-rsid="0b8b2c3e" style:font-size-asian="12pt" style:font-weight-asian="normal" style:font-size-complex="12pt" style:font-weight-complex="normal"/>
    </style:style>
    <style:style style:name="P161"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62"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63"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64"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65"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66"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67"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68"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69"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70"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71" style:family="paragraph" style:parent-style-name="Standard_20__28_user_29_">
      <style:text-properties style:font-name="Handwriting" fo:font-size="12pt" fo:font-weight="normal" officeooo:rsid="0116f73f" officeooo:paragraph-rsid="0b88ba0d" style:font-size-asian="12pt" style:font-weight-asian="normal" style:font-size-complex="12pt" style:font-weight-complex="normal"/>
    </style:style>
    <style:style style:name="P172"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173" style:family="paragraph" style:parent-style-name="Standard_20__28_user_29_">
      <style:text-properties style:font-name="Handwriting" fo:font-size="12pt" fo:font-weight="normal" officeooo:rsid="0b3c7a0a" officeooo:paragraph-rsid="0b89742c" style:font-size-asian="12pt" style:font-weight-asian="normal" style:font-size-complex="12pt" style:font-weight-complex="normal"/>
    </style:style>
    <style:style style:name="P174" style:family="paragraph" style:parent-style-name="Standard_20__28_user_29_">
      <style:text-properties style:font-name="Handwriting" fo:font-size="12pt" fo:font-weight="normal" officeooo:rsid="0bca9113" officeooo:paragraph-rsid="0bca9113" style:font-size-asian="12pt" style:font-weight-asian="normal" style:font-size-complex="12pt" style:font-weight-complex="normal"/>
    </style:style>
    <style:style style:name="P175" style:family="paragraph" style:parent-style-name="Standard_20__28_user_29_">
      <style:text-properties style:font-name="Handwriting" fo:font-size="12pt" fo:font-weight="normal" officeooo:rsid="0c056fdf" officeooo:paragraph-rsid="0c056fdf" style:font-size-asian="12pt" style:font-weight-asian="normal" style:font-size-complex="12pt" style:font-weight-complex="normal"/>
    </style:style>
    <style:style style:name="P176" style:family="paragraph" style:parent-style-name="Standard_20__28_user_29_">
      <style:text-properties style:font-name="Handwriting" fo:font-size="12pt" fo:font-weight="normal" officeooo:rsid="0c06e6a3" officeooo:paragraph-rsid="0c06e6a3" style:font-size-asian="12pt" style:font-weight-asian="normal" style:font-size-complex="12pt" style:font-weight-complex="normal"/>
    </style:style>
    <style:style style:name="P177" style:family="paragraph" style:parent-style-name="Standard_20__28_user_29_">
      <style:text-properties style:font-name="Handwriting" fo:font-size="12pt" fo:font-weight="normal" officeooo:rsid="0b1f871a" officeooo:paragraph-rsid="0c090b46" style:font-size-asian="12pt" style:font-weight-asian="normal" style:font-size-complex="12pt" style:font-weight-complex="normal"/>
    </style:style>
    <style:style style:name="P178" style:family="paragraph" style:parent-style-name="Standard_20__28_user_29_">
      <style:text-properties style:font-name="Handwriting" fo:font-size="12pt" fo:font-weight="normal" officeooo:rsid="0e104498" officeooo:paragraph-rsid="0e104498" style:font-size-asian="12pt" style:font-weight-asian="normal" style:font-size-complex="12pt" style:font-weight-complex="normal"/>
    </style:style>
    <style:style style:name="P179" style:family="paragraph" style:parent-style-name="Standard_20__28_user_29_">
      <style:text-properties style:font-name="Handwriting" fo:font-size="12pt" fo:font-weight="normal" officeooo:rsid="13254759" officeooo:paragraph-rsid="13254759" style:font-size-asian="12pt" style:font-weight-asian="normal" style:font-size-complex="12pt" style:font-weight-complex="normal"/>
    </style:style>
    <style:style style:name="P180"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81"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82"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83"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84"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85"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86" style:family="paragraph" style:parent-style-name="Standard_20__28_user_29_">
      <style:text-properties style:font-name="Handwriting" fo:font-size="12pt" fo:font-weight="normal" officeooo:rsid="07e6d6cd" officeooo:paragraph-rsid="06a981c4" style:font-name-asian="SimSun" style:font-size-asian="12pt" style:font-weight-asian="normal" style:font-name-complex="Arial" style:font-size-complex="12pt" style:font-weight-complex="normal"/>
    </style:style>
    <style:style style:name="P187" style:family="paragraph" style:parent-style-name="Standard_20__28_user_29_">
      <style:text-properties style:font-name="Handwriting" fo:font-size="12pt" fo:font-weight="normal" officeooo:rsid="0ca85b54" officeooo:paragraph-rsid="0c8ba4e5" style:font-name-asian="SimSun" style:font-size-asian="12pt" style:font-weight-asian="normal" style:font-name-complex="Arial" style:font-size-complex="12pt" style:font-weight-complex="normal"/>
    </style:style>
    <style:style style:name="P188" style:family="paragraph" style:parent-style-name="Standard_20__28_user_29_">
      <style:text-properties style:font-name="Handwriting" officeooo:paragraph-rsid="01d1f41b"/>
    </style:style>
    <style:style style:name="P189" style:family="paragraph" style:parent-style-name="Standard_20__28_user_29_">
      <style:text-properties style:font-name="Handwriting" officeooo:paragraph-rsid="06d6665c"/>
    </style:style>
    <style:style style:name="P190" style:family="paragraph" style:parent-style-name="Standard_20__28_user_29_">
      <style:text-properties style:font-name="Handwriting" officeooo:paragraph-rsid="06df50d2"/>
    </style:style>
    <style:style style:name="P191" style:family="paragraph" style:parent-style-name="Standard_20__28_user_29_">
      <style:text-properties style:font-name="Handwriting" officeooo:paragraph-rsid="06a981c4"/>
    </style:style>
    <style:style style:name="P192" style:family="paragraph" style:parent-style-name="Standard_20__28_user_29_">
      <style:text-properties style:font-name="Handwriting" officeooo:paragraph-rsid="00a39592"/>
    </style:style>
    <style:style style:name="P193" style:family="paragraph" style:parent-style-name="Standard_20__28_user_29_">
      <style:text-properties style:font-name="Handwriting" officeooo:paragraph-rsid="04e593e9"/>
    </style:style>
    <style:style style:name="P194" style:family="paragraph" style:parent-style-name="Standard_20__28_user_29_">
      <style:text-properties style:font-name="Handwriting" officeooo:paragraph-rsid="05a45675"/>
    </style:style>
    <style:style style:name="P195" style:family="paragraph" style:parent-style-name="Standard_20__28_user_29_">
      <style:text-properties style:font-name="Handwriting" officeooo:paragraph-rsid="051138d0"/>
    </style:style>
    <style:style style:name="P196" style:family="paragraph" style:parent-style-name="Standard_20__28_user_29_">
      <style:text-properties style:font-name="Handwriting" officeooo:paragraph-rsid="05189cf1"/>
    </style:style>
    <style:style style:name="P197" style:family="paragraph" style:parent-style-name="Standard_20__28_user_29_">
      <style:text-properties style:font-name="Handwriting" officeooo:paragraph-rsid="058f75c1"/>
    </style:style>
    <style:style style:name="P198" style:family="paragraph" style:parent-style-name="Standard_20__28_user_29_">
      <style:text-properties style:font-name="Handwriting" officeooo:paragraph-rsid="05964786"/>
    </style:style>
    <style:style style:name="P199" style:family="paragraph" style:parent-style-name="Standard_20__28_user_29_">
      <style:text-properties style:font-name="Handwriting" officeooo:paragraph-rsid="05982cf4"/>
    </style:style>
    <style:style style:name="P200" style:family="paragraph" style:parent-style-name="Standard_20__28_user_29_">
      <style:text-properties style:font-name="Handwriting" officeooo:paragraph-rsid="057b7cd3"/>
    </style:style>
    <style:style style:name="P201" style:family="paragraph" style:parent-style-name="Standard_20__28_user_29_">
      <style:text-properties style:font-name="Handwriting" officeooo:paragraph-rsid="0587da55"/>
    </style:style>
    <style:style style:name="P202" style:family="paragraph" style:parent-style-name="Standard_20__28_user_29_">
      <style:text-properties style:font-name="Handwriting" officeooo:paragraph-rsid="05b77610"/>
    </style:style>
    <style:style style:name="P203" style:family="paragraph" style:parent-style-name="Standard_20__28_user_29_">
      <style:text-properties style:font-name="Handwriting" officeooo:paragraph-rsid="05f5739d"/>
    </style:style>
    <style:style style:name="P204" style:family="paragraph" style:parent-style-name="Standard_20__28_user_29_">
      <style:text-properties style:font-name="Handwriting" officeooo:rsid="05a6f3a4" officeooo:paragraph-rsid="05a8f145"/>
    </style:style>
    <style:style style:name="P205" style:family="paragraph" style:parent-style-name="Standard_20__28_user_29_">
      <style:text-properties style:font-name="Handwriting" officeooo:paragraph-rsid="060bff12"/>
    </style:style>
    <style:style style:name="P206" style:family="paragraph" style:parent-style-name="Standard_20__28_user_29_">
      <style:text-properties style:font-name="Handwriting" officeooo:paragraph-rsid="05aa96d9"/>
    </style:style>
    <style:style style:name="P207" style:family="paragraph" style:parent-style-name="Standard_20__28_user_29_">
      <style:text-properties style:font-name="Handwriting" officeooo:paragraph-rsid="05a0c0b6"/>
    </style:style>
    <style:style style:name="P208" style:family="paragraph" style:parent-style-name="Standard_20__28_user_29_">
      <style:text-properties style:font-name="Handwriting" officeooo:paragraph-rsid="05a521c2"/>
    </style:style>
    <style:style style:name="P209" style:family="paragraph" style:parent-style-name="Standard_20__28_user_29_">
      <style:text-properties style:font-name="Handwriting" officeooo:rsid="05b3ee40" officeooo:paragraph-rsid="05b3ee40"/>
    </style:style>
    <style:style style:name="P210" style:family="paragraph" style:parent-style-name="Standard_20__28_user_29_">
      <style:text-properties style:font-name="Handwriting" officeooo:paragraph-rsid="05b3ee40"/>
    </style:style>
    <style:style style:name="P211" style:family="paragraph" style:parent-style-name="Standard_20__28_user_29_">
      <style:text-properties style:font-name="Handwriting" officeooo:paragraph-rsid="06130c40"/>
    </style:style>
    <style:style style:name="P212" style:family="paragraph" style:parent-style-name="Standard_20__28_user_29_">
      <style:text-properties style:font-name="Handwriting" officeooo:paragraph-rsid="061dea90"/>
    </style:style>
    <style:style style:name="P213" style:family="paragraph" style:parent-style-name="Standard_20__28_user_29_">
      <style:text-properties style:font-name="Handwriting" officeooo:paragraph-rsid="05bb11a6"/>
    </style:style>
    <style:style style:name="P214" style:family="paragraph" style:parent-style-name="Standard_20__28_user_29_">
      <style:text-properties style:font-name="Handwriting" officeooo:paragraph-rsid="06378a18"/>
    </style:style>
    <style:style style:name="P215" style:family="paragraph" style:parent-style-name="Standard_20__28_user_29_">
      <style:text-properties style:font-name="Handwriting" officeooo:rsid="063adf9a" officeooo:paragraph-rsid="064ef58e"/>
    </style:style>
    <style:style style:name="P216" style:family="paragraph" style:parent-style-name="Standard_20__28_user_29_">
      <style:text-properties style:font-name="Handwriting" officeooo:paragraph-rsid="064ef58e"/>
    </style:style>
    <style:style style:name="P217" style:family="paragraph" style:parent-style-name="Standard_20__28_user_29_">
      <style:text-properties style:font-name="Handwriting" officeooo:paragraph-rsid="069bb57f"/>
    </style:style>
    <style:style style:name="P218" style:family="paragraph" style:parent-style-name="Standard_20__28_user_29_">
      <style:text-properties style:font-name="Handwriting" officeooo:paragraph-rsid="05fb8d96"/>
    </style:style>
    <style:style style:name="P219" style:family="paragraph" style:parent-style-name="Standard_20__28_user_29_">
      <style:text-properties style:font-name="Handwriting" officeooo:paragraph-rsid="06b8f24e"/>
    </style:style>
    <style:style style:name="P220" style:family="paragraph" style:parent-style-name="Standard_20__28_user_29_">
      <style:text-properties style:font-name="Handwriting" officeooo:paragraph-rsid="06ef6ab1"/>
    </style:style>
    <style:style style:name="P221" style:family="paragraph" style:parent-style-name="Standard_20__28_user_29_">
      <style:text-properties style:font-name="Handwriting" officeooo:paragraph-rsid="0695e1c9"/>
    </style:style>
    <style:style style:name="P222" style:family="paragraph" style:parent-style-name="Standard_20__28_user_29_">
      <style:text-properties style:font-name="Handwriting" officeooo:paragraph-rsid="06fcedbc"/>
    </style:style>
    <style:style style:name="P223" style:family="paragraph" style:parent-style-name="Standard_20__28_user_29_">
      <style:text-properties style:font-name="Handwriting" officeooo:paragraph-rsid="06a84ba2"/>
    </style:style>
    <style:style style:name="P224" style:family="paragraph" style:parent-style-name="Standard_20__28_user_29_">
      <style:text-properties style:font-name="Handwriting" officeooo:paragraph-rsid="068c45d2"/>
    </style:style>
    <style:style style:name="P225" style:family="paragraph" style:parent-style-name="Standard_20__28_user_29_">
      <style:text-properties style:font-name="Handwriting" officeooo:rsid="06911428" officeooo:paragraph-rsid="06911428"/>
    </style:style>
    <style:style style:name="P226" style:family="paragraph" style:parent-style-name="Standard_20__28_user_29_">
      <style:text-properties style:font-name="Handwriting" officeooo:rsid="06948edb" officeooo:paragraph-rsid="06948edb"/>
    </style:style>
    <style:style style:name="P227" style:family="paragraph" style:parent-style-name="Standard_20__28_user_29_">
      <style:text-properties style:font-name="Handwriting" officeooo:paragraph-rsid="0697e461"/>
    </style:style>
    <style:style style:name="P228" style:family="paragraph" style:parent-style-name="Standard_20__28_user_29_">
      <style:text-properties style:font-name="Handwriting" officeooo:paragraph-rsid="0801fc77"/>
    </style:style>
    <style:style style:name="P229" style:family="paragraph" style:parent-style-name="Standard_20__28_user_29_">
      <style:text-properties style:font-name="Handwriting" officeooo:paragraph-rsid="084ec950"/>
    </style:style>
    <style:style style:name="P230" style:family="paragraph" style:parent-style-name="Standard_20__28_user_29_">
      <style:text-properties style:font-name="Handwriting" officeooo:paragraph-rsid="087e5386"/>
    </style:style>
    <style:style style:name="P231" style:family="paragraph" style:parent-style-name="Standard_20__28_user_29_">
      <style:text-properties style:font-name="Handwriting" officeooo:paragraph-rsid="07c346ba"/>
    </style:style>
    <style:style style:name="P232" style:family="paragraph" style:parent-style-name="Standard_20__28_user_29_">
      <style:text-properties style:font-name="Handwriting" officeooo:rsid="0897ac17" officeooo:paragraph-rsid="0897ac17"/>
    </style:style>
    <style:style style:name="P233" style:family="paragraph" style:parent-style-name="Standard_20__28_user_29_">
      <style:text-properties style:font-name="Handwriting" officeooo:paragraph-rsid="07767d74"/>
    </style:style>
    <style:style style:name="P234" style:family="paragraph" style:parent-style-name="Standard_20__28_user_29_">
      <style:text-properties style:font-name="Handwriting" officeooo:paragraph-rsid="0795c43f"/>
    </style:style>
    <style:style style:name="P235" style:family="paragraph" style:parent-style-name="Standard_20__28_user_29_">
      <style:text-properties style:font-name="Handwriting" officeooo:paragraph-rsid="079d8922"/>
    </style:style>
    <style:style style:name="P236" style:family="paragraph" style:parent-style-name="Standard_20__28_user_29_">
      <style:text-properties style:font-name="Handwriting" officeooo:paragraph-rsid="07ef4b35"/>
    </style:style>
    <style:style style:name="P237" style:family="paragraph" style:parent-style-name="Standard_20__28_user_29_">
      <style:text-properties style:font-name="Handwriting" officeooo:paragraph-rsid="071de763"/>
    </style:style>
    <style:style style:name="P238" style:family="paragraph" style:parent-style-name="Standard_20__28_user_29_">
      <style:text-properties style:font-name="Handwriting" officeooo:rsid="08295740" officeooo:paragraph-rsid="08295740"/>
    </style:style>
    <style:style style:name="P239" style:family="paragraph" style:parent-style-name="Standard_20__28_user_29_">
      <style:text-properties style:font-name="Handwriting" officeooo:paragraph-rsid="07fc73c6"/>
    </style:style>
    <style:style style:name="P240" style:family="paragraph" style:parent-style-name="Standard_20__28_user_29_">
      <style:text-properties style:font-name="Handwriting" officeooo:paragraph-rsid="07be969c"/>
    </style:style>
    <style:style style:name="P241" style:family="paragraph" style:parent-style-name="Standard_20__28_user_29_">
      <style:text-properties style:font-name="Handwriting" officeooo:paragraph-rsid="09c4f179"/>
    </style:style>
    <style:style style:name="P242" style:family="paragraph" style:parent-style-name="Standard_20__28_user_29_">
      <style:text-properties style:font-name="Handwriting" officeooo:paragraph-rsid="09c642d4"/>
    </style:style>
    <style:style style:name="P243" style:family="paragraph" style:parent-style-name="Standard_20__28_user_29_">
      <style:text-properties style:font-name="Handwriting" officeooo:rsid="083dc951" officeooo:paragraph-rsid="083dc951"/>
    </style:style>
    <style:style style:name="P244" style:family="paragraph" style:parent-style-name="Standard_20__28_user_29_">
      <style:text-properties style:font-name="Handwriting" officeooo:rsid="09e90d84" officeooo:paragraph-rsid="09e90d84"/>
    </style:style>
    <style:style style:name="P245" style:family="paragraph" style:parent-style-name="Standard_20__28_user_29_">
      <style:text-properties style:font-name="Handwriting" officeooo:rsid="0df6dc9f" officeooo:paragraph-rsid="0df6dc9f"/>
    </style:style>
    <style:style style:name="P246"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47"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48" style:family="paragraph" style:parent-style-name="Standard_20__28_user_29_">
      <style:text-properties fo:font-variant="normal" fo:text-transform="none" style:font-name="Handwriting" fo:font-size="12pt" fo:letter-spacing="normal" fo:font-style="normal" fo:font-weight="normal" officeooo:rsid="0116f73f" officeooo:paragraph-rsid="0b884a52" style:font-size-asian="12pt" style:font-weight-asian="normal" style:font-size-complex="12pt" style:font-weight-complex="normal"/>
    </style:style>
    <style:style style:name="P249" style:family="paragraph" style:parent-style-name="Standard_20__28_user_29_">
      <style:text-properties fo:font-variant="normal" fo:text-transform="none" style:font-name="Handwriting" fo:font-size="12pt" fo:letter-spacing="normal" fo:font-style="normal" fo:font-weight="normal" officeooo:rsid="0116f73f" officeooo:paragraph-rsid="0b8e922e" style:font-size-asian="12pt" style:font-weight-asian="normal" style:font-size-complex="12pt" style:font-weight-complex="normal"/>
    </style:style>
    <style:style style:name="P250"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51"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52"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53"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254" style:family="paragraph" style:parent-style-name="Standard_20__28_user_29_">
      <style:text-properties fo:font-variant="normal" fo:text-transform="none" style:font-name="Handwriting" fo:font-size="12pt" fo:letter-spacing="normal" fo:font-style="normal" fo:font-weight="normal" officeooo:rsid="0be5f0c5" officeooo:paragraph-rsid="0be5f0c5" style:font-name-asian="Noto Sans Mono CJK SC" style:font-size-asian="12pt" style:font-weight-asian="normal" style:font-name-complex="Liberation Mono" style:font-size-complex="12pt" style:font-weight-complex="normal"/>
    </style:style>
    <style:style style:name="P255"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P256" style:family="paragraph" style:parent-style-name="Standard_20__28_user_29_">
      <style:text-properties fo:font-variant="normal" fo:text-transform="none" style:font-name="Handwriting" fo:font-size="12pt" fo:letter-spacing="normal" fo:font-style="normal" fo:font-weight="normal" officeooo:rsid="0c0fd5b8" officeooo:paragraph-rsid="0c0fd5b8" style:font-name-asian="Noto Sans Mono CJK SC" style:font-size-asian="12pt" style:font-weight-asian="normal" style:font-name-complex="Liberation Mono" style:font-size-complex="12pt" style:font-weight-complex="normal"/>
    </style:style>
    <style:style style:name="P257" style:family="paragraph" style:parent-style-name="Standard_20__28_user_29_">
      <style:text-properties fo:font-variant="normal" fo:text-transform="none" style:font-name="Handwriting" fo:font-size="12pt" fo:letter-spacing="normal" fo:font-style="normal" fo:font-weight="normal" officeooo:rsid="0c1ba52c" officeooo:paragraph-rsid="0c1ba52c" style:font-name-asian="Noto Sans Mono CJK SC" style:font-size-asian="12pt" style:font-weight-asian="normal" style:font-name-complex="Liberation Mono" style:font-size-complex="12pt" style:font-weight-complex="normal"/>
    </style:style>
    <style:style style:name="P258" style:family="paragraph" style:parent-style-name="Standard_20__28_user_29_">
      <style:text-properties fo:font-variant="normal" fo:text-transform="none" style:font-name="Handwriting" fo:font-size="12pt" fo:letter-spacing="normal" fo:font-style="normal" fo:font-weight="normal" officeooo:rsid="0c70eb70" officeooo:paragraph-rsid="0c70eb70" style:font-name-asian="Noto Sans Mono CJK SC" style:font-size-asian="12pt" style:font-weight-asian="normal" style:font-name-complex="Liberation Mono" style:font-size-complex="12pt" style:font-weight-complex="normal"/>
    </style:style>
    <style:style style:name="P259" style:family="paragraph" style:parent-style-name="Standard_20__28_user_29_">
      <style:text-properties fo:font-variant="normal" fo:text-transform="none" style:font-name="Handwriting" fo:font-size="12pt" fo:letter-spacing="normal" fo:font-style="normal" fo:font-weight="normal" officeooo:rsid="0c71347e" officeooo:paragraph-rsid="0c71347e" style:font-name-asian="Noto Sans Mono CJK SC" style:font-size-asian="12pt" style:font-weight-asian="normal" style:font-name-complex="Liberation Mono" style:font-size-complex="12pt" style:font-weight-complex="normal"/>
    </style:style>
    <style:style style:name="P260" style:family="paragraph" style:parent-style-name="Standard_20__28_user_29_">
      <style:text-properties fo:font-variant="normal" fo:text-transform="none" style:font-name="Handwriting" fo:font-size="12pt" fo:letter-spacing="normal" fo:font-style="normal" fo:font-weight="normal" officeooo:rsid="0c730f06" officeooo:paragraph-rsid="0c730f06" style:font-name-asian="Noto Sans Mono CJK SC" style:font-size-asian="12pt" style:font-weight-asian="normal" style:font-name-complex="Liberation Mono" style:font-size-complex="12pt" style:font-weight-complex="normal"/>
    </style:style>
    <style:style style:name="P261" style:family="paragraph" style:parent-style-name="Standard_20__28_user_29_">
      <style:text-properties fo:font-variant="normal" fo:text-transform="none" style:font-name="Handwriting" fo:font-size="12pt" fo:letter-spacing="normal" fo:font-style="normal" fo:font-weight="normal" officeooo:rsid="0ca9f1cb" officeooo:paragraph-rsid="0ca9f1cb" style:font-name-asian="Noto Sans Mono CJK SC" style:font-size-asian="12pt" style:font-weight-asian="normal" style:font-name-complex="Liberation Mono" style:font-size-complex="12pt" style:font-weight-complex="normal"/>
    </style:style>
    <style:style style:name="P262" style:family="paragraph" style:parent-style-name="Standard_20__28_user_29_">
      <style:text-properties fo:font-variant="normal" fo:text-transform="none" style:font-name="Handwriting" fo:font-size="12pt" fo:letter-spacing="normal" fo:font-style="normal" fo:font-weight="normal" officeooo:rsid="0d52eb34" officeooo:paragraph-rsid="0d52eb34" style:font-name-asian="Noto Sans Mono CJK SC" style:font-size-asian="12pt" style:font-weight-asian="normal" style:font-name-complex="Liberation Mono" style:font-size-complex="12pt" style:font-weight-complex="normal"/>
    </style:style>
    <style:style style:name="P263" style:family="paragraph" style:parent-style-name="Standard_20__28_user_29_">
      <style:text-properties fo:font-variant="normal" fo:text-transform="none" style:font-name="Handwriting" fo:font-size="12pt" fo:letter-spacing="normal" fo:font-style="normal" fo:font-weight="normal" officeooo:rsid="0cac78bd" officeooo:paragraph-rsid="0cac78bd" style:font-name-asian="Noto Sans Mono CJK SC" style:font-size-asian="12pt" style:font-weight-asian="normal" style:font-name-complex="Liberation Mono" style:font-size-complex="12pt" style:font-weight-complex="normal"/>
    </style:style>
    <style:style style:name="P264"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65"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66"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da62ff" officeooo:paragraph-rsid="0b89742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7"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1226b"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8"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ccb27"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9" style:family="paragraph" style:parent-style-name="Standard_20__28_user_29_">
      <style:text-properties officeooo:paragraph-rsid="08f0114e"/>
    </style:style>
    <style:style style:name="P270" style:family="paragraph" style:parent-style-name="Standard_20__28_user_29_">
      <style:text-properties officeooo:paragraph-rsid="0833dcd2"/>
    </style:style>
    <style:style style:name="P271" style:family="paragraph" style:parent-style-name="Standard_20__28_user_29_">
      <style:text-properties officeooo:paragraph-rsid="0917155f"/>
    </style:style>
    <style:style style:name="P272" style:family="paragraph" style:parent-style-name="Standard_20__28_user_29_">
      <style:text-properties officeooo:paragraph-rsid="09362785"/>
    </style:style>
    <style:style style:name="P273" style:family="paragraph" style:parent-style-name="Standard_20__28_user_29_">
      <style:text-properties officeooo:paragraph-rsid="0969ea6e"/>
    </style:style>
    <style:style style:name="P274" style:family="paragraph" style:parent-style-name="Standard_20__28_user_29_">
      <style:text-properties officeooo:paragraph-rsid="09b01a4e"/>
    </style:style>
    <style:style style:name="P275" style:family="paragraph" style:parent-style-name="Standard_20__28_user_29_">
      <style:text-properties officeooo:paragraph-rsid="0902b11d"/>
    </style:style>
    <style:style style:name="P276" style:family="paragraph" style:parent-style-name="Standard_20__28_user_29_">
      <style:text-properties officeooo:paragraph-rsid="09c8c646"/>
    </style:style>
    <style:style style:name="P277" style:family="paragraph" style:parent-style-name="Standard_20__28_user_29_">
      <style:text-properties officeooo:paragraph-rsid="09c8e127"/>
    </style:style>
    <style:style style:name="P278" style:family="paragraph" style:parent-style-name="Standard_20__28_user_29_">
      <style:text-properties officeooo:paragraph-rsid="09dbf35e"/>
    </style:style>
    <style:style style:name="P279" style:family="paragraph" style:parent-style-name="Standard_20__28_user_29_">
      <style:text-properties officeooo:paragraph-rsid="09f191c5"/>
    </style:style>
    <style:style style:name="P280" style:family="paragraph" style:parent-style-name="Standard_20__28_user_29_">
      <style:text-properties officeooo:paragraph-rsid="0310e89d"/>
    </style:style>
    <style:style style:name="P281" style:family="paragraph" style:parent-style-name="Standard_20__28_user_29_">
      <style:text-properties officeooo:paragraph-rsid="0a9c51e8"/>
    </style:style>
    <style:style style:name="P282" style:family="paragraph" style:parent-style-name="Standard_20__28_user_29_">
      <style:text-properties officeooo:paragraph-rsid="0aa310a2"/>
    </style:style>
    <style:style style:name="P283" style:family="paragraph" style:parent-style-name="Standard_20__28_user_29_">
      <style:text-properties officeooo:paragraph-rsid="0b45164b"/>
    </style:style>
    <style:style style:name="P284" style:family="paragraph" style:parent-style-name="Standard_20__28_user_29_">
      <style:text-properties officeooo:rsid="0b86b007" officeooo:paragraph-rsid="0b884a52"/>
    </style:style>
    <style:style style:name="P285" style:family="paragraph" style:parent-style-name="Standard_20__28_user_29_">
      <style:text-properties officeooo:paragraph-rsid="0b88ba0d"/>
    </style:style>
    <style:style style:name="P286" style:family="paragraph" style:parent-style-name="Standard_20__28_user_29_">
      <style:text-properties officeooo:paragraph-rsid="0bd49bb2"/>
    </style:style>
    <style:style style:name="P287" style:family="paragraph" style:parent-style-name="Standard_20__28_user_29_">
      <style:text-properties officeooo:paragraph-rsid="0b89742c"/>
    </style:style>
    <style:style style:name="P288" style:family="paragraph" style:parent-style-name="Standard_20__28_user_29_">
      <style:text-properties officeooo:paragraph-rsid="0be8f724"/>
    </style:style>
    <style:style style:name="P289" style:family="paragraph" style:parent-style-name="Standard_20__28_user_29_">
      <style:text-properties officeooo:paragraph-rsid="0c22196f"/>
    </style:style>
    <style:style style:name="P290" style:family="paragraph" style:parent-style-name="Standard_20__28_user_29_">
      <style:text-properties officeooo:paragraph-rsid="0c246909"/>
    </style:style>
    <style:style style:name="P291" style:family="paragraph" style:parent-style-name="Standard_20__28_user_29_">
      <style:text-properties officeooo:rsid="0c2f5aeb" officeooo:paragraph-rsid="0c2f5aeb"/>
    </style:style>
    <style:style style:name="P292" style:family="paragraph" style:parent-style-name="Standard_20__28_user_29_">
      <style:text-properties officeooo:paragraph-rsid="0c31e15c"/>
    </style:style>
    <style:style style:name="P293" style:family="paragraph" style:parent-style-name="Standard_20__28_user_29_">
      <style:text-properties officeooo:rsid="0c388e76" officeooo:paragraph-rsid="0c388e76"/>
    </style:style>
    <style:style style:name="P294" style:family="paragraph" style:parent-style-name="Standard_20__28_user_29_">
      <style:text-properties officeooo:paragraph-rsid="0c388e76"/>
    </style:style>
    <style:style style:name="P295" style:family="paragraph" style:parent-style-name="Standard_20__28_user_29_">
      <style:text-properties officeooo:paragraph-rsid="0ca9f1cb"/>
    </style:style>
    <style:style style:name="P296" style:family="paragraph" style:parent-style-name="Standard_20__28_user_29_">
      <style:text-properties officeooo:rsid="0dce942e" officeooo:paragraph-rsid="0dce942e"/>
    </style:style>
    <style:style style:name="P297" style:family="paragraph" style:parent-style-name="Standard_20__28_user_29_">
      <style:text-properties officeooo:paragraph-rsid="0dce942e"/>
    </style:style>
    <style:style style:name="P298" style:family="paragraph" style:parent-style-name="Standard_20__28_user_29_">
      <style:text-properties officeooo:rsid="0dd68d5a" officeooo:paragraph-rsid="0dd68d5a"/>
    </style:style>
    <style:style style:name="P299" style:family="paragraph" style:parent-style-name="Standard_20__28_user_29_">
      <style:text-properties officeooo:paragraph-rsid="0dd68d5a"/>
    </style:style>
    <style:style style:name="P300" style:family="paragraph" style:parent-style-name="Standard_20__28_user_29_">
      <style:text-properties officeooo:paragraph-rsid="0b3c7a0a"/>
    </style:style>
    <style:style style:name="P301" style:family="paragraph" style:parent-style-name="Standard_20__28_user_29_">
      <style:text-properties officeooo:paragraph-rsid="1324eb3e"/>
    </style:style>
    <style:style style:name="P302" style:family="paragraph" style:parent-style-name="Standard_20__28_user_29_">
      <style:text-properties officeooo:paragraph-rsid="1327a846"/>
    </style:style>
    <style:style style:name="P303" style:family="paragraph" style:parent-style-name="Standard_20__28_user_29_">
      <style:text-properties officeooo:paragraph-rsid="0c8ba4e5"/>
    </style:style>
    <style:style style:name="P304" style:family="paragraph" style:parent-style-name="Standard_20__28_user_29_">
      <style:text-properties fo:color="#000000" fo:font-weight="normal" officeooo:rsid="1334df83" officeooo:paragraph-rsid="1334df83" style:font-weight-asian="normal" style:font-weight-complex="normal"/>
    </style:style>
    <style:style style:name="P305" style:family="paragraph" style:parent-style-name="Standard_20__28_user_29_">
      <style:text-properties fo:color="#000000" fo:font-weight="normal" officeooo:rsid="131f55d7" officeooo:paragraph-rsid="1334df83" style:font-weight-asian="normal" style:font-weight-complex="normal"/>
    </style:style>
    <style:style style:name="P306" style:family="paragraph" style:parent-style-name="Standard_20__28_user_29_">
      <style:text-properties fo:color="#000000" style:font-name="Handwriting" fo:font-size="12pt" fo:font-weight="normal" officeooo:rsid="131f55d7" officeooo:paragraph-rsid="1334df83" style:font-name-asian="SimSun" style:font-size-asian="12pt" style:font-weight-asian="normal" style:font-name-complex="Arial" style:font-size-complex="12pt" style:font-weight-complex="normal"/>
    </style:style>
    <style:style style:name="P307"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308"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309"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310"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311"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312"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313"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314"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315"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316"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317"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18"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19"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20"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321" style:family="paragraph" style:parent-style-name="Standard_20__28_user_29_">
      <style:paragraph-properties fo:margin-left="0in" fo:margin-right="0in" fo:text-indent="0.5in" style:auto-text-indent="false"/>
      <style:text-properties style:font-name="Handwriting" officeooo:paragraph-rsid="080d50f8"/>
    </style:style>
    <style:style style:name="P322"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323"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324"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325"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2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27"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328"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29"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330"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331"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332"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333"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334"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335"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336"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337"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338"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339"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340"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341" style:family="paragraph" style:parent-style-name="Preformatted_20_Text">
      <style:text-properties fo:font-variant="normal" fo:text-transform="none" style:font-name="Handwriting" fo:font-size="12pt" fo:letter-spacing="normal" fo:font-style="normal" fo:font-weight="normal" officeooo:rsid="0116f73f" officeooo:paragraph-rsid="0cdb5fcd" style:font-size-asian="12pt" style:font-weight-asian="normal" style:font-size-complex="12pt" style:font-weight-complex="normal"/>
    </style:style>
    <style:style style:name="P342"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343"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344" style:family="paragraph" style:parent-style-name="Preformatted_20_Text">
      <style:text-properties fo:font-variant="normal" fo:text-transform="none" style:font-name="Handwriting" fo:font-size="12pt" fo:letter-spacing="normal" fo:font-style="normal" fo:font-weight="normal" officeooo:rsid="02a68d05" officeooo:paragraph-rsid="0c1213a2" style:font-size-asian="12pt" style:font-weight-asian="normal" style:font-size-complex="12pt" style:font-weight-complex="normal"/>
    </style:style>
    <style:style style:name="P345" style:family="paragraph" style:parent-style-name="Preformatted_20_Text">
      <style:text-properties fo:font-variant="normal" fo:text-transform="none" style:font-name="Handwriting" fo:font-size="12pt" fo:letter-spacing="normal" fo:font-style="normal" fo:font-weight="normal" officeooo:rsid="0cac78bd" officeooo:paragraph-rsid="0cac78bd" style:font-size-asian="12pt" style:font-weight-asian="normal" style:font-size-complex="12pt" style:font-weight-complex="normal"/>
    </style:style>
    <style:style style:name="P346" style:family="paragraph" style:parent-style-name="Preformatted_20_Text">
      <style:text-properties fo:font-variant="normal" fo:text-transform="none" style:font-name="Handwriting" fo:font-size="12pt" fo:letter-spacing="normal" fo:font-style="normal" fo:font-weight="normal" officeooo:rsid="0cc462c9" officeooo:paragraph-rsid="0cc462c9" style:font-size-asian="12pt" style:font-weight-asian="normal" style:font-size-complex="12pt" style:font-weight-complex="normal"/>
    </style:style>
    <style:style style:name="P347" style:family="paragraph" style:parent-style-name="Preformatted_20_Text">
      <style:text-properties fo:font-variant="normal" fo:text-transform="none" style:font-name="Handwriting" fo:font-size="12pt" fo:letter-spacing="normal" fo:font-style="normal" fo:font-weight="normal" officeooo:rsid="0d1b3067" officeooo:paragraph-rsid="0d1cbd88" style:font-size-asian="12pt" style:font-weight-asian="normal" style:font-size-complex="12pt" style:font-weight-complex="normal"/>
    </style:style>
    <style:style style:name="P348" style:family="paragraph" style:parent-style-name="Preformatted_20_Text">
      <style:text-properties fo:font-variant="normal" fo:text-transform="none" style:font-name="Handwriting" fo:font-size="12pt" fo:letter-spacing="normal" fo:font-style="normal" fo:font-weight="normal" officeooo:rsid="028e8fa4" officeooo:paragraph-rsid="0c84a09c" style:font-size-asian="12pt" style:font-weight-asian="normal" style:font-size-complex="12pt" style:font-weight-complex="normal"/>
    </style:style>
    <style:style style:name="P349"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size-asian="12pt" style:font-weight-asian="normal" style:font-size-complex="12pt" style:font-weight-complex="normal"/>
    </style:style>
    <style:style style:name="P350"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351"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352"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353"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54"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355"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356"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357"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58"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59"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60"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61"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62"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63"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64"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65"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66"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67"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68"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69"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70"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71"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72"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73"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74"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75"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76"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77"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78"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79"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80" style:family="paragraph" style:parent-style-name="Preformatted_20_Text">
      <style:text-properties fo:font-variant="normal" fo:text-transform="none" style:font-name="Handwriting" fo:font-size="12pt" fo:letter-spacing="normal" fo:font-style="normal" fo:font-weight="normal" officeooo:rsid="028e8fa4" officeooo:paragraph-rsid="0e1f0e89" style:font-name-asian="Noto Sans Mono CJK SC" style:font-size-asian="12pt" style:font-weight-asian="normal" style:font-name-complex="Liberation Mono" style:font-size-complex="12pt" style:font-weight-complex="normal"/>
    </style:style>
    <style:style style:name="P381" style:family="paragraph" style:parent-style-name="Preformatted_20_Text">
      <style:text-properties fo:font-variant="normal" fo:text-transform="none" style:font-name="Handwriting" fo:font-size="12pt" fo:letter-spacing="normal" fo:font-style="normal" fo:font-weight="normal" officeooo:rsid="028e8fa4" officeooo:paragraph-rsid="0e22c02f" style:font-name-asian="Noto Sans Mono CJK SC" style:font-size-asian="12pt" style:font-weight-asian="normal" style:font-name-complex="Liberation Mono" style:font-size-complex="12pt" style:font-weight-complex="normal"/>
    </style:style>
    <style:style style:name="P382" style:family="paragraph" style:parent-style-name="Preformatted_20_Text">
      <style:text-properties fo:font-variant="normal" fo:text-transform="none" style:font-name="Handwriting" fo:font-size="12pt" fo:letter-spacing="normal" fo:font-style="normal" fo:font-weight="normal" officeooo:rsid="028e8fa4" officeooo:paragraph-rsid="048bf90e" style:font-name-asian="Noto Sans Mono CJK SC" style:font-size-asian="12pt" style:font-weight-asian="normal" style:font-name-complex="Liberation Mono" style:font-size-complex="12pt" style:font-weight-complex="normal"/>
    </style:style>
    <style:style style:name="P383" style:family="paragraph" style:parent-style-name="Preformatted_20_Text">
      <style:text-properties fo:font-variant="normal" fo:text-transform="none" style:font-name="Handwriting" fo:font-size="12pt" fo:letter-spacing="normal" fo:font-style="normal" fo:font-weight="normal" officeooo:rsid="028e8fa4" officeooo:paragraph-rsid="0f385683" style:font-name-asian="Noto Sans Mono CJK SC" style:font-size-asian="12pt" style:font-weight-asian="normal" style:font-name-complex="Liberation Mono" style:font-size-complex="12pt" style:font-weight-complex="normal"/>
    </style:style>
    <style:style style:name="P384" style:family="paragraph" style:parent-style-name="Preformatted_20_Text">
      <style:text-properties fo:font-variant="normal" fo:text-transform="none" style:font-name="Handwriting" fo:font-size="12pt" fo:letter-spacing="normal" fo:font-style="normal" fo:font-weight="normal" officeooo:rsid="028e8fa4" officeooo:paragraph-rsid="0fb15324" style:font-name-asian="Noto Sans Mono CJK SC" style:font-size-asian="12pt" style:font-weight-asian="normal" style:font-name-complex="Liberation Mono" style:font-size-complex="12pt" style:font-weight-complex="normal"/>
    </style:style>
    <style:style style:name="P385" style:family="paragraph" style:parent-style-name="Preformatted_20_Text">
      <style:text-properties fo:font-variant="normal" fo:text-transform="none" style:font-name="Handwriting" fo:font-size="12pt" fo:letter-spacing="normal" fo:font-style="normal" fo:font-weight="normal" officeooo:rsid="028e8fa4" officeooo:paragraph-rsid="10d86d77" style:font-name-asian="Noto Sans Mono CJK SC" style:font-size-asian="12pt" style:font-weight-asian="normal" style:font-name-complex="Liberation Mono" style:font-size-complex="12pt" style:font-weight-complex="normal"/>
    </style:style>
    <style:style style:name="P386" style:family="paragraph" style:parent-style-name="Preformatted_20_Text">
      <style:text-properties fo:font-variant="normal" fo:text-transform="none" style:font-name="Handwriting" fo:font-size="12pt" fo:letter-spacing="normal" fo:font-style="normal" fo:font-weight="normal" officeooo:rsid="028e8fa4" officeooo:paragraph-rsid="1166a438" style:font-name-asian="Noto Sans Mono CJK SC" style:font-size-asian="12pt" style:font-weight-asian="normal" style:font-name-complex="Liberation Mono" style:font-size-complex="12pt" style:font-weight-complex="normal"/>
    </style:style>
    <style:style style:name="P387" style:family="paragraph" style:parent-style-name="Preformatted_20_Text">
      <style:text-properties fo:font-variant="normal" fo:text-transform="none" style:font-name="Handwriting" fo:font-size="12pt" fo:letter-spacing="normal" fo:font-style="normal" fo:font-weight="normal" officeooo:rsid="028e8fa4" officeooo:paragraph-rsid="11f262ab" style:font-name-asian="Noto Sans Mono CJK SC" style:font-size-asian="12pt" style:font-weight-asian="normal" style:font-name-complex="Liberation Mono" style:font-size-complex="12pt" style:font-weight-complex="normal"/>
    </style:style>
    <style:style style:name="P388" style:family="paragraph" style:parent-style-name="Preformatted_20_Text">
      <style:text-properties fo:font-variant="normal" fo:text-transform="none" style:font-name="Handwriting" fo:font-size="12pt" fo:letter-spacing="normal" fo:font-style="normal" fo:font-weight="normal" officeooo:rsid="028e8fa4" officeooo:paragraph-rsid="0e81495a" style:font-name-asian="Noto Sans Mono CJK SC" style:font-size-asian="12pt" style:font-weight-asian="normal" style:font-name-complex="Liberation Mono" style:font-size-complex="12pt" style:font-weight-complex="normal"/>
    </style:style>
    <style:style style:name="P389" style:family="paragraph" style:parent-style-name="Preformatted_20_Text">
      <style:text-properties fo:font-variant="normal" fo:text-transform="none" style:font-name="Handwriting" fo:font-size="12pt" fo:letter-spacing="normal" fo:font-style="normal" fo:font-weight="normal" officeooo:rsid="028e8fa4" officeooo:paragraph-rsid="1407e71f" style:font-name-asian="Noto Sans Mono CJK SC" style:font-size-asian="12pt" style:font-weight-asian="normal" style:font-name-complex="Liberation Mono" style:font-size-complex="12pt" style:font-weight-complex="normal"/>
    </style:style>
    <style:style style:name="P390"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91"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92"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393"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394"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395"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396"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397"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398"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399"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400"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401"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402"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403"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404"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405" style:family="paragraph" style:parent-style-name="Preformatted_20_Text">
      <style:text-properties fo:font-variant="normal" fo:text-transform="none" style:font-name="Handwriting" fo:font-size="12pt" fo:letter-spacing="normal" fo:font-style="normal" fo:font-weight="normal" officeooo:rsid="0afa5ec3" officeooo:paragraph-rsid="0b6aa4f9" style:font-name-asian="Noto Sans Mono CJK SC" style:font-size-asian="12pt" style:font-weight-asian="normal" style:font-name-complex="Liberation Mono" style:font-size-complex="12pt" style:font-weight-complex="normal"/>
    </style:style>
    <style:style style:name="P406"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407"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408"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409"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410"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411"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412"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413"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414"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415" style:family="paragraph" style:parent-style-name="Preformatted_20_Text">
      <style:text-properties fo:font-variant="normal" fo:text-transform="none" style:font-name="Handwriting" fo:font-size="12pt" fo:letter-spacing="normal" fo:font-style="normal" fo:font-weight="normal" officeooo:rsid="0b65330d" officeooo:paragraph-rsid="0b6c9883" style:font-name-asian="Noto Sans Mono CJK SC" style:font-size-asian="12pt" style:font-weight-asian="normal" style:font-name-complex="Liberation Mono" style:font-size-complex="12pt" style:font-weight-complex="normal"/>
    </style:style>
    <style:style style:name="P416"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417" style:family="paragraph" style:parent-style-name="Preformatted_20_Text">
      <style:text-properties fo:font-variant="normal" fo:text-transform="none" style:font-name="Handwriting" fo:font-size="12pt" fo:letter-spacing="normal" fo:font-style="normal" fo:font-weight="normal" officeooo:rsid="0b9bfecb" officeooo:paragraph-rsid="0b9bfecb" style:font-name-asian="Noto Sans Mono CJK SC" style:font-size-asian="12pt" style:font-weight-asian="normal" style:font-name-complex="Liberation Mono" style:font-size-complex="12pt" style:font-weight-complex="normal"/>
    </style:style>
    <style:style style:name="P418" style:family="paragraph" style:parent-style-name="Preformatted_20_Text">
      <style:text-properties fo:font-variant="normal" fo:text-transform="none" style:font-name="Handwriting" fo:font-size="12pt" fo:letter-spacing="normal" fo:font-style="normal" fo:font-weight="normal" officeooo:rsid="0b9d83ec" officeooo:paragraph-rsid="0b9d83ec" style:font-name-asian="Noto Sans Mono CJK SC" style:font-size-asian="12pt" style:font-weight-asian="normal" style:font-name-complex="Liberation Mono" style:font-size-complex="12pt" style:font-weight-complex="normal"/>
    </style:style>
    <style:style style:name="P419" style:family="paragraph" style:parent-style-name="Preformatted_20_Text">
      <style:text-properties fo:font-variant="normal" fo:text-transform="none" style:font-name="Handwriting" fo:font-size="12pt" fo:letter-spacing="normal" fo:font-style="normal" fo:font-weight="normal" officeooo:rsid="0afea18e" officeooo:paragraph-rsid="0ba0fe60" style:font-name-asian="Noto Sans Mono CJK SC" style:font-size-asian="12pt" style:font-weight-asian="normal" style:font-name-complex="Liberation Mono" style:font-size-complex="12pt" style:font-weight-complex="normal"/>
    </style:style>
    <style:style style:name="P420" style:family="paragraph" style:parent-style-name="Preformatted_20_Text">
      <style:text-properties fo:font-variant="normal" fo:text-transform="none" style:font-name="Handwriting" fo:font-size="12pt" fo:letter-spacing="normal" fo:font-style="normal" fo:font-weight="normal" officeooo:rsid="0b9f7623" officeooo:paragraph-rsid="0ba0fe60" style:font-name-asian="Noto Sans Mono CJK SC" style:font-size-asian="12pt" style:font-weight-asian="normal" style:font-name-complex="Liberation Mono" style:font-size-complex="12pt" style:font-weight-complex="normal"/>
    </style:style>
    <style:style style:name="P421" style:family="paragraph" style:parent-style-name="Preformatted_20_Text">
      <style:text-properties fo:font-variant="normal" fo:text-transform="none" style:font-name="Handwriting" fo:font-size="12pt" fo:letter-spacing="normal" fo:font-style="normal" fo:font-weight="normal" officeooo:rsid="0bffebd4" officeooo:paragraph-rsid="0bffebd4" style:font-name-asian="Noto Sans Mono CJK SC" style:font-size-asian="12pt" style:font-weight-asian="normal" style:font-name-complex="Liberation Mono" style:font-size-complex="12pt" style:font-weight-complex="normal"/>
    </style:style>
    <style:style style:name="P422"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423" style:family="paragraph" style:parent-style-name="Preformatted_20_Text">
      <style:text-properties fo:font-variant="normal" fo:text-transform="none" style:font-name="Handwriting" fo:font-size="12pt" fo:letter-spacing="normal" fo:font-style="normal" fo:font-weight="normal" officeooo:rsid="0c1821f4" officeooo:paragraph-rsid="0c1821f4" style:font-name-asian="Noto Sans Mono CJK SC" style:font-size-asian="12pt" style:font-weight-asian="normal" style:font-name-complex="Liberation Mono" style:font-size-complex="12pt" style:font-weight-complex="normal"/>
    </style:style>
    <style:style style:name="P424" style:family="paragraph" style:parent-style-name="Preformatted_20_Text">
      <style:text-properties fo:font-variant="normal" fo:text-transform="none" style:font-name="Handwriting" fo:font-size="12pt" fo:letter-spacing="normal" fo:font-style="normal" fo:font-weight="normal" officeooo:rsid="032c5e15" officeooo:paragraph-rsid="02a68d05" style:font-name-asian="Noto Sans Mono CJK SC" style:font-size-asian="12pt" style:font-weight-asian="normal" style:font-name-complex="Liberation Mono" style:font-size-complex="12pt" style:font-weight-complex="normal"/>
    </style:style>
    <style:style style:name="P425" style:family="paragraph" style:parent-style-name="Preformatted_20_Text">
      <style:text-properties fo:font-variant="normal" fo:text-transform="none" style:font-name="Handwriting" fo:font-size="12pt" fo:letter-spacing="normal" fo:font-style="normal" fo:font-weight="normal" officeooo:rsid="0341d99e" officeooo:paragraph-rsid="02aaba62" style:font-name-asian="Noto Sans Mono CJK SC" style:font-size-asian="12pt" style:font-weight-asian="normal" style:font-name-complex="Liberation Mono" style:font-size-complex="12pt" style:font-weight-complex="normal"/>
    </style:style>
    <style:style style:name="P426" style:family="paragraph" style:parent-style-name="Preformatted_20_Text">
      <style:text-properties fo:font-variant="normal" fo:text-transform="none" style:font-name="Handwriting" fo:font-size="12pt" fo:letter-spacing="normal" fo:font-style="normal" fo:font-weight="normal" officeooo:rsid="034bfb1b" officeooo:paragraph-rsid="0cdb5fcd" style:font-name-asian="Noto Sans Mono CJK SC" style:font-size-asian="12pt" style:font-weight-asian="normal" style:font-name-complex="Liberation Mono" style:font-size-complex="12pt" style:font-weight-complex="normal"/>
    </style:style>
    <style:style style:name="P427" style:family="paragraph" style:parent-style-name="Preformatted_20_Text">
      <style:text-properties fo:font-variant="normal" fo:text-transform="none" style:font-name="Handwriting" fo:font-size="12pt" fo:letter-spacing="normal" fo:font-style="normal" fo:font-weight="normal" officeooo:rsid="0da2526c" officeooo:paragraph-rsid="0da2526c" style:font-name-asian="Noto Sans Mono CJK SC" style:font-size-asian="12pt" style:font-weight-asian="normal" style:font-name-complex="Liberation Mono" style:font-size-complex="12pt" style:font-weight-complex="normal"/>
    </style:style>
    <style:style style:name="P428" style:family="paragraph" style:parent-style-name="Preformatted_20_Text">
      <style:text-properties fo:font-variant="normal" fo:text-transform="none" style:font-name="Handwriting" fo:font-size="12pt" fo:letter-spacing="normal" fo:font-style="normal" fo:font-weight="normal" officeooo:rsid="0da9df5c" officeooo:paragraph-rsid="0da9df5c" style:font-name-asian="Noto Sans Mono CJK SC" style:font-size-asian="12pt" style:font-weight-asian="normal" style:font-name-complex="Liberation Mono" style:font-size-complex="12pt" style:font-weight-complex="normal"/>
    </style:style>
    <style:style style:name="P429" style:family="paragraph" style:parent-style-name="Preformatted_20_Text">
      <style:text-properties fo:font-variant="normal" fo:text-transform="none" style:font-name="Handwriting" fo:font-size="12pt" fo:letter-spacing="normal" fo:font-style="normal" fo:font-weight="normal" officeooo:rsid="0c84a09c" officeooo:paragraph-rsid="0cc3ea31" style:font-name-asian="Noto Sans Mono CJK SC" style:font-size-asian="12pt" style:font-weight-asian="normal" style:font-name-complex="Liberation Mono" style:font-size-complex="12pt" style:font-weight-complex="normal"/>
    </style:style>
    <style:style style:name="P430" style:family="paragraph" style:parent-style-name="Preformatted_20_Text">
      <style:text-properties fo:font-variant="normal" fo:text-transform="none" style:font-name="Handwriting" fo:font-size="12pt" fo:letter-spacing="normal" fo:font-style="normal" fo:font-weight="normal" officeooo:rsid="03e92677" officeooo:paragraph-rsid="03e92677" style:font-name-asian="Noto Sans Mono CJK SC" style:font-size-asian="12pt" style:font-weight-asian="normal" style:font-name-complex="Liberation Mono" style:font-size-complex="12pt" style:font-weight-complex="normal"/>
    </style:style>
    <style:style style:name="P431" style:family="paragraph" style:parent-style-name="Preformatted_20_Text">
      <style:text-properties fo:font-variant="normal" fo:text-transform="none" style:font-name="Handwriting" fo:font-size="12pt" fo:letter-spacing="normal" fo:font-style="normal" fo:font-weight="normal" officeooo:rsid="0e4772e2" officeooo:paragraph-rsid="0e4772e2" style:font-name-asian="Noto Sans Mono CJK SC" style:font-size-asian="12pt" style:font-weight-asian="normal" style:font-name-complex="Liberation Mono" style:font-size-complex="12pt" style:font-weight-complex="normal"/>
    </style:style>
    <style:style style:name="P432" style:family="paragraph" style:parent-style-name="Preformatted_20_Text">
      <style:text-properties fo:font-variant="normal" fo:text-transform="none" style:font-name="Handwriting" fo:font-size="12pt" fo:letter-spacing="normal" fo:font-style="normal" fo:font-weight="normal" officeooo:rsid="0c78f8d8" officeooo:paragraph-rsid="0c78752b" style:font-name-asian="Noto Sans Mono CJK SC" style:font-size-asian="12pt" style:font-weight-asian="normal" style:font-name-complex="Liberation Mono" style:font-size-complex="12pt" style:font-weight-complex="normal"/>
    </style:style>
    <style:style style:name="P433" style:family="paragraph" style:parent-style-name="Preformatted_20_Text">
      <style:text-properties fo:font-variant="normal" fo:text-transform="none" style:font-name="Handwriting" fo:font-size="12pt" fo:letter-spacing="normal" fo:font-style="normal" fo:font-weight="normal" officeooo:rsid="0e9137cc" officeooo:paragraph-rsid="0e9137cc" style:font-name-asian="Noto Sans Mono CJK SC" style:font-size-asian="12pt" style:font-weight-asian="normal" style:font-name-complex="Liberation Mono" style:font-size-complex="12pt" style:font-weight-complex="normal"/>
    </style:style>
    <style:style style:name="P434" style:family="paragraph" style:parent-style-name="Preformatted_20_Text">
      <style:text-properties fo:font-variant="normal" fo:text-transform="none" style:font-name="Handwriting" fo:font-size="12pt" fo:letter-spacing="normal" fo:font-style="normal" fo:font-weight="normal" officeooo:rsid="0eb9be25" officeooo:paragraph-rsid="0eb9be25" style:font-name-asian="Noto Sans Mono CJK SC" style:font-size-asian="12pt" style:font-weight-asian="normal" style:font-name-complex="Liberation Mono" style:font-size-complex="12pt" style:font-weight-complex="normal"/>
    </style:style>
    <style:style style:name="P435" style:family="paragraph" style:parent-style-name="Preformatted_20_Text">
      <style:text-properties fo:font-variant="normal" fo:text-transform="none" style:font-name="Handwriting" fo:font-size="12pt" fo:letter-spacing="normal" fo:font-style="normal" fo:font-weight="normal" officeooo:rsid="0e626d7c" officeooo:paragraph-rsid="0e626d7c" style:font-name-asian="Noto Sans Mono CJK SC" style:font-size-asian="12pt" style:font-weight-asian="normal" style:font-name-complex="Liberation Mono" style:font-size-complex="12pt" style:font-weight-complex="normal"/>
    </style:style>
    <style:style style:name="P436" style:family="paragraph" style:parent-style-name="Preformatted_20_Text">
      <style:text-properties fo:font-variant="normal" fo:text-transform="none" style:font-name="Handwriting" fo:font-size="12pt" fo:letter-spacing="normal" fo:font-style="normal" fo:font-weight="normal" officeooo:rsid="0ee49ecb" officeooo:paragraph-rsid="0ee49ecb" style:font-name-asian="Noto Sans Mono CJK SC" style:font-size-asian="12pt" style:font-weight-asian="normal" style:font-name-complex="Liberation Mono" style:font-size-complex="12pt" style:font-weight-complex="normal"/>
    </style:style>
    <style:style style:name="P437" style:family="paragraph" style:parent-style-name="Preformatted_20_Text">
      <style:text-properties fo:font-variant="normal" fo:text-transform="none" style:font-name="Handwriting" fo:font-size="12pt" fo:letter-spacing="normal" fo:font-style="normal" fo:font-weight="normal" officeooo:rsid="0e195539" officeooo:paragraph-rsid="0e195539" style:font-name-asian="Noto Sans Mono CJK SC" style:font-size-asian="12pt" style:font-weight-asian="normal" style:font-name-complex="Liberation Mono" style:font-size-complex="12pt" style:font-weight-complex="normal"/>
    </style:style>
    <style:style style:name="P438" style:family="paragraph" style:parent-style-name="Preformatted_20_Text">
      <style:text-properties fo:font-variant="normal" fo:text-transform="none" style:font-name="Handwriting" fo:font-size="12pt" fo:letter-spacing="normal" fo:font-style="normal" fo:font-weight="normal" officeooo:rsid="0e7538d0" officeooo:paragraph-rsid="0e77b705" style:font-name-asian="Noto Sans Mono CJK SC" style:font-size-asian="12pt" style:font-weight-asian="normal" style:font-name-complex="Liberation Mono" style:font-size-complex="12pt" style:font-weight-complex="normal"/>
    </style:style>
    <style:style style:name="P439" style:family="paragraph" style:parent-style-name="Preformatted_20_Text">
      <style:text-properties fo:font-variant="normal" fo:text-transform="none" style:font-name="Handwriting" fo:font-size="12pt" fo:letter-spacing="normal" fo:font-style="normal" fo:font-weight="normal" officeooo:rsid="0e4f2f50" officeooo:paragraph-rsid="0e432092" style:font-name-asian="Noto Sans Mono CJK SC" style:font-size-asian="12pt" style:font-weight-asian="normal" style:font-name-complex="Liberation Mono" style:font-size-complex="12pt" style:font-weight-complex="normal"/>
    </style:style>
    <style:style style:name="P440" style:family="paragraph" style:parent-style-name="Preformatted_20_Text">
      <style:text-properties fo:font-variant="normal" fo:text-transform="none" style:font-name="Handwriting" fo:font-size="12pt" fo:letter-spacing="normal" fo:font-style="normal" fo:font-weight="normal" officeooo:rsid="0499f11c" officeooo:paragraph-rsid="048bf90e" style:font-name-asian="Noto Sans Mono CJK SC" style:font-size-asian="12pt" style:font-weight-asian="normal" style:font-name-complex="Liberation Mono" style:font-size-complex="12pt" style:font-weight-complex="normal"/>
    </style:style>
    <style:style style:name="P441" style:family="paragraph" style:parent-style-name="Preformatted_20_Text">
      <style:text-properties fo:font-variant="normal" fo:text-transform="none" style:font-name="Handwriting" fo:font-size="12pt" fo:letter-spacing="normal" fo:font-style="normal" fo:font-weight="normal" officeooo:rsid="0f053e77" officeooo:paragraph-rsid="0f018666" style:font-name-asian="Noto Sans Mono CJK SC" style:font-size-asian="12pt" style:font-weight-asian="normal" style:font-name-complex="Liberation Mono" style:font-size-complex="12pt" style:font-weight-complex="normal"/>
    </style:style>
    <style:style style:name="P442" style:family="paragraph" style:parent-style-name="Preformatted_20_Text">
      <style:text-properties fo:font-variant="normal" fo:text-transform="none" style:font-name="Handwriting" fo:font-size="12pt" fo:letter-spacing="normal" fo:font-style="normal" fo:font-weight="normal" officeooo:rsid="0f3ab453" officeooo:paragraph-rsid="0f3ab453" style:font-name-asian="Noto Sans Mono CJK SC" style:font-size-asian="12pt" style:font-weight-asian="normal" style:font-name-complex="Liberation Mono" style:font-size-complex="12pt" style:font-weight-complex="normal"/>
    </style:style>
    <style:style style:name="P443" style:family="paragraph" style:parent-style-name="Preformatted_20_Text">
      <style:text-properties fo:font-variant="normal" fo:text-transform="none" style:font-name="Handwriting" fo:font-size="12pt" fo:letter-spacing="normal" fo:font-style="normal" fo:font-weight="normal" officeooo:rsid="0f3ab453" officeooo:paragraph-rsid="102f843c" style:font-name-asian="Noto Sans Mono CJK SC" style:font-size-asian="12pt" style:font-weight-asian="normal" style:font-name-complex="Liberation Mono" style:font-size-complex="12pt" style:font-weight-complex="normal"/>
    </style:style>
    <style:style style:name="P444" style:family="paragraph" style:parent-style-name="Preformatted_20_Text">
      <style:text-properties fo:font-variant="normal" fo:text-transform="none" style:font-name="Handwriting" fo:font-size="12pt" fo:letter-spacing="normal" fo:font-style="normal" fo:font-weight="normal" officeooo:rsid="0f8c3440" officeooo:paragraph-rsid="0f8c3440" style:font-name-asian="Noto Sans Mono CJK SC" style:font-size-asian="12pt" style:font-weight-asian="normal" style:font-name-complex="Liberation Mono" style:font-size-complex="12pt" style:font-weight-complex="normal"/>
    </style:style>
    <style:style style:name="P445" style:family="paragraph" style:parent-style-name="Preformatted_20_Text">
      <style:text-properties fo:font-variant="normal" fo:text-transform="none" style:font-name="Handwriting" fo:font-size="12pt" fo:letter-spacing="normal" fo:font-style="normal" fo:font-weight="normal" officeooo:rsid="0f9cbedc" officeooo:paragraph-rsid="0f95849d" style:font-name-asian="Noto Sans Mono CJK SC" style:font-size-asian="12pt" style:font-weight-asian="normal" style:font-name-complex="Liberation Mono" style:font-size-complex="12pt" style:font-weight-complex="normal"/>
    </style:style>
    <style:style style:name="P446" style:family="paragraph" style:parent-style-name="Preformatted_20_Text">
      <style:text-properties fo:font-variant="normal" fo:text-transform="none" style:font-name="Handwriting" fo:font-size="12pt" fo:letter-spacing="normal" fo:font-style="normal" fo:font-weight="normal" officeooo:rsid="0d87afb7" officeooo:paragraph-rsid="0d87afb7" style:font-name-asian="Noto Sans Mono CJK SC" style:font-size-asian="12pt" style:font-weight-asian="normal" style:font-name-complex="Liberation Mono" style:font-size-complex="12pt" style:font-weight-complex="normal"/>
    </style:style>
    <style:style style:name="P447" style:family="paragraph" style:parent-style-name="Preformatted_20_Text">
      <style:text-properties fo:font-variant="normal" fo:text-transform="none" style:font-name="Handwriting" fo:font-size="12pt" fo:letter-spacing="normal" fo:font-style="normal" fo:font-weight="normal" officeooo:rsid="0fcd30fa" officeooo:paragraph-rsid="0fcd30fa" style:font-name-asian="Noto Sans Mono CJK SC" style:font-size-asian="12pt" style:font-weight-asian="normal" style:font-name-complex="Liberation Mono" style:font-size-complex="12pt" style:font-weight-complex="normal"/>
    </style:style>
    <style:style style:name="P448" style:family="paragraph" style:parent-style-name="Preformatted_20_Text">
      <style:text-properties fo:font-variant="normal" fo:text-transform="none" style:font-name="Handwriting" fo:font-size="12pt" fo:letter-spacing="normal" fo:font-style="normal" fo:font-weight="normal" officeooo:rsid="0fd380e4" officeooo:paragraph-rsid="0fd380e4" style:font-name-asian="Noto Sans Mono CJK SC" style:font-size-asian="12pt" style:font-weight-asian="normal" style:font-name-complex="Liberation Mono" style:font-size-complex="12pt" style:font-weight-complex="normal"/>
    </style:style>
    <style:style style:name="P449" style:family="paragraph" style:parent-style-name="Preformatted_20_Text">
      <style:text-properties fo:font-variant="normal" fo:text-transform="none" style:font-name="Handwriting" fo:font-size="12pt" fo:letter-spacing="normal" fo:font-style="normal" fo:font-weight="normal" officeooo:rsid="0fdbc7b3" officeooo:paragraph-rsid="0fdbc7b3" style:font-name-asian="Noto Sans Mono CJK SC" style:font-size-asian="12pt" style:font-weight-asian="normal" style:font-name-complex="Liberation Mono" style:font-size-complex="12pt" style:font-weight-complex="normal"/>
    </style:style>
    <style:style style:name="P450" style:family="paragraph" style:parent-style-name="Preformatted_20_Text">
      <style:text-properties fo:font-variant="normal" fo:text-transform="none" style:font-name="Handwriting" fo:font-size="12pt" fo:letter-spacing="normal" fo:font-style="normal" fo:font-weight="normal" officeooo:rsid="0ff2df38" officeooo:paragraph-rsid="0ff2df38" style:font-name-asian="Noto Sans Mono CJK SC" style:font-size-asian="12pt" style:font-weight-asian="normal" style:font-name-complex="Liberation Mono" style:font-size-complex="12pt" style:font-weight-complex="normal"/>
    </style:style>
    <style:style style:name="P451" style:family="paragraph" style:parent-style-name="Preformatted_20_Text">
      <style:text-properties fo:font-variant="normal" fo:text-transform="none" style:font-name="Handwriting" fo:font-size="12pt" fo:letter-spacing="normal" fo:font-style="normal" fo:font-weight="normal" officeooo:rsid="0ff2df38" officeooo:paragraph-rsid="13935f7c" style:font-name-asian="Noto Sans Mono CJK SC" style:font-size-asian="12pt" style:font-weight-asian="normal" style:font-name-complex="Liberation Mono" style:font-size-complex="12pt" style:font-weight-complex="normal"/>
    </style:style>
    <style:style style:name="P452" style:family="paragraph" style:parent-style-name="Preformatted_20_Text">
      <style:text-properties fo:font-variant="normal" fo:text-transform="none" style:font-name="Handwriting" fo:font-size="12pt" fo:letter-spacing="normal" fo:font-style="normal" fo:font-weight="normal" officeooo:rsid="0ff6c2c2" officeooo:paragraph-rsid="0ff6c2c2" style:font-name-asian="Noto Sans Mono CJK SC" style:font-size-asian="12pt" style:font-weight-asian="normal" style:font-name-complex="Liberation Mono" style:font-size-complex="12pt" style:font-weight-complex="normal"/>
    </style:style>
    <style:style style:name="P453" style:family="paragraph" style:parent-style-name="Preformatted_20_Text">
      <style:text-properties fo:font-variant="normal" fo:text-transform="none" style:font-name="Handwriting" fo:font-size="12pt" fo:letter-spacing="normal" fo:font-style="normal" fo:font-weight="normal" officeooo:rsid="0ff8e352" officeooo:paragraph-rsid="0ff8e352" style:font-name-asian="Noto Sans Mono CJK SC" style:font-size-asian="12pt" style:font-weight-asian="normal" style:font-name-complex="Liberation Mono" style:font-size-complex="12pt" style:font-weight-complex="normal"/>
    </style:style>
    <style:style style:name="P454" style:family="paragraph" style:parent-style-name="Preformatted_20_Text">
      <style:text-properties fo:font-variant="normal" fo:text-transform="none" style:font-name="Handwriting" fo:font-size="12pt" fo:letter-spacing="normal" fo:font-style="normal" fo:font-weight="normal" officeooo:rsid="1011b8bb" officeooo:paragraph-rsid="1011b8bb" style:font-name-asian="Noto Sans Mono CJK SC" style:font-size-asian="12pt" style:font-weight-asian="normal" style:font-name-complex="Liberation Mono" style:font-size-complex="12pt" style:font-weight-complex="normal"/>
    </style:style>
    <style:style style:name="P455" style:family="paragraph" style:parent-style-name="Preformatted_20_Text">
      <style:text-properties fo:font-variant="normal" fo:text-transform="none" style:font-name="Handwriting" fo:font-size="12pt" fo:letter-spacing="normal" fo:font-style="normal" fo:font-weight="normal" officeooo:rsid="1016d81e" officeooo:paragraph-rsid="1016d81e" style:font-name-asian="Noto Sans Mono CJK SC" style:font-size-asian="12pt" style:font-weight-asian="normal" style:font-name-complex="Liberation Mono" style:font-size-complex="12pt" style:font-weight-complex="normal"/>
    </style:style>
    <style:style style:name="P456" style:family="paragraph" style:parent-style-name="Preformatted_20_Text">
      <style:text-properties fo:font-variant="normal" fo:text-transform="none" style:font-name="Handwriting" fo:font-size="12pt" fo:letter-spacing="normal" fo:font-style="normal" fo:font-weight="normal" officeooo:rsid="1046b3e6" officeooo:paragraph-rsid="1046b3e6" style:font-name-asian="Noto Sans Mono CJK SC" style:font-size-asian="12pt" style:font-weight-asian="normal" style:font-name-complex="Liberation Mono" style:font-size-complex="12pt" style:font-weight-complex="normal"/>
    </style:style>
    <style:style style:name="P457" style:family="paragraph" style:parent-style-name="Preformatted_20_Text">
      <style:text-properties fo:font-variant="normal" fo:text-transform="none" style:font-name="Handwriting" fo:font-size="12pt" fo:letter-spacing="normal" fo:font-style="normal" fo:font-weight="normal" officeooo:rsid="0f45f1f4" officeooo:paragraph-rsid="0f3ab453" style:font-name-asian="Noto Sans Mono CJK SC" style:font-size-asian="12pt" style:font-weight-asian="normal" style:font-name-complex="Liberation Mono" style:font-size-complex="12pt" style:font-weight-complex="normal"/>
    </style:style>
    <style:style style:name="P458" style:family="paragraph" style:parent-style-name="Preformatted_20_Text">
      <style:text-properties fo:font-variant="normal" fo:text-transform="none" style:font-name="Handwriting" fo:font-size="12pt" fo:letter-spacing="normal" fo:font-style="normal" fo:font-weight="normal" officeooo:rsid="0f6729df" officeooo:paragraph-rsid="108b353f" style:font-name-asian="Noto Sans Mono CJK SC" style:font-size-asian="12pt" style:font-weight-asian="normal" style:font-name-complex="Liberation Mono" style:font-size-complex="12pt" style:font-weight-complex="normal"/>
    </style:style>
    <style:style style:name="P459" style:family="paragraph" style:parent-style-name="Preformatted_20_Text">
      <style:text-properties fo:font-variant="normal" fo:text-transform="none" style:font-name="Handwriting" fo:font-size="12pt" fo:letter-spacing="normal" fo:font-style="normal" fo:font-weight="normal" officeooo:rsid="0e5f9b2f" officeooo:paragraph-rsid="0e5f9b2f" style:font-name-asian="Noto Sans Mono CJK SC" style:font-size-asian="12pt" style:font-weight-asian="normal" style:font-name-complex="Liberation Mono" style:font-size-complex="12pt" style:font-weight-complex="normal"/>
    </style:style>
    <style:style style:name="P460" style:family="paragraph" style:parent-style-name="Preformatted_20_Text">
      <style:text-properties fo:font-variant="normal" fo:text-transform="none" style:font-name="Handwriting" fo:font-size="12pt" fo:letter-spacing="normal" fo:font-style="normal" fo:font-weight="normal" officeooo:rsid="10def2a5" officeooo:paragraph-rsid="10def2a5" style:font-name-asian="Noto Sans Mono CJK SC" style:font-size-asian="12pt" style:font-weight-asian="normal" style:font-name-complex="Liberation Mono" style:font-size-complex="12pt" style:font-weight-complex="normal"/>
    </style:style>
    <style:style style:name="P461" style:family="paragraph" style:parent-style-name="Preformatted_20_Text">
      <style:text-properties fo:font-variant="normal" fo:text-transform="none" style:font-name="Handwriting" fo:font-size="12pt" fo:letter-spacing="normal" fo:font-style="normal" fo:font-weight="normal" officeooo:rsid="10e97a72" officeooo:paragraph-rsid="10e97a72" style:font-name-asian="Noto Sans Mono CJK SC" style:font-size-asian="12pt" style:font-weight-asian="normal" style:font-name-complex="Liberation Mono" style:font-size-complex="12pt" style:font-weight-complex="normal"/>
    </style:style>
    <style:style style:name="P462" style:family="paragraph" style:parent-style-name="Preformatted_20_Text">
      <style:text-properties fo:font-variant="normal" fo:text-transform="none" style:font-name="Handwriting" fo:font-size="12pt" fo:letter-spacing="normal" fo:font-style="normal" fo:font-weight="normal" officeooo:rsid="10e97a72" officeooo:paragraph-rsid="1273578d" style:font-name-asian="Noto Sans Mono CJK SC" style:font-size-asian="12pt" style:font-weight-asian="normal" style:font-name-complex="Liberation Mono" style:font-size-complex="12pt" style:font-weight-complex="normal"/>
    </style:style>
    <style:style style:name="P463" style:family="paragraph" style:parent-style-name="Preformatted_20_Text">
      <style:text-properties fo:font-variant="normal" fo:text-transform="none" style:font-name="Handwriting" fo:font-size="12pt" fo:letter-spacing="normal" fo:font-style="normal" fo:font-weight="normal" officeooo:rsid="10ecac13" officeooo:paragraph-rsid="10ecac13" style:font-name-asian="Noto Sans Mono CJK SC" style:font-size-asian="12pt" style:font-weight-asian="normal" style:font-name-complex="Liberation Mono" style:font-size-complex="12pt" style:font-weight-complex="normal"/>
    </style:style>
    <style:style style:name="P464" style:family="paragraph" style:parent-style-name="Preformatted_20_Text">
      <style:text-properties fo:font-variant="normal" fo:text-transform="none" style:font-name="Handwriting" fo:font-size="12pt" fo:letter-spacing="normal" fo:font-style="normal" fo:font-weight="normal" officeooo:rsid="10ecac13" officeooo:paragraph-rsid="1273578d" style:font-name-asian="Noto Sans Mono CJK SC" style:font-size-asian="12pt" style:font-weight-asian="normal" style:font-name-complex="Liberation Mono" style:font-size-complex="12pt" style:font-weight-complex="normal"/>
    </style:style>
    <style:style style:name="P465" style:family="paragraph" style:parent-style-name="Preformatted_20_Text">
      <style:text-properties fo:font-variant="normal" fo:text-transform="none" style:font-name="Handwriting" fo:font-size="12pt" fo:letter-spacing="normal" fo:font-style="normal" fo:font-weight="normal" officeooo:rsid="10ecac13" officeooo:paragraph-rsid="10e97a72" style:font-name-asian="Noto Sans Mono CJK SC" style:font-size-asian="12pt" style:font-weight-asian="normal" style:font-name-complex="Liberation Mono" style:font-size-complex="12pt" style:font-weight-complex="normal"/>
    </style:style>
    <style:style style:name="P466" style:family="paragraph" style:parent-style-name="Preformatted_20_Text">
      <style:text-properties fo:font-variant="normal" fo:text-transform="none" style:font-name="Handwriting" fo:font-size="12pt" fo:letter-spacing="normal" fo:font-style="normal" fo:font-weight="normal" officeooo:rsid="0baf4887" officeooo:paragraph-rsid="0baf4887" style:font-name-asian="Noto Sans Mono CJK SC" style:font-size-asian="12pt" style:font-weight-asian="normal" style:font-name-complex="Liberation Mono" style:font-size-complex="12pt" style:font-weight-complex="normal"/>
    </style:style>
    <style:style style:name="P467" style:family="paragraph" style:parent-style-name="Preformatted_20_Text">
      <style:text-properties fo:font-variant="normal" fo:text-transform="none" style:font-name="Handwriting" fo:font-size="12pt" fo:letter-spacing="normal" fo:font-style="normal" fo:font-weight="normal" officeooo:rsid="10f37196" officeooo:paragraph-rsid="10f37196" style:font-name-asian="Noto Sans Mono CJK SC" style:font-size-asian="12pt" style:font-weight-asian="normal" style:font-name-complex="Liberation Mono" style:font-size-complex="12pt" style:font-weight-complex="normal"/>
    </style:style>
    <style:style style:name="P468" style:family="paragraph" style:parent-style-name="Preformatted_20_Text">
      <style:text-properties fo:font-variant="normal" fo:text-transform="none" style:font-name="Handwriting" fo:font-size="12pt" fo:letter-spacing="normal" fo:font-style="normal" fo:font-weight="normal" officeooo:rsid="111a786b" officeooo:paragraph-rsid="111a786b" style:font-name-asian="Noto Sans Mono CJK SC" style:font-size-asian="12pt" style:font-weight-asian="normal" style:font-name-complex="Liberation Mono" style:font-size-complex="12pt" style:font-weight-complex="normal"/>
    </style:style>
    <style:style style:name="P469" style:family="paragraph" style:parent-style-name="Preformatted_20_Text">
      <style:text-properties fo:font-variant="normal" fo:text-transform="none" style:font-name="Handwriting" fo:font-size="12pt" fo:letter-spacing="normal" fo:font-style="normal" fo:font-weight="normal" officeooo:rsid="11206b2b" officeooo:paragraph-rsid="11206b2b" style:font-name-asian="Noto Sans Mono CJK SC" style:font-size-asian="12pt" style:font-weight-asian="normal" style:font-name-complex="Liberation Mono" style:font-size-complex="12pt" style:font-weight-complex="normal"/>
    </style:style>
    <style:style style:name="P470" style:family="paragraph" style:parent-style-name="Preformatted_20_Text">
      <style:text-properties fo:font-variant="normal" fo:text-transform="none" style:font-name="Handwriting" fo:font-size="12pt" fo:letter-spacing="normal" fo:font-style="normal" fo:font-weight="normal" officeooo:rsid="0ef2cc2c" officeooo:paragraph-rsid="0ef2cc2c" style:font-name-asian="Noto Sans Mono CJK SC" style:font-size-asian="12pt" style:font-weight-asian="normal" style:font-name-complex="Liberation Mono" style:font-size-complex="12pt" style:font-weight-complex="normal"/>
    </style:style>
    <style:style style:name="P471" style:family="paragraph" style:parent-style-name="Preformatted_20_Text">
      <style:text-properties fo:font-variant="normal" fo:text-transform="none" style:font-name="Handwriting" fo:font-size="12pt" fo:letter-spacing="normal" fo:font-style="normal" fo:font-weight="normal" officeooo:rsid="112b2694" officeooo:paragraph-rsid="112b2694" style:font-name-asian="Noto Sans Mono CJK SC" style:font-size-asian="12pt" style:font-weight-asian="normal" style:font-name-complex="Liberation Mono" style:font-size-complex="12pt" style:font-weight-complex="normal"/>
    </style:style>
    <style:style style:name="P472" style:family="paragraph" style:parent-style-name="Preformatted_20_Text">
      <style:text-properties fo:font-variant="normal" fo:text-transform="none" style:font-name="Handwriting" fo:font-size="12pt" fo:letter-spacing="normal" fo:font-style="normal" fo:font-weight="normal" officeooo:rsid="0f0d1453" officeooo:paragraph-rsid="0efd631f" style:font-name-asian="Noto Sans Mono CJK SC" style:font-size-asian="12pt" style:font-weight-asian="normal" style:font-name-complex="Liberation Mono" style:font-size-complex="12pt" style:font-weight-complex="normal"/>
    </style:style>
    <style:style style:name="P473" style:family="paragraph" style:parent-style-name="Preformatted_20_Text">
      <style:text-properties fo:font-variant="normal" fo:text-transform="none" style:font-name="Handwriting" fo:font-size="12pt" fo:letter-spacing="normal" fo:font-style="normal" fo:font-weight="normal" officeooo:rsid="1118a821" officeooo:paragraph-rsid="110f04d7" style:font-name-asian="Noto Sans Mono CJK SC" style:font-size-asian="12pt" style:font-weight-asian="normal" style:font-name-complex="Liberation Mono" style:font-size-complex="12pt" style:font-weight-complex="normal"/>
    </style:style>
    <style:style style:name="P474" style:family="paragraph" style:parent-style-name="Preformatted_20_Text">
      <style:text-properties fo:font-variant="normal" fo:text-transform="none" style:font-name="Handwriting" fo:font-size="12pt" fo:letter-spacing="normal" fo:font-style="normal" fo:font-weight="normal" officeooo:rsid="112e10f2" officeooo:paragraph-rsid="112a134f" style:font-name-asian="Noto Sans Mono CJK SC" style:font-size-asian="12pt" style:font-weight-asian="normal" style:font-name-complex="Liberation Mono" style:font-size-complex="12pt" style:font-weight-complex="normal"/>
    </style:style>
    <style:style style:name="P475" style:family="paragraph" style:parent-style-name="Preformatted_20_Text">
      <style:text-properties fo:font-variant="normal" fo:text-transform="none" style:font-name="Handwriting" fo:font-size="12pt" fo:letter-spacing="normal" fo:font-style="normal" fo:font-weight="normal" officeooo:rsid="1116cc85" officeooo:paragraph-rsid="1148228c" style:font-name-asian="Noto Sans Mono CJK SC" style:font-size-asian="12pt" style:font-weight-asian="normal" style:font-name-complex="Liberation Mono" style:font-size-complex="12pt" style:font-weight-complex="normal"/>
    </style:style>
    <style:style style:name="P476" style:family="paragraph" style:parent-style-name="Preformatted_20_Text">
      <style:text-properties fo:font-variant="normal" fo:text-transform="none" style:font-name="Handwriting" fo:font-size="12pt" fo:letter-spacing="normal" fo:font-style="normal" fo:font-weight="normal" officeooo:rsid="118df438" officeooo:paragraph-rsid="118df438" style:font-name-asian="Noto Sans Mono CJK SC" style:font-size-asian="12pt" style:font-weight-asian="normal" style:font-name-complex="Liberation Mono" style:font-size-complex="12pt" style:font-weight-complex="normal"/>
    </style:style>
    <style:style style:name="P477" style:family="paragraph" style:parent-style-name="Preformatted_20_Text">
      <style:text-properties fo:font-variant="normal" fo:text-transform="none" style:font-name="Handwriting" fo:font-size="12pt" fo:letter-spacing="normal" fo:font-style="normal" fo:font-weight="normal" officeooo:rsid="11a03b8c" officeooo:paragraph-rsid="11de6343" style:font-name-asian="Noto Sans Mono CJK SC" style:font-size-asian="12pt" style:font-weight-asian="normal" style:font-name-complex="Liberation Mono" style:font-size-complex="12pt" style:font-weight-complex="normal"/>
    </style:style>
    <style:style style:name="P478" style:family="paragraph" style:parent-style-name="Preformatted_20_Text">
      <style:text-properties fo:font-variant="normal" fo:text-transform="none" style:font-name="Handwriting" fo:font-size="12pt" fo:letter-spacing="normal" fo:font-style="normal" fo:font-weight="normal" officeooo:rsid="11a10291" officeooo:paragraph-rsid="11a11d4d" style:font-name-asian="Noto Sans Mono CJK SC" style:font-size-asian="12pt" style:font-weight-asian="normal" style:font-name-complex="Liberation Mono" style:font-size-complex="12pt" style:font-weight-complex="normal"/>
    </style:style>
    <style:style style:name="P479" style:family="paragraph" style:parent-style-name="Preformatted_20_Text">
      <style:text-properties fo:font-variant="normal" fo:text-transform="none" style:font-name="Handwriting" fo:font-size="12pt" fo:letter-spacing="normal" fo:font-style="normal" fo:font-weight="normal" officeooo:rsid="11a6e3fb" officeooo:paragraph-rsid="11a6e3fb" style:font-name-asian="Noto Sans Mono CJK SC" style:font-size-asian="12pt" style:font-weight-asian="normal" style:font-name-complex="Liberation Mono" style:font-size-complex="12pt" style:font-weight-complex="normal"/>
    </style:style>
    <style:style style:name="P480" style:family="paragraph" style:parent-style-name="Preformatted_20_Text">
      <style:text-properties fo:font-variant="normal" fo:text-transform="none" style:font-name="Handwriting" fo:font-size="12pt" fo:letter-spacing="normal" fo:font-style="normal" fo:font-weight="normal" officeooo:rsid="11b0f902" officeooo:paragraph-rsid="11b0f902" style:font-name-asian="Noto Sans Mono CJK SC" style:font-size-asian="12pt" style:font-weight-asian="normal" style:font-name-complex="Liberation Mono" style:font-size-complex="12pt" style:font-weight-complex="normal"/>
    </style:style>
    <style:style style:name="P481" style:family="paragraph" style:parent-style-name="Preformatted_20_Text">
      <style:text-properties fo:font-variant="normal" fo:text-transform="none" style:font-name="Handwriting" fo:font-size="12pt" fo:letter-spacing="normal" fo:font-style="normal" fo:font-weight="normal" officeooo:rsid="1118bf86" officeooo:paragraph-rsid="1118bf86" style:font-name-asian="Noto Sans Mono CJK SC" style:font-size-asian="12pt" style:font-weight-asian="normal" style:font-name-complex="Liberation Mono" style:font-size-complex="12pt" style:font-weight-complex="normal"/>
    </style:style>
    <style:style style:name="P482" style:family="paragraph" style:parent-style-name="Preformatted_20_Text">
      <style:text-properties fo:font-variant="normal" fo:text-transform="none" style:font-name="Handwriting" fo:font-size="12pt" fo:letter-spacing="normal" fo:font-style="normal" fo:font-weight="normal" officeooo:rsid="11cfd33d" officeooo:paragraph-rsid="11cfd33d" style:font-name-asian="Noto Sans Mono CJK SC" style:font-size-asian="12pt" style:font-weight-asian="normal" style:font-name-complex="Liberation Mono" style:font-size-complex="12pt" style:font-weight-complex="normal"/>
    </style:style>
    <style:style style:name="P483" style:family="paragraph" style:parent-style-name="Preformatted_20_Text">
      <style:text-properties fo:font-variant="normal" fo:text-transform="none" style:font-name="Handwriting" fo:font-size="12pt" fo:letter-spacing="normal" fo:font-style="normal" fo:font-weight="normal" officeooo:rsid="11d5dbd3" officeooo:paragraph-rsid="11d5dbd3" style:font-name-asian="Noto Sans Mono CJK SC" style:font-size-asian="12pt" style:font-weight-asian="normal" style:font-name-complex="Liberation Mono" style:font-size-complex="12pt" style:font-weight-complex="normal"/>
    </style:style>
    <style:style style:name="P484" style:family="paragraph" style:parent-style-name="Preformatted_20_Text">
      <style:text-properties fo:font-variant="normal" fo:text-transform="none" style:font-name="Handwriting" fo:font-size="12pt" fo:letter-spacing="normal" fo:font-style="normal" fo:font-weight="normal" officeooo:rsid="11d9b2c9" officeooo:paragraph-rsid="11d9b2c9" style:font-name-asian="Noto Sans Mono CJK SC" style:font-size-asian="12pt" style:font-weight-asian="normal" style:font-name-complex="Liberation Mono" style:font-size-complex="12pt" style:font-weight-complex="normal"/>
    </style:style>
    <style:style style:name="P485" style:family="paragraph" style:parent-style-name="Preformatted_20_Text">
      <style:text-properties fo:font-variant="normal" fo:text-transform="none" style:font-name="Handwriting" fo:font-size="12pt" fo:letter-spacing="normal" fo:font-style="normal" fo:font-weight="normal" officeooo:rsid="0ef15fff" officeooo:paragraph-rsid="0ef15fff" style:font-name-asian="Noto Sans Mono CJK SC" style:font-size-asian="12pt" style:font-weight-asian="normal" style:font-name-complex="Liberation Mono" style:font-size-complex="12pt" style:font-weight-complex="normal"/>
    </style:style>
    <style:style style:name="P486" style:family="paragraph" style:parent-style-name="Preformatted_20_Text">
      <style:text-properties fo:font-variant="normal" fo:text-transform="none" style:font-name="Handwriting" fo:font-size="12pt" fo:letter-spacing="normal" fo:font-style="normal" fo:font-weight="normal" officeooo:rsid="11dca543" officeooo:paragraph-rsid="11dca543" style:font-name-asian="Noto Sans Mono CJK SC" style:font-size-asian="12pt" style:font-weight-asian="normal" style:font-name-complex="Liberation Mono" style:font-size-complex="12pt" style:font-weight-complex="normal"/>
    </style:style>
    <style:style style:name="P487" style:family="paragraph" style:parent-style-name="Preformatted_20_Text">
      <style:text-properties fo:font-variant="normal" fo:text-transform="none" style:font-name="Handwriting" fo:font-size="12pt" fo:letter-spacing="normal" fo:font-style="normal" fo:font-weight="normal" officeooo:rsid="11dd84e7" officeooo:paragraph-rsid="11dd84e7" style:font-name-asian="Noto Sans Mono CJK SC" style:font-size-asian="12pt" style:font-weight-asian="normal" style:font-name-complex="Liberation Mono" style:font-size-complex="12pt" style:font-weight-complex="normal"/>
    </style:style>
    <style:style style:name="P488" style:family="paragraph" style:parent-style-name="Preformatted_20_Text">
      <style:text-properties fo:font-variant="normal" fo:text-transform="none" style:font-name="Handwriting" fo:font-size="12pt" fo:letter-spacing="normal" fo:font-style="normal" fo:font-weight="normal" officeooo:rsid="0f074b3f" officeooo:paragraph-rsid="0f074b3f" style:font-name-asian="Noto Sans Mono CJK SC" style:font-size-asian="12pt" style:font-weight-asian="normal" style:font-name-complex="Liberation Mono" style:font-size-complex="12pt" style:font-weight-complex="normal"/>
    </style:style>
    <style:style style:name="P489" style:family="paragraph" style:parent-style-name="Preformatted_20_Text">
      <style:text-properties fo:font-variant="normal" fo:text-transform="none" style:font-name="Handwriting" fo:font-size="12pt" fo:letter-spacing="normal" fo:font-style="normal" fo:font-weight="normal" officeooo:rsid="11ecc5d1" officeooo:paragraph-rsid="11ecc5d1" style:font-name-asian="Noto Sans Mono CJK SC" style:font-size-asian="12pt" style:font-weight-asian="normal" style:font-name-complex="Liberation Mono" style:font-size-complex="12pt" style:font-weight-complex="normal"/>
    </style:style>
    <style:style style:name="P490" style:family="paragraph" style:parent-style-name="Preformatted_20_Text">
      <style:text-properties fo:font-variant="normal" fo:text-transform="none" style:font-name="Handwriting" fo:font-size="12pt" fo:letter-spacing="normal" fo:font-style="normal" fo:font-weight="normal" officeooo:rsid="121f5cb7" officeooo:paragraph-rsid="1225f0a6" style:font-name-asian="Noto Sans Mono CJK SC" style:font-size-asian="12pt" style:font-weight-asian="normal" style:font-name-complex="Liberation Mono" style:font-size-complex="12pt" style:font-weight-complex="normal"/>
    </style:style>
    <style:style style:name="P491" style:family="paragraph" style:parent-style-name="Preformatted_20_Text">
      <style:text-properties fo:font-variant="normal" fo:text-transform="none" style:font-name="Handwriting" fo:font-size="12pt" fo:letter-spacing="normal" fo:font-style="normal" fo:font-weight="normal" officeooo:rsid="121f5cb7" officeooo:paragraph-rsid="124cf5be" style:font-name-asian="Noto Sans Mono CJK SC" style:font-size-asian="12pt" style:font-weight-asian="normal" style:font-name-complex="Liberation Mono" style:font-size-complex="12pt" style:font-weight-complex="normal"/>
    </style:style>
    <style:style style:name="P492" style:family="paragraph" style:parent-style-name="Preformatted_20_Text">
      <style:text-properties fo:font-variant="normal" fo:text-transform="none" style:font-name="Handwriting" fo:font-size="12pt" fo:letter-spacing="normal" fo:font-style="normal" fo:font-weight="normal" officeooo:rsid="122f6028" officeooo:paragraph-rsid="122f6028" style:font-name-asian="Noto Sans Mono CJK SC" style:font-size-asian="12pt" style:font-weight-asian="normal" style:font-name-complex="Liberation Mono" style:font-size-complex="12pt" style:font-weight-complex="normal"/>
    </style:style>
    <style:style style:name="P493" style:family="paragraph" style:parent-style-name="Preformatted_20_Text">
      <style:text-properties fo:font-variant="normal" fo:text-transform="none" style:font-name="Handwriting" fo:font-size="12pt" fo:letter-spacing="normal" fo:font-style="normal" fo:font-weight="normal" officeooo:rsid="1260cca5" officeooo:paragraph-rsid="0f95849d" style:font-name-asian="Noto Sans Mono CJK SC" style:font-size-asian="12pt" style:font-weight-asian="normal" style:font-name-complex="Liberation Mono" style:font-size-complex="12pt" style:font-weight-complex="normal"/>
    </style:style>
    <style:style style:name="P494" style:family="paragraph" style:parent-style-name="Preformatted_20_Text">
      <style:text-properties fo:font-variant="normal" fo:text-transform="none" style:font-name="Handwriting" fo:font-size="12pt" fo:letter-spacing="normal" fo:font-style="normal" fo:font-weight="normal" officeooo:rsid="126a788c" officeooo:paragraph-rsid="126a788c" style:font-name-asian="Noto Sans Mono CJK SC" style:font-size-asian="12pt" style:font-weight-asian="normal" style:font-name-complex="Liberation Mono" style:font-size-complex="12pt" style:font-weight-complex="normal"/>
    </style:style>
    <style:style style:name="P495" style:family="paragraph" style:parent-style-name="Preformatted_20_Text">
      <style:text-properties fo:font-variant="normal" fo:text-transform="none" style:font-name="Handwriting" fo:font-size="12pt" fo:letter-spacing="normal" fo:font-style="normal" fo:font-weight="normal" officeooo:rsid="121b2f6f" officeooo:paragraph-rsid="124cf5be" style:font-name-asian="Noto Sans Mono CJK SC" style:font-size-asian="12pt" style:font-weight-asian="normal" style:font-name-complex="Liberation Mono" style:font-size-complex="12pt" style:font-weight-complex="normal"/>
    </style:style>
    <style:style style:name="P496" style:family="paragraph" style:parent-style-name="Preformatted_20_Text">
      <style:text-properties fo:font-variant="normal" fo:text-transform="none" style:font-name="Handwriting" fo:font-size="12pt" fo:letter-spacing="normal" fo:font-style="normal" fo:font-weight="normal" officeooo:rsid="0fd985ad" officeooo:paragraph-rsid="0fd985ad" style:font-name-asian="Noto Sans Mono CJK SC" style:font-size-asian="12pt" style:font-weight-asian="normal" style:font-name-complex="Liberation Mono" style:font-size-complex="12pt" style:font-weight-complex="normal"/>
    </style:style>
    <style:style style:name="P497" style:family="paragraph" style:parent-style-name="Preformatted_20_Text">
      <style:text-properties fo:font-variant="normal" fo:text-transform="none" style:font-name="Handwriting" fo:font-size="12pt" fo:letter-spacing="normal" fo:font-style="normal" fo:font-weight="normal" officeooo:rsid="1299591c" officeooo:paragraph-rsid="1299591c" style:font-name-asian="Noto Sans Mono CJK SC" style:font-size-asian="12pt" style:font-weight-asian="normal" style:font-name-complex="Liberation Mono" style:font-size-complex="12pt" style:font-weight-complex="normal"/>
    </style:style>
    <style:style style:name="P498" style:family="paragraph" style:parent-style-name="Preformatted_20_Text">
      <style:text-properties fo:font-variant="normal" fo:text-transform="none" style:font-name="Handwriting" fo:font-size="12pt" fo:letter-spacing="normal" fo:font-style="normal" fo:font-weight="normal" officeooo:rsid="11e22321" officeooo:paragraph-rsid="128a045a" style:font-name-asian="Noto Sans Mono CJK SC" style:font-size-asian="12pt" style:font-weight-asian="normal" style:font-name-complex="Liberation Mono" style:font-size-complex="12pt" style:font-weight-complex="normal"/>
    </style:style>
    <style:style style:name="P499" style:family="paragraph" style:parent-style-name="Preformatted_20_Text">
      <style:text-properties fo:font-variant="normal" fo:text-transform="none" style:font-name="Handwriting" fo:font-size="12pt" fo:letter-spacing="normal" fo:font-style="normal" fo:font-weight="normal" officeooo:rsid="11e22321" officeooo:paragraph-rsid="118df438" style:font-name-asian="Noto Sans Mono CJK SC" style:font-size-asian="12pt" style:font-weight-asian="normal" style:font-name-complex="Liberation Mono" style:font-size-complex="12pt" style:font-weight-complex="normal"/>
    </style:style>
    <style:style style:name="P500" style:family="paragraph" style:parent-style-name="Preformatted_20_Text">
      <style:text-properties fo:font-variant="normal" fo:text-transform="none" style:font-name="Handwriting" fo:font-size="12pt" fo:letter-spacing="normal" fo:font-style="normal" fo:font-weight="normal" officeooo:rsid="12bf785e" officeooo:paragraph-rsid="128a045a" style:font-name-asian="Noto Sans Mono CJK SC" style:font-size-asian="12pt" style:font-weight-asian="normal" style:font-name-complex="Liberation Mono" style:font-size-complex="12pt" style:font-weight-complex="normal"/>
    </style:style>
    <style:style style:name="P501" style:family="paragraph" style:parent-style-name="Preformatted_20_Text">
      <style:text-properties fo:font-variant="normal" fo:text-transform="none" style:font-name="Handwriting" fo:font-size="12pt" fo:letter-spacing="normal" fo:font-style="normal" fo:font-weight="normal" officeooo:rsid="122e373a" officeooo:paragraph-rsid="122e373a" style:font-name-asian="Noto Sans Mono CJK SC" style:font-size-asian="12pt" style:font-weight-asian="normal" style:font-name-complex="Liberation Mono" style:font-size-complex="12pt" style:font-weight-complex="normal"/>
    </style:style>
    <style:style style:name="P502" style:family="paragraph" style:parent-style-name="Preformatted_20_Text">
      <style:text-properties fo:font-variant="normal" fo:text-transform="none" style:font-name="Handwriting" fo:font-size="12pt" fo:letter-spacing="normal" fo:font-style="normal" fo:font-weight="normal" officeooo:rsid="12ccf761" officeooo:paragraph-rsid="12ccf761" style:font-name-asian="Noto Sans Mono CJK SC" style:font-size-asian="12pt" style:font-weight-asian="normal" style:font-name-complex="Liberation Mono" style:font-size-complex="12pt" style:font-weight-complex="normal"/>
    </style:style>
    <style:style style:name="P503" style:family="paragraph" style:parent-style-name="Preformatted_20_Text">
      <style:text-properties fo:font-variant="normal" fo:text-transform="none" style:font-name="Handwriting" fo:font-size="12pt" fo:letter-spacing="normal" fo:font-style="normal" fo:font-weight="normal" officeooo:rsid="12d3d901" officeooo:paragraph-rsid="12d3d901" style:font-name-asian="Noto Sans Mono CJK SC" style:font-size-asian="12pt" style:font-weight-asian="normal" style:font-name-complex="Liberation Mono" style:font-size-complex="12pt" style:font-weight-complex="normal"/>
    </style:style>
    <style:style style:name="P504" style:family="paragraph" style:parent-style-name="Preformatted_20_Text">
      <style:text-properties fo:font-variant="normal" fo:text-transform="none" style:font-name="Handwriting" fo:font-size="12pt" fo:letter-spacing="normal" fo:font-style="normal" fo:font-weight="normal" officeooo:rsid="11db1f99" officeooo:paragraph-rsid="11db1f99" style:font-name-asian="Noto Sans Mono CJK SC" style:font-size-asian="12pt" style:font-weight-asian="normal" style:font-name-complex="Liberation Mono" style:font-size-complex="12pt" style:font-weight-complex="normal"/>
    </style:style>
    <style:style style:name="P505" style:family="paragraph" style:parent-style-name="Preformatted_20_Text">
      <style:text-properties fo:font-variant="normal" fo:text-transform="none" style:font-name="Handwriting" fo:font-size="12pt" fo:letter-spacing="normal" fo:font-style="normal" fo:font-weight="normal" officeooo:rsid="12dea9f8" officeooo:paragraph-rsid="12dea9f8" style:font-name-asian="Noto Sans Mono CJK SC" style:font-size-asian="12pt" style:font-weight-asian="normal" style:font-name-complex="Liberation Mono" style:font-size-complex="12pt" style:font-weight-complex="normal"/>
    </style:style>
    <style:style style:name="P506" style:family="paragraph" style:parent-style-name="Preformatted_20_Text">
      <style:text-properties fo:font-variant="normal" fo:text-transform="none" style:font-name="Handwriting" fo:font-size="12pt" fo:letter-spacing="normal" fo:font-style="normal" fo:font-weight="normal" officeooo:rsid="11b4750c" officeooo:paragraph-rsid="11c6656c" style:font-name-asian="Noto Sans Mono CJK SC" style:font-size-asian="12pt" style:font-weight-asian="normal" style:font-name-complex="Liberation Mono" style:font-size-complex="12pt" style:font-weight-complex="normal"/>
    </style:style>
    <style:style style:name="P507" style:family="paragraph" style:parent-style-name="Preformatted_20_Text">
      <style:text-properties fo:font-variant="normal" fo:text-transform="none" style:font-name="Handwriting" fo:font-size="12pt" fo:letter-spacing="normal" fo:font-style="normal" fo:font-weight="normal" officeooo:rsid="12ee400d" officeooo:paragraph-rsid="12ee400d" style:font-name-asian="Noto Sans Mono CJK SC" style:font-size-asian="12pt" style:font-weight-asian="normal" style:font-name-complex="Liberation Mono" style:font-size-complex="12pt" style:font-weight-complex="normal"/>
    </style:style>
    <style:style style:name="P508" style:family="paragraph" style:parent-style-name="Preformatted_20_Text">
      <style:text-properties fo:font-variant="normal" fo:text-transform="none" style:font-name="Handwriting" fo:font-size="12pt" fo:letter-spacing="normal" fo:font-style="normal" fo:font-weight="normal" officeooo:rsid="12ee400d" officeooo:paragraph-rsid="1406d9c5" style:font-name-asian="Noto Sans Mono CJK SC" style:font-size-asian="12pt" style:font-weight-asian="normal" style:font-name-complex="Liberation Mono" style:font-size-complex="12pt" style:font-weight-complex="normal"/>
    </style:style>
    <style:style style:name="P509" style:family="paragraph" style:parent-style-name="Preformatted_20_Text">
      <style:text-properties fo:font-variant="normal" fo:text-transform="none" style:font-name="Handwriting" fo:font-size="12pt" fo:letter-spacing="normal" fo:font-style="normal" fo:font-weight="normal" officeooo:rsid="10f2358d" officeooo:paragraph-rsid="10f2358d" style:font-name-asian="Noto Sans Mono CJK SC" style:font-size-asian="12pt" style:font-weight-asian="normal" style:font-name-complex="Liberation Mono" style:font-size-complex="12pt" style:font-weight-complex="normal"/>
    </style:style>
    <style:style style:name="P510" style:family="paragraph" style:parent-style-name="Preformatted_20_Text">
      <style:text-properties fo:font-variant="normal" fo:text-transform="none" style:font-name="Handwriting" fo:font-size="12pt" fo:letter-spacing="normal" fo:font-style="normal" fo:font-weight="normal" officeooo:rsid="12f00b0d" officeooo:paragraph-rsid="12f00b0d" style:font-name-asian="Noto Sans Mono CJK SC" style:font-size-asian="12pt" style:font-weight-asian="normal" style:font-name-complex="Liberation Mono" style:font-size-complex="12pt" style:font-weight-complex="normal"/>
    </style:style>
    <style:style style:name="P511"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name-asian="Noto Sans Mono CJK SC" style:font-size-asian="12pt" style:font-weight-asian="normal" style:font-name-complex="Liberation Mono" style:font-size-complex="12pt" style:font-weight-complex="normal"/>
    </style:style>
    <style:style style:name="P512" style:family="paragraph" style:parent-style-name="Preformatted_20_Text">
      <style:text-properties fo:font-variant="normal" fo:text-transform="none" style:font-name="Handwriting" fo:font-size="12pt" fo:letter-spacing="normal" fo:font-style="normal" fo:font-weight="normal" officeooo:rsid="0e400092" officeooo:paragraph-rsid="0e400092" style:font-name-asian="Noto Sans Mono CJK SC" style:font-size-asian="12pt" style:font-weight-asian="normal" style:font-name-complex="Liberation Mono" style:font-size-complex="12pt" style:font-weight-complex="normal"/>
    </style:style>
    <style:style style:name="P513" style:family="paragraph" style:parent-style-name="Preformatted_20_Text">
      <style:text-properties fo:font-variant="normal" fo:text-transform="none" style:font-name="Handwriting" fo:font-size="12pt" fo:letter-spacing="normal" fo:font-style="normal" fo:font-weight="normal" officeooo:rsid="12f2eaca" officeooo:paragraph-rsid="12f2eaca" style:font-name-asian="Noto Sans Mono CJK SC" style:font-size-asian="12pt" style:font-weight-asian="normal" style:font-name-complex="Liberation Mono" style:font-size-complex="12pt" style:font-weight-complex="normal"/>
    </style:style>
    <style:style style:name="P514" style:family="paragraph" style:parent-style-name="Preformatted_20_Text">
      <style:text-properties fo:font-variant="normal" fo:text-transform="none" style:font-name="Handwriting" fo:font-size="12pt" fo:letter-spacing="normal" fo:font-style="normal" fo:font-weight="normal" officeooo:rsid="12ce87f0" officeooo:paragraph-rsid="12ce87f0" style:font-name-asian="Noto Sans Mono CJK SC" style:font-size-asian="12pt" style:font-weight-asian="normal" style:font-name-complex="Liberation Mono" style:font-size-complex="12pt" style:font-weight-complex="normal"/>
    </style:style>
    <style:style style:name="P515" style:family="paragraph" style:parent-style-name="Preformatted_20_Text">
      <style:text-properties fo:font-variant="normal" fo:text-transform="none" style:font-name="Handwriting" fo:font-size="12pt" fo:letter-spacing="normal" fo:font-style="normal" fo:font-weight="normal" officeooo:rsid="12f60c9d" officeooo:paragraph-rsid="12f60c9d" style:font-name-asian="Noto Sans Mono CJK SC" style:font-size-asian="12pt" style:font-weight-asian="normal" style:font-name-complex="Liberation Mono" style:font-size-complex="12pt" style:font-weight-complex="normal"/>
    </style:style>
    <style:style style:name="P516" style:family="paragraph" style:parent-style-name="Preformatted_20_Text">
      <style:text-properties fo:font-variant="normal" fo:text-transform="none" style:font-name="Handwriting" fo:font-size="12pt" fo:letter-spacing="normal" fo:font-style="normal" fo:font-weight="normal" officeooo:rsid="12fd88e2" officeooo:paragraph-rsid="12fd88e2" style:font-name-asian="Noto Sans Mono CJK SC" style:font-size-asian="12pt" style:font-weight-asian="normal" style:font-name-complex="Liberation Mono" style:font-size-complex="12pt" style:font-weight-complex="normal"/>
    </style:style>
    <style:style style:name="P517" style:family="paragraph" style:parent-style-name="Preformatted_20_Text">
      <style:text-properties fo:font-variant="normal" fo:text-transform="none" style:font-name="Handwriting" fo:font-size="12pt" fo:letter-spacing="normal" fo:font-style="normal" fo:font-weight="normal" officeooo:rsid="13002ccb" officeooo:paragraph-rsid="13002ccb" style:font-name-asian="Noto Sans Mono CJK SC" style:font-size-asian="12pt" style:font-weight-asian="normal" style:font-name-complex="Liberation Mono" style:font-size-complex="12pt" style:font-weight-complex="normal"/>
    </style:style>
    <style:style style:name="P518" style:family="paragraph" style:parent-style-name="Preformatted_20_Text">
      <style:text-properties fo:font-variant="normal" fo:text-transform="none" style:font-name="Handwriting" fo:font-size="12pt" fo:letter-spacing="normal" fo:font-style="normal" fo:font-weight="normal" officeooo:rsid="033b1687" officeooo:paragraph-rsid="02e7c1cc" style:font-name-asian="Noto Sans Mono CJK SC" style:font-size-asian="12pt" style:font-weight-asian="normal" style:font-name-complex="Liberation Mono" style:font-size-complex="12pt" style:font-weight-complex="normal"/>
    </style:style>
    <style:style style:name="P519" style:family="paragraph" style:parent-style-name="Preformatted_20_Text">
      <style:text-properties fo:font-variant="normal" fo:text-transform="none" style:font-name="Handwriting" fo:font-size="12pt" fo:letter-spacing="normal" fo:font-style="normal" fo:font-weight="normal" officeooo:rsid="0f16d407" officeooo:paragraph-rsid="0f16866d" style:font-name-asian="Noto Sans Mono CJK SC" style:font-size-asian="12pt" style:font-weight-asian="normal" style:font-name-complex="Liberation Mono" style:font-size-complex="12pt" style:font-weight-complex="normal"/>
    </style:style>
    <style:style style:name="P520" style:family="paragraph" style:parent-style-name="Preformatted_20_Text">
      <style:text-properties fo:font-variant="normal" fo:text-transform="none" style:font-name="Handwriting" fo:font-size="12pt" fo:letter-spacing="normal" fo:font-style="normal" fo:font-weight="normal" officeooo:rsid="0ed984d1" officeooo:paragraph-rsid="138f2b1f" style:font-name-asian="Noto Sans Mono CJK SC" style:font-size-asian="12pt" style:font-weight-asian="normal" style:font-name-complex="Liberation Mono" style:font-size-complex="12pt" style:font-weight-complex="normal"/>
    </style:style>
    <style:style style:name="P521" style:family="paragraph" style:parent-style-name="Preformatted_20_Text">
      <style:text-properties fo:font-variant="normal" fo:text-transform="none" style:font-name="Handwriting" fo:font-size="12pt" fo:letter-spacing="normal" fo:font-style="normal" fo:font-weight="normal" officeooo:rsid="0dfad946" officeooo:paragraph-rsid="0de52e38" style:font-name-asian="Noto Sans Mono CJK SC" style:font-size-asian="12pt" style:font-weight-asian="normal" style:font-name-complex="Liberation Mono" style:font-size-complex="12pt" style:font-weight-complex="normal"/>
    </style:style>
    <style:style style:name="P522" style:family="paragraph" style:parent-style-name="Preformatted_20_Text">
      <style:text-properties fo:font-variant="normal" fo:text-transform="none" style:font-name="Handwriting" fo:font-size="12pt" fo:letter-spacing="normal" fo:font-style="normal" fo:font-weight="normal" officeooo:rsid="0ef18b17" officeooo:paragraph-rsid="139516d6" style:font-name-asian="Noto Sans Mono CJK SC" style:font-size-asian="12pt" style:font-weight-asian="normal" style:font-name-complex="Liberation Mono" style:font-size-complex="12pt" style:font-weight-complex="normal"/>
    </style:style>
    <style:style style:name="P523" style:family="paragraph" style:parent-style-name="Preformatted_20_Text">
      <style:text-properties fo:font-variant="normal" fo:text-transform="none" style:font-name="Handwriting" fo:font-size="12pt" fo:letter-spacing="normal" fo:font-style="normal" fo:font-weight="normal" officeooo:rsid="0e90e41a" officeooo:paragraph-rsid="0e90e41a" style:font-name-asian="Noto Sans Mono CJK SC" style:font-size-asian="12pt" style:font-weight-asian="normal" style:font-name-complex="Liberation Mono" style:font-size-complex="12pt" style:font-weight-complex="normal"/>
    </style:style>
    <style:style style:name="P524" style:family="paragraph" style:parent-style-name="Preformatted_20_Text">
      <style:text-properties fo:font-variant="normal" fo:text-transform="none" style:font-name="Handwriting" fo:font-size="12pt" fo:letter-spacing="normal" fo:font-style="normal" fo:font-weight="normal" officeooo:rsid="13a97c1b" officeooo:paragraph-rsid="13a97c1b" style:font-name-asian="Noto Sans Mono CJK SC" style:font-size-asian="12pt" style:font-weight-asian="normal" style:font-name-complex="Liberation Mono" style:font-size-complex="12pt" style:font-weight-complex="normal"/>
    </style:style>
    <style:style style:name="P525" style:family="paragraph" style:parent-style-name="Preformatted_20_Text">
      <style:text-properties fo:font-variant="normal" fo:text-transform="none" style:font-name="Handwriting" fo:font-size="12pt" fo:letter-spacing="normal" fo:font-style="normal" fo:font-weight="normal" officeooo:rsid="13e9775c" officeooo:paragraph-rsid="13e9775c" style:font-name-asian="Noto Sans Mono CJK SC" style:font-size-asian="12pt" style:font-weight-asian="normal" style:font-name-complex="Liberation Mono" style:font-size-complex="12pt" style:font-weight-complex="normal"/>
    </style:style>
    <style:style style:name="P526" style:family="paragraph" style:parent-style-name="Preformatted_20_Text">
      <style:text-properties fo:font-variant="normal" fo:text-transform="none" style:font-name="Handwriting" fo:font-size="12pt" fo:letter-spacing="normal" fo:font-style="normal" fo:font-weight="normal" officeooo:rsid="12ffa5a5" officeooo:paragraph-rsid="13fb1880" style:font-name-asian="Noto Sans Mono CJK SC" style:font-size-asian="12pt" style:font-weight-asian="normal" style:font-name-complex="Liberation Mono" style:font-size-complex="12pt" style:font-weight-complex="normal"/>
    </style:style>
    <style:style style:name="P527" style:family="paragraph" style:parent-style-name="Preformatted_20_Text">
      <style:text-properties fo:font-variant="normal" fo:text-transform="none" style:font-name="Handwriting" fo:font-size="12pt" fo:letter-spacing="normal" fo:font-style="normal" fo:font-weight="normal" officeooo:rsid="12fdded3" officeooo:paragraph-rsid="12fdded3" style:font-name-asian="Noto Sans Mono CJK SC" style:font-size-asian="12pt" style:font-weight-asian="normal" style:font-name-complex="Liberation Mono" style:font-size-complex="12pt" style:font-weight-complex="normal"/>
    </style:style>
    <style:style style:name="P528" style:family="paragraph" style:parent-style-name="Preformatted_20_Text">
      <style:text-properties fo:font-variant="normal" fo:text-transform="none" style:font-name="Handwriting" fo:font-size="12pt" fo:letter-spacing="normal" fo:font-style="normal" fo:font-weight="normal" officeooo:rsid="14016ef4" officeooo:paragraph-rsid="12fa3908" style:font-name-asian="Noto Sans Mono CJK SC" style:font-size-asian="12pt" style:font-weight-asian="normal" style:font-name-complex="Liberation Mono" style:font-size-complex="12pt" style:font-weight-complex="normal"/>
    </style:style>
    <style:style style:name="P529" style:family="paragraph" style:parent-style-name="Preformatted_20_Text">
      <style:text-properties fo:font-variant="normal" fo:text-transform="none" style:font-name="Handwriting" fo:font-size="12pt" fo:letter-spacing="normal" fo:font-style="normal" fo:font-weight="normal" officeooo:rsid="11a8d6fa" officeooo:paragraph-rsid="11a8d6fa" style:font-name-asian="Noto Sans Mono CJK SC" style:font-size-asian="12pt" style:font-weight-asian="normal" style:font-name-complex="Liberation Mono" style:font-size-complex="12pt" style:font-weight-complex="normal"/>
    </style:style>
    <style:style style:name="P530" style:family="paragraph" style:parent-style-name="Preformatted_20_Text">
      <style:text-properties fo:font-variant="normal" fo:text-transform="none" style:font-name="Handwriting" fo:font-size="12pt" fo:letter-spacing="normal" fo:font-style="normal" fo:font-weight="normal" officeooo:rsid="1410d8da" officeooo:paragraph-rsid="1410d8da" style:font-name-asian="Noto Sans Mono CJK SC" style:font-size-asian="12pt" style:font-weight-asian="normal" style:font-name-complex="Liberation Mono" style:font-size-complex="12pt" style:font-weight-complex="normal"/>
    </style:style>
    <style:style style:name="P531" style:family="paragraph" style:parent-style-name="Preformatted_20_Text">
      <style:text-properties fo:font-variant="normal" fo:text-transform="none" style:font-name="Handwriting" fo:font-size="12pt" fo:letter-spacing="normal" fo:font-style="normal" fo:font-weight="normal" officeooo:rsid="14115c08" officeooo:paragraph-rsid="14115c08" style:font-name-asian="Noto Sans Mono CJK SC" style:font-size-asian="12pt" style:font-weight-asian="normal" style:font-name-complex="Liberation Mono" style:font-size-complex="12pt" style:font-weight-complex="normal"/>
    </style:style>
    <style:style style:name="P532" style:family="paragraph" style:parent-style-name="Preformatted_20_Text">
      <style:text-properties fo:font-variant="normal" fo:text-transform="none" style:font-name="Handwriting" fo:font-size="12pt" fo:letter-spacing="normal" fo:font-style="normal" fo:font-weight="normal" officeooo:rsid="0d978acb" officeooo:paragraph-rsid="0db1cef3" style:font-name-asian="Noto Sans Mono CJK SC" style:font-size-asian="12pt" style:font-weight-asian="normal" style:font-name-complex="Liberation Mono" style:font-size-complex="12pt" style:font-weight-complex="normal"/>
    </style:style>
    <style:style style:name="P533" style:family="paragraph" style:parent-style-name="Preformatted_20_Text">
      <style:text-properties fo:font-variant="normal" fo:text-transform="none" style:font-name="Handwriting" fo:font-size="12pt" fo:letter-spacing="normal" fo:font-style="normal" fo:font-weight="normal" officeooo:rsid="141abb1f" officeooo:paragraph-rsid="141abb1f" style:font-name-asian="Noto Sans Mono CJK SC" style:font-size-asian="12pt" style:font-weight-asian="normal" style:font-name-complex="Liberation Mono" style:font-size-complex="12pt" style:font-weight-complex="normal"/>
    </style:style>
    <style:style style:name="P534" style:family="paragraph" style:parent-style-name="Preformatted_20_Text">
      <style:text-properties fo:font-variant="normal" fo:text-transform="none" style:font-name="Handwriting" fo:font-size="12pt" fo:letter-spacing="normal" fo:font-style="normal" fo:font-weight="normal" officeooo:rsid="142886ba" officeooo:paragraph-rsid="1424ca03" style:font-name-asian="Noto Sans Mono CJK SC" style:font-size-asian="12pt" style:font-weight-asian="normal" style:font-name-complex="Liberation Mono" style:font-size-complex="12pt" style:font-weight-complex="normal"/>
    </style:style>
    <style:style style:name="P535" style:family="paragraph" style:parent-style-name="Preformatted_20_Text">
      <style:text-properties fo:font-variant="normal" fo:text-transform="none" style:font-name="Handwriting" fo:font-size="12pt" fo:letter-spacing="normal" fo:font-style="normal" fo:font-weight="normal" officeooo:rsid="142d90c6" officeooo:paragraph-rsid="1424ca03" style:font-name-asian="Noto Sans Mono CJK SC" style:font-size-asian="12pt" style:font-weight-asian="normal" style:font-name-complex="Liberation Mono" style:font-size-complex="12pt" style:font-weight-complex="normal"/>
    </style:style>
    <style:style style:name="P536" style:family="paragraph" style:parent-style-name="Preformatted_20_Text">
      <style:text-properties fo:font-variant="normal" fo:text-transform="none" style:font-name="Handwriting" fo:font-size="12pt" fo:letter-spacing="normal" fo:font-style="normal" fo:font-weight="normal" officeooo:rsid="14241cd2" officeooo:paragraph-rsid="1424ca03" style:font-name-asian="Noto Sans Mono CJK SC" style:font-size-asian="12pt" style:font-weight-asian="normal" style:font-name-complex="Liberation Mono" style:font-size-complex="12pt" style:font-weight-complex="normal"/>
    </style:style>
    <style:style style:name="P537" style:family="paragraph" style:parent-style-name="Preformatted_20_Text">
      <style:text-properties fo:font-variant="normal" fo:text-transform="none" style:font-name="Handwriting" fo:font-size="12pt" fo:letter-spacing="normal" fo:font-style="normal" fo:font-weight="normal" officeooo:rsid="143cc6ab" officeooo:paragraph-rsid="143cc6ab" style:font-name-asian="Noto Sans Mono CJK SC" style:font-size-asian="12pt" style:font-weight-asian="normal" style:font-name-complex="Liberation Mono" style:font-size-complex="12pt" style:font-weight-complex="normal"/>
    </style:style>
    <style:style style:name="P538" style:family="paragraph" style:parent-style-name="Preformatted_20_Text">
      <style:text-properties fo:font-variant="normal" fo:text-transform="none" style:font-name="Handwriting" fo:font-size="12pt" fo:letter-spacing="normal" fo:font-style="normal" fo:font-weight="normal" officeooo:rsid="143e7ca3" officeooo:paragraph-rsid="143e7ca3" style:font-name-asian="Noto Sans Mono CJK SC" style:font-size-asian="12pt" style:font-weight-asian="normal" style:font-name-complex="Liberation Mono" style:font-size-complex="12pt" style:font-weight-complex="normal"/>
    </style:style>
    <style:style style:name="P539" style:family="paragraph" style:parent-style-name="Preformatted_20_Text">
      <style:text-properties fo:font-variant="normal" fo:text-transform="none" style:font-name="Handwriting" fo:font-size="12pt" fo:letter-spacing="normal" fo:font-style="normal" fo:font-weight="normal" officeooo:rsid="12ffd5d9" officeooo:paragraph-rsid="1407e71f" style:font-name-asian="Noto Sans Mono CJK SC" style:font-size-asian="12pt" style:font-weight-asian="normal" style:font-name-complex="Liberation Mono" style:font-size-complex="12pt" style:font-weight-complex="normal"/>
    </style:style>
    <style:style style:name="P540" style:family="paragraph" style:parent-style-name="Preformatted_20_Text">
      <style:text-properties fo:font-variant="normal" fo:text-transform="none" style:font-name="Handwriting" fo:font-size="12pt" fo:letter-spacing="normal" fo:font-style="normal" fo:font-weight="normal" officeooo:rsid="1457877c" officeooo:paragraph-rsid="1457877c" style:font-name-asian="Noto Sans Mono CJK SC" style:font-size-asian="12pt" style:font-weight-asian="normal" style:font-name-complex="Liberation Mono" style:font-size-complex="12pt" style:font-weight-complex="normal"/>
    </style:style>
    <style:style style:name="P541" style:family="paragraph" style:parent-style-name="Preformatted_20_Text">
      <style:text-properties fo:font-variant="normal" fo:text-transform="none" style:font-name="Handwriting" fo:font-size="12pt" fo:letter-spacing="normal" fo:font-style="normal" fo:font-weight="normal" officeooo:rsid="146fa1d7" officeooo:paragraph-rsid="146fa1d7" style:font-name-asian="Noto Sans Mono CJK SC" style:font-size-asian="12pt" style:font-weight-asian="normal" style:font-name-complex="Liberation Mono" style:font-size-complex="12pt" style:font-weight-complex="normal"/>
    </style:style>
    <style:style style:name="P542"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543"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544"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545" style:family="paragraph" style:parent-style-name="Preformatted_20_Text">
      <style:text-properties fo:font-variant="normal" fo:text-transform="none" style:font-name="Handwriting" fo:letter-spacing="normal" fo:font-style="normal" fo:font-weight="normal" officeooo:paragraph-rsid="118df438"/>
    </style:style>
    <style:style style:name="P546" style:family="paragraph" style:parent-style-name="Preformatted_20_Text">
      <style:text-properties fo:font-variant="normal" fo:text-transform="none" style:font-name="Handwriting" fo:letter-spacing="normal" fo:font-style="normal" fo:font-weight="normal" officeooo:rsid="12f00b0d" officeooo:paragraph-rsid="12f00b0d"/>
    </style:style>
    <style:style style:name="P547" style:family="paragraph" style:parent-style-name="Preformatted_20_Text">
      <style:text-properties fo:font-variant="normal" fo:text-transform="none" fo:color="#c9211e" style:font-name="Handwriting" fo:font-size="12pt" fo:letter-spacing="normal" fo:font-style="normal" fo:font-weight="normal" officeooo:rsid="028e8fa4" officeooo:paragraph-rsid="0f8420fa" style:font-name-asian="Noto Sans Mono CJK SC" style:font-size-asian="12pt" style:font-weight-asian="normal" style:font-name-complex="Liberation Mono" style:font-size-complex="12pt" style:font-weight-complex="normal"/>
    </style:style>
    <style:style style:name="P548" style:family="paragraph" style:parent-style-name="Preformatted_20_Text">
      <style:text-properties fo:font-variant="normal" fo:text-transform="none" fo:color="#c9211e" style:font-name="Handwriting" fo:font-size="12pt" fo:letter-spacing="normal" fo:font-style="normal" fo:font-weight="bold" officeooo:rsid="145be69f" officeooo:paragraph-rsid="145be69f" style:font-name-asian="Noto Sans Mono CJK SC" style:font-size-asian="12pt" style:font-weight-asian="bold" style:font-name-complex="Liberation Mono" style:font-size-complex="12pt" style:font-weight-complex="bold"/>
    </style:style>
    <style:style style:name="P549" style:family="paragraph" style:parent-style-name="Preformatted_20_Text">
      <style:text-properties fo:font-variant="normal" fo:text-transform="none" fo:color="#c9211e" style:font-name="Handwriting" fo:font-size="12pt" fo:letter-spacing="normal" fo:font-style="normal" fo:font-weight="bold" officeooo:rsid="1457877c" officeooo:paragraph-rsid="145dba14" style:font-name-asian="Noto Sans Mono CJK SC" style:font-size-asian="12pt" style:font-weight-asian="bold" style:font-name-complex="Liberation Mono" style:font-size-complex="12pt" style:font-weight-complex="bold"/>
    </style:style>
    <style:style style:name="P550" style:family="paragraph" style:parent-style-name="Preformatted_20_Text">
      <style:text-properties fo:font-variant="normal" fo:text-transform="none" fo:color="#c9211e" style:font-name="Handwriting" fo:font-size="12pt" fo:letter-spacing="normal" fo:font-style="normal" fo:font-weight="bold" officeooo:rsid="145c68be" officeooo:paragraph-rsid="145be69f" style:font-name-asian="Noto Sans Mono CJK SC" style:font-size-asian="12pt" style:font-weight-asian="bold" style:font-name-complex="Liberation Mono" style:font-size-complex="12pt" style:font-weight-complex="bold"/>
    </style:style>
    <style:style style:name="P551" style:family="paragraph" style:parent-style-name="Preformatted_20_Text">
      <style:text-properties fo:font-variant="normal" fo:text-transform="none" fo:color="#c9211e" style:font-name="Handwriting" fo:font-size="12pt" fo:letter-spacing="normal" fo:font-style="normal" fo:font-weight="bold" officeooo:rsid="1465b620" officeooo:paragraph-rsid="1465b620" style:font-name-asian="Noto Sans Mono CJK SC" style:font-size-asian="12pt" style:font-weight-asian="bold" style:font-name-complex="Liberation Mono" style:font-size-complex="12pt" style:font-weight-complex="bold"/>
    </style:style>
    <style:style style:name="P552" style:family="paragraph" style:parent-style-name="Preformatted_20_Text">
      <style:text-properties fo:font-variant="normal" fo:text-transform="none" fo:color="#8d1d75" style:font-name="Handwriting" fo:font-size="12pt" fo:letter-spacing="normal" fo:font-style="normal" fo:font-weight="bold" officeooo:rsid="136a70ff" officeooo:paragraph-rsid="1397c09d" style:font-name-asian="Noto Sans Mono CJK SC" style:font-size-asian="12pt" style:font-weight-asian="bold" style:font-name-complex="Liberation Mono" style:font-size-complex="12pt" style:font-weight-complex="bold"/>
    </style:style>
    <style:style style:name="P553" style:family="paragraph" style:parent-style-name="Preformatted_20_Text">
      <style:text-properties fo:font-variant="normal" fo:text-transform="none" fo:color="#8d1d75" style:font-name="Handwriting" fo:font-size="12pt" fo:letter-spacing="normal" fo:font-style="normal" fo:font-weight="bold" officeooo:rsid="13625f87" officeooo:paragraph-rsid="1347c51b" style:font-name-asian="Noto Sans Mono CJK SC" style:font-size-asian="12pt" style:font-weight-asian="bold" style:font-name-complex="Liberation Mono" style:font-size-complex="12pt" style:font-weight-complex="bold"/>
    </style:style>
    <style:style style:name="P554" style:family="paragraph" style:parent-style-name="Preformatted_20_Text">
      <style:text-properties fo:font-variant="normal" fo:text-transform="none" fo:color="#8d1d75" style:font-name="Handwriting" fo:font-size="12pt" fo:letter-spacing="normal" fo:font-style="normal" fo:font-weight="bold" officeooo:rsid="137bc112" officeooo:paragraph-rsid="13cd10a3" style:font-name-asian="Noto Sans Mono CJK SC" style:font-size-asian="12pt" style:font-weight-asian="bold" style:font-name-complex="Liberation Mono" style:font-size-complex="12pt" style:font-weight-complex="bold"/>
    </style:style>
    <style:style style:name="P555" style:family="paragraph" style:parent-style-name="Preformatted_20_Text">
      <style:text-properties fo:font-variant="normal" fo:text-transform="none" fo:color="#000000" style:font-name="Handwriting" fo:font-size="12pt" fo:letter-spacing="normal" fo:font-style="normal" fo:font-weight="normal" officeooo:rsid="13625f87" officeooo:paragraph-rsid="139bdc84" style:font-name-asian="Noto Sans Mono CJK SC" style:font-size-asian="12pt" style:font-weight-asian="normal" style:font-name-complex="Liberation Mono" style:font-size-complex="12pt" style:font-weight-complex="normal"/>
    </style:style>
    <style:style style:name="P556" style:family="paragraph" style:parent-style-name="Preformatted_20_Text">
      <style:text-properties fo:font-variant="normal" fo:text-transform="none" fo:color="#000000" style:font-name="Handwriting" fo:font-size="12pt" fo:letter-spacing="normal" fo:font-style="normal" fo:font-weight="normal" officeooo:rsid="13d1d5af" officeooo:paragraph-rsid="13cf2c43" style:font-name-asian="Noto Sans Mono CJK SC" style:font-size-asian="12pt" style:font-weight-asian="normal" style:font-name-complex="Liberation Mono" style:font-size-complex="12pt" style:font-weight-complex="normal"/>
    </style:style>
    <style:style style:name="P557" style:family="paragraph" style:parent-style-name="Preformatted_20_Text">
      <style:text-properties fo:font-variant="normal" fo:text-transform="none" fo:color="#000000" style:font-name="Handwriting" fo:font-size="12pt" fo:letter-spacing="normal" fo:font-style="normal" fo:font-weight="normal" officeooo:rsid="13c32277" officeooo:paragraph-rsid="13cf2c43" style:font-name-asian="Noto Sans Mono CJK SC" style:font-size-asian="12pt" style:font-weight-asian="normal" style:font-name-complex="Liberation Mono" style:font-size-complex="12pt" style:font-weight-complex="normal"/>
    </style:style>
    <style:style style:name="P558" style:family="paragraph" style:parent-style-name="Preformatted_20_Text">
      <style:text-properties fo:font-variant="normal" fo:text-transform="none" fo:color="#000000" style:font-name="Handwriting" fo:font-size="12pt" fo:letter-spacing="normal" fo:font-style="normal" fo:font-weight="normal" officeooo:rsid="13cc905d" officeooo:paragraph-rsid="1404879a" style:font-name-asian="Noto Sans Mono CJK SC" style:font-size-asian="12pt" style:font-weight-asian="normal" style:font-name-complex="Liberation Mono" style:font-size-complex="12pt" style:font-weight-complex="normal"/>
    </style:style>
    <style:style style:name="P559" style:family="paragraph" style:parent-style-name="Preformatted_20_Text">
      <style:text-properties style:font-name="Handwriting" fo:font-size="12pt" officeooo:paragraph-rsid="00a6c690" style:font-size-asian="12pt" style:font-size-complex="12pt"/>
    </style:style>
    <style:style style:name="P560" style:family="paragraph" style:parent-style-name="Preformatted_20_Text">
      <style:text-properties style:font-name="Handwriting" fo:font-size="12pt" officeooo:rsid="0116771c" officeooo:paragraph-rsid="0116771c" style:font-size-asian="12pt" style:font-size-complex="12pt"/>
    </style:style>
    <style:style style:name="P561" style:family="paragraph" style:parent-style-name="Preformatted_20_Text">
      <style:text-properties style:font-name="Handwriting" fo:font-size="12pt" officeooo:paragraph-rsid="0116f73f" style:font-size-asian="12pt" style:font-size-complex="12pt"/>
    </style:style>
    <style:style style:name="P562" style:family="paragraph" style:parent-style-name="Preformatted_20_Text">
      <style:text-properties style:font-name="Handwriting" fo:font-size="12pt" officeooo:rsid="0116f73f" officeooo:paragraph-rsid="01a57a2d" style:font-size-asian="12pt" style:font-size-complex="12pt"/>
    </style:style>
    <style:style style:name="P563" style:family="paragraph" style:parent-style-name="Preformatted_20_Text">
      <style:text-properties style:font-name="Handwriting" fo:font-size="12pt" officeooo:paragraph-rsid="01a57a2d" style:font-size-asian="12pt" style:font-size-complex="12pt"/>
    </style:style>
    <style:style style:name="P564" style:family="paragraph" style:parent-style-name="Preformatted_20_Text">
      <style:text-properties style:font-name="Handwriting" fo:font-size="12pt" officeooo:paragraph-rsid="02815d86" style:font-size-asian="12pt" style:font-size-complex="12pt"/>
    </style:style>
    <style:style style:name="P565" style:family="paragraph" style:parent-style-name="Preformatted_20_Text">
      <style:text-properties style:font-name="Handwriting" fo:font-size="12pt" officeooo:paragraph-rsid="048bf90e" style:font-size-asian="12pt" style:font-size-complex="12pt"/>
    </style:style>
    <style:style style:name="P566" style:family="paragraph" style:parent-style-name="Preformatted_20_Text">
      <style:text-properties style:font-name="Handwriting" fo:font-size="12pt" officeooo:rsid="0697e461" officeooo:paragraph-rsid="0755a0f0" style:font-size-asian="12pt" style:font-size-complex="12pt"/>
    </style:style>
    <style:style style:name="P567" style:family="paragraph" style:parent-style-name="Preformatted_20_Text">
      <style:text-properties style:font-name="Handwriting" fo:font-size="12pt" officeooo:rsid="083f654b" officeooo:paragraph-rsid="08bb6b6d" style:font-size-asian="12pt" style:font-size-complex="12pt"/>
    </style:style>
    <style:style style:name="P568" style:family="paragraph" style:parent-style-name="Preformatted_20_Text">
      <style:text-properties style:font-name="Handwriting" fo:font-size="12pt" officeooo:rsid="068c45d2" officeooo:paragraph-rsid="068c45d2" style:font-size-asian="12pt" style:font-size-complex="12pt"/>
    </style:style>
    <style:style style:name="P569" style:family="paragraph" style:parent-style-name="Preformatted_20_Text">
      <style:text-properties style:font-name="Handwriting" fo:font-size="12pt" officeooo:rsid="068c45d2" officeooo:paragraph-rsid="0a0ae579" style:font-size-asian="12pt" style:font-size-complex="12pt"/>
    </style:style>
    <style:style style:name="P570" style:family="paragraph" style:parent-style-name="Preformatted_20_Text">
      <style:text-properties style:font-name="Handwriting" fo:font-size="12pt" officeooo:rsid="07be969c" officeooo:paragraph-rsid="07be969c" style:font-size-asian="12pt" style:font-size-complex="12pt"/>
    </style:style>
    <style:style style:name="P571" style:family="paragraph" style:parent-style-name="Preformatted_20_Text">
      <style:text-properties style:font-name="Handwriting" fo:font-size="12pt" officeooo:paragraph-rsid="0c84a09c" style:font-size-asian="12pt" style:font-size-complex="12pt"/>
    </style:style>
    <style:style style:name="P572" style:family="paragraph" style:parent-style-name="Preformatted_20_Text">
      <style:text-properties style:font-name="Handwriting" fo:font-size="12pt" officeooo:rsid="0f018666" officeooo:paragraph-rsid="13cf2c43" style:font-size-asian="12pt" style:font-size-complex="12pt"/>
    </style:style>
    <style:style style:name="P573"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574" style:family="paragraph" style:parent-style-name="Preformatted_20_Text">
      <style:text-properties style:font-name="Handwriting" officeooo:paragraph-rsid="02815d86"/>
    </style:style>
    <style:style style:name="P575" style:family="paragraph" style:parent-style-name="Preformatted_20_Text">
      <style:text-properties style:font-name="Handwriting" officeooo:paragraph-rsid="0717b7cc"/>
    </style:style>
    <style:style style:name="P576" style:family="paragraph" style:parent-style-name="Preformatted_20_Text">
      <style:text-properties style:font-name="Handwriting" officeooo:paragraph-rsid="0697e461"/>
    </style:style>
    <style:style style:name="P577" style:family="paragraph" style:parent-style-name="Preformatted_20_Text">
      <style:text-properties style:font-name="Handwriting" officeooo:paragraph-rsid="07d2c522"/>
    </style:style>
    <style:style style:name="P578" style:family="paragraph" style:parent-style-name="Preformatted_20_Text">
      <style:text-properties style:font-name="Handwriting" officeooo:paragraph-rsid="08a568d9"/>
    </style:style>
    <style:style style:name="P579" style:family="paragraph" style:parent-style-name="Preformatted_20_Text">
      <style:text-properties style:font-name="Handwriting" officeooo:rsid="07dd7991" officeooo:paragraph-rsid="08295740"/>
    </style:style>
    <style:style style:name="P580" style:family="paragraph" style:parent-style-name="Preformatted_20_Text">
      <style:text-properties officeooo:paragraph-rsid="068c45d2"/>
    </style:style>
    <style:style style:name="P581" style:family="paragraph" style:parent-style-name="Preformatted_20_Text">
      <style:text-properties officeooo:paragraph-rsid="07be969c"/>
    </style:style>
    <style:style style:name="P582" style:family="paragraph" style:parent-style-name="Preformatted_20_Text">
      <style:text-properties officeooo:paragraph-rsid="09bb1318"/>
    </style:style>
    <style:style style:name="P583" style:family="paragraph" style:parent-style-name="Preformatted_20_Text">
      <style:text-properties officeooo:paragraph-rsid="016bd5bc"/>
    </style:style>
    <style:style style:name="P584" style:family="paragraph" style:parent-style-name="Preformatted_20_Text">
      <style:text-properties officeooo:paragraph-rsid="0ab104c9"/>
    </style:style>
    <style:style style:name="P585" style:family="paragraph" style:parent-style-name="Preformatted_20_Text">
      <style:text-properties officeooo:paragraph-rsid="0aba0a29"/>
    </style:style>
    <style:style style:name="P586" style:family="paragraph" style:parent-style-name="Preformatted_20_Text">
      <style:text-properties officeooo:paragraph-rsid="0ac2907a"/>
    </style:style>
    <style:style style:name="P587" style:family="paragraph" style:parent-style-name="Preformatted_20_Text">
      <style:text-properties officeooo:paragraph-rsid="0116f73f"/>
    </style:style>
    <style:style style:name="P588" style:family="paragraph" style:parent-style-name="Preformatted_20_Text">
      <style:text-properties officeooo:paragraph-rsid="0a94e175"/>
    </style:style>
    <style:style style:name="P589" style:family="paragraph" style:parent-style-name="Preformatted_20_Text">
      <style:text-properties officeooo:paragraph-rsid="0b6501ff"/>
    </style:style>
    <style:style style:name="P590" style:family="paragraph" style:parent-style-name="Preformatted_20_Text">
      <style:text-properties officeooo:paragraph-rsid="01a57a2d"/>
    </style:style>
    <style:style style:name="P591" style:family="paragraph" style:parent-style-name="Preformatted_20_Text">
      <style:text-properties officeooo:paragraph-rsid="01c01ef2"/>
    </style:style>
    <style:style style:name="P592" style:family="paragraph" style:parent-style-name="Preformatted_20_Text">
      <style:text-properties officeooo:paragraph-rsid="0b9714cc"/>
    </style:style>
    <style:style style:name="P593" style:family="paragraph" style:parent-style-name="Preformatted_20_Text">
      <style:text-properties officeooo:paragraph-rsid="0b9d116b"/>
    </style:style>
    <style:style style:name="P594" style:family="paragraph" style:parent-style-name="Preformatted_20_Text">
      <style:text-properties officeooo:paragraph-rsid="0a838104"/>
    </style:style>
    <style:style style:name="P595" style:family="paragraph" style:parent-style-name="Preformatted_20_Text">
      <style:text-properties officeooo:paragraph-rsid="0b0cf017"/>
    </style:style>
    <style:style style:name="P596" style:family="paragraph" style:parent-style-name="Preformatted_20_Text">
      <style:text-properties officeooo:paragraph-rsid="0bd19cb9"/>
    </style:style>
    <style:style style:name="P597" style:family="paragraph" style:parent-style-name="Preformatted_20_Text">
      <style:text-properties officeooo:paragraph-rsid="0bfa072d"/>
    </style:style>
    <style:style style:name="P598" style:family="paragraph" style:parent-style-name="Preformatted_20_Text">
      <style:text-properties officeooo:paragraph-rsid="0cd181d6"/>
    </style:style>
    <style:style style:name="P599" style:family="paragraph" style:parent-style-name="Preformatted_20_Text">
      <style:text-properties officeooo:paragraph-rsid="0cdb5fcd"/>
    </style:style>
    <style:style style:name="P600" style:family="paragraph" style:parent-style-name="Preformatted_20_Text">
      <style:text-properties officeooo:paragraph-rsid="0d038c6f"/>
    </style:style>
    <style:style style:name="P601" style:family="paragraph" style:parent-style-name="Preformatted_20_Text">
      <style:text-properties officeooo:paragraph-rsid="0d232dbd"/>
    </style:style>
    <style:style style:name="P602" style:family="paragraph" style:parent-style-name="Preformatted_20_Text">
      <style:text-properties officeooo:paragraph-rsid="0d2fcf37"/>
    </style:style>
    <style:style style:name="P603" style:family="paragraph" style:parent-style-name="Preformatted_20_Text">
      <style:text-properties officeooo:paragraph-rsid="0d31a29d"/>
    </style:style>
    <style:style style:name="P604" style:family="paragraph" style:parent-style-name="Preformatted_20_Text">
      <style:text-properties officeooo:paragraph-rsid="0d443b77"/>
    </style:style>
    <style:style style:name="P605" style:family="paragraph" style:parent-style-name="Preformatted_20_Text">
      <style:text-properties officeooo:paragraph-rsid="03890b33"/>
    </style:style>
    <style:style style:name="P606" style:family="paragraph" style:parent-style-name="Preformatted_20_Text">
      <style:text-properties officeooo:paragraph-rsid="0d665435"/>
    </style:style>
    <style:style style:name="P607" style:family="paragraph" style:parent-style-name="Preformatted_20_Text">
      <style:text-properties officeooo:paragraph-rsid="0d67f506"/>
    </style:style>
    <style:style style:name="P608" style:family="paragraph" style:parent-style-name="Preformatted_20_Text">
      <style:text-properties officeooo:paragraph-rsid="0dabc36f"/>
    </style:style>
    <style:style style:name="P609" style:family="paragraph" style:parent-style-name="Preformatted_20_Text">
      <style:text-properties officeooo:paragraph-rsid="0de52e38"/>
    </style:style>
    <style:style style:name="P610" style:family="paragraph" style:parent-style-name="Preformatted_20_Text">
      <style:text-properties officeooo:paragraph-rsid="0e026922"/>
    </style:style>
    <style:style style:name="P611" style:family="paragraph" style:parent-style-name="Preformatted_20_Text">
      <style:text-properties officeooo:paragraph-rsid="0e195539"/>
    </style:style>
    <style:style style:name="P612" style:family="paragraph" style:parent-style-name="Preformatted_20_Text">
      <style:text-properties officeooo:paragraph-rsid="0e3216b8"/>
    </style:style>
    <style:style style:name="P613" style:family="paragraph" style:parent-style-name="Preformatted_20_Text">
      <style:text-properties officeooo:paragraph-rsid="0e432092"/>
    </style:style>
    <style:style style:name="P614" style:family="paragraph" style:parent-style-name="Preformatted_20_Text">
      <style:text-properties officeooo:rsid="0e81495a" officeooo:paragraph-rsid="0e81495a"/>
    </style:style>
    <style:style style:name="P615" style:family="paragraph" style:parent-style-name="Preformatted_20_Text">
      <style:text-properties officeooo:paragraph-rsid="0e9137cc"/>
    </style:style>
    <style:style style:name="P616" style:family="paragraph" style:parent-style-name="Preformatted_20_Text">
      <style:text-properties officeooo:paragraph-rsid="02815d86"/>
    </style:style>
    <style:style style:name="P617" style:family="paragraph" style:parent-style-name="Preformatted_20_Text">
      <style:text-properties officeooo:paragraph-rsid="0e626d7c"/>
    </style:style>
    <style:style style:name="P618" style:family="paragraph" style:parent-style-name="Preformatted_20_Text">
      <style:text-properties officeooo:paragraph-rsid="0f1a5bde"/>
    </style:style>
    <style:style style:name="P619" style:family="paragraph" style:parent-style-name="Preformatted_20_Text">
      <style:text-properties officeooo:paragraph-rsid="0e165d15"/>
    </style:style>
    <style:style style:name="P620" style:family="paragraph" style:parent-style-name="Preformatted_20_Text">
      <style:text-properties officeooo:paragraph-rsid="0f2df92a"/>
    </style:style>
    <style:style style:name="P621" style:family="paragraph" style:parent-style-name="Preformatted_20_Text">
      <style:text-properties officeooo:paragraph-rsid="0f2f5ad8"/>
    </style:style>
    <style:style style:name="P622" style:family="paragraph" style:parent-style-name="Preformatted_20_Text">
      <style:text-properties officeooo:paragraph-rsid="0e1f0e89"/>
    </style:style>
    <style:style style:name="P623" style:family="paragraph" style:parent-style-name="Preformatted_20_Text">
      <style:text-properties officeooo:paragraph-rsid="0f5844f3"/>
    </style:style>
    <style:style style:name="P624" style:family="paragraph" style:parent-style-name="Preformatted_20_Text">
      <style:text-properties officeooo:paragraph-rsid="0f9eb548"/>
    </style:style>
    <style:style style:name="P625" style:family="paragraph" style:parent-style-name="Preformatted_20_Text">
      <style:text-properties officeooo:paragraph-rsid="045ff560"/>
    </style:style>
    <style:style style:name="P626" style:family="paragraph" style:parent-style-name="Preformatted_20_Text">
      <style:text-properties officeooo:paragraph-rsid="0f3ab453"/>
    </style:style>
    <style:style style:name="P627" style:family="paragraph" style:parent-style-name="Preformatted_20_Text">
      <style:text-properties officeooo:paragraph-rsid="0fe1a57b"/>
    </style:style>
    <style:style style:name="P628" style:family="paragraph" style:parent-style-name="Preformatted_20_Text">
      <style:text-properties officeooo:paragraph-rsid="10728dcd"/>
    </style:style>
    <style:style style:name="P629" style:family="paragraph" style:parent-style-name="Preformatted_20_Text">
      <style:text-properties officeooo:paragraph-rsid="108b353f"/>
    </style:style>
    <style:style style:name="P630" style:family="paragraph" style:parent-style-name="Preformatted_20_Text">
      <style:text-properties officeooo:paragraph-rsid="108da6c5"/>
    </style:style>
    <style:style style:name="P631" style:family="paragraph" style:parent-style-name="Preformatted_20_Text">
      <style:text-properties officeooo:paragraph-rsid="109564b1"/>
    </style:style>
    <style:style style:name="P632" style:family="paragraph" style:parent-style-name="Preformatted_20_Text">
      <style:text-properties officeooo:paragraph-rsid="0fdbc7b3"/>
    </style:style>
    <style:style style:name="P633" style:family="paragraph" style:parent-style-name="Preformatted_20_Text">
      <style:text-properties officeooo:paragraph-rsid="10b9060e"/>
    </style:style>
    <style:style style:name="P634" style:family="paragraph" style:parent-style-name="Preformatted_20_Text">
      <style:text-properties officeooo:paragraph-rsid="0e5f9b2f"/>
    </style:style>
    <style:style style:name="P635" style:family="paragraph" style:parent-style-name="Preformatted_20_Text">
      <style:text-properties officeooo:paragraph-rsid="10ff4c57"/>
    </style:style>
    <style:style style:name="P636" style:family="paragraph" style:parent-style-name="Preformatted_20_Text">
      <style:text-properties officeooo:paragraph-rsid="111c15b0"/>
    </style:style>
    <style:style style:name="P637" style:family="paragraph" style:parent-style-name="Preformatted_20_Text">
      <style:text-properties officeooo:paragraph-rsid="113859a9"/>
    </style:style>
    <style:style style:name="P638" style:family="paragraph" style:parent-style-name="Preformatted_20_Text">
      <style:text-properties officeooo:paragraph-rsid="110f04d7"/>
    </style:style>
    <style:style style:name="P639" style:family="paragraph" style:parent-style-name="Preformatted_20_Text">
      <style:text-properties officeooo:rsid="11448181" officeooo:paragraph-rsid="11448181"/>
    </style:style>
    <style:style style:name="P640" style:family="paragraph" style:parent-style-name="Preformatted_20_Text">
      <style:text-properties officeooo:rsid="11448181" officeooo:paragraph-rsid="1148228c"/>
    </style:style>
    <style:style style:name="P641" style:family="paragraph" style:parent-style-name="Preformatted_20_Text">
      <style:text-properties officeooo:paragraph-rsid="112a134f"/>
    </style:style>
    <style:style style:name="P642" style:family="paragraph" style:parent-style-name="Preformatted_20_Text">
      <style:text-properties officeooo:rsid="1154f319" officeooo:paragraph-rsid="1154f319"/>
    </style:style>
    <style:style style:name="P643" style:family="paragraph" style:parent-style-name="Preformatted_20_Text">
      <style:text-properties officeooo:paragraph-rsid="1167ee72"/>
    </style:style>
    <style:style style:name="P644" style:family="paragraph" style:parent-style-name="Preformatted_20_Text">
      <style:text-properties officeooo:paragraph-rsid="1179ce17"/>
    </style:style>
    <style:style style:name="P645" style:family="paragraph" style:parent-style-name="Preformatted_20_Text">
      <style:text-properties officeooo:paragraph-rsid="1121d530"/>
    </style:style>
    <style:style style:name="P646" style:family="paragraph" style:parent-style-name="Preformatted_20_Text">
      <style:text-properties officeooo:paragraph-rsid="11a33547"/>
    </style:style>
    <style:style style:name="P647" style:family="paragraph" style:parent-style-name="Preformatted_20_Text">
      <style:text-properties officeooo:paragraph-rsid="11a8d6fa"/>
    </style:style>
    <style:style style:name="P648" style:family="paragraph" style:parent-style-name="Preformatted_20_Text">
      <style:text-properties officeooo:paragraph-rsid="119be663"/>
    </style:style>
    <style:style style:name="P649" style:family="paragraph" style:parent-style-name="Preformatted_20_Text">
      <style:text-properties officeooo:paragraph-rsid="11bd8ad0"/>
    </style:style>
    <style:style style:name="P650" style:family="paragraph" style:parent-style-name="Preformatted_20_Text">
      <style:text-properties officeooo:paragraph-rsid="119d61d3"/>
    </style:style>
    <style:style style:name="P651" style:family="paragraph" style:parent-style-name="Preformatted_20_Text">
      <style:text-properties officeooo:paragraph-rsid="115d00af"/>
    </style:style>
    <style:style style:name="P652" style:family="paragraph" style:parent-style-name="Preformatted_20_Text">
      <style:text-properties officeooo:paragraph-rsid="10d86d77"/>
    </style:style>
    <style:style style:name="P653" style:family="paragraph" style:parent-style-name="Preformatted_20_Text">
      <style:text-properties officeooo:paragraph-rsid="125cea2d"/>
    </style:style>
    <style:style style:name="P654" style:family="paragraph" style:parent-style-name="Preformatted_20_Text">
      <style:text-properties officeooo:paragraph-rsid="1256f97e"/>
    </style:style>
    <style:style style:name="P655" style:family="paragraph" style:parent-style-name="Preformatted_20_Text">
      <style:text-properties officeooo:paragraph-rsid="1273578d"/>
    </style:style>
    <style:style style:name="P656" style:family="paragraph" style:parent-style-name="Preformatted_20_Text">
      <style:text-properties officeooo:paragraph-rsid="127f255e"/>
    </style:style>
    <style:style style:name="P657" style:family="paragraph" style:parent-style-name="Preformatted_20_Text">
      <style:text-properties officeooo:paragraph-rsid="12824801"/>
    </style:style>
    <style:style style:name="P658" style:family="paragraph" style:parent-style-name="Preformatted_20_Text">
      <style:text-properties officeooo:paragraph-rsid="1284b47f"/>
    </style:style>
    <style:style style:name="P659" style:family="paragraph" style:parent-style-name="Preformatted_20_Text">
      <style:text-properties officeooo:paragraph-rsid="128630d9"/>
    </style:style>
    <style:style style:name="P660" style:family="paragraph" style:parent-style-name="Preformatted_20_Text">
      <style:text-properties officeooo:rsid="10f69e92" officeooo:paragraph-rsid="124cf5be"/>
    </style:style>
    <style:style style:name="P661" style:family="paragraph" style:parent-style-name="Preformatted_20_Text">
      <style:text-properties officeooo:paragraph-rsid="128a045a"/>
    </style:style>
    <style:style style:name="P662" style:family="paragraph" style:parent-style-name="Preformatted_20_Text">
      <style:text-properties officeooo:rsid="128a045a" officeooo:paragraph-rsid="128a045a"/>
    </style:style>
    <style:style style:name="P663" style:family="paragraph" style:parent-style-name="Preformatted_20_Text">
      <style:text-properties officeooo:rsid="0f16866d" officeooo:paragraph-rsid="0f16866d"/>
    </style:style>
    <style:style style:name="P664" style:family="paragraph" style:parent-style-name="Preformatted_20_Text">
      <style:text-properties officeooo:rsid="12fa3908" officeooo:paragraph-rsid="12fa3908"/>
    </style:style>
    <style:style style:name="P665" style:family="paragraph" style:parent-style-name="Preformatted_20_Text">
      <style:text-properties officeooo:paragraph-rsid="0e8bd389"/>
    </style:style>
    <style:style style:name="P666" style:family="paragraph" style:parent-style-name="Preformatted_20_Text">
      <style:text-properties officeooo:paragraph-rsid="13817a15"/>
    </style:style>
    <style:style style:name="P667" style:family="paragraph" style:parent-style-name="Preformatted_20_Text">
      <style:text-properties officeooo:paragraph-rsid="0e07aa26"/>
    </style:style>
    <style:style style:name="P668" style:family="paragraph" style:parent-style-name="Preformatted_20_Text">
      <style:text-properties officeooo:paragraph-rsid="138f4f14"/>
    </style:style>
    <style:style style:name="P669" style:family="paragraph" style:parent-style-name="Preformatted_20_Text">
      <style:text-properties officeooo:paragraph-rsid="13935f7c"/>
    </style:style>
    <style:style style:name="P670" style:family="paragraph" style:parent-style-name="Preformatted_20_Text">
      <style:text-properties officeooo:paragraph-rsid="139516d6"/>
    </style:style>
    <style:style style:name="P671" style:family="paragraph" style:parent-style-name="Preformatted_20_Text">
      <style:text-properties fo:color="#000000" style:font-name="Handwriting" fo:font-size="12pt" fo:font-weight="normal" officeooo:rsid="13625f87" officeooo:paragraph-rsid="1397c09d" style:font-size-asian="12pt" style:font-weight-asian="normal" style:font-size-complex="12pt" style:font-weight-complex="normal"/>
    </style:style>
    <style:style style:name="P672" style:family="paragraph" style:parent-style-name="Preformatted_20_Text">
      <style:text-properties fo:color="#000000" officeooo:paragraph-rsid="13a4dcf5"/>
    </style:style>
    <style:style style:name="P673" style:family="paragraph" style:parent-style-name="Preformatted_20_Text">
      <style:text-properties officeooo:paragraph-rsid="139f9300"/>
    </style:style>
    <style:style style:name="P674" style:family="paragraph" style:parent-style-name="Preformatted_20_Text">
      <style:text-properties officeooo:paragraph-rsid="13a46074"/>
    </style:style>
    <style:style style:name="P675" style:family="paragraph" style:parent-style-name="Preformatted_20_Text">
      <style:text-properties officeooo:paragraph-rsid="0f074b3f"/>
    </style:style>
    <style:style style:name="P676" style:family="paragraph" style:parent-style-name="Preformatted_20_Text">
      <style:text-properties fo:font-weight="bold" officeooo:paragraph-rsid="13cf2c43" style:font-weight-asian="bold" style:font-weight-complex="bold"/>
    </style:style>
    <style:style style:name="P677" style:family="paragraph" style:parent-style-name="Preformatted_20_Text">
      <style:text-properties officeooo:paragraph-rsid="13cf2c43"/>
    </style:style>
    <style:style style:name="P678" style:family="paragraph" style:parent-style-name="Preformatted_20_Text">
      <style:text-properties officeooo:paragraph-rsid="0ef2cc2c"/>
    </style:style>
    <style:style style:name="P679" style:family="paragraph" style:parent-style-name="Preformatted_20_Text">
      <style:text-properties officeooo:paragraph-rsid="0ef89ead"/>
    </style:style>
    <style:style style:name="P680" style:family="paragraph" style:parent-style-name="Preformatted_20_Text">
      <style:text-properties officeooo:paragraph-rsid="104b01ea"/>
    </style:style>
    <style:style style:name="P681" style:family="paragraph" style:parent-style-name="Preformatted_20_Text">
      <style:text-properties officeooo:paragraph-rsid="1404879a"/>
    </style:style>
    <style:style style:name="P682" style:family="paragraph" style:parent-style-name="Preformatted_20_Text">
      <style:text-properties officeooo:paragraph-rsid="140e18dc"/>
    </style:style>
    <style:style style:name="P683" style:family="paragraph" style:parent-style-name="Preformatted_20_Text">
      <style:text-properties officeooo:paragraph-rsid="1424ca03"/>
    </style:style>
    <style:style style:name="P684" style:family="paragraph" style:parent-style-name="Preformatted_20_Text">
      <style:text-properties officeooo:rsid="142f73f1" officeooo:paragraph-rsid="142f73f1"/>
    </style:style>
    <style:style style:name="P685" style:family="paragraph" style:parent-style-name="Preformatted_20_Text">
      <style:text-properties officeooo:paragraph-rsid="1410a92b"/>
    </style:style>
    <style:style style:name="P686" style:family="paragraph" style:parent-style-name="Preformatted_20_Text">
      <style:text-properties officeooo:paragraph-rsid="11db1f99"/>
    </style:style>
    <style:style style:name="P687" style:family="paragraph" style:parent-style-name="Preformatted_20_Text">
      <style:text-properties officeooo:paragraph-rsid="1407e71f"/>
    </style:style>
    <style:style style:name="P688" style:family="paragraph" style:parent-style-name="Preformatted_20_Text">
      <style:text-properties officeooo:paragraph-rsid="143c16e8"/>
    </style:style>
    <style:style style:name="P689" style:family="paragraph" style:parent-style-name="Preformatted_20_Text">
      <style:text-properties officeooo:rsid="14444991" officeooo:paragraph-rsid="14444991"/>
    </style:style>
    <style:style style:name="P690" style:family="paragraph" style:parent-style-name="Preformatted_20_Text">
      <style:text-properties officeooo:rsid="1457877c" officeooo:paragraph-rsid="1457877c"/>
    </style:style>
    <style:style style:name="P691" style:family="paragraph" style:parent-style-name="Preformatted_20_Text">
      <style:text-properties officeooo:paragraph-rsid="145be69f"/>
    </style:style>
    <style:style style:name="P692" style:family="paragraph" style:parent-style-name="Preformatted_20_Text">
      <style:text-properties officeooo:rsid="14642c2c" officeooo:paragraph-rsid="14642c2c"/>
    </style:style>
    <style:style style:name="P693" style:family="paragraph" style:parent-style-name="Preformatted_20_Text">
      <style:text-properties officeooo:rsid="14642c2c" officeooo:paragraph-rsid="1465b620"/>
    </style:style>
    <style:style style:name="P69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69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69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697" style:family="paragraph" style:parent-style-name="Preformatted_20_Text">
      <style:text-properties fo:font-variant="normal" fo:text-transform="none" style:font-name="Handwriting" fo:font-size="12pt" fo:letter-spacing="normal" fo:font-style="normal" fo:font-weight="normal" officeooo:rsid="028e8fa4" officeooo:paragraph-rsid="0f385683" style:font-name-asian="Noto Sans Mono CJK SC" style:font-size-asian="12pt" style:font-weight-asian="normal" style:font-name-complex="Liberation Mono" style:font-size-complex="12pt" style:font-weight-complex="normal"/>
    </style:style>
    <style:style style:name="P698" style:family="paragraph" style:parent-style-name="Preformatted_20_Text">
      <style:text-properties fo:font-variant="normal" fo:text-transform="none" fo:color="#c9211e" style:font-name="Handwriting" fo:font-size="12pt" fo:letter-spacing="normal" fo:font-style="normal" fo:font-weight="bold" officeooo:rsid="1457877c" officeooo:paragraph-rsid="1496b045" style:font-name-asian="Noto Sans Mono CJK SC" style:font-size-asian="12pt" style:font-weight-asian="bold" style:font-name-complex="Liberation Mono" style:font-size-complex="12pt" style:font-weight-complex="bold"/>
    </style:style>
    <style:style style:name="P699" style:family="paragraph" style:parent-style-name="Preformatted_20_Text">
      <style:text-properties fo:font-variant="normal" fo:text-transform="none" fo:color="#c9211e" style:font-name="Handwriting" fo:font-size="12pt" fo:letter-spacing="normal" fo:font-style="normal" fo:font-weight="bold" officeooo:rsid="145c68be" officeooo:paragraph-rsid="1496b045" style:font-name-asian="Noto Sans Mono CJK SC" style:font-size-asian="12pt" style:font-weight-asian="bold" style:font-name-complex="Liberation Mono" style:font-size-complex="12pt" style:font-weight-complex="bold"/>
    </style:style>
    <style:style style:name="P700" style:family="paragraph" style:parent-style-name="Preformatted_20_Text">
      <style:text-properties fo:font-variant="normal" fo:text-transform="none" fo:color="#c9211e" style:font-name="Handwriting" fo:font-size="12pt" fo:letter-spacing="normal" fo:font-style="normal" fo:font-weight="bold" officeooo:rsid="1465b620" officeooo:paragraph-rsid="1496b045" style:font-name-asian="Noto Sans Mono CJK SC" style:font-size-asian="12pt" style:font-weight-asian="bold" style:font-name-complex="Liberation Mono" style:font-size-complex="12pt" style:font-weight-complex="bold"/>
    </style:style>
    <style:style style:name="P701" style:family="paragraph" style:parent-style-name="Preformatted_20_Text">
      <style:text-properties officeooo:rsid="1465b620" officeooo:paragraph-rsid="1496b045"/>
    </style:style>
    <style:style style:name="P702" style:family="paragraph" style:parent-style-name="Preformatted_20_Text">
      <style:text-properties officeooo:paragraph-rsid="1496b045"/>
    </style:style>
    <style:style style:name="P703" style:family="paragraph" style:parent-style-name="Preformatted_20_Text">
      <style:text-properties officeooo:rsid="14642c2c" officeooo:paragraph-rsid="1496b045"/>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style:font-name-asian="Noto Sans Mono CJK SC" style:font-name-complex="Liberation Mono"/>
    </style:style>
    <style:style style:name="T41" style:family="text">
      <style:text-properties fo:font-variant="normal" fo:text-transform="none" fo:letter-spacing="normal" fo:font-style="normal" officeooo:rsid="0116f73f" style:font-name-asian="Noto Sans Mono CJK SC" style:font-name-complex="Liberation Mono"/>
    </style:style>
    <style:style style:name="T42" style:family="text">
      <style:text-properties fo:font-variant="normal" fo:text-transform="none" fo:letter-spacing="normal" fo:font-style="normal" officeooo:rsid="010650bc" style:font-name-asian="Noto Sans Mono CJK SC" style:font-name-complex="Liberation Mono"/>
    </style:style>
    <style:style style:name="T43" style:family="text">
      <style:text-properties fo:font-variant="normal" fo:text-transform="none" fo:letter-spacing="normal" fo:font-style="normal" officeooo:rsid="0065ecb8" style:font-name-asian="Noto Sans Mono CJK SC" style:font-name-complex="Liberation Mono"/>
    </style:style>
    <style:style style:name="T44" style:family="text">
      <style:text-properties fo:font-variant="normal" fo:text-transform="none" fo:letter-spacing="normal" fo:font-style="normal" officeooo:rsid="0b7403c4" style:font-name-asian="Noto Sans Mono CJK SC" style:font-name-complex="Liberation Mono"/>
    </style:style>
    <style:style style:name="T45" style:family="text">
      <style:text-properties fo:font-variant="normal" fo:text-transform="none" fo:letter-spacing="normal" fo:font-style="normal" officeooo:rsid="0b742911" style:font-name-asian="Noto Sans Mono CJK SC" style:font-name-complex="Liberation Mono"/>
    </style:style>
    <style:style style:name="T46" style:family="text">
      <style:text-properties fo:font-variant="normal" fo:text-transform="none" fo:letter-spacing="normal" fo:font-style="normal" officeooo:rsid="0b7b2a44" style:font-name-asian="Noto Sans Mono CJK SC" style:font-name-complex="Liberation Mono"/>
    </style:style>
    <style:style style:name="T47" style:family="text">
      <style:text-properties fo:font-variant="normal" fo:text-transform="none" fo:letter-spacing="normal" fo:font-style="normal" officeooo:rsid="0b74b96f" style:font-name-asian="Noto Sans Mono CJK SC" style:font-name-complex="Liberation Mono"/>
    </style:style>
    <style:style style:name="T48" style:family="text">
      <style:text-properties fo:font-variant="normal" fo:text-transform="none" fo:letter-spacing="normal" fo:font-style="normal" officeooo:rsid="0b7e4e2e" style:font-name-asian="Noto Sans Mono CJK SC" style:font-name-complex="Liberation Mono"/>
    </style:style>
    <style:style style:name="T49" style:family="text">
      <style:text-properties fo:font-variant="normal" fo:text-transform="none" fo:letter-spacing="normal" fo:font-style="normal" officeooo:rsid="0b7eaec4" style:font-name-asian="Noto Sans Mono CJK SC" style:font-name-complex="Liberation Mono"/>
    </style:style>
    <style:style style:name="T50" style:family="text">
      <style:text-properties fo:font-variant="normal" fo:text-transform="none" fo:letter-spacing="normal" fo:font-style="normal" officeooo:rsid="0b8092ef" style:font-name-asian="Noto Sans Mono CJK SC" style:font-name-complex="Liberation Mono"/>
    </style:style>
    <style:style style:name="T51" style:family="text">
      <style:text-properties fo:font-variant="normal" fo:text-transform="none" fo:letter-spacing="normal" fo:font-style="normal" officeooo:rsid="136b7461" style:font-name-asian="Noto Sans Mono CJK SC" style:font-name-complex="Liberation Mono"/>
    </style:style>
    <style:style style:name="T52" style:family="text">
      <style:text-properties fo:font-variant="normal" fo:text-transform="none" fo:letter-spacing="normal" fo:font-style="normal" officeooo:rsid="136a70ff" style:font-name-asian="Noto Sans Mono CJK SC" style:font-name-complex="Liberation Mono"/>
    </style:style>
    <style:style style:name="T53" style:family="text">
      <style:text-properties fo:font-variant="normal" fo:text-transform="none" fo:letter-spacing="normal" fo:font-style="normal" officeooo:rsid="00d65183"/>
    </style:style>
    <style:style style:name="T54" style:family="text">
      <style:text-properties fo:font-variant="normal" fo:text-transform="none" fo:letter-spacing="normal" fo:font-style="normal" fo:font-weight="normal"/>
    </style:style>
    <style:style style:name="T55" style:family="text">
      <style:text-properties fo:font-variant="normal" fo:text-transform="none" fo:letter-spacing="normal" fo:font-style="normal" fo:font-weight="normal" style:font-weight-asian="normal" style:font-weight-complex="normal"/>
    </style:style>
    <style:style style:name="T56" style:family="text">
      <style:text-properties fo:font-variant="normal" fo:text-transform="none" fo:letter-spacing="normal" fo:font-style="normal" fo:font-weight="normal" officeooo:rsid="00b456ca" style:font-weight-asian="normal" style:font-weight-complex="normal"/>
    </style:style>
    <style:style style:name="T57" style:family="text">
      <style:text-properties fo:font-variant="normal" fo:text-transform="none" fo:letter-spacing="normal" fo:font-style="normal" fo:font-weight="normal" officeooo:rsid="00e247b4" style:font-weight-asian="normal" style:font-weight-complex="normal"/>
    </style:style>
    <style:style style:name="T58" style:family="text">
      <style:text-properties fo:font-variant="normal" fo:text-transform="none" fo:letter-spacing="normal" fo:font-style="normal" fo:font-weight="normal" officeooo:rsid="00d65183" style:font-weight-asian="normal" style:font-weight-complex="normal"/>
    </style:style>
    <style:style style:name="T59" style:family="text">
      <style:text-properties fo:font-variant="normal" fo:text-transform="none" fo:letter-spacing="normal" fo:font-style="normal" fo:font-weight="normal" officeooo:rsid="0116f73f" style:font-weight-asian="normal" style:font-weight-complex="normal"/>
    </style:style>
    <style:style style:name="T60" style:family="text">
      <style:text-properties fo:font-variant="normal" fo:text-transform="none" fo:letter-spacing="normal" fo:font-style="normal" fo:font-weight="normal" officeooo:rsid="0116771c" style:font-weight-asian="normal" style:font-weight-complex="normal"/>
    </style:style>
    <style:style style:name="T61"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c86665d"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d204a73"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d2220dd"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1032050e"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13cc905d"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13ce1a82"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2"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3"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14"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15"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16"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17"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8ad84e7"/>
    </style:style>
    <style:style style:name="T119" style:family="text">
      <style:text-properties fo:font-variant="normal" fo:text-transform="none" fo:letter-spacing="normal" fo:font-style="normal" fo:font-weight="normal" officeooo:rsid="071de763" style:font-name-asian="SimSun" style:font-name-complex="Arial"/>
    </style:style>
    <style:style style:name="T120" style:family="text">
      <style:text-properties fo:font-variant="normal" fo:text-transform="none" fo:letter-spacing="normal" fo:font-style="normal" fo:font-weight="normal" officeooo:rsid="0726d5b7" style:font-name-asian="SimSun" style:font-name-complex="Arial"/>
    </style:style>
    <style:style style:name="T121" style:family="text">
      <style:text-properties fo:font-variant="normal" fo:text-transform="none" fo:letter-spacing="normal" fo:font-style="normal" fo:font-weight="normal" officeooo:rsid="08b9c125"/>
    </style:style>
    <style:style style:name="T122" style:family="text">
      <style:text-properties fo:font-variant="normal" fo:text-transform="none" fo:letter-spacing="normal" fo:font-style="normal" fo:font-weight="normal" officeooo:rsid="08bb3cbe"/>
    </style:style>
    <style:style style:name="T123" style:family="text">
      <style:text-properties fo:font-variant="normal" fo:text-transform="none" fo:letter-spacing="normal" fo:font-style="normal" fo:font-weight="normal" officeooo:rsid="08bb6b6d"/>
    </style:style>
    <style:style style:name="T124" style:family="text">
      <style:text-properties fo:font-variant="normal" fo:text-transform="none" fo:letter-spacing="normal" fo:font-style="normal" fo:font-weight="normal" officeooo:rsid="08bbe776"/>
    </style:style>
    <style:style style:name="T125" style:family="text">
      <style:text-properties fo:font-variant="normal" fo:text-transform="none" fo:letter-spacing="normal" fo:font-style="normal" fo:font-weight="normal" officeooo:rsid="08bc23bc"/>
    </style:style>
    <style:style style:name="T126" style:family="text">
      <style:text-properties fo:font-variant="normal" fo:text-transform="none" fo:letter-spacing="normal" fo:font-style="normal" fo:font-weight="normal" officeooo:rsid="08bd4c38"/>
    </style:style>
    <style:style style:name="T127" style:family="text">
      <style:text-properties fo:font-variant="normal" fo:text-transform="none" fo:letter-spacing="normal" fo:font-style="normal" fo:font-weight="normal" officeooo:rsid="08beed98"/>
    </style:style>
    <style:style style:name="T128" style:family="text">
      <style:text-properties fo:font-variant="normal" fo:text-transform="none" fo:letter-spacing="normal" fo:font-style="normal" fo:font-weight="normal" officeooo:rsid="08c03ecd"/>
    </style:style>
    <style:style style:name="T129" style:family="text">
      <style:text-properties fo:font-variant="normal" fo:text-transform="none" fo:letter-spacing="normal" fo:font-style="normal" fo:font-weight="normal" officeooo:rsid="08c18e4e"/>
    </style:style>
    <style:style style:name="T130" style:family="text">
      <style:text-properties fo:font-variant="normal" fo:text-transform="none" fo:letter-spacing="normal" fo:font-style="normal" fo:font-weight="normal" officeooo:rsid="08c2f7b6"/>
    </style:style>
    <style:style style:name="T131" style:family="text">
      <style:text-properties fo:font-variant="normal" fo:text-transform="none" fo:letter-spacing="normal" fo:font-style="normal" fo:font-weight="normal" officeooo:rsid="08c39266"/>
    </style:style>
    <style:style style:name="T132" style:family="text">
      <style:text-properties fo:font-variant="normal" fo:text-transform="none" fo:letter-spacing="normal" fo:font-style="normal" fo:font-weight="normal" officeooo:rsid="08c3e28c"/>
    </style:style>
    <style:style style:name="T133" style:family="text">
      <style:text-properties fo:font-variant="normal" fo:text-transform="none" fo:letter-spacing="normal" fo:font-style="normal" fo:font-weight="normal" officeooo:rsid="08c551e2"/>
    </style:style>
    <style:style style:name="T134" style:family="text">
      <style:text-properties fo:font-variant="normal" fo:text-transform="none" fo:letter-spacing="normal" fo:font-style="normal" fo:font-weight="normal" officeooo:rsid="08c5f2c3"/>
    </style:style>
    <style:style style:name="T135" style:family="text">
      <style:text-properties fo:font-variant="normal" fo:text-transform="none" fo:letter-spacing="normal" fo:font-style="normal" fo:font-weight="normal" officeooo:rsid="08c8adff"/>
    </style:style>
    <style:style style:name="T136" style:family="text">
      <style:text-properties fo:font-variant="normal" fo:text-transform="none" fo:letter-spacing="normal" fo:font-style="normal" fo:font-weight="normal" officeooo:rsid="08cadf60"/>
    </style:style>
    <style:style style:name="T137" style:family="text">
      <style:text-properties fo:font-variant="normal" fo:text-transform="none" fo:letter-spacing="normal" fo:font-style="normal" fo:font-weight="normal" officeooo:rsid="08cc9cc2"/>
    </style:style>
    <style:style style:name="T138" style:family="text">
      <style:text-properties fo:font-variant="normal" fo:text-transform="none" fo:letter-spacing="normal" fo:font-style="normal" fo:font-weight="normal" officeooo:rsid="08dba834"/>
    </style:style>
    <style:style style:name="T139" style:family="text">
      <style:text-properties fo:font-variant="normal" fo:text-transform="none" fo:letter-spacing="normal" fo:font-style="normal" fo:font-weight="normal" officeooo:rsid="08dc3c73"/>
    </style:style>
    <style:style style:name="T140" style:family="text">
      <style:text-properties fo:font-variant="normal" fo:text-transform="none" fo:letter-spacing="normal" fo:font-style="normal" fo:font-weight="normal" officeooo:rsid="08ddbc40"/>
    </style:style>
    <style:style style:name="T141" style:family="text">
      <style:text-properties fo:font-variant="normal" fo:text-transform="none" fo:letter-spacing="normal" fo:font-style="normal" fo:font-weight="normal" officeooo:rsid="08de3613"/>
    </style:style>
    <style:style style:name="T142" style:family="text">
      <style:text-properties fo:font-variant="normal" fo:text-transform="none" fo:letter-spacing="normal" fo:font-style="normal" fo:font-weight="normal" officeooo:rsid="08df5026"/>
    </style:style>
    <style:style style:name="T143" style:family="text">
      <style:text-properties fo:font-variant="normal" fo:text-transform="none" fo:letter-spacing="normal" fo:font-style="normal" fo:font-weight="normal" officeooo:rsid="08dfd2a3"/>
    </style:style>
    <style:style style:name="T144" style:family="text">
      <style:text-properties fo:font-variant="normal" fo:text-transform="none" fo:letter-spacing="normal" fo:font-style="normal" fo:font-weight="normal" officeooo:rsid="08e3e33d"/>
    </style:style>
    <style:style style:name="T145" style:family="text">
      <style:text-properties fo:font-variant="normal" fo:text-transform="none" fo:letter-spacing="normal" fo:font-style="normal" fo:font-weight="normal" officeooo:rsid="08e8648e"/>
    </style:style>
    <style:style style:name="T146" style:family="text">
      <style:text-properties fo:font-variant="normal" fo:text-transform="none" fo:letter-spacing="normal" fo:font-style="normal" fo:font-weight="normal" officeooo:rsid="08e898b2"/>
    </style:style>
    <style:style style:name="T147" style:family="text">
      <style:text-properties fo:font-variant="normal" fo:text-transform="none" fo:letter-spacing="normal" fo:font-style="normal" fo:font-weight="normal" officeooo:rsid="08e9afd9"/>
    </style:style>
    <style:style style:name="T148" style:family="text">
      <style:text-properties fo:font-variant="normal" fo:text-transform="none" fo:letter-spacing="normal" fo:font-style="normal" fo:font-weight="normal" officeooo:rsid="08e9f554"/>
    </style:style>
    <style:style style:name="T149" style:family="text">
      <style:text-properties fo:font-variant="normal" fo:text-transform="none" fo:letter-spacing="normal" fo:font-style="normal" fo:font-weight="normal" officeooo:rsid="09483204"/>
    </style:style>
    <style:style style:name="T150" style:family="text">
      <style:text-properties fo:font-variant="normal" fo:text-transform="none" fo:letter-spacing="normal" fo:font-style="normal" fo:font-weight="normal" officeooo:rsid="09726d5b"/>
    </style:style>
    <style:style style:name="T151" style:family="text">
      <style:text-properties fo:font-variant="normal" fo:text-transform="none" fo:letter-spacing="normal" fo:font-style="normal" fo:font-weight="normal" officeooo:rsid="0973c1b2"/>
    </style:style>
    <style:style style:name="T152" style:family="text">
      <style:text-properties fo:font-variant="normal" fo:text-transform="none" fo:letter-spacing="normal" fo:font-style="normal" fo:font-weight="normal" officeooo:rsid="09756932"/>
    </style:style>
    <style:style style:name="T153" style:family="text">
      <style:text-properties fo:font-variant="normal" fo:text-transform="none" fo:letter-spacing="normal" fo:font-style="normal" fo:font-weight="normal" officeooo:rsid="09886f5f"/>
    </style:style>
    <style:style style:name="T154" style:family="text">
      <style:text-properties fo:font-variant="normal" fo:text-transform="none" fo:letter-spacing="normal" fo:font-style="normal" fo:font-weight="normal" officeooo:rsid="0988c35b"/>
    </style:style>
    <style:style style:name="T155" style:family="text">
      <style:text-properties fo:font-variant="normal" fo:text-transform="none" fo:letter-spacing="normal" fo:font-style="normal" fo:font-weight="normal" officeooo:rsid="098950a9"/>
    </style:style>
    <style:style style:name="T156" style:family="text">
      <style:text-properties fo:font-variant="normal" fo:text-transform="none" fo:letter-spacing="normal" fo:font-style="normal" fo:font-weight="normal" officeooo:rsid="0989742d"/>
    </style:style>
    <style:style style:name="T157" style:family="text">
      <style:text-properties fo:font-variant="normal" fo:text-transform="none" fo:letter-spacing="normal" fo:font-style="normal" fo:font-weight="normal" officeooo:rsid="0989ec04"/>
    </style:style>
    <style:style style:name="T158" style:family="text">
      <style:text-properties fo:font-variant="normal" fo:text-transform="none" fo:letter-spacing="normal" fo:font-style="normal" fo:font-weight="normal" officeooo:rsid="098bafea"/>
    </style:style>
    <style:style style:name="T159" style:family="text">
      <style:text-properties fo:font-variant="normal" fo:text-transform="none" fo:letter-spacing="normal" fo:font-style="normal" fo:font-weight="normal" officeooo:rsid="098d6c15"/>
    </style:style>
    <style:style style:name="T160" style:family="text">
      <style:text-properties fo:font-variant="normal" fo:text-transform="none" fo:letter-spacing="normal" fo:font-style="normal" fo:font-weight="normal" officeooo:rsid="09fb3480"/>
    </style:style>
    <style:style style:name="T161" style:family="text">
      <style:text-properties fo:font-variant="normal" fo:text-transform="none" fo:letter-spacing="normal" fo:font-style="normal" fo:font-weight="normal" officeooo:rsid="0a029e8e"/>
    </style:style>
    <style:style style:name="T162" style:family="text">
      <style:text-properties fo:font-variant="normal" fo:text-transform="none" fo:letter-spacing="normal" fo:font-style="normal" fo:font-weight="normal" officeooo:rsid="0a047767"/>
    </style:style>
    <style:style style:name="T163" style:family="text">
      <style:text-properties fo:font-variant="normal" fo:text-transform="none" fo:letter-spacing="normal" fo:font-style="normal" fo:font-weight="normal" officeooo:rsid="0a065391"/>
    </style:style>
    <style:style style:name="T164" style:family="text">
      <style:text-properties fo:font-variant="normal" fo:text-transform="none" fo:letter-spacing="normal" fo:font-style="normal" fo:font-weight="normal" officeooo:rsid="0a07ae36"/>
    </style:style>
    <style:style style:name="T165" style:family="text">
      <style:text-properties fo:font-variant="normal" fo:text-transform="none" fo:letter-spacing="normal" fo:font-style="normal" fo:font-weight="normal" officeooo:rsid="0a0ae579"/>
    </style:style>
    <style:style style:name="T16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67" style:family="text">
      <style:text-properties fo:font-variant="normal" fo:text-transform="none" fo:color="#000000" fo:letter-spacing="normal" fo:language="en" fo:country="US" fo:font-style="normal" officeooo:rsid="025489e6" style:letter-kerning="false" style:font-name-asian="Calibri" style:language-asian="en" style:country-asian="US" style:font-name-complex="DejaVu Sans" style:language-complex="ar" style:country-complex="SA"/>
    </style:style>
    <style:style style:name="T168" style:family="text">
      <style:text-properties fo:font-variant="normal" fo:text-transform="none" fo:color="#000000" fo:letter-spacing="normal" fo:language="en" fo:country="US" fo:font-style="normal" officeooo:rsid="027e2cb2" style:letter-kerning="false" style:font-name-asian="Calibri" style:language-asian="en" style:country-asian="US" style:font-name-complex="DejaVu Sans" style:language-complex="ar" style:country-complex="SA"/>
    </style:style>
    <style:style style:name="T169" style:family="text">
      <style:text-properties fo:font-variant="normal" fo:text-transform="none" fo:color="#000000" fo:letter-spacing="normal" fo:language="en" fo:country="US" fo:font-style="normal" officeooo:rsid="02f8303c" style:letter-kerning="false" style:font-name-asian="Calibri" style:language-asian="en" style:country-asian="US" style:font-name-complex="DejaVu Sans" style:language-complex="ar" style:country-complex="SA"/>
    </style:style>
    <style:style style:name="T170" style:family="text">
      <style:text-properties fo:font-variant="normal" fo:text-transform="none" fo:color="#000000" fo:letter-spacing="normal" fo:language="en" fo:country="US" fo:font-style="normal" officeooo:rsid="0b716e12" style:letter-kerning="false" style:font-name-asian="Calibri" style:language-asian="en" style:country-asian="US" style:font-name-complex="DejaVu Sans" style:language-complex="ar" style:country-complex="SA"/>
    </style:style>
    <style:style style:name="T171" style:family="text">
      <style:text-properties fo:font-variant="normal" fo:text-transform="none" fo:color="#000000" fo:letter-spacing="normal" fo:language="en" fo:country="US" fo:font-style="normal" officeooo:rsid="03022c6a" style:letter-kerning="false" style:font-name-asian="Calibri" style:language-asian="en" style:country-asian="US" style:font-name-complex="DejaVu Sans" style:language-complex="ar" style:country-complex="SA"/>
    </style:style>
    <style:style style:name="T172" style:family="text">
      <style:text-properties fo:font-variant="normal" fo:text-transform="none" fo:color="#000000" fo:letter-spacing="normal" fo:language="en" fo:country="US" fo:font-style="normal" officeooo:rsid="0298b66e" style:letter-kerning="false" style:font-name-asian="Calibri" style:language-asian="en" style:country-asian="US" style:font-name-complex="DejaVu Sans" style:language-complex="ar" style:country-complex="SA"/>
    </style:style>
    <style:style style:name="T173" style:family="text">
      <style:text-properties fo:font-variant="normal" fo:text-transform="none" fo:color="#000000" fo:letter-spacing="normal" fo:language="en" fo:country="US" fo:font-style="normal" officeooo:rsid="02f9c205" style:letter-kerning="false" style:font-name-asian="Calibri" style:language-asian="en" style:country-asian="US" style:font-name-complex="DejaVu Sans" style:language-complex="ar" style:country-complex="SA"/>
    </style:style>
    <style:style style:name="T174" style:family="text">
      <style:text-properties fo:font-variant="normal" fo:text-transform="none" fo:color="#000000" fo:letter-spacing="normal" fo:language="en" fo:country="US" fo:font-style="normal" officeooo:rsid="031a8427" style:letter-kerning="false" style:font-name-asian="Calibri" style:language-asian="en" style:country-asian="US" style:font-name-complex="DejaVu Sans" style:language-complex="ar" style:country-complex="SA"/>
    </style:style>
    <style:style style:name="T175" style:family="text">
      <style:text-properties fo:font-variant="normal" fo:text-transform="none" fo:color="#000000" fo:letter-spacing="normal" fo:language="en" fo:country="US" fo:font-style="normal" officeooo:rsid="031e7129" style:letter-kerning="false" style:font-name-asian="Calibri" style:language-asian="en" style:country-asian="US" style:font-name-complex="DejaVu Sans" style:language-complex="ar" style:country-complex="SA"/>
    </style:style>
    <style:style style:name="T176" style:family="text">
      <style:text-properties fo:font-variant="normal" fo:text-transform="none" fo:color="#000000" fo:letter-spacing="normal" fo:language="en" fo:country="US" fo:font-style="normal" officeooo:rsid="029d1d85" style:letter-kerning="false" style:font-name-asian="Calibri" style:language-asian="en" style:country-asian="US" style:font-name-complex="DejaVu Sans" style:language-complex="ar" style:country-complex="SA"/>
    </style:style>
    <style:style style:name="T177" style:family="text">
      <style:text-properties fo:font-variant="normal" fo:text-transform="none" fo:color="#000000" fo:letter-spacing="normal" fo:language="en" fo:country="US" fo:font-style="normal" officeooo:rsid="029f14e3" style:letter-kerning="false" style:font-name-asian="Calibri" style:language-asian="en" style:country-asian="US" style:font-name-complex="DejaVu Sans" style:language-complex="ar" style:country-complex="SA"/>
    </style:style>
    <style:style style:name="T178" style:family="text">
      <style:text-properties fo:font-variant="normal" fo:text-transform="none" fo:color="#000000" fo:letter-spacing="normal" fo:language="en" fo:country="US" fo:font-style="normal" officeooo:rsid="031cadbb" style:letter-kerning="false" style:font-name-asian="Calibri" style:language-asian="en" style:country-asian="US" style:font-name-complex="DejaVu Sans" style:language-complex="ar" style:country-complex="SA"/>
    </style:style>
    <style:style style:name="T179" style:family="text">
      <style:text-properties fo:font-variant="normal" fo:text-transform="none" fo:color="#000000" fo:letter-spacing="normal" fo:language="en" fo:country="US" fo:font-style="normal" officeooo:rsid="02d21eb1" style:letter-kerning="false" style:font-name-asian="Calibri" style:language-asian="en" style:country-asian="US" style:font-name-complex="DejaVu Sans" style:language-complex="ar" style:country-complex="SA"/>
    </style:style>
    <style:style style:name="T180" style:family="text">
      <style:text-properties fo:font-variant="normal" fo:text-transform="none" fo:color="#000000" fo:letter-spacing="normal" fo:language="en" fo:country="US" fo:font-style="normal" officeooo:rsid="0b8591fd" style:letter-kerning="false" style:font-name-asian="Calibri" style:language-asian="en" style:country-asian="US" style:font-name-complex="DejaVu Sans" style:language-complex="ar" style:country-complex="SA"/>
    </style:style>
    <style:style style:name="T181" style:family="text">
      <style:text-properties fo:font-variant="normal" fo:text-transform="none" fo:color="#000000" fo:letter-spacing="normal" fo:language="en" fo:country="US" fo:font-style="normal" officeooo:rsid="02d322ad" style:letter-kerning="false" style:font-name-asian="Calibri" style:language-asian="en" style:country-asian="US" style:font-name-complex="DejaVu Sans" style:language-complex="ar" style:country-complex="SA"/>
    </style:style>
    <style:style style:name="T182" style:family="text">
      <style:text-properties fo:font-variant="normal" fo:text-transform="none" fo:color="#000000" fo:letter-spacing="normal" fo:language="en" fo:country="US" fo:font-style="normal" officeooo:rsid="0bda62ff" style:letter-kerning="false" style:font-name-asian="Calibri" style:language-asian="en" style:country-asian="US" style:font-name-complex="DejaVu Sans" style:language-complex="ar" style:country-complex="SA"/>
    </style:style>
    <style:style style:name="T183" style:family="text">
      <style:text-properties fo:font-variant="normal" fo:text-transform="none" fo:color="#000000" fo:letter-spacing="normal" fo:language="en" fo:country="US" fo:font-style="normal" officeooo:rsid="0bdf5e29" style:letter-kerning="false" style:font-name-asian="Calibri" style:language-asian="en" style:country-asian="US" style:font-name-complex="DejaVu Sans" style:language-complex="ar" style:country-complex="SA"/>
    </style:style>
    <style:style style:name="T184" style:family="text">
      <style:text-properties fo:font-variant="normal" fo:text-transform="none" fo:color="#000000" fo:letter-spacing="normal" fo:language="en" fo:country="US" fo:font-style="normal" officeooo:rsid="0bf0e932" style:letter-kerning="false" style:font-name-asian="Calibri" style:language-asian="en" style:country-asian="US" style:font-name-complex="DejaVu Sans" style:language-complex="ar" style:country-complex="SA"/>
    </style:style>
    <style:style style:name="T185" style:family="text">
      <style:text-properties fo:font-variant="normal" fo:text-transform="none" fo:color="#000000" fo:letter-spacing="normal" fo:font-style="normal" fo:font-weight="normal" officeooo:rsid="137980ac" style:font-name-asian="Noto Sans Mono CJK SC" style:font-weight-asian="normal" style:font-name-complex="Liberation Mono" style:font-weight-complex="normal"/>
    </style:style>
    <style:style style:name="T186" style:family="text">
      <style:text-properties fo:font-variant="normal" fo:text-transform="none" fo:color="#000000" fo:letter-spacing="normal" fo:font-style="normal" fo:font-weight="normal" officeooo:rsid="13b76350" style:font-name-asian="Noto Sans Mono CJK SC" style:font-weight-asian="normal" style:font-name-complex="Liberation Mono" style:font-weight-complex="normal"/>
    </style:style>
    <style:style style:name="T187" style:family="text">
      <style:text-properties fo:font-variant="normal" fo:text-transform="none" fo:color="#000000" fo:letter-spacing="normal" fo:font-style="normal" fo:font-weight="normal" officeooo:rsid="13b84231" style:font-name-asian="Noto Sans Mono CJK SC" style:font-weight-asian="normal" style:font-name-complex="Liberation Mono" style:font-weight-complex="normal"/>
    </style:style>
    <style:style style:name="T188" style:family="text">
      <style:text-properties fo:font-variant="normal" fo:text-transform="none" fo:color="#000000" fo:letter-spacing="normal" fo:font-style="normal" fo:font-weight="normal" officeooo:rsid="13b9f1df" style:font-name-asian="Noto Sans Mono CJK SC" style:font-weight-asian="normal" style:font-name-complex="Liberation Mono" style:font-weight-complex="normal"/>
    </style:style>
    <style:style style:name="T189" style:family="text">
      <style:text-properties fo:font-variant="normal" fo:text-transform="none" fo:color="#000000" fo:letter-spacing="normal" fo:font-style="normal" fo:font-weight="normal" officeooo:rsid="13bb57ef" style:font-name-asian="Noto Sans Mono CJK SC" style:font-weight-asian="normal" style:font-name-complex="Liberation Mono" style:font-weight-complex="normal"/>
    </style:style>
    <style:style style:name="T190" style:family="text">
      <style:text-properties fo:font-variant="normal" fo:text-transform="none" fo:color="#000000" fo:letter-spacing="normal" fo:font-style="normal" fo:font-weight="normal" officeooo:rsid="13c90b49" style:font-name-asian="Noto Sans Mono CJK SC" style:font-weight-asian="normal" style:font-name-complex="Liberation Mono" style:font-weight-complex="normal"/>
    </style:style>
    <style:style style:name="T191" style:family="text">
      <style:text-properties fo:font-variant="normal" fo:text-transform="none" fo:color="#000000" fo:letter-spacing="normal" fo:font-style="normal" fo:font-weight="normal" officeooo:rsid="13bd26c1" style:font-name-asian="Noto Sans Mono CJK SC" style:font-weight-asian="normal" style:font-name-complex="Liberation Mono" style:font-weight-complex="normal"/>
    </style:style>
    <style:style style:name="T192" style:family="text">
      <style:text-properties fo:font-variant="normal" fo:text-transform="none" fo:color="#000000" fo:letter-spacing="normal" fo:font-style="normal" fo:font-weight="normal" officeooo:rsid="13c1591b" style:font-name-asian="Noto Sans Mono CJK SC" style:font-weight-asian="normal" style:font-name-complex="Liberation Mono" style:font-weight-complex="normal"/>
    </style:style>
    <style:style style:name="T193" style:family="text">
      <style:text-properties fo:font-variant="normal" fo:text-transform="none" fo:color="#000000" fo:letter-spacing="normal" fo:font-style="normal" fo:font-weight="normal" officeooo:rsid="13c32277" style:font-name-asian="Noto Sans Mono CJK SC" style:font-weight-asian="normal" style:font-name-complex="Liberation Mono" style:font-weight-complex="normal"/>
    </style:style>
    <style:style style:name="T194" style:family="text">
      <style:text-properties fo:font-variant="normal" fo:text-transform="none" fo:color="#000000" fo:letter-spacing="normal" fo:font-style="normal" fo:font-weight="normal" officeooo:rsid="13ca31c0" style:font-name-asian="Noto Sans Mono CJK SC" style:font-weight-asian="normal" style:font-name-complex="Liberation Mono" style:font-weight-complex="normal"/>
    </style:style>
    <style:style style:name="T195" style:family="text">
      <style:text-properties fo:font-variant="normal" fo:text-transform="none" fo:color="#000000" fo:letter-spacing="normal" fo:font-style="normal" fo:font-weight="normal" officeooo:rsid="13cf2c43" style:font-name-asian="Noto Sans Mono CJK SC" style:font-weight-asian="normal" style:font-name-complex="Liberation Mono" style:font-weight-complex="normal"/>
    </style:style>
    <style:style style:name="T196" style:family="text">
      <style:text-properties fo:font-variant="normal" fo:text-transform="none" fo:color="#000000" fo:letter-spacing="normal" fo:font-style="normal" fo:font-weight="normal" officeooo:rsid="13d036ed" style:font-name-asian="Noto Sans Mono CJK SC" style:font-weight-asian="normal" style:font-name-complex="Liberation Mono" style:font-weight-complex="normal"/>
    </style:style>
    <style:style style:name="T197" style:family="text">
      <style:text-properties fo:font-variant="normal" fo:text-transform="none" fo:color="#000000" style:font-name="Handwriting" fo:font-size="12pt" fo:letter-spacing="normal" fo:language="en" fo:country="US" fo:font-style="normal" fo:font-weight="normal"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8" style:family="text">
      <style:text-properties fo:font-variant="normal" fo:text-transform="none" fo:color="#000000" style:font-name="Handwriting" fo:font-size="12pt" fo:letter-spacing="normal" fo:language="en" fo:country="US" fo:font-style="normal" fo:font-weight="normal" officeooo:rsid="0090c6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9" style:family="text">
      <style:text-properties fo:font-variant="normal" fo:text-transform="none" fo:color="#000000" style:font-name="Handwriting" fo:font-size="12pt" fo:letter-spacing="normal" fo:language="en" fo:country="US" fo:font-style="normal" fo:font-weight="normal" officeooo:rsid="025489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0" style:family="text">
      <style:text-properties fo:font-variant="normal" fo:text-transform="none" fo:color="#000000" style:font-name="Handwriting" fo:font-size="12pt" fo:letter-spacing="normal" fo:language="en" fo:country="US" fo:font-style="normal" fo:font-weight="normal" officeooo:rsid="02c574c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1" style:family="text">
      <style:text-properties fo:font-variant="normal" fo:text-transform="none" fo:color="#000000" style:font-name="Handwriting" fo:font-size="12pt" fo:letter-spacing="normal" fo:language="en" fo:country="US" fo:font-style="normal" fo:font-weight="normal" officeooo:rsid="02ccf8d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2" style:family="text">
      <style:text-properties fo:font-variant="normal" fo:text-transform="none" fo:color="#000000" style:font-name="Handwriting" fo:font-size="12pt" fo:letter-spacing="normal" fo:language="en" fo:country="US" fo:font-style="normal" fo:font-weight="normal" officeooo:rsid="03086c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3" style:family="text">
      <style:text-properties fo:font-variant="normal" fo:text-transform="none" fo:color="#000000" style:font-name="Handwriting" fo:font-size="12pt" fo:letter-spacing="normal" fo:language="en" fo:country="US" fo:font-style="normal" fo:font-weight="normal" officeooo:rsid="02cdd84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4" style:family="text">
      <style:text-properties fo:font-variant="normal" fo:text-transform="none" fo:color="#000000" style:font-name="Handwriting" fo:font-size="12pt" fo:letter-spacing="normal" fo:language="en" fo:country="US" fo:font-style="normal" fo:font-weight="normal" officeooo:rsid="02cfb3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5" style:family="text">
      <style:text-properties fo:font-variant="normal" fo:text-transform="none" fo:color="#000000" style:font-name="Handwriting" fo:font-size="12pt" fo:letter-spacing="normal" fo:language="en" fo:country="US" fo:font-style="normal" fo:font-weight="normal" officeooo:rsid="02d1bad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6" style:family="text">
      <style:text-properties fo:font-variant="normal" fo:text-transform="none" fo:color="#000000" style:font-name="Handwriting" fo:font-size="12pt" fo:letter-spacing="normal" fo:language="en" fo:country="US" fo:font-style="normal" fo:font-weight="normal" officeooo:rsid="02d21eb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7" style:family="text">
      <style:text-properties fo:font-variant="normal" fo:text-transform="none" fo:color="#000000" style:font-name="Handwriting" fo:font-size="12pt" fo:letter-spacing="normal" fo:language="en" fo:country="US" fo:font-style="normal" fo:font-weight="normal" officeooo:rsid="0b830b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8" style:family="text">
      <style:text-properties fo:font-variant="normal" fo:text-transform="none" fo:color="#000000" style:font-name="Handwriting" fo:font-size="12pt" fo:letter-spacing="normal" fo:language="en" fo:country="US" fo:font-style="normal" fo:font-weight="normal" officeooo:rsid="0b842e3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9" style:family="text">
      <style:text-properties fo:font-variant="normal" fo:text-transform="none" fo:color="#000000" style:font-name="Handwriting" fo:font-size="12pt" fo:letter-spacing="normal" fo:language="en" fo:country="US" fo:font-style="normal" fo:font-weight="normal" officeooo:rsid="030b016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0" style:family="text">
      <style:text-properties fo:font-variant="normal" fo:text-transform="none" fo:color="#000000" style:font-name="Handwriting" fo:font-size="12pt" fo:letter-spacing="normal" fo:language="en" fo:country="US" fo:font-style="normal" fo:font-weight="normal" officeooo:rsid="0325bf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1" style:family="text">
      <style:text-properties fo:font-variant="normal" fo:text-transform="none" fo:color="#000000" style:font-name="Handwriting" fo:font-size="12pt" fo:letter-spacing="normal" fo:language="en" fo:country="US" fo:font-style="normal" fo:font-weight="normal" officeooo:rsid="0326857a"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2" style:family="text">
      <style:text-properties fo:font-variant="normal" fo:text-transform="none" fo:color="#000000" style:font-name="Handwriting" fo:font-size="12pt" fo:letter-spacing="normal" fo:language="en" fo:country="US" fo:font-style="normal" fo:font-weight="normal" officeooo:rsid="0327fec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3" style:family="text">
      <style:text-properties fo:font-variant="normal" fo:text-transform="none" fo:color="#000000" style:font-name="Handwriting" fo:font-size="12pt" fo:letter-spacing="normal" fo:language="en" fo:country="US" fo:font-style="normal" fo:font-weight="normal" officeooo:rsid="0b878f5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4" style:family="text">
      <style:text-properties fo:font-variant="normal" fo:text-transform="none" fo:color="#000000" style:font-name="Handwriting" fo:font-size="12pt" fo:letter-spacing="normal" fo:language="en" fo:country="US" fo:font-style="normal" fo:font-weight="normal" officeooo:rsid="0bd3b21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5" style:family="text">
      <style:text-properties fo:font-variant="normal" fo:text-transform="none" fo:color="#000000" style:font-name="Handwriting" fo:font-size="12pt" fo:letter-spacing="normal" fo:language="en" fo:country="US" fo:font-style="normal" fo:font-weight="normal" officeooo:rsid="0bd49bb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6" style:family="text">
      <style:text-properties fo:font-variant="normal" fo:text-transform="none" fo:color="#000000" style:font-name="Handwriting" fo:font-size="12pt" fo:letter-spacing="normal" fo:language="en" fo:country="US" fo:font-style="normal" fo:font-weight="normal" officeooo:rsid="0bd5f7e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7" style:family="text">
      <style:text-properties fo:font-variant="normal" fo:text-transform="none" fo:color="#000000" style:font-name="Handwriting" fo:font-size="12pt" fo:letter-spacing="normal" fo:language="en" fo:country="US" fo:font-style="normal" fo:font-weight="normal" officeooo:rsid="0bd75fd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8" style:family="text">
      <style:text-properties fo:font-variant="normal" fo:text-transform="none" fo:color="#000000" style:font-name="Handwriting" fo:font-size="12pt" fo:letter-spacing="normal" fo:language="en" fo:country="US" fo:font-style="normal" fo:font-weight="normal" officeooo:rsid="0bd9556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9" style:family="text">
      <style:text-properties fo:font-variant="normal" fo:text-transform="none" fo:color="#000000" style:font-name="Handwriting" fo:font-size="12pt" fo:letter-spacing="normal" fo:language="en" fo:country="US" fo:font-style="normal" fo:font-weight="normal" officeooo:rsid="0bd9ab7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0" style:family="text">
      <style:text-properties fo:font-variant="normal" fo:text-transform="none" fo:color="#000000" style:font-name="Handwriting" fo:font-size="12pt" fo:letter-spacing="normal" fo:language="en" fo:country="US" fo:font-style="normal" fo:font-weight="normal" officeooo:rsid="0bdf5e2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1" style:family="text">
      <style:text-properties fo:font-variant="normal" fo:text-transform="none" fo:color="#000000"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2" style:family="text">
      <style:text-properties fo:font-variant="normal" fo:text-transform="none" fo:color="#000000" style:font-name="Handwriting" fo:font-size="12pt" fo:letter-spacing="normal" fo:language="en" fo:country="US" fo:font-style="normal" fo:font-weight="normal" officeooo:rsid="0be122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3" style:family="text">
      <style:text-properties fo:font-variant="normal" fo:text-transform="none" fo:color="#000000" style:font-name="Handwriting" fo:font-size="12pt" fo:letter-spacing="normal" fo:language="en" fo:country="US" fo:font-style="normal" fo:font-weight="normal" officeooo:rsid="0be1237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4" style:family="text">
      <style:text-properties fo:font-variant="normal" fo:text-transform="none" fo:color="#000000" style:font-name="Handwriting" fo:font-size="12pt" fo:letter-spacing="normal" fo:language="en" fo:country="US" fo:font-style="normal" fo:font-weight="normal" officeooo: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5" style:family="text">
      <style:text-properties fo:font-variant="normal" fo:text-transform="none" fo:color="#000000" style:font-name="Handwriting" fo:font-size="12pt" fo:letter-spacing="normal" fo:language="en" fo:country="US" fo:font-style="normal" fo:font-weight="normal" officeooo:rsid="0bead03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6" style:family="text">
      <style:text-properties fo:font-variant="normal" fo:text-transform="none" fo:color="#000000" style:font-name="Handwriting" fo:font-size="12pt" fo:letter-spacing="normal" fo:language="en" fo:country="US" fo:font-style="normal" fo:font-weight="normal" officeooo:rsid="0beccb2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7" style:family="text">
      <style:text-properties fo:font-variant="normal" fo:text-transform="none" fo:color="#000000" style:font-name="Handwriting" fo:font-size="12pt" fo:letter-spacing="normal" fo:language="en" fo:country="US" fo:font-style="normal" fo:font-weight="normal" officeooo:rsid="0bee028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8" style:family="text">
      <style:text-properties fo:font-variant="normal" fo:text-transform="none" fo:color="#000000" style:font-name="Handwriting" fo:font-size="12pt" fo:letter-spacing="normal" fo:language="en" fo:country="US" fo:font-style="normal" fo:font-weight="normal" officeooo:rsid="0bef04d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9" style:family="text">
      <style:text-properties fo:font-variant="normal" fo:text-transform="none" fo:color="#000000" style:font-name="Handwriting" fo:font-size="12pt" fo:letter-spacing="normal" fo:language="en" fo:country="US" fo:font-style="normal" fo:font-weight="normal" officeooo:rsid="0bf4ea3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0" style:family="text">
      <style:text-properties fo:font-variant="normal" fo:text-transform="none" fo:color="#000000" style:font-name="Handwriting" fo:font-size="12pt" fo:letter-spacing="normal" fo:language="en" fo:country="US" fo:font-style="normal" fo:font-weight="normal" officeooo:rsid="0bf5b47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1" style:family="text">
      <style:text-properties fo:font-variant="normal" fo:text-transform="none" fo:color="#000000" style:font-name="Handwriting" fo:font-size="12pt" fo:letter-spacing="normal" fo:font-style="normal" fo:font-weight="normal" officeooo:rsid="1346bca5" style:font-name-asian="Noto Sans Mono CJK SC" style:font-size-asian="12pt" style:font-weight-asian="normal" style:font-name-complex="Liberation Mono" style:font-size-complex="12pt" style:font-weight-complex="normal"/>
    </style:style>
    <style:style style:name="T232" style:family="text">
      <style:text-properties fo:font-variant="normal" fo:text-transform="none" fo:color="#000000" style:font-name="Handwriting" fo:font-size="12pt" fo:letter-spacing="normal" fo:font-style="normal" fo:font-weight="normal" officeooo:rsid="1347c51b" style:font-name-asian="Noto Sans Mono CJK SC" style:font-size-asian="12pt" style:font-weight-asian="normal" style:font-name-complex="Liberation Mono" style:font-size-complex="12pt" style:font-weight-complex="normal"/>
    </style:style>
    <style:style style:name="T233" style:family="text">
      <style:text-properties fo:font-variant="normal" fo:text-transform="none" fo:color="#000000"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234" style:family="text">
      <style:text-properties fo:font-variant="normal" fo:text-transform="none" fo:color="#000000" style:font-name="Handwriting" fo:font-size="12pt" fo:letter-spacing="normal" fo:font-style="normal" fo:font-weight="normal" officeooo:rsid="139e7b51" style:font-name-asian="Noto Sans Mono CJK SC" style:font-size-asian="12pt" style:font-weight-asian="normal" style:font-name-complex="Liberation Mono" style:font-size-complex="12pt" style:font-weight-complex="normal"/>
    </style:style>
    <style:style style:name="T235" style:family="text">
      <style:text-properties fo:font-variant="normal" fo:text-transform="none" fo:color="#000000" style:font-name="Handwriting" fo:font-size="12pt" fo:letter-spacing="normal" fo:font-style="normal" fo:font-weight="normal" officeooo:rsid="139f699c" style:font-name-asian="Noto Sans Mono CJK SC" style:font-size-asian="12pt" style:font-weight-asian="normal" style:font-name-complex="Liberation Mono" style:font-size-complex="12pt" style:font-weight-complex="normal"/>
    </style:style>
    <style:style style:name="T236" style:family="text">
      <style:text-properties fo:font-variant="normal" fo:text-transform="none" fo:color="#000000" style:font-name="Handwriting" fo:font-size="12pt" fo:letter-spacing="normal" fo:font-style="normal" fo:font-weight="normal" officeooo:rsid="139f9300" style:font-name-asian="Noto Sans Mono CJK SC" style:font-size-asian="12pt" style:font-weight-asian="normal" style:font-name-complex="Liberation Mono" style:font-size-complex="12pt" style:font-weight-complex="normal"/>
    </style:style>
    <style:style style:name="T237" style:family="text">
      <style:text-properties fo:font-variant="normal" fo:text-transform="none" fo:color="#000000" style:font-name="Handwriting" fo:font-size="12pt" fo:letter-spacing="normal" fo:font-style="normal" fo:font-weight="normal" officeooo:rsid="0ecf8b02" style:font-name-asian="Noto Sans Mono CJK SC" style:font-size-asian="12pt" style:font-weight-asian="normal" style:font-name-complex="Liberation Mono" style:font-size-complex="12pt" style:font-weight-complex="normal"/>
    </style:style>
    <style:style style:name="T238" style:family="text">
      <style:text-properties fo:font-variant="normal" fo:text-transform="none" fo:color="#000000" style:font-name="Handwriting" fo:font-size="12pt" fo:letter-spacing="normal" fo:font-style="normal" fo:font-weight="normal" officeooo:rsid="139fbddb" style:font-name-asian="Noto Sans Mono CJK SC" style:font-size-asian="12pt" style:font-weight-asian="normal" style:font-name-complex="Liberation Mono" style:font-size-complex="12pt" style:font-weight-complex="normal"/>
    </style:style>
    <style:style style:name="T239" style:family="text">
      <style:text-properties fo:font-variant="normal" fo:text-transform="none" fo:color="#000000" style:font-name="Handwriting" fo:font-size="12pt" fo:letter-spacing="normal" fo:font-style="normal" fo:font-weight="normal" officeooo:rsid="139fc486" style:font-name-asian="Noto Sans Mono CJK SC" style:font-size-asian="12pt" style:font-weight-asian="normal" style:font-name-complex="Liberation Mono" style:font-size-complex="12pt" style:font-weight-complex="normal"/>
    </style:style>
    <style:style style:name="T240" style:family="text">
      <style:text-properties fo:font-variant="normal" fo:text-transform="none" fo:color="#000000" style:font-name="Handwriting" fo:font-size="12pt" fo:letter-spacing="normal" fo:font-style="normal" fo:font-weight="normal" officeooo:rsid="13a11c31" style:font-name-asian="Noto Sans Mono CJK SC" style:font-size-asian="12pt" style:font-weight-asian="normal" style:font-name-complex="Liberation Mono" style:font-size-complex="12pt" style:font-weight-complex="normal"/>
    </style:style>
    <style:style style:name="T241" style:family="text">
      <style:text-properties fo:font-variant="normal" fo:text-transform="none" fo:color="#000000" style:font-name="Handwriting" fo:font-size="12pt" fo:letter-spacing="normal" fo:font-style="normal" fo:font-weight="normal" officeooo:rsid="13a2e145" style:font-name-asian="Noto Sans Mono CJK SC" style:font-size-asian="12pt" style:font-weight-asian="normal" style:font-name-complex="Liberation Mono" style:font-size-complex="12pt" style:font-weight-complex="normal"/>
    </style:style>
    <style:style style:name="T242" style:family="text">
      <style:text-properties fo:font-variant="normal" fo:text-transform="none" fo:color="#000000" style:font-name="Handwriting" fo:font-size="12pt" fo:letter-spacing="normal" fo:font-style="normal" fo:font-weight="normal" officeooo:rsid="13a4dcf5" style:font-name-asian="Noto Sans Mono CJK SC" style:font-size-asian="12pt" style:font-weight-asian="normal" style:font-name-complex="Liberation Mono" style:font-size-complex="12pt" style:font-weight-complex="normal"/>
    </style:style>
    <style:style style:name="T243" style:family="text">
      <style:text-properties fo:font-variant="normal" fo:text-transform="none" fo:color="#000000" style:font-name="Handwriting" fo:font-size="12pt" fo:letter-spacing="normal" fo:font-style="normal" fo:font-weight="normal" officeooo:rsid="13a46074" style:font-name-asian="Noto Sans Mono CJK SC" style:font-size-asian="12pt" style:font-weight-asian="normal" style:font-name-complex="Liberation Mono" style:font-size-complex="12pt" style:font-weight-complex="normal"/>
    </style:style>
    <style:style style:name="T244" style:family="text">
      <style:text-properties fo:font-variant="normal" fo:text-transform="none" fo:color="#000000" style:font-name="Handwriting" fo:font-size="12pt" fo:letter-spacing="normal" fo:font-style="normal" fo:font-weight="normal" officeooo:rsid="13cc905d" style:font-name-asian="Noto Sans Mono CJK SC" style:font-size-asian="12pt" style:font-weight-asian="normal" style:font-name-complex="Liberation Mono" style:font-size-complex="12pt" style:font-weight-complex="normal"/>
    </style:style>
    <style:style style:name="T245" style:family="text">
      <style:text-properties fo:font-variant="normal" fo:text-transform="none" fo:color="#000000" style:font-name="Handwriting" fo:font-size="12pt" fo:letter-spacing="normal" fo:font-style="normal" fo:font-weight="normal" officeooo:rsid="13ececd7" style:font-name-asian="Noto Sans Mono CJK SC" style:font-size-asian="12pt" style:font-weight-asian="normal" style:font-name-complex="Liberation Mono" style:font-size-complex="12pt" style:font-weight-complex="normal"/>
    </style:style>
    <style:style style:name="T246" style:family="text">
      <style:text-properties fo:font-variant="normal" fo:text-transform="none" fo:color="#000000" style:font-name="Handwriting" fo:font-size="12pt" fo:letter-spacing="normal" fo:font-style="normal" fo:font-weight="normal" officeooo:rsid="13eef943" style:font-name-asian="Noto Sans Mono CJK SC" style:font-size-asian="12pt" style:font-weight-asian="normal" style:font-name-complex="Liberation Mono" style:font-size-complex="12pt" style:font-weight-complex="normal"/>
    </style:style>
    <style:style style:name="T247" style:family="text">
      <style:text-properties fo:font-variant="normal" fo:text-transform="none" fo:color="#000000" style:font-name="Handwriting" fo:font-size="12pt" fo:letter-spacing="normal" fo:font-style="normal" fo:font-weight="normal" officeooo:rsid="13ef5fd3" style:font-name-asian="Noto Sans Mono CJK SC" style:font-size-asian="12pt" style:font-weight-asian="normal" style:font-name-complex="Liberation Mono" style:font-size-complex="12pt" style:font-weight-complex="normal"/>
    </style:style>
    <style:style style:name="T248" style:family="text">
      <style:text-properties fo:font-variant="normal" fo:text-transform="none" fo:color="#000000" style:font-name="Handwriting" fo:font-size="12pt" fo:letter-spacing="normal" fo:font-style="normal" fo:font-weight="normal" officeooo:rsid="13f08c4d" style:font-name-asian="Noto Sans Mono CJK SC" style:font-size-asian="12pt" style:font-weight-asian="normal" style:font-name-complex="Liberation Mono" style:font-size-complex="12pt" style:font-weight-complex="normal"/>
    </style:style>
    <style:style style:name="T249" style:family="text">
      <style:text-properties fo:font-variant="normal" fo:text-transform="none" fo:color="#000000" style:font-name="Handwriting" fo:font-size="12pt" fo:letter-spacing="normal" fo:font-style="normal" fo:font-weight="normal" officeooo:rsid="13f23527" style:font-name-asian="Noto Sans Mono CJK SC" style:font-size-asian="12pt" style:font-weight-asian="normal" style:font-name-complex="Liberation Mono" style:font-size-complex="12pt" style:font-weight-complex="normal"/>
    </style:style>
    <style:style style:name="T250" style:family="text">
      <style:text-properties fo:font-variant="normal" fo:text-transform="none" fo:color="#000000"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251" style:family="text">
      <style:text-properties fo:font-variant="normal" fo:text-transform="none" fo:color="#000000" style:font-name="Handwriting" fo:font-size="12pt" fo:letter-spacing="normal" fo:font-style="normal" fo:font-weight="normal" officeooo:rsid="13cadb07" style:font-name-asian="Noto Sans Mono CJK SC" style:font-size-asian="12pt" style:font-weight-asian="normal" style:font-name-complex="Liberation Mono" style:font-size-complex="12pt" style:font-weight-complex="normal"/>
    </style:style>
    <style:style style:name="T252" style:family="text">
      <style:text-properties fo:font-variant="normal" fo:text-transform="none" fo:color="#000000" style:font-name="Handwriting" fo:font-size="12pt" fo:letter-spacing="normal" fo:font-style="normal" fo:font-weight="normal" officeooo:rsid="14044a88" style:font-name-asian="Noto Sans Mono CJK SC" style:font-size-asian="12pt" style:font-weight-asian="normal" style:font-name-complex="Liberation Mono" style:font-size-complex="12pt" style:font-weight-complex="normal"/>
    </style:style>
    <style:style style:name="T253" style:family="text">
      <style:text-properties fo:font-variant="normal" fo:text-transform="none" fo:color="#000000" style:font-name="Handwriting" fo:font-size="12pt" fo:letter-spacing="normal" fo:font-style="normal" fo:font-weight="normal" officeooo:rsid="13c32277" style:font-name-asian="Noto Sans Mono CJK SC" style:font-size-asian="12pt" style:font-weight-asian="normal" style:font-name-complex="Liberation Mono" style:font-size-complex="12pt" style:font-weight-complex="normal"/>
    </style:style>
    <style:style style:name="T254" style:family="text">
      <style:text-properties fo:font-variant="normal" fo:text-transform="none" fo:color="#000000" style:font-name="Handwriting" fo:font-size="12pt" fo:letter-spacing="normal" fo:font-style="normal" fo:font-weight="normal" officeooo:rsid="13d0f347" style:font-name-asian="Noto Sans Mono CJK SC" style:font-size-asian="12pt" style:font-weight-asian="normal" style:font-name-complex="Liberation Mono" style:font-size-complex="12pt" style:font-weight-complex="normal"/>
    </style:style>
    <style:style style:name="T255" style:family="text">
      <style:text-properties fo:font-variant="normal" fo:text-transform="none" fo:color="#000000" style:font-name="Handwriting" fo:font-size="12pt" fo:letter-spacing="normal" fo:font-style="normal" fo:font-weight="normal" officeooo:rsid="13d1d5af" style:font-name-asian="Noto Sans Mono CJK SC" style:font-size-asian="12pt" style:font-weight-asian="normal" style:font-name-complex="Liberation Mono" style:font-size-complex="12pt" style:font-weight-complex="normal"/>
    </style:style>
    <style:style style:name="T256" style:family="text">
      <style:text-properties fo:font-variant="normal" fo:text-transform="none" fo:color="#000000" style:font-name="Handwriting" fo:font-size="12pt" fo:letter-spacing="normal" fo:font-style="normal" fo:font-weight="normal" officeooo:rsid="140d2dd8" style:font-name-asian="Noto Sans Mono CJK SC" style:font-size-asian="12pt" style:font-weight-asian="normal" style:font-name-complex="Liberation Mono" style:font-size-complex="12pt" style:font-weight-complex="normal"/>
    </style:style>
    <style:style style:name="T257" style:family="text">
      <style:text-properties fo:font-variant="normal" fo:text-transform="none" fo:color="#000000"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258" style:family="text">
      <style:text-properties fo:font-variant="normal" fo:text-transform="none" fo:color="#000000" style:font-name="Handwriting" fo:font-size="12pt" fo:letter-spacing="normal" fo:font-style="normal" fo:font-weight="normal" officeooo:rsid="140d357e" style:font-name-asian="Noto Sans Mono CJK SC" style:font-size-asian="12pt" style:font-weight-asian="normal" style:font-name-complex="Liberation Mono" style:font-size-complex="12pt" style:font-weight-complex="normal"/>
    </style:style>
    <style:style style:name="T259" style:family="text">
      <style:text-properties fo:font-variant="normal" fo:text-transform="none" fo:color="#000000" style:text-position="super 58%"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60"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261"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262"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263"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264"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265"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266"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267"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268"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269"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270"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271"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272"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273"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274"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275"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276"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277"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278"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279"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280" style:family="text">
      <style:text-properties fo:font-variant="normal" fo:text-transform="none" fo:font-size="12pt" fo:letter-spacing="normal" fo:font-style="normal" fo:font-weight="normal" officeooo:rsid="0717b7cc" style:font-size-asian="12pt" style:font-size-complex="12pt"/>
    </style:style>
    <style:style style:name="T281" style:family="text">
      <style:text-properties fo:font-variant="normal" fo:text-transform="none" fo:font-size="12pt" fo:letter-spacing="normal" fo:font-style="normal" fo:font-weight="normal" officeooo:rsid="05189cf1" style:font-size-asian="12pt" style:font-size-complex="12pt"/>
    </style:style>
    <style:style style:name="T282" style:family="text">
      <style:text-properties fo:font-variant="normal" fo:text-transform="none" fo:font-size="12pt" fo:letter-spacing="normal" fo:font-style="normal" fo:font-weight="normal" officeooo:rsid="0697e461" style:font-size-asian="12pt" style:font-size-complex="12pt"/>
    </style:style>
    <style:style style:name="T283" style:family="text">
      <style:text-properties fo:font-variant="normal" fo:text-transform="none" fo:font-size="12pt" fo:letter-spacing="normal" fo:font-style="normal" fo:font-weight="normal" officeooo:rsid="0857f89c" style:font-size-asian="12pt" style:font-size-complex="12pt"/>
    </style:style>
    <style:style style:name="T284" style:family="text">
      <style:text-properties fo:font-variant="normal" fo:text-transform="none" fo:font-size="12pt" fo:letter-spacing="normal" fo:font-style="normal" fo:font-weight="normal" officeooo:rsid="07602fda" style:font-size-asian="12pt" style:font-size-complex="12pt"/>
    </style:style>
    <style:style style:name="T285" style:family="text">
      <style:text-properties fo:font-variant="normal" fo:text-transform="none" fo:font-size="12pt" fo:letter-spacing="normal" fo:font-style="normal" fo:font-weight="normal" officeooo:rsid="0761a0fe" style:font-size-asian="12pt" style:font-size-complex="12pt"/>
    </style:style>
    <style:style style:name="T286" style:family="text">
      <style:text-properties fo:font-variant="normal" fo:text-transform="none" fo:font-size="12pt" fo:letter-spacing="normal" fo:font-style="normal" fo:font-weight="normal" officeooo:rsid="0765f887" style:font-size-asian="12pt" style:font-size-complex="12pt"/>
    </style:style>
    <style:style style:name="T287" style:family="text">
      <style:text-properties fo:font-variant="normal" fo:text-transform="none" fo:font-size="12pt" fo:letter-spacing="normal" fo:font-style="normal" fo:font-weight="normal" officeooo:rsid="0763717c" style:font-size-asian="12pt" style:font-size-complex="12pt"/>
    </style:style>
    <style:style style:name="T288" style:family="text">
      <style:text-properties fo:font-variant="normal" fo:text-transform="none" fo:font-size="12pt" fo:letter-spacing="normal" fo:font-style="normal" fo:font-weight="normal" officeooo:rsid="0765430c" style:font-size-asian="12pt" style:font-size-complex="12pt"/>
    </style:style>
    <style:style style:name="T289" style:family="text">
      <style:text-properties fo:font-variant="normal" fo:text-transform="none" fo:font-size="12pt" fo:letter-spacing="normal" fo:font-style="normal" fo:font-weight="normal" officeooo:rsid="076804f5" style:font-size-asian="12pt" style:font-size-complex="12pt"/>
    </style:style>
    <style:style style:name="T290" style:family="text">
      <style:text-properties fo:font-variant="normal" fo:text-transform="none" fo:font-size="12pt" fo:letter-spacing="normal" fo:font-style="normal" fo:font-weight="normal" officeooo:rsid="0858c92b" style:font-size-asian="12pt" style:font-size-complex="12pt"/>
    </style:style>
    <style:style style:name="T291" style:family="text">
      <style:text-properties fo:font-variant="normal" fo:text-transform="none" fo:font-size="12pt" fo:letter-spacing="normal" fo:font-style="normal" fo:font-weight="normal" officeooo:rsid="07697c4a" style:font-size-asian="12pt" style:font-size-complex="12pt"/>
    </style:style>
    <style:style style:name="T292" style:family="text">
      <style:text-properties fo:font-variant="normal" fo:text-transform="none" fo:font-size="12pt" fo:letter-spacing="normal" fo:font-style="normal" fo:font-weight="normal" officeooo:rsid="07b0d548" style:font-size-asian="12pt" style:font-size-complex="12pt"/>
    </style:style>
    <style:style style:name="T293" style:family="text">
      <style:text-properties fo:font-variant="normal" fo:text-transform="none" fo:font-size="12pt" fo:letter-spacing="normal" fo:font-style="normal" fo:font-weight="normal" officeooo:rsid="07b1c320" style:font-size-asian="12pt" style:font-size-complex="12pt"/>
    </style:style>
    <style:style style:name="T294" style:family="text">
      <style:text-properties fo:font-variant="normal" fo:text-transform="none" fo:font-size="12pt" fo:letter-spacing="normal" fo:font-style="normal" fo:font-weight="normal" officeooo:rsid="072833a4" style:font-size-asian="12pt" style:font-size-complex="12pt"/>
    </style:style>
    <style:style style:name="T295" style:family="text">
      <style:text-properties fo:font-variant="normal" fo:text-transform="none" fo:font-size="12pt" fo:letter-spacing="normal" fo:font-style="normal" fo:font-weight="normal" officeooo:rsid="07aa91f1" style:font-size-asian="12pt" style:font-size-complex="12pt"/>
    </style:style>
    <style:style style:name="T296" style:family="text">
      <style:text-properties fo:font-variant="normal" fo:text-transform="none" fo:font-size="12pt" fo:letter-spacing="normal" fo:font-style="normal" fo:font-weight="normal" officeooo:rsid="07d2c522" style:font-size-asian="12pt" style:font-size-complex="12pt"/>
    </style:style>
    <style:style style:name="T297" style:family="text">
      <style:text-properties fo:font-variant="normal" fo:text-transform="none" fo:font-size="12pt" fo:letter-spacing="normal" fo:font-style="normal" fo:font-weight="normal" officeooo:rsid="07b403ea" style:font-size-asian="12pt" style:font-size-complex="12pt"/>
    </style:style>
    <style:style style:name="T298" style:family="text">
      <style:text-properties fo:font-variant="normal" fo:text-transform="none" fo:font-size="12pt" fo:letter-spacing="normal" fo:font-style="normal" fo:font-weight="normal" officeooo:rsid="07abdb4e" style:font-size-asian="12pt" style:font-size-complex="12pt"/>
    </style:style>
    <style:style style:name="T299" style:family="text">
      <style:text-properties fo:font-variant="normal" fo:text-transform="none" fo:font-size="12pt" fo:letter-spacing="normal" fo:font-style="normal" fo:font-weight="normal" officeooo:rsid="08a568d9" style:font-size-asian="12pt" style:font-size-complex="12pt"/>
    </style:style>
    <style:style style:name="T300" style:family="text">
      <style:text-properties fo:font-variant="normal" fo:text-transform="none" fo:font-size="12pt" fo:letter-spacing="normal" fo:font-style="normal" fo:font-weight="normal" officeooo:rsid="08a7b835" style:font-size-asian="12pt" style:font-size-complex="12pt"/>
    </style:style>
    <style:style style:name="T301" style:family="text">
      <style:text-properties fo:font-variant="normal" fo:text-transform="none" fo:font-size="12pt" fo:letter-spacing="normal" fo:font-style="normal" fo:font-weight="normal" officeooo:rsid="08aada48" style:font-size-asian="12pt" style:font-size-complex="12pt"/>
    </style:style>
    <style:style style:name="T302" style:family="text">
      <style:text-properties fo:font-variant="normal" fo:text-transform="none" fo:font-size="12pt" fo:letter-spacing="normal" fo:font-style="normal" fo:font-weight="normal" officeooo:rsid="08a92dde" style:font-size-asian="12pt" style:font-size-complex="12pt"/>
    </style:style>
    <style:style style:name="T303" style:family="text">
      <style:text-properties fo:font-variant="normal" fo:text-transform="none" fo:font-size="12pt" fo:letter-spacing="normal" fo:font-style="normal" fo:font-weight="normal" officeooo:rsid="08ab9eeb" style:font-size-asian="12pt" style:font-size-complex="12pt"/>
    </style:style>
    <style:style style:name="T304" style:family="text">
      <style:text-properties fo:font-variant="normal" fo:text-transform="none" fo:font-size="12pt" fo:letter-spacing="normal" fo:font-style="normal" fo:font-weight="normal" officeooo:rsid="068c45d2" style:font-size-asian="12pt" style:font-size-complex="12pt"/>
    </style:style>
    <style:style style:name="T305" style:family="text">
      <style:text-properties fo:font-variant="normal" fo:text-transform="none" style:font-name="Handwriting" fo:font-size="12pt" fo:letter-spacing="normal" fo:font-style="normal" fo:font-weight="normal" officeooo:rsid="068c45d2" style:font-size-asian="12pt" style:font-size-complex="12pt"/>
    </style:style>
    <style:style style:name="T306" style:family="text">
      <style:text-properties fo:font-variant="normal" fo:text-transform="none" style:font-name="Handwriting" fo:font-size="12pt" fo:letter-spacing="normal" fo:font-style="normal" fo:font-weight="normal" officeooo:rsid="08b757a2" style:font-size-asian="12pt" style:font-size-complex="12pt"/>
    </style:style>
    <style:style style:name="T307" style:family="text">
      <style:text-properties fo:font-variant="normal" fo:text-transform="none" style:font-name="Handwriting" fo:font-size="12pt" fo:letter-spacing="normal" fo:font-style="normal" fo:font-weight="normal" officeooo:rsid="08cadf60" style:font-size-asian="12pt" style:font-size-complex="12pt"/>
    </style:style>
    <style:style style:name="T308" style:family="text">
      <style:text-properties fo:font-variant="normal" fo:text-transform="none" style:font-name="Handwriting" fo:font-size="12pt" fo:letter-spacing="normal" fo:font-style="normal" fo:font-weight="normal" officeooo:rsid="08ce9719" style:font-size-asian="12pt" style:font-size-complex="12pt"/>
    </style:style>
    <style:style style:name="T309" style:family="text">
      <style:text-properties fo:font-variant="normal" fo:text-transform="none" style:font-name="Handwriting" fo:font-size="12pt" fo:letter-spacing="normal" fo:font-style="normal" fo:font-weight="normal" officeooo:rsid="08d1154e" style:font-size-asian="12pt" style:font-size-complex="12pt"/>
    </style:style>
    <style:style style:name="T310" style:family="text">
      <style:text-properties fo:font-variant="normal" fo:text-transform="none" style:font-name="Handwriting" fo:font-size="12pt" fo:letter-spacing="normal" fo:font-style="normal" fo:font-weight="normal" officeooo:rsid="08d1ef4b" style:font-size-asian="12pt" style:font-size-complex="12pt"/>
    </style:style>
    <style:style style:name="T311" style:family="text">
      <style:text-properties fo:font-variant="normal" fo:text-transform="none" style:font-name="Handwriting" fo:font-size="12pt" fo:letter-spacing="normal" fo:font-style="normal" fo:font-weight="normal" officeooo:rsid="08d2669c" style:font-size-asian="12pt" style:font-size-complex="12pt"/>
    </style:style>
    <style:style style:name="T312" style:family="text">
      <style:text-properties fo:font-variant="normal" fo:text-transform="none" style:font-name="Handwriting" fo:font-size="12pt" fo:letter-spacing="normal" fo:font-style="normal" fo:font-weight="normal" officeooo:rsid="08e5c186" style:font-size-asian="12pt" style:font-size-complex="12pt"/>
    </style:style>
    <style:style style:name="T313" style:family="text">
      <style:text-properties fo:font-variant="normal" fo:text-transform="none" style:font-name="Handwriting" fo:font-size="12pt" fo:letter-spacing="normal" fo:font-style="normal" fo:font-weight="normal" officeooo:rsid="0969ea6e" style:font-size-asian="12pt" style:font-size-complex="12pt"/>
    </style:style>
    <style:style style:name="T314" style:family="text">
      <style:text-properties fo:font-variant="normal" fo:text-transform="none" style:font-name="Handwriting" fo:font-size="12pt" fo:letter-spacing="normal" fo:font-style="normal" fo:font-weight="normal" officeooo:rsid="096ad9a2" style:font-size-asian="12pt" style:font-size-complex="12pt"/>
    </style:style>
    <style:style style:name="T315" style:family="text">
      <style:text-properties fo:font-variant="normal" fo:text-transform="none" style:font-name="Handwriting" fo:font-size="12pt" fo:letter-spacing="normal" fo:font-style="normal" fo:font-weight="normal" officeooo:rsid="096c3832" style:font-size-asian="12pt" style:font-size-complex="12pt"/>
    </style:style>
    <style:style style:name="T316" style:family="text">
      <style:text-properties fo:font-variant="normal" fo:text-transform="none" style:font-name="Handwriting" fo:font-size="12pt" fo:letter-spacing="normal" fo:font-style="normal" fo:font-weight="normal" officeooo:rsid="08e9f554" style:font-size-asian="12pt" style:font-size-complex="12pt"/>
    </style:style>
    <style:style style:name="T317" style:family="text">
      <style:text-properties fo:font-variant="normal" fo:text-transform="none" style:font-name="Handwriting" fo:font-size="12pt" fo:letter-spacing="normal" fo:font-style="normal" fo:font-weight="normal" officeooo:rsid="08ea1677" style:font-size-asian="12pt" style:font-size-complex="12pt"/>
    </style:style>
    <style:style style:name="T318" style:family="text">
      <style:text-properties fo:font-variant="normal" fo:text-transform="none" style:font-name="Handwriting" fo:font-size="12pt" fo:letter-spacing="normal" fo:font-style="normal" fo:font-weight="normal" officeooo:rsid="08ed1621" style:font-size-asian="12pt" style:font-size-complex="12pt"/>
    </style:style>
    <style:style style:name="T319" style:family="text">
      <style:text-properties fo:font-variant="normal" fo:text-transform="none" style:font-name="Handwriting" fo:font-size="12pt" fo:letter-spacing="normal" fo:font-style="normal" fo:font-weight="normal" officeooo:rsid="08eed1bf" style:font-size-asian="12pt" style:font-size-complex="12pt"/>
    </style:style>
    <style:style style:name="T320" style:family="text">
      <style:text-properties fo:font-variant="normal" fo:text-transform="none" style:font-name="Handwriting" fo:font-size="12pt" fo:letter-spacing="normal" fo:font-style="normal" fo:font-weight="normal" officeooo:rsid="09bb1318" style:font-size-asian="12pt" style:font-size-complex="12pt"/>
    </style:style>
    <style:style style:name="T321" style:family="text">
      <style:text-properties fo:font-variant="normal" fo:text-transform="none" style:font-name="Handwriting" fo:font-size="12pt" fo:letter-spacing="normal" fo:font-style="normal" fo:font-weight="normal" officeooo:rsid="09bd2a38" style:font-size-asian="12pt" style:font-size-complex="12pt"/>
    </style:style>
    <style:style style:name="T322"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323"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324" style:family="text">
      <style:text-properties fo:font-variant="normal" fo:text-transform="none"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325"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326"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327"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329"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330"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331"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332"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333"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334"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335"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336"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337"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338"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339"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340"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341"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342"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343"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344"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345"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346"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347"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348"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349"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350"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351"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352"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353"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354"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355"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356"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357"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358"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359"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360"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361"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362"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363"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364"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365"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366"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367"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368"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369"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370"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371"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372"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373"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374"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375"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376"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377"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378"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379"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380"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381"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382"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383"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384"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385"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386"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387"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388"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389"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390"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391"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392"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393"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394"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395"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396"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397"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398"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399"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400"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401"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402"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403"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404" style:family="text">
      <style:text-properties fo:font-variant="normal" fo:text-transform="none" style:font-name="Handwriting" fo:font-size="12pt" fo:letter-spacing="normal" fo:font-style="normal" fo:font-weight="normal" officeooo:rsid="01967aee" style:font-name-asian="Noto Sans Mono CJK SC" style:font-size-asian="12pt" style:font-weight-asian="normal" style:font-name-complex="Liberation Mono" style:font-size-complex="12pt" style:font-weight-complex="normal"/>
    </style:style>
    <style:style style:name="T405" style:family="text">
      <style:text-properties fo:font-variant="normal" fo:text-transform="none" style:font-name="Handwriting" fo:font-size="12pt" fo:letter-spacing="normal" fo:font-style="normal" fo:font-weight="normal" officeooo:rsid="03022c6a" style:font-name-asian="Noto Sans Mono CJK SC" style:font-size-asian="12pt" style:font-weight-asian="normal" style:font-name-complex="Liberation Mono" style:font-size-complex="12pt" style:font-weight-complex="normal"/>
    </style:style>
    <style:style style:name="T406" style:family="text">
      <style:text-properties fo:font-variant="normal" fo:text-transform="none" style:font-name="Handwriting" fo:font-size="12pt" fo:letter-spacing="normal" fo:font-style="normal" fo:font-weight="normal" officeooo:rsid="0177c748" style:font-name-asian="Noto Sans Mono CJK SC" style:font-size-asian="12pt" style:font-weight-asian="normal" style:font-name-complex="Liberation Mono" style:font-size-complex="12pt" style:font-weight-complex="normal"/>
    </style:style>
    <style:style style:name="T407" style:family="text">
      <style:text-properties fo:font-variant="normal" fo:text-transform="none" style:font-name="Handwriting" fo:font-size="12pt" fo:letter-spacing="normal" fo:font-style="normal" fo:font-weight="normal" officeooo:rsid="01983793" style:font-name-asian="Noto Sans Mono CJK SC" style:font-size-asian="12pt" style:font-weight-asian="normal" style:font-name-complex="Liberation Mono" style:font-size-complex="12pt" style:font-weight-complex="normal"/>
    </style:style>
    <style:style style:name="T408" style:family="text">
      <style:text-properties fo:font-variant="normal" fo:text-transform="none" style:font-name="Handwriting" fo:font-size="12pt" fo:letter-spacing="normal" fo:font-style="normal" fo:font-weight="normal" officeooo:rsid="01a0953f" style:font-name-asian="Noto Sans Mono CJK SC" style:font-size-asian="12pt" style:font-weight-asian="normal" style:font-name-complex="Liberation Mono" style:font-size-complex="12pt" style:font-weight-complex="normal"/>
    </style:style>
    <style:style style:name="T409" style:family="text">
      <style:text-properties fo:font-variant="normal" fo:text-transform="none" style:font-name="Handwriting" fo:font-size="12pt" fo:letter-spacing="normal" fo:font-style="normal" fo:font-weight="normal" officeooo:rsid="02f665c4" style:font-name-asian="Noto Sans Mono CJK SC" style:font-size-asian="12pt" style:font-weight-asian="normal" style:font-name-complex="Liberation Mono" style:font-size-complex="12pt" style:font-weight-complex="normal"/>
    </style:style>
    <style:style style:name="T410" style:family="text">
      <style:text-properties fo:font-variant="normal" fo:text-transform="none" style:font-name="Handwriting" fo:font-size="12pt" fo:letter-spacing="normal" fo:font-style="normal" fo:font-weight="normal" officeooo:rsid="029b495a" style:font-name-asian="Noto Sans Mono CJK SC" style:font-size-asian="12pt" style:font-weight-asian="normal" style:font-name-complex="Liberation Mono" style:font-size-complex="12pt" style:font-weight-complex="normal"/>
    </style:style>
    <style:style style:name="T411" style:family="text">
      <style:text-properties fo:font-variant="normal" fo:text-transform="none" style:font-name="Handwriting" fo:font-size="12pt" fo:letter-spacing="normal" fo:font-style="normal" fo:font-weight="normal" officeooo:rsid="0b6b3187" style:font-name-asian="Noto Sans Mono CJK SC" style:font-size-asian="12pt" style:font-weight-asian="normal" style:font-name-complex="Liberation Mono" style:font-size-complex="12pt" style:font-weight-complex="normal"/>
    </style:style>
    <style:style style:name="T412" style:family="text">
      <style:text-properties fo:font-variant="normal" fo:text-transform="none" style:font-name="Handwriting" fo:font-size="12pt" fo:letter-spacing="normal" fo:font-style="normal" fo:font-weight="normal" officeooo:rsid="0065ecb8" style:font-name-asian="Noto Sans Mono CJK SC" style:font-size-asian="12pt" style:font-weight-asian="normal" style:font-name-complex="Liberation Mono" style:font-size-complex="12pt" style:font-weight-complex="normal"/>
    </style:style>
    <style:style style:name="T413" style:family="text">
      <style:text-properties fo:font-variant="normal" fo:text-transform="none" style:font-name="Handwriting" fo:font-size="12pt" fo:letter-spacing="normal" fo:font-style="normal" fo:font-weight="normal" officeooo:rsid="0b6dfd3e" style:font-name-asian="Noto Sans Mono CJK SC" style:font-size-asian="12pt" style:font-weight-asian="normal" style:font-name-complex="Liberation Mono" style:font-size-complex="12pt" style:font-weight-complex="normal"/>
    </style:style>
    <style:style style:name="T414" style:family="text">
      <style:text-properties fo:font-variant="normal" fo:text-transform="none" style:font-name="Handwriting" fo:font-size="12pt" fo:letter-spacing="normal" fo:font-style="normal" fo:font-weight="normal" officeooo:rsid="024c8a3b" style:font-name-asian="Noto Sans Mono CJK SC" style:font-size-asian="12pt" style:font-weight-asian="normal" style:font-name-complex="Liberation Mono" style:font-size-complex="12pt" style:font-weight-complex="normal"/>
    </style:style>
    <style:style style:name="T415" style:family="text">
      <style:text-properties fo:font-variant="normal" fo:text-transform="none" style:font-name="Handwriting" fo:font-size="12pt" fo:letter-spacing="normal" fo:font-style="normal" fo:font-weight="normal" officeooo:rsid="02526805" style:font-name-asian="Noto Sans Mono CJK SC" style:font-size-asian="12pt" style:font-weight-asian="normal" style:font-name-complex="Liberation Mono" style:font-size-complex="12pt" style:font-weight-complex="normal"/>
    </style:style>
    <style:style style:name="T416" style:family="text">
      <style:text-properties fo:font-variant="normal" fo:text-transform="none" style:font-name="Handwriting" fo:font-size="12pt" fo:letter-spacing="normal" fo:font-style="normal" fo:font-weight="normal" officeooo:rsid="0252c144" style:font-name-asian="Noto Sans Mono CJK SC" style:font-size-asian="12pt" style:font-weight-asian="normal" style:font-name-complex="Liberation Mono" style:font-size-complex="12pt" style:font-weight-complex="normal"/>
    </style:style>
    <style:style style:name="T417" style:family="text">
      <style:text-properties fo:font-variant="normal" fo:text-transform="none" style:font-name="Handwriting" fo:font-size="12pt" fo:letter-spacing="normal" fo:font-style="normal" fo:font-weight="normal" officeooo:rsid="0252c652" style:font-name-asian="Noto Sans Mono CJK SC" style:font-size-asian="12pt" style:font-weight-asian="normal" style:font-name-complex="Liberation Mono" style:font-size-complex="12pt" style:font-weight-complex="normal"/>
    </style:style>
    <style:style style:name="T418" style:family="text">
      <style:text-properties fo:font-variant="normal" fo:text-transform="none" style:font-name="Handwriting" fo:font-size="12pt" fo:letter-spacing="normal" fo:font-style="normal" fo:font-weight="normal" officeooo:rsid="0253ef86" style:font-name-asian="Noto Sans Mono CJK SC" style:font-size-asian="12pt" style:font-weight-asian="normal" style:font-name-complex="Liberation Mono" style:font-size-complex="12pt" style:font-weight-complex="normal"/>
    </style:style>
    <style:style style:name="T419" style:family="text">
      <style:text-properties fo:font-variant="normal" fo:text-transform="none" style:font-name="Handwriting" fo:font-size="12pt" fo:letter-spacing="normal" fo:font-style="normal" fo:font-weight="normal" officeooo:rsid="0b6e7635" style:font-name-asian="Noto Sans Mono CJK SC" style:font-size-asian="12pt" style:font-weight-asian="normal" style:font-name-complex="Liberation Mono" style:font-size-complex="12pt" style:font-weight-complex="normal"/>
    </style:style>
    <style:style style:name="T420" style:family="text">
      <style:text-properties fo:font-variant="normal" fo:text-transform="none" style:font-name="Handwriting" fo:font-size="12pt" fo:letter-spacing="normal" fo:font-style="normal" fo:font-weight="normal" officeooo:rsid="0b700657" style:font-name-asian="Noto Sans Mono CJK SC" style:font-size-asian="12pt" style:font-weight-asian="normal" style:font-name-complex="Liberation Mono" style:font-size-complex="12pt" style:font-weight-complex="normal"/>
    </style:style>
    <style:style style:name="T421" style:family="text">
      <style:text-properties fo:font-variant="normal" fo:text-transform="none" style:font-name="Handwriting" fo:font-size="12pt" fo:letter-spacing="normal" fo:font-style="normal" fo:font-weight="normal" officeooo:rsid="0b7b2a44" style:font-name-asian="Noto Sans Mono CJK SC" style:font-size-asian="12pt" style:font-weight-asian="normal" style:font-name-complex="Liberation Mono" style:font-size-complex="12pt" style:font-weight-complex="normal"/>
    </style:style>
    <style:style style:name="T422" style:family="text">
      <style:text-properties fo:font-variant="normal" fo:text-transform="none" style:font-name="Handwriting" fo:font-size="12pt" fo:letter-spacing="normal" fo:font-style="normal" fo:font-weight="normal" officeooo:rsid="0b7ceb36" style:font-name-asian="Noto Sans Mono CJK SC" style:font-size-asian="12pt" style:font-weight-asian="normal" style:font-name-complex="Liberation Mono" style:font-size-complex="12pt" style:font-weight-complex="normal"/>
    </style:style>
    <style:style style:name="T423" style:family="text">
      <style:text-properties fo:font-variant="normal" fo:text-transform="none" style:font-name="Handwriting" fo:font-size="12pt" fo:letter-spacing="normal" fo:font-style="normal" fo:font-weight="normal" officeooo:rsid="0b7e4e2e" style:font-name-asian="Noto Sans Mono CJK SC" style:font-size-asian="12pt" style:font-weight-asian="normal" style:font-name-complex="Liberation Mono" style:font-size-complex="12pt" style:font-weight-complex="normal"/>
    </style:style>
    <style:style style:name="T424" style:family="text">
      <style:text-properties fo:font-variant="normal" fo:text-transform="none" style:font-name="Handwriting" fo:font-size="12pt" fo:letter-spacing="normal" fo:font-style="normal" fo:font-weight="normal" officeooo:rsid="02462ac6" style:font-name-asian="Noto Sans Mono CJK SC" style:font-size-asian="12pt" style:font-weight-asian="normal" style:font-name-complex="Liberation Mono" style:font-size-complex="12pt" style:font-weight-complex="normal"/>
    </style:style>
    <style:style style:name="T425" style:family="text">
      <style:text-properties fo:font-variant="normal" fo:text-transform="none" style:font-name="Handwriting" fo:font-size="12pt" fo:letter-spacing="normal" fo:font-style="normal" fo:font-weight="normal" officeooo:rsid="024c0183" style:font-name-asian="Noto Sans Mono CJK SC" style:font-size-asian="12pt" style:font-weight-asian="normal" style:font-name-complex="Liberation Mono" style:font-size-complex="12pt" style:font-weight-complex="normal"/>
    </style:style>
    <style:style style:name="T426" style:family="text">
      <style:text-properties fo:font-variant="normal" fo:text-transform="none" style:font-name="Handwriting" fo:font-size="12pt" fo:letter-spacing="normal" fo:font-style="normal" fo:font-weight="normal" officeooo:rsid="031f48c0" style:font-name-asian="Noto Sans Mono CJK SC" style:font-size-asian="12pt" style:font-weight-asian="normal" style:font-name-complex="Liberation Mono" style:font-size-complex="12pt" style:font-weight-complex="normal"/>
    </style:style>
    <style:style style:name="T427" style:family="text">
      <style:text-properties fo:font-variant="normal" fo:text-transform="none" style:font-name="Handwriting" fo:font-size="12pt" fo:letter-spacing="normal" fo:font-style="normal" fo:font-weight="normal" officeooo:rsid="0b9714cc" style:font-name-asian="Noto Sans Mono CJK SC" style:font-size-asian="12pt" style:font-weight-asian="normal" style:font-name-complex="Liberation Mono" style:font-size-complex="12pt" style:font-weight-complex="normal"/>
    </style:style>
    <style:style style:name="T428" style:family="text">
      <style:text-properties fo:font-variant="normal" fo:text-transform="none" style:font-name="Handwriting" fo:font-size="12pt" fo:letter-spacing="normal" fo:font-style="normal" fo:font-weight="normal" officeooo:rsid="0b980cbb" style:font-name-asian="Noto Sans Mono CJK SC" style:font-size-asian="12pt" style:font-weight-asian="normal" style:font-name-complex="Liberation Mono" style:font-size-complex="12pt" style:font-weight-complex="normal"/>
    </style:style>
    <style:style style:name="T429" style:family="text">
      <style:text-properties fo:font-variant="normal" fo:text-transform="none" style:font-name="Handwriting" fo:font-size="12pt" fo:letter-spacing="normal" fo:font-style="normal" fo:font-weight="normal" officeooo:rsid="0b99aaad" style:font-name-asian="Noto Sans Mono CJK SC" style:font-size-asian="12pt" style:font-weight-asian="normal" style:font-name-complex="Liberation Mono" style:font-size-complex="12pt" style:font-weight-complex="normal"/>
    </style:style>
    <style:style style:name="T430" style:family="text">
      <style:text-properties fo:font-variant="normal" fo:text-transform="none" style:font-name="Handwriting" fo:font-size="12pt" fo:letter-spacing="normal" fo:font-style="normal" fo:font-weight="normal" officeooo:rsid="0b4342ff" style:font-name-asian="Noto Sans Mono CJK SC" style:font-size-asian="12pt" style:font-weight-asian="normal" style:font-name-complex="Liberation Mono" style:font-size-complex="12pt" style:font-weight-complex="normal"/>
    </style:style>
    <style:style style:name="T431" style:family="text">
      <style:text-properties fo:font-variant="normal" fo:text-transform="none" style:font-name="Handwriting" fo:font-size="12pt" fo:letter-spacing="normal" fo:font-style="normal" fo:font-weight="normal" officeooo:rsid="0b9d116b" style:font-name-asian="Noto Sans Mono CJK SC" style:font-size-asian="12pt" style:font-weight-asian="normal" style:font-name-complex="Liberation Mono" style:font-size-complex="12pt" style:font-weight-complex="normal"/>
    </style:style>
    <style:style style:name="T432" style:family="text">
      <style:text-properties fo:font-variant="normal" fo:text-transform="none" style:font-name="Handwriting" fo:font-size="12pt" fo:letter-spacing="normal" fo:font-style="normal" fo:font-weight="normal" officeooo:rsid="0b4442a6" style:font-name-asian="Noto Sans Mono CJK SC" style:font-size-asian="12pt" style:font-weight-asian="normal" style:font-name-complex="Liberation Mono" style:font-size-complex="12pt" style:font-weight-complex="normal"/>
    </style:style>
    <style:style style:name="T433" style:family="text">
      <style:text-properties fo:font-variant="normal" fo:text-transform="none" style:font-name="Handwriting" fo:font-size="12pt" fo:letter-spacing="normal" fo:font-style="normal" fo:font-weight="normal" officeooo:rsid="0b4507e8" style:font-name-asian="Noto Sans Mono CJK SC" style:font-size-asian="12pt" style:font-weight-asian="normal" style:font-name-complex="Liberation Mono" style:font-size-complex="12pt" style:font-weight-complex="normal"/>
    </style:style>
    <style:style style:name="T434" style:family="text">
      <style:text-properties fo:font-variant="normal" fo:text-transform="none" style:font-name="Handwriting" fo:font-size="12pt" fo:letter-spacing="normal" fo:font-style="normal" fo:font-weight="normal" officeooo:rsid="0b9d26ab" style:font-name-asian="Noto Sans Mono CJK SC" style:font-size-asian="12pt" style:font-weight-asian="normal" style:font-name-complex="Liberation Mono" style:font-size-complex="12pt" style:font-weight-complex="normal"/>
    </style:style>
    <style:style style:name="T435" style:family="text">
      <style:text-properties fo:font-variant="normal" fo:text-transform="none" style:font-name="Handwriting" fo:font-size="12pt" fo:letter-spacing="normal" fo:font-style="normal" fo:font-weight="normal" officeooo:rsid="0a838104" style:font-name-asian="Noto Sans Mono CJK SC" style:font-size-asian="12pt" style:font-weight-asian="normal" style:font-name-complex="Liberation Mono" style:font-size-complex="12pt" style:font-weight-complex="normal"/>
    </style:style>
    <style:style style:name="T436" style:family="text">
      <style:text-properties fo:font-variant="normal" fo:text-transform="none" style:font-name="Handwriting" fo:font-size="12pt" fo:letter-spacing="normal" fo:font-style="normal" fo:font-weight="normal" officeooo:rsid="0a85690b" style:font-name-asian="Noto Sans Mono CJK SC" style:font-size-asian="12pt" style:font-weight-asian="normal" style:font-name-complex="Liberation Mono" style:font-size-complex="12pt" style:font-weight-complex="normal"/>
    </style:style>
    <style:style style:name="T437" style:family="text">
      <style:text-properties fo:font-variant="normal" fo:text-transform="none" style:font-name="Handwriting" fo:font-size="12pt" fo:letter-spacing="normal" fo:font-style="normal" fo:font-weight="normal" officeooo:rsid="0a925c4d" style:font-name-asian="Noto Sans Mono CJK SC" style:font-size-asian="12pt" style:font-weight-asian="normal" style:font-name-complex="Liberation Mono" style:font-size-complex="12pt" style:font-weight-complex="normal"/>
    </style:style>
    <style:style style:name="T438" style:family="text">
      <style:text-properties fo:font-variant="normal" fo:text-transform="none" style:font-name="Handwriting" fo:font-size="12pt" fo:letter-spacing="normal" fo:font-style="normal" fo:font-weight="normal" officeooo:rsid="0b417cc2" style:font-name-asian="Noto Sans Mono CJK SC" style:font-size-asian="12pt" style:font-weight-asian="normal" style:font-name-complex="Liberation Mono" style:font-size-complex="12pt" style:font-weight-complex="normal"/>
    </style:style>
    <style:style style:name="T439" style:family="text">
      <style:text-properties fo:font-variant="normal" fo:text-transform="none" style:font-name="Handwriting" fo:font-size="12pt" fo:letter-spacing="normal" fo:font-style="normal" fo:font-weight="normal" officeooo:rsid="0ba39a89" style:font-name-asian="Noto Sans Mono CJK SC" style:font-size-asian="12pt" style:font-weight-asian="normal" style:font-name-complex="Liberation Mono" style:font-size-complex="12pt" style:font-weight-complex="normal"/>
    </style:style>
    <style:style style:name="T440" style:family="text">
      <style:text-properties fo:font-variant="normal" fo:text-transform="none" style:font-name="Handwriting" fo:font-size="12pt" fo:letter-spacing="normal" fo:font-style="normal" fo:font-weight="normal" officeooo:rsid="0ba4c81c" style:font-name-asian="Noto Sans Mono CJK SC" style:font-size-asian="12pt" style:font-weight-asian="normal" style:font-name-complex="Liberation Mono" style:font-size-complex="12pt" style:font-weight-complex="normal"/>
    </style:style>
    <style:style style:name="T441" style:family="text">
      <style:text-properties fo:font-variant="normal" fo:text-transform="none" style:font-name="Handwriting" fo:font-size="12pt" fo:letter-spacing="normal" fo:font-style="normal" fo:font-weight="normal" officeooo:rsid="0ba9c5cd" style:font-name-asian="Noto Sans Mono CJK SC" style:font-size-asian="12pt" style:font-weight-asian="normal" style:font-name-complex="Liberation Mono" style:font-size-complex="12pt" style:font-weight-complex="normal"/>
    </style:style>
    <style:style style:name="T442" style:family="text">
      <style:text-properties fo:font-variant="normal" fo:text-transform="none" style:font-name="Handwriting" fo:font-size="12pt" fo:letter-spacing="normal" fo:font-style="normal" fo:font-weight="normal" officeooo:rsid="0baafdf3" style:font-name-asian="Noto Sans Mono CJK SC" style:font-size-asian="12pt" style:font-weight-asian="normal" style:font-name-complex="Liberation Mono" style:font-size-complex="12pt" style:font-weight-complex="normal"/>
    </style:style>
    <style:style style:name="T443" style:family="text">
      <style:text-properties fo:font-variant="normal" fo:text-transform="none" style:font-name="Handwriting" fo:font-size="12pt" fo:letter-spacing="normal" fo:font-style="normal" fo:font-weight="normal" officeooo:rsid="0bc0c01b" style:font-name-asian="Noto Sans Mono CJK SC" style:font-size-asian="12pt" style:font-weight-asian="normal" style:font-name-complex="Liberation Mono" style:font-size-complex="12pt" style:font-weight-complex="normal"/>
    </style:style>
    <style:style style:name="T444" style:family="text">
      <style:text-properties fo:font-variant="normal" fo:text-transform="none" style:font-name="Handwriting" fo:font-size="12pt" fo:letter-spacing="normal" fo:font-style="normal" fo:font-weight="normal" officeooo:rsid="0b0cf017" style:font-name-asian="Noto Sans Mono CJK SC" style:font-size-asian="12pt" style:font-weight-asian="normal" style:font-name-complex="Liberation Mono" style:font-size-complex="12pt" style:font-weight-complex="normal"/>
    </style:style>
    <style:style style:name="T445" style:family="text">
      <style:text-properties fo:font-variant="normal" fo:text-transform="none" style:font-name="Handwriting" fo:font-size="12pt" fo:letter-spacing="normal" fo:font-style="normal" fo:font-weight="normal" officeooo:rsid="0b113106" style:font-name-asian="Noto Sans Mono CJK SC" style:font-size-asian="12pt" style:font-weight-asian="normal" style:font-name-complex="Liberation Mono" style:font-size-complex="12pt" style:font-weight-complex="normal"/>
    </style:style>
    <style:style style:name="T446" style:family="text">
      <style:text-properties fo:font-variant="normal" fo:text-transform="none" style:font-name="Handwriting" fo:font-size="12pt" fo:letter-spacing="normal" fo:font-style="normal" fo:font-weight="normal" officeooo:rsid="0bc382b6" style:font-name-asian="Noto Sans Mono CJK SC" style:font-size-asian="12pt" style:font-weight-asian="normal" style:font-name-complex="Liberation Mono" style:font-size-complex="12pt" style:font-weight-complex="normal"/>
    </style:style>
    <style:style style:name="T447" style:family="text">
      <style:text-properties fo:font-variant="normal" fo:text-transform="none" style:font-name="Handwriting" fo:font-size="12pt" fo:letter-spacing="normal" fo:font-style="normal" fo:font-weight="normal" officeooo:rsid="0b11c46e" style:font-name-asian="Noto Sans Mono CJK SC" style:font-size-asian="12pt" style:font-weight-asian="normal" style:font-name-complex="Liberation Mono" style:font-size-complex="12pt" style:font-weight-complex="normal"/>
    </style:style>
    <style:style style:name="T448" style:family="text">
      <style:text-properties fo:font-variant="normal" fo:text-transform="none" style:font-name="Handwriting" fo:font-size="12pt" fo:letter-spacing="normal" fo:font-style="normal" fo:font-weight="normal" officeooo:rsid="0bcf0cb9" style:font-name-asian="Noto Sans Mono CJK SC" style:font-size-asian="12pt" style:font-weight-asian="normal" style:font-name-complex="Liberation Mono" style:font-size-complex="12pt" style:font-weight-complex="normal"/>
    </style:style>
    <style:style style:name="T449" style:family="text">
      <style:text-properties fo:font-variant="normal" fo:text-transform="none" style:font-name="Handwriting" fo:font-size="12pt" fo:letter-spacing="normal" fo:font-style="normal" fo:font-weight="normal" officeooo:rsid="0bcfa591" style:font-name-asian="Noto Sans Mono CJK SC" style:font-size-asian="12pt" style:font-weight-asian="normal" style:font-name-complex="Liberation Mono" style:font-size-complex="12pt" style:font-weight-complex="normal"/>
    </style:style>
    <style:style style:name="T450" style:family="text">
      <style:text-properties fo:font-variant="normal" fo:text-transform="none" style:font-name="Handwriting" fo:font-size="12pt" fo:letter-spacing="normal" fo:font-style="normal" fo:font-weight="normal" officeooo:rsid="0bd19cb9" style:font-name-asian="Noto Sans Mono CJK SC" style:font-size-asian="12pt" style:font-weight-asian="normal" style:font-name-complex="Liberation Mono" style:font-size-complex="12pt" style:font-weight-complex="normal"/>
    </style:style>
    <style:style style:name="T451" style:family="text">
      <style:text-properties fo:font-variant="normal" fo:text-transform="none" style:font-name="Handwriting" fo:font-size="12pt" fo:letter-spacing="normal" fo:font-style="normal" fo:font-weight="normal" officeooo:rsid="0bd1df8c" style:font-name-asian="Noto Sans Mono CJK SC" style:font-size-asian="12pt" style:font-weight-asian="normal" style:font-name-complex="Liberation Mono" style:font-size-complex="12pt" style:font-weight-complex="normal"/>
    </style:style>
    <style:style style:name="T452" style:family="text">
      <style:text-properties fo:font-variant="normal" fo:text-transform="none" style:font-name="Handwriting" fo:font-size="12pt" fo:letter-spacing="normal" fo:font-style="normal" fo:font-weight="normal" officeooo:rsid="0bf4ea32" style:font-name-asian="Noto Sans Mono CJK SC" style:font-size-asian="12pt" style:font-weight-asian="normal" style:font-name-complex="Liberation Mono" style:font-size-complex="12pt" style:font-weight-complex="normal"/>
    </style:style>
    <style:style style:name="T453" style:family="text">
      <style:text-properties fo:font-variant="normal" fo:text-transform="none" style:font-name="Handwriting" fo:font-size="12pt" fo:letter-spacing="normal" fo:font-style="normal" fo:font-weight="normal" officeooo:rsid="0a93c996" style:font-name-asian="Noto Sans Mono CJK SC" style:font-size-asian="12pt" style:font-weight-asian="normal" style:font-name-complex="Liberation Mono" style:font-size-complex="12pt" style:font-weight-complex="normal"/>
    </style:style>
    <style:style style:name="T454" style:family="text">
      <style:text-properties fo:font-variant="normal" fo:text-transform="none" style:font-name="Handwriting" fo:font-size="12pt" fo:letter-spacing="normal" fo:font-style="normal" fo:font-weight="normal" officeooo:rsid="0bb0b813" style:font-name-asian="Noto Sans Mono CJK SC" style:font-size-asian="12pt" style:font-weight-asian="normal" style:font-name-complex="Liberation Mono" style:font-size-complex="12pt" style:font-weight-complex="normal"/>
    </style:style>
    <style:style style:name="T455" style:family="text">
      <style:text-properties fo:font-variant="normal" fo:text-transform="none" style:font-name="Handwriting" fo:font-size="12pt" fo:letter-spacing="normal" fo:font-style="normal" fo:font-weight="normal" officeooo:rsid="0bb2ae02" style:font-name-asian="Noto Sans Mono CJK SC" style:font-size-asian="12pt" style:font-weight-asian="normal" style:font-name-complex="Liberation Mono" style:font-size-complex="12pt" style:font-weight-complex="normal"/>
    </style:style>
    <style:style style:name="T456" style:family="text">
      <style:text-properties fo:font-variant="normal" fo:text-transform="none" style:font-name="Handwriting" fo:font-size="12pt" fo:letter-spacing="normal" fo:font-style="normal" fo:font-weight="normal" officeooo:rsid="0bb451ee" style:font-name-asian="Noto Sans Mono CJK SC" style:font-size-asian="12pt" style:font-weight-asian="normal" style:font-name-complex="Liberation Mono" style:font-size-complex="12pt" style:font-weight-complex="normal"/>
    </style:style>
    <style:style style:name="T457" style:family="text">
      <style:text-properties fo:font-variant="normal" fo:text-transform="none" style:font-name="Handwriting" fo:font-size="12pt" fo:letter-spacing="normal" fo:font-style="normal" fo:font-weight="normal" officeooo:rsid="0bfd2c50" style:font-name-asian="Noto Sans Mono CJK SC" style:font-size-asian="12pt" style:font-weight-asian="normal" style:font-name-complex="Liberation Mono" style:font-size-complex="12pt" style:font-weight-complex="normal"/>
    </style:style>
    <style:style style:name="T458" style:family="text">
      <style:text-properties fo:font-variant="normal" fo:text-transform="none" style:font-name="Handwriting" fo:font-size="12pt" fo:letter-spacing="normal" fo:font-style="normal" fo:font-weight="normal" officeooo:rsid="0bfa072d" style:font-name-asian="Noto Sans Mono CJK SC" style:font-size-asian="12pt" style:font-weight-asian="normal" style:font-name-complex="Liberation Mono" style:font-size-complex="12pt" style:font-weight-complex="normal"/>
    </style:style>
    <style:style style:name="T459" style:family="text">
      <style:text-properties fo:font-variant="normal" fo:text-transform="none" style:font-name="Handwriting" fo:font-size="12pt" fo:letter-spacing="normal" fo:font-style="normal" fo:font-weight="normal" officeooo:rsid="0bfe175f" style:font-name-asian="Noto Sans Mono CJK SC" style:font-size-asian="12pt" style:font-weight-asian="normal" style:font-name-complex="Liberation Mono" style:font-size-complex="12pt" style:font-weight-complex="normal"/>
    </style:style>
    <style:style style:name="T460" style:family="text">
      <style:text-properties fo:font-variant="normal" fo:text-transform="none" style:font-name="Handwriting" fo:font-size="12pt" fo:letter-spacing="normal" fo:font-style="normal" fo:font-weight="normal" officeooo:rsid="0bfaf87a" style:font-name-asian="Noto Sans Mono CJK SC" style:font-size-asian="12pt" style:font-weight-asian="normal" style:font-name-complex="Liberation Mono" style:font-size-complex="12pt" style:font-weight-complex="normal"/>
    </style:style>
    <style:style style:name="T461" style:family="text">
      <style:text-properties fo:font-variant="normal" fo:text-transform="none" style:font-name="Handwriting" fo:font-size="12pt" fo:letter-spacing="normal" fo:font-style="normal" fo:font-weight="normal" officeooo:rsid="0bfc9ce3" style:font-name-asian="Noto Sans Mono CJK SC" style:font-size-asian="12pt" style:font-weight-asian="normal" style:font-name-complex="Liberation Mono" style:font-size-complex="12pt" style:font-weight-complex="normal"/>
    </style:style>
    <style:style style:name="T462" style:family="text">
      <style:text-properties fo:font-variant="normal" fo:text-transform="none" style:font-name="Handwriting" fo:font-size="12pt" fo:letter-spacing="normal" fo:font-style="normal" fo:font-weight="normal" officeooo:rsid="0bffebd4" style:font-name-asian="Noto Sans Mono CJK SC" style:font-size-asian="12pt" style:font-weight-asian="normal" style:font-name-complex="Liberation Mono" style:font-size-complex="12pt" style:font-weight-complex="normal"/>
    </style:style>
    <style:style style:name="T463" style:family="text">
      <style:text-properties fo:font-variant="normal" fo:text-transform="none" style:font-name="Handwriting" fo:font-size="12pt" fo:letter-spacing="normal" fo:font-style="normal" fo:font-weight="normal" officeooo:rsid="02ad8b73" style:font-name-asian="Noto Sans Mono CJK SC" style:font-size-asian="12pt" style:font-weight-asian="normal" style:font-name-complex="Liberation Mono" style:font-size-complex="12pt" style:font-weight-complex="normal"/>
    </style:style>
    <style:style style:name="T464" style:family="text">
      <style:text-properties fo:font-variant="normal" fo:text-transform="none" style:font-name="Handwriting" fo:font-size="12pt" fo:letter-spacing="normal" fo:font-style="normal" fo:font-weight="normal" officeooo:rsid="0c681d95" style:font-name-asian="Noto Sans Mono CJK SC" style:font-size-asian="12pt" style:font-weight-asian="normal" style:font-name-complex="Liberation Mono" style:font-size-complex="12pt" style:font-weight-complex="normal"/>
    </style:style>
    <style:style style:name="T465"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466" style:family="text">
      <style:text-properties fo:font-variant="normal" fo:text-transform="none" style:font-name="Handwriting" fo:font-size="12pt" fo:letter-spacing="normal" fo:font-style="normal" fo:font-weight="normal" officeooo:rsid="03459407" style:font-name-asian="Noto Sans Mono CJK SC" style:font-size-asian="12pt" style:font-weight-asian="normal" style:font-name-complex="Liberation Mono" style:font-size-complex="12pt" style:font-weight-complex="normal"/>
    </style:style>
    <style:style style:name="T467" style:family="text">
      <style:text-properties fo:font-variant="normal" fo:text-transform="none" style:font-name="Handwriting" fo:font-size="12pt" fo:letter-spacing="normal" fo:font-style="normal" fo:font-weight="normal" officeooo:rsid="0346adbb" style:font-name-asian="Noto Sans Mono CJK SC" style:font-size-asian="12pt" style:font-weight-asian="normal" style:font-name-complex="Liberation Mono" style:font-size-complex="12pt" style:font-weight-complex="normal"/>
    </style:style>
    <style:style style:name="T468" style:family="text">
      <style:text-properties fo:font-variant="normal" fo:text-transform="none" style:font-name="Handwriting" fo:font-size="12pt" fo:letter-spacing="normal" fo:font-style="normal" fo:font-weight="normal" officeooo:rsid="0341d99e" style:font-name-asian="Noto Sans Mono CJK SC" style:font-size-asian="12pt" style:font-weight-asian="normal" style:font-name-complex="Liberation Mono" style:font-size-complex="12pt" style:font-weight-complex="normal"/>
    </style:style>
    <style:style style:name="T469" style:family="text">
      <style:text-properties fo:font-variant="normal" fo:text-transform="none" style:font-name="Handwriting" fo:font-size="12pt" fo:letter-spacing="normal" fo:font-style="normal" fo:font-weight="normal" officeooo:rsid="0c786658" style:font-name-asian="Noto Sans Mono CJK SC" style:font-size-asian="12pt" style:font-weight-asian="normal" style:font-name-complex="Liberation Mono" style:font-size-complex="12pt" style:font-weight-complex="normal"/>
    </style:style>
    <style:style style:name="T470" style:family="text">
      <style:text-properties fo:font-variant="normal" fo:text-transform="none" style:font-name="Handwriting" fo:font-size="12pt" fo:letter-spacing="normal" fo:font-style="normal" fo:font-weight="normal" officeooo:rsid="0c78752b" style:font-name-asian="Noto Sans Mono CJK SC" style:font-size-asian="12pt" style:font-weight-asian="normal" style:font-name-complex="Liberation Mono" style:font-size-complex="12pt" style:font-weight-complex="normal"/>
    </style:style>
    <style:style style:name="T471" style:family="text">
      <style:text-properties fo:font-variant="normal" fo:text-transform="none" style:font-name="Handwriting" fo:font-size="12pt" fo:letter-spacing="normal" fo:font-style="normal" fo:font-weight="normal" officeooo:rsid="0c78f8d8" style:font-name-asian="Noto Sans Mono CJK SC" style:font-size-asian="12pt" style:font-weight-asian="normal" style:font-name-complex="Liberation Mono" style:font-size-complex="12pt" style:font-weight-complex="normal"/>
    </style:style>
    <style:style style:name="T472" style:family="text">
      <style:text-properties fo:font-variant="normal" fo:text-transform="none" style:font-name="Handwriting" fo:font-size="12pt" fo:letter-spacing="normal" fo:font-style="normal" fo:font-weight="normal" officeooo:rsid="0c8919d2" style:font-name-asian="Noto Sans Mono CJK SC" style:font-size-asian="12pt" style:font-weight-asian="normal" style:font-name-complex="Liberation Mono" style:font-size-complex="12pt" style:font-weight-complex="normal"/>
    </style:style>
    <style:style style:name="T473" style:family="text">
      <style:text-properties fo:font-variant="normal" fo:text-transform="none" style:font-name="Handwriting" fo:font-size="12pt" fo:letter-spacing="normal" fo:font-style="normal" fo:font-weight="normal" officeooo:rsid="0ca9f1cb" style:font-name-asian="Noto Sans Mono CJK SC" style:font-size-asian="12pt" style:font-weight-asian="normal" style:font-name-complex="Liberation Mono" style:font-size-complex="12pt" style:font-weight-complex="normal"/>
    </style:style>
    <style:style style:name="T474" style:family="text">
      <style:text-properties fo:font-variant="normal" fo:text-transform="none" style:font-name="Handwriting" fo:font-size="12pt" fo:letter-spacing="normal" fo:font-style="normal" fo:font-weight="normal" officeooo:rsid="0cab5136" style:font-name-asian="Noto Sans Mono CJK SC" style:font-size-asian="12pt" style:font-weight-asian="normal" style:font-name-complex="Liberation Mono" style:font-size-complex="12pt" style:font-weight-complex="normal"/>
    </style:style>
    <style:style style:name="T475" style:family="text">
      <style:text-properties fo:font-variant="normal" fo:text-transform="none" style:font-name="Handwriting" fo:font-size="12pt" fo:letter-spacing="normal" fo:font-style="normal" fo:font-weight="normal" officeooo:rsid="0cac5591" style:font-name-asian="Noto Sans Mono CJK SC" style:font-size-asian="12pt" style:font-weight-asian="normal" style:font-name-complex="Liberation Mono" style:font-size-complex="12pt" style:font-weight-complex="normal"/>
    </style:style>
    <style:style style:name="T476"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477" style:family="text">
      <style:text-properties fo:font-variant="normal" fo:text-transform="none" style:font-name="Handwriting" fo:font-size="12pt" fo:letter-spacing="normal" fo:font-style="normal" fo:font-weight="normal" officeooo:rsid="035a85cc" style:font-name-asian="Noto Sans Mono CJK SC" style:font-size-asian="12pt" style:font-weight-asian="normal" style:font-name-complex="Liberation Mono" style:font-size-complex="12pt" style:font-weight-complex="normal"/>
    </style:style>
    <style:style style:name="T478" style:family="text">
      <style:text-properties fo:font-variant="normal" fo:text-transform="none" style:font-name="Handwriting" fo:font-size="12pt" fo:letter-spacing="normal" fo:font-style="normal" fo:font-weight="normal" officeooo:rsid="0cd181d6" style:font-name-asian="Noto Sans Mono CJK SC" style:font-size-asian="12pt" style:font-weight-asian="normal" style:font-name-complex="Liberation Mono" style:font-size-complex="12pt" style:font-weight-complex="normal"/>
    </style:style>
    <style:style style:name="T479" style:family="text">
      <style:text-properties fo:font-variant="normal" fo:text-transform="none" style:font-name="Handwriting" fo:font-size="12pt" fo:letter-spacing="normal" fo:font-style="normal" fo:font-weight="normal" officeooo:rsid="0cd2b889" style:font-name-asian="Noto Sans Mono CJK SC" style:font-size-asian="12pt" style:font-weight-asian="normal" style:font-name-complex="Liberation Mono" style:font-size-complex="12pt" style:font-weight-complex="normal"/>
    </style:style>
    <style:style style:name="T480" style:family="text">
      <style:text-properties fo:font-variant="normal" fo:text-transform="none" style:font-name="Handwriting" fo:font-size="12pt" fo:letter-spacing="normal" fo:font-style="normal" fo:font-weight="normal" officeooo:rsid="0cd43004" style:font-name-asian="Noto Sans Mono CJK SC" style:font-size-asian="12pt" style:font-weight-asian="normal" style:font-name-complex="Liberation Mono" style:font-size-complex="12pt" style:font-weight-complex="normal"/>
    </style:style>
    <style:style style:name="T481" style:family="text">
      <style:text-properties fo:font-variant="normal" fo:text-transform="none" style:font-name="Handwriting" fo:font-size="12pt" fo:letter-spacing="normal" fo:font-style="normal" fo:font-weight="normal" officeooo:rsid="0cd4f0a3" style:font-name-asian="Noto Sans Mono CJK SC" style:font-size-asian="12pt" style:font-weight-asian="normal" style:font-name-complex="Liberation Mono" style:font-size-complex="12pt" style:font-weight-complex="normal"/>
    </style:style>
    <style:style style:name="T482" style:family="text">
      <style:text-properties fo:font-variant="normal" fo:text-transform="none" style:font-name="Handwriting" fo:font-size="12pt" fo:letter-spacing="normal" fo:font-style="normal" fo:font-weight="normal" officeooo:rsid="0cd51e80" style:font-name-asian="Noto Sans Mono CJK SC" style:font-size-asian="12pt" style:font-weight-asian="normal" style:font-name-complex="Liberation Mono" style:font-size-complex="12pt" style:font-weight-complex="normal"/>
    </style:style>
    <style:style style:name="T483" style:family="text">
      <style:text-properties fo:font-variant="normal" fo:text-transform="none" style:font-name="Handwriting" fo:font-size="12pt" fo:letter-spacing="normal" fo:font-style="normal" fo:font-weight="normal" officeooo:rsid="0cd6ce90" style:font-name-asian="Noto Sans Mono CJK SC" style:font-size-asian="12pt" style:font-weight-asian="normal" style:font-name-complex="Liberation Mono" style:font-size-complex="12pt" style:font-weight-complex="normal"/>
    </style:style>
    <style:style style:name="T484" style:family="text">
      <style:text-properties fo:font-variant="normal" fo:text-transform="none" style:font-name="Handwriting" fo:font-size="12pt" fo:letter-spacing="normal" fo:font-style="normal" fo:font-weight="normal" officeooo:rsid="0cd83cd1" style:font-name-asian="Noto Sans Mono CJK SC" style:font-size-asian="12pt" style:font-weight-asian="normal" style:font-name-complex="Liberation Mono" style:font-size-complex="12pt" style:font-weight-complex="normal"/>
    </style:style>
    <style:style style:name="T485" style:family="text">
      <style:text-properties fo:font-variant="normal" fo:text-transform="none" style:font-name="Handwriting" fo:font-size="12pt" fo:letter-spacing="normal" fo:font-style="normal" fo:font-weight="normal" officeooo:rsid="0cd8a920" style:font-name-asian="Noto Sans Mono CJK SC" style:font-size-asian="12pt" style:font-weight-asian="normal" style:font-name-complex="Liberation Mono" style:font-size-complex="12pt" style:font-weight-complex="normal"/>
    </style:style>
    <style:style style:name="T486" style:family="text">
      <style:text-properties fo:font-variant="normal" fo:text-transform="none" style:font-name="Handwriting" fo:font-size="12pt" fo:letter-spacing="normal" fo:font-style="normal" fo:font-weight="normal" officeooo:rsid="0cd8eaea" style:font-name-asian="Noto Sans Mono CJK SC" style:font-size-asian="12pt" style:font-weight-asian="normal" style:font-name-complex="Liberation Mono" style:font-size-complex="12pt" style:font-weight-complex="normal"/>
    </style:style>
    <style:style style:name="T487" style:family="text">
      <style:text-properties fo:font-variant="normal" fo:text-transform="none" style:font-name="Handwriting" fo:font-size="12pt" fo:letter-spacing="normal" fo:font-style="normal" fo:font-weight="normal" officeooo:rsid="0cd95a9c" style:font-name-asian="Noto Sans Mono CJK SC" style:font-size-asian="12pt" style:font-weight-asian="normal" style:font-name-complex="Liberation Mono" style:font-size-complex="12pt" style:font-weight-complex="normal"/>
    </style:style>
    <style:style style:name="T488" style:family="text">
      <style:text-properties fo:font-variant="normal" fo:text-transform="none" style:font-name="Handwriting" fo:font-size="12pt" fo:letter-spacing="normal" fo:font-style="normal" fo:font-weight="normal" officeooo:rsid="0cda9c93" style:font-name-asian="Noto Sans Mono CJK SC" style:font-size-asian="12pt" style:font-weight-asian="normal" style:font-name-complex="Liberation Mono" style:font-size-complex="12pt" style:font-weight-complex="normal"/>
    </style:style>
    <style:style style:name="T489" style:family="text">
      <style:text-properties fo:font-variant="normal" fo:text-transform="none" style:font-name="Handwriting" fo:font-size="12pt" fo:letter-spacing="normal" fo:font-style="normal" fo:font-weight="normal" officeooo:rsid="0cdb5fcd" style:font-name-asian="Noto Sans Mono CJK SC" style:font-size-asian="12pt" style:font-weight-asian="normal" style:font-name-complex="Liberation Mono" style:font-size-complex="12pt" style:font-weight-complex="normal"/>
    </style:style>
    <style:style style:name="T490" style:family="text">
      <style:text-properties fo:font-variant="normal" fo:text-transform="none" style:font-name="Handwriting" fo:font-size="12pt" fo:letter-spacing="normal" fo:font-style="normal" fo:font-weight="normal" officeooo:rsid="0cc91f01" style:font-name-asian="Noto Sans Mono CJK SC" style:font-size-asian="12pt" style:font-weight-asian="normal" style:font-name-complex="Liberation Mono" style:font-size-complex="12pt" style:font-weight-complex="normal"/>
    </style:style>
    <style:style style:name="T491" style:family="text">
      <style:text-properties fo:font-variant="normal" fo:text-transform="none" style:font-name="Handwriting" fo:font-size="12pt" fo:letter-spacing="normal" fo:font-style="normal" fo:font-weight="normal" officeooo:rsid="03493d3a" style:font-name-asian="Noto Sans Mono CJK SC" style:font-size-asian="12pt" style:font-weight-asian="normal" style:font-name-complex="Liberation Mono" style:font-size-complex="12pt" style:font-weight-complex="normal"/>
    </style:style>
    <style:style style:name="T492" style:family="text">
      <style:text-properties fo:font-variant="normal" fo:text-transform="none" style:font-name="Handwriting" fo:font-size="12pt" fo:letter-spacing="normal" fo:font-style="normal" fo:font-weight="normal" officeooo:rsid="0cf421e8" style:font-name-asian="Noto Sans Mono CJK SC" style:font-size-asian="12pt" style:font-weight-asian="normal" style:font-name-complex="Liberation Mono" style:font-size-complex="12pt" style:font-weight-complex="normal"/>
    </style:style>
    <style:style style:name="T493" style:family="text">
      <style:text-properties fo:font-variant="normal" fo:text-transform="none" style:font-name="Handwriting" fo:font-size="12pt" fo:letter-spacing="normal" fo:font-style="normal" fo:font-weight="normal" officeooo:rsid="0cf699b7" style:font-name-asian="Noto Sans Mono CJK SC" style:font-size-asian="12pt" style:font-weight-asian="normal" style:font-name-complex="Liberation Mono" style:font-size-complex="12pt" style:font-weight-complex="normal"/>
    </style:style>
    <style:style style:name="T494" style:family="text">
      <style:text-properties fo:font-variant="normal" fo:text-transform="none" style:font-name="Handwriting" fo:font-size="12pt" fo:letter-spacing="normal" fo:font-style="normal" fo:font-weight="normal" officeooo:rsid="034bfb1b" style:font-name-asian="Noto Sans Mono CJK SC" style:font-size-asian="12pt" style:font-weight-asian="normal" style:font-name-complex="Liberation Mono" style:font-size-complex="12pt" style:font-weight-complex="normal"/>
    </style:style>
    <style:style style:name="T495" style:family="text">
      <style:text-properties fo:font-variant="normal" fo:text-transform="none" style:font-name="Handwriting" fo:font-size="12pt" fo:letter-spacing="normal" fo:font-style="normal" fo:font-weight="normal" officeooo:rsid="0cdd1717" style:font-name-asian="Noto Sans Mono CJK SC" style:font-size-asian="12pt" style:font-weight-asian="normal" style:font-name-complex="Liberation Mono" style:font-size-complex="12pt" style:font-weight-complex="normal"/>
    </style:style>
    <style:style style:name="T496" style:family="text">
      <style:text-properties fo:font-variant="normal" fo:text-transform="none" style:font-name="Handwriting" fo:font-size="12pt" fo:letter-spacing="normal" fo:font-style="normal" fo:font-weight="normal" officeooo:rsid="0cf808ff" style:font-name-asian="Noto Sans Mono CJK SC" style:font-size-asian="12pt" style:font-weight-asian="normal" style:font-name-complex="Liberation Mono" style:font-size-complex="12pt" style:font-weight-complex="normal"/>
    </style:style>
    <style:style style:name="T497" style:family="text">
      <style:text-properties fo:font-variant="normal" fo:text-transform="none" style:font-name="Handwriting" fo:font-size="12pt" fo:letter-spacing="normal" fo:font-style="normal" fo:font-weight="normal" officeooo:rsid="0cf89267" style:font-name-asian="Noto Sans Mono CJK SC" style:font-size-asian="12pt" style:font-weight-asian="normal" style:font-name-complex="Liberation Mono" style:font-size-complex="12pt" style:font-weight-complex="normal"/>
    </style:style>
    <style:style style:name="T498" style:family="text">
      <style:text-properties fo:font-variant="normal" fo:text-transform="none" style:font-name="Handwriting" fo:font-size="12pt" fo:letter-spacing="normal" fo:font-style="normal" fo:font-weight="normal" officeooo:rsid="0cdf0caf" style:font-name-asian="Noto Sans Mono CJK SC" style:font-size-asian="12pt" style:font-weight-asian="normal" style:font-name-complex="Liberation Mono" style:font-size-complex="12pt" style:font-weight-complex="normal"/>
    </style:style>
    <style:style style:name="T499" style:family="text">
      <style:text-properties fo:font-variant="normal" fo:text-transform="none" style:font-name="Handwriting" fo:font-size="12pt" fo:letter-spacing="normal" fo:font-style="normal" fo:font-weight="normal" officeooo:rsid="0cfa1a1c" style:font-name-asian="Noto Sans Mono CJK SC" style:font-size-asian="12pt" style:font-weight-asian="normal" style:font-name-complex="Liberation Mono" style:font-size-complex="12pt" style:font-weight-complex="normal"/>
    </style:style>
    <style:style style:name="T500" style:family="text">
      <style:text-properties fo:font-variant="normal" fo:text-transform="none" style:font-name="Handwriting" fo:font-size="12pt" fo:letter-spacing="normal" fo:font-style="normal" fo:font-weight="normal" officeooo:rsid="0cf32216" style:font-name-asian="Noto Sans Mono CJK SC" style:font-size-asian="12pt" style:font-weight-asian="normal" style:font-name-complex="Liberation Mono" style:font-size-complex="12pt" style:font-weight-complex="normal"/>
    </style:style>
    <style:style style:name="T501" style:family="text">
      <style:text-properties fo:font-variant="normal" fo:text-transform="none" style:font-name="Handwriting" fo:font-size="12pt" fo:letter-spacing="normal" fo:font-style="normal" fo:font-weight="normal" officeooo:rsid="0cfbcb71" style:font-name-asian="Noto Sans Mono CJK SC" style:font-size-asian="12pt" style:font-weight-asian="normal" style:font-name-complex="Liberation Mono" style:font-size-complex="12pt" style:font-weight-complex="normal"/>
    </style:style>
    <style:style style:name="T502" style:family="text">
      <style:text-properties fo:font-variant="normal" fo:text-transform="none" style:font-name="Handwriting" fo:font-size="12pt" fo:letter-spacing="normal" fo:font-style="normal" fo:font-weight="normal" officeooo:rsid="0cfd98f6" style:font-name-asian="Noto Sans Mono CJK SC" style:font-size-asian="12pt" style:font-weight-asian="normal" style:font-name-complex="Liberation Mono" style:font-size-complex="12pt" style:font-weight-complex="normal"/>
    </style:style>
    <style:style style:name="T503" style:family="text">
      <style:text-properties fo:font-variant="normal" fo:text-transform="none" style:font-name="Handwriting" fo:font-size="12pt" fo:letter-spacing="normal" fo:font-style="normal" fo:font-weight="normal" officeooo:rsid="0cff482a" style:font-name-asian="Noto Sans Mono CJK SC" style:font-size-asian="12pt" style:font-weight-asian="normal" style:font-name-complex="Liberation Mono" style:font-size-complex="12pt" style:font-weight-complex="normal"/>
    </style:style>
    <style:style style:name="T504" style:family="text">
      <style:text-properties fo:font-variant="normal" fo:text-transform="none" style:font-name="Handwriting" fo:font-size="12pt" fo:letter-spacing="normal" fo:font-style="normal" fo:font-weight="normal" officeooo:rsid="0cfffba0" style:font-name-asian="Noto Sans Mono CJK SC" style:font-size-asian="12pt" style:font-weight-asian="normal" style:font-name-complex="Liberation Mono" style:font-size-complex="12pt" style:font-weight-complex="normal"/>
    </style:style>
    <style:style style:name="T505" style:family="text">
      <style:text-properties fo:font-variant="normal" fo:text-transform="none" style:font-name="Handwriting" fo:font-size="12pt" fo:letter-spacing="normal" fo:font-style="normal" fo:font-weight="normal" officeooo:rsid="0d01e31e" style:font-name-asian="Noto Sans Mono CJK SC" style:font-size-asian="12pt" style:font-weight-asian="normal" style:font-name-complex="Liberation Mono" style:font-size-complex="12pt" style:font-weight-complex="normal"/>
    </style:style>
    <style:style style:name="T506" style:family="text">
      <style:text-properties fo:font-variant="normal" fo:text-transform="none" style:font-name="Handwriting" fo:font-size="12pt" fo:letter-spacing="normal" fo:font-style="normal" fo:font-weight="normal" officeooo:rsid="0d038c6f" style:font-name-asian="Noto Sans Mono CJK SC" style:font-size-asian="12pt" style:font-weight-asian="normal" style:font-name-complex="Liberation Mono" style:font-size-complex="12pt" style:font-weight-complex="normal"/>
    </style:style>
    <style:style style:name="T507" style:family="text">
      <style:text-properties fo:font-variant="normal" fo:text-transform="none" style:font-name="Handwriting" fo:font-size="12pt" fo:letter-spacing="normal" fo:font-style="normal" fo:font-weight="normal" officeooo:rsid="0d03f627" style:font-name-asian="Noto Sans Mono CJK SC" style:font-size-asian="12pt" style:font-weight-asian="normal" style:font-name-complex="Liberation Mono" style:font-size-complex="12pt" style:font-weight-complex="normal"/>
    </style:style>
    <style:style style:name="T508" style:family="text">
      <style:text-properties fo:font-variant="normal" fo:text-transform="none" style:font-name="Handwriting" fo:font-size="12pt" fo:letter-spacing="normal" fo:font-style="normal" fo:font-weight="normal" officeooo:rsid="0d04f5f7" style:font-name-asian="Noto Sans Mono CJK SC" style:font-size-asian="12pt" style:font-weight-asian="normal" style:font-name-complex="Liberation Mono" style:font-size-complex="12pt" style:font-weight-complex="normal"/>
    </style:style>
    <style:style style:name="T509" style:family="text">
      <style:text-properties fo:font-variant="normal" fo:text-transform="none" style:font-name="Handwriting" fo:font-size="12pt" fo:letter-spacing="normal" fo:font-style="normal" fo:font-weight="normal" officeooo:rsid="0d06dc2c" style:font-name-asian="Noto Sans Mono CJK SC" style:font-size-asian="12pt" style:font-weight-asian="normal" style:font-name-complex="Liberation Mono" style:font-size-complex="12pt" style:font-weight-complex="normal"/>
    </style:style>
    <style:style style:name="T510" style:family="text">
      <style:text-properties fo:font-variant="normal" fo:text-transform="none" style:font-name="Handwriting" fo:font-size="12pt" fo:letter-spacing="normal" fo:font-style="normal" fo:font-weight="normal" officeooo:rsid="0cc3ea22" style:font-name-asian="Noto Sans Mono CJK SC" style:font-size-asian="12pt" style:font-weight-asian="normal" style:font-name-complex="Liberation Mono" style:font-size-complex="12pt" style:font-weight-complex="normal"/>
    </style:style>
    <style:style style:name="T511" style:family="text">
      <style:text-properties fo:font-variant="normal" fo:text-transform="none" style:font-name="Handwriting" fo:font-size="12pt" fo:letter-spacing="normal" fo:font-style="normal" fo:font-weight="normal" officeooo:rsid="0d083b19" style:font-name-asian="Noto Sans Mono CJK SC" style:font-size-asian="12pt" style:font-weight-asian="normal" style:font-name-complex="Liberation Mono" style:font-size-complex="12pt" style:font-weight-complex="normal"/>
    </style:style>
    <style:style style:name="T512" style:family="text">
      <style:text-properties fo:font-variant="normal" fo:text-transform="none" style:font-name="Handwriting" fo:font-size="12pt" fo:letter-spacing="normal" fo:font-style="normal" fo:font-weight="normal" officeooo:rsid="0d0a1237" style:font-name-asian="Noto Sans Mono CJK SC" style:font-size-asian="12pt" style:font-weight-asian="normal" style:font-name-complex="Liberation Mono" style:font-size-complex="12pt" style:font-weight-complex="normal"/>
    </style:style>
    <style:style style:name="T513" style:family="text">
      <style:text-properties fo:font-variant="normal" fo:text-transform="none" style:font-name="Handwriting" fo:font-size="12pt" fo:letter-spacing="normal" fo:font-style="normal" fo:font-weight="normal" officeooo:rsid="0d0cd8bd" style:font-name-asian="Noto Sans Mono CJK SC" style:font-size-asian="12pt" style:font-weight-asian="normal" style:font-name-complex="Liberation Mono" style:font-size-complex="12pt" style:font-weight-complex="normal"/>
    </style:style>
    <style:style style:name="T514" style:family="text">
      <style:text-properties fo:font-variant="normal" fo:text-transform="none" style:font-name="Handwriting" fo:font-size="12pt" fo:letter-spacing="normal" fo:font-style="normal" fo:font-weight="normal" officeooo:rsid="0d0ea897" style:font-name-asian="Noto Sans Mono CJK SC" style:font-size-asian="12pt" style:font-weight-asian="normal" style:font-name-complex="Liberation Mono" style:font-size-complex="12pt" style:font-weight-complex="normal"/>
    </style:style>
    <style:style style:name="T515" style:family="text">
      <style:text-properties fo:font-variant="normal" fo:text-transform="none" style:font-name="Handwriting" fo:font-size="12pt" fo:letter-spacing="normal" fo:font-style="normal" fo:font-weight="normal" officeooo:rsid="0d0eb548" style:font-name-asian="Noto Sans Mono CJK SC" style:font-size-asian="12pt" style:font-weight-asian="normal" style:font-name-complex="Liberation Mono" style:font-size-complex="12pt" style:font-weight-complex="normal"/>
    </style:style>
    <style:style style:name="T516" style:family="text">
      <style:text-properties fo:font-variant="normal" fo:text-transform="none" style:font-name="Handwriting" fo:font-size="12pt" fo:letter-spacing="normal" fo:font-style="normal" fo:font-weight="normal" officeooo:rsid="0d0fb5ab" style:font-name-asian="Noto Sans Mono CJK SC" style:font-size-asian="12pt" style:font-weight-asian="normal" style:font-name-complex="Liberation Mono" style:font-size-complex="12pt" style:font-weight-complex="normal"/>
    </style:style>
    <style:style style:name="T517" style:family="text">
      <style:text-properties fo:font-variant="normal" fo:text-transform="none" style:font-name="Handwriting" fo:font-size="12pt" fo:letter-spacing="normal" fo:font-style="normal" fo:font-weight="normal" officeooo:rsid="0d108e75" style:font-name-asian="Noto Sans Mono CJK SC" style:font-size-asian="12pt" style:font-weight-asian="normal" style:font-name-complex="Liberation Mono" style:font-size-complex="12pt" style:font-weight-complex="normal"/>
    </style:style>
    <style:style style:name="T518" style:family="text">
      <style:text-properties fo:font-variant="normal" fo:text-transform="none" style:font-name="Handwriting" fo:font-size="12pt" fo:letter-spacing="normal" fo:font-style="normal" fo:font-weight="normal" officeooo:rsid="0d1099e3" style:font-name-asian="Noto Sans Mono CJK SC" style:font-size-asian="12pt" style:font-weight-asian="normal" style:font-name-complex="Liberation Mono" style:font-size-complex="12pt" style:font-weight-complex="normal"/>
    </style:style>
    <style:style style:name="T519" style:family="text">
      <style:text-properties fo:font-variant="normal" fo:text-transform="none" style:font-name="Handwriting" fo:font-size="12pt" fo:letter-spacing="normal" fo:font-style="normal" fo:font-weight="normal" officeooo:rsid="0d110711" style:font-name-asian="Noto Sans Mono CJK SC" style:font-size-asian="12pt" style:font-weight-asian="normal" style:font-name-complex="Liberation Mono" style:font-size-complex="12pt" style:font-weight-complex="normal"/>
    </style:style>
    <style:style style:name="T520" style:family="text">
      <style:text-properties fo:font-variant="normal" fo:text-transform="none" style:font-name="Handwriting" fo:font-size="12pt" fo:letter-spacing="normal" fo:font-style="normal" fo:font-weight="normal" officeooo:rsid="0d15b4c3" style:font-name-asian="Noto Sans Mono CJK SC" style:font-size-asian="12pt" style:font-weight-asian="normal" style:font-name-complex="Liberation Mono" style:font-size-complex="12pt" style:font-weight-complex="normal"/>
    </style:style>
    <style:style style:name="T521" style:family="text">
      <style:text-properties fo:font-variant="normal" fo:text-transform="none" style:font-name="Handwriting" fo:font-size="12pt" fo:letter-spacing="normal" fo:font-style="normal" fo:font-weight="normal" officeooo:rsid="0d172ea6" style:font-name-asian="Noto Sans Mono CJK SC" style:font-size-asian="12pt" style:font-weight-asian="normal" style:font-name-complex="Liberation Mono" style:font-size-complex="12pt" style:font-weight-complex="normal"/>
    </style:style>
    <style:style style:name="T522" style:family="text">
      <style:text-properties fo:font-variant="normal" fo:text-transform="none" style:font-name="Handwriting" fo:font-size="12pt" fo:letter-spacing="normal" fo:font-style="normal" fo:font-weight="normal" officeooo:rsid="0d1780d9" style:font-name-asian="Noto Sans Mono CJK SC" style:font-size-asian="12pt" style:font-weight-asian="normal" style:font-name-complex="Liberation Mono" style:font-size-complex="12pt" style:font-weight-complex="normal"/>
    </style:style>
    <style:style style:name="T523" style:family="text">
      <style:text-properties fo:font-variant="normal" fo:text-transform="none" style:font-name="Handwriting" fo:font-size="12pt" fo:letter-spacing="normal" fo:font-style="normal" fo:font-weight="normal" officeooo:rsid="0d1d4164" style:font-name-asian="Noto Sans Mono CJK SC" style:font-size-asian="12pt" style:font-weight-asian="normal" style:font-name-complex="Liberation Mono" style:font-size-complex="12pt" style:font-weight-complex="normal"/>
    </style:style>
    <style:style style:name="T524" style:family="text">
      <style:text-properties fo:font-variant="normal" fo:text-transform="none" style:font-name="Handwriting" fo:font-size="12pt" fo:letter-spacing="normal" fo:font-style="normal" fo:font-weight="normal" officeooo:rsid="0d232dbd" style:font-name-asian="Noto Sans Mono CJK SC" style:font-size-asian="12pt" style:font-weight-asian="normal" style:font-name-complex="Liberation Mono" style:font-size-complex="12pt" style:font-weight-complex="normal"/>
    </style:style>
    <style:style style:name="T525" style:family="text">
      <style:text-properties fo:font-variant="normal" fo:text-transform="none" style:font-name="Handwriting" fo:font-size="12pt" fo:letter-spacing="normal" fo:font-style="normal" fo:font-weight="normal" officeooo:rsid="0d24c1bc" style:font-name-asian="Noto Sans Mono CJK SC" style:font-size-asian="12pt" style:font-weight-asian="normal" style:font-name-complex="Liberation Mono" style:font-size-complex="12pt" style:font-weight-complex="normal"/>
    </style:style>
    <style:style style:name="T526" style:family="text">
      <style:text-properties fo:font-variant="normal" fo:text-transform="none" style:font-name="Handwriting" fo:font-size="12pt" fo:letter-spacing="normal" fo:font-style="normal" fo:font-weight="normal" officeooo:rsid="0d262f2d" style:font-name-asian="Noto Sans Mono CJK SC" style:font-size-asian="12pt" style:font-weight-asian="normal" style:font-name-complex="Liberation Mono" style:font-size-complex="12pt" style:font-weight-complex="normal"/>
    </style:style>
    <style:style style:name="T527" style:family="text">
      <style:text-properties fo:font-variant="normal" fo:text-transform="none" style:font-name="Handwriting" fo:font-size="12pt" fo:letter-spacing="normal" fo:font-style="normal" fo:font-weight="normal" officeooo:rsid="0d26c445" style:font-name-asian="Noto Sans Mono CJK SC" style:font-size-asian="12pt" style:font-weight-asian="normal" style:font-name-complex="Liberation Mono" style:font-size-complex="12pt" style:font-weight-complex="normal"/>
    </style:style>
    <style:style style:name="T528" style:family="text">
      <style:text-properties fo:font-variant="normal" fo:text-transform="none" style:font-name="Handwriting" fo:font-size="12pt" fo:letter-spacing="normal" fo:font-style="normal" fo:font-weight="normal" officeooo:rsid="0d283545" style:font-name-asian="Noto Sans Mono CJK SC" style:font-size-asian="12pt" style:font-weight-asian="normal" style:font-name-complex="Liberation Mono" style:font-size-complex="12pt" style:font-weight-complex="normal"/>
    </style:style>
    <style:style style:name="T529" style:family="text">
      <style:text-properties fo:font-variant="normal" fo:text-transform="none" style:font-name="Handwriting" fo:font-size="12pt" fo:letter-spacing="normal" fo:font-style="normal" fo:font-weight="normal" officeooo:rsid="0d2ae0c2" style:font-name-asian="Noto Sans Mono CJK SC" style:font-size-asian="12pt" style:font-weight-asian="normal" style:font-name-complex="Liberation Mono" style:font-size-complex="12pt" style:font-weight-complex="normal"/>
    </style:style>
    <style:style style:name="T530" style:family="text">
      <style:text-properties fo:font-variant="normal" fo:text-transform="none" style:font-name="Handwriting" fo:font-size="12pt" fo:letter-spacing="normal" fo:font-style="normal" fo:font-weight="normal" officeooo:rsid="0d2b17de" style:font-name-asian="Noto Sans Mono CJK SC" style:font-size-asian="12pt" style:font-weight-asian="normal" style:font-name-complex="Liberation Mono" style:font-size-complex="12pt" style:font-weight-complex="normal"/>
    </style:style>
    <style:style style:name="T531" style:family="text">
      <style:text-properties fo:font-variant="normal" fo:text-transform="none" style:font-name="Handwriting" fo:font-size="12pt" fo:letter-spacing="normal" fo:font-style="normal" fo:font-weight="normal" officeooo:rsid="0d2e6536" style:font-name-asian="Noto Sans Mono CJK SC" style:font-size-asian="12pt" style:font-weight-asian="normal" style:font-name-complex="Liberation Mono" style:font-size-complex="12pt" style:font-weight-complex="normal"/>
    </style:style>
    <style:style style:name="T532" style:family="text">
      <style:text-properties fo:font-variant="normal" fo:text-transform="none" style:font-name="Handwriting" fo:font-size="12pt" fo:letter-spacing="normal" fo:font-style="normal" fo:font-weight="normal" officeooo:rsid="0d2fcf37" style:font-name-asian="Noto Sans Mono CJK SC" style:font-size-asian="12pt" style:font-weight-asian="normal" style:font-name-complex="Liberation Mono" style:font-size-complex="12pt" style:font-weight-complex="normal"/>
    </style:style>
    <style:style style:name="T533" style:family="text">
      <style:text-properties fo:font-variant="normal" fo:text-transform="none" style:font-name="Handwriting" fo:font-size="12pt" fo:letter-spacing="normal" fo:font-style="normal" fo:font-weight="normal" officeooo:rsid="0d31a29d" style:font-name-asian="Noto Sans Mono CJK SC" style:font-size-asian="12pt" style:font-weight-asian="normal" style:font-name-complex="Liberation Mono" style:font-size-complex="12pt" style:font-weight-complex="normal"/>
    </style:style>
    <style:style style:name="T534" style:family="text">
      <style:text-properties fo:font-variant="normal" fo:text-transform="none" style:font-name="Handwriting" fo:font-size="12pt" fo:letter-spacing="normal" fo:font-style="normal" fo:font-weight="normal" officeooo:rsid="0d325293" style:font-name-asian="Noto Sans Mono CJK SC" style:font-size-asian="12pt" style:font-weight-asian="normal" style:font-name-complex="Liberation Mono" style:font-size-complex="12pt" style:font-weight-complex="normal"/>
    </style:style>
    <style:style style:name="T535" style:family="text">
      <style:text-properties fo:font-variant="normal" fo:text-transform="none" style:font-name="Handwriting" fo:font-size="12pt" fo:letter-spacing="normal" fo:font-style="normal" fo:font-weight="normal" officeooo:rsid="0d336769" style:font-name-asian="Noto Sans Mono CJK SC" style:font-size-asian="12pt" style:font-weight-asian="normal" style:font-name-complex="Liberation Mono" style:font-size-complex="12pt" style:font-weight-complex="normal"/>
    </style:style>
    <style:style style:name="T536" style:family="text">
      <style:text-properties fo:font-variant="normal" fo:text-transform="none" style:font-name="Handwriting" fo:font-size="12pt" fo:letter-spacing="normal" fo:font-style="normal" fo:font-weight="normal" officeooo:rsid="0d34193e" style:font-name-asian="Noto Sans Mono CJK SC" style:font-size-asian="12pt" style:font-weight-asian="normal" style:font-name-complex="Liberation Mono" style:font-size-complex="12pt" style:font-weight-complex="normal"/>
    </style:style>
    <style:style style:name="T537" style:family="text">
      <style:text-properties fo:font-variant="normal" fo:text-transform="none" style:font-name="Handwriting" fo:font-size="12pt" fo:letter-spacing="normal" fo:font-style="normal" fo:font-weight="normal" officeooo:rsid="0d3424c8" style:font-name-asian="Noto Sans Mono CJK SC" style:font-size-asian="12pt" style:font-weight-asian="normal" style:font-name-complex="Liberation Mono" style:font-size-complex="12pt" style:font-weight-complex="normal"/>
    </style:style>
    <style:style style:name="T538" style:family="text">
      <style:text-properties fo:font-variant="normal" fo:text-transform="none" style:font-name="Handwriting" fo:font-size="12pt" fo:letter-spacing="normal" fo:font-style="normal" fo:font-weight="normal" officeooo:rsid="0d35a8e1" style:font-name-asian="Noto Sans Mono CJK SC" style:font-size-asian="12pt" style:font-weight-asian="normal" style:font-name-complex="Liberation Mono" style:font-size-complex="12pt" style:font-weight-complex="normal"/>
    </style:style>
    <style:style style:name="T539" style:family="text">
      <style:text-properties fo:font-variant="normal" fo:text-transform="none" style:font-name="Handwriting" fo:font-size="12pt" fo:letter-spacing="normal" fo:font-style="normal" fo:font-weight="normal" officeooo:rsid="0d374a9b" style:font-name-asian="Noto Sans Mono CJK SC" style:font-size-asian="12pt" style:font-weight-asian="normal" style:font-name-complex="Liberation Mono" style:font-size-complex="12pt" style:font-weight-complex="normal"/>
    </style:style>
    <style:style style:name="T540" style:family="text">
      <style:text-properties fo:font-variant="normal" fo:text-transform="none" style:font-name="Handwriting" fo:font-size="12pt" fo:letter-spacing="normal" fo:font-style="normal" fo:font-weight="normal" officeooo:rsid="0d3b149b" style:font-name-asian="Noto Sans Mono CJK SC" style:font-size-asian="12pt" style:font-weight-asian="normal" style:font-name-complex="Liberation Mono" style:font-size-complex="12pt" style:font-weight-complex="normal"/>
    </style:style>
    <style:style style:name="T541" style:family="text">
      <style:text-properties fo:font-variant="normal" fo:text-transform="none" style:font-name="Handwriting" fo:font-size="12pt" fo:letter-spacing="normal" fo:font-style="normal" fo:font-weight="normal" officeooo:rsid="0d3c0881" style:font-name-asian="Noto Sans Mono CJK SC" style:font-size-asian="12pt" style:font-weight-asian="normal" style:font-name-complex="Liberation Mono" style:font-size-complex="12pt" style:font-weight-complex="normal"/>
    </style:style>
    <style:style style:name="T542" style:family="text">
      <style:text-properties fo:font-variant="normal" fo:text-transform="none" style:font-name="Handwriting" fo:font-size="12pt" fo:letter-spacing="normal" fo:font-style="normal" fo:font-weight="normal" officeooo:rsid="0d5758f5" style:font-name-asian="Noto Sans Mono CJK SC" style:font-size-asian="12pt" style:font-weight-asian="normal" style:font-name-complex="Liberation Mono" style:font-size-complex="12pt" style:font-weight-complex="normal"/>
    </style:style>
    <style:style style:name="T543" style:family="text">
      <style:text-properties fo:font-variant="normal" fo:text-transform="none" style:font-name="Handwriting" fo:font-size="12pt" fo:letter-spacing="normal" fo:font-style="normal" fo:font-weight="normal" officeooo:rsid="0d58eab5" style:font-name-asian="Noto Sans Mono CJK SC" style:font-size-asian="12pt" style:font-weight-asian="normal" style:font-name-complex="Liberation Mono" style:font-size-complex="12pt" style:font-weight-complex="normal"/>
    </style:style>
    <style:style style:name="T544" style:family="text">
      <style:text-properties fo:font-variant="normal" fo:text-transform="none" style:font-name="Handwriting" fo:font-size="12pt" fo:letter-spacing="normal" fo:font-style="normal" fo:font-weight="normal" officeooo:rsid="0d59328a" style:font-name-asian="Noto Sans Mono CJK SC" style:font-size-asian="12pt" style:font-weight-asian="normal" style:font-name-complex="Liberation Mono" style:font-size-complex="12pt" style:font-weight-complex="normal"/>
    </style:style>
    <style:style style:name="T545" style:family="text">
      <style:text-properties fo:font-variant="normal" fo:text-transform="none" style:font-name="Handwriting" fo:font-size="12pt" fo:letter-spacing="normal" fo:font-style="normal" fo:font-weight="normal" officeooo:rsid="0d5a6b68" style:font-name-asian="Noto Sans Mono CJK SC" style:font-size-asian="12pt" style:font-weight-asian="normal" style:font-name-complex="Liberation Mono" style:font-size-complex="12pt" style:font-weight-complex="normal"/>
    </style:style>
    <style:style style:name="T546" style:family="text">
      <style:text-properties fo:font-variant="normal" fo:text-transform="none" style:font-name="Handwriting" fo:font-size="12pt" fo:letter-spacing="normal" fo:font-style="normal" fo:font-weight="normal" officeooo:rsid="0d5ba7c2" style:font-name-asian="Noto Sans Mono CJK SC" style:font-size-asian="12pt" style:font-weight-asian="normal" style:font-name-complex="Liberation Mono" style:font-size-complex="12pt" style:font-weight-complex="normal"/>
    </style:style>
    <style:style style:name="T547" style:family="text">
      <style:text-properties fo:font-variant="normal" fo:text-transform="none" style:font-name="Handwriting" fo:font-size="12pt" fo:letter-spacing="normal" fo:font-style="normal" fo:font-weight="normal" officeooo:rsid="0d5da5fe" style:font-name-asian="Noto Sans Mono CJK SC" style:font-size-asian="12pt" style:font-weight-asian="normal" style:font-name-complex="Liberation Mono" style:font-size-complex="12pt" style:font-weight-complex="normal"/>
    </style:style>
    <style:style style:name="T548" style:family="text">
      <style:text-properties fo:font-variant="normal" fo:text-transform="none" style:font-name="Handwriting" fo:font-size="12pt" fo:letter-spacing="normal" fo:font-style="normal" fo:font-weight="normal" officeooo:rsid="035c3641" style:font-name-asian="Noto Sans Mono CJK SC" style:font-size-asian="12pt" style:font-weight-asian="normal" style:font-name-complex="Liberation Mono" style:font-size-complex="12pt" style:font-weight-complex="normal"/>
    </style:style>
    <style:style style:name="T549" style:family="text">
      <style:text-properties fo:font-variant="normal" fo:text-transform="none" style:font-name="Handwriting" fo:font-size="12pt" fo:letter-spacing="normal" fo:font-style="normal" fo:font-weight="normal" officeooo:rsid="0373f8bc" style:font-name-asian="Noto Sans Mono CJK SC" style:font-size-asian="12pt" style:font-weight-asian="normal" style:font-name-complex="Liberation Mono" style:font-size-complex="12pt" style:font-weight-complex="normal"/>
    </style:style>
    <style:style style:name="T550" style:family="text">
      <style:text-properties fo:font-variant="normal" fo:text-transform="none" style:font-name="Handwriting" fo:font-size="12pt" fo:letter-spacing="normal" fo:font-style="normal" fo:font-weight="normal" officeooo:rsid="0d5ddf40" style:font-name-asian="Noto Sans Mono CJK SC" style:font-size-asian="12pt" style:font-weight-asian="normal" style:font-name-complex="Liberation Mono" style:font-size-complex="12pt" style:font-weight-complex="normal"/>
    </style:style>
    <style:style style:name="T551" style:family="text">
      <style:text-properties fo:font-variant="normal" fo:text-transform="none" style:font-name="Handwriting" fo:font-size="12pt" fo:letter-spacing="normal" fo:font-style="normal" fo:font-weight="normal" officeooo:rsid="0d4259db" style:font-name-asian="Noto Sans Mono CJK SC" style:font-size-asian="12pt" style:font-weight-asian="normal" style:font-name-complex="Liberation Mono" style:font-size-complex="12pt" style:font-weight-complex="normal"/>
    </style:style>
    <style:style style:name="T552" style:family="text">
      <style:text-properties fo:font-variant="normal" fo:text-transform="none" style:font-name="Handwriting" fo:font-size="12pt" fo:letter-spacing="normal" fo:font-style="normal" fo:font-weight="normal" officeooo:rsid="0d42fdc6" style:font-name-asian="Noto Sans Mono CJK SC" style:font-size-asian="12pt" style:font-weight-asian="normal" style:font-name-complex="Liberation Mono" style:font-size-complex="12pt" style:font-weight-complex="normal"/>
    </style:style>
    <style:style style:name="T553" style:family="text">
      <style:text-properties fo:font-variant="normal" fo:text-transform="none" style:font-name="Handwriting" fo:font-size="12pt" fo:letter-spacing="normal" fo:font-style="normal" fo:font-weight="normal" officeooo:rsid="0d443b77" style:font-name-asian="Noto Sans Mono CJK SC" style:font-size-asian="12pt" style:font-weight-asian="normal" style:font-name-complex="Liberation Mono" style:font-size-complex="12pt" style:font-weight-complex="normal"/>
    </style:style>
    <style:style style:name="T554" style:family="text">
      <style:text-properties fo:font-variant="normal" fo:text-transform="none" style:font-name="Handwriting" fo:font-size="12pt" fo:letter-spacing="normal" fo:font-style="normal" fo:font-weight="normal" officeooo:rsid="0375ce95" style:font-name-asian="Noto Sans Mono CJK SC" style:font-size-asian="12pt" style:font-weight-asian="normal" style:font-name-complex="Liberation Mono" style:font-size-complex="12pt" style:font-weight-complex="normal"/>
    </style:style>
    <style:style style:name="T555" style:family="text">
      <style:text-properties fo:font-variant="normal" fo:text-transform="none" style:font-name="Handwriting" fo:font-size="12pt" fo:letter-spacing="normal" fo:font-style="normal" fo:font-weight="normal" officeooo:rsid="0377c53d" style:font-name-asian="Noto Sans Mono CJK SC" style:font-size-asian="12pt" style:font-weight-asian="normal" style:font-name-complex="Liberation Mono" style:font-size-complex="12pt" style:font-weight-complex="normal"/>
    </style:style>
    <style:style style:name="T556" style:family="text">
      <style:text-properties fo:font-variant="normal" fo:text-transform="none" style:font-name="Handwriting" fo:font-size="12pt" fo:letter-spacing="normal" fo:font-style="normal" fo:font-weight="normal" officeooo:rsid="0d5f5a1f" style:font-name-asian="Noto Sans Mono CJK SC" style:font-size-asian="12pt" style:font-weight-asian="normal" style:font-name-complex="Liberation Mono" style:font-size-complex="12pt" style:font-weight-complex="normal"/>
    </style:style>
    <style:style style:name="T557" style:family="text">
      <style:text-properties fo:font-variant="normal" fo:text-transform="none" style:font-name="Handwriting" fo:font-size="12pt" fo:letter-spacing="normal" fo:font-style="normal" fo:font-weight="normal" officeooo:rsid="036787b5" style:font-name-asian="Noto Sans Mono CJK SC" style:font-size-asian="12pt" style:font-weight-asian="normal" style:font-name-complex="Liberation Mono" style:font-size-complex="12pt" style:font-weight-complex="normal"/>
    </style:style>
    <style:style style:name="T558" style:family="text">
      <style:text-properties fo:font-variant="normal" fo:text-transform="none" style:font-name="Handwriting" fo:font-size="12pt" fo:letter-spacing="normal" fo:font-style="normal" fo:font-weight="normal" officeooo:rsid="03696806" style:font-name-asian="Noto Sans Mono CJK SC" style:font-size-asian="12pt" style:font-weight-asian="normal" style:font-name-complex="Liberation Mono" style:font-size-complex="12pt" style:font-weight-complex="normal"/>
    </style:style>
    <style:style style:name="T559" style:family="text">
      <style:text-properties fo:font-variant="normal" fo:text-transform="none" style:font-name="Handwriting" fo:font-size="12pt" fo:letter-spacing="normal" fo:font-style="normal" fo:font-weight="normal" officeooo:rsid="036a638c" style:font-name-asian="Noto Sans Mono CJK SC" style:font-size-asian="12pt" style:font-weight-asian="normal" style:font-name-complex="Liberation Mono" style:font-size-complex="12pt" style:font-weight-complex="normal"/>
    </style:style>
    <style:style style:name="T560" style:family="text">
      <style:text-properties fo:font-variant="normal" fo:text-transform="none" style:font-name="Handwriting" fo:font-size="12pt" fo:letter-spacing="normal" fo:font-style="normal" fo:font-weight="normal" officeooo:rsid="0d40ccf6" style:font-name-asian="Noto Sans Mono CJK SC" style:font-size-asian="12pt" style:font-weight-asian="normal" style:font-name-complex="Liberation Mono" style:font-size-complex="12pt" style:font-weight-complex="normal"/>
    </style:style>
    <style:style style:name="T561" style:family="text">
      <style:text-properties fo:font-variant="normal" fo:text-transform="none" style:font-name="Handwriting" fo:font-size="12pt" fo:letter-spacing="normal" fo:font-style="normal" fo:font-weight="normal" officeooo:rsid="03ef5c0b" style:font-name-asian="Noto Sans Mono CJK SC" style:font-size-asian="12pt" style:font-weight-asian="normal" style:font-name-complex="Liberation Mono" style:font-size-complex="12pt" style:font-weight-complex="normal"/>
    </style:style>
    <style:style style:name="T562" style:family="text">
      <style:text-properties fo:font-variant="normal" fo:text-transform="none" style:font-name="Handwriting" fo:font-size="12pt" fo:letter-spacing="normal" fo:font-style="normal" fo:font-weight="normal" officeooo:rsid="0d64fb4d" style:font-name-asian="Noto Sans Mono CJK SC" style:font-size-asian="12pt" style:font-weight-asian="normal" style:font-name-complex="Liberation Mono" style:font-size-complex="12pt" style:font-weight-complex="normal"/>
    </style:style>
    <style:style style:name="T563" style:family="text">
      <style:text-properties fo:font-variant="normal" fo:text-transform="none" style:font-name="Handwriting" fo:font-size="12pt" fo:letter-spacing="normal" fo:font-style="normal" fo:font-weight="normal" officeooo:rsid="036c1ce4" style:font-name-asian="Noto Sans Mono CJK SC" style:font-size-asian="12pt" style:font-weight-asian="normal" style:font-name-complex="Liberation Mono" style:font-size-complex="12pt" style:font-weight-complex="normal"/>
    </style:style>
    <style:style style:name="T564" style:family="text">
      <style:text-properties fo:font-variant="normal" fo:text-transform="none" style:font-name="Handwriting" fo:font-size="12pt" fo:letter-spacing="normal" fo:font-style="normal" fo:font-weight="normal" officeooo:rsid="036ec041" style:font-name-asian="Noto Sans Mono CJK SC" style:font-size-asian="12pt" style:font-weight-asian="normal" style:font-name-complex="Liberation Mono" style:font-size-complex="12pt" style:font-weight-complex="normal"/>
    </style:style>
    <style:style style:name="T565" style:family="text">
      <style:text-properties fo:font-variant="normal" fo:text-transform="none" style:font-name="Handwriting" fo:font-size="12pt" fo:letter-spacing="normal" fo:font-style="normal" fo:font-weight="normal" officeooo:rsid="036da3d0" style:font-name-asian="Noto Sans Mono CJK SC" style:font-size-asian="12pt" style:font-weight-asian="normal" style:font-name-complex="Liberation Mono" style:font-size-complex="12pt" style:font-weight-complex="normal"/>
    </style:style>
    <style:style style:name="T566" style:family="text">
      <style:text-properties fo:font-variant="normal" fo:text-transform="none" style:font-name="Handwriting" fo:font-size="12pt" fo:letter-spacing="normal" fo:font-style="normal" fo:font-weight="normal" officeooo:rsid="037289b0" style:font-name-asian="Noto Sans Mono CJK SC" style:font-size-asian="12pt" style:font-weight-asian="normal" style:font-name-complex="Liberation Mono" style:font-size-complex="12pt" style:font-weight-complex="normal"/>
    </style:style>
    <style:style style:name="T567" style:family="text">
      <style:text-properties fo:font-variant="normal" fo:text-transform="none" style:font-name="Handwriting" fo:font-size="12pt" fo:letter-spacing="normal" fo:font-style="normal" fo:font-weight="normal" officeooo:rsid="0373bf39" style:font-name-asian="Noto Sans Mono CJK SC" style:font-size-asian="12pt" style:font-weight-asian="normal" style:font-name-complex="Liberation Mono" style:font-size-complex="12pt" style:font-weight-complex="normal"/>
    </style:style>
    <style:style style:name="T568" style:family="text">
      <style:text-properties fo:font-variant="normal" fo:text-transform="none" style:font-name="Handwriting" fo:font-size="12pt" fo:letter-spacing="normal" fo:font-style="normal" fo:font-weight="normal" officeooo:rsid="0388e8bf" style:font-name-asian="Noto Sans Mono CJK SC" style:font-size-asian="12pt" style:font-weight-asian="normal" style:font-name-complex="Liberation Mono" style:font-size-complex="12pt" style:font-weight-complex="normal"/>
    </style:style>
    <style:style style:name="T569" style:family="text">
      <style:text-properties fo:font-variant="normal" fo:text-transform="none" style:font-name="Handwriting" fo:font-size="12pt" fo:letter-spacing="normal" fo:font-style="normal" fo:font-weight="normal" officeooo:rsid="0d665435" style:font-name-asian="Noto Sans Mono CJK SC" style:font-size-asian="12pt" style:font-weight-asian="normal" style:font-name-complex="Liberation Mono" style:font-size-complex="12pt" style:font-weight-complex="normal"/>
    </style:style>
    <style:style style:name="T570" style:family="text">
      <style:text-properties fo:font-variant="normal" fo:text-transform="none" style:font-name="Handwriting" fo:font-size="12pt" fo:letter-spacing="normal" fo:font-style="normal" fo:font-weight="normal" officeooo:rsid="0d697289" style:font-name-asian="Noto Sans Mono CJK SC" style:font-size-asian="12pt" style:font-weight-asian="normal" style:font-name-complex="Liberation Mono" style:font-size-complex="12pt" style:font-weight-complex="normal"/>
    </style:style>
    <style:style style:name="T571" style:family="text">
      <style:text-properties fo:font-variant="normal" fo:text-transform="none" style:font-name="Handwriting" fo:font-size="12pt" fo:letter-spacing="normal" fo:font-style="normal" fo:font-weight="normal" officeooo:rsid="0d6ab487" style:font-name-asian="Noto Sans Mono CJK SC" style:font-size-asian="12pt" style:font-weight-asian="normal" style:font-name-complex="Liberation Mono" style:font-size-complex="12pt" style:font-weight-complex="normal"/>
    </style:style>
    <style:style style:name="T572" style:family="text">
      <style:text-properties fo:font-variant="normal" fo:text-transform="none" style:font-name="Handwriting" fo:font-size="12pt" fo:letter-spacing="normal" fo:font-style="normal" fo:font-weight="normal" officeooo:rsid="0d6c26b0" style:font-name-asian="Noto Sans Mono CJK SC" style:font-size-asian="12pt" style:font-weight-asian="normal" style:font-name-complex="Liberation Mono" style:font-size-complex="12pt" style:font-weight-complex="normal"/>
    </style:style>
    <style:style style:name="T573" style:family="text">
      <style:text-properties fo:font-variant="normal" fo:text-transform="none" style:font-name="Handwriting" fo:font-size="12pt" fo:letter-spacing="normal" fo:font-style="normal" fo:font-weight="normal" officeooo:rsid="0d6d8ca1" style:font-name-asian="Noto Sans Mono CJK SC" style:font-size-asian="12pt" style:font-weight-asian="normal" style:font-name-complex="Liberation Mono" style:font-size-complex="12pt" style:font-weight-complex="normal"/>
    </style:style>
    <style:style style:name="T574" style:family="text">
      <style:text-properties fo:font-variant="normal" fo:text-transform="none" style:font-name="Handwriting" fo:font-size="12pt" fo:letter-spacing="normal" fo:font-style="normal" fo:font-weight="normal" officeooo:rsid="0d6d9467" style:font-name-asian="Noto Sans Mono CJK SC" style:font-size-asian="12pt" style:font-weight-asian="normal" style:font-name-complex="Liberation Mono" style:font-size-complex="12pt" style:font-weight-complex="normal"/>
    </style:style>
    <style:style style:name="T575" style:family="text">
      <style:text-properties fo:font-variant="normal" fo:text-transform="none" style:font-name="Handwriting" fo:font-size="12pt" fo:letter-spacing="normal" fo:font-style="normal" fo:font-weight="normal" officeooo:rsid="0d67f506" style:font-name-asian="Noto Sans Mono CJK SC" style:font-size-asian="12pt" style:font-weight-asian="normal" style:font-name-complex="Liberation Mono" style:font-size-complex="12pt" style:font-weight-complex="normal"/>
    </style:style>
    <style:style style:name="T576" style:family="text">
      <style:text-properties fo:font-variant="normal" fo:text-transform="none" style:font-name="Handwriting" fo:font-size="12pt" fo:letter-spacing="normal" fo:font-style="normal" fo:font-weight="normal" officeooo:rsid="0d73584f" style:font-name-asian="Noto Sans Mono CJK SC" style:font-size-asian="12pt" style:font-weight-asian="normal" style:font-name-complex="Liberation Mono" style:font-size-complex="12pt" style:font-weight-complex="normal"/>
    </style:style>
    <style:style style:name="T577" style:family="text">
      <style:text-properties fo:font-variant="normal" fo:text-transform="none" style:font-name="Handwriting" fo:font-size="12pt" fo:letter-spacing="normal" fo:font-style="normal" fo:font-weight="normal" officeooo:rsid="0d7701b3" style:font-name-asian="Noto Sans Mono CJK SC" style:font-size-asian="12pt" style:font-weight-asian="normal" style:font-name-complex="Liberation Mono" style:font-size-complex="12pt" style:font-weight-complex="normal"/>
    </style:style>
    <style:style style:name="T578" style:family="text">
      <style:text-properties fo:font-variant="normal" fo:text-transform="none" style:font-name="Handwriting" fo:font-size="12pt" fo:letter-spacing="normal" fo:font-style="normal" fo:font-weight="normal" officeooo:rsid="0d77379c" style:font-name-asian="Noto Sans Mono CJK SC" style:font-size-asian="12pt" style:font-weight-asian="normal" style:font-name-complex="Liberation Mono" style:font-size-complex="12pt" style:font-weight-complex="normal"/>
    </style:style>
    <style:style style:name="T579" style:family="text">
      <style:text-properties fo:font-variant="normal" fo:text-transform="none" style:font-name="Handwriting" fo:font-size="12pt" fo:letter-spacing="normal" fo:font-style="normal" fo:font-weight="normal" officeooo:rsid="0d7841a0" style:font-name-asian="Noto Sans Mono CJK SC" style:font-size-asian="12pt" style:font-weight-asian="normal" style:font-name-complex="Liberation Mono" style:font-size-complex="12pt" style:font-weight-complex="normal"/>
    </style:style>
    <style:style style:name="T580" style:family="text">
      <style:text-properties fo:font-variant="normal" fo:text-transform="none" style:font-name="Handwriting" fo:font-size="12pt" fo:letter-spacing="normal" fo:font-style="normal" fo:font-weight="normal" officeooo:rsid="0d8d9ae7" style:font-name-asian="Noto Sans Mono CJK SC" style:font-size-asian="12pt" style:font-weight-asian="normal" style:font-name-complex="Liberation Mono" style:font-size-complex="12pt" style:font-weight-complex="normal"/>
    </style:style>
    <style:style style:name="T581" style:family="text">
      <style:text-properties fo:font-variant="normal" fo:text-transform="none" style:font-name="Handwriting" fo:font-size="12pt" fo:letter-spacing="normal" fo:font-style="normal" fo:font-weight="normal" officeooo:rsid="0dabc36f" style:font-name-asian="Noto Sans Mono CJK SC" style:font-size-asian="12pt" style:font-weight-asian="normal" style:font-name-complex="Liberation Mono" style:font-size-complex="12pt" style:font-weight-complex="normal"/>
    </style:style>
    <style:style style:name="T582" style:family="text">
      <style:text-properties fo:font-variant="normal" fo:text-transform="none" style:font-name="Handwriting" fo:font-size="12pt" fo:letter-spacing="normal" fo:font-style="normal" fo:font-weight="normal" officeooo:rsid="0d7df124" style:font-name-asian="Noto Sans Mono CJK SC" style:font-size-asian="12pt" style:font-weight-asian="normal" style:font-name-complex="Liberation Mono" style:font-size-complex="12pt" style:font-weight-complex="normal"/>
    </style:style>
    <style:style style:name="T583" style:family="text">
      <style:text-properties fo:font-variant="normal" fo:text-transform="none" style:font-name="Handwriting" fo:font-size="12pt" fo:letter-spacing="normal" fo:font-style="normal" fo:font-weight="normal" officeooo:rsid="0dabde0f" style:font-name-asian="Noto Sans Mono CJK SC" style:font-size-asian="12pt" style:font-weight-asian="normal" style:font-name-complex="Liberation Mono" style:font-size-complex="12pt" style:font-weight-complex="normal"/>
    </style:style>
    <style:style style:name="T584" style:family="text">
      <style:text-properties fo:font-variant="normal" fo:text-transform="none" style:font-name="Handwriting" fo:font-size="12pt" fo:letter-spacing="normal" fo:font-style="normal" fo:font-weight="normal" officeooo:rsid="0db59110" style:font-name-asian="Noto Sans Mono CJK SC" style:font-size-asian="12pt" style:font-weight-asian="normal" style:font-name-complex="Liberation Mono" style:font-size-complex="12pt" style:font-weight-complex="normal"/>
    </style:style>
    <style:style style:name="T585" style:family="text">
      <style:text-properties fo:font-variant="normal" fo:text-transform="none" style:font-name="Handwriting" fo:font-size="12pt" fo:letter-spacing="normal" fo:font-style="normal" fo:font-weight="normal" officeooo:rsid="0db682f6" style:font-name-asian="Noto Sans Mono CJK SC" style:font-size-asian="12pt" style:font-weight-asian="normal" style:font-name-complex="Liberation Mono" style:font-size-complex="12pt" style:font-weight-complex="normal"/>
    </style:style>
    <style:style style:name="T586" style:family="text">
      <style:text-properties fo:font-variant="normal" fo:text-transform="none" style:font-name="Handwriting" fo:font-size="12pt" fo:letter-spacing="normal" fo:font-style="normal" fo:font-weight="normal" officeooo:rsid="0db877ab" style:font-name-asian="Noto Sans Mono CJK SC" style:font-size-asian="12pt" style:font-weight-asian="normal" style:font-name-complex="Liberation Mono" style:font-size-complex="12pt" style:font-weight-complex="normal"/>
    </style:style>
    <style:style style:name="T587" style:family="text">
      <style:text-properties fo:font-variant="normal" fo:text-transform="none" style:font-name="Handwriting" fo:font-size="12pt" fo:letter-spacing="normal" fo:font-style="normal" fo:font-weight="normal" officeooo:rsid="0db9df55" style:font-name-asian="Noto Sans Mono CJK SC" style:font-size-asian="12pt" style:font-weight-asian="normal" style:font-name-complex="Liberation Mono" style:font-size-complex="12pt" style:font-weight-complex="normal"/>
    </style:style>
    <style:style style:name="T588" style:family="text">
      <style:text-properties fo:font-variant="normal" fo:text-transform="none" style:font-name="Handwriting" fo:font-size="12pt" fo:letter-spacing="normal" fo:font-style="normal" fo:font-weight="normal" officeooo:rsid="0dbaacd9" style:font-name-asian="Noto Sans Mono CJK SC" style:font-size-asian="12pt" style:font-weight-asian="normal" style:font-name-complex="Liberation Mono" style:font-size-complex="12pt" style:font-weight-complex="normal"/>
    </style:style>
    <style:style style:name="T589" style:family="text">
      <style:text-properties fo:font-variant="normal" fo:text-transform="none" style:font-name="Handwriting" fo:font-size="12pt" fo:letter-spacing="normal" fo:font-style="normal" fo:font-weight="normal" officeooo:rsid="0dbabd56" style:font-name-asian="Noto Sans Mono CJK SC" style:font-size-asian="12pt" style:font-weight-asian="normal" style:font-name-complex="Liberation Mono" style:font-size-complex="12pt" style:font-weight-complex="normal"/>
    </style:style>
    <style:style style:name="T590" style:family="text">
      <style:text-properties fo:font-variant="normal" fo:text-transform="none" style:font-name="Handwriting" fo:font-size="12pt" fo:letter-spacing="normal" fo:font-style="normal" fo:font-weight="normal" officeooo:rsid="0dbb5229" style:font-name-asian="Noto Sans Mono CJK SC" style:font-size-asian="12pt" style:font-weight-asian="normal" style:font-name-complex="Liberation Mono" style:font-size-complex="12pt" style:font-weight-complex="normal"/>
    </style:style>
    <style:style style:name="T591" style:family="text">
      <style:text-properties fo:font-variant="normal" fo:text-transform="none" style:font-name="Handwriting" fo:font-size="12pt" fo:letter-spacing="normal" fo:font-style="normal" fo:font-weight="normal" officeooo:rsid="0dbc165d" style:font-name-asian="Noto Sans Mono CJK SC" style:font-size-asian="12pt" style:font-weight-asian="normal" style:font-name-complex="Liberation Mono" style:font-size-complex="12pt" style:font-weight-complex="normal"/>
    </style:style>
    <style:style style:name="T592" style:family="text">
      <style:text-properties fo:font-variant="normal" fo:text-transform="none" style:font-name="Handwriting" fo:font-size="12pt" fo:letter-spacing="normal" fo:font-style="normal" fo:font-weight="normal" officeooo:rsid="0dbfc6e5" style:font-name-asian="Noto Sans Mono CJK SC" style:font-size-asian="12pt" style:font-weight-asian="normal" style:font-name-complex="Liberation Mono" style:font-size-complex="12pt" style:font-weight-complex="normal"/>
    </style:style>
    <style:style style:name="T593" style:family="text">
      <style:text-properties fo:font-variant="normal" fo:text-transform="none" style:font-name="Handwriting" fo:font-size="12pt" fo:letter-spacing="normal" fo:font-style="normal" fo:font-weight="normal" officeooo:rsid="0dc1c0bd" style:font-name-asian="Noto Sans Mono CJK SC" style:font-size-asian="12pt" style:font-weight-asian="normal" style:font-name-complex="Liberation Mono" style:font-size-complex="12pt" style:font-weight-complex="normal"/>
    </style:style>
    <style:style style:name="T594" style:family="text">
      <style:text-properties fo:font-variant="normal" fo:text-transform="none" style:font-name="Handwriting" fo:font-size="12pt" fo:letter-spacing="normal" fo:font-style="normal" fo:font-weight="normal" officeooo:rsid="0dc35023" style:font-name-asian="Noto Sans Mono CJK SC" style:font-size-asian="12pt" style:font-weight-asian="normal" style:font-name-complex="Liberation Mono" style:font-size-complex="12pt" style:font-weight-complex="normal"/>
    </style:style>
    <style:style style:name="T595" style:family="text">
      <style:text-properties fo:font-variant="normal" fo:text-transform="none" style:font-name="Handwriting" fo:font-size="12pt" fo:letter-spacing="normal" fo:font-style="normal" fo:font-weight="normal" officeooo:rsid="0dc4a1dc" style:font-name-asian="Noto Sans Mono CJK SC" style:font-size-asian="12pt" style:font-weight-asian="normal" style:font-name-complex="Liberation Mono" style:font-size-complex="12pt" style:font-weight-complex="normal"/>
    </style:style>
    <style:style style:name="T596" style:family="text">
      <style:text-properties fo:font-variant="normal" fo:text-transform="none" style:font-name="Handwriting" fo:font-size="12pt" fo:letter-spacing="normal" fo:font-style="normal" fo:font-weight="normal" officeooo:rsid="0dc5a3fb" style:font-name-asian="Noto Sans Mono CJK SC" style:font-size-asian="12pt" style:font-weight-asian="normal" style:font-name-complex="Liberation Mono" style:font-size-complex="12pt" style:font-weight-complex="normal"/>
    </style:style>
    <style:style style:name="T597" style:family="text">
      <style:text-properties fo:font-variant="normal" fo:text-transform="none" style:font-name="Handwriting" fo:font-size="12pt" fo:letter-spacing="normal" fo:font-style="normal" fo:font-weight="normal" officeooo:rsid="0ded5925" style:font-name-asian="Noto Sans Mono CJK SC" style:font-size-asian="12pt" style:font-weight-asian="normal" style:font-name-complex="Liberation Mono" style:font-size-complex="12pt" style:font-weight-complex="normal"/>
    </style:style>
    <style:style style:name="T598" style:family="text">
      <style:text-properties fo:font-variant="normal" fo:text-transform="none" style:font-name="Handwriting" fo:font-size="12pt" fo:letter-spacing="normal" fo:font-style="normal" fo:font-weight="normal" officeooo:rsid="0dee3092" style:font-name-asian="Noto Sans Mono CJK SC" style:font-size-asian="12pt" style:font-weight-asian="normal" style:font-name-complex="Liberation Mono" style:font-size-complex="12pt" style:font-weight-complex="normal"/>
    </style:style>
    <style:style style:name="T599" style:family="text">
      <style:text-properties fo:font-variant="normal" fo:text-transform="none" style:font-name="Handwriting" fo:font-size="12pt" fo:letter-spacing="normal" fo:font-style="normal" fo:font-weight="normal" officeooo:rsid="0de52e38" style:font-name-asian="Noto Sans Mono CJK SC" style:font-size-asian="12pt" style:font-weight-asian="normal" style:font-name-complex="Liberation Mono" style:font-size-complex="12pt" style:font-weight-complex="normal"/>
    </style:style>
    <style:style style:name="T600" style:family="text">
      <style:text-properties fo:font-variant="normal" fo:text-transform="none" style:font-name="Handwriting" fo:font-size="12pt" fo:letter-spacing="normal" fo:font-style="normal" fo:font-weight="normal" officeooo:rsid="0df99b00" style:font-name-asian="Noto Sans Mono CJK SC" style:font-size-asian="12pt" style:font-weight-asian="normal" style:font-name-complex="Liberation Mono" style:font-size-complex="12pt" style:font-weight-complex="normal"/>
    </style:style>
    <style:style style:name="T601" style:family="text">
      <style:text-properties fo:font-variant="normal" fo:text-transform="none" style:font-name="Handwriting" fo:font-size="12pt" fo:letter-spacing="normal" fo:font-style="normal" fo:font-weight="normal" officeooo:rsid="0de6de21" style:font-name-asian="Noto Sans Mono CJK SC" style:font-size-asian="12pt" style:font-weight-asian="normal" style:font-name-complex="Liberation Mono" style:font-size-complex="12pt" style:font-weight-complex="normal"/>
    </style:style>
    <style:style style:name="T602" style:family="text">
      <style:text-properties fo:font-variant="normal" fo:text-transform="none" style:font-name="Handwriting" fo:font-size="12pt" fo:letter-spacing="normal" fo:font-style="normal" fo:font-weight="normal" officeooo:rsid="0de953cb" style:font-name-asian="Noto Sans Mono CJK SC" style:font-size-asian="12pt" style:font-weight-asian="normal" style:font-name-complex="Liberation Mono" style:font-size-complex="12pt" style:font-weight-complex="normal"/>
    </style:style>
    <style:style style:name="T603" style:family="text">
      <style:text-properties fo:font-variant="normal" fo:text-transform="none" style:font-name="Handwriting" fo:font-size="12pt" fo:letter-spacing="normal" fo:font-style="normal" fo:font-weight="normal" officeooo:rsid="0de819ad" style:font-name-asian="Noto Sans Mono CJK SC" style:font-size-asian="12pt" style:font-weight-asian="normal" style:font-name-complex="Liberation Mono" style:font-size-complex="12pt" style:font-weight-complex="normal"/>
    </style:style>
    <style:style style:name="T604" style:family="text">
      <style:text-properties fo:font-variant="normal" fo:text-transform="none" style:font-name="Handwriting" fo:font-size="12pt" fo:letter-spacing="normal" fo:font-style="normal" fo:font-weight="normal" officeooo:rsid="0dfad946" style:font-name-asian="Noto Sans Mono CJK SC" style:font-size-asian="12pt" style:font-weight-asian="normal" style:font-name-complex="Liberation Mono" style:font-size-complex="12pt" style:font-weight-complex="normal"/>
    </style:style>
    <style:style style:name="T605" style:family="text">
      <style:text-properties fo:font-variant="normal" fo:text-transform="none" style:font-name="Handwriting" fo:font-size="12pt" fo:letter-spacing="normal" fo:font-style="normal" fo:font-weight="normal" officeooo:rsid="0dfc4ad5" style:font-name-asian="Noto Sans Mono CJK SC" style:font-size-asian="12pt" style:font-weight-asian="normal" style:font-name-complex="Liberation Mono" style:font-size-complex="12pt" style:font-weight-complex="normal"/>
    </style:style>
    <style:style style:name="T606" style:family="text">
      <style:text-properties fo:font-variant="normal" fo:text-transform="none" style:font-name="Handwriting" fo:font-size="12pt" fo:letter-spacing="normal" fo:font-style="normal" fo:font-weight="normal" officeooo:rsid="0e026922" style:font-name-asian="Noto Sans Mono CJK SC" style:font-size-asian="12pt" style:font-weight-asian="normal" style:font-name-complex="Liberation Mono" style:font-size-complex="12pt" style:font-weight-complex="normal"/>
    </style:style>
    <style:style style:name="T607" style:family="text">
      <style:text-properties fo:font-variant="normal" fo:text-transform="none" style:font-name="Handwriting" fo:font-size="12pt" fo:letter-spacing="normal" fo:font-style="normal" fo:font-weight="normal" officeooo:rsid="0e044bd7" style:font-name-asian="Noto Sans Mono CJK SC" style:font-size-asian="12pt" style:font-weight-asian="normal" style:font-name-complex="Liberation Mono" style:font-size-complex="12pt" style:font-weight-complex="normal"/>
    </style:style>
    <style:style style:name="T608" style:family="text">
      <style:text-properties fo:font-variant="normal" fo:text-transform="none" style:font-name="Handwriting" fo:font-size="12pt" fo:letter-spacing="normal" fo:font-style="normal" fo:font-weight="normal" officeooo:rsid="0e0c2331" style:font-name-asian="Noto Sans Mono CJK SC" style:font-size-asian="12pt" style:font-weight-asian="normal" style:font-name-complex="Liberation Mono" style:font-size-complex="12pt" style:font-weight-complex="normal"/>
    </style:style>
    <style:style style:name="T609" style:family="text">
      <style:text-properties fo:font-variant="normal" fo:text-transform="none" style:font-name="Handwriting" fo:font-size="12pt" fo:letter-spacing="normal" fo:font-style="normal" fo:font-weight="normal" officeooo:rsid="0e0e28bb" style:font-name-asian="Noto Sans Mono CJK SC" style:font-size-asian="12pt" style:font-weight-asian="normal" style:font-name-complex="Liberation Mono" style:font-size-complex="12pt" style:font-weight-complex="normal"/>
    </style:style>
    <style:style style:name="T610" style:family="text">
      <style:text-properties fo:font-variant="normal" fo:text-transform="none" style:font-name="Handwriting" fo:font-size="12pt" fo:letter-spacing="normal" fo:font-style="normal" fo:font-weight="normal" officeooo:rsid="0e122287" style:font-name-asian="Noto Sans Mono CJK SC" style:font-size-asian="12pt" style:font-weight-asian="normal" style:font-name-complex="Liberation Mono" style:font-size-complex="12pt" style:font-weight-complex="normal"/>
    </style:style>
    <style:style style:name="T611" style:family="text">
      <style:text-properties fo:font-variant="normal" fo:text-transform="none" style:font-name="Handwriting" fo:font-size="12pt" fo:letter-spacing="normal" fo:font-style="normal" fo:font-weight="normal" officeooo:rsid="0e13df88" style:font-name-asian="Noto Sans Mono CJK SC" style:font-size-asian="12pt" style:font-weight-asian="normal" style:font-name-complex="Liberation Mono" style:font-size-complex="12pt" style:font-weight-complex="normal"/>
    </style:style>
    <style:style style:name="T612" style:family="text">
      <style:text-properties fo:font-variant="normal" fo:text-transform="none" style:font-name="Handwriting" fo:font-size="12pt" fo:letter-spacing="normal" fo:font-style="normal" fo:font-weight="normal" officeooo:rsid="0e15ccbe" style:font-name-asian="Noto Sans Mono CJK SC" style:font-size-asian="12pt" style:font-weight-asian="normal" style:font-name-complex="Liberation Mono" style:font-size-complex="12pt" style:font-weight-complex="normal"/>
    </style:style>
    <style:style style:name="T613" style:family="text">
      <style:text-properties fo:font-variant="normal" fo:text-transform="none" style:font-name="Handwriting" fo:font-size="12pt" fo:letter-spacing="normal" fo:font-style="normal" fo:font-weight="normal" officeooo:rsid="0e193718" style:font-name-asian="Noto Sans Mono CJK SC" style:font-size-asian="12pt" style:font-weight-asian="normal" style:font-name-complex="Liberation Mono" style:font-size-complex="12pt" style:font-weight-complex="normal"/>
    </style:style>
    <style:style style:name="T614" style:family="text">
      <style:text-properties fo:font-variant="normal" fo:text-transform="none" style:font-name="Handwriting" fo:font-size="12pt" fo:letter-spacing="normal" fo:font-style="normal" fo:font-weight="normal" officeooo:rsid="0e195539" style:font-name-asian="Noto Sans Mono CJK SC" style:font-size-asian="12pt" style:font-weight-asian="normal" style:font-name-complex="Liberation Mono" style:font-size-complex="12pt" style:font-weight-complex="normal"/>
    </style:style>
    <style:style style:name="T615" style:family="text">
      <style:text-properties fo:font-variant="normal" fo:text-transform="none" style:font-name="Handwriting" fo:font-size="12pt" fo:letter-spacing="normal" fo:font-style="normal" fo:font-weight="normal" officeooo:rsid="0e22ebab" style:font-name-asian="Noto Sans Mono CJK SC" style:font-size-asian="12pt" style:font-weight-asian="normal" style:font-name-complex="Liberation Mono" style:font-size-complex="12pt" style:font-weight-complex="normal"/>
    </style:style>
    <style:style style:name="T616" style:family="text">
      <style:text-properties fo:font-variant="normal" fo:text-transform="none" style:font-name="Handwriting" fo:font-size="12pt" fo:letter-spacing="normal" fo:font-style="normal" fo:font-weight="normal" officeooo:rsid="0e23388d" style:font-name-asian="Noto Sans Mono CJK SC" style:font-size-asian="12pt" style:font-weight-asian="normal" style:font-name-complex="Liberation Mono" style:font-size-complex="12pt" style:font-weight-complex="normal"/>
    </style:style>
    <style:style style:name="T617" style:family="text">
      <style:text-properties fo:font-variant="normal" fo:text-transform="none" style:font-name="Handwriting" fo:font-size="12pt" fo:letter-spacing="normal" fo:font-style="normal" fo:font-weight="normal" officeooo:rsid="0e26ce79" style:font-name-asian="Noto Sans Mono CJK SC" style:font-size-asian="12pt" style:font-weight-asian="normal" style:font-name-complex="Liberation Mono" style:font-size-complex="12pt" style:font-weight-complex="normal"/>
    </style:style>
    <style:style style:name="T618" style:family="text">
      <style:text-properties fo:font-variant="normal" fo:text-transform="none" style:font-name="Handwriting" fo:font-size="12pt" fo:letter-spacing="normal" fo:font-style="normal" fo:font-weight="normal" officeooo:rsid="0e26e6ee" style:font-name-asian="Noto Sans Mono CJK SC" style:font-size-asian="12pt" style:font-weight-asian="normal" style:font-name-complex="Liberation Mono" style:font-size-complex="12pt" style:font-weight-complex="normal"/>
    </style:style>
    <style:style style:name="T619" style:family="text">
      <style:text-properties fo:font-variant="normal" fo:text-transform="none" style:font-name="Handwriting" fo:font-size="12pt" fo:letter-spacing="normal" fo:font-style="normal" fo:font-weight="normal" officeooo:rsid="0e3216b8" style:font-name-asian="Noto Sans Mono CJK SC" style:font-size-asian="12pt" style:font-weight-asian="normal" style:font-name-complex="Liberation Mono" style:font-size-complex="12pt" style:font-weight-complex="normal"/>
    </style:style>
    <style:style style:name="T620" style:family="text">
      <style:text-properties fo:font-variant="normal" fo:text-transform="none" style:font-name="Handwriting" fo:font-size="12pt" fo:letter-spacing="normal" fo:font-style="normal" fo:font-weight="normal" officeooo:rsid="03e92677" style:font-name-asian="Noto Sans Mono CJK SC" style:font-size-asian="12pt" style:font-weight-asian="normal" style:font-name-complex="Liberation Mono" style:font-size-complex="12pt" style:font-weight-complex="normal"/>
    </style:style>
    <style:style style:name="T621" style:family="text">
      <style:text-properties fo:font-variant="normal" fo:text-transform="none" style:font-name="Handwriting" fo:font-size="12pt" fo:letter-spacing="normal" fo:font-style="normal" fo:font-weight="normal" officeooo:rsid="0d7a0b33" style:font-name-asian="Noto Sans Mono CJK SC" style:font-size-asian="12pt" style:font-weight-asian="normal" style:font-name-complex="Liberation Mono" style:font-size-complex="12pt" style:font-weight-complex="normal"/>
    </style:style>
    <style:style style:name="T622" style:family="text">
      <style:text-properties fo:font-variant="normal" fo:text-transform="none" style:font-name="Handwriting" fo:font-size="12pt" fo:letter-spacing="normal" fo:font-style="normal" fo:font-weight="normal" officeooo:rsid="0d7c114c" style:font-name-asian="Noto Sans Mono CJK SC" style:font-size-asian="12pt" style:font-weight-asian="normal" style:font-name-complex="Liberation Mono" style:font-size-complex="12pt" style:font-weight-complex="normal"/>
    </style:style>
    <style:style style:name="T623" style:family="text">
      <style:text-properties fo:font-variant="normal" fo:text-transform="none" style:font-name="Handwriting" fo:font-size="12pt" fo:letter-spacing="normal" fo:font-style="normal" fo:font-weight="normal" officeooo:rsid="0d88149d" style:font-name-asian="Noto Sans Mono CJK SC" style:font-size-asian="12pt" style:font-weight-asian="normal" style:font-name-complex="Liberation Mono" style:font-size-complex="12pt" style:font-weight-complex="normal"/>
    </style:style>
    <style:style style:name="T624" style:family="text">
      <style:text-properties fo:font-variant="normal" fo:text-transform="none" style:font-name="Handwriting" fo:font-size="12pt" fo:letter-spacing="normal" fo:font-style="normal" fo:font-weight="normal" officeooo:rsid="0d89b73d" style:font-name-asian="Noto Sans Mono CJK SC" style:font-size-asian="12pt" style:font-weight-asian="normal" style:font-name-complex="Liberation Mono" style:font-size-complex="12pt" style:font-weight-complex="normal"/>
    </style:style>
    <style:style style:name="T625" style:family="text">
      <style:text-properties fo:font-variant="normal" fo:text-transform="none" style:font-name="Handwriting" fo:font-size="12pt" fo:letter-spacing="normal" fo:font-style="normal" fo:font-weight="normal" officeooo:rsid="0d8b20f4" style:font-name-asian="Noto Sans Mono CJK SC" style:font-size-asian="12pt" style:font-weight-asian="normal" style:font-name-complex="Liberation Mono" style:font-size-complex="12pt" style:font-weight-complex="normal"/>
    </style:style>
    <style:style style:name="T626" style:family="text">
      <style:text-properties fo:font-variant="normal" fo:text-transform="none" style:font-name="Handwriting" fo:font-size="12pt" fo:letter-spacing="normal" fo:font-style="normal" fo:font-weight="normal" officeooo:rsid="0e324671" style:font-name-asian="Noto Sans Mono CJK SC" style:font-size-asian="12pt" style:font-weight-asian="normal" style:font-name-complex="Liberation Mono" style:font-size-complex="12pt" style:font-weight-complex="normal"/>
    </style:style>
    <style:style style:name="T627" style:family="text">
      <style:text-properties fo:font-variant="normal" fo:text-transform="none" style:font-name="Handwriting" fo:font-size="12pt" fo:letter-spacing="normal" fo:font-style="normal" fo:font-weight="normal" officeooo:rsid="0d8c2bc6" style:font-name-asian="Noto Sans Mono CJK SC" style:font-size-asian="12pt" style:font-weight-asian="normal" style:font-name-complex="Liberation Mono" style:font-size-complex="12pt" style:font-weight-complex="normal"/>
    </style:style>
    <style:style style:name="T628" style:family="text">
      <style:text-properties fo:font-variant="normal" fo:text-transform="none" style:font-name="Handwriting" fo:font-size="12pt" fo:letter-spacing="normal" fo:font-style="normal" fo:font-weight="normal" officeooo:rsid="0e30ecda" style:font-name-asian="Noto Sans Mono CJK SC" style:font-size-asian="12pt" style:font-weight-asian="normal" style:font-name-complex="Liberation Mono" style:font-size-complex="12pt" style:font-weight-complex="normal"/>
    </style:style>
    <style:style style:name="T629" style:family="text">
      <style:text-properties fo:font-variant="normal" fo:text-transform="none" style:font-name="Handwriting" fo:font-size="12pt" fo:letter-spacing="normal" fo:font-style="normal" fo:font-weight="normal" officeooo:rsid="0d8c7c85" style:font-name-asian="Noto Sans Mono CJK SC" style:font-size-asian="12pt" style:font-weight-asian="normal" style:font-name-complex="Liberation Mono" style:font-size-complex="12pt" style:font-weight-complex="normal"/>
    </style:style>
    <style:style style:name="T630" style:family="text">
      <style:text-properties fo:font-variant="normal" fo:text-transform="none" style:font-name="Handwriting" fo:font-size="12pt" fo:letter-spacing="normal" fo:font-style="normal" fo:font-weight="normal" officeooo:rsid="0d8ce0d2" style:font-name-asian="Noto Sans Mono CJK SC" style:font-size-asian="12pt" style:font-weight-asian="normal" style:font-name-complex="Liberation Mono" style:font-size-complex="12pt" style:font-weight-complex="normal"/>
    </style:style>
    <style:style style:name="T631" style:family="text">
      <style:text-properties fo:font-variant="normal" fo:text-transform="none" style:font-name="Handwriting" fo:font-size="12pt" fo:letter-spacing="normal" fo:font-style="normal" fo:font-weight="normal" officeooo:rsid="0e34aee4" style:font-name-asian="Noto Sans Mono CJK SC" style:font-size-asian="12pt" style:font-weight-asian="normal" style:font-name-complex="Liberation Mono" style:font-size-complex="12pt" style:font-weight-complex="normal"/>
    </style:style>
    <style:style style:name="T632" style:family="text">
      <style:text-properties fo:font-variant="normal" fo:text-transform="none" style:font-name="Handwriting" fo:font-size="12pt" fo:letter-spacing="normal" fo:font-style="normal" fo:font-weight="normal" officeooo:rsid="0e3647ac" style:font-name-asian="Noto Sans Mono CJK SC" style:font-size-asian="12pt" style:font-weight-asian="normal" style:font-name-complex="Liberation Mono" style:font-size-complex="12pt" style:font-weight-complex="normal"/>
    </style:style>
    <style:style style:name="T633" style:family="text">
      <style:text-properties fo:font-variant="normal" fo:text-transform="none" style:font-name="Handwriting" fo:font-size="12pt" fo:letter-spacing="normal" fo:font-style="normal" fo:font-weight="normal" officeooo:rsid="0e3895cc" style:font-name-asian="Noto Sans Mono CJK SC" style:font-size-asian="12pt" style:font-weight-asian="normal" style:font-name-complex="Liberation Mono" style:font-size-complex="12pt" style:font-weight-complex="normal"/>
    </style:style>
    <style:style style:name="T634" style:family="text">
      <style:text-properties fo:font-variant="normal" fo:text-transform="none" style:font-name="Handwriting" fo:font-size="12pt" fo:letter-spacing="normal" fo:font-style="normal" fo:font-weight="normal" officeooo:rsid="0e432092" style:font-name-asian="Noto Sans Mono CJK SC" style:font-size-asian="12pt" style:font-weight-asian="normal" style:font-name-complex="Liberation Mono" style:font-size-complex="12pt" style:font-weight-complex="normal"/>
    </style:style>
    <style:style style:name="T635" style:family="text">
      <style:text-properties fo:font-variant="normal" fo:text-transform="none" style:font-name="Handwriting" fo:font-size="12pt" fo:letter-spacing="normal" fo:font-style="normal" fo:font-weight="normal" officeooo:rsid="0e433d1d" style:font-name-asian="Noto Sans Mono CJK SC" style:font-size-asian="12pt" style:font-weight-asian="normal" style:font-name-complex="Liberation Mono" style:font-size-complex="12pt" style:font-weight-complex="normal"/>
    </style:style>
    <style:style style:name="T636" style:family="text">
      <style:text-properties fo:font-variant="normal" fo:text-transform="none" style:font-name="Handwriting" fo:font-size="12pt" fo:letter-spacing="normal" fo:font-style="normal" fo:font-weight="normal" officeooo:rsid="0e438d34" style:font-name-asian="Noto Sans Mono CJK SC" style:font-size-asian="12pt" style:font-weight-asian="normal" style:font-name-complex="Liberation Mono" style:font-size-complex="12pt" style:font-weight-complex="normal"/>
    </style:style>
    <style:style style:name="T637" style:family="text">
      <style:text-properties fo:font-variant="normal" fo:text-transform="none" style:font-name="Handwriting" fo:font-size="12pt" fo:letter-spacing="normal" fo:font-style="normal" fo:font-weight="normal" officeooo:rsid="0e444808" style:font-name-asian="Noto Sans Mono CJK SC" style:font-size-asian="12pt" style:font-weight-asian="normal" style:font-name-complex="Liberation Mono" style:font-size-complex="12pt" style:font-weight-complex="normal"/>
    </style:style>
    <style:style style:name="T638" style:family="text">
      <style:text-properties fo:font-variant="normal" fo:text-transform="none" style:font-name="Handwriting" fo:font-size="12pt" fo:letter-spacing="normal" fo:font-style="normal" fo:font-weight="normal" officeooo:rsid="0e451cb4" style:font-name-asian="Noto Sans Mono CJK SC" style:font-size-asian="12pt" style:font-weight-asian="normal" style:font-name-complex="Liberation Mono" style:font-size-complex="12pt" style:font-weight-complex="normal"/>
    </style:style>
    <style:style style:name="T639" style:family="text">
      <style:text-properties fo:font-variant="normal" fo:text-transform="none" style:font-name="Handwriting" fo:font-size="12pt" fo:letter-spacing="normal" fo:font-style="normal" fo:font-weight="normal" officeooo:rsid="0e45fd14" style:font-name-asian="Noto Sans Mono CJK SC" style:font-size-asian="12pt" style:font-weight-asian="normal" style:font-name-complex="Liberation Mono" style:font-size-complex="12pt" style:font-weight-complex="normal"/>
    </style:style>
    <style:style style:name="T640" style:family="text">
      <style:text-properties fo:font-variant="normal" fo:text-transform="none" style:font-name="Handwriting" fo:font-size="12pt" fo:letter-spacing="normal" fo:font-style="normal" fo:font-weight="normal" officeooo:rsid="0e47e306" style:font-name-asian="Noto Sans Mono CJK SC" style:font-size-asian="12pt" style:font-weight-asian="normal" style:font-name-complex="Liberation Mono" style:font-size-complex="12pt" style:font-weight-complex="normal"/>
    </style:style>
    <style:style style:name="T641" style:family="text">
      <style:text-properties fo:font-variant="normal" fo:text-transform="none" style:font-name="Handwriting" fo:font-size="12pt" fo:letter-spacing="normal" fo:font-style="normal" fo:font-weight="normal" officeooo:rsid="0e490202" style:font-name-asian="Noto Sans Mono CJK SC" style:font-size-asian="12pt" style:font-weight-asian="normal" style:font-name-complex="Liberation Mono" style:font-size-complex="12pt" style:font-weight-complex="normal"/>
    </style:style>
    <style:style style:name="T642" style:family="text">
      <style:text-properties fo:font-variant="normal" fo:text-transform="none" style:font-name="Handwriting" fo:font-size="12pt" fo:letter-spacing="normal" fo:font-style="normal" fo:font-weight="normal" officeooo:rsid="0e49f665" style:font-name-asian="Noto Sans Mono CJK SC" style:font-size-asian="12pt" style:font-weight-asian="normal" style:font-name-complex="Liberation Mono" style:font-size-complex="12pt" style:font-weight-complex="normal"/>
    </style:style>
    <style:style style:name="T643" style:family="text">
      <style:text-properties fo:font-variant="normal" fo:text-transform="none" style:font-name="Handwriting" fo:font-size="12pt" fo:letter-spacing="normal" fo:font-style="normal" fo:font-weight="normal" officeooo:rsid="0e4b0a01" style:font-name-asian="Noto Sans Mono CJK SC" style:font-size-asian="12pt" style:font-weight-asian="normal" style:font-name-complex="Liberation Mono" style:font-size-complex="12pt" style:font-weight-complex="normal"/>
    </style:style>
    <style:style style:name="T644" style:family="text">
      <style:text-properties fo:font-variant="normal" fo:text-transform="none" style:font-name="Handwriting" fo:font-size="12pt" fo:letter-spacing="normal" fo:font-style="normal" fo:font-weight="normal" officeooo:rsid="0e4f2f50" style:font-name-asian="Noto Sans Mono CJK SC" style:font-size-asian="12pt" style:font-weight-asian="normal" style:font-name-complex="Liberation Mono" style:font-size-complex="12pt" style:font-weight-complex="normal"/>
    </style:style>
    <style:style style:name="T645" style:family="text">
      <style:text-properties fo:font-variant="normal" fo:text-transform="none" style:font-name="Handwriting" fo:font-size="12pt" fo:letter-spacing="normal" fo:font-style="normal" fo:font-weight="normal" officeooo:rsid="0e503145" style:font-name-asian="Noto Sans Mono CJK SC" style:font-size-asian="12pt" style:font-weight-asian="normal" style:font-name-complex="Liberation Mono" style:font-size-complex="12pt" style:font-weight-complex="normal"/>
    </style:style>
    <style:style style:name="T646" style:family="text">
      <style:text-properties fo:font-variant="normal" fo:text-transform="none" style:font-name="Handwriting" fo:font-size="12pt" fo:letter-spacing="normal" fo:font-style="normal" fo:font-weight="normal" officeooo:rsid="0e6e441b" style:font-name-asian="Noto Sans Mono CJK SC" style:font-size-asian="12pt" style:font-weight-asian="normal" style:font-name-complex="Liberation Mono" style:font-size-complex="12pt" style:font-weight-complex="normal"/>
    </style:style>
    <style:style style:name="T647" style:family="text">
      <style:text-properties fo:font-variant="normal" fo:text-transform="none" style:font-name="Handwriting" fo:font-size="12pt" fo:letter-spacing="normal" fo:font-style="normal" fo:font-weight="normal" officeooo:rsid="0e6fde2c" style:font-name-asian="Noto Sans Mono CJK SC" style:font-size-asian="12pt" style:font-weight-asian="normal" style:font-name-complex="Liberation Mono" style:font-size-complex="12pt" style:font-weight-complex="normal"/>
    </style:style>
    <style:style style:name="T648" style:family="text">
      <style:text-properties fo:font-variant="normal" fo:text-transform="none" style:font-name="Handwriting" fo:font-size="12pt" fo:letter-spacing="normal" fo:font-style="normal" fo:font-weight="normal" officeooo:rsid="0e7538d0" style:font-name-asian="Noto Sans Mono CJK SC" style:font-size-asian="12pt" style:font-weight-asian="normal" style:font-name-complex="Liberation Mono" style:font-size-complex="12pt" style:font-weight-complex="normal"/>
    </style:style>
    <style:style style:name="T649" style:family="text">
      <style:text-properties fo:font-variant="normal" fo:text-transform="none" style:font-name="Handwriting" fo:font-size="12pt" fo:letter-spacing="normal" fo:font-style="normal" fo:font-weight="normal" officeooo:rsid="0e75ff91" style:font-name-asian="Noto Sans Mono CJK SC" style:font-size-asian="12pt" style:font-weight-asian="normal" style:font-name-complex="Liberation Mono" style:font-size-complex="12pt" style:font-weight-complex="normal"/>
    </style:style>
    <style:style style:name="T650" style:family="text">
      <style:text-properties fo:font-variant="normal" fo:text-transform="none" style:font-name="Handwriting" fo:font-size="12pt" fo:letter-spacing="normal" fo:font-style="normal" fo:font-weight="normal" officeooo:rsid="0e7d898c" style:font-name-asian="Noto Sans Mono CJK SC" style:font-size-asian="12pt" style:font-weight-asian="normal" style:font-name-complex="Liberation Mono" style:font-size-complex="12pt" style:font-weight-complex="normal"/>
    </style:style>
    <style:style style:name="T651" style:family="text">
      <style:text-properties fo:font-variant="normal" fo:text-transform="none" style:font-name="Handwriting" fo:font-size="12pt" fo:letter-spacing="normal" fo:font-style="normal" fo:font-weight="normal" officeooo:rsid="0e7d8dbd" style:font-name-asian="Noto Sans Mono CJK SC" style:font-size-asian="12pt" style:font-weight-asian="normal" style:font-name-complex="Liberation Mono" style:font-size-complex="12pt" style:font-weight-complex="normal"/>
    </style:style>
    <style:style style:name="T652" style:family="text">
      <style:text-properties fo:font-variant="normal" fo:text-transform="none" style:font-name="Handwriting" fo:font-size="12pt" fo:letter-spacing="normal" fo:font-style="normal" fo:font-weight="normal" officeooo:rsid="0e82f098" style:font-name-asian="Noto Sans Mono CJK SC" style:font-size-asian="12pt" style:font-weight-asian="normal" style:font-name-complex="Liberation Mono" style:font-size-complex="12pt" style:font-weight-complex="normal"/>
    </style:style>
    <style:style style:name="T653" style:family="text">
      <style:text-properties fo:font-variant="normal" fo:text-transform="none" style:font-name="Handwriting" fo:font-size="12pt" fo:letter-spacing="normal" fo:font-style="normal" fo:font-weight="normal" officeooo:rsid="0e86c371" style:font-name-asian="Noto Sans Mono CJK SC" style:font-size-asian="12pt" style:font-weight-asian="normal" style:font-name-complex="Liberation Mono" style:font-size-complex="12pt" style:font-weight-complex="normal"/>
    </style:style>
    <style:style style:name="T654" style:family="text">
      <style:text-properties fo:font-variant="normal" fo:text-transform="none" style:font-name="Handwriting" fo:font-size="12pt" fo:letter-spacing="normal" fo:font-style="normal" fo:font-weight="normal" officeooo:rsid="0e879ab7" style:font-name-asian="Noto Sans Mono CJK SC" style:font-size-asian="12pt" style:font-weight-asian="normal" style:font-name-complex="Liberation Mono" style:font-size-complex="12pt" style:font-weight-complex="normal"/>
    </style:style>
    <style:style style:name="T655" style:family="text">
      <style:text-properties fo:font-variant="normal" fo:text-transform="none" style:font-name="Handwriting" fo:font-size="12pt" fo:letter-spacing="normal" fo:font-style="normal" fo:font-weight="normal" officeooo:rsid="0e896be9" style:font-name-asian="Noto Sans Mono CJK SC" style:font-size-asian="12pt" style:font-weight-asian="normal" style:font-name-complex="Liberation Mono" style:font-size-complex="12pt" style:font-weight-complex="normal"/>
    </style:style>
    <style:style style:name="T656" style:family="text">
      <style:text-properties fo:font-variant="normal" fo:text-transform="none" style:font-name="Handwriting" fo:font-size="12pt" fo:letter-spacing="normal" fo:font-style="normal" fo:font-weight="normal" officeooo:rsid="0e99df1d" style:font-name-asian="Noto Sans Mono CJK SC" style:font-size-asian="12pt" style:font-weight-asian="normal" style:font-name-complex="Liberation Mono" style:font-size-complex="12pt" style:font-weight-complex="normal"/>
    </style:style>
    <style:style style:name="T657" style:family="text">
      <style:text-properties fo:font-variant="normal" fo:text-transform="none" style:font-name="Handwriting" fo:font-size="12pt" fo:letter-spacing="normal" fo:font-style="normal" fo:font-weight="normal" officeooo:rsid="0e9a1000" style:font-name-asian="Noto Sans Mono CJK SC" style:font-size-asian="12pt" style:font-weight-asian="normal" style:font-name-complex="Liberation Mono" style:font-size-complex="12pt" style:font-weight-complex="normal"/>
    </style:style>
    <style:style style:name="T658" style:family="text">
      <style:text-properties fo:font-variant="normal" fo:text-transform="none" style:font-name="Handwriting" fo:font-size="12pt" fo:letter-spacing="normal" fo:font-style="normal" fo:font-weight="normal" officeooo:rsid="0e9137cc" style:font-name-asian="Noto Sans Mono CJK SC" style:font-size-asian="12pt" style:font-weight-asian="normal" style:font-name-complex="Liberation Mono" style:font-size-complex="12pt" style:font-weight-complex="normal"/>
    </style:style>
    <style:style style:name="T659" style:family="text">
      <style:text-properties fo:font-variant="normal" fo:text-transform="none" style:font-name="Handwriting" fo:font-size="12pt" fo:letter-spacing="normal" fo:font-style="normal" fo:font-weight="normal" officeooo:rsid="0eb6b662" style:font-name-asian="Noto Sans Mono CJK SC" style:font-size-asian="12pt" style:font-weight-asian="normal" style:font-name-complex="Liberation Mono" style:font-size-complex="12pt" style:font-weight-complex="normal"/>
    </style:style>
    <style:style style:name="T660" style:family="text">
      <style:text-properties fo:font-variant="normal" fo:text-transform="none" style:font-name="Handwriting" fo:font-size="12pt" fo:letter-spacing="normal" fo:font-style="normal" fo:font-weight="normal" officeooo:rsid="0eb87fb6" style:font-name-asian="Noto Sans Mono CJK SC" style:font-size-asian="12pt" style:font-weight-asian="normal" style:font-name-complex="Liberation Mono" style:font-size-complex="12pt" style:font-weight-complex="normal"/>
    </style:style>
    <style:style style:name="T661" style:family="text">
      <style:text-properties fo:font-variant="normal" fo:text-transform="none" style:font-name="Handwriting" fo:font-size="12pt" fo:letter-spacing="normal" fo:font-style="normal" fo:font-weight="normal" officeooo:rsid="0ec3d447" style:font-name-asian="Noto Sans Mono CJK SC" style:font-size-asian="12pt" style:font-weight-asian="normal" style:font-name-complex="Liberation Mono" style:font-size-complex="12pt" style:font-weight-complex="normal"/>
    </style:style>
    <style:style style:name="T662" style:family="text">
      <style:text-properties fo:font-variant="normal" fo:text-transform="none" style:font-name="Handwriting" fo:font-size="12pt" fo:letter-spacing="normal" fo:font-style="normal" fo:font-weight="normal" officeooo:rsid="0ec52536" style:font-name-asian="Noto Sans Mono CJK SC" style:font-size-asian="12pt" style:font-weight-asian="normal" style:font-name-complex="Liberation Mono" style:font-size-complex="12pt" style:font-weight-complex="normal"/>
    </style:style>
    <style:style style:name="T663" style:family="text">
      <style:text-properties fo:font-variant="normal" fo:text-transform="none" style:font-name="Handwriting" fo:font-size="12pt" fo:letter-spacing="normal" fo:font-style="normal" fo:font-weight="normal" officeooo:rsid="0ec62be6" style:font-name-asian="Noto Sans Mono CJK SC" style:font-size-asian="12pt" style:font-weight-asian="normal" style:font-name-complex="Liberation Mono" style:font-size-complex="12pt" style:font-weight-complex="normal"/>
    </style:style>
    <style:style style:name="T664" style:family="text">
      <style:text-properties fo:font-variant="normal" fo:text-transform="none" style:font-name="Handwriting" fo:font-size="12pt" fo:letter-spacing="normal" fo:font-style="normal" fo:font-weight="normal" officeooo:rsid="0ed5bbbe" style:font-name-asian="Noto Sans Mono CJK SC" style:font-size-asian="12pt" style:font-weight-asian="normal" style:font-name-complex="Liberation Mono" style:font-size-complex="12pt" style:font-weight-complex="normal"/>
    </style:style>
    <style:style style:name="T665" style:family="text">
      <style:text-properties fo:font-variant="normal" fo:text-transform="none" style:font-name="Handwriting" fo:font-size="12pt" fo:letter-spacing="normal" fo:font-style="normal" fo:font-weight="normal" officeooo:rsid="0ed7bb02" style:font-name-asian="Noto Sans Mono CJK SC" style:font-size-asian="12pt" style:font-weight-asian="normal" style:font-name-complex="Liberation Mono" style:font-size-complex="12pt" style:font-weight-complex="normal"/>
    </style:style>
    <style:style style:name="T666" style:family="text">
      <style:text-properties fo:font-variant="normal" fo:text-transform="none" style:font-name="Handwriting" fo:font-size="12pt" fo:letter-spacing="normal" fo:font-style="normal" fo:font-weight="normal" officeooo:rsid="0ee9ddb3" style:font-name-asian="Noto Sans Mono CJK SC" style:font-size-asian="12pt" style:font-weight-asian="normal" style:font-name-complex="Liberation Mono" style:font-size-complex="12pt" style:font-weight-complex="normal"/>
    </style:style>
    <style:style style:name="T667" style:family="text">
      <style:text-properties fo:font-variant="normal" fo:text-transform="none" style:font-name="Handwriting" fo:font-size="12pt" fo:letter-spacing="normal" fo:font-style="normal" fo:font-weight="normal" officeooo:rsid="0f0d1453" style:font-name-asian="Noto Sans Mono CJK SC" style:font-size-asian="12pt" style:font-weight-asian="normal" style:font-name-complex="Liberation Mono" style:font-size-complex="12pt" style:font-weight-complex="normal"/>
    </style:style>
    <style:style style:name="T668" style:family="text">
      <style:text-properties fo:font-variant="normal" fo:text-transform="none" style:font-name="Handwriting" fo:font-size="12pt" fo:letter-spacing="normal" fo:font-style="normal" fo:font-weight="normal" officeooo:rsid="0f0e56be" style:font-name-asian="Noto Sans Mono CJK SC" style:font-size-asian="12pt" style:font-weight-asian="normal" style:font-name-complex="Liberation Mono" style:font-size-complex="12pt" style:font-weight-complex="normal"/>
    </style:style>
    <style:style style:name="T669" style:family="text">
      <style:text-properties fo:font-variant="normal" fo:text-transform="none" style:font-name="Handwriting" fo:font-size="12pt" fo:letter-spacing="normal" fo:font-style="normal" fo:font-weight="normal" officeooo:rsid="0f0eb960" style:font-name-asian="Noto Sans Mono CJK SC" style:font-size-asian="12pt" style:font-weight-asian="normal" style:font-name-complex="Liberation Mono" style:font-size-complex="12pt" style:font-weight-complex="normal"/>
    </style:style>
    <style:style style:name="T670" style:family="text">
      <style:text-properties fo:font-variant="normal" fo:text-transform="none" style:font-name="Handwriting" fo:font-size="12pt" fo:letter-spacing="normal" fo:font-style="normal" fo:font-weight="normal" officeooo:rsid="0e626d7c" style:font-name-asian="Noto Sans Mono CJK SC" style:font-size-asian="12pt" style:font-weight-asian="normal" style:font-name-complex="Liberation Mono" style:font-size-complex="12pt" style:font-weight-complex="normal"/>
    </style:style>
    <style:style style:name="T671" style:family="text">
      <style:text-properties fo:font-variant="normal" fo:text-transform="none" style:font-name="Handwriting" fo:font-size="12pt" fo:letter-spacing="normal" fo:font-style="normal" fo:font-weight="normal" officeooo:rsid="0f16866d" style:font-name-asian="Noto Sans Mono CJK SC" style:font-size-asian="12pt" style:font-weight-asian="normal" style:font-name-complex="Liberation Mono" style:font-size-complex="12pt" style:font-weight-complex="normal"/>
    </style:style>
    <style:style style:name="T672" style:family="text">
      <style:text-properties fo:font-variant="normal" fo:text-transform="none" style:font-name="Handwriting" fo:font-size="12pt" fo:letter-spacing="normal" fo:font-style="normal" fo:font-weight="normal" officeooo:rsid="0f1546be" style:font-name-asian="Noto Sans Mono CJK SC" style:font-size-asian="12pt" style:font-weight-asian="normal" style:font-name-complex="Liberation Mono" style:font-size-complex="12pt" style:font-weight-complex="normal"/>
    </style:style>
    <style:style style:name="T673" style:family="text">
      <style:text-properties fo:font-variant="normal" fo:text-transform="none" style:font-name="Handwriting" fo:font-size="12pt" fo:letter-spacing="normal" fo:font-style="normal" fo:font-weight="normal" officeooo:rsid="0f16484d" style:font-name-asian="Noto Sans Mono CJK SC" style:font-size-asian="12pt" style:font-weight-asian="normal" style:font-name-complex="Liberation Mono" style:font-size-complex="12pt" style:font-weight-complex="normal"/>
    </style:style>
    <style:style style:name="T674" style:family="text">
      <style:text-properties fo:font-variant="normal" fo:text-transform="none" style:font-name="Handwriting" fo:font-size="12pt" fo:letter-spacing="normal" fo:font-style="normal" fo:font-weight="normal" officeooo:rsid="0f16d407" style:font-name-asian="Noto Sans Mono CJK SC" style:font-size-asian="12pt" style:font-weight-asian="normal" style:font-name-complex="Liberation Mono" style:font-size-complex="12pt" style:font-weight-complex="normal"/>
    </style:style>
    <style:style style:name="T675" style:family="text">
      <style:text-properties fo:font-variant="normal" fo:text-transform="none" style:font-name="Handwriting" fo:font-size="12pt" fo:letter-spacing="normal" fo:font-style="normal" fo:font-weight="normal" officeooo:rsid="0f1a5bde" style:font-name-asian="Noto Sans Mono CJK SC" style:font-size-asian="12pt" style:font-weight-asian="normal" style:font-name-complex="Liberation Mono" style:font-size-complex="12pt" style:font-weight-complex="normal"/>
    </style:style>
    <style:style style:name="T676" style:family="text">
      <style:text-properties fo:font-variant="normal" fo:text-transform="none" style:font-name="Handwriting" fo:font-size="12pt" fo:letter-spacing="normal" fo:font-style="normal" fo:font-weight="normal" officeooo:rsid="0f30bec6" style:font-name-asian="Noto Sans Mono CJK SC" style:font-size-asian="12pt" style:font-weight-asian="normal" style:font-name-complex="Liberation Mono" style:font-size-complex="12pt" style:font-weight-complex="normal"/>
    </style:style>
    <style:style style:name="T677" style:family="text">
      <style:text-properties fo:font-variant="normal" fo:text-transform="none" style:font-name="Handwriting" fo:font-size="12pt" fo:letter-spacing="normal" fo:font-style="normal" fo:font-weight="normal" officeooo:rsid="0f34e0f4" style:font-name-asian="Noto Sans Mono CJK SC" style:font-size-asian="12pt" style:font-weight-asian="normal" style:font-name-complex="Liberation Mono" style:font-size-complex="12pt" style:font-weight-complex="normal"/>
    </style:style>
    <style:style style:name="T678" style:family="text">
      <style:text-properties fo:font-variant="normal" fo:text-transform="none" style:font-name="Handwriting" fo:font-size="12pt" fo:letter-spacing="normal" fo:font-style="normal" fo:font-weight="normal" officeooo:rsid="0f48deb6" style:font-name-asian="Noto Sans Mono CJK SC" style:font-size-asian="12pt" style:font-weight-asian="normal" style:font-name-complex="Liberation Mono" style:font-size-complex="12pt" style:font-weight-complex="normal"/>
    </style:style>
    <style:style style:name="T679" style:family="text">
      <style:text-properties fo:font-variant="normal" fo:text-transform="none" style:font-name="Handwriting" fo:font-size="12pt" fo:letter-spacing="normal" fo:font-style="normal" fo:font-weight="normal" officeooo:rsid="0f494d0e" style:font-name-asian="Noto Sans Mono CJK SC" style:font-size-asian="12pt" style:font-weight-asian="normal" style:font-name-complex="Liberation Mono" style:font-size-complex="12pt" style:font-weight-complex="normal"/>
    </style:style>
    <style:style style:name="T680" style:family="text">
      <style:text-properties fo:font-variant="normal" fo:text-transform="none" style:font-name="Handwriting" fo:font-size="12pt" fo:letter-spacing="normal" fo:font-style="normal" fo:font-weight="normal" officeooo:rsid="0f4b0372" style:font-name-asian="Noto Sans Mono CJK SC" style:font-size-asian="12pt" style:font-weight-asian="normal" style:font-name-complex="Liberation Mono" style:font-size-complex="12pt" style:font-weight-complex="normal"/>
    </style:style>
    <style:style style:name="T681" style:family="text">
      <style:text-properties fo:font-variant="normal" fo:text-transform="none" style:font-name="Handwriting" fo:font-size="12pt" fo:letter-spacing="normal" fo:font-style="normal" fo:font-weight="normal" officeooo:rsid="0f4c7d25" style:font-name-asian="Noto Sans Mono CJK SC" style:font-size-asian="12pt" style:font-weight-asian="normal" style:font-name-complex="Liberation Mono" style:font-size-complex="12pt" style:font-weight-complex="normal"/>
    </style:style>
    <style:style style:name="T682" style:family="text">
      <style:text-properties fo:font-variant="normal" fo:text-transform="none" style:font-name="Handwriting" fo:font-size="12pt" fo:letter-spacing="normal" fo:font-style="normal" fo:font-weight="normal" officeooo:rsid="0f4dde1e" style:font-name-asian="Noto Sans Mono CJK SC" style:font-size-asian="12pt" style:font-weight-asian="normal" style:font-name-complex="Liberation Mono" style:font-size-complex="12pt" style:font-weight-complex="normal"/>
    </style:style>
    <style:style style:name="T683" style:family="text">
      <style:text-properties fo:font-variant="normal" fo:text-transform="none" style:font-name="Handwriting" fo:font-size="12pt" fo:letter-spacing="normal" fo:font-style="normal" fo:font-weight="normal" officeooo:rsid="0e1f0e89" style:font-name-asian="Noto Sans Mono CJK SC" style:font-size-asian="12pt" style:font-weight-asian="normal" style:font-name-complex="Liberation Mono" style:font-size-complex="12pt" style:font-weight-complex="normal"/>
    </style:style>
    <style:style style:name="T684" style:family="text">
      <style:text-properties fo:font-variant="normal" fo:text-transform="none" style:font-name="Handwriting" fo:font-size="12pt" fo:letter-spacing="normal" fo:font-style="normal" fo:font-weight="normal" officeooo:rsid="0e206029" style:font-name-asian="Noto Sans Mono CJK SC" style:font-size-asian="12pt" style:font-weight-asian="normal" style:font-name-complex="Liberation Mono" style:font-size-complex="12pt" style:font-weight-complex="normal"/>
    </style:style>
    <style:style style:name="T685" style:family="text">
      <style:text-properties fo:font-variant="normal" fo:text-transform="none" style:font-name="Handwriting" fo:font-size="12pt" fo:letter-spacing="normal" fo:font-style="normal" fo:font-weight="normal" officeooo:rsid="0f523c4d" style:font-name-asian="Noto Sans Mono CJK SC" style:font-size-asian="12pt" style:font-weight-asian="normal" style:font-name-complex="Liberation Mono" style:font-size-complex="12pt" style:font-weight-complex="normal"/>
    </style:style>
    <style:style style:name="T686" style:family="text">
      <style:text-properties fo:font-variant="normal" fo:text-transform="none" style:font-name="Handwriting" fo:font-size="12pt" fo:letter-spacing="normal" fo:font-style="normal" fo:font-weight="normal" officeooo:rsid="0f53d3cf" style:font-name-asian="Noto Sans Mono CJK SC" style:font-size-asian="12pt" style:font-weight-asian="normal" style:font-name-complex="Liberation Mono" style:font-size-complex="12pt" style:font-weight-complex="normal"/>
    </style:style>
    <style:style style:name="T687" style:family="text">
      <style:text-properties fo:font-variant="normal" fo:text-transform="none" style:font-name="Handwriting" fo:font-size="12pt" fo:letter-spacing="normal" fo:font-style="normal" fo:font-weight="normal" officeooo:rsid="0f5550ab" style:font-name-asian="Noto Sans Mono CJK SC" style:font-size-asian="12pt" style:font-weight-asian="normal" style:font-name-complex="Liberation Mono" style:font-size-complex="12pt" style:font-weight-complex="normal"/>
    </style:style>
    <style:style style:name="T688" style:family="text">
      <style:text-properties fo:font-variant="normal" fo:text-transform="none" style:font-name="Handwriting" fo:font-size="12pt" fo:letter-spacing="normal" fo:font-style="normal" fo:font-weight="normal" officeooo:rsid="0f58eaf8" style:font-name-asian="Noto Sans Mono CJK SC" style:font-size-asian="12pt" style:font-weight-asian="normal" style:font-name-complex="Liberation Mono" style:font-size-complex="12pt" style:font-weight-complex="normal"/>
    </style:style>
    <style:style style:name="T689" style:family="text">
      <style:text-properties fo:font-variant="normal" fo:text-transform="none" style:font-name="Handwriting" fo:font-size="12pt" fo:letter-spacing="normal" fo:font-style="normal" fo:font-weight="normal" officeooo:rsid="0f5ae0a9" style:font-name-asian="Noto Sans Mono CJK SC" style:font-size-asian="12pt" style:font-weight-asian="normal" style:font-name-complex="Liberation Mono" style:font-size-complex="12pt" style:font-weight-complex="normal"/>
    </style:style>
    <style:style style:name="T690" style:family="text">
      <style:text-properties fo:font-variant="normal" fo:text-transform="none" style:font-name="Handwriting" fo:font-size="12pt" fo:letter-spacing="normal" fo:font-style="normal" fo:font-weight="normal" officeooo:rsid="0f5f1692" style:font-name-asian="Noto Sans Mono CJK SC" style:font-size-asian="12pt" style:font-weight-asian="normal" style:font-name-complex="Liberation Mono" style:font-size-complex="12pt" style:font-weight-complex="normal"/>
    </style:style>
    <style:style style:name="T691" style:family="text">
      <style:text-properties fo:font-variant="normal" fo:text-transform="none" style:font-name="Handwriting" fo:font-size="12pt" fo:letter-spacing="normal" fo:font-style="normal" fo:font-weight="normal" officeooo:rsid="0f5f3f7c" style:font-name-asian="Noto Sans Mono CJK SC" style:font-size-asian="12pt" style:font-weight-asian="normal" style:font-name-complex="Liberation Mono" style:font-size-complex="12pt" style:font-weight-complex="normal"/>
    </style:style>
    <style:style style:name="T692" style:family="text">
      <style:text-properties fo:font-variant="normal" fo:text-transform="none" style:font-name="Handwriting" fo:font-size="12pt" fo:letter-spacing="normal" fo:font-style="normal" fo:font-weight="normal" officeooo:rsid="0f5ff7df" style:font-name-asian="Noto Sans Mono CJK SC" style:font-size-asian="12pt" style:font-weight-asian="normal" style:font-name-complex="Liberation Mono" style:font-size-complex="12pt" style:font-weight-complex="normal"/>
    </style:style>
    <style:style style:name="T693" style:family="text">
      <style:text-properties fo:font-variant="normal" fo:text-transform="none" style:font-name="Handwriting" fo:font-size="12pt" fo:letter-spacing="normal" fo:font-style="normal" fo:font-weight="normal" officeooo:rsid="0f613df2" style:font-name-asian="Noto Sans Mono CJK SC" style:font-size-asian="12pt" style:font-weight-asian="normal" style:font-name-complex="Liberation Mono" style:font-size-complex="12pt" style:font-weight-complex="normal"/>
    </style:style>
    <style:style style:name="T694" style:family="text">
      <style:text-properties fo:font-variant="normal" fo:text-transform="none" style:font-name="Handwriting" fo:font-size="12pt" fo:letter-spacing="normal" fo:font-style="normal" fo:font-weight="normal" officeooo:rsid="0f62c727" style:font-name-asian="Noto Sans Mono CJK SC" style:font-size-asian="12pt" style:font-weight-asian="normal" style:font-name-complex="Liberation Mono" style:font-size-complex="12pt" style:font-weight-complex="normal"/>
    </style:style>
    <style:style style:name="T695" style:family="text">
      <style:text-properties fo:font-variant="normal" fo:text-transform="none" style:font-name="Handwriting" fo:font-size="12pt" fo:letter-spacing="normal" fo:font-style="normal" fo:font-weight="normal" officeooo:rsid="0f6680d5" style:font-name-asian="Noto Sans Mono CJK SC" style:font-size-asian="12pt" style:font-weight-asian="normal" style:font-name-complex="Liberation Mono" style:font-size-complex="12pt" style:font-weight-complex="normal"/>
    </style:style>
    <style:style style:name="T696" style:family="text">
      <style:text-properties fo:font-variant="normal" fo:text-transform="none" style:font-name="Handwriting" fo:font-size="12pt" fo:letter-spacing="normal" fo:font-style="normal" fo:font-weight="normal" officeooo:rsid="0f66b422" style:font-name-asian="Noto Sans Mono CJK SC" style:font-size-asian="12pt" style:font-weight-asian="normal" style:font-name-complex="Liberation Mono" style:font-size-complex="12pt" style:font-weight-complex="normal"/>
    </style:style>
    <style:style style:name="T697" style:family="text">
      <style:text-properties fo:font-variant="normal" fo:text-transform="none" style:font-name="Handwriting" fo:font-size="12pt" fo:letter-spacing="normal" fo:font-style="normal" fo:font-weight="normal" officeooo:rsid="0f6729df" style:font-name-asian="Noto Sans Mono CJK SC" style:font-size-asian="12pt" style:font-weight-asian="normal" style:font-name-complex="Liberation Mono" style:font-size-complex="12pt" style:font-weight-complex="normal"/>
    </style:style>
    <style:style style:name="T698" style:family="text">
      <style:text-properties fo:font-variant="normal" fo:text-transform="none" style:font-name="Handwriting" fo:font-size="12pt" fo:letter-spacing="normal" fo:font-style="normal" fo:font-weight="normal" officeooo:rsid="0f68bbef" style:font-name-asian="Noto Sans Mono CJK SC" style:font-size-asian="12pt" style:font-weight-asian="normal" style:font-name-complex="Liberation Mono" style:font-size-complex="12pt" style:font-weight-complex="normal"/>
    </style:style>
    <style:style style:name="T699" style:family="text">
      <style:text-properties fo:font-variant="normal" fo:text-transform="none" style:font-name="Handwriting" fo:font-size="12pt" fo:letter-spacing="normal" fo:font-style="normal" fo:font-weight="normal" officeooo:rsid="0f691dfb" style:font-name-asian="Noto Sans Mono CJK SC" style:font-size-asian="12pt" style:font-weight-asian="normal" style:font-name-complex="Liberation Mono" style:font-size-complex="12pt" style:font-weight-complex="normal"/>
    </style:style>
    <style:style style:name="T700" style:family="text">
      <style:text-properties fo:font-variant="normal" fo:text-transform="none" style:font-name="Handwriting" fo:font-size="12pt" fo:letter-spacing="normal" fo:font-style="normal" fo:font-weight="normal" officeooo:rsid="0f6ca51a" style:font-name-asian="Noto Sans Mono CJK SC" style:font-size-asian="12pt" style:font-weight-asian="normal" style:font-name-complex="Liberation Mono" style:font-size-complex="12pt" style:font-weight-complex="normal"/>
    </style:style>
    <style:style style:name="T701" style:family="text">
      <style:text-properties fo:font-variant="normal" fo:text-transform="none" style:font-name="Handwriting" fo:font-size="12pt" fo:letter-spacing="normal" fo:font-style="normal" fo:font-weight="normal" officeooo:rsid="0f6d96db" style:font-name-asian="Noto Sans Mono CJK SC" style:font-size-asian="12pt" style:font-weight-asian="normal" style:font-name-complex="Liberation Mono" style:font-size-complex="12pt" style:font-weight-complex="normal"/>
    </style:style>
    <style:style style:name="T702" style:family="text">
      <style:text-properties fo:font-variant="normal" fo:text-transform="none" style:font-name="Handwriting" fo:font-size="12pt" fo:letter-spacing="normal" fo:font-style="normal" fo:font-weight="normal" officeooo:rsid="0f70a062" style:font-name-asian="Noto Sans Mono CJK SC" style:font-size-asian="12pt" style:font-weight-asian="normal" style:font-name-complex="Liberation Mono" style:font-size-complex="12pt" style:font-weight-complex="normal"/>
    </style:style>
    <style:style style:name="T703" style:family="text">
      <style:text-properties fo:font-variant="normal" fo:text-transform="none" style:font-name="Handwriting" fo:font-size="12pt" fo:letter-spacing="normal" fo:font-style="normal" fo:font-weight="normal" officeooo:rsid="0f72881d" style:font-name-asian="Noto Sans Mono CJK SC" style:font-size-asian="12pt" style:font-weight-asian="normal" style:font-name-complex="Liberation Mono" style:font-size-complex="12pt" style:font-weight-complex="normal"/>
    </style:style>
    <style:style style:name="T704" style:family="text">
      <style:text-properties fo:font-variant="normal" fo:text-transform="none" style:font-name="Handwriting" fo:font-size="12pt" fo:letter-spacing="normal" fo:font-style="normal" fo:font-weight="normal" officeooo:rsid="0f756593" style:font-name-asian="Noto Sans Mono CJK SC" style:font-size-asian="12pt" style:font-weight-asian="normal" style:font-name-complex="Liberation Mono" style:font-size-complex="12pt" style:font-weight-complex="normal"/>
    </style:style>
    <style:style style:name="T705" style:family="text">
      <style:text-properties fo:font-variant="normal" fo:text-transform="none" style:font-name="Handwriting" fo:font-size="12pt" fo:letter-spacing="normal" fo:font-style="normal" fo:font-weight="normal" officeooo:rsid="0f773952" style:font-name-asian="Noto Sans Mono CJK SC" style:font-size-asian="12pt" style:font-weight-asian="normal" style:font-name-complex="Liberation Mono" style:font-size-complex="12pt" style:font-weight-complex="normal"/>
    </style:style>
    <style:style style:name="T706" style:family="text">
      <style:text-properties fo:font-variant="normal" fo:text-transform="none" style:font-name="Handwriting" fo:font-size="12pt" fo:letter-spacing="normal" fo:font-style="normal" fo:font-weight="normal" officeooo:rsid="0f791556" style:font-name-asian="Noto Sans Mono CJK SC" style:font-size-asian="12pt" style:font-weight-asian="normal" style:font-name-complex="Liberation Mono" style:font-size-complex="12pt" style:font-weight-complex="normal"/>
    </style:style>
    <style:style style:name="T707" style:family="text">
      <style:text-properties fo:font-variant="normal" fo:text-transform="none" style:font-name="Handwriting" fo:font-size="12pt" fo:letter-spacing="normal" fo:font-style="normal" fo:font-weight="normal" officeooo:rsid="0f79b7f3" style:font-name-asian="Noto Sans Mono CJK SC" style:font-size-asian="12pt" style:font-weight-asian="normal" style:font-name-complex="Liberation Mono" style:font-size-complex="12pt" style:font-weight-complex="normal"/>
    </style:style>
    <style:style style:name="T708" style:family="text">
      <style:text-properties fo:font-variant="normal" fo:text-transform="none" style:font-name="Handwriting" fo:font-size="12pt" fo:letter-spacing="normal" fo:font-style="normal" fo:font-weight="normal" officeooo:rsid="0f7ac372" style:font-name-asian="Noto Sans Mono CJK SC" style:font-size-asian="12pt" style:font-weight-asian="normal" style:font-name-complex="Liberation Mono" style:font-size-complex="12pt" style:font-weight-complex="normal"/>
    </style:style>
    <style:style style:name="T709" style:family="text">
      <style:text-properties fo:font-variant="normal" fo:text-transform="none" style:font-name="Handwriting" fo:font-size="12pt" fo:letter-spacing="normal" fo:font-style="normal" fo:font-weight="normal" officeooo:rsid="0f7e68ff" style:font-name-asian="Noto Sans Mono CJK SC" style:font-size-asian="12pt" style:font-weight-asian="normal" style:font-name-complex="Liberation Mono" style:font-size-complex="12pt" style:font-weight-complex="normal"/>
    </style:style>
    <style:style style:name="T710" style:family="text">
      <style:text-properties fo:font-variant="normal" fo:text-transform="none" style:font-name="Handwriting" fo:font-size="12pt" fo:letter-spacing="normal" fo:font-style="normal" fo:font-weight="normal" officeooo:rsid="0f7ee031" style:font-name-asian="Noto Sans Mono CJK SC" style:font-size-asian="12pt" style:font-weight-asian="normal" style:font-name-complex="Liberation Mono" style:font-size-complex="12pt" style:font-weight-complex="normal"/>
    </style:style>
    <style:style style:name="T711" style:family="text">
      <style:text-properties fo:font-variant="normal" fo:text-transform="none" style:font-name="Handwriting" fo:font-size="12pt" fo:letter-spacing="normal" fo:font-style="normal" fo:font-weight="normal" officeooo:rsid="0f8059fd" style:font-name-asian="Noto Sans Mono CJK SC" style:font-size-asian="12pt" style:font-weight-asian="normal" style:font-name-complex="Liberation Mono" style:font-size-complex="12pt" style:font-weight-complex="normal"/>
    </style:style>
    <style:style style:name="T712" style:family="text">
      <style:text-properties fo:font-variant="normal" fo:text-transform="none" style:font-name="Handwriting" fo:font-size="12pt" fo:letter-spacing="normal" fo:font-style="normal" fo:font-weight="normal" officeooo:rsid="0f818f29" style:font-name-asian="Noto Sans Mono CJK SC" style:font-size-asian="12pt" style:font-weight-asian="normal" style:font-name-complex="Liberation Mono" style:font-size-complex="12pt" style:font-weight-complex="normal"/>
    </style:style>
    <style:style style:name="T713" style:family="text">
      <style:text-properties fo:font-variant="normal" fo:text-transform="none" style:font-name="Handwriting" fo:font-size="12pt" fo:letter-spacing="normal" fo:font-style="normal" fo:font-weight="normal" officeooo:rsid="0f82a67a" style:font-name-asian="Noto Sans Mono CJK SC" style:font-size-asian="12pt" style:font-weight-asian="normal" style:font-name-complex="Liberation Mono" style:font-size-complex="12pt" style:font-weight-complex="normal"/>
    </style:style>
    <style:style style:name="T714" style:family="text">
      <style:text-properties fo:font-variant="normal" fo:text-transform="none" style:font-name="Handwriting" fo:font-size="12pt" fo:letter-spacing="normal" fo:font-style="normal" fo:font-weight="normal" officeooo:rsid="0f85d86b" style:font-name-asian="Noto Sans Mono CJK SC" style:font-size-asian="12pt" style:font-weight-asian="normal" style:font-name-complex="Liberation Mono" style:font-size-complex="12pt" style:font-weight-complex="normal"/>
    </style:style>
    <style:style style:name="T715" style:family="text">
      <style:text-properties fo:font-variant="normal" fo:text-transform="none" style:font-name="Handwriting" fo:font-size="12pt" fo:letter-spacing="normal" fo:font-style="normal" fo:font-weight="normal" officeooo:rsid="0f8a7096" style:font-name-asian="Noto Sans Mono CJK SC" style:font-size-asian="12pt" style:font-weight-asian="normal" style:font-name-complex="Liberation Mono" style:font-size-complex="12pt" style:font-weight-complex="normal"/>
    </style:style>
    <style:style style:name="T716" style:family="text">
      <style:text-properties fo:font-variant="normal" fo:text-transform="none" style:font-name="Handwriting" fo:font-size="12pt" fo:letter-spacing="normal" fo:font-style="normal" fo:font-weight="normal" officeooo:rsid="0f8b04a3" style:font-name-asian="Noto Sans Mono CJK SC" style:font-size-asian="12pt" style:font-weight-asian="normal" style:font-name-complex="Liberation Mono" style:font-size-complex="12pt" style:font-weight-complex="normal"/>
    </style:style>
    <style:style style:name="T717" style:family="text">
      <style:text-properties fo:font-variant="normal" fo:text-transform="none" style:font-name="Handwriting" fo:font-size="12pt" fo:letter-spacing="normal" fo:font-style="normal" fo:font-weight="normal" officeooo:rsid="0f8c3440" style:font-name-asian="Noto Sans Mono CJK SC" style:font-size-asian="12pt" style:font-weight-asian="normal" style:font-name-complex="Liberation Mono" style:font-size-complex="12pt" style:font-weight-complex="normal"/>
    </style:style>
    <style:style style:name="T718" style:family="text">
      <style:text-properties fo:font-variant="normal" fo:text-transform="none" style:font-name="Handwriting" fo:font-size="12pt" fo:letter-spacing="normal" fo:font-style="normal" fo:font-weight="normal" officeooo:rsid="0f8cc02d" style:font-name-asian="Noto Sans Mono CJK SC" style:font-size-asian="12pt" style:font-weight-asian="normal" style:font-name-complex="Liberation Mono" style:font-size-complex="12pt" style:font-weight-complex="normal"/>
    </style:style>
    <style:style style:name="T719" style:family="text">
      <style:text-properties fo:font-variant="normal" fo:text-transform="none" style:font-name="Handwriting" fo:font-size="12pt" fo:letter-spacing="normal" fo:font-style="normal" fo:font-weight="normal" officeooo:rsid="0f90251b" style:font-name-asian="Noto Sans Mono CJK SC" style:font-size-asian="12pt" style:font-weight-asian="normal" style:font-name-complex="Liberation Mono" style:font-size-complex="12pt" style:font-weight-complex="normal"/>
    </style:style>
    <style:style style:name="T720" style:family="text">
      <style:text-properties fo:font-variant="normal" fo:text-transform="none" style:font-name="Handwriting" fo:font-size="12pt" fo:letter-spacing="normal" fo:font-style="normal" fo:font-weight="normal" officeooo:rsid="0f93e5e2" style:font-name-asian="Noto Sans Mono CJK SC" style:font-size-asian="12pt" style:font-weight-asian="normal" style:font-name-complex="Liberation Mono" style:font-size-complex="12pt" style:font-weight-complex="normal"/>
    </style:style>
    <style:style style:name="T721" style:family="text">
      <style:text-properties fo:font-variant="normal" fo:text-transform="none" style:font-name="Handwriting" fo:font-size="12pt" fo:letter-spacing="normal" fo:font-style="normal" fo:font-weight="normal" officeooo:rsid="0f95849d" style:font-name-asian="Noto Sans Mono CJK SC" style:font-size-asian="12pt" style:font-weight-asian="normal" style:font-name-complex="Liberation Mono" style:font-size-complex="12pt" style:font-weight-complex="normal"/>
    </style:style>
    <style:style style:name="T722" style:family="text">
      <style:text-properties fo:font-variant="normal" fo:text-transform="none" style:font-name="Handwriting" fo:font-size="12pt" fo:letter-spacing="normal" fo:font-style="normal" fo:font-weight="normal" officeooo:rsid="0f9cbedc" style:font-name-asian="Noto Sans Mono CJK SC" style:font-size-asian="12pt" style:font-weight-asian="normal" style:font-name-complex="Liberation Mono" style:font-size-complex="12pt" style:font-weight-complex="normal"/>
    </style:style>
    <style:style style:name="T723" style:family="text">
      <style:text-properties fo:font-variant="normal" fo:text-transform="none" style:font-name="Handwriting" fo:font-size="12pt" fo:letter-spacing="normal" fo:font-style="normal" fo:font-weight="normal" officeooo:rsid="0f9d3b66" style:font-name-asian="Noto Sans Mono CJK SC" style:font-size-asian="12pt" style:font-weight-asian="normal" style:font-name-complex="Liberation Mono" style:font-size-complex="12pt" style:font-weight-complex="normal"/>
    </style:style>
    <style:style style:name="T724" style:family="text">
      <style:text-properties fo:font-variant="normal" fo:text-transform="none" style:font-name="Handwriting" fo:font-size="12pt" fo:letter-spacing="normal" fo:font-style="normal" fo:font-weight="normal" officeooo:rsid="0f9fe465" style:font-name-asian="Noto Sans Mono CJK SC" style:font-size-asian="12pt" style:font-weight-asian="normal" style:font-name-complex="Liberation Mono" style:font-size-complex="12pt" style:font-weight-complex="normal"/>
    </style:style>
    <style:style style:name="T725" style:family="text">
      <style:text-properties fo:font-variant="normal" fo:text-transform="none" style:font-name="Handwriting" fo:font-size="12pt" fo:letter-spacing="normal" fo:font-style="normal" fo:font-weight="normal" officeooo:rsid="0fa66b86" style:font-name-asian="Noto Sans Mono CJK SC" style:font-size-asian="12pt" style:font-weight-asian="normal" style:font-name-complex="Liberation Mono" style:font-size-complex="12pt" style:font-weight-complex="normal"/>
    </style:style>
    <style:style style:name="T726" style:family="text">
      <style:text-properties fo:font-variant="normal" fo:text-transform="none" style:font-name="Handwriting" fo:font-size="12pt" fo:letter-spacing="normal" fo:font-style="normal" fo:font-weight="normal" officeooo:rsid="0432e8f1" style:font-name-asian="Noto Sans Mono CJK SC" style:font-size-asian="12pt" style:font-weight-asian="normal" style:font-name-complex="Liberation Mono" style:font-size-complex="12pt" style:font-weight-complex="normal"/>
    </style:style>
    <style:style style:name="T727" style:family="text">
      <style:text-properties fo:font-variant="normal" fo:text-transform="none" style:font-name="Handwriting" fo:font-size="12pt" fo:letter-spacing="normal" fo:font-style="normal" fo:font-weight="normal" officeooo:rsid="045fe1ef" style:font-name-asian="Noto Sans Mono CJK SC" style:font-size-asian="12pt" style:font-weight-asian="normal" style:font-name-complex="Liberation Mono" style:font-size-complex="12pt" style:font-weight-complex="normal"/>
    </style:style>
    <style:style style:name="T728" style:family="text">
      <style:text-properties fo:font-variant="normal" fo:text-transform="none" style:font-name="Handwriting" fo:font-size="12pt" fo:letter-spacing="normal" fo:font-style="normal" fo:font-weight="normal" officeooo:rsid="04373ba2" style:font-name-asian="Noto Sans Mono CJK SC" style:font-size-asian="12pt" style:font-weight-asian="normal" style:font-name-complex="Liberation Mono" style:font-size-complex="12pt" style:font-weight-complex="normal"/>
    </style:style>
    <style:style style:name="T729" style:family="text">
      <style:text-properties fo:font-variant="normal" fo:text-transform="none" style:font-name="Handwriting" fo:font-size="12pt" fo:letter-spacing="normal" fo:font-style="normal" fo:font-weight="normal" officeooo:rsid="0fb58a0a" style:font-name-asian="Noto Sans Mono CJK SC" style:font-size-asian="12pt" style:font-weight-asian="normal" style:font-name-complex="Liberation Mono" style:font-size-complex="12pt" style:font-weight-complex="normal"/>
    </style:style>
    <style:style style:name="T730" style:family="text">
      <style:text-properties fo:font-variant="normal" fo:text-transform="none" style:font-name="Handwriting" fo:font-size="12pt" fo:letter-spacing="normal" fo:font-style="normal" fo:font-weight="normal" officeooo:rsid="043aa917" style:font-name-asian="Noto Sans Mono CJK SC" style:font-size-asian="12pt" style:font-weight-asian="normal" style:font-name-complex="Liberation Mono" style:font-size-complex="12pt" style:font-weight-complex="normal"/>
    </style:style>
    <style:style style:name="T731" style:family="text">
      <style:text-properties fo:font-variant="normal" fo:text-transform="none" style:font-name="Handwriting" fo:font-size="12pt" fo:letter-spacing="normal" fo:font-style="normal" fo:font-weight="normal" officeooo:rsid="043debf7" style:font-name-asian="Noto Sans Mono CJK SC" style:font-size-asian="12pt" style:font-weight-asian="normal" style:font-name-complex="Liberation Mono" style:font-size-complex="12pt" style:font-weight-complex="normal"/>
    </style:style>
    <style:style style:name="T732" style:family="text">
      <style:text-properties fo:font-variant="normal" fo:text-transform="none" style:font-name="Handwriting" fo:font-size="12pt" fo:letter-spacing="normal" fo:font-style="normal" fo:font-weight="normal" officeooo:rsid="0441428d" style:font-name-asian="Noto Sans Mono CJK SC" style:font-size-asian="12pt" style:font-weight-asian="normal" style:font-name-complex="Liberation Mono" style:font-size-complex="12pt" style:font-weight-complex="normal"/>
    </style:style>
    <style:style style:name="T733" style:family="text">
      <style:text-properties fo:font-variant="normal" fo:text-transform="none" style:font-name="Handwriting" fo:font-size="12pt" fo:letter-spacing="normal" fo:font-style="normal" fo:font-weight="normal" officeooo:rsid="045ff560" style:font-name-asian="Noto Sans Mono CJK SC" style:font-size-asian="12pt" style:font-weight-asian="normal" style:font-name-complex="Liberation Mono" style:font-size-complex="12pt" style:font-weight-complex="normal"/>
    </style:style>
    <style:style style:name="T734" style:family="text">
      <style:text-properties fo:font-variant="normal" fo:text-transform="none" style:font-name="Handwriting" fo:font-size="12pt" fo:letter-spacing="normal" fo:font-style="normal" fo:font-weight="normal" officeooo:rsid="044d64da" style:font-name-asian="Noto Sans Mono CJK SC" style:font-size-asian="12pt" style:font-weight-asian="normal" style:font-name-complex="Liberation Mono" style:font-size-complex="12pt" style:font-weight-complex="normal"/>
    </style:style>
    <style:style style:name="T735" style:family="text">
      <style:text-properties fo:font-variant="normal" fo:text-transform="none" style:font-name="Handwriting" fo:font-size="12pt" fo:letter-spacing="normal" fo:font-style="normal" fo:font-weight="normal" officeooo:rsid="045ec00e" style:font-name-asian="Noto Sans Mono CJK SC" style:font-size-asian="12pt" style:font-weight-asian="normal" style:font-name-complex="Liberation Mono" style:font-size-complex="12pt" style:font-weight-complex="normal"/>
    </style:style>
    <style:style style:name="T736" style:family="text">
      <style:text-properties fo:font-variant="normal" fo:text-transform="none" style:font-name="Handwriting" fo:font-size="12pt" fo:letter-spacing="normal" fo:font-style="normal" fo:font-weight="normal" officeooo:rsid="0fb5cde6" style:font-name-asian="Noto Sans Mono CJK SC" style:font-size-asian="12pt" style:font-weight-asian="normal" style:font-name-complex="Liberation Mono" style:font-size-complex="12pt" style:font-weight-complex="normal"/>
    </style:style>
    <style:style style:name="T737" style:family="text">
      <style:text-properties fo:font-variant="normal" fo:text-transform="none" style:font-name="Handwriting" fo:font-size="12pt" fo:letter-spacing="normal" fo:font-style="normal" fo:font-weight="normal" officeooo:rsid="0fbbcf65" style:font-name-asian="Noto Sans Mono CJK SC" style:font-size-asian="12pt" style:font-weight-asian="normal" style:font-name-complex="Liberation Mono" style:font-size-complex="12pt" style:font-weight-complex="normal"/>
    </style:style>
    <style:style style:name="T738" style:family="text">
      <style:text-properties fo:font-variant="normal" fo:text-transform="none" style:font-name="Handwriting" fo:font-size="12pt" fo:letter-spacing="normal" fo:font-style="normal" fo:font-weight="normal" officeooo:rsid="0fbc9c2b" style:font-name-asian="Noto Sans Mono CJK SC" style:font-size-asian="12pt" style:font-weight-asian="normal" style:font-name-complex="Liberation Mono" style:font-size-complex="12pt" style:font-weight-complex="normal"/>
    </style:style>
    <style:style style:name="T739" style:family="text">
      <style:text-properties fo:font-variant="normal" fo:text-transform="none" style:font-name="Handwriting" fo:font-size="12pt" fo:letter-spacing="normal" fo:font-style="normal" fo:font-weight="normal" officeooo:rsid="0fbd3ca2" style:font-name-asian="Noto Sans Mono CJK SC" style:font-size-asian="12pt" style:font-weight-asian="normal" style:font-name-complex="Liberation Mono" style:font-size-complex="12pt" style:font-weight-complex="normal"/>
    </style:style>
    <style:style style:name="T740" style:family="text">
      <style:text-properties fo:font-variant="normal" fo:text-transform="none" style:font-name="Handwriting" fo:font-size="12pt" fo:letter-spacing="normal" fo:font-style="normal" fo:font-weight="normal" officeooo:rsid="0fbe6c3f" style:font-name-asian="Noto Sans Mono CJK SC" style:font-size-asian="12pt" style:font-weight-asian="normal" style:font-name-complex="Liberation Mono" style:font-size-complex="12pt" style:font-weight-complex="normal"/>
    </style:style>
    <style:style style:name="T741" style:family="text">
      <style:text-properties fo:font-variant="normal" fo:text-transform="none" style:font-name="Handwriting" fo:font-size="12pt" fo:letter-spacing="normal" fo:font-style="normal" fo:font-weight="normal" officeooo:rsid="0fbfbbbc" style:font-name-asian="Noto Sans Mono CJK SC" style:font-size-asian="12pt" style:font-weight-asian="normal" style:font-name-complex="Liberation Mono" style:font-size-complex="12pt" style:font-weight-complex="normal"/>
    </style:style>
    <style:style style:name="T742" style:family="text">
      <style:text-properties fo:font-variant="normal" fo:text-transform="none" style:font-name="Handwriting" fo:font-size="12pt" fo:letter-spacing="normal" fo:font-style="normal" fo:font-weight="normal" officeooo:rsid="0fc14e03" style:font-name-asian="Noto Sans Mono CJK SC" style:font-size-asian="12pt" style:font-weight-asian="normal" style:font-name-complex="Liberation Mono" style:font-size-complex="12pt" style:font-weight-complex="normal"/>
    </style:style>
    <style:style style:name="T743" style:family="text">
      <style:text-properties fo:font-variant="normal" fo:text-transform="none" style:font-name="Handwriting" fo:font-size="12pt" fo:letter-spacing="normal" fo:font-style="normal" fo:font-weight="normal" officeooo:rsid="0fc57d15" style:font-name-asian="Noto Sans Mono CJK SC" style:font-size-asian="12pt" style:font-weight-asian="normal" style:font-name-complex="Liberation Mono" style:font-size-complex="12pt" style:font-weight-complex="normal"/>
    </style:style>
    <style:style style:name="T744" style:family="text">
      <style:text-properties fo:font-variant="normal" fo:text-transform="none" style:font-name="Handwriting" fo:font-size="12pt" fo:letter-spacing="normal" fo:font-style="normal" fo:font-weight="normal" officeooo:rsid="0fc8a9ed" style:font-name-asian="Noto Sans Mono CJK SC" style:font-size-asian="12pt" style:font-weight-asian="normal" style:font-name-complex="Liberation Mono" style:font-size-complex="12pt" style:font-weight-complex="normal"/>
    </style:style>
    <style:style style:name="T745" style:family="text">
      <style:text-properties fo:font-variant="normal" fo:text-transform="none" style:font-name="Handwriting" fo:font-size="12pt" fo:letter-spacing="normal" fo:font-style="normal" fo:font-weight="normal" officeooo:rsid="0fca61a4" style:font-name-asian="Noto Sans Mono CJK SC" style:font-size-asian="12pt" style:font-weight-asian="normal" style:font-name-complex="Liberation Mono" style:font-size-complex="12pt" style:font-weight-complex="normal"/>
    </style:style>
    <style:style style:name="T746" style:family="text">
      <style:text-properties fo:font-variant="normal" fo:text-transform="none" style:font-name="Handwriting" fo:font-size="12pt" fo:letter-spacing="normal" fo:font-style="normal" fo:font-weight="normal" officeooo:rsid="0fcbafed" style:font-name-asian="Noto Sans Mono CJK SC" style:font-size-asian="12pt" style:font-weight-asian="normal" style:font-name-complex="Liberation Mono" style:font-size-complex="12pt" style:font-weight-complex="normal"/>
    </style:style>
    <style:style style:name="T747" style:family="text">
      <style:text-properties fo:font-variant="normal" fo:text-transform="none" style:font-name="Handwriting" fo:font-size="12pt" fo:letter-spacing="normal" fo:font-style="normal" fo:font-weight="normal" officeooo:rsid="0ff2b516" style:font-name-asian="Noto Sans Mono CJK SC" style:font-size-asian="12pt" style:font-weight-asian="normal" style:font-name-complex="Liberation Mono" style:font-size-complex="12pt" style:font-weight-complex="normal"/>
    </style:style>
    <style:style style:name="T748" style:family="text">
      <style:text-properties fo:font-variant="normal" fo:text-transform="none" style:font-name="Handwriting" fo:font-size="12pt" fo:letter-spacing="normal" fo:font-style="normal" fo:font-weight="normal" officeooo:rsid="0e617295" style:font-name-asian="Noto Sans Mono CJK SC" style:font-size-asian="12pt" style:font-weight-asian="normal" style:font-name-complex="Liberation Mono" style:font-size-complex="12pt" style:font-weight-complex="normal"/>
    </style:style>
    <style:style style:name="T749" style:family="text">
      <style:text-properties fo:font-variant="normal" fo:text-transform="none" style:font-name="Handwriting" fo:font-size="12pt" fo:letter-spacing="normal" fo:font-style="normal" fo:font-weight="normal" officeooo:rsid="10053091" style:font-name-asian="Noto Sans Mono CJK SC" style:font-size-asian="12pt" style:font-weight-asian="normal" style:font-name-complex="Liberation Mono" style:font-size-complex="12pt" style:font-weight-complex="normal"/>
    </style:style>
    <style:style style:name="T750" style:family="text">
      <style:text-properties fo:font-variant="normal" fo:text-transform="none" style:font-name="Handwriting" fo:font-size="12pt" fo:letter-spacing="normal" fo:font-style="normal" fo:font-weight="normal" officeooo:rsid="1005a2e3" style:font-name-asian="Noto Sans Mono CJK SC" style:font-size-asian="12pt" style:font-weight-asian="normal" style:font-name-complex="Liberation Mono" style:font-size-complex="12pt" style:font-weight-complex="normal"/>
    </style:style>
    <style:style style:name="T751" style:family="text">
      <style:text-properties fo:font-variant="normal" fo:text-transform="none" style:font-name="Handwriting" fo:font-size="12pt" fo:letter-spacing="normal" fo:font-style="normal" fo:font-weight="normal" officeooo:rsid="100928e8" style:font-name-asian="Noto Sans Mono CJK SC" style:font-size-asian="12pt" style:font-weight-asian="normal" style:font-name-complex="Liberation Mono" style:font-size-complex="12pt" style:font-weight-complex="normal"/>
    </style:style>
    <style:style style:name="T752" style:family="text">
      <style:text-properties fo:font-variant="normal" fo:text-transform="none" style:font-name="Handwriting" fo:font-size="12pt" fo:letter-spacing="normal" fo:font-style="normal" fo:font-weight="normal" officeooo:rsid="100ab1f6" style:font-name-asian="Noto Sans Mono CJK SC" style:font-size-asian="12pt" style:font-weight-asian="normal" style:font-name-complex="Liberation Mono" style:font-size-complex="12pt" style:font-weight-complex="normal"/>
    </style:style>
    <style:style style:name="T753" style:family="text">
      <style:text-properties fo:font-variant="normal" fo:text-transform="none" style:font-name="Handwriting" fo:font-size="12pt" fo:letter-spacing="normal" fo:font-style="normal" fo:font-weight="normal" officeooo:rsid="100b3e4f" style:font-name-asian="Noto Sans Mono CJK SC" style:font-size-asian="12pt" style:font-weight-asian="normal" style:font-name-complex="Liberation Mono" style:font-size-complex="12pt" style:font-weight-complex="normal"/>
    </style:style>
    <style:style style:name="T754" style:family="text">
      <style:text-properties fo:font-variant="normal" fo:text-transform="none"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755" style:family="text">
      <style:text-properties fo:font-variant="normal" fo:text-transform="none" style:font-name="Handwriting" fo:font-size="12pt" fo:letter-spacing="normal" fo:font-style="normal" fo:font-weight="normal" officeooo:rsid="100c88d1" style:font-name-asian="Noto Sans Mono CJK SC" style:font-size-asian="12pt" style:font-weight-asian="normal" style:font-name-complex="Liberation Mono" style:font-size-complex="12pt" style:font-weight-complex="normal"/>
    </style:style>
    <style:style style:name="T756" style:family="text">
      <style:text-properties fo:font-variant="normal" fo:text-transform="none" style:font-name="Handwriting" fo:font-size="12pt" fo:letter-spacing="normal" fo:font-style="normal" fo:font-weight="normal" officeooo:rsid="100f0660" style:font-name-asian="Noto Sans Mono CJK SC" style:font-size-asian="12pt" style:font-weight-asian="normal" style:font-name-complex="Liberation Mono" style:font-size-complex="12pt" style:font-weight-complex="normal"/>
    </style:style>
    <style:style style:name="T757" style:family="text">
      <style:text-properties fo:font-variant="normal" fo:text-transform="none" style:font-name="Handwriting" fo:font-size="12pt" fo:letter-spacing="normal" fo:font-style="normal" fo:font-weight="normal" officeooo:rsid="101cec2f" style:font-name-asian="Noto Sans Mono CJK SC" style:font-size-asian="12pt" style:font-weight-asian="normal" style:font-name-complex="Liberation Mono" style:font-size-complex="12pt" style:font-weight-complex="normal"/>
    </style:style>
    <style:style style:name="T758" style:family="text">
      <style:text-properties fo:font-variant="normal" fo:text-transform="none" style:font-name="Handwriting" fo:font-size="12pt" fo:letter-spacing="normal" fo:font-style="normal" fo:font-weight="normal" officeooo:rsid="103edd31" style:font-name-asian="Noto Sans Mono CJK SC" style:font-size-asian="12pt" style:font-weight-asian="normal" style:font-name-complex="Liberation Mono" style:font-size-complex="12pt" style:font-weight-complex="normal"/>
    </style:style>
    <style:style style:name="T759" style:family="text">
      <style:text-properties fo:font-variant="normal" fo:text-transform="none" style:font-name="Handwriting" fo:font-size="12pt" fo:letter-spacing="normal" fo:font-style="normal" fo:font-weight="normal" officeooo:rsid="106258fe" style:font-name-asian="Noto Sans Mono CJK SC" style:font-size-asian="12pt" style:font-weight-asian="normal" style:font-name-complex="Liberation Mono" style:font-size-complex="12pt" style:font-weight-complex="normal"/>
    </style:style>
    <style:style style:name="T760" style:family="text">
      <style:text-properties fo:font-variant="normal" fo:text-transform="none" style:font-name="Handwriting" fo:font-size="12pt" fo:letter-spacing="normal" fo:font-style="normal" fo:font-weight="normal" officeooo:rsid="0f3ab453" style:font-name-asian="Noto Sans Mono CJK SC" style:font-size-asian="12pt" style:font-weight-asian="normal" style:font-name-complex="Liberation Mono" style:font-size-complex="12pt" style:font-weight-complex="normal"/>
    </style:style>
    <style:style style:name="T761" style:family="text">
      <style:text-properties fo:font-variant="normal" fo:text-transform="none" style:font-name="Handwriting" fo:font-size="12pt" fo:letter-spacing="normal" fo:font-style="normal" fo:font-weight="normal" officeooo:rsid="0fc4821e" style:font-name-asian="Noto Sans Mono CJK SC" style:font-size-asian="12pt" style:font-weight-asian="normal" style:font-name-complex="Liberation Mono" style:font-size-complex="12pt" style:font-weight-complex="normal"/>
    </style:style>
    <style:style style:name="T762" style:family="text">
      <style:text-properties fo:font-variant="normal" fo:text-transform="none" style:font-name="Handwriting" fo:font-size="12pt" fo:letter-spacing="normal" fo:font-style="normal" fo:font-weight="normal" officeooo:rsid="0f3d449e" style:font-name-asian="Noto Sans Mono CJK SC" style:font-size-asian="12pt" style:font-weight-asian="normal" style:font-name-complex="Liberation Mono" style:font-size-complex="12pt" style:font-weight-complex="normal"/>
    </style:style>
    <style:style style:name="T763" style:family="text">
      <style:text-properties fo:font-variant="normal" fo:text-transform="none" style:font-name="Handwriting" fo:font-size="12pt" fo:letter-spacing="normal" fo:font-style="normal" fo:font-weight="normal" officeooo:rsid="0f5b0434" style:font-name-asian="Noto Sans Mono CJK SC" style:font-size-asian="12pt" style:font-weight-asian="normal" style:font-name-complex="Liberation Mono" style:font-size-complex="12pt" style:font-weight-complex="normal"/>
    </style:style>
    <style:style style:name="T764" style:family="text">
      <style:text-properties fo:font-variant="normal" fo:text-transform="none" style:font-name="Handwriting" fo:font-size="12pt" fo:letter-spacing="normal" fo:font-style="normal" fo:font-weight="normal" officeooo:rsid="0f3f19a0" style:font-name-asian="Noto Sans Mono CJK SC" style:font-size-asian="12pt" style:font-weight-asian="normal" style:font-name-complex="Liberation Mono" style:font-size-complex="12pt" style:font-weight-complex="normal"/>
    </style:style>
    <style:style style:name="T765" style:family="text">
      <style:text-properties fo:font-variant="normal" fo:text-transform="none" style:font-name="Handwriting" fo:font-size="12pt" fo:letter-spacing="normal" fo:font-style="normal" fo:font-weight="normal" officeooo:rsid="0f45f1f4" style:font-name-asian="Noto Sans Mono CJK SC" style:font-size-asian="12pt" style:font-weight-asian="normal" style:font-name-complex="Liberation Mono" style:font-size-complex="12pt" style:font-weight-complex="normal"/>
    </style:style>
    <style:style style:name="T766" style:family="text">
      <style:text-properties fo:font-variant="normal" fo:text-transform="none" style:font-name="Handwriting" fo:font-size="12pt" fo:letter-spacing="normal" fo:font-style="normal" fo:font-weight="normal" officeooo:rsid="0fe1a57b" style:font-name-asian="Noto Sans Mono CJK SC" style:font-size-asian="12pt" style:font-weight-asian="normal" style:font-name-complex="Liberation Mono" style:font-size-complex="12pt" style:font-weight-complex="normal"/>
    </style:style>
    <style:style style:name="T767" style:family="text">
      <style:text-properties fo:font-variant="normal" fo:text-transform="none" style:font-name="Handwriting" fo:font-size="12pt" fo:letter-spacing="normal" fo:font-style="normal" fo:font-weight="normal" officeooo:rsid="105b9b6a" style:font-name-asian="Noto Sans Mono CJK SC" style:font-size-asian="12pt" style:font-weight-asian="normal" style:font-name-complex="Liberation Mono" style:font-size-complex="12pt" style:font-weight-complex="normal"/>
    </style:style>
    <style:style style:name="T768" style:family="text">
      <style:text-properties fo:font-variant="normal" fo:text-transform="none" style:font-name="Handwriting" fo:font-size="12pt" fo:letter-spacing="normal" fo:font-style="normal" fo:font-weight="normal" officeooo:rsid="10625ca9" style:font-name-asian="Noto Sans Mono CJK SC" style:font-size-asian="12pt" style:font-weight-asian="normal" style:font-name-complex="Liberation Mono" style:font-size-complex="12pt" style:font-weight-complex="normal"/>
    </style:style>
    <style:style style:name="T769" style:family="text">
      <style:text-properties fo:font-variant="normal" fo:text-transform="none" style:font-name="Handwriting" fo:font-size="12pt" fo:letter-spacing="normal" fo:font-style="normal" fo:font-weight="normal" officeooo:rsid="1062e1f5" style:font-name-asian="Noto Sans Mono CJK SC" style:font-size-asian="12pt" style:font-weight-asian="normal" style:font-name-complex="Liberation Mono" style:font-size-complex="12pt" style:font-weight-complex="normal"/>
    </style:style>
    <style:style style:name="T770" style:family="text">
      <style:text-properties fo:font-variant="normal" fo:text-transform="none" style:font-name="Handwriting" fo:font-size="12pt" fo:letter-spacing="normal" fo:font-style="normal" fo:font-weight="normal" officeooo:rsid="1063a773" style:font-name-asian="Noto Sans Mono CJK SC" style:font-size-asian="12pt" style:font-weight-asian="normal" style:font-name-complex="Liberation Mono" style:font-size-complex="12pt" style:font-weight-complex="normal"/>
    </style:style>
    <style:style style:name="T771" style:family="text">
      <style:text-properties fo:font-variant="normal" fo:text-transform="none" style:font-name="Handwriting" fo:font-size="12pt" fo:letter-spacing="normal" fo:font-style="normal" fo:font-weight="normal" officeooo:rsid="10651fc6" style:font-name-asian="Noto Sans Mono CJK SC" style:font-size-asian="12pt" style:font-weight-asian="normal" style:font-name-complex="Liberation Mono" style:font-size-complex="12pt" style:font-weight-complex="normal"/>
    </style:style>
    <style:style style:name="T772" style:family="text">
      <style:text-properties fo:font-variant="normal" fo:text-transform="none" style:font-name="Handwriting" fo:font-size="12pt" fo:letter-spacing="normal" fo:font-style="normal" fo:font-weight="normal" officeooo:rsid="1066a488" style:font-name-asian="Noto Sans Mono CJK SC" style:font-size-asian="12pt" style:font-weight-asian="normal" style:font-name-complex="Liberation Mono" style:font-size-complex="12pt" style:font-weight-complex="normal"/>
    </style:style>
    <style:style style:name="T773" style:family="text">
      <style:text-properties fo:font-variant="normal" fo:text-transform="none" style:font-name="Handwriting" fo:font-size="12pt" fo:letter-spacing="normal" fo:font-style="normal" fo:font-weight="normal" officeooo:rsid="1067e76f" style:font-name-asian="Noto Sans Mono CJK SC" style:font-size-asian="12pt" style:font-weight-asian="normal" style:font-name-complex="Liberation Mono" style:font-size-complex="12pt" style:font-weight-complex="normal"/>
    </style:style>
    <style:style style:name="T774" style:family="text">
      <style:text-properties fo:font-variant="normal" fo:text-transform="none" style:font-name="Handwriting" fo:font-size="12pt" fo:letter-spacing="normal" fo:font-style="normal" fo:font-weight="normal" officeooo:rsid="106824f6" style:font-name-asian="Noto Sans Mono CJK SC" style:font-size-asian="12pt" style:font-weight-asian="normal" style:font-name-complex="Liberation Mono" style:font-size-complex="12pt" style:font-weight-complex="normal"/>
    </style:style>
    <style:style style:name="T775" style:family="text">
      <style:text-properties fo:font-variant="normal" fo:text-transform="none" style:font-name="Handwriting" fo:font-size="12pt" fo:letter-spacing="normal" fo:font-style="normal" fo:font-weight="normal" officeooo:rsid="10692c18" style:font-name-asian="Noto Sans Mono CJK SC" style:font-size-asian="12pt" style:font-weight-asian="normal" style:font-name-complex="Liberation Mono" style:font-size-complex="12pt" style:font-weight-complex="normal"/>
    </style:style>
    <style:style style:name="T776" style:family="text">
      <style:text-properties fo:font-variant="normal" fo:text-transform="none" style:font-name="Handwriting" fo:font-size="12pt" fo:letter-spacing="normal" fo:font-style="normal" fo:font-weight="normal" officeooo:rsid="106c9633" style:font-name-asian="Noto Sans Mono CJK SC" style:font-size-asian="12pt" style:font-weight-asian="normal" style:font-name-complex="Liberation Mono" style:font-size-complex="12pt" style:font-weight-complex="normal"/>
    </style:style>
    <style:style style:name="T777" style:family="text">
      <style:text-properties fo:font-variant="normal" fo:text-transform="none" style:font-name="Handwriting" fo:font-size="12pt" fo:letter-spacing="normal" fo:font-style="normal" fo:font-weight="normal" officeooo:rsid="106d957a" style:font-name-asian="Noto Sans Mono CJK SC" style:font-size-asian="12pt" style:font-weight-asian="normal" style:font-name-complex="Liberation Mono" style:font-size-complex="12pt" style:font-weight-complex="normal"/>
    </style:style>
    <style:style style:name="T778" style:family="text">
      <style:text-properties fo:font-variant="normal" fo:text-transform="none" style:font-name="Handwriting" fo:font-size="12pt" fo:letter-spacing="normal" fo:font-style="normal" fo:font-weight="normal" officeooo:rsid="106ebe04" style:font-name-asian="Noto Sans Mono CJK SC" style:font-size-asian="12pt" style:font-weight-asian="normal" style:font-name-complex="Liberation Mono" style:font-size-complex="12pt" style:font-weight-complex="normal"/>
    </style:style>
    <style:style style:name="T779" style:family="text">
      <style:text-properties fo:font-variant="normal" fo:text-transform="none" style:font-name="Handwriting" fo:font-size="12pt" fo:letter-spacing="normal" fo:font-style="normal" fo:font-weight="normal" officeooo:rsid="106f5be9" style:font-name-asian="Noto Sans Mono CJK SC" style:font-size-asian="12pt" style:font-weight-asian="normal" style:font-name-complex="Liberation Mono" style:font-size-complex="12pt" style:font-weight-complex="normal"/>
    </style:style>
    <style:style style:name="T780" style:family="text">
      <style:text-properties fo:font-variant="normal" fo:text-transform="none" style:font-name="Handwriting" fo:font-size="12pt" fo:letter-spacing="normal" fo:font-style="normal" fo:font-weight="normal" officeooo:rsid="10710885" style:font-name-asian="Noto Sans Mono CJK SC" style:font-size-asian="12pt" style:font-weight-asian="normal" style:font-name-complex="Liberation Mono" style:font-size-complex="12pt" style:font-weight-complex="normal"/>
    </style:style>
    <style:style style:name="T781" style:family="text">
      <style:text-properties fo:font-variant="normal" fo:text-transform="none" style:font-name="Handwriting" fo:font-size="12pt" fo:letter-spacing="normal" fo:font-style="normal" fo:font-weight="normal" officeooo:rsid="10728dcd" style:font-name-asian="Noto Sans Mono CJK SC" style:font-size-asian="12pt" style:font-weight-asian="normal" style:font-name-complex="Liberation Mono" style:font-size-complex="12pt" style:font-weight-complex="normal"/>
    </style:style>
    <style:style style:name="T782" style:family="text">
      <style:text-properties fo:font-variant="normal" fo:text-transform="none" style:font-name="Handwriting" fo:font-size="12pt" fo:letter-spacing="normal" fo:font-style="normal" fo:font-weight="normal" officeooo:rsid="10736961" style:font-name-asian="Noto Sans Mono CJK SC" style:font-size-asian="12pt" style:font-weight-asian="normal" style:font-name-complex="Liberation Mono" style:font-size-complex="12pt" style:font-weight-complex="normal"/>
    </style:style>
    <style:style style:name="T783" style:family="text">
      <style:text-properties fo:font-variant="normal" fo:text-transform="none" style:font-name="Handwriting" fo:font-size="12pt" fo:letter-spacing="normal" fo:font-style="normal" fo:font-weight="normal" officeooo:rsid="1075d746" style:font-name-asian="Noto Sans Mono CJK SC" style:font-size-asian="12pt" style:font-weight-asian="normal" style:font-name-complex="Liberation Mono" style:font-size-complex="12pt" style:font-weight-complex="normal"/>
    </style:style>
    <style:style style:name="T784" style:family="text">
      <style:text-properties fo:font-variant="normal" fo:text-transform="none" style:font-name="Handwriting" fo:font-size="12pt" fo:letter-spacing="normal" fo:font-style="normal" fo:font-weight="normal" officeooo:rsid="10818948" style:font-name-asian="Noto Sans Mono CJK SC" style:font-size-asian="12pt" style:font-weight-asian="normal" style:font-name-complex="Liberation Mono" style:font-size-complex="12pt" style:font-weight-complex="normal"/>
    </style:style>
    <style:style style:name="T785" style:family="text">
      <style:text-properties fo:font-variant="normal" fo:text-transform="none" style:font-name="Handwriting" fo:font-size="12pt" fo:letter-spacing="normal" fo:font-style="normal" fo:font-weight="normal" officeooo:rsid="1081d26b" style:font-name-asian="Noto Sans Mono CJK SC" style:font-size-asian="12pt" style:font-weight-asian="normal" style:font-name-complex="Liberation Mono" style:font-size-complex="12pt" style:font-weight-complex="normal"/>
    </style:style>
    <style:style style:name="T786" style:family="text">
      <style:text-properties fo:font-variant="normal" fo:text-transform="none" style:font-name="Handwriting" fo:font-size="12pt" fo:letter-spacing="normal" fo:font-style="normal" fo:font-weight="normal" officeooo:rsid="108251ba" style:font-name-asian="Noto Sans Mono CJK SC" style:font-size-asian="12pt" style:font-weight-asian="normal" style:font-name-complex="Liberation Mono" style:font-size-complex="12pt" style:font-weight-complex="normal"/>
    </style:style>
    <style:style style:name="T787" style:family="text">
      <style:text-properties fo:font-variant="normal" fo:text-transform="none" style:font-name="Handwriting" fo:font-size="12pt" fo:letter-spacing="normal" fo:font-style="normal" fo:font-weight="normal" officeooo:rsid="10832d4c" style:font-name-asian="Noto Sans Mono CJK SC" style:font-size-asian="12pt" style:font-weight-asian="normal" style:font-name-complex="Liberation Mono" style:font-size-complex="12pt" style:font-weight-complex="normal"/>
    </style:style>
    <style:style style:name="T788" style:family="text">
      <style:text-properties fo:font-variant="normal" fo:text-transform="none" style:font-name="Handwriting" fo:font-size="12pt" fo:letter-spacing="normal" fo:font-style="normal" fo:font-weight="normal" officeooo:rsid="108500b7" style:font-name-asian="Noto Sans Mono CJK SC" style:font-size-asian="12pt" style:font-weight-asian="normal" style:font-name-complex="Liberation Mono" style:font-size-complex="12pt" style:font-weight-complex="normal"/>
    </style:style>
    <style:style style:name="T789" style:family="text">
      <style:text-properties fo:font-variant="normal" fo:text-transform="none" style:font-name="Handwriting" fo:font-size="12pt" fo:letter-spacing="normal" fo:font-style="normal" fo:font-weight="normal" officeooo:rsid="108813aa" style:font-name-asian="Noto Sans Mono CJK SC" style:font-size-asian="12pt" style:font-weight-asian="normal" style:font-name-complex="Liberation Mono" style:font-size-complex="12pt" style:font-weight-complex="normal"/>
    </style:style>
    <style:style style:name="T790" style:family="text">
      <style:text-properties fo:font-variant="normal" fo:text-transform="none" style:font-name="Handwriting" fo:font-size="12pt" fo:letter-spacing="normal" fo:font-style="normal" fo:font-weight="normal" officeooo:rsid="10895383" style:font-name-asian="Noto Sans Mono CJK SC" style:font-size-asian="12pt" style:font-weight-asian="normal" style:font-name-complex="Liberation Mono" style:font-size-complex="12pt" style:font-weight-complex="normal"/>
    </style:style>
    <style:style style:name="T791" style:family="text">
      <style:text-properties fo:font-variant="normal" fo:text-transform="none" style:font-name="Handwriting" fo:font-size="12pt" fo:letter-spacing="normal" fo:font-style="normal" fo:font-weight="normal" officeooo:rsid="108b353f" style:font-name-asian="Noto Sans Mono CJK SC" style:font-size-asian="12pt" style:font-weight-asian="normal" style:font-name-complex="Liberation Mono" style:font-size-complex="12pt" style:font-weight-complex="normal"/>
    </style:style>
    <style:style style:name="T792" style:family="text">
      <style:text-properties fo:font-variant="normal" fo:text-transform="none" style:font-name="Handwriting" fo:font-size="12pt" fo:letter-spacing="normal" fo:font-style="normal" fo:font-weight="normal" officeooo:rsid="108c6b87" style:font-name-asian="Noto Sans Mono CJK SC" style:font-size-asian="12pt" style:font-weight-asian="normal" style:font-name-complex="Liberation Mono" style:font-size-complex="12pt" style:font-weight-complex="normal"/>
    </style:style>
    <style:style style:name="T793" style:family="text">
      <style:text-properties fo:font-variant="normal" fo:text-transform="none" style:font-name="Handwriting" fo:font-size="12pt" fo:letter-spacing="normal" fo:font-style="normal" fo:font-weight="normal" officeooo:rsid="108da6c5" style:font-name-asian="Noto Sans Mono CJK SC" style:font-size-asian="12pt" style:font-weight-asian="normal" style:font-name-complex="Liberation Mono" style:font-size-complex="12pt" style:font-weight-complex="normal"/>
    </style:style>
    <style:style style:name="T794" style:family="text">
      <style:text-properties fo:font-variant="normal" fo:text-transform="none" style:font-name="Handwriting" fo:font-size="12pt" fo:letter-spacing="normal" fo:font-style="normal" fo:font-weight="normal" officeooo:rsid="108dd41a" style:font-name-asian="Noto Sans Mono CJK SC" style:font-size-asian="12pt" style:font-weight-asian="normal" style:font-name-complex="Liberation Mono" style:font-size-complex="12pt" style:font-weight-complex="normal"/>
    </style:style>
    <style:style style:name="T795" style:family="text">
      <style:text-properties fo:font-variant="normal" fo:text-transform="none" style:font-name="Handwriting" fo:font-size="12pt" fo:letter-spacing="normal" fo:font-style="normal" fo:font-weight="normal" officeooo:rsid="1090753f" style:font-name-asian="Noto Sans Mono CJK SC" style:font-size-asian="12pt" style:font-weight-asian="normal" style:font-name-complex="Liberation Mono" style:font-size-complex="12pt" style:font-weight-complex="normal"/>
    </style:style>
    <style:style style:name="T796" style:family="text">
      <style:text-properties fo:font-variant="normal" fo:text-transform="none" style:font-name="Handwriting" fo:font-size="12pt" fo:letter-spacing="normal" fo:font-style="normal" fo:font-weight="normal" officeooo:rsid="1092228f" style:font-name-asian="Noto Sans Mono CJK SC" style:font-size-asian="12pt" style:font-weight-asian="normal" style:font-name-complex="Liberation Mono" style:font-size-complex="12pt" style:font-weight-complex="normal"/>
    </style:style>
    <style:style style:name="T797" style:family="text">
      <style:text-properties fo:font-variant="normal" fo:text-transform="none" style:font-name="Handwriting" fo:font-size="12pt" fo:letter-spacing="normal" fo:font-style="normal" fo:font-weight="normal" officeooo:rsid="10938631" style:font-name-asian="Noto Sans Mono CJK SC" style:font-size-asian="12pt" style:font-weight-asian="normal" style:font-name-complex="Liberation Mono" style:font-size-complex="12pt" style:font-weight-complex="normal"/>
    </style:style>
    <style:style style:name="T798" style:family="text">
      <style:text-properties fo:font-variant="normal" fo:text-transform="none" style:font-name="Handwriting" fo:font-size="12pt" fo:letter-spacing="normal" fo:font-style="normal" fo:font-weight="normal" officeooo:rsid="109564b1" style:font-name-asian="Noto Sans Mono CJK SC" style:font-size-asian="12pt" style:font-weight-asian="normal" style:font-name-complex="Liberation Mono" style:font-size-complex="12pt" style:font-weight-complex="normal"/>
    </style:style>
    <style:style style:name="T799" style:family="text">
      <style:text-properties fo:font-variant="normal" fo:text-transform="none" style:font-name="Handwriting" fo:font-size="12pt" fo:letter-spacing="normal" fo:font-style="normal" fo:font-weight="normal" officeooo:rsid="109c27d7" style:font-name-asian="Noto Sans Mono CJK SC" style:font-size-asian="12pt" style:font-weight-asian="normal" style:font-name-complex="Liberation Mono" style:font-size-complex="12pt" style:font-weight-complex="normal"/>
    </style:style>
    <style:style style:name="T800" style:family="text">
      <style:text-properties fo:font-variant="normal" fo:text-transform="none" style:font-name="Handwriting" fo:font-size="12pt" fo:letter-spacing="normal" fo:font-style="normal" fo:font-weight="normal" officeooo:rsid="109c374a" style:font-name-asian="Noto Sans Mono CJK SC" style:font-size-asian="12pt" style:font-weight-asian="normal" style:font-name-complex="Liberation Mono" style:font-size-complex="12pt" style:font-weight-complex="normal"/>
    </style:style>
    <style:style style:name="T801" style:family="text">
      <style:text-properties fo:font-variant="normal" fo:text-transform="none" style:font-name="Handwriting" fo:font-size="12pt" fo:letter-spacing="normal" fo:font-style="normal" fo:font-weight="normal" officeooo:rsid="0fdbc7b3" style:font-name-asian="Noto Sans Mono CJK SC" style:font-size-asian="12pt" style:font-weight-asian="normal" style:font-name-complex="Liberation Mono" style:font-size-complex="12pt" style:font-weight-complex="normal"/>
    </style:style>
    <style:style style:name="T802" style:family="text">
      <style:text-properties fo:font-variant="normal" fo:text-transform="none" style:font-name="Handwriting" fo:font-size="12pt" fo:letter-spacing="normal" fo:font-style="normal" fo:font-weight="normal" officeooo:rsid="1033d2fa" style:font-name-asian="Noto Sans Mono CJK SC" style:font-size-asian="12pt" style:font-weight-asian="normal" style:font-name-complex="Liberation Mono" style:font-size-complex="12pt" style:font-weight-complex="normal"/>
    </style:style>
    <style:style style:name="T803" style:family="text">
      <style:text-properties fo:font-variant="normal" fo:text-transform="none" style:font-name="Handwriting" fo:font-size="12pt" fo:letter-spacing="normal" fo:font-style="normal" fo:font-weight="normal" officeooo:rsid="10352ea8" style:font-name-asian="Noto Sans Mono CJK SC" style:font-size-asian="12pt" style:font-weight-asian="normal" style:font-name-complex="Liberation Mono" style:font-size-complex="12pt" style:font-weight-complex="normal"/>
    </style:style>
    <style:style style:name="T804" style:family="text">
      <style:text-properties fo:font-variant="normal" fo:text-transform="none" style:font-name="Handwriting" fo:font-size="12pt" fo:letter-spacing="normal" fo:font-style="normal" fo:font-weight="normal" officeooo:rsid="10340208" style:font-name-asian="Noto Sans Mono CJK SC" style:font-size-asian="12pt" style:font-weight-asian="normal" style:font-name-complex="Liberation Mono" style:font-size-complex="12pt" style:font-weight-complex="normal"/>
    </style:style>
    <style:style style:name="T805" style:family="text">
      <style:text-properties fo:font-variant="normal" fo:text-transform="none" style:font-name="Handwriting" fo:font-size="12pt" fo:letter-spacing="normal" fo:font-style="normal" fo:font-weight="normal" officeooo:rsid="0fdd2309" style:font-name-asian="Noto Sans Mono CJK SC" style:font-size-asian="12pt" style:font-weight-asian="normal" style:font-name-complex="Liberation Mono" style:font-size-complex="12pt" style:font-weight-complex="normal"/>
    </style:style>
    <style:style style:name="T806" style:family="text">
      <style:text-properties fo:font-variant="normal" fo:text-transform="none" style:font-name="Handwriting" fo:font-size="12pt" fo:letter-spacing="normal" fo:font-style="normal" fo:font-weight="normal" officeooo:rsid="0fddf9e8" style:font-name-asian="Noto Sans Mono CJK SC" style:font-size-asian="12pt" style:font-weight-asian="normal" style:font-name-complex="Liberation Mono" style:font-size-complex="12pt" style:font-weight-complex="normal"/>
    </style:style>
    <style:style style:name="T807" style:family="text">
      <style:text-properties fo:font-variant="normal" fo:text-transform="none" style:font-name="Handwriting" fo:font-size="12pt" fo:letter-spacing="normal" fo:font-style="normal" fo:font-weight="normal" officeooo:rsid="10a094cc" style:font-name-asian="Noto Sans Mono CJK SC" style:font-size-asian="12pt" style:font-weight-asian="normal" style:font-name-complex="Liberation Mono" style:font-size-complex="12pt" style:font-weight-complex="normal"/>
    </style:style>
    <style:style style:name="T808" style:family="text">
      <style:text-properties fo:font-variant="normal" fo:text-transform="none" style:font-name="Handwriting" fo:font-size="12pt" fo:letter-spacing="normal" fo:font-style="normal" fo:font-weight="normal" officeooo:rsid="0fde1aac" style:font-name-asian="Noto Sans Mono CJK SC" style:font-size-asian="12pt" style:font-weight-asian="normal" style:font-name-complex="Liberation Mono" style:font-size-complex="12pt" style:font-weight-complex="normal"/>
    </style:style>
    <style:style style:name="T809" style:family="text">
      <style:text-properties fo:font-variant="normal" fo:text-transform="none" style:font-name="Handwriting" fo:font-size="12pt" fo:letter-spacing="normal" fo:font-style="normal" fo:font-weight="normal" officeooo:rsid="103692aa" style:font-name-asian="Noto Sans Mono CJK SC" style:font-size-asian="12pt" style:font-weight-asian="normal" style:font-name-complex="Liberation Mono" style:font-size-complex="12pt" style:font-weight-complex="normal"/>
    </style:style>
    <style:style style:name="T810" style:family="text">
      <style:text-properties fo:font-variant="normal" fo:text-transform="none" style:font-name="Handwriting" fo:font-size="12pt" fo:letter-spacing="normal" fo:font-style="normal" fo:font-weight="normal" officeooo:rsid="0fdfae3a" style:font-name-asian="Noto Sans Mono CJK SC" style:font-size-asian="12pt" style:font-weight-asian="normal" style:font-name-complex="Liberation Mono" style:font-size-complex="12pt" style:font-weight-complex="normal"/>
    </style:style>
    <style:style style:name="T811" style:family="text">
      <style:text-properties fo:font-variant="normal" fo:text-transform="none" style:font-name="Handwriting" fo:font-size="12pt" fo:letter-spacing="normal" fo:font-style="normal" fo:font-weight="normal" officeooo:rsid="10a18992" style:font-name-asian="Noto Sans Mono CJK SC" style:font-size-asian="12pt" style:font-weight-asian="normal" style:font-name-complex="Liberation Mono" style:font-size-complex="12pt" style:font-weight-complex="normal"/>
    </style:style>
    <style:style style:name="T812" style:family="text">
      <style:text-properties fo:font-variant="normal" fo:text-transform="none" style:font-name="Handwriting" fo:font-size="12pt" fo:letter-spacing="normal" fo:font-style="normal" fo:font-weight="normal" officeooo:rsid="0fe2f0f9" style:font-name-asian="Noto Sans Mono CJK SC" style:font-size-asian="12pt" style:font-weight-asian="normal" style:font-name-complex="Liberation Mono" style:font-size-complex="12pt" style:font-weight-complex="normal"/>
    </style:style>
    <style:style style:name="T813" style:family="text">
      <style:text-properties fo:font-variant="normal" fo:text-transform="none" style:font-name="Handwriting" fo:font-size="12pt" fo:letter-spacing="normal" fo:font-style="normal" fo:font-weight="normal" officeooo:rsid="0fe31d0f" style:font-name-asian="Noto Sans Mono CJK SC" style:font-size-asian="12pt" style:font-weight-asian="normal" style:font-name-complex="Liberation Mono" style:font-size-complex="12pt" style:font-weight-complex="normal"/>
    </style:style>
    <style:style style:name="T814" style:family="text">
      <style:text-properties fo:font-variant="normal" fo:text-transform="none" style:font-name="Handwriting" fo:font-size="12pt" fo:letter-spacing="normal" fo:font-style="normal" fo:font-weight="normal" officeooo:rsid="0fe4f1b3" style:font-name-asian="Noto Sans Mono CJK SC" style:font-size-asian="12pt" style:font-weight-asian="normal" style:font-name-complex="Liberation Mono" style:font-size-complex="12pt" style:font-weight-complex="normal"/>
    </style:style>
    <style:style style:name="T815" style:family="text">
      <style:text-properties fo:font-variant="normal" fo:text-transform="none" style:font-name="Handwriting" fo:font-size="12pt" fo:letter-spacing="normal" fo:font-style="normal" fo:font-weight="normal" officeooo:rsid="0fe6a370" style:font-name-asian="Noto Sans Mono CJK SC" style:font-size-asian="12pt" style:font-weight-asian="normal" style:font-name-complex="Liberation Mono" style:font-size-complex="12pt" style:font-weight-complex="normal"/>
    </style:style>
    <style:style style:name="T816" style:family="text">
      <style:text-properties fo:font-variant="normal" fo:text-transform="none" style:font-name="Handwriting" fo:font-size="12pt" fo:letter-spacing="normal" fo:font-style="normal" fo:font-weight="normal" officeooo:rsid="0fe77603" style:font-name-asian="Noto Sans Mono CJK SC" style:font-size-asian="12pt" style:font-weight-asian="normal" style:font-name-complex="Liberation Mono" style:font-size-complex="12pt" style:font-weight-complex="normal"/>
    </style:style>
    <style:style style:name="T817" style:family="text">
      <style:text-properties fo:font-variant="normal" fo:text-transform="none" style:font-name="Handwriting" fo:font-size="12pt" fo:letter-spacing="normal" fo:font-style="normal" fo:font-weight="normal" officeooo:rsid="0fe943aa" style:font-name-asian="Noto Sans Mono CJK SC" style:font-size-asian="12pt" style:font-weight-asian="normal" style:font-name-complex="Liberation Mono" style:font-size-complex="12pt" style:font-weight-complex="normal"/>
    </style:style>
    <style:style style:name="T818" style:family="text">
      <style:text-properties fo:font-variant="normal" fo:text-transform="none" style:font-name="Handwriting" fo:font-size="12pt" fo:letter-spacing="normal" fo:font-style="normal" fo:font-weight="normal" officeooo:rsid="0feaba95" style:font-name-asian="Noto Sans Mono CJK SC" style:font-size-asian="12pt" style:font-weight-asian="normal" style:font-name-complex="Liberation Mono" style:font-size-complex="12pt" style:font-weight-complex="normal"/>
    </style:style>
    <style:style style:name="T819" style:family="text">
      <style:text-properties fo:font-variant="normal" fo:text-transform="none" style:font-name="Handwriting" fo:font-size="12pt" fo:letter-spacing="normal" fo:font-style="normal" fo:font-weight="normal" officeooo:rsid="10a2cc8b" style:font-name-asian="Noto Sans Mono CJK SC" style:font-size-asian="12pt" style:font-weight-asian="normal" style:font-name-complex="Liberation Mono" style:font-size-complex="12pt" style:font-weight-complex="normal"/>
    </style:style>
    <style:style style:name="T820" style:family="text">
      <style:text-properties fo:font-variant="normal" fo:text-transform="none" style:font-name="Handwriting" fo:font-size="12pt" fo:letter-spacing="normal" fo:font-style="normal" fo:font-weight="normal" officeooo:rsid="0febcc8b" style:font-name-asian="Noto Sans Mono CJK SC" style:font-size-asian="12pt" style:font-weight-asian="normal" style:font-name-complex="Liberation Mono" style:font-size-complex="12pt" style:font-weight-complex="normal"/>
    </style:style>
    <style:style style:name="T821" style:family="text">
      <style:text-properties fo:font-variant="normal" fo:text-transform="none" style:font-name="Handwriting" fo:font-size="12pt" fo:letter-spacing="normal" fo:font-style="normal" fo:font-weight="normal" officeooo:rsid="0fed7b16" style:font-name-asian="Noto Sans Mono CJK SC" style:font-size-asian="12pt" style:font-weight-asian="normal" style:font-name-complex="Liberation Mono" style:font-size-complex="12pt" style:font-weight-complex="normal"/>
    </style:style>
    <style:style style:name="T822" style:family="text">
      <style:text-properties fo:font-variant="normal" fo:text-transform="none" style:font-name="Handwriting" fo:font-size="12pt" fo:letter-spacing="normal" fo:font-style="normal" fo:font-weight="normal" officeooo:rsid="1061974d" style:font-name-asian="Noto Sans Mono CJK SC" style:font-size-asian="12pt" style:font-weight-asian="normal" style:font-name-complex="Liberation Mono" style:font-size-complex="12pt" style:font-weight-complex="normal"/>
    </style:style>
    <style:style style:name="T823" style:family="text">
      <style:text-properties fo:font-variant="normal" fo:text-transform="none" style:font-name="Handwriting" fo:font-size="12pt" fo:letter-spacing="normal" fo:font-style="normal" fo:font-weight="normal" officeooo:rsid="03a44a12" style:font-name-asian="Noto Sans Mono CJK SC" style:font-size-asian="12pt" style:font-weight-asian="normal" style:font-name-complex="Liberation Mono" style:font-size-complex="12pt" style:font-weight-complex="normal"/>
    </style:style>
    <style:style style:name="T824" style:family="text">
      <style:text-properties fo:font-variant="normal" fo:text-transform="none" style:font-name="Handwriting" fo:font-size="12pt" fo:letter-spacing="normal" fo:font-style="normal" fo:font-weight="normal" officeooo:rsid="0482169f" style:font-name-asian="Noto Sans Mono CJK SC" style:font-size-asian="12pt" style:font-weight-asian="normal" style:font-name-complex="Liberation Mono" style:font-size-complex="12pt" style:font-weight-complex="normal"/>
    </style:style>
    <style:style style:name="T825" style:family="text">
      <style:text-properties fo:font-variant="normal" fo:text-transform="none" style:font-name="Handwriting" fo:font-size="12pt" fo:letter-spacing="normal" fo:font-style="normal" fo:font-weight="normal" officeooo:rsid="0483b00c" style:font-name-asian="Noto Sans Mono CJK SC" style:font-size-asian="12pt" style:font-weight-asian="normal" style:font-name-complex="Liberation Mono" style:font-size-complex="12pt" style:font-weight-complex="normal"/>
    </style:style>
    <style:style style:name="T826" style:family="text">
      <style:text-properties fo:font-variant="normal" fo:text-transform="none" style:font-name="Handwriting" fo:font-size="12pt" fo:letter-spacing="normal" fo:font-style="normal" fo:font-weight="normal" officeooo:rsid="10a554e5" style:font-name-asian="Noto Sans Mono CJK SC" style:font-size-asian="12pt" style:font-weight-asian="normal" style:font-name-complex="Liberation Mono" style:font-size-complex="12pt" style:font-weight-complex="normal"/>
    </style:style>
    <style:style style:name="T827" style:family="text">
      <style:text-properties fo:font-variant="normal" fo:text-transform="none" style:font-name="Handwriting" fo:font-size="12pt" fo:letter-spacing="normal" fo:font-style="normal" fo:font-weight="normal" officeooo:rsid="04837694" style:font-name-asian="Noto Sans Mono CJK SC" style:font-size-asian="12pt" style:font-weight-asian="normal" style:font-name-complex="Liberation Mono" style:font-size-complex="12pt" style:font-weight-complex="normal"/>
    </style:style>
    <style:style style:name="T828" style:family="text">
      <style:text-properties fo:font-variant="normal" fo:text-transform="none" style:font-name="Handwriting" fo:font-size="12pt" fo:letter-spacing="normal" fo:font-style="normal" fo:font-weight="normal" officeooo:rsid="04828846" style:font-name-asian="Noto Sans Mono CJK SC" style:font-size-asian="12pt" style:font-weight-asian="normal" style:font-name-complex="Liberation Mono" style:font-size-complex="12pt" style:font-weight-complex="normal"/>
    </style:style>
    <style:style style:name="T829" style:family="text">
      <style:text-properties fo:font-variant="normal" fo:text-transform="none" style:font-name="Handwriting" fo:font-size="12pt" fo:letter-spacing="normal" fo:font-style="normal" fo:font-weight="normal" officeooo:rsid="0484a2e3" style:font-name-asian="Noto Sans Mono CJK SC" style:font-size-asian="12pt" style:font-weight-asian="normal" style:font-name-complex="Liberation Mono" style:font-size-complex="12pt" style:font-weight-complex="normal"/>
    </style:style>
    <style:style style:name="T830" style:family="text">
      <style:text-properties fo:font-variant="normal" fo:text-transform="none" style:font-name="Handwriting" fo:font-size="12pt" fo:letter-spacing="normal" fo:font-style="normal" fo:font-weight="normal" officeooo:rsid="03b0a921" style:font-name-asian="Noto Sans Mono CJK SC" style:font-size-asian="12pt" style:font-weight-asian="normal" style:font-name-complex="Liberation Mono" style:font-size-complex="12pt" style:font-weight-complex="normal"/>
    </style:style>
    <style:style style:name="T831" style:family="text">
      <style:text-properties fo:font-variant="normal" fo:text-transform="none" style:font-name="Handwriting" fo:font-size="12pt" fo:letter-spacing="normal" fo:font-style="normal" fo:font-weight="normal" officeooo:rsid="10a585a1" style:font-name-asian="Noto Sans Mono CJK SC" style:font-size-asian="12pt" style:font-weight-asian="normal" style:font-name-complex="Liberation Mono" style:font-size-complex="12pt" style:font-weight-complex="normal"/>
    </style:style>
    <style:style style:name="T832" style:family="text">
      <style:text-properties fo:font-variant="normal" fo:text-transform="none" style:font-name="Handwriting" fo:font-size="12pt" fo:letter-spacing="normal" fo:font-style="normal" fo:font-weight="normal" officeooo:rsid="10a8ff2c" style:font-name-asian="Noto Sans Mono CJK SC" style:font-size-asian="12pt" style:font-weight-asian="normal" style:font-name-complex="Liberation Mono" style:font-size-complex="12pt" style:font-weight-complex="normal"/>
    </style:style>
    <style:style style:name="T833" style:family="text">
      <style:text-properties fo:font-variant="normal" fo:text-transform="none" style:font-name="Handwriting" fo:font-size="12pt" fo:letter-spacing="normal" fo:font-style="normal" fo:font-weight="normal" officeooo:rsid="10a9c0b1" style:font-name-asian="Noto Sans Mono CJK SC" style:font-size-asian="12pt" style:font-weight-asian="normal" style:font-name-complex="Liberation Mono" style:font-size-complex="12pt" style:font-weight-complex="normal"/>
    </style:style>
    <style:style style:name="T834" style:family="text">
      <style:text-properties fo:font-variant="normal" fo:text-transform="none" style:font-name="Handwriting" fo:font-size="12pt" fo:letter-spacing="normal" fo:font-style="normal" fo:font-weight="normal" officeooo:rsid="10b8acf3" style:font-name-asian="Noto Sans Mono CJK SC" style:font-size-asian="12pt" style:font-weight-asian="normal" style:font-name-complex="Liberation Mono" style:font-size-complex="12pt" style:font-weight-complex="normal"/>
    </style:style>
    <style:style style:name="T835" style:family="text">
      <style:text-properties fo:font-variant="normal" fo:text-transform="none" style:font-name="Handwriting" fo:font-size="12pt" fo:letter-spacing="normal" fo:font-style="normal" fo:font-weight="normal" officeooo:rsid="0e5f9b2f" style:font-name-asian="Noto Sans Mono CJK SC" style:font-size-asian="12pt" style:font-weight-asian="normal" style:font-name-complex="Liberation Mono" style:font-size-complex="12pt" style:font-weight-complex="normal"/>
    </style:style>
    <style:style style:name="T836" style:family="text">
      <style:text-properties fo:font-variant="normal" fo:text-transform="none" style:font-name="Handwriting" fo:font-size="12pt" fo:letter-spacing="normal" fo:font-style="normal" fo:font-weight="normal" officeooo:rsid="101f4ff2" style:font-name-asian="Noto Sans Mono CJK SC" style:font-size-asian="12pt" style:font-weight-asian="normal" style:font-name-complex="Liberation Mono" style:font-size-complex="12pt" style:font-weight-complex="normal"/>
    </style:style>
    <style:style style:name="T837" style:family="text">
      <style:text-properties fo:font-variant="normal" fo:text-transform="none" style:font-name="Handwriting" fo:font-size="12pt" fo:letter-spacing="normal" fo:font-style="normal" fo:font-weight="normal" officeooo:rsid="10208c6a" style:font-name-asian="Noto Sans Mono CJK SC" style:font-size-asian="12pt" style:font-weight-asian="normal" style:font-name-complex="Liberation Mono" style:font-size-complex="12pt" style:font-weight-complex="normal"/>
    </style:style>
    <style:style style:name="T838" style:family="text">
      <style:text-properties fo:font-variant="normal" fo:text-transform="none" style:font-name="Handwriting" fo:font-size="12pt" fo:letter-spacing="normal" fo:font-style="normal" fo:font-weight="normal" officeooo:rsid="1023f53f" style:font-name-asian="Noto Sans Mono CJK SC" style:font-size-asian="12pt" style:font-weight-asian="normal" style:font-name-complex="Liberation Mono" style:font-size-complex="12pt" style:font-weight-complex="normal"/>
    </style:style>
    <style:style style:name="T839" style:family="text">
      <style:text-properties fo:font-variant="normal" fo:text-transform="none" style:font-name="Handwriting" fo:font-size="12pt" fo:letter-spacing="normal" fo:font-style="normal" fo:font-weight="normal" officeooo:rsid="10bc7142" style:font-name-asian="Noto Sans Mono CJK SC" style:font-size-asian="12pt" style:font-weight-asian="normal" style:font-name-complex="Liberation Mono" style:font-size-complex="12pt" style:font-weight-complex="normal"/>
    </style:style>
    <style:style style:name="T840" style:family="text">
      <style:text-properties fo:font-variant="normal" fo:text-transform="none" style:font-name="Handwriting" fo:font-size="12pt" fo:letter-spacing="normal" fo:font-style="normal" fo:font-weight="normal" officeooo:rsid="10243615" style:font-name-asian="Noto Sans Mono CJK SC" style:font-size-asian="12pt" style:font-weight-asian="normal" style:font-name-complex="Liberation Mono" style:font-size-complex="12pt" style:font-weight-complex="normal"/>
    </style:style>
    <style:style style:name="T841" style:family="text">
      <style:text-properties fo:font-variant="normal" fo:text-transform="none" style:font-name="Handwriting" fo:font-size="12pt" fo:letter-spacing="normal" fo:font-style="normal" fo:font-weight="normal" officeooo:rsid="1025492b" style:font-name-asian="Noto Sans Mono CJK SC" style:font-size-asian="12pt" style:font-weight-asian="normal" style:font-name-complex="Liberation Mono" style:font-size-complex="12pt" style:font-weight-complex="normal"/>
    </style:style>
    <style:style style:name="T842" style:family="text">
      <style:text-properties fo:font-variant="normal" fo:text-transform="none" style:font-name="Handwriting" fo:font-size="12pt" fo:letter-spacing="normal" fo:font-style="normal" fo:font-weight="normal" officeooo:rsid="102b6d38" style:font-name-asian="Noto Sans Mono CJK SC" style:font-size-asian="12pt" style:font-weight-asian="normal" style:font-name-complex="Liberation Mono" style:font-size-complex="12pt" style:font-weight-complex="normal"/>
    </style:style>
    <style:style style:name="T843" style:family="text">
      <style:text-properties fo:font-variant="normal" fo:text-transform="none" style:font-name="Handwriting" fo:font-size="12pt" fo:letter-spacing="normal" fo:font-style="normal" fo:font-weight="normal" officeooo:rsid="10bd3c7f" style:font-name-asian="Noto Sans Mono CJK SC" style:font-size-asian="12pt" style:font-weight-asian="normal" style:font-name-complex="Liberation Mono" style:font-size-complex="12pt" style:font-weight-complex="normal"/>
    </style:style>
    <style:style style:name="T844" style:family="text">
      <style:text-properties fo:font-variant="normal" fo:text-transform="none" style:font-name="Handwriting" fo:font-size="12pt" fo:letter-spacing="normal" fo:font-style="normal" fo:font-weight="normal" officeooo:rsid="102b7bd3" style:font-name-asian="Noto Sans Mono CJK SC" style:font-size-asian="12pt" style:font-weight-asian="normal" style:font-name-complex="Liberation Mono" style:font-size-complex="12pt" style:font-weight-complex="normal"/>
    </style:style>
    <style:style style:name="T845" style:family="text">
      <style:text-properties fo:font-variant="normal" fo:text-transform="none"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846" style:family="text">
      <style:text-properties fo:font-variant="normal" fo:text-transform="none" style:font-name="Handwriting" fo:font-size="12pt" fo:letter-spacing="normal" fo:font-style="normal" fo:font-weight="normal" officeooo:rsid="103c54d5" style:font-name-asian="Noto Sans Mono CJK SC" style:font-size-asian="12pt" style:font-weight-asian="normal" style:font-name-complex="Liberation Mono" style:font-size-complex="12pt" style:font-weight-complex="normal"/>
    </style:style>
    <style:style style:name="T847" style:family="text">
      <style:text-properties fo:font-variant="normal" fo:text-transform="none" style:font-name="Handwriting" fo:font-size="12pt" fo:letter-spacing="normal" fo:font-style="normal" fo:font-weight="normal" officeooo:rsid="103ce6b7" style:font-name-asian="Noto Sans Mono CJK SC" style:font-size-asian="12pt" style:font-weight-asian="normal" style:font-name-complex="Liberation Mono" style:font-size-complex="12pt" style:font-weight-complex="normal"/>
    </style:style>
    <style:style style:name="T848" style:family="text">
      <style:text-properties fo:font-variant="normal" fo:text-transform="none" style:font-name="Handwriting" fo:font-size="12pt" fo:letter-spacing="normal" fo:font-style="normal" fo:font-weight="normal" officeooo:rsid="103d0f80" style:font-name-asian="Noto Sans Mono CJK SC" style:font-size-asian="12pt" style:font-weight-asian="normal" style:font-name-complex="Liberation Mono" style:font-size-complex="12pt" style:font-weight-complex="normal"/>
    </style:style>
    <style:style style:name="T849" style:family="text">
      <style:text-properties fo:font-variant="normal" fo:text-transform="none" style:font-name="Handwriting" fo:font-size="12pt" fo:letter-spacing="normal" fo:font-style="normal" fo:font-weight="normal" officeooo:rsid="10be23a5" style:font-name-asian="Noto Sans Mono CJK SC" style:font-size-asian="12pt" style:font-weight-asian="normal" style:font-name-complex="Liberation Mono" style:font-size-complex="12pt" style:font-weight-complex="normal"/>
    </style:style>
    <style:style style:name="T850" style:family="text">
      <style:text-properties fo:font-variant="normal" fo:text-transform="none" style:font-name="Handwriting" fo:font-size="12pt" fo:letter-spacing="normal" fo:font-style="normal" fo:font-weight="normal" officeooo:rsid="10c36065" style:font-name-asian="Noto Sans Mono CJK SC" style:font-size-asian="12pt" style:font-weight-asian="normal" style:font-name-complex="Liberation Mono" style:font-size-complex="12pt" style:font-weight-complex="normal"/>
    </style:style>
    <style:style style:name="T851" style:family="text">
      <style:text-properties fo:font-variant="normal" fo:text-transform="none" style:font-name="Handwriting" fo:font-size="12pt" fo:letter-spacing="normal" fo:font-style="normal" fo:font-weight="normal" officeooo:rsid="10c50d96" style:font-name-asian="Noto Sans Mono CJK SC" style:font-size-asian="12pt" style:font-weight-asian="normal" style:font-name-complex="Liberation Mono" style:font-size-complex="12pt" style:font-weight-complex="normal"/>
    </style:style>
    <style:style style:name="T852" style:family="text">
      <style:text-properties fo:font-variant="normal" fo:text-transform="none" style:font-name="Handwriting" fo:font-size="12pt" fo:letter-spacing="normal" fo:font-style="normal" fo:font-weight="normal" officeooo:rsid="10cd30dd" style:font-name-asian="Noto Sans Mono CJK SC" style:font-size-asian="12pt" style:font-weight-asian="normal" style:font-name-complex="Liberation Mono" style:font-size-complex="12pt" style:font-weight-complex="normal"/>
    </style:style>
    <style:style style:name="T853" style:family="text">
      <style:text-properties fo:font-variant="normal" fo:text-transform="none" style:font-name="Handwriting" fo:font-size="12pt" fo:letter-spacing="normal" fo:font-style="normal" fo:font-weight="normal" officeooo:rsid="10cf1136" style:font-name-asian="Noto Sans Mono CJK SC" style:font-size-asian="12pt" style:font-weight-asian="normal" style:font-name-complex="Liberation Mono" style:font-size-complex="12pt" style:font-weight-complex="normal"/>
    </style:style>
    <style:style style:name="T854" style:family="text">
      <style:text-properties fo:font-variant="normal" fo:text-transform="none" style:font-name="Handwriting" fo:font-size="12pt" fo:letter-spacing="normal" fo:font-style="normal" fo:font-weight="normal" officeooo:rsid="10d13a82" style:font-name-asian="Noto Sans Mono CJK SC" style:font-size-asian="12pt" style:font-weight-asian="normal" style:font-name-complex="Liberation Mono" style:font-size-complex="12pt" style:font-weight-complex="normal"/>
    </style:style>
    <style:style style:name="T855" style:family="text">
      <style:text-properties fo:font-variant="normal" fo:text-transform="none" style:font-name="Handwriting" fo:font-size="12pt" fo:letter-spacing="normal" fo:font-style="normal" fo:font-weight="normal" officeooo:rsid="03c79410" style:font-name-asian="Noto Sans Mono CJK SC" style:font-size-asian="12pt" style:font-weight-asian="normal" style:font-name-complex="Liberation Mono" style:font-size-complex="12pt" style:font-weight-complex="normal"/>
    </style:style>
    <style:style style:name="T856" style:family="text">
      <style:text-properties fo:font-variant="normal" fo:text-transform="none" style:font-name="Handwriting" fo:font-size="12pt" fo:letter-spacing="normal" fo:font-style="normal" fo:font-weight="normal" officeooo:rsid="10df0abf" style:font-name-asian="Noto Sans Mono CJK SC" style:font-size-asian="12pt" style:font-weight-asian="normal" style:font-name-complex="Liberation Mono" style:font-size-complex="12pt" style:font-weight-complex="normal"/>
    </style:style>
    <style:style style:name="T857" style:family="text">
      <style:text-properties fo:font-variant="normal" fo:text-transform="none" style:font-name="Handwriting" fo:font-size="12pt" fo:letter-spacing="normal" fo:font-style="normal" fo:font-weight="normal" officeooo:rsid="10e97a72" style:font-name-asian="Noto Sans Mono CJK SC" style:font-size-asian="12pt" style:font-weight-asian="normal" style:font-name-complex="Liberation Mono" style:font-size-complex="12pt" style:font-weight-complex="normal"/>
    </style:style>
    <style:style style:name="T858" style:family="text">
      <style:text-properties fo:font-variant="normal" fo:text-transform="none" style:font-name="Handwriting" fo:font-size="12pt" fo:letter-spacing="normal" fo:font-style="normal" fo:font-weight="normal" officeooo:rsid="10fd48da" style:font-name-asian="Noto Sans Mono CJK SC" style:font-size-asian="12pt" style:font-weight-asian="normal" style:font-name-complex="Liberation Mono" style:font-size-complex="12pt" style:font-weight-complex="normal"/>
    </style:style>
    <style:style style:name="T859" style:family="text">
      <style:text-properties fo:font-variant="normal" fo:text-transform="none" style:font-name="Handwriting" fo:font-size="12pt" fo:letter-spacing="normal" fo:font-style="normal" fo:font-weight="normal" officeooo:rsid="10ff4c57" style:font-name-asian="Noto Sans Mono CJK SC" style:font-size-asian="12pt" style:font-weight-asian="normal" style:font-name-complex="Liberation Mono" style:font-size-complex="12pt" style:font-weight-complex="normal"/>
    </style:style>
    <style:style style:name="T860" style:family="text">
      <style:text-properties fo:font-variant="normal" fo:text-transform="none" style:font-name="Handwriting" fo:font-size="12pt" fo:letter-spacing="normal" fo:font-style="normal" fo:font-weight="normal" officeooo:rsid="10ffd688" style:font-name-asian="Noto Sans Mono CJK SC" style:font-size-asian="12pt" style:font-weight-asian="normal" style:font-name-complex="Liberation Mono" style:font-size-complex="12pt" style:font-weight-complex="normal"/>
    </style:style>
    <style:style style:name="T861" style:family="text">
      <style:text-properties fo:font-variant="normal" fo:text-transform="none" style:font-name="Handwriting" fo:font-size="12pt" fo:letter-spacing="normal" fo:font-style="normal" fo:font-weight="normal" officeooo:rsid="11008e11" style:font-name-asian="Noto Sans Mono CJK SC" style:font-size-asian="12pt" style:font-weight-asian="normal" style:font-name-complex="Liberation Mono" style:font-size-complex="12pt" style:font-weight-complex="normal"/>
    </style:style>
    <style:style style:name="T862" style:family="text">
      <style:text-properties fo:font-variant="normal" fo:text-transform="none" style:font-name="Handwriting" fo:font-size="12pt" fo:letter-spacing="normal" fo:font-style="normal" fo:font-weight="normal" officeooo:rsid="11039b90" style:font-name-asian="Noto Sans Mono CJK SC" style:font-size-asian="12pt" style:font-weight-asian="normal" style:font-name-complex="Liberation Mono" style:font-size-complex="12pt" style:font-weight-complex="normal"/>
    </style:style>
    <style:style style:name="T863" style:family="text">
      <style:text-properties fo:font-variant="normal" fo:text-transform="none" style:font-name="Handwriting" fo:font-size="12pt" fo:letter-spacing="normal" fo:font-style="normal" fo:font-weight="normal" officeooo:rsid="110473b5" style:font-name-asian="Noto Sans Mono CJK SC" style:font-size-asian="12pt" style:font-weight-asian="normal" style:font-name-complex="Liberation Mono" style:font-size-complex="12pt" style:font-weight-complex="normal"/>
    </style:style>
    <style:style style:name="T864" style:family="text">
      <style:text-properties fo:font-variant="normal" fo:text-transform="none" style:font-name="Handwriting" fo:font-size="12pt" fo:letter-spacing="normal" fo:font-style="normal" fo:font-weight="normal" officeooo:rsid="1105bf72" style:font-name-asian="Noto Sans Mono CJK SC" style:font-size-asian="12pt" style:font-weight-asian="normal" style:font-name-complex="Liberation Mono" style:font-size-complex="12pt" style:font-weight-complex="normal"/>
    </style:style>
    <style:style style:name="T865" style:family="text">
      <style:text-properties fo:font-variant="normal" fo:text-transform="none" style:font-name="Handwriting" fo:font-size="12pt" fo:letter-spacing="normal" fo:font-style="normal" fo:font-weight="normal" officeooo:rsid="110763d1" style:font-name-asian="Noto Sans Mono CJK SC" style:font-size-asian="12pt" style:font-weight-asian="normal" style:font-name-complex="Liberation Mono" style:font-size-complex="12pt" style:font-weight-complex="normal"/>
    </style:style>
    <style:style style:name="T866" style:family="text">
      <style:text-properties fo:font-variant="normal" fo:text-transform="none" style:font-name="Handwriting" fo:font-size="12pt" fo:letter-spacing="normal" fo:font-style="normal" fo:font-weight="normal" officeooo:rsid="11090d25" style:font-name-asian="Noto Sans Mono CJK SC" style:font-size-asian="12pt" style:font-weight-asian="normal" style:font-name-complex="Liberation Mono" style:font-size-complex="12pt" style:font-weight-complex="normal"/>
    </style:style>
    <style:style style:name="T867" style:family="text">
      <style:text-properties fo:font-variant="normal" fo:text-transform="none" style:font-name="Handwriting" fo:font-size="12pt" fo:letter-spacing="normal" fo:font-style="normal" fo:font-weight="normal" officeooo:rsid="110ac759" style:font-name-asian="Noto Sans Mono CJK SC" style:font-size-asian="12pt" style:font-weight-asian="normal" style:font-name-complex="Liberation Mono" style:font-size-complex="12pt" style:font-weight-complex="normal"/>
    </style:style>
    <style:style style:name="T868" style:family="text">
      <style:text-properties fo:font-variant="normal" fo:text-transform="none" style:font-name="Handwriting" fo:font-size="12pt" fo:letter-spacing="normal" fo:font-style="normal" fo:font-weight="normal" officeooo:rsid="110afbb4" style:font-name-asian="Noto Sans Mono CJK SC" style:font-size-asian="12pt" style:font-weight-asian="normal" style:font-name-complex="Liberation Mono" style:font-size-complex="12pt" style:font-weight-complex="normal"/>
    </style:style>
    <style:style style:name="T869" style:family="text">
      <style:text-properties fo:font-variant="normal" fo:text-transform="none" style:font-name="Handwriting" fo:font-size="12pt" fo:letter-spacing="normal" fo:font-style="normal" fo:font-weight="normal" officeooo:rsid="048e0ebe" style:font-name-asian="Noto Sans Mono CJK SC" style:font-size-asian="12pt" style:font-weight-asian="normal" style:font-name-complex="Liberation Mono" style:font-size-complex="12pt" style:font-weight-complex="normal"/>
    </style:style>
    <style:style style:name="T870" style:family="text">
      <style:text-properties fo:font-variant="normal" fo:text-transform="none" style:font-name="Handwriting" fo:font-size="12pt" fo:letter-spacing="normal" fo:font-style="normal" fo:font-weight="normal" officeooo:rsid="04a6f61f" style:font-name-asian="Noto Sans Mono CJK SC" style:font-size-asian="12pt" style:font-weight-asian="normal" style:font-name-complex="Liberation Mono" style:font-size-complex="12pt" style:font-weight-complex="normal"/>
    </style:style>
    <style:style style:name="T871" style:family="text">
      <style:text-properties fo:font-variant="normal" fo:text-transform="none" style:font-name="Handwriting" fo:font-size="12pt" fo:letter-spacing="normal" fo:font-style="normal" fo:font-weight="normal" officeooo:rsid="11104c1e" style:font-name-asian="Noto Sans Mono CJK SC" style:font-size-asian="12pt" style:font-weight-asian="normal" style:font-name-complex="Liberation Mono" style:font-size-complex="12pt" style:font-weight-complex="normal"/>
    </style:style>
    <style:style style:name="T872" style:family="text">
      <style:text-properties fo:font-variant="normal" fo:text-transform="none" style:font-name="Handwriting" fo:font-size="12pt" fo:letter-spacing="normal" fo:font-style="normal" fo:font-weight="normal" officeooo:rsid="110f04d7" style:font-name-asian="Noto Sans Mono CJK SC" style:font-size-asian="12pt" style:font-weight-asian="normal" style:font-name-complex="Liberation Mono" style:font-size-complex="12pt" style:font-weight-complex="normal"/>
    </style:style>
    <style:style style:name="T873" style:family="text">
      <style:text-properties fo:font-variant="normal" fo:text-transform="none" style:font-name="Handwriting" fo:font-size="12pt" fo:letter-spacing="normal" fo:font-style="normal" fo:font-weight="normal" officeooo:rsid="1113b289" style:font-name-asian="Noto Sans Mono CJK SC" style:font-size-asian="12pt" style:font-weight-asian="normal" style:font-name-complex="Liberation Mono" style:font-size-complex="12pt" style:font-weight-complex="normal"/>
    </style:style>
    <style:style style:name="T874" style:family="text">
      <style:text-properties fo:font-variant="normal" fo:text-transform="none" style:font-name="Handwriting" fo:font-size="12pt" fo:letter-spacing="normal" fo:font-style="normal" fo:font-weight="normal" officeooo:rsid="11162ae5" style:font-name-asian="Noto Sans Mono CJK SC" style:font-size-asian="12pt" style:font-weight-asian="normal" style:font-name-complex="Liberation Mono" style:font-size-complex="12pt" style:font-weight-complex="normal"/>
    </style:style>
    <style:style style:name="T875" style:family="text">
      <style:text-properties fo:font-variant="normal" fo:text-transform="none" style:font-name="Handwriting" fo:font-size="12pt" fo:letter-spacing="normal" fo:font-style="normal" fo:font-weight="normal" officeooo:rsid="1116682b" style:font-name-asian="Noto Sans Mono CJK SC" style:font-size-asian="12pt" style:font-weight-asian="normal" style:font-name-complex="Liberation Mono" style:font-size-complex="12pt" style:font-weight-complex="normal"/>
    </style:style>
    <style:style style:name="T876" style:family="text">
      <style:text-properties fo:font-variant="normal" fo:text-transform="none" style:font-name="Handwriting" fo:font-size="12pt" fo:letter-spacing="normal" fo:font-style="normal" fo:font-weight="normal" officeooo:rsid="1116cc85" style:font-name-asian="Noto Sans Mono CJK SC" style:font-size-asian="12pt" style:font-weight-asian="normal" style:font-name-complex="Liberation Mono" style:font-size-complex="12pt" style:font-weight-complex="normal"/>
    </style:style>
    <style:style style:name="T877" style:family="text">
      <style:text-properties fo:font-variant="normal" fo:text-transform="none" style:font-name="Handwriting" fo:font-size="12pt" fo:letter-spacing="normal" fo:font-style="normal" fo:font-weight="normal" officeooo:rsid="1118a821" style:font-name-asian="Noto Sans Mono CJK SC" style:font-size-asian="12pt" style:font-weight-asian="normal" style:font-name-complex="Liberation Mono" style:font-size-complex="12pt" style:font-weight-complex="normal"/>
    </style:style>
    <style:style style:name="T878" style:family="text">
      <style:text-properties fo:font-variant="normal" fo:text-transform="none" style:font-name="Handwriting" fo:font-size="12pt" fo:letter-spacing="normal" fo:font-style="normal" fo:font-weight="normal" officeooo:rsid="111bd734" style:font-name-asian="Noto Sans Mono CJK SC" style:font-size-asian="12pt" style:font-weight-asian="normal" style:font-name-complex="Liberation Mono" style:font-size-complex="12pt" style:font-weight-complex="normal"/>
    </style:style>
    <style:style style:name="T879" style:family="text">
      <style:text-properties fo:font-variant="normal" fo:text-transform="none" style:font-name="Handwriting" fo:font-size="12pt" fo:letter-spacing="normal" fo:font-style="normal" fo:font-weight="normal" officeooo:rsid="111c15b0" style:font-name-asian="Noto Sans Mono CJK SC" style:font-size-asian="12pt" style:font-weight-asian="normal" style:font-name-complex="Liberation Mono" style:font-size-complex="12pt" style:font-weight-complex="normal"/>
    </style:style>
    <style:style style:name="T880" style:family="text">
      <style:text-properties fo:font-variant="normal" fo:text-transform="none" style:font-name="Handwriting" fo:font-size="12pt" fo:letter-spacing="normal" fo:font-style="normal" fo:font-weight="normal" officeooo:rsid="048de418" style:font-name-asian="Noto Sans Mono CJK SC" style:font-size-asian="12pt" style:font-weight-asian="normal" style:font-name-complex="Liberation Mono" style:font-size-complex="12pt" style:font-weight-complex="normal"/>
    </style:style>
    <style:style style:name="T881" style:family="text">
      <style:text-properties fo:font-variant="normal" fo:text-transform="none" style:font-name="Handwriting" fo:font-size="12pt" fo:letter-spacing="normal" fo:font-style="normal" fo:font-weight="normal" officeooo:rsid="111c2502" style:font-name-asian="Noto Sans Mono CJK SC" style:font-size-asian="12pt" style:font-weight-asian="normal" style:font-name-complex="Liberation Mono" style:font-size-complex="12pt" style:font-weight-complex="normal"/>
    </style:style>
    <style:style style:name="T882" style:family="text">
      <style:text-properties fo:font-variant="normal" fo:text-transform="none" style:font-name="Handwriting" fo:font-size="12pt" fo:letter-spacing="normal" fo:font-style="normal" fo:font-weight="normal" officeooo:rsid="111df3bf" style:font-name-asian="Noto Sans Mono CJK SC" style:font-size-asian="12pt" style:font-weight-asian="normal" style:font-name-complex="Liberation Mono" style:font-size-complex="12pt" style:font-weight-complex="normal"/>
    </style:style>
    <style:style style:name="T883" style:family="text">
      <style:text-properties fo:font-variant="normal" fo:text-transform="none" style:font-name="Handwriting" fo:font-size="12pt" fo:letter-spacing="normal" fo:font-style="normal" fo:font-weight="normal" officeooo:rsid="110a57f4" style:font-name-asian="Noto Sans Mono CJK SC" style:font-size-asian="12pt" style:font-weight-asian="normal" style:font-name-complex="Liberation Mono" style:font-size-complex="12pt" style:font-weight-complex="normal"/>
    </style:style>
    <style:style style:name="T884" style:family="text">
      <style:text-properties fo:font-variant="normal" fo:text-transform="none" style:font-name="Handwriting" fo:font-size="12pt" fo:letter-spacing="normal" fo:font-style="normal" fo:font-weight="normal" officeooo:rsid="1126e6c4" style:font-name-asian="Noto Sans Mono CJK SC" style:font-size-asian="12pt" style:font-weight-asian="normal" style:font-name-complex="Liberation Mono" style:font-size-complex="12pt" style:font-weight-complex="normal"/>
    </style:style>
    <style:style style:name="T885" style:family="text">
      <style:text-properties fo:font-variant="normal" fo:text-transform="none" style:font-name="Handwriting" fo:font-size="12pt" fo:letter-spacing="normal" fo:font-style="normal" fo:font-weight="normal" officeooo:rsid="112d5d07" style:font-name-asian="Noto Sans Mono CJK SC" style:font-size-asian="12pt" style:font-weight-asian="normal" style:font-name-complex="Liberation Mono" style:font-size-complex="12pt" style:font-weight-complex="normal"/>
    </style:style>
    <style:style style:name="T886" style:family="text">
      <style:text-properties fo:font-variant="normal" fo:text-transform="none" style:font-name="Handwriting" fo:font-size="12pt" fo:letter-spacing="normal" fo:font-style="normal" fo:font-weight="normal" officeooo:rsid="112e10f2" style:font-name-asian="Noto Sans Mono CJK SC" style:font-size-asian="12pt" style:font-weight-asian="normal" style:font-name-complex="Liberation Mono" style:font-size-complex="12pt" style:font-weight-complex="normal"/>
    </style:style>
    <style:style style:name="T887" style:family="text">
      <style:text-properties fo:font-variant="normal" fo:text-transform="none" style:font-name="Handwriting" fo:font-size="12pt" fo:letter-spacing="normal" fo:font-style="normal" fo:font-weight="normal" officeooo:rsid="112f7512" style:font-name-asian="Noto Sans Mono CJK SC" style:font-size-asian="12pt" style:font-weight-asian="normal" style:font-name-complex="Liberation Mono" style:font-size-complex="12pt" style:font-weight-complex="normal"/>
    </style:style>
    <style:style style:name="T888" style:family="text">
      <style:text-properties fo:font-variant="normal" fo:text-transform="none" style:font-name="Handwriting" fo:font-size="12pt" fo:letter-spacing="normal" fo:font-style="normal" fo:font-weight="normal" officeooo:rsid="1136431b" style:font-name-asian="Noto Sans Mono CJK SC" style:font-size-asian="12pt" style:font-weight-asian="normal" style:font-name-complex="Liberation Mono" style:font-size-complex="12pt" style:font-weight-complex="normal"/>
    </style:style>
    <style:style style:name="T889" style:family="text">
      <style:text-properties fo:font-variant="normal" fo:text-transform="none" style:font-name="Handwriting" fo:font-size="12pt" fo:letter-spacing="normal" fo:font-style="normal" fo:font-weight="normal" officeooo:rsid="044bc7ef" style:font-name-asian="Noto Sans Mono CJK SC" style:font-size-asian="12pt" style:font-weight-asian="normal" style:font-name-complex="Liberation Mono" style:font-size-complex="12pt" style:font-weight-complex="normal"/>
    </style:style>
    <style:style style:name="T890" style:family="text">
      <style:text-properties fo:font-variant="normal" fo:text-transform="none" style:font-name="Handwriting" fo:font-size="12pt" fo:letter-spacing="normal" fo:font-style="normal" fo:font-weight="normal" officeooo:rsid="113859a9" style:font-name-asian="Noto Sans Mono CJK SC" style:font-size-asian="12pt" style:font-weight-asian="normal" style:font-name-complex="Liberation Mono" style:font-size-complex="12pt" style:font-weight-complex="normal"/>
    </style:style>
    <style:style style:name="T891" style:family="text">
      <style:text-properties fo:font-variant="normal" fo:text-transform="none" style:font-name="Handwriting" fo:font-size="12pt" fo:letter-spacing="normal" fo:font-style="normal" fo:font-weight="normal" officeooo:rsid="11394bd3" style:font-name-asian="Noto Sans Mono CJK SC" style:font-size-asian="12pt" style:font-weight-asian="normal" style:font-name-complex="Liberation Mono" style:font-size-complex="12pt" style:font-weight-complex="normal"/>
    </style:style>
    <style:style style:name="T892" style:family="text">
      <style:text-properties fo:font-variant="normal" fo:text-transform="none" style:font-name="Handwriting" fo:font-size="12pt" fo:letter-spacing="normal" fo:font-style="normal" fo:font-weight="normal" officeooo:rsid="11400cd0" style:font-name-asian="Noto Sans Mono CJK SC" style:font-size-asian="12pt" style:font-weight-asian="normal" style:font-name-complex="Liberation Mono" style:font-size-complex="12pt" style:font-weight-complex="normal"/>
    </style:style>
    <style:style style:name="T893" style:family="text">
      <style:text-properties fo:font-variant="normal" fo:text-transform="none" style:font-name="Handwriting" fo:font-size="12pt" fo:letter-spacing="normal" fo:font-style="normal" fo:font-weight="normal" officeooo:rsid="1141c5f2" style:font-name-asian="Noto Sans Mono CJK SC" style:font-size-asian="12pt" style:font-weight-asian="normal" style:font-name-complex="Liberation Mono" style:font-size-complex="12pt" style:font-weight-complex="normal"/>
    </style:style>
    <style:style style:name="T894" style:family="text">
      <style:text-properties fo:font-variant="normal" fo:text-transform="none" style:font-name="Handwriting" fo:font-size="12pt" fo:letter-spacing="normal" fo:font-style="normal" fo:font-weight="normal" officeooo:rsid="11423db8" style:font-name-asian="Noto Sans Mono CJK SC" style:font-size-asian="12pt" style:font-weight-asian="normal" style:font-name-complex="Liberation Mono" style:font-size-complex="12pt" style:font-weight-complex="normal"/>
    </style:style>
    <style:style style:name="T895" style:family="text">
      <style:text-properties fo:font-variant="normal" fo:text-transform="none" style:font-name="Handwriting" fo:font-size="12pt" fo:letter-spacing="normal" fo:font-style="normal" fo:font-weight="normal" officeooo:rsid="11448181" style:font-name-asian="Noto Sans Mono CJK SC" style:font-size-asian="12pt" style:font-weight-asian="normal" style:font-name-complex="Liberation Mono" style:font-size-complex="12pt" style:font-weight-complex="normal"/>
    </style:style>
    <style:style style:name="T896" style:family="text">
      <style:text-properties fo:font-variant="normal" fo:text-transform="none" style:font-name="Handwriting" fo:font-size="12pt" fo:letter-spacing="normal" fo:font-style="normal" fo:font-weight="normal" officeooo:rsid="11463b6c" style:font-name-asian="Noto Sans Mono CJK SC" style:font-size-asian="12pt" style:font-weight-asian="normal" style:font-name-complex="Liberation Mono" style:font-size-complex="12pt" style:font-weight-complex="normal"/>
    </style:style>
    <style:style style:name="T897" style:family="text">
      <style:text-properties fo:font-variant="normal" fo:text-transform="none" style:font-name="Handwriting" fo:font-size="12pt" fo:letter-spacing="normal" fo:font-style="normal" fo:font-weight="normal" officeooo:rsid="114b555d" style:font-name-asian="Noto Sans Mono CJK SC" style:font-size-asian="12pt" style:font-weight-asian="normal" style:font-name-complex="Liberation Mono" style:font-size-complex="12pt" style:font-weight-complex="normal"/>
    </style:style>
    <style:style style:name="T898" style:family="text">
      <style:text-properties fo:font-variant="normal" fo:text-transform="none" style:font-name="Handwriting" fo:font-size="12pt" fo:letter-spacing="normal" fo:font-style="normal" fo:font-weight="normal" officeooo:rsid="114d570f" style:font-name-asian="Noto Sans Mono CJK SC" style:font-size-asian="12pt" style:font-weight-asian="normal" style:font-name-complex="Liberation Mono" style:font-size-complex="12pt" style:font-weight-complex="normal"/>
    </style:style>
    <style:style style:name="T899" style:family="text">
      <style:text-properties fo:font-variant="normal" fo:text-transform="none" style:font-name="Handwriting" fo:font-size="12pt" fo:letter-spacing="normal" fo:font-style="normal" fo:font-weight="normal" officeooo:rsid="114e4c34" style:font-name-asian="Noto Sans Mono CJK SC" style:font-size-asian="12pt" style:font-weight-asian="normal" style:font-name-complex="Liberation Mono" style:font-size-complex="12pt" style:font-weight-complex="normal"/>
    </style:style>
    <style:style style:name="T900" style:family="text">
      <style:text-properties fo:font-variant="normal" fo:text-transform="none" style:font-name="Handwriting" fo:font-size="12pt" fo:letter-spacing="normal" fo:font-style="normal" fo:font-weight="normal" officeooo:rsid="114e6351" style:font-name-asian="Noto Sans Mono CJK SC" style:font-size-asian="12pt" style:font-weight-asian="normal" style:font-name-complex="Liberation Mono" style:font-size-complex="12pt" style:font-weight-complex="normal"/>
    </style:style>
    <style:style style:name="T901" style:family="text">
      <style:text-properties fo:font-variant="normal" fo:text-transform="none" style:font-name="Handwriting" fo:font-size="12pt" fo:letter-spacing="normal" fo:font-style="normal" fo:font-weight="normal" officeooo:rsid="11566e02" style:font-name-asian="Noto Sans Mono CJK SC" style:font-size-asian="12pt" style:font-weight-asian="normal" style:font-name-complex="Liberation Mono" style:font-size-complex="12pt" style:font-weight-complex="normal"/>
    </style:style>
    <style:style style:name="T902" style:family="text">
      <style:text-properties fo:font-variant="normal" fo:text-transform="none" style:font-name="Handwriting" fo:font-size="12pt" fo:letter-spacing="normal" fo:font-style="normal" fo:font-weight="normal" officeooo:rsid="11582e93" style:font-name-asian="Noto Sans Mono CJK SC" style:font-size-asian="12pt" style:font-weight-asian="normal" style:font-name-complex="Liberation Mono" style:font-size-complex="12pt" style:font-weight-complex="normal"/>
    </style:style>
    <style:style style:name="T903" style:family="text">
      <style:text-properties fo:font-variant="normal" fo:text-transform="none" style:font-name="Handwriting" fo:font-size="12pt" fo:letter-spacing="normal" fo:font-style="normal" fo:font-weight="normal" officeooo:rsid="115aea2c" style:font-name-asian="Noto Sans Mono CJK SC" style:font-size-asian="12pt" style:font-weight-asian="normal" style:font-name-complex="Liberation Mono" style:font-size-complex="12pt" style:font-weight-complex="normal"/>
    </style:style>
    <style:style style:name="T904" style:family="text">
      <style:text-properties fo:font-variant="normal" fo:text-transform="none" style:font-name="Handwriting" fo:font-size="12pt" fo:letter-spacing="normal" fo:font-style="normal" fo:font-weight="normal" officeooo:rsid="115b82c9" style:font-name-asian="Noto Sans Mono CJK SC" style:font-size-asian="12pt" style:font-weight-asian="normal" style:font-name-complex="Liberation Mono" style:font-size-complex="12pt" style:font-weight-complex="normal"/>
    </style:style>
    <style:style style:name="T905" style:family="text">
      <style:text-properties fo:font-variant="normal" fo:text-transform="none" style:font-name="Handwriting" fo:font-size="12pt" fo:letter-spacing="normal" fo:font-style="normal" fo:font-weight="normal" officeooo:rsid="115fb03f" style:font-name-asian="Noto Sans Mono CJK SC" style:font-size-asian="12pt" style:font-weight-asian="normal" style:font-name-complex="Liberation Mono" style:font-size-complex="12pt" style:font-weight-complex="normal"/>
    </style:style>
    <style:style style:name="T906" style:family="text">
      <style:text-properties fo:font-variant="normal" fo:text-transform="none" style:font-name="Handwriting" fo:font-size="12pt" fo:letter-spacing="normal" fo:font-style="normal" fo:font-weight="normal" officeooo:rsid="1160b93d" style:font-name-asian="Noto Sans Mono CJK SC" style:font-size-asian="12pt" style:font-weight-asian="normal" style:font-name-complex="Liberation Mono" style:font-size-complex="12pt" style:font-weight-complex="normal"/>
    </style:style>
    <style:style style:name="T907" style:family="text">
      <style:text-properties fo:font-variant="normal" fo:text-transform="none" style:font-name="Handwriting" fo:font-size="12pt" fo:letter-spacing="normal" fo:font-style="normal" fo:font-weight="normal" officeooo:rsid="1167ee72" style:font-name-asian="Noto Sans Mono CJK SC" style:font-size-asian="12pt" style:font-weight-asian="normal" style:font-name-complex="Liberation Mono" style:font-size-complex="12pt" style:font-weight-complex="normal"/>
    </style:style>
    <style:style style:name="T908" style:family="text">
      <style:text-properties fo:font-variant="normal" fo:text-transform="none" style:font-name="Handwriting" fo:font-size="12pt" fo:letter-spacing="normal" fo:font-style="normal" fo:font-weight="normal" officeooo:rsid="11688346" style:font-name-asian="Noto Sans Mono CJK SC" style:font-size-asian="12pt" style:font-weight-asian="normal" style:font-name-complex="Liberation Mono" style:font-size-complex="12pt" style:font-weight-complex="normal"/>
    </style:style>
    <style:style style:name="T909" style:family="text">
      <style:text-properties fo:font-variant="normal" fo:text-transform="none" style:font-name="Handwriting" fo:font-size="12pt" fo:letter-spacing="normal" fo:font-style="normal" fo:font-weight="normal" officeooo:rsid="1168b84d" style:font-name-asian="Noto Sans Mono CJK SC" style:font-size-asian="12pt" style:font-weight-asian="normal" style:font-name-complex="Liberation Mono" style:font-size-complex="12pt" style:font-weight-complex="normal"/>
    </style:style>
    <style:style style:name="T910" style:family="text">
      <style:text-properties fo:font-variant="normal" fo:text-transform="none" style:font-name="Handwriting" fo:font-size="12pt" fo:letter-spacing="normal" fo:font-style="normal" fo:font-weight="normal" officeooo:rsid="1168d88c" style:font-name-asian="Noto Sans Mono CJK SC" style:font-size-asian="12pt" style:font-weight-asian="normal" style:font-name-complex="Liberation Mono" style:font-size-complex="12pt" style:font-weight-complex="normal"/>
    </style:style>
    <style:style style:name="T911" style:family="text">
      <style:text-properties fo:font-variant="normal" fo:text-transform="none" style:font-name="Handwriting" fo:font-size="12pt" fo:letter-spacing="normal" fo:font-style="normal" fo:font-weight="normal" officeooo:rsid="1168fd76" style:font-name-asian="Noto Sans Mono CJK SC" style:font-size-asian="12pt" style:font-weight-asian="normal" style:font-name-complex="Liberation Mono" style:font-size-complex="12pt" style:font-weight-complex="normal"/>
    </style:style>
    <style:style style:name="T912" style:family="text">
      <style:text-properties fo:font-variant="normal" fo:text-transform="none" style:font-name="Handwriting" fo:font-size="12pt" fo:letter-spacing="normal" fo:font-style="normal" fo:font-weight="normal" officeooo:rsid="11696ed7" style:font-name-asian="Noto Sans Mono CJK SC" style:font-size-asian="12pt" style:font-weight-asian="normal" style:font-name-complex="Liberation Mono" style:font-size-complex="12pt" style:font-weight-complex="normal"/>
    </style:style>
    <style:style style:name="T913" style:family="text">
      <style:text-properties fo:font-variant="normal" fo:text-transform="none" style:font-name="Handwriting" fo:font-size="12pt" fo:letter-spacing="normal" fo:font-style="normal" fo:font-weight="normal" officeooo:rsid="1169e398" style:font-name-asian="Noto Sans Mono CJK SC" style:font-size-asian="12pt" style:font-weight-asian="normal" style:font-name-complex="Liberation Mono" style:font-size-complex="12pt" style:font-weight-complex="normal"/>
    </style:style>
    <style:style style:name="T914" style:family="text">
      <style:text-properties fo:font-variant="normal" fo:text-transform="none" style:font-name="Handwriting" fo:font-size="12pt" fo:letter-spacing="normal" fo:font-style="normal" fo:font-weight="normal" officeooo:rsid="116b820f" style:font-name-asian="Noto Sans Mono CJK SC" style:font-size-asian="12pt" style:font-weight-asian="normal" style:font-name-complex="Liberation Mono" style:font-size-complex="12pt" style:font-weight-complex="normal"/>
    </style:style>
    <style:style style:name="T915" style:family="text">
      <style:text-properties fo:font-variant="normal" fo:text-transform="none" style:font-name="Handwriting" fo:font-size="12pt" fo:letter-spacing="normal" fo:font-style="normal" fo:font-weight="normal" officeooo:rsid="116f0f34" style:font-name-asian="Noto Sans Mono CJK SC" style:font-size-asian="12pt" style:font-weight-asian="normal" style:font-name-complex="Liberation Mono" style:font-size-complex="12pt" style:font-weight-complex="normal"/>
    </style:style>
    <style:style style:name="T916" style:family="text">
      <style:text-properties fo:font-variant="normal" fo:text-transform="none" style:font-name="Handwriting" fo:font-size="12pt" fo:letter-spacing="normal" fo:font-style="normal" fo:font-weight="normal" officeooo:rsid="116f304f" style:font-name-asian="Noto Sans Mono CJK SC" style:font-size-asian="12pt" style:font-weight-asian="normal" style:font-name-complex="Liberation Mono" style:font-size-complex="12pt" style:font-weight-complex="normal"/>
    </style:style>
    <style:style style:name="T917" style:family="text">
      <style:text-properties fo:font-variant="normal" fo:text-transform="none" style:font-name="Handwriting" fo:font-size="12pt" fo:letter-spacing="normal" fo:font-style="normal" fo:font-weight="normal" officeooo:rsid="116fe4c6" style:font-name-asian="Noto Sans Mono CJK SC" style:font-size-asian="12pt" style:font-weight-asian="normal" style:font-name-complex="Liberation Mono" style:font-size-complex="12pt" style:font-weight-complex="normal"/>
    </style:style>
    <style:style style:name="T918" style:family="text">
      <style:text-properties fo:font-variant="normal" fo:text-transform="none" style:font-name="Handwriting" fo:font-size="12pt" fo:letter-spacing="normal" fo:font-style="normal" fo:font-weight="normal" officeooo:rsid="11736230" style:font-name-asian="Noto Sans Mono CJK SC" style:font-size-asian="12pt" style:font-weight-asian="normal" style:font-name-complex="Liberation Mono" style:font-size-complex="12pt" style:font-weight-complex="normal"/>
    </style:style>
    <style:style style:name="T919" style:family="text">
      <style:text-properties fo:font-variant="normal" fo:text-transform="none" style:font-name="Handwriting" fo:font-size="12pt" fo:letter-spacing="normal" fo:font-style="normal" fo:font-weight="normal" officeooo:rsid="1174b435" style:font-name-asian="Noto Sans Mono CJK SC" style:font-size-asian="12pt" style:font-weight-asian="normal" style:font-name-complex="Liberation Mono" style:font-size-complex="12pt" style:font-weight-complex="normal"/>
    </style:style>
    <style:style style:name="T920" style:family="text">
      <style:text-properties fo:font-variant="normal" fo:text-transform="none" style:font-name="Handwriting" fo:font-size="12pt" fo:letter-spacing="normal" fo:font-style="normal" fo:font-weight="normal" officeooo:rsid="11762e3a" style:font-name-asian="Noto Sans Mono CJK SC" style:font-size-asian="12pt" style:font-weight-asian="normal" style:font-name-complex="Liberation Mono" style:font-size-complex="12pt" style:font-weight-complex="normal"/>
    </style:style>
    <style:style style:name="T921" style:family="text">
      <style:text-properties fo:font-variant="normal" fo:text-transform="none" style:font-name="Handwriting" fo:font-size="12pt" fo:letter-spacing="normal" fo:font-style="normal" fo:font-weight="normal" officeooo:rsid="117790cf" style:font-name-asian="Noto Sans Mono CJK SC" style:font-size-asian="12pt" style:font-weight-asian="normal" style:font-name-complex="Liberation Mono" style:font-size-complex="12pt" style:font-weight-complex="normal"/>
    </style:style>
    <style:style style:name="T922" style:family="text">
      <style:text-properties fo:font-variant="normal" fo:text-transform="none" style:font-name="Handwriting" fo:font-size="12pt" fo:letter-spacing="normal" fo:font-style="normal" fo:font-weight="normal" officeooo:rsid="1177ce39" style:font-name-asian="Noto Sans Mono CJK SC" style:font-size-asian="12pt" style:font-weight-asian="normal" style:font-name-complex="Liberation Mono" style:font-size-complex="12pt" style:font-weight-complex="normal"/>
    </style:style>
    <style:style style:name="T923" style:family="text">
      <style:text-properties fo:font-variant="normal" fo:text-transform="none" style:font-name="Handwriting" fo:font-size="12pt" fo:letter-spacing="normal" fo:font-style="normal" fo:font-weight="normal" officeooo:rsid="11796e8b" style:font-name-asian="Noto Sans Mono CJK SC" style:font-size-asian="12pt" style:font-weight-asian="normal" style:font-name-complex="Liberation Mono" style:font-size-complex="12pt" style:font-weight-complex="normal"/>
    </style:style>
    <style:style style:name="T924" style:family="text">
      <style:text-properties fo:font-variant="normal" fo:text-transform="none" style:font-name="Handwriting" fo:font-size="12pt" fo:letter-spacing="normal" fo:font-style="normal" fo:font-weight="normal" officeooo:rsid="117a5ae2" style:font-name-asian="Noto Sans Mono CJK SC" style:font-size-asian="12pt" style:font-weight-asian="normal" style:font-name-complex="Liberation Mono" style:font-size-complex="12pt" style:font-weight-complex="normal"/>
    </style:style>
    <style:style style:name="T925" style:family="text">
      <style:text-properties fo:font-variant="normal" fo:text-transform="none" style:font-name="Handwriting" fo:font-size="12pt" fo:letter-spacing="normal" fo:font-style="normal" fo:font-weight="normal" officeooo:rsid="117b75c9" style:font-name-asian="Noto Sans Mono CJK SC" style:font-size-asian="12pt" style:font-weight-asian="normal" style:font-name-complex="Liberation Mono" style:font-size-complex="12pt" style:font-weight-complex="normal"/>
    </style:style>
    <style:style style:name="T926" style:family="text">
      <style:text-properties fo:font-variant="normal" fo:text-transform="none" style:font-name="Handwriting" fo:font-size="12pt" fo:letter-spacing="normal" fo:font-style="normal" fo:font-weight="normal" officeooo:rsid="117cea44" style:font-name-asian="Noto Sans Mono CJK SC" style:font-size-asian="12pt" style:font-weight-asian="normal" style:font-name-complex="Liberation Mono" style:font-size-complex="12pt" style:font-weight-complex="normal"/>
    </style:style>
    <style:style style:name="T927" style:family="text">
      <style:text-properties fo:font-variant="normal" fo:text-transform="none" style:font-name="Handwriting" fo:font-size="12pt" fo:letter-spacing="normal" fo:font-style="normal" fo:font-weight="normal" officeooo:rsid="117dac9f" style:font-name-asian="Noto Sans Mono CJK SC" style:font-size-asian="12pt" style:font-weight-asian="normal" style:font-name-complex="Liberation Mono" style:font-size-complex="12pt" style:font-weight-complex="normal"/>
    </style:style>
    <style:style style:name="T928" style:family="text">
      <style:text-properties fo:font-variant="normal" fo:text-transform="none" style:font-name="Handwriting" fo:font-size="12pt" fo:letter-spacing="normal" fo:font-style="normal" fo:font-weight="normal" officeooo:rsid="117ec88c" style:font-name-asian="Noto Sans Mono CJK SC" style:font-size-asian="12pt" style:font-weight-asian="normal" style:font-name-complex="Liberation Mono" style:font-size-complex="12pt" style:font-weight-complex="normal"/>
    </style:style>
    <style:style style:name="T929" style:family="text">
      <style:text-properties fo:font-variant="normal" fo:text-transform="none" style:font-name="Handwriting" fo:font-size="12pt" fo:letter-spacing="normal" fo:font-style="normal" fo:font-weight="normal" officeooo:rsid="1179ce17" style:font-name-asian="Noto Sans Mono CJK SC" style:font-size-asian="12pt" style:font-weight-asian="normal" style:font-name-complex="Liberation Mono" style:font-size-complex="12pt" style:font-weight-complex="normal"/>
    </style:style>
    <style:style style:name="T930" style:family="text">
      <style:text-properties fo:font-variant="normal" fo:text-transform="none" style:font-name="Handwriting" fo:font-size="12pt" fo:letter-spacing="normal" fo:font-style="normal" fo:font-weight="normal" officeooo:rsid="117fad2d" style:font-name-asian="Noto Sans Mono CJK SC" style:font-size-asian="12pt" style:font-weight-asian="normal" style:font-name-complex="Liberation Mono" style:font-size-complex="12pt" style:font-weight-complex="normal"/>
    </style:style>
    <style:style style:name="T931" style:family="text">
      <style:text-properties fo:font-variant="normal" fo:text-transform="none" style:font-name="Handwriting" fo:font-size="12pt" fo:letter-spacing="normal" fo:font-style="normal" fo:font-weight="normal" officeooo:rsid="1180bb16" style:font-name-asian="Noto Sans Mono CJK SC" style:font-size-asian="12pt" style:font-weight-asian="normal" style:font-name-complex="Liberation Mono" style:font-size-complex="12pt" style:font-weight-complex="normal"/>
    </style:style>
    <style:style style:name="T932" style:family="text">
      <style:text-properties fo:font-variant="normal" fo:text-transform="none" style:font-name="Handwriting" fo:font-size="12pt" fo:letter-spacing="normal" fo:font-style="normal" fo:font-weight="normal" officeooo:rsid="1180d302" style:font-name-asian="Noto Sans Mono CJK SC" style:font-size-asian="12pt" style:font-weight-asian="normal" style:font-name-complex="Liberation Mono" style:font-size-complex="12pt" style:font-weight-complex="normal"/>
    </style:style>
    <style:style style:name="T933" style:family="text">
      <style:text-properties fo:font-variant="normal" fo:text-transform="none" style:font-name="Handwriting" fo:font-size="12pt" fo:letter-spacing="normal" fo:font-style="normal" fo:font-weight="normal" officeooo:rsid="11844a3e" style:font-name-asian="Noto Sans Mono CJK SC" style:font-size-asian="12pt" style:font-weight-asian="normal" style:font-name-complex="Liberation Mono" style:font-size-complex="12pt" style:font-weight-complex="normal"/>
    </style:style>
    <style:style style:name="T934" style:family="text">
      <style:text-properties fo:font-variant="normal" fo:text-transform="none" style:font-name="Handwriting" fo:font-size="12pt" fo:letter-spacing="normal" fo:font-style="normal" fo:font-weight="normal" officeooo:rsid="118509ee" style:font-name-asian="Noto Sans Mono CJK SC" style:font-size-asian="12pt" style:font-weight-asian="normal" style:font-name-complex="Liberation Mono" style:font-size-complex="12pt" style:font-weight-complex="normal"/>
    </style:style>
    <style:style style:name="T935" style:family="text">
      <style:text-properties fo:font-variant="normal" fo:text-transform="none" style:font-name="Handwriting" fo:font-size="12pt" fo:letter-spacing="normal" fo:font-style="normal" fo:font-weight="normal" officeooo:rsid="11866008" style:font-name-asian="Noto Sans Mono CJK SC" style:font-size-asian="12pt" style:font-weight-asian="normal" style:font-name-complex="Liberation Mono" style:font-size-complex="12pt" style:font-weight-complex="normal"/>
    </style:style>
    <style:style style:name="T936" style:family="text">
      <style:text-properties fo:font-variant="normal" fo:text-transform="none" style:font-name="Handwriting" fo:font-size="12pt" fo:letter-spacing="normal" fo:font-style="normal" fo:font-weight="normal" officeooo:rsid="1187ef88" style:font-name-asian="Noto Sans Mono CJK SC" style:font-size-asian="12pt" style:font-weight-asian="normal" style:font-name-complex="Liberation Mono" style:font-size-complex="12pt" style:font-weight-complex="normal"/>
    </style:style>
    <style:style style:name="T937" style:family="text">
      <style:text-properties fo:font-variant="normal" fo:text-transform="none" style:font-name="Handwriting" fo:font-size="12pt" fo:letter-spacing="normal" fo:font-style="normal" fo:font-weight="normal" officeooo:rsid="1187f16b" style:font-name-asian="Noto Sans Mono CJK SC" style:font-size-asian="12pt" style:font-weight-asian="normal" style:font-name-complex="Liberation Mono" style:font-size-complex="12pt" style:font-weight-complex="normal"/>
    </style:style>
    <style:style style:name="T938" style:family="text">
      <style:text-properties fo:font-variant="normal" fo:text-transform="none" style:font-name="Handwriting" fo:font-size="12pt" fo:letter-spacing="normal" fo:font-style="normal" fo:font-weight="normal" officeooo:rsid="118866cb" style:font-name-asian="Noto Sans Mono CJK SC" style:font-size-asian="12pt" style:font-weight-asian="normal" style:font-name-complex="Liberation Mono" style:font-size-complex="12pt" style:font-weight-complex="normal"/>
    </style:style>
    <style:style style:name="T939" style:family="text">
      <style:text-properties fo:font-variant="normal" fo:text-transform="none" style:font-name="Handwriting" fo:font-size="12pt" fo:letter-spacing="normal" fo:font-style="normal" fo:font-weight="normal" officeooo:rsid="1189bbba" style:font-name-asian="Noto Sans Mono CJK SC" style:font-size-asian="12pt" style:font-weight-asian="normal" style:font-name-complex="Liberation Mono" style:font-size-complex="12pt" style:font-weight-complex="normal"/>
    </style:style>
    <style:style style:name="T940" style:family="text">
      <style:text-properties fo:font-variant="normal" fo:text-transform="none" style:font-name="Handwriting" fo:font-size="12pt" fo:letter-spacing="normal" fo:font-style="normal" fo:font-weight="normal" officeooo:rsid="118a4011" style:font-name-asian="Noto Sans Mono CJK SC" style:font-size-asian="12pt" style:font-weight-asian="normal" style:font-name-complex="Liberation Mono" style:font-size-complex="12pt" style:font-weight-complex="normal"/>
    </style:style>
    <style:style style:name="T941" style:family="text">
      <style:text-properties fo:font-variant="normal" fo:text-transform="none" style:font-name="Handwriting" fo:font-size="12pt" fo:letter-spacing="normal" fo:font-style="normal" fo:font-weight="normal" officeooo:rsid="118c2441" style:font-name-asian="Noto Sans Mono CJK SC" style:font-size-asian="12pt" style:font-weight-asian="normal" style:font-name-complex="Liberation Mono" style:font-size-complex="12pt" style:font-weight-complex="normal"/>
    </style:style>
    <style:style style:name="T942" style:family="text">
      <style:text-properties fo:font-variant="normal" fo:text-transform="none" style:font-name="Handwriting" fo:font-size="12pt" fo:letter-spacing="normal" fo:font-style="normal" fo:font-weight="normal" officeooo:rsid="118f76fa" style:font-name-asian="Noto Sans Mono CJK SC" style:font-size-asian="12pt" style:font-weight-asian="normal" style:font-name-complex="Liberation Mono" style:font-size-complex="12pt" style:font-weight-complex="normal"/>
    </style:style>
    <style:style style:name="T943" style:family="text">
      <style:text-properties fo:font-variant="normal" fo:text-transform="none" style:font-name="Handwriting" fo:font-size="12pt" fo:letter-spacing="normal" fo:font-style="normal" fo:font-weight="normal" officeooo:rsid="119065dd" style:font-name-asian="Noto Sans Mono CJK SC" style:font-size-asian="12pt" style:font-weight-asian="normal" style:font-name-complex="Liberation Mono" style:font-size-complex="12pt" style:font-weight-complex="normal"/>
    </style:style>
    <style:style style:name="T944" style:family="text">
      <style:text-properties fo:font-variant="normal" fo:text-transform="none" style:font-name="Handwriting" fo:font-size="12pt" fo:letter-spacing="normal" fo:font-style="normal" fo:font-weight="normal" officeooo:rsid="1192eba0" style:font-name-asian="Noto Sans Mono CJK SC" style:font-size-asian="12pt" style:font-weight-asian="normal" style:font-name-complex="Liberation Mono" style:font-size-complex="12pt" style:font-weight-complex="normal"/>
    </style:style>
    <style:style style:name="T945" style:family="text">
      <style:text-properties fo:font-variant="normal" fo:text-transform="none" style:font-name="Handwriting" fo:font-size="12pt" fo:letter-spacing="normal" fo:font-style="normal" fo:font-weight="normal" officeooo:rsid="1121d530" style:font-name-asian="Noto Sans Mono CJK SC" style:font-size-asian="12pt" style:font-weight-asian="normal" style:font-name-complex="Liberation Mono" style:font-size-complex="12pt" style:font-weight-complex="normal"/>
    </style:style>
    <style:style style:name="T946" style:family="text">
      <style:text-properties fo:font-variant="normal" fo:text-transform="none" style:font-name="Handwriting" fo:font-size="12pt" fo:letter-spacing="normal" fo:font-style="normal" fo:font-weight="normal" officeooo:rsid="11923e53" style:font-name-asian="Noto Sans Mono CJK SC" style:font-size-asian="12pt" style:font-weight-asian="normal" style:font-name-complex="Liberation Mono" style:font-size-complex="12pt" style:font-weight-complex="normal"/>
    </style:style>
    <style:style style:name="T947" style:family="text">
      <style:text-properties fo:font-variant="normal" fo:text-transform="none" style:font-name="Handwriting" fo:font-size="12pt" fo:letter-spacing="normal" fo:font-style="normal" fo:font-weight="normal" officeooo:rsid="1193846b" style:font-name-asian="Noto Sans Mono CJK SC" style:font-size-asian="12pt" style:font-weight-asian="normal" style:font-name-complex="Liberation Mono" style:font-size-complex="12pt" style:font-weight-complex="normal"/>
    </style:style>
    <style:style style:name="T948" style:family="text">
      <style:text-properties fo:font-variant="normal" fo:text-transform="none" style:font-name="Handwriting" fo:font-size="12pt" fo:letter-spacing="normal" fo:font-style="normal" fo:font-weight="normal" officeooo:rsid="1194032b" style:font-name-asian="Noto Sans Mono CJK SC" style:font-size-asian="12pt" style:font-weight-asian="normal" style:font-name-complex="Liberation Mono" style:font-size-complex="12pt" style:font-weight-complex="normal"/>
    </style:style>
    <style:style style:name="T949" style:family="text">
      <style:text-properties fo:font-variant="normal" fo:text-transform="none" style:font-name="Handwriting" fo:font-size="12pt" fo:letter-spacing="normal" fo:font-style="normal" fo:font-weight="normal" officeooo:rsid="1195026d" style:font-name-asian="Noto Sans Mono CJK SC" style:font-size-asian="12pt" style:font-weight-asian="normal" style:font-name-complex="Liberation Mono" style:font-size-complex="12pt" style:font-weight-complex="normal"/>
    </style:style>
    <style:style style:name="T950" style:family="text">
      <style:text-properties fo:font-variant="normal" fo:text-transform="none" style:font-name="Handwriting" fo:font-size="12pt" fo:letter-spacing="normal" fo:font-style="normal" fo:font-weight="normal" officeooo:rsid="11968b53" style:font-name-asian="Noto Sans Mono CJK SC" style:font-size-asian="12pt" style:font-weight-asian="normal" style:font-name-complex="Liberation Mono" style:font-size-complex="12pt" style:font-weight-complex="normal"/>
    </style:style>
    <style:style style:name="T951" style:family="text">
      <style:text-properties fo:font-variant="normal" fo:text-transform="none" style:font-name="Handwriting" fo:font-size="12pt" fo:letter-spacing="normal" fo:font-style="normal" fo:font-weight="normal" officeooo:rsid="11985b7e" style:font-name-asian="Noto Sans Mono CJK SC" style:font-size-asian="12pt" style:font-weight-asian="normal" style:font-name-complex="Liberation Mono" style:font-size-complex="12pt" style:font-weight-complex="normal"/>
    </style:style>
    <style:style style:name="T952" style:family="text">
      <style:text-properties fo:font-variant="normal" fo:text-transform="none" style:font-name="Handwriting" fo:font-size="12pt" fo:letter-spacing="normal" fo:font-style="normal" fo:font-weight="normal" officeooo:rsid="11990ef3" style:font-name-asian="Noto Sans Mono CJK SC" style:font-size-asian="12pt" style:font-weight-asian="normal" style:font-name-complex="Liberation Mono" style:font-size-complex="12pt" style:font-weight-complex="normal"/>
    </style:style>
    <style:style style:name="T953" style:family="text">
      <style:text-properties fo:font-variant="normal" fo:text-transform="none" style:font-name="Handwriting" fo:font-size="12pt" fo:letter-spacing="normal" fo:font-style="normal" fo:font-weight="normal" officeooo:rsid="1199953b" style:font-name-asian="Noto Sans Mono CJK SC" style:font-size-asian="12pt" style:font-weight-asian="normal" style:font-name-complex="Liberation Mono" style:font-size-complex="12pt" style:font-weight-complex="normal"/>
    </style:style>
    <style:style style:name="T954" style:family="text">
      <style:text-properties fo:font-variant="normal" fo:text-transform="none" style:font-name="Handwriting" fo:font-size="12pt" fo:letter-spacing="normal" fo:font-style="normal" fo:font-weight="normal" officeooo:rsid="119a6ff6" style:font-name-asian="Noto Sans Mono CJK SC" style:font-size-asian="12pt" style:font-weight-asian="normal" style:font-name-complex="Liberation Mono" style:font-size-complex="12pt" style:font-weight-complex="normal"/>
    </style:style>
    <style:style style:name="T955" style:family="text">
      <style:text-properties fo:font-variant="normal" fo:text-transform="none" style:font-name="Handwriting" fo:font-size="12pt" fo:letter-spacing="normal" fo:font-style="normal" fo:font-weight="normal" officeooo:rsid="11a33547" style:font-name-asian="Noto Sans Mono CJK SC" style:font-size-asian="12pt" style:font-weight-asian="normal" style:font-name-complex="Liberation Mono" style:font-size-complex="12pt" style:font-weight-complex="normal"/>
    </style:style>
    <style:style style:name="T956" style:family="text">
      <style:text-properties fo:font-variant="normal" fo:text-transform="none" style:font-name="Handwriting" fo:font-size="12pt" fo:letter-spacing="normal" fo:font-style="normal" fo:font-weight="normal" officeooo:rsid="11a4bd4a" style:font-name-asian="Noto Sans Mono CJK SC" style:font-size-asian="12pt" style:font-weight-asian="normal" style:font-name-complex="Liberation Mono" style:font-size-complex="12pt" style:font-weight-complex="normal"/>
    </style:style>
    <style:style style:name="T957" style:family="text">
      <style:text-properties fo:font-variant="normal" fo:text-transform="none" style:font-name="Handwriting" fo:font-size="12pt" fo:letter-spacing="normal" fo:font-style="normal" fo:font-weight="normal" officeooo:rsid="11a5300c" style:font-name-asian="Noto Sans Mono CJK SC" style:font-size-asian="12pt" style:font-weight-asian="normal" style:font-name-complex="Liberation Mono" style:font-size-complex="12pt" style:font-weight-complex="normal"/>
    </style:style>
    <style:style style:name="T958" style:family="text">
      <style:text-properties fo:font-variant="normal" fo:text-transform="none" style:font-name="Handwriting" fo:font-size="12pt" fo:letter-spacing="normal" fo:font-style="normal" fo:font-weight="normal" officeooo:rsid="11a66e99" style:font-name-asian="Noto Sans Mono CJK SC" style:font-size-asian="12pt" style:font-weight-asian="normal" style:font-name-complex="Liberation Mono" style:font-size-complex="12pt" style:font-weight-complex="normal"/>
    </style:style>
    <style:style style:name="T959" style:family="text">
      <style:text-properties fo:font-variant="normal" fo:text-transform="none" style:font-name="Handwriting" fo:font-size="12pt" fo:letter-spacing="normal" fo:font-style="normal" fo:font-weight="normal" officeooo:rsid="11a6ac2c" style:font-name-asian="Noto Sans Mono CJK SC" style:font-size-asian="12pt" style:font-weight-asian="normal" style:font-name-complex="Liberation Mono" style:font-size-complex="12pt" style:font-weight-complex="normal"/>
    </style:style>
    <style:style style:name="T960" style:family="text">
      <style:text-properties fo:font-variant="normal" fo:text-transform="none" style:font-name="Handwriting" fo:font-size="12pt" fo:letter-spacing="normal" fo:font-style="normal" fo:font-weight="normal" officeooo:rsid="11a8d6fa" style:font-name-asian="Noto Sans Mono CJK SC" style:font-size-asian="12pt" style:font-weight-asian="normal" style:font-name-complex="Liberation Mono" style:font-size-complex="12pt" style:font-weight-complex="normal"/>
    </style:style>
    <style:style style:name="T961" style:family="text">
      <style:text-properties fo:font-variant="normal" fo:text-transform="none" style:font-name="Handwriting" fo:font-size="12pt" fo:letter-spacing="normal" fo:font-style="normal" fo:font-weight="normal" officeooo:rsid="11aa241f" style:font-name-asian="Noto Sans Mono CJK SC" style:font-size-asian="12pt" style:font-weight-asian="normal" style:font-name-complex="Liberation Mono" style:font-size-complex="12pt" style:font-weight-complex="normal"/>
    </style:style>
    <style:style style:name="T962" style:family="text">
      <style:text-properties fo:font-variant="normal" fo:text-transform="none" style:font-name="Handwriting" fo:font-size="12pt" fo:letter-spacing="normal" fo:font-style="normal" fo:font-weight="normal" officeooo:rsid="11ab8856" style:font-name-asian="Noto Sans Mono CJK SC" style:font-size-asian="12pt" style:font-weight-asian="normal" style:font-name-complex="Liberation Mono" style:font-size-complex="12pt" style:font-weight-complex="normal"/>
    </style:style>
    <style:style style:name="T963" style:family="text">
      <style:text-properties fo:font-variant="normal" fo:text-transform="none" style:font-name="Handwriting" fo:font-size="12pt" fo:letter-spacing="normal" fo:font-style="normal" fo:font-weight="normal" officeooo:rsid="11ac9bb3" style:font-name-asian="Noto Sans Mono CJK SC" style:font-size-asian="12pt" style:font-weight-asian="normal" style:font-name-complex="Liberation Mono" style:font-size-complex="12pt" style:font-weight-complex="normal"/>
    </style:style>
    <style:style style:name="T964" style:family="text">
      <style:text-properties fo:font-variant="normal" fo:text-transform="none" style:font-name="Handwriting" fo:font-size="12pt" fo:letter-spacing="normal" fo:font-style="normal" fo:font-weight="normal" officeooo:rsid="11ac4495" style:font-name-asian="Noto Sans Mono CJK SC" style:font-size-asian="12pt" style:font-weight-asian="normal" style:font-name-complex="Liberation Mono" style:font-size-complex="12pt" style:font-weight-complex="normal"/>
    </style:style>
    <style:style style:name="T965" style:family="text">
      <style:text-properties fo:font-variant="normal" fo:text-transform="none" style:font-name="Handwriting" fo:font-size="12pt" fo:letter-spacing="normal" fo:font-style="normal" fo:font-weight="normal" officeooo:rsid="119be663" style:font-name-asian="Noto Sans Mono CJK SC" style:font-size-asian="12pt" style:font-weight-asian="normal" style:font-name-complex="Liberation Mono" style:font-size-complex="12pt" style:font-weight-complex="normal"/>
    </style:style>
    <style:style style:name="T966" style:family="text">
      <style:text-properties fo:font-variant="normal" fo:text-transform="none" style:font-name="Handwriting" fo:font-size="12pt" fo:letter-spacing="normal" fo:font-style="normal" fo:font-weight="normal" officeooo:rsid="11b66c47" style:font-name-asian="Noto Sans Mono CJK SC" style:font-size-asian="12pt" style:font-weight-asian="normal" style:font-name-complex="Liberation Mono" style:font-size-complex="12pt" style:font-weight-complex="normal"/>
    </style:style>
    <style:style style:name="T967" style:family="text">
      <style:text-properties fo:font-variant="normal" fo:text-transform="none" style:font-name="Handwriting" fo:font-size="12pt" fo:letter-spacing="normal" fo:font-style="normal" fo:font-weight="normal" officeooo:rsid="11bb2de9" style:font-name-asian="Noto Sans Mono CJK SC" style:font-size-asian="12pt" style:font-weight-asian="normal" style:font-name-complex="Liberation Mono" style:font-size-complex="12pt" style:font-weight-complex="normal"/>
    </style:style>
    <style:style style:name="T968" style:family="text">
      <style:text-properties fo:font-variant="normal" fo:text-transform="none" style:font-name="Handwriting" fo:font-size="12pt" fo:letter-spacing="normal" fo:font-style="normal" fo:font-weight="normal" officeooo:rsid="11bcb8bd" style:font-name-asian="Noto Sans Mono CJK SC" style:font-size-asian="12pt" style:font-weight-asian="normal" style:font-name-complex="Liberation Mono" style:font-size-complex="12pt" style:font-weight-complex="normal"/>
    </style:style>
    <style:style style:name="T969" style:family="text">
      <style:text-properties fo:font-variant="normal" fo:text-transform="none" style:font-name="Handwriting" fo:font-size="12pt" fo:letter-spacing="normal" fo:font-style="normal" fo:font-weight="normal" officeooo:rsid="11b76cb9" style:font-name-asian="Noto Sans Mono CJK SC" style:font-size-asian="12pt" style:font-weight-asian="normal" style:font-name-complex="Liberation Mono" style:font-size-complex="12pt" style:font-weight-complex="normal"/>
    </style:style>
    <style:style style:name="T970" style:family="text">
      <style:text-properties fo:font-variant="normal" fo:text-transform="none" style:font-name="Handwriting" fo:font-size="12pt" fo:letter-spacing="normal" fo:font-style="normal" fo:font-weight="normal" officeooo:rsid="11b7fbd9" style:font-name-asian="Noto Sans Mono CJK SC" style:font-size-asian="12pt" style:font-weight-asian="normal" style:font-name-complex="Liberation Mono" style:font-size-complex="12pt" style:font-weight-complex="normal"/>
    </style:style>
    <style:style style:name="T971" style:family="text">
      <style:text-properties fo:font-variant="normal" fo:text-transform="none" style:font-name="Handwriting" fo:font-size="12pt" fo:letter-spacing="normal" fo:font-style="normal" fo:font-weight="normal" officeooo:rsid="11bd8ad0" style:font-name-asian="Noto Sans Mono CJK SC" style:font-size-asian="12pt" style:font-weight-asian="normal" style:font-name-complex="Liberation Mono" style:font-size-complex="12pt" style:font-weight-complex="normal"/>
    </style:style>
    <style:style style:name="T972" style:family="text">
      <style:text-properties fo:font-variant="normal" fo:text-transform="none" style:font-name="Handwriting" fo:font-size="12pt" fo:letter-spacing="normal" fo:font-style="normal" fo:font-weight="normal" officeooo:rsid="11bf5d0b" style:font-name-asian="Noto Sans Mono CJK SC" style:font-size-asian="12pt" style:font-weight-asian="normal" style:font-name-complex="Liberation Mono" style:font-size-complex="12pt" style:font-weight-complex="normal"/>
    </style:style>
    <style:style style:name="T973" style:family="text">
      <style:text-properties fo:font-variant="normal" fo:text-transform="none" style:font-name="Handwriting" fo:font-size="12pt" fo:letter-spacing="normal" fo:font-style="normal" fo:font-weight="normal" officeooo:rsid="11beff3e" style:font-name-asian="Noto Sans Mono CJK SC" style:font-size-asian="12pt" style:font-weight-asian="normal" style:font-name-complex="Liberation Mono" style:font-size-complex="12pt" style:font-weight-complex="normal"/>
    </style:style>
    <style:style style:name="T974" style:family="text">
      <style:text-properties fo:font-variant="normal" fo:text-transform="none" style:font-name="Handwriting" fo:font-size="12pt" fo:letter-spacing="normal" fo:font-style="normal" fo:font-weight="normal" officeooo:rsid="11c89cfc" style:font-name-asian="Noto Sans Mono CJK SC" style:font-size-asian="12pt" style:font-weight-asian="normal" style:font-name-complex="Liberation Mono" style:font-size-complex="12pt" style:font-weight-complex="normal"/>
    </style:style>
    <style:style style:name="T975" style:family="text">
      <style:text-properties fo:font-variant="normal" fo:text-transform="none" style:font-name="Handwriting" fo:font-size="12pt" fo:letter-spacing="normal" fo:font-style="normal" fo:font-weight="normal" officeooo:rsid="11ca08ef" style:font-name-asian="Noto Sans Mono CJK SC" style:font-size-asian="12pt" style:font-weight-asian="normal" style:font-name-complex="Liberation Mono" style:font-size-complex="12pt" style:font-weight-complex="normal"/>
    </style:style>
    <style:style style:name="T976" style:family="text">
      <style:text-properties fo:font-variant="normal" fo:text-transform="none" style:font-name="Handwriting" fo:font-size="12pt" fo:letter-spacing="normal" fo:font-style="normal" fo:font-weight="normal" officeooo:rsid="11cc524a" style:font-name-asian="Noto Sans Mono CJK SC" style:font-size-asian="12pt" style:font-weight-asian="normal" style:font-name-complex="Liberation Mono" style:font-size-complex="12pt" style:font-weight-complex="normal"/>
    </style:style>
    <style:style style:name="T977" style:family="text">
      <style:text-properties fo:font-variant="normal" fo:text-transform="none" style:font-name="Handwriting" fo:font-size="12pt" fo:letter-spacing="normal" fo:font-style="normal" fo:font-weight="normal" officeooo:rsid="11cc9f6f" style:font-name-asian="Noto Sans Mono CJK SC" style:font-size-asian="12pt" style:font-weight-asian="normal" style:font-name-complex="Liberation Mono" style:font-size-complex="12pt" style:font-weight-complex="normal"/>
    </style:style>
    <style:style style:name="T978" style:family="text">
      <style:text-properties fo:font-variant="normal" fo:text-transform="none" style:font-name="Handwriting" fo:font-size="12pt" fo:letter-spacing="normal" fo:font-style="normal" fo:font-weight="normal" officeooo:rsid="119d61d3" style:font-name-asian="Noto Sans Mono CJK SC" style:font-size-asian="12pt" style:font-weight-asian="normal" style:font-name-complex="Liberation Mono" style:font-size-complex="12pt" style:font-weight-complex="normal"/>
    </style:style>
    <style:style style:name="T979" style:family="text">
      <style:text-properties fo:font-variant="normal" fo:text-transform="none" style:font-name="Handwriting" fo:font-size="12pt" fo:letter-spacing="normal" fo:font-style="normal" fo:font-weight="normal" officeooo:rsid="11cd35f4" style:font-name-asian="Noto Sans Mono CJK SC" style:font-size-asian="12pt" style:font-weight-asian="normal" style:font-name-complex="Liberation Mono" style:font-size-complex="12pt" style:font-weight-complex="normal"/>
    </style:style>
    <style:style style:name="T980" style:family="text">
      <style:text-properties fo:font-variant="normal" fo:text-transform="none" style:font-name="Handwriting" fo:font-size="12pt" fo:letter-spacing="normal" fo:font-style="normal" fo:font-weight="normal" officeooo:rsid="11f703ab" style:font-name-asian="Noto Sans Mono CJK SC" style:font-size-asian="12pt" style:font-weight-asian="normal" style:font-name-complex="Liberation Mono" style:font-size-complex="12pt" style:font-weight-complex="normal"/>
    </style:style>
    <style:style style:name="T981" style:family="text">
      <style:text-properties fo:font-variant="normal" fo:text-transform="none" style:font-name="Handwriting" fo:font-size="12pt" fo:letter-spacing="normal" fo:font-style="normal" fo:font-weight="normal" officeooo:rsid="11f5f2d3" style:font-name-asian="Noto Sans Mono CJK SC" style:font-size-asian="12pt" style:font-weight-asian="normal" style:font-name-complex="Liberation Mono" style:font-size-complex="12pt" style:font-weight-complex="normal"/>
    </style:style>
    <style:style style:name="T982" style:family="text">
      <style:text-properties fo:font-variant="normal" fo:text-transform="none" style:font-name="Handwriting" fo:font-size="12pt" fo:letter-spacing="normal" fo:font-style="normal" fo:font-weight="normal" officeooo:rsid="11248f9e" style:font-name-asian="Noto Sans Mono CJK SC" style:font-size-asian="12pt" style:font-weight-asian="normal" style:font-name-complex="Liberation Mono" style:font-size-complex="12pt" style:font-weight-complex="normal"/>
    </style:style>
    <style:style style:name="T983" style:family="text">
      <style:text-properties fo:font-variant="normal" fo:text-transform="none" style:font-name="Handwriting" fo:font-size="12pt" fo:letter-spacing="normal" fo:font-style="normal" fo:font-weight="normal" officeooo:rsid="113381be" style:font-name-asian="Noto Sans Mono CJK SC" style:font-size-asian="12pt" style:font-weight-asian="normal" style:font-name-complex="Liberation Mono" style:font-size-complex="12pt" style:font-weight-complex="normal"/>
    </style:style>
    <style:style style:name="T984" style:family="text">
      <style:text-properties fo:font-variant="normal" fo:text-transform="none" style:font-name="Handwriting" fo:font-size="12pt" fo:letter-spacing="normal" fo:font-style="normal" fo:font-weight="normal" officeooo:rsid="11facb00" style:font-name-asian="Noto Sans Mono CJK SC" style:font-size-asian="12pt" style:font-weight-asian="normal" style:font-name-complex="Liberation Mono" style:font-size-complex="12pt" style:font-weight-complex="normal"/>
    </style:style>
    <style:style style:name="T985" style:family="text">
      <style:text-properties fo:font-variant="normal" fo:text-transform="none" style:font-name="Handwriting" fo:font-size="12pt" fo:letter-spacing="normal" fo:font-style="normal" fo:font-weight="normal" officeooo:rsid="11fc293c" style:font-name-asian="Noto Sans Mono CJK SC" style:font-size-asian="12pt" style:font-weight-asian="normal" style:font-name-complex="Liberation Mono" style:font-size-complex="12pt" style:font-weight-complex="normal"/>
    </style:style>
    <style:style style:name="T986" style:family="text">
      <style:text-properties fo:font-variant="normal" fo:text-transform="none" style:font-name="Handwriting" fo:font-size="12pt" fo:letter-spacing="normal" fo:font-style="normal" fo:font-weight="normal" officeooo:rsid="0ff106a0" style:font-name-asian="Noto Sans Mono CJK SC" style:font-size-asian="12pt" style:font-weight-asian="normal" style:font-name-complex="Liberation Mono" style:font-size-complex="12pt" style:font-weight-complex="normal"/>
    </style:style>
    <style:style style:name="T987" style:family="text">
      <style:text-properties fo:font-variant="normal" fo:text-transform="none" style:font-name="Handwriting" fo:font-size="12pt" fo:letter-spacing="normal" fo:font-style="normal" fo:font-weight="normal" officeooo:rsid="10d33cf6" style:font-name-asian="Noto Sans Mono CJK SC" style:font-size-asian="12pt" style:font-weight-asian="normal" style:font-name-complex="Liberation Mono" style:font-size-complex="12pt" style:font-weight-complex="normal"/>
    </style:style>
    <style:style style:name="T988" style:family="text">
      <style:text-properties fo:font-variant="normal" fo:text-transform="none" style:font-name="Handwriting" fo:font-size="12pt" fo:letter-spacing="normal" fo:font-style="normal" fo:font-weight="normal" officeooo:rsid="10d42e3b" style:font-name-asian="Noto Sans Mono CJK SC" style:font-size-asian="12pt" style:font-weight-asian="normal" style:font-name-complex="Liberation Mono" style:font-size-complex="12pt" style:font-weight-complex="normal"/>
    </style:style>
    <style:style style:name="T989" style:family="text">
      <style:text-properties fo:font-variant="normal" fo:text-transform="none" style:font-name="Handwriting" fo:font-size="12pt" fo:letter-spacing="normal" fo:font-style="normal" fo:font-weight="normal" officeooo:rsid="10d5da0f" style:font-name-asian="Noto Sans Mono CJK SC" style:font-size-asian="12pt" style:font-weight-asian="normal" style:font-name-complex="Liberation Mono" style:font-size-complex="12pt" style:font-weight-complex="normal"/>
    </style:style>
    <style:style style:name="T990" style:family="text">
      <style:text-properties fo:font-variant="normal" fo:text-transform="none" style:font-name="Handwriting" fo:font-size="12pt" fo:letter-spacing="normal" fo:font-style="normal" fo:font-weight="normal" officeooo:rsid="10e0ce1a" style:font-name-asian="Noto Sans Mono CJK SC" style:font-size-asian="12pt" style:font-weight-asian="normal" style:font-name-complex="Liberation Mono" style:font-size-complex="12pt" style:font-weight-complex="normal"/>
    </style:style>
    <style:style style:name="T991" style:family="text">
      <style:text-properties fo:font-variant="normal" fo:text-transform="none" style:font-name="Handwriting" fo:font-size="12pt" fo:letter-spacing="normal" fo:font-style="normal" fo:font-weight="normal" officeooo:rsid="10e5759e" style:font-name-asian="Noto Sans Mono CJK SC" style:font-size-asian="12pt" style:font-weight-asian="normal" style:font-name-complex="Liberation Mono" style:font-size-complex="12pt" style:font-weight-complex="normal"/>
    </style:style>
    <style:style style:name="T992" style:family="text">
      <style:text-properties fo:font-variant="normal" fo:text-transform="none" style:font-name="Handwriting" fo:font-size="12pt" fo:letter-spacing="normal" fo:font-style="normal" fo:font-weight="normal" officeooo:rsid="10e1ad4a" style:font-name-asian="Noto Sans Mono CJK SC" style:font-size-asian="12pt" style:font-weight-asian="normal" style:font-name-complex="Liberation Mono" style:font-size-complex="12pt" style:font-weight-complex="normal"/>
    </style:style>
    <style:style style:name="T993" style:family="text">
      <style:text-properties fo:font-variant="normal" fo:text-transform="none" style:font-name="Handwriting" fo:font-size="12pt" fo:letter-spacing="normal" fo:font-style="normal" fo:font-weight="normal" officeooo:rsid="10e2f042" style:font-name-asian="Noto Sans Mono CJK SC" style:font-size-asian="12pt" style:font-weight-asian="normal" style:font-name-complex="Liberation Mono" style:font-size-complex="12pt" style:font-weight-complex="normal"/>
    </style:style>
    <style:style style:name="T994" style:family="text">
      <style:text-properties fo:font-variant="normal" fo:text-transform="none" style:font-name="Handwriting" fo:font-size="12pt" fo:letter-spacing="normal" fo:font-style="normal" fo:font-weight="normal" officeooo:rsid="10e422db" style:font-name-asian="Noto Sans Mono CJK SC" style:font-size-asian="12pt" style:font-weight-asian="normal" style:font-name-complex="Liberation Mono" style:font-size-complex="12pt" style:font-weight-complex="normal"/>
    </style:style>
    <style:style style:name="T995" style:family="text">
      <style:text-properties fo:font-variant="normal" fo:text-transform="none" style:font-name="Handwriting" fo:font-size="12pt" fo:letter-spacing="normal" fo:font-style="normal" fo:font-weight="normal" officeooo:rsid="10e4afed" style:font-name-asian="Noto Sans Mono CJK SC" style:font-size-asian="12pt" style:font-weight-asian="normal" style:font-name-complex="Liberation Mono" style:font-size-complex="12pt" style:font-weight-complex="normal"/>
    </style:style>
    <style:style style:name="T996" style:family="text">
      <style:text-properties fo:font-variant="normal" fo:text-transform="none" style:font-name="Handwriting" fo:font-size="12pt" fo:letter-spacing="normal" fo:font-style="normal" fo:font-weight="normal" officeooo:rsid="11fdff44" style:font-name-asian="Noto Sans Mono CJK SC" style:font-size-asian="12pt" style:font-weight-asian="normal" style:font-name-complex="Liberation Mono" style:font-size-complex="12pt" style:font-weight-complex="normal"/>
    </style:style>
    <style:style style:name="T997" style:family="text">
      <style:text-properties fo:font-variant="normal" fo:text-transform="none" style:font-name="Handwriting" fo:font-size="12pt" fo:letter-spacing="normal" fo:font-style="normal" fo:font-weight="normal" officeooo:rsid="12023a02" style:font-name-asian="Noto Sans Mono CJK SC" style:font-size-asian="12pt" style:font-weight-asian="normal" style:font-name-complex="Liberation Mono" style:font-size-complex="12pt" style:font-weight-complex="normal"/>
    </style:style>
    <style:style style:name="T998" style:family="text">
      <style:text-properties fo:font-variant="normal" fo:text-transform="none" style:font-name="Handwriting" fo:font-size="12pt" fo:letter-spacing="normal" fo:font-style="normal" fo:font-weight="normal" officeooo:rsid="12041717" style:font-name-asian="Noto Sans Mono CJK SC" style:font-size-asian="12pt" style:font-weight-asian="normal" style:font-name-complex="Liberation Mono" style:font-size-complex="12pt" style:font-weight-complex="normal"/>
    </style:style>
    <style:style style:name="T999" style:family="text">
      <style:text-properties fo:font-variant="normal" fo:text-transform="none" style:font-name="Handwriting" fo:font-size="12pt" fo:letter-spacing="normal" fo:font-style="normal" fo:font-weight="normal" officeooo:rsid="1205ea34" style:font-name-asian="Noto Sans Mono CJK SC" style:font-size-asian="12pt" style:font-weight-asian="normal" style:font-name-complex="Liberation Mono" style:font-size-complex="12pt" style:font-weight-complex="normal"/>
    </style:style>
    <style:style style:name="T1000" style:family="text">
      <style:text-properties fo:font-variant="normal" fo:text-transform="none" style:font-name="Handwriting" fo:font-size="12pt" fo:letter-spacing="normal" fo:font-style="normal" fo:font-weight="normal" officeooo:rsid="10caa491" style:font-name-asian="Noto Sans Mono CJK SC" style:font-size-asian="12pt" style:font-weight-asian="normal" style:font-name-complex="Liberation Mono" style:font-size-complex="12pt" style:font-weight-complex="normal"/>
    </style:style>
    <style:style style:name="T1001" style:family="text">
      <style:text-properties fo:font-variant="normal" fo:text-transform="none" style:font-name="Handwriting" fo:font-size="12pt" fo:letter-spacing="normal" fo:font-style="normal" fo:font-weight="normal" officeooo:rsid="120bc0ee" style:font-name-asian="Noto Sans Mono CJK SC" style:font-size-asian="12pt" style:font-weight-asian="normal" style:font-name-complex="Liberation Mono" style:font-size-complex="12pt" style:font-weight-complex="normal"/>
    </style:style>
    <style:style style:name="T1002" style:family="text">
      <style:text-properties fo:font-variant="normal" fo:text-transform="none" style:font-name="Handwriting" fo:font-size="12pt" fo:letter-spacing="normal" fo:font-style="normal" fo:font-weight="normal" officeooo:rsid="11fe44ea" style:font-name-asian="Noto Sans Mono CJK SC" style:font-size-asian="12pt" style:font-weight-asian="normal" style:font-name-complex="Liberation Mono" style:font-size-complex="12pt" style:font-weight-complex="normal"/>
    </style:style>
    <style:style style:name="T1003" style:family="text">
      <style:text-properties fo:font-variant="normal" fo:text-transform="none" style:font-name="Handwriting" fo:font-size="12pt" fo:letter-spacing="normal" fo:font-style="normal" fo:font-weight="normal" officeooo:rsid="120a0841" style:font-name-asian="Noto Sans Mono CJK SC" style:font-size-asian="12pt" style:font-weight-asian="normal" style:font-name-complex="Liberation Mono" style:font-size-complex="12pt" style:font-weight-complex="normal"/>
    </style:style>
    <style:style style:name="T1004" style:family="text">
      <style:text-properties fo:font-variant="normal" fo:text-transform="none" style:font-name="Handwriting" fo:font-size="12pt" fo:letter-spacing="normal" fo:font-style="normal" fo:font-weight="normal" officeooo:rsid="11ff7cb3" style:font-name-asian="Noto Sans Mono CJK SC" style:font-size-asian="12pt" style:font-weight-asian="normal" style:font-name-complex="Liberation Mono" style:font-size-complex="12pt" style:font-weight-complex="normal"/>
    </style:style>
    <style:style style:name="T1005" style:family="text">
      <style:text-properties fo:font-variant="normal" fo:text-transform="none" style:font-name="Handwriting" fo:font-size="12pt" fo:letter-spacing="normal" fo:font-style="normal" fo:font-weight="normal" officeooo:rsid="120c9454" style:font-name-asian="Noto Sans Mono CJK SC" style:font-size-asian="12pt" style:font-weight-asian="normal" style:font-name-complex="Liberation Mono" style:font-size-complex="12pt" style:font-weight-complex="normal"/>
    </style:style>
    <style:style style:name="T1006" style:family="text">
      <style:text-properties fo:font-variant="normal" fo:text-transform="none" style:font-name="Handwriting" fo:font-size="12pt" fo:letter-spacing="normal" fo:font-style="normal" fo:font-weight="normal" officeooo:rsid="120df428" style:font-name-asian="Noto Sans Mono CJK SC" style:font-size-asian="12pt" style:font-weight-asian="normal" style:font-name-complex="Liberation Mono" style:font-size-complex="12pt" style:font-weight-complex="normal"/>
    </style:style>
    <style:style style:name="T1007" style:family="text">
      <style:text-properties fo:font-variant="normal" fo:text-transform="none" style:font-name="Handwriting" fo:font-size="12pt" fo:letter-spacing="normal" fo:font-style="normal" fo:font-weight="normal" officeooo:rsid="120e326f" style:font-name-asian="Noto Sans Mono CJK SC" style:font-size-asian="12pt" style:font-weight-asian="normal" style:font-name-complex="Liberation Mono" style:font-size-complex="12pt" style:font-weight-complex="normal"/>
    </style:style>
    <style:style style:name="T1008" style:family="text">
      <style:text-properties fo:font-variant="normal" fo:text-transform="none" style:font-name="Handwriting" fo:font-size="12pt" fo:letter-spacing="normal" fo:font-style="normal" fo:font-weight="normal" officeooo:rsid="12100f7e" style:font-name-asian="Noto Sans Mono CJK SC" style:font-size-asian="12pt" style:font-weight-asian="normal" style:font-name-complex="Liberation Mono" style:font-size-complex="12pt" style:font-weight-complex="normal"/>
    </style:style>
    <style:style style:name="T1009" style:family="text">
      <style:text-properties fo:font-variant="normal" fo:text-transform="none" style:font-name="Handwriting" fo:font-size="12pt" fo:letter-spacing="normal" fo:font-style="normal" fo:font-weight="normal" officeooo:rsid="1210ae7a" style:font-name-asian="Noto Sans Mono CJK SC" style:font-size-asian="12pt" style:font-weight-asian="normal" style:font-name-complex="Liberation Mono" style:font-size-complex="12pt" style:font-weight-complex="normal"/>
    </style:style>
    <style:style style:name="T1010" style:family="text">
      <style:text-properties fo:font-variant="normal" fo:text-transform="none" style:font-name="Handwriting" fo:font-size="12pt" fo:letter-spacing="normal" fo:font-style="normal" fo:font-weight="normal" officeooo:rsid="12116c4e" style:font-name-asian="Noto Sans Mono CJK SC" style:font-size-asian="12pt" style:font-weight-asian="normal" style:font-name-complex="Liberation Mono" style:font-size-complex="12pt" style:font-weight-complex="normal"/>
    </style:style>
    <style:style style:name="T1011" style:family="text">
      <style:text-properties fo:font-variant="normal" fo:text-transform="none" style:font-name="Handwriting" fo:font-size="12pt" fo:letter-spacing="normal" fo:font-style="normal" fo:font-weight="normal" officeooo:rsid="1214516c" style:font-name-asian="Noto Sans Mono CJK SC" style:font-size-asian="12pt" style:font-weight-asian="normal" style:font-name-complex="Liberation Mono" style:font-size-complex="12pt" style:font-weight-complex="normal"/>
    </style:style>
    <style:style style:name="T1012" style:family="text">
      <style:text-properties fo:font-variant="normal" fo:text-transform="none" style:font-name="Handwriting" fo:font-size="12pt" fo:letter-spacing="normal" fo:font-style="normal" fo:font-weight="normal" officeooo:rsid="12164c05" style:font-name-asian="Noto Sans Mono CJK SC" style:font-size-asian="12pt" style:font-weight-asian="normal" style:font-name-complex="Liberation Mono" style:font-size-complex="12pt" style:font-weight-complex="normal"/>
    </style:style>
    <style:style style:name="T1013" style:family="text">
      <style:text-properties fo:font-variant="normal" fo:text-transform="none" style:font-name="Handwriting" fo:font-size="12pt" fo:letter-spacing="normal" fo:font-style="normal" fo:font-weight="normal" officeooo:rsid="121b2f6f" style:font-name-asian="Noto Sans Mono CJK SC" style:font-size-asian="12pt" style:font-weight-asian="normal" style:font-name-complex="Liberation Mono" style:font-size-complex="12pt" style:font-weight-complex="normal"/>
    </style:style>
    <style:style style:name="T1014" style:family="text">
      <style:text-properties fo:font-variant="normal" fo:text-transform="none" style:font-name="Handwriting" fo:font-size="12pt" fo:letter-spacing="normal" fo:font-style="normal" fo:font-weight="normal" officeooo:rsid="121cb770" style:font-name-asian="Noto Sans Mono CJK SC" style:font-size-asian="12pt" style:font-weight-asian="normal" style:font-name-complex="Liberation Mono" style:font-size-complex="12pt" style:font-weight-complex="normal"/>
    </style:style>
    <style:style style:name="T1015" style:family="text">
      <style:text-properties fo:font-variant="normal" fo:text-transform="none" style:font-name="Handwriting" fo:font-size="12pt" fo:letter-spacing="normal" fo:font-style="normal" fo:font-weight="normal" officeooo:rsid="121d656a" style:font-name-asian="Noto Sans Mono CJK SC" style:font-size-asian="12pt" style:font-weight-asian="normal" style:font-name-complex="Liberation Mono" style:font-size-complex="12pt" style:font-weight-complex="normal"/>
    </style:style>
    <style:style style:name="T1016" style:family="text">
      <style:text-properties fo:font-variant="normal" fo:text-transform="none" style:font-name="Handwriting" fo:font-size="12pt" fo:letter-spacing="normal" fo:font-style="normal" fo:font-weight="normal" officeooo:rsid="121f5cb7" style:font-name-asian="Noto Sans Mono CJK SC" style:font-size-asian="12pt" style:font-weight-asian="normal" style:font-name-complex="Liberation Mono" style:font-size-complex="12pt" style:font-weight-complex="normal"/>
    </style:style>
    <style:style style:name="T1017" style:family="text">
      <style:text-properties fo:font-variant="normal" fo:text-transform="none" style:font-name="Handwriting" fo:font-size="12pt" fo:letter-spacing="normal" fo:font-style="normal" fo:font-weight="normal" officeooo:rsid="1233cc34" style:font-name-asian="Noto Sans Mono CJK SC" style:font-size-asian="12pt" style:font-weight-asian="normal" style:font-name-complex="Liberation Mono" style:font-size-complex="12pt" style:font-weight-complex="normal"/>
    </style:style>
    <style:style style:name="T1018" style:family="text">
      <style:text-properties fo:font-variant="normal" fo:text-transform="none" style:font-name="Handwriting" fo:font-size="12pt" fo:letter-spacing="normal" fo:font-style="normal" fo:font-weight="normal" officeooo:rsid="124a098c" style:font-name-asian="Noto Sans Mono CJK SC" style:font-size-asian="12pt" style:font-weight-asian="normal" style:font-name-complex="Liberation Mono" style:font-size-complex="12pt" style:font-weight-complex="normal"/>
    </style:style>
    <style:style style:name="T1019" style:family="text">
      <style:text-properties fo:font-variant="normal" fo:text-transform="none" style:font-name="Handwriting" fo:font-size="12pt" fo:letter-spacing="normal" fo:font-style="normal" fo:font-weight="normal" officeooo:rsid="124cf5be" style:font-name-asian="Noto Sans Mono CJK SC" style:font-size-asian="12pt" style:font-weight-asian="normal" style:font-name-complex="Liberation Mono" style:font-size-complex="12pt" style:font-weight-complex="normal"/>
    </style:style>
    <style:style style:name="T1020" style:family="text">
      <style:text-properties fo:font-variant="normal" fo:text-transform="none" style:font-name="Handwriting" fo:font-size="12pt" fo:letter-spacing="normal" fo:font-style="normal" fo:font-weight="normal" officeooo:rsid="124d79d9" style:font-name-asian="Noto Sans Mono CJK SC" style:font-size-asian="12pt" style:font-weight-asian="normal" style:font-name-complex="Liberation Mono" style:font-size-complex="12pt" style:font-weight-complex="normal"/>
    </style:style>
    <style:style style:name="T1021" style:family="text">
      <style:text-properties fo:font-variant="normal" fo:text-transform="none" style:font-name="Handwriting" fo:font-size="12pt" fo:letter-spacing="normal" fo:font-style="normal" fo:font-weight="normal" officeooo:rsid="124f5776" style:font-name-asian="Noto Sans Mono CJK SC" style:font-size-asian="12pt" style:font-weight-asian="normal" style:font-name-complex="Liberation Mono" style:font-size-complex="12pt" style:font-weight-complex="normal"/>
    </style:style>
    <style:style style:name="T1022" style:family="text">
      <style:text-properties fo:font-variant="normal" fo:text-transform="none" style:font-name="Handwriting" fo:font-size="12pt" fo:letter-spacing="normal" fo:font-style="normal" fo:font-weight="normal" officeooo:rsid="12512c43" style:font-name-asian="Noto Sans Mono CJK SC" style:font-size-asian="12pt" style:font-weight-asian="normal" style:font-name-complex="Liberation Mono" style:font-size-complex="12pt" style:font-weight-complex="normal"/>
    </style:style>
    <style:style style:name="T1023" style:family="text">
      <style:text-properties fo:font-variant="normal" fo:text-transform="none" style:font-name="Handwriting" fo:font-size="12pt" fo:letter-spacing="normal" fo:font-style="normal" fo:font-weight="normal" officeooo:rsid="125316e1" style:font-name-asian="Noto Sans Mono CJK SC" style:font-size-asian="12pt" style:font-weight-asian="normal" style:font-name-complex="Liberation Mono" style:font-size-complex="12pt" style:font-weight-complex="normal"/>
    </style:style>
    <style:style style:name="T1024" style:family="text">
      <style:text-properties fo:font-variant="normal" fo:text-transform="none" style:font-name="Handwriting" fo:font-size="12pt" fo:letter-spacing="normal" fo:font-style="normal" fo:font-weight="normal" officeooo:rsid="1253a757" style:font-name-asian="Noto Sans Mono CJK SC" style:font-size-asian="12pt" style:font-weight-asian="normal" style:font-name-complex="Liberation Mono" style:font-size-complex="12pt" style:font-weight-complex="normal"/>
    </style:style>
    <style:style style:name="T1025" style:family="text">
      <style:text-properties fo:font-variant="normal" fo:text-transform="none" style:font-name="Handwriting" fo:font-size="12pt" fo:letter-spacing="normal" fo:font-style="normal" fo:font-weight="normal" officeooo:rsid="1254551b" style:font-name-asian="Noto Sans Mono CJK SC" style:font-size-asian="12pt" style:font-weight-asian="normal" style:font-name-complex="Liberation Mono" style:font-size-complex="12pt" style:font-weight-complex="normal"/>
    </style:style>
    <style:style style:name="T1026" style:family="text">
      <style:text-properties fo:font-variant="normal" fo:text-transform="none" style:font-name="Handwriting" fo:font-size="12pt" fo:letter-spacing="normal" fo:font-style="normal" fo:font-weight="normal" officeooo:rsid="1257fcef" style:font-name-asian="Noto Sans Mono CJK SC" style:font-size-asian="12pt" style:font-weight-asian="normal" style:font-name-complex="Liberation Mono" style:font-size-complex="12pt" style:font-weight-complex="normal"/>
    </style:style>
    <style:style style:name="T1027" style:family="text">
      <style:text-properties fo:font-variant="normal" fo:text-transform="none" style:font-name="Handwriting" fo:font-size="12pt" fo:letter-spacing="normal" fo:font-style="normal" fo:font-weight="normal" officeooo:rsid="125859b2" style:font-name-asian="Noto Sans Mono CJK SC" style:font-size-asian="12pt" style:font-weight-asian="normal" style:font-name-complex="Liberation Mono" style:font-size-complex="12pt" style:font-weight-complex="normal"/>
    </style:style>
    <style:style style:name="T1028" style:family="text">
      <style:text-properties fo:font-variant="normal" fo:text-transform="none" style:font-name="Handwriting" fo:font-size="12pt" fo:letter-spacing="normal" fo:font-style="normal" fo:font-weight="normal" officeooo:rsid="125cea2d" style:font-name-asian="Noto Sans Mono CJK SC" style:font-size-asian="12pt" style:font-weight-asian="normal" style:font-name-complex="Liberation Mono" style:font-size-complex="12pt" style:font-weight-complex="normal"/>
    </style:style>
    <style:style style:name="T1029" style:family="text">
      <style:text-properties fo:font-variant="normal" fo:text-transform="none" style:font-name="Handwriting" fo:font-size="12pt" fo:letter-spacing="normal" fo:font-style="normal" fo:font-weight="normal" officeooo:rsid="125e7909" style:font-name-asian="Noto Sans Mono CJK SC" style:font-size-asian="12pt" style:font-weight-asian="normal" style:font-name-complex="Liberation Mono" style:font-size-complex="12pt" style:font-weight-complex="normal"/>
    </style:style>
    <style:style style:name="T1030" style:family="text">
      <style:text-properties fo:font-variant="normal" fo:text-transform="none" style:font-name="Handwriting" fo:font-size="12pt" fo:letter-spacing="normal" fo:font-style="normal" fo:font-weight="normal" officeooo:rsid="126a788c" style:font-name-asian="Noto Sans Mono CJK SC" style:font-size-asian="12pt" style:font-weight-asian="normal" style:font-name-complex="Liberation Mono" style:font-size-complex="12pt" style:font-weight-complex="normal"/>
    </style:style>
    <style:style style:name="T1031" style:family="text">
      <style:text-properties fo:font-variant="normal" fo:text-transform="none" style:font-name="Handwriting" fo:font-size="12pt" fo:letter-spacing="normal" fo:font-style="normal" fo:font-weight="normal" officeooo:rsid="126d0028" style:font-name-asian="Noto Sans Mono CJK SC" style:font-size-asian="12pt" style:font-weight-asian="normal" style:font-name-complex="Liberation Mono" style:font-size-complex="12pt" style:font-weight-complex="normal"/>
    </style:style>
    <style:style style:name="T1032" style:family="text">
      <style:text-properties fo:font-variant="normal" fo:text-transform="none" style:font-name="Handwriting" fo:font-size="12pt" fo:letter-spacing="normal" fo:font-style="normal" fo:font-weight="normal" officeooo:rsid="126ef23c" style:font-name-asian="Noto Sans Mono CJK SC" style:font-size-asian="12pt" style:font-weight-asian="normal" style:font-name-complex="Liberation Mono" style:font-size-complex="12pt" style:font-weight-complex="normal"/>
    </style:style>
    <style:style style:name="T1033" style:family="text">
      <style:text-properties fo:font-variant="normal" fo:text-transform="none" style:font-name="Handwriting" fo:font-size="12pt" fo:letter-spacing="normal" fo:font-style="normal" fo:font-weight="normal" officeooo:rsid="126bfeaa" style:font-name-asian="Noto Sans Mono CJK SC" style:font-size-asian="12pt" style:font-weight-asian="normal" style:font-name-complex="Liberation Mono" style:font-size-complex="12pt" style:font-weight-complex="normal"/>
    </style:style>
    <style:style style:name="T1034" style:family="text">
      <style:text-properties fo:font-variant="normal" fo:text-transform="none"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1035" style:family="text">
      <style:text-properties fo:font-variant="normal" fo:text-transform="none" style:font-name="Handwriting" fo:font-size="12pt" fo:letter-spacing="normal" fo:font-style="normal" fo:font-weight="normal" officeooo:rsid="1273578d" style:font-name-asian="Noto Sans Mono CJK SC" style:font-size-asian="12pt" style:font-weight-asian="normal" style:font-name-complex="Liberation Mono" style:font-size-complex="12pt" style:font-weight-complex="normal"/>
    </style:style>
    <style:style style:name="T1036" style:family="text">
      <style:text-properties fo:font-variant="normal" fo:text-transform="none" style:font-name="Handwriting" fo:font-size="12pt" fo:letter-spacing="normal" fo:font-style="normal" fo:font-weight="normal" officeooo:rsid="1273e25d" style:font-name-asian="Noto Sans Mono CJK SC" style:font-size-asian="12pt" style:font-weight-asian="normal" style:font-name-complex="Liberation Mono" style:font-size-complex="12pt" style:font-weight-complex="normal"/>
    </style:style>
    <style:style style:name="T1037" style:family="text">
      <style:text-properties fo:font-variant="normal" fo:text-transform="none" style:font-name="Handwriting" fo:font-size="12pt" fo:letter-spacing="normal" fo:font-style="normal" fo:font-weight="normal" officeooo:rsid="12755373" style:font-name-asian="Noto Sans Mono CJK SC" style:font-size-asian="12pt" style:font-weight-asian="normal" style:font-name-complex="Liberation Mono" style:font-size-complex="12pt" style:font-weight-complex="normal"/>
    </style:style>
    <style:style style:name="T1038" style:family="text">
      <style:text-properties fo:font-variant="normal" fo:text-transform="none" style:font-name="Handwriting" fo:font-size="12pt" fo:letter-spacing="normal" fo:font-style="normal" fo:font-weight="normal" officeooo:rsid="12773905" style:font-name-asian="Noto Sans Mono CJK SC" style:font-size-asian="12pt" style:font-weight-asian="normal" style:font-name-complex="Liberation Mono" style:font-size-complex="12pt" style:font-weight-complex="normal"/>
    </style:style>
    <style:style style:name="T1039" style:family="text">
      <style:text-properties fo:font-variant="normal" fo:text-transform="none" style:font-name="Handwriting" fo:font-size="12pt" fo:letter-spacing="normal" fo:font-style="normal" fo:font-weight="normal" officeooo:rsid="12777739" style:font-name-asian="Noto Sans Mono CJK SC" style:font-size-asian="12pt" style:font-weight-asian="normal" style:font-name-complex="Liberation Mono" style:font-size-complex="12pt" style:font-weight-complex="normal"/>
    </style:style>
    <style:style style:name="T1040" style:family="text">
      <style:text-properties fo:font-variant="normal" fo:text-transform="none" style:font-name="Handwriting" fo:font-size="12pt" fo:letter-spacing="normal" fo:font-style="normal" fo:font-weight="normal" officeooo:rsid="12790d77" style:font-name-asian="Noto Sans Mono CJK SC" style:font-size-asian="12pt" style:font-weight-asian="normal" style:font-name-complex="Liberation Mono" style:font-size-complex="12pt" style:font-weight-complex="normal"/>
    </style:style>
    <style:style style:name="T1041" style:family="text">
      <style:text-properties fo:font-variant="normal" fo:text-transform="none" style:font-name="Handwriting" fo:font-size="12pt" fo:letter-spacing="normal" fo:font-style="normal" fo:font-weight="normal" officeooo:rsid="127a70ee" style:font-name-asian="Noto Sans Mono CJK SC" style:font-size-asian="12pt" style:font-weight-asian="normal" style:font-name-complex="Liberation Mono" style:font-size-complex="12pt" style:font-weight-complex="normal"/>
    </style:style>
    <style:style style:name="T1042" style:family="text">
      <style:text-properties fo:font-variant="normal" fo:text-transform="none" style:font-name="Handwriting" fo:font-size="12pt" fo:letter-spacing="normal" fo:font-style="normal" fo:font-weight="normal" officeooo:rsid="127bcfe4" style:font-name-asian="Noto Sans Mono CJK SC" style:font-size-asian="12pt" style:font-weight-asian="normal" style:font-name-complex="Liberation Mono" style:font-size-complex="12pt" style:font-weight-complex="normal"/>
    </style:style>
    <style:style style:name="T1043" style:family="text">
      <style:text-properties fo:font-variant="normal" fo:text-transform="none" style:font-name="Handwriting" fo:font-size="12pt" fo:letter-spacing="normal" fo:font-style="normal" fo:font-weight="normal" officeooo:rsid="127d1309" style:font-name-asian="Noto Sans Mono CJK SC" style:font-size-asian="12pt" style:font-weight-asian="normal" style:font-name-complex="Liberation Mono" style:font-size-complex="12pt" style:font-weight-complex="normal"/>
    </style:style>
    <style:style style:name="T1044" style:family="text">
      <style:text-properties fo:font-variant="normal" fo:text-transform="none" style:font-name="Handwriting" fo:font-size="12pt" fo:letter-spacing="normal" fo:font-style="normal" fo:font-weight="normal" officeooo:rsid="127ef6ea" style:font-name-asian="Noto Sans Mono CJK SC" style:font-size-asian="12pt" style:font-weight-asian="normal" style:font-name-complex="Liberation Mono" style:font-size-complex="12pt" style:font-weight-complex="normal"/>
    </style:style>
    <style:style style:name="T1045" style:family="text">
      <style:text-properties fo:font-variant="normal" fo:text-transform="none" style:font-name="Handwriting" fo:font-size="12pt" fo:letter-spacing="normal" fo:font-style="normal" fo:font-weight="normal" officeooo:rsid="127f255e" style:font-name-asian="Noto Sans Mono CJK SC" style:font-size-asian="12pt" style:font-weight-asian="normal" style:font-name-complex="Liberation Mono" style:font-size-complex="12pt" style:font-weight-complex="normal"/>
    </style:style>
    <style:style style:name="T1046" style:family="text">
      <style:text-properties fo:font-variant="normal" fo:text-transform="none" style:font-name="Handwriting" fo:font-size="12pt" fo:letter-spacing="normal" fo:font-style="normal" fo:font-weight="normal" officeooo:rsid="1280df75" style:font-name-asian="Noto Sans Mono CJK SC" style:font-size-asian="12pt" style:font-weight-asian="normal" style:font-name-complex="Liberation Mono" style:font-size-complex="12pt" style:font-weight-complex="normal"/>
    </style:style>
    <style:style style:name="T1047" style:family="text">
      <style:text-properties fo:font-variant="normal" fo:text-transform="none" style:font-name="Handwriting" fo:font-size="12pt" fo:letter-spacing="normal" fo:font-style="normal" fo:font-weight="normal" officeooo:rsid="128228dd" style:font-name-asian="Noto Sans Mono CJK SC" style:font-size-asian="12pt" style:font-weight-asian="normal" style:font-name-complex="Liberation Mono" style:font-size-complex="12pt" style:font-weight-complex="normal"/>
    </style:style>
    <style:style style:name="T1048" style:family="text">
      <style:text-properties fo:font-variant="normal" fo:text-transform="none" style:font-name="Handwriting" fo:font-size="12pt" fo:letter-spacing="normal" fo:font-style="normal" fo:font-weight="normal" officeooo:rsid="12824801" style:font-name-asian="Noto Sans Mono CJK SC" style:font-size-asian="12pt" style:font-weight-asian="normal" style:font-name-complex="Liberation Mono" style:font-size-complex="12pt" style:font-weight-complex="normal"/>
    </style:style>
    <style:style style:name="T1049" style:family="text">
      <style:text-properties fo:font-variant="normal" fo:text-transform="none" style:font-name="Handwriting" fo:font-size="12pt" fo:letter-spacing="normal" fo:font-style="normal" fo:font-weight="normal" officeooo:rsid="1282fb21" style:font-name-asian="Noto Sans Mono CJK SC" style:font-size-asian="12pt" style:font-weight-asian="normal" style:font-name-complex="Liberation Mono" style:font-size-complex="12pt" style:font-weight-complex="normal"/>
    </style:style>
    <style:style style:name="T1050" style:family="text">
      <style:text-properties fo:font-variant="normal" fo:text-transform="none" style:font-name="Handwriting" fo:font-size="12pt" fo:letter-spacing="normal" fo:font-style="normal" fo:font-weight="normal" officeooo:rsid="12859f5d" style:font-name-asian="Noto Sans Mono CJK SC" style:font-size-asian="12pt" style:font-weight-asian="normal" style:font-name-complex="Liberation Mono" style:font-size-complex="12pt" style:font-weight-complex="normal"/>
    </style:style>
    <style:style style:name="T1051" style:family="text">
      <style:text-properties fo:font-variant="normal" fo:text-transform="none" style:font-name="Handwriting" fo:font-size="12pt" fo:letter-spacing="normal" fo:font-style="normal" fo:font-weight="normal" officeooo:rsid="1284b47f" style:font-name-asian="Noto Sans Mono CJK SC" style:font-size-asian="12pt" style:font-weight-asian="normal" style:font-name-complex="Liberation Mono" style:font-size-complex="12pt" style:font-weight-complex="normal"/>
    </style:style>
    <style:style style:name="T1052" style:family="text">
      <style:text-properties fo:font-variant="normal" fo:text-transform="none" style:font-name="Handwriting" fo:font-size="12pt" fo:letter-spacing="normal" fo:font-style="normal" fo:font-weight="normal" officeooo:rsid="12873cc3" style:font-name-asian="Noto Sans Mono CJK SC" style:font-size-asian="12pt" style:font-weight-asian="normal" style:font-name-complex="Liberation Mono" style:font-size-complex="12pt" style:font-weight-complex="normal"/>
    </style:style>
    <style:style style:name="T1053" style:family="text">
      <style:text-properties fo:font-variant="normal" fo:text-transform="none" style:font-name="Handwriting" fo:font-size="12pt" fo:letter-spacing="normal" fo:font-style="normal" fo:font-weight="normal" officeooo:rsid="128630d9" style:font-name-asian="Noto Sans Mono CJK SC" style:font-size-asian="12pt" style:font-weight-asian="normal" style:font-name-complex="Liberation Mono" style:font-size-complex="12pt" style:font-weight-complex="normal"/>
    </style:style>
    <style:style style:name="T1054" style:family="text">
      <style:text-properties fo:font-variant="normal" fo:text-transform="none" style:font-name="Handwriting" fo:font-size="12pt" fo:letter-spacing="normal" fo:font-style="normal" fo:font-weight="normal" officeooo:rsid="1256f97e" style:font-name-asian="Noto Sans Mono CJK SC" style:font-size-asian="12pt" style:font-weight-asian="normal" style:font-name-complex="Liberation Mono" style:font-size-complex="12pt" style:font-weight-complex="normal"/>
    </style:style>
    <style:style style:name="T1055" style:family="text">
      <style:text-properties fo:font-variant="normal" fo:text-transform="none" style:font-name="Handwriting" fo:font-size="12pt" fo:letter-spacing="normal" fo:font-style="normal" fo:font-weight="normal" officeooo:rsid="128aead6" style:font-name-asian="Noto Sans Mono CJK SC" style:font-size-asian="12pt" style:font-weight-asian="normal" style:font-name-complex="Liberation Mono" style:font-size-complex="12pt" style:font-weight-complex="normal"/>
    </style:style>
    <style:style style:name="T1056" style:family="text">
      <style:text-properties fo:font-variant="normal" fo:text-transform="none" style:font-name="Handwriting" fo:font-size="12pt" fo:letter-spacing="normal" fo:font-style="normal" fo:font-weight="normal" officeooo:rsid="128f1c74" style:font-name-asian="Noto Sans Mono CJK SC" style:font-size-asian="12pt" style:font-weight-asian="normal" style:font-name-complex="Liberation Mono" style:font-size-complex="12pt" style:font-weight-complex="normal"/>
    </style:style>
    <style:style style:name="T1057" style:family="text">
      <style:text-properties fo:font-variant="normal" fo:text-transform="none" style:font-name="Handwriting" fo:font-size="12pt" fo:letter-spacing="normal" fo:font-style="normal" fo:font-weight="normal" officeooo:rsid="129007f6" style:font-name-asian="Noto Sans Mono CJK SC" style:font-size-asian="12pt" style:font-weight-asian="normal" style:font-name-complex="Liberation Mono" style:font-size-complex="12pt" style:font-weight-complex="normal"/>
    </style:style>
    <style:style style:name="T1058" style:family="text">
      <style:text-properties fo:font-variant="normal" fo:text-transform="none" style:font-name="Handwriting" fo:font-size="12pt" fo:letter-spacing="normal" fo:font-style="normal" fo:font-weight="normal" officeooo:rsid="1291e751" style:font-name-asian="Noto Sans Mono CJK SC" style:font-size-asian="12pt" style:font-weight-asian="normal" style:font-name-complex="Liberation Mono" style:font-size-complex="12pt" style:font-weight-complex="normal"/>
    </style:style>
    <style:style style:name="T1059" style:family="text">
      <style:text-properties fo:font-variant="normal" fo:text-transform="none" style:font-name="Handwriting" fo:font-size="12pt" fo:letter-spacing="normal" fo:font-style="normal" fo:font-weight="normal" officeooo:rsid="12921e2e" style:font-name-asian="Noto Sans Mono CJK SC" style:font-size-asian="12pt" style:font-weight-asian="normal" style:font-name-complex="Liberation Mono" style:font-size-complex="12pt" style:font-weight-complex="normal"/>
    </style:style>
    <style:style style:name="T1060" style:family="text">
      <style:text-properties fo:font-variant="normal" fo:text-transform="none" style:font-name="Handwriting" fo:font-size="12pt" fo:letter-spacing="normal" fo:font-style="normal" fo:font-weight="normal" officeooo:rsid="1294fea4" style:font-name-asian="Noto Sans Mono CJK SC" style:font-size-asian="12pt" style:font-weight-asian="normal" style:font-name-complex="Liberation Mono" style:font-size-complex="12pt" style:font-weight-complex="normal"/>
    </style:style>
    <style:style style:name="T1061" style:family="text">
      <style:text-properties fo:font-variant="normal" fo:text-transform="none" style:font-name="Handwriting" fo:font-size="12pt" fo:letter-spacing="normal" fo:font-style="normal" fo:font-weight="normal" officeooo:rsid="129676f1" style:font-name-asian="Noto Sans Mono CJK SC" style:font-size-asian="12pt" style:font-weight-asian="normal" style:font-name-complex="Liberation Mono" style:font-size-complex="12pt" style:font-weight-complex="normal"/>
    </style:style>
    <style:style style:name="T1062" style:family="text">
      <style:text-properties fo:font-variant="normal" fo:text-transform="none" style:font-name="Handwriting" fo:font-size="12pt" fo:letter-spacing="normal" fo:font-style="normal" fo:font-weight="normal" officeooo:rsid="129697c0" style:font-name-asian="Noto Sans Mono CJK SC" style:font-size-asian="12pt" style:font-weight-asian="normal" style:font-name-complex="Liberation Mono" style:font-size-complex="12pt" style:font-weight-complex="normal"/>
    </style:style>
    <style:style style:name="T1063" style:family="text">
      <style:text-properties fo:font-variant="normal" fo:text-transform="none" style:font-name="Handwriting" fo:font-size="12pt" fo:letter-spacing="normal" fo:font-style="normal" fo:font-weight="normal" officeooo:rsid="1296fb2b" style:font-name-asian="Noto Sans Mono CJK SC" style:font-size-asian="12pt" style:font-weight-asian="normal" style:font-name-complex="Liberation Mono" style:font-size-complex="12pt" style:font-weight-complex="normal"/>
    </style:style>
    <style:style style:name="T1064" style:family="text">
      <style:text-properties fo:font-variant="normal" fo:text-transform="none" style:font-name="Handwriting" fo:font-size="12pt" fo:letter-spacing="normal" fo:font-style="normal" fo:font-weight="normal" officeooo:rsid="1299187f" style:font-name-asian="Noto Sans Mono CJK SC" style:font-size-asian="12pt" style:font-weight-asian="normal" style:font-name-complex="Liberation Mono" style:font-size-complex="12pt" style:font-weight-complex="normal"/>
    </style:style>
    <style:style style:name="T1065" style:family="text">
      <style:text-properties fo:font-variant="normal" fo:text-transform="none" style:font-name="Handwriting" fo:font-size="12pt" fo:letter-spacing="normal" fo:font-style="normal" fo:font-weight="normal" officeooo:rsid="129c874a" style:font-name-asian="Noto Sans Mono CJK SC" style:font-size-asian="12pt" style:font-weight-asian="normal" style:font-name-complex="Liberation Mono" style:font-size-complex="12pt" style:font-weight-complex="normal"/>
    </style:style>
    <style:style style:name="T1066" style:family="text">
      <style:text-properties fo:font-variant="normal" fo:text-transform="none" style:font-name="Handwriting" fo:font-size="12pt" fo:letter-spacing="normal" fo:font-style="normal" fo:font-weight="normal" officeooo:rsid="129e745a" style:font-name-asian="Noto Sans Mono CJK SC" style:font-size-asian="12pt" style:font-weight-asian="normal" style:font-name-complex="Liberation Mono" style:font-size-complex="12pt" style:font-weight-complex="normal"/>
    </style:style>
    <style:style style:name="T1067" style:family="text">
      <style:text-properties fo:font-variant="normal" fo:text-transform="none" style:font-name="Handwriting" fo:font-size="12pt" fo:letter-spacing="normal" fo:font-style="normal" fo:font-weight="normal" officeooo:rsid="12a0feeb" style:font-name-asian="Noto Sans Mono CJK SC" style:font-size-asian="12pt" style:font-weight-asian="normal" style:font-name-complex="Liberation Mono" style:font-size-complex="12pt" style:font-weight-complex="normal"/>
    </style:style>
    <style:style style:name="T1068" style:family="text">
      <style:text-properties fo:font-variant="normal" fo:text-transform="none" style:font-name="Handwriting" fo:font-size="12pt" fo:letter-spacing="normal" fo:font-style="normal" fo:font-weight="normal" officeooo:rsid="128a045a" style:font-name-asian="Noto Sans Mono CJK SC" style:font-size-asian="12pt" style:font-weight-asian="normal" style:font-name-complex="Liberation Mono" style:font-size-complex="12pt" style:font-weight-complex="normal"/>
    </style:style>
    <style:style style:name="T1069" style:family="text">
      <style:text-properties fo:font-variant="normal" fo:text-transform="none" style:font-name="Handwriting" fo:font-size="12pt" fo:letter-spacing="normal" fo:font-style="normal" fo:font-weight="normal" officeooo:rsid="12a2e68f" style:font-name-asian="Noto Sans Mono CJK SC" style:font-size-asian="12pt" style:font-weight-asian="normal" style:font-name-complex="Liberation Mono" style:font-size-complex="12pt" style:font-weight-complex="normal"/>
    </style:style>
    <style:style style:name="T1070" style:family="text">
      <style:text-properties fo:font-variant="normal" fo:text-transform="none" style:font-name="Handwriting" fo:font-size="12pt" fo:letter-spacing="normal" fo:font-style="normal" fo:font-weight="normal" officeooo:rsid="12a48300" style:font-name-asian="Noto Sans Mono CJK SC" style:font-size-asian="12pt" style:font-weight-asian="normal" style:font-name-complex="Liberation Mono" style:font-size-complex="12pt" style:font-weight-complex="normal"/>
    </style:style>
    <style:style style:name="T1071" style:family="text">
      <style:text-properties fo:font-variant="normal" fo:text-transform="none" style:font-name="Handwriting" fo:font-size="12pt" fo:letter-spacing="normal" fo:font-style="normal" fo:font-weight="normal" officeooo:rsid="12a5fe7d" style:font-name-asian="Noto Sans Mono CJK SC" style:font-size-asian="12pt" style:font-weight-asian="normal" style:font-name-complex="Liberation Mono" style:font-size-complex="12pt" style:font-weight-complex="normal"/>
    </style:style>
    <style:style style:name="T1072" style:family="text">
      <style:text-properties fo:font-variant="normal" fo:text-transform="none" style:font-name="Handwriting" fo:font-size="12pt" fo:letter-spacing="normal" fo:font-style="normal" fo:font-weight="normal" officeooo:rsid="12ac6fb3" style:font-name-asian="Noto Sans Mono CJK SC" style:font-size-asian="12pt" style:font-weight-asian="normal" style:font-name-complex="Liberation Mono" style:font-size-complex="12pt" style:font-weight-complex="normal"/>
    </style:style>
    <style:style style:name="T1073" style:family="text">
      <style:text-properties fo:font-variant="normal" fo:text-transform="none" style:font-name="Handwriting" fo:font-size="12pt" fo:letter-spacing="normal" fo:font-style="normal" fo:font-weight="normal" officeooo:rsid="12ad229e" style:font-name-asian="Noto Sans Mono CJK SC" style:font-size-asian="12pt" style:font-weight-asian="normal" style:font-name-complex="Liberation Mono" style:font-size-complex="12pt" style:font-weight-complex="normal"/>
    </style:style>
    <style:style style:name="T1074" style:family="text">
      <style:text-properties fo:font-variant="normal" fo:text-transform="none" style:font-name="Handwriting" fo:font-size="12pt" fo:letter-spacing="normal" fo:font-style="normal" fo:font-weight="normal" officeooo:rsid="12aedab1" style:font-name-asian="Noto Sans Mono CJK SC" style:font-size-asian="12pt" style:font-weight-asian="normal" style:font-name-complex="Liberation Mono" style:font-size-complex="12pt" style:font-weight-complex="normal"/>
    </style:style>
    <style:style style:name="T1075" style:family="text">
      <style:text-properties fo:font-variant="normal" fo:text-transform="none" style:font-name="Handwriting" fo:font-size="12pt" fo:letter-spacing="normal" fo:font-style="normal" fo:font-weight="normal" officeooo:rsid="12b00ab5" style:font-name-asian="Noto Sans Mono CJK SC" style:font-size-asian="12pt" style:font-weight-asian="normal" style:font-name-complex="Liberation Mono" style:font-size-complex="12pt" style:font-weight-complex="normal"/>
    </style:style>
    <style:style style:name="T1076" style:family="text">
      <style:text-properties fo:font-variant="normal" fo:text-transform="none" style:font-name="Handwriting" fo:font-size="12pt" fo:letter-spacing="normal" fo:font-style="normal" fo:font-weight="normal" officeooo:rsid="12b1f25f" style:font-name-asian="Noto Sans Mono CJK SC" style:font-size-asian="12pt" style:font-weight-asian="normal" style:font-name-complex="Liberation Mono" style:font-size-complex="12pt" style:font-weight-complex="normal"/>
    </style:style>
    <style:style style:name="T1077" style:family="text">
      <style:text-properties fo:font-variant="normal" fo:text-transform="none" style:font-name="Handwriting" fo:font-size="12pt" fo:letter-spacing="normal" fo:font-style="normal" fo:font-weight="normal" officeooo:rsid="12b35f20" style:font-name-asian="Noto Sans Mono CJK SC" style:font-size-asian="12pt" style:font-weight-asian="normal" style:font-name-complex="Liberation Mono" style:font-size-complex="12pt" style:font-weight-complex="normal"/>
    </style:style>
    <style:style style:name="T1078" style:family="text">
      <style:text-properties fo:font-variant="normal" fo:text-transform="none" style:font-name="Handwriting" fo:font-size="12pt" fo:letter-spacing="normal" fo:font-style="normal" fo:font-weight="normal" officeooo:rsid="12b3b068" style:font-name-asian="Noto Sans Mono CJK SC" style:font-size-asian="12pt" style:font-weight-asian="normal" style:font-name-complex="Liberation Mono" style:font-size-complex="12pt" style:font-weight-complex="normal"/>
    </style:style>
    <style:style style:name="T1079" style:family="text">
      <style:text-properties fo:font-variant="normal" fo:text-transform="none" style:font-name="Handwriting" fo:font-size="12pt" fo:letter-spacing="normal" fo:font-style="normal" fo:font-weight="normal" officeooo:rsid="12b4a221" style:font-name-asian="Noto Sans Mono CJK SC" style:font-size-asian="12pt" style:font-weight-asian="normal" style:font-name-complex="Liberation Mono" style:font-size-complex="12pt" style:font-weight-complex="normal"/>
    </style:style>
    <style:style style:name="T1080" style:family="text">
      <style:text-properties fo:font-variant="normal" fo:text-transform="none" style:font-name="Handwriting" fo:font-size="12pt" fo:letter-spacing="normal" fo:font-style="normal" fo:font-weight="normal" officeooo:rsid="12b53889" style:font-name-asian="Noto Sans Mono CJK SC" style:font-size-asian="12pt" style:font-weight-asian="normal" style:font-name-complex="Liberation Mono" style:font-size-complex="12pt" style:font-weight-complex="normal"/>
    </style:style>
    <style:style style:name="T1081" style:family="text">
      <style:text-properties fo:font-variant="normal" fo:text-transform="none" style:font-name="Handwriting" fo:font-size="12pt" fo:letter-spacing="normal" fo:font-style="normal" fo:font-weight="normal" officeooo:rsid="11e22321" style:font-name-asian="Noto Sans Mono CJK SC" style:font-size-asian="12pt" style:font-weight-asian="normal" style:font-name-complex="Liberation Mono" style:font-size-complex="12pt" style:font-weight-complex="normal"/>
    </style:style>
    <style:style style:name="T1082" style:family="text">
      <style:text-properties fo:font-variant="normal" fo:text-transform="none" style:font-name="Handwriting" fo:font-size="12pt" fo:letter-spacing="normal" fo:font-style="normal" fo:font-weight="normal" officeooo:rsid="12b736b2" style:font-name-asian="Noto Sans Mono CJK SC" style:font-size-asian="12pt" style:font-weight-asian="normal" style:font-name-complex="Liberation Mono" style:font-size-complex="12pt" style:font-weight-complex="normal"/>
    </style:style>
    <style:style style:name="T1083" style:family="text">
      <style:text-properties fo:font-variant="normal" fo:text-transform="none" style:font-name="Handwriting" fo:font-size="12pt" fo:letter-spacing="normal" fo:font-style="normal" fo:font-weight="normal" officeooo:rsid="12b772aa" style:font-name-asian="Noto Sans Mono CJK SC" style:font-size-asian="12pt" style:font-weight-asian="normal" style:font-name-complex="Liberation Mono" style:font-size-complex="12pt" style:font-weight-complex="normal"/>
    </style:style>
    <style:style style:name="T1084" style:family="text">
      <style:text-properties fo:font-variant="normal" fo:text-transform="none" style:font-name="Handwriting" fo:font-size="12pt" fo:letter-spacing="normal" fo:font-style="normal" fo:font-weight="normal" officeooo:rsid="12b906f8" style:font-name-asian="Noto Sans Mono CJK SC" style:font-size-asian="12pt" style:font-weight-asian="normal" style:font-name-complex="Liberation Mono" style:font-size-complex="12pt" style:font-weight-complex="normal"/>
    </style:style>
    <style:style style:name="T1085" style:family="text">
      <style:text-properties fo:font-variant="normal" fo:text-transform="none" style:font-name="Handwriting" fo:font-size="12pt" fo:letter-spacing="normal" fo:font-style="normal" fo:font-weight="normal" officeooo:rsid="12b97859" style:font-name-asian="Noto Sans Mono CJK SC" style:font-size-asian="12pt" style:font-weight-asian="normal" style:font-name-complex="Liberation Mono" style:font-size-complex="12pt" style:font-weight-complex="normal"/>
    </style:style>
    <style:style style:name="T1086" style:family="text">
      <style:text-properties fo:font-variant="normal" fo:text-transform="none" style:font-name="Handwriting" fo:font-size="12pt" fo:letter-spacing="normal" fo:font-style="normal" fo:font-weight="normal" officeooo:rsid="12bac67e" style:font-name-asian="Noto Sans Mono CJK SC" style:font-size-asian="12pt" style:font-weight-asian="normal" style:font-name-complex="Liberation Mono" style:font-size-complex="12pt" style:font-weight-complex="normal"/>
    </style:style>
    <style:style style:name="T1087" style:family="text">
      <style:text-properties fo:font-variant="normal" fo:text-transform="none" style:font-name="Handwriting" fo:font-size="12pt" fo:letter-spacing="normal" fo:font-style="normal" fo:font-weight="normal" officeooo:rsid="12bba872" style:font-name-asian="Noto Sans Mono CJK SC" style:font-size-asian="12pt" style:font-weight-asian="normal" style:font-name-complex="Liberation Mono" style:font-size-complex="12pt" style:font-weight-complex="normal"/>
    </style:style>
    <style:style style:name="T1088" style:family="text">
      <style:text-properties fo:font-variant="normal" fo:text-transform="none" style:font-name="Handwriting" fo:font-size="12pt" fo:letter-spacing="normal" fo:font-style="normal" fo:font-weight="normal" officeooo:rsid="12bc0994" style:font-name-asian="Noto Sans Mono CJK SC" style:font-size-asian="12pt" style:font-weight-asian="normal" style:font-name-complex="Liberation Mono" style:font-size-complex="12pt" style:font-weight-complex="normal"/>
    </style:style>
    <style:style style:name="T1089" style:family="text">
      <style:text-properties fo:font-variant="normal" fo:text-transform="none" style:font-name="Handwriting" fo:font-size="12pt" fo:letter-spacing="normal" fo:font-style="normal" fo:font-weight="normal" officeooo:rsid="12bd560b" style:font-name-asian="Noto Sans Mono CJK SC" style:font-size-asian="12pt" style:font-weight-asian="normal" style:font-name-complex="Liberation Mono" style:font-size-complex="12pt" style:font-weight-complex="normal"/>
    </style:style>
    <style:style style:name="T1090" style:family="text">
      <style:text-properties fo:font-variant="normal" fo:text-transform="none" style:font-name="Handwriting" fo:font-size="12pt" fo:letter-spacing="normal" fo:font-style="normal" fo:font-weight="normal" officeooo:rsid="12be9056" style:font-name-asian="Noto Sans Mono CJK SC" style:font-size-asian="12pt" style:font-weight-asian="normal" style:font-name-complex="Liberation Mono" style:font-size-complex="12pt" style:font-weight-complex="normal"/>
    </style:style>
    <style:style style:name="T1091" style:family="text">
      <style:text-properties fo:font-variant="normal" fo:text-transform="none" style:font-name="Handwriting" fo:font-size="12pt" fo:letter-spacing="normal" fo:font-style="normal" fo:font-weight="normal" officeooo:rsid="12bf785e" style:font-name-asian="Noto Sans Mono CJK SC" style:font-size-asian="12pt" style:font-weight-asian="normal" style:font-name-complex="Liberation Mono" style:font-size-complex="12pt" style:font-weight-complex="normal"/>
    </style:style>
    <style:style style:name="T1092" style:family="text">
      <style:text-properties fo:font-variant="normal" fo:text-transform="none" style:font-name="Handwriting" fo:font-size="12pt" fo:letter-spacing="normal" fo:font-style="normal" fo:font-weight="normal" officeooo:rsid="12bfd6a4" style:font-name-asian="Noto Sans Mono CJK SC" style:font-size-asian="12pt" style:font-weight-asian="normal" style:font-name-complex="Liberation Mono" style:font-size-complex="12pt" style:font-weight-complex="normal"/>
    </style:style>
    <style:style style:name="T1093" style:family="text">
      <style:text-properties fo:font-variant="normal" fo:text-transform="none" style:font-name="Handwriting" fo:font-size="12pt" fo:letter-spacing="normal" fo:font-style="normal" fo:font-weight="normal" officeooo:rsid="12c05396" style:font-name-asian="Noto Sans Mono CJK SC" style:font-size-asian="12pt" style:font-weight-asian="normal" style:font-name-complex="Liberation Mono" style:font-size-complex="12pt" style:font-weight-complex="normal"/>
    </style:style>
    <style:style style:name="T1094" style:family="text">
      <style:text-properties fo:font-variant="normal" fo:text-transform="none" style:font-name="Handwriting" fo:font-size="12pt" fo:letter-spacing="normal" fo:font-style="normal" fo:font-weight="normal" officeooo:rsid="12c355f6" style:font-name-asian="Noto Sans Mono CJK SC" style:font-size-asian="12pt" style:font-weight-asian="normal" style:font-name-complex="Liberation Mono" style:font-size-complex="12pt" style:font-weight-complex="normal"/>
    </style:style>
    <style:style style:name="T1095" style:family="text">
      <style:text-properties fo:font-variant="normal" fo:text-transform="none" style:font-name="Handwriting" fo:font-size="12pt" fo:letter-spacing="normal" fo:font-style="normal" fo:font-weight="normal" officeooo:rsid="12c436fc" style:font-name-asian="Noto Sans Mono CJK SC" style:font-size-asian="12pt" style:font-weight-asian="normal" style:font-name-complex="Liberation Mono" style:font-size-complex="12pt" style:font-weight-complex="normal"/>
    </style:style>
    <style:style style:name="T1096" style:family="text">
      <style:text-properties fo:font-variant="normal" fo:text-transform="none" style:font-name="Handwriting" fo:font-size="12pt" fo:letter-spacing="normal" fo:font-style="normal" fo:font-weight="normal" officeooo:rsid="12c5a9df" style:font-name-asian="Noto Sans Mono CJK SC" style:font-size-asian="12pt" style:font-weight-asian="normal" style:font-name-complex="Liberation Mono" style:font-size-complex="12pt" style:font-weight-complex="normal"/>
    </style:style>
    <style:style style:name="T1097" style:family="text">
      <style:text-properties fo:font-variant="normal" fo:text-transform="none" style:font-name="Handwriting" fo:font-size="12pt" fo:letter-spacing="normal" fo:font-style="normal" fo:font-weight="normal" officeooo:rsid="12c65f5b" style:font-name-asian="Noto Sans Mono CJK SC" style:font-size-asian="12pt" style:font-weight-asian="normal" style:font-name-complex="Liberation Mono" style:font-size-complex="12pt" style:font-weight-complex="normal"/>
    </style:style>
    <style:style style:name="T1098" style:family="text">
      <style:text-properties fo:font-variant="normal" fo:text-transform="none" style:font-name="Handwriting" fo:font-size="12pt" fo:letter-spacing="normal" fo:font-style="normal" fo:font-weight="normal" officeooo:rsid="12c681f9" style:font-name-asian="Noto Sans Mono CJK SC" style:font-size-asian="12pt" style:font-weight-asian="normal" style:font-name-complex="Liberation Mono" style:font-size-complex="12pt" style:font-weight-complex="normal"/>
    </style:style>
    <style:style style:name="T1099" style:family="text">
      <style:text-properties fo:font-variant="normal" fo:text-transform="none" style:font-name="Handwriting" fo:font-size="12pt" fo:letter-spacing="normal" fo:font-style="normal" fo:font-weight="normal" officeooo:rsid="12c7f898" style:font-name-asian="Noto Sans Mono CJK SC" style:font-size-asian="12pt" style:font-weight-asian="normal" style:font-name-complex="Liberation Mono" style:font-size-complex="12pt" style:font-weight-complex="normal"/>
    </style:style>
    <style:style style:name="T1100" style:family="text">
      <style:text-properties fo:font-variant="normal" fo:text-transform="none" style:font-name="Handwriting" fo:font-size="12pt" fo:letter-spacing="normal" fo:font-style="normal" fo:font-weight="normal" officeooo:rsid="12d756e6" style:font-name-asian="Noto Sans Mono CJK SC" style:font-size-asian="12pt" style:font-weight-asian="normal" style:font-name-complex="Liberation Mono" style:font-size-complex="12pt" style:font-weight-complex="normal"/>
    </style:style>
    <style:style style:name="T1101" style:family="text">
      <style:text-properties fo:font-variant="normal" fo:text-transform="none" style:font-name="Handwriting" fo:font-size="12pt" fo:letter-spacing="normal" fo:font-style="normal" fo:font-weight="normal" officeooo:rsid="12d86c73" style:font-name-asian="Noto Sans Mono CJK SC" style:font-size-asian="12pt" style:font-weight-asian="normal" style:font-name-complex="Liberation Mono" style:font-size-complex="12pt" style:font-weight-complex="normal"/>
    </style:style>
    <style:style style:name="T1102" style:family="text">
      <style:text-properties fo:font-variant="normal" fo:text-transform="none" style:font-name="Handwriting" fo:font-size="12pt" fo:letter-spacing="normal" fo:font-style="normal" fo:font-weight="normal" officeooo:rsid="12da3d2a" style:font-name-asian="Noto Sans Mono CJK SC" style:font-size-asian="12pt" style:font-weight-asian="normal" style:font-name-complex="Liberation Mono" style:font-size-complex="12pt" style:font-weight-complex="normal"/>
    </style:style>
    <style:style style:name="T1103" style:family="text">
      <style:text-properties fo:font-variant="normal" fo:text-transform="none" style:font-name="Handwriting" fo:font-size="12pt" fo:letter-spacing="normal" fo:font-style="normal" fo:font-weight="normal" officeooo:rsid="12dc6053" style:font-name-asian="Noto Sans Mono CJK SC" style:font-size-asian="12pt" style:font-weight-asian="normal" style:font-name-complex="Liberation Mono" style:font-size-complex="12pt" style:font-weight-complex="normal"/>
    </style:style>
    <style:style style:name="T1104" style:family="text">
      <style:text-properties fo:font-variant="normal" fo:text-transform="none" style:font-name="Handwriting" fo:font-size="12pt" fo:letter-spacing="normal" fo:font-style="normal" fo:font-weight="normal" officeooo:rsid="12e87fd7" style:font-name-asian="Noto Sans Mono CJK SC" style:font-size-asian="12pt" style:font-weight-asian="normal" style:font-name-complex="Liberation Mono" style:font-size-complex="12pt" style:font-weight-complex="normal"/>
    </style:style>
    <style:style style:name="T1105" style:family="text">
      <style:text-properties fo:font-variant="normal" fo:text-transform="none" style:font-name="Handwriting" fo:font-size="12pt" fo:letter-spacing="normal" fo:font-style="normal" fo:font-weight="normal" officeooo:rsid="12ea73f7" style:font-name-asian="Noto Sans Mono CJK SC" style:font-size-asian="12pt" style:font-weight-asian="normal" style:font-name-complex="Liberation Mono" style:font-size-complex="12pt" style:font-weight-complex="normal"/>
    </style:style>
    <style:style style:name="T1106" style:family="text">
      <style:text-properties fo:font-variant="normal" fo:text-transform="none" style:font-name="Handwriting" fo:font-size="12pt" fo:letter-spacing="normal" fo:font-style="normal" fo:font-weight="normal" officeooo:rsid="1337b50c" style:font-name-asian="Noto Sans Mono CJK SC" style:font-size-asian="12pt" style:font-weight-asian="normal" style:font-name-complex="Liberation Mono" style:font-size-complex="12pt" style:font-weight-complex="normal"/>
    </style:style>
    <style:style style:name="T1107" style:family="text">
      <style:text-properties fo:font-variant="normal" fo:text-transform="none" style:font-name="Handwriting" fo:font-size="12pt" fo:letter-spacing="normal" fo:font-style="normal" fo:font-weight="normal" officeooo:rsid="0ce23b92" style:font-name-asian="Noto Sans Mono CJK SC" style:font-size-asian="12pt" style:font-weight-asian="normal" style:font-name-complex="Liberation Mono" style:font-size-complex="12pt" style:font-weight-complex="normal"/>
    </style:style>
    <style:style style:name="T1108" style:family="text">
      <style:text-properties fo:font-variant="normal" fo:text-transform="none" style:font-name="Handwriting" fo:font-size="12pt" fo:letter-spacing="normal" fo:font-style="normal" fo:font-weight="normal" officeooo:rsid="0ce44c31" style:font-name-asian="Noto Sans Mono CJK SC" style:font-size-asian="12pt" style:font-weight-asian="normal" style:font-name-complex="Liberation Mono" style:font-size-complex="12pt" style:font-weight-complex="normal"/>
    </style:style>
    <style:style style:name="T1109" style:family="text">
      <style:text-properties fo:font-variant="normal" fo:text-transform="none" style:font-name="Handwriting" fo:font-size="12pt" fo:letter-spacing="normal" fo:font-style="normal" fo:font-weight="normal" officeooo:rsid="0ce47d01" style:font-name-asian="Noto Sans Mono CJK SC" style:font-size-asian="12pt" style:font-weight-asian="normal" style:font-name-complex="Liberation Mono" style:font-size-complex="12pt" style:font-weight-complex="normal"/>
    </style:style>
    <style:style style:name="T1110" style:family="text">
      <style:text-properties fo:font-variant="normal" fo:text-transform="none" style:font-name="Handwriting" fo:font-size="12pt" fo:letter-spacing="normal" fo:font-style="normal" fo:font-weight="normal" officeooo:rsid="0cec36a0" style:font-name-asian="Noto Sans Mono CJK SC" style:font-size-asian="12pt" style:font-weight-asian="normal" style:font-name-complex="Liberation Mono" style:font-size-complex="12pt" style:font-weight-complex="normal"/>
    </style:style>
    <style:style style:name="T1111" style:family="text">
      <style:text-properties fo:font-variant="normal" fo:text-transform="none" style:font-name="Handwriting" fo:font-size="12pt" fo:letter-spacing="normal" fo:font-style="normal" fo:font-weight="normal" officeooo:rsid="1342b6f9" style:font-name-asian="Noto Sans Mono CJK SC" style:font-size-asian="12pt" style:font-weight-asian="normal" style:font-name-complex="Liberation Mono" style:font-size-complex="12pt" style:font-weight-complex="normal"/>
    </style:style>
    <style:style style:name="T1112" style:family="text">
      <style:text-properties fo:font-variant="normal" fo:text-transform="none" style:font-name="Handwriting" fo:font-size="12pt" fo:letter-spacing="normal" fo:font-style="normal" fo:font-weight="normal" officeooo:rsid="0ced15e6" style:font-name-asian="Noto Sans Mono CJK SC" style:font-size-asian="12pt" style:font-weight-asian="normal" style:font-name-complex="Liberation Mono" style:font-size-complex="12pt" style:font-weight-complex="normal"/>
    </style:style>
    <style:style style:name="T1113" style:family="text">
      <style:text-properties fo:font-variant="normal" fo:text-transform="none" style:font-name="Handwriting" fo:font-size="12pt" fo:letter-spacing="normal" fo:font-style="normal" fo:font-weight="normal" officeooo:rsid="0ceeb790" style:font-name-asian="Noto Sans Mono CJK SC" style:font-size-asian="12pt" style:font-weight-asian="normal" style:font-name-complex="Liberation Mono" style:font-size-complex="12pt" style:font-weight-complex="normal"/>
    </style:style>
    <style:style style:name="T1114" style:family="text">
      <style:text-properties fo:font-variant="normal" fo:text-transform="none" style:font-name="Handwriting" fo:font-size="12pt" fo:letter-spacing="normal" fo:font-style="normal" fo:font-weight="normal" officeooo:rsid="0cef6994" style:font-name-asian="Noto Sans Mono CJK SC" style:font-size-asian="12pt" style:font-weight-asian="normal" style:font-name-complex="Liberation Mono" style:font-size-complex="12pt" style:font-weight-complex="normal"/>
    </style:style>
    <style:style style:name="T1115" style:family="text">
      <style:text-properties fo:font-variant="normal" fo:text-transform="none" style:font-name="Handwriting" fo:font-size="12pt" fo:letter-spacing="normal" fo:font-style="normal" fo:font-weight="normal" officeooo:rsid="0cf1286f" style:font-name-asian="Noto Sans Mono CJK SC" style:font-size-asian="12pt" style:font-weight-asian="normal" style:font-name-complex="Liberation Mono" style:font-size-complex="12pt" style:font-weight-complex="normal"/>
    </style:style>
    <style:style style:name="T1116" style:family="text">
      <style:text-properties fo:font-variant="normal" fo:text-transform="none" style:font-name="Handwriting" fo:font-size="12pt" fo:letter-spacing="normal" fo:font-style="normal" fo:font-weight="normal" officeooo:rsid="0e8bd389" style:font-name-asian="Noto Sans Mono CJK SC" style:font-size-asian="12pt" style:font-weight-asian="normal" style:font-name-complex="Liberation Mono" style:font-size-complex="12pt" style:font-weight-complex="normal"/>
    </style:style>
    <style:style style:name="T1117" style:family="text">
      <style:text-properties fo:font-variant="normal" fo:text-transform="none" style:font-name="Handwriting" fo:font-size="12pt" fo:letter-spacing="normal" fo:font-style="normal" fo:font-weight="normal" officeooo:rsid="0e8ea857" style:font-name-asian="Noto Sans Mono CJK SC" style:font-size-asian="12pt" style:font-weight-asian="normal" style:font-name-complex="Liberation Mono" style:font-size-complex="12pt" style:font-weight-complex="normal"/>
    </style:style>
    <style:style style:name="T1118" style:family="text">
      <style:text-properties fo:font-variant="normal" fo:text-transform="none" style:font-name="Handwriting" fo:font-size="12pt" fo:letter-spacing="normal" fo:font-style="normal" fo:font-weight="normal" officeooo:rsid="0e67b16e" style:font-name-asian="Noto Sans Mono CJK SC" style:font-size-asian="12pt" style:font-weight-asian="normal" style:font-name-complex="Liberation Mono" style:font-size-complex="12pt" style:font-weight-complex="normal"/>
    </style:style>
    <style:style style:name="T1119" style:family="text">
      <style:text-properties fo:font-variant="normal" fo:text-transform="none" style:font-name="Handwriting" fo:font-size="12pt" fo:letter-spacing="normal" fo:font-style="normal" fo:font-weight="normal" officeooo:rsid="0e68e7e4" style:font-name-asian="Noto Sans Mono CJK SC" style:font-size-asian="12pt" style:font-weight-asian="normal" style:font-name-complex="Liberation Mono" style:font-size-complex="12pt" style:font-weight-complex="normal"/>
    </style:style>
    <style:style style:name="T1120" style:family="text">
      <style:text-properties fo:font-variant="normal" fo:text-transform="none" style:font-name="Handwriting" fo:font-size="12pt" fo:letter-spacing="normal" fo:font-style="normal" fo:font-weight="normal" officeooo:rsid="13817a15" style:font-name-asian="Noto Sans Mono CJK SC" style:font-size-asian="12pt" style:font-weight-asian="normal" style:font-name-complex="Liberation Mono" style:font-size-complex="12pt" style:font-weight-complex="normal"/>
    </style:style>
    <style:style style:name="T1121" style:family="text">
      <style:text-properties fo:font-variant="normal" fo:text-transform="none" style:font-name="Handwriting" fo:font-size="12pt" fo:letter-spacing="normal" fo:font-style="normal" fo:font-weight="normal" officeooo:rsid="138737e8" style:font-name-asian="Noto Sans Mono CJK SC" style:font-size-asian="12pt" style:font-weight-asian="normal" style:font-name-complex="Liberation Mono" style:font-size-complex="12pt" style:font-weight-complex="normal"/>
    </style:style>
    <style:style style:name="T1122" style:family="text">
      <style:text-properties fo:font-variant="normal" fo:text-transform="none" style:font-name="Handwriting" fo:font-size="12pt" fo:letter-spacing="normal" fo:font-style="normal" fo:font-weight="normal" officeooo:rsid="1387f4b8" style:font-name-asian="Noto Sans Mono CJK SC" style:font-size-asian="12pt" style:font-weight-asian="normal" style:font-name-complex="Liberation Mono" style:font-size-complex="12pt" style:font-weight-complex="normal"/>
    </style:style>
    <style:style style:name="T1123" style:family="text">
      <style:text-properties fo:font-variant="normal" fo:text-transform="none" style:font-name="Handwriting" fo:font-size="12pt" fo:letter-spacing="normal" fo:font-style="normal" fo:font-weight="normal" officeooo:rsid="13885858" style:font-name-asian="Noto Sans Mono CJK SC" style:font-size-asian="12pt" style:font-weight-asian="normal" style:font-name-complex="Liberation Mono" style:font-size-complex="12pt" style:font-weight-complex="normal"/>
    </style:style>
    <style:style style:name="T1124" style:family="text">
      <style:text-properties fo:font-variant="normal" fo:text-transform="none" style:font-name="Handwriting" fo:font-size="12pt" fo:letter-spacing="normal" fo:font-style="normal" fo:font-weight="normal" officeooo:rsid="1389489d" style:font-name-asian="Noto Sans Mono CJK SC" style:font-size-asian="12pt" style:font-weight-asian="normal" style:font-name-complex="Liberation Mono" style:font-size-complex="12pt" style:font-weight-complex="normal"/>
    </style:style>
    <style:style style:name="T1125" style:family="text">
      <style:text-properties fo:font-variant="normal" fo:text-transform="none" style:font-name="Handwriting" fo:font-size="12pt" fo:letter-spacing="normal" fo:font-style="normal" fo:font-weight="normal" officeooo:rsid="138b700c" style:font-name-asian="Noto Sans Mono CJK SC" style:font-size-asian="12pt" style:font-weight-asian="normal" style:font-name-complex="Liberation Mono" style:font-size-complex="12pt" style:font-weight-complex="normal"/>
    </style:style>
    <style:style style:name="T1126" style:family="text">
      <style:text-properties fo:font-variant="normal" fo:text-transform="none" style:font-name="Handwriting" fo:font-size="12pt" fo:letter-spacing="normal" fo:font-style="normal" fo:font-weight="normal" officeooo:rsid="138bcaf1" style:font-name-asian="Noto Sans Mono CJK SC" style:font-size-asian="12pt" style:font-weight-asian="normal" style:font-name-complex="Liberation Mono" style:font-size-complex="12pt" style:font-weight-complex="normal"/>
    </style:style>
    <style:style style:name="T1127" style:family="text">
      <style:text-properties fo:font-variant="normal" fo:text-transform="none" style:font-name="Handwriting" fo:font-size="12pt" fo:letter-spacing="normal" fo:font-style="normal" fo:font-weight="normal" officeooo:rsid="138d800f" style:font-name-asian="Noto Sans Mono CJK SC" style:font-size-asian="12pt" style:font-weight-asian="normal" style:font-name-complex="Liberation Mono" style:font-size-complex="12pt" style:font-weight-complex="normal"/>
    </style:style>
    <style:style style:name="T1128" style:family="text">
      <style:text-properties fo:font-variant="normal" fo:text-transform="none" style:font-name="Handwriting" fo:font-size="12pt" fo:letter-spacing="normal" fo:font-style="normal" fo:font-weight="normal" officeooo:rsid="0e07aa26" style:font-name-asian="Noto Sans Mono CJK SC" style:font-size-asian="12pt" style:font-weight-asian="normal" style:font-name-complex="Liberation Mono" style:font-size-complex="12pt" style:font-weight-complex="normal"/>
    </style:style>
    <style:style style:name="T1129" style:family="text">
      <style:text-properties fo:font-variant="normal" fo:text-transform="none" style:font-name="Handwriting" fo:font-size="12pt" fo:letter-spacing="normal" fo:font-style="normal" fo:font-weight="normal" officeooo:rsid="138f2b1f" style:font-name-asian="Noto Sans Mono CJK SC" style:font-size-asian="12pt" style:font-weight-asian="normal" style:font-name-complex="Liberation Mono" style:font-size-complex="12pt" style:font-weight-complex="normal"/>
    </style:style>
    <style:style style:name="T1130" style:family="text">
      <style:text-properties fo:font-variant="normal" fo:text-transform="none" style:font-name="Handwriting" fo:font-size="12pt" fo:letter-spacing="normal" fo:font-style="normal" fo:font-weight="normal" officeooo:rsid="13910b8b" style:font-name-asian="Noto Sans Mono CJK SC" style:font-size-asian="12pt" style:font-weight-asian="normal" style:font-name-complex="Liberation Mono" style:font-size-complex="12pt" style:font-weight-complex="normal"/>
    </style:style>
    <style:style style:name="T1131" style:family="text">
      <style:text-properties fo:font-variant="normal" fo:text-transform="none" style:font-name="Handwriting" fo:font-size="12pt" fo:letter-spacing="normal" fo:font-style="normal" fo:font-weight="normal" officeooo:rsid="139516d6" style:font-name-asian="Noto Sans Mono CJK SC" style:font-size-asian="12pt" style:font-weight-asian="normal" style:font-name-complex="Liberation Mono" style:font-size-complex="12pt" style:font-weight-complex="normal"/>
    </style:style>
    <style:style style:name="T1132" style:family="text">
      <style:text-properties fo:font-variant="normal" fo:text-transform="none" style:font-name="Handwriting" fo:font-size="12pt" fo:letter-spacing="normal" fo:font-style="normal" fo:font-weight="normal" officeooo:rsid="139aadb5" style:font-name-asian="Noto Sans Mono CJK SC" style:font-size-asian="12pt" style:font-weight-asian="normal" style:font-name-complex="Liberation Mono" style:font-size-complex="12pt" style:font-weight-complex="normal"/>
    </style:style>
    <style:style style:name="T1133" style:family="text">
      <style:text-properties fo:font-variant="normal" fo:text-transform="none"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1134" style:family="text">
      <style:text-properties fo:font-variant="normal" fo:text-transform="none" style:font-name="Handwriting" fo:font-size="12pt" fo:letter-spacing="normal" fo:font-style="normal" fo:font-weight="normal" officeooo:rsid="139e8059" style:font-name-asian="Noto Sans Mono CJK SC" style:font-size-asian="12pt" style:font-weight-asian="normal" style:font-name-complex="Liberation Mono" style:font-size-complex="12pt" style:font-weight-complex="normal"/>
    </style:style>
    <style:style style:name="T1135" style:family="text">
      <style:text-properties fo:font-variant="normal" fo:text-transform="none" style:font-name="Handwriting" fo:font-size="12pt" fo:letter-spacing="normal" fo:font-style="normal" fo:font-weight="normal" officeooo:rsid="13625f87" style:font-name-asian="Noto Sans Mono CJK SC" style:font-size-asian="12pt" style:font-weight-asian="normal" style:font-name-complex="Liberation Mono" style:font-size-complex="12pt" style:font-weight-complex="normal"/>
    </style:style>
    <style:style style:name="T1136" style:family="text">
      <style:text-properties fo:font-variant="normal" fo:text-transform="none" style:font-name="Handwriting" fo:font-size="12pt" fo:letter-spacing="normal" fo:font-style="normal" fo:font-weight="normal" officeooo:rsid="1362b2e9" style:font-name-asian="Noto Sans Mono CJK SC" style:font-size-asian="12pt" style:font-weight-asian="normal" style:font-name-complex="Liberation Mono" style:font-size-complex="12pt" style:font-weight-complex="normal"/>
    </style:style>
    <style:style style:name="T1137" style:family="text">
      <style:text-properties fo:font-variant="normal" fo:text-transform="none" style:font-name="Handwriting" fo:font-size="12pt" fo:letter-spacing="normal" fo:font-style="normal" fo:font-weight="normal" officeooo:rsid="1364a02d" style:font-name-asian="Noto Sans Mono CJK SC" style:font-size-asian="12pt" style:font-weight-asian="normal" style:font-name-complex="Liberation Mono" style:font-size-complex="12pt" style:font-weight-complex="normal"/>
    </style:style>
    <style:style style:name="T1138" style:family="text">
      <style:text-properties fo:font-variant="normal" fo:text-transform="none" style:font-name="Handwriting" fo:font-size="12pt" fo:letter-spacing="normal" fo:font-style="normal" fo:font-weight="normal" officeooo:rsid="1368647d" style:font-name-asian="Noto Sans Mono CJK SC" style:font-size-asian="12pt" style:font-weight-asian="normal" style:font-name-complex="Liberation Mono" style:font-size-complex="12pt" style:font-weight-complex="normal"/>
    </style:style>
    <style:style style:name="T1139" style:family="text">
      <style:text-properties fo:font-variant="normal" fo:text-transform="none" style:font-name="Handwriting" fo:font-size="12pt" fo:letter-spacing="normal" fo:font-style="normal" fo:font-weight="normal" officeooo:rsid="13ab4b88" style:font-name-asian="Noto Sans Mono CJK SC" style:font-size-asian="12pt" style:font-weight-asian="normal" style:font-name-complex="Liberation Mono" style:font-size-complex="12pt" style:font-weight-complex="normal"/>
    </style:style>
    <style:style style:name="T1140" style:family="text">
      <style:text-properties fo:font-variant="normal" fo:text-transform="none" style:font-name="Handwriting" fo:font-size="12pt" fo:letter-spacing="normal" fo:font-style="normal" fo:font-weight="normal" officeooo:rsid="13ae8020" style:font-name-asian="Noto Sans Mono CJK SC" style:font-size-asian="12pt" style:font-weight-asian="normal" style:font-name-complex="Liberation Mono" style:font-size-complex="12pt" style:font-weight-complex="normal"/>
    </style:style>
    <style:style style:name="T1141" style:family="text">
      <style:text-properties fo:font-variant="normal" fo:text-transform="none" style:font-name="Handwriting" fo:font-size="12pt" fo:letter-spacing="normal" fo:font-style="normal" fo:font-weight="normal" officeooo:rsid="0f074b3f" style:font-name-asian="Noto Sans Mono CJK SC" style:font-size-asian="12pt" style:font-weight-asian="normal" style:font-name-complex="Liberation Mono" style:font-size-complex="12pt" style:font-weight-complex="normal"/>
    </style:style>
    <style:style style:name="T1142" style:family="text">
      <style:text-properties fo:font-variant="normal" fo:text-transform="none" style:font-name="Handwriting" fo:font-size="12pt" fo:letter-spacing="normal" fo:font-style="normal" fo:font-weight="normal" officeooo:rsid="0f08691b" style:font-name-asian="Noto Sans Mono CJK SC" style:font-size-asian="12pt" style:font-weight-asian="normal" style:font-name-complex="Liberation Mono" style:font-size-complex="12pt" style:font-weight-complex="normal"/>
    </style:style>
    <style:style style:name="T1143" style:family="text">
      <style:text-properties fo:font-variant="normal" fo:text-transform="none" style:font-name="Handwriting" fo:font-size="12pt" fo:letter-spacing="normal" fo:font-style="normal" fo:font-weight="normal" officeooo:rsid="13ae9a23" style:font-name-asian="Noto Sans Mono CJK SC" style:font-size-asian="12pt" style:font-weight-asian="normal" style:font-name-complex="Liberation Mono" style:font-size-complex="12pt" style:font-weight-complex="normal"/>
    </style:style>
    <style:style style:name="T1144" style:family="text">
      <style:text-properties fo:font-variant="normal" fo:text-transform="none" style:font-name="Handwriting" fo:font-size="12pt" fo:letter-spacing="normal" fo:font-style="normal" fo:font-weight="normal" officeooo:rsid="0f09f5e9" style:font-name-asian="Noto Sans Mono CJK SC" style:font-size-asian="12pt" style:font-weight-asian="normal" style:font-name-complex="Liberation Mono" style:font-size-complex="12pt" style:font-weight-complex="normal"/>
    </style:style>
    <style:style style:name="T1145" style:family="text">
      <style:text-properties fo:font-variant="normal" fo:text-transform="none" style:font-name="Handwriting" fo:font-size="12pt" fo:letter-spacing="normal" fo:font-style="normal" fo:font-weight="normal" officeooo:rsid="0f0b8696" style:font-name-asian="Noto Sans Mono CJK SC" style:font-size-asian="12pt" style:font-weight-asian="normal" style:font-name-complex="Liberation Mono" style:font-size-complex="12pt" style:font-weight-complex="normal"/>
    </style:style>
    <style:style style:name="T1146" style:family="text">
      <style:text-properties fo:font-variant="normal" fo:text-transform="none" style:font-name="Handwriting" fo:font-size="12pt" fo:letter-spacing="normal" fo:font-style="normal" fo:font-weight="normal" officeooo:rsid="13b37669" style:font-name-asian="Noto Sans Mono CJK SC" style:font-size-asian="12pt" style:font-weight-asian="normal" style:font-name-complex="Liberation Mono" style:font-size-complex="12pt" style:font-weight-complex="normal"/>
    </style:style>
    <style:style style:name="T1147" style:family="text">
      <style:text-properties fo:font-variant="normal" fo:text-transform="none" style:font-name="Handwriting" fo:font-size="12pt" fo:letter-spacing="normal" fo:font-style="normal" fo:font-weight="normal" officeooo:rsid="1046b3e6" style:font-name-asian="Noto Sans Mono CJK SC" style:font-size-asian="12pt" style:font-weight-asian="normal" style:font-name-complex="Liberation Mono" style:font-size-complex="12pt" style:font-weight-complex="normal"/>
    </style:style>
    <style:style style:name="T1148" style:family="text">
      <style:text-properties fo:font-variant="normal" fo:text-transform="none" style:font-name="Handwriting" fo:font-size="12pt" fo:letter-spacing="normal" fo:font-style="normal" fo:font-weight="normal" officeooo:rsid="104ea49d" style:font-name-asian="Noto Sans Mono CJK SC" style:font-size-asian="12pt" style:font-weight-asian="normal" style:font-name-complex="Liberation Mono" style:font-size-complex="12pt" style:font-weight-complex="normal"/>
    </style:style>
    <style:style style:name="T1149" style:family="text">
      <style:text-properties fo:font-variant="normal" fo:text-transform="none" style:font-name="Handwriting" fo:font-size="12pt" fo:letter-spacing="normal" fo:font-style="normal" fo:font-weight="normal" officeooo:rsid="10bc618d" style:font-name-asian="Noto Sans Mono CJK SC" style:font-size-asian="12pt" style:font-weight-asian="normal" style:font-name-complex="Liberation Mono" style:font-size-complex="12pt" style:font-weight-complex="normal"/>
    </style:style>
    <style:style style:name="T1150" style:family="text">
      <style:text-properties fo:font-variant="normal" fo:text-transform="none" style:font-name="Handwriting" fo:font-size="12pt" fo:letter-spacing="normal" fo:font-style="normal" fo:font-weight="normal" officeooo:rsid="13d66efa" style:font-name-asian="Noto Sans Mono CJK SC" style:font-size-asian="12pt" style:font-weight-asian="normal" style:font-name-complex="Liberation Mono" style:font-size-complex="12pt" style:font-weight-complex="normal"/>
    </style:style>
    <style:style style:name="T1151" style:family="text">
      <style:text-properties fo:font-variant="normal" fo:text-transform="none" style:font-name="Handwriting" fo:font-size="12pt" fo:letter-spacing="normal" fo:font-style="normal" fo:font-weight="normal" officeooo:rsid="0ef2cc2c" style:font-name-asian="Noto Sans Mono CJK SC" style:font-size-asian="12pt" style:font-weight-asian="normal" style:font-name-complex="Liberation Mono" style:font-size-complex="12pt" style:font-weight-complex="normal"/>
    </style:style>
    <style:style style:name="T1152" style:family="text">
      <style:text-properties fo:font-variant="normal" fo:text-transform="none" style:font-name="Handwriting" fo:font-size="12pt" fo:letter-spacing="normal" fo:font-style="normal" fo:font-weight="normal" officeooo:rsid="0ef44973" style:font-name-asian="Noto Sans Mono CJK SC" style:font-size-asian="12pt" style:font-weight-asian="normal" style:font-name-complex="Liberation Mono" style:font-size-complex="12pt" style:font-weight-complex="normal"/>
    </style:style>
    <style:style style:name="T1153" style:family="text">
      <style:text-properties fo:font-variant="normal" fo:text-transform="none" style:font-name="Handwriting" fo:font-size="12pt" fo:letter-spacing="normal" fo:font-style="normal" fo:font-weight="normal" officeooo:rsid="13d795ee" style:font-name-asian="Noto Sans Mono CJK SC" style:font-size-asian="12pt" style:font-weight-asian="normal" style:font-name-complex="Liberation Mono" style:font-size-complex="12pt" style:font-weight-complex="normal"/>
    </style:style>
    <style:style style:name="T1154" style:family="text">
      <style:text-properties fo:font-variant="normal" fo:text-transform="none" style:font-name="Handwriting" fo:font-size="12pt" fo:letter-spacing="normal" fo:font-style="normal" fo:font-weight="normal" officeooo:rsid="0ef574fd" style:font-name-asian="Noto Sans Mono CJK SC" style:font-size-asian="12pt" style:font-weight-asian="normal" style:font-name-complex="Liberation Mono" style:font-size-complex="12pt" style:font-weight-complex="normal"/>
    </style:style>
    <style:style style:name="T1155" style:family="text">
      <style:text-properties fo:font-variant="normal" fo:text-transform="none" style:font-name="Handwriting" fo:font-size="12pt" fo:letter-spacing="normal" fo:font-style="normal" fo:font-weight="normal" officeooo:rsid="0ef65a9a" style:font-name-asian="Noto Sans Mono CJK SC" style:font-size-asian="12pt" style:font-weight-asian="normal" style:font-name-complex="Liberation Mono" style:font-size-complex="12pt" style:font-weight-complex="normal"/>
    </style:style>
    <style:style style:name="T1156" style:family="text">
      <style:text-properties fo:font-variant="normal" fo:text-transform="none" style:font-name="Handwriting" fo:font-size="12pt" fo:letter-spacing="normal" fo:font-style="normal" fo:font-weight="normal" officeooo:rsid="13d98aaa" style:font-name-asian="Noto Sans Mono CJK SC" style:font-size-asian="12pt" style:font-weight-asian="normal" style:font-name-complex="Liberation Mono" style:font-size-complex="12pt" style:font-weight-complex="normal"/>
    </style:style>
    <style:style style:name="T1157" style:family="text">
      <style:text-properties fo:font-variant="normal" fo:text-transform="none" style:font-name="Handwriting" fo:font-size="12pt" fo:letter-spacing="normal" fo:font-style="normal" fo:font-weight="normal" officeooo:rsid="13d9c55f" style:font-name-asian="Noto Sans Mono CJK SC" style:font-size-asian="12pt" style:font-weight-asian="normal" style:font-name-complex="Liberation Mono" style:font-size-complex="12pt" style:font-weight-complex="normal"/>
    </style:style>
    <style:style style:name="T1158" style:family="text">
      <style:text-properties fo:font-variant="normal" fo:text-transform="none" style:font-name="Handwriting" fo:font-size="12pt" fo:letter-spacing="normal" fo:font-style="normal" fo:font-weight="normal" officeooo:rsid="0ef89ead" style:font-name-asian="Noto Sans Mono CJK SC" style:font-size-asian="12pt" style:font-weight-asian="normal" style:font-name-complex="Liberation Mono" style:font-size-complex="12pt" style:font-weight-complex="normal"/>
    </style:style>
    <style:style style:name="T1159" style:family="text">
      <style:text-properties fo:font-variant="normal" fo:text-transform="none" style:font-name="Handwriting" fo:font-size="12pt" fo:letter-spacing="normal" fo:font-style="normal" fo:font-weight="normal" officeooo:rsid="13daa75c" style:font-name-asian="Noto Sans Mono CJK SC" style:font-size-asian="12pt" style:font-weight-asian="normal" style:font-name-complex="Liberation Mono" style:font-size-complex="12pt" style:font-weight-complex="normal"/>
    </style:style>
    <style:style style:name="T1160" style:family="text">
      <style:text-properties fo:font-variant="normal" fo:text-transform="none" style:font-name="Handwriting" fo:font-size="12pt" fo:letter-spacing="normal" fo:font-style="normal" fo:font-weight="normal" officeooo:rsid="0efa0bfd" style:font-name-asian="Noto Sans Mono CJK SC" style:font-size-asian="12pt" style:font-weight-asian="normal" style:font-name-complex="Liberation Mono" style:font-size-complex="12pt" style:font-weight-complex="normal"/>
    </style:style>
    <style:style style:name="T1161" style:family="text">
      <style:text-properties fo:font-variant="normal" fo:text-transform="none" style:font-name="Handwriting" fo:font-size="12pt" fo:letter-spacing="normal" fo:font-style="normal" fo:font-weight="normal" officeooo:rsid="13dbd3fa" style:font-name-asian="Noto Sans Mono CJK SC" style:font-size-asian="12pt" style:font-weight-asian="normal" style:font-name-complex="Liberation Mono" style:font-size-complex="12pt" style:font-weight-complex="normal"/>
    </style:style>
    <style:style style:name="T1162" style:family="text">
      <style:text-properties fo:font-variant="normal" fo:text-transform="none" style:font-name="Handwriting" fo:font-size="12pt" fo:letter-spacing="normal" fo:font-style="normal" fo:font-weight="normal" officeooo:rsid="13dd9674" style:font-name-asian="Noto Sans Mono CJK SC" style:font-size-asian="12pt" style:font-weight-asian="normal" style:font-name-complex="Liberation Mono" style:font-size-complex="12pt" style:font-weight-complex="normal"/>
    </style:style>
    <style:style style:name="T1163" style:family="text">
      <style:text-properties fo:font-variant="normal" fo:text-transform="none" style:font-name="Handwriting" fo:font-size="12pt" fo:letter-spacing="normal" fo:font-style="normal" fo:font-weight="normal" officeooo:rsid="13e58c10" style:font-name-asian="Noto Sans Mono CJK SC" style:font-size-asian="12pt" style:font-weight-asian="normal" style:font-name-complex="Liberation Mono" style:font-size-complex="12pt" style:font-weight-complex="normal"/>
    </style:style>
    <style:style style:name="T1164" style:family="text">
      <style:text-properties fo:font-variant="normal" fo:text-transform="none" style:font-name="Handwriting" fo:font-size="12pt" fo:letter-spacing="normal" fo:font-style="normal" fo:font-weight="normal" officeooo:rsid="13e71344" style:font-name-asian="Noto Sans Mono CJK SC" style:font-size-asian="12pt" style:font-weight-asian="normal" style:font-name-complex="Liberation Mono" style:font-size-complex="12pt" style:font-weight-complex="normal"/>
    </style:style>
    <style:style style:name="T1165" style:family="text">
      <style:text-properties fo:font-variant="normal" fo:text-transform="none"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1166" style:family="text">
      <style:text-properties fo:font-variant="normal" fo:text-transform="none" style:font-name="Handwriting" fo:font-size="12pt" fo:letter-spacing="normal" fo:font-style="normal" fo:font-weight="normal" officeooo:rsid="104b01ea" style:font-name-asian="Noto Sans Mono CJK SC" style:font-size-asian="12pt" style:font-weight-asian="normal" style:font-name-complex="Liberation Mono" style:font-size-complex="12pt" style:font-weight-complex="normal"/>
    </style:style>
    <style:style style:name="T1167" style:family="text">
      <style:text-properties fo:font-variant="normal" fo:text-transform="none" style:font-name="Handwriting" fo:font-size="12pt" fo:letter-spacing="normal" fo:font-style="normal" fo:font-weight="normal" officeooo:rsid="10a52acd" style:font-name-asian="Noto Sans Mono CJK SC" style:font-size-asian="12pt" style:font-weight-asian="normal" style:font-name-complex="Liberation Mono" style:font-size-complex="12pt" style:font-weight-complex="normal"/>
    </style:style>
    <style:style style:name="T1168" style:family="text">
      <style:text-properties fo:font-variant="normal" fo:text-transform="none" style:font-name="Handwriting" fo:font-size="12pt" fo:letter-spacing="normal" fo:font-style="normal" fo:font-weight="normal" officeooo:rsid="10ae7abf" style:font-name-asian="Noto Sans Mono CJK SC" style:font-size-asian="12pt" style:font-weight-asian="normal" style:font-name-complex="Liberation Mono" style:font-size-complex="12pt" style:font-weight-complex="normal"/>
    </style:style>
    <style:style style:name="T1169" style:family="text">
      <style:text-properties fo:font-variant="normal" fo:text-transform="none" style:font-name="Handwriting" fo:font-size="12pt" fo:letter-spacing="normal" fo:font-style="normal" fo:font-weight="normal" officeooo:rsid="10af8630" style:font-name-asian="Noto Sans Mono CJK SC" style:font-size-asian="12pt" style:font-weight-asian="normal" style:font-name-complex="Liberation Mono" style:font-size-complex="12pt" style:font-weight-complex="normal"/>
    </style:style>
    <style:style style:name="T1170" style:family="text">
      <style:text-properties fo:font-variant="normal" fo:text-transform="none" style:font-name="Handwriting" fo:font-size="12pt" fo:letter-spacing="normal" fo:font-style="normal" fo:font-weight="normal" officeooo:rsid="10b67f39" style:font-name-asian="Noto Sans Mono CJK SC" style:font-size-asian="12pt" style:font-weight-asian="normal" style:font-name-complex="Liberation Mono" style:font-size-complex="12pt" style:font-weight-complex="normal"/>
    </style:style>
    <style:style style:name="T1171" style:family="text">
      <style:text-properties fo:font-variant="normal" fo:text-transform="none" style:font-name="Handwriting" fo:font-size="12pt" fo:letter-spacing="normal" fo:font-style="normal" fo:font-weight="normal" officeooo:rsid="10b78301" style:font-name-asian="Noto Sans Mono CJK SC" style:font-size-asian="12pt" style:font-weight-asian="normal" style:font-name-complex="Liberation Mono" style:font-size-complex="12pt" style:font-weight-complex="normal"/>
    </style:style>
    <style:style style:name="T1172" style:family="text">
      <style:text-properties fo:font-variant="normal" fo:text-transform="none" style:font-name="Handwriting" fo:font-size="12pt" fo:letter-spacing="normal" fo:font-style="normal" fo:font-weight="normal" officeooo:rsid="13fb1880" style:font-name-asian="Noto Sans Mono CJK SC" style:font-size-asian="12pt" style:font-weight-asian="normal" style:font-name-complex="Liberation Mono" style:font-size-complex="12pt" style:font-weight-complex="normal"/>
    </style:style>
    <style:style style:name="T1173" style:family="text">
      <style:text-properties fo:font-variant="normal" fo:text-transform="none" style:font-name="Handwriting" fo:font-size="12pt" fo:letter-spacing="normal" fo:font-style="normal" fo:font-weight="normal" officeooo:rsid="12efe2a4" style:font-name-asian="Noto Sans Mono CJK SC" style:font-size-asian="12pt" style:font-weight-asian="normal" style:font-name-complex="Liberation Mono" style:font-size-complex="12pt" style:font-weight-complex="normal"/>
    </style:style>
    <style:style style:name="T1174" style:family="text">
      <style:text-properties fo:font-variant="normal" fo:text-transform="none" style:font-name="Handwriting" fo:font-size="12pt" fo:letter-spacing="normal" fo:font-style="normal" fo:font-weight="normal" officeooo:rsid="13ffc090" style:font-name-asian="Noto Sans Mono CJK SC" style:font-size-asian="12pt" style:font-weight-asian="normal" style:font-name-complex="Liberation Mono" style:font-size-complex="12pt" style:font-weight-complex="normal"/>
    </style:style>
    <style:style style:name="T1175" style:family="text">
      <style:text-properties fo:font-variant="normal" fo:text-transform="none" style:font-name="Handwriting" fo:font-size="12pt" fo:letter-spacing="normal" fo:font-style="normal" fo:font-weight="normal" officeooo:rsid="13faaa0f" style:font-name-asian="Noto Sans Mono CJK SC" style:font-size-asian="12pt" style:font-weight-asian="normal" style:font-name-complex="Liberation Mono" style:font-size-complex="12pt" style:font-weight-complex="normal"/>
    </style:style>
    <style:style style:name="T1176" style:family="text">
      <style:text-properties fo:font-variant="normal" fo:text-transform="none" style:font-name="Handwriting" fo:font-size="12pt" fo:letter-spacing="normal" fo:font-style="normal" fo:font-weight="normal" officeooo:rsid="13fc74a6" style:font-name-asian="Noto Sans Mono CJK SC" style:font-size-asian="12pt" style:font-weight-asian="normal" style:font-name-complex="Liberation Mono" style:font-size-complex="12pt" style:font-weight-complex="normal"/>
    </style:style>
    <style:style style:name="T1177" style:family="text">
      <style:text-properties fo:font-variant="normal" fo:text-transform="none" style:font-name="Handwriting" fo:font-size="12pt" fo:letter-spacing="normal" fo:font-style="normal" fo:font-weight="normal" officeooo:rsid="13f95371" style:font-name-asian="Noto Sans Mono CJK SC" style:font-size-asian="12pt" style:font-weight-asian="normal" style:font-name-complex="Liberation Mono" style:font-size-complex="12pt" style:font-weight-complex="normal"/>
    </style:style>
    <style:style style:name="T1178" style:family="text">
      <style:text-properties fo:font-variant="normal" fo:text-transform="none" style:font-name="Handwriting" fo:font-size="12pt" fo:letter-spacing="normal" fo:font-style="normal" fo:font-weight="normal" officeooo:rsid="12ffd5d9" style:font-name-asian="Noto Sans Mono CJK SC" style:font-size-asian="12pt" style:font-weight-asian="normal" style:font-name-complex="Liberation Mono" style:font-size-complex="12pt" style:font-weight-complex="normal"/>
    </style:style>
    <style:style style:name="T1179" style:family="text">
      <style:text-properties fo:font-variant="normal" fo:text-transform="none" style:font-name="Handwriting" fo:font-size="12pt" fo:letter-spacing="normal" fo:font-style="normal" fo:font-weight="normal" officeooo:rsid="14016ef4" style:font-name-asian="Noto Sans Mono CJK SC" style:font-size-asian="12pt" style:font-weight-asian="normal" style:font-name-complex="Liberation Mono" style:font-size-complex="12pt" style:font-weight-complex="normal"/>
    </style:style>
    <style:style style:name="T1180" style:family="text">
      <style:text-properties fo:font-variant="normal" fo:text-transform="none" style:font-name="Handwriting" fo:font-size="12pt" fo:letter-spacing="normal" fo:font-style="normal" fo:font-weight="normal" officeooo:rsid="1407e71f" style:font-name-asian="Noto Sans Mono CJK SC" style:font-size-asian="12pt" style:font-weight-asian="normal" style:font-name-complex="Liberation Mono" style:font-size-complex="12pt" style:font-weight-complex="normal"/>
    </style:style>
    <style:style style:name="T1181" style:family="text">
      <style:text-properties fo:font-variant="normal" fo:text-transform="none" style:font-name="Handwriting" fo:font-size="12pt" fo:letter-spacing="normal" fo:font-style="normal" fo:font-weight="normal" officeooo:rsid="140beca9" style:font-name-asian="Noto Sans Mono CJK SC" style:font-size-asian="12pt" style:font-weight-asian="normal" style:font-name-complex="Liberation Mono" style:font-size-complex="12pt" style:font-weight-complex="normal"/>
    </style:style>
    <style:style style:name="T1182" style:family="text">
      <style:text-properties fo:font-variant="normal" fo:text-transform="none" style:font-name="Handwriting" fo:font-size="12pt" fo:letter-spacing="normal" fo:font-style="normal" fo:font-weight="normal" officeooo:rsid="140e18dc" style:font-name-asian="Noto Sans Mono CJK SC" style:font-size-asian="12pt" style:font-weight-asian="normal" style:font-name-complex="Liberation Mono" style:font-size-complex="12pt" style:font-weight-complex="normal"/>
    </style:style>
    <style:style style:name="T1183" style:family="text">
      <style:text-properties fo:font-variant="normal" fo:text-transform="none" style:font-name="Handwriting" fo:font-size="12pt" fo:letter-spacing="normal" fo:font-style="normal" fo:font-weight="normal" officeooo:rsid="140e3d6d" style:font-name-asian="Noto Sans Mono CJK SC" style:font-size-asian="12pt" style:font-weight-asian="normal" style:font-name-complex="Liberation Mono" style:font-size-complex="12pt" style:font-weight-complex="normal"/>
    </style:style>
    <style:style style:name="T1184" style:family="text">
      <style:text-properties fo:font-variant="normal" fo:text-transform="none" style:font-name="Handwriting" fo:font-size="12pt" fo:letter-spacing="normal" fo:font-style="normal" fo:font-weight="normal" officeooo:rsid="14212158" style:font-name-asian="Noto Sans Mono CJK SC" style:font-size-asian="12pt" style:font-weight-asian="normal" style:font-name-complex="Liberation Mono" style:font-size-complex="12pt" style:font-weight-complex="normal"/>
    </style:style>
    <style:style style:name="T1185" style:family="text">
      <style:text-properties fo:font-variant="normal" fo:text-transform="none" style:font-name="Handwriting" fo:font-size="12pt" fo:letter-spacing="normal" fo:font-style="normal" fo:font-weight="normal" officeooo:rsid="1421cec1" style:font-name-asian="Noto Sans Mono CJK SC" style:font-size-asian="12pt" style:font-weight-asian="normal" style:font-name-complex="Liberation Mono" style:font-size-complex="12pt" style:font-weight-complex="normal"/>
    </style:style>
    <style:style style:name="T1186" style:family="text">
      <style:text-properties fo:font-variant="normal" fo:text-transform="none" style:font-name="Handwriting" fo:font-size="12pt" fo:letter-spacing="normal" fo:font-style="normal" fo:font-weight="normal" officeooo:rsid="14228b95" style:font-name-asian="Noto Sans Mono CJK SC" style:font-size-asian="12pt" style:font-weight-asian="normal" style:font-name-complex="Liberation Mono" style:font-size-complex="12pt" style:font-weight-complex="normal"/>
    </style:style>
    <style:style style:name="T1187" style:family="text">
      <style:text-properties fo:font-variant="normal" fo:text-transform="none" style:font-name="Handwriting" fo:font-size="12pt" fo:letter-spacing="normal" fo:font-style="normal" fo:font-weight="normal" officeooo:rsid="14241cd2" style:font-name-asian="Noto Sans Mono CJK SC" style:font-size-asian="12pt" style:font-weight-asian="normal" style:font-name-complex="Liberation Mono" style:font-size-complex="12pt" style:font-weight-complex="normal"/>
    </style:style>
    <style:style style:name="T1188" style:family="text">
      <style:text-properties fo:font-variant="normal" fo:text-transform="none" style:font-name="Handwriting" fo:font-size="12pt" fo:letter-spacing="normal" fo:font-style="normal" fo:font-weight="normal" officeooo:rsid="14157f64" style:font-name-asian="Noto Sans Mono CJK SC" style:font-size-asian="12pt" style:font-weight-asian="normal" style:font-name-complex="Liberation Mono" style:font-size-complex="12pt" style:font-weight-complex="normal"/>
    </style:style>
    <style:style style:name="T1189" style:family="text">
      <style:text-properties fo:font-variant="normal" fo:text-transform="none" style:font-name="Handwriting" fo:font-size="12pt" fo:letter-spacing="normal" fo:font-style="normal" fo:font-weight="normal" officeooo:rsid="1415e571" style:font-name-asian="Noto Sans Mono CJK SC" style:font-size-asian="12pt" style:font-weight-asian="normal" style:font-name-complex="Liberation Mono" style:font-size-complex="12pt" style:font-weight-complex="normal"/>
    </style:style>
    <style:style style:name="T1190" style:family="text">
      <style:text-properties fo:font-variant="normal" fo:text-transform="none" style:font-name="Handwriting" fo:font-size="12pt" fo:letter-spacing="normal" fo:font-style="normal" fo:font-weight="normal" officeooo:rsid="141755d9" style:font-name-asian="Noto Sans Mono CJK SC" style:font-size-asian="12pt" style:font-weight-asian="normal" style:font-name-complex="Liberation Mono" style:font-size-complex="12pt" style:font-weight-complex="normal"/>
    </style:style>
    <style:style style:name="T1191" style:family="text">
      <style:text-properties fo:font-variant="normal" fo:text-transform="none" style:font-name="Handwriting" fo:font-size="12pt" fo:letter-spacing="normal" fo:font-style="normal" fo:font-weight="normal" officeooo:rsid="14271721" style:font-name-asian="Noto Sans Mono CJK SC" style:font-size-asian="12pt" style:font-weight-asian="normal" style:font-name-complex="Liberation Mono" style:font-size-complex="12pt" style:font-weight-complex="normal"/>
    </style:style>
    <style:style style:name="T1192" style:family="text">
      <style:text-properties fo:font-variant="normal" fo:text-transform="none" style:font-name="Handwriting" fo:font-size="12pt" fo:letter-spacing="normal" fo:font-style="normal" fo:font-weight="normal" officeooo:rsid="142886ba" style:font-name-asian="Noto Sans Mono CJK SC" style:font-size-asian="12pt" style:font-weight-asian="normal" style:font-name-complex="Liberation Mono" style:font-size-complex="12pt" style:font-weight-complex="normal"/>
    </style:style>
    <style:style style:name="T1193" style:family="text">
      <style:text-properties fo:font-variant="normal" fo:text-transform="none" style:font-name="Handwriting" fo:font-size="12pt" fo:letter-spacing="normal" fo:font-style="normal" fo:font-weight="normal" officeooo:rsid="142c6bf3" style:font-name-asian="Noto Sans Mono CJK SC" style:font-size-asian="12pt" style:font-weight-asian="normal" style:font-name-complex="Liberation Mono" style:font-size-complex="12pt" style:font-weight-complex="normal"/>
    </style:style>
    <style:style style:name="T1194" style:family="text">
      <style:text-properties fo:font-variant="normal" fo:text-transform="none" style:font-name="Handwriting" fo:font-size="12pt" fo:letter-spacing="normal" fo:font-style="normal" fo:font-weight="normal" officeooo:rsid="142d90c6" style:font-name-asian="Noto Sans Mono CJK SC" style:font-size-asian="12pt" style:font-weight-asian="normal" style:font-name-complex="Liberation Mono" style:font-size-complex="12pt" style:font-weight-complex="normal"/>
    </style:style>
    <style:style style:name="T1195" style:family="text">
      <style:text-properties fo:font-variant="normal" fo:text-transform="none" style:font-name="Handwriting" fo:font-size="12pt" fo:letter-spacing="normal" fo:font-style="normal" fo:font-weight="normal" officeooo:rsid="1410a92b" style:font-name-asian="Noto Sans Mono CJK SC" style:font-size-asian="12pt" style:font-weight-asian="normal" style:font-name-complex="Liberation Mono" style:font-size-complex="12pt" style:font-weight-complex="normal"/>
    </style:style>
    <style:style style:name="T1196" style:family="text">
      <style:text-properties fo:font-variant="normal" fo:text-transform="none"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1197" style:family="text">
      <style:text-properties fo:font-variant="normal" fo:text-transform="none" style:font-name="Handwriting" fo:font-size="12pt" fo:letter-spacing="normal" fo:font-style="normal" fo:font-weight="normal" officeooo:rsid="11db1f99" style:font-name-asian="Noto Sans Mono CJK SC" style:font-size-asian="12pt" style:font-weight-asian="normal" style:font-name-complex="Liberation Mono" style:font-size-complex="12pt" style:font-weight-complex="normal"/>
    </style:style>
    <style:style style:name="T1198" style:family="text">
      <style:text-properties fo:font-variant="normal" fo:text-transform="none" style:font-name="Handwriting" fo:font-size="12pt" fo:letter-spacing="normal" fo:font-style="normal" fo:font-weight="normal" officeooo:rsid="14354bec" style:font-name-asian="Noto Sans Mono CJK SC" style:font-size-asian="12pt" style:font-weight-asian="normal" style:font-name-complex="Liberation Mono" style:font-size-complex="12pt" style:font-weight-complex="normal"/>
    </style:style>
    <style:style style:name="T1199" style:family="text">
      <style:text-properties fo:font-variant="normal" fo:text-transform="none" style:font-name="Handwriting" fo:font-size="12pt" fo:letter-spacing="normal" fo:font-style="normal" fo:font-weight="normal" officeooo:rsid="14392fdc" style:font-name-asian="Noto Sans Mono CJK SC" style:font-size-asian="12pt" style:font-weight-asian="normal" style:font-name-complex="Liberation Mono" style:font-size-complex="12pt" style:font-weight-complex="normal"/>
    </style:style>
    <style:style style:name="T1200" style:family="text">
      <style:text-properties fo:font-variant="normal" fo:text-transform="none" style:font-name="Handwriting" fo:font-size="12pt" fo:letter-spacing="normal" fo:font-style="normal" fo:font-weight="normal" officeooo:rsid="143a784d" style:font-name-asian="Noto Sans Mono CJK SC" style:font-size-asian="12pt" style:font-weight-asian="normal" style:font-name-complex="Liberation Mono" style:font-size-complex="12pt" style:font-weight-complex="normal"/>
    </style:style>
    <style:style style:name="T1201" style:family="text">
      <style:text-properties fo:font-variant="normal" fo:text-transform="none" style:font-name="Handwriting" fo:font-size="12pt" fo:letter-spacing="normal" fo:font-style="normal" fo:font-weight="normal" officeooo:rsid="143c16e8" style:font-name-asian="Noto Sans Mono CJK SC" style:font-size-asian="12pt" style:font-weight-asian="normal" style:font-name-complex="Liberation Mono" style:font-size-complex="12pt" style:font-weight-complex="normal"/>
    </style:style>
    <style:style style:name="T1202" style:family="text">
      <style:text-properties fo:font-variant="normal" fo:text-transform="none" style:font-name="Handwriting" fo:font-size="12pt" fo:letter-spacing="normal" fo:font-style="normal" fo:font-weight="normal" officeooo:rsid="1445f588" style:font-name-asian="Noto Sans Mono CJK SC" style:font-size-asian="12pt" style:font-weight-asian="normal" style:font-name-complex="Liberation Mono" style:font-size-complex="12pt" style:font-weight-complex="normal"/>
    </style:style>
    <style:style style:name="T1203" style:family="text">
      <style:text-properties fo:font-variant="normal" fo:text-transform="none" style:font-name="Handwriting" fo:font-size="12pt" fo:letter-spacing="normal" fo:font-style="normal" fo:font-weight="normal" officeooo:rsid="1449248c" style:font-name-asian="Noto Sans Mono CJK SC" style:font-size-asian="12pt" style:font-weight-asian="normal" style:font-name-complex="Liberation Mono" style:font-size-complex="12pt" style:font-weight-complex="normal"/>
    </style:style>
    <style:style style:name="T1204" style:family="text">
      <style:text-properties fo:font-variant="normal" fo:text-transform="none" style:font-name="Handwriting" fo:font-size="12pt" fo:letter-spacing="normal" fo:font-style="normal" fo:font-weight="normal" officeooo:rsid="144b44ba" style:font-name-asian="Noto Sans Mono CJK SC" style:font-size-asian="12pt" style:font-weight-asian="normal" style:font-name-complex="Liberation Mono" style:font-size-complex="12pt" style:font-weight-complex="normal"/>
    </style:style>
    <style:style style:name="T1205" style:family="text">
      <style:text-properties fo:font-variant="normal" fo:text-transform="none" style:font-name="Handwriting" fo:font-size="12pt" fo:letter-spacing="normal" fo:font-style="normal" fo:font-weight="normal" officeooo:rsid="144cbdbb" style:font-name-asian="Noto Sans Mono CJK SC" style:font-size-asian="12pt" style:font-weight-asian="normal" style:font-name-complex="Liberation Mono" style:font-size-complex="12pt" style:font-weight-complex="normal"/>
    </style:style>
    <style:style style:name="T1206" style:family="text">
      <style:text-properties fo:font-variant="normal" fo:text-transform="none" style:font-name="Handwriting" fo:font-size="12pt" fo:letter-spacing="normal" fo:font-style="normal" fo:font-weight="normal" officeooo:rsid="144df451" style:font-name-asian="Noto Sans Mono CJK SC" style:font-size-asian="12pt" style:font-weight-asian="normal" style:font-name-complex="Liberation Mono" style:font-size-complex="12pt" style:font-weight-complex="normal"/>
    </style:style>
    <style:style style:name="T1207" style:family="text">
      <style:text-properties fo:font-variant="normal" fo:text-transform="none" style:font-name="Handwriting" fo:font-size="12pt" fo:letter-spacing="normal" fo:font-style="normal" fo:font-weight="normal" officeooo:rsid="144ed23e" style:font-name-asian="Noto Sans Mono CJK SC" style:font-size-asian="12pt" style:font-weight-asian="normal" style:font-name-complex="Liberation Mono" style:font-size-complex="12pt" style:font-weight-complex="normal"/>
    </style:style>
    <style:style style:name="T1208" style:family="text">
      <style:text-properties fo:font-variant="normal" fo:text-transform="none" style:font-name="Handwriting" fo:font-size="12pt" fo:letter-spacing="normal" fo:font-style="normal" fo:font-weight="normal" officeooo:rsid="1450934d" style:font-name-asian="Noto Sans Mono CJK SC" style:font-size-asian="12pt" style:font-weight-asian="normal" style:font-name-complex="Liberation Mono" style:font-size-complex="12pt" style:font-weight-complex="normal"/>
    </style:style>
    <style:style style:name="T1209" style:family="text">
      <style:text-properties fo:font-variant="normal" fo:text-transform="none" style:font-name="Handwriting" fo:font-size="12pt" fo:letter-spacing="normal" fo:font-style="normal" fo:font-weight="normal" officeooo:rsid="14546216" style:font-name-asian="Noto Sans Mono CJK SC" style:font-size-asian="12pt" style:font-weight-asian="normal" style:font-name-complex="Liberation Mono" style:font-size-complex="12pt" style:font-weight-complex="normal"/>
    </style:style>
    <style:style style:name="T1210" style:family="text">
      <style:text-properties fo:font-variant="normal" fo:text-transform="none" style:font-name="Handwriting" fo:font-size="12pt" fo:letter-spacing="normal" fo:font-style="normal" fo:font-weight="normal" officeooo:rsid="1456c643" style:font-name-asian="Noto Sans Mono CJK SC" style:font-size-asian="12pt" style:font-weight-asian="normal" style:font-name-complex="Liberation Mono" style:font-size-complex="12pt" style:font-weight-complex="normal"/>
    </style:style>
    <style:style style:name="T1211" style:family="text">
      <style:text-properties fo:font-variant="normal" fo:text-transform="none" style:font-name="Handwriting" fo:font-size="12pt" fo:letter-spacing="normal" fo:font-style="normal" fo:font-weight="normal" officeooo:rsid="14795c0a" style:font-name-asian="Noto Sans Mono CJK SC" style:font-size-asian="12pt" style:font-weight-asian="normal" style:font-name-complex="Liberation Mono" style:font-size-complex="12pt" style:font-weight-complex="normal"/>
    </style:style>
    <style:style style:name="T1212" style:family="text">
      <style:text-properties fo:font-variant="normal" fo:text-transform="none" style:font-name="Handwriting" fo:font-size="12pt" fo:letter-spacing="normal" fo:font-style="normal" fo:font-weight="normal" officeooo:rsid="147bdf25" style:font-name-asian="Noto Sans Mono CJK SC" style:font-size-asian="12pt" style:font-weight-asian="normal" style:font-name-complex="Liberation Mono" style:font-size-complex="12pt" style:font-weight-complex="normal"/>
    </style:style>
    <style:style style:name="T1213" style:family="text">
      <style:text-properties fo:font-variant="normal" fo:text-transform="none" style:font-name="Handwriting" fo:font-size="12pt" fo:letter-spacing="normal" fo:font-style="normal" fo:font-weight="normal" officeooo:rsid="147cb629" style:font-name-asian="Noto Sans Mono CJK SC" style:font-size-asian="12pt" style:font-weight-asian="normal" style:font-name-complex="Liberation Mono" style:font-size-complex="12pt" style:font-weight-complex="normal"/>
    </style:style>
    <style:style style:name="T1214" style:family="text">
      <style:text-properties fo:font-variant="normal" fo:text-transform="none" style:font-name="Handwriting" fo:font-size="12pt" fo:letter-spacing="normal" fo:font-style="normal" fo:font-weight="normal" officeooo:rsid="147cf7d4" style:font-name-asian="Noto Sans Mono CJK SC" style:font-size-asian="12pt" style:font-weight-asian="normal" style:font-name-complex="Liberation Mono" style:font-size-complex="12pt" style:font-weight-complex="normal"/>
    </style:style>
    <style:style style:name="T1215" style:family="text">
      <style:text-properties fo:font-variant="normal" fo:text-transform="none" style:font-name="Handwriting" fo:font-size="12pt" fo:letter-spacing="normal" fo:font-style="normal" fo:font-weight="normal" officeooo:rsid="147eea6b" style:font-name-asian="Noto Sans Mono CJK SC" style:font-size-asian="12pt" style:font-weight-asian="normal" style:font-name-complex="Liberation Mono" style:font-size-complex="12pt" style:font-weight-complex="normal"/>
    </style:style>
    <style:style style:name="T1216" style:family="text">
      <style:text-properties fo:font-variant="normal" fo:text-transform="none" style:font-name="Handwriting" fo:font-size="12pt" fo:letter-spacing="normal" fo:font-style="normal" fo:font-weight="normal" officeooo:rsid="147f8b8a" style:font-name-asian="Noto Sans Mono CJK SC" style:font-size-asian="12pt" style:font-weight-asian="normal" style:font-name-complex="Liberation Mono" style:font-size-complex="12pt" style:font-weight-complex="normal"/>
    </style:style>
    <style:style style:name="T1217" style:family="text">
      <style:text-properties fo:font-variant="normal" fo:text-transform="none" style:font-name="Handwriting" fo:font-size="12pt" fo:letter-spacing="normal" fo:font-style="normal" fo:font-weight="normal" officeooo:rsid="148c823e" style:font-name-asian="Noto Sans Mono CJK SC" style:font-size-asian="12pt" style:font-weight-asian="normal" style:font-name-complex="Liberation Mono" style:font-size-complex="12pt" style:font-weight-complex="normal"/>
    </style:style>
    <style:style style:name="T1218" style:family="text">
      <style:text-properties fo:font-variant="normal" fo:text-transform="none" style:font-name="Handwriting" fo:font-size="12pt" fo:letter-spacing="normal" fo:font-style="normal" fo:font-weight="normal" officeooo:rsid="148da298" style:font-name-asian="Noto Sans Mono CJK SC" style:font-size-asian="12pt" style:font-weight-asian="normal" style:font-name-complex="Liberation Mono" style:font-size-complex="12pt" style:font-weight-complex="normal"/>
    </style:style>
    <style:style style:name="T1219" style:family="text">
      <style:text-properties fo:font-variant="normal" fo:text-transform="none" style:font-name="Handwriting" fo:font-size="12pt" fo:letter-spacing="normal" fo:font-style="normal" fo:font-weight="normal" officeooo:rsid="148ef7e5" style:font-name-asian="Noto Sans Mono CJK SC" style:font-size-asian="12pt" style:font-weight-asian="normal" style:font-name-complex="Liberation Mono" style:font-size-complex="12pt" style:font-weight-complex="normal"/>
    </style:style>
    <style:style style:name="T1220" style:family="text">
      <style:text-properties fo:font-variant="normal" fo:text-transform="none" style:font-name="Handwriting" fo:font-size="12pt" fo:letter-spacing="normal" fo:font-style="normal" fo:font-weight="normal" officeooo:rsid="148f4c90" style:font-name-asian="Noto Sans Mono CJK SC" style:font-size-asian="12pt" style:font-weight-asian="normal" style:font-name-complex="Liberation Mono" style:font-size-complex="12pt" style:font-weight-complex="normal"/>
    </style:style>
    <style:style style:name="T1221" style:family="text">
      <style:text-properties fo:font-variant="normal" fo:text-transform="none" style:font-name="Handwriting" fo:font-size="12pt" fo:letter-spacing="normal" fo:font-style="normal" fo:font-weight="normal" officeooo:rsid="14978f91" style:font-name-asian="Noto Sans Mono CJK SC" style:font-size-asian="12pt" style:font-weight-asian="normal" style:font-name-complex="Liberation Mono" style:font-size-complex="12pt" style:font-weight-complex="normal"/>
    </style:style>
    <style:style style:name="T1222" style:family="text">
      <style:text-properties fo:font-variant="normal" fo:text-transform="none" style:font-name="Handwriting" fo:font-size="12pt" fo:letter-spacing="normal" fo:font-style="normal" fo:font-weight="normal" officeooo:rsid="00abebba" style:font-name-asian="Noto Sans Mono CJK SC" style:font-size-asian="12pt" style:font-style-asian="normal" style:font-weight-asian="normal" style:font-name-complex="Liberation Mono" style:font-size-complex="12pt" style:font-style-complex="normal" style:font-weight-complex="normal"/>
    </style:style>
    <style:style style:name="T1223" style:family="text">
      <style:text-properties fo:font-variant="normal" fo:text-transform="none" style:font-name="Handwriting" fo:font-size="12pt" fo:letter-spacing="normal" fo:font-style="normal" fo:font-weight="normal" officeooo:rsid="00ac554b" style:font-name-asian="Noto Sans Mono CJK SC" style:font-size-asian="12pt" style:font-style-asian="normal" style:font-weight-asian="normal" style:font-name-complex="Liberation Mono" style:font-size-complex="12pt" style:font-style-complex="normal" style:font-weight-complex="normal"/>
    </style:style>
    <style:style style:name="T1224" style:family="text">
      <style:text-properties fo:font-variant="normal" fo:text-transform="none" style:font-name="Handwriting" fo:font-size="12pt" fo:letter-spacing="normal" fo:font-style="normal" fo:font-weight="normal" officeooo:rsid="00ade132" style:font-name-asian="Noto Sans Mono CJK SC" style:font-size-asian="12pt" style:font-style-asian="normal" style:font-weight-asian="normal" style:font-name-complex="Liberation Mono" style:font-size-complex="12pt" style:font-style-complex="normal" style:font-weight-complex="normal"/>
    </style:style>
    <style:style style:name="T1225" style:family="text">
      <style:text-properties fo:font-variant="normal" fo:text-transform="none" style:font-name="Handwriting" fo:font-size="12pt" fo:letter-spacing="normal" fo:font-style="normal" fo:font-weight="normal" officeooo:rsid="00d296b7" style:font-name-asian="Noto Sans Mono CJK SC" style:font-size-asian="12pt" style:font-style-asian="normal" style:font-weight-asian="normal" style:font-name-complex="Liberation Mono" style:font-size-complex="12pt" style:font-style-complex="normal" style:font-weight-complex="normal"/>
    </style:style>
    <style:style style:name="T1226" style:family="text">
      <style:text-properties fo:font-variant="normal" fo:text-transform="none" style:font-name="Handwriting" fo:font-size="12pt" fo:letter-spacing="normal" fo:font-style="normal" fo:font-weight="normal" officeooo:rsid="00c5cbce" style:font-name-asian="Noto Sans Mono CJK SC" style:font-size-asian="12pt" style:font-style-asian="normal" style:font-weight-asian="normal" style:font-name-complex="Liberation Mono" style:font-size-complex="12pt" style:font-style-complex="normal" style:font-weight-complex="normal"/>
    </style:style>
    <style:style style:name="T1227" style:family="text">
      <style:text-properties fo:font-variant="normal" fo:text-transform="none" style:font-name="Handwriting" fo:font-size="12pt" fo:letter-spacing="normal" fo:font-style="normal" fo:font-weight="normal" officeooo:rsid="00b65515" style:font-name-asian="Noto Sans Mono CJK SC" style:font-size-asian="12pt" style:font-style-asian="normal" style:font-weight-asian="normal" style:font-name-complex="Liberation Mono" style:font-size-complex="12pt" style:font-style-complex="normal" style:font-weight-complex="normal"/>
    </style:style>
    <style:style style:name="T1228" style:family="text">
      <style:text-properties fo:font-variant="normal" fo:text-transform="none" style:font-name="Handwriting" fo:font-size="12pt" fo:letter-spacing="normal" fo:font-style="normal" fo:font-weight="normal" officeooo:rsid="00b769d3" style:font-name-asian="Noto Sans Mono CJK SC" style:font-size-asian="12pt" style:font-style-asian="normal" style:font-weight-asian="normal" style:font-name-complex="Liberation Mono" style:font-size-complex="12pt" style:font-style-complex="normal" style:font-weight-complex="normal"/>
    </style:style>
    <style:style style:name="T1229" style:family="text">
      <style:text-properties fo:font-variant="normal" fo:text-transform="none" style:font-name="Handwriting" fo:font-size="12pt" fo:letter-spacing="normal" fo:font-style="normal" fo:font-weight="normal" officeooo:rsid="00c7931a" style:font-name-asian="Noto Sans Mono CJK SC" style:font-size-asian="12pt" style:font-style-asian="normal" style:font-weight-asian="normal" style:font-name-complex="Liberation Mono" style:font-size-complex="12pt" style:font-style-complex="normal" style:font-weight-complex="normal"/>
    </style:style>
    <style:style style:name="T1230" style:family="text">
      <style:text-properties fo:font-variant="normal" fo:text-transform="none" style:font-name="Handwriting" fo:font-size="12pt" fo:letter-spacing="normal" fo:font-style="normal" fo:font-weight="normal" officeooo:rsid="00caab0d" style:font-name-asian="Noto Sans Mono CJK SC" style:font-size-asian="12pt" style:font-style-asian="normal" style:font-weight-asian="normal" style:font-name-complex="Liberation Mono" style:font-size-complex="12pt" style:font-style-complex="normal" style:font-weight-complex="normal"/>
    </style:style>
    <style:style style:name="T1231" style:family="text">
      <style:text-properties fo:font-variant="normal" fo:text-transform="none" style:font-name="Handwriting" fo:font-size="12pt" fo:letter-spacing="normal" fo:font-style="normal" fo:font-weight="normal" officeooo:rsid="00cc52da" style:font-name-asian="Noto Sans Mono CJK SC" style:font-size-asian="12pt" style:font-style-asian="normal" style:font-weight-asian="normal" style:font-name-complex="Liberation Mono" style:font-size-complex="12pt" style:font-style-complex="normal" style:font-weight-complex="normal"/>
    </style:style>
    <style:style style:name="T1232" style:family="text">
      <style:text-properties fo:font-variant="normal" fo:text-transform="none" style:font-name="Handwriting" fo:font-size="12pt" fo:letter-spacing="normal" fo:font-style="normal" fo:font-weight="normal" officeooo:rsid="00cd649d" style:font-name-asian="Noto Sans Mono CJK SC" style:font-size-asian="12pt" style:font-style-asian="normal" style:font-weight-asian="normal" style:font-name-complex="Liberation Mono" style:font-size-complex="12pt" style:font-style-complex="normal" style:font-weight-complex="normal"/>
    </style:style>
    <style:style style:name="T1233" style:family="text">
      <style:text-properties fo:font-variant="normal" fo:text-transform="none" style:font-name="Handwriting" fo:font-size="12pt" fo:letter-spacing="normal" fo:font-style="normal" fo:font-weight="normal" officeooo:rsid="00d2e4a3" style:font-name-asian="Noto Sans Mono CJK SC" style:font-size-asian="12pt" style:font-style-asian="normal" style:font-weight-asian="normal" style:font-name-complex="Liberation Mono" style:font-size-complex="12pt" style:font-style-complex="normal" style:font-weight-complex="normal"/>
    </style:style>
    <style:style style:name="T1234" style:family="text">
      <style:text-properties fo:font-variant="normal" fo:text-transform="none" style:font-name="Handwriting" fo:font-size="12pt" fo:letter-spacing="normal" fo:font-style="normal" fo:font-weight="normal" officeooo:rsid="00d4d057" style:font-name-asian="Noto Sans Mono CJK SC" style:font-size-asian="12pt" style:font-style-asian="normal" style:font-weight-asian="normal" style:font-name-complex="Liberation Mono" style:font-size-complex="12pt" style:font-style-complex="normal" style:font-weight-complex="normal"/>
    </style:style>
    <style:style style:name="T1235" style:family="text">
      <style:text-properties fo:font-variant="normal" fo:text-transform="none" style:font-name="Handwriting" fo:font-size="12pt" fo:letter-spacing="normal" fo:font-style="normal" fo:font-weight="normal" officeooo:rsid="00cd9519" style:font-name-asian="Noto Sans Mono CJK SC" style:font-size-asian="12pt" style:font-style-asian="normal" style:font-weight-asian="normal" style:font-name-complex="Liberation Mono" style:font-size-complex="12pt" style:font-style-complex="normal" style:font-weight-complex="normal"/>
    </style:style>
    <style:style style:name="T1236" style:family="text">
      <style:text-properties fo:font-variant="normal" fo:text-transform="none" style:font-name="Handwriting" fo:font-size="12pt" fo:letter-spacing="normal" fo:font-style="normal" fo:font-weight="normal" officeooo:rsid="00cee42a" style:font-name-asian="Noto Sans Mono CJK SC" style:font-size-asian="12pt" style:font-style-asian="normal" style:font-weight-asian="normal" style:font-name-complex="Liberation Mono" style:font-size-complex="12pt" style:font-style-complex="normal" style:font-weight-complex="normal"/>
    </style:style>
    <style:style style:name="T1237" style:family="text">
      <style:text-properties fo:font-variant="normal" fo:text-transform="none" style:font-name="Handwriting" fo:font-size="12pt" fo:letter-spacing="normal" fo:font-style="normal" fo:font-weight="normal" officeooo:rsid="0f1bc41f" style:font-name-asian="Noto Sans Mono CJK SC" style:font-size-asian="12pt" style:font-style-asian="normal" style:font-weight-asian="normal" style:font-name-complex="Liberation Mono" style:font-size-complex="12pt" style:font-style-complex="normal" style:font-weight-complex="normal"/>
    </style:style>
    <style:style style:name="T1238" style:family="text">
      <style:text-properties fo:font-variant="normal" fo:text-transform="none" style:font-name="Handwriting" fo:font-size="12pt" fo:letter-spacing="normal" fo:font-style="normal" fo:font-weight="normal" officeooo:rsid="0f1c3e5a" style:font-name-asian="Noto Sans Mono CJK SC" style:font-size-asian="12pt" style:font-style-asian="normal" style:font-weight-asian="normal" style:font-name-complex="Liberation Mono" style:font-size-complex="12pt" style:font-style-complex="normal" style:font-weight-complex="normal"/>
    </style:style>
    <style:style style:name="T1239" style:family="text">
      <style:text-properties fo:font-variant="normal" fo:text-transform="none" style:font-name="Handwriting" fo:font-size="12pt" fo:letter-spacing="normal" fo:font-style="normal" fo:font-weight="normal" officeooo:rsid="0f1f3fd4" style:font-name-asian="Noto Sans Mono CJK SC" style:font-size-asian="12pt" style:font-style-asian="normal" style:font-weight-asian="normal" style:font-name-complex="Liberation Mono" style:font-size-complex="12pt" style:font-style-complex="normal" style:font-weight-complex="normal"/>
    </style:style>
    <style:style style:name="T1240" style:family="text">
      <style:text-properties fo:font-variant="normal" fo:text-transform="none" style:font-name="Handwriting" fo:font-size="12pt" fo:letter-spacing="normal" fo:font-style="normal" fo:font-weight="normal" officeooo:rsid="0dca219c" style:font-name-asian="Noto Sans Mono CJK SC" style:font-size-asian="12pt" style:font-style-asian="normal" style:font-weight-asian="normal" style:font-name-complex="Liberation Mono" style:font-size-complex="12pt" style:font-style-complex="normal" style:font-weight-complex="normal"/>
    </style:style>
    <style:style style:name="T1241" style:family="text">
      <style:text-properties fo:font-variant="normal" fo:text-transform="none" style:font-name="Handwriting" fo:font-size="12pt" fo:letter-spacing="normal" fo:font-style="normal" fo:font-weight="normal" officeooo:rsid="00cf2e49" style:font-name-asian="Noto Sans Mono CJK SC" style:font-size-asian="12pt" style:font-style-asian="normal" style:font-weight-asian="normal" style:font-name-complex="Liberation Mono" style:font-size-complex="12pt" style:font-style-complex="normal" style:font-weight-complex="normal"/>
    </style:style>
    <style:style style:name="T1242" style:family="text">
      <style:text-properties fo:font-variant="normal" fo:text-transform="none" style:font-name="Handwriting" fo:font-size="12pt" fo:letter-spacing="normal" fo:font-style="normal" fo:font-weight="normal" officeooo:rsid="00d470ee" style:font-name-asian="Noto Sans Mono CJK SC" style:font-size-asian="12pt" style:font-style-asian="normal" style:font-weight-asian="normal" style:font-name-complex="Liberation Mono" style:font-size-complex="12pt" style:font-style-complex="normal" style:font-weight-complex="normal"/>
    </style:style>
    <style:style style:name="T1243" style:family="text">
      <style:text-properties fo:font-variant="normal" fo:text-transform="none" style:font-name="Handwriting" fo:font-size="12pt" fo:letter-spacing="normal" fo:font-style="normal" fo:font-weight="normal" officeooo:rsid="00d5d724" style:font-name-asian="Noto Sans Mono CJK SC" style:font-size-asian="12pt" style:font-style-asian="normal" style:font-weight-asian="normal" style:font-name-complex="Liberation Mono" style:font-size-complex="12pt" style:font-style-complex="normal" style:font-weight-complex="normal"/>
    </style:style>
    <style:style style:name="T1244" style:family="text">
      <style:text-properties fo:font-variant="normal" fo:text-transform="none" style:font-name="Handwriting" fo:font-size="12pt" fo:letter-spacing="normal" fo:font-style="normal" fo:font-weight="normal" officeooo:rsid="00d71f73" style:font-name-asian="Noto Sans Mono CJK SC" style:font-size-asian="12pt" style:font-style-asian="normal" style:font-weight-asian="normal" style:font-name-complex="Liberation Mono" style:font-size-complex="12pt" style:font-style-complex="normal" style:font-weight-complex="normal"/>
    </style:style>
    <style:style style:name="T1245" style:family="text">
      <style:text-properties fo:font-variant="normal" fo:text-transform="none" style:font-name="Handwriting" fo:font-size="12pt" fo:letter-spacing="normal" fo:font-style="normal" fo:font-weight="normal" officeooo:rsid="00d86085" style:font-name-asian="Noto Sans Mono CJK SC" style:font-size-asian="12pt" style:font-style-asian="normal" style:font-weight-asian="normal" style:font-name-complex="Liberation Mono" style:font-size-complex="12pt" style:font-style-complex="normal" style:font-weight-complex="normal"/>
    </style:style>
    <style:style style:name="T1246" style:family="text">
      <style:text-properties fo:font-variant="normal" fo:text-transform="none" style:font-name="Handwriting" fo:font-size="12pt" fo:letter-spacing="normal" fo:font-style="normal" fo:font-weight="normal" officeooo:rsid="00d88e3b" style:font-name-asian="Noto Sans Mono CJK SC" style:font-size-asian="12pt" style:font-style-asian="normal" style:font-weight-asian="normal" style:font-name-complex="Liberation Mono" style:font-size-complex="12pt" style:font-style-complex="normal" style:font-weight-complex="normal"/>
    </style:style>
    <style:style style:name="T1247" style:family="text">
      <style:text-properties fo:font-variant="normal" fo:text-transform="none" style:font-name="Handwriting" fo:font-size="12pt" fo:letter-spacing="normal" fo:font-style="normal" fo:font-weight="normal" officeooo:rsid="00d8bb56" style:font-name-asian="Noto Sans Mono CJK SC" style:font-size-asian="12pt" style:font-style-asian="normal" style:font-weight-asian="normal" style:font-name-complex="Liberation Mono" style:font-size-complex="12pt" style:font-style-complex="normal" style:font-weight-complex="normal"/>
    </style:style>
    <style:style style:name="T1248" style:family="text">
      <style:text-properties fo:font-variant="normal" fo:text-transform="none" style:font-name="Handwriting" fo:font-size="12pt" fo:letter-spacing="normal" fo:font-style="normal" fo:font-weight="normal" officeooo:rsid="00da8ad0" style:font-name-asian="Noto Sans Mono CJK SC" style:font-size-asian="12pt" style:font-style-asian="normal" style:font-weight-asian="normal" style:font-name-complex="Liberation Mono" style:font-size-complex="12pt" style:font-style-complex="normal" style:font-weight-complex="normal"/>
    </style:style>
    <style:style style:name="T1249" style:family="text">
      <style:text-properties fo:font-variant="normal" fo:text-transform="none" style:font-name="Handwriting" fo:font-size="12pt" fo:letter-spacing="normal" fo:font-style="normal" fo:font-weight="normal" officeooo:rsid="00dc4733" style:font-name-asian="Noto Sans Mono CJK SC" style:font-size-asian="12pt" style:font-style-asian="normal" style:font-weight-asian="normal" style:font-name-complex="Liberation Mono" style:font-size-complex="12pt" style:font-style-complex="normal" style:font-weight-complex="normal"/>
    </style:style>
    <style:style style:name="T1250" style:family="text">
      <style:text-properties fo:font-variant="normal" fo:text-transform="none" style:font-name="Handwriting" fo:font-size="12pt" fo:letter-spacing="normal" fo:font-style="normal" fo:font-weight="normal" officeooo:rsid="0f215b20" style:font-name-asian="Noto Sans Mono CJK SC" style:font-size-asian="12pt" style:font-style-asian="normal" style:font-weight-asian="normal" style:font-name-complex="Liberation Mono" style:font-size-complex="12pt" style:font-style-complex="normal" style:font-weight-complex="normal"/>
    </style:style>
    <style:style style:name="T1251" style:family="text">
      <style:text-properties fo:font-variant="normal" fo:text-transform="none" style:font-name="Handwriting" fo:font-size="12pt" fo:letter-spacing="normal" fo:font-style="normal" fo:font-weight="normal" officeooo:rsid="0e15ccbe" style:font-name-asian="Noto Sans Mono CJK SC" style:font-size-asian="12pt" style:font-style-asian="normal" style:font-weight-asian="normal" style:font-name-complex="Liberation Mono" style:font-size-complex="12pt" style:font-style-complex="normal" style:font-weight-complex="normal"/>
    </style:style>
    <style:style style:name="T1252" style:family="text">
      <style:text-properties fo:font-variant="normal" fo:text-transform="none" style:font-name="Handwriting" fo:font-size="12pt" fo:letter-spacing="normal" fo:font-style="normal" fo:font-weight="normal" officeooo:rsid="0e0233d1" style:font-name-asian="Noto Sans Mono CJK SC" style:font-size-asian="12pt" style:font-style-asian="normal" style:font-weight-asian="normal" style:font-name-complex="Liberation Mono" style:font-size-complex="12pt" style:font-style-complex="normal" style:font-weight-complex="normal"/>
    </style:style>
    <style:style style:name="T1253" style:family="text">
      <style:text-properties fo:font-variant="normal" fo:text-transform="none" style:font-name="Handwriting" fo:font-size="12pt" fo:letter-spacing="normal" fo:font-style="normal" fo:font-weight="normal" officeooo:rsid="00ea2b87" style:font-name-asian="Noto Sans Mono CJK SC" style:font-size-asian="12pt" style:font-style-asian="normal" style:font-weight-asian="normal" style:font-name-complex="Liberation Mono" style:font-size-complex="12pt" style:font-style-complex="normal" style:font-weight-complex="normal"/>
    </style:style>
    <style:style style:name="T1254" style:family="text">
      <style:text-properties fo:font-variant="normal" fo:text-transform="none" style:font-name="Handwriting" fo:font-size="12pt" fo:letter-spacing="normal" fo:font-style="normal" fo:font-weight="normal" officeooo:rsid="00ec1d60" style:font-name-asian="Noto Sans Mono CJK SC" style:font-size-asian="12pt" style:font-style-asian="normal" style:font-weight-asian="normal" style:font-name-complex="Liberation Mono" style:font-size-complex="12pt" style:font-style-complex="normal" style:font-weight-complex="normal"/>
    </style:style>
    <style:style style:name="T1255" style:family="text">
      <style:text-properties fo:font-variant="normal" fo:text-transform="none" style:font-name="Handwriting" fo:font-size="12pt" fo:letter-spacing="normal" fo:font-style="normal" fo:font-weight="normal" officeooo:rsid="00ed6bc8" style:font-name-asian="Noto Sans Mono CJK SC" style:font-size-asian="12pt" style:font-style-asian="normal" style:font-weight-asian="normal" style:font-name-complex="Liberation Mono" style:font-size-complex="12pt" style:font-style-complex="normal" style:font-weight-complex="normal"/>
    </style:style>
    <style:style style:name="T1256" style:family="text">
      <style:text-properties fo:font-variant="normal" fo:text-transform="none" style:font-name="Handwriting" fo:font-size="12pt" fo:letter-spacing="normal" fo:font-style="normal" fo:font-weight="normal" officeooo:rsid="00ee85ac" style:font-name-asian="Noto Sans Mono CJK SC" style:font-size-asian="12pt" style:font-style-asian="normal" style:font-weight-asian="normal" style:font-name-complex="Liberation Mono" style:font-size-complex="12pt" style:font-style-complex="normal" style:font-weight-complex="normal"/>
    </style:style>
    <style:style style:name="T1257" style:family="text">
      <style:text-properties fo:font-variant="normal" fo:text-transform="none" style:font-name="Handwriting" fo:font-size="12pt" fo:letter-spacing="normal" fo:font-style="normal" fo:font-weight="normal" officeooo:rsid="0e165d15" style:font-name-asian="Noto Sans Mono CJK SC" style:font-size-asian="12pt" style:font-style-asian="normal" style:font-weight-asian="normal" style:font-name-complex="Liberation Mono" style:font-size-complex="12pt" style:font-style-complex="normal" style:font-weight-complex="normal"/>
    </style:style>
    <style:style style:name="T1258" style:family="text">
      <style:text-properties fo:font-variant="normal" fo:text-transform="none" style:font-name="Handwriting" fo:font-size="12pt" fo:letter-spacing="normal" fo:font-style="normal" fo:font-weight="normal" officeooo:rsid="0dfc4ad5" style:font-name-asian="Noto Sans Mono CJK SC" style:font-size-asian="12pt" style:font-style-asian="normal" style:font-weight-asian="normal" style:font-name-complex="Liberation Mono" style:font-size-complex="12pt" style:font-style-complex="normal" style:font-weight-complex="normal"/>
    </style:style>
    <style:style style:name="T1259" style:family="text">
      <style:text-properties fo:font-variant="normal" fo:text-transform="none" style:font-name="Handwriting" fo:font-size="12pt" fo:letter-spacing="normal" fo:font-style="normal" fo:font-weight="normal" officeooo:rsid="0d9245f1" style:font-name-asian="Noto Sans Mono CJK SC" style:font-size-asian="12pt" style:font-style-asian="normal" style:font-weight-asian="normal" style:font-name-complex="Liberation Mono" style:font-size-complex="12pt" style:font-style-complex="normal" style:font-weight-complex="normal"/>
    </style:style>
    <style:style style:name="T1260" style:family="text">
      <style:text-properties fo:font-variant="normal" fo:text-transform="none" style:font-name="Handwriting" fo:font-size="12pt" fo:letter-spacing="normal" fo:font-style="normal" fo:font-weight="normal" officeooo:rsid="0f23a43e" style:font-name-asian="Noto Sans Mono CJK SC" style:font-size-asian="12pt" style:font-style-asian="normal" style:font-weight-asian="normal" style:font-name-complex="Liberation Mono" style:font-size-complex="12pt" style:font-style-complex="normal" style:font-weight-complex="normal"/>
    </style:style>
    <style:style style:name="T1261" style:family="text">
      <style:text-properties fo:font-variant="normal" fo:text-transform="none" style:font-name="Handwriting" fo:font-size="12pt" fo:letter-spacing="normal" fo:font-style="normal" fo:font-weight="normal" officeooo:rsid="0f24382c" style:font-name-asian="Noto Sans Mono CJK SC" style:font-size-asian="12pt" style:font-style-asian="normal" style:font-weight-asian="normal" style:font-name-complex="Liberation Mono" style:font-size-complex="12pt" style:font-style-complex="normal" style:font-weight-complex="normal"/>
    </style:style>
    <style:style style:name="T1262" style:family="text">
      <style:text-properties fo:font-variant="normal" fo:text-transform="none" style:font-name="Handwriting" fo:font-size="12pt" fo:letter-spacing="normal" fo:font-style="normal" fo:font-weight="normal" officeooo:rsid="0dfdbb9a" style:font-name-asian="Noto Sans Mono CJK SC" style:font-size-asian="12pt" style:font-style-asian="normal" style:font-weight-asian="normal" style:font-name-complex="Liberation Mono" style:font-size-complex="12pt" style:font-style-complex="normal" style:font-weight-complex="normal"/>
    </style:style>
    <style:style style:name="T1263" style:family="text">
      <style:text-properties fo:font-variant="normal" fo:text-transform="none" style:font-name="Handwriting" fo:font-size="12pt" fo:letter-spacing="normal" fo:font-style="normal" fo:font-weight="normal" officeooo:rsid="0dfe83d3" style:font-name-asian="Noto Sans Mono CJK SC" style:font-size-asian="12pt" style:font-style-asian="normal" style:font-weight-asian="normal" style:font-name-complex="Liberation Mono" style:font-size-complex="12pt" style:font-style-complex="normal" style:font-weight-complex="normal"/>
    </style:style>
    <style:style style:name="T1264" style:family="text">
      <style:text-properties fo:font-variant="normal" fo:text-transform="none" style:font-name="Handwriting" fo:font-size="12pt" fo:letter-spacing="normal" fo:font-style="normal" fo:font-weight="normal" officeooo:rsid="0dff4a82" style:font-name-asian="Noto Sans Mono CJK SC" style:font-size-asian="12pt" style:font-style-asian="normal" style:font-weight-asian="normal" style:font-name-complex="Liberation Mono" style:font-size-complex="12pt" style:font-style-complex="normal" style:font-weight-complex="normal"/>
    </style:style>
    <style:style style:name="T1265" style:family="text">
      <style:text-properties fo:font-variant="normal" fo:text-transform="none" style:font-name="Handwriting" fo:font-size="12pt" fo:letter-spacing="normal" fo:font-style="normal" fo:font-weight="normal" officeooo:rsid="0dff8d0b" style:font-name-asian="Noto Sans Mono CJK SC" style:font-size-asian="12pt" style:font-style-asian="normal" style:font-weight-asian="normal" style:font-name-complex="Liberation Mono" style:font-size-complex="12pt" style:font-style-complex="normal" style:font-weight-complex="normal"/>
    </style:style>
    <style:style style:name="T1266" style:family="text">
      <style:text-properties fo:font-variant="normal" fo:text-transform="none" style:font-name="Handwriting" fo:font-size="12pt" fo:letter-spacing="normal" fo:font-style="normal" fo:font-weight="normal" officeooo:rsid="0dff97c0" style:font-name-asian="Noto Sans Mono CJK SC" style:font-size-asian="12pt" style:font-style-asian="normal" style:font-weight-asian="normal" style:font-name-complex="Liberation Mono" style:font-size-complex="12pt" style:font-style-complex="normal" style:font-weight-complex="normal"/>
    </style:style>
    <style:style style:name="T1267" style:family="text">
      <style:text-properties fo:font-variant="normal" fo:text-transform="none" style:font-name="Handwriting" fo:font-size="12pt" fo:letter-spacing="normal" fo:font-style="normal" fo:font-weight="normal" officeooo:rsid="00f03b2f" style:font-name-asian="Noto Sans Mono CJK SC" style:font-size-asian="12pt" style:font-style-asian="normal" style:font-weight-asian="normal" style:font-name-complex="Liberation Mono" style:font-size-complex="12pt" style:font-style-complex="normal" style:font-weight-complex="normal"/>
    </style:style>
    <style:style style:name="T1268" style:family="text">
      <style:text-properties fo:font-variant="normal" fo:text-transform="none" style:font-name="Handwriting" fo:font-size="12pt" fo:letter-spacing="normal" fo:font-style="normal" fo:font-weight="normal" officeooo:rsid="00f0d3c8" style:font-name-asian="Noto Sans Mono CJK SC" style:font-size-asian="12pt" style:font-style-asian="normal" style:font-weight-asian="normal" style:font-name-complex="Liberation Mono" style:font-size-complex="12pt" style:font-style-complex="normal" style:font-weight-complex="normal"/>
    </style:style>
    <style:style style:name="T1269" style:family="text">
      <style:text-properties fo:font-variant="normal" fo:text-transform="none" style:font-name="Handwriting" fo:font-size="12pt" fo:letter-spacing="normal" fo:font-style="normal" fo:font-weight="normal" officeooo:rsid="0e01f735" style:font-name-asian="Noto Sans Mono CJK SC" style:font-size-asian="12pt" style:font-style-asian="normal" style:font-weight-asian="normal" style:font-name-complex="Liberation Mono" style:font-size-complex="12pt" style:font-style-complex="normal" style:font-weight-complex="normal"/>
    </style:style>
    <style:style style:name="T1270" style:family="text">
      <style:text-properties fo:font-variant="normal" fo:text-transform="none" style:font-name="Handwriting" fo:font-size="12pt" fo:letter-spacing="normal" fo:font-style="normal" fo:font-weight="normal" officeooo:rsid="0e16ab8e" style:font-name-asian="Noto Sans Mono CJK SC" style:font-size-asian="12pt" style:font-style-asian="normal" style:font-weight-asian="normal" style:font-name-complex="Liberation Mono" style:font-size-complex="12pt" style:font-style-complex="normal" style:font-weight-complex="normal"/>
    </style:style>
    <style:style style:name="T1271" style:family="text">
      <style:text-properties fo:font-variant="normal" fo:text-transform="none" style:font-name="Handwriting" fo:font-size="12pt" fo:letter-spacing="normal" fo:font-style="normal" fo:font-weight="normal" officeooo:rsid="0f2606bc" style:font-name-asian="Noto Sans Mono CJK SC" style:font-size-asian="12pt" style:font-style-asian="normal" style:font-weight-asian="normal" style:font-name-complex="Liberation Mono" style:font-size-complex="12pt" style:font-style-complex="normal" style:font-weight-complex="normal"/>
    </style:style>
    <style:style style:name="T1272" style:family="text">
      <style:text-properties fo:font-variant="normal" fo:text-transform="none" style:font-name="Handwriting" fo:font-size="12pt" fo:letter-spacing="normal" fo:font-style="normal" fo:font-weight="normal" officeooo:rsid="0dbb5229" style:font-name-asian="Noto Sans Mono CJK SC" style:font-size-asian="12pt" style:font-style-asian="normal" style:font-weight-asian="normal" style:font-name-complex="Liberation Mono" style:font-size-complex="12pt" style:font-style-complex="normal" style:font-weight-complex="normal"/>
    </style:style>
    <style:style style:name="T1273" style:family="text">
      <style:text-properties fo:font-variant="normal" fo:text-transform="none" style:font-name="Handwriting" fo:font-size="12pt" fo:letter-spacing="normal" fo:font-style="normal" fo:font-weight="normal" officeooo:rsid="0f199ab1" style:font-name-asian="Noto Sans Mono CJK SC" style:font-size-asian="12pt" style:font-style-asian="normal" style:font-weight-asian="normal" style:font-name-complex="Liberation Mono" style:font-size-complex="12pt" style:font-style-complex="normal" style:font-weight-complex="normal"/>
    </style:style>
    <style:style style:name="T1274" style:family="text">
      <style:text-properties fo:font-variant="normal" fo:text-transform="none" style:font-name="Handwriting" fo:font-size="12pt" fo:letter-spacing="normal" fo:font-style="normal" fo:font-weight="normal" officeooo:rsid="00e546e0" style:font-name-asian="Noto Sans Mono CJK SC" style:font-size-asian="12pt" style:font-style-asian="normal" style:font-weight-asian="normal" style:font-name-complex="Liberation Mono" style:font-size-complex="12pt" style:font-style-complex="normal" style:font-weight-complex="normal"/>
    </style:style>
    <style:style style:name="T1275" style:family="text">
      <style:text-properties fo:font-variant="normal" fo:text-transform="none" style:font-name="Handwriting" fo:font-size="12pt" fo:letter-spacing="normal" fo:font-style="normal" fo:font-weight="normal" officeooo:rsid="0f1a5bde" style:font-name-asian="Noto Sans Mono CJK SC" style:font-size-asian="12pt" style:font-style-asian="normal" style:font-weight-asian="normal" style:font-name-complex="Liberation Mono" style:font-size-complex="12pt" style:font-style-complex="normal" style:font-weight-complex="normal"/>
    </style:style>
    <style:style style:name="T1276"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1277"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1278"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1279"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1280"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1281"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1282"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283"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284" style:family="text">
      <style:text-properties fo:font-variant="normal" fo:text-transform="none" style:text-position="super 58%"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1285" style:family="text">
      <style:text-properties fo:font-variant="normal" fo:text-transform="none" style:text-position="super 58%"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1286" style:family="text">
      <style:text-properties fo:font-variant="normal" fo:text-transform="none" fo:color="#212529" style:font-name="Handwriting" fo:font-size="12pt" fo:letter-spacing="normal" fo:font-style="normal" fo:font-weight="normal" officeooo:rsid="10967155" style:font-name-asian="Noto Sans Mono CJK SC" style:font-size-asian="12pt" style:font-weight-asian="normal" style:font-name-complex="Liberation Mono" style:font-size-complex="12pt" style:font-weight-complex="normal"/>
    </style:style>
    <style:style style:name="T1287" style:family="text">
      <style:text-properties fo:font-variant="normal" fo:text-transform="none" fo:color="#8d1d75" style:font-name="Handwriting" fo:font-size="12pt" fo:letter-spacing="normal" fo:font-style="normal" officeooo:rsid="137a0c98" style:font-name-asian="Noto Sans Mono CJK SC" style:font-size-asian="12pt" style:font-name-complex="Liberation Mono" style:font-size-complex="12pt"/>
    </style:style>
    <style:style style:name="T1288" style:family="text">
      <style:text-properties fo:font-variant="normal" fo:text-transform="none" fo:color="#8d1d75" style:font-name="Handwriting" fo:font-size="12pt" fo:letter-spacing="normal" fo:font-style="normal" officeooo:rsid="137b106c" style:font-name-asian="Noto Sans Mono CJK SC" style:font-size-asian="12pt" style:font-name-complex="Liberation Mono" style:font-size-complex="12pt"/>
    </style:style>
    <style:style style:name="T1289" style:family="text">
      <style:text-properties fo:font-variant="normal" fo:text-transform="none" fo:color="#c9211e" style:font-name="Handwriting" fo:font-size="12pt" fo:letter-spacing="normal" fo:font-style="normal" fo:font-weight="bold" style:font-name-asian="Noto Sans Mono CJK SC" style:font-size-asian="12pt" style:font-weight-asian="bold" style:font-name-complex="Liberation Mono" style:font-size-complex="12pt" style:font-weight-complex="bold"/>
    </style:style>
    <style:style style:name="T1290" style:family="text">
      <style:text-properties fo:font-variant="normal" fo:text-transform="none" fo:color="#c9211e" style:font-name="Handwriting" fo:font-size="12pt" fo:letter-spacing="normal" fo:font-style="normal" fo:font-weight="bold" officeooo:rsid="1457877c" style:font-name-asian="Noto Sans Mono CJK SC" style:font-size-asian="12pt" style:font-weight-asian="bold" style:font-name-complex="Liberation Mono" style:font-size-complex="12pt" style:font-weight-complex="bold"/>
    </style:style>
    <style:style style:name="T1291" style:family="text">
      <style:text-properties fo:font-variant="normal" fo:text-transform="none" fo:color="#c9211e" style:font-name="Handwriting" fo:font-size="12pt" fo:letter-spacing="normal" fo:font-style="normal" fo:font-weight="bold" officeooo:rsid="145be69f" style:font-name-asian="Noto Sans Mono CJK SC" style:font-size-asian="12pt" style:font-weight-asian="bold" style:font-name-complex="Liberation Mono" style:font-size-complex="12pt" style:font-weight-complex="bold"/>
    </style:style>
    <style:style style:name="T1292" style:family="text">
      <style:text-properties fo:font-variant="normal" fo:text-transform="none" fo:color="#c9211e" style:font-name="Handwriting" fo:font-size="12pt" fo:letter-spacing="normal" fo:font-style="normal" fo:font-weight="bold" officeooo:rsid="14591437" style:font-name-asian="Noto Sans Mono CJK SC" style:font-size-asian="12pt" style:font-weight-asian="bold" style:font-name-complex="Liberation Mono" style:font-size-complex="12pt" style:font-weight-complex="bold"/>
    </style:style>
    <style:style style:name="T1293" style:family="text">
      <style:text-properties fo:font-variant="normal" fo:text-transform="none" fo:color="#c9211e" style:font-name="Handwriting" fo:font-size="12pt" fo:letter-spacing="normal" fo:font-style="normal" fo:font-weight="bold" officeooo:rsid="145a6808" style:font-name-asian="Noto Sans Mono CJK SC" style:font-size-asian="12pt" style:font-weight-asian="bold" style:font-name-complex="Liberation Mono" style:font-size-complex="12pt" style:font-weight-complex="bold"/>
    </style:style>
    <style:style style:name="T1294" style:family="text">
      <style:text-properties fo:font-variant="normal" fo:text-transform="none" fo:color="#c9211e" style:font-name="Handwriting" fo:font-size="12pt" fo:letter-spacing="normal" fo:font-style="normal" fo:font-weight="bold" officeooo:rsid="145c68be" style:font-name-asian="Noto Sans Mono CJK SC" style:font-size-asian="12pt" style:font-weight-asian="bold" style:font-name-complex="Liberation Mono" style:font-size-complex="12pt" style:font-weight-complex="bold"/>
    </style:style>
    <style:style style:name="T1295" style:family="text">
      <style:text-properties fo:font-variant="normal" fo:text-transform="none" fo:color="#c9211e" style:font-name="Handwriting" fo:font-size="12pt" fo:letter-spacing="normal" fo:font-style="normal" fo:font-weight="bold" officeooo:rsid="14632365" style:font-name-asian="Noto Sans Mono CJK SC" style:font-size-asian="12pt" style:font-weight-asian="bold" style:font-name-complex="Liberation Mono" style:font-size-complex="12pt" style:font-weight-complex="bold"/>
    </style:style>
    <style:style style:name="T1296" style:family="text">
      <style:text-properties fo:font-variant="normal" fo:text-transform="none" fo:color="#c9211e" style:font-name="Handwriting" fo:font-size="12pt" fo:letter-spacing="normal" fo:font-style="normal" fo:font-weight="bold" officeooo:rsid="1463465f" style:font-name-asian="Noto Sans Mono CJK SC" style:font-size-asian="12pt" style:font-weight-asian="bold" style:font-name-complex="Liberation Mono" style:font-size-complex="12pt" style:font-weight-complex="bold"/>
    </style:style>
    <style:style style:name="T1297" style:family="text">
      <style:text-properties fo:font-variant="normal" fo:text-transform="none" fo:color="#c9211e" style:font-name="Handwriting" fo:font-size="12pt" fo:letter-spacing="normal" fo:font-style="normal" fo:font-weight="bold" officeooo:rsid="14642c2c" style:font-name-asian="Noto Sans Mono CJK SC" style:font-size-asian="12pt" style:font-weight-asian="bold" style:font-name-complex="Liberation Mono" style:font-size-complex="12pt" style:font-weight-complex="bold"/>
    </style:style>
    <style:style style:name="T1298" style:family="text">
      <style:text-properties fo:font-variant="normal" fo:text-transform="none" fo:color="#c9211e" style:font-name="Handwriting" fo:font-size="12pt" fo:letter-spacing="normal" fo:font-style="normal" fo:font-weight="bold" officeooo:rsid="1465b620" style:font-name-asian="Noto Sans Mono CJK SC" style:font-size-asian="12pt" style:font-weight-asian="bold" style:font-name-complex="Liberation Mono" style:font-size-complex="12pt" style:font-weight-complex="bold"/>
    </style:style>
    <style:style style:name="T1299" style:family="text">
      <style:text-properties fo:font-variant="normal" fo:text-transform="none" fo:color="#c9211e" style:font-name="Handwriting" fo:font-size="12pt" fo:letter-spacing="normal" fo:font-style="normal" fo:font-weight="bold" officeooo:rsid="1467234d" style:font-name-asian="Noto Sans Mono CJK SC" style:font-size-asian="12pt" style:font-weight-asian="bold" style:font-name-complex="Liberation Mono" style:font-size-complex="12pt" style:font-weight-complex="bold"/>
    </style:style>
    <style:style style:name="T1300" style:family="text">
      <style:text-properties fo:font-variant="normal" fo:text-transform="none" fo:color="#c9211e" style:font-name="Handwriting" fo:font-size="12pt" fo:letter-spacing="normal" fo:font-style="normal" fo:font-weight="bold" officeooo:rsid="14680c73" style:font-name-asian="Noto Sans Mono CJK SC" style:font-size-asian="12pt" style:font-weight-asian="bold" style:font-name-complex="Liberation Mono" style:font-size-complex="12pt" style:font-weight-complex="bold"/>
    </style:style>
    <style:style style:name="T1301" style:family="text">
      <style:text-properties fo:font-variant="normal" fo:text-transform="none" fo:color="#c9211e" style:font-name="Handwriting" fo:font-size="12pt" fo:letter-spacing="normal" fo:font-style="normal" fo:font-weight="bold" officeooo:rsid="12729162" style:font-name-asian="Noto Sans Mono CJK SC" style:font-size-asian="12pt" style:font-weight-asian="bold" style:font-name-complex="Liberation Mono" style:font-size-complex="12pt" style:font-weight-complex="bold"/>
    </style:style>
    <style:style style:name="T1302" style:family="text">
      <style:text-properties officeooo:rsid="00d352ce" style:font-name-asian="SimSun" style:font-name-complex="Arial"/>
    </style:style>
    <style:style style:name="T1303" style:family="text">
      <style:text-properties officeooo:rsid="00ca7e43" style:font-name-asian="SimSun" style:font-name-complex="Arial"/>
    </style:style>
    <style:style style:name="T1304" style:family="text">
      <style:text-properties officeooo:rsid="00d9956f" style:font-name-asian="SimSun" style:font-name-complex="Arial"/>
    </style:style>
    <style:style style:name="T1305" style:family="text">
      <style:text-properties officeooo:rsid="00ba5290" style:font-name-asian="SimSun" style:font-name-complex="Arial"/>
    </style:style>
    <style:style style:name="T1306" style:family="text">
      <style:text-properties officeooo:rsid="00bb3eff" style:font-name-asian="SimSun" style:font-name-complex="Arial"/>
    </style:style>
    <style:style style:name="T1307" style:family="text">
      <style:text-properties officeooo:rsid="00bd40d8" style:font-name-asian="SimSun" style:font-name-complex="Arial"/>
    </style:style>
    <style:style style:name="T1308" style:family="text">
      <style:text-properties officeooo:rsid="00be8053" style:font-name-asian="SimSun" style:font-name-complex="Arial"/>
    </style:style>
    <style:style style:name="T1309" style:family="text">
      <style:text-properties officeooo:rsid="010714b4" style:font-name-asian="SimSun" style:font-name-complex="Arial"/>
    </style:style>
    <style:style style:name="T1310" style:family="text">
      <style:text-properties officeooo:rsid="01147129" style:font-name-asian="SimSun" style:font-name-complex="Arial"/>
    </style:style>
    <style:style style:name="T1311" style:family="text">
      <style:text-properties officeooo:rsid="0115d6c0" style:font-name-asian="SimSun" style:font-name-complex="Arial"/>
    </style:style>
    <style:style style:name="T1312" style:family="text">
      <style:text-properties officeooo:rsid="0116771c" style:font-name-asian="SimSun" style:font-name-complex="Arial"/>
    </style:style>
    <style:style style:name="T1313" style:family="text">
      <style:text-properties officeooo:rsid="01198496" style:font-name-asian="SimSun" style:font-name-complex="Arial"/>
    </style:style>
    <style:style style:name="T1314" style:family="text">
      <style:text-properties officeooo:rsid="011b0866" style:font-name-asian="SimSun" style:font-name-complex="Arial"/>
    </style:style>
    <style:style style:name="T1315" style:family="text">
      <style:text-properties officeooo:rsid="012b36dd" style:font-name-asian="SimSun" style:font-name-complex="Arial"/>
    </style:style>
    <style:style style:name="T1316" style:family="text">
      <style:text-properties officeooo:rsid="012bd024" style:font-name-asian="SimSun" style:font-name-complex="Arial"/>
    </style:style>
    <style:style style:name="T1317" style:family="text">
      <style:text-properties officeooo:rsid="012c80ec" style:font-name-asian="SimSun" style:font-name-complex="Arial"/>
    </style:style>
    <style:style style:name="T1318" style:family="text">
      <style:text-properties officeooo:rsid="012dd996" style:font-name-asian="SimSun" style:font-name-complex="Arial"/>
    </style:style>
    <style:style style:name="T1319" style:family="text">
      <style:text-properties officeooo:rsid="01377445" style:font-name-asian="SimSun" style:font-name-complex="Arial"/>
    </style:style>
    <style:style style:name="T1320" style:family="text">
      <style:text-properties officeooo:rsid="013f7b14" style:font-name-asian="SimSun" style:font-name-complex="Arial"/>
    </style:style>
    <style:style style:name="T1321" style:family="text">
      <style:text-properties officeooo:rsid="014966cc" style:font-name-asian="SimSun" style:font-name-complex="Arial"/>
    </style:style>
    <style:style style:name="T1322" style:family="text">
      <style:text-properties officeooo:rsid="01532535" style:font-name-asian="SimSun" style:font-name-complex="Arial"/>
    </style:style>
    <style:style style:name="T1323" style:family="text">
      <style:text-properties officeooo:rsid="0065b849" style:font-name-asian="SimSun" style:font-name-complex="Arial"/>
    </style:style>
    <style:style style:name="T1324" style:family="text">
      <style:text-properties officeooo:rsid="01d7b800" style:font-name-asian="SimSun" style:font-name-complex="Arial"/>
    </style:style>
    <style:style style:name="T1325" style:family="text">
      <style:text-properties officeooo:rsid="01db8156" style:font-name-asian="SimSun" style:font-name-complex="Arial"/>
    </style:style>
    <style:style style:name="T1326" style:family="text">
      <style:text-properties officeooo:rsid="01df1dc0" style:font-name-asian="SimSun" style:font-name-complex="Arial"/>
    </style:style>
    <style:style style:name="T1327" style:family="text">
      <style:text-properties officeooo:rsid="01df5eab" style:font-name-asian="SimSun" style:font-name-complex="Arial"/>
    </style:style>
    <style:style style:name="T1328" style:family="text">
      <style:text-properties officeooo:rsid="01df6fd4" style:font-name-asian="SimSun" style:font-name-complex="Arial"/>
    </style:style>
    <style:style style:name="T1329" style:family="text">
      <style:text-properties officeooo:rsid="01e16038" style:font-name-asian="SimSun" style:font-name-complex="Arial"/>
    </style:style>
    <style:style style:name="T1330" style:family="text">
      <style:text-properties officeooo:rsid="01e28d0a" style:font-name-asian="SimSun" style:font-name-complex="Arial"/>
    </style:style>
    <style:style style:name="T1331" style:family="text">
      <style:text-properties officeooo:rsid="01e4e8bf" style:font-name-asian="SimSun" style:font-name-complex="Arial"/>
    </style:style>
    <style:style style:name="T1332" style:family="text">
      <style:text-properties officeooo:rsid="01e676ce" style:font-name-asian="SimSun" style:font-name-complex="Arial"/>
    </style:style>
    <style:style style:name="T1333" style:family="text">
      <style:text-properties officeooo:rsid="01eaa1ee" style:font-name-asian="SimSun" style:font-name-complex="Arial"/>
    </style:style>
    <style:style style:name="T1334" style:family="text">
      <style:text-properties officeooo:rsid="01eb2abb" style:font-name-asian="SimSun" style:font-name-complex="Arial"/>
    </style:style>
    <style:style style:name="T1335" style:family="text">
      <style:text-properties officeooo:rsid="01ebbe2c" style:font-name-asian="SimSun" style:font-name-complex="Arial"/>
    </style:style>
    <style:style style:name="T1336" style:family="text">
      <style:text-properties officeooo:rsid="00d2b13f" style:font-name-asian="SimSun" style:font-name-complex="Arial"/>
    </style:style>
    <style:style style:name="T1337" style:family="text">
      <style:text-properties officeooo:rsid="01ef6088" style:font-name-asian="SimSun" style:font-name-complex="Arial"/>
    </style:style>
    <style:style style:name="T1338" style:family="text">
      <style:text-properties officeooo:rsid="02206b0b" style:font-name-asian="SimSun" style:font-name-complex="Arial"/>
    </style:style>
    <style:style style:name="T1339" style:family="text">
      <style:text-properties officeooo:rsid="00d021fc" style:font-name-asian="SimSun" style:font-name-complex="Arial"/>
    </style:style>
    <style:style style:name="T1340" style:family="text">
      <style:text-properties officeooo:rsid="01c969ad" style:font-name-asian="SimSun" style:font-name-complex="Arial"/>
    </style:style>
    <style:style style:name="T1341" style:family="text">
      <style:text-properties officeooo:rsid="01d1ea88" style:font-name-asian="SimSun" style:font-name-complex="Arial"/>
    </style:style>
    <style:style style:name="T1342" style:family="text">
      <style:text-properties officeooo:rsid="0211fbf6" style:font-name-asian="SimSun" style:font-name-complex="Arial"/>
    </style:style>
    <style:style style:name="T1343" style:family="text">
      <style:text-properties officeooo:rsid="01d1f41b" style:font-name-asian="SimSun" style:font-name-complex="Arial"/>
    </style:style>
    <style:style style:name="T1344" style:family="text">
      <style:text-properties officeooo:rsid="01d3ac83" style:font-name-asian="SimSun" style:font-name-complex="Arial"/>
    </style:style>
    <style:style style:name="T1345" style:family="text">
      <style:text-properties officeooo:rsid="01d41824" style:font-name-asian="SimSun" style:font-name-complex="Arial"/>
    </style:style>
    <style:style style:name="T1346" style:family="text">
      <style:text-properties officeooo:rsid="01352f68" style:font-name-asian="SimSun" style:font-name-complex="Arial"/>
    </style:style>
    <style:style style:name="T1347" style:family="text">
      <style:text-properties officeooo:rsid="0113a5a0" style:font-name-asian="SimSun" style:font-name-complex="Arial"/>
    </style:style>
    <style:style style:name="T1348" style:family="text">
      <style:text-properties officeooo:rsid="003fd26a" style:font-name-asian="SimSun" style:font-name-complex="Arial"/>
    </style:style>
    <style:style style:name="T1349" style:family="text">
      <style:text-properties officeooo:rsid="005cd39b" style:font-name-asian="SimSun" style:font-name-complex="Arial"/>
    </style:style>
    <style:style style:name="T1350" style:family="text">
      <style:text-properties officeooo:rsid="00d2737b" style:font-name-asian="SimSun" style:font-name-complex="Arial"/>
    </style:style>
    <style:style style:name="T1351" style:family="text">
      <style:text-properties officeooo:rsid="006457ab" style:font-name-asian="SimSun" style:font-name-complex="Arial"/>
    </style:style>
    <style:style style:name="T1352" style:family="text">
      <style:text-properties officeooo:rsid="00650c84" style:font-name-asian="SimSun" style:font-name-complex="Arial"/>
    </style:style>
    <style:style style:name="T1353" style:family="text">
      <style:text-properties officeooo:rsid="0113bd99" style:font-name-asian="SimSun" style:font-name-complex="Arial"/>
    </style:style>
    <style:style style:name="T1354" style:family="text">
      <style:text-properties officeooo:rsid="0087bf5d" style:font-name-asian="SimSun" style:font-name-complex="Arial"/>
    </style:style>
    <style:style style:name="T1355" style:family="text">
      <style:text-properties officeooo:rsid="0085da6d" style:font-name-asian="SimSun" style:font-name-complex="Arial"/>
    </style:style>
    <style:style style:name="T1356" style:family="text">
      <style:text-properties officeooo:rsid="008bf50e" style:font-name-asian="SimSun" style:font-name-complex="Arial"/>
    </style:style>
    <style:style style:name="T1357" style:family="text">
      <style:text-properties officeooo:rsid="00956073" style:font-name-asian="SimSun" style:font-name-complex="Arial"/>
    </style:style>
    <style:style style:name="T1358" style:family="text">
      <style:text-properties officeooo:rsid="009d042a" style:font-name-asian="SimSun" style:font-name-complex="Arial"/>
    </style:style>
    <style:style style:name="T1359" style:family="text">
      <style:text-properties officeooo:rsid="00a2b564" style:font-name-asian="SimSun" style:font-name-complex="Arial"/>
    </style:style>
    <style:style style:name="T1360" style:family="text">
      <style:text-properties officeooo:rsid="025dabac" style:font-name-asian="SimSun" style:font-name-complex="Arial"/>
    </style:style>
    <style:style style:name="T1361" style:family="text">
      <style:text-properties officeooo:rsid="025eb5a4" style:font-name-asian="SimSun" style:font-name-complex="Arial"/>
    </style:style>
    <style:style style:name="T1362" style:family="text">
      <style:text-properties officeooo:rsid="0260526b" style:font-name-asian="SimSun" style:font-name-complex="Arial"/>
    </style:style>
    <style:style style:name="T1363" style:family="text">
      <style:text-properties officeooo:rsid="02674fcd" style:font-name-asian="SimSun" style:font-name-complex="Arial"/>
    </style:style>
    <style:style style:name="T1364" style:family="text">
      <style:text-properties officeooo:rsid="026888a5" style:font-name-asian="SimSun" style:font-name-complex="Arial"/>
    </style:style>
    <style:style style:name="T1365" style:family="text">
      <style:text-properties officeooo:rsid="02695e43" style:font-name-asian="SimSun" style:font-name-complex="Arial"/>
    </style:style>
    <style:style style:name="T1366" style:family="text">
      <style:text-properties officeooo:rsid="026a5ee1" style:font-name-asian="SimSun" style:font-name-complex="Arial"/>
    </style:style>
    <style:style style:name="T1367" style:family="text">
      <style:text-properties officeooo:rsid="026b1ce6" style:font-name-asian="SimSun" style:font-name-complex="Arial"/>
    </style:style>
    <style:style style:name="T1368" style:family="text">
      <style:text-properties officeooo:rsid="026c15a8" style:font-name-asian="SimSun" style:font-name-complex="Arial"/>
    </style:style>
    <style:style style:name="T1369" style:family="text">
      <style:text-properties officeooo:rsid="026dccdc" style:font-name-asian="SimSun" style:font-name-complex="Arial"/>
    </style:style>
    <style:style style:name="T1370" style:family="text">
      <style:text-properties officeooo:rsid="026e20b9" style:font-name-asian="SimSun" style:font-name-complex="Arial"/>
    </style:style>
    <style:style style:name="T1371" style:family="text">
      <style:text-properties officeooo:rsid="026e9db5" style:font-name-asian="SimSun" style:font-name-complex="Arial"/>
    </style:style>
    <style:style style:name="T1372" style:family="text">
      <style:text-properties officeooo:rsid="026f585d" style:font-name-asian="SimSun" style:font-name-complex="Arial"/>
    </style:style>
    <style:style style:name="T1373" style:family="text">
      <style:text-properties officeooo:rsid="026fb641" style:font-name-asian="SimSun" style:font-name-complex="Arial"/>
    </style:style>
    <style:style style:name="T1374" style:family="text">
      <style:text-properties officeooo:rsid="02742ecf" style:font-name-asian="SimSun" style:font-name-complex="Arial"/>
    </style:style>
    <style:style style:name="T1375" style:family="text">
      <style:text-properties officeooo:rsid="00d50842" style:font-name-asian="SimSun" style:font-name-complex="Arial"/>
    </style:style>
    <style:style style:name="T1376" style:family="text">
      <style:text-properties officeooo:rsid="031211eb" style:font-name-asian="SimSun" style:font-name-complex="Arial"/>
    </style:style>
    <style:style style:name="T1377" style:family="text">
      <style:text-properties officeooo:rsid="0520f0f2" style:font-name-asian="SimSun" style:font-name-complex="Arial"/>
    </style:style>
    <style:style style:name="T1378" style:family="text">
      <style:text-properties officeooo:rsid="0552e72f" style:font-name-asian="SimSun" style:font-name-complex="Arial"/>
    </style:style>
    <style:style style:name="T1379" style:family="text">
      <style:text-properties officeooo:rsid="05733fcf" style:font-name-asian="SimSun" style:font-name-complex="Arial"/>
    </style:style>
    <style:style style:name="T1380" style:family="text">
      <style:text-properties officeooo:rsid="05e9dd5d" style:font-name-asian="SimSun" style:font-name-complex="Arial"/>
    </style:style>
    <style:style style:name="T1381" style:family="text">
      <style:text-properties officeooo:rsid="07211253" style:font-name-asian="SimSun" style:font-name-complex="Arial"/>
    </style:style>
    <style:style style:name="T1382" style:family="text">
      <style:text-properties officeooo:rsid="080baad9" style:font-name-asian="SimSun" style:font-name-complex="Arial"/>
    </style:style>
    <style:style style:name="T1383" style:family="text">
      <style:text-properties officeooo:rsid="081b3410" style:font-name-asian="SimSun" style:font-name-complex="Arial"/>
    </style:style>
    <style:style style:name="T1384" style:family="text">
      <style:text-properties officeooo:rsid="0a9c51e8" style:font-name-asian="SimSun" style:font-name-complex="Arial"/>
    </style:style>
    <style:style style:name="T1385" style:family="text">
      <style:text-properties officeooo:rsid="0a9de02a" style:font-name-asian="SimSun" style:font-name-complex="Arial"/>
    </style:style>
    <style:style style:name="T1386" style:family="text">
      <style:text-properties officeooo:rsid="0b2ca942" style:font-name-asian="SimSun" style:font-name-complex="Arial"/>
    </style:style>
    <style:style style:name="T1387" style:family="text">
      <style:text-properties officeooo:rsid="00d65183"/>
    </style:style>
    <style:style style:name="T1388" style:family="text">
      <style:text-properties officeooo:rsid="0065ecb8"/>
    </style:style>
    <style:style style:name="T1389" style:family="text">
      <style:text-properties officeooo:rsid="00d9cc29"/>
    </style:style>
    <style:style style:name="T1390" style:family="text">
      <style:text-properties officeooo:rsid="00daaca3"/>
    </style:style>
    <style:style style:name="T1391" style:family="text">
      <style:text-properties officeooo:rsid="00ddc2e7"/>
    </style:style>
    <style:style style:name="T1392" style:family="text">
      <style:text-properties officeooo:rsid="00dfb1ba"/>
    </style:style>
    <style:style style:name="T1393" style:family="text">
      <style:text-properties officeooo:rsid="00e04e82"/>
    </style:style>
    <style:style style:name="T1394" style:family="text">
      <style:text-properties officeooo:rsid="00e52c4f"/>
    </style:style>
    <style:style style:name="T1395" style:family="text">
      <style:text-properties officeooo:rsid="00e85a8e"/>
    </style:style>
    <style:style style:name="T1396" style:family="text">
      <style:text-properties officeooo:rsid="00ec143b"/>
    </style:style>
    <style:style style:name="T1397" style:family="text">
      <style:text-properties officeooo:rsid="00eebe55"/>
    </style:style>
    <style:style style:name="T1398" style:family="text">
      <style:text-properties officeooo:rsid="00f06a92"/>
    </style:style>
    <style:style style:name="T1399" style:family="text">
      <style:text-properties officeooo:rsid="00f089c9"/>
    </style:style>
    <style:style style:name="T1400" style:family="text">
      <style:text-properties officeooo:rsid="00f1b7fa"/>
    </style:style>
    <style:style style:name="T1401" style:family="text">
      <style:text-properties officeooo:rsid="00f3313e"/>
    </style:style>
    <style:style style:name="T1402" style:family="text">
      <style:text-properties officeooo:rsid="00f39b8d"/>
    </style:style>
    <style:style style:name="T1403" style:family="text">
      <style:text-properties officeooo:rsid="00f488d7"/>
    </style:style>
    <style:style style:name="T1404" style:family="text">
      <style:text-properties officeooo:rsid="00f50ace"/>
    </style:style>
    <style:style style:name="T1405" style:family="text">
      <style:text-properties officeooo:rsid="00f6c22f"/>
    </style:style>
    <style:style style:name="T1406" style:family="text">
      <style:text-properties officeooo:rsid="00f71535"/>
    </style:style>
    <style:style style:name="T1407" style:family="text">
      <style:text-properties officeooo:rsid="00f86c9d"/>
    </style:style>
    <style:style style:name="T1408" style:family="text">
      <style:text-properties officeooo:rsid="00f8e769"/>
    </style:style>
    <style:style style:name="T1409" style:family="text">
      <style:text-properties officeooo:rsid="00fb98e3"/>
    </style:style>
    <style:style style:name="T1410" style:family="text">
      <style:text-properties officeooo:rsid="00fe67e0"/>
    </style:style>
    <style:style style:name="T1411" style:family="text">
      <style:text-properties officeooo:rsid="00ff1c43"/>
    </style:style>
    <style:style style:name="T1412" style:family="text">
      <style:text-properties officeooo:rsid="01011709"/>
    </style:style>
    <style:style style:name="T1413" style:family="text">
      <style:text-properties officeooo:rsid="0101ebae"/>
    </style:style>
    <style:style style:name="T1414" style:family="text">
      <style:text-properties officeooo:rsid="01032c71"/>
    </style:style>
    <style:style style:name="T1415" style:family="text">
      <style:text-properties officeooo:rsid="01061b1f"/>
    </style:style>
    <style:style style:name="T1416" style:family="text">
      <style:text-properties officeooo:rsid="010650bc"/>
    </style:style>
    <style:style style:name="T1417" style:family="text">
      <style:text-properties officeooo:rsid="0113a5a0"/>
    </style:style>
    <style:style style:name="T1418" style:family="text">
      <style:text-properties officeooo:rsid="01147129"/>
    </style:style>
    <style:style style:name="T1419" style:family="text">
      <style:text-properties officeooo:rsid="01183397"/>
    </style:style>
    <style:style style:name="T1420" style:family="text">
      <style:text-properties officeooo:rsid="0131ab9f"/>
    </style:style>
    <style:style style:name="T1421" style:family="text">
      <style:text-properties officeooo:rsid="01510585"/>
    </style:style>
    <style:style style:name="T1422" style:family="text">
      <style:text-properties officeooo:rsid="0152fdc3"/>
    </style:style>
    <style:style style:name="T1423" style:family="text">
      <style:text-properties officeooo:rsid="01532535"/>
    </style:style>
    <style:style style:name="T1424" style:family="text">
      <style:text-properties officeooo:rsid="0165c4e1"/>
    </style:style>
    <style:style style:name="T1425" style:family="text">
      <style:text-properties officeooo:rsid="01674d6e"/>
    </style:style>
    <style:style style:name="T1426" style:family="text">
      <style:text-properties officeooo:rsid="016b78f8"/>
    </style:style>
    <style:style style:name="T1427" style:family="text">
      <style:text-properties officeooo:rsid="016bd5bc"/>
    </style:style>
    <style:style style:name="T1428" style:family="text">
      <style:text-properties officeooo:rsid="016f2a1d"/>
    </style:style>
    <style:style style:name="T1429" style:family="text">
      <style:text-properties officeooo:rsid="0170be32"/>
    </style:style>
    <style:style style:name="T1430" style:family="text">
      <style:text-properties officeooo:rsid="0171a21d"/>
    </style:style>
    <style:style style:name="T1431" style:family="text">
      <style:text-properties officeooo:rsid="017325c6"/>
    </style:style>
    <style:style style:name="T1432" style:family="text">
      <style:text-properties officeooo:rsid="0174764f"/>
    </style:style>
    <style:style style:name="T1433" style:family="text">
      <style:text-properties officeooo:rsid="0174bc8a"/>
    </style:style>
    <style:style style:name="T1434" style:family="text">
      <style:text-properties officeooo:rsid="01752e44"/>
    </style:style>
    <style:style style:name="T1435" style:family="text">
      <style:text-properties officeooo:rsid="0175e41f"/>
    </style:style>
    <style:style style:name="T1436" style:family="text">
      <style:text-properties officeooo:rsid="0177fb16"/>
    </style:style>
    <style:style style:name="T1437" style:family="text">
      <style:text-properties officeooo:rsid="0178161a"/>
    </style:style>
    <style:style style:name="T1438" style:family="text">
      <style:text-properties officeooo:rsid="017942eb"/>
    </style:style>
    <style:style style:name="T1439" style:family="text">
      <style:text-properties officeooo:rsid="017a5384"/>
    </style:style>
    <style:style style:name="T1440" style:family="text">
      <style:text-properties officeooo:rsid="017aed92"/>
    </style:style>
    <style:style style:name="T1441" style:family="text">
      <style:text-properties officeooo:rsid="017bdf98"/>
    </style:style>
    <style:style style:name="T1442" style:family="text">
      <style:text-properties officeooo:rsid="017c8345"/>
    </style:style>
    <style:style style:name="T1443" style:family="text">
      <style:text-properties officeooo:rsid="017e7aff"/>
    </style:style>
    <style:style style:name="T1444" style:family="text">
      <style:text-properties officeooo:rsid="01806932"/>
    </style:style>
    <style:style style:name="T1445" style:family="text">
      <style:text-properties officeooo:rsid="0181b58f"/>
    </style:style>
    <style:style style:name="T1446" style:family="text">
      <style:text-properties officeooo:rsid="01838af9"/>
    </style:style>
    <style:style style:name="T1447" style:family="text">
      <style:text-properties officeooo:rsid="0183a14f"/>
    </style:style>
    <style:style style:name="T1448" style:family="text">
      <style:text-properties officeooo:rsid="0183d365"/>
    </style:style>
    <style:style style:name="T1449" style:family="text">
      <style:text-properties officeooo:rsid="0187962a"/>
    </style:style>
    <style:style style:name="T1450" style:family="text">
      <style:text-properties officeooo:rsid="018b3db9"/>
    </style:style>
    <style:style style:name="T1451" style:family="text">
      <style:text-properties officeooo:rsid="018b83ed"/>
    </style:style>
    <style:style style:name="T1452" style:family="text">
      <style:text-properties officeooo:rsid="018d17a0"/>
    </style:style>
    <style:style style:name="T1453" style:family="text">
      <style:text-properties officeooo:rsid="018d1b71"/>
    </style:style>
    <style:style style:name="T1454" style:family="text">
      <style:text-properties officeooo:rsid="018ec407"/>
    </style:style>
    <style:style style:name="T1455" style:family="text">
      <style:text-properties officeooo:rsid="018ece71"/>
    </style:style>
    <style:style style:name="T1456" style:family="text">
      <style:text-properties officeooo:rsid="018eea14"/>
    </style:style>
    <style:style style:name="T1457" style:family="text">
      <style:text-properties officeooo:rsid="018fece0"/>
    </style:style>
    <style:style style:name="T1458" style:family="text">
      <style:text-properties officeooo:rsid="0191a736"/>
    </style:style>
    <style:style style:name="T1459" style:family="text">
      <style:text-properties officeooo:rsid="01936dac"/>
    </style:style>
    <style:style style:name="T1460" style:family="text">
      <style:text-properties officeooo:rsid="01947a29"/>
    </style:style>
    <style:style style:name="T1461" style:family="text">
      <style:text-properties officeooo:rsid="01952db3"/>
    </style:style>
    <style:style style:name="T1462" style:family="text">
      <style:text-properties officeooo:rsid="01a17361"/>
    </style:style>
    <style:style style:name="T1463" style:family="text">
      <style:text-properties officeooo:rsid="01a1a95c"/>
    </style:style>
    <style:style style:name="T1464" style:family="text">
      <style:text-properties officeooo:rsid="01d41824"/>
    </style:style>
    <style:style style:name="T1465" style:family="text">
      <style:text-properties officeooo:rsid="01d7676e"/>
    </style:style>
    <style:style style:name="T1466" style:family="text">
      <style:text-properties officeooo:rsid="01d7b800"/>
    </style:style>
    <style:style style:name="T1467" style:family="text">
      <style:text-properties officeooo:rsid="01d7d25a"/>
    </style:style>
    <style:style style:name="T1468" style:family="text">
      <style:text-properties officeooo:rsid="01d920ce"/>
    </style:style>
    <style:style style:name="T1469" style:family="text">
      <style:text-properties officeooo:rsid="01da8c5a"/>
    </style:style>
    <style:style style:name="T1470" style:family="text">
      <style:text-properties officeooo:rsid="01db8156"/>
    </style:style>
    <style:style style:name="T1471" style:family="text">
      <style:text-properties officeooo:rsid="01dcf8cf"/>
    </style:style>
    <style:style style:name="T1472" style:family="text">
      <style:text-properties officeooo:rsid="01dd60da"/>
    </style:style>
    <style:style style:name="T1473" style:family="text">
      <style:text-properties officeooo:rsid="01de6010"/>
    </style:style>
    <style:style style:name="T1474" style:family="text">
      <style:text-properties officeooo:rsid="01df1dc0"/>
    </style:style>
    <style:style style:name="T1475" style:family="text">
      <style:text-properties officeooo:rsid="01df6fd4"/>
    </style:style>
    <style:style style:name="T1476" style:family="text">
      <style:text-properties officeooo:rsid="01e07853"/>
    </style:style>
    <style:style style:name="T1477" style:family="text">
      <style:text-properties officeooo:rsid="01e16038"/>
    </style:style>
    <style:style style:name="T1478" style:family="text">
      <style:text-properties officeooo:rsid="01ed411a"/>
    </style:style>
    <style:style style:name="T1479" style:family="text">
      <style:text-properties officeooo:rsid="01ed4c6c"/>
    </style:style>
    <style:style style:name="T1480" style:family="text">
      <style:text-properties officeooo:rsid="01edfe82"/>
    </style:style>
    <style:style style:name="T1481" style:family="text">
      <style:text-properties officeooo:rsid="01ef6088"/>
    </style:style>
    <style:style style:name="T1482" style:family="text">
      <style:text-properties officeooo:rsid="01f40187"/>
    </style:style>
    <style:style style:name="T1483" style:family="text">
      <style:text-properties officeooo:rsid="01f5e9bf"/>
    </style:style>
    <style:style style:name="T1484" style:family="text">
      <style:text-properties officeooo:rsid="01f72926"/>
    </style:style>
    <style:style style:name="T1485" style:family="text">
      <style:text-properties officeooo:rsid="01f92171"/>
    </style:style>
    <style:style style:name="T1486" style:family="text">
      <style:text-properties officeooo:rsid="01fa93e6"/>
    </style:style>
    <style:style style:name="T1487" style:family="text">
      <style:text-properties officeooo:rsid="01fb5499"/>
    </style:style>
    <style:style style:name="T1488" style:family="text">
      <style:text-properties officeooo:rsid="01fe47a7"/>
    </style:style>
    <style:style style:name="T1489" style:family="text">
      <style:text-properties officeooo:rsid="02000f0d"/>
    </style:style>
    <style:style style:name="T1490" style:family="text">
      <style:text-properties officeooo:rsid="0201042f"/>
    </style:style>
    <style:style style:name="T1491" style:family="text">
      <style:text-properties officeooo:rsid="02014e3b"/>
    </style:style>
    <style:style style:name="T1492" style:family="text">
      <style:text-properties officeooo:rsid="020224c4"/>
    </style:style>
    <style:style style:name="T1493" style:family="text">
      <style:text-properties officeooo:rsid="0203df43"/>
    </style:style>
    <style:style style:name="T1494" style:family="text">
      <style:text-properties officeooo:rsid="0204bf01"/>
    </style:style>
    <style:style style:name="T1495" style:family="text">
      <style:text-properties officeooo:rsid="020572c7"/>
    </style:style>
    <style:style style:name="T1496" style:family="text">
      <style:text-properties officeooo:rsid="02068e57"/>
    </style:style>
    <style:style style:name="T1497" style:family="text">
      <style:text-properties officeooo:rsid="0206a6af"/>
    </style:style>
    <style:style style:name="T1498" style:family="text">
      <style:text-properties officeooo:rsid="020820f1"/>
    </style:style>
    <style:style style:name="T1499" style:family="text">
      <style:text-properties officeooo:rsid="020a35b3"/>
    </style:style>
    <style:style style:name="T1500" style:family="text">
      <style:text-properties officeooo:rsid="020e5e6c"/>
    </style:style>
    <style:style style:name="T1501" style:family="text">
      <style:text-properties officeooo:rsid="020edd19"/>
    </style:style>
    <style:style style:name="T1502" style:family="text">
      <style:text-properties officeooo:rsid="0216cd9e"/>
    </style:style>
    <style:style style:name="T1503" style:family="text">
      <style:text-properties officeooo:rsid="0217b5df"/>
    </style:style>
    <style:style style:name="T1504" style:family="text">
      <style:text-properties fo:font-weight="normal" style:font-weight-asian="normal" style:font-weight-complex="normal"/>
    </style:style>
    <style:style style:name="T1505" style:family="text">
      <style:text-properties fo:font-weight="normal" officeooo:rsid="00b456ca" style:font-weight-asian="normal" style:font-weight-complex="normal"/>
    </style:style>
    <style:style style:name="T1506" style:family="text">
      <style:text-properties fo:font-weight="normal" officeooo:rsid="02107929" style:font-weight-asian="normal" style:font-weight-complex="normal"/>
    </style:style>
    <style:style style:name="T1507" style:family="text">
      <style:text-properties fo:font-weight="normal" officeooo:rsid="00d9cc29" style:font-weight-asian="normal" style:font-weight-complex="normal"/>
    </style:style>
    <style:style style:name="T1508" style:family="text">
      <style:text-properties fo:font-weight="normal" officeooo:rsid="00dcb467" style:font-weight-asian="normal" style:font-weight-complex="normal"/>
    </style:style>
    <style:style style:name="T1509" style:family="text">
      <style:text-properties fo:font-weight="normal" officeooo:rsid="00e247b4" style:font-weight-asian="normal" style:font-weight-complex="normal"/>
    </style:style>
    <style:style style:name="T1510" style:family="text">
      <style:text-properties fo:font-weight="normal" officeooo:rsid="00e52c4f" style:font-weight-asian="normal" style:font-weight-complex="normal"/>
    </style:style>
    <style:style style:name="T1511" style:family="text">
      <style:text-properties fo:font-weight="normal" officeooo:rsid="00e6e750" style:font-weight-asian="normal" style:font-weight-complex="normal"/>
    </style:style>
    <style:style style:name="T1512" style:family="text">
      <style:text-properties fo:font-weight="normal" officeooo:rsid="00eebe55" style:font-weight-asian="normal" style:font-weight-complex="normal"/>
    </style:style>
    <style:style style:name="T1513" style:family="text">
      <style:text-properties fo:font-weight="normal" officeooo:rsid="00dbb3c9" style:font-weight-asian="normal" style:font-weight-complex="normal"/>
    </style:style>
    <style:style style:name="T1514" style:family="text">
      <style:text-properties fo:font-weight="normal" officeooo:rsid="00ddc2e7" style:font-weight-asian="normal" style:font-weight-complex="normal"/>
    </style:style>
    <style:style style:name="T1515" style:family="text">
      <style:text-properties fo:font-weight="normal" officeooo:rsid="010650bc" style:font-weight-asian="normal" style:font-weight-complex="normal"/>
    </style:style>
    <style:style style:name="T1516" style:family="text">
      <style:text-properties fo:font-weight="normal" officeooo:rsid="00b85c43" style:font-weight-asian="normal" style:font-weight-complex="normal"/>
    </style:style>
    <style:style style:name="T1517" style:family="text">
      <style:text-properties fo:font-weight="normal" officeooo:rsid="0115d6c0" style:font-weight-asian="normal" style:font-weight-complex="normal"/>
    </style:style>
    <style:style style:name="T1518" style:family="text">
      <style:text-properties fo:font-weight="normal" officeooo:rsid="01183397" style:font-weight-asian="normal" style:font-weight-complex="normal"/>
    </style:style>
    <style:style style:name="T1519" style:family="text">
      <style:text-properties fo:font-weight="normal" officeooo:rsid="01198496" style:font-weight-asian="normal" style:font-weight-complex="normal"/>
    </style:style>
    <style:style style:name="T1520" style:family="text">
      <style:text-properties fo:font-weight="normal" officeooo:rsid="00bd40d8" style:font-weight-asian="normal" style:font-weight-complex="normal"/>
    </style:style>
    <style:style style:name="T1521" style:family="text">
      <style:text-properties fo:font-weight="normal" officeooo:rsid="00ba5290" style:font-weight-asian="normal" style:font-weight-complex="normal"/>
    </style:style>
    <style:style style:name="T1522" style:family="text">
      <style:text-properties fo:font-weight="normal" officeooo:rsid="01131b8a" style:font-weight-asian="normal" style:font-weight-complex="normal"/>
    </style:style>
    <style:style style:name="T1523" style:family="text">
      <style:text-properties fo:font-weight="normal" officeooo:rsid="05bb11a6" style:font-weight-asian="normal" style:font-weight-complex="normal"/>
    </style:style>
    <style:style style:name="T1524" style:family="text">
      <style:text-properties fo:font-weight="normal" officeooo:rsid="05e251e1" style:font-weight-asian="normal" style:font-weight-complex="normal"/>
    </style:style>
    <style:style style:name="T1525" style:family="text">
      <style:text-properties fo:font-weight="normal" officeooo:rsid="065fb784" style:font-weight-asian="normal" style:font-weight-complex="normal"/>
    </style:style>
    <style:style style:name="T1526" style:family="text">
      <style:text-properties fo:font-weight="normal" officeooo:rsid="066121de" style:font-weight-asian="normal" style:font-weight-complex="normal"/>
    </style:style>
    <style:style style:name="T1527" style:family="text">
      <style:text-properties fo:font-weight="normal" officeooo:rsid="0662b741" style:font-weight-asian="normal" style:font-weight-complex="normal"/>
    </style:style>
    <style:style style:name="T1528" style:family="text">
      <style:text-properties fo:font-weight="normal" officeooo:rsid="06797693" style:font-weight-asian="normal" style:font-weight-complex="normal"/>
    </style:style>
    <style:style style:name="T1529" style:family="text">
      <style:text-properties fo:font-weight="normal" officeooo:rsid="0680452f" style:font-weight-asian="normal" style:font-weight-complex="normal"/>
    </style:style>
    <style:style style:name="T1530" style:family="text">
      <style:text-properties fo:font-weight="normal" officeooo:rsid="068937d3" style:font-weight-asian="normal" style:font-weight-complex="normal"/>
    </style:style>
    <style:style style:name="T1531" style:family="text">
      <style:text-properties fo:font-weight="normal" officeooo:rsid="068979f1" style:font-weight-asian="normal" style:font-weight-complex="normal"/>
    </style:style>
    <style:style style:name="T1532" style:family="text">
      <style:text-properties fo:font-weight="normal" officeooo:rsid="00e247b4" style:font-name-asian="SimSun" style:font-weight-asian="normal" style:font-name-complex="Arial" style:font-weight-complex="normal"/>
    </style:style>
    <style:style style:name="T1533" style:family="text">
      <style:text-properties fo:font-weight="normal" officeooo:rsid="00eebe55" style:font-name-asian="SimSun" style:font-weight-asian="normal" style:font-name-complex="Arial" style:font-weight-complex="normal"/>
    </style:style>
    <style:style style:name="T1534" style:family="text">
      <style:text-properties fo:font-weight="normal" officeooo:rsid="0115d6c0" style:font-name-asian="SimSun" style:font-weight-asian="normal" style:font-name-complex="Arial" style:font-weight-complex="normal"/>
    </style:style>
    <style:style style:name="T1535" style:family="text">
      <style:text-properties fo:font-weight="normal" officeooo:rsid="011b0866" style:font-name-asian="SimSun" style:font-weight-asian="normal" style:font-name-complex="Arial" style:font-weight-complex="normal"/>
    </style:style>
    <style:style style:name="T1536" style:family="text">
      <style:text-properties fo:font-weight="normal" officeooo:rsid="0116771c" style:font-name-asian="SimSun" style:font-weight-asian="normal" style:font-name-complex="Arial" style:font-weight-complex="normal"/>
    </style:style>
    <style:style style:name="T1537" style:family="text">
      <style:text-properties fo:font-weight="normal" officeooo:rsid="0116f73f" style:font-name-asian="SimSun" style:font-weight-asian="normal" style:font-name-complex="Arial" style:font-weight-complex="normal"/>
    </style:style>
    <style:style style:name="T1538" style:family="text">
      <style:text-properties fo:font-weight="normal" officeooo:rsid="011f060b" style:font-name-asian="SimSun" style:font-weight-asian="normal" style:font-name-complex="Arial" style:font-weight-complex="normal"/>
    </style:style>
    <style:style style:name="T1539" style:family="text">
      <style:text-properties fo:font-weight="normal" officeooo:rsid="0120f963" style:font-name-asian="SimSun" style:font-weight-asian="normal" style:font-name-complex="Arial" style:font-weight-complex="normal"/>
    </style:style>
    <style:style style:name="T1540" style:family="text">
      <style:text-properties fo:font-weight="normal" officeooo:rsid="01214ee2" style:font-name-asian="SimSun" style:font-weight-asian="normal" style:font-name-complex="Arial" style:font-weight-complex="normal"/>
    </style:style>
    <style:style style:name="T1541" style:family="text">
      <style:text-properties fo:font-weight="normal" officeooo:rsid="01490c93" style:font-name-asian="SimSun" style:font-weight-asian="normal" style:font-name-complex="Arial" style:font-weight-complex="normal"/>
    </style:style>
    <style:style style:name="T1542" style:family="text">
      <style:text-properties fo:font-weight="normal" officeooo:rsid="012b36dd" style:font-name-asian="SimSun" style:font-weight-asian="normal" style:font-name-complex="Arial" style:font-weight-complex="normal"/>
    </style:style>
    <style:style style:name="T1543" style:family="text">
      <style:text-properties fo:font-weight="normal" officeooo:rsid="0121f118" style:font-name-asian="SimSun" style:font-weight-asian="normal" style:font-name-complex="Arial" style:font-weight-complex="normal"/>
    </style:style>
    <style:style style:name="T1544" style:family="text">
      <style:text-properties fo:font-weight="normal" officeooo:rsid="015a1ce8" style:font-name-asian="SimSun" style:font-weight-asian="normal" style:font-name-complex="Arial" style:font-weight-complex="normal"/>
    </style:style>
    <style:style style:name="T1545" style:family="text">
      <style:text-properties fo:font-weight="normal" officeooo:rsid="0123845e" style:font-name-asian="SimSun" style:font-weight-asian="normal" style:font-name-complex="Arial" style:font-weight-complex="normal"/>
    </style:style>
    <style:style style:name="T1546" style:family="text">
      <style:text-properties fo:font-weight="normal" officeooo:rsid="0124752c" style:font-name-asian="SimSun" style:font-weight-asian="normal" style:font-name-complex="Arial" style:font-weight-complex="normal"/>
    </style:style>
    <style:style style:name="T1547" style:family="text">
      <style:text-properties fo:font-weight="normal" officeooo:rsid="016a06a9" style:font-name-asian="SimSun" style:font-weight-asian="normal" style:font-name-complex="Arial" style:font-weight-complex="normal"/>
    </style:style>
    <style:style style:name="T1548" style:family="text">
      <style:text-properties fo:font-weight="normal" officeooo:rsid="012b3248" style:font-name-asian="SimSun" style:font-weight-asian="normal" style:font-name-complex="Arial" style:font-weight-complex="normal"/>
    </style:style>
    <style:style style:name="T1549" style:family="text">
      <style:text-properties fo:font-weight="normal" officeooo:rsid="012dd996" style:font-name-asian="SimSun" style:font-weight-asian="normal" style:font-name-complex="Arial" style:font-weight-complex="normal"/>
    </style:style>
    <style:style style:name="T1550" style:family="text">
      <style:text-properties fo:font-weight="normal" officeooo:rsid="012de67a" style:font-name-asian="SimSun" style:font-weight-asian="normal" style:font-name-complex="Arial" style:font-weight-complex="normal"/>
    </style:style>
    <style:style style:name="T1551" style:family="text">
      <style:text-properties fo:font-weight="normal" officeooo:rsid="012f827c" style:font-name-asian="SimSun" style:font-weight-asian="normal" style:font-name-complex="Arial" style:font-weight-complex="normal"/>
    </style:style>
    <style:style style:name="T1552" style:family="text">
      <style:text-properties fo:font-weight="normal" officeooo:rsid="014b4690" style:font-name-asian="SimSun" style:font-weight-asian="normal" style:font-name-complex="Arial" style:font-weight-complex="normal"/>
    </style:style>
    <style:style style:name="T1553" style:family="text">
      <style:text-properties fo:font-weight="normal" officeooo:rsid="01305602" style:font-name-asian="SimSun" style:font-weight-asian="normal" style:font-name-complex="Arial" style:font-weight-complex="normal"/>
    </style:style>
    <style:style style:name="T1554" style:family="text">
      <style:text-properties fo:font-weight="normal" officeooo:rsid="0234fb13" style:font-name-asian="SimSun" style:font-weight-asian="normal" style:font-name-complex="Arial" style:font-weight-complex="normal"/>
    </style:style>
    <style:style style:name="T1555" style:family="text">
      <style:text-properties fo:font-weight="normal" officeooo:rsid="02354ee2" style:font-name-asian="SimSun" style:font-weight-asian="normal" style:font-name-complex="Arial" style:font-weight-complex="normal"/>
    </style:style>
    <style:style style:name="T1556" style:family="text">
      <style:text-properties fo:font-weight="normal" officeooo:rsid="02369491" style:font-name-asian="SimSun" style:font-weight-asian="normal" style:font-name-complex="Arial" style:font-weight-complex="normal"/>
    </style:style>
    <style:style style:name="T1557" style:family="text">
      <style:text-properties fo:font-weight="normal" officeooo:rsid="02379e19" style:font-name-asian="SimSun" style:font-weight-asian="normal" style:font-name-complex="Arial" style:font-weight-complex="normal"/>
    </style:style>
    <style:style style:name="T1558" style:family="text">
      <style:text-properties fo:font-weight="normal" officeooo:rsid="026fcc74" style:font-name-asian="SimSun" style:font-weight-asian="normal" style:font-name-complex="Arial" style:font-weight-complex="normal"/>
    </style:style>
    <style:style style:name="T1559" style:family="text">
      <style:text-properties fo:font-weight="normal" officeooo:rsid="026fe600" style:font-name-asian="SimSun" style:font-weight-asian="normal" style:font-name-complex="Arial" style:font-weight-complex="normal"/>
    </style:style>
    <style:style style:name="T1560" style:family="text">
      <style:text-properties fo:font-weight="normal" officeooo:rsid="0310e89d" style:font-name-asian="SimSun" style:font-weight-asian="normal" style:font-name-complex="Arial" style:font-weight-complex="normal"/>
    </style:style>
    <style:style style:name="T1561" style:family="text">
      <style:text-properties fo:font-weight="normal" officeooo:rsid="0a7572e9" style:font-name-asian="SimSun" style:font-weight-asian="normal" style:font-name-complex="Arial" style:font-weight-complex="normal"/>
    </style:style>
    <style:style style:name="T1562" style:family="text">
      <style:text-properties fo:font-weight="normal" officeooo:rsid="0a775c76" style:font-name-asian="SimSun" style:font-weight-asian="normal" style:font-name-complex="Arial" style:font-weight-complex="normal"/>
    </style:style>
    <style:style style:name="T1563" style:family="text">
      <style:text-properties fo:font-weight="normal" officeooo:rsid="0a786d2b" style:font-name-asian="SimSun" style:font-weight-asian="normal" style:font-name-complex="Arial" style:font-weight-complex="normal"/>
    </style:style>
    <style:style style:name="T1564" style:family="text">
      <style:text-properties fo:font-weight="normal" officeooo:rsid="0a79a529" style:font-name-asian="SimSun" style:font-weight-asian="normal" style:font-name-complex="Arial" style:font-weight-complex="normal"/>
    </style:style>
    <style:style style:name="T1565" style:family="text">
      <style:text-properties officeooo:rsid="02180dd3"/>
    </style:style>
    <style:style style:name="T1566" style:family="text">
      <style:text-properties officeooo:rsid="02190ba0"/>
    </style:style>
    <style:style style:name="T1567" style:family="text">
      <style:text-properties officeooo:rsid="021a270f"/>
    </style:style>
    <style:style style:name="T1568" style:family="text">
      <style:text-properties officeooo:rsid="021a3559"/>
    </style:style>
    <style:style style:name="T1569" style:family="text">
      <style:text-properties officeooo:rsid="021b9bd9"/>
    </style:style>
    <style:style style:name="T1570" style:family="text">
      <style:text-properties officeooo:rsid="021c195c"/>
    </style:style>
    <style:style style:name="T1571" style:family="text">
      <style:text-properties officeooo:rsid="02206b0b"/>
    </style:style>
    <style:style style:name="T1572" style:family="text">
      <style:text-properties officeooo:rsid="022130ae"/>
    </style:style>
    <style:style style:name="T1573" style:family="text">
      <style:text-properties officeooo:rsid="01352f68"/>
    </style:style>
    <style:style style:name="T1574" style:family="text">
      <style:text-properties officeooo:rsid="01360b63"/>
    </style:style>
    <style:style style:name="T1575" style:family="text">
      <style:text-properties officeooo:rsid="01b7f50d"/>
    </style:style>
    <style:style style:name="T1576" style:family="text">
      <style:text-properties officeooo:rsid="002f4512"/>
    </style:style>
    <style:style style:name="T1577" style:family="text">
      <style:text-properties officeooo:rsid="005b92f1"/>
    </style:style>
    <style:style style:name="T1578" style:family="text">
      <style:text-properties officeooo:rsid="002da319"/>
    </style:style>
    <style:style style:name="T1579" style:family="text">
      <style:text-properties officeooo:rsid="003fd26a"/>
    </style:style>
    <style:style style:name="T1580" style:family="text">
      <style:text-properties officeooo:rsid="00650c84"/>
    </style:style>
    <style:style style:name="T1581" style:family="text">
      <style:text-properties officeooo:rsid="00bc1e1e"/>
    </style:style>
    <style:style style:name="T1582" style:family="text">
      <style:text-properties officeooo:rsid="005c5487"/>
    </style:style>
    <style:style style:name="T1583" style:family="text">
      <style:text-properties officeooo:rsid="00bc39a4"/>
    </style:style>
    <style:style style:name="T1584" style:family="text">
      <style:text-properties officeooo:rsid="0041d960"/>
    </style:style>
    <style:style style:name="T1585" style:family="text">
      <style:text-properties officeooo:rsid="00bfd600"/>
    </style:style>
    <style:style style:name="T1586" style:family="text">
      <style:text-properties officeooo:rsid="00b7ff0e"/>
    </style:style>
    <style:style style:name="T1587" style:family="text">
      <style:text-properties officeooo:rsid="00b9293d"/>
    </style:style>
    <style:style style:name="T1588" style:family="text">
      <style:text-properties officeooo:rsid="00190e7f"/>
    </style:style>
    <style:style style:name="T1589" style:family="text">
      <style:text-properties officeooo:rsid="003d523d"/>
    </style:style>
    <style:style style:name="T1590" style:family="text">
      <style:text-properties officeooo:rsid="01e676ce"/>
    </style:style>
    <style:style style:name="T1591" style:family="text">
      <style:text-properties officeooo:rsid="00c861aa"/>
    </style:style>
    <style:style style:name="T1592" style:family="text">
      <style:text-properties officeooo:rsid="01675823"/>
    </style:style>
    <style:style style:name="T1593" style:family="text">
      <style:text-properties officeooo:rsid="001df632"/>
    </style:style>
    <style:style style:name="T1594" style:family="text">
      <style:text-properties officeooo:rsid="00cc4605"/>
    </style:style>
    <style:style style:name="T1595" style:family="text">
      <style:text-properties officeooo:rsid="001dacfc"/>
    </style:style>
    <style:style style:name="T1596" style:family="text">
      <style:text-properties officeooo:rsid="00cb7167"/>
    </style:style>
    <style:style style:name="T1597" style:family="text">
      <style:text-properties officeooo:rsid="001ae33f"/>
    </style:style>
    <style:style style:name="T1598" style:family="text">
      <style:text-properties officeooo:rsid="0213d779"/>
    </style:style>
    <style:style style:name="T1599" style:family="text">
      <style:text-properties officeooo:rsid="00d2b13f"/>
    </style:style>
    <style:style style:name="T1600" style:family="text">
      <style:text-properties officeooo:rsid="0046912b"/>
    </style:style>
    <style:style style:name="T1601" style:family="text">
      <style:text-properties officeooo:rsid="006457ab"/>
    </style:style>
    <style:style style:name="T1602" style:family="text">
      <style:text-properties officeooo:rsid="00613a8e"/>
    </style:style>
    <style:style style:name="T1603" style:family="text">
      <style:text-properties officeooo:rsid="0085d462"/>
    </style:style>
    <style:style style:name="T1604" style:family="text">
      <style:text-properties officeooo:rsid="0085da6d"/>
    </style:style>
    <style:style style:name="T1605" style:family="text">
      <style:text-properties officeooo:rsid="008bf50e"/>
    </style:style>
    <style:style style:name="T1606" style:family="text">
      <style:text-properties officeooo:rsid="0087bf5d"/>
    </style:style>
    <style:style style:name="T1607" style:family="text">
      <style:text-properties officeooo:rsid="008b0b80"/>
    </style:style>
    <style:style style:name="T1608" style:family="text">
      <style:text-properties officeooo:rsid="008bf959"/>
    </style:style>
    <style:style style:name="T1609" style:family="text">
      <style:text-properties officeooo:rsid="008d6679"/>
    </style:style>
    <style:style style:name="T1610" style:family="text">
      <style:text-properties officeooo:rsid="00900e5f"/>
    </style:style>
    <style:style style:name="T1611" style:family="text">
      <style:text-properties officeooo:rsid="00908573"/>
    </style:style>
    <style:style style:name="T1612" style:family="text">
      <style:text-properties officeooo:rsid="0091d627"/>
    </style:style>
    <style:style style:name="T1613" style:family="text">
      <style:text-properties officeooo:rsid="0093777e"/>
    </style:style>
    <style:style style:name="T1614" style:family="text">
      <style:text-properties officeooo:rsid="00945ee9"/>
    </style:style>
    <style:style style:name="T1615" style:family="text">
      <style:text-properties officeooo:rsid="00956073"/>
    </style:style>
    <style:style style:name="T1616" style:family="text">
      <style:text-properties officeooo:rsid="00971ca7"/>
    </style:style>
    <style:style style:name="T1617" style:family="text">
      <style:text-properties officeooo:rsid="0098f916"/>
    </style:style>
    <style:style style:name="T1618" style:family="text">
      <style:text-properties officeooo:rsid="00ac5bc7"/>
    </style:style>
    <style:style style:name="T1619" style:family="text">
      <style:text-properties officeooo:rsid="00ad90d5"/>
    </style:style>
    <style:style style:name="T1620" style:family="text">
      <style:text-properties officeooo:rsid="009b46a7"/>
    </style:style>
    <style:style style:name="T1621" style:family="text">
      <style:text-properties officeooo:rsid="009d042a"/>
    </style:style>
    <style:style style:name="T1622" style:family="text">
      <style:text-properties officeooo:rsid="009d6e8b"/>
    </style:style>
    <style:style style:name="T1623" style:family="text">
      <style:text-properties officeooo:rsid="009e1707"/>
    </style:style>
    <style:style style:name="T1624" style:family="text">
      <style:text-properties officeooo:rsid="00cc651f"/>
    </style:style>
    <style:style style:name="T1625" style:family="text">
      <style:text-properties officeooo:rsid="00a2b564"/>
    </style:style>
    <style:style style:name="T1626" style:family="text">
      <style:text-properties officeooo:rsid="00add727"/>
    </style:style>
    <style:style style:name="T1627" style:family="text">
      <style:text-properties officeooo:rsid="00a2e31d"/>
    </style:style>
    <style:style style:name="T1628" style:family="text">
      <style:text-properties officeooo:rsid="00a39592"/>
    </style:style>
    <style:style style:name="T1629" style:family="text">
      <style:text-properties officeooo:rsid="00a3e36b"/>
    </style:style>
    <style:style style:name="T1630" style:family="text">
      <style:text-properties officeooo:rsid="00a538f5"/>
    </style:style>
    <style:style style:name="T1631" style:family="text">
      <style:text-properties officeooo:rsid="00bf0fd9"/>
    </style:style>
    <style:style style:name="T1632" style:family="text">
      <style:text-properties officeooo:rsid="00c0aa63"/>
    </style:style>
    <style:style style:name="T1633" style:family="text">
      <style:text-properties officeooo:rsid="00c1e4d9"/>
    </style:style>
    <style:style style:name="T1634" style:family="text">
      <style:text-properties officeooo:rsid="00c38eab"/>
    </style:style>
    <style:style style:name="T1635" style:family="text">
      <style:text-properties officeooo:rsid="00ce1091"/>
    </style:style>
    <style:style style:name="T1636" style:family="text">
      <style:text-properties officeooo:rsid="00c4c6e9"/>
    </style:style>
    <style:style style:name="T1637" style:family="text">
      <style:text-properties officeooo:rsid="00ca13af"/>
    </style:style>
    <style:style style:name="T1638" style:family="text">
      <style:text-properties officeooo:rsid="00d7c8d9"/>
    </style:style>
    <style:style style:name="T1639" style:family="text">
      <style:text-properties officeooo:rsid="00d9956f"/>
    </style:style>
    <style:style style:name="T1640" style:family="text">
      <style:text-properties officeooo:rsid="03afb4d6" style:font-name-asian="Noto Sans Mono CJK SC" style:font-weight-asian="normal" style:font-name-complex="Liberation Mono" style:font-weight-complex="normal"/>
    </style:style>
    <style:style style:name="T1641" style:family="text">
      <style:text-properties officeooo:rsid="04863c1a" style:font-name-asian="Noto Sans Mono CJK SC" style:font-weight-asian="normal" style:font-name-complex="Liberation Mono" style:font-weight-complex="normal"/>
    </style:style>
    <style:style style:name="T1642" style:family="text">
      <style:text-properties officeooo:rsid="03b0a921" style:font-name-asian="Noto Sans Mono CJK SC" style:font-weight-asian="normal" style:font-name-complex="Liberation Mono" style:font-weight-complex="normal"/>
    </style:style>
    <style:style style:name="T1643" style:family="text">
      <style:text-properties officeooo:rsid="03ba7eea" style:font-name-asian="Noto Sans Mono CJK SC" style:font-weight-asian="normal" style:font-name-complex="Liberation Mono" style:font-weight-complex="normal"/>
    </style:style>
    <style:style style:name="T1644" style:family="text">
      <style:text-properties officeooo:rsid="03b8a820" style:font-name-asian="Noto Sans Mono CJK SC" style:font-weight-asian="normal" style:font-name-complex="Liberation Mono" style:font-weight-complex="normal"/>
    </style:style>
    <style:style style:name="T1645" style:family="text">
      <style:text-properties officeooo:rsid="046863b4" style:font-name-asian="Noto Sans Mono CJK SC" style:font-weight-asian="normal" style:font-name-complex="Liberation Mono" style:font-weight-complex="normal"/>
    </style:style>
    <style:style style:name="T1646" style:family="text">
      <style:text-properties officeooo:rsid="03dda1ed" style:font-name-asian="Noto Sans Mono CJK SC" style:font-weight-asian="normal" style:font-name-complex="Liberation Mono" style:font-weight-complex="normal"/>
    </style:style>
    <style:style style:name="T1647" style:family="text">
      <style:text-properties officeooo:rsid="04686ba3" style:font-name-asian="Noto Sans Mono CJK SC" style:font-weight-asian="normal" style:font-name-complex="Liberation Mono" style:font-weight-complex="normal"/>
    </style:style>
    <style:style style:name="T1648" style:family="text">
      <style:text-properties officeooo:rsid="028e8fa4" style:font-name-asian="Noto Sans Mono CJK SC" style:font-weight-asian="normal" style:font-name-complex="Liberation Mono" style:font-weight-complex="normal"/>
    </style:style>
    <style:style style:name="T1649" style:family="text">
      <style:text-properties style:font-name-asian="Noto Sans Mono CJK SC" style:font-name-complex="Liberation Mono"/>
    </style:style>
    <style:style style:name="T1650" style:family="text">
      <style:text-properties officeooo:rsid="0065ecb8" style:font-name-asian="Noto Sans Mono CJK SC" style:font-name-complex="Liberation Mono"/>
    </style:style>
    <style:style style:name="T1651" style:family="text">
      <style:text-properties officeooo:rsid="02815d86" style:font-name-asian="Noto Sans Mono CJK SC" style:font-name-complex="Liberation Mono"/>
    </style:style>
    <style:style style:name="T1652" style:family="text">
      <style:text-properties officeooo:rsid="0281ddcf" style:font-name-asian="Noto Sans Mono CJK SC" style:font-name-complex="Liberation Mono"/>
    </style:style>
    <style:style style:name="T1653" style:family="text">
      <style:text-properties officeooo:rsid="028361aa" style:font-name-asian="Noto Sans Mono CJK SC" style:font-name-complex="Liberation Mono"/>
    </style:style>
    <style:style style:name="T1654" style:family="text">
      <style:text-properties officeooo:rsid="028513c8" style:font-name-asian="Noto Sans Mono CJK SC" style:font-name-complex="Liberation Mono"/>
    </style:style>
    <style:style style:name="T1655" style:family="text">
      <style:text-properties officeooo:rsid="02855e15" style:font-name-asian="Noto Sans Mono CJK SC" style:font-name-complex="Liberation Mono"/>
    </style:style>
    <style:style style:name="T1656" style:family="text">
      <style:text-properties officeooo:rsid="02a7160b" style:font-name-asian="Noto Sans Mono CJK SC" style:font-name-complex="Liberation Mono"/>
    </style:style>
    <style:style style:name="T1657" style:family="text">
      <style:text-properties officeooo:rsid="02c01c00" style:font-name-asian="Noto Sans Mono CJK SC" style:font-name-complex="Liberation Mono"/>
    </style:style>
    <style:style style:name="T1658" style:family="text">
      <style:text-properties officeooo:rsid="02f9c205" style:font-name-asian="Noto Sans Mono CJK SC" style:font-name-complex="Liberation Mono"/>
    </style:style>
    <style:style style:name="T1659" style:family="text">
      <style:text-properties officeooo:rsid="0326857a" style:font-name-asian="Noto Sans Mono CJK SC" style:font-name-complex="Liberation Mono"/>
    </style:style>
    <style:style style:name="T1660" style:family="text">
      <style:text-properties officeooo:rsid="0335c6ea" style:font-name-asian="Noto Sans Mono CJK SC" style:font-name-complex="Liberation Mono"/>
    </style:style>
    <style:style style:name="T1661" style:family="text">
      <style:text-properties officeooo:rsid="03370c6f" style:font-name-asian="Noto Sans Mono CJK SC" style:font-name-complex="Liberation Mono"/>
    </style:style>
    <style:style style:name="T1662" style:family="text">
      <style:text-properties officeooo:rsid="02a461f5" style:font-name-asian="Noto Sans Mono CJK SC" style:font-name-complex="Liberation Mono"/>
    </style:style>
    <style:style style:name="T1663" style:family="text">
      <style:text-properties officeooo:rsid="02a61597" style:font-name-asian="Noto Sans Mono CJK SC" style:font-name-complex="Liberation Mono"/>
    </style:style>
    <style:style style:name="T1664" style:family="text">
      <style:text-properties officeooo:rsid="02a68d05" style:font-name-asian="Noto Sans Mono CJK SC" style:font-name-complex="Liberation Mono"/>
    </style:style>
    <style:style style:name="T1665" style:family="text">
      <style:text-properties officeooo:rsid="02859fad" style:font-name-asian="Noto Sans Mono CJK SC" style:font-name-complex="Liberation Mono"/>
    </style:style>
    <style:style style:name="T1666" style:family="text">
      <style:text-properties officeooo:rsid="02e42d75" style:font-name-asian="Noto Sans Mono CJK SC" style:font-name-complex="Liberation Mono"/>
    </style:style>
    <style:style style:name="T1667" style:family="text">
      <style:text-properties officeooo:rsid="032c5e15" style:font-name-asian="Noto Sans Mono CJK SC" style:font-name-complex="Liberation Mono"/>
    </style:style>
    <style:style style:name="T1668" style:family="text">
      <style:text-properties officeooo:rsid="02e611ae" style:font-name-asian="Noto Sans Mono CJK SC" style:font-name-complex="Liberation Mono"/>
    </style:style>
    <style:style style:name="T1669" style:family="text">
      <style:text-properties officeooo:rsid="02e7c1cc" style:font-name-asian="Noto Sans Mono CJK SC" style:font-name-complex="Liberation Mono"/>
    </style:style>
    <style:style style:name="T1670" style:family="text">
      <style:text-properties officeooo:rsid="02a8f3a5" style:font-name-asian="Noto Sans Mono CJK SC" style:font-name-complex="Liberation Mono"/>
    </style:style>
    <style:style style:name="T1671" style:family="text">
      <style:text-properties officeooo:rsid="028cfabd" style:font-name-asian="Noto Sans Mono CJK SC" style:font-name-complex="Liberation Mono"/>
    </style:style>
    <style:style style:name="T1672" style:family="text">
      <style:text-properties officeooo:rsid="034192b5" style:font-name-asian="Noto Sans Mono CJK SC" style:font-name-complex="Liberation Mono"/>
    </style:style>
    <style:style style:name="T1673" style:family="text">
      <style:text-properties officeooo:rsid="028845f0" style:font-name-asian="Noto Sans Mono CJK SC" style:font-name-complex="Liberation Mono"/>
    </style:style>
    <style:style style:name="T1674" style:family="text">
      <style:text-properties officeooo:rsid="0339e6fa" style:font-name-asian="Noto Sans Mono CJK SC" style:font-name-complex="Liberation Mono"/>
    </style:style>
    <style:style style:name="T1675" style:family="text">
      <style:text-properties officeooo:rsid="033b1687" style:font-name-asian="Noto Sans Mono CJK SC" style:font-name-complex="Liberation Mono"/>
    </style:style>
    <style:style style:name="T1676" style:family="text">
      <style:text-properties officeooo:rsid="02aaba62" style:font-name-asian="Noto Sans Mono CJK SC" style:font-name-complex="Liberation Mono"/>
    </style:style>
    <style:style style:name="T1677" style:family="text">
      <style:text-properties officeooo:rsid="033c6013" style:font-name-asian="Noto Sans Mono CJK SC" style:font-name-complex="Liberation Mono"/>
    </style:style>
    <style:style style:name="T1678" style:family="text">
      <style:text-properties officeooo:rsid="033cbe5b" style:font-name-asian="Noto Sans Mono CJK SC" style:font-name-complex="Liberation Mono"/>
    </style:style>
    <style:style style:name="T1679" style:family="text">
      <style:text-properties officeooo:rsid="0341d99e" style:font-name-asian="Noto Sans Mono CJK SC" style:font-name-complex="Liberation Mono"/>
    </style:style>
    <style:style style:name="T1680" style:family="text">
      <style:text-properties officeooo:rsid="02ac4c1d" style:font-name-asian="Noto Sans Mono CJK SC" style:font-name-complex="Liberation Mono"/>
    </style:style>
    <style:style style:name="T1681" style:family="text">
      <style:text-properties officeooo:rsid="028acf58" style:font-name-asian="Noto Sans Mono CJK SC" style:font-name-complex="Liberation Mono"/>
    </style:style>
    <style:style style:name="T1682" style:family="text">
      <style:text-properties officeooo:rsid="033f7367" style:font-name-asian="Noto Sans Mono CJK SC" style:font-name-complex="Liberation Mono"/>
    </style:style>
    <style:style style:name="T1683" style:family="text">
      <style:text-properties officeooo:rsid="02ad8b73" style:font-name-asian="Noto Sans Mono CJK SC" style:font-name-complex="Liberation Mono"/>
    </style:style>
    <style:style style:name="T1684" style:family="text">
      <style:text-properties officeooo:rsid="0341dbd8" style:font-name-asian="Noto Sans Mono CJK SC" style:font-name-complex="Liberation Mono"/>
    </style:style>
    <style:style style:name="T1685" style:family="text">
      <style:text-properties officeooo:rsid="034475b2" style:font-name-asian="Noto Sans Mono CJK SC" style:font-name-complex="Liberation Mono"/>
    </style:style>
    <style:style style:name="T1686" style:family="text">
      <style:text-properties officeooo:rsid="03451655" style:font-name-asian="Noto Sans Mono CJK SC" style:font-name-complex="Liberation Mono"/>
    </style:style>
    <style:style style:name="T1687" style:family="text">
      <style:text-properties officeooo:rsid="034a541a" style:font-name-asian="Noto Sans Mono CJK SC" style:font-name-complex="Liberation Mono"/>
    </style:style>
    <style:style style:name="T1688" style:family="text">
      <style:text-properties officeooo:rsid="03790cfe" style:font-name-asian="Noto Sans Mono CJK SC" style:font-name-complex="Liberation Mono"/>
    </style:style>
    <style:style style:name="T1689" style:family="text">
      <style:text-properties officeooo:rsid="034afd71" style:font-name-asian="Noto Sans Mono CJK SC" style:font-name-complex="Liberation Mono"/>
    </style:style>
    <style:style style:name="T1690" style:family="text">
      <style:text-properties officeooo:rsid="034bfb1b" style:font-name-asian="Noto Sans Mono CJK SC" style:font-name-complex="Liberation Mono"/>
    </style:style>
    <style:style style:name="T1691" style:family="text">
      <style:text-properties officeooo:rsid="02af206a" style:font-name-asian="Noto Sans Mono CJK SC" style:font-name-complex="Liberation Mono"/>
    </style:style>
    <style:style style:name="T1692" style:family="text">
      <style:text-properties officeooo:rsid="03505482" style:font-name-asian="Noto Sans Mono CJK SC" style:font-name-complex="Liberation Mono"/>
    </style:style>
    <style:style style:name="T1693" style:family="text">
      <style:text-properties officeooo:rsid="02b46be2" style:font-name-asian="Noto Sans Mono CJK SC" style:font-name-complex="Liberation Mono"/>
    </style:style>
    <style:style style:name="T1694" style:family="text">
      <style:text-properties officeooo:rsid="035108a9" style:font-name-asian="Noto Sans Mono CJK SC" style:font-name-complex="Liberation Mono"/>
    </style:style>
    <style:style style:name="T1695" style:family="text">
      <style:text-properties officeooo:rsid="028e8fa4" style:font-name-asian="Noto Sans Mono CJK SC" style:font-name-complex="Liberation Mono"/>
    </style:style>
    <style:style style:name="T1696" style:family="text">
      <style:text-properties officeooo:rsid="0292679f" style:font-name-asian="Noto Sans Mono CJK SC" style:font-name-complex="Liberation Mono"/>
    </style:style>
    <style:style style:name="T1697" style:family="text">
      <style:text-properties officeooo:rsid="03e92677" style:font-name-asian="Noto Sans Mono CJK SC" style:font-name-complex="Liberation Mono"/>
    </style:style>
    <style:style style:name="T1698" style:family="text">
      <style:text-properties officeooo:rsid="02902c20" style:font-name-asian="Noto Sans Mono CJK SC" style:font-name-complex="Liberation Mono"/>
    </style:style>
    <style:style style:name="T1699" style:family="text">
      <style:text-properties officeooo:rsid="038b1023" style:font-name-asian="Noto Sans Mono CJK SC" style:font-name-complex="Liberation Mono"/>
    </style:style>
    <style:style style:name="T1700" style:family="text">
      <style:text-properties officeooo:rsid="038e0891" style:font-name-asian="Noto Sans Mono CJK SC" style:font-name-complex="Liberation Mono"/>
    </style:style>
    <style:style style:name="T1701" style:family="text">
      <style:text-properties officeooo:rsid="03e2a94a" style:font-name-asian="Noto Sans Mono CJK SC" style:font-name-complex="Liberation Mono"/>
    </style:style>
    <style:style style:name="T1702" style:family="text">
      <style:text-properties officeooo:rsid="03e3c713" style:font-name-asian="Noto Sans Mono CJK SC" style:font-name-complex="Liberation Mono"/>
    </style:style>
    <style:style style:name="T1703" style:family="text">
      <style:text-properties officeooo:rsid="03e69683" style:font-name-asian="Noto Sans Mono CJK SC" style:font-name-complex="Liberation Mono"/>
    </style:style>
    <style:style style:name="T1704" style:family="text">
      <style:text-properties officeooo:rsid="03e6a65a" style:font-name-asian="Noto Sans Mono CJK SC" style:font-name-complex="Liberation Mono"/>
    </style:style>
    <style:style style:name="T1705" style:family="text">
      <style:text-properties officeooo:rsid="03e80e9a" style:font-name-asian="Noto Sans Mono CJK SC" style:font-name-complex="Liberation Mono"/>
    </style:style>
    <style:style style:name="T1706" style:family="text">
      <style:text-properties officeooo:rsid="03e929f1" style:font-name-asian="Noto Sans Mono CJK SC" style:font-name-complex="Liberation Mono"/>
    </style:style>
    <style:style style:name="T1707" style:family="text">
      <style:text-properties officeooo:rsid="0b8e41a4" style:font-name-asian="Noto Sans Mono CJK SC" style:font-name-complex="Liberation Mono"/>
    </style:style>
    <style:style style:name="T1708" style:family="text">
      <style:text-properties officeooo:rsid="0b8e922e" style:font-name-asian="Noto Sans Mono CJK SC" style:font-name-complex="Liberation Mono"/>
    </style:style>
    <style:style style:name="T1709" style:family="text">
      <style:text-properties officeooo:rsid="0bf937cc" style:font-name-asian="Noto Sans Mono CJK SC" style:font-name-complex="Liberation Mono"/>
    </style:style>
    <style:style style:name="T1710" style:family="text">
      <style:text-properties officeooo:rsid="0c118f0c" style:font-name-asian="Noto Sans Mono CJK SC" style:font-name-complex="Liberation Mono"/>
    </style:style>
    <style:style style:name="T1711" style:family="text">
      <style:text-properties officeooo:rsid="0c13d4a1" style:font-name-asian="Noto Sans Mono CJK SC" style:font-name-complex="Liberation Mono"/>
    </style:style>
    <style:style style:name="T1712" style:family="text">
      <style:text-properties officeooo:rsid="0c13e4c8" style:font-name-asian="Noto Sans Mono CJK SC" style:font-name-complex="Liberation Mono"/>
    </style:style>
    <style:style style:name="T1713" style:family="text">
      <style:text-properties officeooo:rsid="0c62dccc" style:font-name-asian="Noto Sans Mono CJK SC" style:font-name-complex="Liberation Mono"/>
    </style:style>
    <style:style style:name="T1714" style:family="text">
      <style:text-properties officeooo:rsid="0c64a6ef" style:font-name-asian="Noto Sans Mono CJK SC" style:font-name-complex="Liberation Mono"/>
    </style:style>
    <style:style style:name="T1715" style:family="text">
      <style:text-properties officeooo:rsid="0c80e9fe" style:font-name-asian="Noto Sans Mono CJK SC" style:font-name-complex="Liberation Mono"/>
    </style:style>
    <style:style style:name="T1716" style:family="text">
      <style:text-properties officeooo:rsid="0c82ca2f" style:font-name-asian="Noto Sans Mono CJK SC" style:font-name-complex="Liberation Mono"/>
    </style:style>
    <style:style style:name="T1717" style:family="text">
      <style:text-properties officeooo:rsid="0cc71e19" style:font-name-asian="Noto Sans Mono CJK SC" style:font-name-complex="Liberation Mono"/>
    </style:style>
    <style:style style:name="T1718" style:family="text">
      <style:text-properties officeooo:rsid="0cd010f3" style:font-name-asian="Noto Sans Mono CJK SC" style:font-name-complex="Liberation Mono"/>
    </style:style>
    <style:style style:name="T1719" style:family="text">
      <style:text-properties officeooo:rsid="0cdb5fcd" style:font-name-asian="Noto Sans Mono CJK SC" style:font-name-complex="Liberation Mono"/>
    </style:style>
    <style:style style:name="T1720" style:family="text">
      <style:text-properties officeooo:rsid="0cdf0caf" style:font-name-asian="Noto Sans Mono CJK SC" style:font-name-complex="Liberation Mono"/>
    </style:style>
    <style:style style:name="T1721" style:family="text">
      <style:text-properties officeooo:rsid="0ce02254" style:font-name-asian="Noto Sans Mono CJK SC" style:font-name-complex="Liberation Mono"/>
    </style:style>
    <style:style style:name="T1722" style:family="text">
      <style:text-properties officeooo:rsid="0ce0765c" style:font-name-asian="Noto Sans Mono CJK SC" style:font-name-complex="Liberation Mono"/>
    </style:style>
    <style:style style:name="T1723" style:family="text">
      <style:text-properties officeooo:rsid="0ce0c9f9" style:font-name-asian="Noto Sans Mono CJK SC" style:font-name-complex="Liberation Mono"/>
    </style:style>
    <style:style style:name="T1724" style:family="text">
      <style:text-properties officeooo:rsid="0ce23b92" style:font-name-asian="Noto Sans Mono CJK SC" style:font-name-complex="Liberation Mono"/>
    </style:style>
    <style:style style:name="T1725" style:family="text">
      <style:text-properties officeooo:rsid="0d1b3622" style:font-name-asian="Noto Sans Mono CJK SC" style:font-name-complex="Liberation Mono"/>
    </style:style>
    <style:style style:name="T1726" style:family="text">
      <style:text-properties officeooo:rsid="02b4b610" style:font-name-asian="Noto Sans Mono CJK SC" style:font-name-complex="Liberation Mono"/>
    </style:style>
    <style:style style:name="T1727" style:family="text">
      <style:text-properties officeooo:rsid="0d1f290a" style:font-name-asian="Noto Sans Mono CJK SC" style:font-name-complex="Liberation Mono"/>
    </style:style>
    <style:style style:name="T1728" style:family="text">
      <style:text-properties officeooo:rsid="0dad5011" style:font-name-asian="Noto Sans Mono CJK SC" style:font-name-complex="Liberation Mono"/>
    </style:style>
    <style:style style:name="T1729" style:family="text">
      <style:text-properties officeooo:rsid="1026b0a9" style:font-name-asian="Noto Sans Mono CJK SC" style:font-name-complex="Liberation Mono"/>
    </style:style>
    <style:style style:name="T1730" style:family="text">
      <style:text-properties officeooo:rsid="1028938c" style:font-name-asian="Noto Sans Mono CJK SC" style:font-name-complex="Liberation Mono"/>
    </style:style>
    <style:style style:name="T1731" style:family="text">
      <style:text-properties officeooo:rsid="102a4c0b" style:font-name-asian="Noto Sans Mono CJK SC" style:font-name-complex="Liberation Mono"/>
    </style:style>
    <style:style style:name="T1732" style:family="text">
      <style:text-properties officeooo:rsid="12f22757" style:font-name-asian="Noto Sans Mono CJK SC" style:font-name-complex="Liberation Mono"/>
    </style:style>
    <style:style style:name="T1733" style:family="text">
      <style:text-properties officeooo:rsid="022a6323"/>
    </style:style>
    <style:style style:name="T1734" style:family="text">
      <style:text-properties officeooo:rsid="022ac2d3"/>
    </style:style>
    <style:style style:name="T1735" style:family="text">
      <style:text-properties officeooo:rsid="022cbca7"/>
    </style:style>
    <style:style style:name="T1736" style:family="text">
      <style:text-properties officeooo:rsid="023b696e"/>
    </style:style>
    <style:style style:name="T1737" style:family="text">
      <style:text-properties officeooo:rsid="02495b8b"/>
    </style:style>
    <style:style style:name="T1738" style:family="text">
      <style:text-properties officeooo:rsid="024a9a1a"/>
    </style:style>
    <style:style style:name="T1739" style:family="text">
      <style:text-properties fo:color="#000000" fo:language="en" fo:country="US" officeooo:rsid="02d21eb1" style:letter-kerning="false" style:font-name-asian="Calibri" style:language-asian="en" style:country-asian="US" style:font-name-complex="DejaVu Sans" style:language-complex="ar" style:country-complex="SA"/>
    </style:style>
    <style:style style:name="T1740" style:family="text">
      <style:text-properties fo:color="#000000" fo:language="en" fo:country="US" officeooo:rsid="02d4b1cc" style:letter-kerning="false" style:font-name-asian="Calibri" style:language-asian="en" style:country-asian="US" style:font-name-complex="DejaVu Sans" style:language-complex="ar" style:country-complex="SA"/>
    </style:style>
    <style:style style:name="T1741" style:family="text">
      <style:text-properties fo:color="#000000" officeooo:rsid="13ef5fd3"/>
    </style:style>
    <style:style style:name="T1742" style:family="text">
      <style:text-properties fo:color="#000000" officeooo:rsid="13f23527"/>
    </style:style>
    <style:style style:name="T1743" style:family="text">
      <style:text-properties fo:color="#000000" officeooo:rsid="13f3e1d5"/>
    </style:style>
    <style:style style:name="T1744" style:family="text">
      <style:text-properties fo:color="#000000" officeooo:rsid="13f41fa2"/>
    </style:style>
    <style:style style:name="T1745" style:family="text">
      <style:text-properties fo:color="#000000" officeooo:rsid="1406d9c5"/>
    </style:style>
    <style:style style:name="T1746" style:family="text">
      <style:text-properties fo:color="#000000" officeooo:rsid="14378e77"/>
    </style:style>
    <style:style style:name="T1747" style:family="text">
      <style:text-properties officeooo:rsid="02563a28"/>
    </style:style>
    <style:style style:name="T1748" style:family="text">
      <style:text-properties officeooo:rsid="0259505a"/>
    </style:style>
    <style:style style:name="T1749" style:family="text">
      <style:text-properties officeooo:rsid="025afda8"/>
    </style:style>
    <style:style style:name="T1750" style:family="text">
      <style:text-properties officeooo:rsid="025bf82c"/>
    </style:style>
    <style:style style:name="T1751" style:family="text">
      <style:text-properties officeooo:rsid="025dabac"/>
    </style:style>
    <style:style style:name="T1752" style:family="text">
      <style:text-properties officeooo:rsid="0263b1af"/>
    </style:style>
    <style:style style:name="T1753" style:family="text">
      <style:text-properties officeooo:rsid="02713735"/>
    </style:style>
    <style:style style:name="T1754" style:family="text">
      <style:text-properties officeooo:rsid="027270d2"/>
    </style:style>
    <style:style style:name="T1755" style:family="text">
      <style:text-properties officeooo:rsid="02742ecf"/>
    </style:style>
    <style:style style:name="T1756" style:family="text">
      <style:text-properties officeooo:rsid="0274350d"/>
    </style:style>
    <style:style style:name="T1757" style:family="text">
      <style:text-properties style:text-position="super 58%" officeooo:rsid="037f83de"/>
    </style:style>
    <style:style style:name="T1758" style:family="text">
      <style:text-properties style:text-position="super 58%" fo:font-size="12pt" officeooo:rsid="0547fd9a" style:font-name-asian="SimSun" style:font-size-asian="12pt" style:font-name-complex="Arial" style:font-size-complex="12pt"/>
    </style:style>
    <style:style style:name="T1759" style:family="text">
      <style:text-properties style:text-position="super 58%" style:font-name="Handwriting" fo:font-size="12pt" officeooo:rsid="02c3c484" style:font-name-asian="SimSun" style:font-size-asian="12pt" style:font-name-complex="Arial" style:font-size-complex="12pt"/>
    </style:style>
    <style:style style:name="T1760" style:family="text">
      <style:text-properties style:text-position="super 58%" officeooo:rsid="0ab7361f"/>
    </style:style>
    <style:style style:name="T1761" style:family="text">
      <style:text-properties style:text-position="super 58%" officeooo:rsid="0d479244"/>
    </style:style>
    <style:style style:name="T1762" style:family="text">
      <style:text-properties style:text-position="super 58%" officeooo:rsid="0d6080ed"/>
    </style:style>
    <style:style style:name="T1763" style:family="text">
      <style:text-properties officeooo:rsid="02e85fd0"/>
    </style:style>
    <style:style style:name="T1764" style:family="text">
      <style:text-properties officeooo:rsid="02e9b877"/>
    </style:style>
    <style:style style:name="T1765" style:family="text">
      <style:text-properties officeooo:rsid="02eb2bec"/>
    </style:style>
    <style:style style:name="T1766" style:family="text">
      <style:text-properties officeooo:rsid="02ed07ad"/>
    </style:style>
    <style:style style:name="T1767" style:family="text">
      <style:text-properties officeooo:rsid="02edaec1"/>
    </style:style>
    <style:style style:name="T1768" style:family="text">
      <style:text-properties officeooo:rsid="02f08d01"/>
    </style:style>
    <style:style style:name="T1769" style:family="text">
      <style:text-properties officeooo:rsid="02f231da"/>
    </style:style>
    <style:style style:name="T1770" style:family="text">
      <style:text-properties officeooo:rsid="02f28452"/>
    </style:style>
    <style:style style:name="T1771" style:family="text">
      <style:text-properties officeooo:rsid="02f482fb"/>
    </style:style>
    <style:style style:name="T1772" style:family="text">
      <style:text-properties officeooo:rsid="02f62a20"/>
    </style:style>
    <style:style style:name="T1773" style:family="text">
      <style:text-properties officeooo:rsid="030097ee"/>
    </style:style>
    <style:style style:name="T1774" style:family="text">
      <style:text-properties officeooo:rsid="03022c6a"/>
    </style:style>
    <style:style style:name="T1775" style:family="text">
      <style:text-properties officeooo:rsid="03036941"/>
    </style:style>
    <style:style style:name="T1776" style:family="text">
      <style:text-properties officeooo:rsid="030d52c5"/>
    </style:style>
    <style:style style:name="T1777" style:family="text">
      <style:text-properties officeooo:rsid="03171398"/>
    </style:style>
    <style:style style:name="T1778" style:family="text">
      <style:text-properties officeooo:rsid="0318c01f"/>
    </style:style>
    <style:style style:name="T1779" style:family="text">
      <style:text-properties officeooo:rsid="03451655"/>
    </style:style>
    <style:style style:name="T1780" style:family="text">
      <style:text-properties officeooo:rsid="03539f75"/>
    </style:style>
    <style:style style:name="T1781" style:family="text">
      <style:text-properties officeooo:rsid="0354966d"/>
    </style:style>
    <style:style style:name="T1782" style:family="text">
      <style:text-properties officeooo:rsid="0358e684"/>
    </style:style>
    <style:style style:name="T1783" style:family="text">
      <style:text-properties officeooo:rsid="037a4572"/>
    </style:style>
    <style:style style:name="T1784" style:family="text">
      <style:text-properties officeooo:rsid="037f83de"/>
    </style:style>
    <style:style style:name="T1785" style:family="text">
      <style:text-properties officeooo:rsid="03808566"/>
    </style:style>
    <style:style style:name="T1786" style:family="text">
      <style:text-properties officeooo:rsid="0390a6b8"/>
    </style:style>
    <style:style style:name="T1787" style:family="text">
      <style:text-properties officeooo:rsid="039715b1"/>
    </style:style>
    <style:style style:name="T1788" style:family="text">
      <style:text-properties officeooo:rsid="0397f096"/>
    </style:style>
    <style:style style:name="T1789" style:family="text">
      <style:text-properties officeooo:rsid="0398b3db"/>
    </style:style>
    <style:style style:name="T1790" style:family="text">
      <style:text-properties officeooo:rsid="039a9322"/>
    </style:style>
    <style:style style:name="T1791" style:family="text">
      <style:text-properties officeooo:rsid="039c6f4c"/>
    </style:style>
    <style:style style:name="T1792" style:family="text">
      <style:text-properties officeooo:rsid="03a27d19"/>
    </style:style>
    <style:style style:name="T1793" style:family="text">
      <style:text-properties officeooo:rsid="03afb4d6"/>
    </style:style>
    <style:style style:name="T1794" style:family="text">
      <style:text-properties officeooo:rsid="03b01088"/>
    </style:style>
    <style:style style:name="T1795" style:family="text">
      <style:text-properties officeooo:rsid="03bcd5cd"/>
    </style:style>
    <style:style style:name="T1796" style:family="text">
      <style:text-properties officeooo:rsid="03bd06ae"/>
    </style:style>
    <style:style style:name="T1797" style:family="text">
      <style:text-properties officeooo:rsid="03cdbd2b"/>
    </style:style>
    <style:style style:name="T1798" style:family="text">
      <style:text-properties officeooo:rsid="03cf80bc"/>
    </style:style>
    <style:style style:name="T1799" style:family="text">
      <style:text-properties officeooo:rsid="03d5dedd"/>
    </style:style>
    <style:style style:name="T1800" style:family="text">
      <style:text-properties officeooo:rsid="03d6db6f"/>
    </style:style>
    <style:style style:name="T1801" style:family="text">
      <style:text-properties officeooo:rsid="03d8947e"/>
    </style:style>
    <style:style style:name="T1802" style:family="text">
      <style:text-properties officeooo:rsid="03da139f"/>
    </style:style>
    <style:style style:name="T1803" style:family="text">
      <style:text-properties officeooo:rsid="03db44da"/>
    </style:style>
    <style:style style:name="T1804" style:family="text">
      <style:text-properties officeooo:rsid="03db5006"/>
    </style:style>
    <style:style style:name="T1805" style:family="text">
      <style:text-properties officeooo:rsid="03e25130"/>
    </style:style>
    <style:style style:name="T1806" style:family="text">
      <style:text-properties officeooo:rsid="03f45b9f"/>
    </style:style>
    <style:style style:name="T1807" style:family="text">
      <style:text-properties officeooo:rsid="03f7a07b"/>
    </style:style>
    <style:style style:name="T1808" style:family="text">
      <style:text-properties officeooo:rsid="03f9c8af"/>
    </style:style>
    <style:style style:name="T1809" style:family="text">
      <style:text-properties officeooo:rsid="03fad769"/>
    </style:style>
    <style:style style:name="T1810" style:family="text">
      <style:text-properties officeooo:rsid="03fc7473"/>
    </style:style>
    <style:style style:name="T1811" style:family="text">
      <style:text-properties officeooo:rsid="03fe67c3"/>
    </style:style>
    <style:style style:name="T1812" style:family="text">
      <style:text-properties officeooo:rsid="03ffd2e1"/>
    </style:style>
    <style:style style:name="T1813" style:family="text">
      <style:text-properties officeooo:rsid="04007bd1"/>
    </style:style>
    <style:style style:name="T1814" style:family="text">
      <style:text-properties officeooo:rsid="040213d0"/>
    </style:style>
    <style:style style:name="T1815" style:family="text">
      <style:text-properties officeooo:rsid="04030dfa"/>
    </style:style>
    <style:style style:name="T1816" style:family="text">
      <style:text-properties officeooo:rsid="04037b4f"/>
    </style:style>
    <style:style style:name="T1817" style:family="text">
      <style:text-properties officeooo:rsid="040555bb"/>
    </style:style>
    <style:style style:name="T1818" style:family="text">
      <style:text-properties officeooo:rsid="04069a44"/>
    </style:style>
    <style:style style:name="T1819" style:family="text">
      <style:text-properties officeooo:rsid="04077b3d"/>
    </style:style>
    <style:style style:name="T1820" style:family="text">
      <style:text-properties officeooo:rsid="04093303"/>
    </style:style>
    <style:style style:name="T1821" style:family="text">
      <style:text-properties officeooo:rsid="040a08e1"/>
    </style:style>
    <style:style style:name="T1822" style:family="text">
      <style:text-properties officeooo:rsid="040b3d9c"/>
    </style:style>
    <style:style style:name="T1823" style:family="text">
      <style:text-properties officeooo:rsid="040ca351"/>
    </style:style>
    <style:style style:name="T1824" style:family="text">
      <style:text-properties officeooo:rsid="040e2c80"/>
    </style:style>
    <style:style style:name="T1825" style:family="text">
      <style:text-properties officeooo:rsid="040ff9bc"/>
    </style:style>
    <style:style style:name="T1826" style:family="text">
      <style:text-properties officeooo:rsid="04100b6c"/>
    </style:style>
    <style:style style:name="T1827" style:family="text">
      <style:text-properties officeooo:rsid="0410c2c8"/>
    </style:style>
    <style:style style:name="T1828" style:family="text">
      <style:text-properties officeooo:rsid="04116507"/>
    </style:style>
    <style:style style:name="T1829" style:family="text">
      <style:text-properties officeooo:rsid="04123ec8"/>
    </style:style>
    <style:style style:name="T1830" style:family="text">
      <style:text-properties officeooo:rsid="0414e043"/>
    </style:style>
    <style:style style:name="T1831" style:family="text">
      <style:text-properties officeooo:rsid="0414fcb0"/>
    </style:style>
    <style:style style:name="T1832" style:family="text">
      <style:text-properties officeooo:rsid="0415f69f"/>
    </style:style>
    <style:style style:name="T1833" style:family="text">
      <style:text-properties officeooo:rsid="0416c649"/>
    </style:style>
    <style:style style:name="T1834" style:family="text">
      <style:text-properties officeooo:rsid="04189012"/>
    </style:style>
    <style:style style:name="T1835" style:family="text">
      <style:text-properties officeooo:rsid="0418d5c1"/>
    </style:style>
    <style:style style:name="T1836" style:family="text">
      <style:text-properties officeooo:rsid="041a606c"/>
    </style:style>
    <style:style style:name="T1837" style:family="text">
      <style:text-properties officeooo:rsid="041a9d60"/>
    </style:style>
    <style:style style:name="T1838" style:family="text">
      <style:text-properties officeooo:rsid="041c0d69"/>
    </style:style>
    <style:style style:name="T1839" style:family="text">
      <style:text-properties officeooo:rsid="041c9c6f"/>
    </style:style>
    <style:style style:name="T1840" style:family="text">
      <style:text-properties officeooo:rsid="041e5f56"/>
    </style:style>
    <style:style style:name="T1841" style:family="text">
      <style:text-properties officeooo:rsid="0420525e"/>
    </style:style>
    <style:style style:name="T1842" style:family="text">
      <style:text-properties officeooo:rsid="04227a3b"/>
    </style:style>
    <style:style style:name="T1843" style:family="text">
      <style:text-properties officeooo:rsid="04235bf2"/>
    </style:style>
    <style:style style:name="T1844" style:family="text">
      <style:text-properties officeooo:rsid="04255106"/>
    </style:style>
    <style:style style:name="T1845" style:family="text">
      <style:text-properties officeooo:rsid="042815bd"/>
    </style:style>
    <style:style style:name="T1846" style:family="text">
      <style:text-properties officeooo:rsid="042a277c"/>
    </style:style>
    <style:style style:name="T1847" style:family="text">
      <style:text-properties officeooo:rsid="042b8855"/>
    </style:style>
    <style:style style:name="T1848" style:family="text">
      <style:text-properties officeooo:rsid="042bb066"/>
    </style:style>
    <style:style style:name="T1849" style:family="text">
      <style:text-properties officeooo:rsid="042d5a94"/>
    </style:style>
    <style:style style:name="T1850" style:family="text">
      <style:text-properties officeooo:rsid="042e0c4f"/>
    </style:style>
    <style:style style:name="T1851" style:family="text">
      <style:text-properties officeooo:rsid="042e9df5"/>
    </style:style>
    <style:style style:name="T1852" style:family="text">
      <style:text-properties officeooo:rsid="042fc69a"/>
    </style:style>
    <style:style style:name="T1853" style:family="text">
      <style:text-properties officeooo:rsid="04318010"/>
    </style:style>
    <style:style style:name="T1854" style:family="text">
      <style:text-properties officeooo:rsid="043ec569"/>
    </style:style>
    <style:style style:name="T1855" style:family="text">
      <style:text-properties officeooo:rsid="0444b898"/>
    </style:style>
    <style:style style:name="T1856" style:family="text">
      <style:text-properties officeooo:rsid="0444f184"/>
    </style:style>
    <style:style style:name="T1857" style:family="text">
      <style:text-properties officeooo:rsid="04464401"/>
    </style:style>
    <style:style style:name="T1858" style:family="text">
      <style:text-properties officeooo:rsid="0447f0b7"/>
    </style:style>
    <style:style style:name="T1859" style:family="text">
      <style:text-properties officeooo:rsid="044a6faf"/>
    </style:style>
    <style:style style:name="T1860" style:family="text">
      <style:text-properties officeooo:rsid="044d64da"/>
    </style:style>
    <style:style style:name="T1861" style:family="text">
      <style:text-properties officeooo:rsid="044eb42c"/>
    </style:style>
    <style:style style:name="T1862" style:family="text">
      <style:text-properties officeooo:rsid="04517754"/>
    </style:style>
    <style:style style:name="T1863" style:family="text">
      <style:text-properties officeooo:rsid="0453041c"/>
    </style:style>
    <style:style style:name="T1864" style:family="text">
      <style:text-properties officeooo:rsid="045441df"/>
    </style:style>
    <style:style style:name="T1865" style:family="text">
      <style:text-properties officeooo:rsid="0454c49c"/>
    </style:style>
    <style:style style:name="T1866" style:family="text">
      <style:text-properties officeooo:rsid="04559d1b"/>
    </style:style>
    <style:style style:name="T1867" style:family="text">
      <style:text-properties officeooo:rsid="0455f6ad"/>
    </style:style>
    <style:style style:name="T1868" style:family="text">
      <style:text-properties officeooo:rsid="0457e8db"/>
    </style:style>
    <style:style style:name="T1869" style:family="text">
      <style:text-properties officeooo:rsid="04595574"/>
    </style:style>
    <style:style style:name="T1870" style:family="text">
      <style:text-properties officeooo:rsid="045abd76"/>
    </style:style>
    <style:style style:name="T1871" style:family="text">
      <style:text-properties officeooo:rsid="045ad567"/>
    </style:style>
    <style:style style:name="T1872" style:family="text">
      <style:text-properties officeooo:rsid="045fe1ef"/>
    </style:style>
    <style:style style:name="T1873" style:family="text">
      <style:text-properties officeooo:rsid="04619a54"/>
    </style:style>
    <style:style style:name="T1874" style:family="text">
      <style:text-properties officeooo:rsid="04628439"/>
    </style:style>
    <style:style style:name="T1875" style:family="text">
      <style:text-properties officeooo:rsid="04632130"/>
    </style:style>
    <style:style style:name="T1876" style:family="text">
      <style:text-properties officeooo:rsid="04667f6a"/>
    </style:style>
    <style:style style:name="T1877" style:family="text">
      <style:text-properties officeooo:rsid="0466a289"/>
    </style:style>
    <style:style style:name="T1878" style:family="text">
      <style:text-properties officeooo:rsid="04692574"/>
    </style:style>
    <style:style style:name="T1879" style:family="text">
      <style:text-properties officeooo:rsid="046c1701"/>
    </style:style>
    <style:style style:name="T1880" style:family="text">
      <style:text-properties officeooo:rsid="0485598b"/>
    </style:style>
    <style:style style:name="T1881" style:family="text">
      <style:text-properties officeooo:rsid="04863c1a"/>
    </style:style>
    <style:style style:name="T1882" style:family="text">
      <style:text-properties officeooo:rsid="0489e69e"/>
    </style:style>
    <style:style style:name="T1883" style:family="text">
      <style:text-properties officeooo:rsid="048ac7ce"/>
    </style:style>
    <style:style style:name="T1884" style:family="text">
      <style:text-properties officeooo:rsid="04930ad5"/>
    </style:style>
    <style:style style:name="T1885" style:family="text">
      <style:text-properties officeooo:rsid="02e42d75"/>
    </style:style>
    <style:style style:name="T1886" style:family="text">
      <style:text-properties officeooo:rsid="02e611ae"/>
    </style:style>
    <style:style style:name="T1887" style:family="text">
      <style:text-properties officeooo:rsid="032d7a00"/>
    </style:style>
    <style:style style:name="T1888" style:family="text">
      <style:text-properties officeooo:rsid="032db11e"/>
    </style:style>
    <style:style style:name="T1889" style:family="text">
      <style:text-properties officeooo:rsid="032f13f9"/>
    </style:style>
    <style:style style:name="T1890" style:family="text">
      <style:text-properties officeooo:rsid="04a04691"/>
    </style:style>
    <style:style style:name="T1891" style:family="text">
      <style:text-properties officeooo:rsid="04a1edc3"/>
    </style:style>
    <style:style style:name="T1892" style:family="text">
      <style:text-properties officeooo:rsid="04a398cd"/>
    </style:style>
    <style:style style:name="T1893" style:family="text">
      <style:text-properties officeooo:rsid="04c87518"/>
    </style:style>
    <style:style style:name="T1894" style:family="text">
      <style:text-properties officeooo:rsid="04e593e9"/>
    </style:style>
    <style:style style:name="T1895" style:family="text">
      <style:text-properties officeooo:rsid="04efef48"/>
    </style:style>
    <style:style style:name="T1896" style:family="text">
      <style:text-properties officeooo:rsid="04f19fec"/>
    </style:style>
    <style:style style:name="T1897" style:family="text">
      <style:text-properties officeooo:rsid="051138d0"/>
    </style:style>
    <style:style style:name="T1898" style:family="text">
      <style:text-properties officeooo:rsid="052113ad"/>
    </style:style>
    <style:style style:name="T1899" style:family="text">
      <style:text-properties officeooo:rsid="0521e308"/>
    </style:style>
    <style:style style:name="T1900" style:family="text">
      <style:text-properties officeooo:rsid="05221b8a"/>
    </style:style>
    <style:style style:name="T1901" style:family="text">
      <style:text-properties officeooo:rsid="05241863"/>
    </style:style>
    <style:style style:name="T1902" style:family="text">
      <style:text-properties officeooo:rsid="0525e118"/>
    </style:style>
    <style:style style:name="T1903" style:family="text">
      <style:text-properties officeooo:rsid="0527bfb6"/>
    </style:style>
    <style:style style:name="T1904" style:family="text">
      <style:text-properties officeooo:rsid="0527c7f8"/>
    </style:style>
    <style:style style:name="T1905" style:family="text">
      <style:text-properties officeooo:rsid="05295586"/>
    </style:style>
    <style:style style:name="T1906" style:family="text">
      <style:text-properties officeooo:rsid="052b2d68"/>
    </style:style>
    <style:style style:name="T1907" style:family="text">
      <style:text-properties officeooo:rsid="052b966d"/>
    </style:style>
    <style:style style:name="T1908" style:family="text">
      <style:text-properties officeooo:rsid="052bd050"/>
    </style:style>
    <style:style style:name="T1909" style:family="text">
      <style:text-properties officeooo:rsid="05567f31"/>
    </style:style>
    <style:style style:name="T1910" style:family="text">
      <style:text-properties officeooo:rsid="0560d0e1"/>
    </style:style>
    <style:style style:name="T1911" style:family="text">
      <style:text-properties officeooo:rsid="05dd8e80"/>
    </style:style>
    <style:style style:name="T1912" style:family="text">
      <style:text-properties officeooo:rsid="05e088c6"/>
    </style:style>
    <style:style style:name="T1913" style:family="text">
      <style:text-properties officeooo:rsid="05e251e1"/>
    </style:style>
    <style:style style:name="T1914" style:family="text">
      <style:text-properties officeooo:rsid="05fab412"/>
    </style:style>
    <style:style style:name="T1915" style:family="text">
      <style:text-properties officeooo:rsid="05fb8d96"/>
    </style:style>
    <style:style style:name="T1916" style:family="text">
      <style:text-properties officeooo:rsid="05fc7348"/>
    </style:style>
    <style:style style:name="T1917" style:family="text">
      <style:text-properties officeooo:rsid="05fd6066"/>
    </style:style>
    <style:style style:name="T1918" style:family="text">
      <style:text-properties officeooo:rsid="05fddb6a"/>
    </style:style>
    <style:style style:name="T1919" style:family="text">
      <style:text-properties officeooo:rsid="05feff9f"/>
    </style:style>
    <style:style style:name="T1920" style:family="text">
      <style:text-properties officeooo:rsid="05fff683"/>
    </style:style>
    <style:style style:name="T1921" style:family="text">
      <style:text-properties officeooo:rsid="0600cb83"/>
    </style:style>
    <style:style style:name="T1922" style:family="text">
      <style:text-properties officeooo:rsid="0602b035"/>
    </style:style>
    <style:style style:name="T1923" style:family="text">
      <style:text-properties officeooo:rsid="0604164b"/>
    </style:style>
    <style:style style:name="T1924" style:family="text">
      <style:text-properties officeooo:rsid="060e3b2f"/>
    </style:style>
    <style:style style:name="T1925" style:family="text">
      <style:text-properties fo:font-weight="bold" style:font-weight-asian="bold" style:font-weight-complex="bold"/>
    </style:style>
    <style:style style:name="T1926" style:family="text">
      <style:text-properties fo:font-weight="bold" officeooo:rsid="065de250" style:font-weight-asian="bold" style:font-weight-complex="bold"/>
    </style:style>
    <style:style style:name="T1927" style:family="text">
      <style:text-properties officeooo:rsid="0631b5e6"/>
    </style:style>
    <style:style style:name="T1928" style:family="text">
      <style:text-properties officeooo:rsid="0632ddae"/>
    </style:style>
    <style:style style:name="T1929" style:family="text">
      <style:text-properties officeooo:rsid="06342c4e"/>
    </style:style>
    <style:style style:name="T1930" style:family="text">
      <style:text-properties officeooo:rsid="0636e113"/>
    </style:style>
    <style:style style:name="T1931" style:family="text">
      <style:text-properties officeooo:rsid="06374109"/>
    </style:style>
    <style:style style:name="T1932" style:family="text">
      <style:text-properties officeooo:rsid="06378a18"/>
    </style:style>
    <style:style style:name="T1933" style:family="text">
      <style:text-properties officeooo:rsid="06398594"/>
    </style:style>
    <style:style style:name="T1934" style:family="text">
      <style:text-properties officeooo:rsid="0651aadf"/>
    </style:style>
    <style:style style:name="T1935" style:family="text">
      <style:text-properties officeooo:rsid="0652c61c"/>
    </style:style>
    <style:style style:name="T1936" style:family="text">
      <style:text-properties officeooo:rsid="06549a27"/>
    </style:style>
    <style:style style:name="T1937" style:family="text">
      <style:text-properties officeooo:rsid="05bb11a6"/>
    </style:style>
    <style:style style:name="T1938" style:family="text">
      <style:text-properties officeooo:rsid="0662b741"/>
    </style:style>
    <style:style style:name="T1939" style:family="text">
      <style:text-properties officeooo:rsid="0665acfd"/>
    </style:style>
    <style:style style:name="T1940" style:family="text">
      <style:text-properties officeooo:rsid="0665ddd9"/>
    </style:style>
    <style:style style:name="T1941" style:family="text">
      <style:text-properties officeooo:rsid="066652cf"/>
    </style:style>
    <style:style style:name="T1942" style:family="text">
      <style:text-properties officeooo:rsid="06676868"/>
    </style:style>
    <style:style style:name="T1943" style:family="text">
      <style:text-properties officeooo:rsid="0668e5a0"/>
    </style:style>
    <style:style style:name="T1944" style:family="text">
      <style:text-properties officeooo:rsid="0669b619"/>
    </style:style>
    <style:style style:name="T1945" style:family="text">
      <style:text-properties officeooo:rsid="066b36e0"/>
    </style:style>
    <style:style style:name="T1946" style:family="text">
      <style:text-properties officeooo:rsid="066c7988"/>
    </style:style>
    <style:style style:name="T1947" style:family="text">
      <style:text-properties officeooo:rsid="066e6cbe"/>
    </style:style>
    <style:style style:name="T1948" style:family="text">
      <style:text-properties officeooo:rsid="067034cf"/>
    </style:style>
    <style:style style:name="T1949" style:family="text">
      <style:text-properties officeooo:rsid="06734332"/>
    </style:style>
    <style:style style:name="T1950" style:family="text">
      <style:text-properties officeooo:rsid="0676bc45"/>
    </style:style>
    <style:style style:name="T1951" style:family="text">
      <style:text-properties officeooo:rsid="06781d53"/>
    </style:style>
    <style:style style:name="T1952" style:family="text">
      <style:text-properties officeooo:rsid="0678fbda"/>
    </style:style>
    <style:style style:name="T1953" style:family="text">
      <style:text-properties officeooo:rsid="067b3071"/>
    </style:style>
    <style:style style:name="T1954" style:family="text">
      <style:text-properties officeooo:rsid="067d0a86"/>
    </style:style>
    <style:style style:name="T1955" style:family="text">
      <style:text-properties officeooo:rsid="067e9644"/>
    </style:style>
    <style:style style:name="T1956" style:family="text">
      <style:text-properties officeooo:rsid="068222b1"/>
    </style:style>
    <style:style style:name="T1957" style:family="text">
      <style:text-properties officeooo:rsid="069e35a8"/>
    </style:style>
    <style:style style:name="T1958" style:family="text">
      <style:text-properties officeooo:rsid="06ce8e83"/>
    </style:style>
    <style:style style:name="T1959" style:family="text">
      <style:text-properties officeooo:rsid="06d08e2d"/>
    </style:style>
    <style:style style:name="T1960" style:family="text">
      <style:text-properties officeooo:rsid="06d19d18"/>
    </style:style>
    <style:style style:name="T1961" style:family="text">
      <style:text-properties officeooo:rsid="06d37970"/>
    </style:style>
    <style:style style:name="T1962" style:family="text">
      <style:text-properties officeooo:rsid="04b3c9d7"/>
    </style:style>
    <style:style style:name="T1963" style:family="text">
      <style:text-properties officeooo:rsid="06d72619"/>
    </style:style>
    <style:style style:name="T1964" style:family="text">
      <style:text-properties officeooo:rsid="06ea2136"/>
    </style:style>
    <style:style style:name="T1965" style:family="text">
      <style:text-properties officeooo:rsid="06f8408d"/>
    </style:style>
    <style:style style:name="T1966" style:family="text">
      <style:text-properties officeooo:rsid="06fa2788"/>
    </style:style>
    <style:style style:name="T1967" style:family="text">
      <style:text-properties officeooo:rsid="070993ce"/>
    </style:style>
    <style:style style:name="T1968" style:family="text">
      <style:text-properties officeooo:rsid="0709ce82"/>
    </style:style>
    <style:style style:name="T1969" style:family="text">
      <style:text-properties officeooo:rsid="070cc99f"/>
    </style:style>
    <style:style style:name="T1970" style:family="text">
      <style:text-properties officeooo:rsid="070d30d8"/>
    </style:style>
    <style:style style:name="T1971" style:family="text">
      <style:text-properties officeooo:rsid="070f98b7"/>
    </style:style>
    <style:style style:name="T1972" style:family="text">
      <style:text-properties officeooo:rsid="0710a580"/>
    </style:style>
    <style:style style:name="T1973" style:family="text">
      <style:text-properties officeooo:rsid="07113775"/>
    </style:style>
    <style:style style:name="T1974" style:family="text">
      <style:text-properties officeooo:rsid="0712457a"/>
    </style:style>
    <style:style style:name="T1975" style:family="text">
      <style:text-properties officeooo:rsid="07137443"/>
    </style:style>
    <style:style style:name="T1976" style:family="text">
      <style:text-properties officeooo:rsid="07161805"/>
    </style:style>
    <style:style style:name="T1977" style:family="text">
      <style:text-properties officeooo:rsid="071de763"/>
    </style:style>
    <style:style style:name="T1978" style:family="text">
      <style:text-properties officeooo:rsid="071fc407"/>
    </style:style>
    <style:style style:name="T1979" style:family="text">
      <style:text-properties officeooo:rsid="0720a378"/>
    </style:style>
    <style:style style:name="T1980" style:family="text">
      <style:text-properties officeooo:rsid="07211253"/>
    </style:style>
    <style:style style:name="T1981" style:family="text">
      <style:text-properties officeooo:rsid="07225e3b"/>
    </style:style>
    <style:style style:name="T1982" style:family="text">
      <style:text-properties officeooo:rsid="0724506d"/>
    </style:style>
    <style:style style:name="T1983" style:family="text">
      <style:text-properties officeooo:rsid="07291193"/>
    </style:style>
    <style:style style:name="T1984" style:family="text">
      <style:text-properties officeooo:rsid="072a28fb"/>
    </style:style>
    <style:style style:name="T1985" style:family="text">
      <style:text-properties officeooo:rsid="072b9488"/>
    </style:style>
    <style:style style:name="T1986" style:family="text">
      <style:text-properties officeooo:rsid="072c470b"/>
    </style:style>
    <style:style style:name="T1987" style:family="text">
      <style:text-properties officeooo:rsid="072d225d"/>
    </style:style>
    <style:style style:name="T1988" style:family="text">
      <style:text-properties officeooo:rsid="072dc3ba"/>
    </style:style>
    <style:style style:name="T1989" style:family="text">
      <style:text-properties officeooo:rsid="074ad08f"/>
    </style:style>
    <style:style style:name="T1990" style:family="text">
      <style:text-properties officeooo:rsid="075b5f08"/>
    </style:style>
    <style:style style:name="T1991" style:family="text">
      <style:text-properties officeooo:rsid="074dcc09"/>
    </style:style>
    <style:style style:name="T1992" style:family="text">
      <style:text-properties officeooo:rsid="075d4361"/>
    </style:style>
    <style:style style:name="T1993" style:family="text">
      <style:text-properties officeooo:rsid="075da5a8"/>
    </style:style>
    <style:style style:name="T1994" style:family="text">
      <style:text-properties officeooo:rsid="076cc265"/>
    </style:style>
    <style:style style:name="T1995" style:family="text">
      <style:text-properties officeooo:rsid="0776e8da"/>
    </style:style>
    <style:style style:name="T1996" style:family="text">
      <style:text-properties officeooo:rsid="0790a607"/>
    </style:style>
    <style:style style:name="T1997" style:family="text">
      <style:text-properties officeooo:rsid="069a5387"/>
    </style:style>
    <style:style style:name="T1998" style:family="text">
      <style:text-properties officeooo:rsid="06a3c55b"/>
    </style:style>
    <style:style style:name="T1999" style:family="text">
      <style:text-properties officeooo:rsid="07b6e586"/>
    </style:style>
    <style:style style:name="T2000" style:family="text">
      <style:text-properties officeooo:rsid="07cc0f36"/>
    </style:style>
    <style:style style:name="T2001" style:family="text">
      <style:text-properties officeooo:rsid="07e00e26"/>
    </style:style>
    <style:style style:name="T2002" style:family="text">
      <style:text-properties officeooo:rsid="07ebc09b"/>
    </style:style>
    <style:style style:name="T2003" style:family="text">
      <style:text-properties officeooo:rsid="07f914df"/>
    </style:style>
    <style:style style:name="T2004" style:family="text">
      <style:text-properties officeooo:rsid="07fa762c"/>
    </style:style>
    <style:style style:name="T2005" style:family="text">
      <style:text-properties officeooo:rsid="082c32fc"/>
    </style:style>
    <style:style style:name="T2006" style:family="text">
      <style:text-properties officeooo:rsid="082d15bd"/>
    </style:style>
    <style:style style:name="T2007" style:family="text">
      <style:text-properties officeooo:rsid="082e6e51"/>
    </style:style>
    <style:style style:name="T2008" style:family="text">
      <style:text-properties officeooo:rsid="084cd3fd"/>
    </style:style>
    <style:style style:name="T2009" style:family="text">
      <style:text-properties officeooo:rsid="084e2f19"/>
    </style:style>
    <style:style style:name="T2010" style:family="text">
      <style:text-properties officeooo:rsid="084e6f36"/>
    </style:style>
    <style:style style:name="T2011" style:family="text">
      <style:text-properties officeooo:rsid="084e7f41"/>
    </style:style>
    <style:style style:name="T2012" style:family="text">
      <style:text-properties officeooo:rsid="0855a182"/>
    </style:style>
    <style:style style:name="T2013" style:family="text">
      <style:text-properties officeooo:rsid="0856e23d"/>
    </style:style>
    <style:style style:name="T2014" style:family="text">
      <style:text-properties officeooo:rsid="085a57f0"/>
    </style:style>
    <style:style style:name="T2015" style:family="text">
      <style:text-properties officeooo:rsid="085c53cc"/>
    </style:style>
    <style:style style:name="T2016" style:family="text">
      <style:text-properties officeooo:rsid="085dc1e3"/>
    </style:style>
    <style:style style:name="T2017" style:family="text">
      <style:text-properties officeooo:rsid="0862e793"/>
    </style:style>
    <style:style style:name="T2018" style:family="text">
      <style:text-properties officeooo:rsid="08632c3e"/>
    </style:style>
    <style:style style:name="T2019" style:family="text">
      <style:text-properties officeooo:rsid="08663e86"/>
    </style:style>
    <style:style style:name="T2020" style:family="text">
      <style:text-properties officeooo:rsid="08667760"/>
    </style:style>
    <style:style style:name="T2021" style:family="text">
      <style:text-properties officeooo:rsid="08699812"/>
    </style:style>
    <style:style style:name="T2022" style:family="text">
      <style:text-properties officeooo:rsid="086ecdf0"/>
    </style:style>
    <style:style style:name="T2023" style:family="text">
      <style:text-properties officeooo:rsid="0874f142"/>
    </style:style>
    <style:style style:name="T2024" style:family="text">
      <style:text-properties officeooo:rsid="0876d39d"/>
    </style:style>
    <style:style style:name="T2025" style:family="text">
      <style:text-properties officeooo:rsid="0878cb12"/>
    </style:style>
    <style:style style:name="T2026" style:family="text">
      <style:text-properties officeooo:rsid="0878d58b"/>
    </style:style>
    <style:style style:name="T2027" style:family="text">
      <style:text-properties officeooo:rsid="0879dcf4"/>
    </style:style>
    <style:style style:name="T2028" style:family="text">
      <style:text-properties officeooo:rsid="0879e328"/>
    </style:style>
    <style:style style:name="T2029" style:family="text">
      <style:text-properties officeooo:rsid="087ae65b"/>
    </style:style>
    <style:style style:name="T2030" style:family="text">
      <style:text-properties officeooo:rsid="087c6e98"/>
    </style:style>
    <style:style style:name="T2031" style:family="text">
      <style:text-properties officeooo:rsid="087d7549"/>
    </style:style>
    <style:style style:name="T2032" style:family="text">
      <style:text-properties officeooo:rsid="0881102d"/>
    </style:style>
    <style:style style:name="T2033" style:family="text">
      <style:text-properties officeooo:rsid="088564cf"/>
    </style:style>
    <style:style style:name="T2034" style:family="text">
      <style:text-properties officeooo:rsid="088786b9"/>
    </style:style>
    <style:style style:name="T2035" style:family="text">
      <style:text-properties officeooo:rsid="088a77e8"/>
    </style:style>
    <style:style style:name="T2036" style:family="text">
      <style:text-properties officeooo:rsid="083f654b"/>
    </style:style>
    <style:style style:name="T2037" style:family="text">
      <style:text-properties officeooo:rsid="088c0b05"/>
    </style:style>
    <style:style style:name="T2038" style:family="text">
      <style:text-properties officeooo:rsid="089126d7"/>
    </style:style>
    <style:style style:name="T2039" style:family="text">
      <style:text-properties officeooo:rsid="0891b510"/>
    </style:style>
    <style:style style:name="T2040" style:family="text">
      <style:text-properties officeooo:rsid="08928dce"/>
    </style:style>
    <style:style style:name="T2041" style:family="text">
      <style:text-properties officeooo:rsid="089451f7"/>
    </style:style>
    <style:style style:name="T2042" style:family="text">
      <style:text-properties officeooo:rsid="08955837"/>
    </style:style>
    <style:style style:name="T2043" style:family="text">
      <style:text-properties officeooo:rsid="089635bd"/>
    </style:style>
    <style:style style:name="T2044" style:family="text">
      <style:text-properties fo:font-size="12pt" style:font-name-asian="SimSun" style:font-size-asian="12pt" style:font-name-complex="Arial" style:font-size-complex="12pt"/>
    </style:style>
    <style:style style:name="T2045" style:family="text">
      <style:text-properties fo:font-size="12pt" officeooo:rsid="012b3248" style:font-name-asian="SimSun" style:font-size-asian="12pt" style:font-name-complex="Arial" style:font-size-complex="12pt"/>
    </style:style>
    <style:style style:name="T2046" style:family="text">
      <style:text-properties fo:font-size="12pt" officeooo:rsid="00d021fc" style:font-name-asian="SimSun" style:font-size-asian="12pt" style:font-name-complex="Arial" style:font-size-complex="12pt"/>
    </style:style>
    <style:style style:name="T2047" style:family="text">
      <style:text-properties fo:font-size="12pt" officeooo:rsid="01c370bd" style:font-name-asian="SimSun" style:font-size-asian="12pt" style:font-name-complex="Arial" style:font-size-complex="12pt"/>
    </style:style>
    <style:style style:name="T2048" style:family="text">
      <style:text-properties fo:font-size="12pt" officeooo:rsid="01c6efe1" style:font-name-asian="SimSun" style:font-size-asian="12pt" style:font-name-complex="Arial" style:font-size-complex="12pt"/>
    </style:style>
    <style:style style:name="T2049" style:family="text">
      <style:text-properties fo:font-size="12pt" officeooo:rsid="01c8bea5" style:font-name-asian="SimSun" style:font-size-asian="12pt" style:font-name-complex="Arial" style:font-size-complex="12pt"/>
    </style:style>
    <style:style style:name="T2050" style:family="text">
      <style:text-properties fo:font-size="12pt" officeooo:rsid="01df6fd4" style:font-name-asian="SimSun" style:font-size-asian="12pt" style:font-name-complex="Arial" style:font-size-complex="12pt"/>
    </style:style>
    <style:style style:name="T2051" style:family="text">
      <style:text-properties fo:font-size="12pt" officeooo:rsid="01c969ad" style:font-name-asian="SimSun" style:font-size-asian="12pt" style:font-name-complex="Arial" style:font-size-complex="12pt"/>
    </style:style>
    <style:style style:name="T2052" style:family="text">
      <style:text-properties fo:font-size="12pt" officeooo:rsid="01c9e15e" style:font-name-asian="SimSun" style:font-size-asian="12pt" style:font-name-complex="Arial" style:font-size-complex="12pt"/>
    </style:style>
    <style:style style:name="T2053" style:family="text">
      <style:text-properties fo:font-size="12pt" officeooo:rsid="01caaf34" style:font-name-asian="SimSun" style:font-size-asian="12pt" style:font-name-complex="Arial" style:font-size-complex="12pt"/>
    </style:style>
    <style:style style:name="T2054" style:family="text">
      <style:text-properties fo:font-size="12pt" officeooo:rsid="02db9f2a" style:font-name-asian="SimSun" style:font-size-asian="12pt" style:font-name-complex="Arial" style:font-size-complex="12pt"/>
    </style:style>
    <style:style style:name="T2055" style:family="text">
      <style:text-properties fo:font-size="12pt" officeooo:rsid="01cc170f" style:font-name-asian="SimSun" style:font-size-asian="12pt" style:font-name-complex="Arial" style:font-size-complex="12pt"/>
    </style:style>
    <style:style style:name="T2056" style:family="text">
      <style:text-properties fo:font-size="12pt" officeooo:rsid="01cd39b3" style:font-name-asian="SimSun" style:font-size-asian="12pt" style:font-name-complex="Arial" style:font-size-complex="12pt"/>
    </style:style>
    <style:style style:name="T2057" style:family="text">
      <style:text-properties fo:font-size="12pt" officeooo:rsid="04af6cd1" style:font-name-asian="SimSun" style:font-size-asian="12pt" style:font-name-complex="Arial" style:font-size-complex="12pt"/>
    </style:style>
    <style:style style:name="T2058" style:family="text">
      <style:text-properties fo:font-size="12pt" officeooo:rsid="01ceadeb" style:font-name-asian="SimSun" style:font-size-asian="12pt" style:font-name-complex="Arial" style:font-size-complex="12pt"/>
    </style:style>
    <style:style style:name="T2059" style:family="text">
      <style:text-properties fo:font-size="12pt" officeooo:rsid="01d1ea88" style:font-name-asian="SimSun" style:font-size-asian="12pt" style:font-name-complex="Arial" style:font-size-complex="12pt"/>
    </style:style>
    <style:style style:name="T2060" style:family="text">
      <style:text-properties fo:font-size="12pt" officeooo:rsid="086033dc" style:font-name-asian="SimSun" style:font-size-asian="12pt" style:font-name-complex="Arial" style:font-size-complex="12pt"/>
    </style:style>
    <style:style style:name="T2061" style:family="text">
      <style:text-properties fo:font-size="12pt" officeooo:rsid="014daf16" style:font-name-asian="SimSun" style:font-size-asian="12pt" style:font-name-complex="Arial" style:font-size-complex="12pt"/>
    </style:style>
    <style:style style:name="T2062" style:family="text">
      <style:text-properties fo:font-size="12pt" officeooo:rsid="050920f8" style:font-name-asian="SimSun" style:font-size-asian="12pt" style:font-name-complex="Arial" style:font-size-complex="12pt"/>
    </style:style>
    <style:style style:name="T2063" style:family="text">
      <style:text-properties fo:font-size="12pt" officeooo:rsid="0520f0f2" style:font-name-asian="SimSun" style:font-size-asian="12pt" style:font-name-complex="Arial" style:font-size-complex="12pt"/>
    </style:style>
    <style:style style:name="T2064" style:family="text">
      <style:text-properties fo:font-size="12pt" officeooo:rsid="052f6570" style:font-name-asian="SimSun" style:font-size-asian="12pt" style:font-name-complex="Arial" style:font-size-complex="12pt"/>
    </style:style>
    <style:style style:name="T2065" style:family="text">
      <style:text-properties fo:font-size="12pt" officeooo:rsid="0530d77b" style:font-name-asian="SimSun" style:font-size-asian="12pt" style:font-name-complex="Arial" style:font-size-complex="12pt"/>
    </style:style>
    <style:style style:name="T2066" style:family="text">
      <style:text-properties fo:font-size="12pt" officeooo:rsid="0532d2ba" style:font-name-asian="SimSun" style:font-size-asian="12pt" style:font-name-complex="Arial" style:font-size-complex="12pt"/>
    </style:style>
    <style:style style:name="T2067" style:family="text">
      <style:text-properties fo:font-size="12pt" officeooo:rsid="053308ac" style:font-name-asian="SimSun" style:font-size-asian="12pt" style:font-name-complex="Arial" style:font-size-complex="12pt"/>
    </style:style>
    <style:style style:name="T2068" style:family="text">
      <style:text-properties fo:font-size="12pt" officeooo:rsid="0533aef4" style:font-name-asian="SimSun" style:font-size-asian="12pt" style:font-name-complex="Arial" style:font-size-complex="12pt"/>
    </style:style>
    <style:style style:name="T2069" style:family="text">
      <style:text-properties fo:font-size="12pt" officeooo:rsid="0534c6d2" style:font-name-asian="SimSun" style:font-size-asian="12pt" style:font-name-complex="Arial" style:font-size-complex="12pt"/>
    </style:style>
    <style:style style:name="T2070" style:family="text">
      <style:text-properties fo:font-size="12pt" officeooo:rsid="05bec3b7" style:font-name-asian="SimSun" style:font-size-asian="12pt" style:font-name-complex="Arial" style:font-size-complex="12pt"/>
    </style:style>
    <style:style style:name="T2071" style:family="text">
      <style:text-properties fo:font-size="12pt" officeooo:rsid="0535401a" style:font-name-asian="SimSun" style:font-size-asian="12pt" style:font-name-complex="Arial" style:font-size-complex="12pt"/>
    </style:style>
    <style:style style:name="T2072" style:family="text">
      <style:text-properties fo:font-size="12pt" officeooo:rsid="05362f4a" style:font-name-asian="SimSun" style:font-size-asian="12pt" style:font-name-complex="Arial" style:font-size-complex="12pt"/>
    </style:style>
    <style:style style:name="T2073" style:family="text">
      <style:text-properties fo:font-size="12pt" officeooo:rsid="053ad4b4" style:font-name-asian="SimSun" style:font-size-asian="12pt" style:font-name-complex="Arial" style:font-size-complex="12pt"/>
    </style:style>
    <style:style style:name="T2074" style:family="text">
      <style:text-properties fo:font-size="12pt" officeooo:rsid="053c8398" style:font-name-asian="SimSun" style:font-size-asian="12pt" style:font-name-complex="Arial" style:font-size-complex="12pt"/>
    </style:style>
    <style:style style:name="T2075" style:family="text">
      <style:text-properties fo:font-size="12pt" officeooo:rsid="053cd3a7" style:font-name-asian="SimSun" style:font-size-asian="12pt" style:font-name-complex="Arial" style:font-size-complex="12pt"/>
    </style:style>
    <style:style style:name="T2076" style:family="text">
      <style:text-properties fo:font-size="12pt" officeooo:rsid="054b4875" style:font-name-asian="SimSun" style:font-size-asian="12pt" style:font-name-complex="Arial" style:font-size-complex="12pt"/>
    </style:style>
    <style:style style:name="T2077" style:family="text">
      <style:text-properties fo:font-size="12pt" officeooo:rsid="053fae45" style:font-name-asian="SimSun" style:font-size-asian="12pt" style:font-name-complex="Arial" style:font-size-complex="12pt"/>
    </style:style>
    <style:style style:name="T2078" style:family="text">
      <style:text-properties fo:font-size="12pt" officeooo:rsid="05406805" style:font-name-asian="SimSun" style:font-size-asian="12pt" style:font-name-complex="Arial" style:font-size-complex="12pt"/>
    </style:style>
    <style:style style:name="T2079" style:family="text">
      <style:text-properties fo:font-size="12pt" officeooo:rsid="05438309" style:font-name-asian="SimSun" style:font-size-asian="12pt" style:font-name-complex="Arial" style:font-size-complex="12pt"/>
    </style:style>
    <style:style style:name="T2080" style:family="text">
      <style:text-properties fo:font-size="12pt" officeooo:rsid="0544fe4e" style:font-name-asian="SimSun" style:font-size-asian="12pt" style:font-name-complex="Arial" style:font-size-complex="12pt"/>
    </style:style>
    <style:style style:name="T2081" style:family="text">
      <style:text-properties fo:font-size="12pt" officeooo:rsid="05466b0c" style:font-name-asian="SimSun" style:font-size-asian="12pt" style:font-name-complex="Arial" style:font-size-complex="12pt"/>
    </style:style>
    <style:style style:name="T2082" style:family="text">
      <style:text-properties fo:font-size="12pt" officeooo:rsid="0547fd9a" style:font-name-asian="SimSun" style:font-size-asian="12pt" style:font-name-complex="Arial" style:font-size-complex="12pt"/>
    </style:style>
    <style:style style:name="T2083" style:family="text">
      <style:text-properties fo:font-size="12pt" officeooo:rsid="05a2a736" style:font-name-asian="SimSun" style:font-size-asian="12pt" style:font-name-complex="Arial" style:font-size-complex="12pt"/>
    </style:style>
    <style:style style:name="T2084" style:family="text">
      <style:text-properties fo:font-size="12pt" officeooo:rsid="0549b334" style:font-name-asian="SimSun" style:font-size-asian="12pt" style:font-name-complex="Arial" style:font-size-complex="12pt"/>
    </style:style>
    <style:style style:name="T2085" style:family="text">
      <style:text-properties fo:font-size="12pt" officeooo:rsid="05bf2b5e" style:font-name-asian="SimSun" style:font-size-asian="12pt" style:font-name-complex="Arial" style:font-size-complex="12pt"/>
    </style:style>
    <style:style style:name="T2086" style:family="text">
      <style:text-properties fo:font-size="12pt" officeooo:rsid="05c08a08" style:font-name-asian="SimSun" style:font-size-asian="12pt" style:font-name-complex="Arial" style:font-size-complex="12pt"/>
    </style:style>
    <style:style style:name="T2087" style:family="text">
      <style:text-properties fo:font-size="12pt" officeooo:rsid="054be51c" style:font-name-asian="SimSun" style:font-size-asian="12pt" style:font-name-complex="Arial" style:font-size-complex="12pt"/>
    </style:style>
    <style:style style:name="T2088" style:family="text">
      <style:text-properties fo:font-size="12pt" officeooo:rsid="055993bd" style:font-name-asian="SimSun" style:font-size-asian="12pt" style:font-name-complex="Arial" style:font-size-complex="12pt"/>
    </style:style>
    <style:style style:name="T2089" style:family="text">
      <style:text-properties fo:font-size="12pt" officeooo:rsid="05c28317" style:font-name-asian="SimSun" style:font-size-asian="12pt" style:font-name-complex="Arial" style:font-size-complex="12pt"/>
    </style:style>
    <style:style style:name="T2090" style:family="text">
      <style:text-properties fo:font-size="12pt" officeooo:rsid="054bb594" style:font-name-asian="SimSun" style:font-size-asian="12pt" style:font-name-complex="Arial" style:font-size-complex="12pt"/>
    </style:style>
    <style:style style:name="T2091" style:family="text">
      <style:text-properties fo:font-size="12pt" officeooo:rsid="05c3c87a" style:font-name-asian="SimSun" style:font-size-asian="12pt" style:font-name-complex="Arial" style:font-size-complex="12pt"/>
    </style:style>
    <style:style style:name="T2092" style:family="text">
      <style:text-properties fo:font-size="12pt" officeooo:rsid="054dcd36" style:font-name-asian="SimSun" style:font-size-asian="12pt" style:font-name-complex="Arial" style:font-size-complex="12pt"/>
    </style:style>
    <style:style style:name="T2093" style:family="text">
      <style:text-properties fo:font-size="12pt" officeooo:rsid="054d6472" style:font-name-asian="SimSun" style:font-size-asian="12pt" style:font-name-complex="Arial" style:font-size-complex="12pt"/>
    </style:style>
    <style:style style:name="T2094" style:family="text">
      <style:text-properties fo:font-size="12pt" officeooo:rsid="054dcd23" style:font-name-asian="SimSun" style:font-size-asian="12pt" style:font-name-complex="Arial" style:font-size-complex="12pt"/>
    </style:style>
    <style:style style:name="T2095" style:family="text">
      <style:text-properties fo:font-size="12pt" officeooo:rsid="054fa2e1" style:font-name-asian="SimSun" style:font-size-asian="12pt" style:font-name-complex="Arial" style:font-size-complex="12pt"/>
    </style:style>
    <style:style style:name="T2096" style:family="text">
      <style:text-properties fo:font-size="12pt" officeooo:rsid="0552e72f" style:font-name-asian="SimSun" style:font-size-asian="12pt" style:font-name-complex="Arial" style:font-size-complex="12pt"/>
    </style:style>
    <style:style style:name="T2097" style:family="text">
      <style:text-properties fo:font-size="12pt" officeooo:rsid="051138d0" style:font-name-asian="SimSun" style:font-size-asian="12pt" style:font-name-complex="Arial" style:font-size-complex="12pt"/>
    </style:style>
    <style:style style:name="T2098" style:family="text">
      <style:text-properties fo:font-size="12pt" officeooo:rsid="05189cf1" style:font-name-asian="SimSun" style:font-size-asian="12pt" style:font-name-complex="Arial" style:font-size-complex="12pt"/>
    </style:style>
    <style:style style:name="T2099" style:family="text">
      <style:text-properties fo:font-size="12pt" officeooo:rsid="051524a7" style:font-name-asian="SimSun" style:font-size-asian="12pt" style:font-name-complex="Arial" style:font-size-complex="12pt"/>
    </style:style>
    <style:style style:name="T2100" style:family="text">
      <style:text-properties fo:font-size="12pt" officeooo:rsid="0517908d" style:font-name-asian="SimSun" style:font-size-asian="12pt" style:font-name-complex="Arial" style:font-size-complex="12pt"/>
    </style:style>
    <style:style style:name="T2101" style:family="text">
      <style:text-properties fo:font-size="12pt" officeooo:rsid="0519ec95" style:font-name-asian="SimSun" style:font-size-asian="12pt" style:font-name-complex="Arial" style:font-size-complex="12pt"/>
    </style:style>
    <style:style style:name="T2102" style:family="text">
      <style:text-properties fo:font-size="12pt" officeooo:rsid="051d3ecd" style:font-name-asian="SimSun" style:font-size-asian="12pt" style:font-name-complex="Arial" style:font-size-complex="12pt"/>
    </style:style>
    <style:style style:name="T2103" style:family="text">
      <style:text-properties fo:font-size="12pt" officeooo:rsid="05912945" style:font-name-asian="SimSun" style:font-size-asian="12pt" style:font-name-complex="Arial" style:font-size-complex="12pt"/>
    </style:style>
    <style:style style:name="T2104" style:family="text">
      <style:text-properties fo:font-size="12pt" officeooo:rsid="05ceea6b" style:font-name-asian="SimSun" style:font-size-asian="12pt" style:font-name-complex="Arial" style:font-size-complex="12pt"/>
    </style:style>
    <style:style style:name="T2105" style:family="text">
      <style:text-properties fo:font-size="12pt" officeooo:rsid="058c4450" style:font-name-asian="SimSun" style:font-size-asian="12pt" style:font-name-complex="Arial" style:font-size-complex="12pt"/>
    </style:style>
    <style:style style:name="T2106" style:family="text">
      <style:text-properties fo:font-size="12pt" officeooo:rsid="05c9f972" style:font-name-asian="SimSun" style:font-size-asian="12pt" style:font-name-complex="Arial" style:font-size-complex="12pt"/>
    </style:style>
    <style:style style:name="T2107" style:family="text">
      <style:text-properties fo:font-size="12pt" officeooo:rsid="05965ad4" style:font-name-asian="SimSun" style:font-size-asian="12pt" style:font-name-complex="Arial" style:font-size-complex="12pt"/>
    </style:style>
    <style:style style:name="T2108" style:family="text">
      <style:text-properties fo:font-size="12pt" officeooo:rsid="05982cf4" style:font-name-asian="SimSun" style:font-size-asian="12pt" style:font-name-complex="Arial" style:font-size-complex="12pt"/>
    </style:style>
    <style:style style:name="T2109" style:family="text">
      <style:text-properties fo:font-size="12pt" officeooo:rsid="05cff86d" style:font-name-asian="SimSun" style:font-size-asian="12pt" style:font-name-complex="Arial" style:font-size-complex="12pt"/>
    </style:style>
    <style:style style:name="T2110" style:family="text">
      <style:text-properties fo:font-size="12pt" officeooo:rsid="05d03574" style:font-name-asian="SimSun" style:font-size-asian="12pt" style:font-name-complex="Arial" style:font-size-complex="12pt"/>
    </style:style>
    <style:style style:name="T2111" style:family="text">
      <style:text-properties fo:font-size="12pt" officeooo:rsid="057b3214" style:font-name-asian="SimSun" style:font-size-asian="12pt" style:font-name-complex="Arial" style:font-size-complex="12pt"/>
    </style:style>
    <style:style style:name="T2112" style:family="text">
      <style:text-properties fo:font-size="12pt" officeooo:rsid="059e3418" style:font-name-asian="SimSun" style:font-size-asian="12pt" style:font-name-complex="Arial" style:font-size-complex="12pt"/>
    </style:style>
    <style:style style:name="T2113" style:family="text">
      <style:text-properties fo:font-size="12pt" officeooo:rsid="05860e62" style:font-name-asian="SimSun" style:font-size-asian="12pt" style:font-name-complex="Arial" style:font-size-complex="12pt"/>
    </style:style>
    <style:style style:name="T2114" style:family="text">
      <style:text-properties fo:font-size="12pt" officeooo:rsid="0586c470" style:font-name-asian="SimSun" style:font-size-asian="12pt" style:font-name-complex="Arial" style:font-size-complex="12pt"/>
    </style:style>
    <style:style style:name="T2115" style:family="text">
      <style:text-properties fo:font-size="12pt" officeooo:rsid="0589631c" style:font-name-asian="SimSun" style:font-size-asian="12pt" style:font-name-complex="Arial" style:font-size-complex="12pt"/>
    </style:style>
    <style:style style:name="T2116" style:family="text">
      <style:text-properties fo:font-size="12pt" officeooo:rsid="059fd585" style:font-name-asian="SimSun" style:font-size-asian="12pt" style:font-name-complex="Arial" style:font-size-complex="12pt"/>
    </style:style>
    <style:style style:name="T2117" style:family="text">
      <style:text-properties fo:font-size="12pt" officeooo:rsid="0587da55" style:font-name-asian="SimSun" style:font-size-asian="12pt" style:font-name-complex="Arial" style:font-size-complex="12pt"/>
    </style:style>
    <style:style style:name="T2118" style:family="text">
      <style:text-properties fo:font-size="12pt" officeooo:rsid="05d19392" style:font-name-asian="SimSun" style:font-size-asian="12pt" style:font-name-complex="Arial" style:font-size-complex="12pt"/>
    </style:style>
    <style:style style:name="T2119" style:family="text">
      <style:text-properties fo:font-size="12pt" officeooo:rsid="05d1e80d" style:font-name-asian="SimSun" style:font-size-asian="12pt" style:font-name-complex="Arial" style:font-size-complex="12pt"/>
    </style:style>
    <style:style style:name="T2120" style:family="text">
      <style:text-properties fo:font-size="12pt" officeooo:rsid="05b77610" style:font-name-asian="SimSun" style:font-size-asian="12pt" style:font-name-complex="Arial" style:font-size-complex="12pt"/>
    </style:style>
    <style:style style:name="T2121" style:family="text">
      <style:text-properties fo:font-size="12pt" officeooo:rsid="05d20587" style:font-name-asian="SimSun" style:font-size-asian="12pt" style:font-name-complex="Arial" style:font-size-complex="12pt"/>
    </style:style>
    <style:style style:name="T2122" style:family="text">
      <style:text-properties fo:font-size="12pt" officeooo:rsid="05ede319" style:font-name-asian="SimSun" style:font-size-asian="12pt" style:font-name-complex="Arial" style:font-size-complex="12pt"/>
    </style:style>
    <style:style style:name="T2123" style:family="text">
      <style:text-properties fo:font-size="12pt" officeooo:rsid="05d231c5" style:font-name-asian="SimSun" style:font-size-asian="12pt" style:font-name-complex="Arial" style:font-size-complex="12pt"/>
    </style:style>
    <style:style style:name="T2124" style:family="text">
      <style:text-properties fo:font-size="12pt" officeooo:rsid="05ec4b22" style:font-name-asian="SimSun" style:font-size-asian="12pt" style:font-name-complex="Arial" style:font-size-complex="12pt"/>
    </style:style>
    <style:style style:name="T2125" style:family="text">
      <style:text-properties fo:font-size="12pt" officeooo:rsid="05d4589f" style:font-name-asian="SimSun" style:font-size-asian="12pt" style:font-name-complex="Arial" style:font-size-complex="12pt"/>
    </style:style>
    <style:style style:name="T2126" style:family="text">
      <style:text-properties fo:font-size="12pt" officeooo:rsid="05ee1fa5" style:font-name-asian="SimSun" style:font-size-asian="12pt" style:font-name-complex="Arial" style:font-size-complex="12pt"/>
    </style:style>
    <style:style style:name="T2127" style:family="text">
      <style:text-properties fo:font-size="12pt" officeooo:rsid="05ef7f1b" style:font-name-asian="SimSun" style:font-size-asian="12pt" style:font-name-complex="Arial" style:font-size-complex="12pt"/>
    </style:style>
    <style:style style:name="T2128" style:family="text">
      <style:text-properties fo:font-size="12pt" officeooo:rsid="05f3068d" style:font-name-asian="SimSun" style:font-size-asian="12pt" style:font-name-complex="Arial" style:font-size-complex="12pt"/>
    </style:style>
    <style:style style:name="T2129" style:family="text">
      <style:text-properties fo:font-size="12pt" officeooo:rsid="05f47f89" style:font-name-asian="SimSun" style:font-size-asian="12pt" style:font-name-complex="Arial" style:font-size-complex="12pt"/>
    </style:style>
    <style:style style:name="T2130" style:family="text">
      <style:text-properties fo:font-size="12pt" officeooo:rsid="05f5739d" style:font-name-asian="SimSun" style:font-size-asian="12pt" style:font-name-complex="Arial" style:font-size-complex="12pt"/>
    </style:style>
    <style:style style:name="T2131" style:family="text">
      <style:text-properties fo:font-size="12pt" officeooo:rsid="05a764d0" style:font-name-asian="SimSun" style:font-size-asian="12pt" style:font-name-complex="Arial" style:font-size-complex="12pt"/>
    </style:style>
    <style:style style:name="T2132" style:family="text">
      <style:text-properties fo:font-size="12pt" officeooo:rsid="05d52c07" style:font-name-asian="SimSun" style:font-size-asian="12pt" style:font-name-complex="Arial" style:font-size-complex="12pt"/>
    </style:style>
    <style:style style:name="T2133" style:family="text">
      <style:text-properties fo:font-size="12pt" officeooo:rsid="05a8f145" style:font-name-asian="SimSun" style:font-size-asian="12pt" style:font-name-complex="Arial" style:font-size-complex="12pt"/>
    </style:style>
    <style:style style:name="T2134" style:family="text">
      <style:text-properties fo:font-size="12pt" officeooo:rsid="05aa4e6f" style:font-name-asian="SimSun" style:font-size-asian="12pt" style:font-name-complex="Arial" style:font-size-complex="12pt"/>
    </style:style>
    <style:style style:name="T2135" style:family="text">
      <style:text-properties fo:font-size="12pt" officeooo:rsid="0609a699" style:font-name-asian="SimSun" style:font-size-asian="12pt" style:font-name-complex="Arial" style:font-size-complex="12pt"/>
    </style:style>
    <style:style style:name="T2136" style:family="text">
      <style:text-properties fo:font-size="12pt" officeooo:rsid="060a4817" style:font-name-asian="SimSun" style:font-size-asian="12pt" style:font-name-complex="Arial" style:font-size-complex="12pt"/>
    </style:style>
    <style:style style:name="T2137" style:family="text">
      <style:text-properties fo:font-size="12pt" officeooo:rsid="060bff12" style:font-name-asian="SimSun" style:font-size-asian="12pt" style:font-name-complex="Arial" style:font-size-complex="12pt"/>
    </style:style>
    <style:style style:name="T2138" style:family="text">
      <style:text-properties fo:font-size="12pt" officeooo:rsid="05ac1485" style:font-name-asian="SimSun" style:font-size-asian="12pt" style:font-name-complex="Arial" style:font-size-complex="12pt"/>
    </style:style>
    <style:style style:name="T2139" style:family="text">
      <style:text-properties fo:font-size="12pt" officeooo:rsid="05ae337c" style:font-name-asian="SimSun" style:font-size-asian="12pt" style:font-name-complex="Arial" style:font-size-complex="12pt"/>
    </style:style>
    <style:style style:name="T2140" style:family="text">
      <style:text-properties fo:font-size="12pt" officeooo:rsid="05d824a8" style:font-name-asian="SimSun" style:font-size-asian="12pt" style:font-name-complex="Arial" style:font-size-complex="12pt"/>
    </style:style>
    <style:style style:name="T2141" style:family="text">
      <style:text-properties fo:font-size="12pt" officeooo:rsid="05b2b415" style:font-name-asian="SimSun" style:font-size-asian="12pt" style:font-name-complex="Arial" style:font-size-complex="12pt"/>
    </style:style>
    <style:style style:name="T2142" style:family="text">
      <style:text-properties fo:font-size="12pt" officeooo:rsid="05b49e23" style:font-name-asian="SimSun" style:font-size-asian="12pt" style:font-name-complex="Arial" style:font-size-complex="12pt"/>
    </style:style>
    <style:style style:name="T2143" style:family="text">
      <style:text-properties fo:font-size="12pt" officeooo:rsid="06ed935c" style:font-name-asian="SimSun" style:font-size-asian="12pt" style:font-name-complex="Arial" style:font-size-complex="12pt"/>
    </style:style>
    <style:style style:name="T2144" style:family="text">
      <style:text-properties fo:font-size="12pt" officeooo:rsid="05a0c0b6" style:font-name-asian="SimSun" style:font-size-asian="12pt" style:font-name-complex="Arial" style:font-size-complex="12pt"/>
    </style:style>
    <style:style style:name="T2145" style:family="text">
      <style:text-properties fo:font-size="12pt" officeooo:rsid="05a6f3a4" style:font-name-asian="SimSun" style:font-size-asian="12pt" style:font-name-complex="Arial" style:font-size-complex="12pt"/>
    </style:style>
    <style:style style:name="T2146" style:family="text">
      <style:text-properties fo:font-size="12pt" officeooo:rsid="05d9f8e5" style:font-name-asian="SimSun" style:font-size-asian="12pt" style:font-name-complex="Arial" style:font-size-complex="12pt"/>
    </style:style>
    <style:style style:name="T2147" style:family="text">
      <style:text-properties fo:font-size="12pt" officeooo:rsid="05b4e9cf" style:font-name-asian="SimSun" style:font-size-asian="12pt" style:font-name-complex="Arial" style:font-size-complex="12pt"/>
    </style:style>
    <style:style style:name="T2148" style:family="text">
      <style:text-properties fo:font-size="12pt" officeooo:rsid="05dba8f2" style:font-name-asian="SimSun" style:font-size-asian="12pt" style:font-name-complex="Arial" style:font-size-complex="12pt"/>
    </style:style>
    <style:style style:name="T2149" style:family="text">
      <style:text-properties fo:font-size="12pt" officeooo:rsid="05a521c2" style:font-name-asian="SimSun" style:font-size-asian="12pt" style:font-name-complex="Arial" style:font-size-complex="12pt"/>
    </style:style>
    <style:style style:name="T2150" style:family="text">
      <style:text-properties fo:font-size="12pt" officeooo:rsid="05ba619f" style:font-name-asian="SimSun" style:font-size-asian="12pt" style:font-name-complex="Arial" style:font-size-complex="12pt"/>
    </style:style>
    <style:style style:name="T2151" style:family="text">
      <style:text-properties fo:font-size="12pt" officeooo:rsid="05de917b" style:font-name-asian="SimSun" style:font-size-asian="12pt" style:font-name-complex="Arial" style:font-size-complex="12pt"/>
    </style:style>
    <style:style style:name="T2152" style:family="text">
      <style:text-properties fo:font-size="12pt" officeooo:rsid="05dec7d5" style:font-name-asian="SimSun" style:font-size-asian="12pt" style:font-name-complex="Arial" style:font-size-complex="12pt"/>
    </style:style>
    <style:style style:name="T2153" style:family="text">
      <style:text-properties fo:font-size="12pt" officeooo:rsid="05bb11a6" style:font-name-asian="SimSun" style:font-size-asian="12pt" style:font-name-complex="Arial" style:font-size-complex="12pt"/>
    </style:style>
    <style:style style:name="T2154" style:family="text">
      <style:text-properties fo:font-size="12pt" officeooo:rsid="0606bec5" style:font-name-asian="SimSun" style:font-size-asian="12pt" style:font-name-complex="Arial" style:font-size-complex="12pt"/>
    </style:style>
    <style:style style:name="T2155" style:family="text">
      <style:text-properties fo:font-size="12pt" officeooo:rsid="060e5437" style:font-name-asian="SimSun" style:font-size-asian="12pt" style:font-name-complex="Arial" style:font-size-complex="12pt"/>
    </style:style>
    <style:style style:name="T2156" style:family="text">
      <style:text-properties fo:font-size="12pt" officeooo:rsid="068b6297" style:font-name-asian="SimSun" style:font-size-asian="12pt" style:font-name-complex="Arial" style:font-size-complex="12pt"/>
    </style:style>
    <style:style style:name="T2157" style:family="text">
      <style:text-properties fo:font-size="12pt" officeooo:rsid="0607ef0e" style:font-name-asian="SimSun" style:font-size-asian="12pt" style:font-name-complex="Arial" style:font-size-complex="12pt"/>
    </style:style>
    <style:style style:name="T2158" style:family="text">
      <style:text-properties fo:font-size="12pt" officeooo:rsid="060e7142" style:font-name-asian="SimSun" style:font-size-asian="12pt" style:font-name-complex="Arial" style:font-size-complex="12pt"/>
    </style:style>
    <style:style style:name="T2159" style:family="text">
      <style:text-properties fo:font-size="12pt" officeooo:rsid="060cc9a5" style:font-name-asian="SimSun" style:font-size-asian="12pt" style:font-name-complex="Arial" style:font-size-complex="12pt"/>
    </style:style>
    <style:style style:name="T2160" style:family="text">
      <style:text-properties fo:font-size="12pt" officeooo:rsid="060d330d" style:font-name-asian="SimSun" style:font-size-asian="12pt" style:font-name-complex="Arial" style:font-size-complex="12pt"/>
    </style:style>
    <style:style style:name="T2161" style:family="text">
      <style:text-properties fo:font-size="12pt" officeooo:rsid="060f3736" style:font-name-asian="SimSun" style:font-size-asian="12pt" style:font-name-complex="Arial" style:font-size-complex="12pt"/>
    </style:style>
    <style:style style:name="T2162" style:family="text">
      <style:text-properties fo:font-size="12pt" officeooo:rsid="060fcf16" style:font-name-asian="SimSun" style:font-size-asian="12pt" style:font-name-complex="Arial" style:font-size-complex="12pt"/>
    </style:style>
    <style:style style:name="T2163" style:family="text">
      <style:text-properties fo:font-size="12pt" officeooo:rsid="06112a11" style:font-name-asian="SimSun" style:font-size-asian="12pt" style:font-name-complex="Arial" style:font-size-complex="12pt"/>
    </style:style>
    <style:style style:name="T2164" style:family="text">
      <style:text-properties fo:font-size="12pt" officeooo:rsid="06130c40" style:font-name-asian="SimSun" style:font-size-asian="12pt" style:font-name-complex="Arial" style:font-size-complex="12pt"/>
    </style:style>
    <style:style style:name="T2165" style:family="text">
      <style:text-properties fo:font-size="12pt" officeooo:rsid="061380e4" style:font-name-asian="SimSun" style:font-size-asian="12pt" style:font-name-complex="Arial" style:font-size-complex="12pt"/>
    </style:style>
    <style:style style:name="T2166" style:family="text">
      <style:text-properties fo:font-size="12pt" officeooo:rsid="0613d327" style:font-name-asian="SimSun" style:font-size-asian="12pt" style:font-name-complex="Arial" style:font-size-complex="12pt"/>
    </style:style>
    <style:style style:name="T2167" style:family="text">
      <style:text-properties fo:font-size="12pt" officeooo:rsid="0614d2e0" style:font-name-asian="SimSun" style:font-size-asian="12pt" style:font-name-complex="Arial" style:font-size-complex="12pt"/>
    </style:style>
    <style:style style:name="T2168" style:family="text">
      <style:text-properties fo:font-size="12pt" officeooo:rsid="0615429b" style:font-name-asian="SimSun" style:font-size-asian="12pt" style:font-name-complex="Arial" style:font-size-complex="12pt"/>
    </style:style>
    <style:style style:name="T2169" style:family="text">
      <style:text-properties fo:font-size="12pt" officeooo:rsid="061713fb" style:font-name-asian="SimSun" style:font-size-asian="12pt" style:font-name-complex="Arial" style:font-size-complex="12pt"/>
    </style:style>
    <style:style style:name="T2170" style:family="text">
      <style:text-properties fo:font-size="12pt" officeooo:rsid="05e197d2" style:font-name-asian="SimSun" style:font-size-asian="12pt" style:font-name-complex="Arial" style:font-size-complex="12pt"/>
    </style:style>
    <style:style style:name="T2171" style:family="text">
      <style:text-properties fo:font-size="12pt" officeooo:rsid="0619006d" style:font-name-asian="SimSun" style:font-size-asian="12pt" style:font-name-complex="Arial" style:font-size-complex="12pt"/>
    </style:style>
    <style:style style:name="T2172" style:family="text">
      <style:text-properties fo:font-size="12pt" officeooo:rsid="061dea90" style:font-name-asian="SimSun" style:font-size-asian="12pt" style:font-name-complex="Arial" style:font-size-complex="12pt"/>
    </style:style>
    <style:style style:name="T2173" style:family="text">
      <style:text-properties fo:font-size="12pt" officeooo:rsid="061f6861" style:font-name-asian="SimSun" style:font-size-asian="12pt" style:font-name-complex="Arial" style:font-size-complex="12pt"/>
    </style:style>
    <style:style style:name="T2174" style:family="text">
      <style:text-properties fo:font-size="12pt" officeooo:rsid="0628b9fe" style:font-name-asian="SimSun" style:font-size-asian="12pt" style:font-name-complex="Arial" style:font-size-complex="12pt"/>
    </style:style>
    <style:style style:name="T2175" style:family="text">
      <style:text-properties fo:font-size="12pt" officeooo:rsid="06298e2c" style:font-name-asian="SimSun" style:font-size-asian="12pt" style:font-name-complex="Arial" style:font-size-complex="12pt"/>
    </style:style>
    <style:style style:name="T2176" style:family="text">
      <style:text-properties fo:font-size="12pt" officeooo:rsid="06206469" style:font-name-asian="SimSun" style:font-size-asian="12pt" style:font-name-complex="Arial" style:font-size-complex="12pt"/>
    </style:style>
    <style:style style:name="T2177" style:family="text">
      <style:text-properties fo:font-size="12pt" officeooo:rsid="06224507" style:font-name-asian="SimSun" style:font-size-asian="12pt" style:font-name-complex="Arial" style:font-size-complex="12pt"/>
    </style:style>
    <style:style style:name="T2178" style:family="text">
      <style:text-properties fo:font-size="12pt" officeooo:rsid="06227c71" style:font-name-asian="SimSun" style:font-size-asian="12pt" style:font-name-complex="Arial" style:font-size-complex="12pt"/>
    </style:style>
    <style:style style:name="T2179" style:family="text">
      <style:text-properties fo:font-size="12pt" officeooo:rsid="06230f00" style:font-name-asian="SimSun" style:font-size-asian="12pt" style:font-name-complex="Arial" style:font-size-complex="12pt"/>
    </style:style>
    <style:style style:name="T2180" style:family="text">
      <style:text-properties fo:font-size="12pt" officeooo:rsid="0627118d" style:font-name-asian="SimSun" style:font-size-asian="12pt" style:font-name-complex="Arial" style:font-size-complex="12pt"/>
    </style:style>
    <style:style style:name="T2181" style:family="text">
      <style:text-properties fo:font-size="12pt" officeooo:rsid="062c8fdd" style:font-name-asian="SimSun" style:font-size-asian="12pt" style:font-name-complex="Arial" style:font-size-complex="12pt"/>
    </style:style>
    <style:style style:name="T2182" style:family="text">
      <style:text-properties fo:font-size="12pt" officeooo:rsid="061a5a92" style:font-name-asian="SimSun" style:font-size-asian="12pt" style:font-name-complex="Arial" style:font-size-complex="12pt"/>
    </style:style>
    <style:style style:name="T2183" style:family="text">
      <style:text-properties fo:font-size="12pt" officeooo:rsid="061dae6d" style:font-name-asian="SimSun" style:font-size-asian="12pt" style:font-name-complex="Arial" style:font-size-complex="12pt"/>
    </style:style>
    <style:style style:name="T2184" style:family="text">
      <style:text-properties fo:font-size="12pt" officeooo:rsid="062e8085" style:font-name-asian="SimSun" style:font-size-asian="12pt" style:font-name-complex="Arial" style:font-size-complex="12pt"/>
    </style:style>
    <style:style style:name="T2185" style:family="text">
      <style:text-properties fo:font-size="12pt" officeooo:rsid="06398594" style:font-name-asian="SimSun" style:font-size-asian="12pt" style:font-name-complex="Arial" style:font-size-complex="12pt"/>
    </style:style>
    <style:style style:name="T2186" style:family="text">
      <style:text-properties fo:font-size="12pt" officeooo:rsid="0649c4d9" style:font-name-asian="SimSun" style:font-size-asian="12pt" style:font-name-complex="Arial" style:font-size-complex="12pt"/>
    </style:style>
    <style:style style:name="T2187" style:family="text">
      <style:text-properties fo:font-size="12pt" officeooo:rsid="064b8f69" style:font-name-asian="SimSun" style:font-size-asian="12pt" style:font-name-complex="Arial" style:font-size-complex="12pt"/>
    </style:style>
    <style:style style:name="T2188" style:family="text">
      <style:text-properties fo:font-size="12pt" officeooo:rsid="064d8ac5" style:font-name-asian="SimSun" style:font-size-asian="12pt" style:font-name-complex="Arial" style:font-size-complex="12pt"/>
    </style:style>
    <style:style style:name="T2189" style:family="text">
      <style:text-properties fo:font-size="12pt" officeooo:rsid="063ca2f9" style:font-name-asian="SimSun" style:font-size-asian="12pt" style:font-name-complex="Arial" style:font-size-complex="12pt"/>
    </style:style>
    <style:style style:name="T2190" style:family="text">
      <style:text-properties fo:font-size="12pt" officeooo:rsid="064ef58e" style:font-name-asian="SimSun" style:font-size-asian="12pt" style:font-name-complex="Arial" style:font-size-complex="12pt"/>
    </style:style>
    <style:style style:name="T2191" style:family="text">
      <style:text-properties fo:font-size="12pt" officeooo:rsid="065de250" style:font-name-asian="SimSun" style:font-size-asian="12pt" style:font-name-complex="Arial" style:font-size-complex="12pt"/>
    </style:style>
    <style:style style:name="T2192" style:family="text">
      <style:text-properties fo:font-size="12pt" officeooo:rsid="063ea063" style:font-name-asian="SimSun" style:font-size-asian="12pt" style:font-name-complex="Arial" style:font-size-complex="12pt"/>
    </style:style>
    <style:style style:name="T2193" style:family="text">
      <style:text-properties fo:font-size="12pt" officeooo:rsid="06401ef0" style:font-name-asian="SimSun" style:font-size-asian="12pt" style:font-name-complex="Arial" style:font-size-complex="12pt"/>
    </style:style>
    <style:style style:name="T2194" style:family="text">
      <style:text-properties fo:font-size="12pt" officeooo:rsid="0650c027" style:font-name-asian="SimSun" style:font-size-asian="12pt" style:font-name-complex="Arial" style:font-size-complex="12pt"/>
    </style:style>
    <style:style style:name="T2195" style:family="text">
      <style:text-properties fo:font-size="12pt" officeooo:rsid="06499f20" style:font-name-asian="SimSun" style:font-size-asian="12pt" style:font-name-complex="Arial" style:font-size-complex="12pt"/>
    </style:style>
    <style:style style:name="T2196" style:family="text">
      <style:text-properties fo:font-size="12pt" officeooo:rsid="06517fe6" style:font-name-asian="SimSun" style:font-size-asian="12pt" style:font-name-complex="Arial" style:font-size-complex="12pt"/>
    </style:style>
    <style:style style:name="T2197" style:family="text">
      <style:text-properties fo:font-size="12pt" officeooo:rsid="068222b1" style:font-name-asian="SimSun" style:font-size-asian="12pt" style:font-name-complex="Arial" style:font-size-complex="12pt"/>
    </style:style>
    <style:style style:name="T2198" style:family="text">
      <style:text-properties fo:font-size="12pt" officeooo:rsid="069bb57f" style:font-name-asian="SimSun" style:font-size-asian="12pt" style:font-name-complex="Arial" style:font-size-complex="12pt"/>
    </style:style>
    <style:style style:name="T2199" style:family="text">
      <style:text-properties fo:font-size="12pt" officeooo:rsid="0683e9a8" style:font-name-asian="SimSun" style:font-size-asian="12pt" style:font-name-complex="Arial" style:font-size-complex="12pt"/>
    </style:style>
    <style:style style:name="T2200" style:family="text">
      <style:text-properties fo:font-size="12pt" officeooo:rsid="069b9eda" style:font-name-asian="SimSun" style:font-size-asian="12pt" style:font-name-complex="Arial" style:font-size-complex="12pt"/>
    </style:style>
    <style:style style:name="T2201" style:family="text">
      <style:text-properties fo:font-size="12pt" officeooo:rsid="069e3e87" style:font-name-asian="SimSun" style:font-size-asian="12pt" style:font-name-complex="Arial" style:font-size-complex="12pt"/>
    </style:style>
    <style:style style:name="T2202" style:family="text">
      <style:text-properties fo:font-size="12pt" officeooo:rsid="069d2162" style:font-name-asian="SimSun" style:font-size-asian="12pt" style:font-name-complex="Arial" style:font-size-complex="12pt"/>
    </style:style>
    <style:style style:name="T2203" style:family="text">
      <style:text-properties fo:font-size="12pt" officeooo:rsid="069fc8a2" style:font-name-asian="SimSun" style:font-size-asian="12pt" style:font-name-complex="Arial" style:font-size-complex="12pt"/>
    </style:style>
    <style:style style:name="T2204" style:family="text">
      <style:text-properties fo:font-size="12pt" officeooo:rsid="06a162b5" style:font-name-asian="SimSun" style:font-size-asian="12pt" style:font-name-complex="Arial" style:font-size-complex="12pt"/>
    </style:style>
    <style:style style:name="T2205" style:family="text">
      <style:text-properties fo:font-size="12pt" officeooo:rsid="06a1bebb" style:font-name-asian="SimSun" style:font-size-asian="12pt" style:font-name-complex="Arial" style:font-size-complex="12pt"/>
    </style:style>
    <style:style style:name="T2206" style:family="text">
      <style:text-properties fo:font-size="12pt" officeooo:rsid="06a269a4" style:font-name-asian="SimSun" style:font-size-asian="12pt" style:font-name-complex="Arial" style:font-size-complex="12pt"/>
    </style:style>
    <style:style style:name="T2207" style:family="text">
      <style:text-properties fo:font-size="12pt" officeooo:rsid="05fff683" style:font-name-asian="SimSun" style:font-size-asian="12pt" style:font-name-complex="Arial" style:font-size-complex="12pt"/>
    </style:style>
    <style:style style:name="T2208" style:family="text">
      <style:text-properties fo:font-size="12pt" officeooo:rsid="06355799" style:font-name-asian="SimSun" style:font-size-asian="12pt" style:font-name-complex="Arial" style:font-size-complex="12pt"/>
    </style:style>
    <style:style style:name="T2209" style:family="text">
      <style:text-properties fo:font-size="12pt" officeooo:rsid="06b8f24e" style:font-name-asian="SimSun" style:font-size-asian="12pt" style:font-name-complex="Arial" style:font-size-complex="12pt"/>
    </style:style>
    <style:style style:name="T2210" style:family="text">
      <style:text-properties fo:font-size="12pt" officeooo:rsid="06bacfae" style:font-name-asian="SimSun" style:font-size-asian="12pt" style:font-name-complex="Arial" style:font-size-complex="12pt"/>
    </style:style>
    <style:style style:name="T2211" style:family="text">
      <style:text-properties fo:font-size="12pt" officeooo:rsid="06b9e667" style:font-name-asian="SimSun" style:font-size-asian="12pt" style:font-name-complex="Arial" style:font-size-complex="12pt"/>
    </style:style>
    <style:style style:name="T2212" style:family="text">
      <style:text-properties fo:font-size="12pt" officeooo:rsid="06babea3" style:font-name-asian="SimSun" style:font-size-asian="12pt" style:font-name-complex="Arial" style:font-size-complex="12pt"/>
    </style:style>
    <style:style style:name="T2213" style:family="text">
      <style:text-properties fo:font-size="12pt" officeooo:rsid="06edd047" style:font-name-asian="SimSun" style:font-size-asian="12pt" style:font-name-complex="Arial" style:font-size-complex="12pt"/>
    </style:style>
    <style:style style:name="T2214" style:family="text">
      <style:text-properties fo:font-size="12pt" officeooo:rsid="06bc64be" style:font-name-asian="SimSun" style:font-size-asian="12pt" style:font-name-complex="Arial" style:font-size-complex="12pt"/>
    </style:style>
    <style:style style:name="T2215" style:family="text">
      <style:text-properties fo:font-size="12pt" officeooo:rsid="06ee4d87" style:font-name-asian="SimSun" style:font-size-asian="12pt" style:font-name-complex="Arial" style:font-size-complex="12pt"/>
    </style:style>
    <style:style style:name="T2216" style:family="text">
      <style:text-properties fo:font-size="12pt" officeooo:rsid="06ef4c0e" style:font-name-asian="SimSun" style:font-size-asian="12pt" style:font-name-complex="Arial" style:font-size-complex="12pt"/>
    </style:style>
    <style:style style:name="T2217" style:family="text">
      <style:text-properties fo:font-size="12pt" officeooo:rsid="06bf0abb" style:font-name-asian="SimSun" style:font-size-asian="12pt" style:font-name-complex="Arial" style:font-size-complex="12pt"/>
    </style:style>
    <style:style style:name="T2218" style:family="text">
      <style:text-properties fo:font-size="12pt" officeooo:rsid="06f41a5b" style:font-name-asian="SimSun" style:font-size-asian="12pt" style:font-name-complex="Arial" style:font-size-complex="12pt"/>
    </style:style>
    <style:style style:name="T2219" style:family="text">
      <style:text-properties fo:font-size="12pt" officeooo:rsid="06ef6ab1" style:font-name-asian="SimSun" style:font-size-asian="12pt" style:font-name-complex="Arial" style:font-size-complex="12pt"/>
    </style:style>
    <style:style style:name="T2220" style:family="text">
      <style:text-properties fo:font-size="12pt" officeooo:rsid="06f1253e" style:font-name-asian="SimSun" style:font-size-asian="12pt" style:font-name-complex="Arial" style:font-size-complex="12pt"/>
    </style:style>
    <style:style style:name="T2221" style:family="text">
      <style:text-properties fo:font-size="12pt" officeooo:rsid="06f22a49" style:font-name-asian="SimSun" style:font-size-asian="12pt" style:font-name-complex="Arial" style:font-size-complex="12pt"/>
    </style:style>
    <style:style style:name="T2222" style:family="text">
      <style:text-properties fo:font-size="12pt" officeooo:rsid="0695e1c9" style:font-name-asian="SimSun" style:font-size-asian="12pt" style:font-name-complex="Arial" style:font-size-complex="12pt"/>
    </style:style>
    <style:style style:name="T2223" style:family="text">
      <style:text-properties fo:font-size="12pt" officeooo:rsid="072e7f78" style:font-name-asian="SimSun" style:font-size-asian="12pt" style:font-name-complex="Arial" style:font-size-complex="12pt"/>
    </style:style>
    <style:style style:name="T2224" style:family="text">
      <style:text-properties fo:font-size="12pt" officeooo:rsid="073169ee" style:font-name-asian="SimSun" style:font-size-asian="12pt" style:font-name-complex="Arial" style:font-size-complex="12pt"/>
    </style:style>
    <style:style style:name="T2225" style:family="text">
      <style:text-properties fo:font-size="12pt" officeooo:rsid="0732e574" style:font-name-asian="SimSun" style:font-size-asian="12pt" style:font-name-complex="Arial" style:font-size-complex="12pt"/>
    </style:style>
    <style:style style:name="T2226" style:family="text">
      <style:text-properties fo:font-size="12pt" officeooo:rsid="0734d907" style:font-name-asian="SimSun" style:font-size-asian="12pt" style:font-name-complex="Arial" style:font-size-complex="12pt"/>
    </style:style>
    <style:style style:name="T2227" style:family="text">
      <style:text-properties fo:font-size="12pt" officeooo:rsid="084dd475" style:font-name-asian="SimSun" style:font-size-asian="12pt" style:font-name-complex="Arial" style:font-size-complex="12pt"/>
    </style:style>
    <style:style style:name="T2228" style:family="text">
      <style:text-properties fo:font-size="12pt" officeooo:rsid="06fcedbc" style:font-name-asian="SimSun" style:font-size-asian="12pt" style:font-name-complex="Arial" style:font-size-complex="12pt"/>
    </style:style>
    <style:style style:name="T2229" style:family="text">
      <style:text-properties fo:font-size="12pt" officeooo:rsid="070301b6" style:font-name-asian="SimSun" style:font-size-asian="12pt" style:font-name-complex="Arial" style:font-size-complex="12pt"/>
    </style:style>
    <style:style style:name="T2230" style:family="text">
      <style:text-properties fo:font-size="12pt" officeooo:rsid="06fdfaf7" style:font-name-asian="SimSun" style:font-size-asian="12pt" style:font-name-complex="Arial" style:font-size-complex="12pt"/>
    </style:style>
    <style:style style:name="T2231" style:family="text">
      <style:text-properties fo:font-size="12pt" officeooo:rsid="0700f8c5" style:font-name-asian="SimSun" style:font-size-asian="12pt" style:font-name-complex="Arial" style:font-size-complex="12pt"/>
    </style:style>
    <style:style style:name="T2232" style:family="text">
      <style:text-properties fo:font-size="12pt" officeooo:rsid="0703d126" style:font-name-asian="SimSun" style:font-size-asian="12pt" style:font-name-complex="Arial" style:font-size-complex="12pt"/>
    </style:style>
    <style:style style:name="T2233" style:family="text">
      <style:text-properties fo:font-size="12pt" officeooo:rsid="06a84ba2" style:font-name-asian="SimSun" style:font-size-asian="12pt" style:font-name-complex="Arial" style:font-size-complex="12pt"/>
    </style:style>
    <style:style style:name="T2234" style:family="text">
      <style:text-properties fo:font-size="12pt" officeooo:rsid="073d2422" style:font-name-asian="SimSun" style:font-size-asian="12pt" style:font-name-complex="Arial" style:font-size-complex="12pt"/>
    </style:style>
    <style:style style:name="T2235" style:family="text">
      <style:text-properties fo:font-size="12pt" officeooo:rsid="07765328" style:font-name-asian="SimSun" style:font-size-asian="12pt" style:font-name-complex="Arial" style:font-size-complex="12pt"/>
    </style:style>
    <style:style style:name="T2236" style:family="text">
      <style:text-properties fo:font-size="12pt" officeooo:rsid="07426bba" style:font-name-asian="SimSun" style:font-size-asian="12pt" style:font-name-complex="Arial" style:font-size-complex="12pt"/>
    </style:style>
    <style:style style:name="T2237" style:family="text">
      <style:text-properties fo:font-size="12pt" officeooo:rsid="073de147" style:font-name-asian="SimSun" style:font-size-asian="12pt" style:font-name-complex="Arial" style:font-size-complex="12pt"/>
    </style:style>
    <style:style style:name="T2238" style:family="text">
      <style:text-properties fo:font-size="12pt" officeooo:rsid="073ef38e" style:font-name-asian="SimSun" style:font-size-asian="12pt" style:font-name-complex="Arial" style:font-size-complex="12pt"/>
    </style:style>
    <style:style style:name="T2239" style:family="text">
      <style:text-properties fo:font-size="12pt" officeooo:rsid="074454cb" style:font-name-asian="SimSun" style:font-size-asian="12pt" style:font-name-complex="Arial" style:font-size-complex="12pt"/>
    </style:style>
    <style:style style:name="T2240" style:family="text">
      <style:text-properties fo:font-size="12pt" officeooo:rsid="07764e3e" style:font-name-asian="SimSun" style:font-size-asian="12pt" style:font-name-complex="Arial" style:font-size-complex="12pt"/>
    </style:style>
    <style:style style:name="T2241" style:family="text">
      <style:text-properties fo:font-size="12pt" officeooo:rsid="0744bd8d" style:font-name-asian="SimSun" style:font-size-asian="12pt" style:font-name-complex="Arial" style:font-size-complex="12pt"/>
    </style:style>
    <style:style style:name="T2242" style:family="text">
      <style:text-properties fo:font-size="12pt" officeooo:rsid="0745b75f" style:font-name-asian="SimSun" style:font-size-asian="12pt" style:font-name-complex="Arial" style:font-size-complex="12pt"/>
    </style:style>
    <style:style style:name="T2243" style:family="text">
      <style:text-properties fo:font-size="12pt" officeooo:rsid="073fffae" style:font-name-asian="SimSun" style:font-size-asian="12pt" style:font-name-complex="Arial" style:font-size-complex="12pt"/>
    </style:style>
    <style:style style:name="T2244" style:family="text">
      <style:text-properties fo:font-size="12pt" officeooo:rsid="074734d4" style:font-name-asian="SimSun" style:font-size-asian="12pt" style:font-name-complex="Arial" style:font-size-complex="12pt"/>
    </style:style>
    <style:style style:name="T2245" style:family="text">
      <style:text-properties fo:font-size="12pt" officeooo:rsid="0747f532" style:font-name-asian="SimSun" style:font-size-asian="12pt" style:font-name-complex="Arial" style:font-size-complex="12pt"/>
    </style:style>
    <style:style style:name="T2246" style:family="text">
      <style:text-properties fo:font-size="12pt" officeooo:rsid="0748f07a" style:font-name-asian="SimSun" style:font-size-asian="12pt" style:font-name-complex="Arial" style:font-size-complex="12pt"/>
    </style:style>
    <style:style style:name="T2247" style:family="text">
      <style:text-properties fo:font-size="12pt" officeooo:rsid="074972fa" style:font-name-asian="SimSun" style:font-size-asian="12pt" style:font-name-complex="Arial" style:font-size-complex="12pt"/>
    </style:style>
    <style:style style:name="T2248" style:family="text">
      <style:text-properties fo:font-size="12pt" officeooo:rsid="07491219" style:font-name-asian="SimSun" style:font-size-asian="12pt" style:font-name-complex="Arial" style:font-size-complex="12pt"/>
    </style:style>
    <style:style style:name="T2249" style:family="text">
      <style:text-properties fo:font-size="12pt" officeooo:rsid="0738ef46" style:font-name-asian="SimSun" style:font-size-asian="12pt" style:font-name-complex="Arial" style:font-size-complex="12pt"/>
    </style:style>
    <style:style style:name="T2250" style:family="text">
      <style:text-properties fo:font-size="12pt" officeooo:rsid="06a79f57" style:font-name-asian="SimSun" style:font-size-asian="12pt" style:font-name-complex="Arial" style:font-size-complex="12pt"/>
    </style:style>
    <style:style style:name="T2251" style:family="text">
      <style:text-properties fo:font-size="12pt" officeooo:rsid="07edc3f9" style:font-name-asian="SimSun" style:font-size-asian="12pt" style:font-name-complex="Arial" style:font-size-complex="12pt"/>
    </style:style>
    <style:style style:name="T2252" style:family="text">
      <style:text-properties fo:font-size="12pt" officeooo:rsid="08014e73" style:font-name-asian="SimSun" style:font-size-asian="12pt" style:font-name-complex="Arial" style:font-size-complex="12pt"/>
    </style:style>
    <style:style style:name="T2253" style:family="text">
      <style:text-properties fo:font-size="12pt" officeooo:rsid="0801fc77" style:font-name-asian="SimSun" style:font-size-asian="12pt" style:font-name-complex="Arial" style:font-size-complex="12pt"/>
    </style:style>
    <style:style style:name="T2254" style:family="text">
      <style:text-properties fo:font-size="12pt" officeooo:rsid="07ea8ece" style:font-name-asian="SimSun" style:font-size-asian="12pt" style:font-name-complex="Arial" style:font-size-complex="12pt"/>
    </style:style>
    <style:style style:name="T2255" style:family="text">
      <style:text-properties fo:font-size="12pt" officeooo:rsid="0805aa27" style:font-name-asian="SimSun" style:font-size-asian="12pt" style:font-name-complex="Arial" style:font-size-complex="12pt"/>
    </style:style>
    <style:style style:name="T2256" style:family="text">
      <style:text-properties fo:font-size="12pt" officeooo:rsid="08029fc0" style:font-name-asian="SimSun" style:font-size-asian="12pt" style:font-name-complex="Arial" style:font-size-complex="12pt"/>
    </style:style>
    <style:style style:name="T2257" style:family="text">
      <style:text-properties fo:font-size="12pt" officeooo:rsid="0802f078" style:font-name-asian="SimSun" style:font-size-asian="12pt" style:font-name-complex="Arial" style:font-size-complex="12pt"/>
    </style:style>
    <style:style style:name="T2258" style:family="text">
      <style:text-properties fo:font-size="12pt" officeooo:rsid="0802ed00" style:font-name-asian="SimSun" style:font-size-asian="12pt" style:font-name-complex="Arial" style:font-size-complex="12pt"/>
    </style:style>
    <style:style style:name="T2259" style:family="text">
      <style:text-properties fo:font-size="12pt" officeooo:rsid="0806d2f3" style:font-name-asian="SimSun" style:font-size-asian="12pt" style:font-name-complex="Arial" style:font-size-complex="12pt"/>
    </style:style>
    <style:style style:name="T2260" style:family="text">
      <style:text-properties fo:font-size="12pt" officeooo:rsid="080a1c51" style:font-name-asian="SimSun" style:font-size-asian="12pt" style:font-name-complex="Arial" style:font-size-complex="12pt"/>
    </style:style>
    <style:style style:name="T2261" style:family="text">
      <style:text-properties fo:font-size="12pt" officeooo:rsid="0816f153" style:font-name-asian="SimSun" style:font-size-asian="12pt" style:font-name-complex="Arial" style:font-size-complex="12pt"/>
    </style:style>
    <style:style style:name="T2262" style:family="text">
      <style:text-properties fo:font-size="12pt" officeooo:rsid="080baad9" style:font-name-asian="SimSun" style:font-size-asian="12pt" style:font-name-complex="Arial" style:font-size-complex="12pt"/>
    </style:style>
    <style:style style:name="T2263" style:family="text">
      <style:text-properties fo:font-size="12pt" officeooo:rsid="0778db7f" style:font-name-asian="SimSun" style:font-size-asian="12pt" style:font-name-complex="Arial" style:font-size-complex="12pt"/>
    </style:style>
    <style:style style:name="T2264" style:family="text">
      <style:text-properties fo:font-size="12pt" officeooo:rsid="078c8048" style:font-name-asian="SimSun" style:font-size-asian="12pt" style:font-name-complex="Arial" style:font-size-complex="12pt"/>
    </style:style>
    <style:style style:name="T2265" style:family="text">
      <style:text-properties fo:font-size="12pt" officeooo:rsid="074d688a" style:font-name-asian="SimSun" style:font-size-asian="12pt" style:font-name-complex="Arial" style:font-size-complex="12pt"/>
    </style:style>
    <style:style style:name="T2266" style:family="text">
      <style:text-properties fo:font-size="12pt" officeooo:rsid="077b2c3c" style:font-name-asian="SimSun" style:font-size-asian="12pt" style:font-name-complex="Arial" style:font-size-complex="12pt"/>
    </style:style>
    <style:style style:name="T2267" style:family="text">
      <style:text-properties fo:font-size="12pt" officeooo:rsid="08528758" style:font-name-asian="SimSun" style:font-size-asian="12pt" style:font-name-complex="Arial" style:font-size-complex="12pt"/>
    </style:style>
    <style:style style:name="T2268" style:family="text">
      <style:text-properties fo:font-size="12pt" officeooo:rsid="087fb099" style:font-name-asian="SimSun" style:font-size-asian="12pt" style:font-name-complex="Arial" style:font-size-complex="12pt"/>
    </style:style>
    <style:style style:name="T2269" style:family="text">
      <style:text-properties fo:font-size="12pt" officeooo:rsid="07c346ba" style:font-name-asian="SimSun" style:font-size-asian="12pt" style:font-name-complex="Arial" style:font-size-complex="12pt"/>
    </style:style>
    <style:style style:name="T2270" style:family="text">
      <style:text-properties fo:font-size="12pt" officeooo:rsid="0783979c" style:font-name-asian="SimSun" style:font-size-asian="12pt" style:font-name-complex="Arial" style:font-size-complex="12pt"/>
    </style:style>
    <style:style style:name="T2271" style:family="text">
      <style:text-properties fo:font-size="12pt" officeooo:rsid="0791faa8" style:font-name-asian="SimSun" style:font-size-asian="12pt" style:font-name-complex="Arial" style:font-size-complex="12pt"/>
    </style:style>
    <style:style style:name="T2272" style:family="text">
      <style:text-properties fo:font-size="12pt" officeooo:rsid="078d4fdb" style:font-name-asian="SimSun" style:font-size-asian="12pt" style:font-name-complex="Arial" style:font-size-complex="12pt"/>
    </style:style>
    <style:style style:name="T2273" style:family="text">
      <style:text-properties fo:font-size="12pt" officeooo:rsid="0795c43f" style:font-name-asian="SimSun" style:font-size-asian="12pt" style:font-name-complex="Arial" style:font-size-complex="12pt"/>
    </style:style>
    <style:style style:name="T2274" style:family="text">
      <style:text-properties fo:font-size="12pt" officeooo:rsid="0797176f" style:font-name-asian="SimSun" style:font-size-asian="12pt" style:font-name-complex="Arial" style:font-size-complex="12pt"/>
    </style:style>
    <style:style style:name="T2275" style:family="text">
      <style:text-properties fo:font-size="12pt" officeooo:rsid="079cc422" style:font-name-asian="SimSun" style:font-size-asian="12pt" style:font-name-complex="Arial" style:font-size-complex="12pt"/>
    </style:style>
    <style:style style:name="T2276" style:family="text">
      <style:text-properties fo:font-size="12pt" officeooo:rsid="079d8922" style:font-name-asian="SimSun" style:font-size-asian="12pt" style:font-name-complex="Arial" style:font-size-complex="12pt"/>
    </style:style>
    <style:style style:name="T2277" style:family="text">
      <style:text-properties fo:font-size="12pt" officeooo:rsid="07ef4b35" style:font-name-asian="SimSun" style:font-size-asian="12pt" style:font-name-complex="Arial" style:font-size-complex="12pt"/>
    </style:style>
    <style:style style:name="T2278" style:family="text">
      <style:text-properties fo:font-size="12pt" officeooo:rsid="07ef5917" style:font-name-asian="SimSun" style:font-size-asian="12pt" style:font-name-complex="Arial" style:font-size-complex="12pt"/>
    </style:style>
    <style:style style:name="T2279" style:family="text">
      <style:text-properties fo:font-size="12pt" officeooo:rsid="080c065e" style:font-name-asian="SimSun" style:font-size-asian="12pt" style:font-name-complex="Arial" style:font-size-complex="12pt"/>
    </style:style>
    <style:style style:name="T2280" style:family="text">
      <style:text-properties fo:font-size="12pt" officeooo:rsid="07f156de" style:font-name-asian="SimSun" style:font-size-asian="12pt" style:font-name-complex="Arial" style:font-size-complex="12pt"/>
    </style:style>
    <style:style style:name="T2281" style:family="text">
      <style:text-properties fo:font-size="12pt" officeooo:rsid="07f3173b" style:font-name-asian="SimSun" style:font-size-asian="12pt" style:font-name-complex="Arial" style:font-size-complex="12pt"/>
    </style:style>
    <style:style style:name="T2282" style:family="text">
      <style:text-properties fo:font-size="12pt" officeooo:rsid="07f34bc1" style:font-name-asian="SimSun" style:font-size-asian="12pt" style:font-name-complex="Arial" style:font-size-complex="12pt"/>
    </style:style>
    <style:style style:name="T2283" style:family="text">
      <style:text-properties fo:font-size="12pt" officeooo:rsid="07f42387" style:font-name-asian="SimSun" style:font-size-asian="12pt" style:font-name-complex="Arial" style:font-size-complex="12pt"/>
    </style:style>
    <style:style style:name="T2284" style:family="text">
      <style:text-properties fo:font-size="12pt" officeooo:rsid="07f75968" style:font-name-asian="SimSun" style:font-size-asian="12pt" style:font-name-complex="Arial" style:font-size-complex="12pt"/>
    </style:style>
    <style:style style:name="T2285" style:family="text">
      <style:text-properties fo:font-size="12pt" officeooo:rsid="08234080" style:font-name-asian="SimSun" style:font-size-asian="12pt" style:font-name-complex="Arial" style:font-size-complex="12pt"/>
    </style:style>
    <style:style style:name="T2286" style:family="text">
      <style:text-properties fo:font-size="12pt" officeooo:rsid="08265a76" style:font-name-asian="SimSun" style:font-size-asian="12pt" style:font-name-complex="Arial" style:font-size-complex="12pt"/>
    </style:style>
    <style:style style:name="T2287" style:family="text">
      <style:text-properties fo:font-size="12pt" officeooo:rsid="0823ec1d" style:font-name-asian="SimSun" style:font-size-asian="12pt" style:font-name-complex="Arial" style:font-size-complex="12pt"/>
    </style:style>
    <style:style style:name="T2288" style:family="text">
      <style:text-properties fo:font-size="12pt" officeooo:rsid="0826038e" style:font-name-asian="SimSun" style:font-size-asian="12pt" style:font-name-complex="Arial" style:font-size-complex="12pt"/>
    </style:style>
    <style:style style:name="T2289" style:family="text">
      <style:text-properties fo:font-size="12pt" officeooo:rsid="0824cea6" style:font-name-asian="SimSun" style:font-size-asian="12pt" style:font-name-complex="Arial" style:font-size-complex="12pt"/>
    </style:style>
    <style:style style:name="T2290" style:family="text">
      <style:text-properties fo:font-size="12pt" officeooo:rsid="0825dab7" style:font-name-asian="SimSun" style:font-size-asian="12pt" style:font-name-complex="Arial" style:font-size-complex="12pt"/>
    </style:style>
    <style:style style:name="T2291" style:family="text">
      <style:text-properties fo:font-size="12pt" officeooo:rsid="08264a60" style:font-name-asian="SimSun" style:font-size-asian="12pt" style:font-name-complex="Arial" style:font-size-complex="12pt"/>
    </style:style>
    <style:style style:name="T2292" style:family="text">
      <style:text-properties fo:font-size="12pt" officeooo:rsid="079de114" style:font-name-asian="SimSun" style:font-size-asian="12pt" style:font-name-complex="Arial" style:font-size-complex="12pt"/>
    </style:style>
    <style:style style:name="T2293" style:family="text">
      <style:text-properties fo:font-size="12pt" officeooo:rsid="07a6ec86" style:font-name-asian="SimSun" style:font-size-asian="12pt" style:font-name-complex="Arial" style:font-size-complex="12pt"/>
    </style:style>
    <style:style style:name="T2294" style:family="text">
      <style:text-properties fo:font-size="12pt" officeooo:rsid="07b9bab3" style:font-name-asian="SimSun" style:font-size-asian="12pt" style:font-name-complex="Arial" style:font-size-complex="12pt"/>
    </style:style>
    <style:style style:name="T2295" style:family="text">
      <style:text-properties fo:font-size="12pt" officeooo:rsid="0828b812" style:font-name-asian="SimSun" style:font-size-asian="12pt" style:font-name-complex="Arial" style:font-size-complex="12pt"/>
    </style:style>
    <style:style style:name="T2296" style:family="text">
      <style:text-properties fo:font-size="12pt" officeooo:rsid="082f30f6" style:font-name-asian="SimSun" style:font-size-asian="12pt" style:font-name-complex="Arial" style:font-size-complex="12pt"/>
    </style:style>
    <style:style style:name="T2297" style:family="text">
      <style:text-properties fo:font-size="12pt" officeooo:rsid="083119f9" style:font-name-asian="SimSun" style:font-size-asian="12pt" style:font-name-complex="Arial" style:font-size-complex="12pt"/>
    </style:style>
    <style:style style:name="T2298" style:family="text">
      <style:text-properties fo:font-size="12pt" officeooo:rsid="07e29d74" style:font-name-asian="SimSun" style:font-size-asian="12pt" style:font-name-complex="Arial" style:font-size-complex="12pt"/>
    </style:style>
    <style:style style:name="T2299" style:family="text">
      <style:text-properties fo:font-size="12pt" fo:font-weight="normal" style:font-name-asian="SimSun" style:font-size-asian="12pt" style:font-weight-asian="normal" style:font-name-complex="Arial" style:font-size-complex="12pt" style:font-weight-complex="normal"/>
    </style:style>
    <style:style style:name="T2300"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2301"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2302"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2303"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2304"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2305"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2306"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2307"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2308"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2309"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2310"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2311"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2312"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2313"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2314"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2315"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2316"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2317"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2318"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2319"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2320"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2321"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2322"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2323"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2324"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2325"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2326"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2327"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2328"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2329"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2330"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2331"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2332"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2333"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2334"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2335" style:family="text">
      <style:text-properties fo:font-size="12pt" fo:font-weight="normal" officeooo:rsid="0c34b279" style:font-name-asian="SimSun" style:font-size-asian="12pt" style:font-weight-asian="normal" style:font-name-complex="Arial" style:font-size-complex="12pt" style:font-weight-complex="normal"/>
    </style:style>
    <style:style style:name="T2336" style:family="text">
      <style:text-properties fo:font-size="12pt" fo:font-weight="normal" officeooo:rsid="0df4419d" style:font-name-asian="SimSun" style:font-size-asian="12pt" style:font-weight-asian="normal" style:font-name-complex="Arial" style:font-size-complex="12pt" style:font-weight-complex="normal"/>
    </style:style>
    <style:style style:name="T2337" style:family="text">
      <style:text-properties fo:font-size="12pt" fo:font-weight="normal" officeooo:rsid="00144285" style:font-size-asian="12pt" style:font-weight-asian="normal" style:font-size-complex="12pt" style:font-weight-complex="normal"/>
    </style:style>
    <style:style style:name="T2338" style:family="text">
      <style:text-properties fo:font-size="12pt" fo:font-weight="normal" officeooo:rsid="00147ec0" style:font-size-asian="12pt" style:font-weight-asian="normal" style:font-size-complex="12pt" style:font-weight-complex="normal"/>
    </style:style>
    <style:style style:name="T2339" style:family="text">
      <style:text-properties fo:font-size="12pt" fo:font-weight="normal" officeooo:rsid="080d50f8" style:font-size-asian="12pt" style:font-weight-asian="normal" style:font-size-complex="12pt" style:font-weight-complex="normal"/>
    </style:style>
    <style:style style:name="T2340" style:family="text">
      <style:text-properties fo:font-size="12pt" fo:font-weight="normal" officeooo:rsid="080ee2b1" style:font-size-asian="12pt" style:font-weight-asian="normal" style:font-size-complex="12pt" style:font-weight-complex="normal"/>
    </style:style>
    <style:style style:name="T2341" style:family="text">
      <style:text-properties fo:font-size="12pt" fo:font-weight="normal" officeooo:rsid="08173ada" style:font-size-asian="12pt" style:font-weight-asian="normal" style:font-size-complex="12pt" style:font-weight-complex="normal"/>
    </style:style>
    <style:style style:name="T2342" style:family="text">
      <style:text-properties fo:font-size="12pt" fo:font-weight="normal" officeooo:rsid="00165ea9" style:font-size-asian="12pt" style:font-weight-asian="normal" style:font-size-complex="12pt" style:font-weight-complex="normal"/>
    </style:style>
    <style:style style:name="T2343" style:family="text">
      <style:text-properties fo:font-size="12pt" fo:font-weight="normal" officeooo:rsid="08192ada" style:font-size-asian="12pt" style:font-weight-asian="normal" style:font-size-complex="12pt" style:font-weight-complex="normal"/>
    </style:style>
    <style:style style:name="T2344" style:family="text">
      <style:text-properties fo:font-size="12pt" fo:font-weight="normal" officeooo:rsid="00180409" style:font-size-asian="12pt" style:font-weight-asian="normal" style:font-size-complex="12pt" style:font-weight-complex="normal"/>
    </style:style>
    <style:style style:name="T2345" style:family="text">
      <style:text-properties fo:font-size="12pt" style:font-size-asian="12pt" style:font-size-complex="12pt"/>
    </style:style>
    <style:style style:name="T2346" style:family="text">
      <style:text-properties fo:font-size="12pt" officeooo:rsid="00c4c6e9" style:font-size-asian="12pt" style:font-size-complex="12pt"/>
    </style:style>
    <style:style style:name="T2347" style:family="text">
      <style:text-properties fo:font-size="12pt" officeooo:rsid="00c601fa" style:font-size-asian="12pt" style:font-size-complex="12pt"/>
    </style:style>
    <style:style style:name="T2348" style:family="text">
      <style:text-properties fo:font-size="12pt" officeooo:rsid="00ce1091" style:font-size-asian="12pt" style:font-size-complex="12pt"/>
    </style:style>
    <style:style style:name="T2349" style:family="text">
      <style:text-properties fo:font-size="12pt" officeooo:rsid="00c8c2b9" style:font-size-asian="12pt" style:font-size-complex="12pt"/>
    </style:style>
    <style:style style:name="T2350" style:family="text">
      <style:text-properties fo:font-size="12pt" officeooo:rsid="00ca7e43" style:font-size-asian="12pt" style:font-size-complex="12pt"/>
    </style:style>
    <style:style style:name="T2351" style:family="text">
      <style:text-properties fo:font-size="12pt" officeooo:rsid="00ca13af" style:font-size-asian="12pt" style:font-size-complex="12pt"/>
    </style:style>
    <style:style style:name="T2352" style:family="text">
      <style:text-properties fo:font-size="12pt" officeooo:rsid="01432589" style:font-size-asian="12pt" style:font-size-complex="12pt"/>
    </style:style>
    <style:style style:name="T2353" style:family="text">
      <style:text-properties fo:font-size="12pt" officeooo:rsid="014552b6" style:font-size-asian="12pt" style:font-size-complex="12pt"/>
    </style:style>
    <style:style style:name="T2354" style:family="text">
      <style:text-properties fo:font-size="12pt" officeooo:rsid="014daf16" style:font-size-asian="12pt" style:font-size-complex="12pt"/>
    </style:style>
    <style:style style:name="T2355" style:family="text">
      <style:text-properties fo:font-size="12pt" officeooo:rsid="050461c2" style:font-size-asian="12pt" style:font-size-complex="12pt"/>
    </style:style>
    <style:style style:name="T2356" style:family="text">
      <style:text-properties fo:font-size="12pt" officeooo:rsid="05064c98" style:font-size-asian="12pt" style:font-size-complex="12pt"/>
    </style:style>
    <style:style style:name="T2357" style:family="text">
      <style:text-properties fo:font-size="12pt" officeooo:rsid="0507428e" style:font-size-asian="12pt" style:font-size-complex="12pt"/>
    </style:style>
    <style:style style:name="T2358" style:family="text">
      <style:text-properties fo:font-size="12pt" officeooo:rsid="050920f8" style:font-size-asian="12pt" style:font-size-complex="12pt"/>
    </style:style>
    <style:style style:name="T2359" style:family="text">
      <style:text-properties fo:font-size="12pt" officeooo:rsid="0509fa52" style:font-size-asian="12pt" style:font-size-complex="12pt"/>
    </style:style>
    <style:style style:name="T2360" style:family="text">
      <style:text-properties fo:font-size="12pt" officeooo:rsid="050ec579" style:font-size-asian="12pt" style:font-size-complex="12pt"/>
    </style:style>
    <style:style style:name="T2361" style:family="text">
      <style:text-properties fo:font-size="12pt" officeooo:rsid="05103bb0" style:font-size-asian="12pt" style:font-size-complex="12pt"/>
    </style:style>
    <style:style style:name="T2362" style:family="text">
      <style:text-properties fo:font-size="12pt" officeooo:rsid="04f3ce57" style:font-size-asian="12pt" style:font-size-complex="12pt"/>
    </style:style>
    <style:style style:name="T2363" style:family="text">
      <style:text-properties fo:font-size="12pt" officeooo:rsid="051138d0" style:font-size-asian="12pt" style:font-size-complex="12pt"/>
    </style:style>
    <style:style style:name="T2364" style:family="text">
      <style:text-properties fo:font-size="12pt" officeooo:rsid="04f56c2f" style:font-size-asian="12pt" style:font-size-complex="12pt"/>
    </style:style>
    <style:style style:name="T2365" style:family="text">
      <style:text-properties fo:font-size="12pt" officeooo:rsid="04f70a99" style:font-size-asian="12pt" style:font-size-complex="12pt"/>
    </style:style>
    <style:style style:name="T2366" style:family="text">
      <style:text-properties fo:font-size="12pt" officeooo:rsid="05132a94" style:font-size-asian="12pt" style:font-size-complex="12pt"/>
    </style:style>
    <style:style style:name="T2367" style:family="text">
      <style:text-properties fo:font-size="12pt" officeooo:rsid="05c75116" style:font-size-asian="12pt" style:font-size-complex="12pt"/>
    </style:style>
    <style:style style:name="T2368" style:family="text">
      <style:text-properties fo:font-size="12pt" officeooo:rsid="0517908d" style:font-size-asian="12pt" style:font-size-complex="12pt"/>
    </style:style>
    <style:style style:name="T2369" style:family="text">
      <style:text-properties fo:font-size="12pt" officeooo:rsid="0517947a" style:font-size-asian="12pt" style:font-size-complex="12pt"/>
    </style:style>
    <style:style style:name="T2370" style:family="text">
      <style:text-properties fo:font-size="12pt" officeooo:rsid="05189cf1" style:font-size-asian="12pt" style:font-size-complex="12pt"/>
    </style:style>
    <style:style style:name="T2371" style:family="text">
      <style:text-properties fo:font-size="12pt" officeooo:rsid="0520c5d0" style:font-size-asian="12pt" style:font-size-complex="12pt"/>
    </style:style>
    <style:style style:name="T2372" style:family="text">
      <style:text-properties fo:font-size="12pt" officeooo:rsid="051a703d" style:font-size-asian="12pt" style:font-size-complex="12pt"/>
    </style:style>
    <style:style style:name="T2373" style:family="text">
      <style:text-properties fo:font-size="12pt" officeooo:rsid="051afd62" style:font-size-asian="12pt" style:font-size-complex="12pt"/>
    </style:style>
    <style:style style:name="T2374" style:family="text">
      <style:text-properties fo:font-size="12pt" officeooo:rsid="051bba14" style:font-size-asian="12pt" style:font-size-complex="12pt"/>
    </style:style>
    <style:style style:name="T2375" style:family="text">
      <style:text-properties fo:font-size="12pt" officeooo:rsid="0589631c" style:font-size-asian="12pt" style:font-size-complex="12pt"/>
    </style:style>
    <style:style style:name="T2376" style:family="text">
      <style:text-properties fo:font-size="12pt" officeooo:rsid="058f75c1" style:font-size-asian="12pt" style:font-size-complex="12pt"/>
    </style:style>
    <style:style style:name="T2377" style:family="text">
      <style:text-properties fo:font-size="12pt" officeooo:rsid="059260e8" style:font-size-asian="12pt" style:font-size-complex="12pt"/>
    </style:style>
    <style:style style:name="T2378" style:family="text">
      <style:text-properties fo:font-size="12pt" officeooo:rsid="05cbbbd9" style:font-size-asian="12pt" style:font-size-complex="12pt"/>
    </style:style>
    <style:style style:name="T2379" style:family="text">
      <style:text-properties fo:font-size="12pt" officeooo:rsid="0593adb9" style:font-size-asian="12pt" style:font-size-complex="12pt"/>
    </style:style>
    <style:style style:name="T2380" style:family="text">
      <style:text-properties fo:font-size="12pt" officeooo:rsid="058a46b0" style:font-size-asian="12pt" style:font-size-complex="12pt"/>
    </style:style>
    <style:style style:name="T2381" style:family="text">
      <style:text-properties fo:font-size="12pt" officeooo:rsid="056a3f63" style:font-size-asian="12pt" style:font-size-complex="12pt"/>
    </style:style>
    <style:style style:name="T2382" style:family="text">
      <style:text-properties fo:font-size="12pt" officeooo:rsid="056a4187" style:font-size-asian="12pt" style:font-size-complex="12pt"/>
    </style:style>
    <style:style style:name="T2383" style:family="text">
      <style:text-properties fo:font-size="12pt" officeooo:rsid="056ac264" style:font-size-asian="12pt" style:font-size-complex="12pt"/>
    </style:style>
    <style:style style:name="T2384" style:family="text">
      <style:text-properties fo:font-size="12pt" officeooo:rsid="05ceea6b" style:font-size-asian="12pt" style:font-size-complex="12pt"/>
    </style:style>
    <style:style style:name="T2385" style:family="text">
      <style:text-properties fo:font-size="12pt" officeooo:rsid="05ea2306" style:font-size-asian="12pt" style:font-size-complex="12pt"/>
    </style:style>
    <style:style style:name="T2386" style:family="text">
      <style:text-properties fo:font-size="12pt" officeooo:rsid="056b71c6" style:font-size-asian="12pt" style:font-size-complex="12pt"/>
    </style:style>
    <style:style style:name="T2387" style:family="text">
      <style:text-properties fo:font-size="12pt" officeooo:rsid="058bb1ad" style:font-size-asian="12pt" style:font-size-complex="12pt"/>
    </style:style>
    <style:style style:name="T2388" style:family="text">
      <style:text-properties fo:font-size="12pt" officeooo:rsid="056cc60a" style:font-size-asian="12pt" style:font-size-complex="12pt"/>
    </style:style>
    <style:style style:name="T2389" style:family="text">
      <style:text-properties fo:font-size="12pt" officeooo:rsid="058c4450" style:font-size-asian="12pt" style:font-size-complex="12pt"/>
    </style:style>
    <style:style style:name="T2390" style:family="text">
      <style:text-properties fo:font-size="12pt" officeooo:rsid="058e23b4" style:font-size-asian="12pt" style:font-size-complex="12pt"/>
    </style:style>
    <style:style style:name="T2391" style:family="text">
      <style:text-properties fo:font-size="12pt" officeooo:rsid="05c90593" style:font-size-asian="12pt" style:font-size-complex="12pt"/>
    </style:style>
    <style:style style:name="T2392" style:family="text">
      <style:text-properties fo:font-size="12pt" officeooo:rsid="05c9f972" style:font-size-asian="12pt" style:font-size-complex="12pt"/>
    </style:style>
    <style:style style:name="T2393" style:family="text">
      <style:text-properties fo:font-size="12pt" officeooo:rsid="05c9fab3" style:font-size-asian="12pt" style:font-size-complex="12pt"/>
    </style:style>
    <style:style style:name="T2394" style:family="text">
      <style:text-properties fo:font-size="12pt" officeooo:rsid="05ccff54" style:font-size-asian="12pt" style:font-size-complex="12pt"/>
    </style:style>
    <style:style style:name="T2395" style:family="text">
      <style:text-properties fo:font-size="12pt" officeooo:rsid="05964786" style:font-size-asian="12pt" style:font-size-complex="12pt"/>
    </style:style>
    <style:style style:name="T2396" style:family="text">
      <style:text-properties fo:font-size="12pt" officeooo:rsid="059508cb" style:font-size-asian="12pt" style:font-size-complex="12pt"/>
    </style:style>
    <style:style style:name="T2397" style:family="text">
      <style:text-properties fo:font-size="12pt" officeooo:rsid="05955460" style:font-size-asian="12pt" style:font-size-complex="12pt"/>
    </style:style>
    <style:style style:name="T2398" style:family="text">
      <style:text-properties fo:font-size="12pt" officeooo:rsid="05965ad4" style:font-size-asian="12pt" style:font-size-complex="12pt"/>
    </style:style>
    <style:style style:name="T2399" style:family="text">
      <style:text-properties fo:font-size="12pt" officeooo:rsid="05970bc2" style:font-size-asian="12pt" style:font-size-complex="12pt"/>
    </style:style>
    <style:style style:name="T2400" style:family="text">
      <style:text-properties fo:font-size="12pt" officeooo:rsid="05982cf4" style:font-size-asian="12pt" style:font-size-complex="12pt"/>
    </style:style>
    <style:style style:name="T2401" style:family="text">
      <style:text-properties fo:font-size="12pt" officeooo:rsid="059974bf" style:font-size-asian="12pt" style:font-size-complex="12pt"/>
    </style:style>
    <style:style style:name="T2402" style:family="text">
      <style:text-properties fo:font-size="12pt" officeooo:rsid="059a5c0b" style:font-size-asian="12pt" style:font-size-complex="12pt"/>
    </style:style>
    <style:style style:name="T2403" style:family="text">
      <style:text-properties fo:font-size="12pt" officeooo:rsid="059b03ce" style:font-size-asian="12pt" style:font-size-complex="12pt"/>
    </style:style>
    <style:style style:name="T2404" style:family="text">
      <style:text-properties fo:font-size="12pt" officeooo:rsid="05cff86d" style:font-size-asian="12pt" style:font-size-complex="12pt"/>
    </style:style>
    <style:style style:name="T2405" style:family="text">
      <style:text-properties fo:font-size="12pt" officeooo:rsid="059ce81b" style:font-size-asian="12pt" style:font-size-complex="12pt"/>
    </style:style>
    <style:style style:name="T2406" style:family="text">
      <style:text-properties fo:font-size="12pt" officeooo:rsid="059d107b" style:font-size-asian="12pt" style:font-size-complex="12pt"/>
    </style:style>
    <style:style style:name="T2407" style:family="text">
      <style:text-properties fo:font-size="12pt" officeooo:rsid="059d3570" style:font-size-asian="12pt" style:font-size-complex="12pt"/>
    </style:style>
    <style:style style:name="T2408" style:family="text">
      <style:text-properties fo:font-size="12pt" officeooo:rsid="06a79f57" style:font-size-asian="12pt" style:font-size-complex="12pt"/>
    </style:style>
    <style:style style:name="T2409" style:family="text">
      <style:text-properties fo:font-size="12pt" officeooo:rsid="07e88c3a" style:font-size-asian="12pt" style:font-size-complex="12pt"/>
    </style:style>
    <style:style style:name="T2410" style:family="text">
      <style:text-properties fo:font-size="12pt" officeooo:rsid="07ea0ea6" style:font-size-asian="12pt" style:font-size-complex="12pt"/>
    </style:style>
    <style:style style:name="T2411" style:family="text">
      <style:text-properties fo:font-size="12pt" officeooo:rsid="068c45d2" style:font-size-asian="12pt" style:font-size-complex="12pt"/>
    </style:style>
    <style:style style:name="T2412" style:family="text">
      <style:text-properties fo:font-size="12pt" officeooo:rsid="06954173" style:font-size-asian="12pt" style:font-size-complex="12pt"/>
    </style:style>
    <style:style style:name="T2413" style:family="text">
      <style:text-properties fo:font-size="12pt" officeooo:rsid="0697e461" style:font-size-asian="12pt" style:font-size-complex="12pt"/>
    </style:style>
    <style:style style:name="T2414" style:family="text">
      <style:text-properties fo:font-size="12pt" officeooo:rsid="0699904f" style:font-size-asian="12pt" style:font-size-complex="12pt"/>
    </style:style>
    <style:style style:name="T2415" style:family="text">
      <style:text-properties fo:font-size="12pt" officeooo:rsid="073b3a03" style:font-size-asian="12pt" style:font-size-complex="12pt"/>
    </style:style>
    <style:style style:name="T2416" style:family="text">
      <style:text-properties fo:font-size="12pt" officeooo:rsid="084ec950" style:font-size-asian="12pt" style:font-size-complex="12pt"/>
    </style:style>
    <style:style style:name="T2417" style:family="text">
      <style:text-properties fo:font-size="12pt" officeooo:rsid="0850a541" style:font-size-asian="12pt" style:font-size-complex="12pt"/>
    </style:style>
    <style:style style:name="T2418" style:family="text">
      <style:text-properties fo:font-size="12pt" officeooo:rsid="08528758" style:font-size-asian="12pt" style:font-size-complex="12pt"/>
    </style:style>
    <style:style style:name="T2419" style:family="text">
      <style:text-properties fo:font-size="12pt" officeooo:rsid="0852dcd8" style:font-size-asian="12pt" style:font-size-complex="12pt"/>
    </style:style>
    <style:style style:name="T2420" style:family="text">
      <style:text-properties fo:font-size="12pt" officeooo:rsid="085360c5" style:font-size-asian="12pt" style:font-size-complex="12pt"/>
    </style:style>
    <style:style style:name="T2421" style:family="text">
      <style:text-properties fo:font-size="12pt" officeooo:rsid="08546a3b" style:font-size-asian="12pt" style:font-size-complex="12pt"/>
    </style:style>
    <style:style style:name="T2422" style:family="text">
      <style:text-properties fo:font-size="12pt" officeooo:rsid="087e5386" style:font-size-asian="12pt" style:font-size-complex="12pt"/>
    </style:style>
    <style:style style:name="T2423" style:family="text">
      <style:text-properties fo:font-size="12pt" officeooo:rsid="087f4342" style:font-size-asian="12pt" style:font-size-complex="12pt"/>
    </style:style>
    <style:style style:name="T2424" style:family="text">
      <style:text-properties fo:font-size="12pt" officeooo:rsid="087f6aed" style:font-size-asian="12pt" style:font-size-complex="12pt"/>
    </style:style>
    <style:style style:name="T2425" style:family="text">
      <style:text-properties fo:font-size="12pt" officeooo:rsid="087fb099" style:font-size-asian="12pt" style:font-size-complex="12pt"/>
    </style:style>
    <style:style style:name="T2426" style:family="text">
      <style:text-properties fo:font-size="12pt" officeooo:rsid="088dbd68" style:font-size-asian="12pt" style:font-size-complex="12pt"/>
    </style:style>
    <style:style style:name="T2427" style:family="text">
      <style:text-properties fo:font-size="12pt" officeooo:rsid="088eb18f" style:font-size-asian="12pt" style:font-size-complex="12pt"/>
    </style:style>
    <style:style style:name="T2428" style:family="text">
      <style:text-properties fo:font-size="12pt" officeooo:rsid="088f9489" style:font-size-asian="12pt" style:font-size-complex="12pt"/>
    </style:style>
    <style:style style:name="T2429" style:family="text">
      <style:text-properties fo:font-size="12pt" officeooo:rsid="07c346ba" style:font-size-asian="12pt" style:font-size-complex="12pt"/>
    </style:style>
    <style:style style:name="T2430" style:family="text">
      <style:text-properties fo:font-size="12pt" officeooo:rsid="0843434f" style:font-size-asian="12pt" style:font-size-complex="12pt"/>
    </style:style>
    <style:style style:name="T2431" style:family="text">
      <style:text-properties fo:font-size="12pt" officeooo:rsid="07767d74" style:font-size-asian="12pt" style:font-size-complex="12pt"/>
    </style:style>
    <style:style style:name="T2432" style:family="text">
      <style:text-properties fo:font-size="12pt" officeooo:rsid="0783ac40" style:font-size-asian="12pt" style:font-size-complex="12pt"/>
    </style:style>
    <style:style style:name="T2433" style:family="text">
      <style:text-properties fo:font-size="12pt" officeooo:rsid="0783979c" style:font-size-asian="12pt" style:font-size-complex="12pt"/>
    </style:style>
    <style:style style:name="T2434" style:family="text">
      <style:text-properties fo:font-size="12pt" officeooo:rsid="07865d3b" style:font-size-asian="12pt" style:font-size-complex="12pt"/>
    </style:style>
    <style:style style:name="T2435" style:family="text">
      <style:text-properties fo:font-size="12pt" officeooo:rsid="0791faa8" style:font-size-asian="12pt" style:font-size-complex="12pt"/>
    </style:style>
    <style:style style:name="T2436" style:family="text">
      <style:text-properties fo:font-size="12pt" officeooo:rsid="07935a28" style:font-size-asian="12pt" style:font-size-complex="12pt"/>
    </style:style>
    <style:style style:name="T2437" style:family="text">
      <style:text-properties fo:font-size="12pt" officeooo:rsid="07d6c70d" style:font-size-asian="12pt" style:font-size-complex="12pt"/>
    </style:style>
    <style:style style:name="T2438" style:family="text">
      <style:text-properties fo:font-size="12pt" officeooo:rsid="089a6d32" style:font-size-asian="12pt" style:font-size-complex="12pt"/>
    </style:style>
    <style:style style:name="T2439" style:family="text">
      <style:text-properties fo:font-size="12pt" officeooo:rsid="089b90a9" style:font-size-asian="12pt" style:font-size-complex="12pt"/>
    </style:style>
    <style:style style:name="T2440" style:family="text">
      <style:text-properties fo:font-size="12pt" officeooo:rsid="089c5cc7" style:font-size-asian="12pt" style:font-size-complex="12pt"/>
    </style:style>
    <style:style style:name="T2441" style:family="text">
      <style:text-properties fo:font-size="12pt" officeooo:rsid="0898da25" style:font-size-asian="12pt" style:font-size-complex="12pt"/>
    </style:style>
    <style:style style:name="T2442" style:family="text">
      <style:text-properties fo:font-size="12pt" officeooo:rsid="089e4c32" style:font-size-asian="12pt" style:font-size-complex="12pt"/>
    </style:style>
    <style:style style:name="T2443" style:family="text">
      <style:text-properties fo:font-size="12pt" officeooo:rsid="089f48ab" style:font-size-asian="12pt" style:font-size-complex="12pt"/>
    </style:style>
    <style:style style:name="T2444" style:family="text">
      <style:text-properties fo:font-size="12pt" officeooo:rsid="089f4dca" style:font-size-asian="12pt" style:font-size-complex="12pt"/>
    </style:style>
    <style:style style:name="T2445" style:family="text">
      <style:text-properties fo:font-size="12pt" officeooo:rsid="089fd4d4" style:font-size-asian="12pt" style:font-size-complex="12pt"/>
    </style:style>
    <style:style style:name="T2446" style:family="text">
      <style:text-properties fo:font-size="12pt" officeooo:rsid="08a1d2ca" style:font-size-asian="12pt" style:font-size-complex="12pt"/>
    </style:style>
    <style:style style:name="T2447" style:family="text">
      <style:text-properties fo:font-size="12pt" officeooo:rsid="08a3106d" style:font-size-asian="12pt" style:font-size-complex="12pt"/>
    </style:style>
    <style:style style:name="T2448" style:family="text">
      <style:text-properties fo:font-size="12pt" officeooo:rsid="08a3fb3d" style:font-size-asian="12pt" style:font-size-complex="12pt"/>
    </style:style>
    <style:style style:name="T2449" style:family="text">
      <style:text-properties fo:font-size="12pt" officeooo:rsid="0795c43f" style:font-size-asian="12pt" style:font-size-complex="12pt"/>
    </style:style>
    <style:style style:name="T2450" style:family="text">
      <style:text-properties fo:font-size="12pt" officeooo:rsid="0798e997" style:font-size-asian="12pt" style:font-size-complex="12pt"/>
    </style:style>
    <style:style style:name="T2451" style:family="text">
      <style:text-properties fo:font-size="12pt" officeooo:rsid="079acbd5" style:font-size-asian="12pt" style:font-size-complex="12pt"/>
    </style:style>
    <style:style style:name="T2452" style:family="text">
      <style:text-properties fo:font-size="12pt" officeooo:rsid="079cc422" style:font-size-asian="12pt" style:font-size-complex="12pt"/>
    </style:style>
    <style:style style:name="T2453" style:family="text">
      <style:text-properties fo:font-size="12pt" officeooo:rsid="076cc265" style:font-size-asian="12pt" style:font-size-complex="12pt"/>
    </style:style>
    <style:style style:name="T2454" style:family="text">
      <style:text-properties fo:font-size="12pt" officeooo:rsid="079d8922" style:font-size-asian="12pt" style:font-size-complex="12pt"/>
    </style:style>
    <style:style style:name="T2455" style:family="text">
      <style:text-properties fo:font-size="12pt" officeooo:rsid="078f09b6" style:font-size-asian="12pt" style:font-size-complex="12pt"/>
    </style:style>
    <style:style style:name="T2456" style:family="text">
      <style:text-properties fo:font-size="12pt" officeooo:rsid="078f0dc9" style:font-size-asian="12pt" style:font-size-complex="12pt"/>
    </style:style>
    <style:style style:name="T2457" style:family="text">
      <style:text-properties fo:font-size="12pt" officeooo:rsid="0790a607" style:font-size-asian="12pt" style:font-size-complex="12pt"/>
    </style:style>
    <style:style style:name="T2458" style:family="text">
      <style:text-properties fo:font-size="12pt" officeooo:rsid="079de114" style:font-size-asian="12pt" style:font-size-complex="12pt"/>
    </style:style>
    <style:style style:name="T2459" style:family="text">
      <style:text-properties fo:font-size="12pt" officeooo:rsid="079fd027" style:font-size-asian="12pt" style:font-size-complex="12pt"/>
    </style:style>
    <style:style style:name="T2460" style:family="text">
      <style:text-properties fo:font-size="12pt" officeooo:rsid="07a108a1" style:font-size-asian="12pt" style:font-size-complex="12pt"/>
    </style:style>
    <style:style style:name="T2461" style:family="text">
      <style:text-properties fo:font-size="12pt" officeooo:rsid="07a2ca9b" style:font-size-asian="12pt" style:font-size-complex="12pt"/>
    </style:style>
    <style:style style:name="T2462" style:family="text">
      <style:text-properties fo:font-size="12pt" officeooo:rsid="07d2650f" style:font-size-asian="12pt" style:font-size-complex="12pt"/>
    </style:style>
    <style:style style:name="T2463" style:family="text">
      <style:text-properties fo:font-size="12pt" officeooo:rsid="07a2e230" style:font-size-asian="12pt" style:font-size-complex="12pt"/>
    </style:style>
    <style:style style:name="T2464" style:family="text">
      <style:text-properties fo:font-size="12pt" officeooo:rsid="07a88227" style:font-size-asian="12pt" style:font-size-complex="12pt"/>
    </style:style>
    <style:style style:name="T2465" style:family="text">
      <style:text-properties fo:font-size="12pt" officeooo:rsid="07a97f30" style:font-size-asian="12pt" style:font-size-complex="12pt"/>
    </style:style>
    <style:style style:name="T2466" style:family="text">
      <style:text-properties fo:font-size="12pt" officeooo:rsid="07a9ec43" style:font-size-asian="12pt" style:font-size-complex="12pt"/>
    </style:style>
    <style:style style:name="T2467" style:family="text">
      <style:text-properties fo:font-size="12pt" officeooo:rsid="083e6fa8" style:font-size-asian="12pt" style:font-size-complex="12pt"/>
    </style:style>
    <style:style style:name="T2468" style:family="text">
      <style:text-properties fo:font-size="12pt" officeooo:rsid="083f654b" style:font-size-asian="12pt" style:font-size-complex="12pt"/>
    </style:style>
    <style:style style:name="T2469" style:family="text">
      <style:text-properties fo:font-size="12pt" officeooo:rsid="07fc73c6" style:font-size-asian="12pt" style:font-size-complex="12pt"/>
    </style:style>
    <style:style style:name="T2470" style:family="text">
      <style:text-properties fo:font-size="12pt" officeooo:rsid="07fda23e" style:font-size-asian="12pt" style:font-size-complex="12pt"/>
    </style:style>
    <style:style style:name="T2471" style:family="text">
      <style:text-properties fo:font-size="12pt" officeooo:rsid="07be969c" style:font-size-asian="12pt" style:font-size-complex="12pt"/>
    </style:style>
    <style:style style:name="T2472" style:family="text">
      <style:text-properties fo:font-size="12pt" officeooo:rsid="068e36e3" style:font-size-asian="12pt" style:font-size-complex="12pt"/>
    </style:style>
    <style:style style:name="T2473" style:family="text">
      <style:text-properties fo:font-size="12pt" officeooo:rsid="06900581" style:font-size-asian="12pt" style:font-size-complex="12pt"/>
    </style:style>
    <style:style style:name="T2474" style:family="text">
      <style:text-properties fo:font-size="12pt" officeooo:rsid="07d73724" style:font-size-asian="12pt" style:font-size-complex="12pt"/>
    </style:style>
    <style:style style:name="T2475" style:family="text">
      <style:text-properties fo:font-size="12pt" officeooo:rsid="07d91862" style:font-size-asian="12pt" style:font-size-complex="12pt"/>
    </style:style>
    <style:style style:name="T2476" style:family="text">
      <style:text-properties fo:font-size="12pt" officeooo:rsid="09277283" style:font-size-asian="12pt" style:font-size-complex="12pt"/>
    </style:style>
    <style:style style:name="T2477" style:family="text">
      <style:text-properties fo:font-size="12pt" officeooo:rsid="092853f3" style:font-size-asian="12pt" style:font-size-complex="12pt"/>
    </style:style>
    <style:style style:name="T2478" style:family="text">
      <style:text-properties fo:font-size="12pt" officeooo:rsid="092a3048" style:font-size-asian="12pt" style:font-size-complex="12pt"/>
    </style:style>
    <style:style style:name="T2479" style:family="text">
      <style:text-properties fo:font-size="12pt" officeooo:rsid="092a7165" style:font-size-asian="12pt" style:font-size-complex="12pt"/>
    </style:style>
    <style:style style:name="T2480" style:family="text">
      <style:text-properties fo:font-size="12pt" officeooo:rsid="092bda17" style:font-size-asian="12pt" style:font-size-complex="12pt"/>
    </style:style>
    <style:style style:name="T2481" style:family="text">
      <style:text-properties fo:font-size="12pt" officeooo:rsid="092d4ae2" style:font-size-asian="12pt" style:font-size-complex="12pt"/>
    </style:style>
    <style:style style:name="T2482" style:family="text">
      <style:text-properties fo:font-size="12pt" officeooo:rsid="092f22f8" style:font-size-asian="12pt" style:font-size-complex="12pt"/>
    </style:style>
    <style:style style:name="T2483" style:family="text">
      <style:text-properties fo:font-size="12pt" officeooo:rsid="09306967" style:font-size-asian="12pt" style:font-size-complex="12pt"/>
    </style:style>
    <style:style style:name="T2484" style:family="text">
      <style:text-properties fo:font-size="12pt" officeooo:rsid="093101cc" style:font-size-asian="12pt" style:font-size-complex="12pt"/>
    </style:style>
    <style:style style:name="T2485" style:family="text">
      <style:text-properties fo:font-size="12pt" officeooo:rsid="0931dbc6" style:font-size-asian="12pt" style:font-size-complex="12pt"/>
    </style:style>
    <style:style style:name="T2486" style:family="text">
      <style:text-properties fo:font-size="12pt" officeooo:rsid="094ba042" style:font-size-asian="12pt" style:font-size-complex="12pt"/>
    </style:style>
    <style:style style:name="T2487" style:family="text">
      <style:text-properties fo:font-size="12pt" officeooo:rsid="09531689" style:font-size-asian="12pt" style:font-size-complex="12pt"/>
    </style:style>
    <style:style style:name="T2488" style:family="text">
      <style:text-properties fo:font-size="12pt" officeooo:rsid="099b5e78" style:font-size-asian="12pt" style:font-size-complex="12pt"/>
    </style:style>
    <style:style style:name="T2489" style:family="text">
      <style:text-properties fo:font-size="12pt" officeooo:rsid="09c4ae9f" style:font-size-asian="12pt" style:font-size-complex="12pt"/>
    </style:style>
    <style:style style:name="T2490" style:family="text">
      <style:text-properties fo:font-size="12pt" officeooo:rsid="09c4f179" style:font-size-asian="12pt" style:font-size-complex="12pt"/>
    </style:style>
    <style:style style:name="T2491" style:family="text">
      <style:text-properties fo:font-size="12pt" officeooo:rsid="09c5a65a" style:font-size-asian="12pt" style:font-size-complex="12pt"/>
    </style:style>
    <style:style style:name="T2492" style:family="text">
      <style:text-properties fo:font-size="12pt" officeooo:rsid="09e75a19" style:font-size-asian="12pt" style:font-size-complex="12pt"/>
    </style:style>
    <style:style style:name="T2493" style:family="text">
      <style:text-properties fo:font-size="12pt" officeooo:rsid="09e90d84" style:font-size-asian="12pt" style:font-size-complex="12pt"/>
    </style:style>
    <style:style style:name="T2494" style:family="text">
      <style:text-properties fo:font-size="12pt" officeooo:rsid="09eb0572" style:font-size-asian="12pt" style:font-size-complex="12pt"/>
    </style:style>
    <style:style style:name="T2495" style:family="text">
      <style:text-properties fo:font-size="12pt" officeooo:rsid="09ee0df8" style:font-size-asian="12pt" style:font-size-complex="12pt"/>
    </style:style>
    <style:style style:name="T2496" style:family="text">
      <style:text-properties fo:font-size="12pt" officeooo:rsid="0a3f76d3" style:font-size-asian="12pt" style:font-size-complex="12pt"/>
    </style:style>
    <style:style style:name="T2497" style:family="text">
      <style:text-properties fo:font-size="12pt" officeooo:rsid="0a411cc4" style:font-size-asian="12pt" style:font-size-complex="12pt"/>
    </style:style>
    <style:style style:name="T2498" style:family="text">
      <style:text-properties fo:font-size="12pt" fo:font-weight="bold" officeooo:rsid="05bb11a6" style:font-name-asian="SimSun" style:font-size-asian="12pt" style:font-weight-asian="bold" style:font-name-complex="Arial" style:font-size-complex="12pt" style:font-weight-complex="bold"/>
    </style:style>
    <style:style style:name="T2499" style:family="text">
      <style:text-properties fo:font-size="12pt" fo:font-weight="bold" officeooo:rsid="065b0a68" style:font-name-asian="SimSun" style:font-size-asian="12pt" style:font-weight-asian="bold" style:font-name-complex="Arial" style:font-size-complex="12pt" style:font-weight-complex="bold"/>
    </style:style>
    <style:style style:name="T2500" style:family="text">
      <style:text-properties fo:font-size="12pt" fo:font-weight="bold" officeooo:rsid="065de250" style:font-name-asian="SimSun" style:font-size-asian="12pt" style:font-weight-asian="bold" style:font-name-complex="Arial" style:font-size-complex="12pt" style:font-weight-complex="bold"/>
    </style:style>
    <style:style style:name="T2501" style:family="text">
      <style:text-properties fo:font-size="12pt" fo:font-weight="bold" officeooo:rsid="068222b1" style:font-name-asian="SimSun" style:font-size-asian="12pt" style:font-weight-asian="bold" style:font-name-complex="Arial" style:font-size-complex="12pt" style:font-weight-complex="bold"/>
    </style:style>
    <style:style style:name="T2502" style:family="text">
      <style:text-properties fo:font-size="12pt" style:font-name-asian="Noto Sans Mono CJK SC" style:font-size-asian="12pt" style:font-weight-asian="normal" style:font-name-complex="Liberation Mono" style:font-size-complex="12pt" style:font-weight-complex="normal"/>
    </style:style>
    <style:style style:name="T2503" style:family="text">
      <style:text-properties fo:font-size="12pt" officeooo:rsid="118df438" style:font-name-asian="Noto Sans Mono CJK SC" style:font-size-asian="12pt" style:font-weight-asian="normal" style:font-name-complex="Liberation Mono" style:font-size-complex="12pt" style:font-weight-complex="normal"/>
    </style:style>
    <style:style style:name="T2504" style:family="text">
      <style:text-properties fo:font-size="12pt" officeooo:rsid="11e22321" style:font-name-asian="Noto Sans Mono CJK SC" style:font-size-asian="12pt" style:font-weight-asian="normal" style:font-name-complex="Liberation Mono" style:font-size-complex="12pt" style:font-weight-complex="normal"/>
    </style:style>
    <style:style style:name="T2505" style:family="text">
      <style:text-properties style:font-name="Handwriting"/>
    </style:style>
    <style:style style:name="T2506" style:family="text">
      <style:text-properties style:font-name="Handwriting" fo:font-size="12pt" style:font-size-asian="12pt" style:font-size-complex="12pt"/>
    </style:style>
    <style:style style:name="T2507" style:family="text">
      <style:text-properties style:font-name="Handwriting" fo:font-size="12pt" officeooo:rsid="08f0114e" style:font-size-asian="12pt" style:font-size-complex="12pt"/>
    </style:style>
    <style:style style:name="T2508" style:family="text">
      <style:text-properties style:font-name="Handwriting" fo:font-size="12pt" officeooo:rsid="08f1677e" style:font-size-asian="12pt" style:font-size-complex="12pt"/>
    </style:style>
    <style:style style:name="T2509" style:family="text">
      <style:text-properties style:font-name="Handwriting" fo:font-size="12pt" officeooo:rsid="08f25bd3" style:font-size-asian="12pt" style:font-size-complex="12pt"/>
    </style:style>
    <style:style style:name="T2510" style:family="text">
      <style:text-properties style:font-name="Handwriting" fo:font-size="12pt" officeooo:rsid="08f42f2a" style:font-size-asian="12pt" style:font-size-complex="12pt"/>
    </style:style>
    <style:style style:name="T2511" style:family="text">
      <style:text-properties style:font-name="Handwriting" fo:font-size="12pt" officeooo:rsid="08f5d1fb" style:font-size-asian="12pt" style:font-size-complex="12pt"/>
    </style:style>
    <style:style style:name="T2512" style:family="text">
      <style:text-properties style:font-name="Handwriting" fo:font-size="12pt" officeooo:rsid="08f7a02d" style:font-size-asian="12pt" style:font-size-complex="12pt"/>
    </style:style>
    <style:style style:name="T2513" style:family="text">
      <style:text-properties style:font-name="Handwriting" fo:font-size="12pt" officeooo:rsid="08f9554b" style:font-size-asian="12pt" style:font-size-complex="12pt"/>
    </style:style>
    <style:style style:name="T2514" style:family="text">
      <style:text-properties style:font-name="Handwriting" fo:font-size="12pt" officeooo:rsid="08fa8553" style:font-size-asian="12pt" style:font-size-complex="12pt"/>
    </style:style>
    <style:style style:name="T2515" style:family="text">
      <style:text-properties style:font-name="Handwriting" fo:font-size="12pt" officeooo:rsid="08fb3be8" style:font-size-asian="12pt" style:font-size-complex="12pt"/>
    </style:style>
    <style:style style:name="T2516" style:family="text">
      <style:text-properties style:font-name="Handwriting" fo:font-size="12pt" officeooo:rsid="08fc3803" style:font-size-asian="12pt" style:font-size-complex="12pt"/>
    </style:style>
    <style:style style:name="T2517" style:family="text">
      <style:text-properties style:font-name="Handwriting" fo:font-size="12pt" officeooo:rsid="08fdeeb2" style:font-size-asian="12pt" style:font-size-complex="12pt"/>
    </style:style>
    <style:style style:name="T2518" style:family="text">
      <style:text-properties style:font-name="Handwriting" fo:font-size="12pt" officeooo:rsid="08ff83de" style:font-size-asian="12pt" style:font-size-complex="12pt"/>
    </style:style>
    <style:style style:name="T2519" style:family="text">
      <style:text-properties style:font-name="Handwriting" fo:font-size="12pt" officeooo:rsid="09018429" style:font-size-asian="12pt" style:font-size-complex="12pt"/>
    </style:style>
    <style:style style:name="T2520" style:family="text">
      <style:text-properties style:font-name="Handwriting" fo:font-size="12pt" officeooo:rsid="09042c03" style:font-size-asian="12pt" style:font-size-complex="12pt"/>
    </style:style>
    <style:style style:name="T2521" style:family="text">
      <style:text-properties style:font-name="Handwriting" fo:font-size="12pt" officeooo:rsid="09051a48" style:font-size-asian="12pt" style:font-size-complex="12pt"/>
    </style:style>
    <style:style style:name="T2522" style:family="text">
      <style:text-properties style:font-name="Handwriting" fo:font-size="12pt" officeooo:rsid="0907faa9" style:font-size-asian="12pt" style:font-size-complex="12pt"/>
    </style:style>
    <style:style style:name="T2523" style:family="text">
      <style:text-properties style:font-name="Handwriting" fo:font-size="12pt" officeooo:rsid="09080d16" style:font-size-asian="12pt" style:font-size-complex="12pt"/>
    </style:style>
    <style:style style:name="T2524" style:family="text">
      <style:text-properties style:font-name="Handwriting" fo:font-size="12pt" officeooo:rsid="09097d1e" style:font-size-asian="12pt" style:font-size-complex="12pt"/>
    </style:style>
    <style:style style:name="T2525" style:family="text">
      <style:text-properties style:font-name="Handwriting" fo:font-size="12pt" officeooo:rsid="07be969c" style:font-size-asian="12pt" style:font-size-complex="12pt"/>
    </style:style>
    <style:style style:name="T2526" style:family="text">
      <style:text-properties style:font-name="Handwriting" fo:font-size="12pt" officeooo:rsid="07fbac62" style:font-size-asian="12pt" style:font-size-complex="12pt"/>
    </style:style>
    <style:style style:name="T2527" style:family="text">
      <style:text-properties style:font-name="Handwriting" fo:font-size="12pt" officeooo:rsid="0833dcd2" style:font-size-asian="12pt" style:font-size-complex="12pt"/>
    </style:style>
    <style:style style:name="T2528" style:family="text">
      <style:text-properties style:font-name="Handwriting" fo:font-size="12pt" officeooo:rsid="08344c90" style:font-size-asian="12pt" style:font-size-complex="12pt"/>
    </style:style>
    <style:style style:name="T2529" style:family="text">
      <style:text-properties style:font-name="Handwriting" fo:font-size="12pt" officeooo:rsid="0834a966" style:font-size-asian="12pt" style:font-size-complex="12pt"/>
    </style:style>
    <style:style style:name="T2530" style:family="text">
      <style:text-properties style:font-name="Handwriting" fo:font-size="12pt" officeooo:rsid="0836aed2" style:font-size-asian="12pt" style:font-size-complex="12pt"/>
    </style:style>
    <style:style style:name="T2531" style:family="text">
      <style:text-properties style:font-name="Handwriting" fo:font-size="12pt" officeooo:rsid="08357b9c" style:font-size-asian="12pt" style:font-size-complex="12pt"/>
    </style:style>
    <style:style style:name="T2532" style:family="text">
      <style:text-properties style:font-name="Handwriting" fo:font-size="12pt" officeooo:rsid="09362785" style:font-size-asian="12pt" style:font-size-complex="12pt"/>
    </style:style>
    <style:style style:name="T2533" style:family="text">
      <style:text-properties style:font-name="Handwriting" fo:font-size="12pt" officeooo:rsid="09368bdf" style:font-size-asian="12pt" style:font-size-complex="12pt"/>
    </style:style>
    <style:style style:name="T2534" style:family="text">
      <style:text-properties style:font-name="Handwriting" fo:font-size="12pt" officeooo:rsid="0938f3bc" style:font-size-asian="12pt" style:font-size-complex="12pt"/>
    </style:style>
    <style:style style:name="T2535" style:family="text">
      <style:text-properties style:font-name="Handwriting" fo:font-size="12pt" officeooo:rsid="094ebd79" style:font-size-asian="12pt" style:font-size-complex="12pt"/>
    </style:style>
    <style:style style:name="T2536" style:family="text">
      <style:text-properties style:font-name="Handwriting" fo:font-size="12pt" officeooo:rsid="093a8d7f" style:font-size-asian="12pt" style:font-size-complex="12pt"/>
    </style:style>
    <style:style style:name="T2537" style:family="text">
      <style:text-properties style:font-name="Handwriting" fo:font-size="12pt" officeooo:rsid="094534f9" style:font-size-asian="12pt" style:font-size-complex="12pt"/>
    </style:style>
    <style:style style:name="T2538" style:family="text">
      <style:text-properties style:font-name="Handwriting" fo:font-size="12pt" officeooo:rsid="09a5da39" style:font-size-asian="12pt" style:font-size-complex="12pt"/>
    </style:style>
    <style:style style:name="T2539" style:family="text">
      <style:text-properties style:font-name="Handwriting" fo:font-size="12pt" officeooo:rsid="09ac5f5b" style:font-size-asian="12pt" style:font-size-complex="12pt"/>
    </style:style>
    <style:style style:name="T2540" style:family="text">
      <style:text-properties style:font-name="Handwriting" fo:font-size="12pt" officeooo:rsid="09a9d164" style:font-size-asian="12pt" style:font-size-complex="12pt"/>
    </style:style>
    <style:style style:name="T2541" style:family="text">
      <style:text-properties style:font-name="Handwriting" fo:font-size="12pt" officeooo:rsid="09abdad1" style:font-size-asian="12pt" style:font-size-complex="12pt"/>
    </style:style>
    <style:style style:name="T2542" style:family="text">
      <style:text-properties style:font-name="Handwriting" fo:font-size="12pt" officeooo:rsid="09ad9eb6" style:font-size-asian="12pt" style:font-size-complex="12pt"/>
    </style:style>
    <style:style style:name="T2543" style:family="text">
      <style:text-properties style:font-name="Handwriting" fo:font-size="12pt" officeooo:rsid="09aecffc" style:font-size-asian="12pt" style:font-size-complex="12pt"/>
    </style:style>
    <style:style style:name="T2544" style:family="text">
      <style:text-properties style:font-name="Handwriting" fo:font-size="12pt" officeooo:rsid="09b01a4e" style:font-size-asian="12pt" style:font-size-complex="12pt"/>
    </style:style>
    <style:style style:name="T2545" style:family="text">
      <style:text-properties style:font-name="Handwriting" fo:font-size="12pt" officeooo:rsid="09b02b6e" style:font-size-asian="12pt" style:font-size-complex="12pt"/>
    </style:style>
    <style:style style:name="T2546" style:family="text">
      <style:text-properties style:font-name="Handwriting" fo:font-size="12pt" officeooo:rsid="0902b11d" style:font-size-asian="12pt" style:font-size-complex="12pt"/>
    </style:style>
    <style:style style:name="T2547" style:family="text">
      <style:text-properties style:font-name="Handwriting" fo:font-size="12pt" officeooo:rsid="099b5e78" style:font-size-asian="12pt" style:font-size-complex="12pt"/>
    </style:style>
    <style:style style:name="T2548" style:family="text">
      <style:text-properties style:font-name="Handwriting" fo:font-size="12pt" officeooo:rsid="09b1bec3" style:font-size-asian="12pt" style:font-size-complex="12pt"/>
    </style:style>
    <style:style style:name="T2549" style:family="text">
      <style:text-properties style:font-name="Handwriting" fo:font-size="12pt" officeooo:rsid="09b3874e" style:font-size-asian="12pt" style:font-size-complex="12pt"/>
    </style:style>
    <style:style style:name="T2550" style:family="text">
      <style:text-properties style:font-name="Handwriting" fo:font-size="12pt" officeooo:rsid="09c8c646" style:font-size-asian="12pt" style:font-size-complex="12pt"/>
    </style:style>
    <style:style style:name="T2551" style:family="text">
      <style:text-properties style:font-name="Handwriting" fo:font-size="12pt" officeooo:rsid="09c8e127" style:font-size-asian="12pt" style:font-size-complex="12pt"/>
    </style:style>
    <style:style style:name="T2552" style:family="text">
      <style:text-properties style:font-name="Handwriting" fo:font-size="12pt" officeooo:rsid="09cc9be4" style:font-size-asian="12pt" style:font-size-complex="12pt"/>
    </style:style>
    <style:style style:name="T2553" style:family="text">
      <style:text-properties style:font-name="Handwriting" fo:font-size="12pt" officeooo:rsid="09cdd959" style:font-size-asian="12pt" style:font-size-complex="12pt"/>
    </style:style>
    <style:style style:name="T2554" style:family="text">
      <style:text-properties style:font-name="Handwriting" fo:font-size="12pt" officeooo:rsid="09cea41a" style:font-size-asian="12pt" style:font-size-complex="12pt"/>
    </style:style>
    <style:style style:name="T2555" style:family="text">
      <style:text-properties style:font-name="Handwriting" fo:font-size="12pt" officeooo:rsid="09cee256" style:font-size-asian="12pt" style:font-size-complex="12pt"/>
    </style:style>
    <style:style style:name="T2556" style:family="text">
      <style:text-properties style:font-name="Handwriting" fo:font-size="12pt" officeooo:rsid="09d13c8b" style:font-size-asian="12pt" style:font-size-complex="12pt"/>
    </style:style>
    <style:style style:name="T2557" style:family="text">
      <style:text-properties style:font-name="Handwriting" fo:font-size="12pt" officeooo:rsid="09d278eb" style:font-size-asian="12pt" style:font-size-complex="12pt"/>
    </style:style>
    <style:style style:name="T2558" style:family="text">
      <style:text-properties style:font-name="Handwriting" fo:font-size="12pt" officeooo:rsid="09d39a7f" style:font-size-asian="12pt" style:font-size-complex="12pt"/>
    </style:style>
    <style:style style:name="T2559" style:family="text">
      <style:text-properties style:font-name="Handwriting" fo:font-size="12pt" officeooo:rsid="09d4e078" style:font-size-asian="12pt" style:font-size-complex="12pt"/>
    </style:style>
    <style:style style:name="T2560" style:family="text">
      <style:text-properties style:font-name="Handwriting" fo:font-size="12pt" officeooo:rsid="09d517c9" style:font-size-asian="12pt" style:font-size-complex="12pt"/>
    </style:style>
    <style:style style:name="T2561" style:family="text">
      <style:text-properties style:font-name="Handwriting" fo:font-size="12pt" officeooo:rsid="09d5896a" style:font-size-asian="12pt" style:font-size-complex="12pt"/>
    </style:style>
    <style:style style:name="T2562" style:family="text">
      <style:text-properties style:font-name="Handwriting" fo:font-size="12pt" officeooo:rsid="09d5c988" style:font-size-asian="12pt" style:font-size-complex="12pt"/>
    </style:style>
    <style:style style:name="T2563" style:family="text">
      <style:text-properties style:font-name="Handwriting" fo:font-size="12pt" officeooo:rsid="09d71816" style:font-size-asian="12pt" style:font-size-complex="12pt"/>
    </style:style>
    <style:style style:name="T2564" style:family="text">
      <style:text-properties style:font-name="Handwriting" fo:font-size="12pt" officeooo:rsid="09d84e4f" style:font-size-asian="12pt" style:font-size-complex="12pt"/>
    </style:style>
    <style:style style:name="T2565" style:family="text">
      <style:text-properties style:font-name="Handwriting" fo:font-size="12pt" officeooo:rsid="09d8bf98" style:font-size-asian="12pt" style:font-size-complex="12pt"/>
    </style:style>
    <style:style style:name="T2566" style:family="text">
      <style:text-properties style:font-name="Handwriting" fo:font-size="12pt" officeooo:rsid="09da8c89" style:font-size-asian="12pt" style:font-size-complex="12pt"/>
    </style:style>
    <style:style style:name="T2567" style:family="text">
      <style:text-properties style:font-name="Handwriting" fo:font-size="12pt" officeooo:rsid="09dbf35e" style:font-size-asian="12pt" style:font-size-complex="12pt"/>
    </style:style>
    <style:style style:name="T2568" style:family="text">
      <style:text-properties style:font-name="Handwriting" fo:font-size="12pt" officeooo:rsid="09dd610f" style:font-size-asian="12pt" style:font-size-complex="12pt"/>
    </style:style>
    <style:style style:name="T2569" style:family="text">
      <style:text-properties style:font-name="Handwriting" fo:font-size="12pt" officeooo:rsid="09de999d" style:font-size-asian="12pt" style:font-size-complex="12pt"/>
    </style:style>
    <style:style style:name="T2570" style:family="text">
      <style:text-properties style:font-name="Handwriting" fo:font-size="12pt" officeooo:rsid="09dfeeb2" style:font-size-asian="12pt" style:font-size-complex="12pt"/>
    </style:style>
    <style:style style:name="T2571" style:family="text">
      <style:text-properties style:font-name="Handwriting" fo:font-size="12pt" officeooo:rsid="09e01b1f" style:font-size-asian="12pt" style:font-size-complex="12pt"/>
    </style:style>
    <style:style style:name="T2572" style:family="text">
      <style:text-properties style:font-name="Handwriting" fo:font-size="12pt" officeooo:rsid="09e52901" style:font-size-asian="12pt" style:font-size-complex="12pt"/>
    </style:style>
    <style:style style:name="T2573" style:family="text">
      <style:text-properties style:font-name="Handwriting" fo:font-size="12pt" officeooo:rsid="07734b8e" style:font-size-asian="12pt" style:font-size-complex="12pt"/>
    </style:style>
    <style:style style:name="T2574" style:family="text">
      <style:text-properties style:font-name="Handwriting" fo:font-size="12pt" officeooo:rsid="09fd9c31" style:font-size-asian="12pt" style:font-size-complex="12pt"/>
    </style:style>
    <style:style style:name="T2575" style:family="text">
      <style:text-properties style:font-name="Handwriting" fo:font-size="12pt" officeooo:rsid="09ff45ed" style:font-size-asian="12pt" style:font-size-complex="12pt"/>
    </style:style>
    <style:style style:name="T2576" style:family="text">
      <style:text-properties style:font-name="Handwriting" fo:font-size="12pt" officeooo:rsid="0a0fa359" style:font-size-asian="12pt" style:font-size-complex="12pt"/>
    </style:style>
    <style:style style:name="T2577" style:family="text">
      <style:text-properties style:font-name="Handwriting" fo:font-size="12pt" officeooo:rsid="0a10bc92" style:font-size-asian="12pt" style:font-size-complex="12pt"/>
    </style:style>
    <style:style style:name="T2578" style:family="text">
      <style:text-properties style:font-name="Handwriting" fo:font-size="12pt" officeooo:rsid="0a126e72" style:font-size-asian="12pt" style:font-size-complex="12pt"/>
    </style:style>
    <style:style style:name="T2579" style:family="text">
      <style:text-properties style:font-name="Handwriting" fo:font-size="12pt" officeooo:rsid="0a15dd24" style:font-size-asian="12pt" style:font-size-complex="12pt"/>
    </style:style>
    <style:style style:name="T2580" style:family="text">
      <style:text-properties style:font-name="Handwriting" fo:font-size="12pt" officeooo:rsid="0a16d19f" style:font-size-asian="12pt" style:font-size-complex="12pt"/>
    </style:style>
    <style:style style:name="T2581" style:family="text">
      <style:text-properties style:font-name="Handwriting" fo:font-size="12pt" officeooo:rsid="130e94c4" style:font-size-asian="12pt" style:font-size-complex="12pt"/>
    </style:style>
    <style:style style:name="T2582" style:family="text">
      <style:text-properties style:font-name="Handwriting" fo:font-size="12pt" style:font-name-asian="SimSun" style:font-size-asian="12pt" style:font-name-complex="Arial" style:font-size-complex="12pt"/>
    </style:style>
    <style:style style:name="T2583" style:family="text">
      <style:text-properties style:font-name="Handwriting" fo:font-size="12pt" officeooo:rsid="08f42f2a" style:font-name-asian="SimSun" style:font-size-asian="12pt" style:font-name-complex="Arial" style:font-size-complex="12pt"/>
    </style:style>
    <style:style style:name="T2584" style:family="text">
      <style:text-properties style:font-name="Handwriting" fo:font-size="12pt" officeooo:rsid="0907faa9" style:font-name-asian="SimSun" style:font-size-asian="12pt" style:font-name-complex="Arial" style:font-size-complex="12pt"/>
    </style:style>
    <style:style style:name="T2585" style:family="text">
      <style:text-properties style:font-name="Handwriting" fo:font-size="12pt" officeooo:rsid="095068e0" style:font-name-asian="SimSun" style:font-size-asian="12pt" style:font-name-complex="Arial" style:font-size-complex="12pt"/>
    </style:style>
    <style:style style:name="T2586" style:family="text">
      <style:text-properties style:font-name="Handwriting" fo:font-size="12pt" officeooo:rsid="09ac5f5b" style:font-name-asian="SimSun" style:font-size-asian="12pt" style:font-name-complex="Arial" style:font-size-complex="12pt"/>
    </style:style>
    <style:style style:name="T2587" style:family="text">
      <style:text-properties style:font-name="Handwriting" fo:font-size="12pt" officeooo:rsid="09b1bec3" style:font-name-asian="SimSun" style:font-size-asian="12pt" style:font-name-complex="Arial" style:font-size-complex="12pt"/>
    </style:style>
    <style:style style:name="T2588" style:family="text">
      <style:text-properties style:font-name="Handwriting" fo:font-size="12pt" officeooo:rsid="09c8ccb0" style:font-name-asian="SimSun" style:font-size-asian="12pt" style:font-name-complex="Arial" style:font-size-complex="12pt"/>
    </style:style>
    <style:style style:name="T2589" style:family="text">
      <style:text-properties style:font-name="Handwriting" fo:font-size="12pt" officeooo:rsid="09ce7fcf" style:font-name-asian="SimSun" style:font-size-asian="12pt" style:font-name-complex="Arial" style:font-size-complex="12pt"/>
    </style:style>
    <style:style style:name="T2590" style:family="text">
      <style:text-properties style:font-name="Handwriting" fo:font-size="12pt" officeooo:rsid="09cea41a" style:font-name-asian="SimSun" style:font-size-asian="12pt" style:font-name-complex="Arial" style:font-size-complex="12pt"/>
    </style:style>
    <style:style style:name="T2591" style:family="text">
      <style:text-properties style:font-name="Handwriting" fo:font-size="12pt" officeooo:rsid="09cee256" style:font-name-asian="SimSun" style:font-size-asian="12pt" style:font-name-complex="Arial" style:font-size-complex="12pt"/>
    </style:style>
    <style:style style:name="T2592" style:family="text">
      <style:text-properties style:font-name="Handwriting" fo:font-size="12pt" officeooo:rsid="09d06060" style:font-name-asian="SimSun" style:font-size-asian="12pt" style:font-name-complex="Arial" style:font-size-complex="12pt"/>
    </style:style>
    <style:style style:name="T2593" style:family="text">
      <style:text-properties style:font-name="Handwriting" fo:font-size="12pt" officeooo:rsid="0a151b0e" style:font-name-asian="SimSun" style:font-size-asian="12pt" style:font-name-complex="Arial" style:font-size-complex="12pt"/>
    </style:style>
    <style:style style:name="T2594" style:family="text">
      <style:text-properties style:font-name="Handwriting" fo:font-size="12pt" officeooo:rsid="00d021fc" style:font-name-asian="SimSun" style:font-size-asian="12pt" style:font-name-complex="Arial" style:font-size-complex="12pt"/>
    </style:style>
    <style:style style:name="T2595" style:family="text">
      <style:text-properties style:font-name="Handwriting" fo:font-size="12pt" officeooo:rsid="012b3248" style:font-name-asian="SimSun" style:font-size-asian="12pt" style:font-name-complex="Arial" style:font-size-complex="12pt"/>
    </style:style>
    <style:style style:name="T2596" style:family="text">
      <style:text-properties style:font-name="Handwriting" fo:font-size="12pt" officeooo:rsid="01450a45" style:font-name-asian="SimSun" style:font-size-asian="12pt" style:font-name-complex="Arial" style:font-size-complex="12pt"/>
    </style:style>
    <style:style style:name="T2597" style:family="text">
      <style:text-properties style:font-name="Handwriting" fo:font-size="12pt" officeooo:rsid="0145172c" style:font-name-asian="SimSun" style:font-size-asian="12pt" style:font-name-complex="Arial" style:font-size-complex="12pt"/>
    </style:style>
    <style:style style:name="T2598" style:family="text">
      <style:text-properties style:font-name="Handwriting" fo:font-size="12pt" officeooo:rsid="02bc5d4f" style:font-name-asian="SimSun" style:font-size-asian="12pt" style:font-name-complex="Arial" style:font-size-complex="12pt"/>
    </style:style>
    <style:style style:name="T2599" style:family="text">
      <style:text-properties style:font-name="Handwriting" fo:font-size="12pt" officeooo:rsid="02c3c484" style:font-name-asian="SimSun" style:font-size-asian="12pt" style:font-name-complex="Arial" style:font-size-complex="12pt"/>
    </style:style>
    <style:style style:name="T2600" style:family="text">
      <style:text-properties style:font-name="Handwriting" fo:font-size="12pt" officeooo:rsid="02c55270" style:font-name-asian="SimSun" style:font-size-asian="12pt" style:font-name-complex="Arial" style:font-size-complex="12pt"/>
    </style:style>
    <style:style style:name="T2601" style:family="text">
      <style:text-properties style:font-name="Handwriting" fo:font-size="12pt" officeooo:rsid="0a5f9c8a" style:font-name-asian="SimSun" style:font-size-asian="12pt" style:font-name-complex="Arial" style:font-size-complex="12pt"/>
    </style:style>
    <style:style style:name="T2602" style:family="text">
      <style:text-properties style:font-name="Handwriting" fo:font-size="12pt" officeooo:rsid="0a64ca46" style:font-name-asian="SimSun" style:font-size-asian="12pt" style:font-name-complex="Arial" style:font-size-complex="12pt"/>
    </style:style>
    <style:style style:name="T2603" style:family="text">
      <style:text-properties style:font-name="Handwriting" fo:font-size="12pt" officeooo:rsid="0a64f77f" style:font-name-asian="SimSun" style:font-size-asian="12pt" style:font-name-complex="Arial" style:font-size-complex="12pt"/>
    </style:style>
    <style:style style:name="T2604" style:family="text">
      <style:text-properties style:font-name="Handwriting" fo:font-size="12pt" officeooo:rsid="0a70268b" style:font-name-asian="SimSun" style:font-size-asian="12pt" style:font-name-complex="Arial" style:font-size-complex="12pt"/>
    </style:style>
    <style:style style:name="T2605" style:family="text">
      <style:text-properties style:font-name="Handwriting" fo:font-size="12pt" officeooo:rsid="0a703f09" style:font-name-asian="SimSun" style:font-size-asian="12pt" style:font-name-complex="Arial" style:font-size-complex="12pt"/>
    </style:style>
    <style:style style:name="T2606" style:family="text">
      <style:text-properties style:font-name="Handwriting" fo:font-size="12pt" officeooo:rsid="0bac24c5" style:font-name-asian="SimSun" style:font-size-asian="12pt" style:font-name-complex="Arial" style:font-size-complex="12pt"/>
    </style:style>
    <style:style style:name="T2607" style:family="text">
      <style:text-properties style:font-name="Handwriting" fo:font-size="12pt" officeooo:rsid="0c235ea4" style:font-name-asian="SimSun" style:font-size-asian="12pt" style:font-name-complex="Arial" style:font-size-complex="12pt"/>
    </style:style>
    <style:style style:name="T2608" style:family="text">
      <style:text-properties style:font-name="Handwriting" fo:font-size="12pt" officeooo:rsid="0c246909" style:font-name-asian="SimSun" style:font-size-asian="12pt" style:font-name-complex="Arial" style:font-size-complex="12pt"/>
    </style:style>
    <style:style style:name="T2609" style:family="text">
      <style:text-properties style:font-name="Handwriting" fo:font-size="12pt" officeooo:rsid="0c22196f" style:font-name-asian="SimSun" style:font-size-asian="12pt" style:font-name-complex="Arial" style:font-size-complex="12pt"/>
    </style:style>
    <style:style style:name="T2610" style:family="text">
      <style:text-properties style:font-name="Handwriting" fo:font-size="12pt" officeooo:rsid="0c258575" style:font-name-asian="SimSun" style:font-size-asian="12pt" style:font-name-complex="Arial" style:font-size-complex="12pt"/>
    </style:style>
    <style:style style:name="T2611" style:family="text">
      <style:text-properties style:font-name="Handwriting" fo:font-size="12pt" officeooo:rsid="0c26e4d8" style:font-name-asian="SimSun" style:font-size-asian="12pt" style:font-name-complex="Arial" style:font-size-complex="12pt"/>
    </style:style>
    <style:style style:name="T2612" style:family="text">
      <style:text-properties style:font-name="Handwriting" fo:font-size="12pt" officeooo:rsid="0c27e762" style:font-name-asian="SimSun" style:font-size-asian="12pt" style:font-name-complex="Arial" style:font-size-complex="12pt"/>
    </style:style>
    <style:style style:name="T2613" style:family="text">
      <style:text-properties style:font-name="Handwriting" fo:font-size="12pt" officeooo:rsid="0c28bf48" style:font-name-asian="SimSun" style:font-size-asian="12pt" style:font-name-complex="Arial" style:font-size-complex="12pt"/>
    </style:style>
    <style:style style:name="T2614" style:family="text">
      <style:text-properties style:font-name="Handwriting" fo:font-size="12pt" officeooo:rsid="0c2afaf3" style:font-name-asian="SimSun" style:font-size-asian="12pt" style:font-name-complex="Arial" style:font-size-complex="12pt"/>
    </style:style>
    <style:style style:name="T2615" style:family="text">
      <style:text-properties style:font-name="Handwriting" fo:font-size="12pt" officeooo:rsid="0c2b667e" style:font-name-asian="SimSun" style:font-size-asian="12pt" style:font-name-complex="Arial" style:font-size-complex="12pt"/>
    </style:style>
    <style:style style:name="T2616" style:family="text">
      <style:text-properties style:font-name="Handwriting" fo:font-size="12pt" officeooo:rsid="0c2d60a9" style:font-name-asian="SimSun" style:font-size-asian="12pt" style:font-name-complex="Arial" style:font-size-complex="12pt"/>
    </style:style>
    <style:style style:name="T2617" style:family="text">
      <style:text-properties style:font-name="Handwriting" fo:font-size="12pt" officeooo:rsid="0c2f5aeb" style:font-name-asian="SimSun" style:font-size-asian="12pt" style:font-name-complex="Arial" style:font-size-complex="12pt"/>
    </style:style>
    <style:style style:name="T2618" style:family="text">
      <style:text-properties style:font-name="Handwriting" fo:font-size="12pt" officeooo:rsid="0c30c0c7" style:font-name-asian="SimSun" style:font-size-asian="12pt" style:font-name-complex="Arial" style:font-size-complex="12pt"/>
    </style:style>
    <style:style style:name="T2619" style:family="text">
      <style:text-properties style:font-name="Handwriting" fo:font-size="12pt" officeooo:rsid="0c324811" style:font-name-asian="SimSun" style:font-size-asian="12pt" style:font-name-complex="Arial" style:font-size-complex="12pt"/>
    </style:style>
    <style:style style:name="T2620" style:family="text">
      <style:text-properties style:font-name="Handwriting" fo:font-size="12pt" officeooo:rsid="0c33923b" style:font-name-asian="SimSun" style:font-size-asian="12pt" style:font-name-complex="Arial" style:font-size-complex="12pt"/>
    </style:style>
    <style:style style:name="T2621" style:family="text">
      <style:text-properties style:font-name="Handwriting" fo:font-size="12pt" officeooo:rsid="0c343822" style:font-name-asian="SimSun" style:font-size-asian="12pt" style:font-name-complex="Arial" style:font-size-complex="12pt"/>
    </style:style>
    <style:style style:name="T2622" style:family="text">
      <style:text-properties style:font-name="Handwriting" fo:font-size="12pt" officeooo:rsid="0c34b279" style:font-name-asian="SimSun" style:font-size-asian="12pt" style:font-name-complex="Arial" style:font-size-complex="12pt"/>
    </style:style>
    <style:style style:name="T2623" style:family="text">
      <style:text-properties style:font-name="Handwriting" fo:font-size="12pt" officeooo:rsid="0c36847b" style:font-name-asian="SimSun" style:font-size-asian="12pt" style:font-name-complex="Arial" style:font-size-complex="12pt"/>
    </style:style>
    <style:style style:name="T2624" style:family="text">
      <style:text-properties style:font-name="Handwriting" fo:font-size="12pt" officeooo:rsid="0c31e15c" style:font-name-asian="SimSun" style:font-size-asian="12pt" style:font-name-complex="Arial" style:font-size-complex="12pt"/>
    </style:style>
    <style:style style:name="T2625" style:family="text">
      <style:text-properties style:font-name="Handwriting" fo:font-size="12pt" officeooo:rsid="0c37dec2" style:font-name-asian="SimSun" style:font-size-asian="12pt" style:font-name-complex="Arial" style:font-size-complex="12pt"/>
    </style:style>
    <style:style style:name="T2626" style:family="text">
      <style:text-properties style:font-name="Handwriting" fo:font-size="12pt" officeooo:rsid="0c388b4a" style:font-name-asian="SimSun" style:font-size-asian="12pt" style:font-name-complex="Arial" style:font-size-complex="12pt"/>
    </style:style>
    <style:style style:name="T2627" style:family="text">
      <style:text-properties style:font-name="Handwriting" fo:font-size="12pt" officeooo:rsid="0c388e76" style:font-name-asian="SimSun" style:font-size-asian="12pt" style:font-name-complex="Arial" style:font-size-complex="12pt"/>
    </style:style>
    <style:style style:name="T2628" style:family="text">
      <style:text-properties style:font-name="Handwriting" fo:font-size="12pt" officeooo:rsid="0c3918e7" style:font-name-asian="SimSun" style:font-size-asian="12pt" style:font-name-complex="Arial" style:font-size-complex="12pt"/>
    </style:style>
    <style:style style:name="T2629" style:family="text">
      <style:text-properties style:font-name="Handwriting" fo:font-size="12pt" officeooo:rsid="0c3a477e" style:font-name-asian="SimSun" style:font-size-asian="12pt" style:font-name-complex="Arial" style:font-size-complex="12pt"/>
    </style:style>
    <style:style style:name="T2630" style:family="text">
      <style:text-properties style:font-name="Handwriting" fo:font-size="12pt" officeooo:rsid="0c3bbaa9" style:font-name-asian="SimSun" style:font-size-asian="12pt" style:font-name-complex="Arial" style:font-size-complex="12pt"/>
    </style:style>
    <style:style style:name="T2631" style:family="text">
      <style:text-properties style:font-name="Handwriting" fo:font-size="12pt" officeooo:rsid="0c3bd967" style:font-name-asian="SimSun" style:font-size-asian="12pt" style:font-name-complex="Arial" style:font-size-complex="12pt"/>
    </style:style>
    <style:style style:name="T2632" style:family="text">
      <style:text-properties style:font-name="Handwriting" fo:font-size="12pt" officeooo:rsid="0c3ce8f9" style:font-name-asian="SimSun" style:font-size-asian="12pt" style:font-name-complex="Arial" style:font-size-complex="12pt"/>
    </style:style>
    <style:style style:name="T2633" style:family="text">
      <style:text-properties style:font-name="Handwriting" fo:font-size="12pt" officeooo:rsid="0c3ea5b6" style:font-name-asian="SimSun" style:font-size-asian="12pt" style:font-name-complex="Arial" style:font-size-complex="12pt"/>
    </style:style>
    <style:style style:name="T2634" style:family="text">
      <style:text-properties style:font-name="Handwriting" fo:font-size="12pt" officeooo:rsid="0c4026c9" style:font-name-asian="SimSun" style:font-size-asian="12pt" style:font-name-complex="Arial" style:font-size-complex="12pt"/>
    </style:style>
    <style:style style:name="T2635" style:family="text">
      <style:text-properties style:font-name="Handwriting" fo:font-size="12pt" officeooo:rsid="0c4223c1" style:font-name-asian="SimSun" style:font-size-asian="12pt" style:font-name-complex="Arial" style:font-size-complex="12pt"/>
    </style:style>
    <style:style style:name="T2636" style:family="text">
      <style:text-properties style:font-name="Handwriting" fo:font-size="12pt" officeooo:rsid="0c437c87" style:font-name-asian="SimSun" style:font-size-asian="12pt" style:font-name-complex="Arial" style:font-size-complex="12pt"/>
    </style:style>
    <style:style style:name="T2637" style:family="text">
      <style:text-properties style:font-name="Handwriting" fo:font-size="12pt" officeooo:rsid="0c43d840" style:font-name-asian="SimSun" style:font-size-asian="12pt" style:font-name-complex="Arial" style:font-size-complex="12pt"/>
    </style:style>
    <style:style style:name="T2638" style:family="text">
      <style:text-properties style:font-name="Handwriting" fo:font-size="12pt" officeooo:rsid="0c453330" style:font-name-asian="SimSun" style:font-size-asian="12pt" style:font-name-complex="Arial" style:font-size-complex="12pt"/>
    </style:style>
    <style:style style:name="T2639" style:family="text">
      <style:text-properties style:font-name="Handwriting" fo:font-size="12pt" officeooo:rsid="0c472370" style:font-name-asian="SimSun" style:font-size-asian="12pt" style:font-name-complex="Arial" style:font-size-complex="12pt"/>
    </style:style>
    <style:style style:name="T2640" style:family="text">
      <style:text-properties style:font-name="Handwriting" fo:font-size="12pt" officeooo:rsid="0c4c2404" style:font-name-asian="SimSun" style:font-size-asian="12pt" style:font-name-complex="Arial" style:font-size-complex="12pt"/>
    </style:style>
    <style:style style:name="T2641" style:family="text">
      <style:text-properties style:font-name="Handwriting" fo:font-size="12pt" officeooo:rsid="0c4d0f9c" style:font-name-asian="SimSun" style:font-size-asian="12pt" style:font-name-complex="Arial" style:font-size-complex="12pt"/>
    </style:style>
    <style:style style:name="T2642" style:family="text">
      <style:text-properties style:font-name="Handwriting" fo:font-size="12pt" officeooo:rsid="0c4e9c5e" style:font-name-asian="SimSun" style:font-size-asian="12pt" style:font-name-complex="Arial" style:font-size-complex="12pt"/>
    </style:style>
    <style:style style:name="T2643" style:family="text">
      <style:text-properties style:font-name="Handwriting" fo:font-size="12pt" officeooo:rsid="0c4fbb1b" style:font-name-asian="SimSun" style:font-size-asian="12pt" style:font-name-complex="Arial" style:font-size-complex="12pt"/>
    </style:style>
    <style:style style:name="T2644" style:family="text">
      <style:text-properties style:font-name="Handwriting" fo:font-size="12pt" officeooo:rsid="0c4feea9" style:font-name-asian="SimSun" style:font-size-asian="12pt" style:font-name-complex="Arial" style:font-size-complex="12pt"/>
    </style:style>
    <style:style style:name="T2645" style:family="text">
      <style:text-properties style:font-name="Handwriting" fo:font-size="12pt" officeooo:rsid="0c5125a4" style:font-name-asian="SimSun" style:font-size-asian="12pt" style:font-name-complex="Arial" style:font-size-complex="12pt"/>
    </style:style>
    <style:style style:name="T2646" style:family="text">
      <style:text-properties style:font-name="Handwriting" fo:font-size="12pt" officeooo:rsid="0c52f574" style:font-name-asian="SimSun" style:font-size-asian="12pt" style:font-name-complex="Arial" style:font-size-complex="12pt"/>
    </style:style>
    <style:style style:name="T2647" style:family="text">
      <style:text-properties style:font-name="Handwriting" fo:font-size="12pt" officeooo:rsid="0c535379" style:font-name-asian="SimSun" style:font-size-asian="12pt" style:font-name-complex="Arial" style:font-size-complex="12pt"/>
    </style:style>
    <style:style style:name="T2648" style:family="text">
      <style:text-properties style:font-name="Handwriting" fo:font-size="12pt" officeooo:rsid="0c545997" style:font-name-asian="SimSun" style:font-size-asian="12pt" style:font-name-complex="Arial" style:font-size-complex="12pt"/>
    </style:style>
    <style:style style:name="T2649" style:family="text">
      <style:text-properties style:font-name="Handwriting" fo:font-size="12pt" officeooo:rsid="0c54656d" style:font-name-asian="SimSun" style:font-size-asian="12pt" style:font-name-complex="Arial" style:font-size-complex="12pt"/>
    </style:style>
    <style:style style:name="T2650" style:family="text">
      <style:text-properties style:font-name="Handwriting" fo:font-size="12pt" officeooo:rsid="0c561757" style:font-name-asian="SimSun" style:font-size-asian="12pt" style:font-name-complex="Arial" style:font-size-complex="12pt"/>
    </style:style>
    <style:style style:name="T2651" style:family="text">
      <style:text-properties style:font-name="Handwriting" fo:font-size="12pt" officeooo:rsid="0c565ebb" style:font-name-asian="SimSun" style:font-size-asian="12pt" style:font-name-complex="Arial" style:font-size-complex="12pt"/>
    </style:style>
    <style:style style:name="T2652" style:family="text">
      <style:text-properties style:font-name="Handwriting" fo:font-size="12pt" officeooo:rsid="0c57b5d4" style:font-name-asian="SimSun" style:font-size-asian="12pt" style:font-name-complex="Arial" style:font-size-complex="12pt"/>
    </style:style>
    <style:style style:name="T2653" style:family="text">
      <style:text-properties style:font-name="Handwriting" fo:font-size="12pt" officeooo:rsid="0c59a069" style:font-name-asian="SimSun" style:font-size-asian="12pt" style:font-name-complex="Arial" style:font-size-complex="12pt"/>
    </style:style>
    <style:style style:name="T2654" style:family="text">
      <style:text-properties style:font-name="Handwriting" fo:font-size="12pt" officeooo:rsid="0c5acc77" style:font-name-asian="SimSun" style:font-size-asian="12pt" style:font-name-complex="Arial" style:font-size-complex="12pt"/>
    </style:style>
    <style:style style:name="T2655" style:family="text">
      <style:text-properties style:font-name="Handwriting" fo:font-size="12pt" officeooo:rsid="0dcffd93" style:font-name-asian="SimSun" style:font-size-asian="12pt" style:font-name-complex="Arial" style:font-size-complex="12pt"/>
    </style:style>
    <style:style style:name="T2656" style:family="text">
      <style:text-properties style:font-name="Handwriting" fo:font-size="12pt" officeooo:rsid="0dd1dc1e" style:font-name-asian="SimSun" style:font-size-asian="12pt" style:font-name-complex="Arial" style:font-size-complex="12pt"/>
    </style:style>
    <style:style style:name="T2657" style:family="text">
      <style:text-properties style:font-name="Handwriting" fo:font-size="12pt" officeooo:rsid="0dd1e144" style:font-name-asian="SimSun" style:font-size-asian="12pt" style:font-name-complex="Arial" style:font-size-complex="12pt"/>
    </style:style>
    <style:style style:name="T2658" style:family="text">
      <style:text-properties style:font-name="Handwriting" fo:font-size="12pt" officeooo:rsid="0dd29b76" style:font-name-asian="SimSun" style:font-size-asian="12pt" style:font-name-complex="Arial" style:font-size-complex="12pt"/>
    </style:style>
    <style:style style:name="T2659" style:family="text">
      <style:text-properties style:font-name="Handwriting" fo:font-size="12pt" officeooo:rsid="0dd2dbc0" style:font-name-asian="SimSun" style:font-size-asian="12pt" style:font-name-complex="Arial" style:font-size-complex="12pt"/>
    </style:style>
    <style:style style:name="T2660" style:family="text">
      <style:text-properties style:font-name="Handwriting" fo:font-size="12pt" officeooo:rsid="0dd34df4" style:font-name-asian="SimSun" style:font-size-asian="12pt" style:font-name-complex="Arial" style:font-size-complex="12pt"/>
    </style:style>
    <style:style style:name="T2661" style:family="text">
      <style:text-properties style:font-name="Handwriting" fo:font-size="12pt" officeooo:rsid="0dd53df3" style:font-name-asian="SimSun" style:font-size-asian="12pt" style:font-name-complex="Arial" style:font-size-complex="12pt"/>
    </style:style>
    <style:style style:name="T2662" style:family="text">
      <style:text-properties style:font-name="Handwriting" fo:font-size="12pt" officeooo:rsid="0dd83260" style:font-name-asian="SimSun" style:font-size-asian="12pt" style:font-name-complex="Arial" style:font-size-complex="12pt"/>
    </style:style>
    <style:style style:name="T2663" style:family="text">
      <style:text-properties style:font-name="Handwriting" fo:font-size="12pt" officeooo:rsid="0dd92b29" style:font-name-asian="SimSun" style:font-size-asian="12pt" style:font-name-complex="Arial" style:font-size-complex="12pt"/>
    </style:style>
    <style:style style:name="T2664" style:family="text">
      <style:text-properties style:font-name="Handwriting" fo:font-size="12pt" officeooo:rsid="0dda7df0" style:font-name-asian="SimSun" style:font-size-asian="12pt" style:font-name-complex="Arial" style:font-size-complex="12pt"/>
    </style:style>
    <style:style style:name="T2665" style:family="text">
      <style:text-properties style:font-name="Handwriting" fo:font-size="12pt" officeooo:rsid="0ddb8744" style:font-name-asian="SimSun" style:font-size-asian="12pt" style:font-name-complex="Arial" style:font-size-complex="12pt"/>
    </style:style>
    <style:style style:name="T2666" style:family="text">
      <style:text-properties style:font-name="Handwriting" fo:font-size="12pt" officeooo:rsid="0ddd7c6c" style:font-name-asian="SimSun" style:font-size-asian="12pt" style:font-name-complex="Arial" style:font-size-complex="12pt"/>
    </style:style>
    <style:style style:name="T2667" style:family="text">
      <style:text-properties style:font-name="Handwriting" fo:font-size="12pt" officeooo:rsid="0ddde76e" style:font-name-asian="SimSun" style:font-size-asian="12pt" style:font-name-complex="Arial" style:font-size-complex="12pt"/>
    </style:style>
    <style:style style:name="T2668" style:family="text">
      <style:text-properties style:font-name="Handwriting" fo:font-size="12pt" officeooo:rsid="0dddffb6" style:font-name-asian="SimSun" style:font-size-asian="12pt" style:font-name-complex="Arial" style:font-size-complex="12pt"/>
    </style:style>
    <style:style style:name="T2669" style:family="text">
      <style:text-properties style:font-name="Handwriting" fo:font-size="12pt" officeooo:rsid="0ddf26b8" style:font-name-asian="SimSun" style:font-size-asian="12pt" style:font-name-complex="Arial" style:font-size-complex="12pt"/>
    </style:style>
    <style:style style:name="T2670" style:family="text">
      <style:text-properties style:font-name="Handwriting" fo:font-size="12pt" officeooo:rsid="0de0a3ec" style:font-name-asian="SimSun" style:font-size-asian="12pt" style:font-name-complex="Arial" style:font-size-complex="12pt"/>
    </style:style>
    <style:style style:name="T2671" style:family="text">
      <style:text-properties style:font-name="Handwriting" fo:font-size="12pt" officeooo:rsid="0de1d6f1" style:font-name-asian="SimSun" style:font-size-asian="12pt" style:font-name-complex="Arial" style:font-size-complex="12pt"/>
    </style:style>
    <style:style style:name="T2672" style:family="text">
      <style:text-properties style:font-name="Handwriting" fo:font-size="12pt" officeooo:rsid="0df8aeb5" style:font-name-asian="SimSun" style:font-size-asian="12pt" style:font-name-complex="Arial" style:font-size-complex="12pt"/>
    </style:style>
    <style:style style:name="T2673" style:family="text">
      <style:text-properties style:font-name="Handwriting" fo:font-size="12pt" officeooo:rsid="0dce942e" style:font-name-asian="SimSun" style:font-size-asian="12pt" style:font-name-complex="Arial" style:font-size-complex="12pt"/>
    </style:style>
    <style:style style:name="T2674" style:family="text">
      <style:text-properties style:font-name="Handwriting" fo:font-size="12pt" officeooo:rsid="0dd68d5a" style:font-name-asian="SimSun" style:font-size-asian="12pt" style:font-name-complex="Arial" style:font-size-complex="12pt"/>
    </style:style>
    <style:style style:name="T2675" style:family="text">
      <style:text-properties style:font-name="Handwriting" fo:font-size="12pt" officeooo:rsid="131e6f40" style:font-name-asian="SimSun" style:font-size-asian="12pt" style:font-name-complex="Arial" style:font-size-complex="12pt"/>
    </style:style>
    <style:style style:name="T2676" style:family="text">
      <style:text-properties style:font-name="Handwriting" fo:font-size="12pt" officeooo:rsid="1334df83" style:font-name-asian="SimSun" style:font-size-asian="12pt" style:font-name-complex="Arial" style:font-size-complex="12pt"/>
    </style:style>
    <style:style style:name="T2677" style:family="text">
      <style:text-properties style:font-name="Handwriting" fo:font-size="12pt" officeooo:rsid="14853187" style:font-name-asian="SimSun" style:font-size-asian="12pt" style:font-name-complex="Arial" style:font-size-complex="12pt"/>
    </style:style>
    <style:style style:name="T2678" style:family="text">
      <style:text-properties style:font-name="Handwriting" fo:font-size="12pt" officeooo:rsid="14854600" style:font-name-asian="SimSun" style:font-size-asian="12pt" style:font-name-complex="Arial" style:font-size-complex="12pt"/>
    </style:style>
    <style:style style:name="T2679" style:family="text">
      <style:text-properties style:font-name="Handwriting" fo:font-size="12pt" officeooo:rsid="148976ad" style:font-name-asian="SimSun" style:font-size-asian="12pt" style:font-name-complex="Arial" style:font-size-complex="12pt"/>
    </style:style>
    <style:style style:name="T2680" style:family="text">
      <style:text-properties style:font-name="Handwriting" fo:font-size="12pt" fo:font-weight="normal" officeooo:rsid="0065ecb8" style:font-size-asian="12pt" style:font-weight-asian="normal" style:font-size-complex="12pt" style:font-weight-complex="normal"/>
    </style:style>
    <style:style style:name="T2681" style:family="text">
      <style:text-properties style:font-name="Handwriting" fo:font-size="12pt" fo:font-weight="normal" officeooo:rsid="0b45164b" style:font-size-asian="12pt" style:font-weight-asian="normal" style:font-size-complex="12pt" style:font-weight-complex="normal"/>
    </style:style>
    <style:style style:name="T2682" style:family="text">
      <style:text-properties style:font-name="Handwriting" fo:font-size="12pt" fo:font-weight="normal" officeooo:rsid="0b46430d" style:font-size-asian="12pt" style:font-weight-asian="normal" style:font-size-complex="12pt" style:font-weight-complex="normal"/>
    </style:style>
    <style:style style:name="T2683" style:family="text">
      <style:text-properties style:font-name="Handwriting" fo:font-size="12pt" fo:font-weight="normal" officeooo:rsid="0b46c55f" style:font-size-asian="12pt" style:font-weight-asian="normal" style:font-size-complex="12pt" style:font-weight-complex="normal"/>
    </style:style>
    <style:style style:name="T2684" style:family="text">
      <style:text-properties style:font-name="Handwriting" fo:font-size="12pt" fo:font-weight="normal" officeooo:rsid="0b4817b8" style:font-size-asian="12pt" style:font-weight-asian="normal" style:font-size-complex="12pt" style:font-weight-complex="normal"/>
    </style:style>
    <style:style style:name="T2685" style:family="text">
      <style:text-properties style:font-name="Handwriting" fo:font-size="12pt" fo:font-weight="normal" officeooo:rsid="0b4c87c4" style:font-size-asian="12pt" style:font-weight-asian="normal" style:font-size-complex="12pt" style:font-weight-complex="normal"/>
    </style:style>
    <style:style style:name="T2686" style:family="text">
      <style:text-properties style:font-name="Handwriting" fo:font-size="12pt" fo:font-weight="normal" officeooo:rsid="0b5eeeeb" style:font-size-asian="12pt" style:font-weight-asian="normal" style:font-size-complex="12pt" style:font-weight-complex="normal"/>
    </style:style>
    <style:style style:name="T2687" style:family="text">
      <style:text-properties style:font-name="Handwriting" fo:font-size="12pt" fo:font-weight="normal" officeooo:rsid="0c8ab267" style:font-size-asian="12pt" style:font-weight-asian="normal" style:font-size-complex="12pt" style:font-weight-complex="normal"/>
    </style:style>
    <style:style style:name="T2688" style:family="text">
      <style:text-properties style:font-name="Handwriting" fo:font-size="12pt" fo:font-weight="normal" officeooo:rsid="0c8d5a32" style:font-size-asian="12pt" style:font-weight-asian="normal" style:font-size-complex="12pt" style:font-weight-complex="normal"/>
    </style:style>
    <style:style style:name="T2689" style:family="text">
      <style:text-properties style:font-name="Handwriting" fo:font-size="12pt" fo:font-weight="normal" officeooo:rsid="0ca16f75" style:font-size-asian="12pt" style:font-weight-asian="normal" style:font-size-complex="12pt" style:font-weight-complex="normal"/>
    </style:style>
    <style:style style:name="T2690" style:family="text">
      <style:text-properties style:font-name="Handwriting" fo:font-size="12pt" fo:font-weight="normal" officeooo:rsid="0ca2ab29" style:font-size-asian="12pt" style:font-weight-asian="normal" style:font-size-complex="12pt" style:font-weight-complex="normal"/>
    </style:style>
    <style:style style:name="T2691" style:family="text">
      <style:text-properties style:font-name="Handwriting" fo:font-size="12pt" fo:font-weight="normal" officeooo:rsid="0ca55c95" style:font-size-asian="12pt" style:font-weight-asian="normal" style:font-size-complex="12pt" style:font-weight-complex="normal"/>
    </style:style>
    <style:style style:name="T2692" style:family="text">
      <style:text-properties style:font-name="Handwriting" fo:font-size="12pt" fo:font-weight="normal" officeooo:rsid="0ca6500a" style:font-size-asian="12pt" style:font-weight-asian="normal" style:font-size-complex="12pt" style:font-weight-complex="normal"/>
    </style:style>
    <style:style style:name="T2693" style:family="text">
      <style:text-properties style:font-name="Handwriting" fo:font-size="12pt" fo:font-weight="normal" officeooo:rsid="0ca6f2c3" style:font-size-asian="12pt" style:font-weight-asian="normal" style:font-size-complex="12pt" style:font-weight-complex="normal"/>
    </style:style>
    <style:style style:name="T2694" style:family="text">
      <style:text-properties style:font-name="Handwriting" fo:font-size="12pt" fo:font-weight="normal" officeooo:rsid="010ff254" style:font-size-asian="12pt" style:font-weight-asian="normal" style:font-size-complex="12pt" style:font-weight-complex="normal"/>
    </style:style>
    <style:style style:name="T2695" style:family="text">
      <style:text-properties style:font-name="Handwriting" fo:font-size="12pt" fo:font-weight="normal" officeooo:rsid="0e9ba911" style:font-size-asian="12pt" style:font-weight-asian="normal" style:font-size-complex="12pt" style:font-weight-complex="normal"/>
    </style:style>
    <style:style style:name="T2696" style:family="text">
      <style:text-properties style:font-name="Handwriting" fo:font-size="12pt" fo:font-weight="normal" officeooo:rsid="0e9d0fd3" style:font-size-asian="12pt" style:font-weight-asian="normal" style:font-size-complex="12pt" style:font-weight-complex="normal"/>
    </style:style>
    <style:style style:name="T2697" style:family="text">
      <style:text-properties style:font-name="Handwriting" fo:font-size="12pt" fo:font-weight="normal" officeooo:rsid="0b3c7a0a" style:font-size-asian="12pt" style:font-weight-asian="normal" style:font-size-complex="12pt" style:font-weight-complex="normal"/>
    </style:style>
    <style:style style:name="T2698" style:family="text">
      <style:text-properties style:font-name="Handwriting" fo:font-size="12pt" fo:font-weight="normal" officeooo:rsid="0ea136cb" style:font-size-asian="12pt" style:font-weight-asian="normal" style:font-size-complex="12pt" style:font-weight-complex="normal"/>
    </style:style>
    <style:style style:name="T2699" style:family="text">
      <style:text-properties style:font-name="Handwriting" fo:font-size="12pt" fo:font-weight="normal" officeooo:rsid="131b259a" style:font-size-asian="12pt" style:font-weight-asian="normal" style:font-size-complex="12pt" style:font-weight-complex="normal"/>
    </style:style>
    <style:style style:name="T2700" style:family="text">
      <style:text-properties style:font-name="Handwriting" fo:font-size="12pt" fo:font-weight="normal" officeooo:rsid="0ea2ae78" style:font-size-asian="12pt" style:font-weight-asian="normal" style:font-size-complex="12pt" style:font-weight-complex="normal"/>
    </style:style>
    <style:style style:name="T2701" style:family="text">
      <style:text-properties style:font-name="Handwriting" fo:font-size="12pt" fo:font-weight="normal" officeooo:rsid="1324eb3e" style:font-size-asian="12pt" style:font-weight-asian="normal" style:font-size-complex="12pt" style:font-weight-complex="normal"/>
    </style:style>
    <style:style style:name="T2702" style:family="text">
      <style:text-properties style:font-name="Handwriting" fo:font-size="12pt" fo:font-weight="normal" officeooo:rsid="13254759" style:font-size-asian="12pt" style:font-weight-asian="normal" style:font-size-complex="12pt" style:font-weight-complex="normal"/>
    </style:style>
    <style:style style:name="T2703" style:family="text">
      <style:text-properties style:font-name="Handwriting" fo:font-size="12pt" fo:font-weight="normal" officeooo:rsid="1327a846" style:font-size-asian="12pt" style:font-weight-asian="normal" style:font-size-complex="12pt" style:font-weight-complex="normal"/>
    </style:style>
    <style:style style:name="T2704" style:family="text">
      <style:text-properties style:font-name="Handwriting" fo:font-size="12pt" fo:font-weight="normal" officeooo:rsid="132826b5" style:font-size-asian="12pt" style:font-weight-asian="normal" style:font-size-complex="12pt" style:font-weight-complex="normal"/>
    </style:style>
    <style:style style:name="T2705" style:family="text">
      <style:text-properties style:font-name="Handwriting" fo:font-size="12pt" fo:font-weight="normal" officeooo:rsid="132a03e3" style:font-size-asian="12pt" style:font-weight-asian="normal" style:font-size-complex="12pt" style:font-weight-complex="normal"/>
    </style:style>
    <style:style style:name="T2706" style:family="text">
      <style:text-properties style:font-name="Handwriting" fo:font-size="12pt" fo:font-weight="normal" officeooo:rsid="132bd8fe" style:font-size-asian="12pt" style:font-weight-asian="normal" style:font-size-complex="12pt" style:font-weight-complex="normal"/>
    </style:style>
    <style:style style:name="T2707" style:family="text">
      <style:text-properties style:font-name="Handwriting" fo:font-size="12pt" fo:font-weight="normal" officeooo:rsid="132ceff9" style:font-size-asian="12pt" style:font-weight-asian="normal" style:font-size-complex="12pt" style:font-weight-complex="normal"/>
    </style:style>
    <style:style style:name="T2708" style:family="text">
      <style:text-properties style:font-name="Handwriting" fo:font-size="12pt" fo:font-weight="normal" officeooo:rsid="132e722b" style:font-size-asian="12pt" style:font-weight-asian="normal" style:font-size-complex="12pt" style:font-weight-complex="normal"/>
    </style:style>
    <style:style style:name="T2709" style:family="text">
      <style:text-properties style:font-name="Handwriting" fo:font-size="12pt" fo:font-weight="normal" officeooo:rsid="133027b6" style:font-size-asian="12pt" style:font-weight-asian="normal" style:font-size-complex="12pt" style:font-weight-complex="normal"/>
    </style:style>
    <style:style style:name="T2710" style:family="text">
      <style:text-properties style:font-name="Handwriting" fo:font-size="12pt" fo:font-weight="normal" officeooo:rsid="1332226a" style:font-size-asian="12pt" style:font-weight-asian="normal" style:font-size-complex="12pt" style:font-weight-complex="normal"/>
    </style:style>
    <style:style style:name="T2711" style:family="text">
      <style:text-properties style:font-name="Handwriting" fo:font-size="12pt" fo:font-weight="normal" officeooo:rsid="1332beb7" style:font-size-asian="12pt" style:font-weight-asian="normal" style:font-size-complex="12pt" style:font-weight-complex="normal"/>
    </style:style>
    <style:style style:name="T2712" style:family="text">
      <style:text-properties style:font-name="Handwriting" fo:font-size="12pt" fo:font-weight="normal" officeooo:rsid="13331668" style:font-size-asian="12pt" style:font-weight-asian="normal" style:font-size-complex="12pt" style:font-weight-complex="normal"/>
    </style:style>
    <style:style style:name="T2713" style:family="text">
      <style:text-properties style:font-name="Handwriting" fo:font-size="12pt" fo:font-weight="normal" officeooo:rsid="1334df83" style:font-size-asian="12pt" style:font-weight-asian="normal" style:font-size-complex="12pt" style:font-weight-complex="normal"/>
    </style:style>
    <style:style style:name="T2714"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2715"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2716"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2717"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2718"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2719"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2720"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2721"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2722"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2723"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2724"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2725"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2726"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2727"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2728"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2729" style:family="text">
      <style:text-properties style:font-name="Handwriting" fo:font-size="12pt" fo:font-weight="normal" officeooo:rsid="0bc851c0" style:font-name-asian="SimSun" style:font-size-asian="12pt" style:font-weight-asian="normal" style:font-name-complex="Arial" style:font-size-complex="12pt" style:font-weight-complex="normal"/>
    </style:style>
    <style:style style:name="T2730" style:family="text">
      <style:text-properties style:font-name="Handwriting" fo:font-size="12pt" fo:font-weight="normal" officeooo:rsid="0c8ba4e5" style:font-name-asian="SimSun" style:font-size-asian="12pt" style:font-weight-asian="normal" style:font-name-complex="Arial" style:font-size-complex="12pt" style:font-weight-complex="normal"/>
    </style:style>
    <style:style style:name="T2731" style:family="text">
      <style:text-properties style:font-name="Handwriting" fo:font-size="12pt" fo:font-weight="normal" officeooo:rsid="0c9fdfaf" style:font-name-asian="SimSun" style:font-size-asian="12pt" style:font-weight-asian="normal" style:font-name-complex="Arial" style:font-size-complex="12pt" style:font-weight-complex="normal"/>
    </style:style>
    <style:style style:name="T2732" style:family="text">
      <style:text-properties style:font-name="Handwriting" fo:font-size="12pt" fo:font-weight="normal" officeooo:rsid="0ca6f2c3" style:font-name-asian="SimSun" style:font-size-asian="12pt" style:font-weight-asian="normal" style:font-name-complex="Arial" style:font-size-complex="12pt" style:font-weight-complex="normal"/>
    </style:style>
    <style:style style:name="T2733" style:family="text">
      <style:text-properties style:font-name="Handwriting" fo:font-size="12pt" fo:font-weight="normal" officeooo:rsid="131b259a" style:font-name-asian="SimSun" style:font-size-asian="12pt" style:font-weight-asian="normal" style:font-name-complex="Arial" style:font-size-complex="12pt" style:font-weight-complex="normal"/>
    </style:style>
    <style:style style:name="T2734" style:family="text">
      <style:text-properties style:font-name="Handwriting" fo:font-size="12pt" fo:font-weight="normal" officeooo:rsid="13254759" style:font-name-asian="SimSun" style:font-size-asian="12pt" style:font-weight-asian="normal" style:font-name-complex="Arial" style:font-size-complex="12pt" style:font-weight-complex="normal"/>
    </style:style>
    <style:style style:name="T2735" style:family="text">
      <style:text-properties style:font-name="Handwriting" officeooo:rsid="0044355c"/>
    </style:style>
    <style:style style:name="T2736" style:family="text">
      <style:text-properties officeooo:rsid="09080d16"/>
    </style:style>
    <style:style style:name="T2737" style:family="text">
      <style:text-properties officeooo:rsid="090b8ab2"/>
    </style:style>
    <style:style style:name="T2738" style:family="text">
      <style:text-properties officeooo:rsid="090ce0c5"/>
    </style:style>
    <style:style style:name="T2739" style:family="text">
      <style:text-properties officeooo:rsid="090ebc5b"/>
    </style:style>
    <style:style style:name="T2740" style:family="text">
      <style:text-properties officeooo:rsid="090f8862"/>
    </style:style>
    <style:style style:name="T2741" style:family="text">
      <style:text-properties officeooo:rsid="0913a52b"/>
    </style:style>
    <style:style style:name="T2742" style:family="text">
      <style:text-properties officeooo:rsid="0914b755"/>
    </style:style>
    <style:style style:name="T2743" style:family="text">
      <style:text-properties officeooo:rsid="0918c8a5"/>
    </style:style>
    <style:style style:name="T2744" style:family="text">
      <style:text-properties officeooo:rsid="091ffc41"/>
    </style:style>
    <style:style style:name="T2745" style:family="text">
      <style:text-properties officeooo:rsid="0921d048"/>
    </style:style>
    <style:style style:name="T2746" style:family="text">
      <style:text-properties officeooo:rsid="092386e0"/>
    </style:style>
    <style:style style:name="T2747" style:family="text">
      <style:text-properties officeooo:rsid="0923b8d0"/>
    </style:style>
    <style:style style:name="T2748" style:family="text">
      <style:text-properties officeooo:rsid="092501b8"/>
    </style:style>
    <style:style style:name="T2749" style:family="text">
      <style:text-properties officeooo:rsid="0925c9ce"/>
    </style:style>
    <style:style style:name="T2750" style:family="text">
      <style:text-properties officeooo:rsid="0946b9cc"/>
    </style:style>
    <style:style style:name="T2751" style:family="text">
      <style:text-properties officeooo:rsid="094c2341"/>
    </style:style>
    <style:style style:name="T2752" style:family="text">
      <style:text-properties officeooo:rsid="094db52a"/>
    </style:style>
    <style:style style:name="T2753" style:family="text">
      <style:text-properties officeooo:rsid="095068e0"/>
    </style:style>
    <style:style style:name="T2754" style:family="text">
      <style:text-properties officeooo:rsid="09513439"/>
    </style:style>
    <style:style style:name="T2755" style:family="text">
      <style:text-properties officeooo:rsid="0952a8c8"/>
    </style:style>
    <style:style style:name="T2756" style:family="text">
      <style:text-properties officeooo:rsid="0956689a"/>
    </style:style>
    <style:style style:name="T2757" style:family="text">
      <style:text-properties officeooo:rsid="095b6341"/>
    </style:style>
    <style:style style:name="T2758" style:family="text">
      <style:text-properties officeooo:rsid="095ca827"/>
    </style:style>
    <style:style style:name="T2759" style:family="text">
      <style:text-properties officeooo:rsid="095f2d63"/>
    </style:style>
    <style:style style:name="T2760" style:family="text">
      <style:text-properties officeooo:rsid="09615632"/>
    </style:style>
    <style:style style:name="T2761" style:family="text">
      <style:text-properties officeooo:rsid="0966d5e1"/>
    </style:style>
    <style:style style:name="T2762" style:family="text">
      <style:text-properties officeooo:rsid="096755fa"/>
    </style:style>
    <style:style style:name="T2763" style:family="text">
      <style:text-properties officeooo:rsid="09695451"/>
    </style:style>
    <style:style style:name="T2764" style:family="text">
      <style:text-properties officeooo:rsid="096f6cf7"/>
    </style:style>
    <style:style style:name="T2765" style:family="text">
      <style:text-properties officeooo:rsid="09703cf9"/>
    </style:style>
    <style:style style:name="T2766" style:family="text">
      <style:text-properties officeooo:rsid="09717885"/>
    </style:style>
    <style:style style:name="T2767" style:family="text">
      <style:text-properties officeooo:rsid="0971e939"/>
    </style:style>
    <style:style style:name="T2768" style:family="text">
      <style:text-properties officeooo:rsid="097b4a4d"/>
    </style:style>
    <style:style style:name="T2769" style:family="text">
      <style:text-properties officeooo:rsid="097cc093"/>
    </style:style>
    <style:style style:name="T2770" style:family="text">
      <style:text-properties officeooo:rsid="097dce87"/>
    </style:style>
    <style:style style:name="T2771" style:family="text">
      <style:text-properties officeooo:rsid="0981fdaf"/>
    </style:style>
    <style:style style:name="T2772" style:family="text">
      <style:text-properties officeooo:rsid="098534b4"/>
    </style:style>
    <style:style style:name="T2773" style:family="text">
      <style:text-properties officeooo:rsid="098fe88b"/>
    </style:style>
    <style:style style:name="T2774" style:family="text">
      <style:text-properties officeooo:rsid="0991933f"/>
    </style:style>
    <style:style style:name="T2775" style:family="text">
      <style:text-properties officeooo:rsid="09930f99"/>
    </style:style>
    <style:style style:name="T2776" style:family="text">
      <style:text-properties officeooo:rsid="0993a8f4"/>
    </style:style>
    <style:style style:name="T2777" style:family="text">
      <style:text-properties officeooo:rsid="0997288d"/>
    </style:style>
    <style:style style:name="T2778" style:family="text">
      <style:text-properties officeooo:rsid="0999c163"/>
    </style:style>
    <style:style style:name="T2779" style:family="text">
      <style:text-properties officeooo:rsid="099e1ef1"/>
    </style:style>
    <style:style style:name="T2780" style:family="text">
      <style:text-properties officeooo:rsid="099e875d"/>
    </style:style>
    <style:style style:name="T2781" style:family="text">
      <style:text-properties officeooo:rsid="09a03f27"/>
    </style:style>
    <style:style style:name="T2782" style:family="text">
      <style:text-properties officeooo:rsid="09a043c2"/>
    </style:style>
    <style:style style:name="T2783" style:family="text">
      <style:text-properties officeooo:rsid="09a38955"/>
    </style:style>
    <style:style style:name="T2784" style:family="text">
      <style:text-properties officeooo:rsid="09a5da39"/>
    </style:style>
    <style:style style:name="T2785" style:family="text">
      <style:text-properties officeooo:rsid="09b54908"/>
    </style:style>
    <style:style style:name="T2786" style:family="text">
      <style:text-properties officeooo:rsid="09b5a72e"/>
    </style:style>
    <style:style style:name="T2787" style:family="text">
      <style:text-properties officeooo:rsid="09b98888"/>
    </style:style>
    <style:style style:name="T2788" style:family="text">
      <style:text-properties officeooo:rsid="09b9a02c"/>
    </style:style>
    <style:style style:name="T2789" style:family="text">
      <style:text-properties officeooo:rsid="09bfade8"/>
    </style:style>
    <style:style style:name="T2790" style:family="text">
      <style:text-properties officeooo:rsid="09c49411"/>
    </style:style>
    <style:style style:name="T2791" style:family="text">
      <style:text-properties officeooo:rsid="09cab88e"/>
    </style:style>
    <style:style style:name="T2792" style:family="text">
      <style:text-properties officeooo:rsid="09ef78f1"/>
    </style:style>
    <style:style style:name="T2793" style:family="text">
      <style:text-properties officeooo:rsid="09f016ad"/>
    </style:style>
    <style:style style:name="T2794" style:family="text">
      <style:text-properties officeooo:rsid="09f07e17"/>
    </style:style>
    <style:style style:name="T2795" style:family="text">
      <style:text-properties officeooo:rsid="09f083d6"/>
    </style:style>
    <style:style style:name="T2796" style:family="text">
      <style:text-properties officeooo:rsid="09f191c5"/>
    </style:style>
    <style:style style:name="T2797" style:family="text">
      <style:text-properties officeooo:rsid="09f21397"/>
    </style:style>
    <style:style style:name="T2798" style:family="text">
      <style:text-properties officeooo:rsid="09f28047"/>
    </style:style>
    <style:style style:name="T2799" style:family="text">
      <style:text-properties officeooo:rsid="09f35542"/>
    </style:style>
    <style:style style:name="T2800" style:family="text">
      <style:text-properties officeooo:rsid="09f39652"/>
    </style:style>
    <style:style style:name="T2801" style:family="text">
      <style:text-properties officeooo:rsid="09f42b9a"/>
    </style:style>
    <style:style style:name="T2802" style:family="text">
      <style:text-properties officeooo:rsid="09f5f2b0"/>
    </style:style>
    <style:style style:name="T2803" style:family="text">
      <style:text-properties officeooo:rsid="09f67f96"/>
    </style:style>
    <style:style style:name="T2804" style:family="text">
      <style:text-properties officeooo:rsid="09f79535"/>
    </style:style>
    <style:style style:name="T2805" style:family="text">
      <style:text-properties officeooo:rsid="09f80eae"/>
    </style:style>
    <style:style style:name="T2806" style:family="text">
      <style:text-properties officeooo:rsid="09f9eb20"/>
    </style:style>
    <style:style style:name="T2807" style:family="text">
      <style:text-properties officeooo:rsid="0a1c2ee3"/>
    </style:style>
    <style:style style:name="T2808" style:family="text">
      <style:text-properties officeooo:rsid="0a1da429"/>
    </style:style>
    <style:style style:name="T2809" style:family="text">
      <style:text-properties officeooo:rsid="0a1f6f99"/>
    </style:style>
    <style:style style:name="T2810" style:family="text">
      <style:text-properties officeooo:rsid="0a20487e"/>
    </style:style>
    <style:style style:name="T2811" style:family="text">
      <style:text-properties officeooo:rsid="0a21c2b1"/>
    </style:style>
    <style:style style:name="T2812" style:family="text">
      <style:text-properties officeooo:rsid="0a23aa0a"/>
    </style:style>
    <style:style style:name="T2813" style:family="text">
      <style:text-properties officeooo:rsid="0a24bc5f"/>
    </style:style>
    <style:style style:name="T2814" style:family="text">
      <style:text-properties officeooo:rsid="0a262fbb"/>
    </style:style>
    <style:style style:name="T2815" style:family="text">
      <style:text-properties officeooo:rsid="0a2640e3"/>
    </style:style>
    <style:style style:name="T2816" style:family="text">
      <style:text-properties officeooo:rsid="0a26a90d"/>
    </style:style>
    <style:style style:name="T2817" style:family="text">
      <style:text-properties officeooo:rsid="0a283ca6"/>
    </style:style>
    <style:style style:name="T2818" style:family="text">
      <style:text-properties officeooo:rsid="0a29f79d"/>
    </style:style>
    <style:style style:name="T2819" style:family="text">
      <style:text-properties officeooo:rsid="0a2a2f3d"/>
    </style:style>
    <style:style style:name="T2820" style:family="text">
      <style:text-properties officeooo:rsid="0a2f9a54"/>
    </style:style>
    <style:style style:name="T2821" style:family="text">
      <style:text-properties officeooo:rsid="0a33096e"/>
    </style:style>
    <style:style style:name="T2822" style:family="text">
      <style:text-properties officeooo:rsid="0a33d324"/>
    </style:style>
    <style:style style:name="T2823" style:family="text">
      <style:text-properties officeooo:rsid="0a34f2ef"/>
    </style:style>
    <style:style style:name="T2824" style:family="text">
      <style:text-properties officeooo:rsid="0a3768ca"/>
    </style:style>
    <style:style style:name="T2825" style:family="text">
      <style:text-properties officeooo:rsid="0a3925b4"/>
    </style:style>
    <style:style style:name="T2826" style:family="text">
      <style:text-properties officeooo:rsid="0a39ff73"/>
    </style:style>
    <style:style style:name="T2827" style:family="text">
      <style:text-properties officeooo:rsid="0a3b9235"/>
    </style:style>
    <style:style style:name="T2828" style:family="text">
      <style:text-properties officeooo:rsid="0a3ce1aa"/>
    </style:style>
    <style:style style:name="T2829" style:family="text">
      <style:text-properties officeooo:rsid="0a446714"/>
    </style:style>
    <style:style style:name="T2830" style:family="text">
      <style:text-properties officeooo:rsid="0a44baac"/>
    </style:style>
    <style:style style:name="T2831" style:family="text">
      <style:text-properties officeooo:rsid="0a464fb8"/>
    </style:style>
    <style:style style:name="T2832" style:family="text">
      <style:text-properties officeooo:rsid="0a4ca761"/>
    </style:style>
    <style:style style:name="T2833" style:family="text">
      <style:text-properties officeooo:rsid="0a4cb66e"/>
    </style:style>
    <style:style style:name="T2834" style:family="text">
      <style:text-properties officeooo:rsid="0a4dad95"/>
    </style:style>
    <style:style style:name="T2835" style:family="text">
      <style:text-properties officeooo:rsid="0a4ede1d"/>
    </style:style>
    <style:style style:name="T2836" style:family="text">
      <style:text-properties officeooo:rsid="0a4fd917"/>
    </style:style>
    <style:style style:name="T2837" style:family="text">
      <style:text-properties officeooo:rsid="0a50a505"/>
    </style:style>
    <style:style style:name="T2838" style:family="text">
      <style:text-properties officeooo:rsid="0a527e0a"/>
    </style:style>
    <style:style style:name="T2839" style:family="text">
      <style:text-properties officeooo:rsid="0a5c89cf"/>
    </style:style>
    <style:style style:name="T2840" style:family="text">
      <style:text-properties officeooo:rsid="0a72350e"/>
    </style:style>
    <style:style style:name="T2841" style:family="text">
      <style:text-properties officeooo:rsid="0a86dc79"/>
    </style:style>
    <style:style style:name="T2842" style:family="text">
      <style:text-properties officeooo:rsid="0a8cbce2"/>
    </style:style>
    <style:style style:name="T2843" style:family="text">
      <style:text-properties officeooo:rsid="0a8e2258"/>
    </style:style>
    <style:style style:name="T2844" style:family="text">
      <style:text-properties officeooo:rsid="0a90a4b7"/>
    </style:style>
    <style:style style:name="T2845" style:family="text">
      <style:text-properties officeooo:rsid="0a90d79a"/>
    </style:style>
    <style:style style:name="T2846" style:family="text">
      <style:text-properties officeooo:rsid="0a9910a4"/>
    </style:style>
    <style:style style:name="T2847" style:family="text">
      <style:text-properties officeooo:rsid="0aa9f9c0"/>
    </style:style>
    <style:style style:name="T2848" style:family="text">
      <style:text-properties officeooo:rsid="0aadf519"/>
    </style:style>
    <style:style style:name="T2849" style:family="text">
      <style:text-properties officeooo:rsid="0ab7361f"/>
    </style:style>
    <style:style style:name="T2850" style:family="text">
      <style:text-properties officeooo:rsid="0ab817d4"/>
    </style:style>
    <style:style style:name="T2851" style:family="text">
      <style:text-properties officeooo:rsid="0abe53b7"/>
    </style:style>
    <style:style style:name="T2852" style:family="text">
      <style:text-properties officeooo:rsid="0abf53cd"/>
    </style:style>
    <style:style style:name="T2853" style:family="text">
      <style:text-properties officeooo:rsid="0ac0cc49"/>
    </style:style>
    <style:style style:name="T2854" style:family="text">
      <style:text-properties officeooo:rsid="0ac1956f"/>
    </style:style>
    <style:style style:name="T2855" style:family="text">
      <style:text-properties officeooo:rsid="0ac2777a"/>
    </style:style>
    <style:style style:name="T2856" style:family="text">
      <style:text-properties officeooo:rsid="0ac38db3"/>
    </style:style>
    <style:style style:name="T2857" style:family="text">
      <style:text-properties officeooo:rsid="0ac573fa"/>
    </style:style>
    <style:style style:name="T2858" style:family="text">
      <style:text-properties officeooo:rsid="0ac6407b"/>
    </style:style>
    <style:style style:name="T2859" style:family="text">
      <style:text-properties officeooo:rsid="0acf9102"/>
    </style:style>
    <style:style style:name="T2860" style:family="text">
      <style:text-properties officeooo:rsid="0ad898f7"/>
    </style:style>
    <style:style style:name="T2861" style:family="text">
      <style:text-properties officeooo:rsid="0ad9ecbd"/>
    </style:style>
    <style:style style:name="T2862" style:family="text">
      <style:text-properties officeooo:rsid="0ae39ce4"/>
    </style:style>
    <style:style style:name="T2863" style:family="text">
      <style:text-properties officeooo:rsid="0ae5c189"/>
    </style:style>
    <style:style style:name="T2864" style:family="text">
      <style:text-properties officeooo:rsid="0ae71abc"/>
    </style:style>
    <style:style style:name="T2865" style:family="text">
      <style:text-properties officeooo:rsid="0ae93cde"/>
    </style:style>
    <style:style style:name="T2866" style:family="text">
      <style:text-properties officeooo:rsid="0aed5ba7"/>
    </style:style>
    <style:style style:name="T2867" style:family="text">
      <style:text-properties officeooo:rsid="0aef2d21"/>
    </style:style>
    <style:style style:name="T2868" style:family="text">
      <style:text-properties officeooo:rsid="0afad900"/>
    </style:style>
    <style:style style:name="T2869" style:family="text">
      <style:text-properties officeooo:rsid="0afcd7cf"/>
    </style:style>
    <style:style style:name="T2870" style:family="text">
      <style:text-properties officeooo:rsid="0afff6cb"/>
    </style:style>
    <style:style style:name="T2871" style:family="text">
      <style:text-properties officeooo:rsid="0b01e3b9"/>
    </style:style>
    <style:style style:name="T2872" style:family="text">
      <style:text-properties officeooo:rsid="0b03ac5f"/>
    </style:style>
    <style:style style:name="T2873" style:family="text">
      <style:text-properties officeooo:rsid="0b064347"/>
    </style:style>
    <style:style style:name="T2874" style:family="text">
      <style:text-properties officeooo:rsid="0b0762c3"/>
    </style:style>
    <style:style style:name="T2875" style:family="text">
      <style:text-properties officeooo:rsid="0b0a627b"/>
    </style:style>
    <style:style style:name="T2876" style:family="text">
      <style:text-properties officeooo:rsid="0b213160"/>
    </style:style>
    <style:style style:name="T2877" style:family="text">
      <style:text-properties officeooo:rsid="0b219965"/>
    </style:style>
    <style:style style:name="T2878" style:family="text">
      <style:text-properties officeooo:rsid="0b224503"/>
    </style:style>
    <style:style style:name="T2879" style:family="text">
      <style:text-properties officeooo:rsid="0b23fdb8"/>
    </style:style>
    <style:style style:name="T2880" style:family="text">
      <style:text-properties officeooo:rsid="0b2a6ea4"/>
    </style:style>
    <style:style style:name="T2881" style:family="text">
      <style:text-properties officeooo:rsid="0b2abf5f"/>
    </style:style>
    <style:style style:name="T2882" style:family="text">
      <style:text-properties officeooo:rsid="0b316afd"/>
    </style:style>
    <style:style style:name="T2883" style:family="text">
      <style:text-properties officeooo:rsid="0b32d343"/>
    </style:style>
    <style:style style:name="T2884" style:family="text">
      <style:text-properties officeooo:rsid="0b384b2e"/>
    </style:style>
    <style:style style:name="T2885" style:family="text">
      <style:text-properties officeooo:rsid="0b2ca942"/>
    </style:style>
    <style:style style:name="T2886" style:family="text">
      <style:text-properties officeooo:rsid="0b404a8e"/>
    </style:style>
    <style:style style:name="T2887" style:family="text">
      <style:text-properties officeooo:rsid="0b518dfb"/>
    </style:style>
    <style:style style:name="T2888" style:family="text">
      <style:text-properties officeooo:rsid="0b528a4b"/>
    </style:style>
    <style:style style:name="T2889" style:family="text">
      <style:text-properties officeooo:rsid="0b52b3bb"/>
    </style:style>
    <style:style style:name="T2890" style:family="text">
      <style:text-properties officeooo:rsid="0b544358"/>
    </style:style>
    <style:style style:name="T2891" style:family="text">
      <style:text-properties officeooo:rsid="0b581a1c"/>
    </style:style>
    <style:style style:name="T2892" style:family="text">
      <style:text-properties officeooo:rsid="0b58f51d"/>
    </style:style>
    <style:style style:name="T2893" style:family="text">
      <style:text-properties officeooo:rsid="0b5bf58e"/>
    </style:style>
    <style:style style:name="T2894" style:family="text">
      <style:text-properties officeooo:rsid="0b5de05f"/>
    </style:style>
    <style:style style:name="T2895" style:family="text">
      <style:text-properties officeooo:rsid="0b5e26a0"/>
    </style:style>
    <style:style style:name="T2896" style:family="text">
      <style:text-properties officeooo:rsid="0b5e4637"/>
    </style:style>
    <style:style style:name="T2897" style:family="text">
      <style:text-properties officeooo:rsid="0a946c32"/>
    </style:style>
    <style:style style:name="T2898" style:family="text">
      <style:text-properties officeooo:rsid="0b63d297"/>
    </style:style>
    <style:style style:name="T2899" style:family="text">
      <style:text-properties officeooo:rsid="0b65b235"/>
    </style:style>
    <style:style style:name="T2900" style:family="text">
      <style:text-properties officeooo:rsid="0b66cbbb"/>
    </style:style>
    <style:style style:name="T2901" style:family="text">
      <style:text-properties officeooo:rsid="0b672302"/>
    </style:style>
    <style:style style:name="T2902" style:family="text">
      <style:text-properties officeooo:rsid="0b6c6bfc"/>
    </style:style>
    <style:style style:name="T2903" style:family="text">
      <style:text-properties officeooo:rsid="0b964e26"/>
    </style:style>
    <style:style style:name="T2904" style:family="text">
      <style:text-properties officeooo:rsid="0ba66061"/>
    </style:style>
    <style:style style:name="T2905" style:family="text">
      <style:text-properties officeooo:rsid="0ba7e365"/>
    </style:style>
    <style:style style:name="T2906" style:family="text">
      <style:text-properties officeooo:rsid="0bbb998a"/>
    </style:style>
    <style:style style:name="T2907" style:family="text">
      <style:text-properties officeooo:rsid="0bbca8c0"/>
    </style:style>
    <style:style style:name="T2908" style:family="text">
      <style:text-properties officeooo:rsid="0bbcebc7"/>
    </style:style>
    <style:style style:name="T2909" style:family="text">
      <style:text-properties officeooo:rsid="0bce48da"/>
    </style:style>
    <style:style style:name="T2910" style:family="text">
      <style:text-properties officeooo:rsid="0be79033"/>
    </style:style>
    <style:style style:name="T2911" style:family="text">
      <style:text-properties officeooo:rsid="0c008f90"/>
    </style:style>
    <style:style style:name="T2912" style:family="text">
      <style:text-properties officeooo:rsid="0c017c9b"/>
    </style:style>
    <style:style style:name="T2913" style:family="text">
      <style:text-properties officeooo:rsid="0c017f1f"/>
    </style:style>
    <style:style style:name="T2914" style:family="text">
      <style:text-properties officeooo:rsid="0c02089f"/>
    </style:style>
    <style:style style:name="T2915" style:family="text">
      <style:text-properties officeooo:rsid="0c028b2a"/>
    </style:style>
    <style:style style:name="T2916" style:family="text">
      <style:text-properties officeooo:rsid="0c05fe06"/>
    </style:style>
    <style:style style:name="T2917" style:family="text">
      <style:text-properties officeooo:rsid="0c090b46"/>
    </style:style>
    <style:style style:name="T2918" style:family="text">
      <style:text-properties officeooo:rsid="0c19414a"/>
    </style:style>
    <style:style style:name="T2919" style:family="text">
      <style:text-properties officeooo:rsid="0c1b3e8d"/>
    </style:style>
    <style:style style:name="T2920" style:family="text">
      <style:text-properties officeooo:rsid="0c1d931e"/>
    </style:style>
    <style:style style:name="T2921" style:family="text">
      <style:text-properties officeooo:rsid="0c1f33f2"/>
    </style:style>
    <style:style style:name="T2922" style:family="text">
      <style:text-properties officeooo:rsid="0c1fcf6c"/>
    </style:style>
    <style:style style:name="T2923" style:family="text">
      <style:text-properties officeooo:rsid="0c213e6f"/>
    </style:style>
    <style:style style:name="T2924" style:family="text">
      <style:text-properties officeooo:rsid="0c21efdd"/>
    </style:style>
    <style:style style:name="T2925" style:family="text">
      <style:text-properties officeooo:rsid="0c2a4f2b"/>
    </style:style>
    <style:style style:name="T2926" style:family="text">
      <style:text-properties officeooo:rsid="0c73dfc0"/>
    </style:style>
    <style:style style:name="T2927" style:family="text">
      <style:text-properties officeooo:rsid="0c7428e7"/>
    </style:style>
    <style:style style:name="T2928" style:family="text">
      <style:text-properties officeooo:rsid="0c75fdc2"/>
    </style:style>
    <style:style style:name="T2929" style:family="text">
      <style:text-properties officeooo:rsid="0c86665d"/>
    </style:style>
    <style:style style:name="T2930" style:family="text">
      <style:text-properties officeooo:rsid="0c886009"/>
    </style:style>
    <style:style style:name="T2931" style:family="text">
      <style:text-properties officeooo:rsid="0ccffe6e"/>
    </style:style>
    <style:style style:name="T2932" style:family="text">
      <style:text-properties officeooo:rsid="0d204a73"/>
    </style:style>
    <style:style style:name="T2933" style:family="text">
      <style:text-properties officeooo:rsid="0d45ff9c"/>
    </style:style>
    <style:style style:name="T2934" style:family="text">
      <style:text-properties officeooo:rsid="0d479244"/>
    </style:style>
    <style:style style:name="T2935" style:family="text">
      <style:text-properties officeooo:rsid="0d53be1d"/>
    </style:style>
    <style:style style:name="T2936" style:family="text">
      <style:text-properties officeooo:rsid="0d6080ed"/>
    </style:style>
    <style:style style:name="T2937" style:family="text">
      <style:text-properties officeooo:rsid="0da288cf"/>
    </style:style>
    <style:style style:name="T2938" style:family="text">
      <style:text-properties officeooo:rsid="0daa44b1"/>
    </style:style>
    <style:style style:name="T2939" style:family="text">
      <style:text-properties officeooo:rsid="0c78f8d8"/>
    </style:style>
    <style:style style:name="T2940" style:family="text">
      <style:text-properties officeooo:rsid="0daffe31"/>
    </style:style>
    <style:style style:name="T2941" style:family="text">
      <style:text-properties officeooo:rsid="0db1cef3"/>
    </style:style>
    <style:style style:name="T2942" style:family="text">
      <style:text-properties officeooo:rsid="0db2d2b3"/>
    </style:style>
    <style:style style:name="T2943" style:family="text">
      <style:text-properties officeooo:rsid="0df50a3b"/>
    </style:style>
    <style:style style:name="T2944" style:family="text">
      <style:text-properties officeooo:rsid="0df61dfe"/>
    </style:style>
    <style:style style:name="T2945" style:family="text">
      <style:text-properties officeooo:rsid="0e1a68d3"/>
    </style:style>
    <style:style style:name="T2946" style:family="text">
      <style:text-properties officeooo:rsid="0e1b511c"/>
    </style:style>
    <style:style style:name="T2947" style:family="text">
      <style:text-properties officeooo:rsid="0e1c8ca6"/>
    </style:style>
    <style:style style:name="T2948" style:family="text">
      <style:text-properties officeooo:rsid="0e1cc330"/>
    </style:style>
    <style:style style:name="T2949" style:family="text">
      <style:text-properties officeooo:rsid="0e22c02f"/>
    </style:style>
    <style:style style:name="T2950" style:family="text">
      <style:text-properties officeooo:rsid="0e255930"/>
    </style:style>
    <style:style style:name="T2951" style:family="text">
      <style:text-properties officeooo:rsid="0e284027"/>
    </style:style>
    <style:style style:name="T2952" style:family="text">
      <style:text-properties officeooo:rsid="0e29d22c"/>
    </style:style>
    <style:style style:name="T2953" style:family="text">
      <style:text-properties officeooo:rsid="0e2b64ca"/>
    </style:style>
    <style:style style:name="T2954" style:family="text">
      <style:text-properties officeooo:rsid="0e2cae2b"/>
    </style:style>
    <style:style style:name="T2955" style:family="text">
      <style:text-properties officeooo:rsid="0e2e2b23"/>
    </style:style>
    <style:style style:name="T2956" style:family="text">
      <style:text-properties officeooo:rsid="0e3bbd67"/>
    </style:style>
    <style:style style:name="T2957" style:family="text">
      <style:text-properties officeooo:rsid="0e3d3ccc"/>
    </style:style>
    <style:style style:name="T2958" style:family="text">
      <style:text-properties officeooo:rsid="0d232dbd"/>
    </style:style>
    <style:style style:name="T2959" style:family="text">
      <style:text-properties officeooo:rsid="0e417620"/>
    </style:style>
    <style:style style:name="T2960" style:family="text">
      <style:text-properties officeooo:rsid="0e419ee8"/>
    </style:style>
    <style:style style:name="T2961" style:family="text">
      <style:text-properties officeooo:rsid="0e5110a8"/>
    </style:style>
    <style:style style:name="T2962" style:family="text">
      <style:text-properties officeooo:rsid="0e52a0f6"/>
    </style:style>
    <style:style style:name="T2963" style:family="text">
      <style:text-properties officeooo:rsid="0e5417da"/>
    </style:style>
    <style:style style:name="T2964" style:family="text">
      <style:text-properties officeooo:rsid="0e557cef"/>
    </style:style>
    <style:style style:name="T2965" style:family="text">
      <style:text-properties officeooo:rsid="0e587a2b"/>
    </style:style>
    <style:style style:name="T2966" style:family="text">
      <style:text-properties officeooo:rsid="0e58ebdc"/>
    </style:style>
    <style:style style:name="T2967" style:family="text">
      <style:text-properties officeooo:rsid="0e5a8eea"/>
    </style:style>
    <style:style style:name="T2968" style:family="text">
      <style:text-properties officeooo:rsid="0e5c892b"/>
    </style:style>
    <style:style style:name="T2969" style:family="text">
      <style:text-properties officeooo:rsid="0e5e919e"/>
    </style:style>
    <style:style style:name="T2970" style:family="text">
      <style:text-properties officeooo:rsid="0e626d7c"/>
    </style:style>
    <style:style style:name="T2971" style:family="text">
      <style:text-properties officeooo:rsid="0e927d80"/>
    </style:style>
    <style:style style:name="T2972" style:family="text">
      <style:text-properties officeooo:rsid="0e946ddf"/>
    </style:style>
    <style:style style:name="T2973" style:family="text">
      <style:text-properties officeooo:rsid="0e965663"/>
    </style:style>
    <style:style style:name="T2974" style:family="text">
      <style:text-properties officeooo:rsid="0e966686"/>
    </style:style>
    <style:style style:name="T2975" style:family="text">
      <style:text-properties officeooo:rsid="0e968547"/>
    </style:style>
    <style:style style:name="T2976" style:family="text">
      <style:text-properties officeooo:rsid="0e97f76f"/>
    </style:style>
    <style:style style:name="T2977" style:family="text">
      <style:text-properties officeooo:rsid="0e9f87ea"/>
    </style:style>
    <style:style style:name="T2978" style:family="text">
      <style:text-properties officeooo:rsid="0ebb8d81"/>
    </style:style>
    <style:style style:name="T2979" style:family="text">
      <style:text-properties officeooo:rsid="0edb6a5c"/>
    </style:style>
    <style:style style:name="T2980" style:family="text">
      <style:text-properties officeooo:rsid="0edd2922"/>
    </style:style>
    <style:style style:name="T2981" style:family="text">
      <style:text-properties officeooo:rsid="0eddc600"/>
    </style:style>
    <style:style style:name="T2982" style:family="text">
      <style:text-properties officeooo:rsid="0ede268f"/>
    </style:style>
    <style:style style:name="T2983" style:family="text">
      <style:text-properties officeooo:rsid="0ee17038"/>
    </style:style>
    <style:style style:name="T2984" style:family="text">
      <style:text-properties officeooo:rsid="0ee3628b"/>
    </style:style>
    <style:style style:name="T2985" style:family="text">
      <style:text-properties officeooo:rsid="0ee4604b"/>
    </style:style>
    <style:style style:name="T2986" style:family="text">
      <style:text-properties officeooo:rsid="0ee68d8c"/>
    </style:style>
    <style:style style:name="T2987" style:family="text">
      <style:text-properties officeooo:rsid="0eea9162"/>
    </style:style>
    <style:style style:name="T2988" style:family="text">
      <style:text-properties officeooo:rsid="0eeaf223"/>
    </style:style>
    <style:style style:name="T2989" style:family="text">
      <style:text-properties officeooo:rsid="0eec4875"/>
    </style:style>
    <style:style style:name="T2990" style:family="text">
      <style:text-properties officeooo:rsid="0ef2a6b0"/>
    </style:style>
    <style:style style:name="T2991" style:family="text">
      <style:text-properties officeooo:rsid="0f16866d"/>
    </style:style>
    <style:style style:name="T2992" style:family="text">
      <style:text-properties officeooo:rsid="0f385683"/>
    </style:style>
    <style:style style:name="T2993" style:family="text">
      <style:text-properties officeooo:rsid="0f511879"/>
    </style:style>
    <style:style style:name="T2994" style:family="text">
      <style:text-properties officeooo:rsid="0f51fa6b"/>
    </style:style>
    <style:style style:name="T2995" style:family="text">
      <style:text-properties officeooo:rsid="0faa02d1"/>
    </style:style>
    <style:style style:name="T2996" style:family="text">
      <style:text-properties officeooo:rsid="0faaef02"/>
    </style:style>
    <style:style style:name="T2997" style:family="text">
      <style:text-properties officeooo:rsid="0fae8e2e"/>
    </style:style>
    <style:style style:name="T2998" style:family="text">
      <style:text-properties officeooo:rsid="0fb15324"/>
    </style:style>
    <style:style style:name="T2999" style:family="text">
      <style:text-properties officeooo:rsid="0fb39033"/>
    </style:style>
    <style:style style:name="T3000" style:family="text">
      <style:text-properties officeooo:rsid="0fcebf40"/>
    </style:style>
    <style:style style:name="T3001" style:family="text">
      <style:text-properties officeooo:rsid="0fcfef95"/>
    </style:style>
    <style:style style:name="T3002" style:family="text">
      <style:text-properties officeooo:rsid="0fd17fd0"/>
    </style:style>
    <style:style style:name="T3003" style:family="text">
      <style:text-properties officeooo:rsid="0fd4a94a"/>
    </style:style>
    <style:style style:name="T3004" style:family="text">
      <style:text-properties officeooo:rsid="0fd63ae6"/>
    </style:style>
    <style:style style:name="T3005" style:family="text">
      <style:text-properties officeooo:rsid="0fd7f3eb"/>
    </style:style>
    <style:style style:name="T3006" style:family="text">
      <style:text-properties officeooo:rsid="0ff42add"/>
    </style:style>
    <style:style style:name="T3007" style:family="text">
      <style:text-properties officeooo:rsid="0ff4bdac"/>
    </style:style>
    <style:style style:name="T3008" style:family="text">
      <style:text-properties officeooo:rsid="0ff7f5c8"/>
    </style:style>
    <style:style style:name="T3009" style:family="text">
      <style:text-properties officeooo:rsid="0ff8f971"/>
    </style:style>
    <style:style style:name="T3010" style:family="text">
      <style:text-properties officeooo:rsid="0ffa6c75"/>
    </style:style>
    <style:style style:name="T3011" style:family="text">
      <style:text-properties officeooo:rsid="0ffb7850"/>
    </style:style>
    <style:style style:name="T3012" style:family="text">
      <style:text-properties officeooo:rsid="0ffc4928"/>
    </style:style>
    <style:style style:name="T3013" style:family="text">
      <style:text-properties officeooo:rsid="0ffe3c43"/>
    </style:style>
    <style:style style:name="T3014" style:family="text">
      <style:text-properties officeooo:rsid="0fff57ce"/>
    </style:style>
    <style:style style:name="T3015" style:family="text">
      <style:text-properties officeooo:rsid="1000608b"/>
    </style:style>
    <style:style style:name="T3016" style:family="text">
      <style:text-properties officeooo:rsid="10180cf1"/>
    </style:style>
    <style:style style:name="T3017" style:family="text">
      <style:text-properties officeooo:rsid="10198b91"/>
    </style:style>
    <style:style style:name="T3018" style:family="text">
      <style:text-properties officeooo:rsid="101b6bfc"/>
    </style:style>
    <style:style style:name="T3019" style:family="text">
      <style:text-properties officeooo:rsid="102b7bd3"/>
    </style:style>
    <style:style style:name="T3020" style:family="text">
      <style:text-properties officeooo:rsid="102ba74a"/>
    </style:style>
    <style:style style:name="T3021" style:family="text">
      <style:text-properties officeooo:rsid="102cd8cb"/>
    </style:style>
    <style:style style:name="T3022" style:family="text">
      <style:text-properties officeooo:rsid="102e2c2e"/>
    </style:style>
    <style:style style:name="T3023" style:family="text">
      <style:text-properties officeooo:rsid="045ec00e"/>
    </style:style>
    <style:style style:name="T3024" style:family="text">
      <style:text-properties officeooo:rsid="102f843c"/>
    </style:style>
    <style:style style:name="T3025" style:family="text">
      <style:text-properties officeooo:rsid="1037f299"/>
    </style:style>
    <style:style style:name="T3026" style:family="text">
      <style:text-properties officeooo:rsid="103946e7"/>
    </style:style>
    <style:style style:name="T3027" style:family="text">
      <style:text-properties officeooo:rsid="103d0f80"/>
    </style:style>
    <style:style style:name="T3028" style:family="text">
      <style:text-properties officeooo:rsid="103f5c05"/>
    </style:style>
    <style:style style:name="T3029" style:family="text">
      <style:text-properties officeooo:rsid="1043145d"/>
    </style:style>
    <style:style style:name="T3030" style:family="text">
      <style:text-properties officeooo:rsid="10445d4f"/>
    </style:style>
    <style:style style:name="T3031" style:family="text">
      <style:text-properties officeooo:rsid="10488870"/>
    </style:style>
    <style:style style:name="T3032" style:family="text">
      <style:text-properties officeooo:rsid="104967e8"/>
    </style:style>
    <style:style style:name="T3033" style:family="text">
      <style:text-properties officeooo:rsid="1060f3e2"/>
    </style:style>
    <style:style style:name="T3034" style:family="text">
      <style:text-properties officeooo:rsid="10618585"/>
    </style:style>
    <style:style style:name="T3035" style:family="text">
      <style:text-properties officeooo:rsid="10b9060e"/>
    </style:style>
    <style:style style:name="T3036" style:family="text">
      <style:text-properties officeooo:rsid="10c74ba9"/>
    </style:style>
    <style:style style:name="T3037" style:family="text">
      <style:text-properties officeooo:rsid="10c82415"/>
    </style:style>
    <style:style style:name="T3038" style:family="text">
      <style:text-properties officeooo:rsid="10c83da5"/>
    </style:style>
    <style:style style:name="T3039" style:family="text">
      <style:text-properties officeooo:rsid="10c860e8"/>
    </style:style>
    <style:style style:name="T3040" style:family="text">
      <style:text-properties officeooo:rsid="10d86d77"/>
    </style:style>
    <style:style style:name="T3041" style:family="text">
      <style:text-properties officeooo:rsid="10d92c48"/>
    </style:style>
    <style:style style:name="T3042" style:family="text">
      <style:text-properties officeooo:rsid="10daaf79"/>
    </style:style>
    <style:style style:name="T3043" style:family="text">
      <style:text-properties officeooo:rsid="10dba78c"/>
    </style:style>
    <style:style style:name="T3044" style:family="text">
      <style:text-properties officeooo:rsid="10e52482"/>
    </style:style>
    <style:style style:name="T3045" style:family="text">
      <style:text-properties officeooo:rsid="10e70fae"/>
    </style:style>
    <style:style style:name="T3046" style:family="text">
      <style:text-properties officeooo:rsid="10f2a5b3"/>
    </style:style>
    <style:style style:name="T3047" style:family="text">
      <style:text-properties officeooo:rsid="10fb770f"/>
    </style:style>
    <style:style style:name="T3048" style:family="text">
      <style:text-properties officeooo:rsid="110473b5"/>
    </style:style>
    <style:style style:name="T3049" style:family="text">
      <style:text-properties officeooo:rsid="11127f49"/>
    </style:style>
    <style:style style:name="T3050" style:family="text">
      <style:text-properties officeooo:rsid="111adebf"/>
    </style:style>
    <style:style style:name="T3051" style:family="text">
      <style:text-properties officeooo:rsid="111bcb26"/>
    </style:style>
    <style:style style:name="T3052" style:family="text">
      <style:text-properties officeooo:rsid="1122f8bd"/>
    </style:style>
    <style:style style:name="T3053" style:family="text">
      <style:text-properties officeooo:rsid="1126e6c4"/>
    </style:style>
    <style:style style:name="T3054" style:family="text">
      <style:text-properties officeooo:rsid="112822fd"/>
    </style:style>
    <style:style style:name="T3055" style:family="text">
      <style:text-properties officeooo:rsid="112a134f"/>
    </style:style>
    <style:style style:name="T3056" style:family="text">
      <style:text-properties officeooo:rsid="113381be"/>
    </style:style>
    <style:style style:name="T3057" style:family="text">
      <style:text-properties officeooo:rsid="113bca60"/>
    </style:style>
    <style:style style:name="T3058" style:family="text">
      <style:text-properties officeooo:rsid="113ce48b"/>
    </style:style>
    <style:style style:name="T3059" style:family="text">
      <style:text-properties officeooo:rsid="113db1a4"/>
    </style:style>
    <style:style style:name="T3060" style:family="text">
      <style:text-properties officeooo:rsid="114d1e73"/>
    </style:style>
    <style:style style:name="T3061" style:family="text">
      <style:text-properties officeooo:rsid="04715d3b"/>
    </style:style>
    <style:style style:name="T3062" style:family="text">
      <style:text-properties officeooo:rsid="1172bd56"/>
    </style:style>
    <style:style style:name="T3063" style:family="text">
      <style:text-properties officeooo:rsid="11923e53"/>
    </style:style>
    <style:style style:name="T3064" style:family="text">
      <style:text-properties officeooo:rsid="11a11d4d"/>
    </style:style>
    <style:style style:name="T3065" style:family="text">
      <style:text-properties officeooo:rsid="04907d16"/>
    </style:style>
    <style:style style:name="T3066" style:family="text">
      <style:text-properties officeooo:rsid="11bcf308"/>
    </style:style>
    <style:style style:name="T3067" style:family="text">
      <style:text-properties officeooo:rsid="11c0d50f"/>
    </style:style>
    <style:style style:name="T3068" style:family="text">
      <style:text-properties officeooo:rsid="11c24016"/>
    </style:style>
    <style:style style:name="T3069" style:family="text">
      <style:text-properties officeooo:rsid="11c38dad"/>
    </style:style>
    <style:style style:name="T3070" style:family="text">
      <style:text-properties officeooo:rsid="11c4dc2f"/>
    </style:style>
    <style:style style:name="T3071" style:family="text">
      <style:text-properties officeooo:rsid="11c63c88"/>
    </style:style>
    <style:style style:name="T3072" style:family="text">
      <style:text-properties officeooo:rsid="11c6656c"/>
    </style:style>
    <style:style style:name="T3073" style:family="text">
      <style:text-properties officeooo:rsid="11c7aa2e"/>
    </style:style>
    <style:style style:name="T3074" style:family="text">
      <style:text-properties officeooo:rsid="11c84d3b"/>
    </style:style>
    <style:style style:name="T3075" style:family="text">
      <style:text-properties officeooo:rsid="11c87fe4"/>
    </style:style>
    <style:style style:name="T3076" style:family="text">
      <style:text-properties officeooo:rsid="11d11786"/>
    </style:style>
    <style:style style:name="T3077" style:family="text">
      <style:text-properties officeooo:rsid="11d226f4"/>
    </style:style>
    <style:style style:name="T3078" style:family="text">
      <style:text-properties officeooo:rsid="11d4417b"/>
    </style:style>
    <style:style style:name="T3079" style:family="text">
      <style:text-properties officeooo:rsid="11d7656c"/>
    </style:style>
    <style:style style:name="T3080" style:family="text">
      <style:text-properties officeooo:rsid="11d7ea3e"/>
    </style:style>
    <style:style style:name="T3081" style:family="text">
      <style:text-properties officeooo:rsid="11de6343"/>
    </style:style>
    <style:style style:name="T3082" style:family="text">
      <style:text-properties officeooo:rsid="11df774d"/>
    </style:style>
    <style:style style:name="T3083" style:family="text">
      <style:text-properties officeooo:rsid="11e1379f"/>
    </style:style>
    <style:style style:name="T3084" style:family="text">
      <style:text-properties officeooo:rsid="11e1b51b"/>
    </style:style>
    <style:style style:name="T3085" style:family="text">
      <style:text-properties officeooo:rsid="11e86c57"/>
    </style:style>
    <style:style style:name="T3086" style:family="text">
      <style:text-properties officeooo:rsid="121a174d"/>
    </style:style>
    <style:style style:name="T3087" style:family="text">
      <style:text-properties officeooo:rsid="12382223"/>
    </style:style>
    <style:style style:name="T3088" style:family="text">
      <style:text-properties officeooo:rsid="1239ba20"/>
    </style:style>
    <style:style style:name="T3089" style:family="text">
      <style:text-properties officeooo:rsid="123b2811"/>
    </style:style>
    <style:style style:name="T3090" style:family="text">
      <style:text-properties officeooo:rsid="123c4251"/>
    </style:style>
    <style:style style:name="T3091" style:family="text">
      <style:text-properties officeooo:rsid="123cd062"/>
    </style:style>
    <style:style style:name="T3092" style:family="text">
      <style:text-properties officeooo:rsid="123dc332"/>
    </style:style>
    <style:style style:name="T3093" style:family="text">
      <style:text-properties officeooo:rsid="123ef012"/>
    </style:style>
    <style:style style:name="T3094" style:family="text">
      <style:text-properties officeooo:rsid="124042de"/>
    </style:style>
    <style:style style:name="T3095" style:family="text">
      <style:text-properties officeooo:rsid="1241c5f1"/>
    </style:style>
    <style:style style:name="T3096" style:family="text">
      <style:text-properties officeooo:rsid="1242c81d"/>
    </style:style>
    <style:style style:name="T3097" style:family="text">
      <style:text-properties officeooo:rsid="12434657"/>
    </style:style>
    <style:style style:name="T3098" style:family="text">
      <style:text-properties officeooo:rsid="1245447a"/>
    </style:style>
    <style:style style:name="T3099" style:family="text">
      <style:text-properties officeooo:rsid="12492d4b"/>
    </style:style>
    <style:style style:name="T3100" style:family="text">
      <style:text-properties officeooo:rsid="129974f8"/>
    </style:style>
    <style:style style:name="T3101" style:family="text">
      <style:text-properties officeooo:rsid="12cb409a"/>
    </style:style>
    <style:style style:name="T3102" style:family="text">
      <style:text-properties officeooo:rsid="12d1a558"/>
    </style:style>
    <style:style style:name="T3103" style:family="text">
      <style:text-properties officeooo:rsid="12d2b90f"/>
    </style:style>
    <style:style style:name="T3104" style:family="text">
      <style:text-properties officeooo:rsid="12d35da3"/>
    </style:style>
    <style:style style:name="T3105" style:family="text">
      <style:text-properties officeooo:rsid="12dfbaa0"/>
    </style:style>
    <style:style style:name="T3106" style:family="text">
      <style:text-properties officeooo:rsid="12dfef8c"/>
    </style:style>
    <style:style style:name="T3107" style:family="text">
      <style:text-properties officeooo:rsid="12e24de6"/>
    </style:style>
    <style:style style:name="T3108" style:family="text">
      <style:text-properties officeooo:rsid="12ed7eaf"/>
    </style:style>
    <style:style style:name="T3109" style:family="text">
      <style:text-properties officeooo:rsid="12f40db8"/>
    </style:style>
    <style:style style:name="T3110" style:family="text">
      <style:text-properties officeooo:rsid="12f51154"/>
    </style:style>
    <style:style style:name="T3111" style:family="text">
      <style:text-properties officeooo:rsid="12f98205"/>
    </style:style>
    <style:style style:name="T3112" style:family="text">
      <style:text-properties officeooo:rsid="12ffd5d9"/>
    </style:style>
    <style:style style:name="T3113" style:family="text">
      <style:text-properties officeooo:rsid="1326fd1e"/>
    </style:style>
    <style:style style:name="T3114" style:family="text">
      <style:text-properties officeooo:rsid="1334df83"/>
    </style:style>
    <style:style style:name="T3115" style:family="text">
      <style:text-properties officeooo:rsid="1337773c"/>
    </style:style>
    <style:style style:name="T3116" style:family="text">
      <style:text-properties officeooo:rsid="133b5017"/>
    </style:style>
    <style:style style:name="T3117" style:family="text">
      <style:text-properties officeooo:rsid="133fa259"/>
    </style:style>
    <style:style style:name="T3118" style:family="text">
      <style:text-properties officeooo:rsid="134396a2"/>
    </style:style>
    <style:style style:name="T3119" style:family="text">
      <style:text-properties officeooo:rsid="138d800f"/>
    </style:style>
    <style:style style:name="T3120" style:family="text">
      <style:text-properties officeooo:rsid="138f2b1f"/>
    </style:style>
    <style:style style:name="T3121" style:family="text">
      <style:text-properties officeooo:rsid="139bdc84"/>
    </style:style>
    <style:style style:name="T3122" style:family="text">
      <style:text-properties officeooo:rsid="136b7461"/>
    </style:style>
    <style:style style:name="T3123" style:family="text">
      <style:text-properties officeooo:rsid="136a70ff"/>
    </style:style>
    <style:style style:name="T3124" style:family="text">
      <style:text-properties officeooo:rsid="13d6450d"/>
    </style:style>
    <style:style style:name="T3125" style:family="text">
      <style:text-properties officeooo:rsid="0f0f46b4"/>
    </style:style>
    <style:style style:name="T3126" style:family="text">
      <style:text-properties officeooo:rsid="102107fc"/>
    </style:style>
    <style:style style:name="T3127" style:family="text">
      <style:text-properties officeooo:rsid="13d351d9"/>
    </style:style>
    <style:style style:name="T3128" style:family="text">
      <style:text-properties officeooo:rsid="1022a924"/>
    </style:style>
    <style:style style:name="T3129" style:family="text">
      <style:text-properties officeooo:rsid="0f0fc2c0"/>
    </style:style>
    <style:style style:name="T3130" style:family="text">
      <style:text-properties officeooo:rsid="0f0ffe47"/>
    </style:style>
    <style:style style:name="T3131" style:family="text">
      <style:text-properties officeooo:rsid="13e9aa2d"/>
    </style:style>
    <style:style style:name="T3132" style:family="text">
      <style:text-properties officeooo:rsid="13f8e7f6"/>
    </style:style>
    <style:style style:name="T3133" style:family="text">
      <style:text-properties officeooo:rsid="140239a6"/>
    </style:style>
    <style:style style:name="T3134" style:family="text">
      <style:text-properties officeooo:rsid="1411949d"/>
    </style:style>
    <style:style style:name="T3135" style:family="text">
      <style:text-properties officeooo:rsid="14137156"/>
    </style:style>
    <style:style style:name="T3136" style:family="text">
      <style:text-properties officeooo:rsid="141c521d"/>
    </style:style>
    <style:style style:name="T3137" style:family="text">
      <style:text-properties officeooo:rsid="141cb09e"/>
    </style:style>
    <style:style style:name="T3138" style:family="text">
      <style:text-properties officeooo:rsid="14217a23"/>
    </style:style>
    <style:style style:name="T3139" style:family="text">
      <style:text-properties officeooo:rsid="14238589"/>
    </style:style>
    <style:style style:name="T3140" style:family="text">
      <style:text-properties officeooo:rsid="14241cd2"/>
    </style:style>
    <style:style style:name="T3141" style:family="text">
      <style:text-properties officeooo:rsid="14325d86"/>
    </style:style>
    <style:style style:name="T3142" style:family="text">
      <style:text-properties officeooo:rsid="14336a59"/>
    </style:style>
    <style:style style:name="T3143" style:family="text">
      <style:text-properties officeooo:rsid="143f6aeb"/>
    </style:style>
    <style:style style:name="T3144" style:family="text">
      <style:text-properties officeooo:rsid="1440b95b"/>
    </style:style>
    <style:style style:name="T3145" style:family="text">
      <style:text-properties officeooo:rsid="1442591a"/>
    </style:style>
    <style:style style:name="T3146" style:family="text">
      <style:text-properties officeooo:rsid="145dba14"/>
    </style:style>
    <style:style style:name="T3147" style:family="text">
      <style:text-properties officeooo:rsid="1471084d"/>
    </style:style>
    <style:style style:name="T3148" style:family="text">
      <style:text-properties officeooo:rsid="1472a3b0"/>
    </style:style>
    <style:style style:name="T3149" style:family="text">
      <style:text-properties officeooo:rsid="14752d8a"/>
    </style:style>
    <style:style style:name="T3150" style:family="text">
      <style:text-properties officeooo:rsid="147d45fa"/>
    </style:style>
    <style:style style:name="T3151" style:family="text">
      <style:text-properties officeooo:rsid="148f4c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90"><text:span text:style-name="T2506">54,</text:span><text:span text:style-name="T2594">878 – </text:span><text:span text:style-name="T2595">45,000 BBT|1-9878 YH—So Kahn works to rebuild Orun society. </text:span><text:span text:style-name="T2596">It is only by the Orun’s belief in the Akobi as a divine being, an Apotheid, that Orun society is able to continue. The changing climates of the world are held at bay by the power of the Akobi</text:span><text:span text:style-name="T2597">.</text:span><text:span text:style-name="T2595"> His prophets, the members of the Wonak, usher the Orun to move inland as the warming climate quickly raises the sea level. The Orun return to the ancient cities and begin a great reconstruction. </text:span><text:span text:style-name="T2598">The cities are rebuilt larger than ever before, </text:span><text:span text:style-name="T2604">and by 5</text:span><text:span text:style-name="T2605">2</text:span><text:span text:style-name="T2604">,000 BBT the Akobate expands to its former territory. </text:span><text:span text:style-name="T2606">At this limit, the Akobate’s borders slowly march outward as new settlements are built. </text:span><text:span text:style-name="T2608">So Kahn takes his place as a peacetime ruler. He transplants the tree of Selor which he spoke to many millennia before into his palacial temple. </text:span><text:span text:style-name="T2610">There, he often tries to speak with Selor though she rarely responds to him.</text:span></text:p>
      <text:p text:style-name="P290"><text:span text:style-name="T2606"><text:tab/></text:span><text:span text:style-name="T2604">S</text:span><text:span text:style-name="T2602">ome Orun begin to leave to explore the wide new world, changed forever by the Usada</text:span><text:span text:style-name="T2598">. They live on the outskirts for however long they can, but the climatic fluctuations outside the continuance of the Akobi doesn’t allow for any long-term </text:span><text:span text:style-name="T2599">society </text:span><text:span text:style-name="T2598">to grasp hold. </text:span><text:span text:style-name="T2599">The largest </text:span><text:span text:style-name="T2603">of these </text:span><text:span text:style-name="T2599">migrations come in the 47</text:span><text:span text:style-name="T1759">th</text:span><text:span text:style-name="T2599"> millennium </text:span><text:span text:style-name="T2600">(~7878 YH)</text:span><text:span text:style-name="T2599">, when global obliquity peaks. In the centuries </text:span><text:span text:style-name="T2601">le</text:span><text:span text:style-name="T2599">ading up to this time and the centuries within the 47</text:span><text:span text:style-name="T1759">th</text:span><text:span text:style-name="T2599"> millennium, migrations of Orun leave the northeast of Nomenes.</text:span><text:span text:style-name="T2598"> They live as small groups, moving and roaming with the seasons and the years. A new culture of Orun, </text:span><text:span text:style-name="T2599">the Nlashikir,</text:span><text:span text:style-name="T2598">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2603">The Nlashikir number 200,000 by 45k BBT, and the rest of the Orun number 2.5 million.</text:span></text:p>
      <text:p text:style-name="P140"/>
      <text:p text:style-name="P289"><text:span text:style-name="T2608">51</text:span><text:span text:style-name="T2609">,</text:span><text:span text:style-name="T2608">0</text:span><text:span text:style-name="T2609">00 BBT—</text:span><text:span text:style-name="T2607">So Kahn, </text:span><text:span text:style-name="T2608">venerable ruler of the Orun Akobate, begins to write records of the known history of the Akobate. He writes the legends of his people, their myths, and their dealings. </text:span><text:span text:style-name="T2611">He records all these things in stone preserved with his deific magics.</text:span></text:p>
      <text:p text:style-name="P289"><text:span text:style-name="T2611"><text:tab/>In these later times, So Kahn is </text:span><text:span text:style-name="T2612">approached in his mind by Eres. She, in her search to grant mortals magic once more, attempts to teach So Kahn the methods of magic that she knew. So Kahn, an epinost and one able to use magic before Apythia’s ritual, grew quickly interested in her. He learned of the Waith and the cause of the Subu Sinu, and he wrote all this down in stone. </text:span><text:span text:style-name="T2613">He learned from Eres of Apythia’s actions—of the </text:span><text:soft-page-break/><text:span text:style-name="T2613">mysterious ritual and the being known as Knowledge. </text:span><text:span text:style-name="T2614">So Kahn knew the great power that one could hold while wielding magic—and </text:span><text:span text:style-name="T2639">he knew the pain that the Subu Sinu had caused his people</text:span><text:span text:style-name="T2614">. </text:span><text:span text:style-name="T2615">Eres tells him that he needs to leave the Akobate in order to retrieve Taregil from the west. As an epinost who could formerly use magic, he may be able to use Taregil to trace the footsteps of Faranwe in his final days. Faranwe, she knew, carved the secrets of the Tablets of Mallorn on his bones. Finding his tomb would negate the need to reassemble the tablets from their shards in the possession of Hundie. </text:span><text:span text:style-name="T2616">So Kahn, however, adamantly refused. He would not leave his people, </text:span><text:span text:style-name="T2639">and he would not reforge the power that had almost destroyed the world. </text:span><text:span text:style-name="T2617">As Eres grew more insistent, So Kahn grew more stubborn. He refused to leave his post. In the end, Eres attempted to drive him mad and use him as an insane tool—but his mind could not be broken, Eres, like Ajalu before her, was bested by So Kahn.</text:span></text:p>
      <text:p text:style-name="P141"/>
      <text:p text:style-name="P291"><text:span text:style-name="T2582">47,100 BBT—So Kahn completes his reign as Akobi. He sacrifices his body in a fantastic burst of power to preserve the land until the next Akobi can be found, and his mask is retired to the caves of Isinku. </text:span><text:span text:style-name="T2618">The Wonak begins their search for a new Akobi.</text:span></text:p>
      <text:p text:style-name="P142"/>
      <text:p text:style-name="P292"><text:span text:style-name="T2618">4</text:span><text:span text:style-name="T2624">5,000 BBT—As the magic of So Kahn begins to fade, the Wonak had still not found the mysterious successor to their great Akobi. Time was running short, for all potential heirs had failed their trials to this point. </text:span><text:span text:style-name="T2619">During their searches, the Wonak consistently attempted to put one stubborn Yan to trial. She was Muwa Alaafia, “She who will bring Peace”, often called Alaafia. </text:span><text:span text:style-name="T2620">Alaafia refused—often violently—to go to Teniayo for the trials. </text:span><text:span text:style-name="T2621">As the Wonak grew increasingly desperate, they forcefully captured Alaafia and dropped her into her trial without choice. </text:span><text:span text:style-name="T2622">Now, the Flood of Revelation has by this time </text:span><text:span text:style-name="T2623">swallowed the Tablets of Mallorn. The only hope of Eres is to find Faranwe’s tomb, and she has corrupted the Wonak to her service. The Wonak give Alaafia this task: to find the bones of the </text:span><text:span text:style-name="T2625">astar</text:span><text:span text:style-name="T2623"> Faranwe </text:span><text:span text:style-name="T2626">and retrieve them. </text:span><text:span text:style-name="T2627">Alaafia begins her quest.</text:span></text:p>
      <text:p text:style-name="P14"><text:span text:style-name="T2505"><text:tab/>Eres sets Alaafia on the task of finding the bones of Faranwe. She knows So Kahn could use Taregil, but she also knows that the Orun lich would never help her. </text:span><text:span text:style-name="T2735">She needs to convince So Kahn to help Alaafia instead.</text:span></text:p>
      <text:p text:style-name="P11"><text:tab/>Alaafia needs to be unprodded—she can’t think she is being led to this end by Eres.</text:p>
      <text:p text:style-name="P143"/>
      <text:p text:style-name="P294"><text:span text:style-name="T2627">45,000-44,</text:span><text:span text:style-name="T2653">5</text:span><text:span text:style-name="T2627">00 BBT—Alaafia travels to Huroma, and from there eventually to Tellin. She tracks down those of the astar that know the most of their history: the most ancient sevakath. </text:span><text:span text:style-name="T2628">She eventually uncovered the location of the tomb of Seranixia herself. She at first attempted to wake Seranixia by force, but after violent push-back from the acolytes attending the ancient temple, Alaafia was forced to wait. She meditated in Tellin for many years, using that time to learn about the </text:span><text:span text:style-name="T2634">language and </text:span><text:span text:style-name="T2628">culture of the budding astar. </text:span><text:span text:style-name="T2629">Alaafia, however, was not a patient woman. Eventually, after it seemed like Seranixia would never wake again, Alaafia stole into the temple at night and shattered the stone sarcophagus of the slumbering sevakath. </text:span><text:span text:style-name="T2630">She grabbed the skeletal Seranixia and fled. </text:span><text:span text:style-name="T2631">Seranixia slowly awoke, furious at her capture. Even as Alaafia fled </text:span><text:soft-page-break/><text:span text:style-name="T2631">through the night, the deities of the Tellin people threw down their retribution. They attempted to smite Alaafia, but the Orun was too swift and too clever. She hid in a cave and descended into a dark underground grotto. There, she interrogated </text:span><text:span text:style-name="T2632">the venerable Seranixia, offering her own blood to satisfy the weak sevakath. </text:span><text:span text:style-name="T2633">As Seranixia regained her strength, she begrudgingly recounted some of what she knew about Faranwe to Alaafia. </text:span><text:span text:style-name="T2634">She did not tell the Orun everything, however, for she was still untrusting of her assailant. </text:span><text:span text:style-name="T2635">One thing stood out Seranixia’s story was the artifact Taregil. The Wonak had mentioned the star-like artifact, though Eres also told them that So Kahn may be the only being able to w</text:span><text:span text:style-name="T2636">ield it.</text:span></text:p>
      <text:p text:style-name="P293"><text:span text:style-name="T2636"><text:tab/></text:span><text:span text:style-name="T2637">Alaafia traveled with Seranixia, eventually tracking Taregil to Navastana and to the witch Yuvis. </text:span><text:span text:style-name="T2638">Yuvis, a servant of Eres herself, knew that the Orun would be coming. Eres believed an Orun to be far more capable of finding Faranwe’s tomb than an astar, so she had waited until this moment to use Taregil. </text:span><text:span text:style-name="T2639">Yuvis </text:span><text:span text:style-name="T2640">passed Taregil on to Alaafia without contest. </text:span><text:span text:style-name="T2641">Alaafia returned to Teniayo with Seranixia in tow. The Wonak, pleased to see Taregil, led Alaafia into Isinku to commune with So Kahn. It was Eres’ intention that So Kahn would help the possible new Akobi where he refused to help her.</text:span></text:p>
      <text:p text:style-name="P293"><text:span text:style-name="T2641"><text:tab/>Upon donning the mask of So Kahn, Alaafia’s mind is invaded with the thoughts of the former Akobi. He tells her of Eres and her plot, and he tells her of the cause of the Subu Sinu and the destruction it caused. </text:span><text:span text:style-name="T2642">So Kahn knows danger is near for Alaafia and for the world. If Eres gains the powers of magic, So Kahn believes she will use it to destroy the world once more. </text:span><text:span text:style-name="T2643">It is only a matter of time before the ungaurded bones of Faranwe are discovered as well, and so it is the plot of So Kahn and Alaafia to take the bones and protect them </text:span><text:span text:style-name="T2644">until magic can be responsibly given to the world once more.</text:span></text:p>
      <text:p text:style-name="P144"/>
      <text:p text:style-name="P293"><text:span text:style-name="T2644"><text:tab/></text:span><text:span text:style-name="T2645">The trio, So Kahn, Alaafia, and Seranixia travel back to Anatelea where So Kahn channels his magic through Alaafia to use Taregil. Unbeknownst to them, they are followed by powerful Agabara warriors working for Eres. </text:span><text:span text:style-name="T2646">Alaafia traces Faranwe’s ethereal shadow through time, and she begins the massive trek through the great red desert. Eventually, after many days of travel, she reaches the sea, Samisah. </text:span><text:span text:style-name="T2647">It is here, hidden within a cliff-side cave, that the tomb of Faranwe is found. <text:s/></text:span><text:span text:style-name="T2648">At this moment, the Agabara assassins leap from their hiding places and Alaafia and Seranixia fight for their lives. Seranixia is immortal and powerful, but the Agabara are able to tear limb from limb. In this battle, the assassins are killed, but Seranixia is destroyed as well. </text:span><text:span text:style-name="T2649">Alaafia </text:span><text:span text:style-name="T2650">uncovers Faranwe’s bones and returns to Teniayo. There, still channel</text:span><text:span text:style-name="T2677">ling</text:span><text:span text:style-name="T2650"> the power of So Kahn, she slays the corrupt members of the Wonak and issues a stark warning about the powers of Eres. </text:span><text:span text:style-name="T2651">The living members of the Wonak, satisfied that Alaafia proved her worth during this trial, decree her Kokon complete. Alaafia is pronounced </text:span><text:span text:style-name="T2652">Okuta Kahn, “The Stone One”, as she is stubborn as the mountains themselves. </text:span><text:span text:style-name="T2653">Okuta Kahn completes her trial by 44,</text:span><text:span text:style-name="T2654">5</text:span><text:span text:style-name="T2653">00 BBT. </text:span><text:span text:style-name="T2678">Taregil is held in Teniayo, </text:span><text:span text:style-name="T2679">and around it Okuta Kahn forms a new council: the Igbifosa (Council of Divination).</text:span><text:span text:style-name="T2678"> </text:span><text:span text:style-name="T2679">The Igbifosa peer into Taregil and use it to divine dangers to the Akobate.</text:span></text:p>
      <text:p text:style-name="P145"/>
      <text:p text:style-name="P297"><text:soft-page-break/><text:span text:style-name="T2653">4</text:span><text:span text:style-name="T2672">1</text:span><text:span text:style-name="T2673">,500 BBT—Okuta Kahn is still a fresh Akobi when the first Rhun ships land on the coast of Yaltali. The goblins of Yaltali were afraid of them and their tall ships, thinking them to be some shape of Orun. The Rhun were directed towards the lands of the Orun, to Teniayo and the great city of the Kahns. </text:span><text:span text:style-name="T2655">When the first band of Rhun approached the city, their unfamiliar shape made the Orun guards wary—they tried to call to them, but they could not communicate. </text:span><text:span text:style-name="T2656">The Orun brought the newcomers into the city, where they held audience with an Agabara Yan priest. The priest called to Okuta Kahn, for she could communicate with all beings. Okuta Kahn descended from her mountain and looked down upon the Rhun. She spoke with their leader, a </text:span><text:span text:style-name="T2657">young </text:span><text:span text:style-name="T2656">man named Hehtan, </text:span><text:span text:style-name="T2657">and came to an agreement. If the Rhun could prove themselves worthy of joining the ranks of the Orun, then they could remain within the city. Otherwise, they should leave.</text:span></text:p>
      <text:p text:style-name="P296"><text:span text:style-name="T2657"><text:tab/>The presence of Okuta Kahn awakened a deep fury within Hehtan. The Rhun man was a child of hardship and betrayal. He had fled the destruction of Rhunendor, where the gods had long abandoned them. The gods were gone, false, dead—they had not protected the Rhun people when the land shattered and sank beneath the waves, they had not seen his atta partner die alongside the rest of his family. Hehtan had learned from childhood that the gods had betrayed the Rhun, yet here in front of him a god hovered. The dragon Akobi held the power of a god, yet Okuta Kahn showed still no mercy for the Rhun who had borne so much </text:span><text:span text:style-name="T2658">pain. </text:span><text:span text:style-name="T2659">Okuta Kahn may never have known the Rhun, or the Akobi may have once been a deity of the Rhun that had left them for dead. Hehtan cared not. He held a new goal within his heart: the destruction of those that saw themselves as gods, </text:span><text:span text:style-name="T2660">the fall of the pretenders and the heavenly. </text:span><text:span text:style-name="T2661">Hehtan himself took up Okuta’s challenge—he took up his spear and, within his rage, battled fiercely with a powerful Akobate Agabara warrior. The warrior, though powerful, could not match the fury of Hehtan. The Rhun slew the Orun. This began the short residence of the Rhun in the Akobate. From this day, Hehtan begins a plot to assassinate Okuta Kahn.</text:span></text:p>
      <text:p text:style-name="P146"/>
      <text:p text:style-name="P299"><text:span text:style-name="T2672">39</text:span><text:span text:style-name="T2674">,500 BBT—For two millennia Hehtan remained in the Okuta Kahn’s Akobate. He learned their language and their arts, and he became a master warrior. </text:span><text:span text:style-name="T2662">He rose through the ranks of their society, becoming champion of the Akobate games. Eventually, he grew closer to Okuta Kahn. He learned her ways and the lives of the people around her, hoping eventually to understand her weaknesses. </text:span><text:span text:style-name="T2663">The Akobi was an immensely powerful being, however, and Hehtan knew that no dagger or spear could kill her. </text:span><text:span text:style-name="T2666">During these two thousand years, Hehtan was also approached by Eres. Eres had eyes all around the Akobi, for she greatly desired retribution for her failure during Alaafia’s trials. </text:span><text:span text:style-name="T2667">She wanted the bones of Faranwe. <text:s/></text:span><text:span text:style-name="T2668">Eres spoke to Hehtan, explaining that she was no goddess—that she too was betrayed by the gods. She explained that there are secrets hidden by the Akobi that could be the undoing of any power, mortal or divine. She corrupts Hehtan’s mind with thoughts of the magic of old, the magic that was used to destroy the gods the first time. </text:span><text:span text:style-name="T2669">Hehtan, now a servant of Eres, </text:span><text:span text:style-name="T2664">stole into the caves of Isinku </text:span><text:span text:style-name="T2665">and took the mask of Ajalu from its prison. The mask, which had caused So Kahn so much trouble, had been locked behind numerous traps, walls, trials, and </text:span><text:soft-page-break/><text:span text:style-name="T2665">monsters. </text:span><text:span text:style-name="T2666">Using the powers of the mask of Ajalu, Hehtan leapt through the night to the height of Teniayo. In the deep shadows offered by Ajalu, Hehtan stole the bones of Faranwe </text:span><text:span text:style-name="T2669">from beneath Okuta Kahn—though her power alerted her to his presence. She briefly battled the Rhun, though it became apparent that Hehtan could not best Okuta even with the mask of Ajalu. He vanished into the night with the bones.</text:span></text:p>
      <text:p text:style-name="P298"><text:span text:style-name="T2669"><text:tab/></text:span><text:span text:style-name="T2670">This begins the hunt for Hehtan within the Akobate. The other Rhun are exiled for his crimes, with the exception of some high-ranking Rhun loyal to the Akobi. </text:span><text:span text:style-name="T2671">Though the Orun hunted, Hehtan and the mask of Ajalu were no-where to be found. Hehtan himself had headed south at the head of a small band of Rhun loyal to him.</text:span></text:p>
      <text:p text:style-name="P108"/>
      <text:p text:style-name="P147">The Rhun</text:p>
      <text:p text:style-name="P188"><text:span text:style-name="T2045">54,</text:span><text:span text:style-name="T2046">878 </text:span><text:span text:style-name="T2045">BBT|1 </text:span><text:span text:style-name="T2047">YH—</text:span><text:span text:style-name="T2048">The Waith Rhun were in shock. Rhunendor was utterly deformed—the center of the continent was pushed down into a crater </text:span><text:span text:style-name="T2049">with sharply rising walls</text:span><text:span text:style-name="T2048">, the crust of the world shattering into a new mountain range, </text:span><text:span text:style-name="T2050">the Rambel</text:span><text:span text:style-name="T2048">. </text:span><text:span text:style-name="T2049">Lava spewed from the destruction, </text:span><text:span text:style-name="T2051">but the dust was pulled with the magic of the Usada toward the earth. The massive amount of rock and dust filled the crater and buried the remains of the Conduit. </text:span><text:span text:style-name="T2052">The magical energy of the Usada was captured in the crust of the world, expanding in a web-like network from the location of the Conduit</text:span><text:span text:style-name="T2051">, now completely crystallized </text:span><text:span text:style-name="T2052">along with Rinadure within it</text:span><text:span text:style-name="T2051">. </text:span><text:span text:style-name="T2053">Their farms were destroyed. The city was overfilled with those waith that were formerly villagers nearby. Those that did not seek refuge in Rin</text:span><text:span text:style-name="T2054">a</text:span><text:span text:style-name="T2053">dure were killed in the destruction. </text:span><text:span text:style-name="T2055">When the gates of the Conduit finally opened, the waith saw only the golden sand under a sky filled with new stars and galaxies. It was a beautiful and tragic day. </text:span><text:span text:style-name="T2056">The Usada, the retribution of </text:span><text:span text:style-name="T2057">Asfalon</text:span><text:span text:style-name="T2056">, was over. The traitorous Waith Akh were defeated. Possibly wiped from the world. The Waith Rhun could only hope that the legacy of the waith, the astar that Guire created, were yet surviving. </text:span><text:span text:style-name="T2058">The Gwenyn did not know the full extent of the destruction, and they sought the answer with Selor, </text:span><text:span text:style-name="T2059">who still grew in the buried city.</text:span></text:p>
      <text:p text:style-name="P15"><text:span text:style-name="T1341"><text:tab/>As the</text:span><text:span text:style-name="T1342">y</text:span><text:span text:style-name="T1341"> meditated underneath Selor’s branches, they learned of the Atanosta and the return of the astar to Nomenes. </text:span><text:span text:style-name="T1343">The Gwenyn also began to fall under the spell of Sana whispering through Selor, just as he did to Raededir on Lónacuma. </text:span><text:span text:style-name="T1342">Vash Bash, Sana, knew the Gwenyn were the most valuable of the waith. His revenge against their people would be final, and it would start with these two brothers.</text:span></text:p>
      <text:p text:style-name="P109"/>
      <text:p text:style-name="P16"><text:span text:style-name="T1340"><text:tab/></text:span><text:span text:style-name="T1344">In these first years after the end of the Usada, the Waith Rhun remained in the crystal fortress of Rinadure. The Gwenyn and </text:span><text:span text:style-name="T1345">other waith </text:span><text:span text:style-name="T1325">Ariel</text:span><text:span text:style-name="T1345"> supported the population in the barren landscape.</text:span> Here Hundië and Insúlo kept the artifacts of old: the Risilus, the Tablets of Mallorn, and Taregil. <text:span text:style-name="T1464">In a short time, though, the waith realized they could not support everyone within the confines of the city. </text:span><text:span text:style-name="T1472">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1465">They left en-mass through the desert they </text:span><text:soft-page-break/><text:span text:style-name="T1465">then called Elerume, </text:span><text:span text:style-name="T1466">and after only </text:span><text:span text:style-name="T1324">two</text:span><text:span text:style-name="T1466"> decades Rinadure was left abandoned—except for the Gwenyn </text:span><text:span text:style-name="T1468">and a few of their followers</text:span><text:span text:style-name="T1466">. Although many of the groups begged their beloved heroes to join them in abandoning Rinadure, the Gwenyn were too enthralled—enchanted, even—by Sana speaking through Selor. </text:span><text:span text:style-name="T1467">The Gwenyn were powerful and skilled beyond many of the others around them, but they were still young, barely 100 years old, </text:span><text:span text:style-name="T1469">and naive. </text:span><text:span text:style-name="T1470">As Rinadure emptied, they stayed with their few followers like monks in an ancient monastery.</text:span></text:p>
      <text:p text:style-name="P17"><text:tab/><text:span text:style-name="T1470">The Gwenyn taught their followers the basics of the magic used to entrap the Usada, a form they called Corilyan Shaping. Their teachings covered the flow of </text:span><text:span text:style-name="T1325">magical</text:span><text:span text:style-name="T1470"> energy and its covenant with life as described by Mallorn in his tablets, the </text:span><text:span text:style-name="T8">resonances</text:span><text:span text:style-name="T1470"> </text:span><text:span text:style-name="T1325">imprinted in Corilya of</text:span><text:span text:style-name="T1470"> all things in Tyeluum, and the intersection of these magics. </text:span><text:span text:style-name="T1471">As the next centuries pass, though, Hundië and Insúlo become further enraptured by the voice of Sana, and they begin to hold their secrets of magic more jealously from their followers, who are called the Istamb.</text:span></text:p>
      <text:p text:style-name="P17"><text:tab/><text:span text:style-name="T1471">With their masters spiraling into the state of paranoia and distrust that many of the Istamb remembered in Raededir, </text:span><text:span text:style-name="T1473">many leave Rinadure entirely, traveling as lone vagrants or joining the new Waith Rhun societies.</text:span></text:p>
      <text:p text:style-name="P17"/>
      <text:p text:style-name="P18"><text:tab/>The first of these societies to be born <text:span text:style-name="T1474">was the </text:span><text:span text:style-name="T1328">town</text:span><text:span text:style-name="T1474"> of </text:span><text:span text:style-name="T1475">Cevast in the mountain range south of the new Rambel crater rim, </text:span><text:span text:style-name="T1476">called the Harol mountains</text:span><text:span text:style-name="T1475">. </text:span><text:span text:style-name="T1326">One of the Ariel of Rinadure, Hithu, led the largest group of waith from Rinadure </text:span><text:span text:style-name="T1329">there</text:span><text:span text:style-name="T1326">. </text:span><text:span text:style-name="T1477">The northern edge of the Harol mountains look</text:span><text:span text:style-name="T1329">ed</text:span><text:span text:style-name="T1477"> over the massive lake, Orsanen, and </text:span><text:span text:style-name="T1329">t</text:span><text:span text:style-name="T1477">he slopes </text:span><text:span text:style-name="T1329">were</text:span><text:span text:style-name="T1477"> barren at high altitudes and melded into thick forests surrounding the lake, and it was on a mountain bluff that the town of Cevast was founded. </text:span><text:span text:style-name="T1329">Cevast</text:span><text:span text:style-name="T1326"> was small compared with the mighty Rinadure, and the forests around it were filled mostly with small villages. </text:span><text:span text:style-name="T1329">These villages spread around the southern bank of the lake.</text:span><text:span text:style-name="T1326"> The Waith Rhun’s material culture quickly changed as the linen of Glinoras deteriorated and the jewelry of Haloras broke down. </text:span><text:span text:style-name="T1327">While flax had been spread to Rhunendor from Luazil, many of the wild fields of the flower were killed in the Usada. New budding fields were just beginning to expand in the northwestern parts of Rhunendor behind the receding glaciers. </text:span><text:span text:style-name="T1329">The clothing of these Waith Rhun around Orsanen </text:span><text:span text:style-name="T1330">became primarily wool, harvested from the sheep native to the Harol mountains.</text:span></text:p>
      <text:p text:style-name="P18"><text:span text:style-name="T1330"><text:tab/></text:span><text:span text:style-name="T1333">Other Waith Rhun were led east, into the wide forests that then covered the region south of the Vitol. These were the forests that remained of the Iantar, the massive forest summoned to hide the city of Rinadure before the Ora Lupei. </text:span><text:span text:style-name="T1334">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335">This place was Enyalien Salyon, “Memories of the Stalwart”.</text:span></text:p>
      <text:p text:style-name="P18"><text:span text:style-name="T1330"><text:tab/></text:span><text:span text:style-name="T1331">The world around the Waith Rhun was calm. The Usada was ended, and the cloud of sorrow covering their people was over, though it ended in cataclysm. The stars were new </text:span><text:soft-page-break/><text:span text:style-name="T1331">and the world was alight under a beautiful sky. The town of Cevast </text:span><text:span text:style-name="T1332">and the people in the hinterlands of Orsanen were, finally, hopeful.</text:span></text:p>
      <text:p text:style-name="P110"/>
      <text:p text:style-name="P154"><text:span text:style-name="T1388">54,4</text:span><text:span text:style-name="T1336">81-</text:span><text:span text:style-name="T1337">47,481</text:span><text:span text:style-name="T1388"> BBT|398-</text:span><text:span text:style-name="T1481">7398</text:span><text:span text:style-name="T1388"> YH—</text:span><text:span text:style-name="T1478">The magic of the Ariel failed. </text:span><text:span text:style-name="T1479">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1480">This marks the beginning of the end of the ancient waith.</text:span></text:p>
      <text:p text:style-name="P154"><text:tab/><text:span text:style-name="T1482">At the time of Apythia’s ritual, the new Waith Rhun towns were still young and growing. Ariel inexperienced in governing mixed with those mages that ruled small towns before the end of the Usada. </text:span><text:span text:style-name="T1483">With the collapse of untranslated magic, the Ariel now had no right to rule, no claim to the throne. Nobody did. The magocracy of the waith fell into ashes, </text:span><text:span text:style-name="T1484">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1485">They fell into a Dark Ages of social collapse, where villages became isolated and small, and starvation and famine drove some to banditry and raiding. This was the way of Rhunendor in all except three towns: Cevast in the Harol mountain slopes, </text:span><text:span text:style-name="T1486">Paswaren in the fertile plains south of the Vitol, </text:span><text:span text:style-name="T1487">and Cafuin nestled in the eastern Vitol forests, north of Paswaren.</text:span></text:p>
      <text:p text:style-name="P154"><text:tab/><text:span text:style-name="T1488">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54"><text:tab/><text:span text:style-name="T1488">After the collapse of magic and the disappearance of the Ariel of Paswaren, a group of temple priests five atta strong took charge of the city and the nearby villages.</text:span></text:p>
      <text:p text:style-name="P154"><text:tab/><text:span text:style-name="T1488">To the north, the </text:span><text:span text:style-name="T1489">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54"/>
      <text:p text:style-name="P154"><text:tab/><text:span text:style-name="T1489">These three cities knew of each other, connected by many messengers sent out by Simea in the first days of her rule, though few of her envoys actually made it to their destinations. </text:span><text:span text:style-name="T1490">They engaged in distant trade at first, though as the other towns and villages along the paths fell into disarray, the trade grew difficult. Bandit lords grew strong, and social unrest grew in Cafuin as food from Paswaren dwindled.</text:span></text:p>
      <text:p text:style-name="P154"/>
      <text:p text:style-name="P111"><text:tab/><text:span text:style-name="T1491">Simea, wise in her youth, united her people through their common history. They heard of the statue gardens of Paswaren and emulated them in the form of carved mountain </text:span><text:soft-page-break/><text:span text:style-name="T1491">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1491">Waith </text:span>Rhun, <text:span text:style-name="T1491">and the recording of their history</text:span>. Among the Coave was that of Strength, headed by Sarniell; that of Stone, headed by Mirel; that Wind, headed by Lend; and that of the Trees, headed by Orthenon. <text:span text:style-name="T1491">The themes of the Coave were mainly ceremonial, and within each were many low-relief carvings covering the walls and stone tablets bearing written testimony of the people and priests of Cevast.</text:span></text:p>
      <text:p text:style-name="P111"/>
      <text:p text:style-name="P111"><text:tab/><text:span text:style-name="T1492">These three small kingdoms grew </text:span><text:span text:style-name="T1493">slowly </text:span><text:span text:style-name="T1492">larger over the following four millennia, </text:span><text:span text:style-name="T1493">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1494">Hovolo was driven by the famines brought by the wildly changing seasons and climate, which were also hitting the other cities.</text:span></text:p>
      <text:p text:style-name="P111"><text:tab/><text:span text:style-name="T1494">With Paswaren dissolving after the raids of Hovolo, it was not long that Cafuin followed. The populous starved and rioted against Lirinis, executing her on the palace steps. </text:span><text:span text:style-name="T1495">With that act, Cafuin and Paswaren blinked out from the lights of history.</text:span></text:p>
      <text:p text:style-name="P111"/>
      <text:p text:style-name="P111"><text:tab/><text:span text:style-name="T1496">Cevast was separated from the other two kingdoms, and it held on for several centuries more before flooding of lake Orsanen </text:span><text:span text:style-name="T1497">drove raids into the city on the mountain slopes. </text:span><text:span text:style-name="T1498">The raids pressured the city and starved its people, though the city continued even after these raiders fled. The fall of Cevast was slow but inevitable. </text:span><text:span text:style-name="T1733">The city</text:span><text:span text:style-name="T1498"> eventually fad</text:span><text:span text:style-name="T1733">ed</text:span><text:span text:style-name="T1498"> away and le</text:span><text:span text:style-name="T1733">ft</text:span><text:span text:style-name="T1498"> the Coaves abandoned, </text:span><text:span text:style-name="T1733">occasionally used by roving bands as temporary shelter</text:span><text:span text:style-name="T1498">.</text:span></text:p>
      <text:p text:style-name="P111"/>
      <text:p text:style-name="P111"><text:tab/><text:span text:style-name="T1499">After this time, Rhunendor was inhabited by small, migratory settlements or tribes and nomadic bands of hunter gatherers. </text:span><text:span text:style-name="T1500">The waith were perfect for this lifestyle—their mild shapechanging abilities allowed their bodies and guts to adapt to many types of foods and environments. </text:span><text:span text:style-name="T1501">The waith’s short history of cities came to a silent close.</text:span></text:p>
      <text:p text:style-name="P111"/>
      <text:p text:style-name="P111"><text:tab/>-<text:span text:style-name="T1506">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54"><text:tab/><text:span text:style-name="T1502">Eres was also present in the Waith Rhun during this time. As Apythia’s ritual came closer, Eres realized the danger it would pose to the civilization of the waith. </text:span><text:span text:style-name="T1503">She began to communicate to and influence some Istamb that left Rinadure after their training with the Gwenyn. These Istamb gathered in the growing town of Cevast to the south, </text:span><text:span text:style-name="T1565">in the Coave of Strength under Sarniell. </text:span><text:span text:style-name="T1570">Eres rarely communicated personally with her cultists, instead sending her followers in Seladost to relay her messages. </text:span><text:span text:style-name="T1571">This cult, the </text:span><text:soft-page-break/><text:span text:style-name="T1571">first large group that Eres gathered in Mediul, knew their patron to be Berhayeth, “Distant Queen”. </text:span><text:span text:style-name="T1338">They were distantly removed from the time before the Usada, and few would have flocked to Eres’s call had they known it to be her.</text:span><text:span text:style-name="T1571"> </text:span><text:span text:style-name="T1566">The Coave of Strength brought in many that took to the following of the Istamb and of Eres above them, and at one point this cult of Eres </text:span><text:span text:style-name="T1567">sent many fighters north to Rinadure in an attempt to recover the Tablets of Mallorn, which Eres believed were necessary to bring magic back to the </text:span><text:span text:style-name="T1568">hands of mortals.</text:span></text:p>
      <text:p text:style-name="P189"><text:span text:style-name="T2300"><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2301">and the ring Risilus, and he left Rinadure to walk into the desert to die.</text:span></text:p>
      <text:p text:style-name="P180"><text:span text:style-name="T1569"><text:tab/>The cult of Eres found only Insúlo the swordsman in Rinadure when they arrived. Insúlo, crazed, drew the blade of Astaldan and cut through many of the foes before he was finally felled. The followers of Eres, led by </text:span><text:span text:style-name="T1570">the woman Faraeth, </text:span><text:span text:style-name="T1572">set out to search the wide desert for Hundië. </text:span><text:span text:style-name="T1734">These followers of Berhayeth remained unified as a tribal cult, their central goal to find the Tablets of Mallorn.</text:span></text:p>
      <text:p text:style-name="P180"/>
      <text:p text:style-name="P181"><text:tab/><text:span text:style-name="T1963">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962">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81"><text:span text:style-name="T1958"><text:tab/>Hundie witnesses the fantastic struggle between Revelation and Knowledge. The two Lineaments, each a fraction of reality itself, battled in the sands of Rhunendor. </text:span><text:span text:style-name="T1959">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1960">forced itself inside the body of Hundie and overpowered him. Using Hundie, Revelation forced Knowledge’s tether on Risilus. U</text:span><text:span text:style-name="T1961">nless</text:span><text:span text:style-name="T1960"> Revelation freed Hundie, Knowledge would be captured for eternity.</text:span></text:p>
      <text:p text:style-name="P181"/>
      <text:p text:style-name="P190"><text:span text:style-name="T2302">51,000 – </text:span><text:span text:style-name="T2303">45,500</text:span><text:span text:style-name="T2302">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2304">Revelation could not rid himself of the tablets, no matter how hard he tried. Somewhere within him, Hundie clung to the ancient records. Every time Revelation threw the shards </text:span><text:soft-page-break/><text:span text:style-name="T2304">of the Tablets, Hundie would regain control of the body and snatch them back up. In a peculiar schizophrenic dance, Hundie (still corrupted by Sana) kept the Tablets from the hands of the followers of Eres.</text:span></text:p>
      <text:p text:style-name="P190"><text:span text:style-name="T2304"><text:tab/></text:span><text:span text:style-name="T2303">Hundie was nearly caught in the desert, escaping by a hairs-breadth as the hunters of Berhayeth fired arrows at him. He lost some of the Tablet shards, which were picked up and treasured by the cult following him. </text:span><text:span text:style-name="T2304">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2305">Not since the Usada had a mortal held so much power over a Lineament. </text:span><text:span text:style-name="T2306">Normally, a Lineament of Asfalon would have absolute power over a mortal of their own plane, but Vash Bash held Onsinta, a piece of the body of Artifex. He resisted the influence of Asfalon and forced a deal between the two beings.</text:span><text:span text:style-name="T2304"> </text:span><text:span text:style-name="T2307">Hundie left the desert, and Revelation set himself upon a new goal. In order to save Hundie, the </text:span><text:span text:style-name="T2308">cult of Berhayeth and the </text:span><text:span text:style-name="T2307">civilization of the Rhun must crumble. </text:span><text:span text:style-name="T2309">In the chaos of this collapse, Hundie would scatter the shards of the Tablets of Mallorn among the isolated Rhun </text:span><text:span text:style-name="T2310">and be free from pursuit forever. </text:span><text:span text:style-name="T2311">Hundie-Revelation sought a worthy fighter, Hovolo, and instigated the warmongering raids that would go on to destroy the last cities of the Rhun.</text:span></text:p>
      <text:p text:style-name="P182"/>
      <text:p text:style-name="P190"><text:span text:style-name="T2311"><text:tab/></text:span><text:span text:style-name="T2312">At the end of this time, Hundie-Revelation </text:span><text:span text:style-name="T2313">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2314">The death of a Lineament is violent. The earth rocked and shook, and the highland rim of eastern Rhunendor crumbled. </text:span><text:span text:style-name="T2336">The child, a young boy named Hehtan, fell to his knees and watched the destruction unfold.</text:span><text:span text:style-name="T2314"> </text:span><text:span text:style-name="T2315">After an initial catastrophic flood </text:span><text:span text:style-name="T2335">which took the fragments of the Tablets of Mallorn with it</text:span><text:span text:style-name="T2315">, the basin filled over the following centuries. T</text:span><text:span text:style-name="T2316">he central lowland plains of Rhunendor were flooded by the waters of the ocean. The ruins of Paswaren and the statue garden were devoured, forever lost to the bottom of the new sea.</text:span></text:p>
      <text:p text:style-name="P110"><text:tab/><text:span text:style-name="T1964">These earthquakes also initiated several eruptions in the volcanic belt north of Rhunendor. The ash from these eruptions briefly dimmed the world and led to crop failure across the globe. </text:span><text:span text:style-name="T2943">A final whisper of a kingdom of the Rhun, a pitiful gathering headed by the very child that slew Hundie-Revelation, rose and fell in silence. Hehtan was the </text:span><text:soft-page-break/><text:span text:style-name="T2943">final King of the Rhun, </text:span><text:span text:style-name="T2944">though the title was meaningless as he gathered his band and wandered away from his crumbling city.</text:span></text:p>
      <text:p text:style-name="P110"/>
      <text:p text:style-name="P191"><text:span text:style-name="T2317">4</text:span><text:span text:style-name="T2318">4</text:span><text:span text:style-name="T2317">,</text:span><text:span text:style-name="T2318">000</text:span><text:span text:style-name="T2319"> BBT—</text:span><text:span text:style-name="T2318">By this time, the Rhun have struggled for too long at sedentary life. Their cities were built but destroyed by the changing climate far before the lives of their inhabitants ended. </text:span><text:span text:style-name="T2320">The slow migration of Rhun away from Rhunendor begins in earnest around this time. </text:span><text:span text:style-name="T2321">These migrants build the powerful ships of their ancestors and sail away, following the ocean currents to </text:span><text:span text:style-name="T2322">Yaltali and northern Nomenes, southeast and northeast Adasol, the Halcinaline, and western Luazil.</text:span></text:p>
      <text:p text:style-name="P191"><text:span text:style-name="T2322"><text:tab/>-</text:span><text:span text:style-name="T2323">The 100,000 Rhun that migrate to Adasol </text:span><text:span text:style-name="T2324">form roving bands through much of the northeastern forests and prairies.</text:span></text:p>
      <text:p text:style-name="P186"/>
      <text:p text:style-name="P245"><text:span text:style-name="T2324">4</text:span><text:span text:style-name="T2299">2,000 BBT—Hehtan and his Rhun set sail to the south, following others that had gone before.</text:span></text:p>
      <text:p text:style-name="P19"/>
      <text:p text:style-name="P307">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307">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307">The next Rhun society to develop was that of the totemic monks of the Vitol. Hithu, most gifted in the animist arts of Corilyan Flow under Hundië and Insúlo, led a sect of <text:soft-page-break/>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20"/>
      <text:p text:style-name="P150">The Vanhar</text:p>
      <text:p text:style-name="P12"><text:span text:style-name="T2319">54,4</text:span><text:span text:style-name="T2325">81- </text:span><text:span text:style-name="T260">48,010</text:span><text:span text:style-name="T2325"> </text:span><text:span text:style-name="T261">BBT|</text:span><text:span text:style-name="T260">398-6869 YH</text:span><text:span text:style-name="T2319">—</text:span><text:span text:style-name="T2326">Much like the waith of Rhunendor, the loss of magic devastated the society of the Vanhar. </text:span><text:span text:style-name="T2327">Their rulers were deposed and their cities fell into chaos—the Vanhar, like many of the Rhun at the end of their civilization, believed their gods to be dead. </text:span><text:span text:style-name="T2328">Some fled the chaos and returned to the surface world once the ice receded. These people roamed in bands for millennia. Most remained below, where the cities of Undutalath and Lumiria were taken under the rule of powerful warlords.</text:span></text:p>
      <text:p text:style-name="P4"/>
      <text:p text:style-name="P13"><text:span text:style-name="T1282">48,010</text:span><text:span text:style-name="T2725"> </text:span><text:span text:style-name="T1283">BBT|</text:span><text:span text:style-name="T1282">6869 YH</text:span><text:span text:style-name="T2726">—</text:span><text:span text:style-name="T2727">After several millennia of harsh rule and the disintegration of their old society, the Vanhar cities in the Morinuin had calmed. This steady state </text:span><text:span text:style-name="T2728">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07"/>
      <text:p text:style-name="P151">Western Nomenes</text:p>
      <text:p text:style-name="P21">54,<text:span text:style-name="T1339">878</text:span> -54,8<text:span text:style-name="T1339">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1573">n</text:span>. In surveying the oasis, the peaks rose sharp to the north, and a heavy fog sat over the western cliffs. <text:span text:style-name="T1573">The mountains were name </text:span><text:span text:style-name="T1346">Wesaxum</text:span><text:span text:style-name="T1573"> </text:span><text:span text:style-name="T1574">(“Like the territory of the Saxum”)</text:span><text:span text:style-name="T1573">.</text:span> From Dinaelin issued the river Rhu Bel, flowing east across the endless savanna <text:span text:style-name="T1575">and red desert</text:span> Palanim. Rhu Bel snaked through the hills and dunes of the plains, carrying with it the green of Tellin. This new land the astar named Nomenes. Upon the hills in Tellin the astar Nomeni <text:span text:style-name="T1576">first settled and created camp. Some that stayed there permanently built houses of the light sandstone towards the issue of the Rhu Bel. This place became the </text:span><text:span text:style-name="T1347">settlement</text:span><text:span text:style-name="T1576"> of Anatelea. </text:span><text:span text:style-name="T1577">Where the astar settled, the spirits of the world around them awakened.</text:span><text:span text:style-name="T1576"> raised with the help of magic.</text:span></text:p>
      <text:p text:style-name="P22"><text:tab/><text:span text:style-name="T1">Many of the astar who were killed during the war came back with Vanemer. The war destroyed the civilization of the astar, and many saw this as a chance to start anew under the stars. </text:span><text:span text:style-name="T1421">Ten million astar awoke on Nomenes. Within the following centuries, those astar would spread from Tellin to the east and west, </text:span><text:span text:style-name="T2840">beginning a saga of great </text:span><text:soft-page-break/><text:span text:style-name="T2840">expansion. The first tribes and family groups to leave Tellin found themselves wandering </text:span><text:span text:style-name="T1421">over </text:span><text:span text:style-name="T1322">10</text:span><text:span text:style-name="T1421">00 kilometers from the coast to the steppes beyond the mouth of the Rhu Bel. </text:span><text:span text:style-name="T1423">From northeast to southwest the astar spread over 1500 kilometers along the Wesaxum mountain range.</text:span><text:span text:style-name="T1421"> </text:span><text:span text:style-name="T1422">Of these 10 million astar, only about 125,000 stayed in Tellin.</text:span></text:p>
      <text:p text:style-name="P23"><text:tab/>They looked for leaders among the returned. The first they saw was Apythia, the prominent apostle of Nixia herself. Apythia was the closest to the spiritual world. Tirwen was their warrior chieftain,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4"><text:tab/><text:span text:style-name="T1578">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348">it</text:span><text:span text:style-name="T1578"> gave the people a greater power than the other spirits. </text:span><text:span text:style-name="T1579">This did not sit well with them, for should all spirits not have the same power? </text:span><text:span text:style-name="T1578">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1578">Leithan’s apprentice </text:span><text:span text:style-name="T1580">and knew the spirits of the tools and the ice</text:span><text:span text:style-name="T1578">.</text:span> She worked to <text:span text:style-name="T1578">shape</text:span> the tools and weapons of the astar and was chosen to accompany the Cestani to repair the ships should they be damaged. Eliadis grew in reputation as a strong-minded woman, talented and far reaching. She made a point to be known, to be helpful to <text:span text:style-name="T1581">the spirit of the people</text:span>. She fought alongside Tirwen upon the cliffs of Thoryollo and was felled by the warriors of the Waith Akh. She took the call of Mallorn as he led the pilgrimage of the astar back to Nuinen. <text:span text:style-name="T1582">S</text:span><text:span text:style-name="T1578">he returned to ensure that the astar did not fall into the same destruction as the Waith before them</text:span>. In that moment, she knew that she would dedicate her new life to the exploration of <text:span text:style-name="T1578">the spirits and the </text:span>belief<text:span text:style-name="T1578">s of the astar </text:span><text:span text:style-name="T1580">as a shaman</text:span>. Now slightly over 400 years old, Eliadis had recently taken the man Fededir into her home in Anatelea and had the girl Reisil.</text:p>
      <text:p text:style-name="P25"><text:tab/>Eliadis met Ruiwen, a trained warrior since birth, on the cliffs of Thoryollo. After the Atanosta, the two rejoined in common mind. Ruiwen was loyal to her chieftain Tirwen, though their defeat to the magic of Linarata convinced her that magic needed to be destroyed, or at least controlled. Apythia joined them in this mindset.</text:p>
      <text:p text:style-name="P25"><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text:span><text:soft-page-break/><text:span text:style-name="T19">greater than the other spirits. Magic was simply confirmation of this view, </text:span><text:span text:style-name="T21">and it is a new tool for the astar to use to call upon the spirits around them.</text:span></text:p>
      <text:p text:style-name="P24"><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4"><text:tab/><text:span text:style-name="T1583">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1584">proto-city of </text:span><text:span text:style-name="T1583">Anatelea. Within the primitive city were </text:span><text:span text:style-name="T1584">some</text:span><text:span text:style-name="T1583"> who had learned magic before the Atanosta. </text:span><text:span text:style-name="T21">Numbering less than twenty,</text:span><text:span text:style-name="T1583"> </text:span><text:span text:style-name="T1349">t</text:span><text:span text:style-name="T1583">hese people became known as vraji, and they </text:span><text:span text:style-name="T1584">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4"><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4"/>
      <text:p text:style-name="P24">54,8<text:span text:style-name="T1339">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4"><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4"><text:tab/><text:span text:style-name="T5">The Canyara argued for many nights. Mear knew best how magic might be controlled with Corilyan Flow, but closing off the nexus of each astar would be going too </text:span><text:soft-page-break/><text:span text:style-name="T5">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4"><text:tab/><text:span text:style-name="T6">On the western shores of Nomenes they camp and begin to build a ship. Tirwen and Mear continue their leadership without Apythia and Faranwe.</text:span></text:p>
      <text:p text:style-name="P24"/>
      <text:p text:style-name="P24">54,8<text:span text:style-name="T1350">2</text:span><text:span text:style-name="T1339">8</text:span>-<text:span text:style-name="T6">54,7</text:span><text:span text:style-name="T1350">0</text:span><text:span text:style-name="T1339">8</text:span> BBT|<text:span text:style-name="T10">51</text:span>-<text:span text:style-name="T10">171</text:span> Y<text:span text:style-name="T10">H</text:span>—<text:span text:style-name="T1585">The catamaran of Apythia and Faranwe set well in the waters off the western shores, and the two set off on the western currents. They </text:span>travel around the globe, stopping at islands and continents <text:span text:style-name="T1585">to seek Rinadure or other lost peoples</text:span>. <text:span text:style-name="T1586">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1587">on the southern coasts of Luazil</text:span> and some Waith. <text:span text:style-name="T6">Using the stars to guide them, they find their way to Rhunendor.</text:span></text:p>
      <text:p text:style-name="P24"/>
      <text:p text:style-name="P24"><text:span text:style-name="T1588">54,7</text:span><text:span text:style-name="T1350">08</text:span><text:span text:style-name="T1588">-54,</text:span><text:span text:style-name="T1350">498</text:span> BBT|<text:span text:style-name="T10">171-381</text:span> Y<text:span text:style-name="T1589">H</text:span>—<text:span text:style-name="T7">They land on Rhunendor and travel until they find Rinadure and the remnants of the Waith there, </text:span><text:span text:style-name="T1590">only the Gwenyn and their few Istamb followers</text:span><text:span text:style-name="T7">. The city of Rinadure now sat buried at the center of a wasteland destroyed by the trapping of Usada. They were welcomed to the </text:span><text:span text:style-name="T1332">ruins</text:span><text:span text:style-name="T7">, and t</text:span>hey <text:span text:style-name="T1591">talked long</text:span> with the <text:soft-page-break/>Gwenyn to learn more about how they trapped the Usada, <text:span text:style-name="T1591">for perhaps the two astar could trap the magic of the astar in the same way</text:span>. <text:span text:style-name="T1591">Hundië and Insúlo heard the plight of the two astar, </text:span><text:span text:style-name="T1590">and Sana within the tree of Selor heard as well. His voice snapped into the minds of the Gwenyn, </text:span><text:span text:style-name="T1591">and they agreed that magic was too powerful to be used by those who did not fully understand it. They were developing their art of Corilyan Shaping at the time, and believed that through their method the magic of all mortal beings could be limited. </text:span><text:span text:style-name="T1592">They knew even then, </text:span><text:span text:style-name="T1590">in the backs of their minds clouded by Sana, </text:span><text:span text:style-name="T1592">that the waith relied on magic. Without it, their people could not survive.</text:span><text:span text:style-name="T1591"> As Apythia and Faranwe stayed in Rinadure, the Gwenyn</text:span> <text:span text:style-name="T1593">taught them Corilyan Flow from the Tablets of Mallorn</text:span>. <text:span text:style-name="T1591">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1594">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08">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26"><text:soft-page-break/></text:p>
      <text:p text:style-name="P28"><text:span text:style-name="T1588">54,</text:span><text:span text:style-name="T1350">498</text:span><text:span text:style-name="T1595">-54,4</text:span><text:span text:style-name="T1350">81</text:span> BBT|<text:span text:style-name="T10">381-398</text:span> Y<text:span text:style-name="T1589">H</text:span>—<text:span text:style-name="T1323">Apythia and Faranwe</text:span> return<text:span text:style-name="T1596">ed</text:span> to Rinadure and t<text:span text:style-name="T1596">ook</text:span> Taregil <text:span text:style-name="T1597">from its resting place, as agreed to by the Gwenyn</text:span>. <text:span text:style-name="T1597">They also scratched copies of the Tablets of Mallorn, though they left the originals in Rinadure. </text:span><text:span text:style-name="T1598">These scratchings they made in secret, as Faranwe suspected the corruption of the Gwenyn.</text:span><text:span text:style-name="T1597"> From Rinadure the pair sailed south to Nomenes guided by the stars, where they returned in secret to Anatelea.</text:span></text:p>
      <text:p text:style-name="P29"/>
      <text:p text:style-name="P30"><text:span text:style-name="T1597">54,8</text:span><text:span text:style-name="T1339">38-</text:span><text:span text:style-name="T1336">54,481</text:span><text:span text:style-name="T1597"> BBT|</text:span><text:span text:style-name="T10">41-</text:span><text:span text:style-name="T1599">398</text:span><text:span text:style-name="T1597"> Y</text:span><text:span text:style-name="T10">H</text:span><text:span text:style-name="T1589">—</text:span><text:span text:style-name="T1600">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1601">the spirits should not be commanded. It was the order of the world, and by this order did the astar exist. Magic as the vraji used it was in opposition to this order. </text:span><text:span text:style-name="T1351">L</text:span><text:span text:style-name="T1601">ike a euphoric </text:span><text:span text:style-name="T1351">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1600"> </text:span><text:span text:style-name="T1601">It was in one of her trances that Eliadis felt the balance snap. A new spirit had burrowed out from deep within the forest. An angry spirit, built from the apprehension of the astar and the palpable fear </text:span><text:span text:style-name="T1580">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352">Eliadis</text:span><text:span text:style-name="T1580"> </text:span><text:span text:style-name="T1602">plead to </text:span><text:span text:style-name="T1352">him</text:span><text:span text:style-name="T1602">, as </text:span><text:span text:style-name="T1580">she knew </text:span><text:span text:style-name="T1602">Tirwen would not listen. She </text:span><text:span text:style-name="T1580">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1323">H</text:span><text:span text:style-name="T1602">e saw the pain that </text:span><text:span text:style-name="T23">magic was</text:span><text:span text:style-name="T1602">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1353">Anatelea</text:span><text:span text:style-name="T23">.</text:span></text:p>
      <text:p text:style-name="P27"><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text:soft-page-break/>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27"><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29"/>
      <text:p text:style-name="P31"><text:span text:style-name="T1388">54,4</text:span><text:span text:style-name="T1336">81</text:span><text:span text:style-name="T1388"> BBT|398 YH—</text:span><text:span text:style-name="T1597">Apythia stole into the house of Mear, </text:span><text:span text:style-name="T1603">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1604"> </text:span><text:span text:style-name="T1603">The three left the house in search of Mear </text:span><text:span text:style-name="T1604">as the waking shouts of Tirwen’s warriors tore through the night. Apythia, Faranwe, and Toran followed the commotion of the warriors into the forest.</text:span></text:p>
      <text:p text:style-name="P32"><text:span text:style-name="T1597"><text:tab/></text:span><text:span text:style-name="T1604">As they sneaked quietly </text:span><text:span text:style-name="T1354">away from the</text:span><text:span text:style-name="T1604"> sight of the warriors, </text:span><text:span text:style-name="T1355">Apythia and Faranwe</text:span><text:span text:style-name="T1597"> explained their journey to the young astar, telling Toran of their desire to limit the astar’s access to magic to protect everyone from repeating the history of the waith. Faranwe </text:span><text:span text:style-name="T1356">told</text:span><text:span text:style-name="T1597"> Toran </text:span><text:span text:style-name="T1605">of </text:span><text:span text:style-name="T1597">the fall of the waith, what he and Apythia feared would happen again.</text:span></text:p>
      <text:p text:style-name="P32"><text:span text:style-name="T1597"><text:tab/></text:span><text:span text:style-name="T1604">The trio </text:span><text:span text:style-name="T1606">suddenly came upon a clearing, the moonlight of Cel painting the grizzly seen in a soft blue light. Bodies lay mangled on the crushed ferns, trees were torn from the dirt. </text:span><text:span text:style-name="T1607">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1605">Mear threw spheres of magical fire and crackling bolts of energy at the spirit from behind the lines of warriors, though each </text:span><text:soft-page-break/><text:span text:style-name="T1605">shot seemed only to infuriate the monster further. Apythia gasped at the sight of the battle </text:span><text:span text:style-name="T1608">and ran </text:span><text:span text:style-name="T1609">to meet Mear.</text:span></text:p>
      <text:p text:style-name="P32"><text:span text:style-name="T1609"><text:tab/></text:span><text:span text:style-name="T1610">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1611">in the initial confrontation</text:span><text:span text:style-name="T1610">. </text:span><text:span text:style-name="T1611">Tirwen refused to back down from the monster. Apythia told Mear of the ritual she learned from Herya’rosintilya in Oria—she believed that, if the astar were to give up their magic through this ritual, the spirit may back down. </text:span><text:span text:style-name="T1612">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3"><text:tab/>Apythia could see the hate in Tirwen’s eyes; the pain of her lost daughters clouded her mind. Apythia said quietly, “No, I did not call upon this spirit to destroy Anatelea. I am here, now, with a chance to save us. To satiate the beast with an offering.”</text:p>
      <text:p text:style-name="P33"><text:tab/>“And what is it you would offer the monster?” Tirwen’s spear did not waver from Apythia’s throat.</text:p>
      <text:p text:style-name="P32"><text:span text:style-name="T1612"><text:tab/></text:span><text:span text:style-name="T1613">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2"><text:span text:style-name="T1613"><text:tab/></text:span><text:span text:style-name="T1614">With no hope in sight and the certain destruction of Anatelea written before them, Apythia turned to Mear. “The ritual must be done without Tirwen’s approval, then. Come, Mear, we should flee this place.” </text:span><text:span text:style-name="T1615">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1616">Toran protested, shouting at his father. Mear was far too important a figure to be sacrificed here—there was too much knowledge he had still not shared. He, Toran, would give himself to Apythia’s doom. </text:span><text:span text:style-name="T1617">Mear would not back down, though, even with Toran’s pleading. As Apythia began to finish the ritual circle, Mear handed Toran his spear. “You must defend us, Toran, if Tirwen comes to stop this doom. Our fate lies upon your spear.”</text:span></text:p>
      <text:p text:style-name="P34"><text:span text:style-name="T1597"><text:tab/>Apythia took Taregil from her cloak and planted it at the center of the freshly carved ritual circle. The light burst forth over Anatelea like the sun, and the ritual beg</text:span><text:span text:style-name="T1357">an</text:span><text:span text:style-name="T1597">. </text:span><text:span text:style-name="T1618">A cord of Taregil would be necessary to bind the spirits of all beings to Mear.</text:span><text:span text:style-name="T1597"> Apythia and Faranwe stand opposite each other, weaving the magic of the astar between them. They saw the flow of </text:span><text:span text:style-name="T1357">Mear</text:span><text:span text:style-name="T1597">’s soul, and they bound to it the </text:span><text:span text:style-name="T1615">hundreds of </text:span><text:soft-page-break/><text:span text:style-name="T1597">thousands of souls of all astar they felt. </text:span><text:span text:style-name="T1619">They reached farther, beyond the astar.</text:span><text:span text:style-name="T1597"> Apythia’s sight was unbounded with the aid of Taregil, for as any difference in space is so too a difference in time, she saw the souls of astar everywhere. She saw the souls of the Loss’kelvar, the fëa, the Waith in Rinadure, and she bound them all to </text:span><text:span text:style-name="T1357">Mear</text:span><text:span text:style-name="T1597">. </text:span><text:span text:style-name="T1616">Eliadis and Toran watched from the side in awe of the power bursting from the dais.</text:span><text:span text:style-name="T1597"> </text:span><text:span text:style-name="T1615">As the light of Taregil banished the night around the temple, Tirwen saw it from her distance. She glanced at Ruiwen, fighting beside her, and called to the other warriors: “Hold the beast off! I sense treachery </text:span><text:span text:style-name="T1616">within the city. Come, Ruiwen.”</text:span></text:p>
      <text:p text:style-name="P34"><text:span text:style-name="T1616"><text:tab/>Toran watched his father </text:span><text:span text:style-name="T1620">in dismay, but steadfastly stood outside the now-glowing ritual circle. It was not long before he spun to the approach of two new figures. The </text:span><text:span text:style-name="T1358">figures</text:span><text:span text:style-name="T1620"> of </text:span><text:span text:style-name="T1621">Tirwen and Ruiwen cast long dancing shadows in the light of Taregil, </text:span><text:span text:style-name="T1622">each baring spears </text:span><text:span text:style-name="T1623">towards the spiritualists. </text:span><text:span text:style-name="T1597">Apythia called to them, “Do not stop us, or you will cause the destruction of all life. This must be done.” </text:span><text:span text:style-name="T1624">Tirwen saw only treachery. She channeled her magic into </text:span><text:span text:style-name="T1359">her spear</text:span><text:span text:style-name="T1624"> and ran at Faranwe. </text:span><text:span text:style-name="T1625">Toran leaped in front of her, deflecting her spear with his. </text:span><text:span text:style-name="T1359">Mear</text:span><text:span text:style-name="T1624"> looked to his </text:span><text:span text:style-name="T1359">son</text:span><text:span text:style-name="T1624">, his face pained not from the ritual but from the burden of the many souls now tied to his. </text:span><text:span text:style-name="T1626">He felt a rush of emotions—fear from someone nearby, pain from the distant battle with the monstrous spirit, anger, love. The thoughts and feelings of all those he was connected to flooded Mear.</text:span></text:p>
      <text:p text:style-name="P35"><text:tab/><text:span text:style-name="T1359">Toran</text:span><text:span text:style-name="T1624"> dodged and jumped, but the daughter of Nixia was quick. As she was about to strike </text:span><text:span text:style-name="T1359">him</text:span><text:span text:style-name="T1624"> down, another blade crossed hers: the sword of Ruiwen. “</text:span><text:span text:style-name="T1625">You cannot be so blind as to think that monstrous spirit will be turned by our hands, Tirwen. It was our hands and our magic that brought it upon us! This has always been our doom—the ritual must go on!</text:span><text:span text:style-name="T1624">” </text:span><text:span text:style-name="T1625">Tirwen was pushed back by the combined force of Ruiwen and Toran, allowing Apythia, Faranwe, and Eliadis time to push their wills onward. The nexus of all mortal beings </text:span><text:span text:style-name="T1359">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6"><text:span text:style-name="T1624"><text:tab/></text:span><text:span text:style-name="T1627">As the light began to fade, Apythia called out, </text:span><text:span text:style-name="T1624">“</text:span><text:span text:style-name="T1625">It is almost complete, Mear. It will only be a few seconds more!” Apythia’s eyes gleamed in the light, Taregil washing over her body as it moved with the ritual. </text:span><text:span text:style-name="T1628">The light dimmed. </text:span><text:span text:style-name="T1629">Eliadis screamed. Tirwen’s spear was run through Ruiwen’s heart, and behind her Toran lay in a pool of blood. Apythia gasped, “Mear, don’t. You must stay!” </text:span><text:span text:style-name="T1630">Even as she spoke, Apythia knew it was futile. Mear could not watch his son die. Apythia knew the ritual would be broken, and she feared for whatever consequences would come.</text:span><text:span text:style-name="T1629"> With the light of Taregil still </text:span><text:span text:style-name="T1631">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6"><text:span text:style-name="T1631"><text:tab/>Mear felt slow, as if his mind were passing through mud with each thought. He knew the magic he knew could no longer function—spears could no longer be conjured with a </text:span><text:soft-page-break/><text:span text:style-name="T1631">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1632">knew each of the voices in his head as if he had known them his entire life. He could discern each astar among them, and could feel the power of each of their spirits. His path was shown, and it was decided. Mear passed his life to his son and died.</text:span></text:p>
      <text:p text:style-name="P36"><text:span text:style-name="T1632"><text:tab/></text:span><text:span text:style-name="T1633">Tirwen broke off her battle with Eliadis as she saw Mear’s body slump onto the stone dais. The death of her brother seemed to awaken her from her madness, and she screamed in realization of what has happened.</text:span></text:p>
      <text:p text:style-name="P37"/>
      <text:p text:style-name="P38"><text:span text:style-name="T1633"><text:tab/>In the aftermath of the ritual, Apythia and Eliadis spoke to the monstrous spirit and </text:span><text:span text:style-name="T1634">calmed it. The spirit seemed satisfied by the sacrifice made by the spiritualists and returned to the depths of the forest. Tirwen seemed older, as if her spirit had aged suddenly for the years of timelessness granted </text:span><text:span text:style-name="T1635">in her previous life </text:span><text:span text:style-name="T1634">by Linarata Envintule.</text:span></text:p>
      <text:p text:style-name="P38"><text:span text:style-name="T1634"><text:tab/></text:span><text:span text:style-name="T1636">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92"><text:span text:style-name="T2346"><text:tab/></text:span><text:span text:style-name="T2347">The ritual did not reach its proper finale, however. With Mear dead, Toran was now the eye of a complex network </text:span><text:span text:style-name="T2348">which could not be unraveled without the deaths of all constituent</text:span><text:span text:style-name="T2347">. His nexus was connected with a powerful magical potential bolstered by an ethereal cord of Taregil to </text:span><text:span text:style-name="T2349">several </text:span><text:span text:style-name="T2347">hundred other astar. </text:span><text:span text:style-name="T2349">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2060">millennia</text:span><text:span text:style-name="T2349">. </text:span><text:span text:style-name="T2350">The bond, as Herya’rosintilya hinted at their meeting in Oria, would also come with unforeseen consequences that would later change the course of history for the astar.</text:span><text:span text:style-name="T2349"> </text:span><text:span text:style-name="T2351">These detailed mechanics of the bond between Toran and the other astar that remained linked at the breaking of Apythia’s ritual were not known or understood at this time, even by Apythia or Faranwe themselves. </text:span><text:span text:style-name="T2352">Of the </text:span><text:span text:style-name="T2353">1</text:span><text:span text:style-name="T2352">0 million astar of Nomenes </text:span><text:span text:style-name="T2354">(of those, only 125,000 being in Tellin) </text:span><text:span text:style-name="T2061">5</text:span><text:span text:style-name="T2352">00 were connected to Toran in his network.</text:span></text:p>
      <text:p text:style-name="P39"><text:tab/></text:p>
      <text:p text:style-name="P36"><text:soft-page-break/><text:span text:style-name="T1637"><text:tab/></text:span><text:span text:style-name="T1387">Apythia and Eliadis were the two most prominent shamans in Anatelea after the ritual. </text:span><text:span text:style-name="T1638">Over the next several </text:span><text:span text:style-name="T1639">hundreds</text:span><text:span text:style-name="T1638"> of years, they would witness and take part in the cultural shift that would sweep over the astar of Tellin.</text:span></text:p>
      <text:p text:style-name="P36"/>
      <text:p text:style-name="P36"><text:tab/><text:span text:style-name="T2017">Immediately after the conclusion of the ritual, Apythia secreted Taregil to Faranwe. She knew that if the Anariima remained in Anatelea, Tirwen or the others would try to use it for evil. </text:span><text:span text:style-name="T2018">Faranwe should keep the gem hidden for now, but Apythia instructs him to return upon the day of her death.</text:span></text:p>
      <text:p text:style-name="P36"/>
      <text:p text:style-name="P280"><text:span text:style-name="T2680">54,4</text:span><text:span text:style-name="T2714">79-</text:span><text:span text:style-name="T2715">45,100</text:span><text:span text:style-name="T2680"> BBT|</text:span><text:span text:style-name="T2716">400-</text:span><text:span text:style-name="T2715">9,779</text:span><text:span text:style-name="T2680"> YH—</text:span><text:span text:style-name="T2717">This period </text:span><text:span text:style-name="T2718">leading up to, and </text:span><text:span text:style-name="T2717">after, Apythia’s ritual is marked by a diversification and spread of astar culture in Nomenes. </text:span><text:span text:style-name="T2719">This period of astar history sees the emergence of the first buds of complex civilization beyond the ancestral tribes of Amarth. </text:span><text:span text:style-name="T2720">The astar population in Nomenes </text:span><text:span text:style-name="T2721">increases sixfold </text:span><text:span text:style-name="T2722">to over </text:span><text:span text:style-name="T2723">7</text:span><text:span text:style-name="T2722">0 million</text:span><text:span text:style-name="T2721"> as the astar find fertile lands free of the torment of the Usada</text:span><text:span text:style-name="T2720">. </text:span><text:span text:style-name="T2724">The planet’s obliquity is steeply increasing, and a mild southern precession exacerbates this in Nomenes. Tropical and continental climates expand, compressing the temperate and arid mid-latitude regions.</text:span></text:p>
      <text:p text:style-name="P106"><text:span text:style-name="T1540"><text:tab/></text:span><text:span text:style-name="T1543">The tribes of Tellin spread from the mountain corridors of western Nomenes. </text:span><text:span text:style-name="T1561">They spread via two main vectors: east and west. Those that diffused eastward did so into the wide</text:span><text:span text:style-name="T1543"> ranges of plateaus where the savannas and dominating fungal trees </text:span><text:span text:style-name="T1561">were</text:span><text:span text:style-name="T1543"> home to roving bands of mega fauna. </text:span><text:span text:style-name="T1561">The wide-open spaces lent themselves to a social structure of nomads and hunters, rather than lifestyles of horticulturalism. Many of the tribes that settled into the steppes and desert immediately to the east of Tellin called themselves the Ghahaka. </text:span><text:span text:style-name="T1562">Core elements of what would become Ghahaka culture are present in many of the cultures that continued to spread to the south, east, and north. </text:span><text:span text:style-name="T1545">The Ghahakan tribes traded and warred among themselves over the thousands of years in which they spread. The</text:span><text:span text:style-name="T1562">y </text:span><text:span text:style-name="T1545">continued trade with Anatelea and the culture of the Tellin oasis, but the new lowland culture developed a unique language: </text:span><text:span text:style-name="T1562">Ghahakan, with</text:span><text:span text:style-name="T1545"> hundreds of dialects spoken throughout the Palanim savanna. </text:span><text:span text:style-name="T1546">While Tellin’s political structure grew from the priest-kings of the kosm in Anatelea, the Ghahakas found a more primal importance in warriors, raiders, hunters, and strategists in the dangerous and unforgiving </text:span><text:span text:style-name="T1547">desert</text:span><text:span text:style-name="T1546">.</text:span></text:p>
      <text:p text:style-name="P105"><text:span text:style-name="T1561"><text:tab/>Those that spread west found the diverse climates of the land around the Nos Mori sea. </text:span><text:span text:style-name="T1563">These peoples primarily continued the practice of horticulture, for the forests lent themselves to village life. </text:span><text:span text:style-name="T1564">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1545"> </text:span><text:span text:style-name="T1546">The most prominent of the Huroman tribes settled on the south-east face of the island at the tip of the volcanic mountain range. Their settlement was Hradabar, which became a center for tribal trade in the areas surrounding it. </text:span><text:span text:style-name="T1560">Nlashikir from the east arrived on Huroma during this time, and the cultures of the astar and Orun mixed.</text:span></text:p>
      <text:p text:style-name="P40"><text:span text:style-name="T1543"><text:tab/></text:span><text:span text:style-name="T1548">The river valleys of the mountains leading to Nos Mori </text:span><text:span text:style-name="T1544">and the forested hills of the west prominence </text:span><text:span text:style-name="T1548">were home to more astar, many of whom still clung to the old tribal ways, </text:span><text:soft-page-break/><text:span text:style-name="T1548">albeit </text:span><text:span text:style-name="T1554">heavily </text:span><text:span text:style-name="T1548">influenced by the developing culture of Tellin. The two peoples engaged in frequent trade, </text:span><text:span text:style-name="T1542">and the Tellin people began to call the coastal dwellers the Jangatet, or Forest People. </text:span><text:span text:style-name="T1554">As the Tellinese culture expanded with the expulsion of the Ceris clan, the Jangatet’s more traditional culture grew to adopt the new ways of Tellin. Many of their urban centers—their towns and larger villages—hosted kosm or kosm-influenced shamans. </text:span><text:span text:style-name="T1555">The name ‘Jangatet’ came to symbolize the ethnic identity of the forest people, rather than a unique culture.</text:span></text:p>
      <text:p text:style-name="P40"><text:span text:style-name="T1555"><text:tab/></text:span><text:span text:style-name="T1556">Throughout the entire region of astar influence, pockets of isolated astar remain that still live and die by the ways of old. These tribes are tiny and </text:span><text:span text:style-name="T1557">sometimes</text:span><text:span text:style-name="T1556"> hostile to more developed outsiders that stumble across them.</text:span></text:p>
      <text:p text:style-name="P322"/>
      <text:p text:style-name="P323"><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323"/>
      <text:p text:style-name="P324"><text:span text:style-name="T1315"><text:tab/>New settlements grow in Dinaelin </text:span><text:span text:style-name="T1376">and in the Thandana river valley</text:span><text:span text:style-name="T1315">, like the cities of Nemora and </text:span><text:span text:style-name="T1316">Okos, </text:span><text:span text:style-name="T1317">as people move to the cities for agricultural and spiritual safety. The kosm clans gain more and more power, becoming priest-kings of the cities. </text:span><text:span text:style-name="T1319">The clans, while entirely telepathic and empathic, still find schisms to separate them. </text:span><text:span text:style-name="T1320">Stratification increases between the clans, with twelve distinguishing themselves as the most powerful and over 100 others spread throughout the thousands of smaller </text:span><text:span text:style-name="T1321">towns and </text:span><text:span text:style-name="T1320">villages. </text:span><text:span text:style-name="T1317">Their spiritual and political status and the influx of people into the cities gave them the workforce necessary to undertake larger feats of construction, using new techniques in masonry to construct fantastic temples. </text:span><text:span text:style-name="T1318">The balance of power shifts from city-to-city over the thousands of years, and the culture changes.</text:span></text:p>
      <text:p text:style-name="P329"><text:span text:style-name="T1549"><text:tab/>In the time after the inception of the kosm and the ascension of Ahzuses-Mear to the inga-shaman position of Anatelea, </text:span><text:span text:style-name="T1550">the kosm were believed to be given everlasting life by the spirit of the people, and thus the lives of the ancestors within the spirit. They were bridges </text:span><text:span text:style-name="T1551">between the spirit of the people and the mortal world of the living. </text:span><text:span text:style-name="T1552">After the passage of thousands of years,</text:span><text:span text:style-name="T1551"> </text:span><text:span text:style-name="T1552">a new practice of sacrifice came into being. A</text:span><text:span text:style-name="T1551">n astar would be given to the kosm priest and killed; </text:span><text:span text:style-name="T1552">t</text:span><text:span text:style-name="T1551">he kosm would drink the blood and eat the flesh of the sacrifice, allowing the sacrifice to walk the bridge of the kosm to the spirit of the people. </text:span><text:span text:style-name="T1553">The kosm priest, when they neared a natural death, would be ritually sacrificed as well. This would recognize their transition from a mortal life to that of a life supported by the spirits.</text:span></text:p>
      <text:p text:style-name="P157"><text:tab/><text:span text:style-name="T1420">In the time after the kosm had existed for thousands of years, the animistic ideals of ancient astar had turned to polytheism. The spirit of the people had become a single god, as had other ideas that had once just been spirits. </text:span><text:span text:style-name="T1749">The nature of the astar religion was not the only change—their language developed as well. There were new words to describe old concepts, changes in the environment and the sounds of the world around them brought changes in the sounds of the Tellinese tongue and the languages of </text:span><text:soft-page-break/><text:span text:style-name="T1749">those people around them. In fact, the word ‘kosm’ is no longer used by this point to describe the undead that rule at the center of Tellinese society. Now, they are </text:span><text:span text:style-name="T1750">“</text:span><text:span text:style-name="T1362">s</text:span><text:span text:style-name="T1751">evakat</text:span><text:span text:style-name="T1361">h”, “</text:span><text:span text:style-name="T1360">together </text:span><text:span text:style-name="T1751">with </text:span><text:span text:style-name="T1752">the </text:span><text:span text:style-name="T1360">gods”.</text:span></text:p>
      <text:p text:style-name="P155"/>
      <text:p text:style-name="P156"><text:span text:style-name="T1388">54,4</text:span><text:span text:style-name="T1302">79-</text:span><text:span text:style-name="T1304">53,281</text:span><text:span text:style-name="T1388"> BBT|</text:span><text:span text:style-name="T1303">400-</text:span><text:span text:style-name="T1304">1,598</text:span><text:span text:style-name="T1388"> YH— </text:span><text:span text:style-name="T1389">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1390">The magic and sorcery of the waith slowly begins to fall from the memories of the living into story and myth. </text:span><text:span text:style-name="T1389">The tension between the spiritual and material worlds of the astar fades away.</text:span></text:p>
      <text:p text:style-name="P41"><text:span text:style-name="T1505"><text:tab/></text:span><text:span text:style-name="T1507">Toran’s network is not yet understood, and those within it cannot easily control it. Toran, given new life by his father Mear, is overwhelmed by years of voices in his head. </text:span><text:span text:style-name="T1508">Across Tellin, astar within this network are met with a similar circumstance. In the few years following the ritual, Mear’s entire family, his partner and other children, are all affected. Tirwen, resigned to her home in Anatelea, </text:span><text:span text:style-name="T1509">finds that some members of her family </text:span><text:span text:style-name="T1508">beg</text:span><text:span text:style-name="T1532">an</text:span><text:span text:style-name="T1508"> to hear the voices and emotions as well. Mear’s network spanned several hundred astar in the Tellin basin. </text:span><text:span text:style-name="T1510">Those still bound to Mear at the time when the ritual was broken bore certain spiritual characteristics, </text:span><text:span text:style-name="T1511">such as typically being the youngest child. </text:span><text:span text:style-name="T1512">Some of these astar are driven insane by the voices and uncontrolled emotions flowing between the network’s bonds, but the strong of mind are able to dampen or block much of the noise.</text:span></text:p>
      <text:p text:style-name="P41"><text:span text:style-name="T1507"><text:tab/>Apythia and Eliadis, foremost shamans of the Anatelean temples and inga-shamans of the astar in Nomenes, </text:span><text:span text:style-name="T1513">watch over Toran </text:span><text:span text:style-name="T1508">and the families of Mear and Tirwen</text:span><text:span text:style-name="T1513">, </text:span><text:span text:style-name="T1508">communing often with the spirits to uncover the reason behind the </text:span><text:span text:style-name="T1533">voices and madness</text:span><text:span text:style-name="T1513">. </text:span><text:span text:style-name="T1514">As the other astar of the network fall deeper into the </text:span><text:span text:style-name="T1533">influence of</text:span><text:span text:style-name="T1514"> the uncontrolled connection, Apythia and Eliadis </text:span><text:span text:style-name="T1533">take</text:span><text:span text:style-name="T1514">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1391">It is not for over a decade that the connections held by the astar in the network are discovered. </text:span><text:span text:style-name="T1401">The youngest daughter of Tirwen, Ahsera,</text:span><text:span text:style-name="T1391"> was brought in as a new </text:span><text:span text:style-name="T1397">servant</text:span><text:span text:style-name="T1391"> for the family as Apythia and Eliadis slowly returned to their duties as shamans of Anatelea. The young girl was a part of the network, though her mind was strong and naturally controlled the flow of thoughts and emotions from the others. </text:span><text:span text:style-name="T1401">U</text:span><text:span text:style-name="T1391">ntil her meeting with Toran, her connection was unnoticed. As she tended to Toran, </text:span><text:span text:style-name="T1397">h</text:span><text:span text:style-name="T1395">e</text:span><text:span text:style-name="T1391"> immediately connected with </text:span><text:span text:style-name="T1401">Ahsera</text:span><text:span text:style-name="T1391">, </text:span><text:span text:style-name="T1395">and</text:span><text:span text:style-name="T1391"> </text:span><text:span text:style-name="T1395">s</text:span><text:span text:style-name="T1391">he lowered her guard enough to hear his thoughts and understand his discrete emotions in the noise of the bond. The girl immediately spoke of this feeling to Apythia and Eliadis. The two prominent shamans commune with the spirit of the people, </text:span><text:span text:style-name="T1392">asking the spirit of </text:span><text:span text:style-name="T1391">their faceless ancestors of generations long passed </text:span><text:span text:style-name="T1392">of the connection between Toran and the others of his family. It is through these discrete communes that Apythia and Eliadis together realize that the voices driving Toran and the others insane were not the product of meddling spirits but </text:span><text:span text:style-name="T1394">were </text:span><text:span text:style-name="T1392">instead born from a </text:span><text:soft-page-break/><text:span text:style-name="T1392">powerful connection with the spirit of the people. They </text:span><text:span text:style-name="T1394">were </text:span><text:span text:style-name="T1392">closer to the all-encompassing spirit of the astar, allowing them to hear the minds of the others and feel the emotions flowing through them. They are bridges between the mortal world of the astar and the spiritual world. </text:span><text:span text:style-name="T1393">The two inga-shamans give these astar a title, the kosm, </text:span><text:span text:style-name="T1748">from the roots “kaca-” and “sam”, meaning, “bind” and “together”. </text:span><text:span text:style-name="T1393">“Those who bring together.”</text:span></text:p>
      <text:p text:style-name="P6"><text:tab/><text:span text:style-name="T1397">As the</text:span><text:span text:style-name="T1393"> belief </text:span><text:span text:style-name="T1397">spreads </text:span><text:span text:style-name="T1393">that the kosm represented a bond not just between the maddened astar but also the spirit of the astar, </text:span><text:span text:style-name="T1397">they quickly rise to spiritual importance. Apythia in her ancient years</text:span><text:span text:style-name="T1393"> </text:span><text:span text:style-name="T1396">wished to open the spiritual senses </text:span><text:span text:style-name="T1399">w</text:span><text:span text:style-name="T1396">ithin the kosm </text:span><text:span text:style-name="T1397">and</text:span><text:span text:style-name="T1396"> teach them the ways of the astar shamans </text:span><text:span text:style-name="T1398">so that they may control their bond</text:span><text:span text:style-name="T1396">. </text:span><text:span text:style-name="T1399">In the belief of </text:span><text:span text:style-name="T1410">astar</text:span><text:span text:style-name="T1399">, however, only the females within the kosm could learn the shamanistic ways due to astar tradition. She took first Ahsera into training. </text:span><text:span text:style-name="T1400">Apythia quickly found the young Ahsera to be a prodigy of the spiritual senses, and the girl proved extraordinary in her talent of reading the portents of the spirits. </text:span><text:span text:style-name="T1402">It seemed as if she held wisdom beyond her years and could call upon experiences and skills of other people—Apythia knew this to be another sign of </text:span><text:span text:style-name="T1403">Ahsera’s</text:span><text:span text:style-name="T1402"> connection to the spirits. </text:span><text:span text:style-name="T1404">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1404">The males within the kosm benefited from the induction of their female counterparts into the spiritual practices of the shamans. The control gained from the trances and communions seemed to propagate throughout the network and ease the minds of all. </text:span><text:span text:style-name="T1410">Many of the males within the kosm took positions auxiliary to the shamans in the temples. Though they were forbidden to learn the ways of the shaman, their roles as advisors in the temples grew.</text:span><text:span text:style-name="T1404"> </text:span><text:span text:style-name="T1405">Toran took to Ahsera’s side, and Ahsera could sense that Toran was the center of their network. She secretly began to train him in the spiritualist rituals, knowing that if the act was known </text:span><text:span text:style-name="T1411">both he and </text:span><text:span text:style-name="T1406">she </text:span><text:span text:style-name="T1405">would be killed.</text:span></text:p>
      <text:p text:style-name="P7"><text:tab/><text:span text:style-name="T1406">Both Ahsera’s and Toran’s apostleship continued over the following centuries. In this time, Ahsera’s mother, Tirwen, died peacefully and passed the name of Nixia to Ahsera, her eldest surviving daughter. Ahsera-Nixia, often shortened to Seranixia, </text:span><text:span text:style-name="T1407">became a prominent figure in the temple at Anatelea. </text:span><text:span text:style-name="T1408">Ahsera and Toran sired multiple children </text:span><text:span text:style-name="T1418">starting in 520 YH</text:span><text:span text:style-name="T1408"> and found that each inherited the soul-bond of their parents. </text:span><text:span text:style-name="T1407">It was the day of Apythia’s death and Ahsera’s ascension to full shaman-hood that brought her fears to life. Ahsera sat with Apythia on the elder’s death bed.</text:span><text:span text:style-name="T1408">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1408"><text:tab/>A gasp came from the doorway, and Ahsera’s heart dropped. Eliadis stood behind them. She had overheard it all—and she was far less merciful than the ancient Apythia. The warriors of Anatelea, some even Ahsera’s close family, dragged her to the stone temple dais </text:span><text:soft-page-break/><text:span text:style-name="T1408">where she had communed with the spirits so often to help the people of the city. </text:span><text:span text:style-name="T1412">Her partner Toran was already there, tied to the dais hooks with thick leather bands. </text:span><text:span text:style-name="T1408">Everyone knew what must be done—a shaman who shared the secrets of the spirits with a male must be killed. </text:span><text:span text:style-name="T1424">This was the price for breaking the ancient traditions of the astar;</text:span><text:span text:style-name="T1408"> </text:span><text:span text:style-name="T1425">i</text:span><text:span text:style-name="T1408">t was the belief they followed. He saw that Apythia had been carried to the scene as well by her attendants. Apythia tried to plead with Eliadis, but the powerful shaman turned her away. Ahsera called out in defiance, “I will not be killed! I am </text:span><text:span text:style-name="T1409">kosm, </text:span><text:span text:style-name="T1412">Seranixia,</text:span><text:span text:style-name="T1409"> chosen by the spirit of our ancestors! Kill me, and you will know retribution. </text:span><text:span text:style-name="T1412">The balance will only be restored through a toll of blood!</text:span><text:span text:style-name="T1409">”</text:span></text:p>
      <text:p text:style-name="P7"><text:tab/><text:span text:style-name="T1412">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1413">The debt must be paid! The balance must be restored!</text:span>”</text:p>
      <text:p text:style-name="P6"><text:tab/><text:span text:style-name="T1413">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1414">The bond of Taregil held them firmly to their bodies, though their biological life had stopped.</text:span></text:p>
      <text:p text:style-name="P8"><text:tab/><text:span text:style-name="T1415">Apythia saw this as the epitome of spiritual connection </text:span><text:span text:style-name="T1416">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2019">In the stunned silence that followed, another figure stepped up to the dais: Faranwe the Dreamer, returned from his mysterious journey. </text:span><text:span text:style-name="T2021">Faranwe’s skin was covered in tattooed symbols, drawings, and abstract shapes, </text:span><text:span text:style-name="T2022">and beneath his skin his bones were magically carved with the writings of the Tablets of Mallorn, taken from Faranwe’s secret rubbings, </text:span><text:span text:style-name="T2925">which he had burned</text:span><text:span text:style-name="T2022">.</text:span><text:span text:style-name="T2019"> </text:span><text:span text:style-name="T2020">Faranwe revealed from his pouch the shining star of Taregil, and he bestowed it upon Seranixia and Toran. </text:span><text:span text:style-name="T2022">After giving up Taregil, Faranwe left Anatelea once more, journeying to a distant cave where he would entomb himself.</text:span></text:p>
      <text:p text:style-name="P8"/>
      <text:p text:style-name="P9"><text:soft-page-break/><text:tab/><text:span text:style-name="T1417">In the immediately following years, Seranixia and Toran </text:span><text:span text:style-name="T1419">took</text:span><text:span text:style-name="T1417">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1418">who required the blood of astar to continue in undeath.</text:span></text:p>
      <text:p text:style-name="P10"><text:span text:style-name="T1515"><text:tab/>In the following generations, all kosm are taught the ways of the shaman. New rituals grow to commemorate the importance of the births and deaths of the kosm, and they come to replace the ancestral</text:span><text:span text:style-name="T1516"> </text:span><text:span text:style-name="T1515">matriarchal </text:span><text:span text:style-name="T1516">pattern of </text:span><text:span text:style-name="T1515">shamans in astar society</text:span><text:span text:style-name="T1516">. </text:span><text:span text:style-name="T1517">Throughout Tellin, the tribal villages of the astar are taken under the lead of the kosm. </text:span><text:span text:style-name="T1518">Those that hesitated in accepting the rites of the kosm met the splinter-bone axe of Toran and the undead strength of Seranixia. The fervor of the conquest of Toran and Seranixia through Tellin </text:span><text:span text:style-name="T1519">demonstrated the power of the kosm and the power of the astar spirituality. The ancestors demanded respect and recognition through these new conduits, the kosm. </text:span><text:span text:style-name="T1518">Blood flows from Anatelea as ritual sacrifice grows as a practice. Toran and Seranixia drink the blood of the sacrificed and send their spirit</text:span><text:span text:style-name="T1519">s</text:span><text:span text:style-name="T1518"> to join the whole of the ancestors of the astar. The bones of the dead decorate the temple of Anatelea.</text:span></text:p>
      <text:p text:style-name="P10"><text:span text:style-name="T1516"><text:tab/>When a kos</text:span><text:span text:style-name="T1520">m</text:span><text:span text:style-name="T1516"> dies the spirit does not leave the body. Initiated by the Taregil bond, the kos</text:span><text:span text:style-name="T1520">m</text:span><text:span text:style-name="T1516">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1520">m</text:span><text:span text:style-name="T1516">’s undead state </text:span><text:span text:style-name="T1521">was regarded as a ritualistic necessity—the kos</text:span><text:span text:style-name="T1520">m</text:span><text:span text:style-name="T1521"> were so close to the spirit of the astar that only the flesh and blood of an astar could satisfy them. To offer oneself to an elevated kos</text:span><text:span text:style-name="T1520">m</text:span><text:span text:style-name="T1521"> was an honor.</text:span></text:p>
      <text:p text:style-name="P161"><text:span text:style-name="T1305"><text:tab/>L</text:span><text:span text:style-name="T1306">ikewise, the kos</text:span><text:span text:style-name="T1307">m</text:span><text:span text:style-name="T1306"> did not </text:span><text:span text:style-name="T1307">believe themselves to be evil for their cannibalistic </text:span><text:span text:style-name="T1309">undead</text:span><text:span text:style-name="T1307"> nature. They believed as the astar believed, </text:span><text:span text:style-name="T1308">that they were the true bridges between the spiritual world and the mortal world. </text:span><text:span text:style-name="T1309">They actively heard the voices of the ancestor spirits and of each other.</text:span></text:p>
      <text:p text:style-name="P183"><text:tab/></text:p>
      <text:p text:style-name="P162"><text:span text:style-name="T1310"><text:tab/>Seranixia and Toran stood as the shamans of Anatelea until </text:span><text:span text:style-name="T1311">around</text:span><text:span text:style-name="T1310"> </text:span><text:span text:style-name="T1311">1,200 YH. Five generations had passed beneath them, </text:span><text:span text:style-name="T1369">and these generations taught the kosm more about the nature of their existence. The gift of the kosm was passed through the womb of the mother, thus it is only the females that can breed new kosm. </text:span><text:span text:style-name="T1370">S</text:span><text:span text:style-name="T1311">ome of </text:span><text:span text:style-name="T1370">Toran and Seranixia’s</text:span><text:span text:style-name="T1311"> children had died naturally or been ritually sacrificed to enter the undeath of the kosm. </text:span><text:span text:style-name="T1366">Some of those that died were young, barely infants, yet they still fell into undeath. The kosm </text:span><text:span text:style-name="T1367">decided that these children were unable to properly fulfill their positions as kosm, and they were ritually burned. </text:span><text:span text:style-name="T1371">Some of these children were kept alive in the early years, but in general</text:span><text:span text:style-name="T1367"> </text:span><text:span text:style-name="T1371">t</text:span><text:span text:style-name="T1368">he kosm were only allowed to remain among the line if they reached maturity.</text:span><text:span text:style-name="T1367"> </text:span><text:span text:style-name="T1374">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text:span><text:soft-page-break/><text:span text:style-name="T1374">so than Seranixia. </text:span><text:span text:style-name="T1311">Around this time, Anatelea began the practice of instating a living member of the kosm, one not yet undead, as the shaman. </text:span><text:span text:style-name="T1363">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1364">and influence the shaman without carrying the responsibilities of the position. </text:span><text:span text:style-name="T1365">They also forced traditions within the kosm restricting the birthing of new children, which would further </text:span><text:span text:style-name="T1366">e</text:span><text:span text:style-name="T1365">nsure the continued power of Toran and Seranixia. </text:span><text:span text:style-name="T1366">Their tradition </text:span><text:span text:style-name="T1368">stated that the present living shaman should carry the burden of proliferation, </text:span><text:span text:style-name="T1369">though to ensure the survival of the line if the shaman is unable to bear a child by the time of their death, the siblings of the shaman should also bear children </text:span><text:span text:style-name="T1372">until there are four living daughters</text:span><text:span text:style-name="T1369">. </text:span><text:span text:style-name="T1372">Daughters born into a kosm line with this quota already filled must be destroyed. This tradition and variations of this tradition expanded throughout the numerous kosm of this time.</text:span></text:p>
      <text:p text:style-name="P162"><text:span text:style-name="T1368"><text:tab/></text:span><text:span text:style-name="T1311">The undead members of the kosm took less active rol</text:span><text:span text:style-name="T1312">es</text:span><text:span text:style-name="T1311"> as they fell into </text:span><text:span text:style-name="T1373">their older years and </text:span><text:span text:style-name="T1311">more comfortable positions within their telepathic and empathetic link. They became the targets of sacrifice </text:span><text:span text:style-name="T1314">and offerings </text:span><text:span text:style-name="T1373">rather than those that initiated them</text:span><text:span text:style-name="T1311">, a</text:span><text:span text:style-name="T1313">n enclave</text:span><text:span text:style-name="T1311"> of semi-divine beings.</text:span></text:p>
      <text:p text:style-name="P42"><text:span text:style-name="T1534"><text:tab/></text:span><text:span text:style-name="T1535">The members of the kosm leading other tribes had by this point also created family lines. These family groups within the kosm are like clans, with the most powerful and respected being the clan of Toran and Seranixia in Anatelea.</text:span></text:p>
      <text:p text:style-name="P184"/>
      <text:p text:style-name="P42"><text:span text:style-name="T1534"><text:tab/></text:span><text:span text:style-name="T1536">The first descendant of Seranixia and Toran to take the role of “living shaman” was Ahzuses, son and only living child of Ghahb-Esra, daughter of Qurecnis, daughter of Dhortrutya, daughter of Seranixia and Toran. </text:span><text:span text:style-name="T1537">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1538">The next centuries see Ahzuses-Mear rule Anatelea as a priest-king, </text:span><text:span text:style-name="T1539">growing </text:span><text:span text:style-name="T1540">the settlement to a population of over </text:span><text:span text:style-name="T1541">6</text:span><text:span text:style-name="T1540">,000. </text:span><text:span text:style-name="T1558">He took his cousin as his partner, the youngest granddaughter of Qurecnis. </text:span><text:span text:style-name="T1559">This becomes a common practice in the kosm lines if a daughter is not born to the shaman.</text:span></text:p>
      <text:p text:style-name="P332"/>
      <text:p text:style-name="P559"><text:span text:style-name="T56">54,392 BBT|487 YH—</text:span><text:span text:style-name="T57">Tirwen dies of age.</text:span></text:p>
      <text:p text:style-name="P333"/>
      <text:p text:style-name="P560"><text:span text:style-name="T58">5</text:span><text:span text:style-name="T55">4,359 BBT|520 YH—</text:span><text:span text:style-name="T59">Seranixia births her eldest daughter, Dhortrutya.</text:span></text:p>
      <text:p text:style-name="P155"/>
      <text:p text:style-name="P573"><text:span text:style-name="T38">54,</text:span><text:span text:style-name="T39">2</text:span><text:span text:style-name="T38">61 BBT|</text:span><text:span text:style-name="T41">6</text:span><text:span text:style-name="T38">18 YH—</text:span><text:span text:style-name="T53">Apythia’s spirit fails, and she </text:span><text:span text:style-name="T42">dies on the day of Ahsera’s and Toran’s execution and revival</text:span><text:span text:style-name="T53">.</text:span></text:p>
      <text:p text:style-name="P155"/>
      <text:p text:style-name="P332">54,227 BBT|652 YH—<text:span text:style-name="T1387">Faranwe dies and is entombed.</text:span></text:p>
      <text:p text:style-name="P155"/>
      <text:p text:style-name="P561"><text:soft-page-break/><text:span text:style-name="T58">5</text:span><text:span text:style-name="T60">4,</text:span><text:span text:style-name="T62">21</text:span><text:span text:style-name="T60">9 BBT|</text:span><text:span text:style-name="T62">66</text:span><text:span text:style-name="T60">0 YH—</text:span><text:span text:style-name="T62">Dhortrutya</text:span><text:span text:style-name="T59"> births her </text:span><text:span text:style-name="T62">eldest</text:span><text:span text:style-name="T59"> daughter, </text:span><text:span text:style-name="T62">Qurecnis</text:span><text:span text:style-name="T59">.</text:span></text:p>
      <text:p text:style-name="P155"/>
      <text:p text:style-name="P561"><text:span text:style-name="T58">5</text:span><text:span text:style-name="T60">4,</text:span><text:span text:style-name="T62">08</text:span><text:span text:style-name="T60">9 BBT|</text:span><text:span text:style-name="T62">79</text:span><text:span text:style-name="T60">0 YH—</text:span><text:span text:style-name="T62">Qurecnis</text:span><text:span text:style-name="T59"> births her </text:span><text:span text:style-name="T62">eldest</text:span><text:span text:style-name="T59"> daughter, </text:span><text:span text:style-name="T62">Ghahb-Esra</text:span><text:span text:style-name="T59">.</text:span></text:p>
      <text:p text:style-name="P334"/>
      <text:p text:style-name="P561"><text:span text:style-name="T58">5</text:span><text:span text:style-name="T62">3</text:span><text:span text:style-name="T60">,</text:span><text:span text:style-name="T62">95</text:span><text:span text:style-name="T60">9 BBT|</text:span><text:span text:style-name="T62">92</text:span><text:span text:style-name="T60">0 YH—</text:span><text:span text:style-name="T62">Ghahb-Esra</text:span><text:span text:style-name="T59"> births her </text:span><text:span text:style-name="T62">only child, a son, Ahzuses.</text:span></text:p>
      <text:p text:style-name="P360"/>
      <text:p text:style-name="P360">53,679 BBT|1200 YH—<text:span text:style-name="T1426">Ahzuses-Mear comes to power, becoming the first of the living-kosm priest-kings of Anatelea.</text:span></text:p>
      <text:p text:style-name="P360"/>
      <text:p text:style-name="P252">54,<text:span text:style-name="T1339">878-</text:span><text:span text:style-name="T1384">53,600 BBT—As the dramatic and transformative events of Tellin unfolded, many of the astar in Nomenes were in a state of motion. </text:span><text:span text:style-name="T1385">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conflicts and pressured families to send their children off on new journeys for unclaimed territory. This population pressure drove migrations for ten thousand years.</text:span></text:p>
      <text:p text:style-name="P281"><text:span text:style-name="T1277"><text:tab/></text:span><text:span text:style-name="T1278">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1279">The Tellinese transitions had not yet affected them, </text:span><text:span text:style-name="T1280">but they had not yet adopted cultures of their own.</text:span></text:p>
      <text:p text:style-name="P265"/>
      <text:p text:style-name="P282"><text:span text:style-name="T1280"><text:tab/></text:span><text:span text:style-name="T1281">Some astar followed the Rhu Bel to the east. </text:span><text:span text:style-name="T332">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333">along the mountain range’s central edge, they found massive sauropods lumbering through the outermost valleys picking vegetation from the high walls, viscous groups of velociraptors and lions, rough-wooled rhinos, river hippos, </text:span><text:span text:style-name="T334">and many other bright feathered dinosaurs.</text:span><text:span text:style-name="T332"> </text:span><text:span text:style-name="T334">The bountiful steppes hid a darker core. As the tribes explored further inland, the golden grass turned red and soon gave way to endless wastes of vermilion-red </text:span><text:span text:style-name="T335">sand</text:span><text:span text:style-name="T334">. The red dust was encountered in the south and in the north, enclosing the bountiful golden realm near central Wesaxum. </text:span><text:span text:style-name="T336">The diffusion of tribes through the red wastes was slowed, requiring a robust religious foundation to protect the astar from the toxic cinnabar. </text:span><text:span text:style-name="T338">Before</text:span><text:span text:style-name="T337"> ten generations </text:span><text:span text:style-name="T338">had passed,</text:span><text:span text:style-name="T337"> the framework was built and astar tribes began to brave the desert </text:span><text:span text:style-name="T338">and the lands beyond. </text:span><text:span text:style-name="T339">These eastern astar had generally less </text:span><text:soft-page-break/><text:span text:style-name="T339">communication with their eastern neighbors than those astar of Thandaira, </text:span><text:span text:style-name="T340">thus allowing them to develop a more independent culture. Unlike the slower diffusion of horticultural villages to the west, these eastern astar generally adopted a hunter-gatherer lifestyle more in-tune with the wide-open plains of the region.</text:span></text:p>
      <text:p text:style-name="P360"/>
      <text:p text:style-name="P399">53,600 BBT—The first astar cross the land bridge into Huroma.</text:p>
      <text:p text:style-name="P399"><text:tab/>-<text:span text:style-name="T2847">Eastern astar reach the southernmost peaks of the Wesaxum.</text:span></text:p>
      <text:p text:style-name="P397"/>
      <text:p text:style-name="P397">53,500 BBT—Astar in the east cross to the south of the crystalline gorges, following the Rhu Bel, and reach the coast of the central sea at the river’s mouth. This sea they name “Samisah”, “The Quiet Mouth”. </text:p>
      <text:p text:style-name="P398"/>
      <text:p text:style-name="P400">53,500 BBT—Eastern astar raft through the flooded crystalline gorges of this period into the blood-red floodplains of the northern peninsula. <text:span text:style-name="T2848">The first tribes to sink their feet into the fertile mud of the red terraces named the land “Suhairi”, or “Land where life/rain passes with seasons”.</text:span></text:p>
      <text:p text:style-name="P400"/>
      <text:p text:style-name="P593"><text:span text:style-name="T430">53,</text:span><text:span text:style-name="T431">5</text:span><text:span text:style-name="T430">00 BBT—By this time, the people of the Tellin Culture practice larger scale agriculture, </text:span><text:span text:style-name="T431">allowing their early towns to settle and grow.</text:span><text:span text:style-name="T430"> </text:span><text:span text:style-name="T432">The astar had been horticulturalists since their lives in Amarth, however the hills and river valleys of western Nomenes bore domesticated barley left by the Orun inhabitants prior to the Usada. </text:span><text:span text:style-name="T433">The cities along the Thandana and within Tellin quickly shifted their subsistence from smaller gardens to wider farms. This hastened the process of forest clearing along the western coast as the agriculture spread southward.</text:span></text:p>
      <text:p text:style-name="P593"><text:span text:style-name="T433"><text:tab/></text:span><text:span text:style-name="T434">The change to farming spread gradually as small neighboring communities shared ideas. This kind of agriculture radiated outwards from Tellin and Thandaira.</text:span></text:p>
      <text:p text:style-name="P400"/>
      <text:p text:style-name="P584"><text:span text:style-name="T341">53,400 BBT—Eastern tribes cross over the grey-red highlands of the southern Palanim into the coniferous-dominated rocky lowlands of the southern sea. The highlands to the north of the sea catch much of the cinnabar dust blowing from the north, and the vegetation and animals of the sea are mostly free from its toxicity. </text:span><text:span text:style-name="T342">Only remnants of the cinnabar remain in gorgeous red coniferous trunks and vermilion grasses. </text:span><text:span text:style-name="T343">The sea is clear, fresh, cold, and rich with life. </text:span><text:span text:style-name="T345">They name it “</text:span><text:span text:style-name="T344">Vinaltakh”, </text:span><text:span text:style-name="T345">meaning “Salt-less”.</text:span></text:p>
      <text:p text:style-name="P366"/>
      <text:p text:style-name="P360">53,414 BBT|1465 YH—<text:span text:style-name="T1437">The </text:span><text:span text:style-name="T1438">granddaughter of Grendiom-Mear, Qures, is born.</text:span></text:p>
      <text:p text:style-name="P360"/>
      <text:p text:style-name="P583"><text:span text:style-name="T325">53,169 BBT|1710 YH—</text:span><text:span text:style-name="T326">Ahzuses-Mear is sacrificed and passes the </text:span><text:span text:style-name="T327">priesthood</text:span><text:span text:style-name="T326"> of Anatelea to his </text:span><text:span text:style-name="T327">advisor and relative</text:span><text:span text:style-name="T326">, Grendiom-Mear. </text:span><text:span text:style-name="T328">Grendiom-Mear is powerful and ambitious, and he launches an attack on the nearby growing </text:span><text:span text:style-name="T329">settlement</text:span><text:span text:style-name="T328"> of </text:span><text:span text:style-name="T330">Selostanum (“High Place”). The line of kosm there, the line of Ceris (“The Mountain”), was decreed illegitimate by Grendiom-Mear. He gathered the warriors of Anatelea and swept around the lake Dinaelin, brutally sacking the city and forcing out many of its inhabitants. He took many </text:span><text:soft-page-break/><text:span text:style-name="T330">sacrifices back to Anatelea, including the high-priest Modos-Ceris, whom he ritually burned until the kosm was disintegrated. The daughter of Modos-Ceris led the people of Selostanum west into the region of the budding </text:span><text:span text:style-name="T331">forest</text:span><text:span text:style-name="T330"> tribes. She was Moda-Ceris, and her rage and grief for the destruction of Selostanum followed her and her people. She raided villages and took hundreds of prisoners with her on her road northward.</text:span></text:p>
      <text:p text:style-name="P361"/>
      <text:p text:style-name="P362">53,119 BBT|1760 YH—<text:span text:style-name="T1428">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1429">The line of Ceris brought too the spirits of the astar, their belief, which helped protect them from the evil spirits known to live in the red north. </text:span><text:span text:style-name="T1430">The flight of Moda-Ceris and the people of Selostanum is passed into the legends and stories of these people who bring the new Tellinese culture to the northern ranges. </text:span><text:span text:style-name="T1433">They founded the village of Sokstanum, the first in the mountains north of Tellin. </text:span><text:span text:style-name="T1431">These people eventually become known </text:span><text:span text:style-name="T1432">as </text:span><text:span text:style-name="T1434">the </text:span><text:span text:style-name="T1432">Ruksal, </text:span><text:span text:style-name="T1435">and their frequent contact with the Tellin</text:span><text:span text:style-name="T1893">s</text:span><text:span text:style-name="T1435">ese makes their cultural identity similar, though they are a different ethnic group</text:span><text:span text:style-name="T1432">.</text:span></text:p>
      <text:p text:style-name="P361"/>
      <text:p text:style-name="P401">52,900 BBT—The nomadic eastern tribes have continued to diffuse throughout the wide Palanim. They have begun to reach its edges—to the south, the plains and forests around Vinaltakh; to the north the flooded crystal gorges and the terraces of Suhairi. <text:span text:style-name="T2849">By this time, a few tribes have pushed farther and farther east, reaching the feet of the great eastern mountain range. These tribes first entered the cool hills around the 45</text:span><text:span text:style-name="T1760">th</text:span><text:span text:style-name="T2849"> parallel latitude, </text:span><text:span text:style-name="T2850">though they did not push far into the mountains for many generations.</text:span></text:p>
      <text:p text:style-name="P401"/>
      <text:p text:style-name="P585"><text:span text:style-name="T346">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347">One of the most significant qualities of this region of Nomenes are its natural inhabitants. First, a strong breed of steppe horse roams the grasslands. The tribes moving into this area find the horses much more amiable than the velociraptors of the west. </text:span><text:span text:style-name="T348">The tribes here also found this region’s prior </text:span><text:span text:style-name="T347">natives</text:span><text:span text:style-name="T348">: the few remnants of </text:span><text:span text:style-name="T349">an ancient Orun lineage, reptilian in form. </text:span><text:span text:style-name="T350">These are the Isikal, the lizard-folk of central Nomenes. </text:span><text:span text:style-name="T351">Much of the Isikal civilization was destroyed during the Usada, and the remaining members form hunter-gatherer tribes. </text:span><text:span text:style-name="T352">The Isikal practice a violent form of ancestor and polytheistic veneration: they believe their deities were torn apart during the Usada and their pieces were thrown into the sky. Thus, many of their rituals involve shredding and tearing apart a victim to re-enact the demise of the gods. </text:span><text:span text:style-name="T353">While they believe their gods are torn apart, the deific star-pieces are still worthy of veneration and able to grant boons to the supplicant.</text:span></text:p>
      <text:p text:style-name="P402"><text:soft-page-break/><text:tab/><text:span text:style-name="T2851">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402"><text:tab/>-<text:span text:style-name="T2852">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he calm sea to its islands and opposite coast. The far coast is rocky, but lacks the cinnabar influence of the west. </text:span><text:span text:style-name="T2853">The tribes on both sides communicated and traded heavily and developed their culture together. </text:span><text:span text:style-name="T2854">This expansion into northern Nomenes occurs wherever the astar occupy the southern/eastern coast of Samisah.</text:span></text:p>
      <text:p text:style-name="P361"/>
      <text:p text:style-name="P363">52,769 BBT|2110 YH—<text:span text:style-name="T1427">Grendiom-Mear, at the ancient age of 910, is ritually sacrificed. </text:span><text:span text:style-name="T1436">His rule of Anatelea and his warlike nature made him greatly feared and hated by surrounding towns and villages, </text:span><text:span text:style-name="T1437">and he passes this reputation to his granddaughter Q</text:span>ure<text:span text:style-name="T1438">s</text:span>-<text:span text:style-name="T1437">Nixia.</text:span></text:p>
      <text:p text:style-name="P363"/>
      <text:p text:style-name="P364">52,669 BBT|2210 YH—<text:span text:style-name="T1438">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1439">Zuwra-</text:span><text:span text:style-name="T1438">Esarend, </text:span><text:span text:style-name="T1440">jumped at the opportunity. Nemora had been growing in power over her short reign in the temple and she was much revered and loved. She led her warriors forth and struck first </text:span><text:span text:style-name="T1444">to the west. She pillaged many villages and captured warriors for sacrifice and to inflate her army. Her short conquest brought her enough power to move </text:span><text:span text:style-name="T1440">eastward </text:span><text:span text:style-name="T1444">to challenge </text:span><text:span text:style-name="T1440">Anatelea. Her warriors raided the city and pillaged its temples, </text:span><text:span text:style-name="T1442">and Zuwra-Esarend took her most trusted and powerful warriors, many of whom where kosm of her line </text:span><text:span text:style-name="T1445">and kosm of the lines that joined her force</text:span><text:span text:style-name="T1442">, to the great temple at the center of the city. They were met with the great clan of Mear and Nixia, hundreds of </text:span><text:span text:style-name="T1753">warriors and </text:span><text:span text:style-name="T1442">kosm defending the dais. </text:span><text:span text:style-name="T1443">At the height of the temple stood </text:span><text:span text:style-name="T1441">the oldest and most powerful of the kosm: Toran and Seranixia themselves. </text:span><text:span text:style-name="T1442">The ancient and undead kosm looked very much the same as they did almost two thousand years before, though they were much grander in dress and riches. </text:span><text:span text:style-name="T1443">In Toran’s hand was the shining star of Taregil, </text:span><text:span text:style-name="T1444">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1446">As he grasped the artifact, he felt his soul pulse and twist—he could glimpse the past version of his soul, one unfettered and untwisted. He knew, though, if he were to grasp that past, it would shatter his bond with the kosm, and he would die.</text:span></text:p>
      <text:p text:style-name="P364"><text:soft-page-break/><text:tab/><text:span text:style-name="T1446">The battle was vic</text:span><text:span text:style-name="T1764">i</text:span><text:span text:style-name="T1446">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1447">Hundreds were killed in the fight, and it was soon evident that the force of Zuwra-Esarend would be victorious. She had united the kosm lines of many that had hated Grendiom-Mear and brought their combined force to this temple. </text:span><text:span text:style-name="T1452">Grendiom himself fell, as did Ahzuses. All the leaders of their line except the aging Qures-Nixia </text:span><text:span text:style-name="T1753">and the venerable Seranixia</text:span><text:span text:style-name="T1452">. </text:span><text:span text:style-name="T1447">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1448">All the kosm felt the shift in their bond—Toran was no longer the eye of the network: the </text:span><text:span text:style-name="T1450">power</text:span><text:span text:style-name="T1448"> had shifted to someone else. </text:span><text:span text:style-name="T1450">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1451">As the sun began to set, Zuwra proved correct. Toran </text:span><text:span text:style-name="T1452">had ushered the surviving members of his line into the temple depths, where they could escape through the subterranean caverns. As they fled, he </text:span><text:span text:style-name="T1453">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1452"> He </text:span><text:span text:style-name="T1451">destroyed the bridge leading to the temple, but afterward sunk to his knees. His power was waning. </text:span><text:span text:style-name="T1452">He held Taregil in his hands, pondering what should be done with the gem. None of the offenders knew how to use it—none were trained in magic at al</text:span><text:span text:style-name="T1453">l. <text:s/></text:span><text:span text:style-name="T1454">They might fear his power and try to destroy it, or they could hide it away. </text:span><text:span text:style-name="T1455">Either was fine with him. Toran clutched the star to his chest as he died.</text:span></text:p>
      <text:p text:style-name="P364"><text:tab/><text:span text:style-name="T1449">The battle came to close as the few surviving kosm of the line of Mear and Nixia fled Anatelea. Zuwra took up Taregil and held it over her head </text:span><text:span text:style-name="T1456">after the offenders had climbed the rocky walls to the temple</text:span><text:span text:style-name="T1449">, shouting in victory.</text:span></text:p>
      <text:p text:style-name="P364"/>
      <text:p text:style-name="P364"><text:tab/>-<text:span text:style-name="T1763">The kosm did not know it then, </text:span><text:span text:style-name="T1765">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1763">This is how the cord is passed, how the succession of the web’s eye is decided.</text:span><text:span text:style-name="T1747"> The kosm at this time had no way of knowing this exact mecha</text:span><text:soft-page-break/><text:span text:style-name="T1747">nism. </text:span><text:span text:style-name="T1763">The one who inherits the eye does not always know it, though natural empathetic and telepathic links to other nearby kosm often reveals the new holder. </text:span><text:span text:style-name="T1765">The first succession had begun.</text:span></text:p>
      <text:p text:style-name="P360"/>
      <text:p text:style-name="P360">52,659 BBT|2220 YH—<text:span text:style-name="T1457">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1776">settlement</text:span><text:span text:style-name="T1457"> in Tellin. </text:span><text:span text:style-name="T1463">Anatelea plunges into a period of economic and social failure as the kosm of Mear and Nixia are scattered.</text:span></text:p>
      <text:p text:style-name="P360"/>
      <text:p text:style-name="P587"><text:span text:style-name="T325"><text:tab/>-</text:span><text:span text:style-name="T382">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383">kosm</text:span><text:span text:style-name="T382">,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384">to her, and she was deaf to their true desires</text:span><text:span text:style-name="T382">. </text:span><text:span text:style-name="T384">Sokstanum was misguided.</text:span></text:p>
      <text:p text:style-name="P365"><text:tab/><text:span text:style-name="T1770">Soon</text:span><text:span text:style-name="T1766">, the kosm line of Ceris failed to produce but one daughter: </text:span><text:span text:style-name="T1767">Kastas-Ceris. </text:span><text:span text:style-name="T1768">Kastas </text:span><text:span text:style-name="T1769">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1770">Kastas pleaded with the spirit to free the Ruksal from its grasp, but the spirit was cunning and would not do so without a sacrifice. </text:span><text:span text:style-name="T1771">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1772">always be in my favor.</text:span><text:span text:style-name="T1771">” Moments later, the belly of the snake split open and the child tumbled out, now with its legs replaced by a twisted serpentine tail. </text:span><text:span text:style-name="T1772">The first naga was born.</text:span></text:p>
      <text:p text:style-name="P365"><text:span text:style-name="T1766"><text:tab/>Thus enters the importance of the snake to the Ruksal. </text:span><text:span text:style-name="T1772">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text:span><text:soft-page-break/><text:span text:style-name="T1772">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365"><text:tab/><text:span text:style-name="T2860">With this religious adaptation, the Ruksal were able to </text:span><text:span text:style-name="T2861">slowly </text:span><text:span text:style-name="T2860">expand further northward into the cinnabar-infused Wesaxum.</text:span></text:p>
      <text:p text:style-name="P360"/>
      <text:p text:style-name="P418">52,500 BBT—Larger scale agriculture spreads across the thinning land bridge to Huroma.</text:p>
      <text:p text:style-name="P403"/>
      <text:p text:style-name="P403">52,300 BBT—Eastern astar nomads reach the eastern head of the Vinaltakh sea in the south. <text:span text:style-name="T2855">The lack of a cinnabar presence in these seaside lands pushes these tribes away from their ancestral traditions from the Palanim, splitting their culture from their northern neighbors. </text:span><text:span text:style-name="T2859">Around this time the tribes around the Vinaltakh begin to morph the ancient spiritual beliefs of the astar. Rather than many different spirits existing across the world, these tribes circulate the idea of a single, ubiquitous spirit inhabiting all things.</text:span></text:p>
      <text:p text:style-name="P360"/>
      <text:p text:style-name="P416">52,100 BBT—The first astar tribes reach the jutting peninsula marking the furthest extent of the Nos Mori sea. <text:span text:style-name="T2841">By this time, the tribes in these forests to the south of Tellin </text:span><text:span text:style-name="T2842">become known as </text:span><text:span text:style-name="T2843">the J</text:span><text:span text:style-name="T2844">angatet, </text:span><text:span text:style-name="T2845">or “bush people”. </text:span><text:span text:style-name="T2898">Despite this name, their culture is generally synonymous with the wider Tellin Culture. </text:span><text:span text:style-name="T2903">They too adopted farming, a practice learned from their northern neighbors.</text:span></text:p>
      <text:p text:style-name="P416"/>
      <text:p text:style-name="P592"><text:span text:style-name="T427">52,000 BBT—The Huroman land bridge vanishes beneath the sea, </text:span><text:span text:style-name="T428">and the Nos Mori ocean gyre opens, </text:span><text:span text:style-name="T429">completing the</text:span><text:span text:style-name="T428"> swift ecological change in the region.</text:span></text:p>
      <text:p text:style-name="P360"/>
      <text:p text:style-name="P404">51,800 BBT—Southern tribes around the Vinaltakh inhabit the cold tundra of South Nomenes. <text:span text:style-name="T2856">Many stick near the sea, though some take to the southern hills and ridges, and others live in the river valleys of the continental prairies </text:span><text:span text:style-name="T2857">and along the </text:span><text:span text:style-name="T2858">cold western coast.</text:span></text:p>
      <text:p text:style-name="P586"><text:span text:style-name="T358"><text:tab/>-</text:span><text:span text:style-name="T359">By this time, the various groups of eastern astar have begun to settle into unique cultural groups. </text:span><text:span text:style-name="T360">The earliest and most mature of these is the diverse cultural group of the Palanim, the tribes of the eastern Wesaxum plains and the red desert. These people are known as the Ghahaka. </text:span><text:span text:style-name="T361">The Ghahaka were primarily nomads, hunters that wandered the plains and wastes following herds of dinosaurs and mammals. Many of the animals that the Ghahaka hunted had a unique gland in their body filled with extracted mercury to be slowly excreted.</text:span><text:span text:style-name="T354">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text:span><text:soft-page-break/><text:span text:style-name="T354">able to withstand far more toxins than humans, but the consistent and heavy ingestion of mercury required the Ghahakans to sacrifice and ritualize more heavily to their silver spirit, slowly becoming an Autochthon of protection. The toxicit</text:span><text:span text:style-name="T362">y of the metal was also offset by the Ghahakans’ dietary staples of sage seeds picked throughout the western Palanim and the eating of a certain type of Rhu Bel cyan algae, a powerful detoxifier. </text:span><text:span text:style-name="T363">This algae is found throughout northern Nomenes, though the Ghahakans typically harvested theirs from the Rhu Bel </text:span><text:span text:style-name="T364">(which was known to the Ghahakans as the </text:span><text:span text:style-name="T365">Jivita, “</text:span><text:span text:style-name="T366">The Life-blood”</text:span><text:span text:style-name="T364">)</text:span><text:span text:style-name="T363">, </text:span><text:span text:style-name="T364">leading the Ghahakas to call it </text:span><text:span text:style-name="T365">Jivita</text:span><text:span text:style-name="T364"> tuhra, “Gift of the </text:span><text:span text:style-name="T365">Jivita</text:span><text:span text:style-name="T364">”, </text:span><text:span text:style-name="T367">or simply ‘tuhra’</text:span><text:span text:style-name="T364">.</text:span><text:span text:style-name="T354"> </text:span><text:span text:style-name="T355">Thousands of tribes fill Palanim </text:span><text:span text:style-name="T356">despite its toxicity</text:span><text:span text:style-name="T355">, </text:span><text:span text:style-name="T357">each primarily </text:span><text:span text:style-name="T355">pastoralists, </text:span><text:span text:style-name="T357">nomads, and</text:span><text:span text:style-name="T355"> hunter-gatherers</text:span><text:span text:style-name="T357">. </text:span><text:span text:style-name="T394">Generally, the Ghahakans are in a transitory period of pseudopolytheism, in which many spirits are held almost as deities. Ghahakan religion is partially centralized, in which tribal regions are overseen by a central shaman. The main goal of these shamans’ supplications is the creation of ancestral monoliths, great structures housing the souls and spirits of the deceased.</text:span></text:p>
      <text:p text:style-name="P586"><text:span text:style-name="T357"><text:tab/></text:span><text:span text:style-name="T368">The other broad cultural regions are the coastal tribes of the monsoonal Samisah, the far eastern steppe tribes, and the many tribes of the south of Nomenes, the region stretching from the west to east coast.</text:span></text:p>
      <text:p text:style-name="P586"><text:span text:style-name="T368"><text:tab/></text:span><text:span text:style-name="T369">The northern tribes covered the Suhairi peninsula and stretched down the coast of the Samisah to its elbow bend. </text:span><text:span text:style-name="T370">The inhabited the sea’s islands and its opposite coast, bordered there by the ancient seaside mountains </text:span><text:span text:style-name="T371">and the northern jungles. </text:span><text:span text:style-name="T372">These people, </text:span><text:span text:style-name="T385">generally North Samisians, </text:span><text:span text:style-name="T386">are more settled than their cousins the Ghahakans. </text:span><text:span text:style-name="T387">These tribes are primarily horticultural with a heavy reliance on seasonal monsoons and fishing. Because they are more settled, their society is slightly more stratified, with a wealthy chief ruling over each tribe. </text:span><text:span text:style-name="T388">They, like the Ghahakans, </text:span><text:span text:style-name="T389">are increasingly pseudopolytheistic. They are in the midst of a slow transition where some spirits are given more importance and power than others, rising to the level of deities. </text:span><text:span text:style-name="T390">The North Samisians primarily worship broad spirits of nature and weather: the wind, rain, storms, sea, fish, mountains, etc. Their druids supplicate to these powerful spirits in order to ensure the preservation of the natural cycle of the region.</text:span></text:p>
      <text:p text:style-name="P586"><text:span text:style-name="T390"><text:tab/></text:span><text:span text:style-name="T391">The steppe tribes live far to the east, in the lowlands at the feet of the great eastern mountain range. </text:span><text:span text:style-name="T392">These lowlands are expansive, covering much of the territory around the </text:span><text:span text:style-name="T393">entire </text:span><text:span text:style-name="T392">eastern Samisah. </text:span><text:span text:style-name="T393">Because of this, these steppe peoples are generally Eastern Samisians. </text:span><text:span text:style-name="T394">The East Samisians are </text:span><text:span text:style-name="T395">less centralized than their Ghahakan neighbors. Their tribes are headed by war chiefs doubling as shamans, and thus their religion is more distributed than the Ghahakans. </text:span><text:span text:style-name="T396">These steppe people surround their territories with intricately carved totems in which they imbue ancestral spirits as guardians of their land.</text:span></text:p>
      <text:p text:style-name="P586"><text:span text:style-name="T396"><text:tab/></text:span><text:span text:style-name="T397">The tribes of the south, around the Vinaltakh sea, generally the Vinaltakha, are an egalitarian hunter-gatherer people. Their animist beliefs were the forefront of their tribes, and they evolved to embrace a single, ubiquitous world-spirit. </text:span><text:span text:style-name="T398">The world-spirit is everything, physical and non-physical. The world-spirit is stronger in some places, spiritual groves, lakes, rivers, rocks, tribes, etc. These special places are connected, and the Vinal</text:span><text:soft-page-break/><text:span text:style-name="T398">takha spiritualists interact with the world-spirit to use this connection for social advantages. They are able to communicate through the spirit along “spirit lines” between these special places. </text:span><text:span text:style-name="T657">Some supplicants are even able to spiritually travel, at this time only within their mind, along the spirit lines at great speeds.</text:span></text:p>
      <text:p text:style-name="P404"/>
      <text:p text:style-name="P405">51,600 BBT—North Samisians have continued to travel east along the north coast of the Samisah sea. Around this time, they reached territories in the northern parts of the eastern steppes inhabited by East Samisians. <text:span text:style-name="T2868">The North Samisians around this region took more to the culture of their eastern cousins, and many adopted the ways of the East. The region here is far removed from the monsoonal rains key to the North Samisian way of life, </text:span><text:span text:style-name="T2869">making </text:span><text:span text:style-name="T2868">the transition was natural.</text:span></text:p>
      <text:p text:style-name="P360"/>
      <text:p text:style-name="P419">51,200 BBT—Vinaltakhans spread down the east coast of the sea, <text:span text:style-name="T2870">and begin to look to the swamps further east.</text:span></text:p>
      <text:p text:style-name="P419"/>
      <text:p text:style-name="P420">51,200 BBT—Many of the people of the Tellin Culture are farmers. Agriculture has reached the southern advances of the Jangatet around the bottom of the Wesaxum.</text:p>
      <text:p text:style-name="P360"/>
      <text:p text:style-name="P360">51,159 BBT|3720 YH—<text:span text:style-name="T1458">Disaster strikes Nemora and other towns on the coast of lake Dinaelin. The Esarend kosm had recently grown complacent with their wealth and power. The </text:span><text:span text:style-name="T1462">Tellinese </text:span><text:span text:style-name="T1458">spirits, by this point </text:span><text:span text:style-name="T1462">in the early stage of </text:span><text:span text:style-name="T1458">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1460">called by the same name as the hill</text:span><text:span text:style-name="T1458">. The bluff sat over a geothermal vent, where euphoric gasses rose into the kosm chamber. </text:span><text:span text:style-name="T1459">Geothermal gasses like these would rise in importance for spiritual sites all around Nos Mori. </text:span><text:span text:style-name="T1462">The rituals and beliefs that spread from Atmakolis are a major shift of astar belief away from egalitarian spirits and towards an elevated pantheon of powerful Autochthons.</text:span></text:p>
      <text:p text:style-name="P360"><text:tab/><text:span text:style-name="T1460">Nemora, mostly flooded, shifted slightly towards the walls of Tellin. These slow shifts would eventually bring Nemora closer and closer to </text:span><text:span text:style-name="T1461">Atmakolis.</text:span></text:p>
      <text:p text:style-name="P360"/>
      <text:p text:style-name="P360"><text:tab/><text:span text:style-name="T1737">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1738">The settlement that grew here was called Kankanapal, “Yellow Stone”, after the limestone quarries that drew its people. </text:span><text:span text:style-name="T1754">The bloodline of Mear and Nixia had re</text:span><text:soft-page-break/><text:span text:style-name="T1754">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1755">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60"><text:tab/><text:span text:style-name="T1755">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1756">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60"/>
      <text:p text:style-name="P589"><text:span text:style-name="T325"><text:tab/>-</text:span><text:span text:style-name="T373">The Ruksal </text:span><text:span text:style-name="T374">expansion over the last </text:span><text:span text:style-name="T375">1500 years</text:span><text:span text:style-name="T374"> was reasonably peaceful. Kastas, holding the eye of the network which she called the “Atnasi”, (Soul’s eye), had a unifying effect on the kosm around her. This period was one of stable expansion. New towns and villages were being settled </text:span><text:span text:style-name="T376">along the coast</text:span><text:span text:style-name="T374"> </text:span><text:span text:style-name="T376">north of</text:span><text:span text:style-name="T374"> Sokstanum, </text:span><text:span text:style-name="T375">and around this time the first ambitious familial groups were settling in the northern hills beyond the Wesaxum’s farthest peak. </text:span><text:span text:style-name="T403">As the Ruksal settled here, they met small groups of the horticultural North Samisians. The two groups traded information, stories, traditions, and culture.</text:span></text:p>
      <text:p text:style-name="P589"><text:span text:style-name="T374"><text:tab/></text:span><text:span text:style-name="T377">Sokstanum </text:span><text:span text:style-name="T375">itself </text:span><text:span text:style-name="T377">was abruptly destroyed by a volcano around this time, resulting in the immolation of many ancient kosm of the Ceris bloodline, including Kastas. As the unifying Atnasi left the Ruksal, </text:span><text:span text:style-name="T378">the </text:span><text:span text:style-name="T379">young</text:span><text:span text:style-name="T378"> cities fell into a period of frequent wars.</text:span></text:p>
      <text:p text:style-name="P360"><text:tab/><text:span text:style-name="T1773">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360"/>
      <text:p text:style-name="P594"><text:span text:style-name="T435">51,100 </text:span><text:span text:style-name="T436">BBT—</text:span><text:span text:style-name="T437">Southern Jangatet round the southern tip of the Wesaxum, meeting the early nomadic </text:span><text:span text:style-name="T440">Proto-Eastern</text:span><text:span text:style-name="T437"> people in the area</text:span><text:span text:style-name="T438">.</text:span><text:span text:style-name="T437"> The nomads were dominant in the </text:span><text:span text:style-name="T439">wooded </text:span><text:soft-page-break/><text:span text:style-name="T439">lands and the inland hills, and the Jangatet lived along the coast, where they cleared copses of trees for fertile land. The two groups rarely interacted at first, </text:span><text:span text:style-name="T472">occupying different ecological niches.</text:span></text:p>
      <text:p text:style-name="P360"/>
      <text:p text:style-name="P406">50,900 BBT—Some tribes on the outskirts of the East Samisians have lived for thousands of years in the eastern mountains, <text:span text:style-name="T2873">the Samisian name for which was the Gairia range, or the Gairias</text:span>. During this time, they’ve plunged farther and higher into the range, and around this time the first of the tribes push through into the sheltered bay region, <text:span text:style-name="T2871">which they called “Azaherem”, meaning “Narrow </text:span><text:span text:style-name="T2872">land</text:span><text:span text:style-name="T2871">”. </text:span><text:span text:style-name="T2874">Azaherem is a bay plentiful in forest game and fish, and the Gairias close off the bay-landers from outside intrusion.</text:span></text:p>
      <text:p text:style-name="P406"/>
      <text:p text:style-name="P407">50,800 BBT—The Vinaltakh is completely surrounded by tribes as the southern coast is traversed. <text:span text:style-name="T2875">As these tribes meet those of the eastern sea there is no conflict, as the Vinaltakha spirit-line network has allowed significant communication between these peoples before this time.</text:span></text:p>
      <text:p text:style-name="P360"/>
      <text:p text:style-name="P590"><text:span text:style-name="T325">50,719 BBT|4160 YH—</text:span><text:span text:style-name="T404">The Ruksal have been consistently growing</text:span><text:span text:style-name="T443"> </text:span><text:span text:style-name="T404">north of Tellin. </text:span><text:span text:style-name="T405">Navastana, the successor of Sokstanum for the central Ceris bloodline,</text:span><text:span text:style-name="T406"> </text:span><text:span text:style-name="T407">is a thriving town supported by a powerful priestly class </text:span><text:span text:style-name="T408">of </text:span><text:span text:style-name="T409">naga-</text:span><text:span text:style-name="T408">kosm and their acolytes</text:span><text:span text:style-name="T406">. </text:span><text:span text:style-name="T410">The last centuries have also brought significant mixing with </text:span><text:span text:style-name="T411">North Samisian</text:span><text:span text:style-name="T410"> tribes from the </text:span><text:span text:style-name="T411">east</text:span><text:span text:style-name="T410">—a relationship that would grow to meld the two cultures in the millennium to come.</text:span></text:p>
      <text:p text:style-name="P562"><text:span text:style-name="T63"><text:tab/></text:span><text:span text:style-name="T64">The people here have grown at odds with those of Tellin that pushed them out. </text:span><text:span text:style-name="T70">Many wars were fought in the forests between the two peoples, with the Tellinese motivated by disgust for the Ruksal’s naga priestesses </text:span><text:span text:style-name="T71">and snake warriors</text:span><text:span text:style-name="T70">. S</text:span><text:span text:style-name="T65">ome behaviors and ideals </text:span><text:span text:style-name="T70">form</text:span><text:span text:style-name="T65"> directly and purposefully in opposition </text:span><text:span text:style-name="T70">to the Tellinese</text:span><text:span text:style-name="T65">. The Ruksal, for example, believe that magic and divination are powerful and useful tools. The kosm of </text:span><text:span text:style-name="T73">Navastana</text:span><text:span text:style-name="T65"> employ some who call themselves oracles or wizards to practice divination. These wizards often attempt variations of traditional shamanistic rituals—bone burnings, cloud readings, etc. with little true effect. </text:span><text:span text:style-name="T66">This developing affinity for magic comes during a time in Tellin where the priest-kings of the cities and towns actively proclaim the use of magic to be heresy under the will of the spirits.</text:span></text:p>
      <text:p text:style-name="P563"><text:span text:style-name="T66"><text:tab/></text:span><text:span text:style-name="T67">One Ruksal witch stands out, however: </text:span><text:span text:style-name="T68">Yuvis.</text:span><text:span text:style-name="T67"> </text:span><text:span text:style-name="T72">From a young age, Yuvis began to hear the voice of the Lesser Auhron, Eres, and her followers in Seladost, in her mind</text:span><text:span text:style-name="T67">. Many believed her to be mad, but the </text:span><text:span text:style-name="T70">naga</text:span><text:span text:style-name="T67"> priest of </text:span><text:span text:style-name="T73">Navastana</text:span><text:span text:style-name="T67"> at this time, </text:span><text:span text:style-name="T68">Pavitos-</text:span><text:span text:style-name="T67">Ceris, </text:span><text:span text:style-name="T68">saw that her divinations were the most revealing </text:span><text:span text:style-name="T69">of the magicians she employed</text:span><text:span text:style-name="T68">. Eres had </text:span><text:span text:style-name="T69">awoken the </text:span><text:span text:style-name="T166">simtir cada</text:span><text:span text:style-name="T111"> within Yuvis and subtly taught her to feel the magical energy of the world. Yuvis could not truly use her magic, though, as none had yet overcome the constriction of Apythia. </text:span><text:span text:style-name="T112">The witch was restricted to minor influences and divinations, though as she got closer to Pavitos-Ceris and more involved in the priest’s activities in the temple of </text:span><text:span text:style-name="T117">Navastana</text:span><text:span text:style-name="T112">, Yuvis’s powers grew. The euphoric volcanic gasses in the temple chambers eased the psychological translations needed to use magic, and the rituals per</text:span><text:soft-page-break/><text:span text:style-name="T112">formed there were more akin to true divination. </text:span><text:span text:style-name="T113">When Yuvis was ritually sacrificed and allowed to fully join the kosm in the temple, her influence become indomitable. She was the mind and the hand behind the dealings of Pavitos-Ceris—she would listen to no others. </text:span><text:span text:style-name="T114">Yuvis began to call the spirit that guided her</text:span><text:span text:style-name="T113"> “</text:span><text:span text:style-name="T114">Maheudl” (Distant Woman), </text:span><text:span text:style-name="T116">and the first astar cult of Eres was born.</text:span><text:span text:style-name="T114"> </text:span><text:span text:style-name="T115">Belief in Maheudl spread from </text:span><text:span text:style-name="T117">Navastana</text:span><text:span text:style-name="T115"> over time with conflicts, trade, and the movement of people throughout the Wesaxum mountains. By this time, a few generations after the sacrifice of Yuvis and in the elder years of Pavitos-Ceris,</text:span><text:span text:style-name="T114"> Maheudl became synonymous with the purveyor of </text:span><text:span text:style-name="T115">Tellinese </text:span><text:span text:style-name="T114">magic </text:span><text:span text:style-name="T115">and, by those in Tellin,</text:span><text:span text:style-name="T114"> </text:span><text:span text:style-name="T115">a patron of evil spirits.</text:span></text:p>
      <text:p text:style-name="P542"><text:tab/>Pavitos-Ceris accompanied a raid on Nemora, where Yuvis divined the location of a hidden, and powerful, magical artifact. Pavitos-Ceris was killed by an Esarend assassin and was returned by her servants to <text:span text:style-name="T1774">Navastana</text:span> for ritual ascension in the temple. The <text:span text:style-name="T1774">Navastana</text:span> raid, however, was successful in sacking the Atmakolis and stealing the reliquary of Taregil. The reliquary was returned to <text:span text:style-name="T1774">Navastana</text:span>, and a new temple was buil<text:span text:style-name="T1735">t</text:span> on the slopes of a volcano to house the artifact. <text:span text:style-name="T1775">Yuvis </text:span><text:span text:style-name="T1777">used Taregil to grant her almost perfect oracles. She became the advisor for many priest-kings, warriors, and would-be-heroes of the </text:span><text:span text:style-name="T1778">Ruksal</text:span><text:span text:style-name="T1777">. Taregil gave her a prolonged mind, and she did not need to enter the hibernation typical of other kosm. </text:span><text:span text:style-name="T2904">During her tenure with Taregil, Yuvis was the instrument of many of Eres’ experiments. Eres wanted to rediscover the powers of magic within mortals, though the methods of magic that Eres employed during her life were ineffective for Yuvis. </text:span><text:span text:style-name="T2905">Taregil did, however, allow Yuvis to see far into the future. The Ruksal developed an early calendar system based around Yuvis’ predictions. Notably, Yuvis set the date for the end of the world of the Ruksal in 10,000 years.</text:span></text:p>
      <text:p text:style-name="P542"><text:tab/>-<text:span text:style-name="T1736">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67"/>
      <text:p text:style-name="P597"><text:span text:style-name="T453">50,700 BBT—The Jangatet of the southern peninsula raft across the strait to the islands off the coast of Eyasol. Before long, more tribes diffuse across the gap. </text:span><text:span text:style-name="T454">While the Jangatet that reached Eyasol were originally farmers, the rough rocky land was very different from the comfortable forests they were used to. Eyasol was a dark land, </text:span><text:span text:style-name="T455">typically cooler, rainier, and with denser, squatter trees. </text:span><text:span text:style-name="T456">The highland soil was thin, though the volcanic mountains fed nutrient-rich ash into the river valleys, making them fertile and lively. </text:span><text:span text:style-name="T457">Many</text:span><text:span text:style-name="T458"> early Jangatet here farmed the valleys while others made villages in the hills and mountains. The wildlife of Eyasol was large and dangerous, forcing Eyasolian villages to focus on defense, hunting, and trapping. </text:span><text:span text:style-name="T457">This drew people together into denser population centers than on mainland Nomenes. </text:span><text:span text:style-name="T459">This was ideal for the perpetuation of the kosm-centric Tellin culture. </text:span><text:span text:style-name="T460">Kosm require dense population centers. A single kosm, without sacrifices, can survive on the natural deaths of a community ~2000 members strong. This </text:span><text:span text:style-name="T461">number </text:span><text:span text:style-name="T460">can be </text:span><text:span text:style-name="T461">reached by</text:span><text:span text:style-name="T460"> a conglomeration of villages—people within the Tellin culture </text:span><text:soft-page-break/><text:span text:style-name="T460">readily travel vast distances to deposit their dead with a kosm priest. </text:span><text:span text:style-name="T462">Distant travels on Eyasol are made more difficult by the dangerous wildlife. Because of this, it is more often that kosm embark on journeys between villages to feed on the dead and take sacrifices.</text:span></text:p>
      <text:p text:style-name="P421"/>
      <text:p text:style-name="P396">50,600 BBT—Huroman tribes have, by this time, crossed the northern coast and reached the western edge of the subcontinent. Their tribes have plunged into the central savanna and begun to migrate down the eastern coast.</text:p>
      <text:p text:style-name="P367"/>
      <text:p text:style-name="P408">50,100 BBT—Vinaltakha continue to expand eastward, by this time crossing the dark swamps of the southern Gairias and reaching the southeast coast of Nomenes.</text:p>
      <text:p text:style-name="P367"/>
      <text:p text:style-name="P412">49,700 BBT—The language spoken <text:span text:style-name="T2862">around the west coast of Nomenes, by the ethnic Ruksal, Tellinese, and Jangatet, is now mutually incomprehensible with Usadan Yfanald tongue </text:span><text:span text:style-name="T2902">and the languages of the other cultures around them</text:span><text:span text:style-name="T2862">. This new language, primarily spoken around the Wesaxum range, is called Wesaxian. </text:span><text:span text:style-name="T2865">It is around the time of this change that the common word for “kosm” shifts to “sevakath”, meaning “together with the gods”. </text:span><text:span text:style-name="T2866">This change in language—from “bind together” to specifically “bound with gods” signifies another fundamental change in the greater region of the Wesaxum: the shift to polytheism. </text:span><text:span text:style-name="T2867">By this time, many of the most important and widely held spirits of the region are deified, held as more powerful and greater than normal spirits.</text:span></text:p>
      <text:p text:style-name="P412"/>
      <text:p text:style-name="P413">49,700 BBT—The inhabitants of the Gairias and the Bay of Azaherem have evolved as a unique culture. <text:span text:style-name="T2877">The territorial totems of their ancestral East Samisians changed to represent the homes of powerful local environmental spirits. </text:span><text:span text:style-name="T2878">Gairians created hundreds of totems </text:span><text:span text:style-name="T2909">carved from trees</text:span><text:span text:style-name="T2878"> and left them throughout their territory.</text:span></text:p>
      <text:p text:style-name="P367"/>
      <text:p text:style-name="P410">49,600 BBT—The Huroman tribes reach the southernmost tip of the land. <text:span text:style-name="T2887">By this time, </text:span><text:span text:style-name="T2888">two main cultures have matured here. One culture occupied the eastern and western coasts. Here there were forests, some dry grasslands, Mediterranean shrublands, and swamps. These people were primarily sedentary and were governed by small councils of elders, </text:span><text:span text:style-name="T2889">reminiscent of the council of Nixia in Ithalas. </text:span><text:span text:style-name="T2890">These Huromans worshiped a polytheistic pantheon of localized deities in a decentralized, hierarchical, way. </text:span><text:span text:style-name="T2891">Their religion had a focus on social and natural aspects of their world. </text:span><text:span text:style-name="T2892">Within their religion, a majority of their supplications were focused on health magics. </text:span><text:span text:style-name="T2896">The largest settlement of these Huromans, called Hradabar, sat at the mouth of a southeast coastal river.</text:span></text:p>
      <text:p text:style-name="P414">The second culture of Huroma existed primarily in the monsoonal savannas and floodplains of the north coast and subcontinental center. During this time, the monsoons were much stronger and penetrated farther in<text:span text:style-name="T2893">to the inland desert. </text:span><text:span text:style-name="T2894">This allowed this culture, consti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2895">Some of these nomads, mostly </text:span><text:soft-page-break/><text:span text:style-name="T2895">those that lived in the mountains or near the settled coastal culture, took on roles of traders, promoting the exchange of goods and ideas throughout Huroma.</text:span><text:span text:style-name="T2897"> </text:span></text:p>
      <text:p text:style-name="P409"/>
      <text:p text:style-name="P595"><text:span text:style-name="T444">49,600 BBT—Some tribes of the East Samisians pass northward through a valley of the Gairias, crossing into the realm of the mid-coastal seas south of </text:span><text:span text:style-name="T448">So Kahn’s Akobate</text:span><text:span text:style-name="T444">. </text:span><text:span text:style-name="T445">The sea </text:span><text:span text:style-name="T446">is enveloped in savannas and monsoonal plains, and </text:span><text:span text:style-name="T445">its west is shaded by the Gairias. </text:span><text:span text:style-name="T446">The eastern tip of the sea drains into the ocean.</text:span><text:span text:style-name="T445"> </text:span><text:span text:style-name="T447">This lowland sea region is called “Naduwanta”, meaning “Sea of Reeds”.</text:span></text:p>
      <text:p text:style-name="P411"/>
      <text:p text:style-name="P596"><text:span text:style-name="T399">49,300 BBT—The North Samisians have been consistently spreading eastward along the northern coast of Nomenes. </text:span><text:span text:style-name="T400">The monsoonal lands in the north are similar to these peoples homelands around the Samisah, making the diffusion more natural. </text:span><text:span text:style-name="T401">By this time, the horticultural tribes have formed villages all the way to the mighty eastern jungles of </text:span><text:span text:style-name="T449">So Kahn’s Akobate</text:span><text:span text:style-name="T401">. </text:span><text:span text:style-name="T402">These early astar are the first to encounter the </text:span><text:span text:style-name="T449">Orun. Oral legends of the astar reference the Waith Akh from before the Atanosta as mysterious and tricky monsters—</text:span><text:span text:style-name="T450">so, when the astar first saw the Orun, they were afraid. </text:span><text:span text:style-name="T451">The Orun, on the other hand, put little stock in appearances. They were shapeshifters, and knew not that the astar were a different species. They reacted to the astar as if they were of the lowest social class, and paid them little mind. This continued for many centuries—the astar and Orun did not interact, save for the occasional Orun party capturing and enthralling astar.</text:span></text:p>
      <text:p text:style-name="P368"/>
      <text:p text:style-name="P591"><text:span text:style-name="T424"><text:tab/>-</text:span><text:span text:style-name="T425">A new city has grown just to the west of the Tellin basin. </text:span><text:span text:style-name="T441">By this time, Thandaira was growing as the heart of the Tellin Culture, even more so than Tellin itself. The Jangatet peoples had long adopted agriculture—and with it, kosm. </text:span><text:span text:style-name="T442">They began to build towns and stone temples. T</text:span><text:span text:style-name="T414">he Thandana river, which flowed west from Dinaelin just as the Rhu Bel flowed east, carried with it an abundance of fertile glacial silt. The </text:span><text:span text:style-name="T426">middle of the </text:span><text:span text:style-name="T414">Thandana, </text:span><text:span text:style-name="T426">midst the wide lowland peninsula,</text:span><text:span text:style-name="T414"> was the site of a quickly growing Tellinese city, Okos.</text:span></text:p>
      <text:p text:style-name="P158"/>
      <text:p text:style-name="P175">49,100 BBT—The Jangatet farmers of the southern Wesaxum have slowly reached the furthest extent of the maritime climate in southwest Nomenes by this time. As they moved in and cleared <text:span text:style-name="T2916">the forests to make room for farmland, the native Vinaltakhans generally leave the area. They had not lived there for long, and thus had not gotten attached to the land. They retreated to the uncultivated hills, forests, and groves and continued their isolation from the Tellin people.</text:span></text:p>
      <text:p text:style-name="P158"/>
      <text:p text:style-name="P166">48,900 BBT—The Jangatet on Eyasol cover the eastern half of the island.</text:p>
      <text:p text:style-name="P158"/>
      <text:p text:style-name="P177">48,900 BBT—Vinaltakhans reach the bay of Azaherem and the native Gairians there. <text:span text:style-name="T2876">The Vinaltakhans are generally a peaceful people, </text:span><text:span text:style-name="T2879">but their pantheist beliefs do not entirely mesh with the established pseudopolytheistic rituals of the Gairians, </text:span><text:span text:style-name="T2883">leading to </text:span><text:soft-page-break/><text:span text:style-name="T2883">frequent inter-tribal violence. </text:span><text:span text:style-name="T2917">The Vinaltakhans generally avoid the Gairians like they avoid the Jangatet farmers to the west. The Vinaltakhans and Gairians engage in trade, however, allowing Gairian-made tools and carvings to propagate through Vinaltakhan territory.</text:span></text:p>
      <text:p text:style-name="P177"/>
      <text:p text:style-name="P159"><text:span text:style-name="T2885">48,</text:span><text:span text:style-name="T2884">8</text:span><text:span text:style-name="T2885">00 BBT—Some Vinaltakhans </text:span><text:span text:style-name="T2884">from south of Azaherem </text:span><text:span text:style-name="T2885">cross to the largest island in the bay </text:span><text:span text:style-name="T2884">from the south</text:span><text:span text:style-name="T2885">, which they call “</text:span><text:span text:style-name="T1386">X</text:span><text:span text:style-name="T2885">araktaru”, meaning “Ice rising into the sky”.</text:span></text:p>
      <text:p text:style-name="P301"><text:span text:style-name="T2694"><text:tab/></text:span><text:span text:style-name="T2695">Around this time, the Vinaltakhan powers of grovewalking mature. Not only can some Vinaltakhan shamans communicate through spirit lines, but they can step into the realm of the World Spirit, </text:span><text:span text:style-name="T2699">Hamem “All, same”,</text:span><text:span text:style-name="T2695"> and travel to the other groves. </text:span><text:span text:style-name="T2699">Hamem </text:span><text:span text:style-name="T2695">allows one to cross vast distances </text:span><text:span text:style-name="T2733">instantly</text:span><text:span text:style-name="T2695">, </text:span><text:span text:style-name="T2699">through an Autochthonous twisting of Mediul space-time </text:span><text:span text:style-name="T2701">into Gates</text:span><text:span text:style-name="T2699">. Thus, the Vinaltakhan belief complex is the first instance of </text:span><text:span text:style-name="T2701">Autochthonous Gate magic.</text:span><text:span text:style-name="T2695"> </text:span><text:span text:style-name="T2696">The shamans that can accomplish this are grovewalkers, guides to the spirit world.</text:span></text:p>
      <text:p text:style-name="P301"><text:span text:style-name="T2696"><text:tab/></text:span><text:span text:style-name="T2704">More detail on Vinaltakhan beliefs: Hamem connects all things, and death returns the spirit to Hamem. Traditional Vinaltakhan death rites involve sky burials or forest burials, where the bodies of the dead are left out for scavengers to devour. Thus, all things return to Hamem. Groves are places of intense connection to Hamem, and druids can exploit this connection to communicate and travel along “spirit-lines”.</text:span></text:p>
      <text:p text:style-name="P179"/>
      <text:p text:style-name="P588"><text:span text:style-name="T380">48,800 BBT—The language of the astar tribes in Huroma is sufficiently different from </text:span><text:span text:style-name="T381">Usadan Yfanald</text:span><text:span text:style-name="T380"> that the two are mutually incomprehensible.</text:span></text:p>
      <text:p text:style-name="P158"/>
      <text:p text:style-name="P160"><text:span text:style-name="T43">4</text:span><text:span text:style-name="T44">8,679 BBT—Hradabar is sacked by a powerful nomadic tribe from the </text:span><text:span text:style-name="T45">mountains. </text:span><text:span text:style-name="T46">One warrior among the tribe, Aysupatvan,</text:span><text:span text:style-name="T47"> </text:span><text:span text:style-name="T46">took sole control of the settlement, though the nomadic Huroman tribes were typically egalitarian. She kept the tribal elders of Hradabar alive and forced them to obey her as chieftain. </text:span><text:span text:style-name="T48">This advance was a manifestation of the changing climate. The planet was warming and growing wetter. The monsoonal lands of the nomad tribes were appearing farther and farther south each year, and the nomads followed it. Eventually, it reached Hradabar, and with the rains came the </text:span><text:span text:style-name="T49">nomad’s raids. </text:span><text:span text:style-name="T50">The horticulturalists who had built up Hradabar were already suffering, and the influx of nomadic peoples actually saved the settlement from further ecological disaster. The new rulers were able to pass on their knowledge of the savanna ecology, and Hradabar was able to adapt.</text:span></text:p>
      <text:p text:style-name="P158"/>
      <text:p text:style-name="P283"><text:span text:style-name="T2681">48,600 BBT—Huromans cross over the islands between </text:span><text:span text:style-name="T2682">the southern tip of their land and Eyasol. <text:s/></text:span><text:span text:style-name="T2683">The forests they cross into are occupied by the </text:span><text:span text:style-name="T2684">early </text:span><text:span text:style-name="T2729">migrants</text:span><text:span text:style-name="T2684"> from the east. </text:span><text:span text:style-name="T2685">The early eastern settlers branched from the Tellin Culture and took brutal elements of that culture to the extreme. They were a violent and </text:span><text:span text:style-name="T2729">reclusive</text:span><text:span text:style-name="T2685"> people, and the Huromans that met them </text:span><text:span text:style-name="T2686">were quickly pushed away. Eyasol was viewed as the land of barbarians, a </text:span><text:soft-page-break/><text:span text:style-name="T2686">dark and mysterious place. It began to feature heavily in southern Huroman stories and legends.</text:span></text:p>
      <text:p text:style-name="P158"/>
      <text:p text:style-name="P169">48,400 BBT—Gairians expand north and inhabit much of the Gairias and the highland plateau. They don’t expand far into the warm wet lowlands, as their affinity to cooler, higher lands is too strong.</text:p>
      <text:p text:style-name="P169"/>
      <text:p text:style-name="P415">48,400 BBT—The Ruksal farmers have diffused through the territory of the North Samisians in Suhairi. Their co-existence with the North Samisians here was mostly peaceful. Many in Suhairi were bilingual, and many traditions and beliefs were shared thoroughly by the two <text:span text:style-name="T2899">peoples. </text:span><text:span text:style-name="T2901">The North Samisians of the Suhairi typically knew themselves as</text:span><text:span text:style-name="T2900"> Lateuta, “Red People”, </text:span><text:span text:style-name="T2901">but together the Ruksal and Lateuta called themselves Narazi</text:span><text:span text:style-name="T2899">. </text:span><text:span text:style-name="T2900">So close were these two groups that they constituted a plural cultural complex, though they were not entirely homogeneous. Their land, Suhairi, took on another name in their tongue: “Laloudn”, meaning “Land of the Red People”. </text:span><text:span text:style-name="T2901">Notably, the cult of Eres spread to the Lateuta. To them she was called Duramorignak.</text:span></text:p>
      <text:p text:style-name="P169"/>
      <text:p text:style-name="P174">48,300 BBT—The East Samisian language diverges from its Proto-Eastern roots, becoming mutually unintelligible from its ancestor.</text:p>
      <text:p text:style-name="P169"/>
      <text:p text:style-name="P176">48,000 BBT—The Vinaltakhans and southern Jangatet people engage in increasing trade practices.</text:p>
      <text:p text:style-name="P169"/>
      <text:p text:style-name="P170">47,600 BBT—<text:span text:style-name="T2880">The tribal inhabitants of Naduwanta have grown and expanded into the wet lowland forests </text:span><text:span text:style-name="T2881">(called Darungir)</text:span><text:span text:style-name="T2880"> below the mighty Gairian Plateau. </text:span><text:span text:style-name="T2881">By this time, these people, the Darungi</text:span><text:span text:style-name="T2882">ans</text:span><text:span text:style-name="T2881">, have developed a unique culture that stretches through the forests and around the savannas of Naduwanta.</text:span></text:p>
      <text:p text:style-name="P158"/>
      <text:p text:style-name="P168">47,500 BBT—The <text:span text:style-name="T2863">language of the </text:span>Ghahaka tribes, <text:span text:style-name="T2864">Ghahakan,</text:span> <text:span text:style-name="T2863">is mutually incomprehensible with its ancestor, </text:span><text:span text:style-name="T2864">the </text:span><text:span text:style-name="T2863">Usadan Yfanald language.</text:span></text:p>
      <text:p text:style-name="P158"/>
      <text:p text:style-name="P172">47,400 BBT—The <text:span text:style-name="T2977">Vinaltakhan </text:span>natives of Xaraktaru canoe and raft to the next large subcontinental island, “Ushastadel”, meaning “Shine from the East”. The large island is almost completely frozen except for its northern coast, but the explorers roamed there anyway.</text:p>
      <text:p text:style-name="P300"><text:span text:style-name="T2697"><text:tab/></text:span><text:span text:style-name="T2698">Around this time, the Vinaltakhan grovewalkers develop the ability to bring </text:span><text:span text:style-name="T2702">small groups of </text:span><text:span text:style-name="T2698">others </text:span><text:span text:style-name="T2734">through</text:span><text:span text:style-name="T2698"> </text:span><text:span text:style-name="T2702">the </text:span><text:span text:style-name="T2698">spirit world, </text:span><text:span text:style-name="T2733">Hamem</text:span><text:span text:style-name="T2698">. </text:span><text:span text:style-name="T2700">This allows swift demic diffusion throughout all of Vinaltakhan territory.</text:span></text:p>
      <text:p text:style-name="P172"/>
      <text:p text:style-name="P178">47,000 BBT—Eres begins to empirically understand the tenets of Auhronal Autochthons. <text:span text:style-name="T3113">She sees patterns and parallels in Autochtons created by peoples under her </text:span><text:soft-page-break/><text:span text:style-name="T3113">manipulations. She learns that Auhronal Autochthons are created to represent the ideals she whispers into the minds of her followers.</text:span></text:p>
      <text:p text:style-name="P172"/>
      <text:p text:style-name="P286"><text:span text:style-name="T421">4</text:span><text:span text:style-name="T422">7,000 BBT—Around this time, </text:span><text:span text:style-name="T423">the first ships of the Nlashikir made berth upon the shores of northern Huroma. </text:span><text:span text:style-name="T200">The Nlashikir were tall and powerful, and they came in </text:span><text:span text:style-name="T214">massive </text:span><text:span text:style-name="T200">deep-</text:span><text:span text:style-name="T214">hulled</text:span><text:span text:style-name="T200"> </text:span><text:span text:style-name="T214">canoes. They leaped from the vessels brandishing bronze-tipped spears and armor of interlocking bronze plates. </text:span><text:span text:style-name="T215">The Orun knew of the astar—their peoples had interacted distantly with the North Samisians—but the astar knew nothing of their powerful neighbors from the other side of Nomenes. These Nlashikir were not of the mind to be as distant as the Orun originally were with the North Samisians. These Nlashikir were here to settle new lives, and their culture told them that the land belonged to the one willing to take it.</text:span></text:p>
      <text:p text:style-name="P286"><text:span text:style-name="T215"><text:tab/></text:span><text:span text:style-name="T216">The Nlashikir had a name for the astar, “Odi”, meaning “dumb.” They captured, enthralled, or killed the first astar groups that interacted with them, claiming territory on the northern coast to build seasonal or centennial fishing villages. </text:span><text:span text:style-name="T201">In the first few </text:span><text:span text:style-name="T203">years</text:span><text:span text:style-name="T201"> after the coming of the Nlashikir, the astar tribes in the area warred frequently with them. Eventually, </text:span><text:span text:style-name="T203">though, word reached Hradabar of these powerful foes. </text:span><text:span text:style-name="T207">The finest warriors of Hradabar journeyed north to the Orun encampment, and one among them was able to slay an Orun warrior in single combat. </text:span><text:span text:style-name="T204">This was a turning point in the early relations between the Huromans and the Nlashikir—the astar had earned some respect in a fair competition, and the Nlashikir stopped fighting and called for a peace in the battle. </text:span><text:span text:style-name="T202">It was evident that their initial judgment of the Huromans as uncivilized might be wrong. </text:span><text:span text:style-name="T204">Though neither side could understand each other’s language, the Nlashikir tried to communicate with hand gestures and were able to get some intentions across. A small group of the Nlashikir were escorted back to a nearby </text:span><text:span text:style-name="T208">settlement</text:span><text:span text:style-name="T204">, and the Orun were able to see evidence of astar civilization and culture. </text:span><text:span text:style-name="T205">One among the Nlashikir, a former acolyte of a rural Yan from </text:span><text:span text:style-name="T217">the Akobate</text:span><text:span text:style-name="T205">,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206">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text:span><text:span text:style-name="T217">in perfect peace</text:span><text:span text:style-name="T206">. The roaming astar </text:span><text:span text:style-name="T218">trades</text:span><text:span text:style-name="T206">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text:span><text:soft-page-break/><text:span text:style-name="T206">found the astar easily frightened, though after centuries of trade the Nlashikir were able to roam more freely through the </text:span><text:span text:style-name="T219">village</text:span><text:span text:style-name="T206"> streets.</text:span></text:p>
      <text:p text:style-name="P173"><text:span text:style-name="T179"><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text:span><text:span text:style-name="T180">villages</text:span><text:span text:style-name="T179"> and Hradabar to the east. The Nlashikir culture and the Huroman culture soon began to </text:span><text:span text:style-name="T181">share elements</text:span><text:span text:style-name="T179">. </text:span><text:span text:style-name="T182">Beyond their cultures, Nlashikir artisans also shared their tradecrafts. Huromans learned new, efficient methods of copper working, as the subcontinent had no natural deposits of tin to make bronze. The Yan acolyte demonstrated the Orun writing, explaining its uses in recording scripture, stories, and administrative accounts. The Huroman astar were slow to take to some of the technology, but in time Huroma become the most technologically advanced region around Nos Mori.</text:span></text:p>
      <text:p text:style-name="P266"/>
      <text:p text:style-name="P173"><text:span text:style-name="T182"><text:tab/>-</text:span><text:span text:style-name="T183">This time also sees the spread of Nlashikir bands along the northern coast of Nomenes, in the territory of the North Samisians; into the north of Suhairi; directly south into Darungir. </text:span><text:span text:style-name="T184">The Nlashikir did not land in any meaningful numbers in Thandaira or the more southern lands of Nos Mori.</text:span></text:p>
      <text:p text:style-name="P287"><text:span text:style-name="T220"><text:tab/></text:span><text:span text:style-name="T221">The Nlashikir had an established superiority over the North Samisians. When the large migration reached a peak in the 47</text:span><text:span text:style-name="T259">th</text:span><text:span text:style-name="T221"> millennium, the North Samisians were brutalized en-masse. In many cases, the North Samisians were forced to abandon their villages and escape the relentless expansion of the Nlashikir. These refugees often traveled inland, into the savannas, mountains, and thick rainforests that covered much of northern Nomenes in this time. Removed from their cultural homeland, the displaced North Samisians began to develop a new culture and way of life. </text:span><text:span text:style-name="T222">The culture of the North Samisians </text:span><text:span text:style-name="T223">as they existed before this time </text:span><text:span text:style-name="T222">east of the Samisah was, over the span of the next </text:span><text:span text:style-name="T223">25</text:span><text:span text:style-name="T222">00 years </text:span><text:span text:style-name="T224">(44,500 BBT)</text:span><text:span text:style-name="T222">, blotted out by the Nlashikir.</text:span></text:p>
      <text:p text:style-name="P267"><text:tab/></text:p>
      <text:p text:style-name="P288"><text:span text:style-name="T222"><text:tab/></text:span><text:span text:style-name="T224">The Nlashikir landing in Suhairi was met by a very different welcome. The Narazi were not as timid or passive as the Huromans or North Samisians—they were a hard peoples adapted to the tough life of the Red Lands. </text:span><text:span text:style-name="T225">Their blood could not be poisoned, their leaders were immensely powerful naga sevakath, and their highest warriors were undying flesh-eaters. </text:span><text:span text:style-name="T226">They were not to be intimidated. The initial attacks by the Nlashikir warriros on the islands off the north coast cleared them of their astar inhabitants. Some fled and brought news to Narazi villages on the mainland. The Nlashikir, when they attempted to claim territory on the mainland of Suhairi, were intensely battled. The sevakath fought bloody battles with the naturally powerful and trained Orun warriors, and the Orun were pushed back. After centuries of warring, an unsteady and constantly tumultuous equilibrium was reached with the Orun of this land exiled to the islands. Here they lived as hunter gatherers in seasonal, yearly, or centennial villages. They, more than most Nlashikir, focused on a war-like life in order to combat their </text:span><text:soft-page-break/><text:span text:style-name="T226">newfound foes. </text:span><text:span text:style-name="T229">The Nlashikir arrival aided in the swift diffusion of Narazi culture throughout the region.</text:span></text:p>
      <text:p text:style-name="P268"/>
      <text:p text:style-name="P288"><text:span text:style-name="T226"><text:tab/></text:span><text:span text:style-name="T227">The Darungians, </text:span><text:span text:style-name="T228">somewhat reclusive tribes, avoided the new Nlashikir neighbors actively. While descended from the territorial East Samisians, the Darungians were an offshoot tribal group that, over the course of their expansion through the Gairia valleys into Naduwanta and Darungir, lost much of their territorial tendencies. The new land was rich and wide, and land was not scarce. The Darungians were far less attached to the land, as their attachment turned to mobile masks and fetish objects.</text:span></text:p>
      <text:p text:style-name="P158"/>
      <text:p text:style-name="P167">46,900 BBT—Eyasol is entirely covered by astar tribes and villages. <text:span text:style-name="T2846">By this time, the island’s culture is unique from the Jangatet of the mainland Nomenes. These people are called the Eyasolians, </text:span><text:span text:style-name="T2906">and they are generally a very traditional people. Their language is the same as their ancestral tongue, Wesaxian, and many of their </text:span><text:span text:style-name="T2907">brutal and violent </text:span><text:span text:style-name="T2906">practices are ancient and passed down by the </text:span><text:span text:style-name="T2907">kosm ruling their temples. The kosm here are not believed to be the bridges between the living and the dead and gods like their sevakath counterparts. Instead, they bridge the general spiritual world and the mortal world. This connection allows them to practice unique spirit-binding magic, which they shroud in secrecy. The Eyasolians are a very discrete people, unfriendly to outsiders and isolated. </text:span><text:span text:style-name="T2908">Many of their larger settlements are in the western reaches of the land, where the climate is more suited to grain agriculture.</text:span></text:p>
      <text:p text:style-name="P158"/>
      <text:p text:style-name="P285"><text:span text:style-name="T412">4</text:span><text:span text:style-name="T413">6,300 BBT—Okos has grown into the first city-state of astar in Nomenes, </text:span><text:span text:style-name="T419">reaching the height of a three millennia long </text:span><text:span text:style-name="T420">evolution</text:span><text:span text:style-name="T413">. </text:span><text:span text:style-name="T414">The kosm clan that rules it chose a new title-name, not the founder of their line but the powerful priest-king that brought Okos its recent prosperity: Rajana. </text:span><text:span text:style-name="T415">The temples of Okos were built of limestone floated down the Thandana from Kankanapal and Anatelea in Tellin and were gloriously decorated and painted with colorful dyes. </text:span><text:span text:style-name="T416">They took the shape of large raised daises, some enclosed, with intricate internal networks of rooms</text:span><text:span text:style-name="T415"> </text:span><text:span text:style-name="T416">and chambers. </text:span><text:span text:style-name="T417">Much like the temple at Atmakolis, Okos is located on earthquake fault regions that release euphoric gasses. Many of the temples of Okos are placed near these fault regions, though few are </text:span><text:span text:style-name="T418">truly </text:span><text:span text:style-name="T417">able to trap the gasses within their priestly </text:span><text:span text:style-name="T452">sevakath</text:span><text:span text:style-name="T417"> chambers. </text:span><text:span text:style-name="T198">The Rajana </text:span><text:span text:style-name="T229">sevakath</text:span><text:span text:style-name="T198"> of Okos began to expand their power more permanently over the hinterland of their city more than any other </text:span><text:span text:style-name="T229">sevakath</text:span><text:span text:style-name="T198"> line ever had. They forced tithes, taxes, and sacrifices with the promise of divine protection and </text:span><text:span text:style-name="T199">natural </text:span><text:span text:style-name="T198">balance. </text:span><text:span text:style-name="T199">With this connecting theme, Okos was able to grow in population and riches quickly.</text:span></text:p>
      <text:p text:style-name="P171"><text:span text:style-name="T167"><text:tab/>-</text:span><text:span text:style-name="T168">The </text:span><text:span text:style-name="T169">Ruksal and</text:span><text:span text:style-name="T168"> Lateuta people of the lands north of Tellin, </text:span><text:span text:style-name="T169">their combined culture called the Narazi </text:span><text:span text:style-name="T170">(which has propogated south from Suhairi)</text:span><text:span text:style-name="T169">,</text:span><text:span text:style-name="T168"> have advanced as well. The steady growth of Okos propagates throughout the region, and more small cities begin to cluster. </text:span><text:span text:style-name="T171">Navastana</text:span><text:span text:style-name="T172"> has declined as the </text:span><text:span text:style-name="T173">Narazi</text:span><text:span text:style-name="T172"> people </text:span><text:span text:style-name="T174">in the area founded a new city towards the coast: Agashurah, rival of Okos. Many Narazi spread into the northern peninsula, </text:span><text:span text:style-name="T175">but settlements there had little contact with these southern cities</text:span><text:span text:style-name="T172">. </text:span><text:span text:style-name="T176">South of </text:span><text:soft-page-break/><text:span text:style-name="T176">Agashurah is the city of Nabashanum, built around the volcanic temple holding Taregil. </text:span><text:span text:style-name="T177">Nabashanum was the religious center of the </text:span><text:span text:style-name="T178">southern</text:span><text:span text:style-name="T177"> </text:span><text:span text:style-name="T173">Narazi</text:span><text:span text:style-name="T177"> culture.</text:span></text:p>
      <text:p text:style-name="P158"/>
      <text:p text:style-name="P302"><text:span text:style-name="T2687">4</text:span><text:span text:style-name="T2730">6</text:span><text:span text:style-name="T2687">,</text:span><text:span text:style-name="T2730">2</text:span><text:span text:style-name="T2687">00 BBT—A new, distinct culture rises from the mixing of Jangatet farmers and Vinaltakhan hunter gatherers at the southern point of the Wesaxum. </text:span><text:span text:style-name="T2688">These people are the “</text:span><text:span text:style-name="T2689">Savatumra”, or “Hill Grave” culture. They are a people of small, egalitarian farming communities in cleared forest glade</text:span><text:span text:style-name="T2690">s. When the Vinaltakhans and the farmers first came together, the Vinaltakha groves became the center of new farming communities. Over time, these farming communities were ruined and built up in unending cycles. Houses were burned and rebuilt on the same location, slowly turning the community into a sacred mound site. The heart of the mound, the original sacred grove component, remained. Tunnels, caves, and twisting chimneys were carved through the mounds and the buried hearts were turned into places of spiritual worship. </text:span><text:span text:style-name="T2703">The sevakath of the farmers were not adopted by the Savatumra. The original farmers that gathered around groves indeed continued their distant sevakath worship, sending body parts with youthful adventurers to seek out sevakath temples, but over time the Vinaltakhan ideals of life and death took hold on the minds and hearts of the migrants. There was no infrastructure in place to take on sevakath, and so farming spread without them.</text:span></text:p>
      <text:p text:style-name="P302"><text:span text:style-name="T2703"><text:tab/></text:span><text:span text:style-name="T2705">The horticultural tribes of the Vinaltakhans became agricultural mound settlements of the Savatumra. The egalitarian nature of governance remained, however, as the communities continued to be small. The unitary animism of Hamem shifted greatly with the introduction of agriculture, and thus with the introduction of agricultural gods of the Tellinese. </text:span><text:span text:style-name="T2706">As The Savatumra culture matured, the mound communities naturally adopted the Tellinese deities of agriculture, </text:span><text:span text:style-name="T2707">generally with very little variation. </text:span><text:span text:style-name="T2708">The already mature deities were rigid and enforced their worship. </text:span><text:span text:style-name="T2709">Other parts of Savatumra life, however, found themselves under the domain of new deities. Most of these new Savatumran deities were local to different regions, drawn from historical interpretations of the spirit of Hamem in those localities. The connective trait of Hamem was retained, though not as a “spiritual being”. Hamem became a physical, spacious spirit world. The twisting of space-time into Gates between groves was stretched over time, and a physical space was created inbetween the Gates. This space was filled with ethereal forests, shadowy and colorful plains, mysterious valleys filled with spirits and death, and the shrouded homes of gods. </text:span><text:span text:style-name="T2710">The Savatumran spirit world existed within “Gate-space”, Mediul space-time that is embedded within the wider universe to create a semi-discrete existence. A demi-plane </text:span><text:span text:style-name="T2711">of sorts.</text:span></text:p>
      <text:p text:style-name="P302"><text:span text:style-name="T2711"><text:tab/></text:span><text:span text:style-name="T2712">As polytheism grew in Savatumran society, a divine continuance followed. The environmental stability fostered immense population growth, and as mounds grew larger and more common, the burial practices of the communities shifted. Mounds became the spiritual centers, rather than the specific groves at their hearts. Inhumation in the mound heart became more common than sky or forest burials. The hearts became deep necropolises; their twisting dark tunnels sometimes harbored unsatisfied dead and spirits </text:span><text:soft-page-break/><text:span text:style-name="T2712">failed by the grovewalkers. </text:span><text:span text:style-name="T2713">In some cases, entire houses were buried and set aside as places of offering.</text:span></text:p>
      <text:p text:style-name="P303"><text:span text:style-name="T2691"><text:tab/></text:span><text:span text:style-name="T2692">The core of the Savatumra people was in the west, though its ideas quickly spread east into the warmer continental regions of the northern Vinaltakh. </text:span><text:span text:style-name="T2693">The continental climate and openness of some of the plains regions allowed for the meager farming communities of the Savatumra, though it did not allow the villages to grow very expansive. They remained small, lacking much social stratification and retaining much of the hunter-gatherer subsistence strategies alongside the early farming practices.</text:span><text:span text:style-name="T2731"> </text:span><text:span text:style-name="T2732">Where farming was impossible in the old Vinaltakha territory, such as the cold southern lands, only pieces of this new Savatumra culture were adopted.</text:span></text:p>
      <text:p text:style-name="P187"/>
      <text:p text:style-name="P304"><text:span text:style-name="T2581">G</text:span><text:span text:style-name="T2506">eneral overview of Vinaltakhan → Savatumran transition:</text:span></text:p>
      <text:p text:style-name="P305"><text:span text:style-name="T2675">T</text:span><text:span text:style-name="T2582">ribal egalitarian → settled, egalitarian </text:span><text:span text:style-name="T2676">mounds</text:span></text:p>
      <text:p text:style-name="P306">Hunter-gatherer &amp; horticultural → agricultural</text:p>
      <text:p text:style-name="P306">Unitary animism → polytheism, <text:span text:style-name="T3114">focus on afterlife, nature, spirit world</text:span></text:p>
      <text:p text:style-name="P306">Nature magic &amp; spirit gates → spirit world + nature magic</text:p>
      <text:p text:style-name="P158"/>
      <text:p text:style-name="P671"><text:span text:style-name="T40">Vinaltakh → Early Savatumra: Agricultural deities are adopted separate from spirit Hamem; </text:span><text:span text:style-name="T51">travel limited to grovewalkers and maybe a few others; </text:span><text:span text:style-name="T52">small agricultural communities</text:span></text:p>
      <text:p text:style-name="P552"/>
      <text:p text:style-name="P284"><text:span text:style-name="T206">4</text:span><text:span text:style-name="T197">5,500 BBT—The Nlashikir warrior Ibowolabara attacked and conquered Hradabar, taking it from the long-standing dynasty of Aysupatvan.</text:span><text:span text:style-name="T209"> Ibowolabara brought Nlashikir deities to the temples of Hradabar, though the worship and rituals of the astar continued. </text:span><text:span text:style-name="T210">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text:span><text:span text:style-name="T230">whereas the communication between the Orun and Huroman astar had introduced the astar to the new technologies, this new move brought the changes to life</text:span><text:span text:style-name="T210">. Ibowolabara used his many slaves to turn Hradabar from a small built-up settlement to a stone worked city </text:span><text:span text:style-name="T213">by 45,000 BBT</text:span><text:span text:style-name="T210">. With copper tools, the slaves were able to cut stone and pave the roads of Hradabar. Ibowolabara built </text:span><text:span text:style-name="T211">huge, complex stone temples that were unrivaled in the other cultures around the Nos Mori. </text:span><text:span text:style-name="T212">After several centuries, the settlements around Hradabar had followed its example. The technological advancements of the Nlashikir were quickly spreading, as was the concept of a non-religious ruler alongside the Dzer council.</text:span></text:p>
      <text:p text:style-name="P248"><text:span text:style-name="T1739"><text:tab/></text:span><text:span text:style-name="T1740">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58"><text:soft-page-break/></text:p>
      <text:p text:style-name="P247"><text:span text:style-name="T1375">45,100</text:span><text:span text:style-name="T1650"> BBT|</text:span><text:span text:style-name="T1375">9,779</text:span><text:span text:style-name="T1650"> YH—</text:span><text:span text:style-name="T1651">The end of this period marked several milestones in the history of the astar in Nomenes:</text:span></text:p>
      <text:p text:style-name="P247"><text:span text:style-name="T1651"><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1652">jra</text:span><text:span text:style-name="T1651">’ </text:span><text:span text:style-name="T1652">(Land of the Dawn People). The civilization of Usvajra stretches from Okos to the mouth of the Rhu Bel at Anatelea, </text:span><text:span text:style-name="T1660">and north to include the southernmost Narazi settlements</text:span><text:span text:style-name="T1652">. </text:span><text:span text:style-name="T1659">Usvajra</text:span><text:span text:style-name="T1657"> was far from unified, with the priest-kings of the cities often </text:span><text:span text:style-name="T1659">warring</text:span><text:span text:style-name="T1657">. Skirmishes were common every few years, and wars were fought around once a century.</text:span></text:p>
      <text:p text:style-name="P249"><text:span text:style-name="T1652"><text:tab/></text:span><text:span text:style-name="T1653">Possibly the most important effect of astar organization and development over this period is the creation of divine continuances. </text:span><text:span text:style-name="T1707">The people of the </text:span><text:span text:style-name="T1708">Tellin culture, </text:span><text:span text:style-name="T1709">coastal Huromans, and some Eyasolians (to a lesser extent)</text:span><text:span text:style-name="T1708"> were the only ones practicing large-scale agriculture around this time, which helped them develop a robust polytheistic religion with </text:span><text:span text:style-name="T1653">prominent ritualization of nature, climate, and astrological cycles. </text:span><text:span text:style-name="T1708">As the world was coming to its peak obliquity, the Tellin culture’s divine continuance froze the land in a time of storms and harsh seasons. </text:span><text:span text:style-name="T1654">The development of </text:span><text:span text:style-name="T1655">astar </text:span><text:span text:style-name="T1654">history </text:span><text:span text:style-name="T1655">in Nomenes </text:span><text:span text:style-name="T1654">has changed forever.</text:span></text:p>
      <text:p text:style-name="P250"/>
      <text:p text:style-name="P258">45,000 BBT—East Samisians begin domesticating the local plains horses. They do not ride them yet, though they raise them for milk, meat, and hides.</text:p>
      <text:p text:style-name="P250"/>
      <text:p text:style-name="P253">44,800 BBT—Natives of Ushastadel migrate across the short sea to the westernmost point of Austera. <text:span text:style-name="T2886">With these migrants, the cradle of life in southwest Austera begins.</text:span></text:p>
      <text:p text:style-name="P253"><text:tab/><text:span text:style-name="T2911">The communities of </text:span><text:span text:style-name="T2913">south Nomenes, </text:span><text:span text:style-name="T2911">Ushastadel, Xaraktaru, and now Austera are uniquely connected </text:span><text:span text:style-name="T2912">by Vinaltakhan grove-walkers. </text:span><text:span text:style-name="T2914">This allows the Vinaltakhan culture to remain relatively homogeneous over the entire region and for cultural changes to effect all Vinaltakhans connected by spirit-lines. </text:span><text:span text:style-name="T2915">This is an amazingly powerful system, though the Vinaltakhans are a deep-seated traditionalist people because of it. Cultural change comes slowly to them, despite interacting with different groups of people (Jangatet, Gairians, Ghahaka, </text:span><text:span text:style-name="T3115">Savatumra, </text:span><text:span text:style-name="T2915">and Nlashikir).</text:span></text:p>
      <text:p text:style-name="P253"/>
      <text:p text:style-name="P255">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255"/>
      <text:p text:style-name="P256">44,800 BBT—Nlashikir reach the southern parts of Darungir.</text:p>
      <text:p text:style-name="P250"/>
      <text:p text:style-name="P254"><text:soft-page-break/>44,500 BBT—The North Samisians of the northern coast of Nomenes, now pushed from their homelands into the inland jungle, take on a new culture by this time. These former refugees have members from numerous different distinct tribes that came together into a new land. They took on the name of one early tribe, the Sakula, named after a type of carp fish commonly eaten. <text:span text:style-name="T2910">North Samisians still existed beyond the mountains to the west, continuing to practice the ancestral cultural ways.</text:span></text:p>
      <text:p text:style-name="P250"/>
      <text:p text:style-name="P295"><text:span text:style-name="T473">44,</text:span><text:span text:style-name="T475">2</text:span><text:span text:style-name="T473">00 BBT—The Savatumra culture is beginning to take hold across Vinaltakhan regions, </text:span><text:span text:style-name="T1106">sped up by its similarity to traditional Vinaltakhan</text:span><text:span text:style-name="T473">. The first place it matures outside of its western homeland is </text:span><text:span text:style-name="T474">Ushastadel</text:span><text:span text:style-name="T473">, the distant eastern island. This place, ahead of all other places of the Vinaltakhan spirit network, shares a similar ecological framework and climate to the western Savatumrans.</text:span></text:p>
      <text:p text:style-name="P261"/>
      <text:p text:style-name="P340"><text:span text:style-name="T1654">44,200 BBT|10679 YH—</text:span><text:span text:style-name="T1662">The </text:span><text:span text:style-name="T1710">boundaries of the </text:span><text:span text:style-name="T1662">Usvajra civilization </text:span><text:span text:style-name="T1710">expanded</text:span><text:span text:style-name="T1663">. Agashurah came under the control of the priest-king Garal-</text:span><text:span text:style-name="T1664">Varakarel</text:span><text:span text:style-name="T1663">. The </text:span><text:span text:style-name="T1664">Varakarel</text:span><text:span text:style-name="T1663"> clan had risen as an offshoot of the Ceris sevakath, whose line now controlled Nabashanum. The populations of these cultures were growing as well, pushing at each others’ borders and building more and more villages and cities. </text:span><text:span text:style-name="T1664">The tension built steadily.</text:span></text:p>
      <text:p text:style-name="P369"/>
      <text:p text:style-name="P344"><text:span text:style-name="T1649">With these tensions came skirmishes, and the veteran sevakath warriors honed their techniques into new military methods. </text:span><text:span text:style-name="T1665">Spear and shield formations are commonly used by city-state warriors </text:span><text:span text:style-name="T1649">at this time</text:span><text:span text:style-name="T1665">.</text:span></text:p>
      <text:p text:style-name="P343"><text:span text:style-name="T1665"><text:tab/>-</text:span><text:span text:style-name="T1666">Nlashikir craftsmen </text:span><text:span text:style-name="T1667">along with</text:span><text:span text:style-name="T1666"> the eastern Huromans </text:span><text:span text:style-name="T1667">learn to build</text:span><text:span text:style-name="T1666">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1668">This new ship spread quickly, awing all those that saw its construction. </text:span><text:span text:style-name="T1669">This allowed the Nlashikir to spread their culture throughout Huroma and beyond, allowing a quick integration of different attractive cultural practices and ideas, like early concepts of currency, ritualized games, astronomical knowledge, and slavery. </text:span><text:span text:style-name="T1711">Nlashikir bands wander the territory of the Tellin culture, </text:span><text:span text:style-name="T1712">though, due to Huroman legends, they avoid Eyasol.</text:span></text:p>
      <text:p text:style-name="P343"><text:span text:style-name="T1669"><text:tab/></text:span><text:span text:style-name="T1667">Around this time, trade between Huroman-Nlashikir sailors and coastal Usvajran towns began. Several decades after the initial contact, Huroman ships sail up the Thandana river to Okos.</text:span></text:p>
      <text:p text:style-name="P424"/>
      <text:p text:style-name="P346"><text:span text:style-name="T1667">4</text:span><text:span text:style-name="T1649">4,000 BBT—The population growth rate of agricultural cultures around Nos Mori spikes during this time, rapidly increasing to around 0.0</text:span><text:span text:style-name="T1718">6</text:span><text:span text:style-name="T1649">/100 per year.</text:span></text:p>
      <text:p text:style-name="P250"/>
      <text:p text:style-name="P263">43,900 BBT—The Savatumra culture matures in the northern parts of south-central Nomenes. <text:span text:style-name="T3121">Around this time, the culture enters its Middle Savatumran phase.</text:span></text:p>
      <text:p text:style-name="P555">Early Savatumran → Middle Savatumran: Agricultural deities worshiped alongside deified Hamem, with beginnings of different aspects from local additions. Some aspects of Hamem <text:soft-page-break/>accent agricultural practices, some even mirror Tellinese agricultural deities. <text:span text:style-name="T3122">Travel of small groups; </text:span><text:span text:style-name="T3123">Larger agricultural communities centered around mound tombs</text:span></text:p>
      <text:p text:style-name="P250"/>
      <text:p text:style-name="P335"><text:span text:style-name="T1654">43,720 BBT|11159 YH—</text:span><text:span text:style-name="T1656">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1661">southern </text:span><text:span text:style-name="T1658">Narazi</text:span><text:span text:style-name="T1656"> and </text:span><text:span text:style-name="T1661">administrators in Hradabar</text:span><text:span text:style-name="T1656">.</text:span></text:p>
      <text:p text:style-name="P250"/>
      <text:p text:style-name="P422"><text:span text:style-name="T1885"><text:tab/>-</text:span><text:span text:style-name="T1886">The Huromans, equipped with their new ships, </text:span><text:span text:style-name="T1885">expand more rapidly around the coast of Huroma, and by this time </text:span><text:span text:style-name="T1887">small</text:span><text:span text:style-name="T1885"> </text:span><text:span text:style-name="T1888">villages</text:span><text:span text:style-name="T1885"> </text:span><text:span text:style-name="T1887">and </text:span><text:span text:style-name="T2931">settlement </text:span><text:span text:style-name="T1887">groups</text:span><text:span text:style-name="T1885"> have </text:span><text:span text:style-name="T1888">settled</text:span><text:span text:style-name="T1885"> the fertile coasts of the subcontinent. </text:span><text:span text:style-name="T1888">Some of these regions, notably those around Hradabar, those on the southeastern prominence, and those on the northwestern coast, see significant population growth. </text:span><text:span text:style-name="T1885">These settlements quickly grow into independent cities with vibrant trading networks. </text:span><text:span text:style-name="T1889">The cities on the west coast often do not organize under a monarch, instead keeping only the traditional Dzer—though these Dzer often incorporate many Nlashikir beliefs and rituals.</text:span></text:p>
      <text:p text:style-name="P422"/>
      <text:p text:style-name="P511">43,600 BBT—The Eyasolians that colonized Eastern Austera have settled into a unique culture suited for the new environment. These are the Early East Austerans.</text:p>
      <text:p text:style-name="P422"/>
      <text:p text:style-name="P423">43,500 BBT—Nlashikir wander across the desert of northern Nomenes into the central plains of the East Samisians. <text:span text:style-name="T2918">The territorial East Samisians do not tolerate the intruding Nlashikir bands, often battling with them. While the Nlashikir are naturally more powerful, better equipped, and better trained, the East Samisian home-field advantage </text:span><text:span text:style-name="T2919">begins to balance </text:span><text:span text:style-name="T2918">the fight. The ancestral totems guard East Samisian territory.</text:span></text:p>
      <text:p text:style-name="P250"/>
      <text:p text:style-name="P257">43,200 BBT—The Nlashikir from Darungir cross over the plateau and into Azaherem. <text:span text:style-name="T2920">The established Gairian groups there were too small to individually compete with the Nlashikir, but their supplications to their spirit-trees cursed the newcomers into misfortune. The Nlashikir found Azaherem an unfriendly place, </text:span><text:span text:style-name="T2921">but they were not cowed so easily. The Nlashikir here cut down the spirit trees and slaughtered Gairians they found. </text:span><text:span text:style-name="T2922">As the conflict continued, the Gairian spirits grew more and more present and violent. </text:span><text:span text:style-name="T2923">The ability of the astar to create swift and powerful Autochthonous beings is a major advantage that they hold over the Orun. The two groups coexisted in Azaherem, constantly locked in violent encounters.</text:span></text:p>
      <text:p text:style-name="P257"><text:tab/><text:span text:style-name="T2924">It took many millennia for other Nlashikir to pass through this territory towards the south.</text:span></text:p>
      <text:p text:style-name="P257"/>
      <text:p text:style-name="P259">43,000 BBT—The East Samisians, partially in response to the new Nlashikir invaders, take horse domestication to the next level. They begin riding the horses, giving them a massive mobility advantage over the Nlashikir. This development begins in the northern <text:soft-page-break/>parts of East Samisian territory, spearheaded by a single tribe. After only 300 years, however, East Samisians across the entire region take up horse riding.</text:p>
      <text:p text:style-name="P259"/>
      <text:p text:style-name="P262">43,000 BBT—Other cities around Hradabar mature into independent city states. <text:span text:style-name="T2935">These are the Cites of the Plavahana Coast, “Plavahana” being the Huroman word for the land, meaning “Dense, Flooded Forest”.</text:span></text:p>
      <text:p text:style-name="P259"/>
      <text:p text:style-name="P260">42,700 BBT—Horse riding spread throughout all of East Samisian territory. <text:span text:style-name="T2926">With this new advancement, East Samisian tribes are beginning to best more and more Nlashikir warriors. </text:span><text:span text:style-name="T2927">This in turn encourages friendlier Nlashikir-East Samisian interactions, as the Nlashikir begin to see the East Samisian horse riders more as equals. </text:span><text:span text:style-name="T2928">Their tribes begin to meld in some cases, first with trade alone, followed eventually by tribal mergers and cultural exchanges.</text:span></text:p>
      <text:p text:style-name="P250"/>
      <text:p text:style-name="P336"><text:span text:style-name="T1654">42,608 BBT|12271 YH—</text:span><text:span text:style-name="T1670">A young sevakath takes her role as priest-king of Nemora. Aumn-Esharan </text:span><text:span text:style-name="T1671">(Eagle of Blood)</text:span><text:span text:style-name="T1670">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1672">Nemorite </text:span><text:span text:style-name="T1670">forces into the city, filling the streets with bloodshed. She forces the Rajana sevakath from Okos</text:span><text:span text:style-name="T1673">.</text:span></text:p>
      <text:p text:style-name="P342"><text:span text:style-name="T1673"><text:tab/>-</text:span><text:span text:style-name="T1666"> The </text:span><text:span text:style-name="T1674">eastern </text:span><text:span text:style-name="T1666">Huromans shared their trade all along the </text:span><text:span text:style-name="T1674">eastern</text:span><text:span text:style-name="T1666"> coast of the Nos Mori, with the Tellinese and the </text:span><text:span text:style-name="T1658">Narazi</text:span><text:span text:style-name="T1666"> cultures. With the complex trade deals rising from this new enterprise, the Huroman traders out of a southern city, Usna, began to </text:span><text:span text:style-name="T1675">track trades in an equivalent exchange of precious silver. While this measurement was at first simply administrative and silver was not often actually part of the exchange, eventually small silver ingots, called okena</text:span><text:span text:style-name="T1666"> (“weighing” in Huroman), </text:span><text:span text:style-name="T1675">were deployed.</text:span></text:p>
      <text:p text:style-name="P518"/>
      <text:p text:style-name="P349"><text:span text:style-name="T1675">4</text:span><text:span text:style-name="T1649">2,500 BBT—</text:span><text:span text:style-name="T1732">Early East Austerans spread through the wet forested southeast, reaching the savanna bounded north and the cooler, continental west.</text:span></text:p>
      <text:p text:style-name="P370"/>
      <text:p text:style-name="P533">42,100 BBT--<text:span text:style-name="T3134">For several millennia have Nlashikir and Darungians lived in harmony. </text:span>Darungians had spread up to the edges of the Akobate’s jungle, merging with the environment known by the Orun for unending time. <text:span text:style-name="T3134">During this time, the barriers between the reclsuvive Darungians and nomadic Nlashikir weathered away, and the Darungians and Nlashikir be</text:span><text:span text:style-name="T3136">gan to</text:span><text:span text:style-name="T3134"> thoroughly mix—</text:span><text:span text:style-name="T3135">even in blood</text:span><text:span text:style-name="T3134">. </text:span><text:span text:style-name="T3137">The half-Orun did not <text:s/>have the extended lifespans that the half-Waith knew, instead retaining the shorter life of the astar. </text:span><text:span text:style-name="T3138">The culture of the Nlashikir-Darungians is called the Tiyara, (“Fleeting”) in the tongue of the Nlashikir. Tiyara becomes the name of the half-Orun in the Akobate as well. </text:span><text:span text:style-name="T3139">The Tiyara, unlike their Darungian ancestors, take up a more agricultural lifestyle, </text:span><text:span text:style-name="T3140">increasing the speed of their population growth.</text:span></text:p>
      <text:p text:style-name="P370"/>
      <text:p text:style-name="P337"><text:soft-page-break/><text:span text:style-name="T1655">41,920 BBT|12959 YH—</text:span><text:span text:style-name="T1676">Aumn-Esharan, wise in her age by this time, has matured the Aumn-clan occupation of Okos. The city has flourished, and Aumn-Esharan has brought in a golden age </text:span><text:span text:style-name="T1677">of unity </text:span><text:span text:style-name="T1676">for the Usvajra civilization. Trade with nearby city-states has reached its most profitable point, </text:span><text:span text:style-name="T1677">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1676">dvisors from distant cities, </text:span><text:span text:style-name="T1677">like Hradabar and Usna,</text:span><text:span text:style-name="T1676"> and from the far south of the Tellinese lands, </text:span><text:span text:style-name="T1677">from Tapustanum and Ramuram,</text:span><text:span text:style-name="T1676"> come to Okos to meet with the </text:span><text:span text:style-name="T1678">Aumn </text:span><text:span text:style-name="T1676">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337"><text:span text:style-name="T1676"><text:tab/>-</text:span><text:span text:style-name="T1679">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425"/>
      <text:p text:style-name="P345"><text:span text:style-name="T1679">4</text:span><text:span text:style-name="T1649">1,700 BBT—The Savatumra culture matures in parts of south-east Nomenes.</text:span></text:p>
      <text:p text:style-name="P425"/>
      <text:p text:style-name="P606"><text:span text:style-name="T468">4</text:span><text:span text:style-name="T469">1,500 BBT—The Nlashikir-East Samisian horse riders take up a new cultural identity by this time, called the </text:span><text:span text:style-name="T570">Jir-Elesin </text:span><text:span text:style-name="T469">people, or “</text:span><text:span text:style-name="T570">Brave</text:span><text:span text:style-name="T469"> riders” in the pluralized Orun-East </text:span><text:span text:style-name="T470">Samisian </text:span><text:span text:style-name="T471">language. </text:span><text:span text:style-name="T569">The Jir-Elesin are an extremely mobile people. They ride the horses native to the plains and pull wagons brought by the Nlashikir. They have almost no permanent settlements, instead taking to life entirely within wagon groups. </text:span><text:span text:style-name="T571">They are competitive and </text:span><text:span text:style-name="T572">warmongering, yet also familial and </text:span><text:span text:style-name="T573">artistic. Orun </text:span><text:span text:style-name="T574">and astar in Jir-Elesin bands are separate in family, as they cannot interbreed except ritually to produce halfbreed offspring. The races in Jir-Elesin bands are not split socially, except for the elder Orun typically holding higher social status due to their advanced skill.</text:span></text:p>
      <text:p text:style-name="P432"/>
      <text:p text:style-name="P433">41,500 BBT—The Vinaltakhans have spread around the islands and mouth of the southwestern sea of Austera. Around this time, the<text:span text:style-name="T3111">y</text:span> reach the realm of Oreus, <text:span text:style-name="T2971">the point in Mediul closest to Corilya. </text:span><text:span text:style-name="T2972">Oreus pulses with magic, </text:span><text:span text:style-name="T2973">and the landscape writhes with power </text:span><text:span text:style-name="T2974">and mysticism. </text:span><text:span text:style-name="T2975">The Vinaltakhans here believe they have found the heartland of </text:span><text:span text:style-name="T3116">Hamem</text:span><text:span text:style-name="T2975">, and it immediately becomes an important spiritual place. </text:span><text:span text:style-name="T3108">Their proximity to Oreus in</text:span><text:soft-page-break/><text:span text:style-name="T3108">creases the number of natural epinosts born, increasing the spiritual importance of epinosts.</text:span></text:p>
      <text:p text:style-name="P615"><text:span text:style-name="T658"><text:tab/></text:span><text:span text:style-name="T659">The Vinaltakhans have also spread along the neck of the southwestern sea of Austera, which they name the Ravazah (“Narrow sea”). </text:span><text:span text:style-name="T660">By this time, they reach the part of the Ravazah that begins to widen.</text:span></text:p>
      <text:p text:style-name="P433"/>
      <text:p text:style-name="P429"><text:span text:style-name="T2939">41,100 BBT—The exiled Rajana sevakath develop the old astar mountain tribes into a new culture derivative of the Tellin Culture. These peoples hold mobile sevakath as spiritual heads, keeping their dead preserved in mountain caves until the traveling sevakath come to their home. There were fewer sevakath here, but they sat within an undisputed caste of political and spiritual importance. </text:span><text:span text:style-name="T2929">This cultural group is generally called the Rajanans.</text:span></text:p>
      <text:p text:style-name="P429"/>
      <text:p text:style-name="P608"><text:span text:style-name="T581">41</text:span><text:span text:style-name="T582">,000 BBT—The common language of the Tellin culture is now </text:span><text:span text:style-name="T581">almost entirely </text:span><text:span text:style-name="T582">changed. Wesaxian as it was spoken </text:span><text:span text:style-name="T581">eight</text:span><text:span text:style-name="T582"> thousand years before is now </text:span><text:span text:style-name="T581">mostly </text:span><text:span text:style-name="T582">incomprehensible to the Usvajrans. </text:span><text:span text:style-name="T581">The upcoming collapse will spread this new language, Later Thandairian, around Nos Mori where it will branch and diverge further as it is influenced by the other languages of the region. The culture too is changed. The practices of the Tellin culture of old are mostly forgotten, except by the oldest of sevakath. </text:span><text:span text:style-name="T583">The culture of Okos now, just before its collapse, is diverged both materialistically, artistically, ritually, and linguistically. This culture, with its epicenter moved from Tellin of old, is now called Thandairian.</text:span></text:p>
      <text:p text:style-name="P370"/>
      <text:p text:style-name="P523">41,000 BBT—The Savatumra people reach Austera, where Vinaltakhans had been making a living for several millennia. <text:span text:style-name="T2976">They spread their culture quickly through the native Vinaltakhans as they travel from grove to grove. </text:span><text:span text:style-name="T3117">The Savatumran advance isolated these Austeran Vinaltakhans from their western Nomenes counterparts. They began to culturally diverge. </text:span><text:span text:style-name="T3121">Around this time, the Savatumrans enter their Late cultural phase.</text:span></text:p>
      <text:p text:style-name="P555">Middle Savatumran → Late Savatumran: Tellinese agricultural deities are less important, sit below Hemangh and its aspects. Aspects are semi-local manifestations. <text:span text:style-name="T3122">Grovewalkers bring traders, merchant bands, warbands through Hemangh; </text:span><text:span text:style-name="T3123">Hill graves mature into proto-cities.</text:span></text:p>
      <text:p text:style-name="P370"/>
      <text:p text:style-name="P338"><text:span text:style-name="T1655">40,948 BBT|13931 YH—</text:span><text:span text:style-name="T1680">The golden-age of the Usvajra civilization continued for one thousand years. During this time, new cities rose and old ones were forgotten. New rulers came to power, and the astar civilization in Nomenes became more volatile. </text:span><text:span text:style-name="T1681">The </text:span><text:span text:style-name="T1680">Aumn brood in Okos had grown even more power and more arrogant. </text:span><text:span text:style-name="T1717">The population of the city had grown to 85,000 people—the largest in the world at the time. </text:span><text:span text:style-name="T1680">Skirmishes had grown on the Usvajra’s northern border with the </text:span><text:span text:style-name="T1658">Narazi</text:span><text:span text:style-name="T1680">, and the Aumn priest-king advanced with a sizable force of warriors into </text:span><text:span text:style-name="T1658">Narazi</text:span><text:span text:style-name="T1680"> land, </text:span><text:span text:style-name="T1728">disguised so as to trick the Narazi deities</text:span><text:span text:style-name="T1680">. The nature there was </text:span><text:span text:style-name="T1682">mildly </text:span><text:span text:style-name="T1680">poisonous to the outsiders, but it was not acute enough to deter them. The Aumn were advancing not to gather riches, but rather on an ancient vendetta to destroy their long-standing rivals. </text:span><text:span text:style-name="T1683">The Aumn strike the city of </text:span><text:soft-page-break/><text:span text:style-name="T1683">Nabashanum, the home of the ancient Ceris line of sevakath. They slaughter the people and immolate the sevakath, even delving into their catacombs and exhuming their hibernating ancestors for destruction. </text:span><text:span text:style-name="T1682">Yuvis, the oracle of the Ruksal, </text:span><text:span text:style-name="T1729">performed one last ritual before being </text:span><text:span text:style-name="T1682">slain. </text:span><text:span text:style-name="T1729">She, deep within trance, called upon the many deities of the Narazi to manifest themselves as gods among the mortal world and smite down the enemies of Nabashanum. </text:span><text:span text:style-name="T1730">At first, it seemed her ritual went unanswered.</text:span><text:span text:style-name="T1683"> The sacking of Nabashanum was total, </text:span><text:span text:style-name="T1713">just as Yuvis predicted many millennia ago</text:span><text:span text:style-name="T1683">. </text:span><text:span text:style-name="T1714">Some escaped, however. A</text:span><text:span text:style-name="T1683"> young sevakath acolyte </text:span><text:span text:style-name="T1714">and her following </text:span><text:span text:style-name="T1683">fled east from the mountains. It was not long after Nabashanum burned that the supernatural repercussions began to unfold. The </text:span><text:span text:style-name="T1658">Narazi</text:span><text:span text:style-name="T1683"> were, at this point, centralized in their religion. </text:span><text:span text:style-name="T1684">While Yuvis’s oracles had given these cities prosperity and magical foreshadowing, it had concentrated significant religious responsibility on the sevakath of Nabashanum.</text:span><text:span text:style-name="T1683"> The sevakath of Nabashanum held key responsibilities in the stability of the region, and with the city and temples in flames, there were none to ensure the satisfaction of the gods of the mountain. The embers of Nabashanum had not yet cooled when the greatest volcanoes of the Wesaxum burst </text:span><text:span text:style-name="T1731">and the god the mountain rose from its mouth</text:span><text:span text:style-name="T1683">, casting fire and ash into the sky. </text:span><text:span text:style-name="T1731">The god bellowed and brought ruin upon the Aumn and the Narazi alike, for all were enemies to the angry deity. In an instant, though, the sight was gone. </text:span><text:span text:style-name="T1683">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1685">Many of</text:span><text:span text:style-name="T1683"> the astar that saw this </text:span><text:span text:style-name="T1685">recalled the ancient stories of</text:span><text:span text:style-name="T1683"> one thing: the Usada. The natural disasters brought with them horrible death tolls, but these deaths paled in comparison to the mania that filled the cities </text:span><text:span text:style-name="T1686">and towns</text:span><text:span text:style-name="T1683"> of the sevakath. The ash cooled the sky and dimmed the sun, their golden paradise. Crops failed that season and the next, <text:s/>and the eruptions continued as the </text:span><text:span text:style-name="T1658">Narazi</text:span><text:span text:style-name="T1683"> religious community struggled to meet the demands of their divine continuance.</text:span></text:p>
      <text:p text:style-name="P371"><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1779">fear that the </text:span>sevakath may be killed by the disasters <text:span text:style-name="T1779">put their path to the afterlife at stake</text:span>. In order to guarantee entry to the afterlife, one must be sacrificed immediately. <text:span text:style-name="T1779">In multiple sites, m</text:span>ass sacrifices covered temple daises. Pools of blood gathered under the dark skies. <text:span text:style-name="T1779">Agashurah was practically emptied as thousands of people were willingly slaughtered on the temple stones.</text:span></text:p>
      <text:p text:style-name="P598"><text:span text:style-name="T463"><text:tab/>The inertia of the </text:span><text:span text:style-name="T464">southern </text:span><text:span text:style-name="T465">Narazi</text:span><text:span text:style-name="T463"> divine continuance gave way, </text:span><text:span text:style-name="T478">followed quickly by the entire continuance of Usvajra</text:span><text:span text:style-name="T463">. </text:span><text:span text:style-name="T478">Several things were set in motion: first, the population of urban sites imploded with mortality rates around </text:span><text:span text:style-name="T479">6</text:span><text:span text:style-name="T478">0%. </text:span><text:span text:style-name="T480">Almost all of the survivors </text:span><text:span text:style-name="T482">(~70,000)</text:span><text:span text:style-name="T480"> abandoned the urban sites, crashing through the region as waves of raide</text:span><text:span text:style-name="T481">rs and refugees. </text:span><text:span text:style-name="T483">These bands picked up many rural peoples along the way, growing to sizes inconceivable for even the most powerful of </text:span><text:span text:style-name="T484">armies.</text:span></text:p>
      <text:p text:style-name="P598"><text:soft-page-break/><text:span text:style-name="T484"><text:tab/></text:span><text:span text:style-name="T485">The rural population decline was less steep and was drawn out over the course of the next two thousand years </text:span><text:span text:style-name="T523">as the climate shifted</text:span><text:span text:style-name="T485">. </text:span><text:span text:style-name="T486">After an initial sharp mortality of 15%, a consistent -0.01/100 population decline dominated the next two thousand years. </text:span><text:span text:style-name="T492">On top of the steady decline due to increased mortality, many people of the Tellin culture migrated away. </text:span><text:span text:style-name="T493">This added an additional -0.02/100 rate.</text:span><text:span text:style-name="T492"> </text:span><text:span text:style-name="T486">The population of the Tellin Culture collapsed from 25 million to just over 1</text:span><text:span text:style-name="T493">1.6</text:span><text:span text:style-name="T486"> million. </text:span><text:span text:style-name="T487">The rural population decline was caused by raids and increased violence, disease, famine, drought, etc. </text:span><text:span text:style-name="T488">The world was changing around them, and their old ways of life could not continue. </text:span><text:span text:style-name="T493">6 million people of the Tellin culture migrated away.</text:span></text:p>
      <text:p text:style-name="P599"><text:span text:style-name="T488"><text:tab/></text:span><text:span text:style-name="T463">Agashurah collapsed, followed by the other </text:span><text:span text:style-name="T466">southern </text:span><text:span text:style-name="T465">Narazi</text:span><text:span text:style-name="T463">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text:span></text:p>
      <text:p text:style-name="P599"><text:span text:style-name="T463"><text:tab/></text:span><text:span text:style-name="T489">The collapse of Usvajra was not isolated. </text:span><text:span text:style-name="T467">Traders from Hradabar and Usna</text:span><text:span text:style-name="T463"> return to the city and see flames rising into the sky. The Huroman traders returned empty handed to their homelands, also ravaged by the effects of the volcanic eruptions. Their people were hungry and angry. </text:span><text:span text:style-name="T467">Ibowolabara was dragged into the streets and killed, a fate that was shared by numerous other nearby rulers. </text:span><text:span text:style-name="T490">Hradabar, a city now of over 63,000 people, felt the looming doom in the ash-filled clouds. </text:span><text:span text:style-name="T491">Fleeting rulers took hold of these cities, though their rules often only lasted months to a few years.</text:span></text:p>
      <text:p text:style-name="P341"><text:span text:style-name="T1671"><text:tab/>The Huroman coast is invaded by those fleeing the destruction of </text:span><text:span text:style-name="T1683">Usvajra’s</text:span><text:span text:style-name="T1671"> cities. </text:span><text:span text:style-name="T1683">There are no armies to defend the cities here, only bands of warriors just as pitiful as the invaders. Sevakath led the invasion of Huroma, brutally slaughtering the defenders with their undying forms.</text:span><text:span text:style-name="T1671"> </text:span><text:span text:style-name="T1683">Hradabar blinked into darkness, </text:span><text:span text:style-name="T1687">the grand stone megaliths of the advanced city fell into disuse</text:span><text:span text:style-name="T1683">. As the more distant Huroman cities sought the trade of the once-great hub, they found nothing to bring back. While they were not directly brought down by the invasions of refugees, their economy began to enter a death-spiral. Some of these </text:span><text:span text:style-name="T1719">young </text:span><text:span text:style-name="T1683">cities of western Huroma collapsed, but many simply diminished. </text:span><text:span text:style-name="T1687">Many of those that could left these cities and sailed </text:span><text:span text:style-name="T1688">to the south</text:span><text:span text:style-name="T1687">. Some found refuge in small country farms. </text:span><text:span text:style-name="T1689">All were soon affected by the unstoppable climatic effects of the </text:span><text:span text:style-name="T1690">event.</text:span></text:p>
      <text:p text:style-name="P599"><text:span text:style-name="T494"><text:tab/></text:span><text:span text:style-name="T495">Huroma’s population decline was also severe—</text:span><text:span text:style-name="T496">possibly more so. Huroma is an island without routes of easy migration like Usvajra. Invasions and the changing climate pushed people south, concentrating them into a smaller and smaller area. Huroma became a crucible</text:span><text:span text:style-name="T495">. The urban population dropped by 50%, and 10% of the rural population were swept up in the collapse. The swift climatic changes over the next 2000 years led to a general decline of -0.0</text:span><text:span text:style-name="T497">3</text:span><text:span text:style-name="T495">5/100 per year. </text:span><text:span text:style-name="T498">At the end, the population dropped from 20.6 million to </text:span><text:span text:style-name="T497">9.1</text:span><text:span text:style-name="T498"> million. </text:span><text:span text:style-name="T499">1.5 million came from the mainland, raising the total population by the end of the collapse to 10.6e6.</text:span></text:p>
      <text:p text:style-name="P341"><text:span text:style-name="T1720"><text:tab/></text:span><text:span text:style-name="T1721">The initial invasions of Huroma were not alone—many of those fleeing the disaster took to the seas. Some went south to the lands of the Savatumra, others to the mysteri</text:span><text:soft-page-break/><text:span text:style-name="T1721">ous coasts of Eyasol. </text:span><text:span text:style-name="T1722">Eyasol was a struggling land, where a slim amount of farmland supported a significant population of violent peoples. </text:span><text:span text:style-name="T1723">With the arrival of the raiders and refugees, the increase in violence and population brought the final silent crumbling of the last urban site of the early Eyasolian culture. </text:span><text:span text:style-name="T1724">More and more people were driven from the fertile valleys as the climate rushed in around them, and Eyasolians devolve into vicious spirit-binding tribes. Sevakath are few and far between, falling to the outskirts of society as night monsters. Tribes throw their dead fearfully into the night to appease the wandering sevakath.</text:span></text:p>
      <text:p text:style-name="P599"><text:span text:style-name="T1107"><text:tab/></text:span><text:span text:style-name="T1108">The Savatumra </text:span><text:span text:style-name="T1109">farmers south of the Wesaxum face the daunting flux of displaced farmers from the north. There is an initial wave which violently </text:span><text:span text:style-name="T1110">pushes into their territory, but this is fended off by the efficient Savatumra defense mechanism. The Savatumra warriors, during times of need, can step through </text:span><text:span text:style-name="T1111">Hamem</text:span><text:span text:style-name="T1110"> with their grovewalkers to defend nearby villages. This threat was met by the combined forces of hundreds of villages. </text:span><text:span text:style-name="T1112">The chronic problems of rural refugees during the following two millennia </text:span><text:span text:style-name="T1113">is something more difficult to fend off. </text:span><text:span text:style-name="T1114">It is these slow migrations that begin to change the Savatumra people and their culture. The Savatumra people were stubborn and entirely attached to their village mounds—the displaced people, on the other hand, were in a cultural flux. Many joined Savatumra farming sites and adopted their culture. </text:span><text:span text:style-name="T1115">This began a slow but steady increase in Savatumra settlement size </text:span><text:span text:style-name="T500">and complexity.</text:span></text:p>
      <text:p text:style-name="P600"><text:span text:style-name="T500"><text:tab/></text:span><text:span text:style-name="T501">Many migrants from Usvajra also went north into Suhairi and east towards Samisah. </text:span><text:span text:style-name="T502">These migrations caused waves that moved throughout all of east Nomenes. </text:span><text:span text:style-name="T503">First, let’s focus on those that fled directly north into Suhairi. </text:span><text:span text:style-name="T504">Many of these people were Narazis fleeing from their southern reaches into the wide territory of the northern Wesaxum. The initial wave of raiders fatally interrupted the delicate balance that was found in Suhairi. The Narazi there had fought off the Nlashikir and exiled them to the northern islands, but with the onset of this societal collapse, the Narazi were busied with raids to their south. The unstoppable wave of raiders swept north and weakened the Narazi of Suhairi. </text:span><text:span text:style-name="T505">This gave the Nlashikir the opportunity they needed to step in and conquer the Suhairi. </text:span><text:span text:style-name="T506">Nlashikir warships landed on the northern coasts and the settlements of the northern Narazi burned. One among these Nlashikir warlords saw that the threat from the south was greater than any others could anticipate. This was Eleru Omi-Okun “He who is as fearsome as a swelling sea”. Eleru build a great walled enclosure upon a stony escarpment and used his warriors to defend the countryside from raids. He used this action as the basis for authority—authority that would </text:span><text:span text:style-name="T507">go on to</text:span><text:span text:style-name="T506"> instantiate Eleru Omi-Okun as a dynastic ruler of a proto-kingdom </text:span><text:span text:style-name="T508">in northern Suhairi. This was the start of the Suhairian kingdoms of the latter </text:span><text:span text:style-name="T509">half of the Bronze Age in Nomenes.</text:span><text:span text:style-name="T510"> </text:span><text:span text:style-name="T511">Eleru’s kingdom, </text:span><text:span text:style-name="T512">and the kingdoms of others that took his example,</text:span><text:span text:style-name="T511"> was loosely established by </text:span><text:span text:style-name="T513">39</text:span><text:span text:style-name="T511">,</text:span><text:span text:style-name="T513">5</text:span><text:span text:style-name="T511">00 BBT.</text:span></text:p>
      <text:p text:style-name="P600"><text:span text:style-name="T511"><text:tab/></text:span><text:span text:style-name="T514">Around half a million astar of Usvajra fled northeast, through mountain valleys and into the highlands of the tributaries of the Jivita river. </text:span><text:span text:style-name="T515">These highlands were harsh, barren and volcanic. The Jivita’s tributaries flowed through them, cutting scars into the stone and exposing volcanic springs and cinnabar crystals. </text:span><text:span text:style-name="T516">Several Ghahaka tribes </text:span><text:soft-page-break/><text:span text:style-name="T516">lived in the area, and they often did not meet peacefully with the migrants. The highlands were infertile and hostile, and the migrants almost without exception followed the tributaries east to the mouth of the Jivita into Samisah. </text:span><text:span text:style-name="T517">It was from here that many of these people dispersed, though a large core settled directly in the mouth. These people were the followers of Vayhati-Ceris (“Bearer of the Ceris blood”). </text:span><text:span text:style-name="T518">This is the young girl that fled Nabashanum, and she was the holder of the Atnasi </text:span><text:span text:style-name="T519">after the death of Yuvis. </text:span><text:span text:style-name="T520">The</text:span><text:span text:style-name="T521">se 10,000</text:span><text:span text:style-name="T520"> Cerisians were the first settlers at the mouth of the Jivita, which they called the land of Akshah, “The Blue-Green Mouth”. </text:span><text:span text:style-name="T522">Over the next 2000 years the remaining 0.5e6 migrants made their way down the Jivita.</text:span></text:p>
      <text:p text:style-name="P426"/>
      <text:p text:style-name="P347"><text:span text:style-name="T1649">As the initial chaos of the Early Bronze Age collapse around Nos Mori simmered to a whimper, millions had been killed or displaced. Cultures were spread thing and intermixed. Cities were small and far-between, with a widespread decrease in urban centers throughout all of Nos Mori. </text:span><text:span text:style-name="T1725">Sevakath of Usvajra were often the focus of fierce cultural wars that ripped through the Nos Mori in the following two millennia. </text:span><text:span text:style-name="T1691"><text:s/></text:span><text:span text:style-name="T1693">In these violent times, another Lesser Auhron took the </text:span><text:span text:style-name="T1692">distant </text:span><text:span text:style-name="T1693">field. The Raven Queen whispered into the minds of a terrified few and recruited them, </text:span><text:span text:style-name="T1715">growing her cults throughout all Nos Mori.</text:span><text:span text:style-name="T1693"> These few servants of the Raven Queen called themselves by many names in the various tongues of the fallen civilizations, th</text:span><text:span text:style-name="T1716">ough</text:span><text:span text:style-name="T1693"> often they were known as Shukun, “Vultures”. The Shukun of this period hunted down sevakath that had fled their people, </text:span><text:span text:style-name="T1692">primarily acting on the eastern coast of Huroma</text:span><text:span text:style-name="T1693">. </text:span><text:span text:style-name="T1694">Here, Shukun and their cults became pervasive enough to head many regional tribes.</text:span><text:span text:style-name="T1693"> They spoke out against the undead nature </text:span><text:span text:style-name="T1716">of the sevakath</text:span><text:span text:style-name="T1693">, and some Shukun </text:span><text:span text:style-name="T1692">of Usvajra </text:span><text:span text:style-name="T1693">gathered and destroyed ancient sevakath catacombs. </text:span><text:span text:style-name="T1691">Sevakath were exiled and immolated and forced into hiding. Their numbers </text:span><text:span text:style-name="T1716">in Huroma</text:span><text:span text:style-name="T1691"> dwindled, and the power of the sevakath </text:span><text:span text:style-name="T1716">invaders there</text:span><text:span text:style-name="T1691"> waned.</text:span></text:p>
      <text:p text:style-name="P348"><text:span text:style-name="T1691"><text:tab/>This begins a </text:span><text:span text:style-name="T1726">d</text:span><text:span text:style-name="T1691">ark </text:span><text:span text:style-name="T1726">a</text:span><text:span text:style-name="T1691">ge in the history of the astar in Nomenes, where the refinement of the golden age of </text:span><text:span text:style-name="T1726">Usvajra</text:span><text:span text:style-name="T1691"> was lost. </text:span><text:span text:style-name="T1726">Progress was not made. Few cities grew, and in general the population thinned as people fell to the hardship of the changing climate. </text:span><text:span text:style-name="T1727">The Nos Mori became slightly cooler and drier, and the ecology re-arranged itself in the wake of the divine continuances of the early bronze age.</text:span></text:p>
      <text:p text:style-name="P372"/>
      <text:p text:style-name="P532">40,500 BBT—<text:span text:style-name="T2940">The majority of the Ghahaka were not affected by the Nos Mori collapse. The Wesaxum mountains protected them from the chaos of the east, and their unique adaptations to the red wastes of the western desert allowed them to live in places where others could not. The northern tribes were most affected by the drying of the Jivita, but for the others the Jivita’s tuhra gifts had long since been locally cultivated in springs and underground pools. </text:span><text:span text:style-name="T2941">The southern Ghahaka had another problem, however. Jir-Elesin were invading from the east. The incursions were slow at first, with the raiding bands only penetrating a short distance into the plains of red grass, but eventually they increased in size and ambition. The Jir-Elesin were intelligent peoples—they began to learn the Ghahakan rituals, befriend the Ghahakan spirits and deities, and practice the Ghahakan tradition of drinking mercury for protection. The Jir-Elesin became a cul</text:span><text:soft-page-break/><text:span text:style-name="T2941">tural enigma, holding their own traditions close to their hearts yet also easily practicing the rituals that would protect them in new environments. </text:span><text:span text:style-name="T2942">By this time, the Jir-Elesin had expanded their territory almost to the meridian of the mouth of the Jivita. Where the Jir-Elesin roamed, the Ghahaka were pushed out or forced to join. In many cases, the latter was true. Ghahaka would take up arms with the Jir-Elesin bands, adopting the riding skills of the newcomers. The Ghahaka expanded this art: they began to ride velociraptors, rhinoceros, and other desert creatures.</text:span></text:p>
      <text:p text:style-name="P372"/>
      <text:p text:style-name="P571"><text:span text:style-name="T74">39,748 BBT|15131 YH—</text:span><text:span text:style-name="T75">After the </text:span><text:span text:style-name="T106">initial 1200 years of violent </text:span><text:span text:style-name="T75">collapse of the civilizations around the Nos Mori, </text:span><text:span text:style-name="T76">the cultural landscape was complicated. </text:span><text:span text:style-name="T107">This entry will cover the long-term chronic aftermath of the collapse and describe the cultural landscape halfway through the dark age.</text:span><text:span text:style-name="T75"> </text:span><text:span text:style-name="T76">T</text:span><text:span text:style-name="T75">he Thandana river valley and peninsula </text:span><text:span text:style-name="T76">are</text:span><text:span text:style-name="T75"> invaded by </text:span><text:span text:style-name="T105">Rajanan </text:span><text:span text:style-name="T75">mountain tribes driven from their homes by the volcanic eruptions of the region. </text:span><text:span text:style-name="T77">Few sevakath ever live to hibernation. </text:span><text:span text:style-name="T78">Okos still stands, though the city is </text:span><text:span text:style-name="T79">barely a shadow of </text:span><text:span text:style-name="T80">its former glory. The city changes hands every few years.</text:span></text:p>
      <text:p text:style-name="P373"><text:tab/><text:span text:style-name="T1780">Just to the north of these tribes, the regions around the ruined Agashurah and Nabashanum are home to naga cult-tribes. </text:span><text:span text:style-name="T1799">The naga tribes </text:span><text:span text:style-name="T2930">experience a shift in their religious traditions during this time. Their diverse pantheon of deities narrows, focusing in almost exclusively on snake deities. The Lesser Auhron Eres loses cult support here, though it was historically her largest cult center.</text:span></text:p>
      <text:p text:style-name="P373"><text:tab/><text:span text:style-name="T1781">The eastern part of Usvajra remained in the grasp of the ancient cities of Nemora and Kankanapal, both now </text:span><text:span text:style-name="T2932">highly</text:span><text:span text:style-name="T1781"> diminished. In the collapse, the sevakath catacombs of the Tellin basin were primarily spared from the Shukun </text:span><text:span text:style-name="T1800">cult </text:span><text:span text:style-name="T1781">raids, </text:span><text:span text:style-name="T1800">though the </text:span><text:span text:style-name="T1801">burial center</text:span><text:span text:style-name="T1800"> of Okos was destroyed</text:span><text:span text:style-name="T1781">. The culture of </text:span><text:span text:style-name="T1802">old </text:span><text:span text:style-name="T1781">Usvajra huddled within the tiny basin, degenerating to primarily cult worship of the ancestral sevakath.</text:span></text:p>
      <text:p text:style-name="P373"><text:tab/><text:span text:style-name="T1782">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1803">The tribal Usvajran raiders that inhabited this region threw away their theocratic beginnings and took the leadership of warlord chiefs. </text:span><text:span text:style-name="T1804">The polytheistic foundation of the Usvajran religion remained, though rituals and sacrifices were often carried out by non-sevakath shamans or priests.</text:span></text:p>
      <text:p text:style-name="P601"><text:span text:style-name="T476"><text:tab/></text:span><text:span text:style-name="T477">South of Ramuram, </text:span><text:span text:style-name="T524">the quiet farming villages of the southern Jangatet were a swirl of new cultural identities. The prior inhabitants had been swept up in the collapse, leaving new villages composed of Huroman, Narazi, and Usvajran refugees.</text:span></text:p>
      <text:p text:style-name="P665"><text:span text:style-name="T524"><text:tab/>Continuing south, the Savatumra mounds were swelling with the influx of migrants from the north. The Savatumra, traditionally entirely egalitarian, were beginning to bow under the influence of charismatic leaders able to preserve the settlements from the duress of the growing population. Stratification was increasing, and the stratification took on aspects of northern culture. Grovewalkers remained separate from the political </text:span><text:soft-page-break/><text:span text:style-name="T524">structure of the mounds, and the new leaders were not typically religious leaders. </text:span><text:span text:style-name="T1116">The swelling population began a new practice of Savatumra pilgrimage, where migrants or adolescents would seek their fortune in new lands. They would travel through groves to the distant lands to the east, where word from the most distant </text:span><text:span text:style-name="T1111">travelers</text:span><text:span text:style-name="T1116"> told of boundless and plentiful land without barbarians or raiders. </text:span><text:span text:style-name="T1117">Many Savatumrans began to migrate to Austera. </text:span><text:span text:style-name="T1118">There were also other indirect effects of the collapse. The acute climatic shift caused by the volcanic ash did not greatly effect the Savatumra people themselves, as they were protected by a divine continuance, but it did bring famine and harsh winters to the tribal Vinaltakhans to the south of the Savatumra. </text:span><text:span text:style-name="T1119">This increased southern violence and further divided the Savatumrans and their ancestral peoples.</text:span></text:p>
      <text:p text:style-name="P602"><text:span text:style-name="T524"><text:tab/>In Suhairi, the proto-kingdom of Eleru Omi-Okun was congealing. The region was in a prolonged state of warfare, but from the war was emerging the powerful structure of the Suhairian kingdoms. </text:span><text:span text:style-name="T525">Eleru and the Nlashikir of the Suhairi knew the lives of the astar passed far more quickly than their own, and this influenced the way they took control as dynastic rulers. </text:span><text:span text:style-name="T526">They ruled in a way more similar to the Akobi than to an active king. Eleru held himself above the common astar and Nlashikir of his lands, and he mingled mostly with sevakath and naga. </text:span><text:span text:style-name="T527">The sevakath and naga of the Narazi remained powerful in the new Suhairi. They continued to hold their positions as religious officials, though now the dynastic Nlashikir rulers placed themselves within the religious structure. They would mix with the naga and birth infertile half-breeds of astar and Nlashikir. </text:span><text:span text:style-name="T528">These beings were immensely powerful, and those born from sevakath would be sevakath themselves. The male half-breeds were most prized as unstoppable warriors. </text:span><text:span text:style-name="T529">Many generations of astar passed under </text:span><text:span text:style-name="T530">the rule of a</text:span><text:span text:style-name="T529"> single Nlashikir overlord. </text:span><text:span text:style-name="T531">The proto-kingdoms of Suhairi first grew in the northern tip, though they spread down the coast of the Samisah, </text:span><text:span text:style-name="T540">meeting with the northern reaches of the Akshani.</text:span></text:p>
      <text:p text:style-name="P603"><text:span text:style-name="T531"><text:tab/></text:span><text:span text:style-name="T532">By this time, the population of the migrants around the central part of the Samisah was significantly grown. </text:span><text:span text:style-name="T533">The population sits around 270,000 astar. The climatic flux during this millennium saw the Jivita shift and dry considerably. The glacial ice from Dinaelin ceased, and the Wesaxum peaks that previously fed the Jivita and its tributaries were much more arid. The Jivita survived, though it was much weaker and did not run the same course. Its mouth was shifted northward, and its course now ran through the ancient crystal valleys </text:span><text:span text:style-name="T534">between Suhairi and the central desert. </text:span><text:span text:style-name="T535">The shift in the Jivita forced these Akshani to diffuse north and south along the Samisah coast. </text:span><text:span text:style-name="T536">This change ended up favorable for the new settle</text:span><text:span text:style-name="T537">rs, as the coast is thick with </text:span><text:span text:style-name="T538">generous</text:span><text:span text:style-name="T537"> fertile volcanic soils </text:span><text:span text:style-name="T539">and delta deposits. </text:span><text:span text:style-name="T541">Settlements grew here, though no state society yet emerged. </text:span><text:span text:style-name="T577">The settlers favored territory not inhabited by Isikal or the Jir-Elesin, though they interacted with both peoples. </text:span><text:span text:style-name="T578">The Isikal, though generally hostile to the Jir-Elesin, found friends in the Akshani. The Akshani, still holding Narazi culture, practiced mortal sacrifice, much like the Isikal. </text:span><text:span text:style-name="T579">The Isikal and Akshani traded in sacrifices, and this put them on generally friendly footing.</text:span></text:p>
      <text:p text:style-name="P603"><text:span text:style-name="T541"><text:tab/></text:span><text:span text:style-name="T542">The shifting of the Jivita also greatly affected the Ghahaka of the region. </text:span><text:span text:style-name="T543">Almost half a million Ghahaka lived in the inhospitable desert, </text:span><text:span text:style-name="T544">and they all greatly relied on </text:span><text:soft-page-break/><text:span text:style-name="T544">the Jivita. </text:span><text:span text:style-name="T545">As it shifted, so too did they. </text:span><text:span text:style-name="T546">The tribes here moved more northward and condensed into the smaller Jivita basin. This came with initial violence, but the tribes here tended to get along well. The closer proximity encouraged advancements in hunting, trapping, and building. </text:span><text:span text:style-name="T547">The Ghahaka here were also in closer proximity to the northern Narazi and the Suhairian kingdoms, as well as the Akshani on the coast of the Samisah.</text:span></text:p>
      <text:p text:style-name="P390"/>
      <text:p text:style-name="P605"><text:span text:style-name="T548"><text:tab/></text:span><text:span text:style-name="T557">Across the Nos Mori, Hradabar and the states around it were completely destroyed by the waves of </text:span><text:span text:style-name="T558">sevakath and </text:span><text:span text:style-name="T557">raiders from the east. </text:span><text:span text:style-name="T558">The Shukun servants of the Raven Queen </text:span><text:span text:style-name="T559">(racially both astar and Orun)</text:span><text:span text:style-name="T558"> gained renown for hunting and slaying many of these sevakath, leading to Shukun-chieftain and big-man tribes of ethnic Eastern Huromans around the </text:span><text:span text:style-name="T560">drying </text:span><text:span text:style-name="T558">region of Hradabar. </text:span><text:span text:style-name="T561">While Hradabar itself vanished, the neighboring city of Bowoshar was resettled by Shukunenes. </text:span><text:span text:style-name="T558">The large island off the coast, however, was settled by rival Usvajran refugees, </text:span><text:span text:style-name="T562">agricultural</text:span><text:span text:style-name="T563"> settlements and tribes often involved with </text:span><text:span text:style-name="T564">remnant </text:span><text:span text:style-name="T563">sevakath </text:span><text:span text:style-name="T565">institutions</text:span><text:span text:style-name="T558">. </text:span><text:span text:style-name="T566">These people knew themselves as the Yayurakt (“Of pious blood”). </text:span><text:span text:style-name="T567">These Yayurs were cruel and warlike, the survivors of a vicious struggle for a future. </text:span><text:span text:style-name="T568">The center of Yayurakt culture was this island, though their settlements also were spread around the other northern Nos Mori islands.</text:span></text:p>
      <text:p text:style-name="P604"><text:span text:style-name="T548"><text:tab/></text:span><text:span text:style-name="T549">The cities of Usna and Morwuhar, both trading cities, were sacked as well. While the foundations of the cities were not destroyed, the peninsula on which they sat underwent sweeping climatic changes—the wet forests dried and died, replaced by hot, semi-arid steppes. </text:span><text:span text:style-name="T550">T</text:span><text:span text:style-name="T551">he agricultural populations of </text:span><text:span text:style-name="T550">the east coast were forced south, but the west coast underwent a very different transformation. The formerly arid southwest grew lush and prosperous, going from semi-arid and arid hills to a thriving Mediterranean landscape</text:span><text:span text:style-name="T551">. </text:span><text:span text:style-name="T550">Many southerners who were pushed out of their lands found refuge here.</text:span><text:span text:style-name="T551"> The migrations </text:span><text:span text:style-name="T556">from the east</text:span><text:span text:style-name="T551"> were composed of a mix of astar and Nlashikir, and were initially massively violent. The prior inhabitants of the southern parts of Huroma fought for their lives against the incursions from the north, and the last millennia was marked by bl</text:span><text:span text:style-name="T552">oodshed. From the violent crucible of southeastern Huroma arose one group called the Omanusians (“The Wealthy People”). The Omanusians were originally a clan from Hradabar that moved south with all their wealth and power </text:span><text:span text:style-name="T553">early in the collapse. Where the Omanusians left Hradabar and the lands around it, mountain people used to the arid ecology moved in. </text:span><text:span text:style-name="T554">The dry mountains had raised a hardy people particularly adapted to the pastoral lifestyle of a hot steppe. These Huroman pastoralists, called the Deshgair or Desharenes, expanded their tribes to the wide highland peninsula </text:span><text:span text:style-name="T555">to their south</text:span><text:span text:style-name="T554">.</text:span></text:p>
      <text:p text:style-name="P390"><text:tab/><text:span text:style-name="T2933">Western Huroma did not feel the same acute effects of the collapse, </text:span><text:span text:style-name="T2936">especially since it was far less densely populated. Previously, only very small villages and towns had marked the coast, and these had mostly been centered around the 25</text:span><text:span text:style-name="T1762">th</text:span><text:span text:style-name="T2936"> and 37</text:span><text:span text:style-name="T1762">th</text:span><text:span text:style-name="T2936"> parallels</text:span><text:span text:style-name="T2933">. Rather, their main downfall came in the form of the chronic climatic changes and migrations. </text:span><text:span text:style-name="T2934">Any urban centers shrank and disappeared, especially around the 25</text:span><text:span text:style-name="T1761">th</text:span><text:span text:style-name="T2934"> parallel </text:span><text:span text:style-name="T2936">south</text:span><text:span text:style-name="T2934">, Sundarashar among them. </text:span><text:span text:style-name="T2936">The northern half of the west coast, previously watered by the annual monsoons, became immensely arid. The Mediterranean climate of the south</text:span><text:soft-page-break/><text:span text:style-name="T2936">ern tip migrated north, and many followed it. </text:span><text:span text:style-name="T1783">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1784">The north of the 25</text:span><text:span text:style-name="T1757">th</text:span><text:span text:style-name="T1784"> parallel is home to pastoral tribes </text:span><text:span text:style-name="T1785">extended from the northern hunter gatherers and Nlashikir central tribes, </text:span><text:span text:style-name="T1805">whom the Marmans called the tribes of Asham (“uncivilized”).</text:span></text:p>
      <text:p text:style-name="P390"/>
      <text:p text:style-name="P427">39,500 BBT—The Jir-Elesin have reached around 1200 km beyond the meridian of the mouth of the Jivita. <text:span text:style-name="T2937">They cover around 6.1 Mm in total.</text:span></text:p>
      <text:p text:style-name="P427"/>
      <text:p text:style-name="P434">39,500 BBT—The Savatumrans of Austera encircle the Ra<text:span text:style-name="T2978">v</text:span>azah, <text:span text:style-name="T3118">replacing the native Vinaltakhans.</text:span></text:p>
      <text:p text:style-name="P427"/>
      <text:p text:style-name="P512">39,498 BBT—The ruling sevakath beneath <text:span text:style-name="T2958">Eleru Omi-Okun </text:span>in his kingdom is slaughtered during an internal conflict. The sevakath high priest is replaced with a younger relative. As the kingdom looks to Eleru Omi-Okun for a response to this upheaval, they find only applause. Eleru Omi-Okun embraces the new line, aiding them in their declaration of rightfulness. <text:span text:style-name="T2959">Despite this, he presses firmly on the new ruler, ensuring the continuation of Eleru as the true overlord of his kingdom, despite the power given to the sevakath high priest. </text:span><text:span text:style-name="T2960">This sets an important precedent in the Suhairian kingdoms: the overlordship of the Nlashikir is above the passing of sevakath dynasties.</text:span></text:p>
      <text:p text:style-name="P512"/>
      <text:p text:style-name="P513">39,100 BBT—Early East Austerans spread up the entire east coast, developing a savanna and jungle suited culture <text:span text:style-name="T3109">that dominates the northeast of Austera. An Eastern desert culture also matures by this time, </text:span><text:span text:style-name="T3110">as well as a southern coast continental culture. By this time, Early East Austerans have expanded to the middle of the southern coast.</text:span></text:p>
      <text:p text:style-name="P427"/>
      <text:p text:style-name="P609"><text:span text:style-name="T599">3</text:span><text:span text:style-name="T600">9</text:span><text:span text:style-name="T599">,</text:span><text:span text:style-name="T600">0</text:span><text:span text:style-name="T599">00 BBT—Hehtan and his band cross the northern desert in which they had been hiding and emerge into the valley of the Samisah. </text:span><text:span text:style-name="T601">They trade with Jir-Elesin and learn horseback riding, though they continue to move as the hunters from the Akobate catch up with them. These Akobate hunters meet with the Nlashikir in the Jir-Elesin and speak of the Akobate. The romantic and legendary light of the Akobate goes to the hearts of some Nlashikir, and this slowly begins the practice of pilgrimage within some Nlashikir bands. An ambitious Nlashikir might journey across the desert or through the mountains back to their homeland, where they will meet with relatives, old friends, or simply travel to temples to speak with Yan. </text:span><text:span text:style-name="T602">They’ll often bring with them new technologies developed by the distant astar, </text:span><text:span text:style-name="T1131">beginning the cultural belief of astar as a mystic, distant “other”</text:span><text:span text:style-name="T602">. </text:span><text:span text:style-name="T603">The practice is taken up by some Orun of the Akobate as well—they’ll take a pilgrimage out into the wild lands of Nomenes, returning with tales of their adventures.</text:span></text:p>
      <text:p text:style-name="P609"><text:span text:style-name="T603"><text:tab/></text:span><text:span text:style-name="T604">Hehtan and his band find refuge in the cities of the Akshani.</text:span></text:p>
      <text:p text:style-name="P521"/>
      <text:p text:style-name="P666"><text:soft-page-break/><text:span text:style-name="T604">3</text:span><text:span text:style-name="T1120">9,000 BBT—The Jir-Elesin reach their farthest extent, the steppe hills at the base of the Wesaxum range. The Ghahaka have been molded into their society, forming a new plural culture: the </text:span><text:span text:style-name="T1122">Masters of the Red Lands</text:span><text:span text:style-name="T1120">, </text:span><text:span text:style-name="T1121">Sor’haya. </text:span><text:span text:style-name="T1123">The Sor’haya were brutal horse riders, painting their bodies red with vermilion dust and drinking mercury from the skulls of their enemies. </text:span><text:span text:style-name="T1124">As the Jir-Elesin pressed into the ancient Ghahaka, </text:span><text:span text:style-name="T1125">many of the tribes forced out migrated west and north. </text:span><text:span text:style-name="T1126">The western raiders further destabilized the collapsed world of the Usvajra.</text:span></text:p>
      <text:p text:style-name="P390"/>
      <text:p text:style-name="P607"><text:span text:style-name="T575">38,990 BBT—The </text:span><text:span text:style-name="T1127">Sor’haya</text:span><text:span text:style-name="T575"> speak their own language, </text:span><text:span text:style-name="T1127">Sor’hayan</text:span><text:span text:style-name="T576">, </text:span><text:span text:style-name="T575">developed from ancestral East Samisian and the language of the Nlashikir, </text:span><text:span text:style-name="T1130">also holding some loan words from the conquered Ghahakan</text:span><text:span text:style-name="T575">.</text:span></text:p>
      <text:p text:style-name="P372"/>
      <text:p text:style-name="P339"><text:span text:style-name="T1695">38,948 BBT|15931 YH—</text:span><text:span text:style-name="T1696">From the ashes of the societal collapse and the new milder climate, complex civilizations </text:span><text:span text:style-name="T1697">that would go on to develop</text:span><text:span text:style-name="T1696"> libraries, standing armies and navies, and common metal and bronze-working. This is an early age of chariots, swords, wheels, and giant constructions defined by access to tin and copper, most abundant in the ruinous Wesaxum mountains.</text:span></text:p>
      <text:p text:style-name="P391"/>
      <text:p text:style-name="P339"><text:span text:style-name="T1696"><text:tab/></text:span><text:span text:style-name="T1698">The dark age comes to a </text:span><text:span text:style-name="T1699">slow </text:span><text:span text:style-name="T1698">close by this time as new civilizations gr</text:span><text:span text:style-name="T1699">e</text:span><text:span text:style-name="T1698">w around Nos Mori</text:span><text:span text:style-name="T1696">. </text:span><text:span text:style-name="T1699">The resurgence was driven by those that were on the outskirts of the collapse—</text:span><text:span text:style-name="T1700">primarily </text:span><text:span text:style-name="T1699">the Marmans of Marmanush </text:span><text:span text:style-name="T1701">and their contact with the Omanusians. </text:span><text:span text:style-name="T1702">By the la</text:span><text:span text:style-name="T1703">st quarter</text:span><text:span text:style-name="T1702"> of the dark ages, the Marman cities of Meteshahar, Oraculum, and Gaara were </text:span><text:span text:style-name="T1703">growing large, though they had little distant contacts. </text:span><text:span text:style-name="T1704">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1705">and the simple revitalization of trade, </text:span><text:span text:style-name="T1704">helped speed up the growth of the</text:span><text:span text:style-name="T1705">ir cities. By the end of the dark age, the Omanusian cities of Ilu-Duhyadar </text:span><text:span text:style-name="T1697">and Ilu-Dharmika had over 10,000 inhabitants, </text:span><text:span text:style-name="T1706">with several other cities following close behind</text:span><text:span text:style-name="T1697">.</text:span></text:p>
      <text:p text:style-name="P430"/>
      <text:p text:style-name="P612"><text:span text:style-name="T620"><text:tab/></text:span><text:span text:style-name="T621">The eastward migrations of refugees through the valleys of the Jivita have finished by this time. </text:span><text:span text:style-name="T622">With this migration and the swift natural growth at the end of the dark age due to the rapid spread of farming and the fertile soils, the population here surpasses 1 million astar. </text:span><text:span text:style-name="T582">They extend from the narrow straight of the Samisah, what the Akshani call </text:span><text:span text:style-name="T623">the Sankata, </text:span><text:span text:style-name="T624">to the mouth of the crystalline valleys </text:span><text:span text:style-name="T625">in the north, </text:span><text:span text:style-name="T619">the place the Ghahaka called Uruvand (“Valley of Cinnabar </text:span><text:span text:style-name="T626">Stones</text:span><text:span text:style-name="T619">”)</text:span><text:span text:style-name="T625">. </text:span><text:span text:style-name="T627">The Akshani were a resourceful people. They spoke with the Isikal and learned their ancient stories and their </text:span><text:span text:style-name="T628">s</text:span><text:span text:style-name="T627">ecrets and learned from the Ghahaka the methods of venturing into the volcanic </text:span><text:soft-page-break/><text:span text:style-name="T627">wastes of and crystalline forests. </text:span><text:span text:style-name="T629">The Akshani became a strong presence around the Samisah. They extracted tin from the volcanic alluvium and forged hard bronze </text:span><text:span text:style-name="T630">in huge supply.</text:span><text:span text:style-name="T580"> </text:span><text:span text:style-name="T631">The Ghahaka are at first guides, though they realize the wealth available to them and many become seasonal miners. </text:span><text:span text:style-name="T632">Tribal heads grow in wealth and power, and these Ghahaka tribes increase in stratification.</text:span><text:span text:style-name="T580"> </text:span><text:span text:style-name="T633">The Ghahaka also trade tin to the Suhairians as their territory draws closer.</text:span></text:p>
      <text:p text:style-name="P621"><text:span text:style-name="T580"><text:tab/></text:span><text:span text:style-name="T1272">The Akshani have a very different material, environmental, and religious culture from their ancestral Narazi.</text:span><text:span text:style-name="T1273"> </text:span><text:span text:style-name="T1274">One of the foremost figures that shaped the Akshani beliefs was Guire</text:span><text:span text:style-name="T1275">. </text:span><text:span text:style-name="T1222">G</text:span><text:span text:style-name="T1223">uire had long watched the world, though he had not much intervened. </text:span><text:span text:style-name="T1224">He had whispered in the minds of mortals and manifested as spirits in numerous ancient societies, and he had eventually been elevated to godhood by </text:span><text:span text:style-name="T1225">a group of Huromans</text:span><text:span text:style-name="T1224"> ~42k BBT. </text:span><text:span text:style-name="T1226">He noticed and learned many things about his new nature and about the world during his time as an Auhron. </text:span><text:span text:style-name="T1227">He found empirically that he gained power as more people worshiped him—</text:span><text:span text:style-name="T1228">though he did not fully understand the mechanism of this, he realized that if he wanted power in this world then he needed to be active within the mortal’s pantheons. </text:span><text:span text:style-name="T1229">Additionally, he witnessed the birth, activity, and diminishment of Autochthons. </text:span><text:span text:style-name="T1230">He </text:span><text:span text:style-name="T1231">traveled to their realms in the Veil and saw the many afterlives of mortals. </text:span><text:span text:style-name="T1232">As he fell from the </text:span><text:span text:style-name="T1237">Huroman </text:span><text:span text:style-name="T1232">pantheon </text:span><text:span text:style-name="T1233">in the chaos of the </text:span><text:span text:style-name="T1238">Early Bronze Age collapse</text:span><text:span text:style-name="T1232">, he </text:span><text:span text:style-name="T1234">was drawn towards the astar migrating to the land of Akshah</text:span><text:span text:style-name="T1232">. </text:span><text:span text:style-name="T1235">Guire was drawn by this fear and struggle—he wanted to push back against it and save the </text:span><text:span text:style-name="T1234">Akshani</text:span><text:span text:style-name="T1235">. </text:span><text:span text:style-name="T1236">He began building an Autochthon singularly apart from the other Akshani deities.</text:span></text:p>
      <text:p text:style-name="P618"><text:span text:style-name="T675"><text:tab/></text:span><text:span text:style-name="T609">The Akshani </text:span><text:span text:style-name="T584">are a people deeply afraid of their gods. The disasters that led to their migration play a large role in their current beliefs—the gods are close, violent, malevolent, and easily spurned. Akshani life is filled with ritual and careful, regimented practice. </text:span><text:span text:style-name="T591">Magic within Akshani society is thus very different—the gods are now too uncaring about mortals in order to carry out the wishes of their supplicants. </text:span><text:span text:style-name="T594">Beyond this, in many cases the peoples of Akshah wish for nothing else but to be completely unseen by their gods. They believe the gods go about their duties keeping the world in order, and mortals are only protected by their rituals and practices. Without these things, the gods would actively pursue their destruction.</text:span></text:p>
      <text:p text:style-name="P619"><text:span text:style-name="T591"><text:tab/></text:span><text:span text:style-name="T585">Scribery is a valuable profession within city temples, using a new Akshani </text:span><text:span text:style-name="T587">hieroglyphic</text:span><text:span text:style-name="T585"> system loosely based on </text:span><text:span text:style-name="T586">old</text:span><text:span text:style-name="T585"> Okos logographic texts </text:span><text:span text:style-name="T588">the complicated traditions of Akshah are recorded. </text:span><text:span text:style-name="T589">The increased importance of the ritual life of the Akshani also elevated the Sevakath further. Previously, sevakath were important spiritual beings, those that could bridge the worlds of the living and the afterlife. They would drink the blood and eat the flesh of the dead in order to ensure passage into the next world. For the Narazi, the sevakath were also the bearers of the snake curse, the deal struck by Kastis in order to allow the Narazi to survive in the red wastes. </text:span><text:span text:style-name="T590">The Akshani journey through the red wastes to Akshah brought them in contact with many Ghahaka. Though the contacts were often short, they were enough to slowly teach the Akshah Ghahakan rituals and traditions for surviving in the toxic landscape. The Akshani sevakath began to step away from their naga past, though snakes and snake-imagery still remained im</text:span><text:soft-page-break/><text:span text:style-name="T590">mensely important in their society. </text:span><text:span text:style-name="T589">For the Akshani, the sevakath </text:span><text:span text:style-name="T592">are societal protectors, </text:span><text:span text:style-name="T596">paladins who shield the land and slay monsters</text:span><text:span text:style-name="T592">. </text:span><text:span text:style-name="T593">They perform the rituals and the sacred arts that keep the deities from destroying all Aksha</text:span><text:span text:style-name="T676">h</text:span><text:span text:style-name="T593">—</text:span><text:span text:style-name="T595">and they also pursue new means of combating the many evil gods and their servants. </text:span><text:span text:style-name="T610">These paladins, </text:span><text:span text:style-name="T611">Arihan (meaning “Foe slayers”), </text:span><text:span text:style-name="T1218">are supported by the increased population growth rates of Akshah</text:span><text:span text:style-name="T1213">.</text:span><text:span text:style-name="T611"> This allowed a far larger population of sevakath, </text:span><text:span text:style-name="T612">called saranath in the tongue of the Akshani.</text:span></text:p>
      <text:p text:style-name="P620"><text:span text:style-name="T1239"><text:tab/>Guire is central to the saranath. He became</text:span><text:span text:style-name="T1236"> the first Nkatha, “Tiratha”, meaning “The Eminent Warrior”. </text:span><text:span text:style-name="T1239">The Nkatha, meaning “</text:span><text:span text:style-name="T1240">Hidden Masters, Secret Protectors”, </text:span><text:span text:style-name="T1239">are a class of Autochthonous beings in the Akshani culture, likened to angels. They are divine beings that sided with the mortals rather than the merciless and violent gods.</text:span><text:span text:style-name="T1236"> </text:span><text:span text:style-name="T1241">Once the role of Tiratha matured and allowed Guire physical form</text:span><text:span text:style-name="T1242">, </text:span><text:span text:style-name="T1243">he began his most dangerous position yet: the single warrior fighting against the myriad of monstrous gods of the Akshani. While Guire was a Greater Auhron, that did not make him indestructible against other gods—</text:span><text:span text:style-name="T1244">he could be killed in battle </text:span><text:span text:style-name="T1253">by having his nexus shattered</text:span><text:span text:style-name="T1244">. </text:span><text:span text:style-name="T1245">The physical manifest</text:span><text:span text:style-name="T1254">ation</text:span><text:span text:style-name="T1245"> of Guire as Tiratha coincided with the arrival of Hehtan to Akshah. </text:span><text:span text:style-name="T1246">It was soon evident to Tiratha that the goddess that Hehtan served was actually his daughter Eres, acting from her dark realm of banishment. He had known that the Lesser Auhrons existed; he spoke to Selor and </text:span><text:span text:style-name="T1247">had</text:span><text:span text:style-name="T1246"> learned about the existence of Andolem, </text:span><text:span text:style-name="T1248">but he had never as of yet identified their manipulations in Mediul. </text:span><text:span text:style-name="T1249">Through Hehtan, Guire and Eres spoke </text:span><text:span text:style-name="T1255">for the first time since the disaster that rended the world apart. </text:span><text:span text:style-name="T1256">Eres had not yet deciphered the writings on the bones of Faranwe, which were encoded in a script unknown to her, but she believed that a dedicated cult could complete the work.</text:span><text:span text:style-name="T1249"> </text:span><text:span text:style-name="T1250">It was thus through the combined actions of Eres and Guire that she created her own Autochthon, Isakash, “The Far Away Dominion, the Distant Lady, The Distant Supreme.”</text:span><text:span text:style-name="T1251"> </text:span><text:span text:style-name="T1257">Eres’ cult was strongest in the city of </text:span><text:span text:style-name="T1258">Dronakam, </text:span><text:span text:style-name="T1259">(“Fortified Seaside City”) </text:span><text:span text:style-name="T1258">which </text:span><text:span text:style-name="T1259">holds 16,800 astar. </text:span><text:span text:style-name="T1257">Here</text:span><text:span text:style-name="T1258"> Hehta</text:span><text:span text:style-name="T1260">n </text:span><text:span text:style-name="T1258">quickly made himself invaluable to the Ceris sevakath. Hehtan’s tie to Eres immediately gave him power within Aksha</text:span><text:span text:style-name="T1261">h</text:span><text:span text:style-name="T1258">. </text:span><text:span text:style-name="T1262">He was brought before the Ceris sevakath in Dronakam, </text:span><text:span text:style-name="T1263">where he told them of his vendetta against the gods. He, who was so close to the Nkatha Isakash, would aid them in their quests. Hehtan was brought into the court of the Ceris sevakath </text:span><text:span text:style-name="T1264">Kevala “The Silent One”, </text:span><text:span text:style-name="T1265">with whom he sires the first half-</text:span><text:span text:style-name="T1266">waith-</text:span><text:span text:style-name="T1265">astar sevakath. </text:span><text:span text:style-name="T1267">Hehtan, though not a sevakath himself, has a lifespan far longer than any astar. He is adopted into the ranks of the sevakath, and he takes part in some of their rituals. </text:span><text:span text:style-name="T1268">His spawn rule for many centuries, giving Dronakam an unbroken dynastic line of waith-astar sevakath priest kings.</text:span><text:span text:style-name="T1269"> </text:span><text:span text:style-name="T1270">The offspring of Kevala hold her as the matriarch of the family, taking her name as the new family name.</text:span><text:span text:style-name="T1269"> </text:span><text:span text:style-name="T1252">Sevakath are much more common in Aksha</text:span><text:span text:style-name="T1271">h</text:span><text:span text:style-name="T1252">, for the ancient laws placing a limit on the number of daughters were forgotten.</text:span></text:p>
      <text:p text:style-name="P610"><text:span text:style-name="T605"><text:tab/></text:span><text:span text:style-name="T606">The other waith of Hehtan’s band</text:span><text:span text:style-name="T597"> were viewed as fantastical foreigners, much like the Nlashikir or Isikal. </text:span><text:span text:style-name="T598">The followers of Hehtan were all devout cultists of Eres, and thus their kind were often tightly connected to the cult in the view of the wider society.</text:span></text:p>
      <text:p text:style-name="P611"><text:soft-page-break/><text:span text:style-name="T598"><text:tab/></text:span><text:span text:style-name="T613">The cult of Eres in Dronakam held the bones of Faranwe and the </text:span><text:span text:style-name="T607">mask of Ajalu as sacred artifact</text:span><text:span text:style-name="T1219">s</text:span><text:span text:style-name="T607">. A subterranean stronghold, </text:span><text:span text:style-name="T614">Kandaraksa “Cave of the Bones”, </text:span><text:span text:style-name="T607">was dug to hold them, and the cultists pored over the bones hoping to decipher their secrets.</text:span></text:p>
      <text:p text:style-name="P611"><text:span text:style-name="T608"><text:tab/></text:span><text:span text:style-name="T614">The sacred nature of the bones of Faranwe led to killed sevakath or priests being honored by carving their bones before inhumation.</text:span></text:p>
      <text:p text:style-name="P437"/>
      <text:p text:style-name="P673"><text:span text:style-name="T614"><text:tab/></text:span><text:span text:style-name="T646">The Savatumra people have completed </text:span><text:span text:style-name="T647">their period of</text:span><text:span text:style-name="T646"> social reorganization, </text:span><text:span text:style-name="T656">and a new culture has emerged onto the world stage</text:span><text:span text:style-name="T646">.</text:span><text:span text:style-name="T649"> </text:span><text:span text:style-name="T650">These people, cultural diverged from the ancestral Savatumra, are the </text:span><text:span text:style-name="T662">Zarra</text:span><text:span text:style-name="T650">kaya </text:span><text:span text:style-name="T651">(“Spirit </text:span><text:span text:style-name="T662">children</text:span><text:span text:style-name="T651">”)</text:span><text:span text:style-name="T650">. </text:span><text:span text:style-name="T651">Their language, a concoction of Vinaltakhan and Thandairian, is </text:span><text:span text:style-name="T663">Zarrakayan</text:span><text:span text:style-name="T651">.</text:span><text:span text:style-name="T646"> </text:span><text:span text:style-name="T647">The influx of population increased stratification irreparably, permanently eliminating the ancestral ways of egalitarianism. Now, the fortified mound tombs are ruled by powerful dynastic chieftains </text:span><text:span text:style-name="T661">who distribute grain and collect taxes</text:span><text:span text:style-name="T647">. </text:span><text:span text:style-name="T1133">With the demographic explosion, the quickly growing proto-cities fall into increasingly violent ways. The city centers shift from atop the ancient ancestral mounds to offer a more fortified position against raiders moving through the spirit world, called “Hemangh” in the new tongue. </text:span><text:span text:style-name="T1134">Hemangh is more expansive and physical than ever before, existing as the home of spirits and the gods. Zarrakayan gods are believed to be aspects, faces, of Hemangh—not necessarily independent beings. </text:span><text:span text:style-name="T231">Savatumran polytheism had, following the demographic and social evolution of the </text:span><text:span text:style-name="T233">Late </text:span><text:span text:style-name="T231">Savatumra, transitioned from a natural focus to one of a social and urban people </text:span><text:span text:style-name="T232">who were increasingly segregated from the natural world. Social order and activity was ritualized and trusted to deities pushed to the forefront of </text:span><text:span text:style-name="T234">Zarrakayan</text:span><text:span text:style-name="T232"> society. </text:span><text:span text:style-name="T235">This social and urban evolution is mirrored in Hemangh. Believed to lie on the spiritual side of the Oreus, the sprawling spiritual city of Kashithra (“City of the Dead”) reigns. Kashithra is the seat of the gods and their emissaries and exalted dead. </text:span><text:span text:style-name="T238">The outskirts of Kashithra melt into wild and dangerous landscapes crossed by paths connecting the great mound cities in Mediul.</text:span><text:span text:style-name="T235"> </text:span><text:span text:style-name="T236">Kashithra sits near the spiritual facing of the proto-city Uramuhj </text:span><text:span text:style-name="T237">(“City of the Universal Spirit”), </text:span><text:span text:style-name="T236">the growing spiritual heart of the Zarrakaya. </text:span><text:span text:style-name="T239">Kashithra is visited by penitents, pilgrims, merchants, and Zarrakaya nobility seeking the council of their gods. </text:span><text:span text:style-name="T240">This reveals the drastically more advanced architecture of belief regarding Hemangh and the Gate-space in Zarrakaya society. The ancient Gates at the hearts of the mound cities are now easily accessed by any who wish to enter Hemangh. The grovewalkers have become guides to the dangerous spirit world, leading merchant crews, pilgrims, and warbands through the Gates. </text:span><text:span text:style-name="T241">Pilgrims from across Zarrakaya territory make the journey to Kashithra, though the pilgrimages are more and more difficult as the Zarrakaya demographic expansion continues. The nature of the Gates has been lost to mysticism, and new Gates have stopped being created. Entry to the Zarrakaya spirit world is now relegated only to the ancient “relic gates” at the centers of the original mound cities.</text:span></text:p>
      <text:p text:style-name="P674"><text:span text:style-name="T241">S</text:span><text:span text:style-name="T243">ocial magic is adopted from the cultural exchanges with Nos Mori refugees. The magic is distributed, and many people practice. </text:span><text:span text:style-name="T242">Traditional Savatumran and Vinaltakhan druids still exist, though they are often secluded on the outskirts of society.</text:span></text:p>
      <text:p text:style-name="P553"><text:soft-page-break/></text:p>
      <text:p text:style-name="P672"><text:span text:style-name="T1135">Late Savatumran → Zarrakaya: Tellinese agricultural deities disappear, replaced by mirror aspects of Hemangh. Hemangh is singular deity with many local aspects. </text:span><text:span text:style-name="T1136">Aspects live in Hemangh, the physical spirit world, </text:span><text:span text:style-name="T1137">and control its local appearance. </text:span><text:span text:style-name="T1138">Hemangh is the supreme being in the Zarrakaya faith, and its aspects are sometimes considered “moods” or “faces”. </text:span><text:span text:style-name="T1146">There is not any unified pantheon among the Zarrakaya, instead the cities each hold unique or variable aspects as their patrons.</text:span></text:p>
      <text:p text:style-name="P438"/>
      <text:p text:style-name="P614"><text:span text:style-name="T648">3</text:span><text:span text:style-name="T324">8,800 </text:span><text:span text:style-name="T652">BBT—The tribal Vinaltakhans to the south of the </text:span><text:span text:style-name="T664">Zarra</text:span><text:span text:style-name="T652">kayans are culturally evolved. </text:span><text:span text:style-name="T653">They are the Jur-Hudai (“The People who are joined with the </text:span><text:span text:style-name="T654">God-Spirit</text:span><text:span text:style-name="T653">”), </text:span><text:span text:style-name="T655">and they speak a unique language from the </text:span><text:span text:style-name="T665">Zarr</text:span><text:span text:style-name="T655">akayans to their north. </text:span><text:span text:style-name="T1132">By this time the Austeran Vinaltakhans also hold a new cultural identity: Daharyu, “People of the Mountains”.</text:span></text:p>
      <text:p text:style-name="P388"/>
      <text:p text:style-name="P372">38,648 BBT|16231 YH—<text:span text:style-name="T1808">The first major dynasty of the Western Yayurs is initiated </text:span><text:span text:style-name="T1809">by the Uparat sevakath bloodline </text:span><text:span text:style-name="T1816">in the city of Mimara</text:span><text:span text:style-name="T1809">.</text:span><text:span text:style-name="T1808"> </text:span><text:span text:style-name="T1810">The</text:span><text:span text:style-name="T1788"> </text:span><text:span text:style-name="T1810">i</text:span><text:span text:style-name="T1788">sland is unified, </text:span><text:span text:style-name="T1810">and the Yayur ships land an attack on the Shukunene coast. </text:span><text:span text:style-name="T1892">The Western Yayur court is influenced by </text:span><text:span text:style-name="T2995">the cult of Haseduanth, </text:span><text:span text:style-name="T2996">whom they knew as Aktunash (“Lord of Darkness and Death”), </text:span><text:span text:style-name="T2995">the mortal enemy of the Raven Queen and the Shukunenes. </text:span><text:span text:style-name="T3019">The mightiest of the Uparats, Aktunagra-Uparat (“Servant of Aktunash”) possesses the Atnasi during this time.</text:span></text:p>
      <text:p text:style-name="P372"><text:tab/><text:span text:style-name="T3063">The name of the island is Yonaktunash (“Seat of Aktunash”).</text:span></text:p>
      <text:p text:style-name="P372"/>
      <text:p text:style-name="P379">38,608 BBT|16271 YH—<text:span text:style-name="T1806">The Omanusian cities are unified under the Orun king Obatodara, who ruled from Ilu-Ekadash. </text:span><text:span text:style-name="T1807">Obatodara brought the Omanusians under his control through honorable challenges with the rival kings. This sets the precedent for Omanusian succession.</text:span></text:p>
      <text:p text:style-name="P524"/>
      <text:p text:style-name="P667"><text:span text:style-name="T1128">38,600 BBT—</text:span><text:span text:style-name="T1139">The warmongering Sor’haya are scourges to both the Akshani and the Zarrakaya to the south. Sor’haya tribes ride into the southern grasslands of the Zarrakaya and along the dry coast of the Akshani. Most western Akshani cities are safe near the coast, where rocky passes offer protection, but outlying towns in the savanna are constantly wary for attack. </text:span><text:span text:style-name="T1128">The Akshani develop the chariot to combat the mobility of the </text:span><text:span text:style-name="T1129">Sor’haya</text:span><text:span text:style-name="T1128">, </text:span><text:span text:style-name="T1140">and the Zarrakaya take up horseback warriors.</text:span></text:p>
      <text:p text:style-name="P372"/>
      <text:p text:style-name="P372">38,548 BBT|16331 YH—<text:span text:style-name="T1811">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1812">The Omanusian city of Ilu-Duhyadar becomes a significant port for the surrounding cities. </text:span><text:span text:style-name="T1813">More types of products than ever are sent across the desert with the </text:span><text:soft-page-break/><text:span text:style-name="T1813">Nlashikir, though they are limited by the size of their caravans. </text:span><text:span text:style-name="T1814">The Marmans begin to search for an alternate route to Omanusia, </text:span><text:span text:style-name="T1817">a sea route that would allow them to increase their trade many-fold.</text:span></text:p>
      <text:p text:style-name="P372"/>
      <text:p text:style-name="P520">38,500 BBT—The Zarrakaya city of Dausa (“Saltless lake”) on the Vinaltakh has swelled as the center of Zarrakaya society in the west. <text:span text:style-name="T2979">The city is ruled by a powerful chieftain </text:span><text:span text:style-name="T2980">bringing in wealth from nearby towns. </text:span><text:span text:style-name="T2981">The mobility of Zarrakaya people allows Dausa to swell to an enormous size, almost 130,000 people. </text:span><text:span text:style-name="T2982">Despite the swift growth of the Zarrakaya peoples, they are still relatively weak technologically. They do not have a strong source of tin to supplement their copper and stone tools. </text:span><text:span text:style-name="T2983">This weakness forces Dausa and other cities to build extensive fortifications to protect themselves from </text:span><text:span text:style-name="T3120">Sor’haya</text:span><text:span text:style-name="T2983"> raiders from the north. </text:span><text:span text:style-name="T3120">The Sor’haya</text:span><text:span text:style-name="T2984"> are the largest enemies to the Zarrakaya </text:span><text:span text:style-name="T2985">at this time.</text:span></text:p>
      <text:p text:style-name="P372"/>
      <text:p text:style-name="P387">38,415 BBT|16464 YH—<text:span text:style-name="T1815">The </text:span><text:span text:style-name="T1791">Eastern Yayurs coalesce into </text:span><text:span text:style-name="T1815">tens of </text:span><text:span text:style-name="T1791">island kingdoms, </text:span><text:span text:style-name="T1815">each ruled by a </text:span><text:span text:style-name="T1817">powerful </text:span><text:span text:style-name="T1815">theocratic oligarchy of sevakath. </text:span><text:span text:style-name="T1817">By this time, the ships of the Omanusian kingdom </text:span><text:span text:style-name="T1818">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1819">The Omanusian ships would be attacked and their wares plundered—to stop this, the Omanusians developed unique and effective “marines”, soldiers adept at ship-to-ship fighting. </text:span><text:span text:style-name="T1820">The Omanusians became an unrivaled powerhouse on the Nos Mori.</text:span></text:p>
      <text:p text:style-name="P374"><text:tab/>-<text:span text:style-name="T1821">Around this time, the Marmans first sail around the southern tip of Huroma and land in Ilu-Duhyadar. </text:span><text:span text:style-name="T1830">The sea trade allowed for heavier goods to be transported, and for large cargoes to be moved quickly. Over the following decades and centuries, </text:span><text:span text:style-name="T1831">Marmanush and Omanusia grow decadently wealthy </text:span><text:span text:style-name="T1833">and powerful</text:span><text:span text:style-name="T1831">. </text:span><text:span text:style-name="T1832">Small outposts and villages crop up along the coastlines where ships pause their journeys. </text:span><text:span text:style-name="T1866">Obatodara of Omanusia uses the wealth to construct </text:span><text:span text:style-name="T1868">lines of </text:span><text:span text:style-name="T1866">massive megalithic monuments, stone ziggurats and pyramids hundreds of feet high to act as future necropolises for his own line and those of his most powerful nobles </text:span><text:span text:style-name="T1867">and descendants. </text:span><text:span text:style-name="T1868">The most notable of these pyramids were set in a line north of Ilu-Ekadash, and were known as the </text:span><text:span text:style-name="T1869">Mountains of Obatodara.</text:span></text:p>
      <text:p text:style-name="P374"><text:span text:style-name="T1821"><text:tab/>The establishment of this sea route greatly shorte</text:span><text:span text:style-name="T1823">ne</text:span><text:span text:style-name="T1821">d the time-scale of the Marman-Omanusian trade—the Nlashikir merchants sometimes took almost a year to cross the subcontinent with their caravans, but the Marman ships could make the trip in slightly over a month. </text:span><text:span text:style-name="T1822">Ships would often layover in Ilu-Duhyadar or other Omanusian cities for </text:span><text:span text:style-name="T1824">some time</text:span><text:span text:style-name="T1822">, though. The Austera-Nos Mori gyre was strongest in the winter, </text:span><text:span text:style-name="T1824">bringing storms from the west to batter western Huroma and make sea travel treacherous. In order to utilize the strength of the current without getting caught in storms, Marman sailors learned to depart Marmanush in the late summer and fall to avoid storm </text:span><text:soft-page-break/><text:span text:style-name="T1824">season and still </text:span><text:span text:style-name="T1822">allow a swift arrival in Ilu-Duhyadar. </text:span><text:span text:style-name="T1824">Passage back to Marmanush in the winter would be difficult or near impossible for the sailors of this period. The winter currents would be strong and the storms would be dangerous. </text:span><text:span text:style-name="T1822">In the spring and summer, the currents around the tip of Huroma are weaker and the passage back to Marmanush is easy. </text:span><text:span text:style-name="T1825">This seasonality of travel between the two civilizations began to ingrain itself into their cultures—holidays and rituals shifted to accommodate the many sailors and merchants moving throughout the year. </text:span><text:span text:style-name="T1826">The sea and storm gods became increasing important in their pantheons.</text:span></text:p>
      <text:p text:style-name="P372"><text:tab/><text:span text:style-name="T1826">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72"/>
      <text:p text:style-name="P613"><text:span text:style-name="T634">38,300 BBT—The Suhairian kingdoms rise from the fires of war </text:span><text:span text:style-name="T635">with a culturally distinct populatio</text:span><text:span text:style-name="T636">n</text:span><text:span text:style-name="T635">.</text:span><text:span text:style-name="T634"> </text:span><text:span text:style-name="T635">The Nlashikir overlords, </text:span><text:span text:style-name="T637">Vibhik “Supreme Lords”, </text:span><text:span text:style-name="T638">were living gods to the Suhairians, much like the Orun god-kings of the Omanusians. The Vibhik, in contrast, were far above the actual administration of their cities. They ruled with edicts from above the high-priests of the Suhairians, who controlled the day-to-day life of the cities. </text:span><text:span text:style-name="T639">There were many Suhairian kingdoms—each controlling only a few population centers. They were typically named for their Vibhik; the most powerful were Bigun, Isegun (fully Isegun Bokun), and Eleru. </text:span><text:span text:style-name="T640">The Vibhik are deities, and they wield immense power much like the Akobi of the east. </text:span><text:span text:style-name="T641">They demonstrate this power on the battlefield, for the Suhairians are still very warlike. </text:span><text:span text:style-name="T642">With much of the bandit threat diminished, the Suhairians turned on each other. The kingdoms frequently war, and the Vibhik march along with their soldiers. </text:span><text:span text:style-name="T643">These battles are events of legend, with immense power bursting from the Apotheid gods.</text:span></text:p>
      <text:p text:style-name="P613"><text:span text:style-name="T644"><text:tab/>During this time, the Suhairian </text:span><text:span text:style-name="T645">vibhikates </text:span><text:span text:style-name="T644">were relatively isolated. They traded with the Ghahaka of the crystal valley </text:span><text:span text:style-name="T759">of Uruvand</text:span><text:span text:style-name="T644"> and with the northern most Akshani, though they did not significantly intermix with either group.</text:span></text:p>
      <text:p text:style-name="P439"/>
      <text:p text:style-name="P663"><text:span text:style-name="T644">3</text:span><text:span text:style-name="T324">8,000 BBT—The Narazi tribes of Suhairi are all folded into towns </text:span><text:span text:style-name="T674">and villages.</text:span></text:p>
      <text:p text:style-name="P519"/>
      <text:p text:style-name="P664"><text:span text:style-name="T674">3</text:span><text:span text:style-name="T324">8,000 BBT—Zarrakayans populate the central-far west mountains </text:span><text:span text:style-name="T1179">of Austera</text:span><text:span text:style-name="T324">. </text:span><text:span text:style-name="T1179">The lands here are dry and harsh, though steep valleys funnel water into lush rivers.</text:span></text:p>
      <text:p text:style-name="P528"><text:tab/>Zarrakayans also cross the low southern mountains around this time, breaching into the wide expanses of the southern Austeran coast.</text:p>
      <text:p text:style-name="P372"/>
      <text:p text:style-name="P428">37,848 BBT—Dronakam <text:span text:style-name="T2938">holds within its walls over 20,000 astar. </text:span><text:span text:style-name="T2956">Unlike the kingdoms of the west around Nos Mori, the cities of Akshah were drawn together by a common war with the gods. </text:span><text:span text:style-name="T2957">This allowed the Akshani to behave more cooperatively, though the tensions of mortal life still certainly existed. The hunger for power led some to purposely sabo</text:span><text:soft-page-break/><text:span text:style-name="T2957">tage rivals, causing them to fall to a divine smite. </text:span><text:span text:style-name="T2970">Dronakam begins expanding its influence, becoming a notable kingdom.</text:span></text:p>
      <text:p text:style-name="P428"><text:tab/><text:span text:style-name="T2961">Around this time, the first major war between a</text:span><text:span text:style-name="T2962">n</text:span><text:span text:style-name="T2961"> Akshani state and the northern Suhairian Vibhikates took place. </text:span><text:span text:style-name="T2963">The Akshani warriors of a northern league of cities went up against the southern Suhairi Vibhikate of Bigun. </text:span><text:span text:style-name="T2964">The saranath were armed with brilliant enchanted blades, and they rode mighty chariots into the battlefield against the vicious half-blood warriors of Bigun. </text:span><text:span text:style-name="T2965">The war ended with the expansion of Bigun and the subjugation of the Akshani league. A deep enmity between the Akshani and the Suhairians was born from this defeat. </text:span><text:span text:style-name="T2966">With the multicultural holdings of Bigun, the state became a small empire.</text:span></text:p>
      <text:p text:style-name="P428"/>
      <text:p text:style-name="P617"><text:span text:style-name="T670">37,768 BBT—Just after the fall of the northern Akshani city league to the Bigun Vi</text:span><text:span text:style-name="T671">b</text:span><text:span text:style-name="T670">hikate, Dronakam </text:span><text:span text:style-name="T672">leads a diplomatic alliance of the major Akshani cities aroun</text:span><text:span text:style-name="T673">d it. This League of Dronakam stands against the mighty Bigun Vi</text:span><text:span text:style-name="T671">b</text:span><text:span text:style-name="T673">hikate. </text:span><text:span text:style-name="T677">The Akshani cities further east, near the Sankata straights, remain independent.</text:span></text:p>
      <text:p text:style-name="P435"/>
      <text:p text:style-name="P436">37,700 BBT—The Zarrakaya overtake the Gairian tribespeople throughout Azaherem. <text:span text:style-name="T2986">The Gairians are pushed into secluded forests as the Zarrakaya farmers spread through sheer force of population.</text:span></text:p>
      <text:p text:style-name="P436"><text:tab/><text:span text:style-name="T2987">Around this time, violence increases between the Zarrakaya. </text:span><text:span text:style-name="T2988">The increasing population strains the land, and people gather in cities for protection. </text:span><text:span text:style-name="T2989">Powerful city states between to rise throughout different Zarrakaya hotspots.</text:span></text:p>
      <text:p text:style-name="P372"/>
      <text:p text:style-name="P375">37,600 BBT|17279 YH—<text:span text:style-name="T1827">In a slow build, the Nlashikir raids on Marmanush battered the cities down </text:span><text:span text:style-name="T1834">and escalated into full fledged wars with surrounding tribes</text:span><text:span text:style-name="T1827">. The Marmans were not as experienced in warfare as the</text:span><text:span text:style-name="T1835">ir partner</text:span><text:span text:style-name="T1827"> Omanusians, </text:span><text:span text:style-name="T1835">though some Omanusian mercenaries were used by the Marmans, </text:span><text:span text:style-name="T1827">and finally after centuries of antagoniz</text:span><text:span text:style-name="T1836">ation</text:span><text:span text:style-name="T1827"> by the nomadic raiders around them, </text:span><text:span text:style-name="T1786">Marmanush </text:span><text:span text:style-name="T1827">was</text:span><text:span text:style-name="T1786"> </text:span><text:span text:style-name="T1827">entirely </text:span><text:span text:style-name="T1786">conquered by </text:span><text:span text:style-name="T1827">a powerful</text:span><text:span text:style-name="T1786"> </text:span><text:span text:style-name="T1827">Asham</text:span><text:span text:style-name="T1786"> </text:span><text:span text:style-name="T1827">tribe </text:span><text:span text:style-name="T1786">from the north, </text:span><text:span text:style-name="T1827">led by the Nlashikir chieftain Munieto</text:span><text:span text:style-name="T1786">. </text:span><text:span text:style-name="T1828">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1829">This establishes the kingdom of Asham.</text:span></text:p>
      <text:p text:style-name="P375"><text:span text:style-name="T1798"><text:tab/></text:span><text:span text:style-name="T1829">Many of the Marmans that fled the conquests of Munieto migrated south towards the tip of Huroma, naturally finding the small villages and camps that served as bays for former merchant vessels. </text:span><text:span text:style-name="T1873">Some migrated into the mountains as well. The conquest served to spread Marman culture far beyond its old borders.</text:span></text:p>
      <text:p text:style-name="P375"/>
      <text:p text:style-name="P375"><text:tab/><text:span text:style-name="T1837">The loss of Marmanush to Munieto was felt throughout Nos Mori. </text:span><text:span text:style-name="T1838">The wealth and power of Omanusia was jolted and slowed, and the cities fell into an economic decline. </text:span><text:span text:style-name="T1839">It became more and more difficult to field trained warriors with their ships, and the Usvajran </text:span><text:soft-page-break/><text:span text:style-name="T1839">pirates became more bold in their attacks. Ships were captured and plundered, and the wealth of the raiders grew. </text:span><text:span text:style-name="T1840">With the decline of Omanusia, even the Shukunene tribes and their rival Uparat dynasty Western Yayurs suffered. </text:span><text:span text:style-name="T1841">The Shukunenes had used Omanusian ships in defense of their coastline, and with fewer and fewer ships available the Shukunene tribes were increasingly vulnerable.</text:span></text:p>
      <text:p text:style-name="P375"><text:tab/><text:span text:style-name="T1890">This slump in Omanusia leads to unrest, and Obatodara is defeated in ritual combat by </text:span><text:span text:style-name="T1891">Lagbaray</text:span><text:span text:style-name="T1890">od, </text:span><text:span text:style-name="T1891">who becomes the second god king of Omanusia</text:span><text:span text:style-name="T1890">.</text:span></text:p>
      <text:p text:style-name="P372"/>
      <text:p text:style-name="P683"><text:span text:style-name="T1184">37,600 BBT—The </text:span><text:span text:style-name="T1185">Tiyara have brought irreparable change to the Orun Akobate. </text:span><text:span text:style-name="T1186">The</text:span><text:span text:style-name="T1187">y </text:span><text:span text:style-name="T1186">have fully diffused throughout the Akobate and through Darungir, replacing the original ancient Darungians. The Tiyara are strong and ambitious, and their spread </text:span><text:span text:style-name="T1187">was like a wave through the land. The half-Orun first made frequent pilgrimages north into the Akobate, acclimating to the strict social culture of the Orun there. They brought aspects of this culture back south, and this led to the slow adoption of many Orun cultural qualities. As the Tiyara continued to spread north, they occupied the outskirts of the Akobate. Slowly, over millennia, they became more accepted within the cities and towns of the Orun. Their lives were short, though. Generations of Tiyara lived and died under the eyes of a single Orun Yan. </text:span><text:span text:style-name="T1191">A new power dynamic grew. Tiyara farming villages in the hinterland of cities produced enough food to help formerly small Orun towns grow. </text:span><text:span text:style-name="T1192">Over several centuries, the Tiyara settled into an upper-crust of the lower class in the Akobate; true Orun became natural elites as the Tiyara replaced Orun laborers. And, seemingly overnight, Okuta Kahn witnessed the upheaval of the social institution which has stood for one hundred thousand years.</text:span></text:p>
      <text:p text:style-name="P534"/>
      <text:p text:style-name="P683"><text:span text:style-name="T1192">-</text:span><text:span text:style-name="T1193">Tiyara act as a new social class similar to the Eto of the Kekere. Tiyara have not had the millennia of indoctrination, however, and they push back against the slavery. </text:span><text:span text:style-name="T1194">After an initially tense time, the Tiyara adapted to roles as laborers and minor artisans, merchants, or other tradesmen. They are not granted full Laarin status, and rarely are they given full autonomy, but Tiyara living within the heart of the Akobate are granted some freedoms.</text:span></text:p>
      <text:p text:style-name="P535"/>
      <text:p text:style-name="P684"><text:span text:style-name="T1194">T</text:span><text:span text:style-name="T324">iyara can be Eto or a new class of “Upper-Eto”. Those of the upper-Eto class are allowed more freedoms to work under an Orun Laarin. Outside of the heart of the Akobate, the Tiyara society mirrors the Edo system. Oftentimes, Orun will come to rule </text:span></text:p>
      <text:p text:style-name="P536"/>
      <text:p text:style-name="P683"><text:span text:style-name="T1188">A power dynamic grew. The half-Orun set themselves within a new social class—more capable than the goblins of Yaltali but not longer lived or set within their ways of institutional slavery. The half-Orun became a growing upper-crust to the lower class, refusing all-out slavery but being undeniably inferior to the pure-blooded Orun. </text:span><text:span text:style-name="T1189">This millennia saw the toppling of the old Orun social system and the investiture of a new society dominated by younger beings. True Orun became natural elites, rising to the top of the social order. </text:span><text:soft-page-break/><text:span text:style-name="T1189">New upper ranks grew to accommodate the growing noble class. </text:span><text:span text:style-name="T1190">The half-Orun quickly saturated the territory at the heart of the Akobate and expanded outward.</text:span></text:p>
      <text:p text:style-name="P372"/>
      <text:p text:style-name="P675"><text:span text:style-name="T1141">37,500 BBT—The last of the ancient Vinaltakhan tribes on Ushastadel vanish. </text:span><text:span text:style-name="T1142">The tribes of Austera are </text:span><text:span text:style-name="T1143">all but swallowed by the Zarrakaya’s demic diffusion, forced to the far southern rift mountains. T</text:span><text:span text:style-name="T1142">he last remnants of the ancient ways </text:span><text:span text:style-name="T1143">in South Nomenes lie in</text:span><text:span text:style-name="T1142"> the cold wastes </text:span><text:span text:style-name="T1144">and forests </text:span><text:span text:style-name="T1142">beneath Vinaltakh. </text:span><text:span text:style-name="T1144">Here the ancient ways still thrived </text:span><text:span text:style-name="T1145">in the Jur-Hudai.</text:span></text:p>
      <text:p text:style-name="P488"/>
      <text:p text:style-name="P489">37,500 BBT—Around this time, the descendant cultures of Later Thandairian: Eastern and Western Yayur, Neo-Thandairian, and Velkatan, mature. Generally, as Later Thandairian diverged into East and West Yayur, Neo-Thandairian, and Velkatan, several core features of the culture were held in common.</text:p>
      <text:p text:style-name="P489">Technological advancements - These cultures all mature in the high bronze age. Large cities and states rise and fall, rulers keep records and send letters. Trade is common, widespread, and integral to society. Bronze is a limiting factor on wealth, and much of the region's bronze is forged with tin sourced from near Tellin.</text:p>
      <text:p text:style-name="P489">Religious advancements - By this point, pantheons can be large and complex, far more so than before the LBAC. The LBAC showed that all deities were true and powerful. If spurned, they could brutally react.</text:p>
      <text:p text:style-name="P489">Population growth - Population saturation is reached pretty quickly, around the time of the maturation of these LTD (Later Thandairian-Descended) cultures. Thus, they mature with features generally consistent with a saturated population. Total LTD population: ~28 million at a density of 30/sq miles. With a population of this size, ~14,000 sevakath can be comfortably supported by natural deaths alone.</text:p>
      <text:p text:style-name="P489">Population density - At a density of 30/sq mile, people are much closer together than before. Sevakath are more ubiquitous. Temples are more common, people are closer to their temples. People are closer to their religion, centers of trade, and places of idea exchange. The high bronze age world is one much more interconnected and complex. With people closer to sevakath, the formerly distant rituals are now more visible. The gods are thus more visible, more active, etc. Normal mortal people are more engaged and tied into the structures of the religions. Old structures of body-part transport are generally disolved, replaced with new structures of sacrifice preservation as a higher population allows a more comfortable existence for many sevakath. One defining freature of LTD cultures is the method by which sacrificial materials (bodies, blood, bones, etc) are preserved (eg ceramics, pools + anticoagulants, divine intervention…)</text:p>
      <text:p text:style-name="P489"><text:tab/>Western Yayurs were ruled by the iron fists of warlord sevakath. The blood of slaves flowed through the streets and down the stones of the massive megalithic temples. Western Yayur aristocracies were complicated and brutal, with significant mobility based on wealth. Western Yayurs had a large merchant class that could gain or lose fortunes from a single ship, adding volatility to the culture. Yonaktunash has a type of wild garlic incredibly high in anticoagulants such that normally consuming significant amounts of <text:soft-page-break/>the grass is fatal. The garlic is instead used in some medical scenarios and prevelently in Western Yayur sacrifice storage. Temples on Yonaktunash are infamous for massive stone pools of blood mixed with the garlic anticoagulant to prevent clotting, and the blood is mixed with water to prevent drying.</text:p>
      <text:p text:style-name="P489"><text:tab/>Western Yayurs are generally unified by their hatred of the Shukunenes, and this rivalry manifests in their religion and pantheon. Key foci of Western Yayur religion: sacrifice, war, afterlife</text:p>
      <text:p text:style-name="P489"><text:tab/>The Western Yayurs hold the deity Aktunash (Haseduanth) as their chief deity, at the head of a diverse pantheon of LTD gods and those picked up from Hradabar and the northeast Huroman coast of the early bronze age. Aktunash is goddess of death, family and heritage, scholarship, ruler of the afterlife, and a proponent of supplication, ritual, and magic. This is a major change from traditional Later Thandairian, where the idea of magic was vilified to the point that supplication was narrow and restricted to sevakath. Sevakath generally take roles as warriors and rulers, leaving priestly studies to be taken up by mortals. Deific cults are headed by mortal priests, making the rites and rituals of the religion more accessible to the average Yayur. Thus, supplication and ritual are more common throughout Western Yayur culture. The decoupling of the ruling elite and the priestly elite also gives the divine continuance of the Western Yayurs more stability.</text:p>
      <text:p text:style-name="P489"><text:tab/>Eastern Yayur culture evolved on the multitude of smaller islands off the southwestern coast of Thandairia. Originally ruled by numerous theocratic sevakath oligarchies, the Eastern Yayur islands underwent several governmental shifts and cultural infusions.</text:p>
      <text:p text:style-name="P489">Religious keywords: sacrifice, afterlife, hubris</text:p>
      <text:p text:style-name="P489"><text:tab/>Hybrid distributed religious structure, with sevakath at the center and mortal clergy performing auxilliary roles (or acting as main priests in smaller communities). Original Eastern Yayur kingdoms were generally ruled by oligarchical groups of sevakath religious officials that oversaw various degrees of other religious councils presiding over smaller portions of society. In this way, Eastern Yayur oligarchies were more similar to Dzer systems of Huroma, from which the system was based. The religious heirarchy stops before the Dzer system did; family groups do not have a "religious official" performing frequent rites. Trade is administrated by the central oligarchy in a palacial system, thus the Eastern Yayurs did not have a large, independent merchant class. Eastern Yayur temples are dark and wet, often mostly submerged in reverence to the chief deity of the Eastern Yayur pantheon, an Uygun Autochthon. Sacrifices are killed by drowning, and bodies are often soaked in water for days before being consumed by Eastern Yayur sevakath. Through some divine preservation, other sacrifices are kept whole and chained to the floor of temple tide pools.</text:p>
      <text:p text:style-name="P489"><text:tab/>Holding closer to traditional Later Thandairian, Eastern Yayurs shun magic and other activities viewed as hubris. The scope of supplications are narrow and reserved for cult practicioners.</text:p>
      <text:p text:style-name="P372"/>
      <text:p text:style-name="P372"><text:soft-page-break/>37,302 BBT|17577 YH—<text:span text:style-name="T1789">Second dynasty of the Western Yayurs begins </text:span><text:span text:style-name="T1842">as the Uparat line ends</text:span><text:span text:style-name="T1789">. </text:span><text:span text:style-name="T1842">The last daughters of the Uparats are assassinated and immolated by Nupur-Thakur, a general of the Yayurs </text:span><text:span text:style-name="T3020">and holder of the Atnasi</text:span><text:span text:style-name="T1842">. This begins the Thakur dynasty in Mimara. </text:span><text:span text:style-name="T1843">Nupur increases the size of the Yayur army and doubles down on her war with the Shukunenes.</text:span></text:p>
      <text:p text:style-name="P372"/>
      <text:p text:style-name="P431">37,172 BBT—<text:span text:style-name="T2967">A mighty battle between Isegun and Eleru Omi-Okun ends with the death of Eleru, the great founder of the first Suhairian Vi</text:span><text:span text:style-name="T2991">b</text:span><text:span text:style-name="T2967">hikate. </text:span><text:span text:style-name="T2968">With the death of its namesake Vi</text:span><text:span text:style-name="T2991">b</text:span><text:span text:style-name="T2968">hik, </text:span><text:span text:style-name="T2969">the city of Eleru is given a new ruler loyal to Isegun Bokun.</text:span></text:p>
      <text:p text:style-name="P372"/>
      <text:p text:style-name="P372">37,171 BBT|17708 YH—<text:span text:style-name="T1844">Nupur-Thakur and the </text:span><text:span text:style-name="T1794">Western</text:span><text:span text:style-name="T1793"> </text:span><text:span text:style-name="T1790">Yayurs capture much of Shukunene land and cities. </text:span><text:span text:style-name="T1844">The Yayurs execute many Shukun chiefs and warriors and capture thousands of Shukunenes into slavery. This multicultural domination begins the first astar empire.</text:span></text:p>
      <text:p text:style-name="P372"/>
      <text:p text:style-name="P452">37,006 BBT—The ruling dynasty of the Bigun Empire collapses to internal squabbles. A was of succession begins. Bigun himself watches over the war, though does not intervene. The power of the Bigun Empire falters.</text:p>
      <text:p text:style-name="P372"/>
      <text:p text:style-name="P446">37,000 BBT—The dialect of Later Thandairian spoken by the Akshani matures.</text:p>
      <text:p text:style-name="P446"/>
      <text:p text:style-name="P447">37,000 BBT—Around this time, internal Suhairian politics encourages the expansion of the kingdoms. <text:span text:style-name="T3000">Several small independent Vibhikate kingdoms push southwest through the territory of the naga cult tribes towards Thandairia. </text:span><text:span text:style-name="T3001">The Vibhikate of Isegun sends ships of colonists to settle outposts across the Samisah, in the coastal lands of the former North Samisians. </text:span><text:span text:style-name="T3002">Any native remnants are trampled as the Vibhikate expands.</text:span></text:p>
      <text:p text:style-name="P447"><text:tab/><text:span text:style-name="T3008">The Bigun Empire, in the midst of its succession war, does not partake in the expansion of its neighbors. Its power is soon eclipsed by the mighty Isegun.</text:span></text:p>
      <text:p text:style-name="P372"/>
      <text:p text:style-name="P376">36,985 BBT|17894 YH—<text:span text:style-name="T1845">Likhami-</text:span><text:span text:style-name="T1846">Chattra, </text:span><text:span text:style-name="T1847">a Nemorite priestess </text:span><text:span text:style-name="T3047">and holder of the Atnasi</text:span><text:span text:style-name="T1847">,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text:span><text:span text:style-name="T2997">Thandairian</text:span><text:span text:style-name="T1847"> kingdom to date. The material advantage allows Likhami to push from the mouth of the Thandana out into the Rajanan tribe lands, conquering the territory down to Okos </text:span><text:span text:style-name="T1859">and initiating the first Nemorite Empire. </text:span><text:span text:style-name="T1860">The initiation of this empire began a larger movement of abundant bronze throughout the region.</text:span></text:p>
      <text:p text:style-name="P376"><text:span text:style-name="T1848"><text:tab/>Likhami and the Chattra bloodline saw themselves as the future and past of Nemora, and they began to gather historical carvings and tablets into a library in the ancient city. They </text:span><text:span text:style-name="T1849">carved great stories into the walls of their temple, creating an exaggerated </text:span><text:soft-page-break/><text:span text:style-name="T1849">and fictional history naming the Chattra bloodline as the central bloodline of Nemora’s history.</text:span></text:p>
      <text:p text:style-name="P376"/>
      <text:p text:style-name="P668"><text:span text:style-name="T678">36,933 BBT—Several of the eastern Akshani cities are swept up by a </text:span><text:span text:style-name="T1129">Sor’haya</text:span><text:span text:style-name="T678"> warlord named Fediyar (“Gift of the Wind”), </text:span><text:span text:style-name="T679">chieftain of the </text:span><text:span text:style-name="T680">Mezreh Rin</text:span><text:span text:style-name="T679"> (“</text:span><text:span text:style-name="T680">Great Tribe of Rin (“Striders”)</text:span><text:span text:style-name="T679">”). </text:span><text:span text:style-name="T681">Fediyar subjugates the cities by killing hundreds of Arihan and establishing himself as the single ruler. This gives the malevolent gods of the Akshani an opportunity to sequester these eastern cities, however, and their monsters creep out in the night in larger numbers than ever. Fediyar and his tribe are thrown into an new conflict </text:span><text:span text:style-name="T682">for their survival.</text:span></text:p>
      <text:p text:style-name="P376"/>
      <text:p text:style-name="P381"><text:span text:style-name="T2945">36,</text:span><text:span text:style-name="T2949">928</text:span><text:span text:style-name="T2945"> </text:span><text:span text:style-name="T2946">BBT—The dynasty of the Kevala have ruled from Dronakam for the last two and a half millennia. They ruled and expanded over this time, bringing other growing cities under their protective wings. The Arihan </text:span><text:span text:style-name="T2947">of Dronakam</text:span><text:span text:style-name="T2946"> were benevolent, and generally they brought cities into the fold without much bloodshed. </text:span><text:span text:style-name="T2948">Dronakam held within its walls over 26,000 citizens. Its power was nearly matched, however, by the growing city of Nanagari, the city of serpents, which held 21,000 citizens. Others too were growing large, Ninyapur (“Secret city”) and Nkathavana (“Protected by the Nkatha”) being the foremost of these. Ninyapur sat on the Sankata, and it grew in wealth as it administrated trade across the straight.</text:span></text:p>
      <text:p text:style-name="P383"><text:tab/><text:span text:style-name="T2950">This marks the golden age of the Kevala dynasty in Dronakam, </text:span><text:span text:style-name="T3021">led by Sanakarna-Kevala (“Silent Serpent”), </text:span><text:span text:style-name="T3022">holder of the Atnasi</text:span><text:span text:style-name="T2950">. They are at the height of their power and prosperity, </text:span><text:span text:style-name="T2992">and they often meet the forces of Bigun on the battlefield.</text:span></text:p>
      <text:p text:style-name="P383"/>
      <text:p text:style-name="P384">36,905 BBT|17974 YH—<text:span text:style-name="T1850">The Usvajran raider tribes, empowered by the wealth stolen from Omanusian </text:span><text:span text:style-name="T1851">ships </text:span><text:span text:style-name="T1861">and the increasingly abundant bronze</text:span><text:span text:style-name="T1851">, move onto the Eastern Yayur kingdoms and conquer them. One among the raiders, </text:span><text:span text:style-name="T1872">Samudi-Bhool</text:span><text:span text:style-name="T1851">, set herself as queen of the Eastern Yayurs </text:span><text:span text:style-name="T2998">on the island of Yadayavia (Island of the Octopus)</text:span><text:span text:style-name="T1851">. </text:span><text:span text:style-name="T1852">After her, she declared, </text:span><text:span text:style-name="T1865">a council of elders</text:span><text:span text:style-name="T1852"> would elect another chieftain</text:span><text:span text:style-name="T1853">.</text:span><text:span text:style-name="T2999"> After the conquest of Samudhi Bhool, the unified islands were ruled by a chieftain elected by a high religious sevakath council. Under this system, the unified islands blossomed and grew far more powerful. They took a more outward-facing stance, growing trade and their capabilities of war.</text:span></text:p>
      <text:p text:style-name="P625"><text:span text:style-name="T476"><text:tab/>-</text:span><text:span text:style-name="T726">A new city-state kingdom rises to fill the </text:span><text:span text:style-name="T727">maritime </text:span><text:span text:style-name="T726">trade gap in the economically slumped Nos Mori region. The city of Dhaneramath </text:span><text:span text:style-name="T728">(“City of Wealthy Kings”)</text:span><text:span text:style-name="T726">, congealed from the </text:span><text:span text:style-name="T729">peoples</text:span><text:span text:style-name="T726"> south of Ramuram. </text:span><text:span text:style-name="T730">Dhaneramath changes the theme of the trade goods inundated into the Nos Mori region. Instead of an abundance of Mediterranean-type goods </text:span><text:span text:style-name="T731">from Marmanush, the Dhaneramath ships brought exotic goods from the far south, traded for with the </text:span><text:span text:style-name="T736">Zarrakaya</text:span><text:span text:style-name="T731">. </text:span><text:span text:style-name="T732">The institution of Dhaneramath as a trade center quickly increases the wealth of both the surrounding </text:span><text:span text:style-name="T858">cities</text:span><text:span text:style-name="T732"> and the </text:span><text:span text:style-name="T858">Zarrakaya</text:span><text:span text:style-name="T732"> to the south. </text:span><text:span text:style-name="T733">The formation of the city as a trading post was in response to the growing use of bronze in the Nemorite Empire. Entrepreneurs from the city had taken a sea route to Okos and been some of the first to enter the lucrative tin market. </text:span><text:span text:style-name="T734">The Nemorites were </text:span><text:soft-page-break/><text:span text:style-name="T734">primary sources of the tin needed for the alloy, and their market consisted of shipping the mountain tin down the Thandana river to Okos.</text:span><text:span text:style-name="T735"> The wealth from this trade fueled Likhami-Chattra’s conquests of the peninsula for the next centuries.</text:span></text:p>
      <text:p text:style-name="P372"><text:tab/><text:span text:style-name="T1854">Dhaneramath is not ruled by a sevakath priest, though its temple is run by a sevakath bloodline. Instead, the city took inspiration from the distant Omanusian traders and instated a ruling queen beside the priesthood.</text:span></text:p>
      <text:p text:style-name="P372"/>
      <text:p text:style-name="P626"><text:span text:style-name="T760">36,750 BBT—The golden age of the League of Dronakam falters as the tides of their war with Bigun shift against them. Several of the most powerful Arihan are slain in combat against Bigun himself, and the territory of the Vibhikate expands further towards Dronakam itself. </text:span><text:span text:style-name="T761">The tin trade from </text:span><text:span text:style-name="T759">Uruvand</text:span><text:span text:style-name="T761"> is choked, and Akshah begins to spiral into economic depression. </text:span><text:span text:style-name="T777">The loss of Uruvand is also a spiritual blow, as the cult smiths there lose their frequent connection to Dronakam </text:span><text:span text:style-name="T778">and the other Akshani.</text:span><text:span text:style-name="T761"> </text:span><text:span text:style-name="T762">The dominance of the leadership of Dronakam comes into question. The League is a collaboration of cities, rather than an entity with a single leader. In this moment of weakness, a swift political struggle ends in the assassination of several Kevala sevakath and the flight of Hehtan and many of his lieutenants from Dronakam. </text:span><text:span text:style-name="T689">The cult of Isakash is weakened. </text:span><text:span text:style-name="T763">The evil gods of the Akshani loom over the city and revel in the chaos.</text:span><text:span text:style-name="T762"> </text:span><text:span text:style-name="T764">The secondary city of Nanagari claims superio</text:span><text:span text:style-name="T765">rity and begins a period of political infighting within the League of Dronakam. </text:span><text:span text:style-name="T1216">The rulers of Nanagari are corrupted in mind by the Evil Gods, who twist their hearts to steal the </text:span><text:span text:style-name="T1220">c</text:span><text:span text:style-name="T1216">rown of Akshah from the head of the queen of Dronakam.</text:span></text:p>
      <text:p text:style-name="P626"><text:span text:style-name="T765"><text:tab/></text:span><text:span text:style-name="T776">This time corresponds to Middle Akshani culture, </text:span><text:span text:style-name="T1215">a time of increasing tension between Akshah, its neighbors, and the Evil Gods.</text:span></text:p>
      <text:p text:style-name="P457"><text:tab/></text:p>
      <text:p text:style-name="P628"><text:span text:style-name="T765"><text:tab/></text:span><text:span text:style-name="T769">Uruvand, by this time, is a legendary place. Akshani villages and towns lie on the outskirts of the crystal labyrinth, occasionally perching on the high red ledges. In the early times, Ghahaka would guide Akshani through the labyrinth to rich alluvial or surface deposits, hidden lava pools, or the entrances to rich river caverns. </text:span><text:span text:style-name="T770">Uruvand was a treasure trove of minerals, </text:span><text:span text:style-name="T771">though it was dangerous. Many of the outer Ghahaka tribes of Uruvand were friendly to the Akshani and the Suhairians, though this was not always the case. The attitude of the tribes were as fickle and changing as the winds in the crevices, </text:span><text:span text:style-name="T772">and some inner tribes reacted violently to the sights of outsiders. </text:span><text:span text:style-name="T773">As time went on, the industries of the Akshani in Uruvand matured. Mines grew larger as slaves were imported from wars and dark monsters were chained to </text:span><text:span text:style-name="T774">turnstiles. </text:span><text:span text:style-name="T775">Akshani metallurgy was a thing shrouded in mysticism. </text:span><text:span text:style-name="T779">Savanath would first apprentice as smiths before taking on the mantle of Arihan, forging their own weapons of crimson bronze. </text:span><text:span text:style-name="T781">Supplication took on a new form and purpose for the smiths of Akshah. Smiths rose in importance by this time, becoming more valued in Akshani society than common priests. </text:span><text:span text:style-name="T782">Priest-smiths would supplicate to Nkatha to </text:span><text:span text:style-name="T783">release the inner-power of the smith, allowing the spirit of the smith to guide their hammer. This is, in its most rudimentary form, a manifestation of a practice that would evolve into proto-spellcasting. The smiths would not ask </text:span><text:soft-page-break/><text:span text:style-name="T783">the Nkatha to use their divine power; instead they would supplicate for the Nkatha to watch over and guide the power of the smiths themselves. This practice never actually released the magic of the smiths, but it did set up the framework for later Akshani magic.</text:span></text:p>
      <text:p text:style-name="P628"><text:span text:style-name="T779"><text:tab/>The smiths of Uruvand were most legendary. The forges of the crystalline labryrinth were populated by Ghahaka-Akshani halfbreed societies, connected to the outer world by the small riverside villages doting the crevices and valleys. </text:span><text:span text:style-name="T780">After the conquest of the coast of Uruvand by Bigun, the smiths hid themselves and their arts away. The ancient lava forges were shrouded in myth and legend, and they did not provide their arts to the forces of the Suhairians.</text:span></text:p>
      <text:p text:style-name="P442"/>
      <text:p text:style-name="P442"><text:tab/><text:span text:style-name="T2993">Fediyar and his tribe of Mezreh Rin are buckling under the assault of the monsters of the evil Akshani deities. </text:span><text:span text:style-name="T2994">The kingdom of Mezreh Rin is quickly weakening.</text:span></text:p>
      <text:p text:style-name="P442"/>
      <text:p text:style-name="P443"><text:tab/> <text:span text:style-name="T3023">Likhami-Chattra </text:span><text:span text:style-name="T3024">is bestowed the Atnasi as the Kevala dynasty weakens.</text:span></text:p>
      <text:p text:style-name="P372"/>
      <text:p text:style-name="P574"><text:span text:style-name="T268">36,555 BBT|18324 YH—</text:span><text:span text:style-name="T269">The god-king of Omanusia, </text:span><text:span text:style-name="T270">Lagbarayod,</text:span><text:span text:style-name="T269"> is bested in ritual combat and is succeeded by Todarag, the </text:span><text:span text:style-name="T270">third</text:span><text:span text:style-name="T269"> god-king of Omanusia</text:span><text:span text:style-name="T271">. </text:span><text:span text:style-name="T272">Despite the general economic recession, the huge inequality in power in Omanusia allows Todarag to </text:span><text:span text:style-name="T273">further best Obatodara in his mighty constructions.</text:span><text:span text:style-name="T272"> </text:span><text:span text:style-name="T273">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274"> The huge constructions </text:span><text:span text:style-name="T273">were</text:span><text:span text:style-name="T274"> carried out </text:span><text:span text:style-name="T273">over slightly more than a century</text:span><text:span text:style-name="T274">, and they drag</text:span><text:span text:style-name="T273">ged</text:span><text:span text:style-name="T274"> the monarchy of Omanusia near bankruptcy.</text:span></text:p>
      <text:p text:style-name="P377"><text:tab/><text:tab/>-<text:span text:style-name="T1874">By this time </text:span><text:span text:style-name="T1875">numerous Marman city-states and kingdoms have popped up around the kingdom of Asham. </text:span><text:span text:style-name="T1876">Most notably are: Ucca (“high”) in the mountains southeast of Meteshahar; Methati (“exchange”) and Marstishar (“City of milk”) to the south of Gaara; Navazashar (“City of sailors”) south of Methati. </text:span><text:span text:style-name="T1877">These kingdoms constantly fight, often being conquered and conquering others.</text:span></text:p>
      <text:p text:style-name="P372"/>
      <text:p text:style-name="P378">36,548 BBT|18331 YH—<text:span text:style-name="T1856">The Thakur dynasty of the </text:span><text:span text:style-name="T1788">Western</text:span><text:span text:style-name="T1787"> Yayurs construct</text:span><text:span text:style-name="T1856">s</text:span><text:span text:style-name="T1787"> megalithic </text:span><text:span text:style-name="T1870">stepped </text:span><text:span text:style-name="T1787">temples, </text:span><text:span text:style-name="T1792">inspired by Omanusians</text:span><text:span text:style-name="T1787">. </text:span><text:span text:style-name="T1871">The largest was the temple outside of Mimara; an enormous construction for the elevated sacrifices required by the sevakath. </text:span><text:span text:style-name="T1857">Much of the labor is provided by enslaved Shukunenes. </text:span><text:span text:style-name="T1858">Additional capital is gained through further conquests by the Thakurs into northern tribal and horticultural lands </text:span><text:span text:style-name="T1879">and Deshgair</text:span><text:span text:style-name="T1858">.</text:span></text:p>
      <text:p text:style-name="P372"/>
      <text:p text:style-name="P564"><text:span text:style-name="T74">36,537 BBT|18342 YH—</text:span><text:span text:style-name="T81">The Nemorite Empire </text:span><text:span text:style-name="T82">under its third</text:span><text:span text:style-name="T83"> </text:span><text:span text:style-name="T84">ruler, </text:span><text:span text:style-name="T85">Pragal-Chattra,</text:span><text:span text:style-name="T84"> </text:span><text:span text:style-name="T83"><text:s/></text:span><text:span text:style-name="T84">is</text:span><text:span text:style-name="T83"> invaded by </text:span><text:span text:style-name="T84">barbarians from </text:span><text:span text:style-name="T83">naga tribes </text:span><text:span text:style-name="T84">to </text:span><text:span text:style-name="T83">the north and dissolved. </text:span><text:span text:style-name="T84">The Empire had been quite large, though it was stretched too thin and there were too many internal struggles for the polity to defend itself from the naga.</text:span><text:span text:style-name="T83"> These </text:span><text:span text:style-name="T86">many </text:span><text:span text:style-name="T83">cities fell under the non-</text:span><text:soft-page-break/><text:span text:style-name="T83">unified control of numerous priest-kings or warlords, either from the naga tribes, Rajanan, or Nemorite. </text:span><text:span text:style-name="T84">This marks the period of warring kingdoms in the Thandana river valley. </text:span><text:span text:style-name="T87">The most powerful were the cities of Okos, Shuribad, and Virudhar. </text:span><text:span text:style-name="T88">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89">f</text:span><text:span text:style-name="T88">a-Azi</text:span><text:span text:style-name="T108">.</text:span></text:p>
      <text:p text:style-name="P380"><text:tab/>-<text:span text:style-name="T1855">Some cities of Omanusia grow restless under the economic irresponsibility and heavy taxes. Todarag begins a campaign of putting down internal rebellions and dissent.</text:span></text:p>
      <text:p text:style-name="P380"/>
      <text:p text:style-name="P677"><text:span text:style-name="T666">36,520 BBT—The Zarrakaya people undergo a population collapse due to increased violence. Their population had grown too fast and the available land began to dwindle. The population falls by 40% (from 117 million to 70 million) due to famine and war. </text:span><text:span text:style-name="T667">The Zarrakaya cities in Azaherem begin to grow </text:span><text:span text:style-name="T668">only</text:span><text:span text:style-name="T667"> after this </text:span><text:span text:style-name="T669">initial </text:span><text:span text:style-name="T667">collapse.</text:span></text:p>
      <text:p text:style-name="P472"/>
      <text:p text:style-name="P635"><text:span text:style-name="T667">3</text:span><text:span text:style-name="T859">6,500 BBT—Several factors around this time allow cities along the coast south of Thandairia to thrive: the collapse of Zarrakaya population centers, the fall of Nemorite Empire as a bronze source, and the economic flounderings of Todarag and the Thakur dynasty of the Western Yayurs. The overall weakening of these Nos Mori powerhouses leaves an increasing vacuum to be filled by the growing populous of the Velkata region (“Wine Coast”). </text:span><text:span text:style-name="T860">Dhaneramath was the first of these cities to take an active role in the economy of the Nos Mori. The city was positioned in the southern regions of Velkata, and several cities grew to power to its north </text:span><text:span text:style-name="T861">in the fertile Mediterranean river valleys of the region. </text:span><text:span text:style-name="T865">Two cities to the north of Dhaneramath, </text:span><text:span text:style-name="T862">Mahathor (“City of Liquor”) </text:span><text:span text:style-name="T865">and</text:span><text:span text:style-name="T862"> </text:span><text:span text:style-name="T863">Yutavashah (“Sacred Fig-tree”) </text:span><text:span text:style-name="T865">produced artisanal goods from the materials of Dhaneramath and traded them throughout the sea. To the south of Dhaneramath, in the forested peninsula nearest to the Zarrakaya, the city of</text:span><text:span text:style-name="T864"> Nirnara (“Cleared field”) </text:span><text:span text:style-name="T865">grew to produce abundant food for the whole Velkata. </text:span><text:span text:style-name="T866">These cities grew dominant during this time, housing some of the most influential figures in the economy of the Nos Mori.</text:span></text:p>
      <text:p text:style-name="P380"/>
      <text:p text:style-name="P629"><text:span text:style-name="T685">36,500 BBT—</text:span><text:span text:style-name="T615">The </text:span><text:span text:style-name="T686">League of Dronakam </text:span><text:span text:style-name="T615">falls </text:span><text:span text:style-name="T616">in fire. </text:span><text:span text:style-name="T617">One s</text:span><text:span text:style-name="T686">avan</text:span><text:span text:style-name="T617">ath, Dhruk, rose to power within the cult of Isakash, but fell out of the cult in disgrace. He betrayed them and turned to serve the </text:span><text:span text:style-name="T618">evil gods of the Akshani. Dhruk </text:span><text:span text:style-name="T687">betrayed the Akshani to the forces of Bigun, whom he secretly le</text:span><text:span text:style-name="T688">d</text:span><text:span text:style-name="T687"> into the city.</text:span><text:span text:style-name="T618"> </text:span><text:span text:style-name="T688">Thousands in Dronakam are massacred, and the palaces of the priest kings are burned to the ground by Bigun.</text:span><text:span text:style-name="T689"> </text:span><text:span text:style-name="T690">The cities of Nanagari and Ninyapur are silent during the fall of Dronakam, too weak and afraid to lend aid to their ally. </text:span><text:span text:style-name="T691">Throughout the land of Akshah, the laughter of the evil gods echoes. Monsters leap from the shadows of the eastern cities in the kingdom of Mezreh Rin and devour the innocent. </text:span><text:span text:style-name="T692">It is this night, it seems, that the eternal battle of the Akshani against their gods would be lost. </text:span><text:span text:style-name="T693">Hehtan and his followers solemnly strode into the burning Dronakam as it was sacked, pressed by Eres to make a final effort to call forth heroes </text:span><text:soft-page-break/><text:span text:style-name="T693">from the ruin. </text:span><text:span text:style-name="T694">Hehtan preached his past, he called forth unto the astar of the city to use their own powers to battle the forces of Bigun and the monsters of their gods. </text:span><text:span text:style-name="T693">The chaos was broken by a single figur</text:span><text:span text:style-name="T694">e: </text:span><text:span text:style-name="T695">a young woman, come to listen to Hehtan’s gospel in the plaza. </text:span><text:span text:style-name="T696">The girl, an acolyte of </text:span><text:span text:style-name="T698">Kal</text:span><text:span text:style-name="T697">asas </text:span><text:span text:style-name="T698">(“Wielder of the Crescent Moon”)</text:span><text:span text:style-name="T697"> a </text:span><text:span text:style-name="T699">minor</text:span><text:span text:style-name="T697"> Nkatha </text:span><text:span text:style-name="T783">of the forges</text:span><text:span text:style-name="T697">, knelt and began a ritual midst the smoke and flame and battle. She was </text:span><text:span text:style-name="T711">Devata-</text:span><text:span text:style-name="T712">Nihitara</text:span><text:span text:style-name="T696"> (“</text:span><text:span text:style-name="T711">The Protectors Gave Her </text:span><text:span text:style-name="T696">Starry </text:span><text:span text:style-name="T710">Eyes</text:span><text:span text:style-name="T696">”), </text:span><text:span text:style-name="T697">an epinost girl who never left the reveries of Guire from her youth. </text:span></text:p>
      <text:p text:style-name="P458"/>
      <text:p text:style-name="P629"><text:span text:style-name="T784">Nihitara was passed around to a few different cults. Kalasas, the cult of smiths, and </text:span><text:span text:style-name="T791">a cult of Tiratha, the Arihan protector</text:span><text:span text:style-name="T784">.</text:span><text:span text:style-name="T785"> </text:span><text:span text:style-name="T792">None would teach Nihitara, as she was a petty cleaner and servant girl. She watched, saw the rituals, and learned them on her own. </text:span><text:span text:style-name="T785">She learned communion rituals of protection from the Arihan, and she learned the guided supplications of the smiths. She was also heavily influenced by Hehtan’s preachings of inner magic, personal power, etc. </text:span><text:span text:style-name="T786">All this culminated in </text:span><text:span text:style-name="T792">the</text:span><text:span text:style-name="T786"> plaza </text:span><text:span text:style-name="T792">during the fall of Dronakam. She pushed her way from the burning forge to the plaza, following blindly the echoing words of Hehtan. She knelt and carried out a ritual of supplication to Kalasas for her guidance.</text:span><text:span text:style-name="T786"> Nihitara felt immense magic inside of her, and wished to channel that power as the smiths channeled their skill</text:span><text:span text:style-name="T787">s. </text:span><text:span text:style-name="T788">Her goal was to protect the city of Dronakam as the Nkatha protected Akshah at the behest of the Arihan. Nihitara’s ritual was one of protection, though she called to Kalasas instead of Tiratha or Isakash. </text:span><text:span text:style-name="T789">She </text:span><text:span text:style-name="T790">wished to shape her own magic into a protective aura, bringing fear and misfortune to the invaders and success to the defenders.</text:span></text:p>
      <text:p text:style-name="P630"><text:span text:style-name="T700"><text:tab/></text:span><text:span text:style-name="T701">Kalasas heard the wish of Nihitara and watched her complete the ritual. At its climax, the Nkatha paused, then eased the mind and heart of the astar and completed the translation. </text:span><text:span text:style-name="T793">A silent explosion of magic burst forth from Nihitara. As the wave of magic swept through the city, its effects were immediate. A great cracking pierced the smog as a great temple pillar broke and collapsed upon a Vibhikate general. The weapons of the Suhairians suddenly landed ineffectively—the soldiers slipped or were dazed. The swords of Dronakam’s defenders fell heavily upon the necks and weak points in the armor of the invaders. The protective magic of Nihitara was powerful. It was a short time before the tide of the battle was turned, and Bigun’s army was left with catastrophic losses. Bigun ordered a retreat, and Dronakam was saved. </text:span><text:span text:style-name="T702">The rush of magic out of Nihitara left her weak, and she crumpled to the ground.</text:span></text:p>
      <text:p text:style-name="P623"><text:span text:style-name="T703"><text:tab/></text:span><text:span text:style-name="T794">Guire, watching over the city as it was burned, witnessed the use of magic from Corilya. He spoke to Hehtan, who</text:span><text:span text:style-name="T704"> collected her weakened body and nursed to her health, taking her in as a treasured acolyte. </text:span><text:span text:style-name="T705">Eres herself spoke to Nihitara, probed her, sifted through her memories to discern the cause of the magic—</text:span><text:span text:style-name="T707">but there was no memory of the event. Kalasas, it seemed, had wiped the moment from Nihitara’s mind. Guire spoke to Kalasas in her realm in The Veil, and he learned from the Nkatha that she had eased Nihitara’s mind, caused it to blank such that the pathway from her mind to her heart was without obstruction. </text:span><text:span text:style-name="T708">This finding was valuable to Eres, and she called upon Nihitara to repeat her act once Nihitara grew closer with Hehtan and more fervent in her cult fol</text:span><text:soft-page-break/><text:span text:style-name="T708">lowing of Isakash. Nihitara carried our an Akshani ritual of warding, offering sacrifice in return for divine protection. When the time came, Guire silenced Nihitara’s mind—and the magic was translated again.</text:span><text:span text:style-name="T706"> </text:span><text:span text:style-name="T709">A revolution had begun in the land of Akshah. In the midst of the collapse of the League of Dronakam and the fall of the dominion of Mezreh Rin to the east, Nihitara </text:span><text:span text:style-name="T713">was the conduit through which magic would once again come to the hearts of mortals.</text:span></text:p>
      <text:p text:style-name="P623"><text:span text:style-name="T713"><text:tab/></text:span><text:span text:style-name="T743">With Dronakam burned, the other Akshani cities of west of the Sankata are independent.</text:span></text:p>
      <text:p text:style-name="P444"/>
      <text:p text:style-name="P527">36,500 BBT—<text:span text:style-name="T3133">In the midst of the Zarrakaya population collapse, some from the western mountains of Austera expand northward to leave the violence of their old homes. They break into the monsoonal savannas.</text:span></text:p>
      <text:p text:style-name="P444"/>
      <text:p text:style-name="P631"><text:span text:style-name="T714">36,400 BBT—Over the last 100 years, Eres and Guire have </text:span><text:span text:style-name="T715">diligently shaped the proto-spellcasting of Nihitara. </text:span><text:span text:style-name="T723">The art was dangerous, but powerful, and could only be used by epinosts. In most cases, the epinost was unable to truly limit their power. The caster would attempt to carry out the </text:span><text:span text:style-name="T795">protective </text:span><text:span text:style-name="T723">act of a god, unleashing all of their power in a single untamed burst. They would be desiccated and killed. Guire could awaken the Sense within his devout cultists, but it took many years for newly awakened epinosts to learn their self-sacrificial art. </text:span><text:span text:style-name="T724">Only those epinosts born with the Sense, like Nihitara, had some minute ability to control their magic. </text:span><text:span text:style-name="T725">Using magic still left them weak for days at a time</text:span><text:span text:style-name="T746">. </text:span><text:span text:style-name="T796">The magic of these proto-spellcasters, </text:span><text:span text:style-name="T798">called </text:span><text:span text:style-name="T1286">fate-weavers,</text:span><text:span text:style-name="T796"> was generally used to create the protective effects of the Nkatha, as Nihitara had in Dronakam</text:span><text:span text:style-name="T797">.</text:span></text:p>
      <text:p text:style-name="P624"><text:span text:style-name="T715"><text:tab/></text:span><text:span text:style-name="T716">The populous heart of Akshah shifted to </text:span><text:span text:style-name="T717">the previously small city of Khanth</text:span><text:span text:style-name="T722">iur</text:span><text:span text:style-name="T717"> (“</text:span><text:span text:style-name="T722">City of the </text:span><text:span text:style-name="T717">Secret Throat”), </text:span><text:span text:style-name="T718">located on the small straight separating the toothy island chain of the bay of Dronakam from the eastern waters leading to Ninyapur.</text:span><text:span text:style-name="T716"> </text:span><text:span text:style-name="T718">Khanth</text:span><text:span text:style-name="T722">iur</text:span><text:span text:style-name="T716"> was becoming a bustling metropolitan center. Refugees camped outside its walls, and merchants from throughout Samisah passed through its harbors. </text:span><text:span text:style-name="T719">Dronakam itself was diminished, now primarily a cult center rather than a lively city. </text:span><text:span text:style-name="T720">The heart of the cult of Tiratha moved to Khanth</text:span><text:span text:style-name="T722">iur</text:span><text:span text:style-name="T720">, though the cult of Isakash remained i</text:span><text:span text:style-name="T721">n </text:span><text:span text:style-name="T614">Kandaraksa </text:span><text:span text:style-name="T721">beneath Dronakam.</text:span></text:p>
      <text:p text:style-name="P669"><text:span text:style-name="T721"><text:tab/></text:span><text:span text:style-name="T737">The economic heart of Akshah was clutched by Ninyapur, the city on the straights of Sankata. </text:span><text:span text:style-name="T738">Ninyapur saw all trade between the east and west. East of the Sankata were the cities of the Mezreh Rin, in the midst of a prolonged crisis, </text:span><text:span text:style-name="T739">the tribes of the Isikal and the culturally plural Akshani cities within their swamps, </text:span><text:span text:style-name="T740">and the few small Akshani cities between the Isikal and Ninyapur. </text:span><text:span text:style-name="T741">The east was still developing, hindered by the presence of the violent </text:span><text:span text:style-name="T1127">Sor’haya</text:span><text:span text:style-name="T741">. </text:span><text:span text:style-name="T799">The eastern soils were less fertile than those at the banks near Uruvand, though the wide open fields offer boundless agricultural space to make up for the tougher soils. </text:span><text:span text:style-name="T800">The east offered lowland grains and wood from the coastal forests. </text:span><text:span text:style-name="T742">These cities were generally small and less productive during this time. West of Ninyapur, other large Akshani cities dominated. The quickly growing city of Khanthiur, Nkathavana, Nanagiri, and others trade </text:span><text:span text:style-name="T800">cinnabar crystals, stone + marble, and </text:span><text:soft-page-break/><text:span text:style-name="T800">the minerals local to the alluvial valleys formed by the Jivita prior to its migration north</text:span><text:span text:style-name="T742">. </text:span><text:span text:style-name="T744">With the advancement of the Bigun Empire south nearly to Dronakam, the tin and copper from the volcanic crystal forests is only a trickle. </text:span><text:span text:style-name="T745">Daring merchants cross west into the desert, then north into the red wastes to avoid hostile Suhairian warriors. This allows the tin trade to continue and increasingly pulls the Ghahaka into the fabric of Akshah and the Suhairian Vibhikates.</text:span></text:p>
      <text:p text:style-name="P445"><text:tab/>Stratificaiton grew within the mortal classes of merchant, artisan, and farmer. Merchants grew wealthy from an increasingly complex network of trade throughout Akshah. After the conquest of Uruvand, tin became a much more valuable commodity. This grew the mercantile class, and stratification of the mortal classes were built on metal trade.</text:p>
      <text:p text:style-name="P493"/>
      <text:p text:style-name="P547"><text:span text:style-name="T2950"><text:s/>and behind it all the sevakath of the cities have further matured the casting of magic through permission translation. The magic used by the Arihan and their supporters is increasingly personal. Personal boons of magic, item enchantments and the creation of magical artifacts are increasingly common. </text:span><text:span text:style-name="T2951">Magical paladin cults have increasingly sought places of more intense spiritual connection and magical power—</text:span><text:span text:style-name="T2952">the most successful of these are deep within the crystal forests to the west of the Akshani cities. </text:span><text:span text:style-name="T2953">The colors of red and silver are symbolic of Nkatha, magic, and power for the Akshani. </text:span><text:span text:style-name="T2955">Thus, these “red warlocks” became some of the first of the astar in history to dedicate themselves to the study of magic.</text:span><text:span text:style-name="T2953"> </text:span><text:span text:style-name="T2954">Here too were many of the aluvial tin mines, which brought wealth to the Ghahaka and cultists that they mingled with.</text:span></text:p>
      <text:p text:style-name="P380"/>
      <text:p text:style-name="P386">36,337 BBT|18542 YH—<text:span text:style-name="T1862">Todarag, now in more secure control of Omanusia, takes his army outward to gain </text:span><text:span text:style-name="T1878">renewed </text:span><text:span text:style-name="T1862">wealth from plundering. </text:span><text:span text:style-name="T1863">He moves northeast and captures several small cities </text:span><text:span text:style-name="T1884">towards</text:span><text:span text:style-name="T1863"> Deshgair, looting them and capturing many Desharene slaves. </text:span><text:span text:style-name="T1864">The Omanusians built a series of slave camps in the southern part of Deshgair to expedite the capture of the Desharene.</text:span></text:p>
      <text:p text:style-name="P386"><text:tab/><text:span text:style-name="T3061">This time also saw the construction of Todarag’s great stadium in Ilu-Dharmika.</text:span></text:p>
      <text:p text:style-name="P380"/>
      <text:p text:style-name="P622"><text:span text:style-name="T683">36,328 BBT—The Akshani town of Agmahan (“Road of the Foe Slayers”) is purposely founded by the </text:span><text:span text:style-name="T747">ruling dynasty of Khanthiur</text:span><text:span text:style-name="T683"> to act as a merchant colony within the territory of the Isikal </text:span><text:span text:style-name="T684">to the east.</text:span></text:p>
      <text:p text:style-name="P372"/>
      <text:p text:style-name="P543">36,300 – 2000 BCE</text:p>
      <text:p text:style-name="P382"/>
      <text:p text:style-name="P643"><text:span text:style-name="T907">36,300 BBT—By this time, the population of the agrarian civilizations on Huroma reaches a maximum of 45 million astar and Orun. </text:span><text:span text:style-name="T908">Villages cover all the coasts, including the monsoonal northern plains. </text:span><text:span text:style-name="T909">Pastoralists begin to push into the hot interior, replacing the smaller ancient tribal population that still lived there.</text:span><text:span text:style-name="T908"> </text:span><text:span text:style-name="T909">Around this time, population growth slows. </text:span><text:span text:style-name="T910">Current c</text:span><text:span text:style-name="T909">ities are strained for food, they are dense and bustling. Wars increase in frequency and size.</text:span></text:p>
      <text:p text:style-name="P643"><text:soft-page-break/><text:span text:style-name="T909"><text:tab/></text:span><text:span text:style-name="T910">Places without prior urbanization are pressured to condense. The first cities of the north coast form, the majority of the population were derived from the former Shukunene tribes that expanded northward and westward. </text:span><text:span text:style-name="T911">The Shukunene cities prominently held the Raven Queen among their pantheon, and they continued to reject sevakath </text:span><text:span text:style-name="T913">and undead </text:span><text:span text:style-name="T912">in any form. </text:span><text:span text:style-name="T918">However, the “need” for the Raven Queen diminished in the north. To these peoples, the purpose and ideologies of the Raven Queen shifted from her prior meaning during the Early Bronze Age collapse. </text:span><text:span text:style-name="T919">She became the basis for a new cultural moral code: a code of balance, justice, and law. </text:span><text:span text:style-name="T914">They are ruled by dual oligarchies: one formed of the priesthood </text:span><text:span text:style-name="T920">and judicial leaders</text:span><text:span text:style-name="T914">, the other of military leaders. </text:span><text:span text:style-name="T915">The monsoons are incredibly important to them, and these Shukunene cities have developed advanced </text:span><text:span text:style-name="T916">water management infrastructure</text:span><text:span text:style-name="T917">s.</text:span></text:p>
      <text:p text:style-name="P382"/>
      <text:p text:style-name="P448">36,100 BBT—Suhairians cover a large chunk of the northeast coast of the Samisah, <text:span text:style-name="T3003">from the top of the Wu</text:span>rata (“Golden stone”) mountains <text:span text:style-name="T3003">to their southernmost point. </text:span><text:span text:style-name="T3004">These territories owe their allegiance to Isegun. </text:span><text:span text:style-name="T3005">The most influential cities here were Gadindi (“High Fort”), Oloto (“Loyal one”), and Mubara (“Bringing Power”). </text:span></text:p>
      <text:p text:style-name="P448"/>
      <text:p text:style-name="P453">36,054 BBT—The rulership of the Bigun Empire once again comes to question. <text:span text:style-name="T3009">The ruling dynasty stood for 950 years over 8 queens. The queen at this time is an ancient woman with tens of children themselves growing old under her rule. </text:span><text:span text:style-name="T3010">The queen is assassinated, and a bloody feud splits the royal family. </text:span><text:span text:style-name="T3011">Bigun himself steps in between them, bringing his army to the </text:span><text:span text:style-name="T3012">gates of the capital city. </text:span><text:span text:style-name="T3013">The god-like Vibhik, tired of the seemingly petty wars of succession, attempts to slaughter all the sevakath and naga rulers. The plan fails, however, and Bigun himself ends up slain by his own subordinates. </text:span><text:span text:style-name="T3014">The Empire from Bigun collapses with the death of the Vibhik </text:span><text:span text:style-name="T3015">into tens of cities vying for power. The great army of Bigun is split between his infertile naga-Orun generals.</text:span></text:p>
      <text:p text:style-name="P382"/>
      <text:p text:style-name="P516">36,000 BBT—Southern Austera Zarrakayans meet Early East Austerans in the center of the Southern Coast.</text:p>
      <text:p text:style-name="P382"/>
      <text:p text:style-name="P451">35,968 BBT—The economy of Ninyapur is booming, and the development of large public markets increases the flow of commerce and ideas through the city’s docks. <text:span text:style-name="T3033">Ships sail throughout the Samisah </text:span><text:span text:style-name="T3034">from Dronakam to the distant eastern seasonal ports of the </text:span><text:span text:style-name="T3119">Sor’haya</text:span><text:span text:style-name="T3034">.</text:span></text:p>
      <text:p text:style-name="P450"/>
      <text:p text:style-name="P632"><text:span text:style-name="T801">35,720 BBT—A powerful new dynasty in Ninyapur, </text:span><text:span text:style-name="T802">the </text:span><text:span text:style-name="T801">Sarmin (Shieldbearer) bloodline </text:span><text:span text:style-name="T802">led by the dynastic forerunner </text:span><text:span text:style-name="T803">and bearer of the Atnasi, </text:span><text:span text:style-name="T802">Sarmin</text:span><text:span text:style-name="T801">, comes to power through clever political manipulations. Sarmin </text:span><text:span text:style-name="T804">and her brood </text:span><text:span text:style-name="T801">controlled many of the city’s Arihan and also held numerous connections to the city’s wealthy merchant families. These connections allowed them to displace and exile the former rulers of Ninyapur and begin a reconquest of Akshah. </text:span><text:span text:style-name="T805">The armies of Ninyapur burst from the city and brought first the cities of the West to heel. </text:span><text:span text:style-name="T806">Their greatest prize from these early conquests was Khan</text:span><text:soft-page-break/><text:span text:style-name="T806">thiur and its cultists. The </text:span><text:span text:style-name="T807">fate-weavers</text:span><text:span text:style-name="T806"> of the city were immensely powerful, and the siege of the city was costly. </text:span><text:span text:style-name="T811">The battle was only won because Sarmin had a fate-weaver of h</text:span><text:span text:style-name="T1181">er</text:span><text:span text:style-name="T811"> own, an exile from the cult who had fled to Ninyapur.</text:span><text:span text:style-name="T806"> </text:span><text:span text:style-name="T808">With Khanthiur under the control of Ninyapur, the Sarmin </text:span><text:span text:style-name="T809">bloodline</text:span><text:span text:style-name="T808"> quickly extended their control to the religious center of Dronakam. The Sarmin leaders knew that the ancient site of Dronakam held legendary importance to the people of Akshah, and controlling it could lead to a favorable boost in morale. Dronakam was rebuilt with new temples on top of the old, and the cults there produced new and dangerous Arihan </text:span><text:span text:style-name="T810">paladins.</text:span></text:p>
      <text:p text:style-name="P449"><text:tab/><text:span text:style-name="T3006">With the recapture of the legendary Dronakam, </text:span><text:span text:style-name="T3025">Sarmin</text:span><text:span text:style-name="T3006"> lays out a new code of laws by which her territories would be governed. </text:span><text:span text:style-name="T3007">This advancement in legal politics is a sign of advancing technological complexity in Akshah.</text:span></text:p>
      <text:p text:style-name="P449"/>
      <text:p text:style-name="P669"><text:span text:style-name="T766">35,650 BBT—</text:span><text:span text:style-name="T812">Ninyapur completely unifies the remaining independent cities of the Akshani. </text:span><text:span text:style-name="T813">The armies of the Sarmin dynasty are undefeated, growing larger and larger. </text:span><text:span text:style-name="T814">The cults of Tiratha and Isakash too grow more powerful. </text:span><text:span text:style-name="T815">The many Arihan of Isakash and Tiratha lead the next conquest north, into the dominion of Mezreh Rin. </text:span><text:span text:style-name="T816">The cities there were continuing to struggle under the conflict between the </text:span><text:span text:style-name="T1127">Sor’haya</text:span><text:span text:style-name="T816"> and the Autochthonous monsters of the Akshani deities. </text:span><text:span text:style-name="T817">The army of Ninyapur landed upon the shores of the land and swept across it, wiping away the dark shadows with the light of the Arihan. </text:span><text:span text:style-name="T818">This was the first conquest that saw the use of </text:span><text:span text:style-name="T819">fate-weavers</text:span><text:span text:style-name="T818"> near the battlefields. </text:span><text:span text:style-name="T819">The sacrifice of a fate-weaver could easily turn a battle, or prevent one from happening in the first place. The power of a fate-weaver could bring down the walls of a city or cause a lightning storm to brew over an opposing army, bolts striking down their mightiest warriors.</text:span><text:span text:style-name="T820"> </text:span><text:span text:style-name="T821">By the end of this century, the kingdom of the Mezreh Rin was ousted and the </text:span><text:span text:style-name="T1127">Sor’haya</text:span><text:span text:style-name="T821"> were forced from Akshah. The great Kingdom of Ninyapur controlled 0.6 Mm around the Sankata, from Dronakam to the edges of the Isikal swamps. </text:span><text:span text:style-name="T822">Ninyapur swelled to over 48,000 inhabitants.</text:span></text:p>
      <text:p text:style-name="P382"/>
      <text:p text:style-name="P565"><text:span text:style-name="T74">3</text:span><text:span text:style-name="T90">5</text:span><text:span text:style-name="T74">,548 BBT|1</text:span><text:span text:style-name="T90">9</text:span><text:span text:style-name="T74">331 YH—</text:span><text:span text:style-name="T91">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2">Numerous sprawling, but poor, cities rose from this, Dakshihar and Asmashar being the most prominent.</text:span></text:p>
      <text:p text:style-name="P565"><text:span text:style-name="T92"><text:tab/>-</text:span><text:span text:style-name="T93">Todarag uses his Desharene slaves and his trained Omanusian marines </text:span><text:span text:style-name="T94">to lead a massive campaign on the small and independent cities </text:span><text:span text:style-name="T95">in the lands between Omanusia and Deshgair. With this campaign, Todarag connects his kingdom to Deshgair, </text:span><text:span text:style-name="T96">officially creating the Omanusian Empire</text:span><text:span text:style-name="T95">. In the following decades, Todarag uses the Desharene slaves to jumpstart the development of this land. </text:span><text:span text:style-name="T97">One city, Ilu-Mahiyana, became Todarag’s special project: a massive and glorious city, a second administration center for the wide Omanusian empire.</text:span></text:p>
      <text:p text:style-name="P440"/>
      <text:p text:style-name="P572"><text:soft-page-break/><text:span text:style-name="T97">3</text:span><text:span text:style-name="T61">5,500 BBT—</text:span><text:span text:style-name="T109">The turmoil of the Zarrakaya population collapse fades to distant memory and a new culture matures in South Nomenes and around the Ravazah, </text:span><text:span text:style-name="T110">the Relic Gate Culture (RGC).</text:span><text:span text:style-name="T185"> </text:span><text:span text:style-name="T186">The pre-RGC population bust crushes urban population, allowing rural population to move in and replace the lost denizens. First, there is a lapse in large-scale Hemangh transit as the initial infrastructure supporting that transit and trade is lost. The lost urban population is replaced by surrounding rural peoples. The influx of rural beliefs serves to fracture and localize Zarrakaya traditions around each city during the reformation of the RGC. Rural beliefs blurred and shifted the previous deific aspects, </text:span><text:span text:style-name="T187">and a larger focus on war, </text:span><text:span text:style-name="T188">brutality, and weather arose. </text:span><text:span text:style-name="T189">As the RGC matured after the bust, the warlike rulers leveraged their rural and distant roots and unified vast swathes of territory into kingdoms. These kingdoms brought together the first </text:span><text:span text:style-name="T190">unified</text:span><text:span text:style-name="T189"> deific pantheons full of Hemangh aspects. Hemangh, the vast god that unified all things and watched over the world, now became a god of many faces </text:span><text:span text:style-name="T191">and names. </text:span><text:span text:style-name="T192">Refugees from the bust moved north into Azaherem and hijacked the existing Zarrakaya infrastructure. </text:span><text:span text:style-name="T193">Thus, Azaherem had RGC without the full Gate infrastructure. A relic gate exists to the south of Azaherem, thus the urban centers of Azaherem held RGC </text:span><text:span text:style-name="T194">with a larger focus on pilgrimage, travel, and distant trade</text:span><text:span text:style-name="T193">.</text:span></text:p>
      <text:p text:style-name="P572"><text:span text:style-name="T193"><text:tab/></text:span><text:span text:style-name="T195">Three major kingdoms arose among a swathe of minor city-states and petty kingdoms. Uramuhj was the foremost power, the great city accessing Oreus. Uramuhj was filled with epinosts, as the proximity to the primal magical antipode pressured the genetics of those born near it towards awakening the Sense. </text:span><text:span text:style-name="T196">The people of Uramuhj, thus, were known as chaotic and powerful, gifted by the aspects of Hemangh to be bound to the spirit world.</text:span></text:p>
      <text:p text:style-name="P677"><text:span text:style-name="T253"><text:tab/></text:span><text:span text:style-name="T254">In Southern Nomenes one kingdom reigned supreme around Vinaltakh: Dausa, the crossroads of all the Relic Gate Culture. </text:span><text:span text:style-name="T255">Around Dausa were numerous cities and petty kingdoms that sought out Dausa’s lucrative markets and expansive influence. </text:span><text:span text:style-name="T256">As the Relic Gate Culture grew, Dausa imported increasing amounts of tin and copper from the north via trade routes traveled by </text:span><text:span text:style-name="T257">Sor’haya</text:span><text:span text:style-name="T256"> and Ghahaka bands. </text:span><text:span text:style-name="T258">The bronze from Dausa flowed through the Gates across the expanse of Relic Gate territory.</text:span></text:p>
      <text:p text:style-name="P556"><text:tab/>Between these two kingdoms sat Thupushk on the island of Ushastadel. Thupushk had folded in all the tribes of Ushastadel and taken control over the entire island, becoming the gateway between Austera and Nomenes.</text:p>
      <text:p text:style-name="P556"/>
      <text:p text:style-name="P556"><text:tab/><text:span text:style-name="T3131">While these kingdoms were the foremost powers of the Relic Gate Culture, the former urban centers across the cultural territory returned in force.</text:span></text:p>
      <text:p text:style-name="P557"/>
      <text:p text:style-name="P677"><text:span text:style-name="T250"><text:tab/></text:span><text:span text:style-name="T251">The Relic </text:span><text:span text:style-name="T244">Gate collapse and transit lapse allowed neighboring (mostly Austeran) Zarrakayans to branch out on their own. By the time of the maturation of the RGC, new post-Zarrakayan cultures had emerged as well.</text:span></text:p>
      <text:p text:style-name="P558"/>
      <text:p text:style-name="P681"><text:span text:style-name="T244"><text:tab/></text:span><text:span text:style-name="T245">The peoples who had long lived in the lush mountainous river valleys </text:span><text:span text:style-name="T252">far </text:span><text:span text:style-name="T245">north of Uramuhj grew distinct </text:span><text:span text:style-name="T252">from their southern neighbors who were close enough to Uramuhj to </text:span><text:soft-page-break/><text:span text:style-name="T252">adopt the Relic Gate culture.</text:span><text:span text:style-name="T245"> </text:span><text:span text:style-name="T252">In these northern parts, s</text:span><text:span text:style-name="T245">mall tribal settlements were built around the rivers, and these were often united by local </text:span><text:span text:style-name="T246">River K</text:span><text:span text:style-name="T245">ings. </text:span><text:span text:style-name="T246">The prominence of the city in the culture of the Zarrakayans continued, and above all the village and city was central to the identity of these people, the Jananghu (People of the River World). No new gates to Hemangh could be created, as these people’s beliefs continued in the vein of the Relic Gate Culture. The single spirit of Hemangh still existed, though it took a different form for the Jananghu. </text:span><text:span text:style-name="T247">The aspects of Hemangh that made up the proto-pantheon of the Zarrakaya were replaced by the rivers of the Jananghu’s land. Each was believed to be a vital piece of Hemangh, and the people living around the river were extensions of that aspect. Certain rituals allowed the Jananghu to cross into the spirit world via river boats. The Jananghu spirit world was an exact mirror to the physical world—including spiritual mirrors of the people, who lived independent lives as spirits. The Jananghu would </text:span><text:span text:style-name="T248">commune</text:span><text:span text:style-name="T247"> with their spiritual mirrors, though it was deadly to know one’s own mirror. Thus, when people would visit the spirit world they would wear masks. </text:span><text:span text:style-name="T249">Variations of the Jananghu culture stretched along the mountains and islands of far western Austera, up to the hilly savannas.</text:span></text:p>
      <text:p text:style-name="P554"/>
      <text:p text:style-name="P676"><text:span text:style-name="T1287"><text:tab/><text:tab/><text:tab/>-</text:span><text:span text:style-name="T1288">Austera south coast farmers</text:span></text:p>
      <text:p text:style-name="P441"/>
      <text:p text:style-name="P680"><text:span text:style-name="T1165">3</text:span><text:span text:style-name="T1166">5,488 BBT—</text:span><text:span text:style-name="T1167">The hidden </text:span><text:span text:style-name="T1166">Akshani-</text:span><text:span text:style-name="T1167">Ghahaka</text:span><text:span text:style-name="T1166"> smiths </text:span><text:span text:style-name="T1167">of Uruvand</text:span><text:span text:style-name="T1166">, adept at forging bronze, </text:span><text:span text:style-name="T1168">begin to forge iron in the molten furnaces of the former Bigun territory. The process is slow, as the iron was drawn as a byproduct of the copper and bronze smelting. Additionally, the iron was not carburized into steel in the forges of Uruvand at this early time, as the forges were not charcoal burning. </text:span><text:span text:style-name="T1169">Iron, previously only smelted extremely rarely, was considered valuable. </text:span><text:span text:style-name="T1170">This innovation in Uruvand had the potential to turn iron into a cheap—though ineffective </text:span><text:span text:style-name="T1171">without carburization</text:span><text:span text:style-name="T1170">—replacement for bronze.</text:span><text:span text:style-name="T1169"> </text:span><text:span text:style-name="T1171">For now, the secret remained hidden with the caves of Uruvand.</text:span></text:p>
      <text:p text:style-name="P372"/>
      <text:p text:style-name="P616"><text:span text:style-name="T476">35,294 BBT|19585 YH—</text:span><text:span text:style-name="T823">Marmans break free of Nlashikir dynastic rule. </text:span><text:span text:style-name="T824">A slave of Munieto, a woman named Hata-</text:span><text:span text:style-name="T825">Andhakar</text:span><text:span text:style-name="T824">, created a ritual pact with the Lesser Auhron </text:span><text:span text:style-name="T826">Haseduanth</text:span><text:span text:style-name="T824"> to give her great power. </text:span><text:span text:style-name="T827">Hata-</text:span><text:span text:style-name="T825">Andhakar had pleaded with the Marman deities to no avail. She pleaded next with the deities of distant lands that she had heard of from sailors and traders. She pleaded with the mysterious and the taboo, demons and monstrous spirits. She was found by </text:span><text:span text:style-name="T826">Haseduanth</text:span><text:span text:style-name="T825">, who</text:span><text:span text:style-name="T824"> gifted her with a deadly black hand </text:span><text:span text:style-name="T825">in exchange for eternal servitude. Hata-Andhakar</text:span><text:span text:style-name="T824"> used </text:span><text:span text:style-name="T825">this hand</text:span><text:span text:style-name="T824"> to choke Munieto to death in his bed. </text:span><text:span text:style-name="T825">She</text:span><text:span text:style-name="T824"> led a revolt in Meteshahar and overtook the city. Eventually, she formed an army and united all the cities of Asham and Ucca. She took the fight north and exiled the former lords of Munieto. Hata-</text:span><text:span text:style-name="T825">Andhakar</text:span><text:span text:style-name="T824"> constructed a 100 km long defensive wall, the Wall of </text:span><text:span text:style-name="T825">Andhakar</text:span><text:span text:style-name="T824">, to the north of Oraculum to defend against returning Nlashikir raiders. </text:span><text:span text:style-name="T825">Hata-Andhakar</text:span><text:span text:style-name="T828"> ruled the unified </text:span><text:span text:style-name="T825">cities, the Kingdom of </text:span><text:span text:style-name="T823"><text:s/></text:span><text:span text:style-name="T825">Meteshahar, and returned them to their old Marman ways. She brought back freedoms of old, </text:span><text:span text:style-name="T829">and focused on returning Marmanush to its former glory.</text:span><text:span text:style-name="T825"> </text:span><text:span text:style-name="T829">Eventually, Hata-Andhakar was taken by </text:span><text:soft-page-break/><text:span text:style-name="T826">Haseduanth</text:span><text:span text:style-name="T829"> and transformed into a dark wraith, </text:span><text:span text:style-name="T831">haunting Marmanush.</text:span><text:span text:style-name="T829"> The following queens of the Kingdom of Meteshahar return the trading prowess of the old Marman cities</text:span><text:span text:style-name="T823">. </text:span><text:span text:style-name="T830">The Marman traders are distant enough from the new </text:span><text:span text:style-name="T867">Velkala</text:span><text:span text:style-name="T830"> market so as not to incite significant competition. The Marmans sold mainly with the Omanusians, while the Dhaneramain market was with the western Nomenes coastal kingdoms. </text:span><text:span text:style-name="T868">Overall, the economy of the Nos Mori civilizations booms.</text:span></text:p>
      <text:p text:style-name="P564"><text:span text:style-name="T74"><text:tab/></text:span><text:span text:style-name="T98">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99">These trading colonies began as small harbor for ships to rest at and resupply themselves, though as the Marmans realized the wealth of the southern forests the posts grew into bustling export centers in their own right, </text:span><text:span text:style-name="T100">adding amber and jade as luxury resources</text:span><text:span text:style-name="T99">. The two most significant were spaced at two sailing weeks apart, Ako Bandara on Huroma’s western side and Asraya on the east.</text:span></text:p>
      <text:p text:style-name="P372"/>
      <text:p text:style-name="P522">35,263 BBT—Dausa is sacked by a <text:span text:style-name="T3119">Sor’haya</text:span> warlord, <text:span text:style-name="T2990">resulting in the wholesale slaughter of tens of thousands. </text:span><text:span text:style-name="T3124">A new king is named as the royal heir escaped the fires, and the kingdom of Dausa launches a war against the Sor’haya. It soon becomes apparent, though, that the people of Dausa could not rebuilt quickly from such a crushing defeat. The power vacuum in southern Nomenes instigated several of the city-states and petty kingdoms to launch heated wars with each other, all attempting to grab power—either create their own names or take the royal seat of Dausa.</text:span></text:p>
      <text:p text:style-name="P372"/>
      <text:p text:style-name="P633"><text:span text:style-name="T748">35,223 BBT—</text:span><text:span text:style-name="T749">The army of Ninyapur takes advantage of the chaos left behind in the wake of the collapse of the Bigun Empire. The </text:span><text:span text:style-name="T750">southern </text:span><text:span text:style-name="T749">cities </text:span><text:span text:style-name="T751">once controlled by Bigun</text:span><text:span text:style-name="T749">, </text:span><text:span text:style-name="T750">primarily ethnically Akshani,</text:span><text:span text:style-name="T749">, found themselves stormed by Akshani Arihan, </text:span><text:span text:style-name="T757">armed with the stout, crimson-bladed swords of the Akshani smiths</text:span><text:span text:style-name="T749">. </text:span><text:span text:style-name="T832">As Akshan once again controls the coast of Uruvand, several Arihan delve into the labyrinth to find the legendary smiths. After all this time, thousands of years, the smiths of Uruvand had hidden deep within the volcanic places. They were more tribal than civilized, though their arts of metallurgy were unmatched. They were found by the Arihan, and a new mystical alliance was forged between the long-separated savanath-led groups. Mines were created again, and crimson bronze flowed from Uruvand into the markets of Akshah. </text:span><text:span text:style-name="T834">Slowly, the developments that allowed Uruvand smiths to work iron also crept through the towns and villages.</text:span></text:p>
      <text:p text:style-name="P633"><text:span text:style-name="T832"><text:tab/></text:span><text:span text:style-name="T833">A city grew in a river valley on the Uruvand coast, surrounded by dry scrubland. This was Alinathu, the “Harbor of Tin-Bronze”. It grew quickly wealthy, despite its inability to truly sustain itself without significant agriculture. Alinathu imported its grain and wood and sold the ubiquitous crimson bronze of the Uruvand forges.</text:span><text:span text:style-name="T752"> </text:span><text:span text:style-name="T753">The Sarmin </text:span><text:span text:style-name="T754">ruler at this time, the 4</text:span><text:span text:style-name="T1284">th</text:span><text:span text:style-name="T754"> queen Khalaiya, </text:span><text:span text:style-name="T755">is called the “Crimson Queen”. </text:span><text:span text:style-name="T756">The kingdom of Ninyapur enters a golden age. </text:span><text:span text:style-name="T758">Ninyapur controls 0.82 Mm.</text:span></text:p>
      <text:p text:style-name="P372"/>
      <text:p text:style-name="P372"><text:soft-page-break/>35,194 BBT|19685 YH—<text:span text:style-name="T1880">The exiled rulers and warriors of Asham gathered new followers from the </text:span><text:span text:style-name="T3062">northern Shukunenes</text:span><text:span text:style-name="T1880"> and nomadic Nlashikir bands. Asham grew anew 500 km north of Oraculum and the Wall of Hata-Andhakar. These bands were gathered in young cities and ruled by warlords. They fought among themselves without any unity.</text:span></text:p>
      <text:p text:style-name="P372"/>
      <text:p text:style-name="P564"><text:span text:style-name="T74">35,105 BBT|19774 YH—</text:span><text:span text:style-name="T101">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02">. </text:span><text:span text:style-name="T101">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03">Mear-Nimsat changes the narrative of the region’s history once again, from the Chattra focus to the ancient line of Mear.</text:span></text:p>
      <text:p text:style-name="P564"><text:span text:style-name="T103"><text:tab/>-</text:span><text:span text:style-name="T104">Around this time, Anatelea is finally abandoned.</text:span></text:p>
      <text:p text:style-name="P372"/>
      <text:p text:style-name="P454">35,100 BBT—Khalaiya continues her conquests north, capturing the ancient city of Bigun, <text:span text:style-name="T3028">leaving Ninyapur with 0.9 Mm of territory</text:span>. This completes her conquest of all the territory once held by Bigun, though now a new enemy looms over her. The great power of Isegun turns its sights south, towards the upstart of Ninyapur.</text:p>
      <text:p text:style-name="P454"><text:tab/><text:span text:style-name="T3035">The conquest of these northern lands in Suhairi allows Ninyapur to bring in significantly more wood than they were able to produce previously. The lands of the Isikal are lightly forested, though the active forges of the Akshani were devouring the trees there and hurting their reputation with the Isikal. Suhairi is filled with spindly monsoon-fed trees which the Akshani greedily harvest and ship south.</text:span></text:p>
      <text:p text:style-name="P454"/>
      <text:p text:style-name="P478">35,081 BBT—Navazashar, the southernmost of the large Marman cities, decisively conquers the other cities around it, forcing them into its domain. <text:span text:style-name="T3064">Navazashar claims control over the colonies of Asraya and <text:s/></text:span><text:span text:style-name="T3065">Ako Bandara </text:span><text:span text:style-name="T3064">as well.</text:span></text:p>
      <text:p text:style-name="P454"/>
      <text:p text:style-name="P455">35,060 BBT—Khalaiya dies and ascends to her role as an Arihan. <text:span text:style-name="T3016">Her son-protectorate, the epinost Kataghrah, takes power </text:span><text:span text:style-name="T3026">and bears the Atnasi</text:span><text:span text:style-name="T3016">. </text:span><text:span text:style-name="T3017">Khalaiya had no female heirs, leaving her son Kataghrah to rule after her. </text:span><text:span text:style-name="T3018">This ends the line of Khalaiya, and another savanath daughter must be chosen to wed Kataghrah and take the throne after him.</text:span></text:p>
      <text:p text:style-name="P372"/>
      <text:p text:style-name="P616"><text:span text:style-name="T476">35,058 BBT|19821 YH—</text:span><text:span text:style-name="T892">Even with his glorious empire beneath his rule, Todarag’s ambition could not be quenched. He looked further, to the old Thakur dynasty in Mimara. </text:span><text:span text:style-name="T869">The twentieth sevakath priest-king of the Thakur dynasty is slain by assassins of To</text:span><text:soft-page-break/><text:span text:style-name="T869">darag.</text:span><text:span text:style-name="T870"> After the assassination, </text:span><text:span text:style-name="T871">a</text:span><text:span text:style-name="T870"> puppet dynasty </text:span><text:span text:style-name="T871">was set up in</text:span><text:span text:style-name="T870"> Mimara. </text:span><text:span text:style-name="T871">A</text:span><text:span text:style-name="T870"> grand vizier </text:span><text:span text:style-name="T871">was placed by Todarag to rule the island</text:span><text:span text:style-name="T870">. The powerless rulers of the puppet dynasty take the names of old Uparat rulers in order to superficially increase their claim to the throne. </text:span><text:span text:style-name="T893">With Mimara under his control, Todarag controlled all the major ports on eastern Huroma. </text:span><text:span text:style-name="T894">With such control, he was able to manipulate the economy of the region. He lowered the profits of Marmanush, buying their products for far less than previous centuries in an effort to consolidate wealth within Omanusia. </text:span><text:span text:style-name="T921">This not only affected Marmanush, but the Shukunene cities of the north, for they were often the trade stops after Omanusia and the Yayurs. </text:span><text:span text:style-name="T922">The unity of the east coast of Huroma increased the efficiency of commodity exportation, which increased the wealth of northern Shukunene elite</text:span><text:span text:style-name="T923">s.</text:span></text:p>
      <text:p text:style-name="P636"><text:span text:style-name="T870"><text:tab/></text:span><text:span text:style-name="T878">The puppet dynasty quickly lost its hold on its slave cities in the Desharene. These cities, </text:span><text:span text:style-name="T879">the largest being </text:span><text:span text:style-name="T880">Dakshihar and Asmashar,</text:span><text:span text:style-name="T878"> </text:span><text:span text:style-name="T881">are </text:span><text:span text:style-name="T878">the first tru</text:span><text:span text:style-name="T882">ly independent </text:span><text:span text:style-name="T878">cities of the Deshgair, are ruled by councils of elders.</text:span></text:p>
      <text:p text:style-name="P372"/>
      <text:p text:style-name="P456">35,008 BBT—The kingdom of Ninyapur is the center of learning <text:span text:style-name="T3031">in Nomenes at this time. </text:span><text:span text:style-name="T3032">An Arihan of the city writes an early surgical treatise after having studied her own undead form.</text:span></text:p>
      <text:p text:style-name="P670"><text:span text:style-name="T1147"><text:tab/></text:span><text:span text:style-name="T1148">Other innovations are sweeping Ninyapur and its neighbors. </text:span><text:span text:style-name="T1149">Wood imported from Ninyapur’s Suhairian territories fed more and more metallurgical innovations. The methods of ironworking had slowly spread from Uruvand’s depths, and around this time the first carburized iron was produced in coastal forges burning charcoal. Even without widespread iron, Akshani swords were growing sturdier and longer, and they were spreading as a staple weapon in militaries beyond Akshah. </text:span><text:span text:style-name="T1127">Sor’haya</text:span><text:span text:style-name="T1149"> riders were producing special curved swords ideal for horseback warriors. The </text:span><text:span text:style-name="T1127">Sor’haya</text:span><text:span text:style-name="T1149"> served to quickly spread the technologies of Akshah to the east and south. Akshani products were traded to </text:span><text:span text:style-name="T1150">the Relic Gate Culture</text:span><text:span text:style-name="T1149"> and to Nlashikir bands, to Suhairians of the north and even as far as Tellin through the desert Ghahaka tribes.</text:span></text:p>
      <text:p text:style-name="P372"/>
      <text:p text:style-name="P372">35,005 BBT|19874 YH—<text:span text:style-name="T1882">Mear-Nimsat leads a conquest of the south, </text:span><text:span text:style-name="T1883">sacking and capturing cities on her path to Ramuram. The raider stronghold fell before her armies, and she subjugated the </text:span><text:span text:style-name="T3060">many of the </text:span><text:span text:style-name="T1883">warlords of the encampment into her empire. </text:span><text:span text:style-name="T3060">Those that were not captured fled with their ships and raiders into the night.</text:span></text:p>
      <text:p text:style-name="P372"><text:tab/><text:span text:style-name="T3049">This advancement was possible due to the trade between Tellin and the Ghahaka to the east. The Nemorite Empire had begun fashioning swords likened to the stout blades of Akshah.</text:span></text:p>
      <text:p text:style-name="P372"/>
      <text:p text:style-name="P417">35,000 BBT—Mid Obliquity reached. Mid Precession as well.</text:p>
      <text:p text:style-name="P372"/>
      <text:p text:style-name="P678"><text:span text:style-name="T1151">35,000 BBT—</text:span><text:span text:style-name="T1152">The </text:span><text:span text:style-name="T1153">Relic Gate Culture</text:span><text:span text:style-name="T1152"> wars in southern Nomenes come to a quiet close. The stage is ruled by two cities staring across the great sea. One, set upon the east coast, is Urabdan (“City on the Lake”). The other is Aramadiz (“City of the Groves”) </text:span><text:span text:style-name="T1154">on the west coast, in a bountiful river valley set between hills. </text:span><text:span text:style-name="T1155">Both of these cities are the </text:span><text:soft-page-break/><text:span text:style-name="T1155">center of powerful kingdoms, together controlling all other major urban centers around the Vinaltakh. </text:span><text:span text:style-name="T1156">Dausa remains, though it is a shadow of its former self.</text:span></text:p>
      <text:p text:style-name="P470"/>
      <text:p text:style-name="P471">35,000 BBT--<text:span text:style-name="T3053">Mahathor, the northernmost city of the Velkata trade region, steps beyond Dhaneramath as the most powerful city south of Ramuram. </text:span><text:span text:style-name="T3054">Mahathor’s queen grew the city’s military, hoping to use military force to assure her city’s dominance in the rising competition of the Nos Mori market. </text:span><text:span text:style-name="T3055">She conquers </text:span><text:span text:style-name="T3048">Yutavashah </text:span><text:span text:style-name="T3055">and establishes the center of her kingdom in Mahathor.</text:span></text:p>
      <text:p text:style-name="P372"/>
      <text:p text:style-name="P634"><text:span text:style-name="T835">34,955 BBT—</text:span><text:span text:style-name="T836">Mere decades after he took power of the Kingdom of Ninyapur, Kataghrah faced off against the mighty power of Isegun. </text:span><text:span text:style-name="T837">The young savanath mage </text:span><text:span text:style-name="T838">delved deep into the bowels of Kandaraksa </text:span><text:span text:style-name="T839">beneath Dronakam</text:span><text:span text:style-name="T838">, seeking legendary ancient rituals and powers. The deep places were home to monsters untold and ancient catacombs of savanath who had long lost whatever minds they had. </text:span><text:span text:style-name="T840">Kataghrah fought through these challenges and discovered rituals from before the founding of Dronakam and the migration of the Akshani to their new homeland. </text:span><text:span text:style-name="T841">One deep ritual he found that called upon the gods to manifest themselves as mighty beings upon the land and smite their enemies—this ritual he took back with him to the surface.</text:span><text:span text:style-name="T838"> </text:span><text:span text:style-name="T842">Unlike the previous practitioner of this ritual, Yuvis, Kataghrah did not implore a deity to show their form upon the land—instead, it was Kataghrah himself that wished to manifest as a god among mortals. Kataghrah led the mighty army of Ninyapur north into the territory of Isegun, meeting the enemy upon blood-red flood</text:span><text:span text:style-name="T843">plains</text:span><text:span text:style-name="T842">. It was there that Kataghrah climbed a rocky bluff and began his ritual: he entered deeply into a trance and communed with Isakash and Tiratha, and, after carrying out the necessary complex rites, he asked for the Nkatha to blacken his mind and allow him to ascend into the clouds of smoke around him. </text:span><text:span text:style-name="T844">Kataghrah’s mind fell dark, his eyes bled and his senses were muted. Suddenly, power rushed from Kataghrah’s body and swirled in the air in front of the bluff. A great figure formed, Kataghrah himself with the power of a mighty deific beast. Kataghrah’s magic alone was not enough for this manifestation, and </text:span><text:span text:style-name="T845">he began unconsciously drawing in the magic of the savanath around him. Kataghrah was the 43</text:span><text:span text:style-name="T1285">rd</text:span><text:span text:style-name="T845"> bearer of the Atnasi, the bond forged of Taregil and shared by all sevakath.</text:span><text:span text:style-name="T836"> </text:span><text:span text:style-name="T845">The bond connected their souls, and through it Kataghrah drew in their magic and strength. </text:span><text:span text:style-name="T846">Severa</text:span><text:span text:style-name="T849">l</text:span><text:span text:style-name="T846"> Arihan immediately around Kataghrah fell to the ground, </text:span><text:span text:style-name="T849">their souls desiccated</text:span><text:span text:style-name="T846">, and Kataghrah himself was nearly killed by the effort. The great magical being moved with Kataghrah, and, realizing this, Kataghrah pulled more power and moved the great beast towards the army of Isegun. In a mighty crash, the entire army of the Vibhik is shattered and Isegun himself is destroyed. </text:span><text:span text:style-name="T847">The power of Ninyapur is demonstrated </text:span><text:span text:style-name="T848">for all to see.</text:span></text:p>
      <text:p text:style-name="P459"><text:tab/><text:span text:style-name="T3027">With the horrifying demolition of Isegun and his army, his Vibhikate shatters after only a few months. </text:span><text:span text:style-name="T3029">For a time after this, the Suhairian cities hold no Vibhik as ruler. </text:span><text:span text:style-name="T3030">Orun kings and astar queens rise and fall swiftly in the multitude of cities and kingdoms </text:span><text:span text:style-name="T3036">here</text:span><text:span text:style-name="T3030">. </text:span><text:span text:style-name="T3036">The holdings of Isegun across the Samisah </text:span><text:span text:style-name="T3037">on the Wurata Coast</text:span><text:span text:style-name="T3036">, undergo less wholesale political collapse. </text:span><text:span text:style-name="T3037">Here the three largest settlements continue to stand as lega</text:span><text:soft-page-break/><text:span text:style-name="T3037">cies of the old Vibhikates. </text:span><text:span text:style-name="T3038">Minor Vibhik</text:span><text:span text:style-name="T3039">s rose as demigods among the land, though these Wuratan city-states generally kept to themselves. They traded luxury goods, such as onyx and gems mined from the Wurata, as well as wood from their cinnabar-free trees.</text:span></text:p>
      <text:p text:style-name="P459"><text:tab/><text:span text:style-name="T3057">The small Vibhikates to the west of Isegun, those buffering Suhairi and Thandairia, </text:span><text:span text:style-name="T3058">throw off their Vibhiks in favor of naga queens. </text:span><text:span text:style-name="T3059">These cities, more sophisticated than any prior naga-ruled polities, are somewhat <text:s/>isolationist. They offer trade between the Suhairians to the north and the Thandairians to their south.</text:span></text:p>
      <text:p text:style-name="P459"><text:tab/></text:p>
      <text:p text:style-name="P634"><text:span text:style-name="T835"><text:tab/></text:span><text:span text:style-name="T850">The </text:span><text:span text:style-name="T851">Empire</text:span><text:span text:style-name="T850"> of Ninyapur is now unrivaled in the center of Nomenes. </text:span><text:span text:style-name="T852">Additionally, Eres and Guire discovered a new trait of the savanath: their souls were connected by Taregil in such a way that the power of all in the network could be channeled by the bearer of the Atnasi. </text:span><text:span text:style-name="T853">Kataghrah now knew the feeling of drawing in the souls of his fellow savanath—and he began to practice this with his underlings </text:span><text:span text:style-name="T856">guided by Hehtan </text:span><text:span text:style-name="T853">by the request of Tiratha and Isakash. </text:span><text:span text:style-name="T854">As Kataghrah delved deeper into the potential of this power for the following centuries, Ninyapur entered a period of stability. The city was the mighty center of Nomenes, and this time saw its traditions solidify. Little social or technological progress was made, but the world was stable.</text:span><text:span text:style-name="T853"> </text:span><text:span text:style-name="T1104">Akshah settles into its </text:span><text:span text:style-name="T1105">longstanding</text:span><text:span text:style-name="T1104"> “Late Akshani” culture.</text:span></text:p>
      <text:p text:style-name="P634"><text:span text:style-name="T853"><text:tab/></text:span><text:span text:style-name="T1100">As Ninyapur entered this new period in its history, Hehtan took on a quest of his own. Kataghrah was a new, powerful figure able to combine the power of many Arihan. Hehtan believed that, with training, Kataghrah could become powerful enough to wage true war on the Evil Gods. </text:span><text:span text:style-name="T1101">This fueled Hehtan’s ambitions, reigniting the motivation of his youth: to destroy the gods that abandoned him. </text:span><text:span text:style-name="T1102">He called to Eres, asking for other weapons to use against the gods. She named one such weapon: Ramalin Arpohda, the Thief Blade of her enemy Vash Bash. Bash had dropped the weapon in the divine land of Nu, where Eres believed it still remained. Such a weapon could be taken by Eres’ servant and used to his own ends. For Eres, such a recovery could also mean the capture of two Anariima cords. </text:span><text:span text:style-name="T1103">Hehtan begins his saga of recovering the sword from Nu.</text:span></text:p>
      <text:p text:style-name="P372"/>
      <text:p text:style-name="P638"><text:span text:style-name="T872">34,811 BBT—The Omanusian Empire, </text:span><text:span text:style-name="T873">a mighty figure in Nos Mori since the early Nos Mori collapse, finally falls. </text:span><text:span text:style-name="T895">Omanusia’s control over all of east Huroma had threatened the various mercantile states around Nos Mori. Agents of Velkata cities and Marmans alike grew listless and began to sew discord. Constant Desharene rebellions drained Todarag’s wealth, forcing him to further choke the merchants coming to his land. As this continued, a complex political plot headed by servants of Mahathor ended in the violent assassination of the god-king. With Todarag slain in secret, the rule of Omanusia was thrown out of balance. There was no “rightful” successor who had slain Todarag in fair combat. The rulers of six cities and factions all claimed god-hood over the following years, beginning a fatal succession crisis.</text:span></text:p>
      <text:p text:style-name="P473"/>
      <text:p text:style-name="P525">34,800 BBT<text:span text:style-name="T3125">—Not even 700 </text:span><text:span text:style-name="T3126">years </text:span><text:span text:style-name="T3125">had the </text:span><text:span text:style-name="T3127">Relic Gate Culture</text:span><text:span text:style-name="T3125"> cities in Azaherem grown, but one city unite</text:span><text:span text:style-name="T3128">d</text:span><text:span text:style-name="T3125"> the others. The </text:span><text:span text:style-name="T3127">people</text:span><text:span text:style-name="T3125"> here faced warmongering Nlashikir and the </text:span><text:soft-page-break/><text:span text:style-name="T3125">fierce remnants of the Gairian tribespeople, forcing the cities to quickly fortify. The cities here were young; they did not have the large ancient mounds so central to the south. </text:span><text:span text:style-name="T3129">These </text:span><text:span text:style-name="T3127">Relic Gate Culture</text:span><text:span text:style-name="T3129"> had smaller settlements, though they sought out strategic locations to build forts. </text:span><text:span text:style-name="T3130">The city that mustered the most warriors against the threats of Azaherem was Tazetaka (“Young Tumulus”).</text:span></text:p>
      <text:p text:style-name="P473"/>
      <text:p text:style-name="P639"><text:span text:style-name="T877">3</text:span><text:span text:style-name="T324">4,795 BBT—The Omanusian succession ends with a fractured </text:span><text:span text:style-name="T896">coast. </text:span><text:span text:style-name="T897">The young and glorious city of Ilu-Mahiyana was burned and leveled, its wealth pirated and spread thin. </text:span><text:span text:style-name="T898">The ancient city of Ilu-Ekadash was abandoned during the wars, never to rise again. Ilu-Aru, the first capitol of Todarag, stood at the end of the crisis as a kingdom midst the ruin. Though greatly diminished from the wealth of Omanusia, the kingdom of Ilu-Aru was respectable in its hard-bred warriors and ships. The rulers of Ilu-Aru, astar priest-kings, ruled also the nearby ancient city of Ilu-Dharmika. Other cities, such as Ilu-Dhuyadar, were fiercely independent from Ilu-Aru, and were ruled by a mix of Orun and astar. </text:span><text:span text:style-name="T899">The slave cities in the Desharene peninsula were forgotten, and most were ruled by slaves who had risen up and overthrown their masters. </text:span><text:span text:style-name="T900">The Deshgair ruled in ancient ways, recalling the old traditions of the Dzer councils and the rule of elders.</text:span></text:p>
      <text:p text:style-name="P640"><text:span text:style-name="T874"><text:tab/></text:span><text:span text:style-name="T875">The great age of Omanusian megalithic monuments drew to a close. </text:span><text:span text:style-name="T876">The cities still held the competitive culture of the former empire, and they were still drawn together by that cultural identity.</text:span></text:p>
      <text:p text:style-name="P475"/>
      <text:p text:style-name="P644"><text:span text:style-name="T876">3</text:span><text:span text:style-name="T929">4,760 BBT—With the east coast of Huroma shattered, the prior steady wealth of the northern Shukunene cities was thrown into jeopardy. </text:span><text:span text:style-name="T924">The cities went to war, drawing in mercenaries from Asham and from the harsh central desert warriors. </text:span><text:span text:style-name="T925">One city, Sthofin (“Lawfully Founded Place”), dominated much of the northwest, including the stormy islands off the coast there. The kingdom of Sthofin was, at this time, allied strongly with several of the tribes of Asham, which gave it power. </text:span><text:span text:style-name="T933">The governance of Sthofin was dominated by the military oligarchy, the members of whom were chosen by Asham-inpired combat trials. </text:span><text:span text:style-name="T926">On the opposite side of the north coast, nestled in the river valleys north of </text:span><text:span text:style-name="T944">Yonaktunash</text:span><text:span text:style-name="T926">, </text:span><text:span text:style-name="T927">was the new kingdom of </text:span><text:span text:style-name="T928">Nava</text:span><text:span text:style-name="T927">sth </text:span><text:span text:style-name="T930">(“New </text:span><text:span text:style-name="T931">home/</text:span><text:span text:style-name="T930">place”)</text:span><text:span text:style-name="T927">. </text:span><text:span text:style-name="T932">Navasth was an old city, built on top of one of the first settlements of the Shukunenes of the north coast. </text:span><text:span text:style-name="T934">The city was a religious hub infamous for its supplicant cults. </text:span><text:span text:style-name="T935">The cults weaponized their supplications </text:span><text:span text:style-name="T936">(primarily through curses)</text:span><text:span text:style-name="T935"> and had a powerful connection to their pantheon. </text:span><text:span text:style-name="T937">Navasthian shukun assassins were infamous </text:span><text:span text:style-name="T938">throughout the region, and it was a Navasthian assassin that was hired to kill Todarag.</text:span></text:p>
      <text:p text:style-name="P644"><text:span text:style-name="T938"><text:tab/></text:span><text:span text:style-name="T939">Between these two dominions were </text:span><text:span text:style-name="T940">wide north-central floodplains, lakes, and towards the east, deep river valleys. These lands were more sparsely urbanized, and the cities here remained fiercely independent of the powers to their east and west.</text:span></text:p>
      <text:p text:style-name="P372"/>
      <text:p text:style-name="P641"><text:span text:style-name="T883">34,747 BBT—</text:span><text:span text:style-name="T884">Mahathor </text:span><text:span text:style-name="T885">continues its conquests, unifying the northern Velkata cities. Nirnara remains independent, however, as it militarized in time to prevent a total conquest. The war between Mahathor and Nirnara leaves both polities powerful, </text:span><text:span text:style-name="T887">and it </text:span><text:soft-page-break/><text:span text:style-name="T887">came to a peaceful conclusion with a trade treaty</text:span><text:span text:style-name="T885">. Nirnara sits at the center of a hegemony of </text:span><text:span text:style-name="T886">cities in the southern border region between the </text:span><text:span text:style-name="T1157">Relic Gate people</text:span><text:span text:style-name="T886"> and Mahathor.</text:span></text:p>
      <text:p text:style-name="P474"/>
      <text:p text:style-name="P646"><text:span text:style-name="T955">34,616 BBT—</text:span><text:span text:style-name="T956">The </text:span><text:span text:style-name="T957">sailor-queen of Navazashar personally embarks on an exploration voyage to Eyasol, but </text:span><text:span text:style-name="T958">she and her entire crew are</text:span><text:span text:style-name="T957"> killed </text:span><text:span text:style-name="T958">by the tribal sevakath there.</text:span><text:span text:style-name="T957"> </text:span><text:span text:style-name="T958">With no word from their queen after several months, the merchant aristocracy of Navazashar overthrows the queen’s heirs and claims Navazashar to be ruled by the merchant clans. </text:span><text:span text:style-name="T959">Thus begins the Plutarchy of Navazashar.</text:span></text:p>
      <text:p text:style-name="P474"/>
      <text:p text:style-name="P642"><text:span text:style-name="T886">3</text:span><text:span text:style-name="T324">4,546 BBT—The short-lived initial dynasty of Ilu-Aru, the Duhese (“dark foot”) dynasty, falls. </text:span><text:span text:style-name="T901">The city’s slaves, after hearing tales of the cities of the Dasharene ruled by councils of the people, overthrew the third queen of the dynasty and established a council </text:span><text:span text:style-name="T902">rule. </text:span><text:span text:style-name="T903">The new Desharene oligarchy ruled Ilu-Aru, and the cities around it governed themselves </text:span><text:span text:style-name="T904">independently.</text:span></text:p>
      <text:p text:style-name="P372"/>
      <text:p text:style-name="P468">34,500 BBT—The puppet Uparat dynasty, now without guidance from Omanusia, survives only 300 years after the fall of the empire that established it. Discord had been sewed by old members of Mimara’s elite, and the false Uparats were overthrown <text:span text:style-name="T3051">and sacrificed </text:span><text:span text:style-name="T3050">by the aristocracy. </text:span><text:span text:style-name="T3052">After the coup, the Mimaran aristocracy collapses in on itself. Sevakath violently slaughter each other for power, and the various city states of the island fracture apart.</text:span></text:p>
      <text:p text:style-name="P468"/>
      <text:p text:style-name="P530">34,482 BBT—The kingdom of Thupushk fractures to internal pressures. The people of Ushastadel thirst for independence, and the rule of their previous dynasty dissatisfied them. Populist movements sprung up across the island, and the once-unified land fell into disarray, dominated by three small petty kingdoms: Masyasha, Old Thupushk, and Hairish. </text:p>
      <text:p text:style-name="P468"/>
      <text:p text:style-name="P469">34,478 BBT—The Desharene cities of the east coast of the peninsula of Deshgair coalesce with the former Omanusian cities of the western coast of the peninsula. These former Omanusian cities are primarily Deshgair ethnically, and the cities form small Desharene kingdoms out of solidarity.</text:p>
      <text:p text:style-name="P372"/>
      <text:p text:style-name="P627"><text:span text:style-name="T766">34,400 BBT—Ninyapur controls 1 Mm </text:span><text:span text:style-name="T767">after expanding its lands west, farther into </text:span><text:span text:style-name="T768">Uruvand</text:span><text:span text:style-name="T767"> that is rich in minerals such as iron, tin, and copper.</text:span></text:p>
      <text:p text:style-name="P372"/>
      <text:p text:style-name="P651"><text:span text:style-name="T476">34,385 BBT|20494 YH—</text:span><text:span text:style-name="T870">The long-standing elections of the Eastern Yayur island kingdoms comes to a ruinous end. The warmongering, brutal, and loosely united states are unified under the iron fist of </text:span><text:span text:style-name="T980">Kismat-</text:span><text:span text:style-name="T870">Shaasak </text:span><text:span text:style-name="T981">(name derived from “</text:span><text:span text:style-name="T980">destined to become </text:span><text:span text:style-name="T981">ruler”, </text:span><text:span text:style-name="T984">equivalent to “Chosen One” or “Fated </text:span><text:span text:style-name="T985">Ruler</text:span><text:span text:style-name="T984">”</text:span><text:span text:style-name="T981">)</text:span><text:span text:style-name="T870">, a </text:span><text:span text:style-name="T982">sevakath </text:span><text:span text:style-name="T870">warrior of </text:span><text:span text:style-name="T982">ancient </text:span><text:span text:style-name="T870">Yayur decent. Shaasak slaughters the old Usvajran aristocrats in public sacrificial fashion </text:span><text:span text:style-name="T983">and establishes the Shaasak dynasty of the Eastern Isles. The first Shaasak ruler rose </text:span><text:soft-page-break/><text:span text:style-name="T983">and unified the islands through force, instating a hereditary monarchy decoupled from the religious infrastructure. The elections of Samudhi Bhool were not lost, however, and the concept of elected leaders propagated down the hierarchy of Eastern Yayur power. The religious councils were replaced at many levels with elected religious officials, often chosen from within the religious voting body of elders. This system encouraged heightened delegation, organization, and administration. On local scales where the Shaasak overlord did not rule, these small theocratic republics took charge. </text:span></text:p>
      <text:p text:style-name="P372"/>
      <text:p text:style-name="P485">34,360 BBT—Arsenical tin is panned from alluvium along the southern coast of Ravazah. <text:span text:style-name="T3141">The warlord chieftains of the forested mountainous region jealously hid their stores of tin to forge their own bronze. They grew powerful, and the societies around that region grew more stratified as the rich grew richer. </text:span><text:span text:style-name="T3142">Victories over nearby villages gave these rulers slaves to carve great effigies in the mountainsides and construct stone stele to mark their conquests.</text:span></text:p>
      <text:p text:style-name="P485"/>
      <text:p text:style-name="P686"><text:span text:style-name="T1197">34,340 BBT—A warrior of Asham, </text:span><text:span text:style-name="T1198">Enik Niikun (He who will never defeat)</text:span><text:span text:style-name="T1197">, single-handedly bests the entire warrior council of Sthofin in combat, becoming the single ruler of the Kingdom of Sthofin and beginning its Ashamite dynasty.</text:span></text:p>
      <text:p text:style-name="P504"/>
      <text:p text:style-name="P505">34,310 BBT—Hehtan returns from his journey to <text:span text:style-name="T3105">the Eye of Ehlu</text:span>. <text:span text:style-name="T3105">He divined the location from naga diviners to the west, whose deities knew the secrets to its projective gates. Hehtan knew of no such storm, but the Mask of Ajalu conferred upon him the knowledge of the storms of the far east. Hehtan then traveled far to the east, to the Darungir coasts and awaited a mighty storm’s approach. He sailed out to meet the wall of wind and plunged into it with the aid of the mask. He made it to the Eye, though the Mask of Ajalu was lost to the waves. </text:span><text:span text:style-name="T3106">Upon passing into the Eye of Ehlu, Hehtan finds the lost Ramalin Arpohda </text:span><text:span text:style-name="T3107">and returns to Mediul.</text:span></text:p>
      <text:p text:style-name="P372"/>
      <text:p text:style-name="P652"><text:span text:style-name="T986">34,296 BBT—</text:span><text:span text:style-name="T987">Kataghrah </text:span><text:span text:style-name="T988">now wields formidable control over his Atnasi powers. Through focus alone he can pull the magic from the souls of other savanath. He uses this to assert absolute control over all other savanath of the Empire of Ninyapur. Any that confront him find their knees weak and their mind slow as he draws the very essence of their soul from them. </text:span><text:span text:style-name="T989">The central focus of the Akshani remains the protection of their society from the evil gods, but the organization of their cities shifts in this time. The alliances that bound together the cities is replaced by the absolute power of the tyrant Kataghrah binding the cities into a solidified polity. Kataghrah is ritually sacrificed, but he does not give up his power as he becomes an Arihan. He continues to rule </text:span><text:span text:style-name="T990">as tyrant </text:span><text:span text:style-name="T991">(Varya, “Chosen One” in the tongue of Akshahya)</text:span><text:span text:style-name="T989"> even in undeath, and his land becomes known simply as “Akshahya”.</text:span><text:span text:style-name="T987"> </text:span><text:span text:style-name="T992">As Kataghrah rules with absolute power, Hehtan takes his place as master of Akshani rituals </text:span><text:span text:style-name="T993">and teacher to epinosts and magic-wielding Arihan. </text:span><text:span text:style-name="T994">Hehtan has practiced Akshani rituals for millennia, and he has memorized every diagram, rite, and sacrifice. He teaches new Arihan within the revitalized caverns of Kandaraksa. </text:span><text:soft-page-break/><text:span text:style-name="T995">This newly organized monastic tradition structures the training of elite Arihan mages, </text:span><text:span text:style-name="T996">called Tah-Galin (“Scholar-magicians”),</text:span><text:span text:style-name="T995"> in a way revolutionary to the traditions of the past. </text:span><text:span text:style-name="T997">Most Tah-Galin are similar to “single-use weapons”, unable to control their power and self-destructive. A single ritual meant for a deity can destroy the Tah-Galin. At this point, however, around one epinost is born every </text:span><text:span text:style-name="T1016">75</text:span><text:span text:style-name="T997"> years (or so). Most do not find their way to Hehtan, but those that do become powerful figures in the landscape and history of Akshahya.</text:span><text:span text:style-name="T998"> </text:span><text:span text:style-name="T999">The children of epinosts are more likely to be born epinosts themselves. Counting these children, the average comes to around one </text:span><text:span text:style-name="T1017">natural </text:span><text:span text:style-name="T999">epinost every 250 years.</text:span></text:p>
      <text:p text:style-name="P385"><text:tab/><text:span text:style-name="T3044">Hehtan himself is close with Kataghrah and was a major proponent in Kataghrah’s rise as tyrant over Akshahya. Hehtan has fought within Akshah for millennia to bring down the evil gods. Yet, for millennia, the battle has raged on. Now, with the ascension of Kataghrah to the throne in Ninyapur, Hehtan sees the opportunity to produce a single powerful weapon to strike down the gods. </text:span><text:span text:style-name="T3045">The power of Kataghrah has also drawn the eyes of these malevolent gods. Monsters, assassins, and servants of the vile gods skulk in the shadows and take every opportunity to grow close to Kataghrah, though an elite body of Arihan protect him.</text:span></text:p>
      <text:p text:style-name="P385"><text:tab/><text:span text:style-name="T3040">The reorganization of political power in Akshahya comes along with the beginnings of a slow social reorganization. </text:span><text:span text:style-name="T3041">Ironworking has continued to spread over the last centuries, and the iron forged outside of Uruvand is increasingly carburized as smiths realize </text:span><text:span text:style-name="T3042">that charcoal furnaces produce tough steel. </text:span><text:span text:style-name="T3043">Bronze becomes slowly less important, though its market is not significantly diminished. The increased demand for iron supplements the bronze market, and new iron mines are created throughout Akshahya.</text:span></text:p>
      <text:p text:style-name="P372"/>
      <text:p text:style-name="P637"><text:span text:style-name="T476">34,294 BBT|20585 YH—</text:span><text:span text:style-name="T855">The Nemorite ruler, facing the rise of the new </text:span><text:span text:style-name="T905">Shaasak </text:span><text:span text:style-name="T855">Eastern Yayur kingdom, makes the unpopular move of gathering oracles and diviners to her court. The Nemorites are not a sea-faring people, so they cannot defend themselves with ships if the </text:span><text:span text:style-name="T905">Shaasakids</text:span><text:span text:style-name="T855"> attack. The Nemorite queen attempts to broker an alliance with the </text:span><text:span text:style-name="T906">Shaasakids</text:span><text:span text:style-name="T855">, but is killed during the diplomacy by one of her own people, who declares themselves ruler of the empire. The </text:span><text:span text:style-name="T888">Shaasak</text:span><text:span text:style-name="T906">ids</text:span><text:span text:style-name="T855"> swiftly kill this ruler and wipe out their bloodline. They move up the Thandana and take </text:span><text:span text:style-name="T889">Virudhar </text:span><text:span text:style-name="T890">and Shuribad, </text:span><text:span text:style-name="T891">expanding the rule of the Shaasak dynasty swiftly throughout Thandairia.</text:span><text:span text:style-name="T855"> </text:span><text:span text:style-name="T891">With the fall of the Nemorite queen, the cities of Tellin give their allegiance to the Shaasaks.</text:span></text:p>
      <text:p text:style-name="P637"><text:span text:style-name="T891"><text:tab/></text:span><text:span text:style-name="T941">The conquest of Thandairia and Tellin gives the Shaasakids access to the rich tin deposits of the mountainous regions. They grow quickly wealthy and militarily powerful. The Shaasakid warriors are equipped with bronze armor and swords, and their undying sevakath are feared throughout the Nos Mori.</text:span></text:p>
      <text:p text:style-name="P372"/>
      <text:p text:style-name="P679"><text:span text:style-name="T1158">34,286 BBT—The western cities of the </text:span><text:span text:style-name="T1159">Relic Gate Culture</text:span><text:span text:style-name="T1158"> are brought to heel under the boot of Kanana, a city on one of the most ancient Vinaltakhan sites of the area. </text:span><text:span text:style-name="T1160">Kanana is led by a charismatic sevakath </text:span><text:span text:style-name="T1199">named Manitesh (Guided by the Spirit)</text:span><text:span text:style-name="T1160">, a former grovewalker that was driven to political ambitions by the maddening whispers of </text:span><text:span text:style-name="T1161">Hemangh</text:span><text:span text:style-name="T1160">.</text:span></text:p>
      <text:p text:style-name="P372"><text:soft-page-break/></text:p>
      <text:p text:style-name="P645"><text:span text:style-name="T945">34,278 BBT—</text:span><text:span text:style-name="T946">The warring cities </text:span><text:span text:style-name="T947">of Yonaktunash are swept over by the growing power of the Shaasakid Yayurs. </text:span><text:span text:style-name="T948">The Shaasakid empire now controls the northern mouth of the Nos Mori, and they use this control to shift the economic landscape of the entire region. </text:span><text:span text:style-name="T949">The northern mouth of the Nos Mori sees all maritime traffic circling Huroma—namely Marman, </text:span><text:span text:style-name="T950">and Omanusian ships</text:span><text:span text:style-name="T949">. </text:span><text:span text:style-name="T951">Some ships of Mahathor also circle Huroma, though far fewer than the distant naval power of Marmanush. The Shaasakids instated a heavy toll on ships passing through the narrow seaway. They established the city Hattargon (“Palace-Market of the Gods”) on the easternmost point of Huroma, opposite the straight to the mouth of the Thandana. </text:span><text:span text:style-name="T952">Hattargon was built to be a hub of commerce for both the Nos Mori circuit and for circum-Huroman trade. </text:span><text:span text:style-name="T953">Through it all ships passed, </text:span><text:span text:style-name="T954">and it became the seat of the Shaasakid empire.</text:span></text:p>
      <text:p text:style-name="P372"><text:tab/><text:span text:style-name="T3085">The local elective administrative bodies of the Shaasakids were implemented efficiently in practice throughout the Empire</text:span><text:span text:style-name="T3056">, as they did not necessarily rely on the presence of sevakath or even the conversion of the local area to the religion of the Eastern Yayurs to function. Shaasakids are religiously adoptive, encouraging local worship while also introducing Eastern Yayur deities and rituals through their distributed theocratic administrative system. The Shaasakids are less loose with their economic and civil controls. Coming from a palatial economic background, the local economies of trade were radically regulated and emplaced within a palacial system where the elected administrative official and their theocratic council controlled much of the wealth and trade. They enforced with economic transformation with a powerful military presence in conquered polities.</text:span></text:p>
      <text:p text:style-name="P372"/>
      <text:p text:style-name="P466">34,200 BBT—Eyasolian language is finally divergent from its ancient Wesaxian origins. Their language is now Eyasolic.</text:p>
      <text:p text:style-name="P466"/>
      <text:p text:style-name="P682"><text:span text:style-name="T1182">34,187 BBT—A new kingdom of the Relic Gate culture rises in the southern hills of the Gairian mountains: Udakaxsha (“Kingdom in the Swamp”). </text:span><text:span text:style-name="T1183">Udakaxsha sits to the south of Tazetaka, and holds an active Relic Gate. The city at the kingdom’s center is the hub of pilgrimage from Tazetaka.</text:span></text:p>
      <text:p text:style-name="P466"/>
      <text:p text:style-name="P685"><text:span text:style-name="T1195">34,003 BBT—Rivals for almost 1,000 years, Urabdan and Aramadiz are unified under a powerful new </text:span><text:span text:style-name="T1196">Sor’haya</text:span><text:span text:style-name="T1195"> dynasty in Aramadiz. The ruler, known simply as “Gava” (The Bull) was charismatic and genius in her wars, and the ancient enemies of Aramadiz began to fall to her. She unified the northern Vinaltakh under her banner.</text:span></text:p>
      <text:p text:style-name="P466"/>
      <text:p text:style-name="P509">34,000 BBT—Three additional centuries allows steelworking to further mature in Akshahya. Steel now rivals bronze as the main metal used. <text:span text:style-name="T3149">This marks the beginning of the Iron Age in Akshah.</text:span></text:p>
      <text:p text:style-name="P509"/>
      <text:p text:style-name="P541"><text:soft-page-break/>34,000 BBT—The tin-panning warlords of the southern Razavah are united under a single over-king. <text:span text:style-name="T3147">Though not wholly unified, the states have allied to increase the efficiency of their mining and export of bronze. These are the Lohashath Kingdoms </text:span><text:span text:style-name="T3148">(Lands of the Kings of Bronze)</text:span><text:span text:style-name="T3147">.</text:span></text:p>
      <text:p text:style-name="P509"/>
      <text:p text:style-name="P508">34,000 BBT—<text:span text:style-name="T1742">Another </text:span><text:span text:style-name="T1745">former </text:span><text:span text:style-name="T1742">Zarrakaya culture ha</text:span><text:span text:style-name="T1746">s</text:span><text:span text:style-name="T1742"> taken to the desert, steppes, and great trees of central Austera. Roving bands of horse riders brought goods and people between villages carved into or built on the great trees. As the villages grew, they expanded outward into the shade of the tree but rarely any further. Many of these people were nomads and traders, </text:span><text:span text:style-name="T1743">bringing food grown in the highland valleys further west into the desert. </text:span><text:span text:style-name="T1744">These are the </text:span><text:span text:style-name="T1741">S</text:span><text:span text:style-name="T1744">hanurva (Folk of the trees).</text:span></text:p>
      <text:p text:style-name="P372"/>
      <text:p text:style-name="P492">33,900 BBT—<text:span text:style-name="T3087">Around this time, the natural-born epinost Hyamadya </text:span><text:span text:style-name="T3088">(“She who is a mystery to the gods”) </text:span><text:span text:style-name="T3087">is trained by Hehtan. </text:span><text:span text:style-name="T3089">As Hehtan trained her, he was also witness to the birth of philosophical thought in the caverns of Kandaraksa. </text:span><text:span text:style-name="T3090">As more Tah-Galin were being trained, Akshani began to think about the power they wielded. </text:span><text:span text:style-name="T3091">Where did their power come from? What did the “rituals” mean for them as Tah-Galin? </text:span><text:span text:style-name="T3092">As these questions were asked and pondered, two schools of thought began to form. Hehtan firmly believed that the powers were natural, inherent, and mortal. They were a fundamental piece of life, though their manipulation was long forgotten. </text:span><text:span text:style-name="T3093">This philosophy was contrasted by that headed by Hyamadya. She believed that the power was invested within mortals by the N’katha. </text:span><text:span text:style-name="T3094">This, to her, explains why the Sense could be awoken through divine ritual and why some were born as epinosts. </text:span><text:span text:style-name="T3095">Natural-born epinosts were chosen by the gods as powerful weapons in the war against the evil gods.</text:span></text:p>
      <text:p text:style-name="P492"><text:tab/><text:span text:style-name="T3096">Common to both these philosophies was a slow development in how the Tah-Galin understood the rituals they practiced. </text:span><text:span text:style-name="T3097">Hehtan taught every detail of the rituals along with their meanings and symbolism </text:span><text:span text:style-name="T3099">in the traditional way of the Akshani Arihan priesthood, though he taught in a way that</text:span><text:span text:style-name="T3098"> allowed the disambiguation of ritual components. It was through this process that new rituals were eventually written and practiced, ending a reliance on ancient and long-developed ritual tradition.</text:span></text:p>
      <text:p text:style-name="P372"/>
      <text:p text:style-name="P531">33,796 BBT—The young kingdom of Udakaxsha is conquered by Tazetaka. The ambitious ruler of the northern state yearned for her own Relic Gate, seeing Udakaxsha’s rise to importance spurred her and her kingdom to look south.</text:p>
      <text:p text:style-name="P372"/>
      <text:p text:style-name="P688"><text:span text:style-name="T942">33,788 BBT—</text:span><text:span text:style-name="T1200">Manitesh, t</text:span><text:span text:style-name="T942">he sevakath grovewalker-turned queen of Kanana, still ruling after almost 500 years, has been pushing her political ambitions northward. More and more territory, mostly </text:span><text:span text:style-name="T1162">Relic Gate Culture</text:span><text:span text:style-name="T942"> mounds north of Kanana, have been falling under the control of the city. </text:span><text:span text:style-name="T943">The borders of Kanana now sit adjacent to the hegemony of Nirnara. </text:span><text:span text:style-name="T1201">The warriors of Nirnara are armed with superior weapons than their southern neighbors, but the fervor of the warriors of Manitesh poses a significant threat. Nirnara calls often for the aid of their former enemy Mahathor.</text:span></text:p>
      <text:p text:style-name="P372"><text:soft-page-break/></text:p>
      <text:p text:style-name="P648"><text:span text:style-name="T965">33,678 BBT—</text:span><text:span text:style-name="T966">The Desharene rulers of Ilu-Aru </text:span><text:span text:style-name="T967">begin to push outward, conquering nearby Omanusian cities. </text:span><text:span text:style-name="T968">This begins the life of the first Desharene Empire with its</text:span><text:span text:style-name="T969"> </text:span><text:span text:style-name="T970">capitol </text:span><text:span text:style-name="T969">seat </text:span><text:span text:style-name="T968">at Ilu-Aru</text:span><text:span text:style-name="T969">.</text:span></text:p>
      <text:p text:style-name="P372"/>
      <text:p text:style-name="P479">33,606 BBT—<text:span text:style-name="T3067">With the threat of the Desharene kingdom at Ilu-Aru bearing down upon its eastern territories, the political nature of Plutarchy of Navazashar is in shambles. The stress comes to a head with a series of violent political assassinations and slaughters. Many of the merchant clans are violently overthrown, and the city loses its control over its wider territories. The collapse returns the region to loose, weak city states and trade colonies.</text:span></text:p>
      <text:p text:style-name="P372"/>
      <text:p text:style-name="P526">33,500 BBT—<text:span text:style-name="T3132">Jananghu people </text:span><text:span text:style-name="T3112">from the western mountains </text:span><text:span text:style-name="T3132">of Austera </text:span><text:span text:style-name="T3112">move north into the </text:span><text:span text:style-name="T3132">hilly </text:span><text:span text:style-name="T3112">savannas. </text:span><text:span text:style-name="T3132">The hills funnel the monsoon waters into thousands of rivers, and these Jananghu farm the bountiful watersheds. They cut terraces into the hills to maximize their agriculture, a practice carried from the river valleys of their ancestors.</text:span></text:p>
      <text:p text:style-name="P529"/>
      <text:p text:style-name="P537">33,500 BBT—Manitesh strikes a crushing victory in a war with the hegemony of Nirnara, capturing several cities. Mahathor, recognizing the threat upon their own sovereignty should Manitesh destroy Nirnara, allocates more resources to battle the warmongering Relic Gate culture.</text:p>
      <text:p text:style-name="P529"/>
      <text:p text:style-name="P647"><text:span text:style-name="T960">33,400 BBT—</text:span><text:span text:style-name="T961">The naga queen Vishah-</text:span><text:span text:style-name="T962">Damstra</text:span><text:span text:style-name="T961"> conquers the fractured cities and kingdoms left in Suhairi by the collapse of Isegun, </text:span><text:span text:style-name="T963">bringing</text:span><text:span text:style-name="T964"> the Damstra dynasty </text:span><text:span text:style-name="T963">to the forefront of the region</text:span><text:span text:style-name="T961">. She commands several mighty serpentine monsters in her court, Autochthonous beings sent by the deities of the naga-queen’s culture.</text:span></text:p>
      <text:p text:style-name="P372"/>
      <text:p text:style-name="P481">33,328 BBT—<text:span text:style-name="T3066">The Desharene Empire </text:span><text:span text:style-name="T3068">pushes its armies southward, conquering all the former territories of Omanusia south of Deshgair. </text:span><text:span text:style-name="T3069">The Desharenes are powerful, and this conquest spreads their culture and language. </text:span><text:span text:style-name="T3070">Immediatly, however, the Desharene Empire feels the weight of its spread. </text:span><text:span text:style-name="T3071">Rebellions constantly spring up in the Omanusian cities, and the rulership of the Desharenes is weak and slow.</text:span></text:p>
      <text:p text:style-name="P538"/>
      <text:p text:style-name="P538">33,300 BBT—Manitesh is slain and Kanana is sacked by the combined forces of Mahathor and Nirnara. <text:span text:style-name="T3143">The loss of Manitesh sends Kanana into a spiral of succession crises as vassal chieftains battle for power. </text:span><text:span text:style-name="T3145">The cities have formed a cult-like belief in Manitesh as a martyr. The leaders of these cities and tribes call themselves the “Followers of Manitesh”.</text:span><text:span text:style-name="T3143"> </text:span><text:span text:style-name="T3144">Mahathor and Kanana are left in a weakened state after this period of conflict.</text:span></text:p>
      <text:p text:style-name="P481"/>
      <text:p text:style-name="P506">33,100 BBT—<text:span text:style-name="T3072">In a move like a lightning strike, the Shaasakid ruler </text:span><text:span text:style-name="T3073">Utagrath-Shaasak (“She who would swallow the world”) throws down the kingdoms of the Deshgair </text:span><text:soft-page-break/><text:span text:style-name="T3073">peninsula. </text:span><text:span text:style-name="T3074">She slaughters their rulers and brings them tightly under her control, setting up a local ruler to govern the peninsula and bring in taxes. </text:span><text:span text:style-name="T3075">Utagrath continues her conquests south, aiming to conquer all of Nos Mori.</text:span></text:p>
      <text:p text:style-name="P506"/>
      <text:p text:style-name="P507">33,000 BBT—Zarrakayans spread along the entire south coast of Austera.</text:p>
      <text:p text:style-name="P507"/>
      <text:p text:style-name="P687"><text:span text:style-name="T1173">33,000 BBT—The </text:span><text:span text:style-name="T1174">Shanurva</text:span><text:span text:style-name="T1173"> reach the northern reaches of the desert </text:span><text:span text:style-name="T1174">and encounter the Jananghu farmers there. </text:span><text:span text:style-name="T1180">The connection formed between the Shanurva and the Jananghu allowed both to prosper. The Shanurva offered trade across the desert and with those villages within the giant trees there. The Jananghu were farmers and traded food with the desert-dwelling Shanurva. Trade came from the Relic Gate culture to the far south around Ravazah. The floodplains </text:span><text:span text:style-name="T1175">were far more open than the mountainous valleys of the Jananghu homelands, allowing larger cities to form. Larger cities quickly created a more developed central governance. These became early city states of northwestern Austera.These Jananghu <text:s/>formed the <text:s/>hub of a new culture </text:span><text:span text:style-name="T1176">by 32,000 BBT:</text:span><text:span text:style-name="T1175"> the </text:span><text:span text:style-name="T1172">Anugarosh (Hill cutters). </text:span><text:span text:style-name="T1177">The demic diffusion of these people</text:span><text:span text:style-name="T1178"> continue</text:span><text:span text:style-name="T1177">s</text:span><text:span text:style-name="T1178"> to move north and east.</text:span></text:p>
      <text:p text:style-name="P539"/>
      <text:p text:style-name="P689"><text:span text:style-name="T1178">3</text:span><text:span text:style-name="T324">2,944 BBT—Tazetaka falls. Raids from the ancient Gairian inhabitants grew too deadly as the Gairians adapted to the technology and tactics of the Relic Gate soldiers. </text:span><text:span text:style-name="T1202">Tazetaka itself comes under the control of a Gairian dynasty. </text:span><text:span text:style-name="T1203">The other Relic Gate cities are left helpless to Gairian bullying, and are generally vassalized as tributary cities. </text:span><text:span text:style-name="T1204">The ruling family in Tazetaka flees to Udakaxsha, where they attempt to hold their power. They increase their political dealings with the kingdoms of Ushastadel.</text:span></text:p>
      <text:p text:style-name="P389"/>
      <text:p text:style-name="P649"><text:span text:style-name="T971">32,895 BBT—The Desharene empire in Omanusia collapses after its short rule </text:span><text:span text:style-name="T972">to</text:span><text:span text:style-name="T973"> a bloody war with </text:span><text:span text:style-name="T974">Utagrath-Shaasak. The elderly Shaasak ruler takes on the title “Queen of All the World” as her empire spans the entire east coast of Huroma. </text:span><text:span text:style-name="T975">Utagrath conquers down through the city of Asraya before she is ritually sacrificed at her ancient age. </text:span><text:span text:style-name="T976">She is succeeded as ruler of the Shaasakids by her granddaughter Saksugon (“She who sees the gods”). Saksugon, an epinost mentally ailed by episodes of Guire’s reveries leaving her permanently blind and starry in one eye, wishes to continue the legacy of her grandmother. She begins wholesale war with the weakening kingdom of Mahathor.</text:span></text:p>
      <text:p text:style-name="P649"><text:span text:style-name="T976"><text:tab/></text:span><text:span text:style-name="T977">Mahathor had been slowly losing its influence in the south, as raiders pillaged its outskirts and economic depression brought famine to its people. </text:span><text:span text:style-name="T1205">The centuries of war with Kanana had made it an easy target for its tribal neighbors.</text:span></text:p>
      <text:p text:style-name="P372"/>
      <text:p text:style-name="P486">32,887 BBT—The free cities in the center of the northern coast of Huroma are sacked and taken by Sthofin.</text:p>
      <text:p text:style-name="P372"/>
      <text:p text:style-name="P670"><text:span text:style-name="T1000">32,854 BBT—</text:span><text:span text:style-name="T1001">The fifth </text:span><text:span text:style-name="T1018">natural-born </text:span><text:span text:style-name="T1001">epinost trained by Hehtan to become a</text:span><text:span text:style-name="T1002"> Tah-Galin,</text:span><text:span text:style-name="T1003"> </text:span><text:span text:style-name="T1002">Uttalagha (“Gifted with Height”), gathers soldiers from northern Akshahya and from </text:span><text:soft-page-break/><text:span text:style-name="T1127">Sor’haya</text:span><text:span text:style-name="T1002"> tribes of the northern lowlands. Uttalagha was trained by Hehtan and was a gifted mage. </text:span><text:span text:style-name="T1021">Sh</text:span><text:span text:style-name="T1002">e was given an honorable post as a governor of a northern city, but </text:span><text:span text:style-name="T1021">s</text:span><text:span text:style-name="T1002">he desired more power than could be given to </text:span><text:span text:style-name="T1021">her</text:span><text:span text:style-name="T1002">. </text:span><text:span text:style-name="T1021">Sh</text:span><text:span text:style-name="T1002">e gathered a force and advanced west, to the walls of the Wuratan. </text:span><text:span text:style-name="T1021">Sh</text:span><text:span text:style-name="T1002">e crept </text:span><text:span text:style-name="T1163">t</text:span><text:span text:style-name="T1002">his force north, along the eastern side of the mountains until </text:span><text:span text:style-name="T1021">s</text:span><text:span text:style-name="T1002">he came upon a secret valley </text:span><text:span text:style-name="T1163">s</text:span><text:span text:style-name="T1002">he learned about form a band of Nlashikir nomads. Passing through this valley, Uttalagha came from above upon the city of Mubara. </text:span><text:span text:style-name="T1004">Uttalagha used </text:span><text:span text:style-name="T1021">her</text:span><text:span text:style-name="T1004"> magic to place a curse upon the city, putting the guards of the walls to sleep. </text:span><text:span text:style-name="T1163">Her</text:span><text:span text:style-name="T1002"> soldiers stormed the streets and crippled the city’s defenses before they could react, and Uttalagha h</text:span><text:span text:style-name="T1021">er</text:span><text:span text:style-name="T1002">self went to the palace and to slay the ruler Vibhik. </text:span><text:span text:style-name="T1004">Within only a few hours, Mubara had fallen. Over the following year, Uttalagha defended the city from the city’s loyal armies who returned from deployment. In the end, the power of the Tah-Galin was proven clear once again. </text:span><text:span text:style-name="T1005">Uttalagha, however, was ambitious. </text:span><text:span text:style-name="T1021">Sh</text:span><text:span text:style-name="T1005">e turned h</text:span><text:span text:style-name="T1021">er</text:span><text:span text:style-name="T1005"> back on Akshahya and declared Mubara h</text:span><text:span text:style-name="T1021">er</text:span><text:span text:style-name="T1005"> own. </text:span><text:span text:style-name="T1021">Sh</text:span><text:span text:style-name="T1005">e and h</text:span><text:span text:style-name="T1021">er</text:span><text:span text:style-name="T1005"> Arihan would defend it from foe both mortal and divine. </text:span><text:span text:style-name="T1006">Uttalagha knew, however, that </text:span><text:span text:style-name="T1021">s</text:span><text:span text:style-name="T1006">he could not resist the power of Kataghrah, </text:span><text:span text:style-name="T1007">who held the Atnasi. </text:span><text:span text:style-name="T1008">But the god-king was growing old and feeble, and Uttalagha believed h</text:span><text:span text:style-name="T1163">im</text:span><text:span text:style-name="T1008"> to be weak. </text:span><text:span text:style-name="T1164">Uttalagha’s</text:span><text:span text:style-name="T1009"> new kingdom was independent, making an enemy of the mighty and ancient Akshahya along with the neighboring cities of Wurata. </text:span><text:span text:style-name="T1010">The Vibhik of Oloto gathers cities around himself into a more powerful Vibhikate in defense. The other cities, including Gadindi, </text:span><text:span text:style-name="T1011">remained independent, </text:span><text:span text:style-name="T1012">continuing to vie for power in the increasingly Akshani world.</text:span></text:p>
      <text:p text:style-name="P370"/>
      <text:p text:style-name="P650"><text:span text:style-name="T978">32,767 BBT—</text:span><text:span text:style-name="T979">Mahathor and all its territories are conquered by Saksugon, Queen of All the World.</text:span></text:p>
      <text:p text:style-name="P548"/>
      <text:p text:style-name="P702"><text:span text:style-name="T857">32,608 BBT—</text:span><text:span text:style-name="T1035">Kataghrah compiles a library in Ninyapur. He gathers inscriptions of all the rituals and ceremonies of Akshahya, along with the myths, legends, stories, and traditions at the foundation of the Akshani people. With a sense of finality, Kataghrah inscribes upon the doorway a poem describing his rule and the mission ahead of him. </text:span><text:span text:style-name="T1034">Kataghrah, the ancient and all-powerful ruler of Akshahya, makes his move against the Evil Gods. Hehtan and a mighty force of Arihan and Tah-Galin follow Kataghrah west, deep into the crystal forests beyond Uruvand, guided by a forgeling of the fires. </text:span><text:span text:style-name="T1221">Here, Kataghrah and his Arihan kneeled,</text:span></text:p>
      <text:p text:style-name="P702"><text:span text:style-name="T1034"/></text:p>
      <text:p text:style-name="P698">New thoughts—I think the Heavenly Gate War should wait until a “Gate” can actually be opened. <text:span text:style-name="T3146">Hehtan, after finding the Thief Blade, came up with a new plot. Originally, he was going to attempt to challenge the gods along with Katagrah. Now, though, he does not need to rely on others. He grows Katagrah’s power such that he can take it for himself when the time is right.</text:span></text:p>
      <text:p text:style-name="P698"/>
      <text:p text:style-name="P698">Kataghrah compiles his library and follows Hehtan to Uruvand with a host of Arihan where he believes he will open a doorway to Heaven and launch an assault on the Evil Gods.</text:p>
      <text:p text:style-name="P702"><text:soft-page-break/><text:span text:style-name="T1290">Hehtan betrays him, using the Thief Blade to kill him and gain the power of the Atnasi. Hehtan rips the souls of the Arihan </text:span><text:span text:style-name="T1292">host apart. Drunk on his power, he takes the name Adhriguh. </text:span><text:span text:style-name="T1291">The thief blade gave Hehtan the Atnasi. His soul was now inexorably connected to the sevakath, </text:span><text:span text:style-name="T1295">meaning that his physical body and his soul were bound by Taregil—</text:span><text:span text:style-name="T1296">he could not be killed, and the longevity of his soul could keep him moving for hundreds of thousands of years</text:span><text:span text:style-name="T1291">. </text:span><text:span text:style-name="T1292">After returning to Khanthiur, the empire fractures without its </text:span><text:span text:style-name="T1297">dynastic </text:span><text:span text:style-name="T1292">ruler. </text:span><text:span text:style-name="T1293">Hehtan Adhriguh </text:span><text:span text:style-name="T1291">gets to work: he needs to control an empire so powerful it can challenge the gods. His main goals are the unification of Akshah and the progression of magic. </text:span><text:span text:style-name="T1294">His patrons are Eres and Guire, both of whom are blinded to his rage by the enticement of the return of magic.</text:span></text:p>
      <text:p text:style-name="P699"/>
      <text:p text:style-name="P703"><text:span text:style-name="T1294">H</text:span><text:span text:style-name="T1289">ow have the Evil Gods changed over the couse of Akshani history?</text:span></text:p>
      <text:p text:style-name="P703"><text:span text:style-name="T1289">1. Early Akshah believed the gods were spiteful and bent on the destruction of mortals. They practiced supplication to temporarily please the gods. Ealry Arihan called to lower gods such as Tiratha to help them kill the monstrous servants of the Evil Gods that began to plague the land. The Evil Gods are Corilyan Autochthons with cursed realms in The Veil. They shape Corilya to create physical monsters or they create other Autochthons to do their work for them. </text:span><text:span text:style-name="T1298">The monsters are, at this point, generally corrupted animals.</text:span></text:p>
      <text:p text:style-name="P700">2. Middle Akshah sees the Evil Gods growing in power. Monsters are warped shadowy creatures actually created via the deific magic. The Evil Gods corrupt the minds of mortals and form active cults through which they act.</text:p>
      <text:p text:style-name="P701"><text:span text:style-name="T1301">3. Late Akshah sees the elevation of these cults and the appearance of the first Avatars of the Evil Gods. For example, the Kravis the Carrion God appears in a cloud of carrion birds over the northeast part of Akshah. The Evil Gods do not necessarily have free reign, though, as they are believed to </text:span><text:span text:style-name="T1299">have specific emnity against the Akshani </text:span><text:span text:style-name="T1300">and the land of Akshah.</text:span></text:p>
      <text:p text:style-name="P702"><text:span text:style-name="T1034"/></text:p>
      <text:p text:style-name="P702"><text:span text:style-name="T1035">There, in a deep and shadowed place, Kataghrah performed a forsaken ritual to summon the Heavenly Gate, the doorway to the land of the Evil Gods. </text:span><text:span text:style-name="T1036">The ritual finishes and the doorway appears in the stone, slowly opening and revealing the corporeal forms of the Evil Gods, waiting to step into the mortal world. </text:span><text:span text:style-name="T1037">The Evil Gods were vile beings, misshapen and malevolent. </text:span><text:span text:style-name="T1038">As the first of the Evil Gods steps into the world, Kataghrah and Hehtan spring their trap. Kataghrah completes a powerful protective ritual to bind the Evil Gods in </text:span><text:span text:style-name="T1039">blood-red crystal, </text:span><text:span text:style-name="T1040">pulling the powers of several Arihan around him to do so. Several Evil Gods succumb to the magic and are captured, but in the aftermath a battle breaks out between the Arihan and the Evil Gods and their monsters. Kataghrah is slain, along with much of the rest of the war party. The slaughter was not one-sided, however, as a number of the Evil Gods were destroyed as well. Hehtan slew the being that had laid-low the god-king, and the witnesses to this act named him Adhriguh, “Heavenly God Killer”. </text:span><text:span text:style-name="T1041">Hehtan and several of his honor guard escaped, taking with them a number of cinnabar crystals holding the imprisoned gods. </text:span><text:span text:style-name="T1206">In killing an evil god with the Thief Blade, Hehtan </text:span><text:soft-page-break/><text:span text:style-name="T1206">shifted the beliefs of those around him: they now believed that he himself was a manifestation of a deity. In the aftermath, Hehtan’s power grew as he reached apotheosis </text:span><text:span text:style-name="T1207">as Adhriguh, “</text:span><text:span text:style-name="T1208">God, Killer of Gods”. </text:span><text:span text:style-name="T1209">Adhriguh’s apotheosis was felt throughout all Akshah and beyond, as the clouds took shapes from his mind—skulls, writhing faces, and dying gods.</text:span></text:p>
      <text:p text:style-name="P655"><text:span text:style-name="T1041"><text:tab/></text:span><text:span text:style-name="T1042">The skies darkened over the crystal forest as the Evil Gods crept from their realm into the mortal world. The Heavenly Gate </text:span><text:span text:style-name="T1044">War</text:span><text:span text:style-name="T1042"> had begun in Akshahya.</text:span></text:p>
      <text:p text:style-name="P670"><text:span text:style-name="T1042"><text:tab/></text:span><text:span text:style-name="T1043">With the death of Kataghrah, the line of Sarmin was ended. Upon returning to Khanthiur, Hehtan Adhriguh claims the throne of Akshahya under the name Adhriguh-Kataghrah.</text:span><text:span text:style-name="T1045"> Hyamadya accuses Hehtan of betraying the Akshani—she says that Hehtan was a servant of the Evil Gods, that he slew Kataghrah in an ambush, and that he was no “God Killer” </text:span><text:span text:style-name="T1210">but simply another Evil God</text:span><text:span text:style-name="T1045">. </text:span><text:span text:style-name="T1046">She arms the walls of Ninyapur and its sister city, Durabdurah across the Sankata, and declares her cities free from the betrayer. The Twin Cities of the Sankata are the first to leave the unified Akshahya at the start of the Heavenly Gate War, but they were quickly joined by others as the entire Empire collapsed </text:span><text:span text:style-name="T1047">in the wake of Kataghrah’s death. </text:span><text:span text:style-name="T1048">The former trading post Agmahan, now grown swollen and powerful, drew away from the dominion of Hehtan. The city bonded with the now developed Isikal and was ruled by prominent astar and Isikal sailors. This is the Thalassocracy of Agmahan. East of Agmahan were the grasslands of the Akshani and the </text:span><text:span text:style-name="T1127">Sor’haya</text:span><text:span text:style-name="T1048">. The cities here each claimed independence, though they realized that none could survive alone. A </text:span><text:span text:style-name="T1127">Sor’haya</text:span><text:span text:style-name="T1048"> dynasty ruled from the largest city of Thitih (“City of the Horse Rearers”), and it was from this city that the alliance of the Sixfold Goldengrass Kingdoms was inscribed in stone.</text:span></text:p>
      <text:p text:style-name="P657"><text:span text:style-name="T1030">N</text:span><text:span text:style-name="T1033">orth of Thitih, across the Samisah, were the wet lowlands. </text:span><text:span text:style-name="T1031">The cities here were generally smaller, and during the ensuing </text:span><text:span text:style-name="T1048">War</text:span><text:span text:style-name="T1031"> the urbanization of this region pulled into defensive cave systems. </text:span><text:span text:style-name="T1032">Many villages and cities were left seemingly abandoned as the country was assaulted by the Evil God of Carrion, </text:span><text:span text:style-name="T1049">Kravis</text:span><text:span text:style-name="T1032">. A number of cavern cities began to grow and flourish, the largest of which was Pralkhatur, “City of the Caverns”. </text:span><text:span text:style-name="T1033">The cities here did not unite under a monarch.</text:span></text:p>
      <text:p text:style-name="P658"><text:span text:style-name="T1033">N</text:span><text:span text:style-name="T1051">ear to the Heavenly Gate itself was the port city of Alinathu. From its defensible position it controlled a large swath of territory, from the lands of Bigun to the Bay of Dronakam. The queen of Alinathu was a powerful Tah-Galin epinost, </text:span><text:span text:style-name="T1050">Iddshasi (“She who Wields a Shining Sword”), who rallied the Arihan to war within the labyrinthine valleys around Uruvand.</text:span></text:p>
      <text:p text:style-name="P659"><text:span text:style-name="T1050">A</text:span><text:span text:style-name="T1053">t the center of all Akshah was Khanthiur, the city of Adhriguh-Kataghrah. </text:span><text:span text:style-name="T1052">Hehtan controlled all the Bay of Dronakam from Khanthiur, including the large cities of Nanagari and Nkathavana, and the caverns of Kandaraksa. Khanthiur held mighty military and theocratic authority, and despite the fracturing over the succession of Akshahya, Khanthiur remained powerful.</text:span></text:p>
      <text:p text:style-name="P462"/>
      <text:p text:style-name="P464"><text:soft-page-break/>He reorganizes the imperial administration allowing Akshahya to grow. He leads conquests east, to the feet of the mountains, west through all Suhairi. Total: 3.8Mm by 32,300.</text:p>
      <text:p text:style-name="P465"/>
      <text:p text:style-name="P656"><text:span text:style-name="T1019">Sthih, </text:span><text:span text:style-name="T1020">a </text:span><text:span text:style-name="T1019">god of famine and drought</text:span></text:p>
      <text:p text:style-name="P656"><text:span text:style-name="T1028">the most vile three: the God of Monsters, the God of Ruin, </text:span><text:span text:style-name="T1029">the God of Discord.</text:span></text:p>
      <text:p text:style-name="P690"><text:span text:style-name="T1029">T</text:span><text:span text:style-name="T324">he Evil Gods corrupt the minds of mortals. First they reach only through Akshah, but with the Heavenly Gate open they are free to roam the world. Their influence is slowly felt in Tellin and across the mountains.</text:span></text:p>
      <text:p text:style-name="P540">Physically, the Gate to the realm of the Evil Gods</text:p>
      <text:p text:style-name="P653"><text:span text:style-name="T1022">Hehtan Adhriguh reconquers all of Akshahya and beyond, forging a new great empire. </text:span><text:span text:style-name="T1023">He creates a new university for magic, the Order of the Red Warlocks. The Order pushes philosophy (though not always that of Hehtan…), alchemy, theology, and ritual-writing. </text:span><text:span text:style-name="T1024">The Trapped God is kept by Hehtan in a cinnabar gemstone. </text:span><text:span text:style-name="T1025">Hehtan brings the war with the Evil Gods to a height at the end of this time, causing the eruption that destroys the known world…</text:span></text:p>
      <text:p text:style-name="P654"><text:span text:style-name="T1025"><text:tab/>-</text:span><text:span text:style-name="T1054">Magic is greatly developed through this time. </text:span><text:span text:style-name="T1026">Rituals expand from simply being protection based. New forms of magic: enchantment (smiths), necromancy, advanced abjuration spells, evocation type spells, etc. The rituals are still long, extensive, and tied to deities, ie still Vancian. </text:span><text:span text:style-name="T1027">Maybe the “permission” evolves to be passive?</text:span></text:p>
      <text:p text:style-name="P494"><text:s/></text:p>
      <text:p text:style-name="P495"/>
      <text:p text:style-name="P660"><text:span text:style-name="T1013">Adriguh does not have the Atnasi—it passes to someone else. She is still powerful, however, pushing the borders of Akshaya further than ever before—she pushes the naga queens from northern Suhairi, kills the Vibhiks, and vanquishes any rebellions in her empire. </text:span><text:span text:style-name="T1014">She begins vast infrastructure projects, connecting the empire like never before. She builds megalithic temples, fortresses, and palaces. </text:span><text:span text:style-name="T1015">All to make up for the fact that she can no longer control the Arihan like Kataghrah could. After her reign, other lesser rulers push into Azaherem, but their wars with the Zarrakaya are bloody and fruitless. This pushes the rulers to invest further into the Tah-Galin. The first university is founded to study magic. How does this happen? The first Tah-Galin knew they were using their own power to perform the actions of the gods. The rituals they used were originally designed to appease a certain N’katha. </text:span><text:span text:style-name="T1016">Now, they are performed almost as a formality. As Tah-Galin begin to philosophize more about the magic they wield, a new</text:span></text:p>
      <text:p text:style-name="P491"/>
      <text:p text:style-name="P661"><text:span text:style-name="T1016">A</text:span><text:span text:style-name="T1068">kshahya is not pretty volatile. This is the center of an upcoming simifix. Evil Gods roam the land, </text:span><text:span text:style-name="T1055">proto-mages are emerging as powerful forces. </text:span><text:span text:style-name="T1056">Over the next 3000 years, wars rage throughout Akshahya. </text:span><text:span text:style-name="T1057">Arihan and Tah-Galin lead armies of sword-wielding soldiers clad in </text:span><text:span text:style-name="T1065">feathers, </text:span><text:span text:style-name="T1057">laminar, and </text:span><text:span text:style-name="T1094">iron-age </text:span><text:span text:style-name="T1066">steel </text:span><text:span text:style-name="T1057">plate. Chariots kick up blood-red dust and sacrosanct rituals </text:span><text:span text:style-name="T1058">are carried out in hushed shadows </text:span><text:span text:style-name="T1059">by Red Warlocks</text:span><text:span text:style-name="T1058">. </text:span><text:span text:style-name="T1060">Building up to the simifix, Akshahya sees the rise of and fall of states that try to unify in the face of </text:span><text:soft-page-break/><text:span text:style-name="T1060">catastrophe. </text:span><text:span text:style-name="T1061">Some cities are wiped off the face of the world by armies of monsters. Some mortals capitulate to the whispers of the Evil Gods. </text:span><text:span text:style-name="T1067">E</text:span><text:span text:style-name="T1062">ntire cities fall to the shadows.</text:span></text:p>
      <text:p text:style-name="P662"><text:span text:style-name="T1062"><text:tab/></text:span><text:span text:style-name="T1063">It was these wars that drove the advance of magic. Theologians </text:span><text:span text:style-name="T1064">turn to polymaths, developing mathematics, alchemy, and philosophy in pursuit of a way to control magical power.</text:span></text:p>
      <text:p text:style-name="P662"><text:span text:style-name="T1064"><text:tab/></text:span><text:span text:style-name="T1069">The simifix spreads to encompass all of Nomenes. </text:span><text:span text:style-name="T1070">Evil Gods cross the mountains to the west into Thandairia. </text:span><text:span text:style-name="T1071">Red Warlocks act as heralds of the apocalypse as monsters crawl from Nos Mori. </text:span><text:span text:style-name="T1072">They bring their power, enchanted weapons, and their cult. </text:span><text:span text:style-name="T1073">The first Red Warlock came to the capitol of the Shaasakid Empire around 32,100. They were untrusted and shunned—until Saksugon was killed by an Evil God in 32,021. </text:span><text:span text:style-name="T1074">Some factions—mainly Shaasakid loyalists and those that adopted Eastern Yayur culture—shunned and feared the Red Warlock, believing they assassinated the </text:span><text:span text:style-name="T1075">empress. </text:span><text:span text:style-name="T1076">Others, such as the Western Yayurs and Huromans, saw the Red Warlock as a true prophet. </text:span><text:span text:style-name="T1077">Thus, the collapse of the Shaasakid Empire was complicated by the beginning Heavenly Gate War. Some cities distrusted the Akshani cultists, others embraced them. The cities continued to trade and bicker and fight midst the slow darkening of the world. Nos Mori, more than Akshah, was the scene of rulers corrupted by the whispers of the Evil Gods. </text:span><text:span text:style-name="T1078">Monsters lurked in the forests and mountains around cities pressured to adapt if they wanted to survive. In this environment of impending war and Evil Gods, cities developed a stamped standardized coinage. They began to philosophize about the nature of the world, magic, and politics. The first democracies and republics grew from the Shaasakid foundations in order to fight against the growing doom. </text:span><text:span text:style-name="T1079">The Shukunene cities of the north coast of Huroma developed new and complex judicial systems. Cities banded together and alliances fell apart in betrayal. By 30,500 the Nos Mori was a complex political mess set upon by foreign gods. </text:span><text:span text:style-name="T1080">It entered an all-out war, </text:span><text:span text:style-name="T1092">the war that awakened the manyfold ancestor sevakath sleeping quietly in their crypts, waiting for the final war that was prophesied.</text:span></text:p>
      <text:p text:style-name="P498"/>
      <text:p text:style-name="P670"><text:span text:style-name="T1081"><text:tab/></text:span><text:span text:style-name="T1082">The war in Nos Mori was not the last symptom of the simifix. </text:span><text:span text:style-name="T1083">By this time the climate had shifted such that waves of Jur-Hudai were forced to migrate north to escape the advancing glaciers and ice sheets. </text:span><text:span text:style-name="T1084">The forests were freezing, drying, and dying. </text:span><text:span text:style-name="T1085">The Jur-Hudai swept into the lands of the Zarrakaya in massive hordes tens of thousands strong. They fought with the mound-city peoples who had just recently adopted ironworking from </text:span><text:span text:style-name="T1127">Sor’haya</text:span><text:span text:style-name="T1085"> traders. </text:span><text:span text:style-name="T1086">Thousands were killed. Many Zarrakaya were forced from their cities as their homes were sacked. Some mound tombs held out, and the Jur-Hudai broke upon them like waves in a storm, circling the formidable defenses and continuing their unstoppable journey northward. </text:span><text:span text:style-name="T1087">Some Zarrakaya fled to the spirit world, where they were slowly corrupted by their own fear. </text:span><text:span text:style-name="T1088">In many cases, Zarrakaya joined the hordes of migrant-raiders fleeing from the cold and dark. </text:span><text:span text:style-name="T1089">Hordes moved into Velkata first. Then north into Thandairia. They moved north along the westward side of Azaherem, reaching Akshahya from </text:span><text:span text:style-name="T1093">its</text:span><text:span text:style-name="T1089"> </text:span><text:span text:style-name="T1093">south</text:span><text:span text:style-name="T1089">eastern </text:span><text:span text:style-name="T1093">corner</text:span><text:span text:style-name="T1089">. </text:span><text:span text:style-name="T1090">The Southerners were a third party in the simifix. They brought with them their culture, their One God, their Spirit World, their grovewalkers, their minds easily corrupted unto Evil </text:span><text:span text:style-name="T1091">and easily swayed to good by the Red Warlocks.</text:span></text:p>
      <text:p text:style-name="P500"><text:soft-page-break/></text:p>
      <text:p text:style-name="P670"><text:span text:style-name="T1091"><text:tab/></text:span><text:span text:style-name="T1095">The lands of the far east, just south of the Akobate, have become arid as the ITCZ retracts northward. </text:span><text:span text:style-name="T1096">The loss of rain causes the natives of this region—descendants of the Darungians—to seek more favorable lands. They move west through the mountain passes and north towards the Akobate. The Akobate is beset upon by hordes of raiders, as are the </text:span><text:span text:style-name="T1127">Sor’haya</text:span><text:span text:style-name="T1096"> tribelands. The </text:span><text:span text:style-name="T1127">Sor’haya</text:span><text:span text:style-name="T1096"> are forced west, into Akshahya, further compounding the chaos of the region. </text:span><text:span text:style-name="T1097">The Akobate, unlike the astar civilizations to the south, does not have a unified army. The Akobate is composed of numerous city states and theocracies with a proficient warrior class to defend them. Despite the lack of organization, </text:span><text:span text:style-name="T1098">the skill of the Orun warriors far </text:span><text:span text:style-name="T1099">surpasses</text:span><text:span text:style-name="T1098"> the post-Darungian tribes.</text:span></text:p>
      <text:p text:style-name="P500"/>
      <text:p text:style-name="P490"/>
      <text:p text:style-name="P461"/>
      <text:p text:style-name="P480">32,500 BBT—Adriguh expels the Damstra dynasty of naga queens from Suhairi, <text:span text:style-name="T3078">fully introducing ironworking to the region.</text:span></text:p>
      <text:p text:style-name="P461"/>
      <text:p text:style-name="P482">32,468 BBT—Saksugon, unaware of the longstanding fear of Eyasol by the cultures nearest to it, orders the founding of several colonies on its shores. They seek the riches hidden within the unexplored land, and they bring with them the mighty power of the Shaasakids.</text:p>
      <text:p text:style-name="P461"/>
      <text:p text:style-name="P477">32,437 BBT—<text:span text:style-name="T3081">The Ashamite rulers of Sthofin break through the </text:span><text:span text:style-name="T1880">Wall of Hata-Andhakar </text:span><text:span text:style-name="T3081">and conquer the ancient Kingdom of Meteshahar.</text:span></text:p>
      <text:p text:style-name="P461"/>
      <text:p text:style-name="P482">32,400 BBT—Nirnara and its allied cities are peacefully brought into the Shaasakid Empire under threat of bloody conquest. Saksugon rules over all the urban civilizations around Nos Mori, an empire spanning <text:span text:style-name="T3076">2.3 Mm. </text:span><text:span text:style-name="T3077">This is the greatest extent of the Shaasakid Empire, and after the folding of Nirnara the empire entered a period of peace.</text:span></text:p>
      <text:p text:style-name="P461"/>
      <text:p text:style-name="P501">32,368 BBT—Maturation of philosophy in Akshahya. <text:span text:style-name="T3101">Maturation of spell writing.</text:span></text:p>
      <text:p text:style-name="P461"/>
      <text:p text:style-name="P463">32,300 BBT—Adhriguh completes her conquests <text:span text:style-name="T3046">of the east and west</text:span>, expanding Akshahya to 3.8Mm. This places Akshahya directly across from Azaherem; passes between the mountains increases trade with Zarrakayans.</text:p>
      <text:p text:style-name="P463"/>
      <text:p text:style-name="P483">32,300 BBT—Around this time, steel becomes <text:span text:style-name="T3079">common in Thandairia, passed there by trade between the Shaasakids and the remnant of the Damstra dynasty of naga queens. </text:span><text:span text:style-name="T3080">The Shaasakids, embracing the new techniques, spread the technology quickly throughout all their Empire.</text:span></text:p>
      <text:p text:style-name="P483"/>
      <text:p text:style-name="P502">32,128 BBT—Magical university in Akshahya.</text:p>
      <text:p text:style-name="P483"/>
      <text:p text:style-name="P484"><text:soft-page-break/>32,<text:span text:style-name="T3086">1</text:span>00 BBT—Iron and steel begin to out-compete bronze throughout all Nos Mori.</text:p>
      <text:p text:style-name="P463"/>
      <text:p text:style-name="P467">32,100 BBT—Adhriguh conquers the Wuratan states. Akshahya now controlls the entire Samisah, and the last of the Vibhiks are killed.</text:p>
      <text:p text:style-name="P370"/>
      <text:p text:style-name="P476">32,021 BBT—status quo change for the Shaasakids.</text:p>
      <text:p text:style-name="P476"/>
      <text:p text:style-name="P476">-<text:span text:style-name="T3082">The Shaasakid Empire shatters in a succession war after the death of Saksugon.</text:span></text:p>
      <text:p text:style-name="P476">-<text:span text:style-name="T3083">Nos Mori is plunged into violent wars as local rulers of the Shaasakids claim power around their territories. Some pockets of kingdoms remain, though most of the states that rise in the aftermath are city states, </text:span><text:span text:style-name="T3084">all competing for power and wealth.</text:span></text:p>
      <text:p text:style-name="P545"><text:span text:style-name="T2503">-</text:span><text:span text:style-name="T2504">The post-Shaasakid Nos Mori sees a massive burst in innovation and competition. Eventually, this leads to standardized coinage in some kingdoms, philosophy, mathematics, drama and poetry, democracy and republic, cooperative leagues and hegemonies, universities, courthouses and advanced judicial systems, alchemy, lighthouses, and a platonic academy analogue by 30,500.</text:span></text:p>
      <text:p text:style-name="P499"/>
      <text:p text:style-name="P546"><text:span text:style-name="T2504">3</text:span><text:span text:style-name="T2502">1,800 BBT—Jungle and savanna culture of Zarrakaya matures.</text:span></text:p>
      <text:p text:style-name="P476"/>
      <text:p text:style-name="P514">31,408 BBT—Development of spell power control in Akshahya. <text:span text:style-name="T3102">Spellcasting revolution begins, as non-natural epinosts are able to develop their </text:span><text:span text:style-name="T3103">talents. </text:span><text:span text:style-name="T3104">Divinely passive spellcasting as well.</text:span></text:p>
      <text:p text:style-name="P514"/>
      <text:p text:style-name="P515">31,100 BBT—Early East Austeran jungle people have expanded along the north coast to the west, by this time reaching the Western Sea.</text:p>
      <text:p text:style-name="P460"/>
      <text:p text:style-name="P487">31,013 BBT—the status quo changes for Navasth.</text:p>
      <text:p text:style-name="P460"/>
      <text:p text:style-name="P517">31,000 BBT—The western northern lake Austeran Zarrakaya populate the western sea central peninsula</text:p>
      <text:p text:style-name="P460"/>
      <text:p text:style-name="P503">30,568 BBT—Persistent spellcasting develops somewhere…This begins the practice of wizardry!</text:p>
      <text:p text:style-name="P370"/>
      <text:p text:style-name="P496">30,000 BBT—Around this time, the Jur-Hudai of the south of Nomenes are forced north by advancing ice.</text:p>
      <text:p text:style-name="P496"/>
      <text:p text:style-name="P510">30,000 BBT—Northern Zarrakayans in Austera reach the north coast!</text:p>
      <text:p text:style-name="P496"/>
      <text:p text:style-name="P497">29,968 BBT—Some Akshani empire? Roman Empire equiv. <text:span text:style-name="T3100">Khanthean Empire?</text:span></text:p>
      <text:p text:style-name="P370"/>
      <text:p text:style-name="P392">29,694 BBT|25185 YH—<text:span text:style-name="T1797">VEI 8 eruption?</text:span></text:p>
      <text:p text:style-name="P250"><text:soft-page-break/></text:p>
      <text:p text:style-name="P350"><text:span text:style-name="T1640">Omanusians → 36555 </text:span><text:span text:style-name="T1641">(</text:span>3770.0<text:span text:style-name="T1641">)</text:span></text:p>
      <text:p text:style-name="P350"><text:span text:style-name="T1640">Eastern Yayurs: </text:span><text:span text:style-name="T1642">34358 </text:span><text:span text:style-name="T1641">(</text:span>1795.0<text:span text:style-name="T1881">)</text:span></text:p>
      <text:p text:style-name="P350"><text:span text:style-name="T1640">Western Yayurs: </text:span><text:span text:style-name="T1642">3</text:span><text:span text:style-name="T1643">3678 </text:span><text:span text:style-name="T1641">(</text:span>1724.0<text:span text:style-name="T1641">)</text:span></text:p>
      <text:p text:style-name="P350"><text:span text:style-name="T1640">Marmans: </text:span><text:span text:style-name="T1644">35294 </text:span><text:span text:style-name="T1641">(</text:span>1218.0<text:span text:style-name="T1641">)</text:span></text:p>
      <text:p text:style-name="P350"><text:span text:style-name="T1645">Asham</text:span><text:span text:style-name="T1640">: </text:span><text:span text:style-name="T1641">(</text:span>916.0<text:span text:style-name="T1641">)</text:span></text:p>
      <text:p text:style-name="P394">Desharene: <text:span text:style-name="T1796">tribal</text:span></text:p>
      <text:p text:style-name="P350"><text:span text:style-name="T1640">Usvajran raiders: </text:span><text:span text:style-name="T1644">34385 </text:span><text:span text:style-name="T1641">(</text:span>1218.0<text:span text:style-name="T1881">)</text:span></text:p>
      <text:p text:style-name="P350"><text:span text:style-name="T1640">Shukunenes: </text:span><text:span text:style-name="T1643">33678 </text:span><text:span text:style-name="T1641">(</text:span>1298.0<text:span text:style-name="T1641">)</text:span></text:p>
      <text:p text:style-name="P394">Samavaga: <text:span text:style-name="T1795">tribal</text:span></text:p>
      <text:p text:style-name="P394">Haritians: <text:span text:style-name="T1795">tribal</text:span></text:p>
      <text:p text:style-name="P350"><text:span text:style-name="T1640">Nemorites: </text:span><text:span text:style-name="T1646">34300 </text:span><text:span text:style-name="T1641">(</text:span>3594.0<text:span text:style-name="T1881">)</text:span></text:p>
      <text:p text:style-name="P350"><text:span text:style-name="T1647">Dhaneramath: </text:span><text:span text:style-name="T1648">36,905 </text:span><text:span text:style-name="T1641">(</text:span>559.0<text:span text:style-name="T1881">)</text:span></text:p>
      <text:p text:style-name="P251"/>
      <text:p text:style-name="P251"/>
      <text:p text:style-name="P163">ANANT RAKT – Eternal Blood</text:p>
      <text:p text:style-name="P164"/>
      <text:p text:style-name="P43"><text:span text:style-name="T1522">T</text:span><text:span text:style-name="T1504">he end of the proto-Nomenes era comes with sweeping natural disasters as the planet reaches peak obliquity! Famines, droughts, floods, </text:span></text:p>
      <text:p text:style-name="P325"/>
      <text:p text:style-name="P325">%%%%%%%%%%%%%%%%%%%%%%%%%%%%%%%%%%%%%%%%%%%%%%%%%%%%%%%%%%%%%%%%%%%%%%%%%%%%%%%%%%%%%%</text:p>
      <text:p text:style-name="P325"/>
      <text:p text:style-name="P325"/>
      <text:p text:style-name="P330">Eastern Perakor</text:p>
      <text:p text:style-name="P330"/>
      <text:p text:style-name="P44">54,919 - <text:span text:style-name="T1895">50,739</text:span> BBT—<text:span text:style-name="T10">There were </text:span><text:span text:style-name="T1894">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894">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896">Over the next four millennia, the Laiwosh and Akh scatter into tribes—some banding together, others isolating and warring.</text:span></text:p>
      <text:p text:style-name="P193"><text:soft-page-break/><text:span text:style-name="T2345"><text:tab/>-</text:span><text:span text:style-name="T2355">During this time of spreading tribes, </text:span><text:span text:style-name="T2356">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2357">atta of the </text:span><text:span text:style-name="T2356">waith Mithanar </text:span><text:span text:style-name="T2357">and the Laiwoshi Esodh made the epic journey north. The atta passed through forests of dark spirits and ash, </text:span><text:span text:style-name="T2358">sailed </text:span><text:span text:style-name="T2357">across the boiling volcanic straights </text:span><text:span text:style-name="T2358">between Lunima and Amarth (which had recently flooded, and were a part of the region the atta named </text:span><text:span text:style-name="T2062">Tumyetos</text:span><text:span text:style-name="T2358">, o</text:span><text:span text:style-name="T2062">r</text:span><text:span text:style-name="T2358"> the “Sea of Steam”), bartered with giants, were captured by a tribe of dark astar, and climbed the mountains to the ruined Ithalas. The atta found and returned several artifacts: the staff Maril, the Traveling Amulet, and the Chalice of Life. </text:span><text:span text:style-name="T2359">The Resurrection Stone they could not bring, for the massive artifact could not be moved by mundane means. </text:span><text:span text:style-name="T2360">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2361">though its beauty still invoked envy in other tribes. The cult tribe of Zurumoth was ruled by the atta of Esodh and Mithanar from that time, and they used Maril to subjugate competing chiefdoms.</text:span></text:p>
      <text:p text:style-name="P45"/>
      <text:p text:style-name="P46">54,919 – 46,000 BBT--<text:span text:style-name="T1377">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2"><text:tab/><text:span text:style-name="T1898">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899">sprouting in the wake of receding glaciers. </text:span><text:span text:style-name="T1900">The Yfanald astar were a mix of nomadic pastoralists and sedentary horticulturalists before their migration. This mix was shifted to solely nomadic tribes </text:span><text:span text:style-name="T1901">after 55k BBT. By 53k BBT, these nomads had covered southern and central Amarth beneath the icy spinal mountains. </text:span><text:span text:style-name="T1902">It was during this period of initial migration that the westernmost tribes encountered the first giants.</text:span></text:p>
      <text:p text:style-name="P112"><text:tab/><text:span text:style-name="T1902">The giants of Amarth were a subspecies of Far Ul long separated from their shapeshifting ancestors. The giants are more common with waith than other Far Ul, and thus typically take forms much like enlarged waith—</text:span><text:span text:style-name="T1903">horned, with colorful skin, </text:span><text:soft-page-break/><text:span text:style-name="T1903">occasional hoofed legs. </text:span><text:span text:style-name="T1904">With the onset of the Usada, much of the giant population perished. Those that survived migrated </text:span><text:span text:style-name="T2839">into the Morinuin, the Underdark. There they changed and adapted, and emerged into the light once the Usada ceased.</text:span><text:span text:style-name="T1904"> With the end of the Usada and the returning habitability of Amarth, the mammoths, </text:span><text:span text:style-name="T2839">followed by the giants of the Underdark,</text:span><text:span text:style-name="T1904"> once again moved north. They first reentered Amarth over ice sheets at its northwest corner, sweeping south into the continental plains. </text:span><text:span text:style-name="T1905">It was here that they first met the tribal astar. The giants of this time are primarily solitary, traveling in bands of two or three at most. </text:span><text:span text:style-name="T1906">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907">Young giants are tasked as messengers as they first set out on their own, communicating upcoming meetings, or </text:span><text:span text:style-name="T1908">Istung, around the known territories of giants in the region.</text:span></text:p>
      <text:p text:style-name="P194"><text:span text:style-name="T2063"><text:tab/></text:span><text:span text:style-name="T2064">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2065">By 51k BBT, the passing offerings often turned to fixation and reverence. By this time, giants had spread throughout all of southern Amarth, as had their primary pastoral food, mammoths. </text:span><text:span text:style-name="T2066">Fixated tribes would follow wandering giant shepherds, paying them offerings for guidance, protection, and access to their mammoths. </text:span><text:span text:style-name="T2067">By 49k BBT, this relationship took its final form as giant and astar formed integrated tribal bodies. </text:span><text:span text:style-name="T2068">It is also by this time, and partially during it, that the astar tribes and giants shared their languages. The giant language, known to them as Emakeel, became an influence on the shaping of the Proto-Amarthian language. </text:span><text:span text:style-name="T2069">Proto-Amarthian comes into common use by 47k BBT. In this tongue </text:span><text:span text:style-name="T2070">and part of the giant tongue</text:span><text:span text:style-name="T2069">, the </text:span><text:span text:style-name="T2071">astar called themselves </text:span><text:span text:style-name="T2070">Hiidkeil</text:span><text:span text:style-name="T2072">, “Companions of the Giants”.</text:span></text:p>
      <text:p text:style-name="P194"><text:span text:style-name="T2063"><text:tab/></text:span><text:span text:style-name="T2073">The culture of the Hiidkeil spread east. </text:span><text:span text:style-name="T2074">While the culture itself spread, the technology used by the Hiidkeil people changed little. The cold taiga, steppes, and forests of Amarth at this time of peak obliquity were not conducive to the large-scale agriculture needed for the growth of cities. </text:span><text:span text:style-name="T2075">Without cities, the Hiidkeil were forced to remain as tribal groups. While some agricultural settlements existed </text:span><text:span text:style-name="T2076">(mostly around the large western inland sea, called Mor</text:span><text:span text:style-name="T2070">isteigh</text:span><text:span text:style-name="T2076"> in the tongue of the Hiidkeil)</text:span><text:span text:style-name="T2075">, </text:span><text:span text:style-name="T2077">the</text:span><text:span text:style-name="T2078">y never</text:span><text:span text:style-name="T2077"> buil</text:span><text:span text:style-name="T2078">t</text:span><text:span text:style-name="T2077"> up significant surplus. </text:span><text:span text:style-name="T2079">The exception to this was in the river valleys and ridges of the Yfanald mountain basin. </text:span><text:span text:style-name="T2080">The valleys here experienced a significant dry season, allowing annual crops from Lunima to spread and grow. </text:span><text:span text:style-name="T2081">The settlements here quickly grew larger than any others in Amarth, </text:span><text:span text:style-name="T2082">though their growth did not disallow the integration of Hiidkeil culture as it spread east. As the culture matured in the 4</text:span><text:span text:style-name="T2083">7</text:span><text:span text:style-name="T1758">th</text:span><text:span text:style-name="T2082"> millennium BBT, </text:span><text:span text:style-name="T2084">the Yfanald settlement </text:span><text:span text:style-name="T2076">of </text:span><text:span text:style-name="T2085">Jarg</text:span><text:span text:style-name="T2086">iised</text:span><text:span text:style-name="T2085"> </text:span><text:span text:style-name="T2087">(</text:span><text:span text:style-name="T2086">Progeny of the Ancients</text:span><text:span text:style-name="T2087">)</text:span><text:span text:style-name="T2084"> served as one of the main meeting places of the Istung ritual, </text:span><text:span text:style-name="T2076">the other site being </text:span><text:span text:style-name="T2088">Tavand Soor</text:span><text:span text:style-name="T2076"> near </text:span><text:span text:style-name="T2089">Moristeigh</text:span><text:span text:style-name="T2076">.</text:span></text:p>
      <text:p text:style-name="P194"><text:span text:style-name="T2076"><text:tab/></text:span><text:span text:style-name="T2090">In the peaks above </text:span><text:span text:style-name="T2091">Jargiised</text:span><text:span text:style-name="T2090">, three ancient giants </text:span><text:span text:style-name="T2091">(Jargiised, Maasuindinud, and Haalvagi)</text:span><text:span text:style-name="T2090"> </text:span><text:span text:style-name="T2092">were led by the southern Attasek heroes of Esodh and Mithanar to </text:span><text:span text:style-name="T2093">the ruins </text:span><text:soft-page-break/><text:span text:style-name="T2093">of Ithalas and the lost artifacts of Maril, the Traveling Amulet, the Chalice of Life, and the Resurrection Stone. </text:span><text:span text:style-name="T2092">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2094"> </text:span><text:span text:style-name="T2092">This temple above </text:span><text:span text:style-name="T2091">Jargiised</text:span><text:span text:style-name="T2092"> was one of the holiest places of the Hiidkeil, </text:span><text:span text:style-name="T2095">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2096">Using their influential role, the three judges (“</text:span><text:span text:style-name="T2091">Kohtunik</text:span><text:span text:style-name="T2096">”), fanned the hatred between the Hiidkeil and their southern Attasek neighbors.</text:span></text:p>
      <text:p text:style-name="P46"><text:span text:style-name="T1378"><text:tab/></text:span><text:span text:style-name="T1379">The efficient distributed nature of the Hiidkeil religion allows for a </text:span><text:span text:style-name="T1380">distributed divine continuance to form</text:span><text:span text:style-name="T1379">. The Hiidkeil weather spirits and storm deities, </text:span><text:span text:style-name="T1380">each worshipped slightly differently across the continent, support a plethora of small continuances that, when viewed in superposition, grace the continent with a robust protection.</text:span><text:span text:style-name="T1379"> This is the Great Amarthian Continuance.</text:span></text:p>
      <text:p text:style-name="P45"/>
      <text:p text:style-name="P47">50,739—<text:span text:style-name="T1897">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909">and thick walls </text:span><text:span text:style-name="T1897">were able to survive to this point. It was through a unified effort to destroy them that the earliest complex civilizations of this period in Lunima w</text:span><text:span text:style-name="T1910">ould be</text:span><text:span text:style-name="T1897"> born.</text:span></text:p>
      <text:p text:style-name="P195"><text:span text:style-name="T2362"><text:tab/></text:span><text:span text:style-name="T2363">After these four millennia, </text:span><text:span text:style-name="T2362">tribes covered all of Lunima, from the violent stormy north eastern fields to the monsoon </text:span><text:span text:style-name="T2364">flooded southern peninsula. The two populations have intermix</text:span><text:span text:style-name="T2363">ed</text:span><text:span text:style-name="T2364"> more and more, and their cultures have followed. The waith culture place</text:span><text:span text:style-name="T2097">d</text:span><text:span text:style-name="T2364"> rulership in the hands of the powerful. The </text:span><text:span text:style-name="T2363">powerful</text:span><text:span text:style-name="T2364"> mages of old were given divine right to rule the waith, but with the fall of magic </text:span><text:span text:style-name="T2365">from</text:span><text:span text:style-name="T2364"> Apythia’s ritual </text:span><text:span text:style-name="T2365">the Akh turned to martial prowess. </text:span><text:span text:style-name="T2363">The egalitarian astar culture traditionally gave rulership to a matronly shaman or chief. The astar easily adopted the right of martial rule, leading to the violent traditions of these people over the preceding millennia.</text:span></text:p>
      <text:p text:style-name="P196"><text:span text:style-name="T2363"><text:tab/></text:span><text:span text:style-name="T2366">The people of Lunima, now mostly hybridized </text:span><text:span text:style-name="T2367">in biology and language</text:span><text:span text:style-name="T2366">, called themselves the generally the Attasek. Among these Attasek tribes were a number of local ethnic groups distinguished by geographic location. </text:span><text:span text:style-name="T2368">The tribe of Esodh and Mithanar inhabited the Mediterranean west-coast of </text:span><text:span text:style-name="T2369">Medhyamoya, named after the storm goddess Medya. </text:span><text:span text:style-name="T2370">To the northeast of Medhyamoya, over the mountains of Bhros</text:span><text:span text:style-name="T2098">koya (“Storm shade”), was the land of</text:span><text:span text:style-name="T2369"> </text:span><text:span text:style-name="T2366">Bhros</text:span><text:span text:style-name="T2099">htalath, “Stormy plains”. </text:span><text:span text:style-name="T2098">South of Bhroshtalath was</text:span><text:span text:style-name="T2099"> </text:span><text:span text:style-name="T2100">Tawaragros, “Forested lands”. </text:span><text:span text:style-name="T2098">The dry highlands to the far south are </text:span><text:span text:style-name="T2101">Taer</text:span><text:span text:style-name="T2098">dag, “High land”</text:span><text:span text:style-name="T2366">. </text:span><text:span text:style-name="T2371">Because of these geographic differences, the Attasek culture was non-unified: their methods of subsidence and economy were varying with material constraints, but their wider culture was shared. </text:span><text:span text:style-name="T2372">The Attasek were primarily nomadic and tribal. Their </text:span><text:soft-page-break/><text:span text:style-name="T2372">clans were traditionally ruled by an atta pair of matron warlords, </text:span><text:span text:style-name="T2373">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2374">Their reincarnation rituals are pervasive in the rites of passage of the Attasek youth, which involve the bio-theological ability of the astar and waith to peer into their past lives in their </text:span><text:span text:style-name="T2102">reveries</text:span><text:span text:style-name="T2374">.</text:span></text:p>
      <text:p text:style-name="P48"/>
      <text:p text:style-name="P197"><text:span text:style-name="T2375">48,079 BBT—</text:span><text:span text:style-name="T2376">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2103">fortresses</text:span><text:span text:style-name="T2376"> attracted more people and traded their grain to other tribes around Lunima. </text:span><text:span text:style-name="T2377">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97"><text:span text:style-name="T2377"><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2378">priest</text:span><text:span text:style-name="T2377"> </text:span><text:span text:style-name="T2379">and storyteller.</text:span></text:p>
      <text:p text:style-name="P49"/>
      <text:p text:style-name="P197"><text:span text:style-name="T2380">46,360 BBT—</text:span><text:span text:style-name="T2381">Hiidkeil occupy all of Amarth. Some </text:span><text:span text:style-name="T2382">in the dry eastern crook of the mountains gather around a lush river valley with </text:span><text:span text:style-name="T2104">seasonal snow-melt</text:span><text:span text:style-name="T2382"> floods. The floods allow domestication of rye </text:span><text:span text:style-name="T2383">and other grasses, </text:span><text:span text:style-name="T2384">though </text:span><text:span text:style-name="T2385">the return was low and the labor was intense.</text:span><text:span text:style-name="T2383"> </text:span><text:span text:style-name="T2386">Sedentary settlements emerge here, and the tribes are known as the </text:span><text:span text:style-name="T2104">Abonkeil</text:span><text:span text:style-name="T2386"> </text:span><text:span text:style-name="T2387">(Companions (of the Giants) of the River)</text:span><text:span text:style-name="T2386">. </text:span><text:span text:style-name="T2388">The Abonkeil pan the river for alluvial tin. At this time, this river is one of the largest sources of alluvial tin in the world. </text:span><text:span text:style-name="T2389">Using this tin deposit, the Abonkeil are the first in Amarth and Lunima to produce bronze implements </text:span><text:span text:style-name="T2105">since</text:span><text:span text:style-name="T2389"> the fall of Saeronder’s people. </text:span><text:span text:style-name="T2390">The Abonkeil bring their bronze trinkets and tools to the Istung festivals, where they are traded with other Hiidkeil tribes. </text:span><text:span text:style-name="T2376">Before long, the bronze makes its way to Lunima where it is viciously coveted.</text:span></text:p>
      <text:p text:style-name="P197"><text:soft-page-break/><text:span text:style-name="T2376"><text:tab/></text:span><text:span text:style-name="T2391">-The hybridized Attasek language fully matures from its </text:span><text:span text:style-name="T2106">previous dialect state. The old Attasek dialect, which hybridized words of the old Waith Akh tongue, now has its foundation in an Yfanald-astar derivative</text:span><text:span text:style-name="T2391">. </text:span><text:span text:style-name="T2392">Th</text:span><text:span text:style-name="T2378">e people of Lunima know themselves as “</text:span><text:span text:style-name="T2392">Davakr</text:span><text:span text:style-name="T2393">a</text:span><text:span text:style-name="T2394">i</text:span><text:span text:style-name="T2392">” </text:span><text:span text:style-name="T2378">(Two blooded) and their language as Davak</text:span><text:span text:style-name="T2394">.</text:span></text:p>
      <text:p text:style-name="P50"/>
      <text:p text:style-name="P198"><text:span text:style-name="T2376">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2104">Davakrai</text:span><text:span text:style-name="T2376"> of Bhroshtalath.</text:span></text:p>
      <text:p text:style-name="P51"/>
      <text:p text:style-name="P198"><text:span text:style-name="T2395">45,500 BBT—</text:span><text:span text:style-name="T2396">With Abonkeil tin, the Bhroshtalath learn to forge strong bronze tools, weapons, and armor. </text:span><text:span text:style-name="T2397">These innovations are largely kept to the region of Bhroshtalath, though they are slowly traded to the west and south. </text:span><text:span text:style-name="T2395">Being the center of bronze working in Lunima, the Bhroshtalath tribes grow in wealth and power. They trade tin to the Medhyamoyans in exchange for grain, which allows the northern population to greatly expand. </text:span><text:span text:style-name="T2398">Over the next several hundred years, social stratification widens in Lunima. Bronze weapons are rarer and far more expensive than stone or copper, leading to a divergence in the hunter-warrior social class. Now, the children of </text:span><text:span text:style-name="T2107">wealthy tribesmen</text:span><text:span text:style-name="T2398"> able to afford bronze implements made up a noble warrior class. Conflicts shrank, where in previous centuries raids involved a wide range of warriors and hunters, now wars were fought by single champions representing the tribes and </text:span><text:span text:style-name="T2399">settlements.</text:span></text:p>
      <text:p text:style-name="P198"><text:span text:style-name="T2399"><text:tab/></text:span><text:span text:style-name="T2400">In return for tin and other far-northern commodities, the tribes of Bhroshtalath gave the Abonkeil grain, </text:span><text:span text:style-name="T2401">potatoes, and other food</text:span><text:span text:style-name="T2400">. With an influx of food, the Abonkeil tribes and bands could grow larger and more sedentary. Their people could take on roles outside of farming, hunting, gathering, and panning, leading to more </text:span><text:span text:style-name="T2108">city-like</text:span><text:span text:style-name="T2400"> social stratification.</text:span></text:p>
      <text:p text:style-name="P52"/>
      <text:p text:style-name="P199"><text:span text:style-name="T2400">45,000 BBT—Abonkeil settlements grow into small city states. </text:span><text:span text:style-name="T2402">They keep a heavy reliance on imported food from Lunima, though local agriculture innovations are slowly allowing more efficient farms in the cool dry region. </text:span><text:span text:style-name="T2403">The cities of the Abonkeil all lie on the </text:span><text:span text:style-name="T2404">Abon</text:span><text:span text:style-name="T2403">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2405">(Listener of Spirits)</text:span><text:span text:style-name="T2403"> farther into the highlands of the region (which the Abonkeil called </text:span><text:span text:style-name="T2109">A</text:span><text:span text:style-name="T2404">ndesedabon</text:span><text:span text:style-name="T2403">). </text:span><text:span text:style-name="T2405">The several city-states and settlements of the Abonkeil existed in competition for some time. At their closest, they existed in a loose economic network.</text:span></text:p>
      <text:p text:style-name="P199"><text:span text:style-name="T2405"><text:tab/></text:span><text:span text:style-name="T2406">As Kindelhaarg began to grow southern crops, like oats and potatoes, soil deficiencies forced the farmers to use far more land than their neighbors in Lunima. More land meant more labor, and warriors from Kindelhaarg began raiding along the </text:span><text:span text:style-name="T2109">Abon</text:span><text:span text:style-name="T2406"> and the nearby coasts of </text:span><text:span text:style-name="T2110">Andesedabon</text:span><text:span text:style-name="T2406"> </text:span><text:span text:style-name="T2407">taking captives and slaves.</text:span></text:p>
      <text:p text:style-name="P113"/>
      <text:p text:style-name="P200"><text:soft-page-break/><text:span text:style-name="T2111"><text:tab/></text:span><text:span text:style-name="T2112">In Lunima around this time, power is increasingly centralized.</text:span><text:span text:style-name="T2113"> </text:span><text:span text:style-name="T2114">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14"/>
      <text:p text:style-name="P201"><text:span text:style-name="T2115">4</text:span><text:span text:style-name="T2112">4</text:span><text:span text:style-name="T2115">,</text:span><text:span text:style-name="T2116">7</text:span><text:span text:style-name="T2115">00 BBT—</text:span><text:span text:style-name="T2117">Spurred by the trade across the Boorya Sea and the increased organization of Bhroshtalath, wealthy </text:span><text:span text:style-name="T2118">Davakrai</text:span><text:span text:style-name="T2117"> adjacent to their tribe’s oligarchs (called the </text:span><text:span text:style-name="T2119">Davarigyak </text:span><text:span text:style-name="T2117">(</text:span><text:span text:style-name="T2119">Noble Pair</text:span><text:span text:style-name="T2117">) by this time) developed a writing system. The writing is kept entirely for trade records and organizational reasons.</text:span></text:p>
      <text:p text:style-name="P115"/>
      <text:p text:style-name="P202"><text:span text:style-name="T2117">4</text:span><text:span text:style-name="T2120">3,500 BBT—</text:span><text:span text:style-name="T2121">Tribal warfare in the seasonal forests south of Bhroshtalath comes to a head as an inflated population runs out of room. </text:span><text:span text:style-name="T2122">Technology in these areas is not advanced enough to make efficient use of the arable land, leaving many tribes to cover wide swathes for hunting and pastoralism. </text:span><text:span text:style-name="T2121">Tribal grounds are over-hunted and famine drives migratory Davakrai to the already-inhabited coasts. Some Davakrai led by ancients of waithi blood construct sailing ships </text:span><text:span text:style-name="T2123">reminiscent of those used by the Akh, and they set sail from Lunima in search of </text:span><text:span text:style-name="T2124">new lands</text:span><text:span text:style-name="T2123">. </text:span><text:span text:style-name="T2125">As the population continues to grow and move towards the coasts, more and more Davakrai follow the migrants.</text:span></text:p>
      <text:p text:style-name="P203"><text:span text:style-name="T2125"><text:tab/></text:span><text:span text:style-name="T2126">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2127">Between these two ends is a warm, fertile Mediterranean climate bordered to the south by a rain-shadow desert. </text:span><text:span text:style-name="T2128">The Davakrai named this place S</text:span><text:span text:style-name="T2129">o</text:span><text:span text:style-name="T2128">lna</text:span><text:span text:style-name="T2129">za (Place beneath the sun), </text:span><text:span text:style-name="T2130">and the large island off the central coast was Bordostrova (Island fortified by cliffs)</text:span><text:span text:style-name="T2129">.</text:span></text:p>
      <text:p text:style-name="P115"/>
      <text:p text:style-name="P204"><text:span text:style-name="T2117">4</text:span><text:span text:style-name="T2044">2,500 BBT—The </text:span><text:span text:style-name="T2131">Zurumoth prophet </text:span><text:span text:style-name="T2132">Vetradokti </text:span><text:span text:style-name="T2131">(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2133">who have thus far resisted her</text:span><text:span text:style-name="T2131">. </text:span><text:span text:style-name="T2133">Eres also recognizes the coming storm in Lunima; the population is growing too quickly to be supported by the agriculture of Medhyamoya. This is the first in a number of exoduses </text:span><text:span text:style-name="T2134">as the people of </text:span><text:span text:style-name="T2132">northern </text:span><text:span text:style-name="T2134">Lunima flee starvation</text:span><text:span text:style-name="T2133">.</text:span></text:p>
      <text:p text:style-name="P205"><text:span text:style-name="T2133"><text:tab/></text:span><text:span text:style-name="T2135">Vetradokti reaches the city of Jargiised and kneels before the Kohtunik upon the mountainside, giving her people into voluntary servitude. </text:span><text:span text:style-name="T2136">This is, she declares, the prophetic decree of Zurumoth. One day, her people will be free of this servitude, stronger than ever before. </text:span><text:span text:style-name="T2137">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2138">he draws a bronze dagger from her belt and guts </text:span><text:soft-page-break/><text:span text:style-name="T2138">herself in front of them. She rattles off prophesies and speaks words of power. Her voice commands the spirits of the mountain. </text:span><text:span text:style-name="T2137">After this sacrifice, the Kohtunik use the power of the Resurrection Stone to bring Vetradokti back to life. Vetradokti is treated as a revered tool of the Kohtunik during this time.</text:span><text:span text:style-name="T2138"> </text:span><text:span text:style-name="T2137">The Kohtunik adopts, in some form, the cult of Eres. They know her as</text:span><text:span text:style-name="T2139"> </text:span><text:span text:style-name="T2140">Layunatuul (“South wind”)</text:span><text:span text:style-name="T2139">.</text:span></text:p>
      <text:p text:style-name="P206"><text:span text:style-name="T2131"><text:tab/></text:span><text:span text:style-name="T2141">As Kar-Zurumothkar becomes abandoned, the city of Kar-Galnoskar sweep through it and capture the hinterland. They continue their conquest and capture the old city of Kar-Alfirinkar as well, unifying Medhyamoya into a single kingdom. </text:span><text:span text:style-name="T2142">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2143">There was Slavadeva and Kudosuyn who held the Staff of Maril, Vatoradeva and Drougsunus who held the Chalice of Life, and Satovator and Dorygava who held the Amulet. </text:span><text:span text:style-name="T2142">As the source of grain falters, the tribes of Lunima grow restless.</text:span></text:p>
      <text:p text:style-name="P115"/>
      <text:p text:style-name="P207"><text:span text:style-name="T2117">4</text:span><text:span text:style-name="T2144">2,</text:span><text:span text:style-name="T2145">4</text:span><text:span text:style-name="T2144">00 BBT—Kindelhaarg subjugates the other settlements on the </text:span><text:span text:style-name="T2146">Abon</text:span><text:span text:style-name="T2144"> </text:span><text:span text:style-name="T2147">as famine begins to set in</text:span><text:span text:style-name="T2144">, including the power center of Kuulavayim to the north. This unifies the Abonkeil into the Kingdom of Kindelhaarg, </text:span><text:span text:style-name="T2148">which</text:span><text:span text:style-name="T2147"> hope</text:span><text:span text:style-name="T2148">s</text:span><text:span text:style-name="T2147"> to gather more territory for agriculture to offset the loss of grain from the south.</text:span></text:p>
      <text:p text:style-name="P116"/>
      <text:p text:style-name="P117">41,831 BBT—<text:span text:style-name="T1911">The hopes of Kindelhaarg fail as poor crop years lead to the abandonment of Abonkeil cities. </text:span>The Kingdom of Kindelhaarg falls <text:span text:style-name="T1924">as quickly as it grew. The Abonkeil remain in the region as seasonal farmers and nomadic hunters.</text:span><text:span text:style-name="T1911"> They continue to seasonally pan the Abon for tin, which they trade with Jargiised.</text:span></text:p>
      <text:p text:style-name="P117"/>
      <text:p text:style-name="P208"><text:span text:style-name="T2149"><text:tab/>-</text:span><text:span text:style-name="T2150">After this point, city states around Lunima begin to collapse. The governments no longer have the credibility to rule; they cannot provide their populous with the food necessary to support the population, so the population leaves. The states </text:span><text:span text:style-name="T2151">of Bhroshtalath notably </text:span><text:span text:style-name="T2150">collapse into smaller chiefdoms. </text:span><text:span text:style-name="T2151">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17"/>
      <text:p text:style-name="P209"><text:soft-page-break/><text:span text:style-name="T2149">4</text:span><text:span text:style-name="T2044">1,700 BBT—</text:span><text:span text:style-name="T2152">The Davakrai diaspora ends as the wayfaring migrants settle across Perakor and Adasol.</text:span></text:p>
      <text:p text:style-name="P118"><text:span text:style-name="T1925">1. Southern Amarth –</text:span> </text:p>
      <text:p text:style-name="P210"><text:span text:style-name="T2153"><text:tab/></text:span><text:span text:style-name="T2154">Those Davakrai that migrate to </text:span><text:span text:style-name="T2155">southern </text:span><text:span text:style-name="T2154">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2156">After 800 years, the territory of the Davakrai advances into sheltered river valleys and the frequent conflict wanes. </text:span><text:span text:style-name="T2157">By sheer </text:span><text:span text:style-name="T2158">concentration of </text:span><text:span text:style-name="T2157">numbers, the incoming Davakrai farmers slowly advance, </text:span><text:span text:style-name="T2159">mainly in the forests around Yfanald and the river valleys to the west, between Jargiised and Tavand Soor. </text:span><text:span text:style-name="T2160">These two places are holdouts of Hiidkeil strength, however, bastions of religious importance. </text:span><text:span text:style-name="T2156">While the Davakrai peoples and the Hiidkeil did not generally mix, they began trading goods and ideas, and farming began to spread through Hiidkeil communities in the south of Amarth.</text:span></text:p>
      <text:p text:style-name="P211"><text:span text:style-name="T2153"><text:tab/></text:span><text:span text:style-name="T2158">Davakrai of Bhroshtalath also settle the hills across the Tumyetos and north east into the Andesedabon. </text:span><text:span text:style-name="T2161">In Andesedabon, the Davakrai arrive to find a weakened Abonkeil people. Internal warfare and famine has left the population scattered. </text:span><text:span text:style-name="T2162">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2163">rise. </text:span><text:span text:style-name="T2164">The culture is a mix of Abonkeil and Davakrai; </text:span></text:p>
      <text:p text:style-name="P121"><text:tab/>Abonkeil local religion is paramount, though Davakrai ideals of fire, sacrifice, and reincarnation are adopted. These people continue to travel to the Istung gatherings of the greater Hiidkeil.</text:p>
      <text:p text:style-name="P211"><text:span text:style-name="T2164"><text:tab/>Social structure is more stratified as bronze continues to be worked. Single-combat champions are chosen from Davakrai and from the Hiid. </text:span><text:span text:style-name="T2165">Society is led by a </text:span><text:span text:style-name="T2166">non-religious </text:span><text:span text:style-name="T2165">chief supported by Hiid and some Davakrai in religious positions.</text:span></text:p>
      <text:p text:style-name="P121"><text:tab/></text:p>
      <text:p text:style-name="P211"><text:span text:style-name="T2167"><text:tab/>A multi-ethnic and multi-lingual culture forms here after some mixing time. New powerful kingdom, important for bronze production in Amarth and Lunima. </text:span><text:span text:style-name="T2168">Requires significant agricultural advances before becoming a reality. </text:span><text:span text:style-name="T2169">Bronze helps.</text:span></text:p>
      <text:p text:style-name="P118"/>
      <text:p text:style-name="P212"><text:span text:style-name="T2498">2. </text:span><text:span text:style-name="T2499">Central East (Northeast)</text:span><text:span text:style-name="T2498"> Ghelond </text:span><text:span text:style-name="T2153">– </text:span><text:span text:style-name="T2170">icy and rocky northern coasts with patchy coniferous forests. </text:span><text:span text:style-name="T2171">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2172">The Davakrai call this place Gora</text:span><text:span text:style-name="T2173">sna (Sleeping/Laying Mountain), as they believed the very land to be a mountain that had fallen over in weariness. They themselves were the </text:span><text:span text:style-name="T2174">Pisk</text:span><text:span text:style-name="T2175">iye, or ‘Whistlers’, as they value whistling, singing, and playing music with the wind.</text:span></text:p>
      <text:p text:style-name="P122"/>
      <text:p text:style-name="P212"><text:soft-page-break/><text:span text:style-name="T2173"><text:tab/></text:span><text:span text:style-name="T2176">Technology: bronze</text:span></text:p>
      <text:p text:style-name="P212"><text:span text:style-name="T2173"><text:tab/>Society: agro-nomadic, </text:span><text:span text:style-name="T2177">with small settlements concentrated near rivers. </text:span><text:span text:style-name="T2178">Typically nonviolent. </text:span><text:span text:style-name="T2179">Prolific seafare</text:span><text:span text:style-name="T2175">rs, fishers, and musicians.</text:span></text:p>
      <text:p text:style-name="P212"><text:span text:style-name="T2173"><text:tab/></text:span><text:span text:style-name="T2176">Religion: </text:span><text:span text:style-name="T2178">spirits are nature/land oriented. Druids exclusively rule tribes. Reincarnation </text:span><text:span text:style-name="T2180">branches; some reincarnate into new mortal bodies, some reincarnate into <text:s/>the natural world; into trees and streams. The natural world around these tribes is living, imbued with the ancestral spirits. Nature is sacred.</text:span></text:p>
      <text:p text:style-name="P212"><text:span text:style-name="T2176"><text:tab/>Language: </text:span><text:span text:style-name="T2181">Pisk</text:span></text:p>
      <text:p text:style-name="P122"/>
      <text:p text:style-name="P212"><text:span text:style-name="T2171">These Davakrai form small sedentary agricultural settlements in the crevice vall</text:span><text:span text:style-name="T2182">eys. They come in contact with native nomadic giants, though they do not mix. They trade with the giants, and sometimes come in conflict, though rarely.</text:span><text:span text:style-name="T2183"> The rivers reveal alluvial tin deposits set in the rocky walls, which these Davakrai mine and turn into bronze trinkets. </text:span><text:span text:style-name="T2184">While bronze is readily available, the eventual Piskiye do not have the widespread agriculture needed to develop large urban civilization.</text:span></text:p>
      <text:p text:style-name="P119"/>
      <text:p text:style-name="P213"><text:span text:style-name="T2498">3. </text:span><text:span text:style-name="T2499">South</text:span><text:span text:style-name="T2498"> Eastern Ghelond</text:span><text:span text:style-name="T2153"> – </text:span><text:span text:style-name="T2170">wet coastal forests with less moderate, seasonal inlands. The southern coasts of this region are warmer and wetter.</text:span></text:p>
      <text:p text:style-name="P123"/>
      <text:p text:style-name="P123">As the Davakrai made for warmer lands in the south of Ghelond, small bands settled along the way. Those that remained ship-bound were met with warm, wet forests on the large fertile island off the east coast of G<text:span text:style-name="T1927">helond. </text:span><text:span text:style-name="T1928">This island closed in a gentle bay, all of which is covered in forest </text:span><text:span text:style-name="T1929">and hills. </text:span><text:span text:style-name="T1931">The rivers flowing from the mighty Ghelond mountains hold thin tin deposits. Though it is a meager supply, it is enough to provide this region with self-sufficiency.</text:span></text:p>
      <text:p text:style-name="P123"/>
      <text:p text:style-name="P124">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24"/>
      <text:p text:style-name="P214"><text:span text:style-name="T2185">In time, the </text:span><text:span text:style-name="T2186">Davakrai that settled here</text:span><text:span text:style-name="T2185"> called the </text:span><text:span text:style-name="T2186">mainland</text:span><text:span text:style-name="T2185"> Bezabor (Endless forest) </text:span><text:span text:style-name="T2186">and the isle </text:span><text:span text:style-name="T2187">was Tukastrona (Fertile land). The people had a variety of names for themselves and their tribes, but generally they were </text:span><text:span text:style-name="T2188">called the Voin (warriors) by the Piskiye.</text:span></text:p>
      <text:p text:style-name="P125"/>
      <text:p text:style-name="P215"><text:span text:style-name="T2185">W</text:span><text:span text:style-name="T2044">arlike, violent, </text:span><text:span text:style-name="T2189">tribal farming communities. Chiefs and warriors ruled </text:span><text:span text:style-name="T2190">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2191">Bezavid.</text:span></text:p>
      <text:p text:style-name="P126"/>
      <text:p text:style-name="P216"><text:soft-page-break/><text:span text:style-name="T2191">The roles of the warrior -priests</text:span><text:span text:style-name="T2189"> were </text:span><text:span text:style-name="T2191">similar to the traditional </text:span><text:span text:style-name="T2189">priests of Lunima. Warriors gained favor for their deities through battle and bloody sacrifice, and chiefs were the strongest of them all. </text:span><text:span text:style-name="T2192">The varied side roles of the Lunima priests were given to a new class, secretive and hidden from regular society. </text:span><text:span text:style-name="T2193">These were the </text:span><text:span text:style-name="T2194">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2195"> </text:span><text:span text:style-name="T2196">The Bezavid are the bridges to the natural world and to the history of the Voin.</text:span></text:p>
      <text:p text:style-name="P127"><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4"/>
      <text:p text:style-name="P123"><text:tab/><text:span text:style-name="T1930">Technology: </text:span><text:span text:style-name="T1931">bronze</text:span></text:p>
      <text:p text:style-name="P123"><text:tab/><text:span text:style-name="T1932">Society: </text:span><text:span text:style-name="T1934">warmongering </text:span><text:span text:style-name="T1932">agrarian</text:span></text:p>
      <text:p text:style-name="P123"><text:tab/><text:span text:style-name="T1934">Religion: Secluded druid-sages instill fear of punishment, animist-polytheist, polytheism for warrior </text:span><text:span text:style-name="T1935">class.</text:span></text:p>
      <text:p text:style-name="P123"><text:tab/><text:span text:style-name="T1933">Language: </text:span><text:span text:style-name="T1936">Voinic (Proto west slavic)</text:span></text:p>
      <text:p text:style-name="P119"/>
      <text:p text:style-name="P119"><text:span text:style-name="T1925">4. North </text:span><text:span text:style-name="T1926">East</text:span><text:span text:style-name="T1925"> Tepeheo –</text:span><text:span text:style-name="T1526"> The Mediterranean haven of Tepeheo, the </text:span><text:span text:style-name="T1527">western </text:span><text:span text:style-name="T1526">Greater Peninsula is <text:s/>covered in grassy plains perforated with towering rock formations leading in to the peninsula’s spinal mountains. </text:span><text:span text:style-name="T1527">The windward side of the mountains is home to wet, misty forests.</text:span></text:p>
      <text:p text:style-name="P119"/>
      <text:p text:style-name="P119"><text:tab/><text:span text:style-name="T1938">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1939">The mountain rivers </text:span><text:span text:style-name="T1940">and river mouths were settled first with small farming and fishing communities that swiftly grew into bustling urban power centers. Sailing was an integral part of these peoples’ world—</text:span><text:span text:style-name="T1941">so much so that they called themselves the </text:span><text:span text:style-name="T1940">Yedr</text:span><text:span text:style-name="T1941">is (“Sailors, those in the bosom of the sea”). </text:span><text:span text:style-name="T1943">Their calm bay was </text:span><text:span text:style-name="T1942">Zvezdayr (Warm Starry Land / Sea of Stars), </text:span><text:span text:style-name="T1943">and this name eventually spread to refer to the entire Greater Peninsula.</text:span></text:p>
      <text:p text:style-name="P119"><text:tab/><text:span text:style-name="T1944">The Yedris, as they had sailed for many years, had come to know the night sky very well. Their navigation techniques were the most advanced of the Davakrai, and their </text:span><text:soft-page-break/><text:span text:style-name="T1944">beliefs shifted to hold the sky central and sacred. Their priests became astronomers, and the architecture of their temples were based on celestial phenomena. </text:span><text:span text:style-name="T1947">Many rituals relied on specific positioning of celestial bodies or events. </text:span><text:span text:style-name="T1945">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1946">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1947">s</text:span><text:span text:style-name="T1946"> or astronomical events were tied to specific Yedris legends and people. These “heroic sigils” foretold the reincarnation of famous or infamous souls.</text:span></text:p>
      <text:p text:style-name="P119"/>
      <text:p text:style-name="P119"><text:tab/><text:span text:style-name="T1948">The separation of the martial and non-martial communities </text:span><text:span text:style-name="T1957">from</text:span><text:span text:style-name="T1948"> Davakrai culture </text:span><text:span text:style-name="T1949">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1950">It was from these voyages that the Yedris and their predecessors were spread far and wide, and it was through them that the Perakor circuit was closed when voyagers crossed the wide sea east to Lunima. </text:span><text:span text:style-name="T1951">Inland settlements engaged in these same practices by foot, leading to some migration into the central parts of Tepeheo.</text:span></text:p>
      <text:p text:style-name="P119"><text:tab/><text:span text:style-name="T1952">Yedris culture spread from Z</text:span><text:span text:style-name="T1956">v</text:span><text:span text:style-name="T1952">ezdayr onto the shores of the central sea and into northwest Tepeheo as the climate shifted into a state of mid-obliquity. </text:span><text:span text:style-name="T1953">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19"/>
      <text:p text:style-name="P128">Society: Oceanic agrarian <text:span text:style-name="T1955">+ piscicultural</text:span>, <text:span text:style-name="T1954">bronze technology</text:span></text:p>
      <text:p text:style-name="P128">Religion: <text:span text:style-name="T1954">spirits and deities are astronomical along with typical local natural Autochthons. Prophecy and reincarnation are controlled by astrology. </text:span></text:p>
      <text:p text:style-name="P128">Language: <text:span text:style-name="T1954">Yedral (</text:span>Proto South Slavic<text:span text:style-name="T1954">)</text:span></text:p>
      <text:p text:style-name="P119"/>
      <text:p text:style-name="P148">4.5 North West Tepeheo<text:span text:style-name="T1937">, </text:span>Southeast Ghelond (The Channel)<text:span text:style-name="T1523"> – </text:span><text:span text:style-name="T1524">Wet swamps and forests </text:span><text:span text:style-name="T1528">in Ghelond</text:span><text:span text:style-name="T1524">. </text:span><text:span text:style-name="T1525">The north folds into the hilly forests of Bezabor, the south</text:span><text:span text:style-name="T1528">ern coast is covered in prairie coasts that bleed into plains lakes and dry pillared steppes</text:span><text:span text:style-name="T1525">. To the west, the </text:span><text:span text:style-name="T1528">north </text:span><text:span text:style-name="T1525">Channel’s edges are a mild Mediterranean climate, with small trees and scrubs. </text:span><text:span text:style-name="T1528">The </text:span><text:soft-page-break/><text:span text:style-name="T1528">south Channel edge is a dry rocky coast at the beginning of this time, but increasing seasonal rains eventually turn this into a Mediterranean climate.</text:span></text:p>
      <text:p text:style-name="P185"/>
      <text:p text:style-name="P149"><text:span text:style-name="T1528">T</text:span><text:span text:style-name="T1504">he Channel is settled by south moving Voin and seafaring Yedris voyagers. </text:span><text:span text:style-name="T1529">The resulting culture is primarily Yedris, though the secretive cult of the Bezavid and warlike nature of the Voin is retained. As</text:span><text:span text:style-name="T1530"> these people and their cultures mix, their languages follow. A dialectic hybridization of Yedral and Voinic forms. </text:span><text:span text:style-name="T1531">These early hybridized people are the Ir</text:span><text:span text:style-name="T1530">yesa</text:span><text:span text:style-name="T1531">ns, and the channel lands are called Iryes.</text:span></text:p>
      <text:p text:style-name="P119"/>
      <text:p text:style-name="P217"><text:span text:style-name="T2498">5. Tepeheo’</text:span><text:span text:style-name="T2500">s </text:span><text:span text:style-name="T2501">hot center</text:span><text:span text:style-name="T2153"> – </text:span><text:span text:style-name="T2197">The Yedris that migrate south by foot slowly transition into a nomadic lifestyle in the steppes of southern Zvezdayr. Over the course of centuries, these nomads, </text:span><text:span text:style-name="T2198">who spoke a dialect of Yedral and called themselves</text:span><text:span text:style-name="T2197"> </text:span><text:span text:style-name="T2198">Hoditi (“Wanderers”), </text:span><text:span text:style-name="T2197">spread farther south into the monsoonal floodplains of the south. These monsoon lands are increasingly arid, drying out as the ITCZ migrates southward with obliquity. The </text:span><text:span text:style-name="T2198">Hoditi</text:span><text:span text:style-name="T2197"> hunt elephants and other large game. </text:span><text:span text:style-name="T2199">The </text:span><text:span text:style-name="T2198">Hoditi</text:span><text:span text:style-name="T2199"> were pulled farther and farther south over time, fully spreading across Tepeheo by 36k. These desert tribes had a distinctive </text:span><text:span text:style-name="T2200">reincarnation belief: the dead could be reincarnated into their own corpse. </text:span><text:span text:style-name="T2198">This would only happen, however, to the most revered among the nomads—the chieftains, princesses, and heroes. These people, the Hoditi believed, had connections with their bodies too sacred to separate.</text:span><text:span text:style-name="T2200"> This belief shifted the nomad’s ancestral practice of cremation of the</text:span><text:span text:style-name="T2198">se</text:span><text:span text:style-name="T2200"> dead, instead causing them to make burial mounds dotting the monsoon lands. </text:span><text:span text:style-name="T2198">It was believed that the reincarnation </text:span><text:span text:style-name="T2201">was facilitated by rain</text:span><text:span text:style-name="T2198">, as each rain drop holds the spirit of a deceased </text:span><text:span text:style-name="T2201">Hoditi</text:span><text:span text:style-name="T2198">. Should the </text:span><text:span text:style-name="T2201">correct spirit</text:span><text:span text:style-name="T2198"> fall upon the corpse, the body would be reincarnated as a Vratiti (“Returned”). To facilitate this, the </text:span><text:span text:style-name="T2202">Hoditi constructed their burial mounds with channels and rain funnels to allow the main chamber to be flooded during storms. </text:span><text:span text:style-name="T2203">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2204">The Vratiti were not immortal, for their spirits were allowed to return only for one more lifetime before necessitating another burial. </text:span><text:span text:style-name="T2205">Their flesh was not renewed, giving them a zombie-like or skeletal appearance, and their powers were often supernatural and immense. </text:span><text:span text:style-name="T2206">The return of a Vratiti often united tribes or signaled a great change for the Hoditi.</text:span></text:p>
      <text:p text:style-name="P129"><text:tab/></text:p>
      <text:p text:style-name="P119"/>
      <text:p text:style-name="P119"><text:span text:style-name="T1925">6. Western Adasol </text:span>– <text:span text:style-name="T1913">Another jackpot, western Adasol is a coastal paradise for annual crops. Strange wildlife and fantastic terrain. Borders a deep southern desert, moderated by a large inland sea.</text:span></text:p>
      <text:p text:style-name="P120"><text:tab/><text:span text:style-name="T1914">After two thousand years, the initial migrants </text:span><text:span text:style-name="T1915">to Solnaza have </text:span><text:span text:style-name="T1916">expanded to cover much of the west coast </text:span><text:span text:style-name="T1917">and central steppe. Their settlements exist in a diverse climate </text:span><text:soft-page-break/><text:span text:style-name="T1917">range:</text:span><text:span text:style-name="T1916"> Mediterranean, steppe, oceanic forest, island, </text:span><text:span text:style-name="T1917">and around the southern </text:span><text:span text:style-name="T1916">inland sea. </text:span><text:span text:style-name="T1918">Solnaza is a brutal land: the last inhabitants were the Okemenel, giant beasts adapted to challenge the native megafauna. </text:span><text:span text:style-name="T1919">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1920">They adapt to the region, however: they are powerful half-bloods who become beast masters. </text:span><text:span text:style-name="T1922">They called themselves the Zvir (animal spirits).</text:span></text:p>
      <text:p text:style-name="P120"><text:tab/><text:span text:style-name="T1918">Technology: stone and copper tools.</text:span></text:p>
      <text:p text:style-name="P218"><text:span text:style-name="T2153"><text:tab/></text:span><text:span text:style-name="T2207">Society: nomadic tribes, seasonal horticulture. </text:span><text:span text:style-name="T2208">Families take patron spirit animals</text:span></text:p>
      <text:p text:style-name="P120"><text:tab/><text:span text:style-name="T1920">Religion: </text:span><text:span text:style-name="T2002">Shaman</text:span><text:span text:style-name="T1920">-led animism + mild polytheism, animal worship, reincarnation </text:span><text:span text:style-name="T1921">and ‘wild shape’ reincarnation.</text:span></text:p>
      <text:p text:style-name="P120"><text:tab/><text:span text:style-name="T1923">Language: Zvir, branch from Proto Lunimean</text:span></text:p>
      <text:p text:style-name="P120"><text:tab/></text:p>
      <text:p text:style-name="P119"/>
      <text:p text:style-name="P119">-<text:span text:style-name="T1912">As the world’s obliquity shifts back towards its median, the fertile, seasonally dry Mediterranean climate of Medhyamoya grows further and further south, allowing fields and cities to generate further and further south.</text:span></text:p>
      <text:p text:style-name="P119"/>
      <text:p text:style-name="P219"><text:span text:style-name="T2209">41,</text:span><text:span text:style-name="T2210">4</text:span><text:span text:style-name="T2209">00 BBT—The Kingdom of Kar-Galnoskar stands alone in the </text:span><text:span text:style-name="T2211">dying </text:span><text:span text:style-name="T2209">chaos of Lunima.</text:span><text:span text:style-name="T2211"> The triumvirate atta, wielders of the three artifacts of Ithalas, stand as heroes of Kar-Galnoskar. </text:span><text:span text:style-name="T2212">Around this time, however, the generosity of </text:span><text:span text:style-name="T2213">Vatoradeva and Drougsunus</text:span><text:span text:style-name="T2212"> wanes. They plan to cut off the other atta from the immortality the Chalice granted. For 1</text:span><text:span text:style-name="T2210">1</text:span><text:span text:style-name="T2212">00 years the three atta had worked in tandem, but now they fractured and fought. </text:span><text:span text:style-name="T2210">Kar-Galnoskar fell into violent civil war, and it ended with the </text:span><text:span text:style-name="T2214">executions of </text:span><text:span text:style-name="T2213">Slavadeva, Kudosuyn, and Satovator. The Staff of Maril was taken by Drougsunus, but the Amulet escaped with Dorygava.</text:span><text:span text:style-name="T2214"> </text:span><text:span text:style-name="T2213">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2215">In a violent storm, the goddess struck the Amulet with a bolt of lightning and placed within it a fraction of her own power. The Amulet, now enchanted, could call forth the memory of past storms. </text:span><text:span text:style-name="T2216">The warriors of Kar-Galnoskar to the north saw this storm as a bad omen, knowing that the battle for Medhyamoya was not yet over.</text:span></text:p>
      <text:p text:style-name="P130"/>
      <text:p text:style-name="P220"><text:span text:style-name="T2217">41,</text:span><text:span text:style-name="T2218">1</text:span><text:span text:style-name="T2217">00 BBT—</text:span><text:span text:style-name="T2219">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2220">The city rebels against </text:span><text:soft-page-break/><text:span text:style-name="T2220">Kar-Galnoskar and ends its claims as a kingdom. Weakened, Kar-Galnoskar joins its peers as a city-state in Medhyamoya. </text:span><text:span text:style-name="T2221">This begins the age of dynasties of reincarnation. Ruling atta swap in cycles of life and rebirth, perpetuating the dogma of war.</text:span></text:p>
      <text:p text:style-name="P264"/>
      <text:p text:style-name="P694">Modern calendar 41700</text:p>
      <text:p text:style-name="P694">Polytheistic religions 41700</text:p>
      <text:p text:style-name="P694">Early mathematics 41700</text:p>
      <text:p text:style-name="P694">Ocean Sailing 41700</text:p>
      <text:p text:style-name="P694">Post and Lintel construction 41700</text:p>
      <text:p text:style-name="P694">Early currency 41700</text:p>
      <text:p text:style-name="P694">Eridu at largest point 40900</text:p>
      <text:p text:style-name="P694">Early Sumerian Dynastic Period 40900</text:p>
      <text:p text:style-name="P694">First Egyptian Stepped Pyramid 40100</text:p>
      <text:p text:style-name="P131"/>
      <text:p text:style-name="P221"><text:span text:style-name="T2222">4</text:span><text:span text:style-name="T2223">0</text:span><text:span text:style-name="T2222">,200 BBT—Cities of developing Yedris in Zvezdayr begin to grow large in the fertile river valleys. </text:span><text:span text:style-name="T2224">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2225">The shamans of the old Davakrai tribes took on roles as astronomer kings. Their power was balanced by that of the mobile ship kings, who would act as foreign ambassadors, ministers, protectors, and warmakers. </text:span><text:span text:style-name="T2226">The largest cities of the Yedris were Merzazve</text:span><text:span text:style-name="T2227">z</text:span><text:span text:style-name="T2226">da “Netter’s Star”, Plavatizve</text:span><text:span text:style-name="T2227">z</text:span><text:span text:style-name="T2226">da “Sailor’s Star”, and Rodizve</text:span><text:span text:style-name="T2227">z</text:span><text:span text:style-name="T2226">da “Star of the Matron”.</text:span></text:p>
      <text:p text:style-name="P132"/>
      <text:p text:style-name="P133">40,100 BBT—City states grow in the northern Lunima region of Bhroshtalath, the most influential being Kor-Borakord <text:span text:style-name="T1965">on the river flowing northeast from the mountains. </text:span><text:span text:style-name="T1966">In the large lake of northern Lunima sits numerous small isles. These isles are held to be sacred places by the Davakrai of the north, and the isle near Kor-Borakord witnesses thousands of bloody sacrifices.</text:span></text:p>
      <text:p text:style-name="P133"><text:tab/><text:span text:style-name="T1975">The old currency of Bhroshtalath makes a resurgence </text:span><text:span text:style-name="T1976">as trade restarts.</text:span></text:p>
      <text:p text:style-name="P133"/>
      <text:p text:style-name="P222"><text:span text:style-name="T2228">40,000 BBT—The Davakrai have thoroughly settled in Andesedabon, and a new society ar</text:span><text:span text:style-name="T2229">o</text:span><text:span text:style-name="T2228">se. The advanced agricultural techniques brought from the south allow new cities to grow independently, the most significant being </text:span><text:span text:style-name="T2230">Kuulusund, Sadahaarg, and </text:span><text:span text:style-name="T2231">Kindelhaarg (whose tribe had returned to the area centuries before)</text:span><text:span text:style-name="T2230">. </text:span><text:span text:style-name="T2232">These cities were typically friendly towards one another. They worked together to mine and sell the tin bronze of the Abon river.</text:span></text:p>
      <text:p text:style-name="P133"/>
      <text:p text:style-name="P223"><text:span text:style-name="T2233">40,0</text:span><text:span text:style-name="T2408">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23"><text:soft-page-break/><text:span text:style-name="T2408"><text:tab/>-</text:span><text:span text:style-name="T2409">As the Zvir expanded east, they met roaming Rhun bands. </text:span><text:span text:style-name="T2410">The Rhun, who escaped the full collapse of their civilization in Rhunendor, join the Zvir tribes. The Rhun begin to fully integrate in the belief systems of the Zvir, which comes somewhat easily as the Zvir culture is derivative of ancient Waith.</text:span></text:p>
      <text:p text:style-name="P131"/>
      <text:p text:style-name="P136">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1967">Here too did towns and villages begin to flourish, </text:span><text:span text:style-name="T1968">though the region still remained too sparse to allow for larger city states. </text:span><text:span text:style-name="T1969">The towns instead organized themselves into larger and more powerful hill forts.</text:span></text:p>
      <text:p text:style-name="P136"><text:tab/>-<text:span text:style-name="T1978">As cities and urbanization expands in Lunima, so too does the religion shift. The natural groves and spirits of the world shifted to focus on deities of the people and the cities and forts. </text:span><text:span text:style-name="T1979">The spiritual religion of old was now fully polytheistic. Ancestral geographic spirits became the patrons of forts and cities, evolving in their roles and powers. </text:span><text:span text:style-name="T1980">While these patron deities were most important to the people of their region, other deities were not discounted by the Davakrai. </text:span><text:span text:style-name="T1982">Many priests would encourage the worship of multiple gods; they would offer sacrifice to the deities of cities friendly to them and offer spite to deities of enemy lands.</text:span><text:span text:style-name="T1981">The natural places that were early homes to the spirits were built up with temples and alters and revered.</text:span></text:p>
      <text:p text:style-name="P136"><text:tab/>-<text:span text:style-name="T1983">The wealth Andesedabon increases rapidly with the renewed bronze trade. </text:span><text:span text:style-name="T1984">The cities of the far northern river valley are stable more peaceful than their warmongering southern neighbors. </text:span><text:span text:style-name="T1985">This stability graces the Abonkeil with progressive thinkers and the earliest mathematicians of the Davakrai. The Abonkeil thinkers </text:span><text:span text:style-name="T1986">aided in the construction of majestic palaces and temples along the Abon river. </text:span><text:span text:style-name="T1987">These great constructions required enhanced labor, and once again the Abonkeil began using slaves captured from enemy tribes and bought from </text:span><text:span text:style-name="T1988">Lunima in the south.</text:span></text:p>
      <text:p text:style-name="P131"/>
      <text:p text:style-name="P137">39,575 BBT—The <text:span text:style-name="T1970">city-states of </text:span><text:span text:style-name="T1977">northern </text:span><text:span text:style-name="T1970">Medhyamoya are swept by conquerors from Kar-Esodhkar. The west coast of Lunima is united, </text:span><text:span text:style-name="T1971">though the powerful new kingdom faces enemies to the east and south. </text:span><text:span text:style-name="T1974">The rulers of Kar-Esodhkar claim the Staff of Maril from their vanquished foes and use it to construct mighty statues in the mountains overlooking their palatial city of Kar-Esodhkar.</text:span></text:p>
      <text:p text:style-name="P45"/>
      <text:p text:style-name="P351">38,882 BBT—<text:span text:style-name="T1972">Kor-Borakord </text:span><text:span text:style-name="T1973">expands its influence to its neighboring cities, uniting much of northern Lunima east of the mountains.</text:span></text:p>
      <text:p text:style-name="P351"/>
      <text:p text:style-name="P575"><text:span text:style-name="T280">38,800 BBT—Just across the </text:span><text:span text:style-name="T281">Bhros</text:span><text:span text:style-name="T262">koya </text:span><text:span text:style-name="T263">mountains from the kingdom of Kar-Esodhkar, in the rainy, river-cut foothills, a new power rose. Brutal warriors raid through the mountain passes and bring glory to their tribal cities, which quickly grow rich from pillaging under </text:span><text:soft-page-break/><text:span text:style-name="T263">the queens Ordeva and Skiteva. </text:span><text:span text:style-name="T264">The atta unified the regions tribes into a distributed, but powerful, kingdom: </text:span><text:span text:style-name="T265">Kor-</text:span><text:span text:style-name="T266">Bargakord.</text:span></text:p>
      <text:p text:style-name="P53"/>
      <text:p text:style-name="P695">First standing armies 38700</text:p>
      <text:p text:style-name="P695">Earliest libraries 38700</text:p>
      <text:p text:style-name="P695">Chariot driving 38100</text:p>
      <text:p text:style-name="P695">Indus-Mesopotamian trade 38100</text:p>
      <text:p text:style-name="P695">Great pyramids 38100</text:p>
      <text:p text:style-name="P695">Akkadian Empire 36700</text:p>
      <text:p text:style-name="P696">End of Old Kingdom in Egypt 35900</text:p>
      <text:p text:style-name="P53"/>
      <text:p text:style-name="P224"><text:span text:style-name="T2411">38,200 BBT—</text:span><text:span text:style-name="T2234">The cities of Andesedabon grow large. Built by the hands of slaves, the economic power houses of the early bronze age in Amarth </text:span><text:span text:style-name="T2235">form an economic and political pact. Kuulusun, Sadahaarg, and Kindelhaarg would rule alongside respective atta of astar and half-astar in their cities, and together they would form the Andesedabon Confederacy</text:span><text:span text:style-name="T2234">. </text:span><text:span text:style-name="T2236">Tensions were high between the other Hiidkeil of Amarth and the Abonkeil-Davakrai of the east. The Abonkeil thirsted for more power, and they looked towards Jargiised to find it.</text:span><text:span text:style-name="T2234"> </text:span><text:span text:style-name="T2237">The wealth of Andesedabon made the giant rulers </text:span><text:span text:style-name="T2238">of other Hiidkeil jealous and angry. Further, the invasion of the Davakrai chiefdoms in the south of Amarth unsettled the </text:span><text:span text:style-name="T2236">Kohtunik</text:span><text:span text:style-name="T2238">. Around this time, the Kohtunik plotted to overthrow the leaders of Andesedabon. Vetradokti, always close to the Kohtunik as her role of the sacrificial prophet, </text:span><text:span text:style-name="T2239">was met by a Abonkeil spy </text:span><text:span text:style-name="T2240">from Kuulusund</text:span><text:span text:style-name="T2239">, and the two</text:span><text:span text:style-name="T2238"> began a plot of </text:span><text:span text:style-name="T2239">their</text:span><text:span text:style-name="T2238"> own. She would fulfill the ancient prophecy of her people enslaved in Jargiised by leading a coup against the Kohtunik. </text:span><text:span text:style-name="T2241">The Kohtunik would be replaced by giants and astar loyal to the Abonkeil, and Vetradokti and her people would be free. A new kingdom of Davakrai in Amarth would begin. </text:span><text:span text:style-name="T2242">When the time came,</text:span><text:span text:style-name="T2238"> </text:span><text:span text:style-name="T2243">Vetradokti sprung her coup, and the warriors of the Davakrai attacked and conquered Jargiised. </text:span><text:span text:style-name="T2242">The Kohtunik were exiled to Tavand Soor and replaced by both giants and astar, as the Abonkeil spy promised. </text:span><text:span text:style-name="T2244">The Abonkeil warriors that moved into the city of Jargiised did not fulfill all of their promises, however: the people of Vetradokti were kept as slaves, and Vetradokti herself was executed. </text:span><text:span text:style-name="T2245">The followers of Zurumoth were betrayed.</text:span></text:p>
      <text:p text:style-name="P224"><text:span text:style-name="T2245"><text:tab/></text:span><text:span text:style-name="T2246">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2247">godd</text:span><text:span text:style-name="T2248">ess.</text:span></text:p>
      <text:p text:style-name="P54"/>
      <text:p text:style-name="P225"><text:span text:style-name="T2411">3</text:span><text:span text:style-name="T2345">8,200 BBT—Piskiye tribes cover all northern Ghelond, from the northernmost tip (and onto the unfrozen lands of the polar cap landmass) to the oceanic Vault Sea lands of the west. They are the first inhabitants of the Vaults.</text:span></text:p>
      <text:p text:style-name="P57"/>
      <text:p text:style-name="P226"><text:span text:style-name="T2345">38,200 BBT—Voin cover all of south Ghelond, bumping into the Piskiye peoples on all northern borders. </text:span><text:span text:style-name="T2412">They reach the western island off the coast of the Vault Sea, and the oceanic coast near it.</text:span></text:p>
      <text:p text:style-name="P54"><text:soft-page-break/></text:p>
      <text:p text:style-name="P227"><text:span text:style-name="T2413">38,200 BBT—Yedris </text:span><text:span text:style-name="T2249">towns</text:span><text:span text:style-name="T2413"> dot the coasts of Tepeheo. From Zvezdayr, the Yedris ships spread to the eastern coasts of the fertile peninsula into wet forested lands. They also settled the coasts of the southwestern inland sea, which they called Yukreka (“Southern Rivers”), </text:span><text:span text:style-name="T2414">and along the western channel lands between Tepeheo and Ghelond. This place they called Iryes.</text:span></text:p>
      <text:p text:style-name="P227"><text:span text:style-name="T2414"><text:tab/></text:span><text:span text:style-name="T2415">By this time, the cities in Yukreka are sending tin bronze to other Yedris towns.</text:span></text:p>
      <text:p text:style-name="P58"/>
      <text:p text:style-name="P61">38,100 BBT—<text:span text:style-name="T1992">The rulers of Kar-Esodhkar use the Staff of Maril to construct </text:span><text:span text:style-name="T1993">early stat</text:span><text:span text:style-name="T1995">ues</text:span><text:span text:style-name="T1993"> in the passes through the Bhroskoya mountains. The rulers wished for these statues to intimidate the “barbarians” across the mountains.</text:span></text:p>
      <text:p text:style-name="P58"/>
      <text:p text:style-name="P566"><text:span text:style-name="T54">38,036 BBT—</text:span><text:span text:style-name="T119">The kingdom of Kor-Bargakord wars against Kar-Esodhkar across the Bhroskoya range. The violent Davakrai of the mountains </text:span><text:span text:style-name="T120">conquer the southern half of the kingdom, placing themselves as the new dynastic rulers—the Bhroskoyan Dynasty. The rulers of Kar-Esodhkar were forced to move their seat of power to Kar-Zurumothkar, the ancient city of the goddess Zurumoth.</text:span></text:p>
      <text:p text:style-name="P58"/>
      <text:p text:style-name="P228"><text:span text:style-name="T2250">3</text:span><text:span text:style-name="T2233">8</text:span><text:span text:style-name="T2250">,</text:span><text:span text:style-name="T2233">0</text:span><text:span text:style-name="T2250">00 BBT—The Zvir cover all of Solnaza and the southern isle, </text:span><text:span text:style-name="T2251">and their </text:span><text:span text:style-name="T2252">early </text:span><text:span text:style-name="T2251">culture </text:span><text:span text:style-name="T2253">is mature enough to diverge in geographic localities around the continent. Additionally,</text:span><text:span text:style-name="T2250"> </text:span><text:span text:style-name="T2253">t</text:span><text:span text:style-name="T2254">he Rhun of Solnaza were small in number from their initial migration, and so they intermix</text:span><text:span text:style-name="T2253">ed</text:span><text:span text:style-name="T2254"> with the Zvir quickly. This introduce</text:span><text:span text:style-name="T2253">d</text:span><text:span text:style-name="T2254"> a new ancestral bloodline to Zvir culture. Those that bear the “Blood of Change” are more likely to be druids and beastmasters in Zvir society, and they are more likely to be reincarnated into powerful beasts.</text:span></text:p>
      <text:p text:style-name="P228"><text:span text:style-name="T2252"><text:tab/></text:span><text:span text:style-name="T2253">There are generally </text:span><text:span text:style-name="T2255">6</text:span><text:span text:style-name="T2253"> different Zvir cultural groups: the Zjamba (Tooth</text:span><text:span text:style-name="T2256">ed Ones</text:span><text:span text:style-name="T2253">) of the cool, barren north, </text:span><text:span text:style-name="T2257">named after the saber-toothed cats of the region</text:span><text:span text:style-name="T2253">; </text:span><text:span text:style-name="T2258">the Skirga (Lizards) of the warmer forests of the northeast, </text:span><text:span text:style-name="T2257">named after the forest drakes</text:span><text:span text:style-name="T2258">; </text:span><text:span text:style-name="T2257">the Girmis (Worms) of the desert, </text:span><text:span text:style-name="T2255">named for the desert wurms; the Ugni (Flames) of the realm south of the mountains, named for the fire-spurting elephants there; </text:span><text:span text:style-name="T2259">the Kexti (Braided manes) of the Mediterranean lands north of the desert, named for the distinctive braided manes of their lions; and the Vel-Gabaw (Great Turtles) of the southern isle, named for the fantastic dragon turtles of the sea there.</text:span></text:p>
      <text:p text:style-name="P228"><text:span text:style-name="T2259"><text:tab/></text:span><text:span text:style-name="T2260">Though each culture was unique in many ways, they were all connected by strong ties to local animals, ritual shapeshifting, </text:span><text:span text:style-name="T2261">and </text:span><text:span text:style-name="T2260">reincarnation into animals. They varied in their art forms, language dialects, clothing, subsidence, some religious practices, and </text:span><text:span text:style-name="T2262">some societal organizations.</text:span></text:p>
      <text:p text:style-name="P321"><text:span text:style-name="T2337">There are many tales and legends told by these cultures. Few are as old as the </text:span><text:span text:style-name="T2329">Kexti</text:span><text:span text:style-name="T2337"> story of </text:span><text:span text:style-name="T2338">Wik and Ankis the Black. Wik was a devious </text:span><text:span text:style-name="T2339">wo</text:span><text:span text:style-name="T2338">man who lived in a tent in the </text:span><text:span text:style-name="T2329">steppes</text:span><text:span text:style-name="T2338"> with h</text:span><text:span text:style-name="T2329">er</text:span><text:span text:style-name="T2338"> </text:span><text:span text:style-name="T2329">livestock</text:span><text:span text:style-name="T2338">. </text:span><text:span text:style-name="T2340">S</text:span><text:span text:style-name="T2330">h</text:span><text:span text:style-name="T2338">e lived happily </text:span><text:span text:style-name="T2340">in her atta and had many daughters</text:span><text:span text:style-name="T2338">, but one night the Spirit of the Rocks became jealous of Wik’s many </text:span><text:span text:style-name="T2331">daughters</text:span><text:span text:style-name="T2338">, so he sent his earthen servants to kidnap them from Wik’s tent. Awoken in the night by the servants </text:span><text:soft-page-break/><text:span text:style-name="T2338">of the Spirit of the Rocks, Wik called to the Spirit to meet, and the Spirit told Wik to find him upon the highest plateau of the desert. Distraught for his loss, Wik traveled for many months to find the plateau that the Spirit had called h</text:span><text:span text:style-name="T2332">er</text:span><text:span text:style-name="T2338"> to. As </text:span><text:span text:style-name="T2341">s</text:span><text:span text:style-name="T2338">he climbed its slopes, the Spirit of the Rocks called upon other spirits to pester Wik, for the Spirit of the Rocks did not want the pastor to reach the top of the plateau. The Spirit of the Wind howled at Wik, frightening h</text:span><text:span text:style-name="T2332">er</text:span><text:span text:style-name="T2338"> and giving h</text:span><text:span text:style-name="T2332">er</text:span><text:span text:style-name="T2338"> pause, but </text:span><text:span text:style-name="T2341">s</text:span><text:span text:style-name="T2338">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321"><text:span text:style-name="T2337">“</text:span><text:span text:style-name="T2342">I am here, Spirit, now return my wives!” called Wik to the rocks. “You are here, yes, but did you bring my flower? Before I will return to you your </text:span><text:span text:style-name="T2332">daughters</text:span><text:span text:style-name="T2342"> I must have a flower of orange and red and blue and green. Bring this to me, or I will unleash my greatest monster upon you!” And so Wik retreated, carried by the wind to the base of the plateau. Wik traveled to the ocean in search of this flower, for </text:span><text:span text:style-name="T2343">s</text:span><text:span text:style-name="T2342">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321"><text:span text:style-name="T2344">Wik turned from the ocean and climbed once more into the sands, where </text:span><text:span text:style-name="T2343">s</text:span><text:span text:style-name="T2344">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2343">s</text:span><text:span text:style-name="T2344">he was, </text:span><text:span text:style-name="T2343">s</text:span><text:span text:style-name="T2344">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2333">er</text:span><text:span text:style-name="T2344">self from the turtle’s shell. Below h</text:span><text:span text:style-name="T2333">er</text:span><text:span text:style-name="T2344"> was a wide field of the flowers the Spirit of the Rocks requested, and Wik picked three of them before swimming to the surface. With the flowers in hand, </text:span><text:span text:style-name="T2343">s</text:span><text:span text:style-name="T2344">he returned to the plateau.</text:span></text:p>
      <text:p text:style-name="P321"><text:span text:style-name="T2344">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2333">the Circle of Time</text:span><text:span text:style-name="T2344">, rose to meet Wik. Furious at h</text:span><text:span text:style-name="T2333">er</text:span><text:span text:style-name="T2344"> betrayal, Wik rode the wind and escaped from Ankis, but the snake followed wherever Wik flew. Ankis was the watcher of the dead on their road back to life, and he was never outrun! But with the help of the Wind Spirit Wik hid from Ankis for many years. </text:span><text:span text:style-name="T2343">S</text:span><text:span text:style-name="T2333">h</text:span><text:span text:style-name="T2344">e flew north until the </text:span><text:span text:style-name="T2333">hills</text:span><text:span text:style-name="T2344"> made h</text:span><text:span text:style-name="T2333">er</text:span><text:span text:style-name="T2344"> shiver, </text:span><text:span text:style-name="T2343">s</text:span><text:span text:style-name="T2344">he flew </text:span><text:span text:style-name="T2333">west</text:span><text:span text:style-name="T2344"> until the waters cut in front of h</text:span><text:span text:style-name="T2333">er</text:span><text:span text:style-name="T2344"> again, </text:span><text:span text:style-name="T2343">s</text:span><text:span text:style-name="T2344">he flew to the south until the </text:span><text:span text:style-name="T2333">storms blocked her path</text:span><text:span text:style-name="T2344">, and </text:span><text:span text:style-name="T2343">s</text:span><text:span text:style-name="T2344">he flew once again to the high </text:span><text:soft-page-break/><text:span text:style-name="T2344">plateau, now split in two. As the wind set h</text:span><text:span text:style-name="T2333">er</text:span><text:span text:style-name="T2344"> upon the rock, Wik called out to the Spirit of the Rocks, “Your monster Ankis cannot catch me! I am as fast as the wind blows, and taller than the tallest of plateaus! Release my </text:span><text:span text:style-name="T2333">daughters</text:span><text:span text:style-name="T2344">, or I will run Ankis to death.” The threat was serious, and the Rock Spirit sighed his defeat. He released Wik’s </text:span><text:span text:style-name="T2334">daughters</text:span><text:span text:style-name="T2344"> from his clutches, and the pastor thanked the Wind Spirit for his help.</text:span></text:p>
      <text:p text:style-name="P314"><text:span text:style-name="T1382">Ankis the Black returned </text:span><text:span text:style-name="T1383">into the crevice</text:span><text:span text:style-name="T1382"> whence he came, but is said always to hate the whistle of the wind at his door.</text:span></text:p>
      <text:p text:style-name="P320"/>
      <text:p text:style-name="P223"><text:span text:style-name="T2250"><text:tab/>-</text:span><text:span text:style-name="T2263">By this time, the Davakrai chiefdoms around </text:span><text:span text:style-name="T2264">West </text:span><text:span text:style-name="T2263">Yfanald grow into organized city states.</text:span><text:span text:style-name="T2265"> </text:span><text:span text:style-name="T2266">They organized in response to the conquest of Jargiised, fearing that the same fate would befall them.</text:span></text:p>
      <text:p text:style-name="P58"/>
      <text:p text:style-name="P62">37,500 BBT—Yedris ships sail from Zvezdayr in the west to the coast of Lunima, completing the Perakor circuit. <text:span text:style-name="T2008">When the captains of this voyage bring back to Zvezdayr rare and valuable goods from </text:span><text:span text:style-name="T2790">the Bhroskoyan Dynasty in</text:span><text:span text:style-name="T2008"> Lunima, the slow beginnings of a regular trade relation began. </text:span><text:span text:style-name="T2009">The captains also returned with tales of the Anariima artifacts, objects that had set themselves within the legends of the Yedris. </text:span><text:span text:style-name="T2010">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2011">These heroes would be born under a rare star sigil.</text:span></text:p>
      <text:p text:style-name="P62"/>
      <text:p text:style-name="P90">37,500 BBT—The population of Hiidkeil in Amarth <text:span text:style-name="T2787">reaches a mighty 9 million. The number of tribes is causing Amarth to burst at its seams, and many tribes forced into the barren north search for alternatives. In this search, the </text:span><text:span text:style-name="T2788">western</text:span><text:span text:style-name="T2787"> Hiidkeil rediscover the old passages that the Hiid used to come to Amarth many millennia before: the passages of the Morinuin, the Underdark.</text:span></text:p>
      <text:p text:style-name="P62"/>
      <text:p text:style-name="P229"><text:span text:style-name="T2416">37,</text:span><text:span text:style-name="T2267">2</text:span><text:span text:style-name="T2416">50 BBT—Twin girls are born under the hero’s sigil. They were Dalya and Konaca, “</text:span><text:span text:style-name="T2417">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2418">They worked their way through adolescence and managed to travel to the city of Rodizvezda where the prophecy was first made. There, midst the temples and streets they found odd work to earn enough money for a ship. </text:span><text:span text:style-name="T2419">Rumors they heard of other heroes making their way east as well: Dalya and Konaca would have competition. </text:span><text:span text:style-name="T2420">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text:span><text:soft-page-break/><text:span text:style-name="T2420">victorious, they would win the ship and crew. </text:span><text:span text:style-name="T2421">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3"/>
      <text:p text:style-name="P64">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2012">Though the captains had to kill some of their crewmates who were driven mad by Adliciam’s power, they made it through the storms to Lunima. They journeyed north to the kingdom of Kar-Zurumothkar, weakened from its once wondrous power. </text:span><text:span text:style-name="T2013">The kingdom held all three of the Anariima—but the daring Dalya and Konaca sneaked into the palace of Kar-Zurumothkar and stole the Chalice of Life and the Traveling Amulet. They fled with the two artifacts back to Zvezdayr.</text:span></text:p>
      <text:p text:style-name="P64"><text:tab/><text:span text:style-name="T2014">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2015">v</text:span><text:span text:style-name="T2014">ezdayr under the kingdom of the Yedris. </text:span><text:span text:style-name="T2015">The kingdom would be seated in the city of Plavatizvezda, renamed by the new queens as the grand city of Krinica “</text:span><text:span text:style-name="T2016">House of the Vessel</text:span><text:span text:style-name="T2015">”.</text:span></text:p>
      <text:p text:style-name="P64"/>
      <text:p text:style-name="P576"><text:span text:style-name="T282">37,102 BBT—</text:span><text:span text:style-name="T283">After the theft of the Chalice of Life, the ancient rulers of the kingdom of Kar-Zurumothkar die. Without a secure heir, the kingdom fell into a war of succession and fractured into independent cities.</text:span><text:span text:style-name="T284"> </text:span><text:span text:style-name="T285">These cities stretch along the northwest coast of Lunima, from the northern reaches of the Bhroskoya to the Tumyetos sea. </text:span><text:span text:style-name="T286">This region was known for the large forest drakes, called zmaja by the Davakrai. </text:span><text:span text:style-name="T287">These cities become known as the </text:span><text:span text:style-name="T275">Zmajan</text:span><text:span text:style-name="T287"> </text:span><text:span text:style-name="T288">cities. </text:span><text:span text:style-name="T289">The dissolution of the kingdom of Kar-Zurumothkar drew many hungry eyes. </text:span><text:span text:style-name="T290">While two of the artifacts had been stolen, this was not widely known. </text:span><text:span text:style-name="T291">The Anariima artifacts </text:span><text:span text:style-name="T290">believed to be held by the cities</text:span><text:span text:style-name="T291"> were viciously coveted. </text:span><text:span text:style-name="T292">Over the next several hundred years, the Zmajan cities would pass hands numerous times. The chaos of the region spiraled into divine collapse as old Medhyamoya was ruined.</text:span><text:span text:style-name="T293"> Cooler, more humid forests moved in from the north, replacing the dryer, more sparse vegetation.</text:span></text:p>
      <text:p text:style-name="P58"/>
      <text:p text:style-name="P65">37,100 BBT—Early in the lifetime of the Kingdom of Krinica did the question of the use of the Chalice of Life rise in the mouths of the wealthy <text:span text:style-name="T2023">and powerful. </text:span><text:span text:style-name="T2024">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2025">Eternal Court </text:span><text:span text:style-name="T2026">was born. The Eternal Court was a unique governing body, the first extended oligarchy in Perakor’s history. </text:span><text:span text:style-name="T2027">In this system, a local ruler would continue their role until </text:span><text:soft-page-break/><text:span text:style-name="T2027">they grew old, wise, and fearing for their life. </text:span><text:span text:style-name="T2028">At this point, they move from their local city to the Eternal Court of Krinica, where they are allowed to drink daily from the Chalice to maintain their eternal life. </text:span><text:span text:style-name="T2029">On the Eternal Court, they are part of a global governing body. All of the members on the Eternal Court have equal power, excepting the ruler of Krinica itself, who has a number of votes proportional to the total number of members in the Court. </text:span><text:span text:style-name="T2030">This is because the rulers of Krinica do not need to be replaced—whereas when the local rulers of another city join the Court, they are replaced locally by another atta. </text:span><text:span text:style-name="T2031">Thus, members of these other cities build up in the Court while the rulers of Krinica remain as two. </text:span><text:span text:style-name="T2032">These two members are considered to be the highest rulers.</text:span></text:p>
      <text:p text:style-name="P58"/>
      <text:p text:style-name="P66">37000 – peak mid obliquity, strong low-north precession</text:p>
      <text:p text:style-name="P66"/>
      <text:p text:style-name="P230"><text:span text:style-name="T2422">37,000 BBT—Krinica has swelled to almost </text:span><text:span text:style-name="T2268">36</text:span><text:span text:style-name="T2422">,000 </text:span><text:span text:style-name="T2423">people. The Yedris have continued to expand around the coasts of Tepeheo, </text:span><text:span text:style-name="T2424">and ten cities have over 1,000 people. </text:span><text:span text:style-name="T2425">Five of these large cities are in Zvezdayr and are part of the Kingdom of Krinica.</text:span></text:p>
      <text:p text:style-name="P230"><text:span text:style-name="T2425"><text:tab/></text:span><text:span text:style-name="T2426">Cities have sprung up along the easternmost coast of Tepeheo </text:span><text:span text:style-name="T2427">(called generally Zora-Ezdu </text:span><text:span text:style-name="T2428">(Dawn star)</text:span><text:span text:style-name="T2427">)</text:span><text:span text:style-name="T2426">, and Iryesian cities have expanded down the westernmost coast of Tepeheo </text:span><text:span text:style-name="T2428">(called the realm of Dazdavecher, or Dazdavecheria “Evening rain”)</text:span><text:span text:style-name="T2426"> as well.</text:span></text:p>
      <text:p text:style-name="P230"><text:span text:style-name="T2426"><text:tab/></text:span><text:span text:style-name="T2476">The Iryesian culture has matured. Born from a mixing of Voin and Yedris, the Iryesians take on complex rule from a distributed religious class. </text:span><text:span text:style-name="T2477">Like the Voin, the Iryesian religious caste is shrouded in mystery and secrecy. </text:span><text:span text:style-name="T2478">The Iryesian priests reside within their societies in closed-off sanctuaries. </text:span><text:span text:style-name="T2479">These sanctuaries might hold the priests of many different cults, and, if so, a council of high priests acts as the supreme governing body. </text:span><text:span text:style-name="T2480">The outer face of these mysterious cults consists of public representatives chosen by the priests. These representatives perform public festivals and rituals, carry out the city’s justice, and take care of several administrative duties. </text:span><text:span text:style-name="T2481">The representatives are the voices of the hidden priests, and are thus generally called “Hlas” (“Voices”). </text:span><text:span text:style-name="T2482">The Hlas are also present in the military sect of Iryesian culture. Like the Yedris, a portion of Iryesian society consists of warrior-sailors who seasonally roam, raid, and explore. </text:span><text:span text:style-name="T2483">Unlike the Yedris, where these fleets are somewhat independently ruled from the astronomer-kings of the cities, the Iryesian bands are captained by members of the Hlas. </text:span><text:span text:style-name="T2484">They are mysterious, powerful masked cleric warriors specially blessed to enter and assault the sanctuaries of other Iryesians. </text:span><text:span text:style-name="T2485">It is these special soldiers that strike at the heart</text:span><text:span text:style-name="T2486">s</text:span><text:span text:style-name="T2485"> of others.</text:span></text:p>
      <text:p text:style-name="P230"><text:span text:style-name="T2485"><text:tab/></text:span><text:span text:style-name="T2487">Iryesian cities expand into emerging Mediterranean regions in the western side of northwest Tepeheo.</text:span></text:p>
      <text:p text:style-name="P58"><text:tab/><text:span text:style-name="T2751">The cities of the northern coast of Iryes are more violent than the Iryesians of the south, as they are closer to the warlike Voin. </text:span><text:span text:style-name="T2752">Cities have also begun forming in the more westward regions of Bezabor, on the shrinking Mediterranean coastal region. </text:span><text:span text:style-name="T2762">This region is known as </text:span><text:span text:style-name="T2763">Zirnava (~ after the goddess of gain, Maiden of the Grain).</text:span></text:p>
      <text:p text:style-name="P58"/>
      <text:p text:style-name="P276"><text:span text:style-name="T2550">37,000 BBT—Kar-Esodhkar grows to </text:span><text:span text:style-name="T2588">22</text:span><text:span text:style-name="T2550">,000 people under the Bhroskoyan Dynasty.</text:span></text:p>
      <text:p text:style-name="P58"/>
      <text:p text:style-name="P59"><text:soft-page-break/><text:span text:style-name="T1990">36,700 BBT—</text:span><text:span text:style-name="T1989">Vetradokti is reincarnated as Nikarta (“She who rises to war”).</text:span></text:p>
      <text:p text:style-name="P60">-<text:span text:style-name="T1991">In a swift series of wars, Nikarta dominates Yfanald and Jargiised. She throws of Abonkeil chains and frees her people. </text:span><text:span text:style-name="T1994">Over the following seven centuries, Nikarta focused on governing her people and building her strengths.</text:span></text:p>
      <text:p text:style-name="P60"/>
      <text:p text:style-name="P231"><text:span text:style-name="T2411">3</text:span><text:span text:style-name="T2429">6,647 BBT—Some of the city states in southern Amarth are unified as a kingdom seated in Dun-</text:span><text:span text:style-name="T2269">G</text:span><text:span text:style-name="T2429">lax. </text:span><text:span text:style-name="T2430">The power of Dun-Glax comes partially from its bronze, which is new to this part of Amarth around this time.</text:span></text:p>
      <text:p text:style-name="P67"/>
      <text:p text:style-name="P232"><text:span text:style-name="T2430">3</text:span><text:span text:style-name="T2345">6,500 BBT—The Yedris-Lunima trade circuit has increased in usage as Yedris sea captains have turned their eyes towards the profits of the east.</text:span></text:p>
      <text:p text:style-name="P232"><text:span text:style-name="T2345"><text:tab/></text:span><text:span text:style-name="T2489">This bolsters both the wealth of the Yedris and the wealth of the Bhroskoyans.</text:span></text:p>
      <text:p text:style-name="P55"/>
      <text:p text:style-name="P272"><text:span text:style-name="T2532">36,402 BBT—</text:span><text:span text:style-name="T2533">Some Iryesian cities in the Mediterranean northwest of Tepeheo, the region called </text:span><text:span text:style-name="T2534">Draigayar (Warm land of rock pillars)</text:span><text:span text:style-name="T2533">, are unified by the city </text:span><text:span text:style-name="T2535">Virakranim</text:span><text:span text:style-name="T2536"> (</text:span><text:span text:style-name="T2535">Hidden </text:span><text:span text:style-name="T2536">Temple of the Goddess). </text:span><text:span text:style-name="T2537">As Vira</text:span><text:span text:style-name="T2585">kranim</text:span><text:span text:style-name="T2537"> continues to grow more powerful, so do its rival city states.</text:span></text:p>
      <text:p text:style-name="P55"/>
      <text:p text:style-name="P233"><text:span text:style-name="T2411">3</text:span><text:span text:style-name="T2431">6,165 – </text:span><text:span text:style-name="T2432">36,065</text:span><text:span text:style-name="T2431"> BBT—</text:span><text:span text:style-name="T2433">After the loss of Jargiised and Yfanald from </text:span><text:span text:style-name="T2270">t</text:span><text:span text:style-name="T2431">he Andesedabon Confederacy, </text:span><text:span text:style-name="T2432">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2434">bringing severe famine and drought. </text:span><text:span text:style-name="T2435">Hundreds of </text:span><text:span text:style-name="T2271">t</text:span><text:span text:style-name="T2434">housands </text:span><text:span text:style-name="T2435">of Abonkeil </text:span><text:span text:style-name="T2434">abandon the cities </text:span><text:span text:style-name="T2436">and hinterland</text:span><text:span text:style-name="T2434"> and sweep southward. In only a matter of decades, the complex society of Andesedabon is gone, replaced by </text:span><text:span text:style-name="T2436">a few </text:span><text:span text:style-name="T2434">tribal groups. The tribal groups, after a short interruption, generally take up a seasonal migratory lifestyle, continuing to bring tin to the south. Rather than the old sea trade to Bhroshtalath, these tribes travel by foot or mount </text:span><text:span text:style-name="T2272">to the region of Tumyetos</text:span><text:span text:style-name="T2434">.</text:span></text:p>
      <text:p text:style-name="P233"><text:span text:style-name="T2434"><text:tab/>-</text:span><text:span text:style-name="T2437">While tin bronze is still available throughout Lunima and Amarth, the quantity has </text:span><text:span text:style-name="T2438">severely </text:span><text:span text:style-name="T2437">lessened. </text:span><text:span text:style-name="T2439">The immediate effects are a slight economic depression, though thi</text:span><text:span text:style-name="T2440">s is patched by Yedris trade.</text:span><text:span text:style-name="T2437"> This slowly increases social stratification as the wealthy claim more and more bronze for themselves.</text:span></text:p>
      <text:p text:style-name="P233"><text:span text:style-name="T2437"><text:tab/>-</text:span><text:span text:style-name="T2441">The increase in the price of tin bronze is </text:span><text:span text:style-name="T2442">eagerly welcomed by Yedris traders. </text:span><text:span text:style-name="T2443">Traders from the Yukreka region notice the price of tin in Lunima skyrocketing, and that propagates back to them with massively increased wealth—</text:span><text:span text:style-name="T2444">though the cities of Zvezdayr attempt to place a tax on all tin moving through their ports. </text:span><text:span text:style-name="T2445">This decreases relations between the two regions of Tepeheo, </text:span><text:span text:style-name="T2446">and some entrepreneuring tradesmen of Yukreka begin sending teams across the neck of the Zvezdayr peninsula, a 300 km journey through harsh desert and Hoditi bandits </text:span><text:span text:style-name="T2488">to the cities of Zora-Ezdu</text:span><text:span text:style-name="T2446">. </text:span><text:span text:style-name="T2447">While the journey is dangerous, many groups make it to the cities of the eastern coast and sail to Lunima from there. </text:span><text:span text:style-name="T2448">This balances the wealth between Yukreka and Zvezdayr. Additionally, it </text:span><text:soft-page-break/><text:span text:style-name="T2448">gives the Hoditi in this region a taste for some of the luxuries enjoyed by the merchants. Raids by Hoditi increase.</text:span></text:p>
      <text:p text:style-name="P68"/>
      <text:p text:style-name="P234"><text:span text:style-name="T2434">T</text:span><text:span text:style-name="T2449">he refugees of Andesedabon disrupt the regions around them. 500,000 Abonkeil leave the dry rainshadowed land for more fertile pastures. Most journey south, though some traverse the mountain passes of the west into central Amarth. Th</text:span><text:span text:style-name="T2273">e</text:span><text:span text:style-name="T2449">se tribes take up the old Hiidkeil culture. The south-moving migrants find themselves in Tumyetos, a place already </text:span><text:span text:style-name="T2274">populated by Davakrai chiefdoms</text:span><text:span text:style-name="T2449">. </text:span><text:span text:style-name="T2450">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2451">Nikarta is clever, and </text:span><text:span text:style-name="T2452">she offers the violent tribes of Abonkeil new land in return for military service. In this way, Nikarta disperses the Abonkeil refugees and </text:span><text:span text:style-name="T2275">greatly expands</text:span><text:span text:style-name="T2452"> her power. She sends the families of her new soldiers north-westward, to the cooler, but humid, lands north of the cities of West Yfanald. The Hiidkeil tribes still roamed here, and the arrival of yet more farmers began to increase tensions once more.</text:span></text:p>
      <text:p text:style-name="P60"/>
      <text:p text:style-name="P69">36,100 BBT—Corruption rises in Krinica. <text:span text:style-name="T2033">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2034">This sort of political game begins to fracture the Eternal Court, </text:span><text:span text:style-name="T2035">though the allure of eternal life continues to hold them together.</text:span></text:p>
      <text:p text:style-name="P60"/>
      <text:p text:style-name="P235"><text:span text:style-name="T2453">36,000 BBT—Nikarta begins her great conquest </text:span><text:span text:style-name="T2454">using the recruited Abonkeil and her own Davakrai warriors</text:span><text:span text:style-name="T2453">. </text:span><text:span text:style-name="T2455">She first moves southeast to Tumyetos and imposes her rule on the villages there. </text:span><text:span text:style-name="T2454">Though the war is bloody, Nikarta’s organization of the forces allows them to conquer the towns. </text:span><text:span text:style-name="T2455">The region was just beginning to show signs of wealth as tin trade from the collapsing Andesedabon was reaching there. </text:span><text:span text:style-name="T2454">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2456"> </text:span><text:span text:style-name="T2457">The Abonkeil </text:span><text:span text:style-name="T2276">here </text:span><text:span text:style-name="T2457">found a new lifestyle here, more inline with Davakrai and Yfanaldian culture than the old traditions of the Hiidkeil.</text:span></text:p>
      <text:p text:style-name="P70"/>
      <text:p text:style-name="P71"><text:span text:style-name="T1996">36,000 BBT—The language of the half-astar of Lunima is unrecognizable to those that first spoke it. </text:span><text:span text:style-name="T1999">This new language is High-Bronze Lunimean. </text:span><text:span text:style-name="T2003">Also by this time, the old Davakrai culture has sufficiently evolved to a more complex level. The art, architecture, religion, and social structure of the civilizations in Lunima are more mature than they were millennia prior. </text:span><text:span text:style-name="T2004">This culture is named Nikartian due to the period.</text:span></text:p>
      <text:p text:style-name="P134"/>
      <text:p text:style-name="P135"><text:soft-page-break/><text:span text:style-name="T1997">36,000 BBT—The </text:span><text:span text:style-name="T1998">Hoditi</text:span><text:span text:style-name="T1997"> of central Tepeheo cover the entire continent not inhabited by Yedris.</text:span></text:p>
      <text:p text:style-name="P135"/>
      <text:p text:style-name="P138">36,000 BBT—Another Iryesian city in Draigayar rises to meet the power of Virakranim. <text:span text:style-name="T2750">This city is Yarhina</text:span><text:span text:style-name="T2753">krani</text:span><text:span text:style-name="T2754">ti</text:span><text:span text:style-name="T2750"> (“</text:span><text:span text:style-name="T2755">Hidden </text:span><text:span text:style-name="T2750">Temple of the Goddesses of Field and Lamb”).</text:span></text:p>
      <text:p text:style-name="P135"/>
      <text:p text:style-name="P236"><text:span text:style-name="T2277">36,000 BBT—</text:span><text:span text:style-name="T2278">Several tribes of </text:span><text:span text:style-name="T2279">Skirga</text:span><text:span text:style-name="T2278">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2280">This shaman was </text:span><text:span text:style-name="T2281">Somaskai, </text:span><text:span text:style-name="T2282">and she traveled far across Solnaza to gather warriors to kill the Deep Zvir.</text:span></text:p>
      <text:p text:style-name="P236"><text:span text:style-name="T2282"><text:tab/></text:span><text:span text:style-name="T2283">After a bloody war, Somaskai’s warriors were victorious and the Deep Zvir were exiled into the depths of Solnaza. </text:span><text:span text:style-name="T2284">Even after the victory, Somaskai was a uniting figure in Zvir society. She created a coalition of tribes, </text:span><text:span text:style-name="T2285">the </text:span><text:span text:style-name="T2286">Five</text:span><text:span text:style-name="T2287">-</text:span><text:span text:style-name="T2288">Dragon</text:span><text:span text:style-name="T2287"> Coalition, </text:span><text:span text:style-name="T2289">which would be governed </text:span><text:span text:style-name="T2290">by a council of five elder atta from the five largest tribes of the Skirga. </text:span><text:span text:style-name="T2291">The five atta must each have a half-astar and a reincarnated drake member.</text:span></text:p>
      <text:p text:style-name="P70"/>
      <text:p text:style-name="P241"><text:span text:style-name="T2457">3</text:span><text:span text:style-name="T2458">5,</text:span><text:span text:style-name="T2292">9</text:span><text:span text:style-name="T2458">00 BBT--</text:span><text:span text:style-name="T2292">Nikarta</text:span><text:span text:style-name="T2453"> moves south across the Tumyetos for Kar-Zurumothkar, hoping to conquer the Zmajan cities and capture the Anariima artifacts. </text:span><text:span text:style-name="T2459">Despite their small size, the Zmajan cities were empowered by heroic figures wielding the Anariima artifacts. Through sheer force of numbers, Nikarta destroyed her opposition and took the artifacts for herself. </text:span><text:span text:style-name="T2460">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2461">an Yfanaldian dynasty with its seat at Kar-Zurumothkar</text:span><text:span text:style-name="T2460">. </text:span><text:span text:style-name="T2490">The Bhroskoyan Dynasty in Kar-Esodhkar had been weakened by raids from the south. The raiders were drawn in by the Bhroskoyan’s newfound wealth in their trade across the sea. </text:span><text:span text:style-name="T2491">Now, with Nikarta in control of Kar-Esodhkar, she left some forces to fortify the southern border there against raiders.</text:span></text:p>
      <text:p text:style-name="P242"><text:span text:style-name="T2460"><text:tab/></text:span><text:span text:style-name="T2461">Nikarta attempted to attack Kor-Borakord, but the natives were too hardy for her Abonkeil army.</text:span></text:p>
      <text:p text:style-name="P242"><text:span text:style-name="T2461"><text:tab/>This is the first empire in Perakor. Nikarta dedicates this empire with great statues of revered heroes and deities in the Bhroskoya mountains using the Staff of Maril; </text:span><text:span text:style-name="T2462">these are the Guardians of Nikarta</text:span><text:span text:style-name="T2461">.</text:span></text:p>
      <text:p text:style-name="P237"><text:span text:style-name="T2413"><text:tab/>-</text:span><text:span text:style-name="T2463">With the fall of the Bhroskoyan dynasty in Kar-Esodhkar, the kingdom of Kor-Bargakord is </text:span><text:span text:style-name="T2293">headless</text:span><text:span text:style-name="T2463">. </text:span><text:span text:style-name="T2464">The divine continuance of eastern Lunima weakens, though it does not collapse. As the climate slowly shifts due to this weakening, </text:span><text:span text:style-name="T2465">the seasonality of the </text:span><text:soft-page-break/><text:span text:style-name="T2465">east eases with the changing obliquity. This allows for a modest increase in crop production </text:span><text:span text:style-name="T2466">and the concentration of more people in towns and early cities.</text:span></text:p>
      <text:p text:style-name="P58"/>
      <text:p text:style-name="P577"><text:span text:style-name="T282">3</text:span><text:span text:style-name="T276">5</text:span><text:span text:style-name="T282">,</text:span><text:span text:style-name="T276">8</text:span><text:span text:style-name="T282">92 BBT—</text:span><text:span text:style-name="T277">T</text:span><text:span text:style-name="T294">he Kingdom of Kor-Bargakord falls </text:span><text:span text:style-name="T295">to raids from the east and south. New </text:span><text:span text:style-name="T277">cities</text:span><text:span text:style-name="T295"> rise, replacing the unitary Kor-Bargakord. </text:span><text:span text:style-name="T277">On the coast of Lunima’s northern maw</text:span><text:span text:style-name="T295"> sat </text:span><text:span text:style-name="T296">two powerful </text:span><text:span text:style-name="T295">new </text:span><text:span text:style-name="T278">cities</text:span><text:span text:style-name="T295">, Kor-Enisigor and Kor-Angukor. </text:span><text:span text:style-name="T296">These cities warred with their smaller neighbors and began exercising power over them.</text:span><text:span text:style-name="T295"> </text:span><text:span text:style-name="T296">This begins the expansion of civilization to </text:span><text:span text:style-name="T267">Tawaragros. </text:span><text:span text:style-name="T295">To the south of Medhyamoya, </text:span><text:span text:style-name="T297">in Taerdag,</text:span><text:span text:style-name="T295"> were new city states as well. </text:span><text:span text:style-name="T298">By this time, most of Lunima was home to kingdoms and cities.</text:span></text:p>
      <text:p text:style-name="P352"/>
      <text:p text:style-name="P353">35,500 BBT—The Deep Zvir, exiled to the tunnels of Comenraan, delve deeper and deeper. Around this time, they finally reach a massive underground sea—they have broken into the Morinuin, the Underdark. <text:span text:style-name="T2005">The earliest tribes to walk along this lake are unfortunate enough to encounter the worst of Comenraan’s creations: the aboleth. </text:span><text:span text:style-name="T2006">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2007">and these Zvir begin to include the aboleth into their beliefs.</text:span></text:p>
      <text:p text:style-name="P353"/>
      <text:p text:style-name="P358">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353"/>
      <text:p text:style-name="P578"><text:span text:style-name="T299">35,500 BBT—A large Hoditi tribe many thousands strong fall upon the cities along the river Zlat. </text:span><text:span text:style-name="T300">One of the larger cities, </text:span><text:span text:style-name="T301">Loki</text:span><text:span text:style-name="T279">zdu,</text:span><text:span text:style-name="T300"> falls to the Hoditi, and a </text:span><text:span text:style-name="T302">rare </text:span><text:span text:style-name="T300">pair of Vratiti set themselves as rulers. </text:span><text:span text:style-name="T303">These Vratiti, Hasiba and Tyash, set up the first Hoditi dynasty in Yukreka.</text:span></text:p>
      <text:p text:style-name="P352"/>
      <text:p text:style-name="P354">35,459 BBT—Dun-Glax and its hinterlands fall <text:span text:style-name="T2000">to Hiidkeil raids from the north. Tensions have long increased due to the settlement of Abonkeil refugees in the reigon by Nikarta. The Hiidkeil sack Dun-Glax, and the strongest tribe—Glanybor--takes power over the region.</text:span></text:p>
      <text:p text:style-name="P352"/>
      <text:p text:style-name="P273"><text:span text:style-name="T313">35,</text:span><text:span text:style-name="T1276">1</text:span><text:span text:style-name="T313">00 BBT—The cities of Zirnava in the west of Bezabor are peacefully unified in an alliance to defend themselves against the rising power of the Voin tribes. </text:span><text:span text:style-name="T314">The Council of Muokranim (Council of the Great Sanctuary) is formed between the few largest cities of the region, and a massive hidden sanctuar</text:span><text:span text:style-name="T315">y, the Muokranim,</text:span><text:span text:style-name="T314"> is carved to house their most important cults.</text:span></text:p>
      <text:p text:style-name="P352"/>
      <text:p text:style-name="P579"><text:span text:style-name="T298">3</text:span><text:span text:style-name="T304">5,077 BBT—Kor-Enisigor increases in power to become a kingdom.</text:span></text:p>
      <text:p text:style-name="P54"><text:soft-page-break/></text:p>
      <text:p text:style-name="P238"><text:span text:style-name="T2411">3</text:span><text:span text:style-name="T2345">5,000 BBT—Around this time, the population of Solnaza has risen to the point of creating climate-stabilizing divine continuances in each of its cultural regions.</text:span></text:p>
      <text:p text:style-name="P54"/>
      <text:p text:style-name="P78"><text:span text:style-name="T2036">3</text:span>5,000 BBT—<text:span text:style-name="T2037">The Yedris </text:span><text:span text:style-name="T2761">and Iryesians </text:span><text:span text:style-name="T2037">around Tepeheo have swelled to around ten million in number. The coasts are dotted in towns and cities. </text:span><text:span text:style-name="T2038">The Yedris have slowly pushed farther inland, reaching for fertile land to feed their massive cities. In doing this, they have butted up against the Hoditi tribes, and tensions rose. </text:span><text:span text:style-name="T2039">By this time, </text:span><text:span text:style-name="T2040">raids by Hoditi have become one of the largest issues for the Kingdom of Krinica and its hinterland towns. </text:span><text:span text:style-name="T2041">Infighting in the Eternal Council and political plots have detracted from the response, and </text:span><text:span text:style-name="T2042">the general populous is growing discontented </text:span><text:span text:style-name="T2043">with the governance.</text:span></text:p>
      <text:p text:style-name="P78"/>
      <text:p text:style-name="P79">35,000 BBT—The Voin in southern Ghelond grow in population such that their density is approximitely that of native Americans in pre-Columbian times. <text:span text:style-name="T2756">They remain primarily tribal, </text:span><text:span text:style-name="T2757">though some tribes grow larger and more powerful than others.</text:span></text:p>
      <text:p text:style-name="P79"><text:tab/><text:span text:style-name="T2757">Around this time, the </text:span><text:span text:style-name="T2758">four largest </text:span><text:span text:style-name="T2757">Voin tribes of the island of Tukastrona form a combined tribal alliance led by a military council. </text:span><text:span text:style-name="T2758">The alliance served to protect Tukastrona from mainland assault and invasion, though the members of the alliance still sent war parties into the Bezabor.</text:span></text:p>
      <text:p text:style-name="P79"/>
      <text:p text:style-name="P98">35,000 BBT—Farming settlements on the eastern side of Taerdag in the south of Lunima grow large enough to generate city-level governance. <text:span text:style-name="T2824">They trade grain with the tribal peoples of the desert to their west and the northern kingdoms. </text:span><text:span text:style-name="T2825">These people and their cities are called the Ezhers, and their land is Ezherwoltis.</text:span></text:p>
      <text:p text:style-name="P54"/>
      <text:p text:style-name="P243"><text:span text:style-name="T2411">3</text:span><text:span text:style-name="T2345">4,978 BBT—Glanybor falls. </text:span><text:span text:style-name="T2467">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2468">The authority of the government collapsed and famine set in. After only 300 years, the tribe of Glanybor was forced from the city by revolt. </text:span><text:span text:style-name="T2492">At the next Istungs, the Hiidkeil converge on a verdict: </text:span><text:span text:style-name="T2493">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3"/>
      <text:p text:style-name="P244"><text:span text:style-name="T2345">34,900 BBT—Tavand Soor is alight with ritual. A massive meeting of the Hiidkeil tribes takes place where a single Hiid and their tribe is chosen to be a warleader against the half-elves of the south. </text:span><text:span text:style-name="T2494">The choice comes down to a ritual by the ancient Kohtunik and the old druids of Tavand Soor, in which the mighty giant Buraan is anointed as King of the Hiidkeil.</text:span></text:p>
      <text:p text:style-name="P244"><text:span text:style-name="T2494"><text:tab/></text:span><text:span text:style-name="T2495">Soon after this, Buraan begins to gather the tribes of Hiidkeil for increased raids and assaults on the south.</text:span></text:p>
      <text:p text:style-name="P72"><text:soft-page-break/></text:p>
      <text:p text:style-name="P567"><text:span text:style-name="T54">34,865 BBT—</text:span><text:span text:style-name="T121">In a series of swift sieges, many cities in the Kingdom of Krinica fall to Hoditi. </text:span><text:span text:style-name="T122">Krinica itself held on, its great fleet returning in time to free the city from the siege. </text:span><text:span text:style-name="T123">The kingdom, however, was forever change</text:span><text:span text:style-name="T124">d. </text:span><text:span text:style-name="T125">During the siege, one atta of the Eternal Council made an ambitious bid for control. The atta was Kadidak and Istrad</text:span><text:span text:style-name="T126">i, </text:span><text:span text:style-name="T127">two former queens. </text:span><text:span text:style-name="T128">Their play for power succeeded in the fractured and weak council. While many ancient traditionalists on the council objected, enough votes were cast that Kadidak and Istradi were given supreme powe</text:span><text:span text:style-name="T129">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0">The queens lavish the members of the council to placate them as they take away the council’s power, quietly and efficiently. </text:span><text:span text:style-name="T131">Those that stood steadfastly against Kadidak and Istradi were imaginatively exiled or killed. Before long, the tyranny of Krinica beg</text:span><text:span text:style-name="T132">an. No new members of the council came from cities under Krinica’s control, because there was none. After the Hoditi raids, trust in the Council around Zvezdayr crumbled. Cities revolted and broke away from the Kingdom. Krinica sat in a </text:span><text:span text:style-name="T133">shadow of its former self.</text:span></text:p>
      <text:p text:style-name="P567"><text:span text:style-name="T133"><text:tab/></text:span><text:span text:style-name="T136">In Krinica, the Eternal Council is officially dissolved. Instead, access to the Chalice of Life is a mark of aristocratic prestige. </text:span><text:span text:style-name="T137">These people are called Eternals.</text:span></text:p>
      <text:p text:style-name="P567"><text:span text:style-name="T137"><text:tab/></text:span><text:span text:style-name="T138">The reign of the diarchs in Krinica was characterized by long, slow periods of control. </text:span><text:span text:style-name="T139">While the diarchs were technically immortal, this didn’t stop them from being assassinated or killed in accidents. </text:span><text:span text:style-name="T140">Diarchs typically lasted around 400 years. The Eternals of the aristocracy are held in a tight grip by the diarchs, who control access to the Chalice of Life. </text:span><text:span text:style-name="T141">This control is unwelcome, and leads to significant plots and assassinations. </text:span><text:span text:style-name="T142">As the diarchs rule for their multiple centuries, many of them have a multitude of children. These children are threats to potential conspirators, and are often exiled or killed upon the rise of </text:span><text:span text:style-name="T143">new diarchs.</text:span></text:p>
      <text:p text:style-name="P567"><text:span text:style-name="T133"><text:tab/>-</text:span><text:span text:style-name="T134">Many of the cities once under the control of the Kingdom of Krinica declare independence. </text:span><text:span text:style-name="T135">Those that were raided by Hoditi occasionally take on Hoditi rulership, though rarely for long.</text:span></text:p>
      <text:p text:style-name="P355"/>
      <text:p text:style-name="P356">34,400 BBT—The Voin of Bezabor, frustrated and pressured by the Tukastrona Alliance, violently raid and sack many of the Iryesian cities to their south, on the north coast of the channel of Iryes. <text:span text:style-name="T2764">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2765">swamps. </text:span><text:span text:style-name="T2766">The few Iryesian cities and settlements that survived the Voin invasion emptied and fled south and west </text:span><text:span text:style-name="T2767">as refugees.</text:span></text:p>
      <text:p text:style-name="P355"/>
      <text:p text:style-name="P224"><text:span text:style-name="T2411">34,300 BBT—</text:span><text:span text:style-name="T2294">2000 BC</text:span><text:span text:style-name="T2411">.</text:span></text:p>
      <text:p text:style-name="P54"/>
      <text:p text:style-name="P152"><text:soft-page-break/>The final millennia of the Yfanaldian Empire is its golden age, and the height of the early bronze age in Perakor. <text:span text:style-name="T1381">This was a period of divine battle, when gods would strike down their enemies, bring plagues and fires, and anoint champions to serve them.</text:span></text:p>
      <text:p text:style-name="P54"/>
      <text:p text:style-name="P580"><text:span text:style-name="T305">34,</text:span><text:span text:style-name="T322">2</text:span><text:span text:style-name="T305">44 BBT—</text:span><text:span text:style-name="T306">The </text:span><text:span text:style-name="T307">first </text:span><text:span text:style-name="T308">Diarchs of Krinica are assassinated </text:span><text:span text:style-name="T309">by fellow Eternals. These new Diarchs </text:span><text:span text:style-name="T310">are the leaders of the military who wished for more power given to the army. </text:span><text:span text:style-name="T311">They begin the re-expansion of Krinica, </text:span><text:span text:style-name="T312">attempting to raise it to its former glory. The other cities of Zvezdayr were not always weak, and the expansion was slow and difficult at times.</text:span></text:p>
      <text:p text:style-name="P54"/>
      <text:p text:style-name="P568"><text:span text:style-name="T54">34,239 BBT—</text:span><text:span text:style-name="T149">The Theocracy of Virakranim </text:span><text:span text:style-name="T150">crumbles as an influx of refugees from northern Iryes flood in.</text:span><text:span text:style-name="T149"> </text:span><text:span text:style-name="T150">The mass of people raid and cause general unrest and push the food network of the kingdom to its limit. </text:span><text:span text:style-name="T151">Some cities in the Theocracy are completely destroyed, 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2">The kingdom does not fall into a divine collapse, but instead reverts to non-unified cities.</text:span></text:p>
      <text:p text:style-name="P54"/>
      <text:p text:style-name="P269"><text:span text:style-name="T2507">34,000 BBT—Around this time, the inflated Hoditi population across Tepeheo congeals on a solution </text:span><text:span text:style-name="T2508">to their </text:span><text:span text:style-name="T2509">growth. </text:span><text:span text:style-name="T2510">First </text:span><text:span text:style-name="T2583">i</text:span><text:span text:style-name="T2510">n </text:span><text:span text:style-name="T2514">between</text:span><text:span text:style-name="T2510"> the regions of Zvezdayr and Zora-Ezdu, Hoditi cities begin to grow and act as population sinks for the tribes. </text:span><text:span text:style-name="T2511">The cities undergo rapid growt</text:span><text:span text:style-name="T2512">h, and they quickly fall under the influence of a combined tribal council </text:span><text:span text:style-name="T2513">of elders </text:span><text:span text:style-name="T2514">who advise and await the rulership of Vratiti</text:span><text:span text:style-name="T2512">. </text:span><text:span text:style-name="T2514">The region was the hilly, warm southeast of Zvezdayr into the hotter semi-arid lands just to the south. The Hoditi called this place Braga, and so the cities that grew here were the </text:span><text:span text:style-name="T2515">part of the Braga Vratitiate. </text:span><text:span text:style-name="T2516">The population of Braga seasonally inflated as Hoditi tribes would camp outside along their trade routes. </text:span><text:span text:style-name="T2517">One city, Grobust (Empty grave), served as the nexus for significant trade between Hoditi and Yedris in the region. It was the seat of the government.</text:span></text:p>
      <text:p text:style-name="P269"><text:span text:style-name="T2517"><text:tab/></text:span><text:span text:style-name="T2518">The Hoditi here became known for their elaborately carved tombs in the desert </text:span><text:span text:style-name="T2519">outcrops.</text:span></text:p>
      <text:p text:style-name="P269"><text:span text:style-name="T2519"><text:tab/></text:span><text:span text:style-name="T2520">Throughout the lifetime of the Braga Vratitiate, it became entrenched in numerous conflicts with the Yedris of Zvezdayr (such as the diarchs of Krinica) and the cities of Zora-Ezdu to the east.</text:span></text:p>
      <text:p text:style-name="P269"><text:span text:style-name="T2520"><text:tab/></text:span><text:span text:style-name="T2521">The cities of Braga also became the template for Hoditi cities across Tepeheo. Traveling tribes carried stories of the land, and Hoditi scholars returned detailed schematics and plans for cities of their own.</text:span></text:p>
      <text:p text:style-name="P54"/>
      <text:p text:style-name="P91">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91"><text:soft-page-break/></text:p>
      <text:p text:style-name="P93">34,000 BBT—The Yfanaldian Empire is at its height. Kar-Esodhkar has swelled to over 35,000 inhabitants, <text:span text:style-name="T2791">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77"><text:span text:style-name="T2551"><text:tab/></text:span><text:span text:style-name="T2552">Davakrai culture in Lunima has matured significantly. </text:span><text:span text:style-name="T2553">The classic “double-double atta” of old Davakrai rule, where society is split between the non-martial shaman-led community and the martial chieftain-led community, has </text:span><text:span text:style-name="T2589">settled into stone. </text:span><text:span text:style-name="T2590">Lunimean cities are all ruled by a pair of pairs, </text:span><text:span text:style-name="T2591">each called a “dvoios”.</text:span><text:span text:style-name="T2590"> </text:span><text:span text:style-name="T2591">T</text:span><text:span text:style-name="T2590">he forced separation between the martial and non-martial parts of society is gone: </text:span><text:span text:style-name="T2591">n</text:span><text:span text:style-name="T2590">ow, a standing warrior class of wealthy individuals makes up the army </text:span><text:span text:style-name="T2591">within</text:span><text:span text:style-name="T2590"> a community </text:span><text:span text:style-name="T2592">space</text:span><text:span text:style-name="T2590">.</text:span><text:span text:style-name="T2553"> </text:span><text:span text:style-name="T2554">War and military is central to the Lunimeans, and many of their deities reflect this. </text:span><text:span text:style-name="T2556">The dvoios of the military lead campaigns and raids and are responsible for defending the community. Beyond this, they have slight religious responsibilities in ensuring the proper rites of war are conducted. </text:span><text:span text:style-name="T2558">In times when the community is not at war, which is rare, these chiefs are responsible for keeping the army trained.</text:span><text:span text:style-name="T2555"> The non-martial </text:span><text:span text:style-name="T2557">dvoios </text:span><text:span text:style-name="T2555">are a pair of high-priests who run the city temples and ensure the satisfaction of the gods.</text:span></text:p>
      <text:p text:style-name="P277"><text:span text:style-name="T2555"><text:tab/></text:span><text:span text:style-name="T2559">When any member of the two dvoios dies, that member’s dvoios is retired and a new one is chosen. </text:span><text:span text:style-name="T2560">For example, if a warleader were to be killed in battle, their partner would retire from service and a new military dvoios would be chosen by the high priests. If a high priest were to die, the replacement would be chosen by the military dvoios. </text:span><text:span text:style-name="T2561">In this way, the power of each dvoios tends to fluctuate back and forth as the generations unfold. Replacements are typically chosen through prophecy or through their nature as known powerful reincarnations.</text:span></text:p>
      <text:p text:style-name="P278"><text:span text:style-name="T2561"><text:tab/></text:span><text:span text:style-name="T2555"> </text:span><text:span text:style-name="T2562">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2563">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2564">As an extension of these “nature gods”, city gods are believed to reside within their cities. </text:span><text:span text:style-name="T2565">The cities might be built upon the once-sacred natural area, and in some cases this sanctuary is preserved within the central temple of the city. </text:span><text:span text:style-name="T2566">City gods tend to be the most powerful and revered, and their influence far outweighs the influence of the nature gods in the divine continuance. </text:span><text:span text:style-name="T2567">Because the deities are believed to reside within the sacred hearts of the temples in the cities, they sometimes manifest there and appear to priests or travelers. </text:span><text:span text:style-name="T2568">Deities take an active hand in the prophecy of the Lunimeans. </text:span><text:span text:style-name="T2569">Lunimean prophecy is the main form of divine magic practiced, and it is done primarily through haruspicy—entrail reading—tied with astronomy. Astronomy has always been the centerpiece of half-elf prophecy, though the </text:span><text:soft-page-break/><text:span text:style-name="T2569">warlike Lunimeans tied it strongly to the concepts of blood and organs. </text:span><text:span text:style-name="T2570">In some cases, the haruspex will gut an animal or prisoner sacrifice and splatter their blood across a ritual stone. The patterns created will be compared to the stars and constellations, and the prophecy will be read from there. </text:span><text:span text:style-name="T2571">Time is circular in Lunimean belief, and the variations in the sky represent changes in the cycle.</text:span></text:p>
      <text:p text:style-name="P277"><text:span text:style-name="T2561"><text:tab/></text:span><text:span text:style-name="T2562">The Lunimeans are very proud and traditional people. </text:span><text:span text:style-name="T2572">Their way of life is strong and stable.</text:span></text:p>
      <text:p text:style-name="P54"/>
      <text:p text:style-name="P73">33,916 BBT—Kor-Angukor follows behind Kor-Enisigor. The cities around it in southeast Central Lunima fall under its influence.</text:p>
      <text:p text:style-name="P54"/>
      <text:p text:style-name="P87">33,789 BBT—The Yedris cities in Yukreka have been growing larger and wealthier as the millennia have passed. <text:span text:style-name="T2744">Tin trade across Tepeheo and beyond is still strong, and the rulers of the cities have used their wealth and power to construct marvelous temples, towers, walls, and </text:span><text:span text:style-name="T2745">statues. </text:span><text:span text:style-name="T2746">Up until this point, the cities have all generally been independent competitors. </text:span><text:span text:style-name="T2747">Now, two cities extend their influence over all others. Both </text:span><text:span text:style-name="T2748">are </text:span><text:span text:style-name="T2747">situated at the mouth of the </text:span><text:span text:style-name="T2748">Zlat, one controlling the north of the river, the other controlling the south. They fought throughout the river and sabotaged each other constantly. </text:span><text:span text:style-name="T2749">The north was controlled by the Hoditi dynasty in Lokizdu, and the south was controlled by Yedris rulers in Soonka (named for the sun goddess).</text:span></text:p>
      <text:p text:style-name="P54"/>
      <text:p text:style-name="P94">33,785 BBT—Buraan and the Hiidkeil sweep down upon the Davakrai cities of southern Amarth. <text:span text:style-name="T2792">The combined force of astar and giants crush the walls and soldiers of the half-elves completely. The streets of the cities are covered in the blood of the slain, and none are spared. Fields are burned, and death is rampant. </text:span><text:span text:style-name="T2793">The region falls and the Davakrai continuance there collapses.</text:span></text:p>
      <text:p text:style-name="P54"/>
      <text:p text:style-name="P357">33,752 BBT—The cities of Dazdavecher in the west of Tepeheo coagulate into three main kingdoms, one in the north <text:span text:style-name="T2737">is Maglasan (named after the goddess of haze and dreams), </text:span><text:span text:style-name="T2738">below it is the river kingdom of Tur (named after the god of elephants and bulls), </text:span><text:span text:style-name="T2739">and to the east of both of these is the highland kingdom of Dazh </text:span><text:span text:style-name="T2740">(after a patron goddess of rains)</text:span><text:span text:style-name="T2739">.</text:span></text:p>
      <text:p text:style-name="P357"/>
      <text:p text:style-name="P246">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2779">This wealth is concentrated in the hands of the martial explorer chiefs, masters of fleets of sailing ships. </text:span><text:span text:style-name="T2780">Once captains, the chiefs eventually grew too powerful to continue journeying. They took permanent office in the cities and hired out the position of captain to others. </text:span><text:span text:style-name="T2781">These chiefs consolidated power, taking it from the spiritual astronomer kings of the traditional Yedris culture. </text:span><text:span text:style-name="T2782">The </text:span><text:soft-page-break/><text:span text:style-name="T2782">astronomers were lowered into a priestly caste below that of the </text:span><text:span text:style-name="T2783">merchant lords, </text:span><text:span text:style-name="T2784">called Mogus</text:span><text:span text:style-name="T2783">.</text:span></text:p>
      <text:p text:style-name="P54"/>
      <text:p text:style-name="P239"><text:span text:style-name="T2469">33,661 BBT—The </text:span><text:span text:style-name="T2295">Five-Dragon</text:span><text:span text:style-name="T2469"> Coalition of Somaskai dissolves </text:span><text:span text:style-name="T2470">as the tribes of </text:span><text:span text:style-name="T2296">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2297">With these wars, more power is placed in the hands of individuals. Tribes become more stratified. The need for fortifications increases, and the concept of permanent settlement draws closer to the minds of the Zvir.</text:span></text:p>
      <text:p text:style-name="P54"/>
      <text:p text:style-name="P89">33,333 BBT—<text:span text:style-name="T2794">Over the last centuries, the guards of the Wall of Nikarta at the west edge of the Yfanaldian empire have grown lax. The Hiidkeil have retreated, it seems. Though in the last few centuries, it has become known that the cities of Davakrai that used to trade with the Yfanaldians were crushed by a new Hiidkeil army. </text:span><text:span text:style-name="T2795">This destruction caused an economic slump for the Empire, as significant trade was lost.</text:span></text:p>
      <text:p text:style-name="P89"><text:tab/><text:span text:style-name="T2796">In this year, Buraan’s massive army makes its play for the south. </text:span><text:span text:style-name="T2797">A fleet of giant rafts float across the sea of Yfanald as a mighty force falls upon the Walls of Nikarta. </text:span><text:span text:style-name="T2798">Giants swing stone hammers to crack the walls and boulders are flung at the defenders. </text:span><text:span text:style-name="T2799">Warriors disembark from the rafts and climb the steep valley cliffs of Yfanald to attack the walls from the back. The fortresses are overrun and the path into the Yfanaldian Empire is opened.</text:span></text:p>
      <text:p text:style-name="P89"><text:tab/></text:p>
      <text:p text:style-name="P89"><text:tab/><text:span text:style-name="T2800">Buraan’s armies trek across Tumyetos, pillaging villages and cities along their way. The forgelands of Nikarta are stocked with tin and bronze from the north, and the armies of Hiidkeil reinforce themselves with the strong weapons of the south.</text:span></text:p>
      <text:p text:style-name="P89"/>
      <text:p text:style-name="P89"><text:tab/><text:span text:style-name="T2801">The following two decades are filled with blood and fire. The Hiidkeil following Buraan storm Lunima from the northwest, first sacking Kar-Zurumothkar and killing the two imperial dvoios. </text:span><text:span text:style-name="T2804">The city was leveled, such that not a house or stone of the walls remained. </text:span><text:span text:style-name="T2806">The battle for the city was ferocious, as the gods and spirits of both sides brought their power to bear. Despite the mature power of the deities of Kar-Zurumothkar, the giants of Buraan were unrelenting.</text:span><text:span text:style-name="T2804"> Buraan had reclaimed the land for the wilds and the mammoths of the north. </text:span><text:span text:style-name="T2801">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2802">The northwest of Lunima burned, and the Yfanaldian Empire </text:span><text:span text:style-name="T2803">dissolved</text:span><text:span text:style-name="T2802">. </text:span><text:span text:style-name="T2805">The northwest region of the Tumyetos was reduced to ash. The ancient cities of northern Medhyamoya were </text:span><text:soft-page-break/><text:span text:style-name="T2805">leveled, and tens of thousands were slaughtered. The region reverts to an existence of villages and forts.</text:span></text:p>
      <text:p text:style-name="P279"><text:span text:style-name="T2573"><text:tab/></text:span><text:span text:style-name="T2574">The rest of Medhyamoya, site of Kar-Esodhkar and other southern cities, was mostly untouched. </text:span><text:span text:style-name="T2575">The unity of the Yfanaldian Empire was however, gone, leaving the cities of central west Lunima to once again fend for themselves. The cities fractured into independent states, </text:span><text:span text:style-name="T2576">the city states of the </text:span><text:span text:style-name="T2580">s</text:span><text:span text:style-name="T2576">tormlands </text:span><text:span text:style-name="T2577">(now called </text:span><text:span text:style-name="T2578">Bo’</text:span><text:span text:style-name="T2593">u</text:span><text:span text:style-name="T2578">r</text:span><text:span text:style-name="T2577">wold, “</text:span><text:span text:style-name="T2579">Place where the storms rule”</text:span><text:span text:style-name="T2577">)</text:span><text:span text:style-name="T2576">.</text:span></text:p>
      <text:p text:style-name="P88"/>
      <text:p text:style-name="P274"><text:span text:style-name="T2539">33,300 BBT—With the collapse of their main trade partner in the Yfanaldian Empire, </text:span><text:span text:style-name="T2586">t</text:span><text:span text:style-name="T2538">he cities of Zora-Ezdu </text:span><text:span text:style-name="T2539">are forced to scramble. They form a complex protective alliance to ensure the preservation of their </text:span><text:span text:style-name="T2542">rule</text:span><text:span text:style-name="T2539">. They institute some of the first known regulations on trade and push </text:span><text:span text:style-name="T2543">to consolidate wealth in central vaults. </text:span><text:span text:style-name="T2540">This league, known to themselves as the “</text:span><text:span text:style-name="T2541">Free </text:span><text:span text:style-name="T2540">Cities of Goj” has little outward interaction beyond trade with their neighbors </text:span><text:span text:style-name="T2543">during this time</text:span><text:span text:style-name="T2540">. </text:span><text:span text:style-name="T2544">With Lunima in tatters, the tin of Yukreka cannot be sold across the sea as easily. The Mogus of Zora-Ezdu need to find a new buyer. Controversially, they begin selling tin bronze to the Hoditi tribes and cities around them. </text:span><text:span text:style-name="T2545">This accelerates the growth of Hoditi cities and their accumulation of power in Tepeheo.</text:span></text:p>
      <text:p text:style-name="P54"/>
      <text:p text:style-name="P569"><text:span text:style-name="T54">33,130 BBT—</text:span><text:span text:style-name="T160">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61">A Hiidkeil warrior wielded the Staff of Maril in the fight, warping the landscape and destroying the cities. </text:span><text:span text:style-name="T162">This warrior’s partner wore the Amulet of Time, enchanted long ago to call the storms of the past. Blizzards and lightning roiled during the war. </text:span><text:span text:style-name="T160">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3">The north was reverted into tribes and villages, vying for power and survival.</text:span></text:p>
      <text:p text:style-name="P569"><text:span text:style-name="T163"><text:tab/></text:span><text:span text:style-name="T164">The Anariima artifacts were scattered. </text:span><text:span text:style-name="T165">The Staff of Maril was taken by a Hiidkeil tribesman back to Amarth, and eventually the Staff made its way into the Underdark. The Amulet of Time was lost to the cave of a northern linnorm, where it stayed for many millennia.</text:span></text:p>
      <text:p text:style-name="P97"/>
      <text:p text:style-name="P271"><text:span text:style-name="T2522">3</text:span><text:span text:style-name="T2584">3</text:span><text:span text:style-name="T2522">,000 BBT—Around this time, Hoditi cities form in the distant monsoonal southeast of Tepeheo, around the lakes there. </text:span><text:span text:style-name="T2523">These are the cities of Nav-</text:span><text:span text:style-name="T2524">Y</text:span><text:span text:style-name="T2523">ezero.</text:span></text:p>
      <text:p text:style-name="P56"><text:span text:style-name="T2736"><text:tab/></text:span><text:span text:style-name="T2741">To the west, at the southern tip of the mountains of Dazdavecher, </text:span><text:span text:style-name="T2742">Hoditi city states are forming as well.</text:span></text:p>
      <text:p text:style-name="P56"/>
      <text:p text:style-name="P95"><text:soft-page-break/>33,000 BBT—With the conquests of Buraan complete and the Yfanaldian Empire vanished, Lunima and Amarth began to re-arrange themselves. <text:span text:style-name="T2807">The conquest of Buraan displaced thousands of people.</text:span></text:p>
      <text:p text:style-name="P104"><text:tab/>Hiidkeil tribes moved into southern Amarth, once occupied by Davakrai cities. The few Davakrai that survived here took to small subsidence villages, or joined the Hiidkeil and adopted their culture.</text:p>
      <text:p text:style-name="P96"><text:tab/><text:span text:style-name="T2808">The chaos of the northern Tumyetos region, southeast Amarth, settled after a divine collapse. The region is now dominated by maritime forests </text:span><text:span text:style-name="T2810">and seasonal fields</text:span><text:span text:style-name="T2808">, </text:span><text:span text:style-name="T2809">within which pockets and groves are cleared by subsidence farmers and villages. </text:span><text:span text:style-name="T2811">The people there are a mix of Hiidkeil tribesmen and Lunimean/Abonkeil farmers. </text:span><text:span text:style-name="T2822">The tin and bronze refining industry that Nikarta fostered in the region is gone, leaving Lunima and Amarth in another deficit of bronze. </text:span><text:span text:style-name="T2811">The region is a new, unique mix that embraces more of the Hiidkeil way than prior Lunimeans did. </text:span><text:span text:style-name="T2812">The nature gods of the Lunimeans rule here, and the groves and pools and mountains regain their old power. </text:span><text:span text:style-name="T2813">The summit of Jargiised is the home of new folk-cult temples. </text:span><text:span text:style-name="T2814">The tribespeople here practice the Lunimean tradition of haruspicy, though they tie the sacrifices to the local gods of the Hiidkeil as well as the gods of the Lunimeans.</text:span></text:p>
      <text:p text:style-name="P96"><text:tab/><text:span text:style-name="T2815">The north of Lunima, the land once called Bhroshtalath </text:span><text:span text:style-name="T2816">along with the northwestern portion of Medhyamoya</text:span><text:span text:style-name="T2815">, is home to a mix of chiefdoms and tribes. Hiidkeil now wander throughout the wilderness, and they claim the secluded forests and mountains untouched by the half-elves. The people of the old kingdom of Kor-Borakord </text:span><text:span text:style-name="T2817">and the cities of Kar-Zurumothkar and its neighbors </text:span><text:span text:style-name="T2815">now live in smaller villages protected by wooden forts. </text:span><text:span text:style-name="T2818">The villages are densely located, especially in the temperate seasonal pastures </text:span><text:span text:style-name="T2819">that have engulfed the central part of the region. </text:span><text:span text:style-name="T2811">The Hiidkeil expand into this region as well, </text:span><text:span text:style-name="T2820">seasonally moving their herds around the north of Lunima.</text:span></text:p>
      <text:p text:style-name="P96"><text:tab/><text:span text:style-name="T2821">The central and south of Lunima undergo a more lateral transition. The kingdoms of Kor-Enisigor and Kor-Angukor grow in power, but are challenged by new rivals </text:span><text:span text:style-name="T2823">and the lack of incoming bronze limits their potential</text:span><text:span text:style-name="T2821">. The cities of the western stormlands, Bo’urwold, bubble with tense energy. </text:span><text:span text:style-name="T2827">Previously small cities, like Gor-Gordos in the mountain pass between Bo’urwold and the east and Gor-Odol at the southern tip of the mountains, grew.</text:span><text:span text:style-name="T2821"> To the south, the cities of Taerdag eagerly rise to fill the trade role with the cities of the distant west. </text:span><text:span text:style-name="T2822">Though the transition is slow, the southward migrating currents begin to make their position more favorable. These cities, positioned primarily on the Mediterranean coast of southwestern Lunima, grow in diversity and wealth. </text:span><text:span text:style-name="T2826">The lake land to the east of these cities, Ezherwoltis, </text:span><text:span text:style-name="T2827">also grows </text:span><text:span text:style-name="T2828">in prominence</text:span><text:span text:style-name="T2827">. </text:span><text:span text:style-name="T2829">The Ezhers </text:span><text:span text:style-name="T2830">of the city Gor-Ashkera</text:span><text:span text:style-name="T2829"> around </text:span><text:span text:style-name="T2831">this time perfect the domestication of the lake drakes and ride them into battle</text:span><text:span text:style-name="T2830">.</text:span></text:p>
      <text:p text:style-name="P54"/>
      <text:p text:style-name="P139"><text:span text:style-name="T2769">32,682 BBT—The Iryesian theocratic kingdom centered in </text:span><text:span text:style-name="T2750">Yarhina</text:span><text:span text:style-name="T2753">krani</text:span><text:span text:style-name="T2754">ti </text:span><text:span text:style-name="T2769">collapses. </text:span><text:span text:style-name="T2770">The constituent cities controlled by Yarhinakraniti grew too powerful, and the central priest council could no longer control them. The Iryesian deities had too much power within their sanctuaries, and this power proved neigh impossible to defeat. The cities rose </text:span><text:soft-page-break/><text:span text:style-name="T2770">up in rebellion against their controlling overlords, and even the Hlas of Yarhinakraniti could not successfully lay low the rebellious priests in their sanctuaries.</text:span></text:p>
      <text:p text:style-name="P139"><text:tab/><text:span text:style-name="T2770">The unity of the Iryesian states is lost, and they revert to independent cities like their neighbors.</text:span></text:p>
      <text:p text:style-name="P54"/>
      <text:p text:style-name="P240"><text:span text:style-name="T2471">32,</text:span><text:span text:style-name="T2298">681</text:span><text:span text:style-name="T2471"> BBT—Kor-Enisigor </text:span><text:span text:style-name="T2496">is split in two. </text:span><text:span text:style-name="T2497">The western portion of the kingdom is conquered by Gor-Gordos, now become a kingdom in its own right. The seat of Kor-Enisigor in the eastern maw of Lunima attempts to retaliate, but the its cities rebel and fracture.</text:span></text:p>
      <text:p text:style-name="P74"/>
      <text:p text:style-name="P570"><text:span text:style-name="T54">32,629 BBT—</text:span><text:span text:style-name="T145">After the reign of four diarchies after the assassination of Kadidak and Istradi, the diarchs of Krinica controlled all of Zvezdayr once more. </text:span><text:span text:style-name="T146">This region, now unified as the Kingdom of Krinica once more, already finds itself mired in political unrest. </text:span><text:span text:style-name="T147">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o replace her siblings in their administrative roles across the kingdom. In doing this, Teva-Davan and Secteva pull power away from the aristocracy and abolish the separation of diarchy and priesthood. </text:span><text:span text:style-name="T144">The period of diarchies in </text:span><text:span text:style-name="T148">Krinica ends.</text:span></text:p>
      <text:p text:style-name="P581"><text:span text:style-name="T316"><text:tab/></text:span><text:span text:style-name="T317">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323">autochthonous</text:span><text:span text:style-name="T317"> fabric of Zvezdayr. </text:span><text:span text:style-name="T318">They construct megalithic temples across the kingdom </text:span><text:span text:style-name="T319">using slave labor built up during the period of the diarchies.</text:span></text:p>
      <text:p text:style-name="P359"/>
      <text:p text:style-name="P582"><text:span text:style-name="T320">32,500 BBT</text:span><text:span text:style-name="T319">—</text:span><text:span text:style-name="T320">Hiidkeil in the Underdark have covered caves beneath all of Solnaza. The swift expansion of the Hiidkeil is primarily due to new cultural edicts of the Istung: that many new tribes must take themselves into the depths below. </text:span><text:span text:style-name="T321">Of course, there is only so far that the tribes can expand and explore before even the caves become crowded. The limit is being approached where the Hiidkeil of Amarth will no longer be able to intrude on the caves below them.</text:span></text:p>
      <text:p text:style-name="P74"/>
      <text:p text:style-name="P102">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74"/>
      <text:p text:style-name="P77">32,279 BBT—The Three Kingdoms of Dadzavecheria <text:span text:style-name="T2743">are unified under the city of Maglasan.</text:span></text:p>
      <text:p text:style-name="P74"/>
      <text:p text:style-name="P101"><text:soft-page-break/>32,100 BBT—A mighty change begins to sweep over Lunima once again. <text:span text:style-name="T2832">With the tin bronze from Andesedabon no longer being panned, the kingdoms of the subcontinent are have only the trickle of tin brought over from the distant west.</text:span></text:p>
      <text:p text:style-name="P101"><text:tab/><text:span text:style-name="T2832">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2833">in advanced furnaces. </text:span><text:span text:style-name="T2834">This new iron is easier to shape and far more plentiful than tin bronze, and the secrets of its production begin to disseminate across Lunima.</text:span></text:p>
      <text:p text:style-name="P101"><text:tab/><text:span text:style-name="T2835">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4"/>
      <text:p text:style-name="P99">32,071 BBT—The drake riders of Gor-Ashkera submit the surrounding cities of Ezherwoltis to their rule.</text:p>
      <text:p text:style-name="P74"/>
      <text:p text:style-name="P270"><text:span text:style-name="T2525">3</text:span><text:span text:style-name="T2526">2,000 BBT—The population of Solnaza has grown enough to encourage the concentration of people in city centers. While the Zvir are naturally nomadic and tribal, </text:span><text:span text:style-name="T2527">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2528">Their temples worked to increase this tie to the divine warriors of the Zvir. </text:span><text:span text:style-name="T2529">The temples were, at first, small and isolated. Before long, the permanent shaman staff led to agricultural practices and built up </text:span><text:span text:style-name="T2530">small </text:span><text:span text:style-name="T2529">settlements. </text:span><text:span text:style-name="T2531">This phenomenon first happened in the Kexti tribes and was soon followed by the Skirga tribes. </text:span><text:span text:style-name="T2530">The settlements never grew very large, however, as the Zvir tie to nature and beasts was too strong.</text:span></text:p>
      <text:p text:style-name="P54"/>
      <text:p text:style-name="P81">32,000 BBT—The population of Voin in Ghelond has grown enough <text:span text:style-name="T2785">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2786">disconnected to the warlike forts of the warrior chiefs. The settlements grew nearby these forts, and were set under their protection</text:span>. <text:span text:style-name="T2785">Bronze tools allowed some forest clearing, and clever burning techniques allowed the farming of previously forested regions, though not to the extent of creating massive surpluses needed for full kingdoms in</text:span> Tuk<text:span text:style-name="T2759">astrona and the western coast, called Noahora (Place of the Mountain’s Foot) </text:span><text:span text:style-name="T2760">and the island there.</text:span></text:p>
      <text:p text:style-name="P81"/>
      <text:p text:style-name="P82"><text:soft-page-break/>32,000 BBT—The Hoditi of Dazdavecheria form cities farther south, <text:span text:style-name="T2772">further into the monsoonal lands of Tepeheo.</text:span></text:p>
      <text:p text:style-name="P54"/>
      <text:p text:style-name="P568"><text:span text:style-name="T54">31,775 BBT—</text:span><text:span text:style-name="T153">The Kingdom of the North Zlat, the Hoditi dynasty in Lokizdu, conquers their rivals of the south in Soonka, </text:span><text:span text:style-name="T157">creating the Empire of Lokizdu.</text:span><text:span text:style-name="T155">The dynasty in Lokizdu had grown mature in their rulership by the powerful undead Vratiti, and had built significant spiritual architecture west near the source of the Zlat.</text:span><text:span text:style-name="T153"> </text:span><text:span text:style-name="T154">Soonka becomes a regional captial, subject to the Hoditi rule.</text:span></text:p>
      <text:p text:style-name="P568"><text:span text:style-name="T118"><text:tab/></text:span><text:span text:style-name="T155">The rise in Vratiti occurances in Lokizdu leads to the rise in power of the priestly caste. </text:span><text:span text:style-name="T156">The priests rule their subjects harshly, and employ many captured slaves to maintain the religious infrastructure and construct new magnificent temples.</text:span></text:p>
      <text:p text:style-name="P568"><text:span text:style-name="T156"><text:tab/></text:span><text:span text:style-name="T158">The Empire of Lokizdu expanded around the bay of Yukreka during their reign as well, </text:span><text:span text:style-name="T159">though not much beyond.</text:span></text:p>
      <text:p text:style-name="P54"/>
      <text:p text:style-name="P92">31,500 BBT—Many new cultures develop from the Hiidkeil in the Underdark. <text:span text:style-name="T2789">Some of these cultures are without their namesake Hiid, as the pace of astar growth has outpaced the necessary growth of Hiid to spread themselves through the tribes.</text:span></text:p>
      <text:p text:style-name="P80"/>
      <text:p text:style-name="P100">31,422 BBT—The kingdom of Gor-Gordos falls. <text:span text:style-name="T2836">The armies of Kor-Angukor, increasingly outfitted with iron weapons and armor, are able to far outnumber the bronze-clad warriors of Gor-Gordos. </text:span><text:span text:style-name="T2837">The superior technology of Kor-Angukor allows them to conquer much of eastern central Lunima, even pressing west through the mountain pass </text:span><text:span text:style-name="T2838">watched over by the Guardians of Nikarta.</text:span></text:p>
      <text:p text:style-name="P80"/>
      <text:p text:style-name="P80">31,095 BBT—<text:span text:style-name="T2768">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80"><text:tab/><text:span text:style-name="T2771">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80"/>
      <text:p text:style-name="P85">31,000 BBT—<text:span text:style-name="T2773">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2774">This new Vratiti would hold not only the souls of the past, but also the soul of the goddess </text:span><text:span text:style-name="T2777">Vihra (goddess of storms, death, souls, and rebirth). Her partner </text:span><text:span text:style-name="T2774">Daza (god of rain and souls) </text:span><text:span text:style-name="T2777">would also rise</text:span><text:span text:style-name="T2774">.</text:span></text:p>
      <text:p text:style-name="P54"><text:soft-page-break/></text:p>
      <text:p text:style-name="P275"><text:span text:style-name="T2546">30,402 BBT—The Braga Vratitiate </text:span><text:span text:style-name="T2547">collapses to internal </text:span><text:span text:style-name="T2548">rebellions. </text:span><text:span text:style-name="T2587">I</text:span><text:span text:style-name="T2547">n a weakened state, is enveloped by the Theocracy of Krinica, </text:span><text:span text:style-name="T2549">now the Empire of Krinica.</text:span></text:p>
      <text:p text:style-name="P83"/>
      <text:p text:style-name="P84">30,300 BBT—The Empire of Maglasan conquers all Hoditi cities in the west, silencing any opposition in their region.</text:p>
      <text:p text:style-name="P54"/>
      <text:p text:style-name="P86">29,887 BBT—<text:span text:style-name="T2775">The prophecy in Lokizdu comes to pass. From the source of the river Zlat the most powerful Vratiti to ever exist awakens. The manifestations of the god Daza and h</text:span><text:span text:style-name="T2778">is</text:span><text:span text:style-name="T2775"> partner </text:span><text:span text:style-name="T2776">Vihra step from the sacred waters in the temple of Lokva (“Lake”). They, using immense deific power, take control of the Empire of Lokizdu. The coming of the deities of the Hoditi is accompanied by storms and violent omens across Tepeheo.</text:span></text:p>
      <text:p text:style-name="P54"/>
      <text:p text:style-name="P393">29,694 BBT—<text:span text:style-name="T2001">VEI 8 eruption.</text:span></text:p>
      <text:p text:style-name="P54"/>
      <text:p text:style-name="P544"><text:span text:style-name="T2472">28,500 BBT--</text:span><text:span text:style-name="T2345">Iron Age </text:span><text:span text:style-name="T2473">in Lunima</text:span></text:p>
      <text:p text:style-name="P544"><text:span text:style-name="T2473"><text:tab/>-</text:span><text:span text:style-name="T2474">High-Bronze Lunimean transitions to </text:span><text:span text:style-name="T2475">Iron-1 Lunimean.</text:span></text:p>
      <text:p text:style-name="P54"/>
      <text:p text:style-name="P395">23,700 BBT—The Zvir language is sufficiently different from its original form.</text:p>
      <text:p text:style-name="P45"/>
      <text:p text:style-name="P45"/>
      <text:p text:style-name="P45"/>
      <text:p text:style-name="P45"/>
      <text:p text:style-name="P45"/>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309">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310"><text:soft-page-break/>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311">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312">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312"><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311">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316"><text:soft-page-break/>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316"/>
      <text:p text:style-name="P315"/>
      <text:p text:style-name="P317"/>
      <text:p text:style-name="P317"/>
      <text:p text:style-name="P326"/>
      <text:p text:style-name="P309"/>
      <text:p text:style-name="P309">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317">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309"/>
      <text:p text:style-name="P45"/>
      <text:p text:style-name="P45"><text:tab/></text:p>
      <text:p text:style-name="P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319">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ext:soft-page-break/>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text:soft-page-break/></text:p>
      <text:p text:style-name="P328"/>
      <text:p text:style-name="P328"/>
      <text:p text:style-name="P328">OLD</text:p>
      <text:p text:style-name="P325"/>
      <text:p text:style-name="P75">53,000-42,000 BBT|2032-13,032 YE—The city Nemora grew and prospered under the rule of Toran. After <text:span text:style-name="T1504">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75"/>
      <text:p text:style-name="P75"><text:tab/>-Some of the Callo think Reisil and the new Arato focus too much on defense. Toran betrayed Ilie in leaving the people. They believe in the pursuit of a holy crusade.</text:p>
      <text:p text:style-name="P75"><text:tab/>-Over a half generation, this group of the Anateleans speak out more and more, marching and rioting against Reisil and the Arato.</text:p>
      <text:p text:style-name="P75"><text:tab/>-Reisil forces these people to leave Anatelea, and considers them cut from Ilie.</text:p>
      <text:p text:style-name="P75"><text:tab/>-The astar, cut from Anatelea, travel south along the mountain range. As the mountains turn to hills and the hills to plains, the cold southern flatland become the new home of these violent dissenters.</text:p>
      <text:p text:style-name="P75"/>
      <text:p text:style-name="P75"/>
      <text:p text:style-name="P75"/>
      <text:p text:style-name="P75"><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75"><text:tab/>As the wars continued, it became clear that even with the cord of Taregil, the Nemorans were simply too few to defeat the Anateleans. The end came in a mighty <text:soft-page-break/>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75"><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75"><text:soft-page-break/><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75"><text:tab/>“You must leave this place, child, and run. Run to a place where none can find you or your people! You are good, I know this, but your sorrows have overwhelmed you! Turn from them and come with me.”</text:p>
      <text:p text:style-name="P75"><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331">-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75"/>
      <text:p text:style-name="P75">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text:soft-page-break/>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75"><text:tab/>The heart of Linarata was created under the guidance of Raededir, servant of Sana, and to only Sana is the heart loyal.</text:p>
      <text:p text:style-name="P75"/>
      <text:p text:style-name="P75"/>
      <text:p text:style-name="P313">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text:soft-page-break/>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75"><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75"/>
      <text:p text:style-name="P313">Kentilia was matriarch of the Esthela during the time when the Saith were quiet, and she taught them many things, ushering them into a golden age.</text:p>
      <text:p text:style-name="P313">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313">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75"><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text:soft-page-break/>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327"/>
      <text:p text:style-name="P318"/>
      <text:p text:style-name="P76"/>
      <text:p text:style-name="P24"/>
      <text:p text:style-name="P24"/>
      <text:p text:style-name="P24"/>
      <text:p text:style-name="P24">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4"><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4"><text:soft-page-break/><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4"/>
      <text:p text:style-name="P24"/>
      <text:p text:style-name="P24">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4"><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4"><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4"><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text:soft-page-break/>of the Anariima. The Canyara held still the mighty power of the Ariel but knew that it could not be passed down as it once had been.</text:p>
      <text:p text:style-name="P24"><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308">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308">The Kentilia they sent with Faranwe the Dreamer to hide far away, so that none may find them even in search. Faranwe strapped the tablets to his back and left for the western shores, where he stayed long as he built a ship to sail the world.</text:p>
      <text:p text:style-name="P308">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308"/>
      <text:p text:style-name="P24">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text:soft-page-break/>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4"/>
      <text:p text:style-name="P24">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4"/>
      <text:p text:style-name="P24">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308">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308">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ext:soft-page-break/>their original gates, then the gates of the physical body would be closed to the soul until the heart is focused to allow flow into those channels. This focus can come from words, actions, or objects that evoke an emotion or idea within the caster.</text:p>
      <text:p text:style-name="P308">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308">“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08">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308">Apythia and Faranwe reached the vale of Oria. The mists of the glade guided them through the soft grass to rest beside a pool of glassy water. A white-furred fox stepped beside them and drank from the water, and it turned to the astar.</text:p>
      <text:p text:style-name="P308">“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308">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308">“You go in wisdom, though not all will feel so. This peace and balance of the world will be shattered, and many will be sorrowed. You will be cursed and hated. You will be the breaker of souls and the destroyer of destinies. Your legacy will be one of evil, Child of the <text:soft-page-break/>Flowers. Should this burden be too great to bear, or should you become lost upon your quest, return to us, and rest.”</text:p>
      <text:p text:style-name="P308">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308">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308">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308">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text:soft-page-break/>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308">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308">“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308">During this chaos, Apythia approached Toran, and whispered to the dazed child,</text:p>
      <text:p text:style-name="P308">“Run, child, with your people. You have no life here now.”</text:p>
      <text:p text:style-name="P308">She drew from beneath her cloak the brilliant light of the Taregil, and pulled from it a single slim cord, which she bestowed upon Toran.</text:p>
      <text:p text:style-name="P308">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308">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4"/>
      <text:p text:style-name="P24"/>
      <text:p text:style-name="P24">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text:soft-page-break/>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4">The remaining Rhun'waith take refuge on the western coasts of Rhunendor.</text:p>
      <text:p text:style-name="P24"/>
      <text:p text:style-name="P24">Agar'Quessir (Blood Elves)</text:p>
      <text:p text:style-name="P24">Elea'roilmani (He Who Sees What is Not Yet)</text:p>
      <text:p text:style-name="P24">Tartal</text:p>
      <text:p text:style-name="P165">Lai'Quessir, or sylvan elves of Summerzel</text:p>
      <text:p text:style-name="P24"><text:span text:style-name="T1925">Mallorn's host stay and found villages in Adasol. They are named the Annun'Quessir.</text:span> They found Minyatal</text:p>
      <text:p text:style-name="P24">the Mori'Quessir</text:p>
      <text:p text:style-name="P24">The city of Hylesten is created on the site of Rinadure. The astar expand to cover all of Southern Ilia.</text:p>
      <text:p text:style-name="P153">Mal'Quessir, or high elves.</text:p>
      <text:p text:style-name="P153">They name themselves Coie'Quessir (The Elves Who Lived). They name their lands the Rasaman, or Sunrise Lands.</text:p>
      <text:p text:style-name="P24">The Agar'Quessir spread over Amarth and create a dark empire. They are led by Mear, and subsequent rulers are known as 'Mear'.</text:p>
      <text:p text:style-name="P24">The Numen'waith in the Underdark discover a means to Iniva. They ascend into bodies of energy, as did the Naa'waith before them. They leave the material plane. Some Numen’waith remain in isolated cities north of the isthmus of Winterfall.</text:p>
      <text:p text:style-name="P24">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4">After making contact with the Rhun'waith, they were named the Neldani (Third Born). The Waith Rhun inspire them to create a language and to pursue art.</text:p>
      <text:p text:style-name="P24">Hera'rontan spends thousands of years traveling and creates multiple portals around the world that can be activated by those creations who know of their nature. The portals lead to the Eye of Ehlu.</text:p>
      <text:p text:style-name="P24">Erdani (Fourth Born).</text:p>
      <text:p text:style-name="P24">The Erdani are taught magic by the Rhun'waith, however the men were overtaken by greed when they witnessed Herya'rosintilya's power. They bring back these greeds and stories to the villages.</text:p>
      <text:p text:style-name="P24">The Neldani sail east and west to Wysteria and Winterfall. The Neldani in Winterfall discover the Underdark and develop into Duragar.</text:p>
      <text:p text:style-name="P24"><text:soft-page-break/>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4">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7DT14H31M8S</meta:editing-duration>
    <meta:editing-cycles>3664</meta:editing-cycles>
    <meta:generator>LibreOffice/6.4.7.2$Linux_X86_64 LibreOffice_project/40$Build-2</meta:generator>
    <dc:date>2023-02-11T13:18:04.587432591</dc:date>
    <meta:document-statistic meta:table-count="0" meta:image-count="0" meta:object-count="0" meta:page-count="161" meta:paragraph-count="917" meta:word-count="81854" meta:character-count="492037" meta:non-whitespace-character-count="411178"/>
  </office:meta>
</office:document-meta>
</file>